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ck5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6" table:default-cell-style-name="Default"/>
        <table:table-row table:style-name="ro1">
          <table:table-cell office:value-type="float" office:value="76.1644" calcext:value-type="float">
            <text:p>76.1644</text:p>
          </table:table-cell>
          <table:table-cell office:value-type="float" office:value="287.628" calcext:value-type="float">
            <text:p>287.628</text:p>
          </table:table-cell>
          <table:table-cell office:value-type="float" office:value="43.0707" calcext:value-type="float">
            <text:p>43.0707</text:p>
          </table:table-cell>
          <table:table-cell office:value-type="float" office:value="75.8095" calcext:value-type="float">
            <text:p>75.8095</text:p>
          </table:table-cell>
          <table:table-cell office:value-type="float" office:value="277.119" calcext:value-type="float">
            <text:p>277.119</text:p>
          </table:table-cell>
          <table:table-cell office:value-type="float" office:value="43.4491" calcext:value-type="float">
            <text:p>43.4491</text:p>
          </table:table-cell>
          <table:table-cell/>
          <table:table-cell table:formula="of:=([.D1]-[.A1])/0.0166667" office:value-type="float" office:value="-21.2939574120852" calcext:value-type="float">
            <text:p>-21.2939574120852</text:p>
          </table:table-cell>
          <table:table-cell table:formula="of:=ABS([.E1]-[.B1])/0.0166667" office:value-type="float" office:value="630.53873892252" calcext:value-type="float">
            <text:p>630.53873892252</text:p>
          </table:table-cell>
          <table:table-cell table:formula="of:=([.F1]-[.C1])/0.0166667" office:value-type="float" office:value="22.7039545920908" calcext:value-type="float">
            <text:p>22.7039545920908</text:p>
          </table:table-cell>
          <table:table-cell table:formula="of:=DEGREES(ATAN(ABS([.F1]-[.C1])/ABS([.E1]-[.B1])))" office:value-type="float" office:value="2.06217151148473" calcext:value-type="float">
            <text:p>2.06217151148473</text:p>
          </table:table-cell>
          <table:table-cell table:formula="of:=SQRT(POWER([.H1];2)+POWER([.I1];2)+POWER([.J1];2))" office:value-type="float" office:value="631.306584361662" calcext:value-type="float">
            <text:p>631.306584361662</text:p>
          </table:table-cell>
        </table:table-row>
        <table:table-row table:style-name="ro1">
          <table:table-cell office:value-type="float" office:value="76.1643" calcext:value-type="float">
            <text:p>76.1643</text:p>
          </table:table-cell>
          <table:table-cell office:value-type="float" office:value="287.691" calcext:value-type="float">
            <text:p>287.691</text:p>
          </table:table-cell>
          <table:table-cell office:value-type="float" office:value="42.8065" calcext:value-type="float">
            <text:p>42.8065</text:p>
          </table:table-cell>
          <table:table-cell office:value-type="float" office:value="76.5505" calcext:value-type="float">
            <text:p>76.5505</text:p>
          </table:table-cell>
          <table:table-cell office:value-type="float" office:value="275.978" calcext:value-type="float">
            <text:p>275.978</text:p>
          </table:table-cell>
          <table:table-cell office:value-type="float" office:value="43.1242" calcext:value-type="float">
            <text:p>43.1242</text:p>
          </table:table-cell>
          <table:table-cell/>
          <table:table-cell table:formula="of:=([.D2]-[.A2])/0.0166667" office:value-type="float" office:value="23.1719536560928" calcext:value-type="float">
            <text:p>23.1719536560928</text:p>
          </table:table-cell>
          <table:table-cell table:formula="of:=ABS([.E2]-[.B2])/0.0166667" office:value-type="float" office:value="702.778594442809" calcext:value-type="float">
            <text:p>702.778594442809</text:p>
          </table:table-cell>
          <table:table-cell table:formula="of:=([.F2]-[.C2])/0.0166667" office:value-type="float" office:value="19.0619618760764" calcext:value-type="float">
            <text:p>19.0619618760764</text:p>
          </table:table-cell>
          <table:table-cell table:formula="of:=DEGREES(ATAN(ABS([.F2]-[.C2])/ABS([.E2]-[.B2])))" office:value-type="float" office:value="1.55369309291421" calcext:value-type="float">
            <text:p>1.55369309291421</text:p>
          </table:table-cell>
          <table:table-cell table:formula="of:=SQRT(POWER([.H2];2)+POWER([.I2];2)+POWER([.J2];2))" office:value-type="float" office:value="703.418830167217" calcext:value-type="float">
            <text:p>703.418830167217</text:p>
          </table:table-cell>
        </table:table-row>
        <table:table-row table:style-name="ro1">
          <table:table-cell office:value-type="float" office:value="76.9059" calcext:value-type="float">
            <text:p>76.9059</text:p>
          </table:table-cell>
          <table:table-cell office:value-type="float" office:value="285.125" calcext:value-type="float">
            <text:p>285.125</text:p>
          </table:table-cell>
          <table:table-cell office:value-type="float" office:value="42.6902" calcext:value-type="float">
            <text:p>42.6902</text:p>
          </table:table-cell>
          <table:table-cell office:value-type="float" office:value="76.5365" calcext:value-type="float">
            <text:p>76.5365</text:p>
          </table:table-cell>
          <table:table-cell office:value-type="float" office:value="274.718" calcext:value-type="float">
            <text:p>274.718</text:p>
          </table:table-cell>
          <table:table-cell office:value-type="float" office:value="43.0754" calcext:value-type="float">
            <text:p>43.0754</text:p>
          </table:table-cell>
          <table:table-cell/>
          <table:table-cell table:formula="of:=([.D3]-[.A3])/0.0166667" office:value-type="float" office:value="-22.1639556720886" calcext:value-type="float">
            <text:p>-22.1639556720886</text:p>
          </table:table-cell>
          <table:table-cell table:formula="of:=ABS([.E3]-[.B3])/0.0166667" office:value-type="float" office:value="624.418751162497" calcext:value-type="float">
            <text:p>624.418751162497</text:p>
          </table:table-cell>
          <table:table-cell table:formula="of:=([.F3]-[.C3])/0.0166667" office:value-type="float" office:value="23.1119537760927" calcext:value-type="float">
            <text:p>23.1119537760927</text:p>
          </table:table-cell>
          <table:table-cell table:formula="of:=DEGREES(ATAN(ABS([.F3]-[.C3])/ABS([.E3]-[.B3])))" office:value-type="float" office:value="2.11975244918969" calcext:value-type="float">
            <text:p>2.11975244918969</text:p>
          </table:table-cell>
          <table:table-cell table:formula="of:=SQRT(POWER([.H3];2)+POWER([.I3];2)+POWER([.J3];2))" office:value-type="float" office:value="625.239298302429" calcext:value-type="float">
            <text:p>625.239298302429</text:p>
          </table:table-cell>
        </table:table-row>
        <table:table-row table:style-name="ro1">
          <table:table-cell office:value-type="float" office:value="80.0679" calcext:value-type="float">
            <text:p>80.0679</text:p>
          </table:table-cell>
          <table:table-cell office:value-type="float" office:value="290.349" calcext:value-type="float">
            <text:p>290.349</text:p>
          </table:table-cell>
          <table:table-cell office:value-type="float" office:value="43.8939" calcext:value-type="float">
            <text:p>43.8939</text:p>
          </table:table-cell>
          <table:table-cell office:value-type="float" office:value="79.625" calcext:value-type="float">
            <text:p>79.625</text:p>
          </table:table-cell>
          <table:table-cell office:value-type="float" office:value="279.685" calcext:value-type="float">
            <text:p>279.685</text:p>
          </table:table-cell>
          <table:table-cell office:value-type="float" office:value="44.7627" calcext:value-type="float">
            <text:p>44.7627</text:p>
          </table:table-cell>
          <table:table-cell/>
          <table:table-cell table:formula="of:=([.D4]-[.A4])/0.0166667" office:value-type="float" office:value="-26.573946852106" calcext:value-type="float">
            <text:p>-26.573946852106</text:p>
          </table:table-cell>
          <table:table-cell table:formula="of:=ABS([.E4]-[.B4])/0.0166667" office:value-type="float" office:value="639.838720322559" calcext:value-type="float">
            <text:p>639.838720322559</text:p>
          </table:table-cell>
          <table:table-cell table:formula="of:=([.F4]-[.C4])/0.0166667" office:value-type="float" office:value="52.1278957442085" calcext:value-type="float">
            <text:p>52.1278957442085</text:p>
          </table:table-cell>
          <table:table-cell table:formula="of:=DEGREES(ATAN(ABS([.F4]-[.C4])/ABS([.E4]-[.B4])))" office:value-type="float" office:value="4.65762152997894" calcext:value-type="float">
            <text:p>4.65762152997894</text:p>
          </table:table-cell>
          <table:table-cell table:formula="of:=SQRT(POWER([.H4];2)+POWER([.I4];2)+POWER([.J4];2))" office:value-type="float" office:value="642.508428108167" calcext:value-type="float">
            <text:p>642.508428108167</text:p>
          </table:table-cell>
        </table:table-row>
        <table:table-row table:style-name="ro1">
          <table:table-cell office:value-type="float" office:value="79.766" calcext:value-type="float">
            <text:p>79.766</text:p>
          </table:table-cell>
          <table:table-cell office:value-type="float" office:value="287.813" calcext:value-type="float">
            <text:p>287.813</text:p>
          </table:table-cell>
          <table:table-cell office:value-type="float" office:value="43.2637" calcext:value-type="float">
            <text:p>43.2637</text:p>
          </table:table-cell>
          <table:table-cell office:value-type="float" office:value="78.9757" calcext:value-type="float">
            <text:p>78.9757</text:p>
          </table:table-cell>
          <table:table-cell office:value-type="float" office:value="286.621" calcext:value-type="float">
            <text:p>286.621</text:p>
          </table:table-cell>
          <table:table-cell office:value-type="float" office:value="42.4384" calcext:value-type="float">
            <text:p>42.4384</text:p>
          </table:table-cell>
          <table:table-cell/>
          <table:table-cell table:formula="of:=([.D5]-[.A5])/0.0166667" office:value-type="float" office:value="-47.4179051641898" calcext:value-type="float">
            <text:p>-47.4179051641898</text:p>
          </table:table-cell>
          <table:table-cell table:formula="of:=ABS([.E5]-[.B5])/0.0166667" office:value-type="float" office:value="71.5198569602865" calcext:value-type="float">
            <text:p>71.5198569602865</text:p>
          </table:table-cell>
          <table:table-cell table:formula="of:=([.F5]-[.C5])/0.0166667" office:value-type="float" office:value="-49.517900964198" calcext:value-type="float">
            <text:p>-49.517900964198</text:p>
          </table:table-cell>
          <table:table-cell table:formula="of:=DEGREES(ATAN(ABS([.F5]-[.C5])/ABS([.E5]-[.B5])))" office:value-type="float" office:value="34.6974030023722" calcext:value-type="float">
            <text:p>34.6974030023722</text:p>
          </table:table-cell>
          <table:table-cell table:formula="of:=SQRT(POWER([.H5];2)+POWER([.I5];2)+POWER([.J5];2))" office:value-type="float" office:value="99.0735594681046" calcext:value-type="float">
            <text:p>99.0735594681046</text:p>
          </table:table-cell>
        </table:table-row>
        <table:table-row table:style-name="ro1">
          <table:table-cell office:value-type="float" office:value="79.6005" calcext:value-type="float">
            <text:p>79.6005</text:p>
          </table:table-cell>
          <table:table-cell office:value-type="float" office:value="293.273" calcext:value-type="float">
            <text:p>293.273</text:p>
          </table:table-cell>
          <table:table-cell office:value-type="float" office:value="42.6844" calcext:value-type="float">
            <text:p>42.6844</text:p>
          </table:table-cell>
          <table:table-cell office:value-type="float" office:value="79.1449" calcext:value-type="float">
            <text:p>79.1449</text:p>
          </table:table-cell>
          <table:table-cell office:value-type="float" office:value="281.233" calcext:value-type="float">
            <text:p>281.233</text:p>
          </table:table-cell>
          <table:table-cell office:value-type="float" office:value="43.2759" calcext:value-type="float">
            <text:p>43.2759</text:p>
          </table:table-cell>
          <table:table-cell/>
          <table:table-cell table:formula="of:=([.D6]-[.A6])/0.0166667" office:value-type="float" office:value="-27.3359453281087" calcext:value-type="float">
            <text:p>-27.3359453281087</text:p>
          </table:table-cell>
          <table:table-cell table:formula="of:=ABS([.E6]-[.B6])/0.0166667" office:value-type="float" office:value="722.398555202891" calcext:value-type="float">
            <text:p>722.398555202891</text:p>
          </table:table-cell>
          <table:table-cell table:formula="of:=([.F6]-[.C6])/0.0166667" office:value-type="float" office:value="35.4899290201422" calcext:value-type="float">
            <text:p>35.4899290201422</text:p>
          </table:table-cell>
          <table:table-cell table:formula="of:=DEGREES(ATAN(ABS([.F6]-[.C6])/ABS([.E6]-[.B6])))" office:value-type="float" office:value="2.8125604276729" calcext:value-type="float">
            <text:p>2.8125604276729</text:p>
          </table:table-cell>
          <table:table-cell table:formula="of:=SQRT(POWER([.H6];2)+POWER([.I6];2)+POWER([.J6];2))" office:value-type="float" office:value="723.786198768711" calcext:value-type="float">
            <text:p>723.786198768711</text:p>
          </table:table-cell>
        </table:table-row>
        <table:table-row table:style-name="ro1">
          <table:table-cell office:value-type="float" office:value="79.7165" calcext:value-type="float">
            <text:p>79.7165</text:p>
          </table:table-cell>
          <table:table-cell office:value-type="float" office:value="300.188" calcext:value-type="float">
            <text:p>300.188</text:p>
          </table:table-cell>
          <table:table-cell office:value-type="float" office:value="42.4082" calcext:value-type="float">
            <text:p>42.4082</text:p>
          </table:table-cell>
          <table:table-cell office:value-type="float" office:value="79.296" calcext:value-type="float">
            <text:p>79.296</text:p>
          </table:table-cell>
          <table:table-cell office:value-type="float" office:value="290.533" calcext:value-type="float">
            <text:p>290.533</text:p>
          </table:table-cell>
          <table:table-cell office:value-type="float" office:value="42.8505" calcext:value-type="float">
            <text:p>42.8505</text:p>
          </table:table-cell>
          <table:table-cell/>
          <table:table-cell table:formula="of:=([.D7]-[.A7])/0.0166667" office:value-type="float" office:value="-25.2299495401003" calcext:value-type="float">
            <text:p>-25.2299495401003</text:p>
          </table:table-cell>
          <table:table-cell table:formula="of:=ABS([.E7]-[.B7])/0.0166667" office:value-type="float" office:value="579.298841402316" calcext:value-type="float">
            <text:p>579.298841402316</text:p>
          </table:table-cell>
          <table:table-cell table:formula="of:=([.F7]-[.C7])/0.0166667" office:value-type="float" office:value="26.5379469241059" calcext:value-type="float">
            <text:p>26.5379469241059</text:p>
          </table:table-cell>
          <table:table-cell table:formula="of:=DEGREES(ATAN(ABS([.F7]-[.C7])/ABS([.E7]-[.B7])))" office:value-type="float" office:value="2.62291227975546" calcext:value-type="float">
            <text:p>2.62291227975546</text:p>
          </table:table-cell>
          <table:table-cell table:formula="of:=SQRT(POWER([.H7];2)+POWER([.I7];2)+POWER([.J7];2))" office:value-type="float" office:value="580.454960036356" calcext:value-type="float">
            <text:p>580.454960036356</text:p>
          </table:table-cell>
        </table:table-row>
        <table:table-row table:style-name="ro1">
          <table:table-cell office:value-type="float" office:value="79.1011" calcext:value-type="float">
            <text:p>79.1011</text:p>
          </table:table-cell>
          <table:table-cell office:value-type="float" office:value="294.588" calcext:value-type="float">
            <text:p>294.588</text:p>
          </table:table-cell>
          <table:table-cell office:value-type="float" office:value="42.7457" calcext:value-type="float">
            <text:p>42.7457</text:p>
          </table:table-cell>
          <table:table-cell office:value-type="float" office:value="78.4212" calcext:value-type="float">
            <text:p>78.4212</text:p>
          </table:table-cell>
          <table:table-cell office:value-type="float" office:value="283.759" calcext:value-type="float">
            <text:p>283.759</text:p>
          </table:table-cell>
          <table:table-cell office:value-type="float" office:value="43.394" calcext:value-type="float">
            <text:p>43.394</text:p>
          </table:table-cell>
          <table:table-cell/>
          <table:table-cell table:formula="of:=([.D8]-[.A8])/0.0166667" office:value-type="float" office:value="-40.7939184121634" calcext:value-type="float">
            <text:p>-40.7939184121634</text:p>
          </table:table-cell>
          <table:table-cell table:formula="of:=ABS([.E8]-[.B8])/0.0166667" office:value-type="float" office:value="649.738700522599" calcext:value-type="float">
            <text:p>649.738700522599</text:p>
          </table:table-cell>
          <table:table-cell table:formula="of:=([.F8]-[.C8])/0.0166667" office:value-type="float" office:value="38.8979222041555" calcext:value-type="float">
            <text:p>38.8979222041555</text:p>
          </table:table-cell>
          <table:table-cell table:formula="of:=DEGREES(ATAN(ABS([.F8]-[.C8])/ABS([.E8]-[.B8])))" office:value-type="float" office:value="3.42603865317831" calcext:value-type="float">
            <text:p>3.42603865317831</text:p>
          </table:table-cell>
          <table:table-cell table:formula="of:=SQRT(POWER([.H8];2)+POWER([.I8];2)+POWER([.J8];2))" office:value-type="float" office:value="652.179094335302" calcext:value-type="float">
            <text:p>652.179094335302</text:p>
          </table:table-cell>
        </table:table-row>
        <table:table-row table:style-name="ro1">
          <table:table-cell office:value-type="float" office:value="79.9075" calcext:value-type="float">
            <text:p>79.9075</text:p>
          </table:table-cell>
          <table:table-cell office:value-type="float" office:value="295.989" calcext:value-type="float">
            <text:p>295.989</text:p>
          </table:table-cell>
          <table:table-cell office:value-type="float" office:value="42.7834" calcext:value-type="float">
            <text:p>42.7834</text:p>
          </table:table-cell>
          <table:table-cell office:value-type="float" office:value="78.9522" calcext:value-type="float">
            <text:p>78.9522</text:p>
          </table:table-cell>
          <table:table-cell office:value-type="float" office:value="285.099" calcext:value-type="float">
            <text:p>285.099</text:p>
          </table:table-cell>
          <table:table-cell office:value-type="float" office:value="43.4349" calcext:value-type="float">
            <text:p>43.4349</text:p>
          </table:table-cell>
          <table:table-cell/>
          <table:table-cell table:formula="of:=([.D9]-[.A9])/0.0166667" office:value-type="float" office:value="-57.3178853642289" calcext:value-type="float">
            <text:p>-57.3178853642289</text:p>
          </table:table-cell>
          <table:table-cell table:formula="of:=ABS([.E9]-[.B9])/0.0166667" office:value-type="float" office:value="653.398693202613" calcext:value-type="float">
            <text:p>653.398693202613</text:p>
          </table:table-cell>
          <table:table-cell table:formula="of:=([.F9]-[.C9])/0.0166667" office:value-type="float" office:value="39.0899218201563" calcext:value-type="float">
            <text:p>39.0899218201563</text:p>
          </table:table-cell>
          <table:table-cell table:formula="of:=DEGREES(ATAN(ABS([.F9]-[.C9])/ABS([.E9]-[.B9])))" office:value-type="float" office:value="3.42366960817197" calcext:value-type="float">
            <text:p>3.42366960817197</text:p>
          </table:table-cell>
          <table:table-cell table:formula="of:=SQRT(POWER([.H9];2)+POWER([.I9];2)+POWER([.J9];2))" office:value-type="float" office:value="657.071696430013" calcext:value-type="float">
            <text:p>657.071696430013</text:p>
          </table:table-cell>
        </table:table-row>
        <table:table-row table:style-name="ro1">
          <table:table-cell office:value-type="float" office:value="80.2963" calcext:value-type="float">
            <text:p>80.2963</text:p>
          </table:table-cell>
          <table:table-cell office:value-type="float" office:value="303.111" calcext:value-type="float">
            <text:p>303.111</text:p>
          </table:table-cell>
          <table:table-cell office:value-type="float" office:value="41.9608" calcext:value-type="float">
            <text:p>41.9608</text:p>
          </table:table-cell>
          <table:table-cell office:value-type="float" office:value="79.5782" calcext:value-type="float">
            <text:p>79.5782</text:p>
          </table:table-cell>
          <table:table-cell office:value-type="float" office:value="291.942" calcext:value-type="float">
            <text:p>291.942</text:p>
          </table:table-cell>
          <table:table-cell office:value-type="float" office:value="42.6315" calcext:value-type="float">
            <text:p>42.6315</text:p>
          </table:table-cell>
          <table:table-cell/>
          <table:table-cell table:formula="of:=([.D10]-[.A10])/0.0166667" office:value-type="float" office:value="-43.0859138281728" calcext:value-type="float">
            <text:p>-43.0859138281728</text:p>
          </table:table-cell>
          <table:table-cell table:formula="of:=ABS([.E10]-[.B10])/0.0166667" office:value-type="float" office:value="670.13865972268" calcext:value-type="float">
            <text:p>670.13865972268</text:p>
          </table:table-cell>
          <table:table-cell table:formula="of:=([.F10]-[.C10])/0.0166667" office:value-type="float" office:value="40.2419195161612" calcext:value-type="float">
            <text:p>40.2419195161612</text:p>
          </table:table-cell>
          <table:table-cell table:formula="of:=DEGREES(ATAN(ABS([.F10]-[.C10])/ABS([.E10]-[.B10])))" office:value-type="float" office:value="3.43649278941043" calcext:value-type="float">
            <text:p>3.43649278941043</text:p>
          </table:table-cell>
          <table:table-cell table:formula="of:=SQRT(POWER([.H10];2)+POWER([.I10];2)+POWER([.J10];2))" office:value-type="float" office:value="672.727010987119" calcext:value-type="float">
            <text:p>672.727010987119</text:p>
          </table:table-cell>
        </table:table-row>
        <table:table-row table:style-name="ro1">
          <table:table-cell office:value-type="float" office:value="79.2495" calcext:value-type="float">
            <text:p>79.2495</text:p>
          </table:table-cell>
          <table:table-cell office:value-type="float" office:value="287.667" calcext:value-type="float">
            <text:p>287.667</text:p>
          </table:table-cell>
          <table:table-cell office:value-type="float" office:value="43.7992" calcext:value-type="float">
            <text:p>43.7992</text:p>
          </table:table-cell>
          <table:table-cell office:value-type="float" office:value="78.5755" calcext:value-type="float">
            <text:p>78.5755</text:p>
          </table:table-cell>
          <table:table-cell office:value-type="float" office:value="277.087" calcext:value-type="float">
            <text:p>277.087</text:p>
          </table:table-cell>
          <table:table-cell office:value-type="float" office:value="44.6728" calcext:value-type="float">
            <text:p>44.6728</text:p>
          </table:table-cell>
          <table:table-cell/>
          <table:table-cell table:formula="of:=([.D11]-[.A11])/0.0166667" office:value-type="float" office:value="-40.4399191201613" calcext:value-type="float">
            <text:p>-40.4399191201613</text:p>
          </table:table-cell>
          <table:table-cell table:formula="of:=ABS([.E11]-[.B11])/0.0166667" office:value-type="float" office:value="634.798730402538" calcext:value-type="float">
            <text:p>634.798730402538</text:p>
          </table:table-cell>
          <table:table-cell table:formula="of:=([.F11]-[.C11])/0.0166667" office:value-type="float" office:value="52.4158951682099" calcext:value-type="float">
            <text:p>52.4158951682099</text:p>
          </table:table-cell>
          <table:table-cell table:formula="of:=DEGREES(ATAN(ABS([.F11]-[.C11])/ABS([.E11]-[.B11])))" office:value-type="float" office:value="4.72025536352592" calcext:value-type="float">
            <text:p>4.72025536352592</text:p>
          </table:table-cell>
          <table:table-cell table:formula="of:=SQRT(POWER([.H11];2)+POWER([.I11];2)+POWER([.J11];2))" office:value-type="float" office:value="638.241522658472" calcext:value-type="float">
            <text:p>638.241522658472</text:p>
          </table:table-cell>
        </table:table-row>
        <table:table-row table:style-name="ro1">
          <table:table-cell office:value-type="float" office:value="79.2532" calcext:value-type="float">
            <text:p>79.2532</text:p>
          </table:table-cell>
          <table:table-cell office:value-type="float" office:value="287.9" calcext:value-type="float">
            <text:p>287.9</text:p>
          </table:table-cell>
          <table:table-cell office:value-type="float" office:value="42.7461" calcext:value-type="float">
            <text:p>42.7461</text:p>
          </table:table-cell>
          <table:table-cell office:value-type="float" office:value="78.5602" calcext:value-type="float">
            <text:p>78.5602</text:p>
          </table:table-cell>
          <table:table-cell office:value-type="float" office:value="276.143" calcext:value-type="float">
            <text:p>276.143</text:p>
          </table:table-cell>
          <table:table-cell office:value-type="float" office:value="43.0799" calcext:value-type="float">
            <text:p>43.0799</text:p>
          </table:table-cell>
          <table:table-cell/>
          <table:table-cell table:formula="of:=([.D12]-[.A12])/0.0166667" office:value-type="float" office:value="-41.579916840167" calcext:value-type="float">
            <text:p>-41.579916840167</text:p>
          </table:table-cell>
          <table:table-cell table:formula="of:=ABS([.E12]-[.B12])/0.0166667" office:value-type="float" office:value="705.418589162822" calcext:value-type="float">
            <text:p>705.418589162822</text:p>
          </table:table-cell>
          <table:table-cell table:formula="of:=([.F12]-[.C12])/0.0166667" office:value-type="float" office:value="20.0279599440803" calcext:value-type="float">
            <text:p>20.0279599440803</text:p>
          </table:table-cell>
          <table:table-cell table:formula="of:=DEGREES(ATAN(ABS([.F12]-[.C12])/ABS([.E12]-[.B12])))" office:value-type="float" office:value="1.62628177416983" calcext:value-type="float">
            <text:p>1.62628177416983</text:p>
          </table:table-cell>
          <table:table-cell table:formula="of:=SQRT(POWER([.H12];2)+POWER([.I12];2)+POWER([.J12];2))" office:value-type="float" office:value="706.92672505743" calcext:value-type="float">
            <text:p>706.92672505743</text:p>
          </table:table-cell>
        </table:table-row>
        <table:table-row table:style-name="ro1">
          <table:table-cell office:value-type="float" office:value="79.2292" calcext:value-type="float">
            <text:p>79.2292</text:p>
          </table:table-cell>
          <table:table-cell office:value-type="float" office:value="286.417" calcext:value-type="float">
            <text:p>286.417</text:p>
          </table:table-cell>
          <table:table-cell office:value-type="float" office:value="43.483" calcext:value-type="float">
            <text:p>43.483</text:p>
          </table:table-cell>
          <table:table-cell office:value-type="float" office:value="78.0737" calcext:value-type="float">
            <text:p>78.0737</text:p>
          </table:table-cell>
          <table:table-cell office:value-type="float" office:value="277.155" calcext:value-type="float">
            <text:p>277.155</text:p>
          </table:table-cell>
          <table:table-cell office:value-type="float" office:value="44.1695" calcext:value-type="float">
            <text:p>44.1695</text:p>
          </table:table-cell>
          <table:table-cell/>
          <table:table-cell table:formula="of:=([.D13]-[.A13])/0.0166667" office:value-type="float" office:value="-69.3298613402775" calcext:value-type="float">
            <text:p>-69.3298613402775</text:p>
          </table:table-cell>
          <table:table-cell table:formula="of:=ABS([.E13]-[.B13])/0.0166667" office:value-type="float" office:value="555.718888562223" calcext:value-type="float">
            <text:p>555.718888562223</text:p>
          </table:table-cell>
          <table:table-cell table:formula="of:=([.F13]-[.C13])/0.0166667" office:value-type="float" office:value="41.1899176201649" calcext:value-type="float">
            <text:p>41.1899176201649</text:p>
          </table:table-cell>
          <table:table-cell table:formula="of:=DEGREES(ATAN(ABS([.F13]-[.C13])/ABS([.E13]-[.B13])))" office:value-type="float" office:value="4.2390152378151" calcext:value-type="float">
            <text:p>4.2390152378151</text:p>
          </table:table-cell>
          <table:table-cell table:formula="of:=SQRT(POWER([.H13];2)+POWER([.I13];2)+POWER([.J13];2))" office:value-type="float" office:value="561.539599753971" calcext:value-type="float">
            <text:p>561.539599753971</text:p>
          </table:table-cell>
        </table:table-row>
        <table:table-row table:style-name="ro1">
          <table:table-cell office:value-type="float" office:value="79.2505" calcext:value-type="float">
            <text:p>79.2505</text:p>
          </table:table-cell>
          <table:table-cell office:value-type="float" office:value="287.725" calcext:value-type="float">
            <text:p>287.725</text:p>
          </table:table-cell>
          <table:table-cell office:value-type="float" office:value="43.5362" calcext:value-type="float">
            <text:p>43.5362</text:p>
          </table:table-cell>
          <table:table-cell office:value-type="float" office:value="78.3246" calcext:value-type="float">
            <text:p>78.3246</text:p>
          </table:table-cell>
          <table:table-cell office:value-type="float" office:value="277.116" calcext:value-type="float">
            <text:p>277.116</text:p>
          </table:table-cell>
          <table:table-cell office:value-type="float" office:value="44.422" calcext:value-type="float">
            <text:p>44.422</text:p>
          </table:table-cell>
          <table:table-cell/>
          <table:table-cell table:formula="of:=([.D14]-[.A14])/0.0166667" office:value-type="float" office:value="-55.5538888922221" calcext:value-type="float">
            <text:p>-55.5538888922221</text:p>
          </table:table-cell>
          <table:table-cell table:formula="of:=ABS([.E14]-[.B14])/0.0166667" office:value-type="float" office:value="636.538726922549" calcext:value-type="float">
            <text:p>636.538726922549</text:p>
          </table:table-cell>
          <table:table-cell table:formula="of:=([.F14]-[.C14])/0.0166667" office:value-type="float" office:value="53.1478937042124" calcext:value-type="float">
            <text:p>53.1478937042124</text:p>
          </table:table-cell>
          <table:table-cell table:formula="of:=DEGREES(ATAN(ABS([.F14]-[.C14])/ABS([.E14]-[.B14])))" office:value-type="float" office:value="4.77284879003835" calcext:value-type="float">
            <text:p>4.77284879003835</text:p>
          </table:table-cell>
          <table:table-cell table:formula="of:=SQRT(POWER([.H14];2)+POWER([.I14];2)+POWER([.J14];2))" office:value-type="float" office:value="641.164942934673" calcext:value-type="float">
            <text:p>641.164942934673</text:p>
          </table:table-cell>
        </table:table-row>
        <table:table-row table:style-name="ro1">
          <table:table-cell office:value-type="float" office:value="79.7672" calcext:value-type="float">
            <text:p>79.7672</text:p>
          </table:table-cell>
          <table:table-cell office:value-type="float" office:value="287.877" calcext:value-type="float">
            <text:p>287.877</text:p>
          </table:table-cell>
          <table:table-cell office:value-type="float" office:value="42.9995" calcext:value-type="float">
            <text:p>42.9995</text:p>
          </table:table-cell>
          <table:table-cell office:value-type="float" office:value="79.0605" calcext:value-type="float">
            <text:p>79.0605</text:p>
          </table:table-cell>
          <table:table-cell office:value-type="float" office:value="276.027" calcext:value-type="float">
            <text:p>276.027</text:p>
          </table:table-cell>
          <table:table-cell office:value-type="float" office:value="43.8391" calcext:value-type="float">
            <text:p>43.8391</text:p>
          </table:table-cell>
          <table:table-cell/>
          <table:table-cell table:formula="of:=([.D15]-[.A15])/0.0166667" office:value-type="float" office:value="-42.4019151961695" calcext:value-type="float">
            <text:p>-42.4019151961695</text:p>
          </table:table-cell>
          <table:table-cell table:formula="of:=ABS([.E15]-[.B15])/0.0166667" office:value-type="float" office:value="710.998578002845" calcext:value-type="float">
            <text:p>710.998578002845</text:p>
          </table:table-cell>
          <table:table-cell table:formula="of:=([.F15]-[.C15])/0.0166667" office:value-type="float" office:value="50.3758992482018" calcext:value-type="float">
            <text:p>50.3758992482018</text:p>
          </table:table-cell>
          <table:table-cell table:formula="of:=DEGREES(ATAN(ABS([.F15]-[.C15])/ABS([.E15]-[.B15])))" office:value-type="float" office:value="4.05276629981752" calcext:value-type="float">
            <text:p>4.05276629981752</text:p>
          </table:table-cell>
          <table:table-cell table:formula="of:=SQRT(POWER([.H15];2)+POWER([.I15];2)+POWER([.J15];2))" office:value-type="float" office:value="714.041057334546" calcext:value-type="float">
            <text:p>714.041057334546</text:p>
          </table:table-cell>
        </table:table-row>
        <table:table-row table:style-name="ro1">
          <table:table-cell office:value-type="float" office:value="79.7424" calcext:value-type="float">
            <text:p>79.7424</text:p>
          </table:table-cell>
          <table:table-cell office:value-type="float" office:value="286.453" calcext:value-type="float">
            <text:p>286.453</text:p>
          </table:table-cell>
          <table:table-cell office:value-type="float" office:value="43.4727" calcext:value-type="float">
            <text:p>43.4727</text:p>
          </table:table-cell>
          <table:table-cell office:value-type="float" office:value="79.0392" calcext:value-type="float">
            <text:p>79.0392</text:p>
          </table:table-cell>
          <table:table-cell office:value-type="float" office:value="274.714" calcext:value-type="float">
            <text:p>274.714</text:p>
          </table:table-cell>
          <table:table-cell office:value-type="float" office:value="44.0445" calcext:value-type="float">
            <text:p>44.0445</text:p>
          </table:table-cell>
          <table:table-cell/>
          <table:table-cell table:formula="of:=([.D16]-[.A16])/0.0166667" office:value-type="float" office:value="-42.1919156161693" calcext:value-type="float">
            <text:p>-42.1919156161693</text:p>
          </table:table-cell>
          <table:table-cell table:formula="of:=ABS([.E16]-[.B16])/0.0166667" office:value-type="float" office:value="704.338591322816" calcext:value-type="float">
            <text:p>704.338591322816</text:p>
          </table:table-cell>
          <table:table-cell table:formula="of:=([.F16]-[.C16])/0.0166667" office:value-type="float" office:value="34.307931384137" calcext:value-type="float">
            <text:p>34.307931384137</text:p>
          </table:table-cell>
          <table:table-cell table:formula="of:=DEGREES(ATAN(ABS([.F16]-[.C16])/ABS([.E16]-[.B16])))" office:value-type="float" office:value="2.7886407101794" calcext:value-type="float">
            <text:p>2.7886407101794</text:p>
          </table:table-cell>
          <table:table-cell table:formula="of:=SQRT(POWER([.H16];2)+POWER([.I16];2)+POWER([.J16];2))" office:value-type="float" office:value="706.434740882574" calcext:value-type="float">
            <text:p>706.434740882574</text:p>
          </table:table-cell>
        </table:table-row>
        <table:table-row table:style-name="ro1">
          <table:table-cell office:value-type="float" office:value="63.2237" calcext:value-type="float">
            <text:p>63.2237</text:p>
          </table:table-cell>
          <table:table-cell office:value-type="float" office:value="277.043" calcext:value-type="float">
            <text:p>277.043</text:p>
          </table:table-cell>
          <table:table-cell office:value-type="float" office:value="42.5828" calcext:value-type="float">
            <text:p>42.5828</text:p>
          </table:table-cell>
          <table:table-cell office:value-type="float" office:value="63.3974" calcext:value-type="float">
            <text:p>63.3974</text:p>
          </table:table-cell>
          <table:table-cell office:value-type="float" office:value="266.856" calcext:value-type="float">
            <text:p>266.856</text:p>
          </table:table-cell>
          <table:table-cell office:value-type="float" office:value="42.7371" calcext:value-type="float">
            <text:p>42.7371</text:p>
          </table:table-cell>
          <table:table-cell/>
          <table:table-cell table:formula="of:=([.D17]-[.A17])/0.0166667" office:value-type="float" office:value="10.4219791560415" calcext:value-type="float">
            <text:p>10.4219791560415</text:p>
          </table:table-cell>
          <table:table-cell table:formula="of:=ABS([.E17]-[.B17])/0.0166667" office:value-type="float" office:value="611.218777562446" calcext:value-type="float">
            <text:p>611.218777562446</text:p>
          </table:table-cell>
          <table:table-cell table:formula="of:=([.F17]-[.C17])/0.0166667" office:value-type="float" office:value="9.25798148403699" calcext:value-type="float">
            <text:p>9.25798148403699</text:p>
          </table:table-cell>
          <table:table-cell table:formula="of:=DEGREES(ATAN(ABS([.F17]-[.C17])/ABS([.E17]-[.B17])))" office:value-type="float" office:value="0.867778814053057" calcext:value-type="float">
            <text:p>0.867778814053057</text:p>
          </table:table-cell>
          <table:table-cell table:formula="of:=SQRT(POWER([.H17];2)+POWER([.I17];2)+POWER([.J17];2))" office:value-type="float" office:value="611.377724418888" calcext:value-type="float">
            <text:p>611.377724418888</text:p>
          </table:table-cell>
        </table:table-row>
        <table:table-row table:style-name="ro1">
          <table:table-cell office:value-type="float" office:value="63.4543" calcext:value-type="float">
            <text:p>63.4543</text:p>
          </table:table-cell>
          <table:table-cell office:value-type="float" office:value="278.367" calcext:value-type="float">
            <text:p>278.367</text:p>
          </table:table-cell>
          <table:table-cell office:value-type="float" office:value="42.62" calcext:value-type="float">
            <text:p>42.62</text:p>
          </table:table-cell>
          <table:table-cell office:value-type="float" office:value="63.8966" calcext:value-type="float">
            <text:p>63.8966</text:p>
          </table:table-cell>
          <table:table-cell office:value-type="float" office:value="266.846" calcext:value-type="float">
            <text:p>266.846</text:p>
          </table:table-cell>
          <table:table-cell office:value-type="float" office:value="43.2224" calcext:value-type="float">
            <text:p>43.2224</text:p>
          </table:table-cell>
          <table:table-cell/>
          <table:table-cell table:formula="of:=([.D18]-[.A18])/0.0166667" office:value-type="float" office:value="26.5379469241059" calcext:value-type="float">
            <text:p>26.5379469241059</text:p>
          </table:table-cell>
          <table:table-cell table:formula="of:=ABS([.E18]-[.B18])/0.0166667" office:value-type="float" office:value="691.258617482766" calcext:value-type="float">
            <text:p>691.258617482766</text:p>
          </table:table-cell>
          <table:table-cell table:formula="of:=([.F18]-[.C18])/0.0166667" office:value-type="float" office:value="36.1439277121447" calcext:value-type="float">
            <text:p>36.1439277121447</text:p>
          </table:table-cell>
          <table:table-cell table:formula="of:=DEGREES(ATAN(ABS([.F18]-[.C18])/ABS([.E18]-[.B18])))" office:value-type="float" office:value="2.99310607342542" calcext:value-type="float">
            <text:p>2.99310607342542</text:p>
          </table:table-cell>
          <table:table-cell table:formula="of:=SQRT(POWER([.H18];2)+POWER([.I18];2)+POWER([.J18];2))" office:value-type="float" office:value="692.711427927671" calcext:value-type="float">
            <text:p>692.711427927671</text:p>
          </table:table-cell>
        </table:table-row>
        <table:table-row table:style-name="ro1">
          <table:table-cell office:value-type="float" office:value="65.1937" calcext:value-type="float">
            <text:p>65.1937</text:p>
          </table:table-cell>
          <table:table-cell office:value-type="float" office:value="280.033" calcext:value-type="float">
            <text:p>280.033</text:p>
          </table:table-cell>
          <table:table-cell office:value-type="float" office:value="42.0883" calcext:value-type="float">
            <text:p>42.0883</text:p>
          </table:table-cell>
          <table:table-cell office:value-type="float" office:value="65.0819" calcext:value-type="float">
            <text:p>65.0819</text:p>
          </table:table-cell>
          <table:table-cell office:value-type="float" office:value="269.665" calcext:value-type="float">
            <text:p>269.665</text:p>
          </table:table-cell>
          <table:table-cell office:value-type="float" office:value="42.5105" calcext:value-type="float">
            <text:p>42.5105</text:p>
          </table:table-cell>
          <table:table-cell/>
          <table:table-cell table:formula="of:=([.D19]-[.A19])/0.0166667" office:value-type="float" office:value="-6.70798658402697" calcext:value-type="float">
            <text:p>-6.70798658402697</text:p>
          </table:table-cell>
          <table:table-cell table:formula="of:=ABS([.E19]-[.B19])/0.0166667" office:value-type="float" office:value="622.078755842488" calcext:value-type="float">
            <text:p>622.078755842488</text:p>
          </table:table-cell>
          <table:table-cell table:formula="of:=([.F19]-[.C19])/0.0166667" office:value-type="float" office:value="25.3319493361015" calcext:value-type="float">
            <text:p>25.3319493361015</text:p>
          </table:table-cell>
          <table:table-cell table:formula="of:=DEGREES(ATAN(ABS([.F19]-[.C19])/ABS([.E19]-[.B19])))" office:value-type="float" office:value="2.33187888989463" calcext:value-type="float">
            <text:p>2.33187888989463</text:p>
          </table:table-cell>
          <table:table-cell table:formula="of:=SQRT(POWER([.H19];2)+POWER([.I19];2)+POWER([.J19];2))" office:value-type="float" office:value="622.630454773709" calcext:value-type="float">
            <text:p>622.630454773709</text:p>
          </table:table-cell>
        </table:table-row>
        <table:table-row table:style-name="ro1">
          <table:table-cell office:value-type="float" office:value="64.9167" calcext:value-type="float">
            <text:p>64.9167</text:p>
          </table:table-cell>
          <table:table-cell office:value-type="float" office:value="281.404" calcext:value-type="float">
            <text:p>281.404</text:p>
          </table:table-cell>
          <table:table-cell office:value-type="float" office:value="41.621" calcext:value-type="float">
            <text:p>41.621</text:p>
          </table:table-cell>
          <table:table-cell office:value-type="float" office:value="64.5628" calcext:value-type="float">
            <text:p>64.5628</text:p>
          </table:table-cell>
          <table:table-cell office:value-type="float" office:value="270.928" calcext:value-type="float">
            <text:p>270.928</text:p>
          </table:table-cell>
          <table:table-cell office:value-type="float" office:value="42.0646" calcext:value-type="float">
            <text:p>42.0646</text:p>
          </table:table-cell>
          <table:table-cell/>
          <table:table-cell table:formula="of:=([.D20]-[.A20])/0.0166667" office:value-type="float" office:value="-21.2339575320855" calcext:value-type="float">
            <text:p>-21.2339575320855</text:p>
          </table:table-cell>
          <table:table-cell table:formula="of:=ABS([.E20]-[.B20])/0.0166667" office:value-type="float" office:value="628.558742882514" calcext:value-type="float">
            <text:p>628.558742882514</text:p>
          </table:table-cell>
          <table:table-cell table:formula="of:=([.F20]-[.C20])/0.0166667" office:value-type="float" office:value="26.6159467681063" calcext:value-type="float">
            <text:p>26.6159467681063</text:p>
          </table:table-cell>
          <table:table-cell table:formula="of:=DEGREES(ATAN(ABS([.F20]-[.C20])/ABS([.E20]-[.B20])))" office:value-type="float" office:value="2.42470725098344" calcext:value-type="float">
            <text:p>2.42470725098344</text:p>
          </table:table-cell>
          <table:table-cell table:formula="of:=SQRT(POWER([.H20];2)+POWER([.I20];2)+POWER([.J20];2))" office:value-type="float" office:value="629.480248164217" calcext:value-type="float">
            <text:p>629.480248164217</text:p>
          </table:table-cell>
        </table:table-row>
        <table:table-row table:style-name="ro1">
          <table:table-cell office:value-type="float" office:value="65.3267" calcext:value-type="float">
            <text:p>65.3267</text:p>
          </table:table-cell>
          <table:table-cell office:value-type="float" office:value="289.499" calcext:value-type="float">
            <text:p>289.499</text:p>
          </table:table-cell>
          <table:table-cell office:value-type="float" office:value="41.6057" calcext:value-type="float">
            <text:p>41.6057</text:p>
          </table:table-cell>
          <table:table-cell office:value-type="float" office:value="65.4617" calcext:value-type="float">
            <text:p>65.4617</text:p>
          </table:table-cell>
          <table:table-cell office:value-type="float" office:value="278.776" calcext:value-type="float">
            <text:p>278.776</text:p>
          </table:table-cell>
          <table:table-cell office:value-type="float" office:value="42.0352" calcext:value-type="float">
            <text:p>42.0352</text:p>
          </table:table-cell>
          <table:table-cell/>
          <table:table-cell table:formula="of:=([.D21]-[.A21])/0.0166667" office:value-type="float" office:value="8.09998380003185" calcext:value-type="float">
            <text:p>8.09998380003185</text:p>
          </table:table-cell>
          <table:table-cell table:formula="of:=ABS([.E21]-[.B21])/0.0166667" office:value-type="float" office:value="643.378713242574" calcext:value-type="float">
            <text:p>643.378713242574</text:p>
          </table:table-cell>
          <table:table-cell table:formula="of:=([.F21]-[.C21])/0.0166667" office:value-type="float" office:value="25.7699484601033" calcext:value-type="float">
            <text:p>25.7699484601033</text:p>
          </table:table-cell>
          <table:table-cell table:formula="of:=DEGREES(ATAN(ABS([.F21]-[.C21])/ABS([.E21]-[.B21])))" office:value-type="float" office:value="2.29370417626436" calcext:value-type="float">
            <text:p>2.29370417626436</text:p>
          </table:table-cell>
          <table:table-cell table:formula="of:=SQRT(POWER([.H21];2)+POWER([.I21];2)+POWER([.J21];2))" office:value-type="float" office:value="643.945547880306" calcext:value-type="float">
            <text:p>643.945547880306</text:p>
          </table:table-cell>
        </table:table-row>
        <table:table-row table:style-name="ro1">
          <table:table-cell office:value-type="float" office:value="66.8536" calcext:value-type="float">
            <text:p>66.8536</text:p>
          </table:table-cell>
          <table:table-cell office:value-type="float" office:value="291.227" calcext:value-type="float">
            <text:p>291.227</text:p>
          </table:table-cell>
          <table:table-cell office:value-type="float" office:value="40.8063" calcext:value-type="float">
            <text:p>40.8063</text:p>
          </table:table-cell>
          <table:table-cell office:value-type="float" office:value="66.1915" calcext:value-type="float">
            <text:p>66.1915</text:p>
          </table:table-cell>
          <table:table-cell office:value-type="float" office:value="280.396" calcext:value-type="float">
            <text:p>280.396</text:p>
          </table:table-cell>
          <table:table-cell office:value-type="float" office:value="41.015" calcext:value-type="float">
            <text:p>41.015</text:p>
          </table:table-cell>
          <table:table-cell/>
          <table:table-cell table:formula="of:=([.D22]-[.A22])/0.0166667" office:value-type="float" office:value="-39.7259205481586" calcext:value-type="float">
            <text:p>-39.7259205481586</text:p>
          </table:table-cell>
          <table:table-cell table:formula="of:=ABS([.E22]-[.B22])/0.0166667" office:value-type="float" office:value="649.858700282597" calcext:value-type="float">
            <text:p>649.858700282597</text:p>
          </table:table-cell>
          <table:table-cell table:formula="of:=([.F22]-[.C22])/0.0166667" office:value-type="float" office:value="12.5219749560501" calcext:value-type="float">
            <text:p>12.5219749560501</text:p>
          </table:table-cell>
          <table:table-cell table:formula="of:=DEGREES(ATAN(ABS([.F22]-[.C22])/ABS([.E22]-[.B22])))" office:value-type="float" office:value="1.10388233926238" calcext:value-type="float">
            <text:p>1.10388233926238</text:p>
          </table:table-cell>
          <table:table-cell table:formula="of:=SQRT(POWER([.H22];2)+POWER([.I22];2)+POWER([.J22];2))" office:value-type="float" office:value="651.192198166705" calcext:value-type="float">
            <text:p>651.192198166705</text:p>
          </table:table-cell>
        </table:table-row>
        <table:table-row table:style-name="ro1">
          <table:table-cell office:value-type="float" office:value="68.4097" calcext:value-type="float">
            <text:p>68.4097</text:p>
          </table:table-cell>
          <table:table-cell office:value-type="float" office:value="292.604" calcext:value-type="float">
            <text:p>292.604</text:p>
          </table:table-cell>
          <table:table-cell office:value-type="float" office:value="41.6045" calcext:value-type="float">
            <text:p>41.6045</text:p>
          </table:table-cell>
          <table:table-cell office:value-type="float" office:value="67.9909" calcext:value-type="float">
            <text:p>67.9909</text:p>
          </table:table-cell>
          <table:table-cell office:value-type="float" office:value="280.181" calcext:value-type="float">
            <text:p>280.181</text:p>
          </table:table-cell>
          <table:table-cell office:value-type="float" office:value="43.2925" calcext:value-type="float">
            <text:p>43.2925</text:p>
          </table:table-cell>
          <table:table-cell/>
          <table:table-cell table:formula="of:=([.D23]-[.A23])/0.0166667" office:value-type="float" office:value="-25.1279497441008" calcext:value-type="float">
            <text:p>-25.1279497441008</text:p>
          </table:table-cell>
          <table:table-cell table:formula="of:=ABS([.E23]-[.B23])/0.0166667" office:value-type="float" office:value="745.378509242982" calcext:value-type="float">
            <text:p>745.378509242982</text:p>
          </table:table-cell>
          <table:table-cell table:formula="of:=([.F23]-[.C23])/0.0166667" office:value-type="float" office:value="101.279797440405" calcext:value-type="float">
            <text:p>101.279797440405</text:p>
          </table:table-cell>
          <table:table-cell table:formula="of:=DEGREES(ATAN(ABS([.F23]-[.C23])/ABS([.E23]-[.B23])))" office:value-type="float" office:value="7.73779116447052" calcext:value-type="float">
            <text:p>7.73779116447052</text:p>
          </table:table-cell>
          <table:table-cell table:formula="of:=SQRT(POWER([.H23];2)+POWER([.I23];2)+POWER([.J23];2))" office:value-type="float" office:value="752.647416304076" calcext:value-type="float">
            <text:p>752.647416304076</text:p>
          </table:table-cell>
        </table:table-row>
        <table:table-row table:style-name="ro1">
          <table:table-cell office:value-type="float" office:value="67.7294" calcext:value-type="float">
            <text:p>67.7294</text:p>
          </table:table-cell>
          <table:table-cell office:value-type="float" office:value="280.303" calcext:value-type="float">
            <text:p>280.303</text:p>
          </table:table-cell>
          <table:table-cell office:value-type="float" office:value="42.5234" calcext:value-type="float">
            <text:p>42.5234</text:p>
          </table:table-cell>
          <table:table-cell office:value-type="float" office:value="67.064" calcext:value-type="float">
            <text:p>67.064</text:p>
          </table:table-cell>
          <table:table-cell office:value-type="float" office:value="269.934" calcext:value-type="float">
            <text:p>269.934</text:p>
          </table:table-cell>
          <table:table-cell office:value-type="float" office:value="42.694" calcext:value-type="float">
            <text:p>42.694</text:p>
          </table:table-cell>
          <table:table-cell/>
          <table:table-cell table:formula="of:=([.D24]-[.A24])/0.0166667" office:value-type="float" office:value="-39.92392015216" calcext:value-type="float">
            <text:p>-39.92392015216</text:p>
          </table:table-cell>
          <table:table-cell table:formula="of:=ABS([.E24]-[.B24])/0.0166667" office:value-type="float" office:value="622.138755722487" calcext:value-type="float">
            <text:p>622.138755722487</text:p>
          </table:table-cell>
          <table:table-cell table:formula="of:=([.F24]-[.C24])/0.0166667" office:value-type="float" office:value="10.235979528041" calcext:value-type="float">
            <text:p>10.235979528041</text:p>
          </table:table-cell>
          <table:table-cell table:formula="of:=DEGREES(ATAN(ABS([.F24]-[.C24])/ABS([.E24]-[.B24])))" office:value-type="float" office:value="0.942596020448212" calcext:value-type="float">
            <text:p>0.942596020448212</text:p>
          </table:table-cell>
          <table:table-cell table:formula="of:=SQRT(POWER([.H24];2)+POWER([.I24];2)+POWER([.J24];2))" office:value-type="float" office:value="623.502466754654" calcext:value-type="float">
            <text:p>623.502466754654</text:p>
          </table:table-cell>
        </table:table-row>
        <table:table-row table:style-name="ro1">
          <table:table-cell office:value-type="float" office:value="67.5048" calcext:value-type="float">
            <text:p>67.5048</text:p>
          </table:table-cell>
          <table:table-cell office:value-type="float" office:value="277.534" calcext:value-type="float">
            <text:p>277.534</text:p>
          </table:table-cell>
          <table:table-cell office:value-type="float" office:value="43.2122" calcext:value-type="float">
            <text:p>43.2122</text:p>
          </table:table-cell>
          <table:table-cell office:value-type="float" office:value="66.6057" calcext:value-type="float">
            <text:p>66.6057</text:p>
          </table:table-cell>
          <table:table-cell office:value-type="float" office:value="267.19" calcext:value-type="float">
            <text:p>267.19</text:p>
          </table:table-cell>
          <table:table-cell office:value-type="float" office:value="43.6293" calcext:value-type="float">
            <text:p>43.6293</text:p>
          </table:table-cell>
          <table:table-cell/>
          <table:table-cell table:formula="of:=([.D25]-[.A25])/0.0166667" office:value-type="float" office:value="-53.945892108216" calcext:value-type="float">
            <text:p>-53.945892108216</text:p>
          </table:table-cell>
          <table:table-cell table:formula="of:=ABS([.E25]-[.B25])/0.0166667" office:value-type="float" office:value="620.638758722482" calcext:value-type="float">
            <text:p>620.638758722482</text:p>
          </table:table-cell>
          <table:table-cell table:formula="of:=([.F25]-[.C25])/0.0166667" office:value-type="float" office:value="25.0259499481" calcext:value-type="float">
            <text:p>25.0259499481</text:p>
          </table:table-cell>
          <table:table-cell table:formula="of:=DEGREES(ATAN(ABS([.F25]-[.C25])/ABS([.E25]-[.B25])))" office:value-type="float" office:value="2.30908062787637" calcext:value-type="float">
            <text:p>2.30908062787637</text:p>
          </table:table-cell>
          <table:table-cell table:formula="of:=SQRT(POWER([.H25];2)+POWER([.I25];2)+POWER([.J25];2))" office:value-type="float" office:value="623.481295849955" calcext:value-type="float">
            <text:p>623.481295849955</text:p>
          </table:table-cell>
        </table:table-row>
        <table:table-row table:style-name="ro1">
          <table:table-cell office:value-type="float" office:value="67.9796" calcext:value-type="float">
            <text:p>67.9796</text:p>
          </table:table-cell>
          <table:table-cell office:value-type="float" office:value="280.396" calcext:value-type="float">
            <text:p>280.396</text:p>
          </table:table-cell>
          <table:table-cell office:value-type="float" office:value="42.2552" calcext:value-type="float">
            <text:p>42.2552</text:p>
          </table:table-cell>
          <table:table-cell office:value-type="float" office:value="67.0578" calcext:value-type="float">
            <text:p>67.0578</text:p>
          </table:table-cell>
          <table:table-cell office:value-type="float" office:value="270.037" calcext:value-type="float">
            <text:p>270.037</text:p>
          </table:table-cell>
          <table:table-cell office:value-type="float" office:value="42.1854" calcext:value-type="float">
            <text:p>42.1854</text:p>
          </table:table-cell>
          <table:table-cell/>
          <table:table-cell table:formula="of:=([.D26]-[.A26])/0.0166667" office:value-type="float" office:value="-55.3078893842215" calcext:value-type="float">
            <text:p>-55.3078893842215</text:p>
          </table:table-cell>
          <table:table-cell table:formula="of:=ABS([.E26]-[.B26])/0.0166667" office:value-type="float" office:value="621.538756922489" calcext:value-type="float">
            <text:p>621.538756922489</text:p>
          </table:table-cell>
          <table:table-cell table:formula="of:=([.F26]-[.C26])/0.0166667" office:value-type="float" office:value="-4.1879916240168" calcext:value-type="float">
            <text:p>-4.1879916240168</text:p>
          </table:table-cell>
          <table:table-cell table:formula="of:=DEGREES(ATAN(ABS([.F26]-[.C26])/ABS([.E26]-[.B26])))" office:value-type="float" office:value="0.386058971624163" calcext:value-type="float">
            <text:p>0.386058971624163</text:p>
          </table:table-cell>
          <table:table-cell table:formula="of:=SQRT(POWER([.H26];2)+POWER([.I26];2)+POWER([.J26];2))" office:value-type="float" office:value="624.008756556134" calcext:value-type="float">
            <text:p>624.008756556134</text:p>
          </table:table-cell>
        </table:table-row>
        <table:table-row table:style-name="ro1">
          <table:table-cell office:value-type="float" office:value="67.4951" calcext:value-type="float">
            <text:p>67.4951</text:p>
          </table:table-cell>
          <table:table-cell office:value-type="float" office:value="278.818" calcext:value-type="float">
            <text:p>278.818</text:p>
          </table:table-cell>
          <table:table-cell office:value-type="float" office:value="43.2603" calcext:value-type="float">
            <text:p>43.2603</text:p>
          </table:table-cell>
          <table:table-cell office:value-type="float" office:value="66.5938" calcext:value-type="float">
            <text:p>66.5938</text:p>
          </table:table-cell>
          <table:table-cell office:value-type="float" office:value="268.424" calcext:value-type="float">
            <text:p>268.424</text:p>
          </table:table-cell>
          <table:table-cell office:value-type="float" office:value="43.6766" calcext:value-type="float">
            <text:p>43.6766</text:p>
          </table:table-cell>
          <table:table-cell/>
          <table:table-cell table:formula="of:=([.D27]-[.A27])/0.0166667" office:value-type="float" office:value="-54.0778918442158" calcext:value-type="float">
            <text:p>-54.0778918442158</text:p>
          </table:table-cell>
          <table:table-cell table:formula="of:=ABS([.E27]-[.B27])/0.0166667" office:value-type="float" office:value="623.638752722495" calcext:value-type="float">
            <text:p>623.638752722495</text:p>
          </table:table-cell>
          <table:table-cell table:formula="of:=([.F27]-[.C27])/0.0166667" office:value-type="float" office:value="24.9779500440999" calcext:value-type="float">
            <text:p>24.9779500440999</text:p>
          </table:table-cell>
          <table:table-cell table:formula="of:=DEGREES(ATAN(ABS([.F27]-[.C27])/ABS([.E27]-[.B27])))" office:value-type="float" office:value="2.29358197186153" calcext:value-type="float">
            <text:p>2.29358197186153</text:p>
          </table:table-cell>
          <table:table-cell table:formula="of:=SQRT(POWER([.H27];2)+POWER([.I27];2)+POWER([.J27];2))" office:value-type="float" office:value="626.477142657248" calcext:value-type="float">
            <text:p>626.477142657248</text:p>
          </table:table-cell>
        </table:table-row>
        <table:table-row table:style-name="ro1">
          <table:table-cell office:value-type="float" office:value="68.2538" calcext:value-type="float">
            <text:p>68.2538</text:p>
          </table:table-cell>
          <table:table-cell office:value-type="float" office:value="277.747" calcext:value-type="float">
            <text:p>277.747</text:p>
          </table:table-cell>
          <table:table-cell office:value-type="float" office:value="42.6724" calcext:value-type="float">
            <text:p>42.6724</text:p>
          </table:table-cell>
          <table:table-cell office:value-type="float" office:value="67.0746" calcext:value-type="float">
            <text:p>67.0746</text:p>
          </table:table-cell>
          <table:table-cell office:value-type="float" office:value="268.692" calcext:value-type="float">
            <text:p>268.692</text:p>
          </table:table-cell>
          <table:table-cell office:value-type="float" office:value="42.6489" calcext:value-type="float">
            <text:p>42.6489</text:p>
          </table:table-cell>
          <table:table-cell/>
          <table:table-cell table:formula="of:=([.D28]-[.A28])/0.0166667" office:value-type="float" office:value="-70.7518584962827" calcext:value-type="float">
            <text:p>-70.7518584962827</text:p>
          </table:table-cell>
          <table:table-cell table:formula="of:=ABS([.E28]-[.B28])/0.0166667" office:value-type="float" office:value="543.298913402174" calcext:value-type="float">
            <text:p>543.298913402174</text:p>
          </table:table-cell>
          <table:table-cell table:formula="of:=([.F28]-[.C28])/0.0166667" office:value-type="float" office:value="-1.40999718000598" calcext:value-type="float">
            <text:p>-1.40999718000598</text:p>
          </table:table-cell>
          <table:table-cell table:formula="of:=DEGREES(ATAN(ABS([.F28]-[.C28])/ABS([.E28]-[.B28])))" office:value-type="float" office:value="0.148696609126474" calcext:value-type="float">
            <text:p>0.148696609126474</text:p>
          </table:table-cell>
          <table:table-cell table:formula="of:=SQRT(POWER([.H28];2)+POWER([.I28];2)+POWER([.J28];2))" office:value-type="float" office:value="547.888239403538" calcext:value-type="float">
            <text:p>547.888239403538</text:p>
          </table:table-cell>
        </table:table-row>
        <table:table-row table:style-name="ro1">
          <table:table-cell office:value-type="float" office:value="68.0133" calcext:value-type="float">
            <text:p>68.0133</text:p>
          </table:table-cell>
          <table:table-cell office:value-type="float" office:value="276.373" calcext:value-type="float">
            <text:p>276.373</text:p>
          </table:table-cell>
          <table:table-cell office:value-type="float" office:value="42.8925" calcext:value-type="float">
            <text:p>42.8925</text:p>
          </table:table-cell>
          <table:table-cell office:value-type="float" office:value="66.8596" calcext:value-type="float">
            <text:p>66.8596</text:p>
          </table:table-cell>
          <table:table-cell office:value-type="float" office:value="266.047" calcext:value-type="float">
            <text:p>266.047</text:p>
          </table:table-cell>
          <table:table-cell office:value-type="float" office:value="43.3227" calcext:value-type="float">
            <text:p>43.3227</text:p>
          </table:table-cell>
          <table:table-cell/>
          <table:table-cell table:formula="of:=([.D29]-[.A29])/0.0166667" office:value-type="float" office:value="-69.2218615562769" calcext:value-type="float">
            <text:p>-69.2218615562769</text:p>
          </table:table-cell>
          <table:table-cell table:formula="of:=ABS([.E29]-[.B29])/0.0166667" office:value-type="float" office:value="619.558760882476" calcext:value-type="float">
            <text:p>619.558760882476</text:p>
          </table:table-cell>
          <table:table-cell table:formula="of:=([.F29]-[.C29])/0.0166667" office:value-type="float" office:value="25.8119483761032" calcext:value-type="float">
            <text:p>25.8119483761032</text:p>
          </table:table-cell>
          <table:table-cell table:formula="of:=DEGREES(ATAN(ABS([.F29]-[.C29])/ABS([.E29]-[.B29])))" office:value-type="float" office:value="2.38566707662362" calcext:value-type="float">
            <text:p>2.38566707662362</text:p>
          </table:table-cell>
          <table:table-cell table:formula="of:=SQRT(POWER([.H29];2)+POWER([.I29];2)+POWER([.J29];2))" office:value-type="float" office:value="623.947899253228" calcext:value-type="float">
            <text:p>623.947899253228</text:p>
          </table:table-cell>
        </table:table-row>
        <table:table-row table:style-name="ro1">
          <table:table-cell office:value-type="float" office:value="68.751" calcext:value-type="float">
            <text:p>68.751</text:p>
          </table:table-cell>
          <table:table-cell office:value-type="float" office:value="279.093" calcext:value-type="float">
            <text:p>279.093</text:p>
          </table:table-cell>
          <table:table-cell office:value-type="float" office:value="42.7048" calcext:value-type="float">
            <text:p>42.7048</text:p>
          </table:table-cell>
          <table:table-cell office:value-type="float" office:value="68.0786" calcext:value-type="float">
            <text:p>68.0786</text:p>
          </table:table-cell>
          <table:table-cell office:value-type="float" office:value="267.464" calcext:value-type="float">
            <text:p>267.464</text:p>
          </table:table-cell>
          <table:table-cell office:value-type="float" office:value="43.327" calcext:value-type="float">
            <text:p>43.327</text:p>
          </table:table-cell>
          <table:table-cell/>
          <table:table-cell table:formula="of:=([.D30]-[.A30])/0.0166667" office:value-type="float" office:value="-40.343919312162" calcext:value-type="float">
            <text:p>-40.343919312162</text:p>
          </table:table-cell>
          <table:table-cell table:formula="of:=ABS([.E30]-[.B30])/0.0166667" office:value-type="float" office:value="697.738604522792" calcext:value-type="float">
            <text:p>697.738604522792</text:p>
          </table:table-cell>
          <table:table-cell table:formula="of:=([.F30]-[.C30])/0.0166667" office:value-type="float" office:value="37.3319253361493" calcext:value-type="float">
            <text:p>37.3319253361493</text:p>
          </table:table-cell>
          <table:table-cell table:formula="of:=DEGREES(ATAN(ABS([.F30]-[.C30])/ABS([.E30]-[.B30])))" office:value-type="float" office:value="3.06264291766364" calcext:value-type="float">
            <text:p>3.06264291766364</text:p>
          </table:table-cell>
          <table:table-cell table:formula="of:=SQRT(POWER([.H30];2)+POWER([.I30];2)+POWER([.J30];2))" office:value-type="float" office:value="699.900324843605" calcext:value-type="float">
            <text:p>699.900324843605</text:p>
          </table:table-cell>
        </table:table-row>
        <table:table-row table:style-name="ro1">
          <table:table-cell office:value-type="float" office:value="68.7317" calcext:value-type="float">
            <text:p>68.7317</text:p>
          </table:table-cell>
          <table:table-cell office:value-type="float" office:value="282.981" calcext:value-type="float">
            <text:p>282.981</text:p>
          </table:table-cell>
          <table:table-cell office:value-type="float" office:value="42.8479" calcext:value-type="float">
            <text:p>42.8479</text:p>
          </table:table-cell>
          <table:table-cell office:value-type="float" office:value="67.546" calcext:value-type="float">
            <text:p>67.546</text:p>
          </table:table-cell>
          <table:table-cell office:value-type="float" office:value="272.407" calcext:value-type="float">
            <text:p>272.407</text:p>
          </table:table-cell>
          <table:table-cell office:value-type="float" office:value="43.2787" calcext:value-type="float">
            <text:p>43.2787</text:p>
          </table:table-cell>
          <table:table-cell/>
          <table:table-cell table:formula="of:=([.D31]-[.A31])/0.0166667" office:value-type="float" office:value="-71.1418577162844" calcext:value-type="float">
            <text:p>-71.1418577162844</text:p>
          </table:table-cell>
          <table:table-cell table:formula="of:=ABS([.E31]-[.B31])/0.0166667" office:value-type="float" office:value="634.438731122538" calcext:value-type="float">
            <text:p>634.438731122538</text:p>
          </table:table-cell>
          <table:table-cell table:formula="of:=([.F31]-[.C31])/0.0166667" office:value-type="float" office:value="25.8479483041033" calcext:value-type="float">
            <text:p>25.8479483041033</text:p>
          </table:table-cell>
          <table:table-cell table:formula="of:=DEGREES(ATAN(ABS([.F31]-[.C31])/ABS([.E31]-[.B31])))" office:value-type="float" office:value="2.33302237288836" calcext:value-type="float">
            <text:p>2.33302237288836</text:p>
          </table:table-cell>
          <table:table-cell table:formula="of:=SQRT(POWER([.H31];2)+POWER([.I31];2)+POWER([.J31];2))" office:value-type="float" office:value="638.938012563999" calcext:value-type="float">
            <text:p>638.938012563999</text:p>
          </table:table-cell>
        </table:table-row>
        <table:table-row table:style-name="ro1">
          <table:table-cell office:value-type="float" office:value="68.5205" calcext:value-type="float">
            <text:p>68.5205</text:p>
          </table:table-cell>
          <table:table-cell office:value-type="float" office:value="276.337" calcext:value-type="float">
            <text:p>276.337</text:p>
          </table:table-cell>
          <table:table-cell office:value-type="float" office:value="43.391" calcext:value-type="float">
            <text:p>43.391</text:p>
          </table:table-cell>
          <table:table-cell office:value-type="float" office:value="67.6042" calcext:value-type="float">
            <text:p>67.6042</text:p>
          </table:table-cell>
          <table:table-cell office:value-type="float" office:value="266.023" calcext:value-type="float">
            <text:p>266.023</text:p>
          </table:table-cell>
          <table:table-cell office:value-type="float" office:value="44.0502" calcext:value-type="float">
            <text:p>44.0502</text:p>
          </table:table-cell>
          <table:table-cell/>
          <table:table-cell table:formula="of:=([.D32]-[.A32])/0.0166667" office:value-type="float" office:value="-54.9778900442195" calcext:value-type="float">
            <text:p>-54.9778900442195</text:p>
          </table:table-cell>
          <table:table-cell table:formula="of:=ABS([.E32]-[.B32])/0.0166667" office:value-type="float" office:value="618.838762322473" calcext:value-type="float">
            <text:p>618.838762322473</text:p>
          </table:table-cell>
          <table:table-cell table:formula="of:=([.F32]-[.C32])/0.0166667" office:value-type="float" office:value="39.5519208961581" calcext:value-type="float">
            <text:p>39.5519208961581</text:p>
          </table:table-cell>
          <table:table-cell table:formula="of:=DEGREES(ATAN(ABS([.F32]-[.C32])/ABS([.E32]-[.B32])))" office:value-type="float" office:value="3.65697844125864" calcext:value-type="float">
            <text:p>3.65697844125864</text:p>
          </table:table-cell>
          <table:table-cell table:formula="of:=SQRT(POWER([.H32];2)+POWER([.I32];2)+POWER([.J32];2))" office:value-type="float" office:value="622.533803574634" calcext:value-type="float">
            <text:p>622.533803574634</text:p>
          </table:table-cell>
        </table:table-row>
        <table:table-row table:style-name="ro1">
          <table:table-cell office:value-type="float" office:value="65.4946" calcext:value-type="float">
            <text:p>65.4946</text:p>
          </table:table-cell>
          <table:table-cell office:value-type="float" office:value="277.243" calcext:value-type="float">
            <text:p>277.243</text:p>
          </table:table-cell>
          <table:table-cell office:value-type="float" office:value="43.2772" calcext:value-type="float">
            <text:p>43.2772</text:p>
          </table:table-cell>
          <table:table-cell office:value-type="float" office:value="65.1509" calcext:value-type="float">
            <text:p>65.1509</text:p>
          </table:table-cell>
          <table:table-cell office:value-type="float" office:value="265.68" calcext:value-type="float">
            <text:p>265.68</text:p>
          </table:table-cell>
          <table:table-cell office:value-type="float" office:value="43.8851" calcext:value-type="float">
            <text:p>43.8851</text:p>
          </table:table-cell>
          <table:table-cell/>
          <table:table-cell table:formula="of:=([.D33]-[.A33])/0.0166667" office:value-type="float" office:value="-20.6219587560832" calcext:value-type="float">
            <text:p>-20.6219587560832</text:p>
          </table:table-cell>
          <table:table-cell table:formula="of:=ABS([.E33]-[.B33])/0.0166667" office:value-type="float" office:value="693.778612442774" calcext:value-type="float">
            <text:p>693.778612442774</text:p>
          </table:table-cell>
          <table:table-cell table:formula="of:=([.F33]-[.C33])/0.0166667" office:value-type="float" office:value="36.4739270521459" calcext:value-type="float">
            <text:p>36.4739270521459</text:p>
          </table:table-cell>
          <table:table-cell table:formula="of:=DEGREES(ATAN(ABS([.F33]-[.C33])/ABS([.E33]-[.B33])))" office:value-type="float" office:value="3.00943253770337" calcext:value-type="float">
            <text:p>3.00943253770337</text:p>
          </table:table-cell>
          <table:table-cell table:formula="of:=SQRT(POWER([.H33];2)+POWER([.I33];2)+POWER([.J33];2))" office:value-type="float" office:value="695.042714961148" calcext:value-type="float">
            <text:p>695.042714961148</text:p>
          </table:table-cell>
        </table:table-row>
        <table:table-row table:style-name="ro1">
          <table:table-cell office:value-type="float" office:value="68.4574" calcext:value-type="float">
            <text:p>68.4574</text:p>
          </table:table-cell>
          <table:table-cell office:value-type="float" office:value="285.687" calcext:value-type="float">
            <text:p>285.687</text:p>
          </table:table-cell>
          <table:table-cell office:value-type="float" office:value="42.4277" calcext:value-type="float">
            <text:p>42.4277</text:p>
          </table:table-cell>
          <table:table-cell office:value-type="float" office:value="67.7859" calcext:value-type="float">
            <text:p>67.7859</text:p>
          </table:table-cell>
          <table:table-cell office:value-type="float" office:value="273.7" calcext:value-type="float">
            <text:p>273.7</text:p>
          </table:table-cell>
          <table:table-cell office:value-type="float" office:value="43.3182" calcext:value-type="float">
            <text:p>43.3182</text:p>
          </table:table-cell>
          <table:table-cell/>
          <table:table-cell table:formula="of:=([.D34]-[.A34])/0.0166667" office:value-type="float" office:value="-40.2899194201617" calcext:value-type="float">
            <text:p>-40.2899194201617</text:p>
          </table:table-cell>
          <table:table-cell table:formula="of:=ABS([.E34]-[.B34])/0.0166667" office:value-type="float" office:value="719.218561562878" calcext:value-type="float">
            <text:p>719.218561562878</text:p>
          </table:table-cell>
          <table:table-cell table:formula="of:=([.F34]-[.C34])/0.0166667" office:value-type="float" office:value="53.4298931402135" calcext:value-type="float">
            <text:p>53.4298931402135</text:p>
          </table:table-cell>
          <table:table-cell table:formula="of:=DEGREES(ATAN(ABS([.F34]-[.C34])/ABS([.E34]-[.B34])))" office:value-type="float" office:value="4.24863109139701" calcext:value-type="float">
            <text:p>4.24863109139701</text:p>
          </table:table-cell>
          <table:table-cell table:formula="of:=SQRT(POWER([.H34];2)+POWER([.I34];2)+POWER([.J34];2))" office:value-type="float" office:value="722.324975606156" calcext:value-type="float">
            <text:p>722.324975606156</text:p>
          </table:table-cell>
        </table:table-row>
        <table:table-row table:style-name="ro1">
          <table:table-cell office:value-type="float" office:value="72.5419" calcext:value-type="float">
            <text:p>72.5419</text:p>
          </table:table-cell>
          <table:table-cell office:value-type="float" office:value="279.554" calcext:value-type="float">
            <text:p>279.554</text:p>
          </table:table-cell>
          <table:table-cell office:value-type="float" office:value="42.5964" calcext:value-type="float">
            <text:p>42.5964</text:p>
          </table:table-cell>
          <table:table-cell office:value-type="float" office:value="72.7725" calcext:value-type="float">
            <text:p>72.7725</text:p>
          </table:table-cell>
          <table:table-cell office:value-type="float" office:value="273.276" calcext:value-type="float">
            <text:p>273.276</text:p>
          </table:table-cell>
          <table:table-cell office:value-type="float" office:value="42.1012" calcext:value-type="float">
            <text:p>42.1012</text:p>
          </table:table-cell>
          <table:table-cell/>
          <table:table-cell table:formula="of:=([.D35]-[.A35])/0.0166667" office:value-type="float" office:value="13.8359723280551" calcext:value-type="float">
            <text:p>13.8359723280551</text:p>
          </table:table-cell>
          <table:table-cell table:formula="of:=ABS([.E35]-[.B35])/0.0166667" office:value-type="float" office:value="376.679246641504" calcext:value-type="float">
            <text:p>376.679246641504</text:p>
          </table:table-cell>
          <table:table-cell table:formula="of:=([.F35]-[.C35])/0.0166667" office:value-type="float" office:value="-29.7119405761191" calcext:value-type="float">
            <text:p>-29.7119405761191</text:p>
          </table:table-cell>
          <table:table-cell table:formula="of:=DEGREES(ATAN(ABS([.F35]-[.C35])/ABS([.E35]-[.B35])))" office:value-type="float" office:value="4.5100740553839" calcext:value-type="float">
            <text:p>4.5100740553839</text:p>
          </table:table-cell>
          <table:table-cell table:formula="of:=SQRT(POWER([.H35];2)+POWER([.I35];2)+POWER([.J35];2))" office:value-type="float" office:value="378.102483982151" calcext:value-type="float">
            <text:p>378.102483982151</text:p>
          </table:table-cell>
        </table:table-row>
        <table:table-row table:style-name="ro1">
          <table:table-cell office:value-type="float" office:value="76.6068" calcext:value-type="float">
            <text:p>76.6068</text:p>
          </table:table-cell>
          <table:table-cell office:value-type="float" office:value="281.378" calcext:value-type="float">
            <text:p>281.378</text:p>
          </table:table-cell>
          <table:table-cell office:value-type="float" office:value="41.7674" calcext:value-type="float">
            <text:p>41.7674</text:p>
          </table:table-cell>
          <table:table-cell office:value-type="float" office:value="76.4949" calcext:value-type="float">
            <text:p>76.4949</text:p>
          </table:table-cell>
          <table:table-cell office:value-type="float" office:value="271.129" calcext:value-type="float">
            <text:p>271.129</text:p>
          </table:table-cell>
          <table:table-cell office:value-type="float" office:value="42.1665" calcext:value-type="float">
            <text:p>42.1665</text:p>
          </table:table-cell>
          <table:table-cell/>
          <table:table-cell table:formula="of:=([.D36]-[.A36])/0.0166667" office:value-type="float" office:value="-6.7139865720272" calcext:value-type="float">
            <text:p>-6.7139865720272</text:p>
          </table:table-cell>
          <table:table-cell table:formula="of:=ABS([.E36]-[.B36])/0.0166667" office:value-type="float" office:value="614.938770122458" calcext:value-type="float">
            <text:p>614.938770122458</text:p>
          </table:table-cell>
          <table:table-cell table:formula="of:=([.F36]-[.C36])/0.0166667" office:value-type="float" office:value="23.9459521080956" calcext:value-type="float">
            <text:p>23.9459521080956</text:p>
          </table:table-cell>
          <table:table-cell table:formula="of:=DEGREES(ATAN(ABS([.F36]-[.C36])/ABS([.E36]-[.B36])))" office:value-type="float" office:value="2.22999298315752" calcext:value-type="float">
            <text:p>2.22999298315752</text:p>
          </table:table-cell>
          <table:table-cell table:formula="of:=SQRT(POWER([.H36];2)+POWER([.I36];2)+POWER([.J36];2))" office:value-type="float" office:value="615.441449073568" calcext:value-type="float">
            <text:p>615.441449073568</text:p>
          </table:table-cell>
        </table:table-row>
        <table:table-row table:style-name="ro1">
          <table:table-cell office:value-type="float" office:value="87.5905" calcext:value-type="float">
            <text:p>87.5905</text:p>
          </table:table-cell>
          <table:table-cell office:value-type="float" office:value="275.676" calcext:value-type="float">
            <text:p>275.676</text:p>
          </table:table-cell>
          <table:table-cell office:value-type="float" office:value="41.3314" calcext:value-type="float">
            <text:p>41.3314</text:p>
          </table:table-cell>
          <table:table-cell office:value-type="float" office:value="87.0474" calcext:value-type="float">
            <text:p>87.0474</text:p>
          </table:table-cell>
          <table:table-cell office:value-type="float" office:value="267.019" calcext:value-type="float">
            <text:p>267.019</text:p>
          </table:table-cell>
          <table:table-cell office:value-type="float" office:value="41.514" calcext:value-type="float">
            <text:p>41.514</text:p>
          </table:table-cell>
          <table:table-cell/>
          <table:table-cell table:formula="of:=([.D37]-[.A37])/0.0166667" office:value-type="float" office:value="-32.5859348281309" calcext:value-type="float">
            <text:p>-32.5859348281309</text:p>
          </table:table-cell>
          <table:table-cell table:formula="of:=ABS([.E37]-[.B37])/0.0166667" office:value-type="float" office:value="519.418961162077" calcext:value-type="float">
            <text:p>519.418961162077</text:p>
          </table:table-cell>
          <table:table-cell table:formula="of:=([.F37]-[.C37])/0.0166667" office:value-type="float" office:value="10.9559780880439" calcext:value-type="float">
            <text:p>10.9559780880439</text:p>
          </table:table-cell>
          <table:table-cell table:formula="of:=DEGREES(ATAN(ABS([.F37]-[.C37])/ABS([.E37]-[.B37])))" office:value-type="float" office:value="1.20834679358992" calcext:value-type="float">
            <text:p>1.20834679358992</text:p>
          </table:table-cell>
          <table:table-cell table:formula="of:=SQRT(POWER([.H37];2)+POWER([.I37];2)+POWER([.J37];2))" office:value-type="float" office:value="520.555408980811" calcext:value-type="float">
            <text:p>520.555408980811</text:p>
          </table:table-cell>
        </table:table-row>
        <table:table-row table:style-name="ro1">
          <table:table-cell office:value-type="float" office:value="97.0787" calcext:value-type="float">
            <text:p>97.0787</text:p>
          </table:table-cell>
          <table:table-cell office:value-type="float" office:value="284.36" calcext:value-type="float">
            <text:p>284.36</text:p>
          </table:table-cell>
          <table:table-cell office:value-type="float" office:value="41.8735" calcext:value-type="float">
            <text:p>41.8735</text:p>
          </table:table-cell>
          <table:table-cell office:value-type="float" office:value="96.6391" calcext:value-type="float">
            <text:p>96.6391</text:p>
          </table:table-cell>
          <table:table-cell office:value-type="float" office:value="271.66" calcext:value-type="float">
            <text:p>271.66</text:p>
          </table:table-cell>
          <table:table-cell office:value-type="float" office:value="42.8911" calcext:value-type="float">
            <text:p>42.8911</text:p>
          </table:table-cell>
          <table:table-cell/>
          <table:table-cell table:formula="of:=([.D38]-[.A38])/0.0166667" office:value-type="float" office:value="-26.3759472481054" calcext:value-type="float">
            <text:p>-26.3759472481054</text:p>
          </table:table-cell>
          <table:table-cell table:formula="of:=ABS([.E38]-[.B38])/0.0166667" office:value-type="float" office:value="761.998476003047" calcext:value-type="float">
            <text:p>761.998476003047</text:p>
          </table:table-cell>
          <table:table-cell table:formula="of:=([.F38]-[.C38])/0.0166667" office:value-type="float" office:value="61.0558778882443" calcext:value-type="float">
            <text:p>61.0558778882443</text:p>
          </table:table-cell>
          <table:table-cell table:formula="of:=DEGREES(ATAN(ABS([.F38]-[.C38])/ABS([.E38]-[.B38])))" office:value-type="float" office:value="4.58109365019951" calcext:value-type="float">
            <text:p>4.58109365019951</text:p>
          </table:table-cell>
          <table:table-cell table:formula="of:=SQRT(POWER([.H38];2)+POWER([.I38];2)+POWER([.J38];2))" office:value-type="float" office:value="764.895540743248" calcext:value-type="float">
            <text:p>764.895540743248</text:p>
          </table:table-cell>
        </table:table-row>
        <table:table-row table:style-name="ro1">
          <table:table-cell office:value-type="float" office:value="98.4579" calcext:value-type="float">
            <text:p>98.4579</text:p>
          </table:table-cell>
          <table:table-cell office:value-type="float" office:value="276.919" calcext:value-type="float">
            <text:p>276.919</text:p>
          </table:table-cell>
          <table:table-cell office:value-type="float" office:value="41.0376" calcext:value-type="float">
            <text:p>41.0376</text:p>
          </table:table-cell>
          <table:table-cell office:value-type="float" office:value="97.6563" calcext:value-type="float">
            <text:p>97.6563</text:p>
          </table:table-cell>
          <table:table-cell office:value-type="float" office:value="267.163" calcext:value-type="float">
            <text:p>267.163</text:p>
          </table:table-cell>
          <table:table-cell office:value-type="float" office:value="41.1548" calcext:value-type="float">
            <text:p>41.1548</text:p>
          </table:table-cell>
          <table:table-cell/>
          <table:table-cell table:formula="of:=([.D39]-[.A39])/0.0166667" office:value-type="float" office:value="-48.095903808192" calcext:value-type="float">
            <text:p>-48.095903808192</text:p>
          </table:table-cell>
          <table:table-cell table:formula="of:=ABS([.E39]-[.B39])/0.0166667" office:value-type="float" office:value="585.35882928234" calcext:value-type="float">
            <text:p>585.35882928234</text:p>
          </table:table-cell>
          <table:table-cell table:formula="of:=([.F39]-[.C39])/0.0166667" office:value-type="float" office:value="7.03198593602837" calcext:value-type="float">
            <text:p>7.03198593602837</text:p>
          </table:table-cell>
          <table:table-cell table:formula="of:=DEGREES(ATAN(ABS([.F39]-[.C39])/ABS([.E39]-[.B39])))" office:value-type="float" office:value="0.688267974431989" calcext:value-type="float">
            <text:p>0.688267974431989</text:p>
          </table:table-cell>
          <table:table-cell table:formula="of:=SQRT(POWER([.H39];2)+POWER([.I39];2)+POWER([.J39];2))" office:value-type="float" office:value="587.373496004138" calcext:value-type="float">
            <text:p>587.373496004138</text:p>
          </table:table-cell>
        </table:table-row>
        <table:table-row table:style-name="ro1">
          <table:table-cell office:value-type="float" office:value="98.9569" calcext:value-type="float">
            <text:p>98.9569</text:p>
          </table:table-cell>
          <table:table-cell office:value-type="float" office:value="272.921" calcext:value-type="float">
            <text:p>272.921</text:p>
          </table:table-cell>
          <table:table-cell office:value-type="float" office:value="42.4231" calcext:value-type="float">
            <text:p>42.4231</text:p>
          </table:table-cell>
          <table:table-cell office:value-type="float" office:value="98.3902" calcext:value-type="float">
            <text:p>98.3902</text:p>
          </table:table-cell>
          <table:table-cell office:value-type="float" office:value="263.292" calcext:value-type="float">
            <text:p>263.292</text:p>
          </table:table-cell>
          <table:table-cell office:value-type="float" office:value="42.759" calcext:value-type="float">
            <text:p>42.759</text:p>
          </table:table-cell>
          <table:table-cell/>
          <table:table-cell table:formula="of:=([.D40]-[.A40])/0.0166667" office:value-type="float" office:value="-34.0019319961367" calcext:value-type="float">
            <text:p>-34.0019319961367</text:p>
          </table:table-cell>
          <table:table-cell table:formula="of:=ABS([.E40]-[.B40])/0.0166667" office:value-type="float" office:value="577.738844522312" calcext:value-type="float">
            <text:p>577.738844522312</text:p>
          </table:table-cell>
          <table:table-cell table:formula="of:=([.F40]-[.C40])/0.0166667" office:value-type="float" office:value="20.1539596920808" calcext:value-type="float">
            <text:p>20.1539596920808</text:p>
          </table:table-cell>
          <table:table-cell table:formula="of:=DEGREES(ATAN(ABS([.F40]-[.C40])/ABS([.E40]-[.B40])))" office:value-type="float" office:value="1.99790749881755" calcext:value-type="float">
            <text:p>1.99790749881755</text:p>
          </table:table-cell>
          <table:table-cell table:formula="of:=SQRT(POWER([.H40];2)+POWER([.I40];2)+POWER([.J40];2))" office:value-type="float" office:value="579.08935920177" calcext:value-type="float">
            <text:p>579.08935920177</text:p>
          </table:table-cell>
        </table:table-row>
        <table:table-row table:style-name="ro1">
          <table:table-cell office:value-type="float" office:value="98.7501" calcext:value-type="float">
            <text:p>98.7501</text:p>
          </table:table-cell>
          <table:table-cell office:value-type="float" office:value="277.935" calcext:value-type="float">
            <text:p>277.935</text:p>
          </table:table-cell>
          <table:table-cell office:value-type="float" office:value="42.1217" calcext:value-type="float">
            <text:p>42.1217</text:p>
          </table:table-cell>
          <table:table-cell office:value-type="float" office:value="98.115" calcext:value-type="float">
            <text:p>98.115</text:p>
          </table:table-cell>
          <table:table-cell office:value-type="float" office:value="266.918" calcext:value-type="float">
            <text:p>266.918</text:p>
          </table:table-cell>
          <table:table-cell office:value-type="float" office:value="42.4148" calcext:value-type="float">
            <text:p>42.4148</text:p>
          </table:table-cell>
          <table:table-cell/>
          <table:table-cell table:formula="of:=([.D41]-[.A41])/0.0166667" office:value-type="float" office:value="-38.1059237881529" calcext:value-type="float">
            <text:p>-38.1059237881529</text:p>
          </table:table-cell>
          <table:table-cell table:formula="of:=ABS([.E41]-[.B41])/0.0166667" office:value-type="float" office:value="661.018677962644" calcext:value-type="float">
            <text:p>661.018677962644</text:p>
          </table:table-cell>
          <table:table-cell table:formula="of:=([.F41]-[.C41])/0.0166667" office:value-type="float" office:value="17.5859648280705" calcext:value-type="float">
            <text:p>17.5859648280705</text:p>
          </table:table-cell>
          <table:table-cell table:formula="of:=DEGREES(ATAN(ABS([.F41]-[.C41])/ABS([.E41]-[.B41])))" office:value-type="float" office:value="1.52395684733739" calcext:value-type="float">
            <text:p>1.52395684733739</text:p>
          </table:table-cell>
          <table:table-cell table:formula="of:=SQRT(POWER([.H41];2)+POWER([.I41];2)+POWER([.J41];2))" office:value-type="float" office:value="662.349620821334" calcext:value-type="float">
            <text:p>662.349620821334</text:p>
          </table:table-cell>
        </table:table-row>
        <table:table-row table:style-name="ro1">
          <table:table-cell office:value-type="float" office:value="100.567" calcext:value-type="float">
            <text:p>100.567</text:p>
          </table:table-cell>
          <table:table-cell office:value-type="float" office:value="278.981" calcext:value-type="float">
            <text:p>278.981</text:p>
          </table:table-cell>
          <table:table-cell office:value-type="float" office:value="42.6914" calcext:value-type="float">
            <text:p>42.6914</text:p>
          </table:table-cell>
          <table:table-cell office:value-type="float" office:value="100.128" calcext:value-type="float">
            <text:p>100.128</text:p>
          </table:table-cell>
          <table:table-cell office:value-type="float" office:value="267.879" calcext:value-type="float">
            <text:p>267.879</text:p>
          </table:table-cell>
          <table:table-cell office:value-type="float" office:value="43.2211" calcext:value-type="float">
            <text:p>43.2211</text:p>
          </table:table-cell>
          <table:table-cell/>
          <table:table-cell table:formula="of:=([.D42]-[.A42])/0.0166667" office:value-type="float" office:value="-26.3399473201049" calcext:value-type="float">
            <text:p>-26.3399473201049</text:p>
          </table:table-cell>
          <table:table-cell table:formula="of:=ABS([.E42]-[.B42])/0.0166667" office:value-type="float" office:value="666.118667762663" calcext:value-type="float">
            <text:p>666.118667762663</text:p>
          </table:table-cell>
          <table:table-cell table:formula="of:=([.F42]-[.C42])/0.0166667" office:value-type="float" office:value="31.781936436127" calcext:value-type="float">
            <text:p>31.781936436127</text:p>
          </table:table-cell>
          <table:table-cell table:formula="of:=DEGREES(ATAN(ABS([.F42]-[.C42])/ABS([.E42]-[.B42])))" office:value-type="float" office:value="2.73163178547777" calcext:value-type="float">
            <text:p>2.73163178547777</text:p>
          </table:table-cell>
          <table:table-cell table:formula="of:=SQRT(POWER([.H42];2)+POWER([.I42];2)+POWER([.J42];2))" office:value-type="float" office:value="667.396406830574" calcext:value-type="float">
            <text:p>667.396406830574</text:p>
          </table:table-cell>
        </table:table-row>
        <table:table-row table:style-name="ro1">
          <table:table-cell office:value-type="float" office:value="101.54" calcext:value-type="float">
            <text:p>101.54</text:p>
          </table:table-cell>
          <table:table-cell office:value-type="float" office:value="270.41" calcext:value-type="float">
            <text:p>270.41</text:p>
          </table:table-cell>
          <table:table-cell office:value-type="float" office:value="42.3119" calcext:value-type="float">
            <text:p>42.3119</text:p>
          </table:table-cell>
          <table:table-cell office:value-type="float" office:value="100.852" calcext:value-type="float">
            <text:p>100.852</text:p>
          </table:table-cell>
          <table:table-cell office:value-type="float" office:value="259.757" calcext:value-type="float">
            <text:p>259.757</text:p>
          </table:table-cell>
          <table:table-cell office:value-type="float" office:value="42.5926" calcext:value-type="float">
            <text:p>42.5926</text:p>
          </table:table-cell>
          <table:table-cell/>
          <table:table-cell table:formula="of:=([.D43]-[.A43])/0.0166667" office:value-type="float" office:value="-41.2799174401653" calcext:value-type="float">
            <text:p>-41.2799174401653</text:p>
          </table:table-cell>
          <table:table-cell table:formula="of:=ABS([.E43]-[.B43])/0.0166667" office:value-type="float" office:value="639.178721642558" calcext:value-type="float">
            <text:p>639.178721642558</text:p>
          </table:table-cell>
          <table:table-cell table:formula="of:=([.F43]-[.C43])/0.0166667" office:value-type="float" office:value="16.8419663160671" calcext:value-type="float">
            <text:p>16.8419663160671</text:p>
          </table:table-cell>
          <table:table-cell table:formula="of:=DEGREES(ATAN(ABS([.F43]-[.C43])/ABS([.E43]-[.B43])))" office:value-type="float" office:value="1.50935931541759" calcext:value-type="float">
            <text:p>1.50935931541759</text:p>
          </table:table-cell>
          <table:table-cell table:formula="of:=SQRT(POWER([.H43];2)+POWER([.I43];2)+POWER([.J43];2))" office:value-type="float" office:value="640.731707982267" calcext:value-type="float">
            <text:p>640.731707982267</text:p>
          </table:table-cell>
        </table:table-row>
        <table:table-row table:style-name="ro1">
          <table:table-cell office:value-type="float" office:value="103.091" calcext:value-type="float">
            <text:p>103.091</text:p>
          </table:table-cell>
          <table:table-cell office:value-type="float" office:value="275.149" calcext:value-type="float">
            <text:p>275.149</text:p>
          </table:table-cell>
          <table:table-cell office:value-type="float" office:value="42.5292" calcext:value-type="float">
            <text:p>42.5292</text:p>
          </table:table-cell>
          <table:table-cell office:value-type="float" office:value="102.44" calcext:value-type="float">
            <text:p>102.44</text:p>
          </table:table-cell>
          <table:table-cell office:value-type="float" office:value="265.48" calcext:value-type="float">
            <text:p>265.48</text:p>
          </table:table-cell>
          <table:table-cell office:value-type="float" office:value="42.8564" calcext:value-type="float">
            <text:p>42.8564</text:p>
          </table:table-cell>
          <table:table-cell/>
          <table:table-cell table:formula="of:=([.D44]-[.A44])/0.0166667" office:value-type="float" office:value="-39.059921880156" calcext:value-type="float">
            <text:p>-39.059921880156</text:p>
          </table:table-cell>
          <table:table-cell table:formula="of:=ABS([.E44]-[.B44])/0.0166667" office:value-type="float" office:value="580.13883972232" calcext:value-type="float">
            <text:p>580.13883972232</text:p>
          </table:table-cell>
          <table:table-cell table:formula="of:=([.F44]-[.C44])/0.0166667" office:value-type="float" office:value="19.6319607360784" calcext:value-type="float">
            <text:p>19.6319607360784</text:p>
          </table:table-cell>
          <table:table-cell table:formula="of:=DEGREES(ATAN(ABS([.F44]-[.C44])/ABS([.E44]-[.B44])))" office:value-type="float" office:value="1.93815573905106" calcext:value-type="float">
            <text:p>1.93815573905106</text:p>
          </table:table-cell>
          <table:table-cell table:formula="of:=SQRT(POWER([.H44];2)+POWER([.I44];2)+POWER([.J44];2))" office:value-type="float" office:value="581.783606450015" calcext:value-type="float">
            <text:p>581.783606450015</text:p>
          </table:table-cell>
        </table:table-row>
        <table:table-row table:style-name="ro1">
          <table:table-cell office:value-type="float" office:value="106.712" calcext:value-type="float">
            <text:p>106.712</text:p>
          </table:table-cell>
          <table:table-cell office:value-type="float" office:value="270.041" calcext:value-type="float">
            <text:p>270.041</text:p>
          </table:table-cell>
          <table:table-cell office:value-type="float" office:value="42.5757" calcext:value-type="float">
            <text:p>42.5757</text:p>
          </table:table-cell>
          <table:table-cell office:value-type="float" office:value="105.532" calcext:value-type="float">
            <text:p>105.532</text:p>
          </table:table-cell>
          <table:table-cell office:value-type="float" office:value="260.733" calcext:value-type="float">
            <text:p>260.733</text:p>
          </table:table-cell>
          <table:table-cell office:value-type="float" office:value="42.394" calcext:value-type="float">
            <text:p>42.394</text:p>
          </table:table-cell>
          <table:table-cell/>
          <table:table-cell table:formula="of:=([.D45]-[.A45])/0.0166667" office:value-type="float" office:value="-70.7998584002836" calcext:value-type="float">
            <text:p>-70.7998584002836</text:p>
          </table:table-cell>
          <table:table-cell table:formula="of:=ABS([.E45]-[.B45])/0.0166667" office:value-type="float" office:value="558.478883042234" calcext:value-type="float">
            <text:p>558.478883042234</text:p>
          </table:table-cell>
          <table:table-cell table:formula="of:=([.F45]-[.C45])/0.0166667" office:value-type="float" office:value="-10.9019781960436" calcext:value-type="float">
            <text:p>-10.9019781960436</text:p>
          </table:table-cell>
          <table:table-cell table:formula="of:=DEGREES(ATAN(ABS([.F45]-[.C45])/ABS([.E45]-[.B45])))" office:value-type="float" office:value="1.11831983976182" calcext:value-type="float">
            <text:p>1.11831983976182</text:p>
          </table:table-cell>
          <table:table-cell table:formula="of:=SQRT(POWER([.H45];2)+POWER([.I45];2)+POWER([.J45];2))" office:value-type="float" office:value="563.054292126601" calcext:value-type="float">
            <text:p>563.054292126601</text:p>
          </table:table-cell>
        </table:table-row>
        <table:table-row table:style-name="ro1">
          <table:table-cell office:value-type="float" office:value="109.018" calcext:value-type="float">
            <text:p>109.018</text:p>
          </table:table-cell>
          <table:table-cell office:value-type="float" office:value="271.035" calcext:value-type="float">
            <text:p>271.035</text:p>
          </table:table-cell>
          <table:table-cell office:value-type="float" office:value="42.6439" calcext:value-type="float">
            <text:p>42.6439</text:p>
          </table:table-cell>
          <table:table-cell office:value-type="float" office:value="107.927" calcext:value-type="float">
            <text:p>107.927</text:p>
          </table:table-cell>
          <table:table-cell office:value-type="float" office:value="260.472" calcext:value-type="float">
            <text:p>260.472</text:p>
          </table:table-cell>
          <table:table-cell office:value-type="float" office:value="42.9003" calcext:value-type="float">
            <text:p>42.9003</text:p>
          </table:table-cell>
          <table:table-cell/>
          <table:table-cell table:formula="of:=([.D46]-[.A46])/0.0166667" office:value-type="float" office:value="-65.4598690802615" calcext:value-type="float">
            <text:p>-65.4598690802615</text:p>
          </table:table-cell>
          <table:table-cell table:formula="of:=ABS([.E46]-[.B46])/0.0166667" office:value-type="float" office:value="633.778732442538" calcext:value-type="float">
            <text:p>633.778732442538</text:p>
          </table:table-cell>
          <table:table-cell table:formula="of:=([.F46]-[.C46])/0.0166667" office:value-type="float" office:value="15.3839692320615" calcext:value-type="float">
            <text:p>15.3839692320615</text:p>
          </table:table-cell>
          <table:table-cell table:formula="of:=DEGREES(ATAN(ABS([.F46]-[.C46])/ABS([.E46]-[.B46])))" office:value-type="float" office:value="1.39049073689077" calcext:value-type="float">
            <text:p>1.39049073689077</text:p>
          </table:table-cell>
          <table:table-cell table:formula="of:=SQRT(POWER([.H46];2)+POWER([.I46];2)+POWER([.J46];2))" office:value-type="float" office:value="637.335973145882" calcext:value-type="float">
            <text:p>637.335973145882</text:p>
          </table:table-cell>
        </table:table-row>
        <table:table-row table:style-name="ro1">
          <table:table-cell office:value-type="float" office:value="114.423" calcext:value-type="float">
            <text:p>114.423</text:p>
          </table:table-cell>
          <table:table-cell office:value-type="float" office:value="270.46" calcext:value-type="float">
            <text:p>270.46</text:p>
          </table:table-cell>
          <table:table-cell office:value-type="float" office:value="42.6941" calcext:value-type="float">
            <text:p>42.6941</text:p>
          </table:table-cell>
          <table:table-cell office:value-type="float" office:value="113.686" calcext:value-type="float">
            <text:p>113.686</text:p>
          </table:table-cell>
          <table:table-cell office:value-type="float" office:value="259.906" calcext:value-type="float">
            <text:p>259.906</text:p>
          </table:table-cell>
          <table:table-cell office:value-type="float" office:value="43.1888" calcext:value-type="float">
            <text:p>43.1888</text:p>
          </table:table-cell>
          <table:table-cell/>
          <table:table-cell table:formula="of:=([.D47]-[.A47])/0.0166667" office:value-type="float" office:value="-44.2199115601766" calcext:value-type="float">
            <text:p>-44.2199115601766</text:p>
          </table:table-cell>
          <table:table-cell table:formula="of:=ABS([.E47]-[.B47])/0.0166667" office:value-type="float" office:value="633.238733522531" calcext:value-type="float">
            <text:p>633.238733522531</text:p>
          </table:table-cell>
          <table:table-cell table:formula="of:=([.F47]-[.C47])/0.0166667" office:value-type="float" office:value="29.6819406361188" calcext:value-type="float">
            <text:p>29.6819406361188</text:p>
          </table:table-cell>
          <table:table-cell table:formula="of:=DEGREES(ATAN(ABS([.F47]-[.C47])/ABS([.E47]-[.B47])))" office:value-type="float" office:value="2.68367359223223" calcext:value-type="float">
            <text:p>2.68367359223223</text:p>
          </table:table-cell>
          <table:table-cell table:formula="of:=SQRT(POWER([.H47];2)+POWER([.I47];2)+POWER([.J47];2))" office:value-type="float" office:value="635.474399021342" calcext:value-type="float">
            <text:p>635.474399021342</text:p>
          </table:table-cell>
        </table:table-row>
        <table:table-row table:style-name="ro1">
          <table:table-cell office:value-type="float" office:value="117.001" calcext:value-type="float">
            <text:p>117.001</text:p>
          </table:table-cell>
          <table:table-cell office:value-type="float" office:value="268.942" calcext:value-type="float">
            <text:p>268.942</text:p>
          </table:table-cell>
          <table:table-cell office:value-type="float" office:value="42.6724" calcext:value-type="float">
            <text:p>42.6724</text:p>
          </table:table-cell>
          <table:table-cell office:value-type="float" office:value="115.496" calcext:value-type="float">
            <text:p>115.496</text:p>
          </table:table-cell>
          <table:table-cell office:value-type="float" office:value="258.573" calcext:value-type="float">
            <text:p>258.573</text:p>
          </table:table-cell>
          <table:table-cell office:value-type="float" office:value="43.1523" calcext:value-type="float">
            <text:p>43.1523</text:p>
          </table:table-cell>
          <table:table-cell/>
          <table:table-cell table:formula="of:=([.D48]-[.A48])/0.0166667" office:value-type="float" office:value="-90.2998194003618" calcext:value-type="float">
            <text:p>-90.2998194003618</text:p>
          </table:table-cell>
          <table:table-cell table:formula="of:=ABS([.E48]-[.B48])/0.0166667" office:value-type="float" office:value="622.13875572249" calcext:value-type="float">
            <text:p>622.13875572249</text:p>
          </table:table-cell>
          <table:table-cell table:formula="of:=([.F48]-[.C48])/0.0166667" office:value-type="float" office:value="28.7939424121148" calcext:value-type="float">
            <text:p>28.7939424121148</text:p>
          </table:table-cell>
          <table:table-cell table:formula="of:=DEGREES(ATAN(ABS([.F48]-[.C48])/ABS([.E48]-[.B48])))" office:value-type="float" office:value="2.64988302527408" calcext:value-type="float">
            <text:p>2.64988302527408</text:p>
          </table:table-cell>
          <table:table-cell table:formula="of:=SQRT(POWER([.H48];2)+POWER([.I48];2)+POWER([.J48];2))" office:value-type="float" office:value="629.316915294114" calcext:value-type="float">
            <text:p>629.316915294114</text:p>
          </table:table-cell>
        </table:table-row>
        <table:table-row table:style-name="ro1">
          <table:table-cell office:value-type="float" office:value="117.462" calcext:value-type="float">
            <text:p>117.462</text:p>
          </table:table-cell>
          <table:table-cell office:value-type="float" office:value="268.779" calcext:value-type="float">
            <text:p>268.779</text:p>
          </table:table-cell>
          <table:table-cell office:value-type="float" office:value="43.1854" calcext:value-type="float">
            <text:p>43.1854</text:p>
          </table:table-cell>
          <table:table-cell office:value-type="float" office:value="116.067" calcext:value-type="float">
            <text:p>116.067</text:p>
          </table:table-cell>
          <table:table-cell office:value-type="float" office:value="259.584" calcext:value-type="float">
            <text:p>259.584</text:p>
          </table:table-cell>
          <table:table-cell office:value-type="float" office:value="43.4637" calcext:value-type="float">
            <text:p>43.4637</text:p>
          </table:table-cell>
          <table:table-cell/>
          <table:table-cell table:formula="of:=([.D49]-[.A49])/0.0166667" office:value-type="float" office:value="-83.6998326003354" calcext:value-type="float">
            <text:p>-83.6998326003354</text:p>
          </table:table-cell>
          <table:table-cell table:formula="of:=ABS([.E49]-[.B49])/0.0166667" office:value-type="float" office:value="551.698896602206" calcext:value-type="float">
            <text:p>551.698896602206</text:p>
          </table:table-cell>
          <table:table-cell table:formula="of:=([.F49]-[.C49])/0.0166667" office:value-type="float" office:value="16.6979666040669" calcext:value-type="float">
            <text:p>16.6979666040669</text:p>
          </table:table-cell>
          <table:table-cell table:formula="of:=DEGREES(ATAN(ABS([.F49]-[.C49])/ABS([.E49]-[.B49])))" office:value-type="float" office:value="1.7336105642271" calcext:value-type="float">
            <text:p>1.7336105642271</text:p>
          </table:table-cell>
          <table:table-cell table:formula="of:=SQRT(POWER([.H49];2)+POWER([.I49];2)+POWER([.J49];2))" office:value-type="float" office:value="558.261727667343" calcext:value-type="float">
            <text:p>558.261727667343</text:p>
          </table:table-cell>
        </table:table-row>
        <table:table-row table:style-name="ro1">
          <table:table-cell office:value-type="float" office:value="120.501" calcext:value-type="float">
            <text:p>120.501</text:p>
          </table:table-cell>
          <table:table-cell office:value-type="float" office:value="267.164" calcext:value-type="float">
            <text:p>267.164</text:p>
          </table:table-cell>
          <table:table-cell office:value-type="float" office:value="43.1765" calcext:value-type="float">
            <text:p>43.1765</text:p>
          </table:table-cell>
          <table:table-cell office:value-type="float" office:value="119.403" calcext:value-type="float">
            <text:p>119.403</text:p>
          </table:table-cell>
          <table:table-cell office:value-type="float" office:value="256.86" calcext:value-type="float">
            <text:p>256.86</text:p>
          </table:table-cell>
          <table:table-cell office:value-type="float" office:value="43.6422" calcext:value-type="float">
            <text:p>43.6422</text:p>
          </table:table-cell>
          <table:table-cell/>
          <table:table-cell table:formula="of:=([.D50]-[.A50])/0.0166667" office:value-type="float" office:value="-65.8798682402635" calcext:value-type="float">
            <text:p>-65.8798682402635</text:p>
          </table:table-cell>
          <table:table-cell table:formula="of:=ABS([.E50]-[.B50])/0.0166667" office:value-type="float" office:value="618.238763522471" calcext:value-type="float">
            <text:p>618.238763522471</text:p>
          </table:table-cell>
          <table:table-cell table:formula="of:=([.F50]-[.C50])/0.0166667" office:value-type="float" office:value="27.9419441161121" calcext:value-type="float">
            <text:p>27.9419441161121</text:p>
          </table:table-cell>
          <table:table-cell table:formula="of:=DEGREES(ATAN(ABS([.F50]-[.C50])/ABS([.E50]-[.B50])))" office:value-type="float" office:value="2.58778131799308" calcext:value-type="float">
            <text:p>2.58778131799308</text:p>
          </table:table-cell>
          <table:table-cell table:formula="of:=SQRT(POWER([.H50];2)+POWER([.I50];2)+POWER([.J50];2))" office:value-type="float" office:value="622.366514203758" calcext:value-type="float">
            <text:p>622.366514203758</text:p>
          </table:table-cell>
        </table:table-row>
        <table:table-row table:style-name="ro1">
          <table:table-cell office:value-type="float" office:value="122.172" calcext:value-type="float">
            <text:p>122.172</text:p>
          </table:table-cell>
          <table:table-cell office:value-type="float" office:value="277.951" calcext:value-type="float">
            <text:p>277.951</text:p>
          </table:table-cell>
          <table:table-cell office:value-type="float" office:value="42.1854" calcext:value-type="float">
            <text:p>42.1854</text:p>
          </table:table-cell>
          <table:table-cell office:value-type="float" office:value="121.27" calcext:value-type="float">
            <text:p>121.27</text:p>
          </table:table-cell>
          <table:table-cell office:value-type="float" office:value="267.208" calcext:value-type="float">
            <text:p>267.208</text:p>
          </table:table-cell>
          <table:table-cell office:value-type="float" office:value="42.4307" calcext:value-type="float">
            <text:p>42.4307</text:p>
          </table:table-cell>
          <table:table-cell/>
          <table:table-cell table:formula="of:=([.D51]-[.A51])/0.0166667" office:value-type="float" office:value="-54.1198917602165" calcext:value-type="float">
            <text:p>-54.1198917602165</text:p>
          </table:table-cell>
          <table:table-cell table:formula="of:=ABS([.E51]-[.B51])/0.0166667" office:value-type="float" office:value="644.578710842578" calcext:value-type="float">
            <text:p>644.578710842578</text:p>
          </table:table-cell>
          <table:table-cell table:formula="of:=([.F51]-[.C51])/0.0166667" office:value-type="float" office:value="14.7179705640589" calcext:value-type="float">
            <text:p>14.7179705640589</text:p>
          </table:table-cell>
          <table:table-cell table:formula="of:=DEGREES(ATAN(ABS([.F51]-[.C51])/ABS([.E51]-[.B51])))" office:value-type="float" office:value="1.30803434158818" calcext:value-type="float">
            <text:p>1.30803434158818</text:p>
          </table:table-cell>
          <table:table-cell table:formula="of:=SQRT(POWER([.H51];2)+POWER([.I51];2)+POWER([.J51];2))" office:value-type="float" office:value="647.014138804665" calcext:value-type="float">
            <text:p>647.014138804665</text:p>
          </table:table-cell>
        </table:table-row>
        <table:table-row table:style-name="ro1">
          <table:table-cell office:value-type="float" office:value="121.862" calcext:value-type="float">
            <text:p>121.862</text:p>
          </table:table-cell>
          <table:table-cell office:value-type="float" office:value="272.946" calcext:value-type="float">
            <text:p>272.946</text:p>
          </table:table-cell>
          <table:table-cell office:value-type="float" office:value="42.9815" calcext:value-type="float">
            <text:p>42.9815</text:p>
          </table:table-cell>
          <table:table-cell office:value-type="float" office:value="121.481" calcext:value-type="float">
            <text:p>121.481</text:p>
          </table:table-cell>
          <table:table-cell office:value-type="float" office:value="267.055" calcext:value-type="float">
            <text:p>267.055</text:p>
          </table:table-cell>
          <table:table-cell office:value-type="float" office:value="42.9425" calcext:value-type="float">
            <text:p>42.9425</text:p>
          </table:table-cell>
          <table:table-cell/>
          <table:table-cell table:formula="of:=([.D52]-[.A52])/0.0166667" office:value-type="float" office:value="-22.8599542800915" calcext:value-type="float">
            <text:p>-22.8599542800915</text:p>
          </table:table-cell>
          <table:table-cell table:formula="of:=ABS([.E52]-[.B52])/0.0166667" office:value-type="float" office:value="353.459293081415" calcext:value-type="float">
            <text:p>353.459293081415</text:p>
          </table:table-cell>
          <table:table-cell table:formula="of:=([.F52]-[.C52])/0.0166667" office:value-type="float" office:value="-2.33999532000902" calcext:value-type="float">
            <text:p>-2.33999532000902</text:p>
          </table:table-cell>
          <table:table-cell table:formula="of:=DEGREES(ATAN(ABS([.F52]-[.C52])/ABS([.E52]-[.B52])))" office:value-type="float" office:value="0.379307886068954" calcext:value-type="float">
            <text:p>0.379307886068954</text:p>
          </table:table-cell>
          <table:table-cell table:formula="of:=SQRT(POWER([.H52];2)+POWER([.I52];2)+POWER([.J52];2))" office:value-type="float" office:value="354.205484081485" calcext:value-type="float">
            <text:p>354.205484081485</text:p>
          </table:table-cell>
        </table:table-row>
        <table:table-row table:style-name="ro1">
          <table:table-cell office:value-type="float" office:value="123.247" calcext:value-type="float">
            <text:p>123.247</text:p>
          </table:table-cell>
          <table:table-cell office:value-type="float" office:value="271.687" calcext:value-type="float">
            <text:p>271.687</text:p>
          </table:table-cell>
          <table:table-cell office:value-type="float" office:value="42.1845" calcext:value-type="float">
            <text:p>42.1845</text:p>
          </table:table-cell>
          <table:table-cell office:value-type="float" office:value="122.197" calcext:value-type="float">
            <text:p>122.197</text:p>
          </table:table-cell>
          <table:table-cell office:value-type="float" office:value="260.057" calcext:value-type="float">
            <text:p>260.057</text:p>
          </table:table-cell>
          <table:table-cell office:value-type="float" office:value="42.6188" calcext:value-type="float">
            <text:p>42.6188</text:p>
          </table:table-cell>
          <table:table-cell/>
          <table:table-cell table:formula="of:=([.D53]-[.A53])/0.0166667" office:value-type="float" office:value="-62.9998740002518" calcext:value-type="float">
            <text:p>-62.9998740002518</text:p>
          </table:table-cell>
          <table:table-cell table:formula="of:=ABS([.E53]-[.B53])/0.0166667" office:value-type="float" office:value="697.798604402791" calcext:value-type="float">
            <text:p>697.798604402791</text:p>
          </table:table-cell>
          <table:table-cell table:formula="of:=([.F53]-[.C53])/0.0166667" office:value-type="float" office:value="26.0579478841043" calcext:value-type="float">
            <text:p>26.0579478841043</text:p>
          </table:table-cell>
          <table:table-cell table:formula="of:=DEGREES(ATAN(ABS([.F53]-[.C53])/ABS([.E53]-[.B53])))" office:value-type="float" office:value="2.13860704716388" calcext:value-type="float">
            <text:p>2.13860704716388</text:p>
          </table:table-cell>
          <table:table-cell table:formula="of:=SQRT(POWER([.H53];2)+POWER([.I53];2)+POWER([.J53];2))" office:value-type="float" office:value="701.121168613857" calcext:value-type="float">
            <text:p>701.121168613857</text:p>
          </table:table-cell>
        </table:table-row>
        <table:table-row table:style-name="ro1">
          <table:table-cell office:value-type="float" office:value="129.366" calcext:value-type="float">
            <text:p>129.366</text:p>
          </table:table-cell>
          <table:table-cell office:value-type="float" office:value="279.085" calcext:value-type="float">
            <text:p>279.085</text:p>
          </table:table-cell>
          <table:table-cell office:value-type="float" office:value="41.9534" calcext:value-type="float">
            <text:p>41.9534</text:p>
          </table:table-cell>
          <table:table-cell office:value-type="float" office:value="128.381" calcext:value-type="float">
            <text:p>128.381</text:p>
          </table:table-cell>
          <table:table-cell office:value-type="float" office:value="267.089" calcext:value-type="float">
            <text:p>267.089</text:p>
          </table:table-cell>
          <table:table-cell office:value-type="float" office:value="42.6429" calcext:value-type="float">
            <text:p>42.6429</text:p>
          </table:table-cell>
          <table:table-cell/>
          <table:table-cell table:formula="of:=([.D54]-[.A54])/0.0166667" office:value-type="float" office:value="-59.0998818002372" calcext:value-type="float">
            <text:p>-59.0998818002372</text:p>
          </table:table-cell>
          <table:table-cell table:formula="of:=ABS([.E54]-[.B54])/0.0166667" office:value-type="float" office:value="719.758560482878" calcext:value-type="float">
            <text:p>719.758560482878</text:p>
          </table:table-cell>
          <table:table-cell table:formula="of:=([.F54]-[.C54])/0.0166667" office:value-type="float" office:value="41.3699172601652" calcext:value-type="float">
            <text:p>41.3699172601652</text:p>
          </table:table-cell>
          <table:table-cell table:formula="of:=DEGREES(ATAN(ABS([.F54]-[.C54])/ABS([.E54]-[.B54])))" office:value-type="float" office:value="3.28959834914854" calcext:value-type="float">
            <text:p>3.28959834914854</text:p>
          </table:table-cell>
          <table:table-cell table:formula="of:=SQRT(POWER([.H54];2)+POWER([.I54];2)+POWER([.J54];2))" office:value-type="float" office:value="723.364812160019" calcext:value-type="float">
            <text:p>723.364812160019</text:p>
          </table:table-cell>
        </table:table-row>
        <table:table-row table:style-name="ro1">
          <table:table-cell office:value-type="float" office:value="131.63" calcext:value-type="float">
            <text:p>131.63</text:p>
          </table:table-cell>
          <table:table-cell office:value-type="float" office:value="283.367" calcext:value-type="float">
            <text:p>283.367</text:p>
          </table:table-cell>
          <table:table-cell office:value-type="float" office:value="42.7737" calcext:value-type="float">
            <text:p>42.7737</text:p>
          </table:table-cell>
          <table:table-cell office:value-type="float" office:value="130.501" calcext:value-type="float">
            <text:p>130.501</text:p>
          </table:table-cell>
          <table:table-cell office:value-type="float" office:value="272.453" calcext:value-type="float">
            <text:p>272.453</text:p>
          </table:table-cell>
          <table:table-cell office:value-type="float" office:value="43.2443" calcext:value-type="float">
            <text:p>43.2443</text:p>
          </table:table-cell>
          <table:table-cell/>
          <table:table-cell table:formula="of:=([.D55]-[.A55])/0.0166667" office:value-type="float" office:value="-67.7398645202704" calcext:value-type="float">
            <text:p>-67.7398645202704</text:p>
          </table:table-cell>
          <table:table-cell table:formula="of:=ABS([.E55]-[.B55])/0.0166667" office:value-type="float" office:value="654.838690322622" calcext:value-type="float">
            <text:p>654.838690322622</text:p>
          </table:table-cell>
          <table:table-cell table:formula="of:=([.F55]-[.C55])/0.0166667" office:value-type="float" office:value="28.2359435281132" calcext:value-type="float">
            <text:p>28.2359435281132</text:p>
          </table:table-cell>
          <table:table-cell table:formula="of:=DEGREES(ATAN(ABS([.F55]-[.C55])/ABS([.E55]-[.B55])))" office:value-type="float" office:value="2.46900329512951" calcext:value-type="float">
            <text:p>2.46900329512951</text:p>
          </table:table-cell>
          <table:table-cell table:formula="of:=SQRT(POWER([.H55];2)+POWER([.I55];2)+POWER([.J55];2))" office:value-type="float" office:value="658.938288533603" calcext:value-type="float">
            <text:p>658.938288533603</text:p>
          </table:table-cell>
        </table:table-row>
        <table:table-row table:style-name="ro1">
          <table:table-cell office:value-type="float" office:value="131.764" calcext:value-type="float">
            <text:p>131.764</text:p>
          </table:table-cell>
          <table:table-cell office:value-type="float" office:value="288.481" calcext:value-type="float">
            <text:p>288.481</text:p>
          </table:table-cell>
          <table:table-cell office:value-type="float" office:value="42.4884" calcext:value-type="float">
            <text:p>42.4884</text:p>
          </table:table-cell>
          <table:table-cell office:value-type="float" office:value="130.585" calcext:value-type="float">
            <text:p>130.585</text:p>
          </table:table-cell>
          <table:table-cell office:value-type="float" office:value="277.23" calcext:value-type="float">
            <text:p>277.23</text:p>
          </table:table-cell>
          <table:table-cell office:value-type="float" office:value="43.4853" calcext:value-type="float">
            <text:p>43.4853</text:p>
          </table:table-cell>
          <table:table-cell/>
          <table:table-cell table:formula="of:=([.D56]-[.A56])/0.0166667" office:value-type="float" office:value="-70.7398585202831" calcext:value-type="float">
            <text:p>-70.7398585202831</text:p>
          </table:table-cell>
          <table:table-cell table:formula="of:=ABS([.E56]-[.B56])/0.0166667" office:value-type="float" office:value="675.058649882699" calcext:value-type="float">
            <text:p>675.058649882699</text:p>
          </table:table-cell>
          <table:table-cell table:formula="of:=([.F56]-[.C56])/0.0166667" office:value-type="float" office:value="59.8138803722395" calcext:value-type="float">
            <text:p>59.8138803722395</text:p>
          </table:table-cell>
          <table:table-cell table:formula="of:=DEGREES(ATAN(ABS([.F56]-[.C56])/ABS([.E56]-[.B56])))" office:value-type="float" office:value="5.06349532914761" calcext:value-type="float">
            <text:p>5.06349532914761</text:p>
          </table:table-cell>
          <table:table-cell table:formula="of:=SQRT(POWER([.H56];2)+POWER([.I56];2)+POWER([.J56];2))" office:value-type="float" office:value="681.385359873623" calcext:value-type="float">
            <text:p>681.385359873623</text:p>
          </table:table-cell>
        </table:table-row>
        <table:table-row table:style-name="ro1">
          <table:table-cell office:value-type="float" office:value="132.648" calcext:value-type="float">
            <text:p>132.648</text:p>
          </table:table-cell>
          <table:table-cell office:value-type="float" office:value="287.136" calcext:value-type="float">
            <text:p>287.136</text:p>
          </table:table-cell>
          <table:table-cell office:value-type="float" office:value="41.9266" calcext:value-type="float">
            <text:p>41.9266</text:p>
          </table:table-cell>
          <table:table-cell office:value-type="float" office:value="131.519" calcext:value-type="float">
            <text:p>131.519</text:p>
          </table:table-cell>
          <table:table-cell office:value-type="float" office:value="278.431" calcext:value-type="float">
            <text:p>278.431</text:p>
          </table:table-cell>
          <table:table-cell office:value-type="float" office:value="42.792" calcext:value-type="float">
            <text:p>42.792</text:p>
          </table:table-cell>
          <table:table-cell/>
          <table:table-cell table:formula="of:=([.D57]-[.A57])/0.0166667" office:value-type="float" office:value="-67.7398645202704" calcext:value-type="float">
            <text:p>-67.7398645202704</text:p>
          </table:table-cell>
          <table:table-cell table:formula="of:=ABS([.E57]-[.B57])/0.0166667" office:value-type="float" office:value="522.298955402092" calcext:value-type="float">
            <text:p>522.298955402092</text:p>
          </table:table-cell>
          <table:table-cell table:formula="of:=([.F57]-[.C57])/0.0166667" office:value-type="float" office:value="51.9238961522078" calcext:value-type="float">
            <text:p>51.9238961522078</text:p>
          </table:table-cell>
          <table:table-cell table:formula="of:=DEGREES(ATAN(ABS([.F57]-[.C57])/ABS([.E57]-[.B57])))" office:value-type="float" office:value="5.67735567935933" calcext:value-type="float">
            <text:p>5.67735567935933</text:p>
          </table:table-cell>
          <table:table-cell table:formula="of:=SQRT(POWER([.H57];2)+POWER([.I57];2)+POWER([.J57];2))" office:value-type="float" office:value="529.226774692065" calcext:value-type="float">
            <text:p>529.226774692065</text:p>
          </table:table-cell>
        </table:table-row>
        <table:table-row table:style-name="ro1">
          <table:table-cell office:value-type="float" office:value="133.886" calcext:value-type="float">
            <text:p>133.886</text:p>
          </table:table-cell>
          <table:table-cell office:value-type="float" office:value="285.245" calcext:value-type="float">
            <text:p>285.245</text:p>
          </table:table-cell>
          <table:table-cell office:value-type="float" office:value="43.2257" calcext:value-type="float">
            <text:p>43.2257</text:p>
          </table:table-cell>
          <table:table-cell office:value-type="float" office:value="132.144" calcext:value-type="float">
            <text:p>132.144</text:p>
          </table:table-cell>
          <table:table-cell office:value-type="float" office:value="275.672" calcext:value-type="float">
            <text:p>275.672</text:p>
          </table:table-cell>
          <table:table-cell office:value-type="float" office:value="43.4691" calcext:value-type="float">
            <text:p>43.4691</text:p>
          </table:table-cell>
          <table:table-cell/>
          <table:table-cell table:formula="of:=([.D58]-[.A58])/0.0166667" office:value-type="float" office:value="-104.519790960418" calcext:value-type="float">
            <text:p>-104.519790960418</text:p>
          </table:table-cell>
          <table:table-cell table:formula="of:=ABS([.E58]-[.B58])/0.0166667" office:value-type="float" office:value="574.378851242296" calcext:value-type="float">
            <text:p>574.378851242296</text:p>
          </table:table-cell>
          <table:table-cell table:formula="of:=([.F58]-[.C58])/0.0166667" office:value-type="float" office:value="14.6039707920581" calcext:value-type="float">
            <text:p>14.6039707920581</text:p>
          </table:table-cell>
          <table:table-cell table:formula="of:=DEGREES(ATAN(ABS([.F58]-[.C58])/ABS([.E58]-[.B58])))" office:value-type="float" office:value="1.45647014967713" calcext:value-type="float">
            <text:p>1.45647014967713</text:p>
          </table:table-cell>
          <table:table-cell table:formula="of:=SQRT(POWER([.H58];2)+POWER([.I58];2)+POWER([.J58];2))" office:value-type="float" office:value="583.993773442598" calcext:value-type="float">
            <text:p>583.993773442598</text:p>
          </table:table-cell>
        </table:table-row>
        <table:table-row table:style-name="ro1">
          <table:table-cell office:value-type="float" office:value="133.714" calcext:value-type="float">
            <text:p>133.714</text:p>
          </table:table-cell>
          <table:table-cell office:value-type="float" office:value="283.976" calcext:value-type="float">
            <text:p>283.976</text:p>
          </table:table-cell>
          <table:table-cell office:value-type="float" office:value="43.4219" calcext:value-type="float">
            <text:p>43.4219</text:p>
          </table:table-cell>
          <table:table-cell office:value-type="float" office:value="132.446" calcext:value-type="float">
            <text:p>132.446</text:p>
          </table:table-cell>
          <table:table-cell office:value-type="float" office:value="274.286" calcext:value-type="float">
            <text:p>274.286</text:p>
          </table:table-cell>
          <table:table-cell office:value-type="float" office:value="43.9312" calcext:value-type="float">
            <text:p>43.9312</text:p>
          </table:table-cell>
          <table:table-cell/>
          <table:table-cell table:formula="of:=([.D59]-[.A59])/0.0166667" office:value-type="float" office:value="-76.0798478403044" calcext:value-type="float">
            <text:p>-76.0798478403044</text:p>
          </table:table-cell>
          <table:table-cell table:formula="of:=ABS([.E59]-[.B59])/0.0166667" office:value-type="float" office:value="581.398837202326" calcext:value-type="float">
            <text:p>581.398837202326</text:p>
          </table:table-cell>
          <table:table-cell table:formula="of:=([.F59]-[.C59])/0.0166667" office:value-type="float" office:value="30.557938884122" calcext:value-type="float">
            <text:p>30.557938884122</text:p>
          </table:table-cell>
          <table:table-cell table:formula="of:=DEGREES(ATAN(ABS([.F59]-[.C59])/ABS([.E59]-[.B59])))" office:value-type="float" office:value="3.0086599082808" calcext:value-type="float">
            <text:p>3.0086599082808</text:p>
          </table:table-cell>
          <table:table-cell table:formula="of:=SQRT(POWER([.H59];2)+POWER([.I59];2)+POWER([.J59];2))" office:value-type="float" office:value="587.151206058938" calcext:value-type="float">
            <text:p>587.151206058938</text:p>
          </table:table-cell>
        </table:table-row>
        <table:table-row table:style-name="ro1">
          <table:table-cell office:value-type="float" office:value="135.025" calcext:value-type="float">
            <text:p>135.025</text:p>
          </table:table-cell>
          <table:table-cell office:value-type="float" office:value="283.913" calcext:value-type="float">
            <text:p>283.913</text:p>
          </table:table-cell>
          <table:table-cell office:value-type="float" office:value="42.4126" calcext:value-type="float">
            <text:p>42.4126</text:p>
          </table:table-cell>
          <table:table-cell office:value-type="float" office:value="133.304" calcext:value-type="float">
            <text:p>133.304</text:p>
          </table:table-cell>
          <table:table-cell office:value-type="float" office:value="274.513" calcext:value-type="float">
            <text:p>274.513</text:p>
          </table:table-cell>
          <table:table-cell office:value-type="float" office:value="42.155" calcext:value-type="float">
            <text:p>42.155</text:p>
          </table:table-cell>
          <table:table-cell/>
          <table:table-cell table:formula="of:=([.D60]-[.A60])/0.0166667" office:value-type="float" office:value="-103.259793480413" calcext:value-type="float">
            <text:p>-103.259793480413</text:p>
          </table:table-cell>
          <table:table-cell table:formula="of:=ABS([.E60]-[.B60])/0.0166667" office:value-type="float" office:value="563.998872002258" calcext:value-type="float">
            <text:p>563.998872002258</text:p>
          </table:table-cell>
          <table:table-cell table:formula="of:=([.F60]-[.C60])/0.0166667" office:value-type="float" office:value="-15.4559690880616" calcext:value-type="float">
            <text:p>-15.4559690880616</text:p>
          </table:table-cell>
          <table:table-cell table:formula="of:=DEGREES(ATAN(ABS([.F60]-[.C60])/ABS([.E60]-[.B60])))" office:value-type="float" office:value="1.56975529062965" calcext:value-type="float">
            <text:p>1.56975529062965</text:p>
          </table:table-cell>
          <table:table-cell table:formula="of:=SQRT(POWER([.H60];2)+POWER([.I60];2)+POWER([.J60];2))" office:value-type="float" office:value="573.581903087857" calcext:value-type="float">
            <text:p>573.581903087857</text:p>
          </table:table-cell>
        </table:table-row>
        <table:table-row table:style-name="ro1">
          <table:table-cell office:value-type="float" office:value="135.538" calcext:value-type="float">
            <text:p>135.538</text:p>
          </table:table-cell>
          <table:table-cell office:value-type="float" office:value="289.994" calcext:value-type="float">
            <text:p>289.994</text:p>
          </table:table-cell>
          <table:table-cell office:value-type="float" office:value="42.9954" calcext:value-type="float">
            <text:p>42.9954</text:p>
          </table:table-cell>
          <table:table-cell office:value-type="float" office:value="133.318" calcext:value-type="float">
            <text:p>133.318</text:p>
          </table:table-cell>
          <table:table-cell office:value-type="float" office:value="279.03" calcext:value-type="float">
            <text:p>279.03</text:p>
          </table:table-cell>
          <table:table-cell office:value-type="float" office:value="43.6854" calcext:value-type="float">
            <text:p>43.6854</text:p>
          </table:table-cell>
          <table:table-cell/>
          <table:table-cell table:formula="of:=([.D61]-[.A61])/0.0166667" office:value-type="float" office:value="-133.199733600533" calcext:value-type="float">
            <text:p>-133.199733600533</text:p>
          </table:table-cell>
          <table:table-cell table:formula="of:=ABS([.E61]-[.B61])/0.0166667" office:value-type="float" office:value="657.838684322635" calcext:value-type="float">
            <text:p>657.838684322635</text:p>
          </table:table-cell>
          <table:table-cell table:formula="of:=([.F61]-[.C61])/0.0166667" office:value-type="float" office:value="41.3999172001655" calcext:value-type="float">
            <text:p>41.3999172001655</text:p>
          </table:table-cell>
          <table:table-cell table:formula="of:=DEGREES(ATAN(ABS([.F61]-[.C61])/ABS([.E61]-[.B61])))" office:value-type="float" office:value="3.60105971751801" calcext:value-type="float">
            <text:p>3.60105971751801</text:p>
          </table:table-cell>
          <table:table-cell table:formula="of:=SQRT(POWER([.H61];2)+POWER([.I61];2)+POWER([.J61];2))" office:value-type="float" office:value="672.464018938388" calcext:value-type="float">
            <text:p>672.464018938388</text:p>
          </table:table-cell>
        </table:table-row>
        <table:table-row table:style-name="ro1">
          <table:table-cell office:value-type="float" office:value="137.095" calcext:value-type="float">
            <text:p>137.095</text:p>
          </table:table-cell>
          <table:table-cell office:value-type="float" office:value="288.236" calcext:value-type="float">
            <text:p>288.236</text:p>
          </table:table-cell>
          <table:table-cell office:value-type="float" office:value="43.253" calcext:value-type="float">
            <text:p>43.253</text:p>
          </table:table-cell>
          <table:table-cell office:value-type="float" office:value="135.286" calcext:value-type="float">
            <text:p>135.286</text:p>
          </table:table-cell>
          <table:table-cell office:value-type="float" office:value="278.602" calcext:value-type="float">
            <text:p>278.602</text:p>
          </table:table-cell>
          <table:table-cell office:value-type="float" office:value="43.4884" calcext:value-type="float">
            <text:p>43.4884</text:p>
          </table:table-cell>
          <table:table-cell/>
          <table:table-cell table:formula="of:=([.D62]-[.A62])/0.0166667" office:value-type="float" office:value="-108.539782920434" calcext:value-type="float">
            <text:p>-108.539782920434</text:p>
          </table:table-cell>
          <table:table-cell table:formula="of:=ABS([.E62]-[.B62])/0.0166667" office:value-type="float" office:value="578.038843922313" calcext:value-type="float">
            <text:p>578.038843922313</text:p>
          </table:table-cell>
          <table:table-cell table:formula="of:=([.F62]-[.C62])/0.0166667" office:value-type="float" office:value="14.1239717520564" calcext:value-type="float">
            <text:p>14.1239717520564</text:p>
          </table:table-cell>
          <table:table-cell table:formula="of:=DEGREES(ATAN(ABS([.F62]-[.C62])/ABS([.E62]-[.B62])))" office:value-type="float" office:value="1.39970347770841" calcext:value-type="float">
            <text:p>1.39970347770841</text:p>
          </table:table-cell>
          <table:table-cell table:formula="of:=SQRT(POWER([.H62];2)+POWER([.I62];2)+POWER([.J62];2))" office:value-type="float" office:value="588.310526964725" calcext:value-type="float">
            <text:p>588.310526964725</text:p>
          </table:table-cell>
        </table:table-row>
        <table:table-row table:style-name="ro1">
          <table:table-cell office:value-type="float" office:value="137.124" calcext:value-type="float">
            <text:p>137.124</text:p>
          </table:table-cell>
          <table:table-cell office:value-type="float" office:value="292.191" calcext:value-type="float">
            <text:p>292.191</text:p>
          </table:table-cell>
          <table:table-cell office:value-type="float" office:value="42.9059" calcext:value-type="float">
            <text:p>42.9059</text:p>
          </table:table-cell>
          <table:table-cell office:value-type="float" office:value="134.862" calcext:value-type="float">
            <text:p>134.862</text:p>
          </table:table-cell>
          <table:table-cell office:value-type="float" office:value="281.154" calcext:value-type="float">
            <text:p>281.154</text:p>
          </table:table-cell>
          <table:table-cell office:value-type="float" office:value="43.5969" calcext:value-type="float">
            <text:p>43.5969</text:p>
          </table:table-cell>
          <table:table-cell/>
          <table:table-cell table:formula="of:=([.D63]-[.A63])/0.0166667" office:value-type="float" office:value="-135.719728560543" calcext:value-type="float">
            <text:p>-135.719728560543</text:p>
          </table:table-cell>
          <table:table-cell table:formula="of:=ABS([.E63]-[.B63])/0.0166667" office:value-type="float" office:value="662.218675562648" calcext:value-type="float">
            <text:p>662.218675562648</text:p>
          </table:table-cell>
          <table:table-cell table:formula="of:=([.F63]-[.C63])/0.0166667" office:value-type="float" office:value="41.4599170801656" calcext:value-type="float">
            <text:p>41.4599170801656</text:p>
          </table:table-cell>
          <table:table-cell table:formula="of:=DEGREES(ATAN(ABS([.F63]-[.C63])/ABS([.E63]-[.B63])))" office:value-type="float" office:value="3.58247495140105" calcext:value-type="float">
            <text:p>3.58247495140105</text:p>
          </table:table-cell>
          <table:table-cell table:formula="of:=SQRT(POWER([.H63];2)+POWER([.I63];2)+POWER([.J63];2))" office:value-type="float" office:value="677.253529860708" calcext:value-type="float">
            <text:p>677.253529860708</text:p>
          </table:table-cell>
        </table:table-row>
        <table:table-row table:style-name="ro1">
          <table:table-cell office:value-type="float" office:value="136.533" calcext:value-type="float">
            <text:p>136.533</text:p>
          </table:table-cell>
          <table:table-cell office:value-type="float" office:value="289.729" calcext:value-type="float">
            <text:p>289.729</text:p>
          </table:table-cell>
          <table:table-cell office:value-type="float" office:value="43.0291" calcext:value-type="float">
            <text:p>43.0291</text:p>
          </table:table-cell>
          <table:table-cell office:value-type="float" office:value="133.937" calcext:value-type="float">
            <text:p>133.937</text:p>
          </table:table-cell>
          <table:table-cell office:value-type="float" office:value="277.786" calcext:value-type="float">
            <text:p>277.786</text:p>
          </table:table-cell>
          <table:table-cell office:value-type="float" office:value="43.126" calcext:value-type="float">
            <text:p>43.126</text:p>
          </table:table-cell>
          <table:table-cell/>
          <table:table-cell table:formula="of:=([.D64]-[.A64])/0.0166667" office:value-type="float" office:value="-155.759688480622" calcext:value-type="float">
            <text:p>-155.759688480622</text:p>
          </table:table-cell>
          <table:table-cell table:formula="of:=ABS([.E64]-[.B64])/0.0166667" office:value-type="float" office:value="716.578566842865" calcext:value-type="float">
            <text:p>716.578566842865</text:p>
          </table:table-cell>
          <table:table-cell table:formula="of:=([.F64]-[.C64])/0.0166667" office:value-type="float" office:value="5.81398837202314" calcext:value-type="float">
            <text:p>5.81398837202314</text:p>
          </table:table-cell>
          <table:table-cell table:formula="of:=DEGREES(ATAN(ABS([.F64]-[.C64])/ABS([.E64]-[.B64])))" office:value-type="float" office:value="0.464861359121295" calcext:value-type="float">
            <text:p>0.464861359121295</text:p>
          </table:table-cell>
          <table:table-cell table:formula="of:=SQRT(POWER([.H64];2)+POWER([.I64];2)+POWER([.J64];2))" office:value-type="float" office:value="733.334661307472" calcext:value-type="float">
            <text:p>733.334661307472</text:p>
          </table:table-cell>
        </table:table-row>
        <table:table-row table:style-name="ro1">
          <table:table-cell office:value-type="float" office:value="138.241" calcext:value-type="float">
            <text:p>138.241</text:p>
          </table:table-cell>
          <table:table-cell office:value-type="float" office:value="293.015" calcext:value-type="float">
            <text:p>293.015</text:p>
          </table:table-cell>
          <table:table-cell office:value-type="float" office:value="43.5435" calcext:value-type="float">
            <text:p>43.5435</text:p>
          </table:table-cell>
          <table:table-cell office:value-type="float" office:value="136.308" calcext:value-type="float">
            <text:p>136.308</text:p>
          </table:table-cell>
          <table:table-cell office:value-type="float" office:value="284.478" calcext:value-type="float">
            <text:p>284.478</text:p>
          </table:table-cell>
          <table:table-cell office:value-type="float" office:value="43.8318" calcext:value-type="float">
            <text:p>43.8318</text:p>
          </table:table-cell>
          <table:table-cell/>
          <table:table-cell table:formula="of:=([.D65]-[.A65])/0.0166667" office:value-type="float" office:value="-115.979768040465" calcext:value-type="float">
            <text:p>-115.979768040465</text:p>
          </table:table-cell>
          <table:table-cell table:formula="of:=ABS([.E65]-[.B65])/0.0166667" office:value-type="float" office:value="512.218975562048" calcext:value-type="float">
            <text:p>512.218975562048</text:p>
          </table:table-cell>
          <table:table-cell table:formula="of:=([.F65]-[.C65])/0.0166667" office:value-type="float" office:value="17.2979654040692" calcext:value-type="float">
            <text:p>17.2979654040692</text:p>
          </table:table-cell>
          <table:table-cell table:formula="of:=DEGREES(ATAN(ABS([.F65]-[.C65])/ABS([.E65]-[.B65])))" office:value-type="float" office:value="1.93418039494975" calcext:value-type="float">
            <text:p>1.93418039494975</text:p>
          </table:table-cell>
          <table:table-cell table:formula="of:=SQRT(POWER([.H65];2)+POWER([.I65];2)+POWER([.J65];2))" office:value-type="float" office:value="525.470080145077" calcext:value-type="float">
            <text:p>525.470080145077</text:p>
          </table:table-cell>
        </table:table-row>
        <table:table-row table:style-name="ro1">
          <table:table-cell office:value-type="float" office:value="137.341" calcext:value-type="float">
            <text:p>137.341</text:p>
          </table:table-cell>
          <table:table-cell office:value-type="float" office:value="288.163" calcext:value-type="float">
            <text:p>288.163</text:p>
          </table:table-cell>
          <table:table-cell office:value-type="float" office:value="43.2625" calcext:value-type="float">
            <text:p>43.2625</text:p>
          </table:table-cell>
          <table:table-cell office:value-type="float" office:value="135.335" calcext:value-type="float">
            <text:p>135.335</text:p>
          </table:table-cell>
          <table:table-cell office:value-type="float" office:value="277.251" calcext:value-type="float">
            <text:p>277.251</text:p>
          </table:table-cell>
          <table:table-cell office:value-type="float" office:value="43.947" calcext:value-type="float">
            <text:p>43.947</text:p>
          </table:table-cell>
          <table:table-cell/>
          <table:table-cell table:formula="of:=([.D66]-[.A66])/0.0166667" office:value-type="float" office:value="-120.359759280481" calcext:value-type="float">
            <text:p>-120.359759280481</text:p>
          </table:table-cell>
          <table:table-cell table:formula="of:=ABS([.E66]-[.B66])/0.0166667" office:value-type="float" office:value="654.718690562621" calcext:value-type="float">
            <text:p>654.718690562621</text:p>
          </table:table-cell>
          <table:table-cell table:formula="of:=([.F66]-[.C66])/0.0166667" office:value-type="float" office:value="41.0699178601643" calcext:value-type="float">
            <text:p>41.0699178601643</text:p>
          </table:table-cell>
          <table:table-cell table:formula="of:=DEGREES(ATAN(ABS([.F66]-[.C66])/ABS([.E66]-[.B66])))" office:value-type="float" office:value="3.58940989362498" calcext:value-type="float">
            <text:p>3.58940989362498</text:p>
          </table:table-cell>
          <table:table-cell table:formula="of:=SQRT(POWER([.H66];2)+POWER([.I66];2)+POWER([.J66];2))" office:value-type="float" office:value="666.955600905434" calcext:value-type="float">
            <text:p>666.955600905434</text:p>
          </table:table-cell>
        </table:table-row>
        <table:table-row table:style-name="ro1">
          <table:table-cell office:value-type="float" office:value="136.441" calcext:value-type="float">
            <text:p>136.441</text:p>
          </table:table-cell>
          <table:table-cell office:value-type="float" office:value="287.155" calcext:value-type="float">
            <text:p>287.155</text:p>
          </table:table-cell>
          <table:table-cell office:value-type="float" office:value="43.1686" calcext:value-type="float">
            <text:p>43.1686</text:p>
          </table:table-cell>
          <table:table-cell office:value-type="float" office:value="134.161" calcext:value-type="float">
            <text:p>134.161</text:p>
          </table:table-cell>
          <table:table-cell office:value-type="float" office:value="277.667" calcext:value-type="float">
            <text:p>277.667</text:p>
          </table:table-cell>
          <table:table-cell office:value-type="float" office:value="43.3923" calcext:value-type="float">
            <text:p>43.3923</text:p>
          </table:table-cell>
          <table:table-cell/>
          <table:table-cell table:formula="of:=([.D67]-[.A67])/0.0166667" office:value-type="float" office:value="-136.799726400547" calcext:value-type="float">
            <text:p>-136.799726400547</text:p>
          </table:table-cell>
          <table:table-cell table:formula="of:=ABS([.E67]-[.B67])/0.0166667" office:value-type="float" office:value="569.278861442277" calcext:value-type="float">
            <text:p>569.278861442277</text:p>
          </table:table-cell>
          <table:table-cell table:formula="of:=([.F67]-[.C67])/0.0166667" office:value-type="float" office:value="13.4219731560537" calcext:value-type="float">
            <text:p>13.4219731560537</text:p>
          </table:table-cell>
          <table:table-cell table:formula="of:=DEGREES(ATAN(ABS([.F67]-[.C67])/ABS([.E67]-[.B67])))" office:value-type="float" office:value="1.35062096790035" calcext:value-type="float">
            <text:p>1.35062096790035</text:p>
          </table:table-cell>
          <table:table-cell table:formula="of:=SQRT(POWER([.H67];2)+POWER([.I67];2)+POWER([.J67];2))" office:value-type="float" office:value="585.638742393023" calcext:value-type="float">
            <text:p>585.638742393023</text:p>
          </table:table-cell>
        </table:table-row>
        <table:table-row table:style-name="ro1">
          <table:table-cell office:value-type="float" office:value="133.66" calcext:value-type="float">
            <text:p>133.66</text:p>
          </table:table-cell>
          <table:table-cell office:value-type="float" office:value="285.375" calcext:value-type="float">
            <text:p>285.375</text:p>
          </table:table-cell>
          <table:table-cell office:value-type="float" office:value="42.9542" calcext:value-type="float">
            <text:p>42.9542</text:p>
          </table:table-cell>
          <table:table-cell office:value-type="float" office:value="131.921" calcext:value-type="float">
            <text:p>131.921</text:p>
          </table:table-cell>
          <table:table-cell office:value-type="float" office:value="275.791" calcext:value-type="float">
            <text:p>275.791</text:p>
          </table:table-cell>
          <table:table-cell office:value-type="float" office:value="43.2037" calcext:value-type="float">
            <text:p>43.2037</text:p>
          </table:table-cell>
          <table:table-cell/>
          <table:table-cell table:formula="of:=([.D68]-[.A68])/0.0166667" office:value-type="float" office:value="-104.339791320418" calcext:value-type="float">
            <text:p>-104.339791320418</text:p>
          </table:table-cell>
          <table:table-cell table:formula="of:=ABS([.E68]-[.B68])/0.0166667" office:value-type="float" office:value="575.0388499223" calcext:value-type="float">
            <text:p>575.0388499223</text:p>
          </table:table-cell>
          <table:table-cell table:formula="of:=([.F68]-[.C68])/0.0166667" office:value-type="float" office:value="14.9699700600597" calcext:value-type="float">
            <text:p>14.9699700600597</text:p>
          </table:table-cell>
          <table:table-cell table:formula="of:=DEGREES(ATAN(ABS([.F68]-[.C68])/ABS([.E68]-[.B68])))" office:value-type="float" office:value="1.49124258337446" calcext:value-type="float">
            <text:p>1.49124258337446</text:p>
          </table:table-cell>
          <table:table-cell table:formula="of:=SQRT(POWER([.H68];2)+POWER([.I68];2)+POWER([.J68];2))" office:value-type="float" office:value="584.620022729593" calcext:value-type="float">
            <text:p>584.620022729593</text:p>
          </table:table-cell>
        </table:table-row>
        <table:table-row table:style-name="ro1">
          <table:table-cell office:value-type="float" office:value="112.142" calcext:value-type="float">
            <text:p>112.142</text:p>
          </table:table-cell>
          <table:table-cell office:value-type="float" office:value="287.919" calcext:value-type="float">
            <text:p>287.919</text:p>
          </table:table-cell>
          <table:table-cell office:value-type="float" office:value="43.4838" calcext:value-type="float">
            <text:p>43.4838</text:p>
          </table:table-cell>
          <table:table-cell office:value-type="float" office:value="111.479" calcext:value-type="float">
            <text:p>111.479</text:p>
          </table:table-cell>
          <table:table-cell office:value-type="float" office:value="282.949" calcext:value-type="float">
            <text:p>282.949</text:p>
          </table:table-cell>
          <table:table-cell office:value-type="float" office:value="43.2399" calcext:value-type="float">
            <text:p>43.2399</text:p>
          </table:table-cell>
          <table:table-cell/>
          <table:table-cell table:formula="of:=([.D69]-[.A69])/0.0166667" office:value-type="float" office:value="-39.7799204401589" calcext:value-type="float">
            <text:p>-39.7799204401589</text:p>
          </table:table-cell>
          <table:table-cell table:formula="of:=ABS([.E69]-[.B69])/0.0166667" office:value-type="float" office:value="298.199403601191" calcext:value-type="float">
            <text:p>298.199403601191</text:p>
          </table:table-cell>
          <table:table-cell table:formula="of:=([.F69]-[.C69])/0.0166667" office:value-type="float" office:value="-14.6339707320588" calcext:value-type="float">
            <text:p>-14.6339707320588</text:p>
          </table:table-cell>
          <table:table-cell table:formula="of:=DEGREES(ATAN(ABS([.F69]-[.C69])/ABS([.E69]-[.B69])))" office:value-type="float" office:value="2.80950474532601" calcext:value-type="float">
            <text:p>2.80950474532601</text:p>
          </table:table-cell>
          <table:table-cell table:formula="of:=SQRT(POWER([.H69];2)+POWER([.I69];2)+POWER([.J69];2))" office:value-type="float" office:value="301.196745463357" calcext:value-type="float">
            <text:p>301.196745463357</text:p>
          </table:table-cell>
        </table:table-row>
        <table:table-row table:style-name="ro1">
          <table:table-cell office:value-type="float" office:value="98.5349" calcext:value-type="float">
            <text:p>98.5349</text:p>
          </table:table-cell>
          <table:table-cell office:value-type="float" office:value="297.231" calcext:value-type="float">
            <text:p>297.231</text:p>
          </table:table-cell>
          <table:table-cell office:value-type="float" office:value="42.6923" calcext:value-type="float">
            <text:p>42.6923</text:p>
          </table:table-cell>
          <table:table-cell office:value-type="float" office:value="97.5076" calcext:value-type="float">
            <text:p>97.5076</text:p>
          </table:table-cell>
          <table:table-cell office:value-type="float" office:value="287.938" calcext:value-type="float">
            <text:p>287.938</text:p>
          </table:table-cell>
          <table:table-cell office:value-type="float" office:value="43.0904" calcext:value-type="float">
            <text:p>43.0904</text:p>
          </table:table-cell>
          <table:table-cell/>
          <table:table-cell table:formula="of:=([.D70]-[.A70])/0.0166667" office:value-type="float" office:value="-61.6378767242464" calcext:value-type="float">
            <text:p>-61.6378767242464</text:p>
          </table:table-cell>
          <table:table-cell table:formula="of:=ABS([.E70]-[.B70])/0.0166667" office:value-type="float" office:value="557.578884842231" calcext:value-type="float">
            <text:p>557.578884842231</text:p>
          </table:table-cell>
          <table:table-cell table:formula="of:=([.F70]-[.C70])/0.0166667" office:value-type="float" office:value="23.8859522280955" calcext:value-type="float">
            <text:p>23.8859522280955</text:p>
          </table:table-cell>
          <table:table-cell table:formula="of:=DEGREES(ATAN(ABS([.F70]-[.C70])/ABS([.E70]-[.B70])))" office:value-type="float" office:value="2.45297667250533" calcext:value-type="float">
            <text:p>2.45297667250533</text:p>
          </table:table-cell>
          <table:table-cell table:formula="of:=SQRT(POWER([.H70];2)+POWER([.I70];2)+POWER([.J70];2))" office:value-type="float" office:value="561.48373029218" calcext:value-type="float">
            <text:p>561.48373029218</text:p>
          </table:table-cell>
        </table:table-row>
        <table:table-row table:style-name="ro1">
          <table:table-cell office:value-type="float" office:value="88.3345" calcext:value-type="float">
            <text:p>88.3345</text:p>
          </table:table-cell>
          <table:table-cell office:value-type="float" office:value="297.663" calcext:value-type="float">
            <text:p>297.663</text:p>
          </table:table-cell>
          <table:table-cell office:value-type="float" office:value="42.1949" calcext:value-type="float">
            <text:p>42.1949</text:p>
          </table:table-cell>
          <table:table-cell office:value-type="float" office:value="88.426" calcext:value-type="float">
            <text:p>88.426</text:p>
          </table:table-cell>
          <table:table-cell office:value-type="float" office:value="285.516" calcext:value-type="float">
            <text:p>285.516</text:p>
          </table:table-cell>
          <table:table-cell office:value-type="float" office:value="43.0333" calcext:value-type="float">
            <text:p>43.0333</text:p>
          </table:table-cell>
          <table:table-cell/>
          <table:table-cell table:formula="of:=([.D71]-[.A71])/0.0166667" office:value-type="float" office:value="5.48998902002174" calcext:value-type="float">
            <text:p>5.48998902002174</text:p>
          </table:table-cell>
          <table:table-cell table:formula="of:=ABS([.E71]-[.B71])/0.0166667" office:value-type="float" office:value="728.818542362915" calcext:value-type="float">
            <text:p>728.818542362915</text:p>
          </table:table-cell>
          <table:table-cell table:formula="of:=([.F71]-[.C71])/0.0166667" office:value-type="float" office:value="50.3038993922012" calcext:value-type="float">
            <text:p>50.3038993922012</text:p>
          </table:table-cell>
          <table:table-cell table:formula="of:=DEGREES(ATAN(ABS([.F71]-[.C71])/ABS([.E71]-[.B71])))" office:value-type="float" office:value="3.94835907729399" calcext:value-type="float">
            <text:p>3.94835907729399</text:p>
          </table:table-cell>
          <table:table-cell table:formula="of:=SQRT(POWER([.H71];2)+POWER([.I71];2)+POWER([.J71];2))" office:value-type="float" office:value="730.573124310978" calcext:value-type="float">
            <text:p>730.573124310978</text:p>
          </table:table-cell>
        </table:table-row>
        <table:table-row table:style-name="ro1">
          <table:table-cell office:value-type="float" office:value="83.9424" calcext:value-type="float">
            <text:p>83.9424</text:p>
          </table:table-cell>
          <table:table-cell office:value-type="float" office:value="300.388" calcext:value-type="float">
            <text:p>300.388</text:p>
          </table:table-cell>
          <table:table-cell office:value-type="float" office:value="42.0793" calcext:value-type="float">
            <text:p>42.0793</text:p>
          </table:table-cell>
          <table:table-cell office:value-type="float" office:value="83.6639" calcext:value-type="float">
            <text:p>83.6639</text:p>
          </table:table-cell>
          <table:table-cell office:value-type="float" office:value="289.413" calcext:value-type="float">
            <text:p>289.413</text:p>
          </table:table-cell>
          <table:table-cell office:value-type="float" office:value="42.7279" calcext:value-type="float">
            <text:p>42.7279</text:p>
          </table:table-cell>
          <table:table-cell/>
          <table:table-cell table:formula="of:=([.D72]-[.A72])/0.0166667" office:value-type="float" office:value="-16.7099665800673" calcext:value-type="float">
            <text:p>-16.7099665800673</text:p>
          </table:table-cell>
          <table:table-cell table:formula="of:=ABS([.E72]-[.B72])/0.0166667" office:value-type="float" office:value="658.498683002632" calcext:value-type="float">
            <text:p>658.498683002632</text:p>
          </table:table-cell>
          <table:table-cell table:formula="of:=([.F72]-[.C72])/0.0166667" office:value-type="float" office:value="38.9159221681553" calcext:value-type="float">
            <text:p>38.9159221681553</text:p>
          </table:table-cell>
          <table:table-cell table:formula="of:=DEGREES(ATAN(ABS([.F72]-[.C72])/ABS([.E72]-[.B72])))" office:value-type="float" office:value="3.38212932826659" calcext:value-type="float">
            <text:p>3.38212932826659</text:p>
          </table:table-cell>
          <table:table-cell table:formula="of:=SQRT(POWER([.H72];2)+POWER([.I72];2)+POWER([.J72];2))" office:value-type="float" office:value="659.859217937816" calcext:value-type="float">
            <text:p>659.859217937816</text:p>
          </table:table-cell>
        </table:table-row>
        <table:table-row table:style-name="ro1">
          <table:table-cell office:value-type="float" office:value="80.1944" calcext:value-type="float">
            <text:p>80.1944</text:p>
          </table:table-cell>
          <table:table-cell office:value-type="float" office:value="297.409" calcext:value-type="float">
            <text:p>297.409</text:p>
          </table:table-cell>
          <table:table-cell office:value-type="float" office:value="42.5652" calcext:value-type="float">
            <text:p>42.5652</text:p>
          </table:table-cell>
          <table:table-cell office:value-type="float" office:value="80.2578" calcext:value-type="float">
            <text:p>80.2578</text:p>
          </table:table-cell>
          <table:table-cell office:value-type="float" office:value="286.582" calcext:value-type="float">
            <text:p>286.582</text:p>
          </table:table-cell>
          <table:table-cell office:value-type="float" office:value="42.9408" calcext:value-type="float">
            <text:p>42.9408</text:p>
          </table:table-cell>
          <table:table-cell/>
          <table:table-cell table:formula="of:=([.D73]-[.A73])/0.0166667" office:value-type="float" office:value="3.8039923920153" calcext:value-type="float">
            <text:p>3.8039923920153</text:p>
          </table:table-cell>
          <table:table-cell table:formula="of:=ABS([.E73]-[.B73])/0.0166667" office:value-type="float" office:value="649.618700762598" calcext:value-type="float">
            <text:p>649.618700762598</text:p>
          </table:table-cell>
          <table:table-cell table:formula="of:=([.F73]-[.C73])/0.0166667" office:value-type="float" office:value="22.5359549280905" calcext:value-type="float">
            <text:p>22.5359549280905</text:p>
          </table:table-cell>
          <table:table-cell table:formula="of:=DEGREES(ATAN(ABS([.F73]-[.C73])/ABS([.E73]-[.B73])))" office:value-type="float" office:value="1.98685397720739" calcext:value-type="float">
            <text:p>1.98685397720739</text:p>
          </table:table-cell>
          <table:table-cell table:formula="of:=SQRT(POWER([.H73];2)+POWER([.I73];2)+POWER([.J73];2))" office:value-type="float" office:value="650.020611983286" calcext:value-type="float">
            <text:p>650.020611983286</text:p>
          </table:table-cell>
        </table:table-row>
        <table:table-row table:style-name="ro1">
          <table:table-cell office:value-type="float" office:value="80.357" calcext:value-type="float">
            <text:p>80.357</text:p>
          </table:table-cell>
          <table:table-cell office:value-type="float" office:value="291.978" calcext:value-type="float">
            <text:p>291.978</text:p>
          </table:table-cell>
          <table:table-cell office:value-type="float" office:value="42.6191" calcext:value-type="float">
            <text:p>42.6191</text:p>
          </table:table-cell>
          <table:table-cell office:value-type="float" office:value="80.67" calcext:value-type="float">
            <text:p>80.67</text:p>
          </table:table-cell>
          <table:table-cell office:value-type="float" office:value="281.39" calcext:value-type="float">
            <text:p>281.39</text:p>
          </table:table-cell>
          <table:table-cell office:value-type="float" office:value="42.9864" calcext:value-type="float">
            <text:p>42.9864</text:p>
          </table:table-cell>
          <table:table-cell/>
          <table:table-cell table:formula="of:=([.D74]-[.A74])/0.0166667" office:value-type="float" office:value="18.7799624400753" calcext:value-type="float">
            <text:p>18.7799624400753</text:p>
          </table:table-cell>
          <table:table-cell table:formula="of:=ABS([.E74]-[.B74])/0.0166667" office:value-type="float" office:value="635.278729442542" calcext:value-type="float">
            <text:p>635.278729442542</text:p>
          </table:table-cell>
          <table:table-cell table:formula="of:=([.F74]-[.C74])/0.0166667" office:value-type="float" office:value="22.0379559240882" calcext:value-type="float">
            <text:p>22.0379559240882</text:p>
          </table:table-cell>
          <table:table-cell table:formula="of:=DEGREES(ATAN(ABS([.F74]-[.C74])/ABS([.E74]-[.B74])))" office:value-type="float" office:value="1.98680620336549" calcext:value-type="float">
            <text:p>1.98680620336549</text:p>
          </table:table-cell>
          <table:table-cell table:formula="of:=SQRT(POWER([.H74];2)+POWER([.I74];2)+POWER([.J74];2))" office:value-type="float" office:value="635.938222292617" calcext:value-type="float">
            <text:p>635.938222292617</text:p>
          </table:table-cell>
        </table:table-row>
        <table:table-row table:style-name="ro1">
          <table:table-cell office:value-type="float" office:value="79.8105" calcext:value-type="float">
            <text:p>79.8105</text:p>
          </table:table-cell>
          <table:table-cell office:value-type="float" office:value="290.395" calcext:value-type="float">
            <text:p>290.395</text:p>
          </table:table-cell>
          <table:table-cell office:value-type="float" office:value="43.6339" calcext:value-type="float">
            <text:p>43.6339</text:p>
          </table:table-cell>
          <table:table-cell office:value-type="float" office:value="80.0854" calcext:value-type="float">
            <text:p>80.0854</text:p>
          </table:table-cell>
          <table:table-cell office:value-type="float" office:value="277.241" calcext:value-type="float">
            <text:p>277.241</text:p>
          </table:table-cell>
          <table:table-cell office:value-type="float" office:value="44.3868" calcext:value-type="float">
            <text:p>44.3868</text:p>
          </table:table-cell>
          <table:table-cell/>
          <table:table-cell table:formula="of:=([.D75]-[.A75])/0.0166667" office:value-type="float" office:value="16.4939670120661" calcext:value-type="float">
            <text:p>16.4939670120661</text:p>
          </table:table-cell>
          <table:table-cell table:formula="of:=ABS([.E75]-[.B75])/0.0166667" office:value-type="float" office:value="789.238421523157" calcext:value-type="float">
            <text:p>789.238421523157</text:p>
          </table:table-cell>
          <table:table-cell table:formula="of:=([.F75]-[.C75])/0.0166667" office:value-type="float" office:value="45.1739096521809" calcext:value-type="float">
            <text:p>45.1739096521809</text:p>
          </table:table-cell>
          <table:table-cell table:formula="of:=DEGREES(ATAN(ABS([.F75]-[.C75])/ABS([.E75]-[.B75])))" office:value-type="float" office:value="3.27588387266277" calcext:value-type="float">
            <text:p>3.27588387266277</text:p>
          </table:table-cell>
          <table:table-cell table:formula="of:=SQRT(POWER([.H75];2)+POWER([.I75];2)+POWER([.J75];2))" office:value-type="float" office:value="790.702231607716" calcext:value-type="float">
            <text:p>790.702231607716</text:p>
          </table:table-cell>
        </table:table-row>
        <table:table-row table:style-name="ro1">
          <table:table-cell office:value-type="float" office:value="80.0494" calcext:value-type="float">
            <text:p>80.0494</text:p>
          </table:table-cell>
          <table:table-cell office:value-type="float" office:value="289.276" calcext:value-type="float">
            <text:p>289.276</text:p>
          </table:table-cell>
          <table:table-cell office:value-type="float" office:value="42.7814" calcext:value-type="float">
            <text:p>42.7814</text:p>
          </table:table-cell>
          <table:table-cell office:value-type="float" office:value="80.0924" calcext:value-type="float">
            <text:p>80.0924</text:p>
          </table:table-cell>
          <table:table-cell office:value-type="float" office:value="277.567" calcext:value-type="float">
            <text:p>277.567</text:p>
          </table:table-cell>
          <table:table-cell office:value-type="float" office:value="42.8411" calcext:value-type="float">
            <text:p>42.8411</text:p>
          </table:table-cell>
          <table:table-cell/>
          <table:table-cell table:formula="of:=([.D76]-[.A76])/0.0166667" office:value-type="float" office:value="2.57999484000985" calcext:value-type="float">
            <text:p>2.57999484000985</text:p>
          </table:table-cell>
          <table:table-cell table:formula="of:=ABS([.E76]-[.B76])/0.0166667" office:value-type="float" office:value="702.53859492281" calcext:value-type="float">
            <text:p>702.53859492281</text:p>
          </table:table-cell>
          <table:table-cell table:formula="of:=([.F76]-[.C76])/0.0166667" office:value-type="float" office:value="3.58199283601429" calcext:value-type="float">
            <text:p>3.58199283601429</text:p>
          </table:table-cell>
          <table:table-cell table:formula="of:=DEGREES(ATAN(ABS([.F76]-[.C76])/ABS([.E76]-[.B76])))" office:value-type="float" office:value="0.292128140485575" calcext:value-type="float">
            <text:p>0.292128140485575</text:p>
          </table:table-cell>
          <table:table-cell table:formula="of:=SQRT(POWER([.H76];2)+POWER([.I76];2)+POWER([.J76];2))" office:value-type="float" office:value="702.552463807628" calcext:value-type="float">
            <text:p>702.552463807628</text:p>
          </table:table-cell>
        </table:table-row>
        <table:table-row table:style-name="ro1">
          <table:table-cell office:value-type="float" office:value="79.6665" calcext:value-type="float">
            <text:p>79.6665</text:p>
          </table:table-cell>
          <table:table-cell office:value-type="float" office:value="297.213" calcext:value-type="float">
            <text:p>297.213</text:p>
          </table:table-cell>
          <table:table-cell office:value-type="float" office:value="43.3769" calcext:value-type="float">
            <text:p>43.3769</text:p>
          </table:table-cell>
          <table:table-cell office:value-type="float" office:value="79.4611" calcext:value-type="float">
            <text:p>79.4611</text:p>
          </table:table-cell>
          <table:table-cell office:value-type="float" office:value="284.966" calcext:value-type="float">
            <text:p>284.966</text:p>
          </table:table-cell>
          <table:table-cell office:value-type="float" office:value="44.209" calcext:value-type="float">
            <text:p>44.209</text:p>
          </table:table-cell>
          <table:table-cell/>
          <table:table-cell table:formula="of:=([.D77]-[.A77])/0.0166667" office:value-type="float" office:value="-12.3239753520491" calcext:value-type="float">
            <text:p>-12.3239753520491</text:p>
          </table:table-cell>
          <table:table-cell table:formula="of:=ABS([.E77]-[.B77])/0.0166667" office:value-type="float" office:value="734.81853036294" calcext:value-type="float">
            <text:p>734.81853036294</text:p>
          </table:table-cell>
          <table:table-cell table:formula="of:=([.F77]-[.C77])/0.0166667" office:value-type="float" office:value="49.9259001482" calcext:value-type="float">
            <text:p>49.9259001482</text:p>
          </table:table-cell>
          <table:table-cell table:formula="of:=DEGREES(ATAN(ABS([.F77]-[.C77])/ABS([.E77]-[.B77])))" office:value-type="float" office:value="3.88688324551909" calcext:value-type="float">
            <text:p>3.88688324551909</text:p>
          </table:table-cell>
          <table:table-cell table:formula="of:=SQRT(POWER([.H77];2)+POWER([.I77];2)+POWER([.J77];2))" office:value-type="float" office:value="736.615740015673" calcext:value-type="float">
            <text:p>736.615740015673</text:p>
          </table:table-cell>
        </table:table-row>
        <table:table-row table:style-name="ro1">
          <table:table-cell office:value-type="float" office:value="80.144" calcext:value-type="float">
            <text:p>80.144</text:p>
          </table:table-cell>
          <table:table-cell office:value-type="float" office:value="294.592" calcext:value-type="float">
            <text:p>294.592</text:p>
          </table:table-cell>
          <table:table-cell office:value-type="float" office:value="42.9935" calcext:value-type="float">
            <text:p>42.9935</text:p>
          </table:table-cell>
          <table:table-cell office:value-type="float" office:value="80.2319" calcext:value-type="float">
            <text:p>80.2319</text:p>
          </table:table-cell>
          <table:table-cell office:value-type="float" office:value="285.188" calcext:value-type="float">
            <text:p>285.188</text:p>
          </table:table-cell>
          <table:table-cell office:value-type="float" office:value="43.4096" calcext:value-type="float">
            <text:p>43.4096</text:p>
          </table:table-cell>
          <table:table-cell/>
          <table:table-cell table:formula="of:=([.D78]-[.A78])/0.0166667" office:value-type="float" office:value="5.27398945202053" calcext:value-type="float">
            <text:p>5.27398945202053</text:p>
          </table:table-cell>
          <table:table-cell table:formula="of:=ABS([.E78]-[.B78])/0.0166667" office:value-type="float" office:value="564.238871522257" calcext:value-type="float">
            <text:p>564.238871522257</text:p>
          </table:table-cell>
          <table:table-cell table:formula="of:=([.F78]-[.C78])/0.0166667" office:value-type="float" office:value="24.9659500680999" calcext:value-type="float">
            <text:p>24.9659500680999</text:p>
          </table:table-cell>
          <table:table-cell table:formula="of:=DEGREES(ATAN(ABS([.F78]-[.C78])/ABS([.E78]-[.B78])))" office:value-type="float" office:value="2.5335212197354" calcext:value-type="float">
            <text:p>2.5335212197354</text:p>
          </table:table-cell>
          <table:table-cell table:formula="of:=SQRT(POWER([.H78];2)+POWER([.I78];2)+POWER([.J78];2))" office:value-type="float" office:value="564.815560837565" calcext:value-type="float">
            <text:p>564.815560837565</text:p>
          </table:table-cell>
        </table:table-row>
        <table:table-row table:style-name="ro1">
          <table:table-cell office:value-type="float" office:value="79.5976" calcext:value-type="float">
            <text:p>79.5976</text:p>
          </table:table-cell>
          <table:table-cell office:value-type="float" office:value="293.102" calcext:value-type="float">
            <text:p>293.102</text:p>
          </table:table-cell>
          <table:table-cell office:value-type="float" office:value="43.4816" calcext:value-type="float">
            <text:p>43.4816</text:p>
          </table:table-cell>
          <table:table-cell office:value-type="float" office:value="79.1627" calcext:value-type="float">
            <text:p>79.1627</text:p>
          </table:table-cell>
          <table:table-cell office:value-type="float" office:value="282.314" calcext:value-type="float">
            <text:p>282.314</text:p>
          </table:table-cell>
          <table:table-cell office:value-type="float" office:value="44.3647" calcext:value-type="float">
            <text:p>44.3647</text:p>
          </table:table-cell>
          <table:table-cell/>
          <table:table-cell table:formula="of:=([.D79]-[.A79])/0.0166667" office:value-type="float" office:value="-26.0939478121043" calcext:value-type="float">
            <text:p>-26.0939478121043</text:p>
          </table:table-cell>
          <table:table-cell table:formula="of:=ABS([.E79]-[.B79])/0.0166667" office:value-type="float" office:value="647.278705442586" calcext:value-type="float">
            <text:p>647.278705442586</text:p>
          </table:table-cell>
          <table:table-cell table:formula="of:=([.F79]-[.C79])/0.0166667" office:value-type="float" office:value="52.9858940282119" calcext:value-type="float">
            <text:p>52.9858940282119</text:p>
          </table:table-cell>
          <table:table-cell table:formula="of:=DEGREES(ATAN(ABS([.F79]-[.C79])/ABS([.E79]-[.B79])))" office:value-type="float" office:value="4.67976795734721" calcext:value-type="float">
            <text:p>4.67976795734721</text:p>
          </table:table-cell>
          <table:table-cell table:formula="of:=SQRT(POWER([.H79];2)+POWER([.I79];2)+POWER([.J79];2))" office:value-type="float" office:value="649.967785046167" calcext:value-type="float">
            <text:p>649.967785046167</text:p>
          </table:table-cell>
        </table:table-row>
        <table:table-row table:style-name="ro1">
          <table:table-cell office:value-type="float" office:value="80.0791" calcext:value-type="float">
            <text:p>80.0791</text:p>
          </table:table-cell>
          <table:table-cell office:value-type="float" office:value="305.899" calcext:value-type="float">
            <text:p>305.899</text:p>
          </table:table-cell>
          <table:table-cell office:value-type="float" office:value="42.0684" calcext:value-type="float">
            <text:p>42.0684</text:p>
          </table:table-cell>
          <table:table-cell office:value-type="float" office:value="80.3816" calcext:value-type="float">
            <text:p>80.3816</text:p>
          </table:table-cell>
          <table:table-cell office:value-type="float" office:value="293.324" calcext:value-type="float">
            <text:p>293.324</text:p>
          </table:table-cell>
          <table:table-cell office:value-type="float" office:value="42.6696" calcext:value-type="float">
            <text:p>42.6696</text:p>
          </table:table-cell>
          <table:table-cell/>
          <table:table-cell table:formula="of:=([.D80]-[.A80])/0.0166667" office:value-type="float" office:value="18.1499637000731" calcext:value-type="float">
            <text:p>18.1499637000731</text:p>
          </table:table-cell>
          <table:table-cell table:formula="of:=ABS([.E80]-[.B80])/0.0166667" office:value-type="float" office:value="754.498491003017" calcext:value-type="float">
            <text:p>754.498491003017</text:p>
          </table:table-cell>
          <table:table-cell table:formula="of:=([.F80]-[.C80])/0.0166667" office:value-type="float" office:value="36.0719278561446" calcext:value-type="float">
            <text:p>36.0719278561446</text:p>
          </table:table-cell>
          <table:table-cell table:formula="of:=DEGREES(ATAN(ABS([.F80]-[.C80])/ABS([.E80]-[.B80])))" office:value-type="float" office:value="2.73717803860872" calcext:value-type="float">
            <text:p>2.73717803860872</text:p>
          </table:table-cell>
          <table:table-cell table:formula="of:=SQRT(POWER([.H80];2)+POWER([.I80];2)+POWER([.J80];2))" office:value-type="float" office:value="755.578307051892" calcext:value-type="float">
            <text:p>755.578307051892</text:p>
          </table:table-cell>
        </table:table-row>
        <table:table-row table:style-name="ro1">
          <table:table-cell office:value-type="float" office:value="80.168" calcext:value-type="float">
            <text:p>80.168</text:p>
          </table:table-cell>
          <table:table-cell office:value-type="float" office:value="295.94" calcext:value-type="float">
            <text:p>295.94</text:p>
          </table:table-cell>
          <table:table-cell office:value-type="float" office:value="43.047" calcext:value-type="float">
            <text:p>43.047</text:p>
          </table:table-cell>
          <table:table-cell office:value-type="float" office:value="80.4608" calcext:value-type="float">
            <text:p>80.4608</text:p>
          </table:table-cell>
          <table:table-cell office:value-type="float" office:value="283.796" calcext:value-type="float">
            <text:p>283.796</text:p>
          </table:table-cell>
          <table:table-cell office:value-type="float" office:value="43.8742" calcext:value-type="float">
            <text:p>43.8742</text:p>
          </table:table-cell>
          <table:table-cell/>
          <table:table-cell table:formula="of:=([.D81]-[.A81])/0.0166667" office:value-type="float" office:value="17.5679648640703" calcext:value-type="float">
            <text:p>17.5679648640703</text:p>
          </table:table-cell>
          <table:table-cell table:formula="of:=ABS([.E81]-[.B81])/0.0166667" office:value-type="float" office:value="728.638542722915" calcext:value-type="float">
            <text:p>728.638542722915</text:p>
          </table:table-cell>
          <table:table-cell table:formula="of:=([.F81]-[.C81])/0.0166667" office:value-type="float" office:value="49.6319007361988" calcext:value-type="float">
            <text:p>49.6319007361988</text:p>
          </table:table-cell>
          <table:table-cell table:formula="of:=DEGREES(ATAN(ABS([.F81]-[.C81])/ABS([.E81]-[.B81])))" office:value-type="float" office:value="3.89673676527093" calcext:value-type="float">
            <text:p>3.89673676527093</text:p>
          </table:table-cell>
          <table:table-cell table:formula="of:=SQRT(POWER([.H81];2)+POWER([.I81];2)+POWER([.J81];2))" office:value-type="float" office:value="730.538215907646" calcext:value-type="float">
            <text:p>730.538215907646</text:p>
          </table:table-cell>
        </table:table-row>
        <table:table-row table:style-name="ro1">
          <table:table-cell office:value-type="float" office:value="79.8819" calcext:value-type="float">
            <text:p>79.8819</text:p>
          </table:table-cell>
          <table:table-cell office:value-type="float" office:value="294.517" calcext:value-type="float">
            <text:p>294.517</text:p>
          </table:table-cell>
          <table:table-cell office:value-type="float" office:value="43.2649" calcext:value-type="float">
            <text:p>43.2649</text:p>
          </table:table-cell>
          <table:table-cell office:value-type="float" office:value="79.9265" calcext:value-type="float">
            <text:p>79.9265</text:p>
          </table:table-cell>
          <table:table-cell office:value-type="float" office:value="282.418" calcext:value-type="float">
            <text:p>282.418</text:p>
          </table:table-cell>
          <table:table-cell office:value-type="float" office:value="44.0906" calcext:value-type="float">
            <text:p>44.0906</text:p>
          </table:table-cell>
          <table:table-cell/>
          <table:table-cell table:formula="of:=([.D82]-[.A82])/0.0166667" office:value-type="float" office:value="2.67599464801086" calcext:value-type="float">
            <text:p>2.67599464801086</text:p>
          </table:table-cell>
          <table:table-cell table:formula="of:=ABS([.E82]-[.B82])/0.0166667" office:value-type="float" office:value="725.938548122903" calcext:value-type="float">
            <text:p>725.938548122903</text:p>
          </table:table-cell>
          <table:table-cell table:formula="of:=([.F82]-[.C82])/0.0166667" office:value-type="float" office:value="49.5419009161985" calcext:value-type="float">
            <text:p>49.5419009161985</text:p>
          </table:table-cell>
          <table:table-cell table:formula="of:=DEGREES(ATAN(ABS([.F82]-[.C82])/ABS([.E82]-[.B82])))" office:value-type="float" office:value="3.90411468010055" calcext:value-type="float">
            <text:p>3.90411468010055</text:p>
          </table:table-cell>
          <table:table-cell table:formula="of:=SQRT(POWER([.H82];2)+POWER([.I82];2)+POWER([.J82];2))" office:value-type="float" office:value="727.632006267272" calcext:value-type="float">
            <text:p>727.632006267272</text:p>
          </table:table-cell>
        </table:table-row>
        <table:table-row table:style-name="ro1">
          <table:table-cell office:value-type="float" office:value="80.1175" calcext:value-type="float">
            <text:p>80.1175</text:p>
          </table:table-cell>
          <table:table-cell office:value-type="float" office:value="293.117" calcext:value-type="float">
            <text:p>293.117</text:p>
          </table:table-cell>
          <table:table-cell office:value-type="float" office:value="43.4746" calcext:value-type="float">
            <text:p>43.4746</text:p>
          </table:table-cell>
          <table:table-cell office:value-type="float" office:value="80.058" calcext:value-type="float">
            <text:p>80.058</text:p>
          </table:table-cell>
          <table:table-cell office:value-type="float" office:value="275.781" calcext:value-type="float">
            <text:p>275.781</text:p>
          </table:table-cell>
          <table:table-cell office:value-type="float" office:value="45.356" calcext:value-type="float">
            <text:p>45.356</text:p>
          </table:table-cell>
          <table:table-cell/>
          <table:table-cell table:formula="of:=([.D83]-[.A83])/0.0166667" office:value-type="float" office:value="-3.56999286001427" calcext:value-type="float">
            <text:p>-3.56999286001427</text:p>
          </table:table-cell>
          <table:table-cell table:formula="of:=ABS([.E83]-[.B83])/0.0166667" office:value-type="float" office:value="1040.15791968416" calcext:value-type="float">
            <text:p>1040.15791968416</text:p>
          </table:table-cell>
          <table:table-cell table:formula="of:=([.F83]-[.C83])/0.0166667" office:value-type="float" office:value="112.883774232452" calcext:value-type="float">
            <text:p>112.883774232452</text:p>
          </table:table-cell>
          <table:table-cell table:formula="of:=DEGREES(ATAN(ABS([.F83]-[.C83])/ABS([.E83]-[.B83])))" office:value-type="float" office:value="6.19381887219261" calcext:value-type="float">
            <text:p>6.19381887219261</text:p>
          </table:table-cell>
          <table:table-cell table:formula="of:=SQRT(POWER([.H83];2)+POWER([.I83];2)+POWER([.J83];2))" office:value-type="float" office:value="1046.27147013367" calcext:value-type="float">
            <text:p>1046.27147013367</text:p>
          </table:table-cell>
        </table:table-row>
        <table:table-row table:style-name="ro1">
          <table:table-cell office:value-type="float" office:value="79.9064" calcext:value-type="float">
            <text:p>79.9064</text:p>
          </table:table-cell>
          <table:table-cell office:value-type="float" office:value="295.927" calcext:value-type="float">
            <text:p>295.927</text:p>
          </table:table-cell>
          <table:table-cell office:value-type="float" office:value="43.0513" calcext:value-type="float">
            <text:p>43.0513</text:p>
          </table:table-cell>
          <table:table-cell office:value-type="float" office:value="79.719" calcext:value-type="float">
            <text:p>79.719</text:p>
          </table:table-cell>
          <table:table-cell office:value-type="float" office:value="285.101" calcext:value-type="float">
            <text:p>285.101</text:p>
          </table:table-cell>
          <table:table-cell office:value-type="float" office:value="43.6806" calcext:value-type="float">
            <text:p>43.6806</text:p>
          </table:table-cell>
          <table:table-cell/>
          <table:table-cell table:formula="of:=([.D84]-[.A84])/0.0166667" office:value-type="float" office:value="-11.2439775120456" calcext:value-type="float">
            <text:p>-11.2439775120456</text:p>
          </table:table-cell>
          <table:table-cell table:formula="of:=ABS([.E84]-[.B84])/0.0166667" office:value-type="float" office:value="649.5587008826" calcext:value-type="float">
            <text:p>649.5587008826</text:p>
          </table:table-cell>
          <table:table-cell table:formula="of:=([.F84]-[.C84])/0.0166667" office:value-type="float" office:value="37.7579244841511" calcext:value-type="float">
            <text:p>37.7579244841511</text:p>
          </table:table-cell>
          <table:table-cell table:formula="of:=DEGREES(ATAN(ABS([.F84]-[.C84])/ABS([.E84]-[.B84])))" office:value-type="float" office:value="3.32677864988449" calcext:value-type="float">
            <text:p>3.32677864988449</text:p>
          </table:table-cell>
          <table:table-cell table:formula="of:=SQRT(POWER([.H84];2)+POWER([.I84];2)+POWER([.J84];2))" office:value-type="float" office:value="650.752329065316" calcext:value-type="float">
            <text:p>650.752329065316</text:p>
          </table:table-cell>
        </table:table-row>
        <table:table-row table:style-name="ro1">
          <table:table-cell office:value-type="float" office:value="80.2582" calcext:value-type="float">
            <text:p>80.2582</text:p>
          </table:table-cell>
          <table:table-cell office:value-type="float" office:value="286.604" calcext:value-type="float">
            <text:p>286.604</text:p>
          </table:table-cell>
          <table:table-cell office:value-type="float" office:value="42.9375" calcext:value-type="float">
            <text:p>42.9375</text:p>
          </table:table-cell>
          <table:table-cell office:value-type="float" office:value="80.3196" calcext:value-type="float">
            <text:p>80.3196</text:p>
          </table:table-cell>
          <table:table-cell office:value-type="float" office:value="276.273" calcext:value-type="float">
            <text:p>276.273</text:p>
          </table:table-cell>
          <table:table-cell office:value-type="float" office:value="43.0434" calcext:value-type="float">
            <text:p>43.0434</text:p>
          </table:table-cell>
          <table:table-cell/>
          <table:table-cell table:formula="of:=([.D85]-[.A85])/0.0166667" office:value-type="float" office:value="3.68399263201425" calcext:value-type="float">
            <text:p>3.68399263201425</text:p>
          </table:table-cell>
          <table:table-cell table:formula="of:=ABS([.E85]-[.B85])/0.0166667" office:value-type="float" office:value="619.858760282477" calcext:value-type="float">
            <text:p>619.858760282477</text:p>
          </table:table-cell>
          <table:table-cell table:formula="of:=([.F85]-[.C85])/0.0166667" office:value-type="float" office:value="6.35398729202532" calcext:value-type="float">
            <text:p>6.35398729202532</text:p>
          </table:table-cell>
          <table:table-cell table:formula="of:=DEGREES(ATAN(ABS([.F85]-[.C85])/ABS([.E85]-[.B85])))" office:value-type="float" office:value="0.58730137852285" calcext:value-type="float">
            <text:p>0.58730137852285</text:p>
          </table:table-cell>
          <table:table-cell table:formula="of:=SQRT(POWER([.H85];2)+POWER([.I85];2)+POWER([.J85];2))" office:value-type="float" office:value="619.902272664933" calcext:value-type="float">
            <text:p>619.902272664933</text:p>
          </table:table-cell>
        </table:table-row>
        <table:table-row table:style-name="ro1">
          <table:table-cell office:value-type="float" office:value="80.9528" calcext:value-type="float">
            <text:p>80.9528</text:p>
          </table:table-cell>
          <table:table-cell office:value-type="float" office:value="295.975" calcext:value-type="float">
            <text:p>295.975</text:p>
          </table:table-cell>
          <table:table-cell office:value-type="float" office:value="43.0347" calcext:value-type="float">
            <text:p>43.0347</text:p>
          </table:table-cell>
          <table:table-cell office:value-type="float" office:value="79.9747" calcext:value-type="float">
            <text:p>79.9747</text:p>
          </table:table-cell>
          <table:table-cell office:value-type="float" office:value="285.111" calcext:value-type="float">
            <text:p>285.111</text:p>
          </table:table-cell>
          <table:table-cell office:value-type="float" office:value="43.6768" calcext:value-type="float">
            <text:p>43.6768</text:p>
          </table:table-cell>
          <table:table-cell/>
          <table:table-cell table:formula="of:=([.D86]-[.A86])/0.0166667" office:value-type="float" office:value="-58.6858826282346" calcext:value-type="float">
            <text:p>-58.6858826282346</text:p>
          </table:table-cell>
          <table:table-cell table:formula="of:=ABS([.E86]-[.B86])/0.0166667" office:value-type="float" office:value="651.838696322609" calcext:value-type="float">
            <text:p>651.838696322609</text:p>
          </table:table-cell>
          <table:table-cell table:formula="of:=([.F86]-[.C86])/0.0166667" office:value-type="float" office:value="38.5259229481541" calcext:value-type="float">
            <text:p>38.5259229481541</text:p>
          </table:table-cell>
          <table:table-cell table:formula="of:=DEGREES(ATAN(ABS([.F86]-[.C86])/ABS([.E86]-[.B86])))" office:value-type="float" office:value="3.38244399114605" calcext:value-type="float">
            <text:p>3.38244399114605</text:p>
          </table:table-cell>
          <table:table-cell table:formula="of:=SQRT(POWER([.H86];2)+POWER([.I86];2)+POWER([.J86];2))" office:value-type="float" office:value="655.608088405277" calcext:value-type="float">
            <text:p>655.608088405277</text:p>
          </table:table-cell>
        </table:table-row>
        <table:table-row table:style-name="ro1">
          <table:table-cell office:value-type="float" office:value="75.97" calcext:value-type="float">
            <text:p>75.97</text:p>
          </table:table-cell>
          <table:table-cell office:value-type="float" office:value="294.445" calcext:value-type="float">
            <text:p>294.445</text:p>
          </table:table-cell>
          <table:table-cell office:value-type="float" office:value="42.5382" calcext:value-type="float">
            <text:p>42.5382</text:p>
          </table:table-cell>
          <table:table-cell office:value-type="float" office:value="76.1122" calcext:value-type="float">
            <text:p>76.1122</text:p>
          </table:table-cell>
          <table:table-cell office:value-type="float" office:value="282.292" calcext:value-type="float">
            <text:p>282.292</text:p>
          </table:table-cell>
          <table:table-cell office:value-type="float" office:value="43.3903" calcext:value-type="float">
            <text:p>43.3903</text:p>
          </table:table-cell>
          <table:table-cell/>
          <table:table-cell table:formula="of:=([.D87]-[.A87])/0.0166667" office:value-type="float" office:value="8.53198293603428" calcext:value-type="float">
            <text:p>8.53198293603428</text:p>
          </table:table-cell>
          <table:table-cell table:formula="of:=ABS([.E87]-[.B87])/0.0166667" office:value-type="float" office:value="729.178541642918" calcext:value-type="float">
            <text:p>729.178541642918</text:p>
          </table:table-cell>
          <table:table-cell table:formula="of:=([.F87]-[.C87])/0.0166667" office:value-type="float" office:value="51.1258977482045" calcext:value-type="float">
            <text:p>51.1258977482045</text:p>
          </table:table-cell>
          <table:table-cell table:formula="of:=DEGREES(ATAN(ABS([.F87]-[.C87])/ABS([.E87]-[.B87])))" office:value-type="float" office:value="4.01069414231124" calcext:value-type="float">
            <text:p>4.01069414231124</text:p>
          </table:table-cell>
          <table:table-cell table:formula="of:=SQRT(POWER([.H87];2)+POWER([.I87];2)+POWER([.J87];2))" office:value-type="float" office:value="731.018466077208" calcext:value-type="float">
            <text:p>731.018466077208</text:p>
          </table:table-cell>
        </table:table-row>
        <table:table-row table:style-name="ro1">
          <table:table-cell office:value-type="float" office:value="76.9983" calcext:value-type="float">
            <text:p>76.9983</text:p>
          </table:table-cell>
          <table:table-cell office:value-type="float" office:value="293.237" calcext:value-type="float">
            <text:p>293.237</text:p>
          </table:table-cell>
          <table:table-cell office:value-type="float" office:value="42.1989" calcext:value-type="float">
            <text:p>42.1989</text:p>
          </table:table-cell>
          <table:table-cell office:value-type="float" office:value="77.1305" calcext:value-type="float">
            <text:p>77.1305</text:p>
          </table:table-cell>
          <table:table-cell office:value-type="float" office:value="282.591" calcext:value-type="float">
            <text:p>282.591</text:p>
          </table:table-cell>
          <table:table-cell office:value-type="float" office:value="42.3266" calcext:value-type="float">
            <text:p>42.3266</text:p>
          </table:table-cell>
          <table:table-cell/>
          <table:table-cell table:formula="of:=([.D88]-[.A88])/0.0166667" office:value-type="float" office:value="7.93198413603157" calcext:value-type="float">
            <text:p>7.93198413603157</text:p>
          </table:table-cell>
          <table:table-cell table:formula="of:=ABS([.E88]-[.B88])/0.0166667" office:value-type="float" office:value="638.758722482556" calcext:value-type="float">
            <text:p>638.758722482556</text:p>
          </table:table-cell>
          <table:table-cell table:formula="of:=([.F88]-[.C88])/0.0166667" office:value-type="float" office:value="7.66198467603048" calcext:value-type="float">
            <text:p>7.66198467603048</text:p>
          </table:table-cell>
          <table:table-cell table:formula="of:=DEGREES(ATAN(ABS([.F88]-[.C88])/ABS([.E88]-[.B88])))" office:value-type="float" office:value="0.687236535764369" calcext:value-type="float">
            <text:p>0.687236535764369</text:p>
          </table:table-cell>
          <table:table-cell table:formula="of:=SQRT(POWER([.H88];2)+POWER([.I88];2)+POWER([.J88];2))" office:value-type="float" office:value="638.853917518753" calcext:value-type="float">
            <text:p>638.853917518753</text:p>
          </table:table-cell>
        </table:table-row>
        <table:table-row table:style-name="ro1">
          <table:table-cell office:value-type="float" office:value="76.998" calcext:value-type="float">
            <text:p>76.998</text:p>
          </table:table-cell>
          <table:table-cell office:value-type="float" office:value="293.11" calcext:value-type="float">
            <text:p>293.11</text:p>
          </table:table-cell>
          <table:table-cell office:value-type="float" office:value="42.733" calcext:value-type="float">
            <text:p>42.733</text:p>
          </table:table-cell>
          <table:table-cell office:value-type="float" office:value="76.8906" calcext:value-type="float">
            <text:p>76.8906</text:p>
          </table:table-cell>
          <table:table-cell office:value-type="float" office:value="283.758" calcext:value-type="float">
            <text:p>283.758</text:p>
          </table:table-cell>
          <table:table-cell office:value-type="float" office:value="42.9032" calcext:value-type="float">
            <text:p>42.9032</text:p>
          </table:table-cell>
          <table:table-cell/>
          <table:table-cell table:formula="of:=([.D89]-[.A89])/0.0166667" office:value-type="float" office:value="-6.44398711202568" calcext:value-type="float">
            <text:p>-6.44398711202568</text:p>
          </table:table-cell>
          <table:table-cell table:formula="of:=ABS([.E89]-[.B89])/0.0166667" office:value-type="float" office:value="561.118877762246" calcext:value-type="float">
            <text:p>561.118877762246</text:p>
          </table:table-cell>
          <table:table-cell table:formula="of:=([.F89]-[.C89])/0.0166667" office:value-type="float" office:value="10.2119795760409" calcext:value-type="float">
            <text:p>10.2119795760409</text:p>
          </table:table-cell>
          <table:table-cell table:formula="of:=DEGREES(ATAN(ABS([.F89]-[.C89])/ABS([.E89]-[.B89])))" office:value-type="float" office:value="1.04262887571675" calcext:value-type="float">
            <text:p>1.04262887571675</text:p>
          </table:table-cell>
          <table:table-cell table:formula="of:=SQRT(POWER([.H89];2)+POWER([.I89];2)+POWER([.J89];2))" office:value-type="float" office:value="561.248790179475" calcext:value-type="float">
            <text:p>561.248790179475</text:p>
          </table:table-cell>
        </table:table-row>
        <table:table-row table:style-name="ro1">
          <table:table-cell office:value-type="float" office:value="77.2745" calcext:value-type="float">
            <text:p>77.2745</text:p>
          </table:table-cell>
          <table:table-cell office:value-type="float" office:value="294.479" calcext:value-type="float">
            <text:p>294.479</text:p>
          </table:table-cell>
          <table:table-cell office:value-type="float" office:value="42.7789" calcext:value-type="float">
            <text:p>42.7789</text:p>
          </table:table-cell>
          <table:table-cell office:value-type="float" office:value="77.1616" calcext:value-type="float">
            <text:p>77.1616</text:p>
          </table:table-cell>
          <table:table-cell office:value-type="float" office:value="285.077" calcext:value-type="float">
            <text:p>285.077</text:p>
          </table:table-cell>
          <table:table-cell office:value-type="float" office:value="42.9485" calcext:value-type="float">
            <text:p>42.9485</text:p>
          </table:table-cell>
          <table:table-cell/>
          <table:table-cell table:formula="of:=([.D90]-[.A90])/0.0166667" office:value-type="float" office:value="-6.77398645202687" calcext:value-type="float">
            <text:p>-6.77398645202687</text:p>
          </table:table-cell>
          <table:table-cell table:formula="of:=ABS([.E90]-[.B90])/0.0166667" office:value-type="float" office:value="564.118871762256" calcext:value-type="float">
            <text:p>564.118871762256</text:p>
          </table:table-cell>
          <table:table-cell table:formula="of:=([.F90]-[.C90])/0.0166667" office:value-type="float" office:value="10.1759796480409" calcext:value-type="float">
            <text:p>10.1759796480409</text:p>
          </table:table-cell>
          <table:table-cell table:formula="of:=DEGREES(ATAN(ABS([.F90]-[.C90])/ABS([.E90]-[.B90])))" office:value-type="float" office:value="1.03343016554438" calcext:value-type="float">
            <text:p>1.03343016554438</text:p>
          </table:table-cell>
          <table:table-cell table:formula="of:=SQRT(POWER([.H90];2)+POWER([.I90];2)+POWER([.J90];2))" office:value-type="float" office:value="564.251308312679" calcext:value-type="float">
            <text:p>564.251308312679</text:p>
          </table:table-cell>
        </table:table-row>
        <table:table-row table:style-name="ro1">
          <table:table-cell office:value-type="float" office:value="77.0932" calcext:value-type="float">
            <text:p>77.0932</text:p>
          </table:table-cell>
          <table:table-cell office:value-type="float" office:value="301.425" calcext:value-type="float">
            <text:p>301.425</text:p>
          </table:table-cell>
          <table:table-cell office:value-type="float" office:value="42.5063" calcext:value-type="float">
            <text:p>42.5063</text:p>
          </table:table-cell>
          <table:table-cell office:value-type="float" office:value="76.9668" calcext:value-type="float">
            <text:p>76.9668</text:p>
          </table:table-cell>
          <table:table-cell office:value-type="float" office:value="290.324" calcext:value-type="float">
            <text:p>290.324</text:p>
          </table:table-cell>
          <table:table-cell office:value-type="float" office:value="43.1593" calcext:value-type="float">
            <text:p>43.1593</text:p>
          </table:table-cell>
          <table:table-cell/>
          <table:table-cell table:formula="of:=([.D91]-[.A91])/0.0166667" office:value-type="float" office:value="-7.58398483202971" calcext:value-type="float">
            <text:p>-7.58398483202971</text:p>
          </table:table-cell>
          <table:table-cell table:formula="of:=ABS([.E91]-[.B91])/0.0166667" office:value-type="float" office:value="666.058667882664" calcext:value-type="float">
            <text:p>666.058667882664</text:p>
          </table:table-cell>
          <table:table-cell table:formula="of:=([.F91]-[.C91])/0.0166667" office:value-type="float" office:value="39.1799216401566" calcext:value-type="float">
            <text:p>39.1799216401566</text:p>
          </table:table-cell>
          <table:table-cell table:formula="of:=DEGREES(ATAN(ABS([.F91]-[.C91])/ABS([.E91]-[.B91])))" office:value-type="float" office:value="3.36646066342979" calcext:value-type="float">
            <text:p>3.36646066342979</text:p>
          </table:table-cell>
          <table:table-cell table:formula="of:=SQRT(POWER([.H91];2)+POWER([.I91];2)+POWER([.J91];2))" office:value-type="float" office:value="667.253124494214" calcext:value-type="float">
            <text:p>667.253124494214</text:p>
          </table:table-cell>
        </table:table-row>
        <table:table-row table:style-name="ro1">
          <table:table-cell office:value-type="float" office:value="77.0936" calcext:value-type="float">
            <text:p>77.0936</text:p>
          </table:table-cell>
          <table:table-cell office:value-type="float" office:value="301.554" calcext:value-type="float">
            <text:p>301.554</text:p>
          </table:table-cell>
          <table:table-cell office:value-type="float" office:value="41.9638" calcext:value-type="float">
            <text:p>41.9638</text:p>
          </table:table-cell>
          <table:table-cell office:value-type="float" office:value="77.2097" calcext:value-type="float">
            <text:p>77.2097</text:p>
          </table:table-cell>
          <table:table-cell office:value-type="float" office:value="289.124" calcext:value-type="float">
            <text:p>289.124</text:p>
          </table:table-cell>
          <table:table-cell office:value-type="float" office:value="42.5754" calcext:value-type="float">
            <text:p>42.5754</text:p>
          </table:table-cell>
          <table:table-cell/>
          <table:table-cell table:formula="of:=([.D92]-[.A92])/0.0166667" office:value-type="float" office:value="6.96598606802804" calcext:value-type="float">
            <text:p>6.96598606802804</text:p>
          </table:table-cell>
          <table:table-cell table:formula="of:=ABS([.E92]-[.B92])/0.0166667" office:value-type="float" office:value="745.79850840298" calcext:value-type="float">
            <text:p>745.79850840298</text:p>
          </table:table-cell>
          <table:table-cell table:formula="of:=([.F92]-[.C92])/0.0166667" office:value-type="float" office:value="36.695926608147" calcext:value-type="float">
            <text:p>36.695926608147</text:p>
          </table:table-cell>
          <table:table-cell table:formula="of:=DEGREES(ATAN(ABS([.F92]-[.C92])/ABS([.E92]-[.B92])))" office:value-type="float" office:value="2.8168834207201" calcext:value-type="float">
            <text:p>2.8168834207201</text:p>
          </table:table-cell>
          <table:table-cell table:formula="of:=SQRT(POWER([.H92];2)+POWER([.I92];2)+POWER([.J92];2))" office:value-type="float" office:value="746.733239602765" calcext:value-type="float">
            <text:p>746.733239602765</text:p>
          </table:table-cell>
        </table:table-row>
        <table:table-row table:style-name="ro1">
          <table:table-cell office:value-type="float" office:value="77.1932" calcext:value-type="float">
            <text:p>77.1932</text:p>
          </table:table-cell>
          <table:table-cell office:value-type="float" office:value="287.647" calcext:value-type="float">
            <text:p>287.647</text:p>
          </table:table-cell>
          <table:table-cell office:value-type="float" office:value="43.3126" calcext:value-type="float">
            <text:p>43.3126</text:p>
          </table:table-cell>
          <table:table-cell office:value-type="float" office:value="77.0678" calcext:value-type="float">
            <text:p>77.0678</text:p>
          </table:table-cell>
          <table:table-cell office:value-type="float" office:value="277.175" calcext:value-type="float">
            <text:p>277.175</text:p>
          </table:table-cell>
          <table:table-cell office:value-type="float" office:value="43.6777" calcext:value-type="float">
            <text:p>43.6777</text:p>
          </table:table-cell>
          <table:table-cell/>
          <table:table-cell table:formula="of:=([.D93]-[.A93])/0.0166667" office:value-type="float" office:value="-7.52398495203004" calcext:value-type="float">
            <text:p>-7.52398495203004</text:p>
          </table:table-cell>
          <table:table-cell table:formula="of:=ABS([.E93]-[.B93])/0.0166667" office:value-type="float" office:value="628.318743362512" calcext:value-type="float">
            <text:p>628.318743362512</text:p>
          </table:table-cell>
          <table:table-cell table:formula="of:=([.F93]-[.C93])/0.0166667" office:value-type="float" office:value="21.9059561880875" calcext:value-type="float">
            <text:p>21.9059561880875</text:p>
          </table:table-cell>
          <table:table-cell table:formula="of:=DEGREES(ATAN(ABS([.F93]-[.C93])/ABS([.E93]-[.B93])))" office:value-type="float" office:value="1.99677421091262" calcext:value-type="float">
            <text:p>1.99677421091262</text:p>
          </table:table-cell>
          <table:table-cell table:formula="of:=SQRT(POWER([.H93];2)+POWER([.I93];2)+POWER([.J93];2))" office:value-type="float" office:value="628.745516506256" calcext:value-type="float">
            <text:p>628.745516506256</text:p>
          </table:table-cell>
        </table:table-row>
        <table:table-row table:style-name="ro1">
          <table:table-cell office:value-type="float" office:value="77.2747" calcext:value-type="float">
            <text:p>77.2747</text:p>
          </table:table-cell>
          <table:table-cell office:value-type="float" office:value="294.49" calcext:value-type="float">
            <text:p>294.49</text:p>
          </table:table-cell>
          <table:table-cell office:value-type="float" office:value="42.7771" calcext:value-type="float">
            <text:p>42.7771</text:p>
          </table:table-cell>
          <table:table-cell office:value-type="float" office:value="77.1459" calcext:value-type="float">
            <text:p>77.1459</text:p>
          </table:table-cell>
          <table:table-cell office:value-type="float" office:value="283.738" calcext:value-type="float">
            <text:p>283.738</text:p>
          </table:table-cell>
          <table:table-cell office:value-type="float" office:value="43.1564" calcext:value-type="float">
            <text:p>43.1564</text:p>
          </table:table-cell>
          <table:table-cell/>
          <table:table-cell table:formula="of:=([.D94]-[.A94])/0.0166667" office:value-type="float" office:value="-7.72798454403081" calcext:value-type="float">
            <text:p>-7.72798454403081</text:p>
          </table:table-cell>
          <table:table-cell table:formula="of:=ABS([.E94]-[.B94])/0.0166667" office:value-type="float" office:value="645.118709762581" calcext:value-type="float">
            <text:p>645.118709762581</text:p>
          </table:table-cell>
          <table:table-cell table:formula="of:=([.F94]-[.C94])/0.0166667" office:value-type="float" office:value="22.7579544840911" calcext:value-type="float">
            <text:p>22.7579544840911</text:p>
          </table:table-cell>
          <table:table-cell table:formula="of:=DEGREES(ATAN(ABS([.F94]-[.C94])/ABS([.E94]-[.B94])))" office:value-type="float" office:value="2.0203944175264" calcext:value-type="float">
            <text:p>2.0203944175264</text:p>
          </table:table-cell>
          <table:table-cell table:formula="of:=SQRT(POWER([.H94];2)+POWER([.I94];2)+POWER([.J94];2))" office:value-type="float" office:value="645.566259901453" calcext:value-type="float">
            <text:p>645.566259901453</text:p>
          </table:table-cell>
        </table:table-row>
        <table:table-row table:style-name="ro1">
          <table:table-cell office:value-type="float" office:value="77.2415" calcext:value-type="float">
            <text:p>77.2415</text:p>
          </table:table-cell>
          <table:table-cell office:value-type="float" office:value="291.674" calcext:value-type="float">
            <text:p>291.674</text:p>
          </table:table-cell>
          <table:table-cell office:value-type="float" office:value="43.2067" calcext:value-type="float">
            <text:p>43.2067</text:p>
          </table:table-cell>
          <table:table-cell office:value-type="float" office:value="77.1299" calcext:value-type="float">
            <text:p>77.1299</text:p>
          </table:table-cell>
          <table:table-cell office:value-type="float" office:value="282.38" calcext:value-type="float">
            <text:p>282.38</text:p>
          </table:table-cell>
          <table:table-cell office:value-type="float" office:value="43.3674" calcext:value-type="float">
            <text:p>43.3674</text:p>
          </table:table-cell>
          <table:table-cell/>
          <table:table-cell table:formula="of:=([.D95]-[.A95])/0.0166667" office:value-type="float" office:value="-6.69598660802653" calcext:value-type="float">
            <text:p>-6.69598660802653</text:p>
          </table:table-cell>
          <table:table-cell table:formula="of:=ABS([.E95]-[.B95])/0.0166667" office:value-type="float" office:value="557.638884722229" calcext:value-type="float">
            <text:p>557.638884722229</text:p>
          </table:table-cell>
          <table:table-cell table:formula="of:=([.F95]-[.C95])/0.0166667" office:value-type="float" office:value="9.64198071603891" calcext:value-type="float">
            <text:p>9.64198071603891</text:p>
          </table:table-cell>
          <table:table-cell table:formula="of:=DEGREES(ATAN(ABS([.F95]-[.C95])/ABS([.E95]-[.B95])))" office:value-type="float" office:value="0.990586868181503" calcext:value-type="float">
            <text:p>0.990586868181503</text:p>
          </table:table-cell>
          <table:table-cell table:formula="of:=SQRT(POWER([.H95];2)+POWER([.I95];2)+POWER([.J95];2))" office:value-type="float" office:value="557.762431311966" calcext:value-type="float">
            <text:p>557.762431311966</text:p>
          </table:table-cell>
        </table:table-row>
        <table:table-row table:style-name="ro1">
          <table:table-cell office:value-type="float" office:value="76.1912" calcext:value-type="float">
            <text:p>76.1912</text:p>
          </table:table-cell>
          <table:table-cell office:value-type="float" office:value="290.155" calcext:value-type="float">
            <text:p>290.155</text:p>
          </table:table-cell>
          <table:table-cell office:value-type="float" office:value="43.7032" calcext:value-type="float">
            <text:p>43.7032</text:p>
          </table:table-cell>
          <table:table-cell office:value-type="float" office:value="75.5817" calcext:value-type="float">
            <text:p>75.5817</text:p>
          </table:table-cell>
          <table:table-cell office:value-type="float" office:value="279.475" calcext:value-type="float">
            <text:p>279.475</text:p>
          </table:table-cell>
          <table:table-cell office:value-type="float" office:value="44.3321" calcext:value-type="float">
            <text:p>44.3321</text:p>
          </table:table-cell>
          <table:table-cell/>
          <table:table-cell table:formula="of:=([.D96]-[.A96])/0.0166667" office:value-type="float" office:value="-36.5699268601461" calcext:value-type="float">
            <text:p>-36.5699268601461</text:p>
          </table:table-cell>
          <table:table-cell table:formula="of:=ABS([.E96]-[.B96])/0.0166667" office:value-type="float" office:value="640.79871840256" calcext:value-type="float">
            <text:p>640.79871840256</text:p>
          </table:table-cell>
          <table:table-cell table:formula="of:=([.F96]-[.C96])/0.0166667" office:value-type="float" office:value="37.7339245321506" calcext:value-type="float">
            <text:p>37.7339245321506</text:p>
          </table:table-cell>
          <table:table-cell table:formula="of:=DEGREES(ATAN(ABS([.F96]-[.C96])/ABS([.E96]-[.B96])))" office:value-type="float" office:value="3.37001435033205" calcext:value-type="float">
            <text:p>3.37001435033205</text:p>
          </table:table-cell>
          <table:table-cell table:formula="of:=SQRT(POWER([.H96];2)+POWER([.I96];2)+POWER([.J96];2))" office:value-type="float" office:value="642.949613980379" calcext:value-type="float">
            <text:p>642.949613980379</text:p>
          </table:table-cell>
        </table:table-row>
        <table:table-row table:style-name="ro1">
          <table:table-cell office:value-type="float" office:value="76.4078" calcext:value-type="float">
            <text:p>76.4078</text:p>
          </table:table-cell>
          <table:table-cell office:value-type="float" office:value="286.335" calcext:value-type="float">
            <text:p>286.335</text:p>
          </table:table-cell>
          <table:table-cell office:value-type="float" office:value="43.014" calcext:value-type="float">
            <text:p>43.014</text:p>
          </table:table-cell>
          <table:table-cell office:value-type="float" office:value="76.036" calcext:value-type="float">
            <text:p>76.036</text:p>
          </table:table-cell>
          <table:table-cell office:value-type="float" office:value="274.574" calcext:value-type="float">
            <text:p>274.574</text:p>
          </table:table-cell>
          <table:table-cell office:value-type="float" office:value="43.5985" calcext:value-type="float">
            <text:p>43.5985</text:p>
          </table:table-cell>
          <table:table-cell/>
          <table:table-cell table:formula="of:=([.D97]-[.A97])/0.0166667" office:value-type="float" office:value="-22.3079553840888" calcext:value-type="float">
            <text:p>-22.3079553840888</text:p>
          </table:table-cell>
          <table:table-cell table:formula="of:=ABS([.E97]-[.B97])/0.0166667" office:value-type="float" office:value="705.658588682821" calcext:value-type="float">
            <text:p>705.658588682821</text:p>
          </table:table-cell>
          <table:table-cell table:formula="of:=([.F97]-[.C97])/0.0166667" office:value-type="float" office:value="35.0699298601402" calcext:value-type="float">
            <text:p>35.0699298601402</text:p>
          </table:table-cell>
          <table:table-cell table:formula="of:=DEGREES(ATAN(ABS([.F97]-[.C97])/ABS([.E97]-[.B97])))" office:value-type="float" office:value="2.84515364599985" calcext:value-type="float">
            <text:p>2.84515364599985</text:p>
          </table:table-cell>
          <table:table-cell table:formula="of:=SQRT(POWER([.H97];2)+POWER([.I97];2)+POWER([.J97];2))" office:value-type="float" office:value="706.881594494894" calcext:value-type="float">
            <text:p>706.881594494894</text:p>
          </table:table-cell>
        </table:table-row>
        <table:table-row table:style-name="ro1">
          <table:table-cell office:value-type="float" office:value="75.9455" calcext:value-type="float">
            <text:p>75.9455</text:p>
          </table:table-cell>
          <table:table-cell office:value-type="float" office:value="291.473" calcext:value-type="float">
            <text:p>291.473</text:p>
          </table:table-cell>
          <table:table-cell office:value-type="float" office:value="43.7613" calcext:value-type="float">
            <text:p>43.7613</text:p>
          </table:table-cell>
          <table:table-cell office:value-type="float" office:value="75.5814" calcext:value-type="float">
            <text:p>75.5814</text:p>
          </table:table-cell>
          <table:table-cell office:value-type="float" office:value="279.524" calcext:value-type="float">
            <text:p>279.524</text:p>
          </table:table-cell>
          <table:table-cell office:value-type="float" office:value="44.0747" calcext:value-type="float">
            <text:p>44.0747</text:p>
          </table:table-cell>
          <table:table-cell/>
          <table:table-cell table:formula="of:=([.D98]-[.A98])/0.0166667" office:value-type="float" office:value="-21.845956308087" calcext:value-type="float">
            <text:p>-21.845956308087</text:p>
          </table:table-cell>
          <table:table-cell table:formula="of:=ABS([.E98]-[.B98])/0.0166667" office:value-type="float" office:value="716.938566122869" calcext:value-type="float">
            <text:p>716.938566122869</text:p>
          </table:table-cell>
          <table:table-cell table:formula="of:=([.F98]-[.C98])/0.0166667" office:value-type="float" office:value="18.8039623920753" calcext:value-type="float">
            <text:p>18.8039623920753</text:p>
          </table:table-cell>
          <table:table-cell table:formula="of:=DEGREES(ATAN(ABS([.F98]-[.C98])/ABS([.E98]-[.B98])))" office:value-type="float" office:value="1.50241706273908" calcext:value-type="float">
            <text:p>1.50241706273908</text:p>
          </table:table-cell>
          <table:table-cell table:formula="of:=SQRT(POWER([.H98];2)+POWER([.I98];2)+POWER([.J98];2))" office:value-type="float" office:value="717.517764520832" calcext:value-type="float">
            <text:p>717.517764520832</text:p>
          </table:table-cell>
        </table:table-row>
        <table:table-row table:style-name="ro1">
          <table:table-cell office:value-type="float" office:value="76.5351" calcext:value-type="float">
            <text:p>76.5351</text:p>
          </table:table-cell>
          <table:table-cell office:value-type="float" office:value="298.583" calcext:value-type="float">
            <text:p>298.583</text:p>
          </table:table-cell>
          <table:table-cell office:value-type="float" office:value="42.6801" calcext:value-type="float">
            <text:p>42.6801</text:p>
          </table:table-cell>
          <table:table-cell office:value-type="float" office:value="75.9195" calcext:value-type="float">
            <text:p>75.9195</text:p>
          </table:table-cell>
          <table:table-cell office:value-type="float" office:value="288.98" calcext:value-type="float">
            <text:p>288.98</text:p>
          </table:table-cell>
          <table:table-cell office:value-type="float" office:value="42.8646" calcext:value-type="float">
            <text:p>42.8646</text:p>
          </table:table-cell>
          <table:table-cell/>
          <table:table-cell table:formula="of:=([.D99]-[.A99])/0.0166667" office:value-type="float" office:value="-36.9359261281478" calcext:value-type="float">
            <text:p>-36.9359261281478</text:p>
          </table:table-cell>
          <table:table-cell table:formula="of:=ABS([.E99]-[.B99])/0.0166667" office:value-type="float" office:value="576.178847642305" calcext:value-type="float">
            <text:p>576.178847642305</text:p>
          </table:table-cell>
          <table:table-cell table:formula="of:=([.F99]-[.C99])/0.0166667" office:value-type="float" office:value="11.0699778600443" calcext:value-type="float">
            <text:p>11.0699778600443</text:p>
          </table:table-cell>
          <table:table-cell table:formula="of:=DEGREES(ATAN(ABS([.F99]-[.C99])/ABS([.E99]-[.B99])))" office:value-type="float" office:value="1.10067384251665" calcext:value-type="float">
            <text:p>1.10067384251665</text:p>
          </table:table-cell>
          <table:table-cell table:formula="of:=SQRT(POWER([.H99];2)+POWER([.I99];2)+POWER([.J99];2))" office:value-type="float" office:value="577.467636772123" calcext:value-type="float">
            <text:p>577.467636772123</text:p>
          </table:table-cell>
        </table:table-row>
        <table:table-row table:style-name="ro1">
          <table:table-cell office:value-type="float" office:value="75.1567" calcext:value-type="float">
            <text:p>75.1567</text:p>
          </table:table-cell>
          <table:table-cell office:value-type="float" office:value="290.192" calcext:value-type="float">
            <text:p>290.192</text:p>
          </table:table-cell>
          <table:table-cell office:value-type="float" office:value="43.1961" calcext:value-type="float">
            <text:p>43.1961</text:p>
          </table:table-cell>
          <table:table-cell office:value-type="float" office:value="74.0627" calcext:value-type="float">
            <text:p>74.0627</text:p>
          </table:table-cell>
          <table:table-cell office:value-type="float" office:value="279.549" calcext:value-type="float">
            <text:p>279.549</text:p>
          </table:table-cell>
          <table:table-cell office:value-type="float" office:value="43.3344" calcext:value-type="float">
            <text:p>43.3344</text:p>
          </table:table-cell>
          <table:table-cell/>
          <table:table-cell table:formula="of:=([.D100]-[.A100])/0.0166667" office:value-type="float" office:value="-65.6398687202622" calcext:value-type="float">
            <text:p>-65.6398687202622</text:p>
          </table:table-cell>
          <table:table-cell table:formula="of:=ABS([.E100]-[.B100])/0.0166667" office:value-type="float" office:value="638.578722842556" calcext:value-type="float">
            <text:p>638.578722842556</text:p>
          </table:table-cell>
          <table:table-cell table:formula="of:=([.F100]-[.C100])/0.0166667" office:value-type="float" office:value="8.29798340403325" calcext:value-type="float">
            <text:p>8.29798340403325</text:p>
          </table:table-cell>
          <table:table-cell table:formula="of:=DEGREES(ATAN(ABS([.F100]-[.C100])/ABS([.E100]-[.B100])))" office:value-type="float" office:value="0.744485609956984" calcext:value-type="float">
            <text:p>0.744485609956984</text:p>
          </table:table-cell>
          <table:table-cell table:formula="of:=SQRT(POWER([.H100];2)+POWER([.I100];2)+POWER([.J100];2))" office:value-type="float" office:value="641.997067097208" calcext:value-type="float">
            <text:p>641.997067097208</text:p>
          </table:table-cell>
        </table:table-row>
        <table:table-row table:style-name="ro1">
          <table:table-cell office:value-type="float" office:value="75.1786" calcext:value-type="float">
            <text:p>75.1786</text:p>
          </table:table-cell>
          <table:table-cell office:value-type="float" office:value="292.813" calcext:value-type="float">
            <text:p>292.813</text:p>
          </table:table-cell>
          <table:table-cell office:value-type="float" office:value="43.5657" calcext:value-type="float">
            <text:p>43.5657</text:p>
          </table:table-cell>
          <table:table-cell office:value-type="float" office:value="74.3261" calcext:value-type="float">
            <text:p>74.3261</text:p>
          </table:table-cell>
          <table:table-cell office:value-type="float" office:value="280.692" calcext:value-type="float">
            <text:p>280.692</text:p>
          </table:table-cell>
          <table:table-cell office:value-type="float" office:value="44.1562" calcext:value-type="float">
            <text:p>44.1562</text:p>
          </table:table-cell>
          <table:table-cell/>
          <table:table-cell table:formula="of:=([.D101]-[.A101])/0.0166667" office:value-type="float" office:value="-51.149897700205" calcext:value-type="float">
            <text:p>-51.149897700205</text:p>
          </table:table-cell>
          <table:table-cell table:formula="of:=ABS([.E101]-[.B101])/0.0166667" office:value-type="float" office:value="727.258545482908" calcext:value-type="float">
            <text:p>727.258545482908</text:p>
          </table:table-cell>
          <table:table-cell table:formula="of:=([.F101]-[.C101])/0.0166667" office:value-type="float" office:value="35.4299291401416" calcext:value-type="float">
            <text:p>35.4299291401416</text:p>
          </table:table-cell>
          <table:table-cell table:formula="of:=DEGREES(ATAN(ABS([.F101]-[.C101])/ABS([.E101]-[.B101])))" office:value-type="float" office:value="2.78907926817833" calcext:value-type="float">
            <text:p>2.78907926817833</text:p>
          </table:table-cell>
          <table:table-cell table:formula="of:=SQRT(POWER([.H101];2)+POWER([.I101];2)+POWER([.J101];2))" office:value-type="float" office:value="729.915463524052" calcext:value-type="float">
            <text:p>729.915463524052</text:p>
          </table:table-cell>
        </table:table-row>
        <table:table-row table:style-name="ro1">
          <table:table-cell office:value-type="float" office:value="75.4383" calcext:value-type="float">
            <text:p>75.4383</text:p>
          </table:table-cell>
          <table:table-cell office:value-type="float" office:value="292.827" calcext:value-type="float">
            <text:p>292.827</text:p>
          </table:table-cell>
          <table:table-cell office:value-type="float" office:value="43.5611" calcext:value-type="float">
            <text:p>43.5611</text:p>
          </table:table-cell>
          <table:table-cell office:value-type="float" office:value="74.5877" calcext:value-type="float">
            <text:p>74.5877</text:p>
          </table:table-cell>
          <table:table-cell office:value-type="float" office:value="282.053" calcext:value-type="float">
            <text:p>282.053</text:p>
          </table:table-cell>
          <table:table-cell office:value-type="float" office:value="43.9442" calcext:value-type="float">
            <text:p>43.9442</text:p>
          </table:table-cell>
          <table:table-cell/>
          <table:table-cell table:formula="of:=([.D102]-[.A102])/0.0166667" office:value-type="float" office:value="-51.0358979282041" calcext:value-type="float">
            <text:p>-51.0358979282041</text:p>
          </table:table-cell>
          <table:table-cell table:formula="of:=ABS([.E102]-[.B102])/0.0166667" office:value-type="float" office:value="646.438707122586" calcext:value-type="float">
            <text:p>646.438707122586</text:p>
          </table:table-cell>
          <table:table-cell table:formula="of:=([.F102]-[.C102])/0.0166667" office:value-type="float" office:value="22.9859540280919" calcext:value-type="float">
            <text:p>22.9859540280919</text:p>
          </table:table-cell>
          <table:table-cell table:formula="of:=DEGREES(ATAN(ABS([.F102]-[.C102])/ABS([.E102]-[.B102])))" office:value-type="float" office:value="2.03645528541207" calcext:value-type="float">
            <text:p>2.03645528541207</text:p>
          </table:table-cell>
          <table:table-cell table:formula="of:=SQRT(POWER([.H102];2)+POWER([.I102];2)+POWER([.J102];2))" office:value-type="float" office:value="648.85747204316" calcext:value-type="float">
            <text:p>648.85747204316</text:p>
          </table:table-cell>
        </table:table-row>
        <table:table-row table:style-name="ro1">
          <table:table-cell office:value-type="float" office:value="75.1771" calcext:value-type="float">
            <text:p>75.1771</text:p>
          </table:table-cell>
          <table:table-cell office:value-type="float" office:value="292.982" calcext:value-type="float">
            <text:p>292.982</text:p>
          </table:table-cell>
          <table:table-cell office:value-type="float" office:value="42.7692" calcext:value-type="float">
            <text:p>42.7692</text:p>
          </table:table-cell>
          <table:table-cell office:value-type="float" office:value="74.0771" calcext:value-type="float">
            <text:p>74.0771</text:p>
          </table:table-cell>
          <table:table-cell office:value-type="float" office:value="282.17" calcext:value-type="float">
            <text:p>282.17</text:p>
          </table:table-cell>
          <table:table-cell office:value-type="float" office:value="43.1764" calcext:value-type="float">
            <text:p>43.1764</text:p>
          </table:table-cell>
          <table:table-cell/>
          <table:table-cell table:formula="of:=([.D103]-[.A103])/0.0166667" office:value-type="float" office:value="-65.9998680002637" calcext:value-type="float">
            <text:p>-65.9998680002637</text:p>
          </table:table-cell>
          <table:table-cell table:formula="of:=ABS([.E103]-[.B103])/0.0166667" office:value-type="float" office:value="648.718702562596" calcext:value-type="float">
            <text:p>648.718702562596</text:p>
          </table:table-cell>
          <table:table-cell table:formula="of:=([.F103]-[.C103])/0.0166667" office:value-type="float" office:value="24.4319511360979" calcext:value-type="float">
            <text:p>24.4319511360979</text:p>
          </table:table-cell>
          <table:table-cell table:formula="of:=DEGREES(ATAN(ABS([.F103]-[.C103])/ABS([.E103]-[.B103])))" office:value-type="float" office:value="2.15684608341054" calcext:value-type="float">
            <text:p>2.15684608341054</text:p>
          </table:table-cell>
          <table:table-cell table:formula="of:=SQRT(POWER([.H103];2)+POWER([.I103];2)+POWER([.J103];2))" office:value-type="float" office:value="652.524986392756" calcext:value-type="float">
            <text:p>652.524986392756</text:p>
          </table:table-cell>
        </table:table-row>
        <table:table-row table:style-name="ro1">
          <table:table-cell office:value-type="float" office:value="74.6583" calcext:value-type="float">
            <text:p>74.6583</text:p>
          </table:table-cell>
          <table:table-cell office:value-type="float" office:value="292.826" calcext:value-type="float">
            <text:p>292.826</text:p>
          </table:table-cell>
          <table:table-cell office:value-type="float" office:value="43.3117" calcext:value-type="float">
            <text:p>43.3117</text:p>
          </table:table-cell>
          <table:table-cell office:value-type="float" office:value="73.85" calcext:value-type="float">
            <text:p>73.85</text:p>
          </table:table-cell>
          <table:table-cell office:value-type="float" office:value="287.42" calcext:value-type="float">
            <text:p>287.42</text:p>
          </table:table-cell>
          <table:table-cell office:value-type="float" office:value="43.1241" calcext:value-type="float">
            <text:p>43.1241</text:p>
          </table:table-cell>
          <table:table-cell/>
          <table:table-cell table:formula="of:=([.D104]-[.A104])/0.0166667" office:value-type="float" office:value="-48.4979030041942" calcext:value-type="float">
            <text:p>-48.4979030041942</text:p>
          </table:table-cell>
          <table:table-cell table:formula="of:=ABS([.E104]-[.B104])/0.0166667" office:value-type="float" office:value="324.359351281298" calcext:value-type="float">
            <text:p>324.359351281298</text:p>
          </table:table-cell>
          <table:table-cell table:formula="of:=([.F104]-[.C104])/0.0166667" office:value-type="float" office:value="-11.2559774880452" calcext:value-type="float">
            <text:p>-11.2559774880452</text:p>
          </table:table-cell>
          <table:table-cell table:formula="of:=DEGREES(ATAN(ABS([.F104]-[.C104])/ABS([.E104]-[.B104])))" office:value-type="float" office:value="1.98749106167465" calcext:value-type="float">
            <text:p>1.98749106167465</text:p>
          </table:table-cell>
          <table:table-cell table:formula="of:=SQRT(POWER([.H104];2)+POWER([.I104];2)+POWER([.J104];2))" office:value-type="float" office:value="328.158090542714" calcext:value-type="float">
            <text:p>328.158090542714</text:p>
          </table:table-cell>
        </table:table-row>
        <table:table-row table:style-name="ro1">
          <table:table-cell office:value-type="float" office:value="74.6934" calcext:value-type="float">
            <text:p>74.6934</text:p>
          </table:table-cell>
          <table:table-cell office:value-type="float" office:value="298.499" calcext:value-type="float">
            <text:p>298.499</text:p>
          </table:table-cell>
          <table:table-cell office:value-type="float" office:value="42.4499" calcext:value-type="float">
            <text:p>42.4499</text:p>
          </table:table-cell>
          <table:table-cell office:value-type="float" office:value="73.592" calcext:value-type="float">
            <text:p>73.592</text:p>
          </table:table-cell>
          <table:table-cell office:value-type="float" office:value="287.443" calcext:value-type="float">
            <text:p>287.443</text:p>
          </table:table-cell>
          <table:table-cell office:value-type="float" office:value="42.8686" calcext:value-type="float">
            <text:p>42.8686</text:p>
          </table:table-cell>
          <table:table-cell/>
          <table:table-cell table:formula="of:=([.D105]-[.A105])/0.0166667" office:value-type="float" office:value="-66.0838678322642" calcext:value-type="float">
            <text:p>-66.0838678322642</text:p>
          </table:table-cell>
          <table:table-cell table:formula="of:=ABS([.E105]-[.B105])/0.0166667" office:value-type="float" office:value="663.358673282656" calcext:value-type="float">
            <text:p>663.358673282656</text:p>
          </table:table-cell>
          <table:table-cell table:formula="of:=([.F105]-[.C105])/0.0166667" office:value-type="float" office:value="25.1219497561006" calcext:value-type="float">
            <text:p>25.1219497561006</text:p>
          </table:table-cell>
          <table:table-cell table:formula="of:=DEGREES(ATAN(ABS([.F105]-[.C105])/ABS([.E105]-[.B105])))" office:value-type="float" office:value="2.16880282569401" calcext:value-type="float">
            <text:p>2.16880282569401</text:p>
          </table:table-cell>
          <table:table-cell table:formula="of:=SQRT(POWER([.H105];2)+POWER([.I105];2)+POWER([.J105];2))" office:value-type="float" office:value="667.115371855982" calcext:value-type="float">
            <text:p>667.115371855982</text:p>
          </table:table-cell>
        </table:table-row>
        <table:table-row table:style-name="ro1">
          <table:table-cell office:value-type="float" office:value="72.3175" calcext:value-type="float">
            <text:p>72.3175</text:p>
          </table:table-cell>
          <table:table-cell office:value-type="float" office:value="292.728" calcext:value-type="float">
            <text:p>292.728</text:p>
          </table:table-cell>
          <table:table-cell office:value-type="float" office:value="42.8346" calcext:value-type="float">
            <text:p>42.8346</text:p>
          </table:table-cell>
          <table:table-cell office:value-type="float" office:value="71.5346" calcext:value-type="float">
            <text:p>71.5346</text:p>
          </table:table-cell>
          <table:table-cell office:value-type="float" office:value="280.599" calcext:value-type="float">
            <text:p>280.599</text:p>
          </table:table-cell>
          <table:table-cell office:value-type="float" office:value="43.1938" calcext:value-type="float">
            <text:p>43.1938</text:p>
          </table:table-cell>
          <table:table-cell/>
          <table:table-cell table:formula="of:=([.D106]-[.A106])/0.0166667" office:value-type="float" office:value="-46.9739060521878" calcext:value-type="float">
            <text:p>-46.9739060521878</text:p>
          </table:table-cell>
          <table:table-cell table:formula="of:=ABS([.E106]-[.B106])/0.0166667" office:value-type="float" office:value="727.738544522912" calcext:value-type="float">
            <text:p>727.738544522912</text:p>
          </table:table-cell>
          <table:table-cell table:formula="of:=([.F106]-[.C106])/0.0166667" office:value-type="float" office:value="21.5519568960863" calcext:value-type="float">
            <text:p>21.5519568960863</text:p>
          </table:table-cell>
          <table:table-cell table:formula="of:=DEGREES(ATAN(ABS([.F106]-[.C106])/ABS([.E106]-[.B106])))" office:value-type="float" office:value="1.69631712733229" calcext:value-type="float">
            <text:p>1.69631712733229</text:p>
          </table:table-cell>
          <table:table-cell table:formula="of:=SQRT(POWER([.H106];2)+POWER([.I106];2)+POWER([.J106];2))" office:value-type="float" office:value="729.571397383544" calcext:value-type="float">
            <text:p>729.571397383544</text:p>
          </table:table-cell>
        </table:table-row>
        <table:table-row table:style-name="ro1">
          <table:table-cell office:value-type="float" office:value="73.6445" calcext:value-type="float">
            <text:p>73.6445</text:p>
          </table:table-cell>
          <table:table-cell office:value-type="float" office:value="298.233" calcext:value-type="float">
            <text:p>298.233</text:p>
          </table:table-cell>
          <table:table-cell office:value-type="float" office:value="43.2787" calcext:value-type="float">
            <text:p>43.2787</text:p>
          </table:table-cell>
          <table:table-cell office:value-type="float" office:value="73.8528" calcext:value-type="float">
            <text:p>73.8528</text:p>
          </table:table-cell>
          <table:table-cell office:value-type="float" office:value="287.253" calcext:value-type="float">
            <text:p>287.253</text:p>
          </table:table-cell>
          <table:table-cell office:value-type="float" office:value="43.9117" calcext:value-type="float">
            <text:p>43.9117</text:p>
          </table:table-cell>
          <table:table-cell/>
          <table:table-cell table:formula="of:=([.D107]-[.A107])/0.0166667" office:value-type="float" office:value="12.4979750040505" calcext:value-type="float">
            <text:p>12.4979750040505</text:p>
          </table:table-cell>
          <table:table-cell table:formula="of:=ABS([.E107]-[.B107])/0.0166667" office:value-type="float" office:value="658.798682402636" calcext:value-type="float">
            <text:p>658.798682402636</text:p>
          </table:table-cell>
          <table:table-cell table:formula="of:=([.F107]-[.C107])/0.0166667" office:value-type="float" office:value="37.9799240401521" calcext:value-type="float">
            <text:p>37.9799240401521</text:p>
          </table:table-cell>
          <table:table-cell table:formula="of:=DEGREES(ATAN(ABS([.F107]-[.C107])/ABS([.E107]-[.B107])))" office:value-type="float" office:value="3.29946526053297" calcext:value-type="float">
            <text:p>3.29946526053297</text:p>
          </table:table-cell>
          <table:table-cell table:formula="of:=SQRT(POWER([.H107];2)+POWER([.I107];2)+POWER([.J107];2))" office:value-type="float" office:value="660.010892292504" calcext:value-type="float">
            <text:p>660.010892292504</text:p>
          </table:table-cell>
        </table:table-row>
        <table:table-row table:style-name="ro1">
          <table:table-cell office:value-type="float" office:value="72.8699" calcext:value-type="float">
            <text:p>72.8699</text:p>
          </table:table-cell>
          <table:table-cell office:value-type="float" office:value="303.985" calcext:value-type="float">
            <text:p>303.985</text:p>
          </table:table-cell>
          <table:table-cell office:value-type="float" office:value="42.422" calcext:value-type="float">
            <text:p>42.422</text:p>
          </table:table-cell>
          <table:table-cell office:value-type="float" office:value="73.0943" calcext:value-type="float">
            <text:p>73.0943</text:p>
          </table:table-cell>
          <table:table-cell office:value-type="float" office:value="291.343" calcext:value-type="float">
            <text:p>291.343</text:p>
          </table:table-cell>
          <table:table-cell office:value-type="float" office:value="43.2954" calcext:value-type="float">
            <text:p>43.2954</text:p>
          </table:table-cell>
          <table:table-cell/>
          <table:table-cell table:formula="of:=([.D108]-[.A108])/0.0166667" office:value-type="float" office:value="13.463973072054" calcext:value-type="float">
            <text:p>13.463973072054</text:p>
          </table:table-cell>
          <table:table-cell table:formula="of:=ABS([.E108]-[.B108])/0.0166667" office:value-type="float" office:value="758.518482963034" calcext:value-type="float">
            <text:p>758.518482963034</text:p>
          </table:table-cell>
          <table:table-cell table:formula="of:=([.F108]-[.C108])/0.0166667" office:value-type="float" office:value="52.4038951922098" calcext:value-type="float">
            <text:p>52.4038951922098</text:p>
          </table:table-cell>
          <table:table-cell table:formula="of:=DEGREES(ATAN(ABS([.F108]-[.C108])/ABS([.E108]-[.B108])))" office:value-type="float" office:value="3.95212335156882" calcext:value-type="float">
            <text:p>3.95212335156882</text:p>
          </table:table-cell>
          <table:table-cell table:formula="of:=SQRT(POWER([.H108];2)+POWER([.I108];2)+POWER([.J108];2))" office:value-type="float" office:value="760.445748096959" calcext:value-type="float">
            <text:p>760.445748096959</text:p>
          </table:table-cell>
        </table:table-row>
        <table:table-row table:style-name="ro1">
          <table:table-cell office:value-type="float" office:value="73.1151" calcext:value-type="float">
            <text:p>73.1151</text:p>
          </table:table-cell>
          <table:table-cell office:value-type="float" office:value="296.756" calcext:value-type="float">
            <text:p>296.756</text:p>
          </table:table-cell>
          <table:table-cell office:value-type="float" office:value="43.5055" calcext:value-type="float">
            <text:p>43.5055</text:p>
          </table:table-cell>
          <table:table-cell office:value-type="float" office:value="73.596" calcext:value-type="float">
            <text:p>73.596</text:p>
          </table:table-cell>
          <table:table-cell office:value-type="float" office:value="287.224" calcext:value-type="float">
            <text:p>287.224</text:p>
          </table:table-cell>
          <table:table-cell office:value-type="float" office:value="43.9185" calcext:value-type="float">
            <text:p>43.9185</text:p>
          </table:table-cell>
          <table:table-cell/>
          <table:table-cell table:formula="of:=([.D109]-[.A109])/0.0166667" office:value-type="float" office:value="28.8539422921157" calcext:value-type="float">
            <text:p>28.8539422921157</text:p>
          </table:table-cell>
          <table:table-cell table:formula="of:=ABS([.E109]-[.B109])/0.0166667" office:value-type="float" office:value="571.918856162287" calcext:value-type="float">
            <text:p>571.918856162287</text:p>
          </table:table-cell>
          <table:table-cell table:formula="of:=([.F109]-[.C109])/0.0166667" office:value-type="float" office:value="24.7799504400993" calcext:value-type="float">
            <text:p>24.7799504400993</text:p>
          </table:table-cell>
          <table:table-cell table:formula="of:=DEGREES(ATAN(ABS([.F109]-[.C109])/ABS([.E109]-[.B109])))" office:value-type="float" office:value="2.4809448213035" calcext:value-type="float">
            <text:p>2.4809448213035</text:p>
          </table:table-cell>
          <table:table-cell table:formula="of:=SQRT(POWER([.H109];2)+POWER([.I109];2)+POWER([.J109];2))" office:value-type="float" office:value="573.182147282684" calcext:value-type="float">
            <text:p>573.182147282684</text:p>
          </table:table-cell>
        </table:table-row>
        <table:table-row table:style-name="ro1">
          <table:table-cell office:value-type="float" office:value="72.3239" calcext:value-type="float">
            <text:p>72.3239</text:p>
          </table:table-cell>
          <table:table-cell office:value-type="float" office:value="296.917" calcext:value-type="float">
            <text:p>296.917</text:p>
          </table:table-cell>
          <table:table-cell office:value-type="float" office:value="42.4529" calcext:value-type="float">
            <text:p>42.4529</text:p>
          </table:table-cell>
          <table:table-cell office:value-type="float" office:value="72.5641" calcext:value-type="float">
            <text:p>72.5641</text:p>
          </table:table-cell>
          <table:table-cell office:value-type="float" office:value="285.877" calcext:value-type="float">
            <text:p>285.877</text:p>
          </table:table-cell>
          <table:table-cell office:value-type="float" office:value="43.627" calcext:value-type="float">
            <text:p>43.627</text:p>
          </table:table-cell>
          <table:table-cell/>
          <table:table-cell table:formula="of:=([.D110]-[.A110])/0.0166667" office:value-type="float" office:value="14.4119711760577" calcext:value-type="float">
            <text:p>14.4119711760577</text:p>
          </table:table-cell>
          <table:table-cell table:formula="of:=ABS([.E110]-[.B110])/0.0166667" office:value-type="float" office:value="662.398675202647" calcext:value-type="float">
            <text:p>662.398675202647</text:p>
          </table:table-cell>
          <table:table-cell table:formula="of:=([.F110]-[.C110])/0.0166667" office:value-type="float" office:value="70.445859108282" calcext:value-type="float">
            <text:p>70.445859108282</text:p>
          </table:table-cell>
          <table:table-cell table:formula="of:=DEGREES(ATAN(ABS([.F110]-[.C110])/ABS([.E110]-[.B110])))" office:value-type="float" office:value="6.07056747716342" calcext:value-type="float">
            <text:p>6.07056747716342</text:p>
          </table:table-cell>
          <table:table-cell table:formula="of:=SQRT(POWER([.H110];2)+POWER([.I110];2)+POWER([.J110];2))" office:value-type="float" office:value="666.28997357675" calcext:value-type="float">
            <text:p>666.28997357675</text:p>
          </table:table-cell>
        </table:table-row>
        <table:table-row table:style-name="ro1">
          <table:table-cell office:value-type="float" office:value="72.5965" calcext:value-type="float">
            <text:p>72.5965</text:p>
          </table:table-cell>
          <table:table-cell office:value-type="float" office:value="299.592" calcext:value-type="float">
            <text:p>299.592</text:p>
          </table:table-cell>
          <table:table-cell office:value-type="float" office:value="43.0843" calcext:value-type="float">
            <text:p>43.0843</text:p>
          </table:table-cell>
          <table:table-cell office:value-type="float" office:value="73.3371" calcext:value-type="float">
            <text:p>73.3371</text:p>
          </table:table-cell>
          <table:table-cell office:value-type="float" office:value="287.314" calcext:value-type="float">
            <text:p>287.314</text:p>
          </table:table-cell>
          <table:table-cell office:value-type="float" office:value="43.3992" calcext:value-type="float">
            <text:p>43.3992</text:p>
          </table:table-cell>
          <table:table-cell/>
          <table:table-cell table:formula="of:=([.D111]-[.A111])/0.0166667" office:value-type="float" office:value="44.4359111281778" calcext:value-type="float">
            <text:p>44.4359111281778</text:p>
          </table:table-cell>
          <table:table-cell table:formula="of:=ABS([.E111]-[.B111])/0.0166667" office:value-type="float" office:value="736.678526642945" calcext:value-type="float">
            <text:p>736.678526642945</text:p>
          </table:table-cell>
          <table:table-cell table:formula="of:=([.F111]-[.C111])/0.0166667" office:value-type="float" office:value="18.8939622120757" calcext:value-type="float">
            <text:p>18.8939622120757</text:p>
          </table:table-cell>
          <table:table-cell table:formula="of:=DEGREES(ATAN(ABS([.F111]-[.C111])/ABS([.E111]-[.B111])))" office:value-type="float" office:value="1.46917140072363" calcext:value-type="float">
            <text:p>1.46917140072363</text:p>
          </table:table-cell>
          <table:table-cell table:formula="of:=SQRT(POWER([.H111];2)+POWER([.I111];2)+POWER([.J111];2))" office:value-type="float" office:value="738.259292947053" calcext:value-type="float">
            <text:p>738.259292947053</text:p>
          </table:table-cell>
        </table:table-row>
        <table:table-row table:style-name="ro1">
          <table:table-cell office:value-type="float" office:value="72.3297" calcext:value-type="float">
            <text:p>72.3297</text:p>
          </table:table-cell>
          <table:table-cell office:value-type="float" office:value="296.687" calcext:value-type="float">
            <text:p>296.687</text:p>
          </table:table-cell>
          <table:table-cell office:value-type="float" office:value="43.5232" calcext:value-type="float">
            <text:p>43.5232</text:p>
          </table:table-cell>
          <table:table-cell office:value-type="float" office:value="72.5691" calcext:value-type="float">
            <text:p>72.5691</text:p>
          </table:table-cell>
          <table:table-cell office:value-type="float" office:value="287.131" calcext:value-type="float">
            <text:p>287.131</text:p>
          </table:table-cell>
          <table:table-cell office:value-type="float" office:value="43.9422" calcext:value-type="float">
            <text:p>43.9422</text:p>
          </table:table-cell>
          <table:table-cell/>
          <table:table-cell table:formula="of:=([.D112]-[.A112])/0.0166667" office:value-type="float" office:value="14.3639712720577" calcext:value-type="float">
            <text:p>14.3639712720577</text:p>
          </table:table-cell>
          <table:table-cell table:formula="of:=ABS([.E112]-[.B112])/0.0166667" office:value-type="float" office:value="573.358853282296" calcext:value-type="float">
            <text:p>573.358853282296</text:p>
          </table:table-cell>
          <table:table-cell table:formula="of:=([.F112]-[.C112])/0.0166667" office:value-type="float" office:value="25.1399497201004" calcext:value-type="float">
            <text:p>25.1399497201004</text:p>
          </table:table-cell>
          <table:table-cell table:formula="of:=DEGREES(ATAN(ABS([.F112]-[.C112])/ABS([.E112]-[.B112])))" office:value-type="float" office:value="2.51062835525623" calcext:value-type="float">
            <text:p>2.51062835525623</text:p>
          </table:table-cell>
          <table:table-cell table:formula="of:=SQRT(POWER([.H112];2)+POWER([.I112];2)+POWER([.J112];2))" office:value-type="float" office:value="574.089466355047" calcext:value-type="float">
            <text:p>574.089466355047</text:p>
          </table:table-cell>
        </table:table-row>
        <table:table-row table:style-name="ro1">
          <table:table-cell office:value-type="float" office:value="72.0638" calcext:value-type="float">
            <text:p>72.0638</text:p>
          </table:table-cell>
          <table:table-cell office:value-type="float" office:value="292.481" calcext:value-type="float">
            <text:p>292.481</text:p>
          </table:table-cell>
          <table:table-cell office:value-type="float" office:value="43.9012" calcext:value-type="float">
            <text:p>43.9012</text:p>
          </table:table-cell>
          <table:table-cell office:value-type="float" office:value="72.3033" calcext:value-type="float">
            <text:p>72.3033</text:p>
          </table:table-cell>
          <table:table-cell office:value-type="float" office:value="281.771" calcext:value-type="float">
            <text:p>281.771</text:p>
          </table:table-cell>
          <table:table-cell office:value-type="float" office:value="44.2598" calcext:value-type="float">
            <text:p>44.2598</text:p>
          </table:table-cell>
          <table:table-cell/>
          <table:table-cell table:formula="of:=([.D113]-[.A113])/0.0166667" office:value-type="float" office:value="14.369971260057" calcext:value-type="float">
            <text:p>14.369971260057</text:p>
          </table:table-cell>
          <table:table-cell table:formula="of:=ABS([.E113]-[.B113])/0.0166667" office:value-type="float" office:value="642.598714802569" calcext:value-type="float">
            <text:p>642.598714802569</text:p>
          </table:table-cell>
          <table:table-cell table:formula="of:=([.F113]-[.C113])/0.0166667" office:value-type="float" office:value="21.5159569680858" calcext:value-type="float">
            <text:p>21.5159569680858</text:p>
          </table:table-cell>
          <table:table-cell table:formula="of:=DEGREES(ATAN(ABS([.F113]-[.C113])/ABS([.E113]-[.B113])))" office:value-type="float" office:value="1.91770248387705" calcext:value-type="float">
            <text:p>1.91770248387705</text:p>
          </table:table-cell>
          <table:table-cell table:formula="of:=SQRT(POWER([.H113];2)+POWER([.I113];2)+POWER([.J113];2))" office:value-type="float" office:value="643.119382964144" calcext:value-type="float">
            <text:p>643.119382964144</text:p>
          </table:table-cell>
        </table:table-row>
        <table:table-row table:style-name="ro1">
          <table:table-cell office:value-type="float" office:value="67.5804" calcext:value-type="float">
            <text:p>67.5804</text:p>
          </table:table-cell>
          <table:table-cell office:value-type="float" office:value="301.808" calcext:value-type="float">
            <text:p>301.808</text:p>
          </table:table-cell>
          <table:table-cell office:value-type="float" office:value="43.5823" calcext:value-type="float">
            <text:p>43.5823</text:p>
          </table:table-cell>
          <table:table-cell office:value-type="float" office:value="67.6728" calcext:value-type="float">
            <text:p>67.6728</text:p>
          </table:table-cell>
          <table:table-cell office:value-type="float" office:value="290.522" calcext:value-type="float">
            <text:p>290.522</text:p>
          </table:table-cell>
          <table:table-cell office:value-type="float" office:value="44.4929" calcext:value-type="float">
            <text:p>44.4929</text:p>
          </table:table-cell>
          <table:table-cell/>
          <table:table-cell table:formula="of:=([.D114]-[.A114])/0.0166667" office:value-type="float" office:value="5.54398891202205" calcext:value-type="float">
            <text:p>5.54398891202205</text:p>
          </table:table-cell>
          <table:table-cell table:formula="of:=ABS([.E114]-[.B114])/0.0166667" office:value-type="float" office:value="677.158645682709" calcext:value-type="float">
            <text:p>677.158645682709</text:p>
          </table:table-cell>
          <table:table-cell table:formula="of:=([.F114]-[.C114])/0.0166667" office:value-type="float" office:value="54.6358907282183" calcext:value-type="float">
            <text:p>54.6358907282183</text:p>
          </table:table-cell>
          <table:table-cell table:formula="of:=DEGREES(ATAN(ABS([.F114]-[.C114])/ABS([.E114]-[.B114])))" office:value-type="float" office:value="4.61286212342283" calcext:value-type="float">
            <text:p>4.61286212342283</text:p>
          </table:table-cell>
          <table:table-cell table:formula="of:=SQRT(POWER([.H114];2)+POWER([.I114];2)+POWER([.J114];2))" office:value-type="float" office:value="679.381812967909" calcext:value-type="float">
            <text:p>679.381812967909</text:p>
          </table:table-cell>
        </table:table-row>
        <table:table-row table:style-name="ro1">
          <table:table-cell office:value-type="float" office:value="66.0979" calcext:value-type="float">
            <text:p>66.0979</text:p>
          </table:table-cell>
          <table:table-cell office:value-type="float" office:value="293.022" calcext:value-type="float">
            <text:p>293.022</text:p>
          </table:table-cell>
          <table:table-cell office:value-type="float" office:value="44.6454" calcext:value-type="float">
            <text:p>44.6454</text:p>
          </table:table-cell>
          <table:table-cell office:value-type="float" office:value="65.1867" calcext:value-type="float">
            <text:p>65.1867</text:p>
          </table:table-cell>
          <table:table-cell office:value-type="float" office:value="283.368" calcext:value-type="float">
            <text:p>283.368</text:p>
          </table:table-cell>
          <table:table-cell office:value-type="float" office:value="45.0886" calcext:value-type="float">
            <text:p>45.0886</text:p>
          </table:table-cell>
          <table:table-cell/>
          <table:table-cell table:formula="of:=([.D115]-[.A115])/0.0166667" office:value-type="float" office:value="-54.6718906562183" calcext:value-type="float">
            <text:p>-54.6718906562183</text:p>
          </table:table-cell>
          <table:table-cell table:formula="of:=ABS([.E115]-[.B115])/0.0166667" office:value-type="float" office:value="579.238841522317" calcext:value-type="float">
            <text:p>579.238841522317</text:p>
          </table:table-cell>
          <table:table-cell table:formula="of:=([.F115]-[.C115])/0.0166667" office:value-type="float" office:value="26.5919468161062" calcext:value-type="float">
            <text:p>26.5919468161062</text:p>
          </table:table-cell>
          <table:table-cell table:formula="of:=DEGREES(ATAN(ABS([.F115]-[.C115])/ABS([.E115]-[.B115])))" office:value-type="float" office:value="2.62851381470396" calcext:value-type="float">
            <text:p>2.62851381470396</text:p>
          </table:table-cell>
          <table:table-cell table:formula="of:=SQRT(POWER([.H115];2)+POWER([.I115];2)+POWER([.J115];2))" office:value-type="float" office:value="582.420623597338" calcext:value-type="float">
            <text:p>582.420623597338</text:p>
          </table:table-cell>
        </table:table-row>
        <table:table-row table:style-name="ro1">
          <table:table-cell office:value-type="float" office:value="66.0908" calcext:value-type="float">
            <text:p>66.0908</text:p>
          </table:table-cell>
          <table:table-cell office:value-type="float" office:value="293.146" calcext:value-type="float">
            <text:p>293.146</text:p>
          </table:table-cell>
          <table:table-cell office:value-type="float" office:value="44.1138" calcext:value-type="float">
            <text:p>44.1138</text:p>
          </table:table-cell>
          <table:table-cell office:value-type="float" office:value="65.4523" calcext:value-type="float">
            <text:p>65.4523</text:p>
          </table:table-cell>
          <table:table-cell office:value-type="float" office:value="282.151" calcext:value-type="float">
            <text:p>282.151</text:p>
          </table:table-cell>
          <table:table-cell office:value-type="float" office:value="44.7683" calcext:value-type="float">
            <text:p>44.7683</text:p>
          </table:table-cell>
          <table:table-cell/>
          <table:table-cell table:formula="of:=([.D116]-[.A116])/0.0166667" office:value-type="float" office:value="-38.3099233801537" calcext:value-type="float">
            <text:p>-38.3099233801537</text:p>
          </table:table-cell>
          <table:table-cell table:formula="of:=ABS([.E116]-[.B116])/0.0166667" office:value-type="float" office:value="659.698680602639" calcext:value-type="float">
            <text:p>659.698680602639</text:p>
          </table:table-cell>
          <table:table-cell table:formula="of:=([.F116]-[.C116])/0.0166667" office:value-type="float" office:value="39.269921460157" calcext:value-type="float">
            <text:p>39.269921460157</text:p>
          </table:table-cell>
          <table:table-cell table:formula="of:=DEGREES(ATAN(ABS([.F116]-[.C116])/ABS([.E116]-[.B116])))" office:value-type="float" office:value="3.40662920773777" calcext:value-type="float">
            <text:p>3.40662920773777</text:p>
          </table:table-cell>
          <table:table-cell table:formula="of:=SQRT(POWER([.H116];2)+POWER([.I116];2)+POWER([.J116];2))" office:value-type="float" office:value="661.975925657227" calcext:value-type="float">
            <text:p>661.975925657227</text:p>
          </table:table-cell>
        </table:table-row>
        <table:table-row table:style-name="ro1">
          <table:table-cell office:value-type="float" office:value="66.0031" calcext:value-type="float">
            <text:p>66.0031</text:p>
          </table:table-cell>
          <table:table-cell office:value-type="float" office:value="300.341" calcext:value-type="float">
            <text:p>300.341</text:p>
          </table:table-cell>
          <table:table-cell office:value-type="float" office:value="43.0339" calcext:value-type="float">
            <text:p>43.0339</text:p>
          </table:table-cell>
          <table:table-cell office:value-type="float" office:value="65.3565" calcext:value-type="float">
            <text:p>65.3565</text:p>
          </table:table-cell>
          <table:table-cell office:value-type="float" office:value="289.05" calcext:value-type="float">
            <text:p>289.05</text:p>
          </table:table-cell>
          <table:table-cell office:value-type="float" office:value="43.7178" calcext:value-type="float">
            <text:p>43.7178</text:p>
          </table:table-cell>
          <table:table-cell/>
          <table:table-cell table:formula="of:=([.D117]-[.A117])/0.0166667" office:value-type="float" office:value="-38.7959224081556" calcext:value-type="float">
            <text:p>-38.7959224081556</text:p>
          </table:table-cell>
          <table:table-cell table:formula="of:=ABS([.E117]-[.B117])/0.0166667" office:value-type="float" office:value="677.45864508271" calcext:value-type="float">
            <text:p>677.45864508271</text:p>
          </table:table-cell>
          <table:table-cell table:formula="of:=([.F117]-[.C117])/0.0166667" office:value-type="float" office:value="41.0339179321638" calcext:value-type="float">
            <text:p>41.0339179321638</text:p>
          </table:table-cell>
          <table:table-cell table:formula="of:=DEGREES(ATAN(ABS([.F117]-[.C117])/ABS([.E117]-[.B117])))" office:value-type="float" office:value="3.46619157611621" calcext:value-type="float">
            <text:p>3.46619157611621</text:p>
          </table:table-cell>
          <table:table-cell table:formula="of:=SQRT(POWER([.H117];2)+POWER([.I117];2)+POWER([.J117];2))" office:value-type="float" office:value="679.808150740828" calcext:value-type="float">
            <text:p>679.808150740828</text:p>
          </table:table-cell>
        </table:table-row>
        <table:table-row table:style-name="ro1">
          <table:table-cell office:value-type="float" office:value="50.2783" calcext:value-type="float">
            <text:p>50.2783</text:p>
          </table:table-cell>
          <table:table-cell office:value-type="float" office:value="297.756" calcext:value-type="float">
            <text:p>297.756</text:p>
          </table:table-cell>
          <table:table-cell office:value-type="float" office:value="43.0582" calcext:value-type="float">
            <text:p>43.0582</text:p>
          </table:table-cell>
          <table:table-cell office:value-type="float" office:value="49.9419" calcext:value-type="float">
            <text:p>49.9419</text:p>
          </table:table-cell>
          <table:table-cell office:value-type="float" office:value="287.701" calcext:value-type="float">
            <text:p>287.701</text:p>
          </table:table-cell>
          <table:table-cell office:value-type="float" office:value="43.5671" calcext:value-type="float">
            <text:p>43.5671</text:p>
          </table:table-cell>
          <table:table-cell/>
          <table:table-cell table:formula="of:=([.D118]-[.A118])/0.0166667" office:value-type="float" office:value="-20.183959632081" calcext:value-type="float">
            <text:p>-20.183959632081</text:p>
          </table:table-cell>
          <table:table-cell table:formula="of:=ABS([.E118]-[.B118])/0.0166667" office:value-type="float" office:value="603.29879340241" calcext:value-type="float">
            <text:p>603.29879340241</text:p>
          </table:table-cell>
          <table:table-cell table:formula="of:=([.F118]-[.C118])/0.0166667" office:value-type="float" office:value="30.5339389321224" calcext:value-type="float">
            <text:p>30.5339389321224</text:p>
          </table:table-cell>
          <table:table-cell table:formula="of:=DEGREES(ATAN(ABS([.F118]-[.C118])/ABS([.E118]-[.B118])))" office:value-type="float" office:value="2.89736092502059" calcext:value-type="float">
            <text:p>2.89736092502059</text:p>
          </table:table-cell>
          <table:table-cell table:formula="of:=SQRT(POWER([.H118];2)+POWER([.I118];2)+POWER([.J118];2))" office:value-type="float" office:value="604.408097045319" calcext:value-type="float">
            <text:p>604.408097045319</text:p>
          </table:table-cell>
        </table:table-row>
        <table:table-row table:style-name="ro1">
          <table:table-cell office:value-type="float" office:value="45.5928" calcext:value-type="float">
            <text:p>45.5928</text:p>
          </table:table-cell>
          <table:table-cell office:value-type="float" office:value="296.773" calcext:value-type="float">
            <text:p>296.773</text:p>
          </table:table-cell>
          <table:table-cell office:value-type="float" office:value="42.7368" calcext:value-type="float">
            <text:p>42.7368</text:p>
          </table:table-cell>
          <table:table-cell office:value-type="float" office:value="45.9431" calcext:value-type="float">
            <text:p>45.9431</text:p>
          </table:table-cell>
          <table:table-cell office:value-type="float" office:value="285.394" calcext:value-type="float">
            <text:p>285.394</text:p>
          </table:table-cell>
          <table:table-cell office:value-type="float" office:value="43.4559" calcext:value-type="float">
            <text:p>43.4559</text:p>
          </table:table-cell>
          <table:table-cell/>
          <table:table-cell table:formula="of:=([.D119]-[.A119])/0.0166667" office:value-type="float" office:value="21.0179579640843" calcext:value-type="float">
            <text:p>21.0179579640843</text:p>
          </table:table-cell>
          <table:table-cell table:formula="of:=ABS([.E119]-[.B119])/0.0166667" office:value-type="float" office:value="682.738634522732" calcext:value-type="float">
            <text:p>682.738634522732</text:p>
          </table:table-cell>
          <table:table-cell table:formula="of:=([.F119]-[.C119])/0.0166667" office:value-type="float" office:value="43.1459137081724" calcext:value-type="float">
            <text:p>43.1459137081724</text:p>
          </table:table-cell>
          <table:table-cell table:formula="of:=DEGREES(ATAN(ABS([.F119]-[.C119])/ABS([.E119]-[.B119])))" office:value-type="float" office:value="3.61601881259813" calcext:value-type="float">
            <text:p>3.61601881259813</text:p>
          </table:table-cell>
          <table:table-cell table:formula="of:=SQRT(POWER([.H119];2)+POWER([.I119];2)+POWER([.J119];2))" office:value-type="float" office:value="684.423383218792" calcext:value-type="float">
            <text:p>684.423383218792</text:p>
          </table:table-cell>
        </table:table-row>
        <table:table-row table:style-name="ro1">
          <table:table-cell office:value-type="float" office:value="45.1046" calcext:value-type="float">
            <text:p>45.1046</text:p>
          </table:table-cell>
          <table:table-cell office:value-type="float" office:value="286.61" calcext:value-type="float">
            <text:p>286.61</text:p>
          </table:table-cell>
          <table:table-cell office:value-type="float" office:value="43.2766" calcext:value-type="float">
            <text:p>43.2766</text:p>
          </table:table-cell>
          <table:table-cell office:value-type="float" office:value="45.0387" calcext:value-type="float">
            <text:p>45.0387</text:p>
          </table:table-cell>
          <table:table-cell office:value-type="float" office:value="274.213" calcext:value-type="float">
            <text:p>274.213</text:p>
          </table:table-cell>
          <table:table-cell office:value-type="float" office:value="43.9581" calcext:value-type="float">
            <text:p>43.9581</text:p>
          </table:table-cell>
          <table:table-cell/>
          <table:table-cell table:formula="of:=([.D120]-[.A120])/0.0166667" office:value-type="float" office:value="-3.95399209201577" calcext:value-type="float">
            <text:p>-3.95399209201577</text:p>
          </table:table-cell>
          <table:table-cell table:formula="of:=ABS([.E120]-[.B120])/0.0166667" office:value-type="float" office:value="743.818512362975" calcext:value-type="float">
            <text:p>743.818512362975</text:p>
          </table:table-cell>
          <table:table-cell table:formula="of:=([.F120]-[.C120])/0.0166667" office:value-type="float" office:value="40.8899182201635" calcext:value-type="float">
            <text:p>40.8899182201635</text:p>
          </table:table-cell>
          <table:table-cell table:formula="of:=DEGREES(ATAN(ABS([.F120]-[.C120])/ABS([.E120]-[.B120])))" office:value-type="float" office:value="3.14655248195485" calcext:value-type="float">
            <text:p>3.14655248195485</text:p>
          </table:table-cell>
          <table:table-cell table:formula="of:=SQRT(POWER([.H120];2)+POWER([.I120];2)+POWER([.J120];2))" office:value-type="float" office:value="744.952078189855" calcext:value-type="float">
            <text:p>744.952078189855</text:p>
          </table:table-cell>
        </table:table-row>
        <table:table-row table:style-name="ro1">
          <table:table-cell office:value-type="float" office:value="45.3245" calcext:value-type="float">
            <text:p>45.3245</text:p>
          </table:table-cell>
          <table:table-cell office:value-type="float" office:value="296.756" calcext:value-type="float">
            <text:p>296.756</text:p>
          </table:table-cell>
          <table:table-cell office:value-type="float" office:value="42.4831" calcext:value-type="float">
            <text:p>42.4831</text:p>
          </table:table-cell>
          <table:table-cell office:value-type="float" office:value="45.7485" calcext:value-type="float">
            <text:p>45.7485</text:p>
          </table:table-cell>
          <table:table-cell office:value-type="float" office:value="279.746" calcext:value-type="float">
            <text:p>279.746</text:p>
          </table:table-cell>
          <table:table-cell office:value-type="float" office:value="44.0812" calcext:value-type="float">
            <text:p>44.0812</text:p>
          </table:table-cell>
          <table:table-cell/>
          <table:table-cell table:formula="of:=([.D121]-[.A121])/0.0166667" office:value-type="float" office:value="25.4399491201017" calcext:value-type="float">
            <text:p>25.4399491201017</text:p>
          </table:table-cell>
          <table:table-cell table:formula="of:=ABS([.E121]-[.B121])/0.0166667" office:value-type="float" office:value="1020.59795880408" calcext:value-type="float">
            <text:p>1020.59795880408</text:p>
          </table:table-cell>
          <table:table-cell table:formula="of:=([.F121]-[.C121])/0.0166667" office:value-type="float" office:value="95.8858082283837" calcext:value-type="float">
            <text:p>95.8858082283837</text:p>
          </table:table-cell>
          <table:table-cell table:formula="of:=DEGREES(ATAN(ABS([.F121]-[.C121])/ABS([.E121]-[.B121])))" office:value-type="float" office:value="5.36721920804148" calcext:value-type="float">
            <text:p>5.36721920804148</text:p>
          </table:table-cell>
          <table:table-cell table:formula="of:=SQRT(POWER([.H121];2)+POWER([.I121];2)+POWER([.J121];2))" office:value-type="float" office:value="1025.40795430204" calcext:value-type="float">
            <text:p>1025.40795430204</text:p>
          </table:table-cell>
        </table:table-row>
        <table:table-row table:style-name="ro1">
          <table:table-cell office:value-type="float" office:value="42.4118" calcext:value-type="float">
            <text:p>42.4118</text:p>
          </table:table-cell>
          <table:table-cell office:value-type="float" office:value="288.71" calcext:value-type="float">
            <text:p>288.71</text:p>
          </table:table-cell>
          <table:table-cell office:value-type="float" office:value="43.2347" calcext:value-type="float">
            <text:p>43.2347</text:p>
          </table:table-cell>
          <table:table-cell office:value-type="float" office:value="42.2395" calcext:value-type="float">
            <text:p>42.2395</text:p>
          </table:table-cell>
          <table:table-cell office:value-type="float" office:value="278.904" calcext:value-type="float">
            <text:p>278.904</text:p>
          </table:table-cell>
          <table:table-cell office:value-type="float" office:value="43.4988" calcext:value-type="float">
            <text:p>43.4988</text:p>
          </table:table-cell>
          <table:table-cell/>
          <table:table-cell table:formula="of:=([.D122]-[.A122])/0.0166667" office:value-type="float" office:value="-10.3379793240413" calcext:value-type="float">
            <text:p>-10.3379793240413</text:p>
          </table:table-cell>
          <table:table-cell table:formula="of:=ABS([.E122]-[.B122])/0.0166667" office:value-type="float" office:value="588.358823282352" calcext:value-type="float">
            <text:p>588.358823282352</text:p>
          </table:table-cell>
          <table:table-cell table:formula="of:=([.F122]-[.C122])/0.0166667" office:value-type="float" office:value="15.8459683080638" calcext:value-type="float">
            <text:p>15.8459683080638</text:p>
          </table:table-cell>
          <table:table-cell table:formula="of:=DEGREES(ATAN(ABS([.F122]-[.C122])/ABS([.E122]-[.B122])))" office:value-type="float" office:value="1.54274508408734" calcext:value-type="float">
            <text:p>1.54274508408734</text:p>
          </table:table-cell>
          <table:table-cell table:formula="of:=SQRT(POWER([.H122];2)+POWER([.I122];2)+POWER([.J122];2))" office:value-type="float" office:value="588.662954042735" calcext:value-type="float">
            <text:p>588.662954042735</text:p>
          </table:table-cell>
        </table:table-row>
        <table:table-row table:style-name="ro1">
          <table:table-cell office:value-type="float" office:value="38.9422" calcext:value-type="float">
            <text:p>38.9422</text:p>
          </table:table-cell>
          <table:table-cell office:value-type="float" office:value="298.041" calcext:value-type="float">
            <text:p>298.041</text:p>
          </table:table-cell>
          <table:table-cell office:value-type="float" office:value="42.353" calcext:value-type="float">
            <text:p>42.353</text:p>
          </table:table-cell>
          <table:table-cell office:value-type="float" office:value="38.7017" calcext:value-type="float">
            <text:p>38.7017</text:p>
          </table:table-cell>
          <table:table-cell office:value-type="float" office:value="286.288" calcext:value-type="float">
            <text:p>286.288</text:p>
          </table:table-cell>
          <table:table-cell office:value-type="float" office:value="43.1396" calcext:value-type="float">
            <text:p>43.1396</text:p>
          </table:table-cell>
          <table:table-cell/>
          <table:table-cell table:formula="of:=([.D123]-[.A123])/0.0166667" office:value-type="float" office:value="-14.4299711400576" calcext:value-type="float">
            <text:p>-14.4299711400576</text:p>
          </table:table-cell>
          <table:table-cell table:formula="of:=ABS([.E123]-[.B123])/0.0166667" office:value-type="float" office:value="705.17858964282" calcext:value-type="float">
            <text:p>705.17858964282</text:p>
          </table:table-cell>
          <table:table-cell table:formula="of:=([.F123]-[.C123])/0.0166667" office:value-type="float" office:value="47.1959056081888" calcext:value-type="float">
            <text:p>47.1959056081888</text:p>
          </table:table-cell>
          <table:table-cell table:formula="of:=DEGREES(ATAN(ABS([.F123]-[.C123])/ABS([.E123]-[.B123])))" office:value-type="float" office:value="3.82895840095295" calcext:value-type="float">
            <text:p>3.82895840095295</text:p>
          </table:table-cell>
          <table:table-cell table:formula="of:=SQRT(POWER([.H123];2)+POWER([.I123];2)+POWER([.J123];2))" office:value-type="float" office:value="706.903473512414" calcext:value-type="float">
            <text:p>706.903473512414</text:p>
          </table:table-cell>
        </table:table-row>
        <table:table-row table:style-name="ro1">
          <table:table-cell office:value-type="float" office:value="39.2392" calcext:value-type="float">
            <text:p>39.2392</text:p>
          </table:table-cell>
          <table:table-cell office:value-type="float" office:value="293.658" calcext:value-type="float">
            <text:p>293.658</text:p>
          </table:table-cell>
          <table:table-cell office:value-type="float" office:value="42.763" calcext:value-type="float">
            <text:p>42.763</text:p>
          </table:table-cell>
          <table:table-cell office:value-type="float" office:value="38.8941" calcext:value-type="float">
            <text:p>38.8941</text:p>
          </table:table-cell>
          <table:table-cell office:value-type="float" office:value="283.498" calcext:value-type="float">
            <text:p>283.498</text:p>
          </table:table-cell>
          <table:table-cell office:value-type="float" office:value="43.3183" calcext:value-type="float">
            <text:p>43.3183</text:p>
          </table:table-cell>
          <table:table-cell/>
          <table:table-cell table:formula="of:=([.D124]-[.A124])/0.0166667" office:value-type="float" office:value="-20.7059585880825" calcext:value-type="float">
            <text:p>-20.7059585880825</text:p>
          </table:table-cell>
          <table:table-cell table:formula="of:=ABS([.E124]-[.B124])/0.0166667" office:value-type="float" office:value="609.59878080244" calcext:value-type="float">
            <text:p>609.59878080244</text:p>
          </table:table-cell>
          <table:table-cell table:formula="of:=([.F124]-[.C124])/0.0166667" office:value-type="float" office:value="33.3179333641334" calcext:value-type="float">
            <text:p>33.3179333641334</text:p>
          </table:table-cell>
          <table:table-cell table:formula="of:=DEGREES(ATAN(ABS([.F124]-[.C124])/ABS([.E124]-[.B124])))" office:value-type="float" office:value="3.12841753582691" calcext:value-type="float">
            <text:p>3.12841753582691</text:p>
          </table:table-cell>
          <table:table-cell table:formula="of:=SQRT(POWER([.H124];2)+POWER([.I124];2)+POWER([.J124];2))" office:value-type="float" office:value="610.859636054413" calcext:value-type="float">
            <text:p>610.859636054413</text:p>
          </table:table-cell>
        </table:table-row>
        <table:table-row table:style-name="ro1">
          <table:table-cell office:value-type="float" office:value="38.2188" calcext:value-type="float">
            <text:p>38.2188</text:p>
          </table:table-cell>
          <table:table-cell office:value-type="float" office:value="293.356" calcext:value-type="float">
            <text:p>293.356</text:p>
          </table:table-cell>
          <table:table-cell office:value-type="float" office:value="42.8202" calcext:value-type="float">
            <text:p>42.8202</text:p>
          </table:table-cell>
          <table:table-cell office:value-type="float" office:value="38.1338" calcext:value-type="float">
            <text:p>38.1338</text:p>
          </table:table-cell>
          <table:table-cell office:value-type="float" office:value="283.314" calcext:value-type="float">
            <text:p>283.314</text:p>
          </table:table-cell>
          <table:table-cell office:value-type="float" office:value="43.1027" calcext:value-type="float">
            <text:p>43.1027</text:p>
          </table:table-cell>
          <table:table-cell/>
          <table:table-cell table:formula="of:=([.D125]-[.A125])/0.0166667" office:value-type="float" office:value="-5.09998980002045" calcext:value-type="float">
            <text:p>-5.09998980002045</text:p>
          </table:table-cell>
          <table:table-cell table:formula="of:=ABS([.E125]-[.B125])/0.0166667" office:value-type="float" office:value="602.518794962409" calcext:value-type="float">
            <text:p>602.518794962409</text:p>
          </table:table-cell>
          <table:table-cell table:formula="of:=([.F125]-[.C125])/0.0166667" office:value-type="float" office:value="16.9499661000677" calcext:value-type="float">
            <text:p>16.9499661000677</text:p>
          </table:table-cell>
          <table:table-cell table:formula="of:=DEGREES(ATAN(ABS([.F125]-[.C125])/ABS([.E125]-[.B125])))" office:value-type="float" office:value="1.61141105881486" calcext:value-type="float">
            <text:p>1.61141105881486</text:p>
          </table:table-cell>
          <table:table-cell table:formula="of:=SQRT(POWER([.H125];2)+POWER([.I125];2)+POWER([.J125];2))" office:value-type="float" office:value="602.778740110919" calcext:value-type="float">
            <text:p>602.778740110919</text:p>
          </table:table-cell>
        </table:table-row>
        <table:table-row table:style-name="ro1">
          <table:table-cell office:value-type="float" office:value="38.2735" calcext:value-type="float">
            <text:p>38.2735</text:p>
          </table:table-cell>
          <table:table-cell office:value-type="float" office:value="292.118" calcext:value-type="float">
            <text:p>292.118</text:p>
          </table:table-cell>
          <table:table-cell office:value-type="float" office:value="41.982" calcext:value-type="float">
            <text:p>41.982</text:p>
          </table:table-cell>
          <table:table-cell office:value-type="float" office:value="38.6291" calcext:value-type="float">
            <text:p>38.6291</text:p>
          </table:table-cell>
          <table:table-cell office:value-type="float" office:value="279.448" calcext:value-type="float">
            <text:p>279.448</text:p>
          </table:table-cell>
          <table:table-cell office:value-type="float" office:value="42.4494" calcext:value-type="float">
            <text:p>42.4494</text:p>
          </table:table-cell>
          <table:table-cell/>
          <table:table-cell table:formula="of:=([.D126]-[.A126])/0.0166667" office:value-type="float" office:value="21.3359573280855" calcext:value-type="float">
            <text:p>21.3359573280855</text:p>
          </table:table-cell>
          <table:table-cell table:formula="of:=ABS([.E126]-[.B126])/0.0166667" office:value-type="float" office:value="760.198479603042" calcext:value-type="float">
            <text:p>760.198479603042</text:p>
          </table:table-cell>
          <table:table-cell table:formula="of:=([.F126]-[.C126])/0.0166667" office:value-type="float" office:value="28.043943912112" calcext:value-type="float">
            <text:p>28.043943912112</text:p>
          </table:table-cell>
          <table:table-cell table:formula="of:=DEGREES(ATAN(ABS([.F126]-[.C126])/ABS([.E126]-[.B126])))" office:value-type="float" office:value="2.11269999912057" calcext:value-type="float">
            <text:p>2.11269999912057</text:p>
          </table:table-cell>
          <table:table-cell table:formula="of:=SQRT(POWER([.H126];2)+POWER([.I126];2)+POWER([.J126];2))" office:value-type="float" office:value="761.014726701151" calcext:value-type="float">
            <text:p>761.014726701151</text:p>
          </table:table-cell>
        </table:table-row>
        <table:table-row table:style-name="ro1">
          <table:table-cell office:value-type="float" office:value="38.7162" calcext:value-type="float">
            <text:p>38.7162</text:p>
          </table:table-cell>
          <table:table-cell office:value-type="float" office:value="293.565" calcext:value-type="float">
            <text:p>293.565</text:p>
          </table:table-cell>
          <table:table-cell office:value-type="float" office:value="42.5253" calcext:value-type="float">
            <text:p>42.5253</text:p>
          </table:table-cell>
          <table:table-cell office:value-type="float" office:value="38.6199" calcext:value-type="float">
            <text:p>38.6199</text:p>
          </table:table-cell>
          <table:table-cell office:value-type="float" office:value="283.527" calcext:value-type="float">
            <text:p>283.527</text:p>
          </table:table-cell>
          <table:table-cell office:value-type="float" office:value="42.8118" calcext:value-type="float">
            <text:p>42.8118</text:p>
          </table:table-cell>
          <table:table-cell/>
          <table:table-cell table:formula="of:=([.D127]-[.A127])/0.0166667" office:value-type="float" office:value="-5.77798844402308" calcext:value-type="float">
            <text:p>-5.77798844402308</text:p>
          </table:table-cell>
          <table:table-cell table:formula="of:=ABS([.E127]-[.B127])/0.0166667" office:value-type="float" office:value="602.27879544241" calcext:value-type="float">
            <text:p>602.27879544241</text:p>
          </table:table-cell>
          <table:table-cell table:formula="of:=([.F127]-[.C127])/0.0166667" office:value-type="float" office:value="17.1899656200686" calcext:value-type="float">
            <text:p>17.1899656200686</text:p>
          </table:table-cell>
          <table:table-cell table:formula="of:=DEGREES(ATAN(ABS([.F127]-[.C127])/ABS([.E127]-[.B127])))" office:value-type="float" office:value="1.63486607047425" calcext:value-type="float">
            <text:p>1.63486607047425</text:p>
          </table:table-cell>
          <table:table-cell table:formula="of:=SQRT(POWER([.H127];2)+POWER([.I127];2)+POWER([.J127];2))" office:value-type="float" office:value="602.551763343232" calcext:value-type="float">
            <text:p>602.551763343232</text:p>
          </table:table-cell>
        </table:table-row>
        <table:table-row table:style-name="ro1">
          <table:table-cell office:value-type="float" office:value="38.2379" calcext:value-type="float">
            <text:p>38.2379</text:p>
          </table:table-cell>
          <table:table-cell office:value-type="float" office:value="296.496" calcext:value-type="float">
            <text:p>296.496</text:p>
          </table:table-cell>
          <table:table-cell office:value-type="float" office:value="41.8194" calcext:value-type="float">
            <text:p>41.8194</text:p>
          </table:table-cell>
          <table:table-cell office:value-type="float" office:value="38.5048" calcext:value-type="float">
            <text:p>38.5048</text:p>
          </table:table-cell>
          <table:table-cell office:value-type="float" office:value="284.996" calcext:value-type="float">
            <text:p>284.996</text:p>
          </table:table-cell>
          <table:table-cell office:value-type="float" office:value="42.3291" calcext:value-type="float">
            <text:p>42.3291</text:p>
          </table:table-cell>
          <table:table-cell/>
          <table:table-cell table:formula="of:=([.D128]-[.A128])/0.0166667" office:value-type="float" office:value="16.013967972064" calcext:value-type="float">
            <text:p>16.013967972064</text:p>
          </table:table-cell>
          <table:table-cell table:formula="of:=ABS([.E128]-[.B128])/0.0166667" office:value-type="float" office:value="689.99862000276" calcext:value-type="float">
            <text:p>689.99862000276</text:p>
          </table:table-cell>
          <table:table-cell table:formula="of:=([.F128]-[.C128])/0.0166667" office:value-type="float" office:value="30.581938836122" calcext:value-type="float">
            <text:p>30.581938836122</text:p>
          </table:table-cell>
          <table:table-cell table:formula="of:=DEGREES(ATAN(ABS([.F128]-[.C128])/ABS([.E128]-[.B128])))" office:value-type="float" office:value="2.53778770506398" calcext:value-type="float">
            <text:p>2.53778770506398</text:p>
          </table:table-cell>
          <table:table-cell table:formula="of:=SQRT(POWER([.H128];2)+POWER([.I128];2)+POWER([.J128];2))" office:value-type="float" office:value="690.86163430813" calcext:value-type="float">
            <text:p>690.86163430813</text:p>
          </table:table-cell>
        </table:table-row>
        <table:table-row table:style-name="ro1">
          <table:table-cell office:value-type="float" office:value="39.0369" calcext:value-type="float">
            <text:p>39.0369</text:p>
          </table:table-cell>
          <table:table-cell office:value-type="float" office:value="289.156" calcext:value-type="float">
            <text:p>289.156</text:p>
          </table:table-cell>
          <table:table-cell office:value-type="float" office:value="43.4565" calcext:value-type="float">
            <text:p>43.4565</text:p>
          </table:table-cell>
          <table:table-cell office:value-type="float" office:value="39.0827" calcext:value-type="float">
            <text:p>39.0827</text:p>
          </table:table-cell>
          <table:table-cell office:value-type="float" office:value="280.762" calcext:value-type="float">
            <text:p>280.762</text:p>
          </table:table-cell>
          <table:table-cell office:value-type="float" office:value="43.4917" calcext:value-type="float">
            <text:p>43.4917</text:p>
          </table:table-cell>
          <table:table-cell/>
          <table:table-cell table:formula="of:=([.D129]-[.A129])/0.0166667" office:value-type="float" office:value="2.74799450401098" calcext:value-type="float">
            <text:p>2.74799450401098</text:p>
          </table:table-cell>
          <table:table-cell table:formula="of:=ABS([.E129]-[.B129])/0.0166667" office:value-type="float" office:value="503.638992722015" calcext:value-type="float">
            <text:p>503.638992722015</text:p>
          </table:table-cell>
          <table:table-cell table:formula="of:=([.F129]-[.C129])/0.0166667" office:value-type="float" office:value="2.11199577600864" calcext:value-type="float">
            <text:p>2.11199577600864</text:p>
          </table:table-cell>
          <table:table-cell table:formula="of:=DEGREES(ATAN(ABS([.F129]-[.C129])/ABS([.E129]-[.B129])))" office:value-type="float" office:value="0.240266811647874" calcext:value-type="float">
            <text:p>0.240266811647874</text:p>
          </table:table-cell>
          <table:table-cell table:formula="of:=SQRT(POWER([.H129];2)+POWER([.I129];2)+POWER([.J129];2))" office:value-type="float" office:value="503.650917789294" calcext:value-type="float">
            <text:p>503.650917789294</text:p>
          </table:table-cell>
        </table:table-row>
        <table:table-row table:style-name="ro1">
          <table:table-cell office:value-type="float" office:value="38.9588" calcext:value-type="float">
            <text:p>38.9588</text:p>
          </table:table-cell>
          <table:table-cell office:value-type="float" office:value="290.496" calcext:value-type="float">
            <text:p>290.496</text:p>
          </table:table-cell>
          <table:table-cell office:value-type="float" office:value="43.7629" calcext:value-type="float">
            <text:p>43.7629</text:p>
          </table:table-cell>
          <table:table-cell office:value-type="float" office:value="39.1072" calcext:value-type="float">
            <text:p>39.1072</text:p>
          </table:table-cell>
          <table:table-cell office:value-type="float" office:value="280.654" calcext:value-type="float">
            <text:p>280.654</text:p>
          </table:table-cell>
          <table:table-cell office:value-type="float" office:value="44.0098" calcext:value-type="float">
            <text:p>44.0098</text:p>
          </table:table-cell>
          <table:table-cell/>
          <table:table-cell table:formula="of:=([.D130]-[.A130])/0.0166667" office:value-type="float" office:value="8.90398219203576" calcext:value-type="float">
            <text:p>8.90398219203576</text:p>
          </table:table-cell>
          <table:table-cell table:formula="of:=ABS([.E130]-[.B130])/0.0166667" office:value-type="float" office:value="590.518818962361" calcext:value-type="float">
            <text:p>590.518818962361</text:p>
          </table:table-cell>
          <table:table-cell table:formula="of:=([.F130]-[.C130])/0.0166667" office:value-type="float" office:value="14.813970372059" calcext:value-type="float">
            <text:p>14.813970372059</text:p>
          </table:table-cell>
          <table:table-cell table:formula="of:=DEGREES(ATAN(ABS([.F130]-[.C130])/ABS([.E130]-[.B130])))" office:value-type="float" office:value="1.43704140750075" calcext:value-type="float">
            <text:p>1.43704140750075</text:p>
          </table:table-cell>
          <table:table-cell table:formula="of:=SQRT(POWER([.H130];2)+POWER([.I130];2)+POWER([.J130];2))" office:value-type="float" office:value="590.771707316593" calcext:value-type="float">
            <text:p>590.771707316593</text:p>
          </table:table-cell>
        </table:table-row>
        <table:table-row table:style-name="ro1">
          <table:table-cell office:value-type="float" office:value="37.089" calcext:value-type="float">
            <text:p>37.089</text:p>
          </table:table-cell>
          <table:table-cell office:value-type="float" office:value="287.259" calcext:value-type="float">
            <text:p>287.259</text:p>
          </table:table-cell>
          <table:table-cell office:value-type="float" office:value="43.0059" calcext:value-type="float">
            <text:p>43.0059</text:p>
          </table:table-cell>
          <table:table-cell office:value-type="float" office:value="37.7307" calcext:value-type="float">
            <text:p>37.7307</text:p>
          </table:table-cell>
          <table:table-cell office:value-type="float" office:value="274.845" calcext:value-type="float">
            <text:p>274.845</text:p>
          </table:table-cell>
          <table:table-cell office:value-type="float" office:value="43.6876" calcext:value-type="float">
            <text:p>43.6876</text:p>
          </table:table-cell>
          <table:table-cell/>
          <table:table-cell table:formula="of:=([.D131]-[.A131])/0.0166667" office:value-type="float" office:value="38.501922996154" calcext:value-type="float">
            <text:p>38.501922996154</text:p>
          </table:table-cell>
          <table:table-cell table:formula="of:=ABS([.E131]-[.B131])/0.0166667" office:value-type="float" office:value="744.838510322979" calcext:value-type="float">
            <text:p>744.838510322979</text:p>
          </table:table-cell>
          <table:table-cell table:formula="of:=([.F131]-[.C131])/0.0166667" office:value-type="float" office:value="40.901918196164" calcext:value-type="float">
            <text:p>40.901918196164</text:p>
          </table:table-cell>
          <table:table-cell table:formula="of:=DEGREES(ATAN(ABS([.F131]-[.C131])/ABS([.E131]-[.B131])))" office:value-type="float" office:value="3.14317247462349" calcext:value-type="float">
            <text:p>3.14317247462349</text:p>
          </table:table-cell>
          <table:table-cell table:formula="of:=SQRT(POWER([.H131];2)+POWER([.I131];2)+POWER([.J131];2))" office:value-type="float" office:value="746.953660842948" calcext:value-type="float">
            <text:p>746.953660842948</text:p>
          </table:table-cell>
        </table:table-row>
        <table:table-row table:style-name="ro1">
          <table:table-cell office:value-type="float" office:value="43.4563" calcext:value-type="float">
            <text:p>43.4563</text:p>
          </table:table-cell>
          <table:table-cell office:value-type="float" office:value="280.361" calcext:value-type="float">
            <text:p>280.361</text:p>
          </table:table-cell>
          <table:table-cell office:value-type="float" office:value="44.7607" calcext:value-type="float">
            <text:p>44.7607</text:p>
          </table:table-cell>
          <table:table-cell office:value-type="float" office:value="43.3629" calcext:value-type="float">
            <text:p>43.3629</text:p>
          </table:table-cell>
          <table:table-cell office:value-type="float" office:value="269.51" calcext:value-type="float">
            <text:p>269.51</text:p>
          </table:table-cell>
          <table:table-cell office:value-type="float" office:value="45.4502" calcext:value-type="float">
            <text:p>45.4502</text:p>
          </table:table-cell>
          <table:table-cell/>
          <table:table-cell table:formula="of:=([.D132]-[.A132])/0.0166667" office:value-type="float" office:value="-5.60398879202215" calcext:value-type="float">
            <text:p>-5.60398879202215</text:p>
          </table:table-cell>
          <table:table-cell table:formula="of:=ABS([.E132]-[.B132])/0.0166667" office:value-type="float" office:value="651.058697882604" calcext:value-type="float">
            <text:p>651.058697882604</text:p>
          </table:table-cell>
          <table:table-cell table:formula="of:=([.F132]-[.C132])/0.0166667" office:value-type="float" office:value="41.3699172601656" calcext:value-type="float">
            <text:p>41.3699172601656</text:p>
          </table:table-cell>
          <table:table-cell table:formula="of:=DEGREES(ATAN(ABS([.F132]-[.C132])/ABS([.E132]-[.B132])))" office:value-type="float" office:value="3.63583067525406" calcext:value-type="float">
            <text:p>3.63583067525406</text:p>
          </table:table-cell>
          <table:table-cell table:formula="of:=SQRT(POWER([.H132];2)+POWER([.I132];2)+POWER([.J132];2))" office:value-type="float" office:value="652.395817608518" calcext:value-type="float">
            <text:p>652.395817608518</text:p>
          </table:table-cell>
        </table:table-row>
        <table:table-row table:style-name="ro1">
          <table:table-cell office:value-type="float" office:value="43.6975" calcext:value-type="float">
            <text:p>43.6975</text:p>
          </table:table-cell>
          <table:table-cell office:value-type="float" office:value="284.683" calcext:value-type="float">
            <text:p>284.683</text:p>
          </table:table-cell>
          <table:table-cell office:value-type="float" office:value="44.0946" calcext:value-type="float">
            <text:p>44.0946</text:p>
          </table:table-cell>
          <table:table-cell office:value-type="float" office:value="43.5103" calcext:value-type="float">
            <text:p>43.5103</text:p>
          </table:table-cell>
          <table:table-cell office:value-type="float" office:value="275.014" calcext:value-type="float">
            <text:p>275.014</text:p>
          </table:table-cell>
          <table:table-cell office:value-type="float" office:value="44.5913" calcext:value-type="float">
            <text:p>44.5913</text:p>
          </table:table-cell>
          <table:table-cell/>
          <table:table-cell table:formula="of:=([.D133]-[.A133])/0.0166667" office:value-type="float" office:value="-11.2319775360448" calcext:value-type="float">
            <text:p>-11.2319775360448</text:p>
          </table:table-cell>
          <table:table-cell table:formula="of:=ABS([.E133]-[.B133])/0.0166667" office:value-type="float" office:value="580.13883972232" calcext:value-type="float">
            <text:p>580.13883972232</text:p>
          </table:table-cell>
          <table:table-cell table:formula="of:=([.F133]-[.C133])/0.0166667" office:value-type="float" office:value="29.801940396119" calcext:value-type="float">
            <text:p>29.801940396119</text:p>
          </table:table-cell>
          <table:table-cell table:formula="of:=DEGREES(ATAN(ABS([.F133]-[.C133])/ABS([.E133]-[.B133])))" office:value-type="float" office:value="2.94071980499309" calcext:value-type="float">
            <text:p>2.94071980499309</text:p>
          </table:table-cell>
          <table:table-cell table:formula="of:=SQRT(POWER([.H133];2)+POWER([.I133];2)+POWER([.J133];2))" office:value-type="float" office:value="581.012380526528" calcext:value-type="float">
            <text:p>581.012380526528</text:p>
          </table:table-cell>
        </table:table-row>
        <table:table-row table:style-name="ro1">
          <table:table-cell office:value-type="float" office:value="43.2825" calcext:value-type="float">
            <text:p>43.2825</text:p>
          </table:table-cell>
          <table:table-cell office:value-type="float" office:value="283.146" calcext:value-type="float">
            <text:p>283.146</text:p>
          </table:table-cell>
          <table:table-cell office:value-type="float" office:value="44.3349" calcext:value-type="float">
            <text:p>44.3349</text:p>
          </table:table-cell>
          <table:table-cell office:value-type="float" office:value="43.4257" calcext:value-type="float">
            <text:p>43.4257</text:p>
          </table:table-cell>
          <table:table-cell office:value-type="float" office:value="272.292" calcext:value-type="float">
            <text:p>272.292</text:p>
          </table:table-cell>
          <table:table-cell office:value-type="float" office:value="44.77" calcext:value-type="float">
            <text:p>44.77</text:p>
          </table:table-cell>
          <table:table-cell/>
          <table:table-cell table:formula="of:=([.D134]-[.A134])/0.0166667" office:value-type="float" office:value="8.59198281603438" calcext:value-type="float">
            <text:p>8.59198281603438</text:p>
          </table:table-cell>
          <table:table-cell table:formula="of:=ABS([.E134]-[.B134])/0.0166667" office:value-type="float" office:value="651.238697522608" calcext:value-type="float">
            <text:p>651.238697522608</text:p>
          </table:table-cell>
          <table:table-cell table:formula="of:=([.F134]-[.C134])/0.0166667" office:value-type="float" office:value="26.1059477881048" calcext:value-type="float">
            <text:p>26.1059477881048</text:p>
          </table:table-cell>
          <table:table-cell table:formula="of:=DEGREES(ATAN(ABS([.F134]-[.C134])/ABS([.E134]-[.B134])))" office:value-type="float" office:value="2.29556414356315" calcext:value-type="float">
            <text:p>2.29556414356315</text:p>
          </table:table-cell>
          <table:table-cell table:formula="of:=SQRT(POWER([.H134];2)+POWER([.I134];2)+POWER([.J134];2))" office:value-type="float" office:value="651.818367207897" calcext:value-type="float">
            <text:p>651.818367207897</text:p>
          </table:table-cell>
        </table:table-row>
        <table:table-row table:style-name="ro1">
          <table:table-cell office:value-type="float" office:value="42.6105" calcext:value-type="float">
            <text:p>42.6105</text:p>
          </table:table-cell>
          <table:table-cell office:value-type="float" office:value="281.591" calcext:value-type="float">
            <text:p>281.591</text:p>
          </table:table-cell>
          <table:table-cell office:value-type="float" office:value="44.3298" calcext:value-type="float">
            <text:p>44.3298</text:p>
          </table:table-cell>
          <table:table-cell office:value-type="float" office:value="42.2939" calcext:value-type="float">
            <text:p>42.2939</text:p>
          </table:table-cell>
          <table:table-cell office:value-type="float" office:value="270.599" calcext:value-type="float">
            <text:p>270.599</text:p>
          </table:table-cell>
          <table:table-cell office:value-type="float" office:value="45.0465" calcext:value-type="float">
            <text:p>45.0465</text:p>
          </table:table-cell>
          <table:table-cell/>
          <table:table-cell table:formula="of:=([.D135]-[.A135])/0.0166667" office:value-type="float" office:value="-18.995962008076" calcext:value-type="float">
            <text:p>-18.995962008076</text:p>
          </table:table-cell>
          <table:table-cell table:formula="of:=ABS([.E135]-[.B135])/0.0166667" office:value-type="float" office:value="659.518680962639" calcext:value-type="float">
            <text:p>659.518680962639</text:p>
          </table:table-cell>
          <table:table-cell table:formula="of:=([.F135]-[.C135])/0.0166667" office:value-type="float" office:value="43.0019139961722" calcext:value-type="float">
            <text:p>43.0019139961722</text:p>
          </table:table-cell>
          <table:table-cell table:formula="of:=DEGREES(ATAN(ABS([.F135]-[.C135])/ABS([.E135]-[.B135])))" office:value-type="float" office:value="3.73051688329941" calcext:value-type="float">
            <text:p>3.73051688329941</text:p>
          </table:table-cell>
          <table:table-cell table:formula="of:=SQRT(POWER([.H135];2)+POWER([.I135];2)+POWER([.J135];2))" office:value-type="float" office:value="661.192030894691" calcext:value-type="float">
            <text:p>661.192030894691</text:p>
          </table:table-cell>
        </table:table-row>
        <table:table-row table:style-name="ro1">
          <table:table-cell office:value-type="float" office:value="43.4459" calcext:value-type="float">
            <text:p>43.4459</text:p>
          </table:table-cell>
          <table:table-cell office:value-type="float" office:value="284.619" calcext:value-type="float">
            <text:p>284.619</text:p>
          </table:table-cell>
          <table:table-cell office:value-type="float" office:value="44.107" calcext:value-type="float">
            <text:p>44.107</text:p>
          </table:table-cell>
          <table:table-cell office:value-type="float" office:value="43.6802" calcext:value-type="float">
            <text:p>43.6802</text:p>
          </table:table-cell>
          <table:table-cell office:value-type="float" office:value="272.32" calcext:value-type="float">
            <text:p>272.32</text:p>
          </table:table-cell>
          <table:table-cell office:value-type="float" office:value="45.0092" calcext:value-type="float">
            <text:p>45.0092</text:p>
          </table:table-cell>
          <table:table-cell/>
          <table:table-cell table:formula="of:=([.D136]-[.A136])/0.0166667" office:value-type="float" office:value="14.0579718840561" calcext:value-type="float">
            <text:p>14.0579718840561</text:p>
          </table:table-cell>
          <table:table-cell table:formula="of:=ABS([.E136]-[.B136])/0.0166667" office:value-type="float" office:value="737.938524122954" calcext:value-type="float">
            <text:p>737.938524122954</text:p>
          </table:table-cell>
          <table:table-cell table:formula="of:=([.F136]-[.C136])/0.0166667" office:value-type="float" office:value="54.1318917362166" calcext:value-type="float">
            <text:p>54.1318917362166</text:p>
          </table:table-cell>
          <table:table-cell table:formula="of:=DEGREES(ATAN(ABS([.F136]-[.C136])/ABS([.E136]-[.B136])))" office:value-type="float" office:value="4.19544931827877" calcext:value-type="float">
            <text:p>4.19544931827877</text:p>
          </table:table-cell>
          <table:table-cell table:formula="of:=SQRT(POWER([.H136];2)+POWER([.I136];2)+POWER([.J136];2))" office:value-type="float" office:value="740.054831523447" calcext:value-type="float">
            <text:p>740.054831523447</text:p>
          </table:table-cell>
        </table:table-row>
        <table:table-row table:style-name="ro1">
          <table:table-cell office:value-type="float" office:value="42.6781" calcext:value-type="float">
            <text:p>42.6781</text:p>
          </table:table-cell>
          <table:table-cell office:value-type="float" office:value="280.299" calcext:value-type="float">
            <text:p>280.299</text:p>
          </table:table-cell>
          <table:table-cell office:value-type="float" office:value="44.0273" calcext:value-type="float">
            <text:p>44.0273</text:p>
          </table:table-cell>
          <table:table-cell office:value-type="float" office:value="42.4381" calcext:value-type="float">
            <text:p>42.4381</text:p>
          </table:table-cell>
          <table:table-cell office:value-type="float" office:value="268.081" calcext:value-type="float">
            <text:p>268.081</text:p>
          </table:table-cell>
          <table:table-cell office:value-type="float" office:value="44.7063" calcext:value-type="float">
            <text:p>44.7063</text:p>
          </table:table-cell>
          <table:table-cell/>
          <table:table-cell table:formula="of:=([.D137]-[.A137])/0.0166667" office:value-type="float" office:value="-14.3999712000577" calcext:value-type="float">
            <text:p>-14.3999712000577</text:p>
          </table:table-cell>
          <table:table-cell table:formula="of:=ABS([.E137]-[.B137])/0.0166667" office:value-type="float" office:value="733.07853384293" calcext:value-type="float">
            <text:p>733.07853384293</text:p>
          </table:table-cell>
          <table:table-cell table:formula="of:=([.F137]-[.C137])/0.0166667" office:value-type="float" office:value="40.7399185201631" calcext:value-type="float">
            <text:p>40.7399185201631</text:p>
          </table:table-cell>
          <table:table-cell table:formula="of:=DEGREES(ATAN(ABS([.F137]-[.C137])/ABS([.E137]-[.B137])))" office:value-type="float" office:value="3.18086901379601" calcext:value-type="float">
            <text:p>3.18086901379601</text:p>
          </table:table-cell>
          <table:table-cell table:formula="of:=SQRT(POWER([.H137];2)+POWER([.I137];2)+POWER([.J137];2))" office:value-type="float" office:value="734.350894949337" calcext:value-type="float">
            <text:p>734.350894949337</text:p>
          </table:table-cell>
        </table:table-row>
        <table:table-row table:style-name="ro1">
          <table:table-cell office:value-type="float" office:value="43.2597" calcext:value-type="float">
            <text:p>43.2597</text:p>
          </table:table-cell>
          <table:table-cell office:value-type="float" office:value="287.507" calcext:value-type="float">
            <text:p>287.507</text:p>
          </table:table-cell>
          <table:table-cell office:value-type="float" office:value="43.4112" calcext:value-type="float">
            <text:p>43.4112</text:p>
          </table:table-cell>
          <table:table-cell office:value-type="float" office:value="43.2435" calcext:value-type="float">
            <text:p>43.2435</text:p>
          </table:table-cell>
          <table:table-cell office:value-type="float" office:value="275.037" calcext:value-type="float">
            <text:p>275.037</text:p>
          </table:table-cell>
          <table:table-cell office:value-type="float" office:value="44.095" calcext:value-type="float">
            <text:p>44.095</text:p>
          </table:table-cell>
          <table:table-cell/>
          <table:table-cell table:formula="of:=([.D138]-[.A138])/0.0166667" office:value-type="float" office:value="-0.971998056004181" calcext:value-type="float">
            <text:p>-0.971998056004181</text:p>
          </table:table-cell>
          <table:table-cell table:formula="of:=ABS([.E138]-[.B138])/0.0166667" office:value-type="float" office:value="748.198503602995" calcext:value-type="float">
            <text:p>748.198503602995</text:p>
          </table:table-cell>
          <table:table-cell table:formula="of:=([.F138]-[.C138])/0.0166667" office:value-type="float" office:value="41.027917944164" calcext:value-type="float">
            <text:p>41.027917944164</text:p>
          </table:table-cell>
          <table:table-cell table:formula="of:=DEGREES(ATAN(ABS([.F138]-[.C138])/ABS([.E138]-[.B138])))" office:value-type="float" office:value="3.13870530816927" calcext:value-type="float">
            <text:p>3.13870530816927</text:p>
          </table:table-cell>
          <table:table-cell table:formula="of:=SQRT(POWER([.H138];2)+POWER([.I138];2)+POWER([.J138];2))" office:value-type="float" office:value="749.323185030875" calcext:value-type="float">
            <text:p>749.323185030875</text:p>
          </table:table-cell>
        </table:table-row>
        <table:table-row table:style-name="ro1">
          <table:table-cell office:value-type="float" office:value="43.9188" calcext:value-type="float">
            <text:p>43.9188</text:p>
          </table:table-cell>
          <table:table-cell office:value-type="float" office:value="276.502" calcext:value-type="float">
            <text:p>276.502</text:p>
          </table:table-cell>
          <table:table-cell office:value-type="float" office:value="44.3553" calcext:value-type="float">
            <text:p>44.3553</text:p>
          </table:table-cell>
          <table:table-cell office:value-type="float" office:value="43.4805" calcext:value-type="float">
            <text:p>43.4805</text:p>
          </table:table-cell>
          <table:table-cell office:value-type="float" office:value="267.098" calcext:value-type="float">
            <text:p>267.098</text:p>
          </table:table-cell>
          <table:table-cell office:value-type="float" office:value="44.607" calcext:value-type="float">
            <text:p>44.607</text:p>
          </table:table-cell>
          <table:table-cell/>
          <table:table-cell table:formula="of:=([.D139]-[.A139])/0.0166667" office:value-type="float" office:value="-26.2979474041051" calcext:value-type="float">
            <text:p>-26.2979474041051</text:p>
          </table:table-cell>
          <table:table-cell table:formula="of:=ABS([.E139]-[.B139])/0.0166667" office:value-type="float" office:value="564.238871522257" calcext:value-type="float">
            <text:p>564.238871522257</text:p>
          </table:table-cell>
          <table:table-cell table:formula="of:=([.F139]-[.C139])/0.0166667" office:value-type="float" office:value="15.1019697960604" calcext:value-type="float">
            <text:p>15.1019697960604</text:p>
          </table:table-cell>
          <table:table-cell table:formula="of:=DEGREES(ATAN(ABS([.F139]-[.C139])/ABS([.E139]-[.B139])))" office:value-type="float" office:value="1.53316732019664" calcext:value-type="float">
            <text:p>1.53316732019664</text:p>
          </table:table-cell>
          <table:table-cell table:formula="of:=SQRT(POWER([.H139];2)+POWER([.I139];2)+POWER([.J139];2))" office:value-type="float" office:value="565.053232595036" calcext:value-type="float">
            <text:p>565.053232595036</text:p>
          </table:table-cell>
        </table:table-row>
        <table:table-row table:style-name="ro1">
          <table:table-cell office:value-type="float" office:value="43.303" calcext:value-type="float">
            <text:p>43.303</text:p>
          </table:table-cell>
          <table:table-cell office:value-type="float" office:value="291.608" calcext:value-type="float">
            <text:p>291.608</text:p>
          </table:table-cell>
          <table:table-cell office:value-type="float" office:value="44.0602" calcext:value-type="float">
            <text:p>44.0602</text:p>
          </table:table-cell>
          <table:table-cell office:value-type="float" office:value="43.1309" calcext:value-type="float">
            <text:p>43.1309</text:p>
          </table:table-cell>
          <table:table-cell office:value-type="float" office:value="281.628" calcext:value-type="float">
            <text:p>281.628</text:p>
          </table:table-cell>
          <table:table-cell office:value-type="float" office:value="44.8205" calcext:value-type="float">
            <text:p>44.8205</text:p>
          </table:table-cell>
          <table:table-cell/>
          <table:table-cell table:formula="of:=([.D140]-[.A140])/0.0166667" office:value-type="float" office:value="-10.3259793480413" calcext:value-type="float">
            <text:p>-10.3259793480413</text:p>
          </table:table-cell>
          <table:table-cell table:formula="of:=ABS([.E140]-[.B140])/0.0166667" office:value-type="float" office:value="598.798802402396" calcext:value-type="float">
            <text:p>598.798802402396</text:p>
          </table:table-cell>
          <table:table-cell table:formula="of:=([.F140]-[.C140])/0.0166667" office:value-type="float" office:value="45.6179087641825" calcext:value-type="float">
            <text:p>45.6179087641825</text:p>
          </table:table-cell>
          <table:table-cell table:formula="of:=DEGREES(ATAN(ABS([.F140]-[.C140])/ABS([.E140]-[.B140])))" office:value-type="float" office:value="4.35651293539251" calcext:value-type="float">
            <text:p>4.35651293539251</text:p>
          </table:table-cell>
          <table:table-cell table:formula="of:=SQRT(POWER([.H140];2)+POWER([.I140];2)+POWER([.J140];2))" office:value-type="float" office:value="600.622697879507" calcext:value-type="float">
            <text:p>600.622697879507</text:p>
          </table:table-cell>
        </table:table-row>
        <table:table-row table:style-name="ro1">
          <table:table-cell office:value-type="float" office:value="42.9116" calcext:value-type="float">
            <text:p>42.9116</text:p>
          </table:table-cell>
          <table:table-cell office:value-type="float" office:value="284.629" calcext:value-type="float">
            <text:p>284.629</text:p>
          </table:table-cell>
          <table:table-cell office:value-type="float" office:value="43.3529" calcext:value-type="float">
            <text:p>43.3529</text:p>
          </table:table-cell>
          <table:table-cell office:value-type="float" office:value="42.731" calcext:value-type="float">
            <text:p>42.731</text:p>
          </table:table-cell>
          <table:table-cell office:value-type="float" office:value="274.982" calcext:value-type="float">
            <text:p>274.982</text:p>
          </table:table-cell>
          <table:table-cell office:value-type="float" office:value="43.6131" calcext:value-type="float">
            <text:p>43.6131</text:p>
          </table:table-cell>
          <table:table-cell/>
          <table:table-cell table:formula="of:=([.D141]-[.A141])/0.0166667" office:value-type="float" office:value="-10.8359783280432" calcext:value-type="float">
            <text:p>-10.8359783280432</text:p>
          </table:table-cell>
          <table:table-cell table:formula="of:=ABS([.E141]-[.B141])/0.0166667" office:value-type="float" office:value="578.818842362315" calcext:value-type="float">
            <text:p>578.818842362315</text:p>
          </table:table-cell>
          <table:table-cell table:formula="of:=([.F141]-[.C141])/0.0166667" office:value-type="float" office:value="15.6119687760627" calcext:value-type="float">
            <text:p>15.6119687760627</text:p>
          </table:table-cell>
          <table:table-cell table:formula="of:=DEGREES(ATAN(ABS([.F141]-[.C141])/ABS([.E141]-[.B141])))" office:value-type="float" office:value="1.54501380258257" calcext:value-type="float">
            <text:p>1.54501380258257</text:p>
          </table:table-cell>
          <table:table-cell table:formula="of:=SQRT(POWER([.H141];2)+POWER([.I141];2)+POWER([.J141];2))" office:value-type="float" office:value="579.130731587472" calcext:value-type="float">
            <text:p>579.130731587472</text:p>
          </table:table-cell>
        </table:table-row>
        <table:table-row table:style-name="ro1">
          <table:table-cell office:value-type="float" office:value="43.661" calcext:value-type="float">
            <text:p>43.661</text:p>
          </table:table-cell>
          <table:table-cell office:value-type="float" office:value="293.529" calcext:value-type="float">
            <text:p>293.529</text:p>
          </table:table-cell>
          <table:table-cell office:value-type="float" office:value="42.2214" calcext:value-type="float">
            <text:p>42.2214</text:p>
          </table:table-cell>
          <table:table-cell office:value-type="float" office:value="43.7097" calcext:value-type="float">
            <text:p>43.7097</text:p>
          </table:table-cell>
          <table:table-cell office:value-type="float" office:value="283.637" calcext:value-type="float">
            <text:p>283.637</text:p>
          </table:table-cell>
          <table:table-cell office:value-type="float" office:value="42.4883" calcext:value-type="float">
            <text:p>42.4883</text:p>
          </table:table-cell>
          <table:table-cell/>
          <table:table-cell table:formula="of:=([.D142]-[.A142])/0.0166667" office:value-type="float" office:value="2.92199415601149" calcext:value-type="float">
            <text:p>2.92199415601149</text:p>
          </table:table-cell>
          <table:table-cell table:formula="of:=ABS([.E142]-[.B142])/0.0166667" office:value-type="float" office:value="593.518812962374" calcext:value-type="float">
            <text:p>593.518812962374</text:p>
          </table:table-cell>
          <table:table-cell table:formula="of:=([.F142]-[.C142])/0.0166667" office:value-type="float" office:value="16.013967972064" calcext:value-type="float">
            <text:p>16.013967972064</text:p>
          </table:table-cell>
          <table:table-cell table:formula="of:=DEGREES(ATAN(ABS([.F142]-[.C142])/ABS([.E142]-[.B142])))" office:value-type="float" office:value="1.54554531694815" calcext:value-type="float">
            <text:p>1.54554531694815</text:p>
          </table:table-cell>
          <table:table-cell table:formula="of:=SQRT(POWER([.H142];2)+POWER([.I142];2)+POWER([.J142];2))" office:value-type="float" office:value="593.74200336537" calcext:value-type="float">
            <text:p>593.74200336537</text:p>
          </table:table-cell>
        </table:table-row>
        <table:table-row table:style-name="ro1">
          <table:table-cell office:value-type="float" office:value="42.6529" calcext:value-type="float">
            <text:p>42.6529</text:p>
          </table:table-cell>
          <table:table-cell office:value-type="float" office:value="297.559" calcext:value-type="float">
            <text:p>297.559</text:p>
          </table:table-cell>
          <table:table-cell office:value-type="float" office:value="42.3879" calcext:value-type="float">
            <text:p>42.3879</text:p>
          </table:table-cell>
          <table:table-cell office:value-type="float" office:value="42.5819" calcext:value-type="float">
            <text:p>42.5819</text:p>
          </table:table-cell>
          <table:table-cell office:value-type="float" office:value="285.913" calcext:value-type="float">
            <text:p>285.913</text:p>
          </table:table-cell>
          <table:table-cell office:value-type="float" office:value="43.4105" calcext:value-type="float">
            <text:p>43.4105</text:p>
          </table:table-cell>
          <table:table-cell/>
          <table:table-cell table:formula="of:=([.D143]-[.A143])/0.0166667" office:value-type="float" office:value="-4.25999148001734" calcext:value-type="float">
            <text:p>-4.25999148001734</text:p>
          </table:table-cell>
          <table:table-cell table:formula="of:=ABS([.E143]-[.B143])/0.0166667" office:value-type="float" office:value="698.758602482796" calcext:value-type="float">
            <text:p>698.758602482796</text:p>
          </table:table-cell>
          <table:table-cell table:formula="of:=([.F143]-[.C143])/0.0166667" office:value-type="float" office:value="61.3558772882452" calcext:value-type="float">
            <text:p>61.3558772882452</text:p>
          </table:table-cell>
          <table:table-cell table:formula="of:=DEGREES(ATAN(ABS([.F143]-[.C143])/ABS([.E143]-[.B143])))" office:value-type="float" office:value="5.01809871524754" calcext:value-type="float">
            <text:p>5.01809871524754</text:p>
          </table:table-cell>
          <table:table-cell table:formula="of:=SQRT(POWER([.H143];2)+POWER([.I143];2)+POWER([.J143];2))" office:value-type="float" office:value="701.460102749208" calcext:value-type="float">
            <text:p>701.460102749208</text:p>
          </table:table-cell>
        </table:table-row>
        <table:table-row table:style-name="ro1">
          <table:table-cell office:value-type="float" office:value="41.995" calcext:value-type="float">
            <text:p>41.995</text:p>
          </table:table-cell>
          <table:table-cell office:value-type="float" office:value="295.759" calcext:value-type="float">
            <text:p>295.759</text:p>
          </table:table-cell>
          <table:table-cell office:value-type="float" office:value="43.1872" calcext:value-type="float">
            <text:p>43.1872</text:p>
          </table:table-cell>
          <table:table-cell office:value-type="float" office:value="41.9417" calcext:value-type="float">
            <text:p>41.9417</text:p>
          </table:table-cell>
          <table:table-cell office:value-type="float" office:value="284.18" calcext:value-type="float">
            <text:p>284.18</text:p>
          </table:table-cell>
          <table:table-cell office:value-type="float" office:value="44.1901" calcext:value-type="float">
            <text:p>44.1901</text:p>
          </table:table-cell>
          <table:table-cell/>
          <table:table-cell table:formula="of:=([.D144]-[.A144])/0.0166667" office:value-type="float" office:value="-3.1979936040128" calcext:value-type="float">
            <text:p>-3.1979936040128</text:p>
          </table:table-cell>
          <table:table-cell table:formula="of:=ABS([.E144]-[.B144])/0.0166667" office:value-type="float" office:value="694.73861052278" calcext:value-type="float">
            <text:p>694.73861052278</text:p>
          </table:table-cell>
          <table:table-cell table:formula="of:=([.F144]-[.C144])/0.0166667" office:value-type="float" office:value="60.1738796522409" calcext:value-type="float">
            <text:p>60.1738796522409</text:p>
          </table:table-cell>
          <table:table-cell table:formula="of:=DEGREES(ATAN(ABS([.F144]-[.C144])/ABS([.E144]-[.B144])))" office:value-type="float" office:value="4.95024516356023" calcext:value-type="float">
            <text:p>4.95024516356023</text:p>
          </table:table-cell>
          <table:table-cell table:formula="of:=SQRT(POWER([.H144];2)+POWER([.I144];2)+POWER([.J144];2))" office:value-type="float" office:value="697.347015413858" calcext:value-type="float">
            <text:p>697.347015413858</text:p>
          </table:table-cell>
        </table:table-row>
        <table:table-row table:style-name="ro1">
          <table:table-cell office:value-type="float" office:value="42.498" calcext:value-type="float">
            <text:p>42.498</text:p>
          </table:table-cell>
          <table:table-cell office:value-type="float" office:value="295.957" calcext:value-type="float">
            <text:p>295.957</text:p>
          </table:table-cell>
          <table:table-cell office:value-type="float" office:value="42.8933" calcext:value-type="float">
            <text:p>42.8933</text:p>
          </table:table-cell>
          <table:table-cell office:value-type="float" office:value="42.4208" calcext:value-type="float">
            <text:p>42.4208</text:p>
          </table:table-cell>
          <table:table-cell office:value-type="float" office:value="284.429" calcext:value-type="float">
            <text:p>284.429</text:p>
          </table:table-cell>
          <table:table-cell office:value-type="float" office:value="43.6418" calcext:value-type="float">
            <text:p>43.6418</text:p>
          </table:table-cell>
          <table:table-cell/>
          <table:table-cell table:formula="of:=([.D145]-[.A145])/0.0166667" office:value-type="float" office:value="-4.63199073601839" calcext:value-type="float">
            <text:p>-4.63199073601839</text:p>
          </table:table-cell>
          <table:table-cell table:formula="of:=ABS([.E145]-[.B145])/0.0166667" office:value-type="float" office:value="691.678616642768" calcext:value-type="float">
            <text:p>691.678616642768</text:p>
          </table:table-cell>
          <table:table-cell table:formula="of:=([.F145]-[.C145])/0.0166667" office:value-type="float" office:value="44.9099101801796" calcext:value-type="float">
            <text:p>44.9099101801796</text:p>
          </table:table-cell>
          <table:table-cell table:formula="of:=DEGREES(ATAN(ABS([.F145]-[.C145])/ABS([.E145]-[.B145])))" office:value-type="float" office:value="3.71493558588916" calcext:value-type="float">
            <text:p>3.71493558588916</text:p>
          </table:table-cell>
          <table:table-cell table:formula="of:=SQRT(POWER([.H145];2)+POWER([.I145];2)+POWER([.J145];2))" office:value-type="float" office:value="693.150534942752" calcext:value-type="float">
            <text:p>693.150534942752</text:p>
          </table:table-cell>
        </table:table-row>
        <table:table-row table:style-name="ro1">
          <table:table-cell office:value-type="float" office:value="35.1056" calcext:value-type="float">
            <text:p>35.1056</text:p>
          </table:table-cell>
          <table:table-cell office:value-type="float" office:value="289.573" calcext:value-type="float">
            <text:p>289.573</text:p>
          </table:table-cell>
          <table:table-cell office:value-type="float" office:value="42.668" calcext:value-type="float">
            <text:p>42.668</text:p>
          </table:table-cell>
          <table:table-cell office:value-type="float" office:value="35.0894" calcext:value-type="float">
            <text:p>35.0894</text:p>
          </table:table-cell>
          <table:table-cell office:value-type="float" office:value="279.622" calcext:value-type="float">
            <text:p>279.622</text:p>
          </table:table-cell>
          <table:table-cell office:value-type="float" office:value="42.9611" calcext:value-type="float">
            <text:p>42.9611</text:p>
          </table:table-cell>
          <table:table-cell/>
          <table:table-cell table:formula="of:=([.D146]-[.A146])/0.0166667" office:value-type="float" office:value="-0.971998056004181" calcext:value-type="float">
            <text:p>-0.971998056004181</text:p>
          </table:table-cell>
          <table:table-cell table:formula="of:=ABS([.E146]-[.B146])/0.0166667" office:value-type="float" office:value="597.058805882386" calcext:value-type="float">
            <text:p>597.058805882386</text:p>
          </table:table-cell>
          <table:table-cell table:formula="of:=([.F146]-[.C146])/0.0166667" office:value-type="float" office:value="17.5859648280705" calcext:value-type="float">
            <text:p>17.5859648280705</text:p>
          </table:table-cell>
          <table:table-cell table:formula="of:=DEGREES(ATAN(ABS([.F146]-[.C146])/ABS([.E146]-[.B146])))" office:value-type="float" office:value="1.68712080104988" calcext:value-type="float">
            <text:p>1.68712080104988</text:p>
          </table:table-cell>
          <table:table-cell table:formula="of:=SQRT(POWER([.H146];2)+POWER([.I146];2)+POWER([.J146];2))" office:value-type="float" office:value="597.318531958331" calcext:value-type="float">
            <text:p>597.318531958331</text:p>
          </table:table-cell>
        </table:table-row>
        <table:table-row table:style-name="ro1">
          <table:table-cell office:value-type="float" office:value="25.7134" calcext:value-type="float">
            <text:p>25.7134</text:p>
          </table:table-cell>
          <table:table-cell office:value-type="float" office:value="296.525" calcext:value-type="float">
            <text:p>296.525</text:p>
          </table:table-cell>
          <table:table-cell office:value-type="float" office:value="43.5043" calcext:value-type="float">
            <text:p>43.5043</text:p>
          </table:table-cell>
          <table:table-cell office:value-type="float" office:value="26.5568" calcext:value-type="float">
            <text:p>26.5568</text:p>
          </table:table-cell>
          <table:table-cell office:value-type="float" office:value="284.871" calcext:value-type="float">
            <text:p>284.871</text:p>
          </table:table-cell>
          <table:table-cell office:value-type="float" office:value="44.2494" calcext:value-type="float">
            <text:p>44.2494</text:p>
          </table:table-cell>
          <table:table-cell/>
          <table:table-cell table:formula="of:=([.D147]-[.A147])/0.0166667" office:value-type="float" office:value="50.6038987922024" calcext:value-type="float">
            <text:p>50.6038987922024</text:p>
          </table:table-cell>
          <table:table-cell table:formula="of:=ABS([.E147]-[.B147])/0.0166667" office:value-type="float" office:value="699.238601522797" calcext:value-type="float">
            <text:p>699.238601522797</text:p>
          </table:table-cell>
          <table:table-cell table:formula="of:=([.F147]-[.C147])/0.0166667" office:value-type="float" office:value="44.7059105881789" calcext:value-type="float">
            <text:p>44.7059105881789</text:p>
          </table:table-cell>
          <table:table-cell table:formula="of:=DEGREES(ATAN(ABS([.F147]-[.C147])/ABS([.E147]-[.B147])))" office:value-type="float" office:value="3.65823392023945" calcext:value-type="float">
            <text:p>3.65823392023945</text:p>
          </table:table-cell>
          <table:table-cell table:formula="of:=SQRT(POWER([.H147];2)+POWER([.I147];2)+POWER([.J147];2))" office:value-type="float" office:value="702.491277436273" calcext:value-type="float">
            <text:p>702.491277436273</text:p>
          </table:table-cell>
        </table:table-row>
        <table:table-row table:style-name="ro1">
          <table:table-cell office:value-type="float" office:value="25.0385" calcext:value-type="float">
            <text:p>25.0385</text:p>
          </table:table-cell>
          <table:table-cell office:value-type="float" office:value="294.957" calcext:value-type="float">
            <text:p>294.957</text:p>
          </table:table-cell>
          <table:table-cell office:value-type="float" office:value="42.7169" calcext:value-type="float">
            <text:p>42.7169</text:p>
          </table:table-cell>
          <table:table-cell office:value-type="float" office:value="26.3001" calcext:value-type="float">
            <text:p>26.3001</text:p>
          </table:table-cell>
          <table:table-cell office:value-type="float" office:value="281.988" calcext:value-type="float">
            <text:p>281.988</text:p>
          </table:table-cell>
          <table:table-cell office:value-type="float" office:value="43.9413" calcext:value-type="float">
            <text:p>43.9413</text:p>
          </table:table-cell>
          <table:table-cell/>
          <table:table-cell table:formula="of:=([.D148]-[.A148])/0.0166667" office:value-type="float" office:value="75.6958486083029" calcext:value-type="float">
            <text:p>75.6958486083029</text:p>
          </table:table-cell>
          <table:table-cell table:formula="of:=ABS([.E148]-[.B148])/0.0166667" office:value-type="float" office:value="778.138443723112" calcext:value-type="float">
            <text:p>778.138443723112</text:p>
          </table:table-cell>
          <table:table-cell table:formula="of:=([.F148]-[.C148])/0.0166667" office:value-type="float" office:value="73.4638530722936" calcext:value-type="float">
            <text:p>73.4638530722936</text:p>
          </table:table-cell>
          <table:table-cell table:formula="of:=DEGREES(ATAN(ABS([.F148]-[.C148])/ABS([.E148]-[.B148])))" office:value-type="float" office:value="5.39329408181455" calcext:value-type="float">
            <text:p>5.39329408181455</text:p>
          </table:table-cell>
          <table:table-cell table:formula="of:=SQRT(POWER([.H148];2)+POWER([.I148];2)+POWER([.J148];2))" office:value-type="float" office:value="785.255523256338" calcext:value-type="float">
            <text:p>785.255523256338</text:p>
          </table:table-cell>
        </table:table-row>
        <table:table-row table:style-name="ro1">
          <table:table-cell office:value-type="float" office:value="26.4966" calcext:value-type="float">
            <text:p>26.4966</text:p>
          </table:table-cell>
          <table:table-cell office:value-type="float" office:value="290.841" calcext:value-type="float">
            <text:p>290.841</text:p>
          </table:table-cell>
          <table:table-cell office:value-type="float" office:value="43.589" calcext:value-type="float">
            <text:p>43.589</text:p>
          </table:table-cell>
          <table:table-cell office:value-type="float" office:value="27.5412" calcext:value-type="float">
            <text:p>27.5412</text:p>
          </table:table-cell>
          <table:table-cell office:value-type="float" office:value="279.583" calcext:value-type="float">
            <text:p>279.583</text:p>
          </table:table-cell>
          <table:table-cell office:value-type="float" office:value="44.0509" calcext:value-type="float">
            <text:p>44.0509</text:p>
          </table:table-cell>
          <table:table-cell/>
          <table:table-cell table:formula="of:=([.D149]-[.A149])/0.0166667" office:value-type="float" office:value="62.6758746482506" calcext:value-type="float">
            <text:p>62.6758746482506</text:p>
          </table:table-cell>
          <table:table-cell table:formula="of:=ABS([.E149]-[.B149])/0.0166667" office:value-type="float" office:value="675.478649042701" calcext:value-type="float">
            <text:p>675.478649042701</text:p>
          </table:table-cell>
          <table:table-cell table:formula="of:=([.F149]-[.C149])/0.0166667" office:value-type="float" office:value="27.7139445721109" calcext:value-type="float">
            <text:p>27.7139445721109</text:p>
          </table:table-cell>
          <table:table-cell table:formula="of:=DEGREES(ATAN(ABS([.F149]-[.C149])/ABS([.E149]-[.B149])))" office:value-type="float" office:value="2.34944800704637" calcext:value-type="float">
            <text:p>2.34944800704637</text:p>
          </table:table-cell>
          <table:table-cell table:formula="of:=SQRT(POWER([.H149];2)+POWER([.I149];2)+POWER([.J149];2))" office:value-type="float" office:value="678.946045941223" calcext:value-type="float">
            <text:p>678.946045941223</text:p>
          </table:table-cell>
        </table:table-row>
        <table:table-row table:style-name="ro1">
          <table:table-cell office:value-type="float" office:value="27.4349" calcext:value-type="float">
            <text:p>27.4349</text:p>
          </table:table-cell>
          <table:table-cell office:value-type="float" office:value="286.595" calcext:value-type="float">
            <text:p>286.595</text:p>
          </table:table-cell>
          <table:table-cell office:value-type="float" office:value="44.482" calcext:value-type="float">
            <text:p>44.482</text:p>
          </table:table-cell>
          <table:table-cell office:value-type="float" office:value="28.5712" calcext:value-type="float">
            <text:p>28.5712</text:p>
          </table:table-cell>
          <table:table-cell office:value-type="float" office:value="276.979" calcext:value-type="float">
            <text:p>276.979</text:p>
          </table:table-cell>
          <table:table-cell office:value-type="float" office:value="44.9425" calcext:value-type="float">
            <text:p>44.9425</text:p>
          </table:table-cell>
          <table:table-cell/>
          <table:table-cell table:formula="of:=([.D150]-[.A150])/0.0166667" office:value-type="float" office:value="68.1778636442728" calcext:value-type="float">
            <text:p>68.1778636442728</text:p>
          </table:table-cell>
          <table:table-cell table:formula="of:=ABS([.E150]-[.B150])/0.0166667" office:value-type="float" office:value="576.95884608231" calcext:value-type="float">
            <text:p>576.95884608231</text:p>
          </table:table-cell>
          <table:table-cell table:formula="of:=([.F150]-[.C150])/0.0166667" office:value-type="float" office:value="27.6299447401107" calcext:value-type="float">
            <text:p>27.6299447401107</text:p>
          </table:table-cell>
          <table:table-cell table:formula="of:=DEGREES(ATAN(ABS([.F150]-[.C150])/ABS([.E150]-[.B150])))" office:value-type="float" office:value="2.74173922467109" calcext:value-type="float">
            <text:p>2.74173922467109</text:p>
          </table:table-cell>
          <table:table-cell table:formula="of:=SQRT(POWER([.H150];2)+POWER([.I150];2)+POWER([.J150];2))" office:value-type="float" office:value="581.62973188281" calcext:value-type="float">
            <text:p>581.62973188281</text:p>
          </table:table-cell>
        </table:table-row>
        <table:table-row table:style-name="ro1">
          <table:table-cell office:value-type="float" office:value="26.7946" calcext:value-type="float">
            <text:p>26.7946</text:p>
          </table:table-cell>
          <table:table-cell office:value-type="float" office:value="290.777" calcext:value-type="float">
            <text:p>290.777</text:p>
          </table:table-cell>
          <table:table-cell office:value-type="float" office:value="44.3626" calcext:value-type="float">
            <text:p>44.3626</text:p>
          </table:table-cell>
          <table:table-cell office:value-type="float" office:value="28.075" calcext:value-type="float">
            <text:p>28.075</text:p>
          </table:table-cell>
          <table:table-cell office:value-type="float" office:value="279.626" calcext:value-type="float">
            <text:p>279.626</text:p>
          </table:table-cell>
          <table:table-cell office:value-type="float" office:value="44.7885" calcext:value-type="float">
            <text:p>44.7885</text:p>
          </table:table-cell>
          <table:table-cell/>
          <table:table-cell table:formula="of:=([.D151]-[.A151])/0.0166667" office:value-type="float" office:value="76.8238463523073" calcext:value-type="float">
            <text:p>76.8238463523073</text:p>
          </table:table-cell>
          <table:table-cell table:formula="of:=ABS([.E151]-[.B151])/0.0166667" office:value-type="float" office:value="669.058661882677" calcext:value-type="float">
            <text:p>669.058661882677</text:p>
          </table:table-cell>
          <table:table-cell table:formula="of:=([.F151]-[.C151])/0.0166667" office:value-type="float" office:value="25.5539488921021" calcext:value-type="float">
            <text:p>25.5539488921021</text:p>
          </table:table-cell>
          <table:table-cell table:formula="of:=DEGREES(ATAN(ABS([.F151]-[.C151])/ABS([.E151]-[.B151])))" office:value-type="float" office:value="2.18728518332703" calcext:value-type="float">
            <text:p>2.18728518332703</text:p>
          </table:table-cell>
          <table:table-cell table:formula="of:=SQRT(POWER([.H151];2)+POWER([.I151];2)+POWER([.J151];2))" office:value-type="float" office:value="673.939463685412" calcext:value-type="float">
            <text:p>673.939463685412</text:p>
          </table:table-cell>
        </table:table-row>
        <table:table-row table:style-name="ro1">
          <table:table-cell office:value-type="float" office:value="25.8351" calcext:value-type="float">
            <text:p>25.8351</text:p>
          </table:table-cell>
          <table:table-cell office:value-type="float" office:value="298.078" calcext:value-type="float">
            <text:p>298.078</text:p>
          </table:table-cell>
          <table:table-cell office:value-type="float" office:value="43.5273" calcext:value-type="float">
            <text:p>43.5273</text:p>
          </table:table-cell>
          <table:table-cell office:value-type="float" office:value="27.8044" calcext:value-type="float">
            <text:p>27.8044</text:p>
          </table:table-cell>
          <table:table-cell office:value-type="float" office:value="285.305" calcext:value-type="float">
            <text:p>285.305</text:p>
          </table:table-cell>
          <table:table-cell office:value-type="float" office:value="44.4219" calcext:value-type="float">
            <text:p>44.4219</text:p>
          </table:table-cell>
          <table:table-cell/>
          <table:table-cell table:formula="of:=([.D152]-[.A152])/0.0166667" office:value-type="float" office:value="118.157763684473" calcext:value-type="float">
            <text:p>118.157763684473</text:p>
          </table:table-cell>
          <table:table-cell table:formula="of:=ABS([.E152]-[.B152])/0.0166667" office:value-type="float" office:value="766.378467243064" calcext:value-type="float">
            <text:p>766.378467243064</text:p>
          </table:table-cell>
          <table:table-cell table:formula="of:=([.F152]-[.C152])/0.0166667" office:value-type="float" office:value="53.675892648215" calcext:value-type="float">
            <text:p>53.675892648215</text:p>
          </table:table-cell>
          <table:table-cell table:formula="of:=DEGREES(ATAN(ABS([.F152]-[.C152])/ABS([.E152]-[.B152])))" office:value-type="float" office:value="4.00636020767223" calcext:value-type="float">
            <text:p>4.00636020767223</text:p>
          </table:table-cell>
          <table:table-cell table:formula="of:=SQRT(POWER([.H152];2)+POWER([.I152];2)+POWER([.J152];2))" office:value-type="float" office:value="777.289079830873" calcext:value-type="float">
            <text:p>777.289079830873</text:p>
          </table:table-cell>
        </table:table-row>
        <table:table-row table:style-name="ro1">
          <table:table-cell office:value-type="float" office:value="26.7946" calcext:value-type="float">
            <text:p>26.7946</text:p>
          </table:table-cell>
          <table:table-cell office:value-type="float" office:value="290.777" calcext:value-type="float">
            <text:p>290.777</text:p>
          </table:table-cell>
          <table:table-cell office:value-type="float" office:value="44.3626" calcext:value-type="float">
            <text:p>44.3626</text:p>
          </table:table-cell>
          <table:table-cell office:value-type="float" office:value="28.7113" calcext:value-type="float">
            <text:p>28.7113</text:p>
          </table:table-cell>
          <table:table-cell office:value-type="float" office:value="278.366" calcext:value-type="float">
            <text:p>278.366</text:p>
          </table:table-cell>
          <table:table-cell office:value-type="float" office:value="45.2248" calcext:value-type="float">
            <text:p>45.2248</text:p>
          </table:table-cell>
          <table:table-cell/>
          <table:table-cell table:formula="of:=([.D153]-[.A153])/0.0166667" office:value-type="float" office:value="115.00176999646" calcext:value-type="float">
            <text:p>115.00176999646</text:p>
          </table:table-cell>
          <table:table-cell table:formula="of:=ABS([.E153]-[.B153])/0.0166667" office:value-type="float" office:value="744.658510682979" calcext:value-type="float">
            <text:p>744.658510682979</text:p>
          </table:table-cell>
          <table:table-cell table:formula="of:=([.F153]-[.C153])/0.0166667" office:value-type="float" office:value="51.731896536207" calcext:value-type="float">
            <text:p>51.731896536207</text:p>
          </table:table-cell>
          <table:table-cell table:formula="of:=DEGREES(ATAN(ABS([.F153]-[.C153])/ABS([.E153]-[.B153])))" office:value-type="float" office:value="3.97398911010226" calcext:value-type="float">
            <text:p>3.97398911010226</text:p>
          </table:table-cell>
          <table:table-cell table:formula="of:=SQRT(POWER([.H153];2)+POWER([.I153];2)+POWER([.J153];2))" office:value-type="float" office:value="755.260149719382" calcext:value-type="float">
            <text:p>755.260149719382</text:p>
          </table:table-cell>
        </table:table-row>
        <table:table-row table:style-name="ro1">
          <table:table-cell office:value-type="float" office:value="26.2017" calcext:value-type="float">
            <text:p>26.2017</text:p>
          </table:table-cell>
          <table:table-cell office:value-type="float" office:value="296.778" calcext:value-type="float">
            <text:p>296.778</text:p>
          </table:table-cell>
          <table:table-cell office:value-type="float" office:value="43.2017" calcext:value-type="float">
            <text:p>43.2017</text:p>
          </table:table-cell>
          <table:table-cell office:value-type="float" office:value="27.6345" calcext:value-type="float">
            <text:p>27.6345</text:p>
          </table:table-cell>
          <table:table-cell office:value-type="float" office:value="286.852" calcext:value-type="float">
            <text:p>286.852</text:p>
          </table:table-cell>
          <table:table-cell office:value-type="float" office:value="43.6794" calcext:value-type="float">
            <text:p>43.6794</text:p>
          </table:table-cell>
          <table:table-cell/>
          <table:table-cell table:formula="of:=([.D154]-[.A154])/0.0166667" office:value-type="float" office:value="85.9678280643439" calcext:value-type="float">
            <text:p>85.9678280643439</text:p>
          </table:table-cell>
          <table:table-cell table:formula="of:=ABS([.E154]-[.B154])/0.0166667" office:value-type="float" office:value="595.558808882385" calcext:value-type="float">
            <text:p>595.558808882385</text:p>
          </table:table-cell>
          <table:table-cell table:formula="of:=([.F154]-[.C154])/0.0166667" office:value-type="float" office:value="28.6619426761146" calcext:value-type="float">
            <text:p>28.6619426761146</text:p>
          </table:table-cell>
          <table:table-cell table:formula="of:=DEGREES(ATAN(ABS([.F154]-[.C154])/ABS([.E154]-[.B154])))" office:value-type="float" office:value="2.75529843466963" calcext:value-type="float">
            <text:p>2.75529843466963</text:p>
          </table:table-cell>
          <table:table-cell table:formula="of:=SQRT(POWER([.H154];2)+POWER([.I154];2)+POWER([.J154];2))" office:value-type="float" office:value="602.413702747103" calcext:value-type="float">
            <text:p>602.413702747103</text:p>
          </table:table-cell>
        </table:table-row>
        <table:table-row table:style-name="ro1">
          <table:table-cell office:value-type="float" office:value="25.696" calcext:value-type="float">
            <text:p>25.696</text:p>
          </table:table-cell>
          <table:table-cell office:value-type="float" office:value="296.588" calcext:value-type="float">
            <text:p>296.588</text:p>
          </table:table-cell>
          <table:table-cell office:value-type="float" office:value="43.2361" calcext:value-type="float">
            <text:p>43.2361</text:p>
          </table:table-cell>
          <table:table-cell office:value-type="float" office:value="27.2789" calcext:value-type="float">
            <text:p>27.2789</text:p>
          </table:table-cell>
          <table:table-cell office:value-type="float" office:value="285.223" calcext:value-type="float">
            <text:p>285.223</text:p>
          </table:table-cell>
          <table:table-cell office:value-type="float" office:value="43.9344" calcext:value-type="float">
            <text:p>43.9344</text:p>
          </table:table-cell>
          <table:table-cell/>
          <table:table-cell table:formula="of:=([.D155]-[.A155])/0.0166667" office:value-type="float" office:value="94.9738100523798" calcext:value-type="float">
            <text:p>94.9738100523798</text:p>
          </table:table-cell>
          <table:table-cell table:formula="of:=ABS([.E155]-[.B155])/0.0166667" office:value-type="float" office:value="681.898636202728" calcext:value-type="float">
            <text:p>681.898636202728</text:p>
          </table:table-cell>
          <table:table-cell table:formula="of:=([.F155]-[.C155])/0.0166667" office:value-type="float" office:value="41.8979162041674" calcext:value-type="float">
            <text:p>41.8979162041674</text:p>
          </table:table-cell>
          <table:table-cell table:formula="of:=DEGREES(ATAN(ABS([.F155]-[.C155])/ABS([.E155]-[.B155])))" office:value-type="float" office:value="3.51600596855988" calcext:value-type="float">
            <text:p>3.51600596855988</text:p>
          </table:table-cell>
          <table:table-cell table:formula="of:=SQRT(POWER([.H155];2)+POWER([.I155];2)+POWER([.J155];2))" office:value-type="float" office:value="689.754456334468" calcext:value-type="float">
            <text:p>689.754456334468</text:p>
          </table:table-cell>
        </table:table-row>
        <table:table-row table:style-name="ro1">
          <table:table-cell office:value-type="float" office:value="25.8183" calcext:value-type="float">
            <text:p>25.8183</text:p>
          </table:table-cell>
          <table:table-cell office:value-type="float" office:value="298.136" calcext:value-type="float">
            <text:p>298.136</text:p>
          </table:table-cell>
          <table:table-cell office:value-type="float" office:value="43.2592" calcext:value-type="float">
            <text:p>43.2592</text:p>
          </table:table-cell>
          <table:table-cell office:value-type="float" office:value="27.4025" calcext:value-type="float">
            <text:p>27.4025</text:p>
          </table:table-cell>
          <table:table-cell office:value-type="float" office:value="286.706" calcext:value-type="float">
            <text:p>286.706</text:p>
          </table:table-cell>
          <table:table-cell office:value-type="float" office:value="43.9582" calcext:value-type="float">
            <text:p>43.9582</text:p>
          </table:table-cell>
          <table:table-cell/>
          <table:table-cell table:formula="of:=([.D156]-[.A156])/0.0166667" office:value-type="float" office:value="95.0518098963802" calcext:value-type="float">
            <text:p>95.0518098963802</text:p>
          </table:table-cell>
          <table:table-cell table:formula="of:=ABS([.E156]-[.B156])/0.0166667" office:value-type="float" office:value="685.798628402744" calcext:value-type="float">
            <text:p>685.798628402744</text:p>
          </table:table-cell>
          <table:table-cell table:formula="of:=([.F156]-[.C156])/0.0166667" office:value-type="float" office:value="41.9399161201677" calcext:value-type="float">
            <text:p>41.9399161201677</text:p>
          </table:table-cell>
          <table:table-cell table:formula="of:=DEGREES(ATAN(ABS([.F156]-[.C156])/ABS([.E156]-[.B156])))" office:value-type="float" office:value="3.49955678429383" calcext:value-type="float">
            <text:p>3.49955678429383</text:p>
          </table:table-cell>
          <table:table-cell table:formula="of:=SQRT(POWER([.H156];2)+POWER([.I156];2)+POWER([.J156];2))" office:value-type="float" office:value="693.623501510602" calcext:value-type="float">
            <text:p>693.623501510602</text:p>
          </table:table-cell>
        </table:table-row>
        <table:table-row table:style-name="ro1">
          <table:table-cell office:value-type="float" office:value="21.7086" calcext:value-type="float">
            <text:p>21.7086</text:p>
          </table:table-cell>
          <table:table-cell office:value-type="float" office:value="287.347" calcext:value-type="float">
            <text:p>287.347</text:p>
          </table:table-cell>
          <table:table-cell office:value-type="float" office:value="44.431" calcext:value-type="float">
            <text:p>44.431</text:p>
          </table:table-cell>
          <table:table-cell office:value-type="float" office:value="21.6091" calcext:value-type="float">
            <text:p>21.6091</text:p>
          </table:table-cell>
          <table:table-cell office:value-type="float" office:value="278.546" calcext:value-type="float">
            <text:p>278.546</text:p>
          </table:table-cell>
          <table:table-cell office:value-type="float" office:value="44.7777" calcext:value-type="float">
            <text:p>44.7777</text:p>
          </table:table-cell>
          <table:table-cell/>
          <table:table-cell table:formula="of:=([.D157]-[.A157])/0.0166667" office:value-type="float" office:value="-5.96998806002382" calcext:value-type="float">
            <text:p>-5.96998806002382</text:p>
          </table:table-cell>
          <table:table-cell table:formula="of:=ABS([.E157]-[.B157])/0.0166667" office:value-type="float" office:value="528.058943882112" calcext:value-type="float">
            <text:p>528.058943882112</text:p>
          </table:table-cell>
          <table:table-cell table:formula="of:=([.F157]-[.C157])/0.0166667" office:value-type="float" office:value="20.8019583960835" calcext:value-type="float">
            <text:p>20.8019583960835</text:p>
          </table:table-cell>
          <table:table-cell table:formula="of:=DEGREES(ATAN(ABS([.F157]-[.C157])/ABS([.E157]-[.B157])))" office:value-type="float" office:value="2.25590056937452" calcext:value-type="float">
            <text:p>2.25590056937452</text:p>
          </table:table-cell>
          <table:table-cell table:formula="of:=SQRT(POWER([.H157];2)+POWER([.I157];2)+POWER([.J157];2))" office:value-type="float" office:value="528.502233149908" calcext:value-type="float">
            <text:p>528.502233149908</text:p>
          </table:table-cell>
        </table:table-row>
        <table:table-row table:style-name="ro1">
          <table:table-cell office:value-type="float" office:value="20.658" calcext:value-type="float">
            <text:p>20.658</text:p>
          </table:table-cell>
          <table:table-cell office:value-type="float" office:value="302.345" calcext:value-type="float">
            <text:p>302.345</text:p>
          </table:table-cell>
          <table:table-cell office:value-type="float" office:value="43.2029" calcext:value-type="float">
            <text:p>43.2029</text:p>
          </table:table-cell>
          <table:table-cell office:value-type="float" office:value="21.4089" calcext:value-type="float">
            <text:p>21.4089</text:p>
          </table:table-cell>
          <table:table-cell office:value-type="float" office:value="290.216" calcext:value-type="float">
            <text:p>290.216</text:p>
          </table:table-cell>
          <table:table-cell office:value-type="float" office:value="44.2522" calcext:value-type="float">
            <text:p>44.2522</text:p>
          </table:table-cell>
          <table:table-cell/>
          <table:table-cell table:formula="of:=([.D158]-[.A158])/0.0166667" office:value-type="float" office:value="45.0539098921801" calcext:value-type="float">
            <text:p>45.0539098921801</text:p>
          </table:table-cell>
          <table:table-cell table:formula="of:=ABS([.E158]-[.B158])/0.0166667" office:value-type="float" office:value="727.738544522912" calcext:value-type="float">
            <text:p>727.738544522912</text:p>
          </table:table-cell>
          <table:table-cell table:formula="of:=([.F158]-[.C158])/0.0166667" office:value-type="float" office:value="62.957874084252" calcext:value-type="float">
            <text:p>62.957874084252</text:p>
          </table:table-cell>
          <table:table-cell table:formula="of:=DEGREES(ATAN(ABS([.F158]-[.C158])/ABS([.E158]-[.B158])))" office:value-type="float" office:value="4.94444269884059" calcext:value-type="float">
            <text:p>4.94444269884059</text:p>
          </table:table-cell>
          <table:table-cell table:formula="of:=SQRT(POWER([.H158];2)+POWER([.I158];2)+POWER([.J158];2))" office:value-type="float" office:value="731.844886495839" calcext:value-type="float">
            <text:p>731.844886495839</text:p>
          </table:table-cell>
        </table:table-row>
        <table:table-row table:style-name="ro1">
          <table:table-cell office:value-type="float" office:value="19.916" calcext:value-type="float">
            <text:p>19.916</text:p>
          </table:table-cell>
          <table:table-cell office:value-type="float" office:value="306.873" calcext:value-type="float">
            <text:p>306.873</text:p>
          </table:table-cell>
          <table:table-cell office:value-type="float" office:value="42.7947" calcext:value-type="float">
            <text:p>42.7947</text:p>
          </table:table-cell>
          <table:table-cell office:value-type="float" office:value="21.0681" calcext:value-type="float">
            <text:p>21.0681</text:p>
          </table:table-cell>
          <table:table-cell office:value-type="float" office:value="293.24" calcext:value-type="float">
            <text:p>293.24</text:p>
          </table:table-cell>
          <table:table-cell office:value-type="float" office:value="43.5394" calcext:value-type="float">
            <text:p>43.5394</text:p>
          </table:table-cell>
          <table:table-cell/>
          <table:table-cell table:formula="of:=([.D159]-[.A159])/0.0166667" office:value-type="float" office:value="69.1258617482766" calcext:value-type="float">
            <text:p>69.1258617482766</text:p>
          </table:table-cell>
          <table:table-cell table:formula="of:=ABS([.E159]-[.B159])/0.0166667" office:value-type="float" office:value="817.978364043271" calcext:value-type="float">
            <text:p>817.978364043271</text:p>
          </table:table-cell>
          <table:table-cell table:formula="of:=([.F159]-[.C159])/0.0166667" office:value-type="float" office:value="44.6819106361788" calcext:value-type="float">
            <text:p>44.6819106361788</text:p>
          </table:table-cell>
          <table:table-cell table:formula="of:=DEGREES(ATAN(ABS([.F159]-[.C159])/ABS([.E159]-[.B159])))" office:value-type="float" office:value="3.12666354230146" calcext:value-type="float">
            <text:p>3.12666354230146</text:p>
          </table:table-cell>
          <table:table-cell table:formula="of:=SQRT(POWER([.H159];2)+POWER([.I159];2)+POWER([.J159];2))" office:value-type="float" office:value="822.109154518697" calcext:value-type="float">
            <text:p>822.109154518697</text:p>
          </table:table-cell>
        </table:table-row>
        <table:table-row table:style-name="ro1">
          <table:table-cell office:value-type="float" office:value="19.9145" calcext:value-type="float">
            <text:p>19.9145</text:p>
          </table:table-cell>
          <table:table-cell office:value-type="float" office:value="301.982" calcext:value-type="float">
            <text:p>301.982</text:p>
          </table:table-cell>
          <table:table-cell office:value-type="float" office:value="43.5272" calcext:value-type="float">
            <text:p>43.5272</text:p>
          </table:table-cell>
          <table:table-cell office:value-type="float" office:value="20.2739" calcext:value-type="float">
            <text:p>20.2739</text:p>
          </table:table-cell>
          <table:table-cell office:value-type="float" office:value="291.235" calcext:value-type="float">
            <text:p>291.235</text:p>
          </table:table-cell>
          <table:table-cell office:value-type="float" office:value="44.3659" calcext:value-type="float">
            <text:p>44.3659</text:p>
          </table:table-cell>
          <table:table-cell/>
          <table:table-cell table:formula="of:=([.D160]-[.A160])/0.0166667" office:value-type="float" office:value="21.5639568720863" calcext:value-type="float">
            <text:p>21.5639568720863</text:p>
          </table:table-cell>
          <table:table-cell table:formula="of:=ABS([.E160]-[.B160])/0.0166667" office:value-type="float" office:value="644.81871036258" calcext:value-type="float">
            <text:p>644.81871036258</text:p>
          </table:table-cell>
          <table:table-cell table:formula="of:=([.F160]-[.C160])/0.0166667" office:value-type="float" office:value="50.3218993562015" calcext:value-type="float">
            <text:p>50.3218993562015</text:p>
          </table:table-cell>
          <table:table-cell table:formula="of:=DEGREES(ATAN(ABS([.F160]-[.C160])/ABS([.E160]-[.B160])))" office:value-type="float" office:value="4.46234026495633" calcext:value-type="float">
            <text:p>4.46234026495633</text:p>
          </table:table-cell>
          <table:table-cell table:formula="of:=SQRT(POWER([.H160];2)+POWER([.I160];2)+POWER([.J160];2))" office:value-type="float" office:value="647.138676810819" calcext:value-type="float">
            <text:p>647.138676810819</text:p>
          </table:table-cell>
        </table:table-row>
        <table:table-row table:style-name="ro1">
          <table:table-cell office:value-type="float" office:value="20.3665" calcext:value-type="float">
            <text:p>20.3665</text:p>
          </table:table-cell>
          <table:table-cell office:value-type="float" office:value="302.361" calcext:value-type="float">
            <text:p>302.361</text:p>
          </table:table-cell>
          <table:table-cell office:value-type="float" office:value="42.6801" calcext:value-type="float">
            <text:p>42.6801</text:p>
          </table:table-cell>
          <table:table-cell office:value-type="float" office:value="20.5328" calcext:value-type="float">
            <text:p>20.5328</text:p>
          </table:table-cell>
          <table:table-cell office:value-type="float" office:value="293.15" calcext:value-type="float">
            <text:p>293.15</text:p>
          </table:table-cell>
          <table:table-cell office:value-type="float" office:value="43.0448" calcext:value-type="float">
            <text:p>43.0448</text:p>
          </table:table-cell>
          <table:table-cell/>
          <table:table-cell table:formula="of:=([.D161]-[.A161])/0.0166667" office:value-type="float" office:value="9.97798004404011" calcext:value-type="float">
            <text:p>9.97798004404011</text:p>
          </table:table-cell>
          <table:table-cell table:formula="of:=ABS([.E161]-[.B161])/0.0166667" office:value-type="float" office:value="552.658894682211" calcext:value-type="float">
            <text:p>552.658894682211</text:p>
          </table:table-cell>
          <table:table-cell table:formula="of:=([.F161]-[.C161])/0.0166667" office:value-type="float" office:value="21.8819562360875" calcext:value-type="float">
            <text:p>21.8819562360875</text:p>
          </table:table-cell>
          <table:table-cell table:formula="of:=DEGREES(ATAN(ABS([.F161]-[.C161])/ABS([.E161]-[.B161])))" office:value-type="float" office:value="2.26738266638456" calcext:value-type="float">
            <text:p>2.26738266638456</text:p>
          </table:table-cell>
          <table:table-cell table:formula="of:=SQRT(POWER([.H161];2)+POWER([.I161];2)+POWER([.J161];2))" office:value-type="float" office:value="553.181917605629" calcext:value-type="float">
            <text:p>553.181917605629</text:p>
          </table:table-cell>
        </table:table-row>
        <table:table-row table:style-name="ro1">
          <table:table-cell office:value-type="float" office:value="20.7038" calcext:value-type="float">
            <text:p>20.7038</text:p>
          </table:table-cell>
          <table:table-cell office:value-type="float" office:value="296.366" calcext:value-type="float">
            <text:p>296.366</text:p>
          </table:table-cell>
          <table:table-cell office:value-type="float" office:value="42.5489" calcext:value-type="float">
            <text:p>42.5489</text:p>
          </table:table-cell>
          <table:table-cell office:value-type="float" office:value="21.413" calcext:value-type="float">
            <text:p>21.413</text:p>
          </table:table-cell>
          <table:table-cell office:value-type="float" office:value="284.591" calcext:value-type="float">
            <text:p>284.591</text:p>
          </table:table-cell>
          <table:table-cell office:value-type="float" office:value="43.0858" calcext:value-type="float">
            <text:p>43.0858</text:p>
          </table:table-cell>
          <table:table-cell/>
          <table:table-cell table:formula="of:=([.D162]-[.A162])/0.0166667" office:value-type="float" office:value="42.5519148961702" calcext:value-type="float">
            <text:p>42.5519148961702</text:p>
          </table:table-cell>
          <table:table-cell table:formula="of:=ABS([.E162]-[.B162])/0.0166667" office:value-type="float" office:value="706.498587002825" calcext:value-type="float">
            <text:p>706.498587002825</text:p>
          </table:table-cell>
          <table:table-cell table:formula="of:=([.F162]-[.C162])/0.0166667" office:value-type="float" office:value="32.2139355721286" calcext:value-type="float">
            <text:p>32.2139355721286</text:p>
          </table:table-cell>
          <table:table-cell table:formula="of:=DEGREES(ATAN(ABS([.F162]-[.C162])/ABS([.E162]-[.B162])))" office:value-type="float" office:value="2.61068466427254" calcext:value-type="float">
            <text:p>2.61068466427254</text:p>
          </table:table-cell>
          <table:table-cell table:formula="of:=SQRT(POWER([.H162];2)+POWER([.I162];2)+POWER([.J162];2))" office:value-type="float" office:value="708.511578270506" calcext:value-type="float">
            <text:p>708.511578270506</text:p>
          </table:table-cell>
        </table:table-row>
        <table:table-row table:style-name="ro1">
          <table:table-cell office:value-type="float" office:value="24.6713" calcext:value-type="float">
            <text:p>24.6713</text:p>
          </table:table-cell>
          <table:table-cell office:value-type="float" office:value="299.207" calcext:value-type="float">
            <text:p>299.207</text:p>
          </table:table-cell>
          <table:table-cell office:value-type="float" office:value="43.3699" calcext:value-type="float">
            <text:p>43.3699</text:p>
          </table:table-cell>
          <table:table-cell office:value-type="float" office:value="25.2974" calcext:value-type="float">
            <text:p>25.2974</text:p>
          </table:table-cell>
          <table:table-cell office:value-type="float" office:value="287.326" calcext:value-type="float">
            <text:p>287.326</text:p>
          </table:table-cell>
          <table:table-cell office:value-type="float" office:value="44.1402" calcext:value-type="float">
            <text:p>44.1402</text:p>
          </table:table-cell>
          <table:table-cell/>
          <table:table-cell table:formula="of:=([.D163]-[.A163])/0.0166667" office:value-type="float" office:value="37.5659248681503" calcext:value-type="float">
            <text:p>37.5659248681503</text:p>
          </table:table-cell>
          <table:table-cell table:formula="of:=ABS([.E163]-[.B163])/0.0166667" office:value-type="float" office:value="712.85857428285" calcext:value-type="float">
            <text:p>712.85857428285</text:p>
          </table:table-cell>
          <table:table-cell table:formula="of:=([.F163]-[.C163])/0.0166667" office:value-type="float" office:value="46.2179075641848" calcext:value-type="float">
            <text:p>46.2179075641848</text:p>
          </table:table-cell>
          <table:table-cell table:formula="of:=DEGREES(ATAN(ABS([.F163]-[.C163])/ABS([.E163]-[.B163])))" office:value-type="float" office:value="3.70955758476678" calcext:value-type="float">
            <text:p>3.70955758476678</text:p>
          </table:table-cell>
          <table:table-cell table:formula="of:=SQRT(POWER([.H163];2)+POWER([.I163];2)+POWER([.J163];2))" office:value-type="float" office:value="715.34232407945" calcext:value-type="float">
            <text:p>715.34232407945</text:p>
          </table:table-cell>
        </table:table-row>
        <table:table-row table:style-name="ro1">
          <table:table-cell office:value-type="float" office:value="34.9908" calcext:value-type="float">
            <text:p>34.9908</text:p>
          </table:table-cell>
          <table:table-cell office:value-type="float" office:value="291.022" calcext:value-type="float">
            <text:p>291.022</text:p>
          </table:table-cell>
          <table:table-cell office:value-type="float" office:value="42.4442" calcext:value-type="float">
            <text:p>42.4442</text:p>
          </table:table-cell>
          <table:table-cell office:value-type="float" office:value="36.0763" calcext:value-type="float">
            <text:p>36.0763</text:p>
          </table:table-cell>
          <table:table-cell office:value-type="float" office:value="279.948" calcext:value-type="float">
            <text:p>279.948</text:p>
          </table:table-cell>
          <table:table-cell office:value-type="float" office:value="42.8989" calcext:value-type="float">
            <text:p>42.8989</text:p>
          </table:table-cell>
          <table:table-cell/>
          <table:table-cell table:formula="of:=([.D164]-[.A164])/0.0166667" office:value-type="float" office:value="65.1298697402607" calcext:value-type="float">
            <text:p>65.1298697402607</text:p>
          </table:table-cell>
          <table:table-cell table:formula="of:=ABS([.E164]-[.B164])/0.0166667" office:value-type="float" office:value="664.438671122659" calcext:value-type="float">
            <text:p>664.438671122659</text:p>
          </table:table-cell>
          <table:table-cell table:formula="of:=([.F164]-[.C164])/0.0166667" office:value-type="float" office:value="27.2819454361089" calcext:value-type="float">
            <text:p>27.2819454361089</text:p>
          </table:table-cell>
          <table:table-cell table:formula="of:=DEGREES(ATAN(ABS([.F164]-[.C164])/ABS([.E164]-[.B164])))" office:value-type="float" office:value="2.35125201880333" calcext:value-type="float">
            <text:p>2.35125201880333</text:p>
          </table:table-cell>
          <table:table-cell table:formula="of:=SQRT(POWER([.H164];2)+POWER([.I164];2)+POWER([.J164];2))" office:value-type="float" office:value="668.180329074724" calcext:value-type="float">
            <text:p>668.180329074724</text:p>
          </table:table-cell>
        </table:table-row>
        <table:table-row table:style-name="ro1">
          <table:table-cell office:value-type="float" office:value="48.7332" calcext:value-type="float">
            <text:p>48.7332</text:p>
          </table:table-cell>
          <table:table-cell office:value-type="float" office:value="286.037" calcext:value-type="float">
            <text:p>286.037</text:p>
          </table:table-cell>
          <table:table-cell office:value-type="float" office:value="43.5814" calcext:value-type="float">
            <text:p>43.5814</text:p>
          </table:table-cell>
          <table:table-cell office:value-type="float" office:value="48.8169" calcext:value-type="float">
            <text:p>48.8169</text:p>
          </table:table-cell>
          <table:table-cell office:value-type="float" office:value="273.794" calcext:value-type="float">
            <text:p>273.794</text:p>
          </table:table-cell>
          <table:table-cell office:value-type="float" office:value="44.2324" calcext:value-type="float">
            <text:p>44.2324</text:p>
          </table:table-cell>
          <table:table-cell/>
          <table:table-cell table:formula="of:=([.D165]-[.A165])/0.0166667" office:value-type="float" office:value="5.02198995602011" calcext:value-type="float">
            <text:p>5.02198995602011</text:p>
          </table:table-cell>
          <table:table-cell table:formula="of:=ABS([.E165]-[.B165])/0.0166667" office:value-type="float" office:value="734.578530842938" calcext:value-type="float">
            <text:p>734.578530842938</text:p>
          </table:table-cell>
          <table:table-cell table:formula="of:=([.F165]-[.C165])/0.0166667" office:value-type="float" office:value="39.059921880156" calcext:value-type="float">
            <text:p>39.059921880156</text:p>
          </table:table-cell>
          <table:table-cell table:formula="of:=DEGREES(ATAN(ABS([.F165]-[.C165])/ABS([.E165]-[.B165])))" office:value-type="float" office:value="3.04373588765874" calcext:value-type="float">
            <text:p>3.04373588765874</text:p>
          </table:table-cell>
          <table:table-cell table:formula="of:=SQRT(POWER([.H165];2)+POWER([.I165];2)+POWER([.J165];2))" office:value-type="float" office:value="735.633411323719" calcext:value-type="float">
            <text:p>735.633411323719</text:p>
          </table:table-cell>
        </table:table-row>
        <table:table-row table:style-name="ro1">
          <table:table-cell office:value-type="float" office:value="49.179" calcext:value-type="float">
            <text:p>49.179</text:p>
          </table:table-cell>
          <table:table-cell office:value-type="float" office:value="287.527" calcext:value-type="float">
            <text:p>287.527</text:p>
          </table:table-cell>
          <table:table-cell office:value-type="float" office:value="43.6015" calcext:value-type="float">
            <text:p>43.6015</text:p>
          </table:table-cell>
          <table:table-cell office:value-type="float" office:value="49.4979" calcext:value-type="float">
            <text:p>49.4979</text:p>
          </table:table-cell>
          <table:table-cell office:value-type="float" office:value="275.291" calcext:value-type="float">
            <text:p>275.291</text:p>
          </table:table-cell>
          <table:table-cell office:value-type="float" office:value="44.2386" calcext:value-type="float">
            <text:p>44.2386</text:p>
          </table:table-cell>
          <table:table-cell/>
          <table:table-cell table:formula="of:=([.D166]-[.A166])/0.0166667" office:value-type="float" office:value="19.1339617320765" calcext:value-type="float">
            <text:p>19.1339617320765</text:p>
          </table:table-cell>
          <table:table-cell table:formula="of:=ABS([.E166]-[.B166])/0.0166667" office:value-type="float" office:value="734.158531682936" calcext:value-type="float">
            <text:p>734.158531682936</text:p>
          </table:table-cell>
          <table:table-cell table:formula="of:=([.F166]-[.C166])/0.0166667" office:value-type="float" office:value="38.2259235481527" calcext:value-type="float">
            <text:p>38.2259235481527</text:p>
          </table:table-cell>
          <table:table-cell table:formula="of:=DEGREES(ATAN(ABS([.F166]-[.C166])/ABS([.E166]-[.B166])))" office:value-type="float" office:value="2.9805661569852" calcext:value-type="float">
            <text:p>2.9805661569852</text:p>
          </table:table-cell>
          <table:table-cell table:formula="of:=SQRT(POWER([.H166];2)+POWER([.I166];2)+POWER([.J166];2))" office:value-type="float" office:value="735.401984880051" calcext:value-type="float">
            <text:p>735.401984880051</text:p>
          </table:table-cell>
        </table:table-row>
        <table:table-row table:style-name="ro1">
          <table:table-cell office:value-type="float" office:value="49.5002" calcext:value-type="float">
            <text:p>49.5002</text:p>
          </table:table-cell>
          <table:table-cell office:value-type="float" office:value="291.811" calcext:value-type="float">
            <text:p>291.811</text:p>
          </table:table-cell>
          <table:table-cell office:value-type="float" office:value="43.4532" calcext:value-type="float">
            <text:p>43.4532</text:p>
          </table:table-cell>
          <table:table-cell office:value-type="float" office:value="49.5039" calcext:value-type="float">
            <text:p>49.5039</text:p>
          </table:table-cell>
          <table:table-cell office:value-type="float" office:value="280.648" calcext:value-type="float">
            <text:p>280.648</text:p>
          </table:table-cell>
          <table:table-cell office:value-type="float" office:value="44.1535" calcext:value-type="float">
            <text:p>44.1535</text:p>
          </table:table-cell>
          <table:table-cell/>
          <table:table-cell table:formula="of:=([.D167]-[.A167])/0.0166667" office:value-type="float" office:value="0.22199955600101" calcext:value-type="float">
            <text:p>0.22199955600101</text:p>
          </table:table-cell>
          <table:table-cell table:formula="of:=ABS([.E167]-[.B167])/0.0166667" office:value-type="float" office:value="669.778660442676" calcext:value-type="float">
            <text:p>669.778660442676</text:p>
          </table:table-cell>
          <table:table-cell table:formula="of:=([.F167]-[.C167])/0.0166667" office:value-type="float" office:value="42.017915964168" calcext:value-type="float">
            <text:p>42.017915964168</text:p>
          </table:table-cell>
          <table:table-cell table:formula="of:=DEGREES(ATAN(ABS([.F167]-[.C167])/ABS([.E167]-[.B167])))" office:value-type="float" office:value="3.58969105475096" calcext:value-type="float">
            <text:p>3.58969105475096</text:p>
          </table:table-cell>
          <table:table-cell table:formula="of:=SQRT(POWER([.H167];2)+POWER([.I167];2)+POWER([.J167];2))" office:value-type="float" office:value="671.095379607222" calcext:value-type="float">
            <text:p>671.095379607222</text:p>
          </table:table-cell>
        </table:table-row>
        <table:table-row table:style-name="ro1">
          <table:table-cell office:value-type="float" office:value="49.2906" calcext:value-type="float">
            <text:p>49.2906</text:p>
          </table:table-cell>
          <table:table-cell office:value-type="float" office:value="284.868" calcext:value-type="float">
            <text:p>284.868</text:p>
          </table:table-cell>
          <table:table-cell office:value-type="float" office:value="43.25" calcext:value-type="float">
            <text:p>43.25</text:p>
          </table:table-cell>
          <table:table-cell office:value-type="float" office:value="49.3005" calcext:value-type="float">
            <text:p>49.3005</text:p>
          </table:table-cell>
          <table:table-cell office:value-type="float" office:value="273.984" calcext:value-type="float">
            <text:p>273.984</text:p>
          </table:table-cell>
          <table:table-cell office:value-type="float" office:value="43.9503" calcext:value-type="float">
            <text:p>43.9503</text:p>
          </table:table-cell>
          <table:table-cell/>
          <table:table-cell table:formula="of:=([.D168]-[.A168])/0.0166667" office:value-type="float" office:value="0.593998812002484" calcext:value-type="float">
            <text:p>0.593998812002484</text:p>
          </table:table-cell>
          <table:table-cell table:formula="of:=ABS([.E168]-[.B168])/0.0166667" office:value-type="float" office:value="653.038693922613" calcext:value-type="float">
            <text:p>653.038693922613</text:p>
          </table:table-cell>
          <table:table-cell table:formula="of:=([.F168]-[.C168])/0.0166667" office:value-type="float" office:value="42.017915964168" calcext:value-type="float">
            <text:p>42.017915964168</text:p>
          </table:table-cell>
          <table:table-cell table:formula="of:=DEGREES(ATAN(ABS([.F168]-[.C168])/ABS([.E168]-[.B168])))" office:value-type="float" office:value="3.68145913709985" calcext:value-type="float">
            <text:p>3.68145913709985</text:p>
          </table:table-cell>
          <table:table-cell table:formula="of:=SQRT(POWER([.H168];2)+POWER([.I168];2)+POWER([.J168];2))" office:value-type="float" office:value="654.389328959995" calcext:value-type="float">
            <text:p>654.389328959995</text:p>
          </table:table-cell>
        </table:table-row>
        <table:table-row table:style-name="ro1">
          <table:table-cell office:value-type="float" office:value="49.0288" calcext:value-type="float">
            <text:p>49.0288</text:p>
          </table:table-cell>
          <table:table-cell office:value-type="float" office:value="284.861" calcext:value-type="float">
            <text:p>284.861</text:p>
          </table:table-cell>
          <table:table-cell office:value-type="float" office:value="43.0007" calcext:value-type="float">
            <text:p>43.0007</text:p>
          </table:table-cell>
          <table:table-cell office:value-type="float" office:value="49.3504" calcext:value-type="float">
            <text:p>49.3504</text:p>
          </table:table-cell>
          <table:table-cell office:value-type="float" office:value="272.744" calcext:value-type="float">
            <text:p>272.744</text:p>
          </table:table-cell>
          <table:table-cell office:value-type="float" office:value="43.6514" calcext:value-type="float">
            <text:p>43.6514</text:p>
          </table:table-cell>
          <table:table-cell/>
          <table:table-cell table:formula="of:=([.D169]-[.A169])/0.0166667" office:value-type="float" office:value="19.2959614080774" calcext:value-type="float">
            <text:p>19.2959614080774</text:p>
          </table:table-cell>
          <table:table-cell table:formula="of:=ABS([.E169]-[.B169])/0.0166667" office:value-type="float" office:value="727.018545962906" calcext:value-type="float">
            <text:p>727.018545962906</text:p>
          </table:table-cell>
          <table:table-cell table:formula="of:=([.F169]-[.C169])/0.0166667" office:value-type="float" office:value="39.0419219161562" calcext:value-type="float">
            <text:p>39.0419219161562</text:p>
          </table:table-cell>
          <table:table-cell table:formula="of:=DEGREES(ATAN(ABS([.F169]-[.C169])/ABS([.E169]-[.B169])))" office:value-type="float" office:value="3.07391159558258" calcext:value-type="float">
            <text:p>3.07391159558258</text:p>
          </table:table-cell>
          <table:table-cell table:formula="of:=SQRT(POWER([.H169];2)+POWER([.I169];2)+POWER([.J169];2))" office:value-type="float" office:value="728.321750305171" calcext:value-type="float">
            <text:p>728.321750305171</text:p>
          </table:table-cell>
        </table:table-row>
        <table:table-row table:style-name="ro1">
          <table:table-cell office:value-type="float" office:value="51.0532" calcext:value-type="float">
            <text:p>51.0532</text:p>
          </table:table-cell>
          <table:table-cell office:value-type="float" office:value="285.348" calcext:value-type="float">
            <text:p>285.348</text:p>
          </table:table-cell>
          <table:table-cell office:value-type="float" office:value="42.9043" calcext:value-type="float">
            <text:p>42.9043</text:p>
          </table:table-cell>
          <table:table-cell office:value-type="float" office:value="50.7577" calcext:value-type="float">
            <text:p>50.7577</text:p>
          </table:table-cell>
          <table:table-cell office:value-type="float" office:value="274.502" calcext:value-type="float">
            <text:p>274.502</text:p>
          </table:table-cell>
          <table:table-cell office:value-type="float" office:value="43.1104" calcext:value-type="float">
            <text:p>43.1104</text:p>
          </table:table-cell>
          <table:table-cell/>
          <table:table-cell table:formula="of:=([.D170]-[.A170])/0.0166667" office:value-type="float" office:value="-17.7299645400707" calcext:value-type="float">
            <text:p>-17.7299645400707</text:p>
          </table:table-cell>
          <table:table-cell table:formula="of:=ABS([.E170]-[.B170])/0.0166667" office:value-type="float" office:value="650.758698482603" calcext:value-type="float">
            <text:p>650.758698482603</text:p>
          </table:table-cell>
          <table:table-cell table:formula="of:=([.F170]-[.C170])/0.0166667" office:value-type="float" office:value="12.3659752680494" calcext:value-type="float">
            <text:p>12.3659752680494</text:p>
          </table:table-cell>
          <table:table-cell table:formula="of:=DEGREES(ATAN(ABS([.F170]-[.C170])/ABS([.E170]-[.B170])))" office:value-type="float" office:value="1.08862614157107" calcext:value-type="float">
            <text:p>1.08862614157107</text:p>
          </table:table-cell>
          <table:table-cell table:formula="of:=SQRT(POWER([.H170];2)+POWER([.I170];2)+POWER([.J170];2))" office:value-type="float" office:value="651.117618128779" calcext:value-type="float">
            <text:p>651.117618128779</text:p>
          </table:table-cell>
        </table:table-row>
        <table:table-row table:style-name="ro1">
          <table:table-cell office:value-type="float" office:value="51.9022" calcext:value-type="float">
            <text:p>51.9022</text:p>
          </table:table-cell>
          <table:table-cell office:value-type="float" office:value="289.694" calcext:value-type="float">
            <text:p>289.694</text:p>
          </table:table-cell>
          <table:table-cell office:value-type="float" office:value="42.7303" calcext:value-type="float">
            <text:p>42.7303</text:p>
          </table:table-cell>
          <table:table-cell office:value-type="float" office:value="51.5991" calcext:value-type="float">
            <text:p>51.5991</text:p>
          </table:table-cell>
          <table:table-cell office:value-type="float" office:value="278.595" calcext:value-type="float">
            <text:p>278.595</text:p>
          </table:table-cell>
          <table:table-cell office:value-type="float" office:value="43.4511" calcext:value-type="float">
            <text:p>43.4511</text:p>
          </table:table-cell>
          <table:table-cell/>
          <table:table-cell table:formula="of:=([.D171]-[.A171])/0.0166667" office:value-type="float" office:value="-18.1859636280728" calcext:value-type="float">
            <text:p>-18.1859636280728</text:p>
          </table:table-cell>
          <table:table-cell table:formula="of:=ABS([.E171]-[.B171])/0.0166667" office:value-type="float" office:value="665.938668122663" calcext:value-type="float">
            <text:p>665.938668122663</text:p>
          </table:table-cell>
          <table:table-cell table:formula="of:=([.F171]-[.C171])/0.0166667" office:value-type="float" office:value="43.2479135041728" calcext:value-type="float">
            <text:p>43.2479135041728</text:p>
          </table:table-cell>
          <table:table-cell table:formula="of:=DEGREES(ATAN(ABS([.F171]-[.C171])/ABS([.E171]-[.B171])))" office:value-type="float" office:value="3.71572972561989" calcext:value-type="float">
            <text:p>3.71572972561989</text:p>
          </table:table-cell>
          <table:table-cell table:formula="of:=SQRT(POWER([.H171];2)+POWER([.I171];2)+POWER([.J171];2))" office:value-type="float" office:value="667.589260695926" calcext:value-type="float">
            <text:p>667.589260695926</text:p>
          </table:table-cell>
        </table:table-row>
        <table:table-row table:style-name="ro1">
          <table:table-cell office:value-type="float" office:value="52.8294" calcext:value-type="float">
            <text:p>52.8294</text:p>
          </table:table-cell>
          <table:table-cell office:value-type="float" office:value="285.739" calcext:value-type="float">
            <text:p>285.739</text:p>
          </table:table-cell>
          <table:table-cell office:value-type="float" office:value="42.8256" calcext:value-type="float">
            <text:p>42.8256</text:p>
          </table:table-cell>
          <table:table-cell office:value-type="float" office:value="52.3103" calcext:value-type="float">
            <text:p>52.3103</text:p>
          </table:table-cell>
          <table:table-cell office:value-type="float" office:value="273.467" calcext:value-type="float">
            <text:p>273.467</text:p>
          </table:table-cell>
          <table:table-cell office:value-type="float" office:value="43.5067" calcext:value-type="float">
            <text:p>43.5067</text:p>
          </table:table-cell>
          <table:table-cell/>
          <table:table-cell table:formula="of:=([.D172]-[.A172])/0.0166667" office:value-type="float" office:value="-31.1459377081247" calcext:value-type="float">
            <text:p>-31.1459377081247</text:p>
          </table:table-cell>
          <table:table-cell table:formula="of:=ABS([.E172]-[.B172])/0.0166667" office:value-type="float" office:value="736.318527362945" calcext:value-type="float">
            <text:p>736.318527362945</text:p>
          </table:table-cell>
          <table:table-cell table:formula="of:=([.F172]-[.C172])/0.0166667" office:value-type="float" office:value="40.8659182681635" calcext:value-type="float">
            <text:p>40.8659182681635</text:p>
          </table:table-cell>
          <table:table-cell table:formula="of:=DEGREES(ATAN(ABS([.F172]-[.C172])/ABS([.E172]-[.B172])))" office:value-type="float" office:value="3.17667542333038" calcext:value-type="float">
            <text:p>3.17667542333038</text:p>
          </table:table-cell>
          <table:table-cell table:formula="of:=SQRT(POWER([.H172];2)+POWER([.I172];2)+POWER([.J172];2))" office:value-type="float" office:value="738.109115544277" calcext:value-type="float">
            <text:p>738.109115544277</text:p>
          </table:table-cell>
        </table:table-row>
        <table:table-row table:style-name="ro1">
          <table:table-cell office:value-type="float" office:value="53.439" calcext:value-type="float">
            <text:p>53.439</text:p>
          </table:table-cell>
          <table:table-cell office:value-type="float" office:value="290.034" calcext:value-type="float">
            <text:p>290.034</text:p>
          </table:table-cell>
          <table:table-cell office:value-type="float" office:value="42.6622" calcext:value-type="float">
            <text:p>42.6622</text:p>
          </table:table-cell>
          <table:table-cell office:value-type="float" office:value="52.8337" calcext:value-type="float">
            <text:p>52.8337</text:p>
          </table:table-cell>
          <table:table-cell office:value-type="float" office:value="278.983" calcext:value-type="float">
            <text:p>278.983</text:p>
          </table:table-cell>
          <table:table-cell office:value-type="float" office:value="42.8774" calcext:value-type="float">
            <text:p>42.8774</text:p>
          </table:table-cell>
          <table:table-cell/>
          <table:table-cell table:formula="of:=([.D173]-[.A173])/0.0166667" office:value-type="float" office:value="-36.3179273641453" calcext:value-type="float">
            <text:p>-36.3179273641453</text:p>
          </table:table-cell>
          <table:table-cell table:formula="of:=ABS([.E173]-[.B173])/0.0166667" office:value-type="float" office:value="663.058673882652" calcext:value-type="float">
            <text:p>663.058673882652</text:p>
          </table:table-cell>
          <table:table-cell table:formula="of:=([.F173]-[.C173])/0.0166667" office:value-type="float" office:value="12.9119741760518" calcext:value-type="float">
            <text:p>12.9119741760518</text:p>
          </table:table-cell>
          <table:table-cell table:formula="of:=DEGREES(ATAN(ABS([.F173]-[.C173])/ABS([.E173]-[.B173])))" office:value-type="float" office:value="1.11559981362504" calcext:value-type="float">
            <text:p>1.11559981362504</text:p>
          </table:table-cell>
          <table:table-cell table:formula="of:=SQRT(POWER([.H173];2)+POWER([.I173];2)+POWER([.J173];2))" office:value-type="float" office:value="664.178075470857" calcext:value-type="float">
            <text:p>664.178075470857</text:p>
          </table:table-cell>
        </table:table-row>
        <table:table-row table:style-name="ro1">
          <table:table-cell office:value-type="float" office:value="49.4568" calcext:value-type="float">
            <text:p>49.4568</text:p>
          </table:table-cell>
          <table:table-cell office:value-type="float" office:value="286.455" calcext:value-type="float">
            <text:p>286.455</text:p>
          </table:table-cell>
          <table:table-cell office:value-type="float" office:value="42.4941" calcext:value-type="float">
            <text:p>42.4941</text:p>
          </table:table-cell>
          <table:table-cell office:value-type="float" office:value="49.4455" calcext:value-type="float">
            <text:p>49.4455</text:p>
          </table:table-cell>
          <table:table-cell office:value-type="float" office:value="275.595" calcext:value-type="float">
            <text:p>275.595</text:p>
          </table:table-cell>
          <table:table-cell office:value-type="float" office:value="42.7013" calcext:value-type="float">
            <text:p>42.7013</text:p>
          </table:table-cell>
          <table:table-cell/>
          <table:table-cell table:formula="of:=([.D174]-[.A174])/0.0166667" office:value-type="float" office:value="-0.677998644002624" calcext:value-type="float">
            <text:p>-0.677998644002624</text:p>
          </table:table-cell>
          <table:table-cell table:formula="of:=ABS([.E174]-[.B174])/0.0166667" office:value-type="float" office:value="651.598696802604" calcext:value-type="float">
            <text:p>651.598696802604</text:p>
          </table:table-cell>
          <table:table-cell table:formula="of:=([.F174]-[.C174])/0.0166667" office:value-type="float" office:value="12.4319751360497" calcext:value-type="float">
            <text:p>12.4319751360497</text:p>
          </table:table-cell>
          <table:table-cell table:formula="of:=DEGREES(ATAN(ABS([.F174]-[.C174])/ABS([.E174]-[.B174])))" office:value-type="float" office:value="1.09302443252446" calcext:value-type="float">
            <text:p>1.09302443252446</text:p>
          </table:table-cell>
          <table:table-cell table:formula="of:=SQRT(POWER([.H174];2)+POWER([.I174];2)+POWER([.J174];2))" office:value-type="float" office:value="651.717634687597" calcext:value-type="float">
            <text:p>651.717634687597</text:p>
          </table:table-cell>
        </table:table-row>
        <table:table-row table:style-name="ro1">
          <table:table-cell office:value-type="float" office:value="48.6133" calcext:value-type="float">
            <text:p>48.6133</text:p>
          </table:table-cell>
          <table:table-cell office:value-type="float" office:value="293.36" calcext:value-type="float">
            <text:p>293.36</text:p>
          </table:table-cell>
          <table:table-cell office:value-type="float" office:value="41.939" calcext:value-type="float">
            <text:p>41.939</text:p>
          </table:table-cell>
          <table:table-cell office:value-type="float" office:value="48.6293" calcext:value-type="float">
            <text:p>48.6293</text:p>
          </table:table-cell>
          <table:table-cell office:value-type="float" office:value="282.15" calcext:value-type="float">
            <text:p>282.15</text:p>
          </table:table-cell>
          <table:table-cell office:value-type="float" office:value="42.4198" calcext:value-type="float">
            <text:p>42.4198</text:p>
          </table:table-cell>
          <table:table-cell/>
          <table:table-cell table:formula="of:=([.D175]-[.A175])/0.0166667" office:value-type="float" office:value="0.959998080003734" calcext:value-type="float">
            <text:p>0.959998080003734</text:p>
          </table:table-cell>
          <table:table-cell table:formula="of:=ABS([.E175]-[.B175])/0.0166667" office:value-type="float" office:value="672.598654802693" calcext:value-type="float">
            <text:p>672.598654802693</text:p>
          </table:table-cell>
          <table:table-cell table:formula="of:=([.F175]-[.C175])/0.0166667" office:value-type="float" office:value="28.8479423041155" calcext:value-type="float">
            <text:p>28.8479423041155</text:p>
          </table:table-cell>
          <table:table-cell table:formula="of:=DEGREES(ATAN(ABS([.F175]-[.C175])/ABS([.E175]-[.B175])))" office:value-type="float" office:value="2.45592661145809" calcext:value-type="float">
            <text:p>2.45592661145809</text:p>
          </table:table-cell>
          <table:table-cell table:formula="of:=SQRT(POWER([.H175];2)+POWER([.I175];2)+POWER([.J175];2))" office:value-type="float" office:value="673.217703134645" calcext:value-type="float">
            <text:p>673.217703134645</text:p>
          </table:table-cell>
        </table:table-row>
        <table:table-row table:style-name="ro1">
          <table:table-cell office:value-type="float" office:value="48.2925" calcext:value-type="float">
            <text:p>48.2925</text:p>
          </table:table-cell>
          <table:table-cell office:value-type="float" office:value="294.69" calcext:value-type="float">
            <text:p>294.69</text:p>
          </table:table-cell>
          <table:table-cell office:value-type="float" office:value="41.9942" calcext:value-type="float">
            <text:p>41.9942</text:p>
          </table:table-cell>
          <table:table-cell office:value-type="float" office:value="48.5588" calcext:value-type="float">
            <text:p>48.5588</text:p>
          </table:table-cell>
          <table:table-cell office:value-type="float" office:value="283.537" calcext:value-type="float">
            <text:p>283.537</text:p>
          </table:table-cell>
          <table:table-cell office:value-type="float" office:value="42.2014" calcext:value-type="float">
            <text:p>42.2014</text:p>
          </table:table-cell>
          <table:table-cell/>
          <table:table-cell table:formula="of:=([.D176]-[.A176])/0.0166667" office:value-type="float" office:value="15.977968044064" calcext:value-type="float">
            <text:p>15.977968044064</text:p>
          </table:table-cell>
          <table:table-cell table:formula="of:=ABS([.E176]-[.B176])/0.0166667" office:value-type="float" office:value="669.178661642678" calcext:value-type="float">
            <text:p>669.178661642678</text:p>
          </table:table-cell>
          <table:table-cell table:formula="of:=([.F176]-[.C176])/0.0166667" office:value-type="float" office:value="12.4319751360497" calcext:value-type="float">
            <text:p>12.4319751360497</text:p>
          </table:table-cell>
          <table:table-cell table:formula="of:=DEGREES(ATAN(ABS([.F176]-[.C176])/ABS([.E176]-[.B176])))" office:value-type="float" office:value="1.06431632722186" calcext:value-type="float">
            <text:p>1.06431632722186</text:p>
          </table:table-cell>
          <table:table-cell table:formula="of:=SQRT(POWER([.H176];2)+POWER([.I176];2)+POWER([.J176];2))" office:value-type="float" office:value="669.484824821658" calcext:value-type="float">
            <text:p>669.484824821658</text:p>
          </table:table-cell>
        </table:table-row>
        <table:table-row table:style-name="ro1">
          <table:table-cell office:value-type="float" office:value="46.8614" calcext:value-type="float">
            <text:p>46.8614</text:p>
          </table:table-cell>
          <table:table-cell office:value-type="float" office:value="291.643" calcext:value-type="float">
            <text:p>291.643</text:p>
          </table:table-cell>
          <table:table-cell office:value-type="float" office:value="41.4527" calcext:value-type="float">
            <text:p>41.4527</text:p>
          </table:table-cell>
          <table:table-cell office:value-type="float" office:value="47.1693" calcext:value-type="float">
            <text:p>47.1693</text:p>
          </table:table-cell>
          <table:table-cell office:value-type="float" office:value="280.541" calcext:value-type="float">
            <text:p>280.541</text:p>
          </table:table-cell>
          <table:table-cell office:value-type="float" office:value="41.935" calcext:value-type="float">
            <text:p>41.935</text:p>
          </table:table-cell>
          <table:table-cell/>
          <table:table-cell table:formula="of:=([.D177]-[.A177])/0.0166667" office:value-type="float" office:value="18.4739630520737" calcext:value-type="float">
            <text:p>18.4739630520737</text:p>
          </table:table-cell>
          <table:table-cell table:formula="of:=ABS([.E177]-[.B177])/0.0166667" office:value-type="float" office:value="666.118667762663" calcext:value-type="float">
            <text:p>666.118667762663</text:p>
          </table:table-cell>
          <table:table-cell table:formula="of:=([.F177]-[.C177])/0.0166667" office:value-type="float" office:value="28.9379421241159" calcext:value-type="float">
            <text:p>28.9379421241159</text:p>
          </table:table-cell>
          <table:table-cell table:formula="of:=DEGREES(ATAN(ABS([.F177]-[.C177])/ABS([.E177]-[.B177])))" office:value-type="float" office:value="2.48751486915924" calcext:value-type="float">
            <text:p>2.48751486915924</text:p>
          </table:table-cell>
          <table:table-cell table:formula="of:=SQRT(POWER([.H177];2)+POWER([.I177];2)+POWER([.J177];2))" office:value-type="float" office:value="667.00282709081" calcext:value-type="float">
            <text:p>667.00282709081</text:p>
          </table:table-cell>
        </table:table-row>
        <table:table-row table:style-name="ro1">
          <table:table-cell office:value-type="float" office:value="54.9061" calcext:value-type="float">
            <text:p>54.9061</text:p>
          </table:table-cell>
          <table:table-cell office:value-type="float" office:value="291.933" calcext:value-type="float">
            <text:p>291.933</text:p>
          </table:table-cell>
          <table:table-cell office:value-type="float" office:value="41.5829" calcext:value-type="float">
            <text:p>41.5829</text:p>
          </table:table-cell>
          <table:table-cell office:value-type="float" office:value="54.2175" calcext:value-type="float">
            <text:p>54.2175</text:p>
          </table:table-cell>
          <table:table-cell office:value-type="float" office:value="282.147" calcext:value-type="float">
            <text:p>282.147</text:p>
          </table:table-cell>
          <table:table-cell office:value-type="float" office:value="41.8595" calcext:value-type="float">
            <text:p>41.8595</text:p>
          </table:table-cell>
          <table:table-cell/>
          <table:table-cell table:formula="of:=([.D178]-[.A178])/0.0166667" office:value-type="float" office:value="-41.3159173681653" calcext:value-type="float">
            <text:p>-41.3159173681653</text:p>
          </table:table-cell>
          <table:table-cell table:formula="of:=ABS([.E178]-[.B178])/0.0166667" office:value-type="float" office:value="587.158825682349" calcext:value-type="float">
            <text:p>587.158825682349</text:p>
          </table:table-cell>
          <table:table-cell table:formula="of:=([.F178]-[.C178])/0.0166667" office:value-type="float" office:value="16.5959668080661" calcext:value-type="float">
            <text:p>16.5959668080661</text:p>
          </table:table-cell>
          <table:table-cell table:formula="of:=DEGREES(ATAN(ABS([.F178]-[.C178])/ABS([.E178]-[.B178])))" office:value-type="float" office:value="1.61902659868597" calcext:value-type="float">
            <text:p>1.61902659868597</text:p>
          </table:table-cell>
          <table:table-cell table:formula="of:=SQRT(POWER([.H178];2)+POWER([.I178];2)+POWER([.J178];2))" office:value-type="float" office:value="588.844561594095" calcext:value-type="float">
            <text:p>588.844561594095</text:p>
          </table:table-cell>
        </table:table-row>
        <table:table-row table:style-name="ro1">
          <table:table-cell office:value-type="float" office:value="70.4871" calcext:value-type="float">
            <text:p>70.4871</text:p>
          </table:table-cell>
          <table:table-cell office:value-type="float" office:value="292.904" calcext:value-type="float">
            <text:p>292.904</text:p>
          </table:table-cell>
          <table:table-cell office:value-type="float" office:value="41.2807" calcext:value-type="float">
            <text:p>41.2807</text:p>
          </table:table-cell>
          <table:table-cell office:value-type="float" office:value="70.2537" calcext:value-type="float">
            <text:p>70.2537</text:p>
          </table:table-cell>
          <table:table-cell office:value-type="float" office:value="280.831" calcext:value-type="float">
            <text:p>280.831</text:p>
          </table:table-cell>
          <table:table-cell office:value-type="float" office:value="41.41" calcext:value-type="float">
            <text:p>41.41</text:p>
          </table:table-cell>
          <table:table-cell/>
          <table:table-cell table:formula="of:=([.D179]-[.A179])/0.0166667" office:value-type="float" office:value="-14.0039719920562" calcext:value-type="float">
            <text:p>-14.0039719920562</text:p>
          </table:table-cell>
          <table:table-cell table:formula="of:=ABS([.E179]-[.B179])/0.0166667" office:value-type="float" office:value="724.378551242896" calcext:value-type="float">
            <text:p>724.378551242896</text:p>
          </table:table-cell>
          <table:table-cell table:formula="of:=([.F179]-[.C179])/0.0166667" office:value-type="float" office:value="7.75798448403064" calcext:value-type="float">
            <text:p>7.75798448403064</text:p>
          </table:table-cell>
          <table:table-cell table:formula="of:=DEGREES(ATAN(ABS([.F179]-[.C179])/ABS([.E179]-[.B179])))" office:value-type="float" office:value="0.613605654164593" calcext:value-type="float">
            <text:p>0.613605654164593</text:p>
          </table:table-cell>
          <table:table-cell table:formula="of:=SQRT(POWER([.H179];2)+POWER([.I179];2)+POWER([.J179];2))" office:value-type="float" office:value="724.555438220959" calcext:value-type="float">
            <text:p>724.555438220959</text:p>
          </table:table-cell>
        </table:table-row>
        <table:table-row table:style-name="ro1">
          <table:table-cell office:value-type="float" office:value="71.7898" calcext:value-type="float">
            <text:p>71.7898</text:p>
          </table:table-cell>
          <table:table-cell office:value-type="float" office:value="288.77" calcext:value-type="float">
            <text:p>288.77</text:p>
          </table:table-cell>
          <table:table-cell office:value-type="float" office:value="42.1698" calcext:value-type="float">
            <text:p>42.1698</text:p>
          </table:table-cell>
          <table:table-cell office:value-type="float" office:value="72.0338" calcext:value-type="float">
            <text:p>72.0338</text:p>
          </table:table-cell>
          <table:table-cell office:value-type="float" office:value="278.203" calcext:value-type="float">
            <text:p>278.203</text:p>
          </table:table-cell>
          <table:table-cell office:value-type="float" office:value="42.5647" calcext:value-type="float">
            <text:p>42.5647</text:p>
          </table:table-cell>
          <table:table-cell/>
          <table:table-cell table:formula="of:=([.D180]-[.A180])/0.0166667" office:value-type="float" office:value="14.6399707200585" calcext:value-type="float">
            <text:p>14.6399707200585</text:p>
          </table:table-cell>
          <table:table-cell table:formula="of:=ABS([.E180]-[.B180])/0.0166667" office:value-type="float" office:value="634.018731962537" calcext:value-type="float">
            <text:p>634.018731962537</text:p>
          </table:table-cell>
          <table:table-cell table:formula="of:=([.F180]-[.C180])/0.0166667" office:value-type="float" office:value="23.6939526120948" calcext:value-type="float">
            <text:p>23.6939526120948</text:p>
          </table:table-cell>
          <table:table-cell table:formula="of:=DEGREES(ATAN(ABS([.F180]-[.C180])/ABS([.E180]-[.B180])))" office:value-type="float" office:value="2.14020809791959" calcext:value-type="float">
            <text:p>2.14020809791959</text:p>
          </table:table-cell>
          <table:table-cell table:formula="of:=SQRT(POWER([.H180];2)+POWER([.I180];2)+POWER([.J180];2))" office:value-type="float" office:value="634.630195162861" calcext:value-type="float">
            <text:p>634.630195162861</text:p>
          </table:table-cell>
        </table:table-row>
        <table:table-row table:style-name="ro1">
          <table:table-cell office:value-type="float" office:value="74.376" calcext:value-type="float">
            <text:p>74.376</text:p>
          </table:table-cell>
          <table:table-cell office:value-type="float" office:value="290.524" calcext:value-type="float">
            <text:p>290.524</text:p>
          </table:table-cell>
          <table:table-cell office:value-type="float" office:value="41.3599" calcext:value-type="float">
            <text:p>41.3599</text:p>
          </table:table-cell>
          <table:table-cell office:value-type="float" office:value="74.3036" calcext:value-type="float">
            <text:p>74.3036</text:p>
          </table:table-cell>
          <table:table-cell office:value-type="float" office:value="278.549" calcext:value-type="float">
            <text:p>278.549</text:p>
          </table:table-cell>
          <table:table-cell office:value-type="float" office:value="41.9882" calcext:value-type="float">
            <text:p>41.9882</text:p>
          </table:table-cell>
          <table:table-cell/>
          <table:table-cell table:formula="of:=([.D181]-[.A181])/0.0166667" office:value-type="float" office:value="-4.34399131201748" calcext:value-type="float">
            <text:p>-4.34399131201748</text:p>
          </table:table-cell>
          <table:table-cell table:formula="of:=ABS([.E181]-[.B181])/0.0166667" office:value-type="float" office:value="718.498563002875" calcext:value-type="float">
            <text:p>718.498563002875</text:p>
          </table:table-cell>
          <table:table-cell table:formula="of:=([.F181]-[.C181])/0.0166667" office:value-type="float" office:value="37.6979246041505" calcext:value-type="float">
            <text:p>37.6979246041505</text:p>
          </table:table-cell>
          <table:table-cell table:formula="of:=DEGREES(ATAN(ABS([.F181]-[.C181])/ABS([.E181]-[.B181])))" office:value-type="float" office:value="3.003420413912" calcext:value-type="float">
            <text:p>3.003420413912</text:p>
          </table:table-cell>
          <table:table-cell table:formula="of:=SQRT(POWER([.H181];2)+POWER([.I181];2)+POWER([.J181];2))" office:value-type="float" office:value="719.4999574824" calcext:value-type="float">
            <text:p>719.4999574824</text:p>
          </table:table-cell>
        </table:table-row>
        <table:table-row table:style-name="ro1">
          <table:table-cell office:value-type="float" office:value="76.4073" calcext:value-type="float">
            <text:p>76.4073</text:p>
          </table:table-cell>
          <table:table-cell office:value-type="float" office:value="286.668" calcext:value-type="float">
            <text:p>286.668</text:p>
          </table:table-cell>
          <table:table-cell office:value-type="float" office:value="41.4371" calcext:value-type="float">
            <text:p>41.4371</text:p>
          </table:table-cell>
          <table:table-cell office:value-type="float" office:value="75.7954" calcext:value-type="float">
            <text:p>75.7954</text:p>
          </table:table-cell>
          <table:table-cell office:value-type="float" office:value="276.209" calcext:value-type="float">
            <text:p>276.209</text:p>
          </table:table-cell>
          <table:table-cell office:value-type="float" office:value="41.6002" calcext:value-type="float">
            <text:p>41.6002</text:p>
          </table:table-cell>
          <table:table-cell/>
          <table:table-cell table:formula="of:=([.D182]-[.A182])/0.0166667" office:value-type="float" office:value="-36.7139265721472" calcext:value-type="float">
            <text:p>-36.7139265721472</text:p>
          </table:table-cell>
          <table:table-cell table:formula="of:=ABS([.E182]-[.B182])/0.0166667" office:value-type="float" office:value="627.53874492251" calcext:value-type="float">
            <text:p>627.53874492251</text:p>
          </table:table-cell>
          <table:table-cell table:formula="of:=([.F182]-[.C182])/0.0166667" office:value-type="float" office:value="9.78598042803915" calcext:value-type="float">
            <text:p>9.78598042803915</text:p>
          </table:table-cell>
          <table:table-cell table:formula="of:=DEGREES(ATAN(ABS([.F182]-[.C182])/ABS([.E182]-[.B182])))" office:value-type="float" office:value="0.893410866102945" calcext:value-type="float">
            <text:p>0.893410866102945</text:p>
          </table:table-cell>
          <table:table-cell table:formula="of:=SQRT(POWER([.H182];2)+POWER([.I182];2)+POWER([.J182];2))" office:value-type="float" office:value="628.687962503023" calcext:value-type="float">
            <text:p>628.687962503023</text:p>
          </table:table-cell>
        </table:table-row>
        <table:table-row table:style-name="ro1">
          <table:table-cell office:value-type="float" office:value="85.5276" calcext:value-type="float">
            <text:p>85.5276</text:p>
          </table:table-cell>
          <table:table-cell office:value-type="float" office:value="291.152" calcext:value-type="float">
            <text:p>291.152</text:p>
          </table:table-cell>
          <table:table-cell office:value-type="float" office:value="41.1608" calcext:value-type="float">
            <text:p>41.1608</text:p>
          </table:table-cell>
          <table:table-cell office:value-type="float" office:value="84.8481" calcext:value-type="float">
            <text:p>84.8481</text:p>
          </table:table-cell>
          <table:table-cell office:value-type="float" office:value="276.571" calcext:value-type="float">
            <text:p>276.571</text:p>
          </table:table-cell>
          <table:table-cell office:value-type="float" office:value="42.7068" calcext:value-type="float">
            <text:p>42.7068</text:p>
          </table:table-cell>
          <table:table-cell/>
          <table:table-cell table:formula="of:=([.D183]-[.A183])/0.0166667" office:value-type="float" office:value="-40.7699184601634" calcext:value-type="float">
            <text:p>-40.7699184601634</text:p>
          </table:table-cell>
          <table:table-cell table:formula="of:=ABS([.E183]-[.B183])/0.0166667" office:value-type="float" office:value="874.858250283497" calcext:value-type="float">
            <text:p>874.858250283497</text:p>
          </table:table-cell>
          <table:table-cell table:formula="of:=([.F183]-[.C183])/0.0166667" office:value-type="float" office:value="92.759814480371" calcext:value-type="float">
            <text:p>92.759814480371</text:p>
          </table:table-cell>
          <table:table-cell table:formula="of:=DEGREES(ATAN(ABS([.F183]-[.C183])/ABS([.E183]-[.B183])))" office:value-type="float" office:value="6.05236675275765" calcext:value-type="float">
            <text:p>6.05236675275765</text:p>
          </table:table-cell>
          <table:table-cell table:formula="of:=SQRT(POWER([.H183];2)+POWER([.I183];2)+POWER([.J183];2))" office:value-type="float" office:value="880.706266312886" calcext:value-type="float">
            <text:p>880.706266312886</text:p>
          </table:table-cell>
        </table:table-row>
        <table:table-row table:style-name="ro1">
          <table:table-cell office:value-type="float" office:value="101.753" calcext:value-type="float">
            <text:p>101.753</text:p>
          </table:table-cell>
          <table:table-cell office:value-type="float" office:value="281.574" calcext:value-type="float">
            <text:p>281.574</text:p>
          </table:table-cell>
          <table:table-cell office:value-type="float" office:value="42.0218" calcext:value-type="float">
            <text:p>42.0218</text:p>
          </table:table-cell>
          <table:table-cell office:value-type="float" office:value="101.898" calcext:value-type="float">
            <text:p>101.898</text:p>
          </table:table-cell>
          <table:table-cell office:value-type="float" office:value="268.107" calcext:value-type="float">
            <text:p>268.107</text:p>
          </table:table-cell>
          <table:table-cell office:value-type="float" office:value="41.7001" calcext:value-type="float">
            <text:p>41.7001</text:p>
          </table:table-cell>
          <table:table-cell/>
          <table:table-cell table:formula="of:=([.D184]-[.A184])/0.0166667" office:value-type="float" office:value="8.69998260003456" calcext:value-type="float">
            <text:p>8.69998260003456</text:p>
          </table:table-cell>
          <table:table-cell table:formula="of:=ABS([.E184]-[.B184])/0.0166667" office:value-type="float" office:value="808.018383963231" calcext:value-type="float">
            <text:p>808.018383963231</text:p>
          </table:table-cell>
          <table:table-cell table:formula="of:=([.F184]-[.C184])/0.0166667" office:value-type="float" office:value="-19.3019613960772" calcext:value-type="float">
            <text:p>-19.3019613960772</text:p>
          </table:table-cell>
          <table:table-cell table:formula="of:=DEGREES(ATAN(ABS([.F184]-[.C184])/ABS([.E184]-[.B184])))" office:value-type="float" office:value="1.36842262283883" calcext:value-type="float">
            <text:p>1.36842262283883</text:p>
          </table:table-cell>
          <table:table-cell table:formula="of:=SQRT(POWER([.H184];2)+POWER([.I184];2)+POWER([.J184];2))" office:value-type="float" office:value="808.295715832719" calcext:value-type="float">
            <text:p>808.295715832719</text:p>
          </table:table-cell>
        </table:table-row>
        <table:table-row table:style-name="ro1">
          <table:table-cell office:value-type="float" office:value="103.259" calcext:value-type="float">
            <text:p>103.259</text:p>
          </table:table-cell>
          <table:table-cell office:value-type="float" office:value="285.243" calcext:value-type="float">
            <text:p>285.243</text:p>
          </table:table-cell>
          <table:table-cell office:value-type="float" office:value="42.1906" calcext:value-type="float">
            <text:p>42.1906</text:p>
          </table:table-cell>
          <table:table-cell office:value-type="float" office:value="103.341" calcext:value-type="float">
            <text:p>103.341</text:p>
          </table:table-cell>
          <table:table-cell office:value-type="float" office:value="275.143" calcext:value-type="float">
            <text:p>275.143</text:p>
          </table:table-cell>
          <table:table-cell office:value-type="float" office:value="42.5281" calcext:value-type="float">
            <text:p>42.5281</text:p>
          </table:table-cell>
          <table:table-cell/>
          <table:table-cell table:formula="of:=([.D185]-[.A185])/0.0166667" office:value-type="float" office:value="4.9199901600193" calcext:value-type="float">
            <text:p>4.9199901600193</text:p>
          </table:table-cell>
          <table:table-cell table:formula="of:=ABS([.E185]-[.B185])/0.0166667" office:value-type="float" office:value="605.998788002425" calcext:value-type="float">
            <text:p>605.998788002425</text:p>
          </table:table-cell>
          <table:table-cell table:formula="of:=([.F185]-[.C185])/0.0166667" office:value-type="float" office:value="20.2499595000809" calcext:value-type="float">
            <text:p>20.2499595000809</text:p>
          </table:table-cell>
          <table:table-cell table:formula="of:=DEGREES(ATAN(ABS([.F185]-[.C185])/ABS([.E185]-[.B185])))" office:value-type="float" office:value="1.91387454775166" calcext:value-type="float">
            <text:p>1.91387454775166</text:p>
          </table:table-cell>
          <table:table-cell table:formula="of:=SQRT(POWER([.H185];2)+POWER([.I185];2)+POWER([.J185];2))" office:value-type="float" office:value="606.356989094162" calcext:value-type="float">
            <text:p>606.356989094162</text:p>
          </table:table-cell>
        </table:table-row>
        <table:table-row table:style-name="ro1">
          <table:table-cell office:value-type="float" office:value="106.623" calcext:value-type="float">
            <text:p>106.623</text:p>
          </table:table-cell>
          <table:table-cell office:value-type="float" office:value="286.057" calcext:value-type="float">
            <text:p>286.057</text:p>
          </table:table-cell>
          <table:table-cell office:value-type="float" office:value="43.0511" calcext:value-type="float">
            <text:p>43.0511</text:p>
          </table:table-cell>
          <table:table-cell office:value-type="float" office:value="106.032" calcext:value-type="float">
            <text:p>106.032</text:p>
          </table:table-cell>
          <table:table-cell office:value-type="float" office:value="274.674" calcext:value-type="float">
            <text:p>274.674</text:p>
          </table:table-cell>
          <table:table-cell office:value-type="float" office:value="43.8205" calcext:value-type="float">
            <text:p>43.8205</text:p>
          </table:table-cell>
          <table:table-cell/>
          <table:table-cell table:formula="of:=([.D186]-[.A186])/0.0166667" office:value-type="float" office:value="-35.4599290801423" calcext:value-type="float">
            <text:p>-35.4599290801423</text:p>
          </table:table-cell>
          <table:table-cell table:formula="of:=ABS([.E186]-[.B186])/0.0166667" office:value-type="float" office:value="682.978634042734" calcext:value-type="float">
            <text:p>682.978634042734</text:p>
          </table:table-cell>
          <table:table-cell table:formula="of:=([.F186]-[.C186])/0.0166667" office:value-type="float" office:value="46.1639076721849" calcext:value-type="float">
            <text:p>46.1639076721849</text:p>
          </table:table-cell>
          <table:table-cell table:formula="of:=DEGREES(ATAN(ABS([.F186]-[.C186])/ABS([.E186]-[.B186])))" office:value-type="float" office:value="3.86685600369826" calcext:value-type="float">
            <text:p>3.86685600369826</text:p>
          </table:table-cell>
          <table:table-cell table:formula="of:=SQRT(POWER([.H186];2)+POWER([.I186];2)+POWER([.J186];2))" office:value-type="float" office:value="685.454832575286" calcext:value-type="float">
            <text:p>685.454832575286</text:p>
          </table:table-cell>
        </table:table-row>
        <table:table-row table:style-name="ro1">
          <table:table-cell office:value-type="float" office:value="106.143" calcext:value-type="float">
            <text:p>106.143</text:p>
          </table:table-cell>
          <table:table-cell office:value-type="float" office:value="282.564" calcext:value-type="float">
            <text:p>282.564</text:p>
          </table:table-cell>
          <table:table-cell office:value-type="float" office:value="41.8298" calcext:value-type="float">
            <text:p>41.8298</text:p>
          </table:table-cell>
          <table:table-cell office:value-type="float" office:value="105.253" calcext:value-type="float">
            <text:p>105.253</text:p>
          </table:table-cell>
          <table:table-cell office:value-type="float" office:value="270.254" calcext:value-type="float">
            <text:p>270.254</text:p>
          </table:table-cell>
          <table:table-cell office:value-type="float" office:value="42.0608" calcext:value-type="float">
            <text:p>42.0608</text:p>
          </table:table-cell>
          <table:table-cell/>
          <table:table-cell table:formula="of:=([.D187]-[.A187])/0.0166667" office:value-type="float" office:value="-53.3998932002136" calcext:value-type="float">
            <text:p>-53.3998932002136</text:p>
          </table:table-cell>
          <table:table-cell table:formula="of:=ABS([.E187]-[.B187])/0.0166667" office:value-type="float" office:value="738.598522802955" calcext:value-type="float">
            <text:p>738.598522802955</text:p>
          </table:table-cell>
          <table:table-cell table:formula="of:=([.F187]-[.C187])/0.0166667" office:value-type="float" office:value="13.8599722800555" calcext:value-type="float">
            <text:p>13.8599722800555</text:p>
          </table:table-cell>
          <table:table-cell table:formula="of:=DEGREES(ATAN(ABS([.F187]-[.C187])/ABS([.E187]-[.B187])))" office:value-type="float" office:value="1.07504239318155" calcext:value-type="float">
            <text:p>1.07504239318155</text:p>
          </table:table-cell>
          <table:table-cell table:formula="of:=SQRT(POWER([.H187];2)+POWER([.I187];2)+POWER([.J187];2))" office:value-type="float" office:value="740.656077617746" calcext:value-type="float">
            <text:p>740.656077617746</text:p>
          </table:table-cell>
        </table:table-row>
        <table:table-row table:style-name="ro1">
          <table:table-cell office:value-type="float" office:value="106.644" calcext:value-type="float">
            <text:p>106.644</text:p>
          </table:table-cell>
          <table:table-cell office:value-type="float" office:value="286.182" calcext:value-type="float">
            <text:p>286.182</text:p>
          </table:table-cell>
          <table:table-cell office:value-type="float" office:value="42.5243" calcext:value-type="float">
            <text:p>42.5243</text:p>
          </table:table-cell>
          <table:table-cell office:value-type="float" office:value="105.974" calcext:value-type="float">
            <text:p>105.974</text:p>
          </table:table-cell>
          <table:table-cell office:value-type="float" office:value="273.636" calcext:value-type="float">
            <text:p>273.636</text:p>
          </table:table-cell>
          <table:table-cell office:value-type="float" office:value="42.9942" calcext:value-type="float">
            <text:p>42.9942</text:p>
          </table:table-cell>
          <table:table-cell/>
          <table:table-cell table:formula="of:=([.D188]-[.A188])/0.0166667" office:value-type="float" office:value="-40.1999196001609" calcext:value-type="float">
            <text:p>-40.1999196001609</text:p>
          </table:table-cell>
          <table:table-cell table:formula="of:=ABS([.E188]-[.B188])/0.0166667" office:value-type="float" office:value="752.758494483011" calcext:value-type="float">
            <text:p>752.758494483011</text:p>
          </table:table-cell>
          <table:table-cell table:formula="of:=([.F188]-[.C188])/0.0166667" office:value-type="float" office:value="28.1939436121129" calcext:value-type="float">
            <text:p>28.1939436121129</text:p>
          </table:table-cell>
          <table:table-cell table:formula="of:=DEGREES(ATAN(ABS([.F188]-[.C188])/ABS([.E188]-[.B188])))" office:value-type="float" office:value="2.14496316895613" calcext:value-type="float">
            <text:p>2.14496316895613</text:p>
          </table:table-cell>
          <table:table-cell table:formula="of:=SQRT(POWER([.H188];2)+POWER([.I188];2)+POWER([.J188];2))" office:value-type="float" office:value="754.358192776211" calcext:value-type="float">
            <text:p>754.358192776211</text:p>
          </table:table-cell>
        </table:table-row>
        <table:table-row table:style-name="ro1">
          <table:table-cell office:value-type="float" office:value="106.971" calcext:value-type="float">
            <text:p>106.971</text:p>
          </table:table-cell>
          <table:table-cell office:value-type="float" office:value="283.623" calcext:value-type="float">
            <text:p>283.623</text:p>
          </table:table-cell>
          <table:table-cell office:value-type="float" office:value="42.414" calcext:value-type="float">
            <text:p>42.414</text:p>
          </table:table-cell>
          <table:table-cell office:value-type="float" office:value="106.393" calcext:value-type="float">
            <text:p>106.393</text:p>
          </table:table-cell>
          <table:table-cell office:value-type="float" office:value="272.459" calcext:value-type="float">
            <text:p>272.459</text:p>
          </table:table-cell>
          <table:table-cell office:value-type="float" office:value="42.6836" calcext:value-type="float">
            <text:p>42.6836</text:p>
          </table:table-cell>
          <table:table-cell/>
          <table:table-cell table:formula="of:=([.D189]-[.A189])/0.0166667" office:value-type="float" office:value="-34.6799306401389" calcext:value-type="float">
            <text:p>-34.6799306401389</text:p>
          </table:table-cell>
          <table:table-cell table:formula="of:=ABS([.E189]-[.B189])/0.0166667" office:value-type="float" office:value="669.838660322679" calcext:value-type="float">
            <text:p>669.838660322679</text:p>
          </table:table-cell>
          <table:table-cell table:formula="of:=([.F189]-[.C189])/0.0166667" office:value-type="float" office:value="16.1759676480645" calcext:value-type="float">
            <text:p>16.1759676480645</text:p>
          </table:table-cell>
          <table:table-cell table:formula="of:=DEGREES(ATAN(ABS([.F189]-[.C189])/ABS([.E189]-[.B189])))" office:value-type="float" office:value="1.38336979950687" calcext:value-type="float">
            <text:p>1.38336979950687</text:p>
          </table:table-cell>
          <table:table-cell table:formula="of:=SQRT(POWER([.H189];2)+POWER([.I189];2)+POWER([.J189];2))" office:value-type="float" office:value="670.930838746765" calcext:value-type="float">
            <text:p>670.930838746765</text:p>
          </table:table-cell>
        </table:table-row>
        <table:table-row table:style-name="ro1">
          <table:table-cell office:value-type="float" office:value="108.814" calcext:value-type="float">
            <text:p>108.814</text:p>
          </table:table-cell>
          <table:table-cell office:value-type="float" office:value="284.576" calcext:value-type="float">
            <text:p>284.576</text:p>
          </table:table-cell>
          <table:table-cell office:value-type="float" office:value="43.0092" calcext:value-type="float">
            <text:p>43.0092</text:p>
          </table:table-cell>
          <table:table-cell office:value-type="float" office:value="107.045" calcext:value-type="float">
            <text:p>107.045</text:p>
          </table:table-cell>
          <table:table-cell office:value-type="float" office:value="274.702" calcext:value-type="float">
            <text:p>274.702</text:p>
          </table:table-cell>
          <table:table-cell office:value-type="float" office:value="43.3126" calcext:value-type="float">
            <text:p>43.3126</text:p>
          </table:table-cell>
          <table:table-cell/>
          <table:table-cell table:formula="of:=([.D190]-[.A190])/0.0166667" office:value-type="float" office:value="-106.139787720424" calcext:value-type="float">
            <text:p>-106.139787720424</text:p>
          </table:table-cell>
          <table:table-cell table:formula="of:=ABS([.E190]-[.B190])/0.0166667" office:value-type="float" office:value="592.438815122371" calcext:value-type="float">
            <text:p>592.438815122371</text:p>
          </table:table-cell>
          <table:table-cell table:formula="of:=([.F190]-[.C190])/0.0166667" office:value-type="float" office:value="18.203963592073" calcext:value-type="float">
            <text:p>18.203963592073</text:p>
          </table:table-cell>
          <table:table-cell table:formula="of:=DEGREES(ATAN(ABS([.F190]-[.C190])/ABS([.E190]-[.B190])))" office:value-type="float" office:value="1.75998295144644" calcext:value-type="float">
            <text:p>1.75998295144644</text:p>
          </table:table-cell>
          <table:table-cell table:formula="of:=SQRT(POWER([.H190];2)+POWER([.I190];2)+POWER([.J190];2))" office:value-type="float" office:value="602.146816392313" calcext:value-type="float">
            <text:p>602.146816392313</text:p>
          </table:table-cell>
        </table:table-row>
        <table:table-row table:style-name="ro1">
          <table:table-cell office:value-type="float" office:value="119.048" calcext:value-type="float">
            <text:p>119.048</text:p>
          </table:table-cell>
          <table:table-cell office:value-type="float" office:value="287.238" calcext:value-type="float">
            <text:p>287.238</text:p>
          </table:table-cell>
          <table:table-cell office:value-type="float" office:value="42.2641" calcext:value-type="float">
            <text:p>42.2641</text:p>
          </table:table-cell>
          <table:table-cell office:value-type="float" office:value="117.951" calcext:value-type="float">
            <text:p>117.951</text:p>
          </table:table-cell>
          <table:table-cell office:value-type="float" office:value="276.089" calcext:value-type="float">
            <text:p>276.089</text:p>
          </table:table-cell>
          <table:table-cell office:value-type="float" office:value="42.5121" calcext:value-type="float">
            <text:p>42.5121</text:p>
          </table:table-cell>
          <table:table-cell/>
          <table:table-cell table:formula="of:=([.D191]-[.A191])/0.0166667" office:value-type="float" office:value="-65.8198683602638" calcext:value-type="float">
            <text:p>-65.8198683602638</text:p>
          </table:table-cell>
          <table:table-cell table:formula="of:=ABS([.E191]-[.B191])/0.0166667" office:value-type="float" office:value="668.938662122676" calcext:value-type="float">
            <text:p>668.938662122676</text:p>
          </table:table-cell>
          <table:table-cell table:formula="of:=([.F191]-[.C191])/0.0166667" office:value-type="float" office:value="14.8799702400594" calcext:value-type="float">
            <text:p>14.8799702400594</text:p>
          </table:table-cell>
          <table:table-cell table:formula="of:=DEGREES(ATAN(ABS([.F191]-[.C191])/ABS([.E191]-[.B191])))" office:value-type="float" office:value="1.27428562282139" calcext:value-type="float">
            <text:p>1.27428562282139</text:p>
          </table:table-cell>
          <table:table-cell table:formula="of:=SQRT(POWER([.H191];2)+POWER([.I191];2)+POWER([.J191];2))" office:value-type="float" office:value="672.333698596005" calcext:value-type="float">
            <text:p>672.333698596005</text:p>
          </table:table-cell>
        </table:table-row>
        <table:table-row table:style-name="ro1">
          <table:table-cell office:value-type="float" office:value="121.064" calcext:value-type="float">
            <text:p>121.064</text:p>
          </table:table-cell>
          <table:table-cell office:value-type="float" office:value="286.89" calcext:value-type="float">
            <text:p>286.89</text:p>
          </table:table-cell>
          <table:table-cell office:value-type="float" office:value="42.303" calcext:value-type="float">
            <text:p>42.303</text:p>
          </table:table-cell>
          <table:table-cell office:value-type="float" office:value="119.679" calcext:value-type="float">
            <text:p>119.679</text:p>
          </table:table-cell>
          <table:table-cell office:value-type="float" office:value="275.828" calcext:value-type="float">
            <text:p>275.828</text:p>
          </table:table-cell>
          <table:table-cell office:value-type="float" office:value="42.5405" calcext:value-type="float">
            <text:p>42.5405</text:p>
          </table:table-cell>
          <table:table-cell/>
          <table:table-cell table:formula="of:=([.D192]-[.A192])/0.0166667" office:value-type="float" office:value="-83.0998338003318" calcext:value-type="float">
            <text:p>-83.0998338003318</text:p>
          </table:table-cell>
          <table:table-cell table:formula="of:=ABS([.E192]-[.B192])/0.0166667" office:value-type="float" office:value="663.718672562656" calcext:value-type="float">
            <text:p>663.718672562656</text:p>
          </table:table-cell>
          <table:table-cell table:formula="of:=([.F192]-[.C192])/0.0166667" office:value-type="float" office:value="14.2499715000573" calcext:value-type="float">
            <text:p>14.2499715000573</text:p>
          </table:table-cell>
          <table:table-cell table:formula="of:=DEGREES(ATAN(ABS([.F192]-[.C192])/ABS([.E192]-[.B192])))" office:value-type="float" office:value="1.22994552094115" calcext:value-type="float">
            <text:p>1.22994552094115</text:p>
          </table:table-cell>
          <table:table-cell table:formula="of:=SQRT(POWER([.H192];2)+POWER([.I192];2)+POWER([.J192];2))" office:value-type="float" office:value="669.052404803786" calcext:value-type="float">
            <text:p>669.052404803786</text:p>
          </table:table-cell>
        </table:table-row>
        <table:table-row table:style-name="ro1">
          <table:table-cell office:value-type="float" office:value="121.068" calcext:value-type="float">
            <text:p>121.068</text:p>
          </table:table-cell>
          <table:table-cell office:value-type="float" office:value="281.866" calcext:value-type="float">
            <text:p>281.866</text:p>
          </table:table-cell>
          <table:table-cell office:value-type="float" office:value="42.0766" calcext:value-type="float">
            <text:p>42.0766</text:p>
          </table:table-cell>
          <table:table-cell office:value-type="float" office:value="118.919" calcext:value-type="float">
            <text:p>118.919</text:p>
          </table:table-cell>
          <table:table-cell office:value-type="float" office:value="263.822" calcext:value-type="float">
            <text:p>263.822</text:p>
          </table:table-cell>
          <table:table-cell office:value-type="float" office:value="43.4814" calcext:value-type="float">
            <text:p>43.4814</text:p>
          </table:table-cell>
          <table:table-cell/>
          <table:table-cell table:formula="of:=([.D193]-[.A193])/0.0166667" office:value-type="float" office:value="-128.939742120516" calcext:value-type="float">
            <text:p>-128.939742120516</text:p>
          </table:table-cell>
          <table:table-cell table:formula="of:=ABS([.E193]-[.B193])/0.0166667" office:value-type="float" office:value="1082.63783472433" calcext:value-type="float">
            <text:p>1082.63783472433</text:p>
          </table:table-cell>
          <table:table-cell table:formula="of:=([.F193]-[.C193])/0.0166667" office:value-type="float" office:value="84.2878314243373" calcext:value-type="float">
            <text:p>84.2878314243373</text:p>
          </table:table-cell>
          <table:table-cell table:formula="of:=DEGREES(ATAN(ABS([.F193]-[.C193])/ABS([.E193]-[.B193])))" office:value-type="float" office:value="4.45173342670751" calcext:value-type="float">
            <text:p>4.45173342670751</text:p>
          </table:table-cell>
          <table:table-cell table:formula="of:=SQRT(POWER([.H193];2)+POWER([.I193];2)+POWER([.J193];2))" office:value-type="float" office:value="1093.54221537209" calcext:value-type="float">
            <text:p>1093.54221537209</text:p>
          </table:table-cell>
        </table:table-row>
        <table:table-row table:style-name="ro1">
          <table:table-cell office:value-type="float" office:value="122.626" calcext:value-type="float">
            <text:p>122.626</text:p>
          </table:table-cell>
          <table:table-cell office:value-type="float" office:value="291.88" calcext:value-type="float">
            <text:p>291.88</text:p>
          </table:table-cell>
          <table:table-cell office:value-type="float" office:value="41.7734" calcext:value-type="float">
            <text:p>41.7734</text:p>
          </table:table-cell>
          <table:table-cell office:value-type="float" office:value="121.068" calcext:value-type="float">
            <text:p>121.068</text:p>
          </table:table-cell>
          <table:table-cell office:value-type="float" office:value="281.871" calcext:value-type="float">
            <text:p>281.871</text:p>
          </table:table-cell>
          <table:table-cell office:value-type="float" office:value="42.0758" calcext:value-type="float">
            <text:p>42.0758</text:p>
          </table:table-cell>
          <table:table-cell/>
          <table:table-cell table:formula="of:=([.D194]-[.A194])/0.0166667" office:value-type="float" office:value="-93.4798130403743" calcext:value-type="float">
            <text:p>-93.4798130403743</text:p>
          </table:table-cell>
          <table:table-cell table:formula="of:=ABS([.E194]-[.B194])/0.0166667" office:value-type="float" office:value="600.538798922403" calcext:value-type="float">
            <text:p>600.538798922403</text:p>
          </table:table-cell>
          <table:table-cell table:formula="of:=([.F194]-[.C194])/0.0166667" office:value-type="float" office:value="18.1439637120725" calcext:value-type="float">
            <text:p>18.1439637120725</text:p>
          </table:table-cell>
          <table:table-cell table:formula="of:=DEGREES(ATAN(ABS([.F194]-[.C194])/ABS([.E194]-[.B194])))" office:value-type="float" office:value="1.73053998722352" calcext:value-type="float">
            <text:p>1.73053998722352</text:p>
          </table:table-cell>
          <table:table-cell table:formula="of:=SQRT(POWER([.H194];2)+POWER([.I194];2)+POWER([.J194];2))" office:value-type="float" office:value="608.041551110128" calcext:value-type="float">
            <text:p>608.041551110128</text:p>
          </table:table-cell>
        </table:table-row>
        <table:table-row table:style-name="ro1">
          <table:table-cell office:value-type="float" office:value="123.913" calcext:value-type="float">
            <text:p>123.913</text:p>
          </table:table-cell>
          <table:table-cell office:value-type="float" office:value="284.96" calcext:value-type="float">
            <text:p>284.96</text:p>
          </table:table-cell>
          <table:table-cell office:value-type="float" office:value="42.8347" calcext:value-type="float">
            <text:p>42.8347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275.303" calcext:value-type="float">
            <text:p>275.303</text:p>
          </table:table-cell>
          <table:table-cell office:value-type="float" office:value="42.8523" calcext:value-type="float">
            <text:p>42.8523</text:p>
          </table:table-cell>
          <table:table-cell/>
          <table:table-cell table:formula="of:=([.D195]-[.A195])/0.0166667" office:value-type="float" office:value="-92.6998146003709" calcext:value-type="float">
            <text:p>-92.6998146003709</text:p>
          </table:table-cell>
          <table:table-cell table:formula="of:=ABS([.E195]-[.B195])/0.0166667" office:value-type="float" office:value="579.418841162317" calcext:value-type="float">
            <text:p>579.418841162317</text:p>
          </table:table-cell>
          <table:table-cell table:formula="of:=([.F195]-[.C195])/0.0166667" office:value-type="float" office:value="1.05599788800432" calcext:value-type="float">
            <text:p>1.05599788800432</text:p>
          </table:table-cell>
          <table:table-cell table:formula="of:=DEGREES(ATAN(ABS([.F195]-[.C195])/ABS([.E195]-[.B195])))" office:value-type="float" office:value="0.104422139685447" calcext:value-type="float">
            <text:p>0.104422139685447</text:p>
          </table:table-cell>
          <table:table-cell table:formula="of:=SQRT(POWER([.H195];2)+POWER([.I195];2)+POWER([.J195];2))" office:value-type="float" office:value="586.788347065929" calcext:value-type="float">
            <text:p>586.788347065929</text:p>
          </table:table-cell>
        </table:table-row>
        <table:table-row table:style-name="ro1">
          <table:table-cell office:value-type="float" office:value="135.792" calcext:value-type="float">
            <text:p>135.792</text:p>
          </table:table-cell>
          <table:table-cell office:value-type="float" office:value="289.203" calcext:value-type="float">
            <text:p>289.203</text:p>
          </table:table-cell>
          <table:table-cell office:value-type="float" office:value="40.8154" calcext:value-type="float">
            <text:p>40.8154</text:p>
          </table:table-cell>
          <table:table-cell office:value-type="float" office:value="134.499" calcext:value-type="float">
            <text:p>134.499</text:p>
          </table:table-cell>
          <table:table-cell office:value-type="float" office:value="275.663" calcext:value-type="float">
            <text:p>275.663</text:p>
          </table:table-cell>
          <table:table-cell office:value-type="float" office:value="41.2161" calcext:value-type="float">
            <text:p>41.2161</text:p>
          </table:table-cell>
          <table:table-cell/>
          <table:table-cell table:formula="of:=([.D196]-[.A196])/0.0166667" office:value-type="float" office:value="-77.5798448403107" calcext:value-type="float">
            <text:p>-77.5798448403107</text:p>
          </table:table-cell>
          <table:table-cell table:formula="of:=ABS([.E196]-[.B196])/0.0166667" office:value-type="float" office:value="812.398375203247" calcext:value-type="float">
            <text:p>812.398375203247</text:p>
          </table:table-cell>
          <table:table-cell table:formula="of:=([.F196]-[.C196])/0.0166667" office:value-type="float" office:value="24.0419519160962" calcext:value-type="float">
            <text:p>24.0419519160962</text:p>
          </table:table-cell>
          <table:table-cell table:formula="of:=DEGREES(ATAN(ABS([.F196]-[.C196])/ABS([.E196]-[.B196])))" office:value-type="float" office:value="1.69510488169494" calcext:value-type="float">
            <text:p>1.69510488169494</text:p>
          </table:table-cell>
          <table:table-cell table:formula="of:=SQRT(POWER([.H196];2)+POWER([.I196];2)+POWER([.J196];2))" office:value-type="float" office:value="816.448264013256" calcext:value-type="float">
            <text:p>816.448264013256</text:p>
          </table:table-cell>
        </table:table-row>
        <table:table-row table:style-name="ro1">
          <table:table-cell office:value-type="float" office:value="135.457" calcext:value-type="float">
            <text:p>135.457</text:p>
          </table:table-cell>
          <table:table-cell office:value-type="float" office:value="286.697" calcext:value-type="float">
            <text:p>286.697</text:p>
          </table:table-cell>
          <table:table-cell office:value-type="float" office:value="40.9578" calcext:value-type="float">
            <text:p>40.9578</text:p>
          </table:table-cell>
          <table:table-cell office:value-type="float" office:value="134.052" calcext:value-type="float">
            <text:p>134.052</text:p>
          </table:table-cell>
          <table:table-cell office:value-type="float" office:value="275.897" calcext:value-type="float">
            <text:p>275.897</text:p>
          </table:table-cell>
          <table:table-cell office:value-type="float" office:value="40.6827" calcext:value-type="float">
            <text:p>40.6827</text:p>
          </table:table-cell>
          <table:table-cell/>
          <table:table-cell table:formula="of:=([.D197]-[.A197])/0.0166667" office:value-type="float" office:value="-84.2998314003373" calcext:value-type="float">
            <text:p>-84.2998314003373</text:p>
          </table:table-cell>
          <table:table-cell table:formula="of:=ABS([.E197]-[.B197])/0.0166667" office:value-type="float" office:value="647.998704002593" calcext:value-type="float">
            <text:p>647.998704002593</text:p>
          </table:table-cell>
          <table:table-cell table:formula="of:=([.F197]-[.C197])/0.0166667" office:value-type="float" office:value="-16.5059669880661" calcext:value-type="float">
            <text:p>-16.5059669880661</text:p>
          </table:table-cell>
          <table:table-cell table:formula="of:=DEGREES(ATAN(ABS([.F197]-[.C197])/ABS([.E197]-[.B197])))" office:value-type="float" office:value="1.45913530382009" calcext:value-type="float">
            <text:p>1.45913530382009</text:p>
          </table:table-cell>
          <table:table-cell table:formula="of:=SQRT(POWER([.H197];2)+POWER([.I197];2)+POWER([.J197];2))" office:value-type="float" office:value="653.667521687728" calcext:value-type="float">
            <text:p>653.667521687728</text:p>
          </table:table-cell>
        </table:table-row>
        <table:table-row table:style-name="ro1">
          <table:table-cell office:value-type="float" office:value="135.98" calcext:value-type="float">
            <text:p>135.98</text:p>
          </table:table-cell>
          <table:table-cell office:value-type="float" office:value="288.953" calcext:value-type="float">
            <text:p>288.953</text:p>
          </table:table-cell>
          <table:table-cell office:value-type="float" office:value="41.6203" calcext:value-type="float">
            <text:p>41.6203</text:p>
          </table:table-cell>
          <table:table-cell office:value-type="float" office:value="134.631" calcext:value-type="float">
            <text:p>134.631</text:p>
          </table:table-cell>
          <table:table-cell office:value-type="float" office:value="276.774" calcext:value-type="float">
            <text:p>276.774</text:p>
          </table:table-cell>
          <table:table-cell office:value-type="float" office:value="41.5352" calcext:value-type="float">
            <text:p>41.5352</text:p>
          </table:table-cell>
          <table:table-cell/>
          <table:table-cell table:formula="of:=([.D198]-[.A198])/0.0166667" office:value-type="float" office:value="-80.9398381203231" calcext:value-type="float">
            <text:p>-80.9398381203231</text:p>
          </table:table-cell>
          <table:table-cell table:formula="of:=ABS([.E198]-[.B198])/0.0166667" office:value-type="float" office:value="730.738538522921" calcext:value-type="float">
            <text:p>730.738538522921</text:p>
          </table:table-cell>
          <table:table-cell table:formula="of:=([.F198]-[.C198])/0.0166667" office:value-type="float" office:value="-5.10598978802025" calcext:value-type="float">
            <text:p>-5.10598978802025</text:p>
          </table:table-cell>
          <table:table-cell table:formula="of:=DEGREES(ATAN(ABS([.F198]-[.C198])/ABS([.E198]-[.B198])))" office:value-type="float" office:value="0.400344156766394" calcext:value-type="float">
            <text:p>0.400344156766394</text:p>
          </table:table-cell>
          <table:table-cell table:formula="of:=SQRT(POWER([.H198];2)+POWER([.I198];2)+POWER([.J198];2))" office:value-type="float" office:value="735.225230938979" calcext:value-type="float">
            <text:p>735.225230938979</text:p>
          </table:table-cell>
        </table:table-row>
        <table:table-row table:style-name="ro1">
          <table:table-cell office:value-type="float" office:value="127.222" calcext:value-type="float">
            <text:p>127.222</text:p>
          </table:table-cell>
          <table:table-cell office:value-type="float" office:value="284.548" calcext:value-type="float">
            <text:p>284.548</text:p>
          </table:table-cell>
          <table:table-cell office:value-type="float" office:value="41.8624" calcext:value-type="float">
            <text:p>41.8624</text:p>
          </table:table-cell>
          <table:table-cell office:value-type="float" office:value="125.225" calcext:value-type="float">
            <text:p>125.225</text:p>
          </table:table-cell>
          <table:table-cell office:value-type="float" office:value="273.763" calcext:value-type="float">
            <text:p>273.763</text:p>
          </table:table-cell>
          <table:table-cell office:value-type="float" office:value="42.0843" calcext:value-type="float">
            <text:p>42.0843</text:p>
          </table:table-cell>
          <table:table-cell/>
          <table:table-cell table:formula="of:=([.D199]-[.A199])/0.0166667" office:value-type="float" office:value="-119.819760360479" calcext:value-type="float">
            <text:p>-119.819760360479</text:p>
          </table:table-cell>
          <table:table-cell table:formula="of:=ABS([.E199]-[.B199])/0.0166667" office:value-type="float" office:value="647.09870580259" calcext:value-type="float">
            <text:p>647.09870580259</text:p>
          </table:table-cell>
          <table:table-cell table:formula="of:=([.F199]-[.C199])/0.0166667" office:value-type="float" office:value="13.3139733720531" calcext:value-type="float">
            <text:p>13.3139733720531</text:p>
          </table:table-cell>
          <table:table-cell table:formula="of:=DEGREES(ATAN(ABS([.F199]-[.C199])/ABS([.E199]-[.B199])))" office:value-type="float" office:value="1.17868705479146" calcext:value-type="float">
            <text:p>1.17868705479146</text:p>
          </table:table-cell>
          <table:table-cell table:formula="of:=SQRT(POWER([.H199];2)+POWER([.I199];2)+POWER([.J199];2))" office:value-type="float" office:value="658.233068077851" calcext:value-type="float">
            <text:p>658.233068077851</text:p>
          </table:table-cell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90.74" calcext:value-type="float">
            <text:p>290.74</text:p>
          </table:table-cell>
          <table:table-cell office:value-type="float" office:value="42.2165" calcext:value-type="float">
            <text:p>42.2165</text:p>
          </table:table-cell>
          <table:table-cell office:value-type="float" office:value="119.936" calcext:value-type="float">
            <text:p>119.936</text:p>
          </table:table-cell>
          <table:table-cell office:value-type="float" office:value="280.776" calcext:value-type="float">
            <text:p>280.776</text:p>
          </table:table-cell>
          <table:table-cell office:value-type="float" office:value="42.2567" calcext:value-type="float">
            <text:p>42.2567</text:p>
          </table:table-cell>
          <table:table-cell/>
          <table:table-cell table:formula="of:=([.D200]-[.A200])/0.0166667" office:value-type="float" office:value="-75.8398483203031" calcext:value-type="float">
            <text:p>-75.8398483203031</text:p>
          </table:table-cell>
          <table:table-cell table:formula="of:=ABS([.E200]-[.B200])/0.0166667" office:value-type="float" office:value="597.838804322391" calcext:value-type="float">
            <text:p>597.838804322391</text:p>
          </table:table-cell>
          <table:table-cell table:formula="of:=([.F200]-[.C200])/0.0166667" office:value-type="float" office:value="2.41199517600957" calcext:value-type="float">
            <text:p>2.41199517600957</text:p>
          </table:table-cell>
          <table:table-cell table:formula="of:=DEGREES(ATAN(ABS([.F200]-[.C200])/ABS([.E200]-[.B200])))" office:value-type="float" office:value="0.231159959791826" calcext:value-type="float">
            <text:p>0.231159959791826</text:p>
          </table:table-cell>
          <table:table-cell table:formula="of:=SQRT(POWER([.H200];2)+POWER([.I200];2)+POWER([.J200];2))" office:value-type="float" office:value="602.634828289572" calcext:value-type="float">
            <text:p>602.634828289572</text:p>
          </table:table-cell>
        </table:table-row>
        <table:table-row table:style-name="ro1">
          <table:table-cell office:value-type="float" office:value="104.578" calcext:value-type="float">
            <text:p>104.578</text:p>
          </table:table-cell>
          <table:table-cell office:value-type="float" office:value="278.67" calcext:value-type="float">
            <text:p>278.67</text:p>
          </table:table-cell>
          <table:table-cell office:value-type="float" office:value="42.9577" calcext:value-type="float">
            <text:p>42.9577</text:p>
          </table:table-cell>
          <table:table-cell office:value-type="float" office:value="102.909" calcext:value-type="float">
            <text:p>102.909</text:p>
          </table:table-cell>
          <table:table-cell office:value-type="float" office:value="268.943" calcext:value-type="float">
            <text:p>268.943</text:p>
          </table:table-cell>
          <table:table-cell office:value-type="float" office:value="43.273" calcext:value-type="float">
            <text:p>43.273</text:p>
          </table:table-cell>
          <table:table-cell/>
          <table:table-cell table:formula="of:=([.D201]-[.A201])/0.0166667" office:value-type="float" office:value="-100.1397997204" calcext:value-type="float">
            <text:p>-100.1397997204</text:p>
          </table:table-cell>
          <table:table-cell table:formula="of:=ABS([.E201]-[.B201])/0.0166667" office:value-type="float" office:value="583.618832762336" calcext:value-type="float">
            <text:p>583.618832762336</text:p>
          </table:table-cell>
          <table:table-cell table:formula="of:=([.F201]-[.C201])/0.0166667" office:value-type="float" office:value="18.9179621640757" calcext:value-type="float">
            <text:p>18.9179621640757</text:p>
          </table:table-cell>
          <table:table-cell table:formula="of:=DEGREES(ATAN(ABS([.F201]-[.C201])/ABS([.E201]-[.B201])))" office:value-type="float" office:value="1.85658846609043" calcext:value-type="float">
            <text:p>1.85658846609043</text:p>
          </table:table-cell>
          <table:table-cell table:formula="of:=SQRT(POWER([.H201];2)+POWER([.I201];2)+POWER([.J201];2))" office:value-type="float" office:value="592.449838159616" calcext:value-type="float">
            <text:p>592.449838159616</text:p>
          </table:table-cell>
        </table:table-row>
        <table:table-row table:style-name="ro1">
          <table:table-cell office:value-type="float" office:value="92.0884" calcext:value-type="float">
            <text:p>92.0884</text:p>
          </table:table-cell>
          <table:table-cell office:value-type="float" office:value="287.105" calcext:value-type="float">
            <text:p>287.105</text:p>
          </table:table-cell>
          <table:table-cell office:value-type="float" office:value="41.7385" calcext:value-type="float">
            <text:p>41.7385</text:p>
          </table:table-cell>
          <table:table-cell office:value-type="float" office:value="91.4012" calcext:value-type="float">
            <text:p>91.4012</text:p>
          </table:table-cell>
          <table:table-cell office:value-type="float" office:value="276.884" calcext:value-type="float">
            <text:p>276.884</text:p>
          </table:table-cell>
          <table:table-cell office:value-type="float" office:value="41.8521" calcext:value-type="float">
            <text:p>41.8521</text:p>
          </table:table-cell>
          <table:table-cell/>
          <table:table-cell table:formula="of:=([.D202]-[.A202])/0.0166667" office:value-type="float" office:value="-41.2319175361643" calcext:value-type="float">
            <text:p>-41.2319175361643</text:p>
          </table:table-cell>
          <table:table-cell table:formula="of:=ABS([.E202]-[.B202])/0.0166667" office:value-type="float" office:value="613.258773482453" calcext:value-type="float">
            <text:p>613.258773482453</text:p>
          </table:table-cell>
          <table:table-cell table:formula="of:=([.F202]-[.C202])/0.0166667" office:value-type="float" office:value="6.81598636802715" calcext:value-type="float">
            <text:p>6.81598636802715</text:p>
          </table:table-cell>
          <table:table-cell table:formula="of:=DEGREES(ATAN(ABS([.F202]-[.C202])/ABS([.E202]-[.B202])))" office:value-type="float" office:value="0.636780409296018" calcext:value-type="float">
            <text:p>0.636780409296018</text:p>
          </table:table-cell>
          <table:table-cell table:formula="of:=SQRT(POWER([.H202];2)+POWER([.I202];2)+POWER([.J202];2))" office:value-type="float" office:value="614.681097762963" calcext:value-type="float">
            <text:p>614.681097762963</text:p>
          </table:table-cell>
        </table:table-row>
        <table:table-row table:style-name="ro1">
          <table:table-cell office:value-type="float" office:value="91.0041" calcext:value-type="float">
            <text:p>91.0041</text:p>
          </table:table-cell>
          <table:table-cell office:value-type="float" office:value="279.435" calcext:value-type="float">
            <text:p>279.435</text:p>
          </table:table-cell>
          <table:table-cell office:value-type="float" office:value="41.6977" calcext:value-type="float">
            <text:p>41.6977</text:p>
          </table:table-cell>
          <table:table-cell office:value-type="float" office:value="90.0567" calcext:value-type="float">
            <text:p>90.0567</text:p>
          </table:table-cell>
          <table:table-cell office:value-type="float" office:value="268.325" calcext:value-type="float">
            <text:p>268.325</text:p>
          </table:table-cell>
          <table:table-cell office:value-type="float" office:value="41.5185" calcext:value-type="float">
            <text:p>41.5185</text:p>
          </table:table-cell>
          <table:table-cell/>
          <table:table-cell table:formula="of:=([.D203]-[.A203])/0.0166667" office:value-type="float" office:value="-56.8438863122266" calcext:value-type="float">
            <text:p>-56.8438863122266</text:p>
          </table:table-cell>
          <table:table-cell table:formula="of:=ABS([.E203]-[.B203])/0.0166667" office:value-type="float" office:value="666.598666802667" calcext:value-type="float">
            <text:p>666.598666802667</text:p>
          </table:table-cell>
          <table:table-cell table:formula="of:=([.F203]-[.C203])/0.0166667" office:value-type="float" office:value="-10.7519784960427" calcext:value-type="float">
            <text:p>-10.7519784960427</text:p>
          </table:table-cell>
          <table:table-cell table:formula="of:=DEGREES(ATAN(ABS([.F203]-[.C203])/ABS([.E203]-[.B203])))" office:value-type="float" office:value="0.924078615963411" calcext:value-type="float">
            <text:p>0.924078615963411</text:p>
          </table:table-cell>
          <table:table-cell table:formula="of:=SQRT(POWER([.H203];2)+POWER([.I203];2)+POWER([.J203];2))" office:value-type="float" office:value="669.104337929258" calcext:value-type="float">
            <text:p>669.104337929258</text:p>
          </table:table-cell>
        </table:table-row>
        <table:table-row table:style-name="ro1">
          <table:table-cell office:value-type="float" office:value="90.5876" calcext:value-type="float">
            <text:p>90.5876</text:p>
          </table:table-cell>
          <table:table-cell office:value-type="float" office:value="275.535" calcext:value-type="float">
            <text:p>275.535</text:p>
          </table:table-cell>
          <table:table-cell office:value-type="float" office:value="42.3239" calcext:value-type="float">
            <text:p>42.3239</text:p>
          </table:table-cell>
          <table:table-cell office:value-type="float" office:value="89.6994" calcext:value-type="float">
            <text:p>89.6994</text:p>
          </table:table-cell>
          <table:table-cell office:value-type="float" office:value="265.736" calcext:value-type="float">
            <text:p>265.736</text:p>
          </table:table-cell>
          <table:table-cell office:value-type="float" office:value="42.4343" calcext:value-type="float">
            <text:p>42.4343</text:p>
          </table:table-cell>
          <table:table-cell/>
          <table:table-cell table:formula="of:=([.D204]-[.A204])/0.0166667" office:value-type="float" office:value="-53.291893416213" calcext:value-type="float">
            <text:p>-53.291893416213</text:p>
          </table:table-cell>
          <table:table-cell table:formula="of:=ABS([.E204]-[.B204])/0.0166667" office:value-type="float" office:value="587.938824122354" calcext:value-type="float">
            <text:p>587.938824122354</text:p>
          </table:table-cell>
          <table:table-cell table:formula="of:=([.F204]-[.C204])/0.0166667" office:value-type="float" office:value="6.62398675202641" calcext:value-type="float">
            <text:p>6.62398675202641</text:p>
          </table:table-cell>
          <table:table-cell table:formula="of:=DEGREES(ATAN(ABS([.F204]-[.C204])/ABS([.E204]-[.B204])))" office:value-type="float" office:value="0.645493054626516" calcext:value-type="float">
            <text:p>0.645493054626516</text:p>
          </table:table-cell>
          <table:table-cell table:formula="of:=SQRT(POWER([.H204];2)+POWER([.I204];2)+POWER([.J204];2))" office:value-type="float" office:value="590.386283728503" calcext:value-type="float">
            <text:p>590.386283728503</text:p>
          </table:table-cell>
        </table:table-row>
        <table:table-row table:style-name="ro1">
          <table:table-cell office:value-type="float" office:value="77.9002" calcext:value-type="float">
            <text:p>77.9002</text:p>
          </table:table-cell>
          <table:table-cell office:value-type="float" office:value="264.989" calcext:value-type="float">
            <text:p>264.989</text:p>
          </table:table-cell>
          <table:table-cell office:value-type="float" office:value="42.9039" calcext:value-type="float">
            <text:p>42.9039</text:p>
          </table:table-cell>
          <table:table-cell office:value-type="float" office:value="77.2842" calcext:value-type="float">
            <text:p>77.2842</text:p>
          </table:table-cell>
          <table:table-cell office:value-type="float" office:value="255.368" calcext:value-type="float">
            <text:p>255.368</text:p>
          </table:table-cell>
          <table:table-cell office:value-type="float" office:value="43.2808" calcext:value-type="float">
            <text:p>43.2808</text:p>
          </table:table-cell>
          <table:table-cell/>
          <table:table-cell table:formula="of:=([.D205]-[.A205])/0.0166667" office:value-type="float" office:value="-36.9599260801478" calcext:value-type="float">
            <text:p>-36.9599260801478</text:p>
          </table:table-cell>
          <table:table-cell table:formula="of:=ABS([.E205]-[.B205])/0.0166667" office:value-type="float" office:value="577.258845482308" calcext:value-type="float">
            <text:p>577.258845482308</text:p>
          </table:table-cell>
          <table:table-cell table:formula="of:=([.F205]-[.C205])/0.0166667" office:value-type="float" office:value="22.6139547720904" calcext:value-type="float">
            <text:p>22.6139547720904</text:p>
          </table:table-cell>
          <table:table-cell table:formula="of:=DEGREES(ATAN(ABS([.F205]-[.C205])/ABS([.E205]-[.B205])))" office:value-type="float" office:value="2.24339908390643" calcext:value-type="float">
            <text:p>2.24339908390643</text:p>
          </table:table-cell>
          <table:table-cell table:formula="of:=SQRT(POWER([.H205];2)+POWER([.I205];2)+POWER([.J205];2))" office:value-type="float" office:value="578.88271849646" calcext:value-type="float">
            <text:p>578.88271849646</text:p>
          </table:table-cell>
        </table:table-row>
        <table:table-row table:style-name="ro1">
          <table:table-cell office:value-type="float" office:value="74.984" calcext:value-type="float">
            <text:p>74.984</text:p>
          </table:table-cell>
          <table:table-cell office:value-type="float" office:value="268.442" calcext:value-type="float">
            <text:p>268.442</text:p>
          </table:table-cell>
          <table:table-cell office:value-type="float" office:value="42.6153" calcext:value-type="float">
            <text:p>42.6153</text:p>
          </table:table-cell>
          <table:table-cell office:value-type="float" office:value="74.424" calcext:value-type="float">
            <text:p>74.424</text:p>
          </table:table-cell>
          <table:table-cell office:value-type="float" office:value="258.682" calcext:value-type="float">
            <text:p>258.682</text:p>
          </table:table-cell>
          <table:table-cell office:value-type="float" office:value="42.7596" calcext:value-type="float">
            <text:p>42.7596</text:p>
          </table:table-cell>
          <table:table-cell/>
          <table:table-cell table:formula="of:=([.D206]-[.A206])/0.0166667" office:value-type="float" office:value="-33.5999328001337" calcext:value-type="float">
            <text:p>-33.5999328001337</text:p>
          </table:table-cell>
          <table:table-cell table:formula="of:=ABS([.E206]-[.B206])/0.0166667" office:value-type="float" office:value="585.598828802342" calcext:value-type="float">
            <text:p>585.598828802342</text:p>
          </table:table-cell>
          <table:table-cell table:formula="of:=([.F206]-[.C206])/0.0166667" office:value-type="float" office:value="8.65798268403471" calcext:value-type="float">
            <text:p>8.65798268403471</text:p>
          </table:table-cell>
          <table:table-cell table:formula="of:=DEGREES(ATAN(ABS([.F206]-[.C206])/ABS([.E206]-[.B206])))" office:value-type="float" office:value="0.847046991891195" calcext:value-type="float">
            <text:p>0.847046991891195</text:p>
          </table:table-cell>
          <table:table-cell table:formula="of:=SQRT(POWER([.H206];2)+POWER([.I206];2)+POWER([.J206];2))" office:value-type="float" office:value="586.625864110171" calcext:value-type="float">
            <text:p>586.625864110171</text:p>
          </table:table-cell>
        </table:table-row>
        <table:table-row table:style-name="ro1">
          <table:table-cell office:value-type="float" office:value="74.2298" calcext:value-type="float">
            <text:p>74.2298</text:p>
          </table:table-cell>
          <table:table-cell office:value-type="float" office:value="267.426" calcext:value-type="float">
            <text:p>267.426</text:p>
          </table:table-cell>
          <table:table-cell office:value-type="float" office:value="41.0721" calcext:value-type="float">
            <text:p>41.0721</text:p>
          </table:table-cell>
          <table:table-cell office:value-type="float" office:value="74.3959" calcext:value-type="float">
            <text:p>74.3959</text:p>
          </table:table-cell>
          <table:table-cell office:value-type="float" office:value="255.387" calcext:value-type="float">
            <text:p>255.387</text:p>
          </table:table-cell>
          <table:table-cell office:value-type="float" office:value="41.3931" calcext:value-type="float">
            <text:p>41.3931</text:p>
          </table:table-cell>
          <table:table-cell/>
          <table:table-cell table:formula="of:=([.D207]-[.A207])/0.0166667" office:value-type="float" office:value="9.96598006803987" calcext:value-type="float">
            <text:p>9.96598006803987</text:p>
          </table:table-cell>
          <table:table-cell table:formula="of:=ABS([.E207]-[.B207])/0.0166667" office:value-type="float" office:value="722.338555322889" calcext:value-type="float">
            <text:p>722.338555322889</text:p>
          </table:table-cell>
          <table:table-cell table:formula="of:=([.F207]-[.C207])/0.0166667" office:value-type="float" office:value="19.2599614800769" calcext:value-type="float">
            <text:p>19.2599614800769</text:p>
          </table:table-cell>
          <table:table-cell table:formula="of:=DEGREES(ATAN(ABS([.F207]-[.C207])/ABS([.E207]-[.B207])))" office:value-type="float" office:value="1.52733521023395" calcext:value-type="float">
            <text:p>1.52733521023395</text:p>
          </table:table-cell>
          <table:table-cell table:formula="of:=SQRT(POWER([.H207];2)+POWER([.I207];2)+POWER([.J207];2))" office:value-type="float" office:value="722.663998951718" calcext:value-type="float">
            <text:p>722.663998951718</text:p>
          </table:table-cell>
        </table:table-row>
        <table:table-row table:style-name="ro1">
          <table:table-cell office:value-type="float" office:value="74.1933" calcext:value-type="float">
            <text:p>74.1933</text:p>
          </table:table-cell>
          <table:table-cell office:value-type="float" office:value="261.246" calcext:value-type="float">
            <text:p>261.246</text:p>
          </table:table-cell>
          <table:table-cell office:value-type="float" office:value="41.6126" calcext:value-type="float">
            <text:p>41.6126</text:p>
          </table:table-cell>
          <table:table-cell office:value-type="float" office:value="74.1671" calcext:value-type="float">
            <text:p>74.1671</text:p>
          </table:table-cell>
          <table:table-cell office:value-type="float" office:value="257.857" calcext:value-type="float">
            <text:p>257.857</text:p>
          </table:table-cell>
          <table:table-cell office:value-type="float" office:value="40.4948" calcext:value-type="float">
            <text:p>40.4948</text:p>
          </table:table-cell>
          <table:table-cell/>
          <table:table-cell table:formula="of:=([.D208]-[.A208])/0.0166667" office:value-type="float" office:value="-1.57199685600561" calcext:value-type="float">
            <text:p>-1.57199685600561</text:p>
          </table:table-cell>
          <table:table-cell table:formula="of:=ABS([.E208]-[.B208])/0.0166667" office:value-type="float" office:value="203.339593320811" calcext:value-type="float">
            <text:p>203.339593320811</text:p>
          </table:table-cell>
          <table:table-cell table:formula="of:=([.F208]-[.C208])/0.0166667" office:value-type="float" office:value="-67.0678658642684" calcext:value-type="float">
            <text:p>-67.0678658642684</text:p>
          </table:table-cell>
          <table:table-cell table:formula="of:=DEGREES(ATAN(ABS([.F208]-[.C208])/ABS([.E208]-[.B208])))" office:value-type="float" office:value="18.2541992319492" calcext:value-type="float">
            <text:p>18.2541992319492</text:p>
          </table:table-cell>
          <table:table-cell table:formula="of:=SQRT(POWER([.H208];2)+POWER([.I208];2)+POWER([.J208];2))" office:value-type="float" office:value="214.120433442433" calcext:value-type="float">
            <text:p>214.120433442433</text:p>
          </table:table-cell>
        </table:table-row>
        <table:table-row table:style-name="ro1">
          <table:table-cell office:value-type="float" office:value="70.0474" calcext:value-type="float">
            <text:p>70.0474</text:p>
          </table:table-cell>
          <table:table-cell office:value-type="float" office:value="260.867" calcext:value-type="float">
            <text:p>260.867</text:p>
          </table:table-cell>
          <table:table-cell office:value-type="float" office:value="40.7465" calcext:value-type="float">
            <text:p>40.7465</text:p>
          </table:table-cell>
          <table:table-cell office:value-type="float" office:value="69.599" calcext:value-type="float">
            <text:p>69.599</text:p>
          </table:table-cell>
          <table:table-cell office:value-type="float" office:value="250.189" calcext:value-type="float">
            <text:p>250.189</text:p>
          </table:table-cell>
          <table:table-cell office:value-type="float" office:value="40.6628" calcext:value-type="float">
            <text:p>40.6628</text:p>
          </table:table-cell>
          <table:table-cell/>
          <table:table-cell table:formula="of:=([.D209]-[.A209])/0.0166667" office:value-type="float" office:value="-26.9039461921072" calcext:value-type="float">
            <text:p>-26.9039461921072</text:p>
          </table:table-cell>
          <table:table-cell table:formula="of:=ABS([.E209]-[.B209])/0.0166667" office:value-type="float" office:value="640.678718642564" calcext:value-type="float">
            <text:p>640.678718642564</text:p>
          </table:table-cell>
          <table:table-cell table:formula="of:=([.F209]-[.C209])/0.0166667" office:value-type="float" office:value="-5.02198995602011" calcext:value-type="float">
            <text:p>-5.02198995602011</text:p>
          </table:table-cell>
          <table:table-cell table:formula="of:=DEGREES(ATAN(ABS([.F209]-[.C209])/ABS([.E209]-[.B209])))" office:value-type="float" office:value="0.449106436534989" calcext:value-type="float">
            <text:p>0.449106436534989</text:p>
          </table:table-cell>
          <table:table-cell table:formula="of:=SQRT(POWER([.H209];2)+POWER([.I209];2)+POWER([.J209];2))" office:value-type="float" office:value="641.263021875817" calcext:value-type="float">
            <text:p>641.263021875817</text:p>
          </table:table-cell>
        </table:table-row>
        <table:table-row table:style-name="ro1">
          <table:table-cell office:value-type="float" office:value="72.9833" calcext:value-type="float">
            <text:p>72.9833</text:p>
          </table:table-cell>
          <table:table-cell office:value-type="float" office:value="264.923" calcext:value-type="float">
            <text:p>264.923</text:p>
          </table:table-cell>
          <table:table-cell office:value-type="float" office:value="40.5221" calcext:value-type="float">
            <text:p>40.5221</text:p>
          </table:table-cell>
          <table:table-cell office:value-type="float" office:value="72.7032" calcext:value-type="float">
            <text:p>72.7032</text:p>
          </table:table-cell>
          <table:table-cell office:value-type="float" office:value="254.153" calcext:value-type="float">
            <text:p>254.153</text:p>
          </table:table-cell>
          <table:table-cell office:value-type="float" office:value="40.4242" calcext:value-type="float">
            <text:p>40.4242</text:p>
          </table:table-cell>
          <table:table-cell/>
          <table:table-cell table:formula="of:=([.D210]-[.A210])/0.0166667" office:value-type="float" office:value="-16.8059663880675" calcext:value-type="float">
            <text:p>-16.8059663880675</text:p>
          </table:table-cell>
          <table:table-cell table:formula="of:=ABS([.E210]-[.B210])/0.0166667" office:value-type="float" office:value="646.198707602585" calcext:value-type="float">
            <text:p>646.198707602585</text:p>
          </table:table-cell>
          <table:table-cell table:formula="of:=([.F210]-[.C210])/0.0166667" office:value-type="float" office:value="-5.87398825202366" calcext:value-type="float">
            <text:p>-5.87398825202366</text:p>
          </table:table-cell>
          <table:table-cell table:formula="of:=DEGREES(ATAN(ABS([.F210]-[.C210])/ABS([.E210]-[.B210])))" office:value-type="float" office:value="0.520808015385609" calcext:value-type="float">
            <text:p>0.520808015385609</text:p>
          </table:table-cell>
          <table:table-cell table:formula="of:=SQRT(POWER([.H210];2)+POWER([.I210];2)+POWER([.J210];2))" office:value-type="float" office:value="646.443898533719" calcext:value-type="float">
            <text:p>646.443898533719</text:p>
          </table:table-cell>
        </table:table-row>
        <table:table-row table:style-name="ro1">
          <table:table-cell office:value-type="float" office:value="73.0129" calcext:value-type="float">
            <text:p>73.0129</text:p>
          </table:table-cell>
          <table:table-cell office:value-type="float" office:value="272.263" calcext:value-type="float">
            <text:p>272.263</text:p>
          </table:table-cell>
          <table:table-cell office:value-type="float" office:value="41.0254" calcext:value-type="float">
            <text:p>41.0254</text:p>
          </table:table-cell>
          <table:table-cell office:value-type="float" office:value="72.7293" calcext:value-type="float">
            <text:p>72.7293</text:p>
          </table:table-cell>
          <table:table-cell office:value-type="float" office:value="261.141" calcext:value-type="float">
            <text:p>261.141</text:p>
          </table:table-cell>
          <table:table-cell office:value-type="float" office:value="41.1597" calcext:value-type="float">
            <text:p>41.1597</text:p>
          </table:table-cell>
          <table:table-cell/>
          <table:table-cell table:formula="of:=([.D211]-[.A211])/0.0166667" office:value-type="float" office:value="-17.0159659680685" calcext:value-type="float">
            <text:p>-17.0159659680685</text:p>
          </table:table-cell>
          <table:table-cell table:formula="of:=ABS([.E211]-[.B211])/0.0166667" office:value-type="float" office:value="667.318665362667" calcext:value-type="float">
            <text:p>667.318665362667</text:p>
          </table:table-cell>
          <table:table-cell table:formula="of:=([.F211]-[.C211])/0.0166667" office:value-type="float" office:value="8.05798388403242" calcext:value-type="float">
            <text:p>8.05798388403242</text:p>
          </table:table-cell>
          <table:table-cell table:formula="of:=DEGREES(ATAN(ABS([.F211]-[.C211])/ABS([.E211]-[.B211])))" office:value-type="float" office:value="0.691822444540959" calcext:value-type="float">
            <text:p>0.691822444540959</text:p>
          </table:table-cell>
          <table:table-cell table:formula="of:=SQRT(POWER([.H211];2)+POWER([.I211];2)+POWER([.J211];2))" office:value-type="float" office:value="667.584208428804" calcext:value-type="float">
            <text:p>667.584208428804</text:p>
          </table:table-cell>
        </table:table-row>
        <table:table-row table:style-name="ro1">
          <table:table-cell office:value-type="float" office:value="72.9904" calcext:value-type="float">
            <text:p>72.9904</text:p>
          </table:table-cell>
          <table:table-cell office:value-type="float" office:value="266.048" calcext:value-type="float">
            <text:p>266.048</text:p>
          </table:table-cell>
          <table:table-cell office:value-type="float" office:value="41.0674" calcext:value-type="float">
            <text:p>41.0674</text:p>
          </table:table-cell>
          <table:table-cell office:value-type="float" office:value="72.4737" calcext:value-type="float">
            <text:p>72.4737</text:p>
          </table:table-cell>
          <table:table-cell office:value-type="float" office:value="256.33" calcext:value-type="float">
            <text:p>256.33</text:p>
          </table:table-cell>
          <table:table-cell office:value-type="float" office:value="41.251" calcext:value-type="float">
            <text:p>41.251</text:p>
          </table:table-cell>
          <table:table-cell/>
          <table:table-cell table:formula="of:=([.D212]-[.A212])/0.0166667" office:value-type="float" office:value="-31.001937996124" calcext:value-type="float">
            <text:p>-31.001937996124</text:p>
          </table:table-cell>
          <table:table-cell table:formula="of:=ABS([.E212]-[.B212])/0.0166667" office:value-type="float" office:value="583.078833842334" calcext:value-type="float">
            <text:p>583.078833842334</text:p>
          </table:table-cell>
          <table:table-cell table:formula="of:=([.F212]-[.C212])/0.0166667" office:value-type="float" office:value="11.015977968044" calcext:value-type="float">
            <text:p>11.015977968044</text:p>
          </table:table-cell>
          <table:table-cell table:formula="of:=DEGREES(ATAN(ABS([.F212]-[.C212])/ABS([.E212]-[.B212])))" office:value-type="float" office:value="1.08234758040682" calcext:value-type="float">
            <text:p>1.08234758040682</text:p>
          </table:table-cell>
          <table:table-cell table:formula="of:=SQRT(POWER([.H212];2)+POWER([.I212];2)+POWER([.J212];2))" office:value-type="float" office:value="584.006334216542" calcext:value-type="float">
            <text:p>584.006334216542</text:p>
          </table:table-cell>
        </table:table-row>
        <table:table-row table:style-name="ro1">
          <table:table-cell office:value-type="float" office:value="74.4438" calcext:value-type="float">
            <text:p>74.4438</text:p>
          </table:table-cell>
          <table:table-cell office:value-type="float" office:value="262.549" calcext:value-type="float">
            <text:p>262.549</text:p>
          </table:table-cell>
          <table:table-cell office:value-type="float" office:value="41.1502" calcext:value-type="float">
            <text:p>41.1502</text:p>
          </table:table-cell>
          <table:table-cell office:value-type="float" office:value="74.3636" calcext:value-type="float">
            <text:p>74.3636</text:p>
          </table:table-cell>
          <table:table-cell office:value-type="float" office:value="250.744" calcext:value-type="float">
            <text:p>250.744</text:p>
          </table:table-cell>
          <table:table-cell office:value-type="float" office:value="41.2334" calcext:value-type="float">
            <text:p>41.2334</text:p>
          </table:table-cell>
          <table:table-cell/>
          <table:table-cell table:formula="of:=([.D213]-[.A213])/0.0166667" office:value-type="float" office:value="-4.81199037601869" calcext:value-type="float">
            <text:p>-4.81199037601869</text:p>
          </table:table-cell>
          <table:table-cell table:formula="of:=ABS([.E213]-[.B213])/0.0166667" office:value-type="float" office:value="708.298583402832" calcext:value-type="float">
            <text:p>708.298583402832</text:p>
          </table:table-cell>
          <table:table-cell table:formula="of:=([.F213]-[.C213])/0.0166667" office:value-type="float" office:value="4.99199001602027" calcext:value-type="float">
            <text:p>4.99199001602027</text:p>
          </table:table-cell>
          <table:table-cell table:formula="of:=DEGREES(ATAN(ABS([.F213]-[.C213])/ABS([.E213]-[.B213])))" office:value-type="float" office:value="0.403806008330116" calcext:value-type="float">
            <text:p>0.403806008330116</text:p>
          </table:table-cell>
          <table:table-cell table:formula="of:=SQRT(POWER([.H213];2)+POWER([.I213];2)+POWER([.J213];2))" office:value-type="float" office:value="708.332519701134" calcext:value-type="float">
            <text:p>708.332519701134</text:p>
          </table:table-cell>
        </table:table-row>
        <table:table-row table:style-name="ro1">
          <table:table-cell office:value-type="float" office:value="76.904" calcext:value-type="float">
            <text:p>76.904</text:p>
          </table:table-cell>
          <table:table-cell office:value-type="float" office:value="263.917" calcext:value-type="float">
            <text:p>263.917</text:p>
          </table:table-cell>
          <table:table-cell office:value-type="float" office:value="41.629" calcext:value-type="float">
            <text:p>41.629</text:p>
          </table:table-cell>
          <table:table-cell office:value-type="float" office:value="76.7754" calcext:value-type="float">
            <text:p>76.7754</text:p>
          </table:table-cell>
          <table:table-cell office:value-type="float" office:value="253.201" calcext:value-type="float">
            <text:p>253.201</text:p>
          </table:table-cell>
          <table:table-cell office:value-type="float" office:value="41.9801" calcext:value-type="float">
            <text:p>41.9801</text:p>
          </table:table-cell>
          <table:table-cell/>
          <table:table-cell table:formula="of:=([.D214]-[.A214])/0.0166667" office:value-type="float" office:value="-7.71598456803036" calcext:value-type="float">
            <text:p>-7.71598456803036</text:p>
          </table:table-cell>
          <table:table-cell table:formula="of:=ABS([.E214]-[.B214])/0.0166667" office:value-type="float" office:value="642.958714082571" calcext:value-type="float">
            <text:p>642.958714082571</text:p>
          </table:table-cell>
          <table:table-cell table:formula="of:=([.F214]-[.C214])/0.0166667" office:value-type="float" office:value="21.0659578680844" calcext:value-type="float">
            <text:p>21.0659578680844</text:p>
          </table:table-cell>
          <table:table-cell table:formula="of:=DEGREES(ATAN(ABS([.F214]-[.C214])/ABS([.E214]-[.B214])))" office:value-type="float" office:value="1.87657283916335" calcext:value-type="float">
            <text:p>1.87657283916335</text:p>
          </table:table-cell>
          <table:table-cell table:formula="of:=SQRT(POWER([.H214];2)+POWER([.I214];2)+POWER([.J214];2))" office:value-type="float" office:value="643.349997290329" calcext:value-type="float">
            <text:p>643.349997290329</text:p>
          </table:table-cell>
        </table:table-row>
        <table:table-row table:style-name="ro1">
          <table:table-cell office:value-type="float" office:value="76.4268" calcext:value-type="float">
            <text:p>76.4268</text:p>
          </table:table-cell>
          <table:table-cell office:value-type="float" office:value="265.263" calcext:value-type="float">
            <text:p>265.263</text:p>
          </table:table-cell>
          <table:table-cell office:value-type="float" office:value="40.6776" calcext:value-type="float">
            <text:p>40.6776</text:p>
          </table:table-cell>
          <table:table-cell office:value-type="float" office:value="76.3088" calcext:value-type="float">
            <text:p>76.3088</text:p>
          </table:table-cell>
          <table:table-cell office:value-type="float" office:value="254.482" calcext:value-type="float">
            <text:p>254.482</text:p>
          </table:table-cell>
          <table:table-cell office:value-type="float" office:value="41.0514" calcext:value-type="float">
            <text:p>41.0514</text:p>
          </table:table-cell>
          <table:table-cell/>
          <table:table-cell table:formula="of:=([.D215]-[.A215])/0.0166667" office:value-type="float" office:value="-7.07998584002802" calcext:value-type="float">
            <text:p>-7.07998584002802</text:p>
          </table:table-cell>
          <table:table-cell table:formula="of:=ABS([.E215]-[.B215])/0.0166667" office:value-type="float" office:value="646.858706282586" calcext:value-type="float">
            <text:p>646.858706282586</text:p>
          </table:table-cell>
          <table:table-cell table:formula="of:=([.F215]-[.C215])/0.0166667" office:value-type="float" office:value="22.4279551440899" calcext:value-type="float">
            <text:p>22.4279551440899</text:p>
          </table:table-cell>
          <table:table-cell table:formula="of:=DEGREES(ATAN(ABS([.F215]-[.C215])/ABS([.E215]-[.B215])))" office:value-type="float" office:value="1.98576999505546" calcext:value-type="float">
            <text:p>1.98576999505546</text:p>
          </table:table-cell>
          <table:table-cell table:formula="of:=SQRT(POWER([.H215];2)+POWER([.I215];2)+POWER([.J215];2))" office:value-type="float" office:value="647.286123182802" calcext:value-type="float">
            <text:p>647.286123182802</text:p>
          </table:table-cell>
        </table:table-row>
        <table:table-row table:style-name="ro1">
          <table:table-cell office:value-type="float" office:value="76.4267" calcext:value-type="float">
            <text:p>76.4267</text:p>
          </table:table-cell>
          <table:table-cell office:value-type="float" office:value="265.316" calcext:value-type="float">
            <text:p>265.316</text:p>
          </table:table-cell>
          <table:table-cell office:value-type="float" office:value="40.4243" calcext:value-type="float">
            <text:p>40.4243</text:p>
          </table:table-cell>
          <table:table-cell office:value-type="float" office:value="76.5223" calcext:value-type="float">
            <text:p>76.5223</text:p>
          </table:table-cell>
          <table:table-cell office:value-type="float" office:value="252.199" calcext:value-type="float">
            <text:p>252.199</text:p>
          </table:table-cell>
          <table:table-cell office:value-type="float" office:value="40.9635" calcext:value-type="float">
            <text:p>40.9635</text:p>
          </table:table-cell>
          <table:table-cell/>
          <table:table-cell table:formula="of:=([.D216]-[.A216])/0.0166667" office:value-type="float" office:value="5.73598852802322" calcext:value-type="float">
            <text:p>5.73598852802322</text:p>
          </table:table-cell>
          <table:table-cell table:formula="of:=ABS([.E216]-[.B216])/0.0166667" office:value-type="float" office:value="787.018425963146" calcext:value-type="float">
            <text:p>787.018425963146</text:p>
          </table:table-cell>
          <table:table-cell table:formula="of:=([.F216]-[.C216])/0.0166667" office:value-type="float" office:value="32.3519352961295" calcext:value-type="float">
            <text:p>32.3519352961295</text:p>
          </table:table-cell>
          <table:table-cell table:formula="of:=DEGREES(ATAN(ABS([.F216]-[.C216])/ABS([.E216]-[.B216])))" office:value-type="float" office:value="2.35393006197688" calcext:value-type="float">
            <text:p>2.35393006197688</text:p>
          </table:table-cell>
          <table:table-cell table:formula="of:=SQRT(POWER([.H216];2)+POWER([.I216];2)+POWER([.J216];2))" office:value-type="float" office:value="787.703974908916" calcext:value-type="float">
            <text:p>787.703974908916</text:p>
          </table:table-cell>
        </table:table-row>
        <table:table-row table:style-name="ro1">
          <table:table-cell office:value-type="float" office:value="76.4673" calcext:value-type="float">
            <text:p>76.4673</text:p>
          </table:table-cell>
          <table:table-cell office:value-type="float" office:value="268.917" calcext:value-type="float">
            <text:p>268.917</text:p>
          </table:table-cell>
          <table:table-cell office:value-type="float" office:value="40.8044" calcext:value-type="float">
            <text:p>40.8044</text:p>
          </table:table-cell>
          <table:table-cell office:value-type="float" office:value="76.5766" calcext:value-type="float">
            <text:p>76.5766</text:p>
          </table:table-cell>
          <table:table-cell office:value-type="float" office:value="256.623" calcext:value-type="float">
            <text:p>256.623</text:p>
          </table:table-cell>
          <table:table-cell office:value-type="float" office:value="42.3619" calcext:value-type="float">
            <text:p>42.3619</text:p>
          </table:table-cell>
          <table:table-cell/>
          <table:table-cell table:formula="of:=([.D217]-[.A217])/0.0166667" office:value-type="float" office:value="6.55798688402651" calcext:value-type="float">
            <text:p>6.55798688402651</text:p>
          </table:table-cell>
          <table:table-cell table:formula="of:=ABS([.E217]-[.B217])/0.0166667" office:value-type="float" office:value="737.63852472295" calcext:value-type="float">
            <text:p>737.63852472295</text:p>
          </table:table-cell>
          <table:table-cell table:formula="of:=([.F217]-[.C217])/0.0166667" office:value-type="float" office:value="93.4498131003737" calcext:value-type="float">
            <text:p>93.4498131003737</text:p>
          </table:table-cell>
          <table:table-cell table:formula="of:=DEGREES(ATAN(ABS([.F217]-[.C217])/ABS([.E217]-[.B217])))" office:value-type="float" office:value="7.22021340871183" calcext:value-type="float">
            <text:p>7.22021340871183</text:p>
          </table:table-cell>
          <table:table-cell table:formula="of:=SQRT(POWER([.H217];2)+POWER([.I217];2)+POWER([.J217];2))" office:value-type="float" office:value="743.56335837366" calcext:value-type="float">
            <text:p>743.56335837366</text:p>
          </table:table-cell>
        </table:table-row>
        <table:table-row table:style-name="ro1">
          <table:table-cell office:value-type="float" office:value="76.6731" calcext:value-type="float">
            <text:p>76.6731</text:p>
          </table:table-cell>
          <table:table-cell office:value-type="float" office:value="265.116" calcext:value-type="float">
            <text:p>265.116</text:p>
          </table:table-cell>
          <table:table-cell office:value-type="float" office:value="41.6764" calcext:value-type="float">
            <text:p>41.6764</text:p>
          </table:table-cell>
          <table:table-cell office:value-type="float" office:value="76.8038" calcext:value-type="float">
            <text:p>76.8038</text:p>
          </table:table-cell>
          <table:table-cell office:value-type="float" office:value="255.578" calcext:value-type="float">
            <text:p>255.578</text:p>
          </table:table-cell>
          <table:table-cell office:value-type="float" office:value="41.8171" calcext:value-type="float">
            <text:p>41.8171</text:p>
          </table:table-cell>
          <table:table-cell/>
          <table:table-cell table:formula="of:=([.D218]-[.A218])/0.0166667" office:value-type="float" office:value="7.84198431603078" calcext:value-type="float">
            <text:p>7.84198431603078</text:p>
          </table:table-cell>
          <table:table-cell table:formula="of:=ABS([.E218]-[.B218])/0.0166667" office:value-type="float" office:value="572.278855442288" calcext:value-type="float">
            <text:p>572.278855442288</text:p>
          </table:table-cell>
          <table:table-cell table:formula="of:=([.F218]-[.C218])/0.0166667" office:value-type="float" office:value="8.44198311603392" calcext:value-type="float">
            <text:p>8.44198311603392</text:p>
          </table:table-cell>
          <table:table-cell table:formula="of:=DEGREES(ATAN(ABS([.F218]-[.C218])/ABS([.E218]-[.B218])))" office:value-type="float" office:value="0.845138551629016" calcext:value-type="float">
            <text:p>0.845138551629016</text:p>
          </table:table-cell>
          <table:table-cell table:formula="of:=SQRT(POWER([.H218];2)+POWER([.I218];2)+POWER([.J218];2))" office:value-type="float" office:value="572.39483941007" calcext:value-type="float">
            <text:p>572.39483941007</text:p>
          </table:table-cell>
        </table:table-row>
        <table:table-row table:style-name="ro1">
          <table:table-cell office:value-type="float" office:value="76.4139" calcext:value-type="float">
            <text:p>76.4139</text:p>
          </table:table-cell>
          <table:table-cell office:value-type="float" office:value="263.887" calcext:value-type="float">
            <text:p>263.887</text:p>
          </table:table-cell>
          <table:table-cell office:value-type="float" office:value="41.6385" calcext:value-type="float">
            <text:p>41.6385</text:p>
          </table:table-cell>
          <table:table-cell office:value-type="float" office:value="76.7615" calcext:value-type="float">
            <text:p>76.7615</text:p>
          </table:table-cell>
          <table:table-cell office:value-type="float" office:value="252.227" calcext:value-type="float">
            <text:p>252.227</text:p>
          </table:table-cell>
          <table:table-cell office:value-type="float" office:value="40.9567" calcext:value-type="float">
            <text:p>40.9567</text:p>
          </table:table-cell>
          <table:table-cell/>
          <table:table-cell table:formula="of:=([.D219]-[.A219])/0.0166667" office:value-type="float" office:value="20.8559582880834" calcext:value-type="float">
            <text:p>20.8559582880834</text:p>
          </table:table-cell>
          <table:table-cell table:formula="of:=ABS([.E219]-[.B219])/0.0166667" office:value-type="float" office:value="699.598600802798" calcext:value-type="float">
            <text:p>699.598600802798</text:p>
          </table:table-cell>
          <table:table-cell table:formula="of:=([.F219]-[.C219])/0.0166667" office:value-type="float" office:value="-40.9079181841638" calcext:value-type="float">
            <text:p>-40.9079181841638</text:p>
          </table:table-cell>
          <table:table-cell table:formula="of:=DEGREES(ATAN(ABS([.F219]-[.C219])/ABS([.E219]-[.B219])))" office:value-type="float" office:value="3.34646925592699" calcext:value-type="float">
            <text:p>3.34646925592699</text:p>
          </table:table-cell>
          <table:table-cell table:formula="of:=SQRT(POWER([.H219];2)+POWER([.I219];2)+POWER([.J219];2))" office:value-type="float" office:value="701.103866065157" calcext:value-type="float">
            <text:p>701.103866065157</text:p>
          </table:table-cell>
        </table:table-row>
        <table:table-row table:style-name="ro1">
          <table:table-cell office:value-type="float" office:value="68.3034" calcext:value-type="float">
            <text:p>68.3034</text:p>
          </table:table-cell>
          <table:table-cell office:value-type="float" office:value="267.89" calcext:value-type="float">
            <text:p>267.89</text:p>
          </table:table-cell>
          <table:table-cell office:value-type="float" office:value="41.2962" calcext:value-type="float">
            <text:p>41.2962</text:p>
          </table:table-cell>
          <table:table-cell office:value-type="float" office:value="68.3642" calcext:value-type="float">
            <text:p>68.3642</text:p>
          </table:table-cell>
          <table:table-cell office:value-type="float" office:value="258.163" calcext:value-type="float">
            <text:p>258.163</text:p>
          </table:table-cell>
          <table:table-cell office:value-type="float" office:value="41.2195" calcext:value-type="float">
            <text:p>41.2195</text:p>
          </table:table-cell>
          <table:table-cell/>
          <table:table-cell table:formula="of:=([.D220]-[.A220])/0.0166667" office:value-type="float" office:value="3.64799270401462" calcext:value-type="float">
            <text:p>3.64799270401462</text:p>
          </table:table-cell>
          <table:table-cell table:formula="of:=ABS([.E220]-[.B220])/0.0166667" office:value-type="float" office:value="583.618832762333" calcext:value-type="float">
            <text:p>583.618832762333</text:p>
          </table:table-cell>
          <table:table-cell table:formula="of:=([.F220]-[.C220])/0.0166667" office:value-type="float" office:value="-4.60199079601855" calcext:value-type="float">
            <text:p>-4.60199079601855</text:p>
          </table:table-cell>
          <table:table-cell table:formula="of:=DEGREES(ATAN(ABS([.F220]-[.C220])/ABS([.E220]-[.B220])))" office:value-type="float" office:value="0.451783202494485" calcext:value-type="float">
            <text:p>0.451783202494485</text:p>
          </table:table-cell>
          <table:table-cell table:formula="of:=SQRT(POWER([.H220];2)+POWER([.I220];2)+POWER([.J220];2))" office:value-type="float" office:value="583.648377128664" calcext:value-type="float">
            <text:p>583.648377128664</text:p>
          </table:table-cell>
        </table:table-row>
        <table:table-row table:style-name="ro1">
          <table:table-cell office:value-type="float" office:value="65.9627" calcext:value-type="float">
            <text:p>65.9627</text:p>
          </table:table-cell>
          <table:table-cell office:value-type="float" office:value="256.581" calcext:value-type="float">
            <text:p>256.581</text:p>
          </table:table-cell>
          <table:table-cell office:value-type="float" office:value="41.2701" calcext:value-type="float">
            <text:p>41.2701</text:p>
          </table:table-cell>
          <table:table-cell office:value-type="float" office:value="65.3596" calcext:value-type="float">
            <text:p>65.3596</text:p>
          </table:table-cell>
          <table:table-cell office:value-type="float" office:value="247.153" calcext:value-type="float">
            <text:p>247.153</text:p>
          </table:table-cell>
          <table:table-cell office:value-type="float" office:value="40.9946" calcext:value-type="float">
            <text:p>40.9946</text:p>
          </table:table-cell>
          <table:table-cell/>
          <table:table-cell table:formula="of:=([.D221]-[.A221])/0.0166667" office:value-type="float" office:value="-36.1859276281446" calcext:value-type="float">
            <text:p>-36.1859276281446</text:p>
          </table:table-cell>
          <table:table-cell table:formula="of:=ABS([.E221]-[.B221])/0.0166667" office:value-type="float" office:value="565.678868642264" calcext:value-type="float">
            <text:p>565.678868642264</text:p>
          </table:table-cell>
          <table:table-cell table:formula="of:=([.F221]-[.C221])/0.0166667" office:value-type="float" office:value="-16.5299669400662" calcext:value-type="float">
            <text:p>-16.5299669400662</text:p>
          </table:table-cell>
          <table:table-cell table:formula="of:=DEGREES(ATAN(ABS([.F221]-[.C221])/ABS([.E221]-[.B221])))" office:value-type="float" office:value="1.67379048083999" calcext:value-type="float">
            <text:p>1.67379048083999</text:p>
          </table:table-cell>
          <table:table-cell table:formula="of:=SQRT(POWER([.H221];2)+POWER([.I221];2)+POWER([.J221];2))" office:value-type="float" office:value="567.076047451963" calcext:value-type="float">
            <text:p>567.076047451963</text:p>
          </table:table-cell>
        </table:table-row>
        <table:table-row table:style-name="ro1">
          <table:table-cell office:value-type="float" office:value="53.4954" calcext:value-type="float">
            <text:p>53.4954</text:p>
          </table:table-cell>
          <table:table-cell office:value-type="float" office:value="261.274" calcext:value-type="float">
            <text:p>261.274</text:p>
          </table:table-cell>
          <table:table-cell office:value-type="float" office:value="42.05" calcext:value-type="float">
            <text:p>42.05</text:p>
          </table:table-cell>
          <table:table-cell office:value-type="float" office:value="53.036" calcext:value-type="float">
            <text:p>53.036</text:p>
          </table:table-cell>
          <table:table-cell office:value-type="float" office:value="248.92" calcext:value-type="float">
            <text:p>248.92</text:p>
          </table:table-cell>
          <table:table-cell office:value-type="float" office:value="42.6968" calcext:value-type="float">
            <text:p>42.6968</text:p>
          </table:table-cell>
          <table:table-cell/>
          <table:table-cell table:formula="of:=([.D222]-[.A222])/0.0166667" office:value-type="float" office:value="-27.56394487211" calcext:value-type="float">
            <text:p>-27.56394487211</text:p>
          </table:table-cell>
          <table:table-cell table:formula="of:=ABS([.E222]-[.B222])/0.0166667" office:value-type="float" office:value="741.238517522966" calcext:value-type="float">
            <text:p>741.238517522966</text:p>
          </table:table-cell>
          <table:table-cell table:formula="of:=([.F222]-[.C222])/0.0166667" office:value-type="float" office:value="38.8079223841556" calcext:value-type="float">
            <text:p>38.8079223841556</text:p>
          </table:table-cell>
          <table:table-cell table:formula="of:=DEGREES(ATAN(ABS([.F222]-[.C222])/ABS([.E222]-[.B222])))" office:value-type="float" office:value="2.99701352172386" calcext:value-type="float">
            <text:p>2.99701352172386</text:p>
          </table:table-cell>
          <table:table-cell table:formula="of:=SQRT(POWER([.H222];2)+POWER([.I222];2)+POWER([.J222];2))" office:value-type="float" office:value="742.765350401008" calcext:value-type="float">
            <text:p>742.765350401008</text:p>
          </table:table-cell>
        </table:table-row>
        <table:table-row table:style-name="ro1">
          <table:table-cell office:value-type="float" office:value="48.7175" calcext:value-type="float">
            <text:p>48.7175</text:p>
          </table:table-cell>
          <table:table-cell office:value-type="float" office:value="263.994" calcext:value-type="float">
            <text:p>263.994</text:p>
          </table:table-cell>
          <table:table-cell office:value-type="float" office:value="41.4027" calcext:value-type="float">
            <text:p>41.4027</text:p>
          </table:table-cell>
          <table:table-cell office:value-type="float" office:value="48.5584" calcext:value-type="float">
            <text:p>48.5584</text:p>
          </table:table-cell>
          <table:table-cell office:value-type="float" office:value="252.7" calcext:value-type="float">
            <text:p>252.7</text:p>
          </table:table-cell>
          <table:table-cell office:value-type="float" office:value="41.8636" calcext:value-type="float">
            <text:p>41.8636</text:p>
          </table:table-cell>
          <table:table-cell/>
          <table:table-cell table:formula="of:=([.D223]-[.A223])/0.0166667" office:value-type="float" office:value="-9.54598090803832" calcext:value-type="float">
            <text:p>-9.54598090803832</text:p>
          </table:table-cell>
          <table:table-cell table:formula="of:=ABS([.E223]-[.B223])/0.0166667" office:value-type="float" office:value="677.638644722713" calcext:value-type="float">
            <text:p>677.638644722713</text:p>
          </table:table-cell>
          <table:table-cell table:formula="of:=([.F223]-[.C223])/0.0166667" office:value-type="float" office:value="27.6539446921103" calcext:value-type="float">
            <text:p>27.6539446921103</text:p>
          </table:table-cell>
          <table:table-cell table:formula="of:=DEGREES(ATAN(ABS([.F223]-[.C223])/ABS([.E223]-[.B223])))" office:value-type="float" office:value="2.33690275190077" calcext:value-type="float">
            <text:p>2.33690275190077</text:p>
          </table:table-cell>
          <table:table-cell table:formula="of:=SQRT(POWER([.H223];2)+POWER([.I223];2)+POWER([.J223];2))" office:value-type="float" office:value="678.269857232478" calcext:value-type="float">
            <text:p>678.269857232478</text:p>
          </table:table-cell>
        </table:table-row>
        <table:table-row table:style-name="ro1">
          <table:table-cell office:value-type="float" office:value="48.8974" calcext:value-type="float">
            <text:p>48.8974</text:p>
          </table:table-cell>
          <table:table-cell office:value-type="float" office:value="255.308" calcext:value-type="float">
            <text:p>255.308</text:p>
          </table:table-cell>
          <table:table-cell office:value-type="float" office:value="41.4161" calcext:value-type="float">
            <text:p>41.4161</text:p>
          </table:table-cell>
          <table:table-cell office:value-type="float" office:value="48.558" calcext:value-type="float">
            <text:p>48.558</text:p>
          </table:table-cell>
          <table:table-cell office:value-type="float" office:value="251.769" calcext:value-type="float">
            <text:p>251.769</text:p>
          </table:table-cell>
          <table:table-cell office:value-type="float" office:value="40.1204" calcext:value-type="float">
            <text:p>40.1204</text:p>
          </table:table-cell>
          <table:table-cell/>
          <table:table-cell table:formula="of:=([.D224]-[.A224])/0.0166667" office:value-type="float" office:value="-20.3639592720813" calcext:value-type="float">
            <text:p>-20.3639592720813</text:p>
          </table:table-cell>
          <table:table-cell table:formula="of:=ABS([.E224]-[.B224])/0.0166667" office:value-type="float" office:value="212.339575320849" calcext:value-type="float">
            <text:p>212.339575320849</text:p>
          </table:table-cell>
          <table:table-cell table:formula="of:=([.F224]-[.C224])/0.0166667" office:value-type="float" office:value="-77.7418445163112" calcext:value-type="float">
            <text:p>-77.7418445163112</text:p>
          </table:table-cell>
          <table:table-cell table:formula="of:=DEGREES(ATAN(ABS([.F224]-[.C224])/ABS([.E224]-[.B224])))" office:value-type="float" office:value="20.1087076763277" calcext:value-type="float">
            <text:p>20.1087076763277</text:p>
          </table:table-cell>
          <table:table-cell table:formula="of:=SQRT(POWER([.H224];2)+POWER([.I224];2)+POWER([.J224];2))" office:value-type="float" office:value="227.038720207527" calcext:value-type="float">
            <text:p>227.038720207527</text:p>
          </table:table-cell>
        </table:table-row>
        <table:table-row table:style-name="ro1">
          <table:table-cell office:value-type="float" office:value="69.426" calcext:value-type="float">
            <text:p>69.426</text:p>
          </table:table-cell>
          <table:table-cell office:value-type="float" office:value="-37.7924" calcext:value-type="float">
            <text:p>-37.7924</text:p>
          </table:table-cell>
          <table:table-cell office:value-type="float" office:value="92.2976" calcext:value-type="float">
            <text:p>92.2976</text:p>
          </table:table-cell>
          <table:table-cell office:value-type="float" office:value="69.4193" calcext:value-type="float">
            <text:p>69.4193</text:p>
          </table:table-cell>
          <table:table-cell office:value-type="float" office:value="-37.7423" calcext:value-type="float">
            <text:p>-37.7423</text:p>
          </table:table-cell>
          <table:table-cell office:value-type="float" office:value="91.8381" calcext:value-type="float">
            <text:p>91.8381</text:p>
          </table:table-cell>
          <table:table-cell/>
          <table:table-cell table:formula="of:=([.D225]-[.A225])/0.0166667" office:value-type="float" office:value="-0.401999196001311" calcext:value-type="float">
            <text:p>-0.401999196001311</text:p>
          </table:table-cell>
          <table:table-cell table:formula="of:=ABS([.E225]-[.B225])/0.0166667" office:value-type="float" office:value="3.00599398801205" calcext:value-type="float">
            <text:p>3.00599398801205</text:p>
          </table:table-cell>
          <table:table-cell table:formula="of:=([.F225]-[.C225])/0.0166667" office:value-type="float" office:value="-27.5699448601106" calcext:value-type="float">
            <text:p>-27.5699448601106</text:p>
          </table:table-cell>
          <table:table-cell table:formula="of:=DEGREES(ATAN(ABS([.F225]-[.C225])/ABS([.E225]-[.B225])))" office:value-type="float" office:value="83.777531641518" calcext:value-type="float">
            <text:p>83.777531641518</text:p>
          </table:table-cell>
          <table:table-cell table:formula="of:=SQRT(POWER([.H225];2)+POWER([.I225];2)+POWER([.J225];2))" office:value-type="float" office:value="27.7362481745295" calcext:value-type="float">
            <text:p>27.7362481745295</text:p>
          </table:table-cell>
        </table:table-row>
        <table:table-row table:style-name="ro1">
          <table:table-cell office:value-type="float" office:value="82.1717" calcext:value-type="float">
            <text:p>82.1717</text:p>
          </table:table-cell>
          <table:table-cell office:value-type="float" office:value="258.695" calcext:value-type="float">
            <text:p>258.695</text:p>
          </table:table-cell>
          <table:table-cell office:value-type="float" office:value="40.0375" calcext:value-type="float">
            <text:p>40.0375</text:p>
          </table:table-cell>
          <table:table-cell office:value-type="float" office:value="81.4536" calcext:value-type="float">
            <text:p>81.4536</text:p>
          </table:table-cell>
          <table:table-cell office:value-type="float" office:value="248.337" calcext:value-type="float">
            <text:p>248.337</text:p>
          </table:table-cell>
          <table:table-cell office:value-type="float" office:value="39.6938" calcext:value-type="float">
            <text:p>39.6938</text:p>
          </table:table-cell>
          <table:table-cell/>
          <table:table-cell table:formula="of:=([.D226]-[.A226])/0.0166667" office:value-type="float" office:value="-43.0859138281728" calcext:value-type="float">
            <text:p>-43.0859138281728</text:p>
          </table:table-cell>
          <table:table-cell table:formula="of:=ABS([.E226]-[.B226])/0.0166667" office:value-type="float" office:value="621.478757042486" calcext:value-type="float">
            <text:p>621.478757042486</text:p>
          </table:table-cell>
          <table:table-cell table:formula="of:=([.F226]-[.C226])/0.0166667" office:value-type="float" office:value="-20.6219587560824" calcext:value-type="float">
            <text:p>-20.6219587560824</text:p>
          </table:table-cell>
          <table:table-cell table:formula="of:=DEGREES(ATAN(ABS([.F226]-[.C226])/ABS([.E226]-[.B226])))" office:value-type="float" office:value="1.90049591509901" calcext:value-type="float">
            <text:p>1.90049591509901</text:p>
          </table:table-cell>
          <table:table-cell table:formula="of:=SQRT(POWER([.H226];2)+POWER([.I226];2)+POWER([.J226];2))" office:value-type="float" office:value="623.311725068942" calcext:value-type="float">
            <text:p>623.311725068942</text:p>
          </table:table-cell>
        </table:table-row>
        <table:table-row table:style-name="ro1">
          <table:table-cell office:value-type="float" office:value="94.3432" calcext:value-type="float">
            <text:p>94.3432</text:p>
          </table:table-cell>
          <table:table-cell office:value-type="float" office:value="264.882" calcext:value-type="float">
            <text:p>264.882</text:p>
          </table:table-cell>
          <table:table-cell office:value-type="float" office:value="40.8276" calcext:value-type="float">
            <text:p>40.8276</text:p>
          </table:table-cell>
          <table:table-cell office:value-type="float" office:value="93.1042" calcext:value-type="float">
            <text:p>93.1042</text:p>
          </table:table-cell>
          <table:table-cell office:value-type="float" office:value="254.383" calcext:value-type="float">
            <text:p>254.383</text:p>
          </table:table-cell>
          <table:table-cell office:value-type="float" office:value="40.9198" calcext:value-type="float">
            <text:p>40.9198</text:p>
          </table:table-cell>
          <table:table-cell/>
          <table:table-cell table:formula="of:=([.D227]-[.A227])/0.0166667" office:value-type="float" office:value="-74.3398513202968" calcext:value-type="float">
            <text:p>-74.3398513202968</text:p>
          </table:table-cell>
          <table:table-cell table:formula="of:=ABS([.E227]-[.B227])/0.0166667" office:value-type="float" office:value="629.93874012252" calcext:value-type="float">
            <text:p>629.93874012252</text:p>
          </table:table-cell>
          <table:table-cell table:formula="of:=([.F227]-[.C227])/0.0166667" office:value-type="float" office:value="5.53198893602245" calcext:value-type="float">
            <text:p>5.53198893602245</text:p>
          </table:table-cell>
          <table:table-cell table:formula="of:=DEGREES(ATAN(ABS([.F227]-[.C227])/ABS([.E227]-[.B227])))" office:value-type="float" office:value="0.503146497557773" calcext:value-type="float">
            <text:p>0.503146497557773</text:p>
          </table:table-cell>
          <table:table-cell table:formula="of:=SQRT(POWER([.H227];2)+POWER([.I227];2)+POWER([.J227];2))" office:value-type="float" office:value="634.334164855606" calcext:value-type="float">
            <text:p>634.334164855606</text:p>
          </table:table-cell>
        </table:table-row>
        <table:table-row table:style-name="ro1">
          <table:table-cell office:value-type="float" office:value="93.6839" calcext:value-type="float">
            <text:p>93.6839</text:p>
          </table:table-cell>
          <table:table-cell office:value-type="float" office:value="256.58" calcext:value-type="float">
            <text:p>256.58</text:p>
          </table:table-cell>
          <table:table-cell office:value-type="float" office:value="41.4995" calcext:value-type="float">
            <text:p>41.4995</text:p>
          </table:table-cell>
          <table:table-cell office:value-type="float" office:value="91.9532" calcext:value-type="float">
            <text:p>91.9532</text:p>
          </table:table-cell>
          <table:table-cell office:value-type="float" office:value="245.266" calcext:value-type="float">
            <text:p>245.266</text:p>
          </table:table-cell>
          <table:table-cell office:value-type="float" office:value="41.7845" calcext:value-type="float">
            <text:p>41.7845</text:p>
          </table:table-cell>
          <table:table-cell/>
          <table:table-cell table:formula="of:=([.D228]-[.A228])/0.0166667" office:value-type="float" office:value="-103.841792316415" calcext:value-type="float">
            <text:p>-103.841792316415</text:p>
          </table:table-cell>
          <table:table-cell table:formula="of:=ABS([.E228]-[.B228])/0.0166667" office:value-type="float" office:value="678.838642322715" calcext:value-type="float">
            <text:p>678.838642322715</text:p>
          </table:table-cell>
          <table:table-cell table:formula="of:=([.F228]-[.C228])/0.0166667" office:value-type="float" office:value="17.0999658000686" calcext:value-type="float">
            <text:p>17.0999658000686</text:p>
          </table:table-cell>
          <table:table-cell table:formula="of:=DEGREES(ATAN(ABS([.F228]-[.C228])/ABS([.E228]-[.B228])))" office:value-type="float" office:value="1.44297725159146" calcext:value-type="float">
            <text:p>1.44297725159146</text:p>
          </table:table-cell>
          <table:table-cell table:formula="of:=SQRT(POWER([.H228];2)+POWER([.I228];2)+POWER([.J228];2))" office:value-type="float" office:value="686.947908485349" calcext:value-type="float">
            <text:p>686.947908485349</text:p>
          </table:table-cell>
        </table:table-row>
        <table:table-row table:style-name="ro1">
          <table:table-cell office:value-type="float" office:value="91.8368" calcext:value-type="float">
            <text:p>91.8368</text:p>
          </table:table-cell>
          <table:table-cell office:value-type="float" office:value="263.691" calcext:value-type="float">
            <text:p>263.691</text:p>
          </table:table-cell>
          <table:table-cell office:value-type="float" office:value="40.8041" calcext:value-type="float">
            <text:p>40.8041</text:p>
          </table:table-cell>
          <table:table-cell office:value-type="float" office:value="90.3683" calcext:value-type="float">
            <text:p>90.3683</text:p>
          </table:table-cell>
          <table:table-cell office:value-type="float" office:value="252.058" calcext:value-type="float">
            <text:p>252.058</text:p>
          </table:table-cell>
          <table:table-cell office:value-type="float" office:value="40.8648" calcext:value-type="float">
            <text:p>40.8648</text:p>
          </table:table-cell>
          <table:table-cell/>
          <table:table-cell table:formula="of:=([.D229]-[.A229])/0.0166667" office:value-type="float" office:value="-88.109823780352" calcext:value-type="float">
            <text:p>-88.109823780352</text:p>
          </table:table-cell>
          <table:table-cell table:formula="of:=ABS([.E229]-[.B229])/0.0166667" office:value-type="float" office:value="697.978604042791" calcext:value-type="float">
            <text:p>697.978604042791</text:p>
          </table:table-cell>
          <table:table-cell table:formula="of:=([.F229]-[.C229])/0.0166667" office:value-type="float" office:value="3.64199271601482" calcext:value-type="float">
            <text:p>3.64199271601482</text:p>
          </table:table-cell>
          <table:table-cell table:formula="of:=DEGREES(ATAN(ABS([.F229]-[.C229])/ABS([.E229]-[.B229])))" office:value-type="float" office:value="0.298961768550183" calcext:value-type="float">
            <text:p>0.298961768550183</text:p>
          </table:table-cell>
          <table:table-cell table:formula="of:=SQRT(POWER([.H229];2)+POWER([.I229];2)+POWER([.J229];2))" office:value-type="float" office:value="703.527353312628" calcext:value-type="float">
            <text:p>703.527353312628</text:p>
          </table:table-cell>
        </table:table-row>
        <table:table-row table:style-name="ro1">
          <table:table-cell office:value-type="float" office:value="94.1205" calcext:value-type="float">
            <text:p>94.1205</text:p>
          </table:table-cell>
          <table:table-cell office:value-type="float" office:value="265.084" calcext:value-type="float">
            <text:p>265.084</text:p>
          </table:table-cell>
          <table:table-cell office:value-type="float" office:value="39.8182" calcext:value-type="float">
            <text:p>39.8182</text:p>
          </table:table-cell>
          <table:table-cell office:value-type="float" office:value="93.6114" calcext:value-type="float">
            <text:p>93.6114</text:p>
          </table:table-cell>
          <table:table-cell office:value-type="float" office:value="254.623" calcext:value-type="float">
            <text:p>254.623</text:p>
          </table:table-cell>
          <table:table-cell office:value-type="float" office:value="39.6781" calcext:value-type="float">
            <text:p>39.6781</text:p>
          </table:table-cell>
          <table:table-cell/>
          <table:table-cell table:formula="of:=([.D230]-[.A230])/0.0166667" office:value-type="float" office:value="-30.5459389081224" calcext:value-type="float">
            <text:p>-30.5459389081224</text:p>
          </table:table-cell>
          <table:table-cell table:formula="of:=ABS([.E230]-[.B230])/0.0166667" office:value-type="float" office:value="627.658744682511" calcext:value-type="float">
            <text:p>627.658744682511</text:p>
          </table:table-cell>
          <table:table-cell table:formula="of:=([.F230]-[.C230])/0.0166667" office:value-type="float" office:value="-8.40598318803343" calcext:value-type="float">
            <text:p>-8.40598318803343</text:p>
          </table:table-cell>
          <table:table-cell table:formula="of:=DEGREES(ATAN(ABS([.F230]-[.C230])/ABS([.E230]-[.B230])))" office:value-type="float" office:value="0.767293646958944" calcext:value-type="float">
            <text:p>0.767293646958944</text:p>
          </table:table-cell>
          <table:table-cell table:formula="of:=SQRT(POWER([.H230];2)+POWER([.I230];2)+POWER([.J230];2))" office:value-type="float" office:value="628.4578066295" calcext:value-type="float">
            <text:p>628.4578066295</text:p>
          </table:table-cell>
        </table:table-row>
        <table:table-row table:style-name="ro1">
          <table:table-cell office:value-type="float" office:value="94.4649" calcext:value-type="float">
            <text:p>94.4649</text:p>
          </table:table-cell>
          <table:table-cell office:value-type="float" office:value="267.305" calcext:value-type="float">
            <text:p>267.305</text:p>
          </table:table-cell>
          <table:table-cell office:value-type="float" office:value="40.6676" calcext:value-type="float">
            <text:p>40.6676</text:p>
          </table:table-cell>
          <table:table-cell office:value-type="float" office:value="94.0026" calcext:value-type="float">
            <text:p>94.0026</text:p>
          </table:table-cell>
          <table:table-cell office:value-type="float" office:value="257.909" calcext:value-type="float">
            <text:p>257.909</text:p>
          </table:table-cell>
          <table:table-cell office:value-type="float" office:value="40.5509" calcext:value-type="float">
            <text:p>40.5509</text:p>
          </table:table-cell>
          <table:table-cell/>
          <table:table-cell table:formula="of:=([.D231]-[.A231])/0.0166667" office:value-type="float" office:value="-27.7379445241109" calcext:value-type="float">
            <text:p>-27.7379445241109</text:p>
          </table:table-cell>
          <table:table-cell table:formula="of:=ABS([.E231]-[.B231])/0.0166667" office:value-type="float" office:value="563.758872482256" calcext:value-type="float">
            <text:p>563.758872482256</text:p>
          </table:table-cell>
          <table:table-cell table:formula="of:=([.F231]-[.C231])/0.0166667" office:value-type="float" office:value="-7.0019859960281" calcext:value-type="float">
            <text:p>-7.0019859960281</text:p>
          </table:table-cell>
          <table:table-cell table:formula="of:=DEGREES(ATAN(ABS([.F231]-[.C231])/ABS([.E231]-[.B231])))" office:value-type="float" office:value="0.71158723749832" calcext:value-type="float">
            <text:p>0.71158723749832</text:p>
          </table:table-cell>
          <table:table-cell table:formula="of:=SQRT(POWER([.H231];2)+POWER([.I231];2)+POWER([.J231];2))" office:value-type="float" office:value="564.484266987819" calcext:value-type="float">
            <text:p>564.484266987819</text:p>
          </table:table-cell>
        </table:table-row>
        <table:table-row table:style-name="ro1">
          <table:table-cell office:value-type="float" office:value="94.2957" calcext:value-type="float">
            <text:p>94.2957</text:p>
          </table:table-cell>
          <table:table-cell office:value-type="float" office:value="259.014" calcext:value-type="float">
            <text:p>259.014</text:p>
          </table:table-cell>
          <table:table-cell office:value-type="float" office:value="40.843" calcext:value-type="float">
            <text:p>40.843</text:p>
          </table:table-cell>
          <table:table-cell office:value-type="float" office:value="93.9607" calcext:value-type="float">
            <text:p>93.9607</text:p>
          </table:table-cell>
          <table:table-cell office:value-type="float" office:value="247.636" calcext:value-type="float">
            <text:p>247.636</text:p>
          </table:table-cell>
          <table:table-cell office:value-type="float" office:value="41.1233" calcext:value-type="float">
            <text:p>41.1233</text:p>
          </table:table-cell>
          <table:table-cell/>
          <table:table-cell table:formula="of:=([.D232]-[.A232])/0.0166667" office:value-type="float" office:value="-20.09995980008" calcext:value-type="float">
            <text:p>-20.09995980008</text:p>
          </table:table-cell>
          <table:table-cell table:formula="of:=ABS([.E232]-[.B232])/0.0166667" office:value-type="float" office:value="682.678634642732" calcext:value-type="float">
            <text:p>682.678634642732</text:p>
          </table:table-cell>
          <table:table-cell table:formula="of:=([.F232]-[.C232])/0.0166667" office:value-type="float" office:value="16.8179663640671" calcext:value-type="float">
            <text:p>16.8179663640671</text:p>
          </table:table-cell>
          <table:table-cell table:formula="of:=DEGREES(ATAN(ABS([.F232]-[.C232])/ABS([.E232]-[.B232])))" office:value-type="float" office:value="1.41121104426041" calcext:value-type="float">
            <text:p>1.41121104426041</text:p>
          </table:table-cell>
          <table:table-cell table:formula="of:=SQRT(POWER([.H232];2)+POWER([.I232];2)+POWER([.J232];2))" office:value-type="float" office:value="683.181506317503" calcext:value-type="float">
            <text:p>683.181506317503</text:p>
          </table:table-cell>
        </table:table-row>
        <table:table-row table:style-name="ro1">
          <table:table-cell office:value-type="float" office:value="94.2863" calcext:value-type="float">
            <text:p>94.2863</text:p>
          </table:table-cell>
          <table:table-cell office:value-type="float" office:value="263.715" calcext:value-type="float">
            <text:p>263.715</text:p>
          </table:table-cell>
          <table:table-cell office:value-type="float" office:value="40.7793" calcext:value-type="float">
            <text:p>40.7793</text:p>
          </table:table-cell>
          <table:table-cell office:value-type="float" office:value="93.7698" calcext:value-type="float">
            <text:p>93.7698</text:p>
          </table:table-cell>
          <table:table-cell office:value-type="float" office:value="253.274" calcext:value-type="float">
            <text:p>253.274</text:p>
          </table:table-cell>
          <table:table-cell office:value-type="float" office:value="40.8651" calcext:value-type="float">
            <text:p>40.8651</text:p>
          </table:table-cell>
          <table:table-cell/>
          <table:table-cell table:formula="of:=([.D233]-[.A233])/0.0166667" office:value-type="float" office:value="-30.9899380201236" calcext:value-type="float">
            <text:p>-30.9899380201236</text:p>
          </table:table-cell>
          <table:table-cell table:formula="of:=ABS([.E233]-[.B233])/0.0166667" office:value-type="float" office:value="626.458747082504" calcext:value-type="float">
            <text:p>626.458747082504</text:p>
          </table:table-cell>
          <table:table-cell table:formula="of:=([.F233]-[.C233])/0.0166667" office:value-type="float" office:value="5.14798970402053" calcext:value-type="float">
            <text:p>5.14798970402053</text:p>
          </table:table-cell>
          <table:table-cell table:formula="of:=DEGREES(ATAN(ABS([.F233]-[.C233])/ABS([.E233]-[.B233])))" office:value-type="float" office:value="0.470823410560822" calcext:value-type="float">
            <text:p>0.470823410560822</text:p>
          </table:table-cell>
          <table:table-cell table:formula="of:=SQRT(POWER([.H233];2)+POWER([.I233];2)+POWER([.J233];2))" office:value-type="float" office:value="627.245916569143" calcext:value-type="float">
            <text:p>627.245916569143</text:p>
          </table:table-cell>
        </table:table-row>
        <table:table-row table:style-name="ro1">
          <table:table-cell office:value-type="float" office:value="93.837" calcext:value-type="float">
            <text:p>93.837</text:p>
          </table:table-cell>
          <table:table-cell office:value-type="float" office:value="264.757" calcext:value-type="float">
            <text:p>264.757</text:p>
          </table:table-cell>
          <table:table-cell office:value-type="float" office:value="41.5842" calcext:value-type="float">
            <text:p>41.5842</text:p>
          </table:table-cell>
          <table:table-cell office:value-type="float" office:value="93.0901" calcext:value-type="float">
            <text:p>93.0901</text:p>
          </table:table-cell>
          <table:table-cell office:value-type="float" office:value="254.276" calcext:value-type="float">
            <text:p>254.276</text:p>
          </table:table-cell>
          <table:table-cell office:value-type="float" office:value="41.6543" calcext:value-type="float">
            <text:p>41.6543</text:p>
          </table:table-cell>
          <table:table-cell/>
          <table:table-cell table:formula="of:=([.D234]-[.A234])/0.0166667" office:value-type="float" office:value="-44.8139103721791" calcext:value-type="float">
            <text:p>-44.8139103721791</text:p>
          </table:table-cell>
          <table:table-cell table:formula="of:=ABS([.E234]-[.B234])/0.0166667" office:value-type="float" office:value="628.858742282515" calcext:value-type="float">
            <text:p>628.858742282515</text:p>
          </table:table-cell>
          <table:table-cell table:formula="of:=([.F234]-[.C234])/0.0166667" office:value-type="float" office:value="4.20599158801661" calcext:value-type="float">
            <text:p>4.20599158801661</text:p>
          </table:table-cell>
          <table:table-cell table:formula="of:=DEGREES(ATAN(ABS([.F234]-[.C234])/ABS([.E234]-[.B234])))" office:value-type="float" office:value="0.383205252940603" calcext:value-type="float">
            <text:p>0.383205252940603</text:p>
          </table:table-cell>
          <table:table-cell table:formula="of:=SQRT(POWER([.H234];2)+POWER([.I234];2)+POWER([.J234];2))" office:value-type="float" office:value="630.467520712392" calcext:value-type="float">
            <text:p>630.467520712392</text:p>
          </table:table-cell>
        </table:table-row>
        <table:table-row table:style-name="ro1">
          <table:table-cell office:value-type="float" office:value="93.1486" calcext:value-type="float">
            <text:p>93.1486</text:p>
          </table:table-cell>
          <table:table-cell office:value-type="float" office:value="255.449" calcext:value-type="float">
            <text:p>255.449</text:p>
          </table:table-cell>
          <table:table-cell office:value-type="float" office:value="41.4555" calcext:value-type="float">
            <text:p>41.4555</text:p>
          </table:table-cell>
          <table:table-cell office:value-type="float" office:value="92.5531" calcext:value-type="float">
            <text:p>92.5531</text:p>
          </table:table-cell>
          <table:table-cell office:value-type="float" office:value="243.107" calcext:value-type="float">
            <text:p>243.107</text:p>
          </table:table-cell>
          <table:table-cell office:value-type="float" office:value="41.9186" calcext:value-type="float">
            <text:p>41.9186</text:p>
          </table:table-cell>
          <table:table-cell/>
          <table:table-cell table:formula="of:=([.D235]-[.A235])/0.0166667" office:value-type="float" office:value="-35.729928540143" calcext:value-type="float">
            <text:p>-35.729928540143</text:p>
          </table:table-cell>
          <table:table-cell table:formula="of:=ABS([.E235]-[.B235])/0.0166667" office:value-type="float" office:value="740.518518962963" calcext:value-type="float">
            <text:p>740.518518962963</text:p>
          </table:table-cell>
          <table:table-cell table:formula="of:=([.F235]-[.C235])/0.0166667" office:value-type="float" office:value="27.785944428111" calcext:value-type="float">
            <text:p>27.785944428111</text:p>
          </table:table-cell>
          <table:table-cell table:formula="of:=DEGREES(ATAN(ABS([.F235]-[.C235])/ABS([.E235]-[.B235])))" office:value-type="float" office:value="2.14886027840365" calcext:value-type="float">
            <text:p>2.14886027840365</text:p>
          </table:table-cell>
          <table:table-cell table:formula="of:=SQRT(POWER([.H235];2)+POWER([.I235];2)+POWER([.J235];2))" office:value-type="float" office:value="741.9005077693" calcext:value-type="float">
            <text:p>741.9005077693</text:p>
          </table:table-cell>
        </table:table-row>
        <table:table-row table:style-name="ro1">
          <table:table-cell office:value-type="float" office:value="94.3447" calcext:value-type="float">
            <text:p>94.3447</text:p>
          </table:table-cell>
          <table:table-cell office:value-type="float" office:value="264.91" calcext:value-type="float">
            <text:p>264.91</text:p>
          </table:table-cell>
          <table:table-cell office:value-type="float" office:value="40.8229" calcext:value-type="float">
            <text:p>40.8229</text:p>
          </table:table-cell>
          <table:table-cell office:value-type="float" office:value="93.8314" calcext:value-type="float">
            <text:p>93.8314</text:p>
          </table:table-cell>
          <table:table-cell office:value-type="float" office:value="254.469" calcext:value-type="float">
            <text:p>254.469</text:p>
          </table:table-cell>
          <table:table-cell office:value-type="float" office:value="40.6599" calcext:value-type="float">
            <text:p>40.6599</text:p>
          </table:table-cell>
          <table:table-cell/>
          <table:table-cell table:formula="of:=([.D236]-[.A236])/0.0166667" office:value-type="float" office:value="-30.7979384041232" calcext:value-type="float">
            <text:p>-30.7979384041232</text:p>
          </table:table-cell>
          <table:table-cell table:formula="of:=ABS([.E236]-[.B236])/0.0166667" office:value-type="float" office:value="626.458747082508" calcext:value-type="float">
            <text:p>626.458747082508</text:p>
          </table:table-cell>
          <table:table-cell table:formula="of:=([.F236]-[.C236])/0.0166667" office:value-type="float" office:value="-9.77998044003892" calcext:value-type="float">
            <text:p>-9.77998044003892</text:p>
          </table:table-cell>
          <table:table-cell table:formula="of:=DEGREES(ATAN(ABS([.F236]-[.C236])/ABS([.E236]-[.B236])))" office:value-type="float" office:value="0.894402208049003" calcext:value-type="float">
            <text:p>0.894402208049003</text:p>
          </table:table-cell>
          <table:table-cell table:formula="of:=SQRT(POWER([.H236];2)+POWER([.I236];2)+POWER([.J236];2))" office:value-type="float" office:value="627.291577197986" calcext:value-type="float">
            <text:p>627.291577197986</text:p>
          </table:table-cell>
        </table:table-row>
        <table:table-row table:style-name="ro1">
          <table:table-cell office:value-type="float" office:value="95.2662" calcext:value-type="float">
            <text:p>95.2662</text:p>
          </table:table-cell>
          <table:table-cell office:value-type="float" office:value="263.727" calcext:value-type="float">
            <text:p>263.727</text:p>
          </table:table-cell>
          <table:table-cell office:value-type="float" office:value="40.769" calcext:value-type="float">
            <text:p>40.769</text:p>
          </table:table-cell>
          <table:table-cell office:value-type="float" office:value="95.0378" calcext:value-type="float">
            <text:p>95.0378</text:p>
          </table:table-cell>
          <table:table-cell office:value-type="float" office:value="254.525" calcext:value-type="float">
            <text:p>254.525</text:p>
          </table:table-cell>
          <table:table-cell office:value-type="float" office:value="40.4009" calcext:value-type="float">
            <text:p>40.4009</text:p>
          </table:table-cell>
          <table:table-cell/>
          <table:table-cell table:formula="of:=([.D237]-[.A237])/0.0166667" office:value-type="float" office:value="-13.7039725920544" calcext:value-type="float">
            <text:p>-13.7039725920544</text:p>
          </table:table-cell>
          <table:table-cell table:formula="of:=ABS([.E237]-[.B237])/0.0166667" office:value-type="float" office:value="552.118895762207" calcext:value-type="float">
            <text:p>552.118895762207</text:p>
          </table:table-cell>
          <table:table-cell table:formula="of:=([.F237]-[.C237])/0.0166667" office:value-type="float" office:value="-22.0859558280882" calcext:value-type="float">
            <text:p>-22.0859558280882</text:p>
          </table:table-cell>
          <table:table-cell table:formula="of:=DEGREES(ATAN(ABS([.F237]-[.C237])/ABS([.E237]-[.B237])))" office:value-type="float" office:value="2.29073437267057" calcext:value-type="float">
            <text:p>2.29073437267057</text:p>
          </table:table-cell>
          <table:table-cell table:formula="of:=SQRT(POWER([.H237];2)+POWER([.I237];2)+POWER([.J237];2))" office:value-type="float" office:value="552.730371308943" calcext:value-type="float">
            <text:p>552.730371308943</text:p>
          </table:table-cell>
        </table:table-row>
        <table:table-row table:style-name="ro1">
          <table:table-cell office:value-type="float" office:value="95.7982" calcext:value-type="float">
            <text:p>95.7982</text:p>
          </table:table-cell>
          <table:table-cell office:value-type="float" office:value="264.75" calcext:value-type="float">
            <text:p>264.75</text:p>
          </table:table-cell>
          <table:table-cell office:value-type="float" office:value="41.5689" calcext:value-type="float">
            <text:p>41.5689</text:p>
          </table:table-cell>
          <table:table-cell office:value-type="float" office:value="95.722" calcext:value-type="float">
            <text:p>95.722</text:p>
          </table:table-cell>
          <table:table-cell office:value-type="float" office:value="254.255" calcext:value-type="float">
            <text:p>254.255</text:p>
          </table:table-cell>
          <table:table-cell office:value-type="float" office:value="41.8741" calcext:value-type="float">
            <text:p>41.8741</text:p>
          </table:table-cell>
          <table:table-cell/>
          <table:table-cell table:formula="of:=([.D238]-[.A238])/0.0166667" office:value-type="float" office:value="-4.57199085601829" calcext:value-type="float">
            <text:p>-4.57199085601829</text:p>
          </table:table-cell>
          <table:table-cell table:formula="of:=ABS([.E238]-[.B238])/0.0166667" office:value-type="float" office:value="629.698740602519" calcext:value-type="float">
            <text:p>629.698740602519</text:p>
          </table:table-cell>
          <table:table-cell table:formula="of:=([.F238]-[.C238])/0.0166667" office:value-type="float" office:value="18.3119633760732" calcext:value-type="float">
            <text:p>18.3119633760732</text:p>
          </table:table-cell>
          <table:table-cell table:formula="of:=DEGREES(ATAN(ABS([.F238]-[.C238])/ABS([.E238]-[.B238])))" office:value-type="float" office:value="1.66572130083393" calcext:value-type="float">
            <text:p>1.66572130083393</text:p>
          </table:table-cell>
          <table:table-cell table:formula="of:=SQRT(POWER([.H238];2)+POWER([.I238];2)+POWER([.J238];2))" office:value-type="float" office:value="629.981535459154" calcext:value-type="float">
            <text:p>629.981535459154</text:p>
          </table:table-cell>
        </table:table-row>
        <table:table-row table:style-name="ro1">
          <table:table-cell office:value-type="float" office:value="92.4557" calcext:value-type="float">
            <text:p>92.4557</text:p>
          </table:table-cell>
          <table:table-cell office:value-type="float" office:value="266.966" calcext:value-type="float">
            <text:p>266.966</text:p>
          </table:table-cell>
          <table:table-cell office:value-type="float" office:value="42.4546" calcext:value-type="float">
            <text:p>42.4546</text:p>
          </table:table-cell>
          <table:table-cell office:value-type="float" office:value="90.7684" calcext:value-type="float">
            <text:p>90.7684</text:p>
          </table:table-cell>
          <table:table-cell office:value-type="float" office:value="256.307" calcext:value-type="float">
            <text:p>256.307</text:p>
          </table:table-cell>
          <table:table-cell office:value-type="float" office:value="42.7671" calcext:value-type="float">
            <text:p>42.7671</text:p>
          </table:table-cell>
          <table:table-cell/>
          <table:table-cell table:formula="of:=([.D239]-[.A239])/0.0166667" office:value-type="float" office:value="-101.237797524405" calcext:value-type="float">
            <text:p>-101.237797524405</text:p>
          </table:table-cell>
          <table:table-cell table:formula="of:=ABS([.E239]-[.B239])/0.0166667" office:value-type="float" office:value="639.538720922558" calcext:value-type="float">
            <text:p>639.538720922558</text:p>
          </table:table-cell>
          <table:table-cell table:formula="of:=([.F239]-[.C239])/0.0166667" office:value-type="float" office:value="18.749962500075" calcext:value-type="float">
            <text:p>18.749962500075</text:p>
          </table:table-cell>
          <table:table-cell table:formula="of:=DEGREES(ATAN(ABS([.F239]-[.C239])/ABS([.E239]-[.B239])))" office:value-type="float" office:value="1.6793136061798" calcext:value-type="float">
            <text:p>1.6793136061798</text:p>
          </table:table-cell>
          <table:table-cell table:formula="of:=SQRT(POWER([.H239];2)+POWER([.I239];2)+POWER([.J239];2))" office:value-type="float" office:value="647.773439020625" calcext:value-type="float">
            <text:p>647.773439020625</text:p>
          </table:table-cell>
        </table:table-row>
        <table:table-row table:style-name="ro1">
          <table:table-cell office:value-type="float" office:value="93.1392" calcext:value-type="float">
            <text:p>93.1392</text:p>
          </table:table-cell>
          <table:table-cell office:value-type="float" office:value="265.774" calcext:value-type="float">
            <text:p>265.774</text:p>
          </table:table-cell>
          <table:table-cell office:value-type="float" office:value="42.3986" calcext:value-type="float">
            <text:p>42.3986</text:p>
          </table:table-cell>
          <table:table-cell office:value-type="float" office:value="91.7366" calcext:value-type="float">
            <text:p>91.7366</text:p>
          </table:table-cell>
          <table:table-cell office:value-type="float" office:value="256.38" calcext:value-type="float">
            <text:p>256.38</text:p>
          </table:table-cell>
          <table:table-cell office:value-type="float" office:value="42.5075" calcext:value-type="float">
            <text:p>42.5075</text:p>
          </table:table-cell>
          <table:table-cell/>
          <table:table-cell table:formula="of:=([.D240]-[.A240])/0.0166667" office:value-type="float" office:value="-84.155831688337" calcext:value-type="float">
            <text:p>-84.155831688337</text:p>
          </table:table-cell>
          <table:table-cell table:formula="of:=ABS([.E240]-[.B240])/0.0166667" office:value-type="float" office:value="563.638872722255" calcext:value-type="float">
            <text:p>563.638872722255</text:p>
          </table:table-cell>
          <table:table-cell table:formula="of:=([.F240]-[.C240])/0.0166667" office:value-type="float" office:value="6.53398693202604" calcext:value-type="float">
            <text:p>6.53398693202604</text:p>
          </table:table-cell>
          <table:table-cell table:formula="of:=DEGREES(ATAN(ABS([.F240]-[.C240])/ABS([.E240]-[.B240])))" office:value-type="float" office:value="0.664171908682356" calcext:value-type="float">
            <text:p>0.664171908682356</text:p>
          </table:table-cell>
          <table:table-cell table:formula="of:=SQRT(POWER([.H240];2)+POWER([.I240];2)+POWER([.J240];2))" office:value-type="float" office:value="569.924272018659" calcext:value-type="float">
            <text:p>569.924272018659</text:p>
          </table:table-cell>
        </table:table-row>
        <table:table-row table:style-name="ro1">
          <table:table-cell office:value-type="float" office:value="93.3301" calcext:value-type="float">
            <text:p>93.3301</text:p>
          </table:table-cell>
          <table:table-cell office:value-type="float" office:value="264.604" calcext:value-type="float">
            <text:p>264.604</text:p>
          </table:table-cell>
          <table:table-cell office:value-type="float" office:value="42.3443" calcext:value-type="float">
            <text:p>42.3443</text:p>
          </table:table-cell>
          <table:table-cell office:value-type="float" office:value="92.0555" calcext:value-type="float">
            <text:p>92.0555</text:p>
          </table:table-cell>
          <table:table-cell office:value-type="float" office:value="252.913" calcext:value-type="float">
            <text:p>252.913</text:p>
          </table:table-cell>
          <table:table-cell office:value-type="float" office:value="42.8439" calcext:value-type="float">
            <text:p>42.8439</text:p>
          </table:table-cell>
          <table:table-cell/>
          <table:table-cell table:formula="of:=([.D241]-[.A241])/0.0166667" office:value-type="float" office:value="-76.4758470483063" calcext:value-type="float">
            <text:p>-76.4758470483063</text:p>
          </table:table-cell>
          <table:table-cell table:formula="of:=ABS([.E241]-[.B241])/0.0166667" office:value-type="float" office:value="701.458597082804" calcext:value-type="float">
            <text:p>701.458597082804</text:p>
          </table:table-cell>
          <table:table-cell table:formula="of:=([.F241]-[.C241])/0.0166667" office:value-type="float" office:value="29.97594004812" calcext:value-type="float">
            <text:p>29.97594004812</text:p>
          </table:table-cell>
          <table:table-cell table:formula="of:=DEGREES(ATAN(ABS([.F241]-[.C241])/ABS([.E241]-[.B241])))" office:value-type="float" office:value="2.44697338214964" calcext:value-type="float">
            <text:p>2.44697338214964</text:p>
          </table:table-cell>
          <table:table-cell table:formula="of:=SQRT(POWER([.H241];2)+POWER([.I241];2)+POWER([.J241];2))" office:value-type="float" office:value="706.251566784032" calcext:value-type="float">
            <text:p>706.251566784032</text:p>
          </table:table-cell>
        </table:table-row>
        <table:table-row table:style-name="ro1">
          <table:table-cell office:value-type="float" office:value="92.7658" calcext:value-type="float">
            <text:p>92.7658</text:p>
          </table:table-cell>
          <table:table-cell office:value-type="float" office:value="273.387" calcext:value-type="float">
            <text:p>273.387</text:p>
          </table:table-cell>
          <table:table-cell office:value-type="float" office:value="40.6647" calcext:value-type="float">
            <text:p>40.6647</text:p>
          </table:table-cell>
          <table:table-cell office:value-type="float" office:value="90.6776" calcext:value-type="float">
            <text:p>90.6776</text:p>
          </table:table-cell>
          <table:table-cell office:value-type="float" office:value="254.091" calcext:value-type="float">
            <text:p>254.091</text:p>
          </table:table-cell>
          <table:table-cell office:value-type="float" office:value="42.4211" calcext:value-type="float">
            <text:p>42.4211</text:p>
          </table:table-cell>
          <table:table-cell/>
          <table:table-cell table:formula="of:=([.D242]-[.A242])/0.0166667" office:value-type="float" office:value="-125.291749416501" calcext:value-type="float">
            <text:p>-125.291749416501</text:p>
          </table:table-cell>
          <table:table-cell table:formula="of:=ABS([.E242]-[.B242])/0.0166667" office:value-type="float" office:value="1157.75768448463" calcext:value-type="float">
            <text:p>1157.75768448463</text:p>
          </table:table-cell>
          <table:table-cell table:formula="of:=([.F242]-[.C242])/0.0166667" office:value-type="float" office:value="105.383789232421" calcext:value-type="float">
            <text:p>105.383789232421</text:p>
          </table:table-cell>
          <table:table-cell table:formula="of:=DEGREES(ATAN(ABS([.F242]-[.C242])/ABS([.E242]-[.B242])))" office:value-type="float" office:value="5.20096131900659" calcext:value-type="float">
            <text:p>5.20096131900659</text:p>
          </table:table-cell>
          <table:table-cell table:formula="of:=SQRT(POWER([.H242];2)+POWER([.I242];2)+POWER([.J242];2))" office:value-type="float" office:value="1169.27611003049" calcext:value-type="float">
            <text:p>1169.27611003049</text:p>
          </table:table-cell>
        </table:table-row>
        <table:table-row table:style-name="ro1">
          <table:table-cell office:value-type="float" office:value="92.1344" calcext:value-type="float">
            <text:p>92.1344</text:p>
          </table:table-cell>
          <table:table-cell office:value-type="float" office:value="264.884" calcext:value-type="float">
            <text:p>264.884</text:p>
          </table:table-cell>
          <table:table-cell office:value-type="float" office:value="40.8461" calcext:value-type="float">
            <text:p>40.8461</text:p>
          </table:table-cell>
          <table:table-cell office:value-type="float" office:value="90.847" calcext:value-type="float">
            <text:p>90.847</text:p>
          </table:table-cell>
          <table:table-cell office:value-type="float" office:value="252.087" calcext:value-type="float">
            <text:p>252.087</text:p>
          </table:table-cell>
          <table:table-cell office:value-type="float" office:value="40.8557" calcext:value-type="float">
            <text:p>40.8557</text:p>
          </table:table-cell>
          <table:table-cell/>
          <table:table-cell table:formula="of:=([.D243]-[.A243])/0.0166667" office:value-type="float" office:value="-77.2438455123093" calcext:value-type="float">
            <text:p>-77.2438455123093</text:p>
          </table:table-cell>
          <table:table-cell table:formula="of:=ABS([.E243]-[.B243])/0.0166667" office:value-type="float" office:value="767.818464363073" calcext:value-type="float">
            <text:p>767.818464363073</text:p>
          </table:table-cell>
          <table:table-cell table:formula="of:=([.F243]-[.C243])/0.0166667" office:value-type="float" office:value="0.575998848002241" calcext:value-type="float">
            <text:p>0.575998848002241</text:p>
          </table:table-cell>
          <table:table-cell table:formula="of:=DEGREES(ATAN(ABS([.F243]-[.C243])/ABS([.E243]-[.B243])))" office:value-type="float" office:value="0.0429819004567321" calcext:value-type="float">
            <text:p>0.042981900456732</text:p>
          </table:table-cell>
          <table:table-cell table:formula="of:=SQRT(POWER([.H243];2)+POWER([.I243];2)+POWER([.J243];2))" office:value-type="float" office:value="771.694329162182" calcext:value-type="float">
            <text:p>771.694329162182</text:p>
          </table:table-cell>
        </table:table-row>
        <table:table-row table:style-name="ro1">
          <table:table-cell office:value-type="float" office:value="92.438" calcext:value-type="float">
            <text:p>92.438</text:p>
          </table:table-cell>
          <table:table-cell office:value-type="float" office:value="266.121" calcext:value-type="float">
            <text:p>266.121</text:p>
          </table:table-cell>
          <table:table-cell office:value-type="float" office:value="40.6371" calcext:value-type="float">
            <text:p>40.6371</text:p>
          </table:table-cell>
          <table:table-cell office:value-type="float" office:value="91.4286" calcext:value-type="float">
            <text:p>91.4286</text:p>
          </table:table-cell>
          <table:table-cell office:value-type="float" office:value="254.408" calcext:value-type="float">
            <text:p>254.408</text:p>
          </table:table-cell>
          <table:table-cell office:value-type="float" office:value="40.6908" calcext:value-type="float">
            <text:p>40.6908</text:p>
          </table:table-cell>
          <table:table-cell/>
          <table:table-cell table:formula="of:=([.D244]-[.A244])/0.0166667" office:value-type="float" office:value="-60.5638788722422" calcext:value-type="float">
            <text:p>-60.5638788722422</text:p>
          </table:table-cell>
          <table:table-cell table:formula="of:=ABS([.E244]-[.B244])/0.0166667" office:value-type="float" office:value="702.778594442811" calcext:value-type="float">
            <text:p>702.778594442811</text:p>
          </table:table-cell>
          <table:table-cell table:formula="of:=([.F244]-[.C244])/0.0166667" office:value-type="float" office:value="3.22199355601327" calcext:value-type="float">
            <text:p>3.22199355601327</text:p>
          </table:table-cell>
          <table:table-cell table:formula="of:=DEGREES(ATAN(ABS([.F244]-[.C244])/ABS([.E244]-[.B244])))" office:value-type="float" office:value="0.262679228476332" calcext:value-type="float">
            <text:p>0.262679228476332</text:p>
          </table:table-cell>
          <table:table-cell table:formula="of:=SQRT(POWER([.H244];2)+POWER([.I244];2)+POWER([.J244];2))" office:value-type="float" office:value="705.390755165915" calcext:value-type="float">
            <text:p>705.390755165915</text:p>
          </table:table-cell>
        </table:table-row>
        <table:table-row table:style-name="ro1">
          <table:table-cell office:value-type="float" office:value="93.9324" calcext:value-type="float">
            <text:p>93.9324</text:p>
          </table:table-cell>
          <table:table-cell office:value-type="float" office:value="277.022" calcext:value-type="float">
            <text:p>277.022</text:p>
          </table:table-cell>
          <table:table-cell office:value-type="float" office:value="41.059" calcext:value-type="float">
            <text:p>41.059</text:p>
          </table:table-cell>
          <table:table-cell office:value-type="float" office:value="92.6683" calcext:value-type="float">
            <text:p>92.6683</text:p>
          </table:table-cell>
          <table:table-cell office:value-type="float" office:value="265.964" calcext:value-type="float">
            <text:p>265.964</text:p>
          </table:table-cell>
          <table:table-cell office:value-type="float" office:value="41.3948" calcext:value-type="float">
            <text:p>41.3948</text:p>
          </table:table-cell>
          <table:table-cell/>
          <table:table-cell table:formula="of:=([.D245]-[.A245])/0.0166667" office:value-type="float" office:value="-75.8458483083033" calcext:value-type="float">
            <text:p>-75.8458483083033</text:p>
          </table:table-cell>
          <table:table-cell table:formula="of:=ABS([.E245]-[.B245])/0.0166667" office:value-type="float" office:value="663.478673042653" calcext:value-type="float">
            <text:p>663.478673042653</text:p>
          </table:table-cell>
          <table:table-cell table:formula="of:=([.F245]-[.C245])/0.0166667" office:value-type="float" office:value="20.147959704081" calcext:value-type="float">
            <text:p>20.147959704081</text:p>
          </table:table-cell>
          <table:table-cell table:formula="of:=DEGREES(ATAN(ABS([.F245]-[.C245])/ABS([.E245]-[.B245])))" office:value-type="float" office:value="1.73937528563728" calcext:value-type="float">
            <text:p>1.73937528563728</text:p>
          </table:table-cell>
          <table:table-cell table:formula="of:=SQRT(POWER([.H245];2)+POWER([.I245];2)+POWER([.J245];2))" office:value-type="float" office:value="668.103646576101" calcext:value-type="float">
            <text:p>668.103646576101</text:p>
          </table:table-cell>
        </table:table-row>
        <table:table-row table:style-name="ro1">
          <table:table-cell office:value-type="float" office:value="92.9718" calcext:value-type="float">
            <text:p>92.9718</text:p>
          </table:table-cell>
          <table:table-cell office:value-type="float" office:value="272.283" calcext:value-type="float">
            <text:p>272.283</text:p>
          </table:table-cell>
          <table:table-cell office:value-type="float" office:value="40.1006" calcext:value-type="float">
            <text:p>40.1006</text:p>
          </table:table-cell>
          <table:table-cell office:value-type="float" office:value="91.5046" calcext:value-type="float">
            <text:p>91.5046</text:p>
          </table:table-cell>
          <table:table-cell office:value-type="float" office:value="261.481" calcext:value-type="float">
            <text:p>261.481</text:p>
          </table:table-cell>
          <table:table-cell office:value-type="float" office:value="39.9643" calcext:value-type="float">
            <text:p>39.9643</text:p>
          </table:table-cell>
          <table:table-cell/>
          <table:table-cell table:formula="of:=([.D246]-[.A246])/0.0166667" office:value-type="float" office:value="-88.0318239363525" calcext:value-type="float">
            <text:p>-88.0318239363525</text:p>
          </table:table-cell>
          <table:table-cell table:formula="of:=ABS([.E246]-[.B246])/0.0166667" office:value-type="float" office:value="648.118703762594" calcext:value-type="float">
            <text:p>648.118703762594</text:p>
          </table:table-cell>
          <table:table-cell table:formula="of:=([.F246]-[.C246])/0.0166667" office:value-type="float" office:value="-8.17798364403262" calcext:value-type="float">
            <text:p>-8.17798364403262</text:p>
          </table:table-cell>
          <table:table-cell table:formula="of:=DEGREES(ATAN(ABS([.F246]-[.C246])/ABS([.E246]-[.B246])))" office:value-type="float" office:value="0.722921711641564" calcext:value-type="float">
            <text:p>0.722921711641564</text:p>
          </table:table-cell>
          <table:table-cell table:formula="of:=SQRT(POWER([.H246];2)+POWER([.I246];2)+POWER([.J246];2))" office:value-type="float" office:value="654.121040487881" calcext:value-type="float">
            <text:p>654.121040487881</text:p>
          </table:table-cell>
        </table:table-row>
        <table:table-row table:style-name="ro1">
          <table:table-cell office:value-type="float" office:value="95.393" calcext:value-type="float">
            <text:p>95.393</text:p>
          </table:table-cell>
          <table:table-cell office:value-type="float" office:value="275.881" calcext:value-type="float">
            <text:p>275.881</text:p>
          </table:table-cell>
          <table:table-cell office:value-type="float" office:value="40.483" calcext:value-type="float">
            <text:p>40.483</text:p>
          </table:table-cell>
          <table:table-cell office:value-type="float" office:value="95.0204" calcext:value-type="float">
            <text:p>95.0204</text:p>
          </table:table-cell>
          <table:table-cell office:value-type="float" office:value="263.709" calcext:value-type="float">
            <text:p>263.709</text:p>
          </table:table-cell>
          <table:table-cell office:value-type="float" office:value="40.774" calcext:value-type="float">
            <text:p>40.774</text:p>
          </table:table-cell>
          <table:table-cell/>
          <table:table-cell table:formula="of:=([.D247]-[.A247])/0.0166667" office:value-type="float" office:value="-22.3559552880898" calcext:value-type="float">
            <text:p>-22.3559552880898</text:p>
          </table:table-cell>
          <table:table-cell table:formula="of:=ABS([.E247]-[.B247])/0.0166667" office:value-type="float" office:value="730.318539362919" calcext:value-type="float">
            <text:p>730.318539362919</text:p>
          </table:table-cell>
          <table:table-cell table:formula="of:=([.F247]-[.C247])/0.0166667" office:value-type="float" office:value="17.4599650800701" calcext:value-type="float">
            <text:p>17.4599650800701</text:p>
          </table:table-cell>
          <table:table-cell table:formula="of:=DEGREES(ATAN(ABS([.F247]-[.C247])/ABS([.E247]-[.B247])))" office:value-type="float" office:value="1.36952812780546" calcext:value-type="float">
            <text:p>1.36952812780546</text:p>
          </table:table-cell>
          <table:table-cell table:formula="of:=SQRT(POWER([.H247];2)+POWER([.I247];2)+POWER([.J247];2))" office:value-type="float" office:value="730.869214055859" calcext:value-type="float">
            <text:p>730.869214055859</text:p>
          </table:table-cell>
        </table:table-row>
        <table:table-row table:style-name="ro1">
          <table:table-cell office:value-type="float" office:value="98.8208" calcext:value-type="float">
            <text:p>98.8208</text:p>
          </table:table-cell>
          <table:table-cell office:value-type="float" office:value="274.459" calcext:value-type="float">
            <text:p>274.459</text:p>
          </table:table-cell>
          <table:table-cell office:value-type="float" office:value="40.9355" calcext:value-type="float">
            <text:p>40.9355</text:p>
          </table:table-cell>
          <table:table-cell office:value-type="float" office:value="98.0226" calcext:value-type="float">
            <text:p>98.0226</text:p>
          </table:table-cell>
          <table:table-cell office:value-type="float" office:value="264.85" calcext:value-type="float">
            <text:p>264.85</text:p>
          </table:table-cell>
          <table:table-cell office:value-type="float" office:value="40.802" calcext:value-type="float">
            <text:p>40.802</text:p>
          </table:table-cell>
          <table:table-cell/>
          <table:table-cell table:formula="of:=([.D248]-[.A248])/0.0166667" office:value-type="float" office:value="-47.8919042161921" calcext:value-type="float">
            <text:p>-47.8919042161921</text:p>
          </table:table-cell>
          <table:table-cell table:formula="of:=ABS([.E248]-[.B248])/0.0166667" office:value-type="float" office:value="576.538846922305" calcext:value-type="float">
            <text:p>576.538846922305</text:p>
          </table:table-cell>
          <table:table-cell table:formula="of:=([.F248]-[.C248])/0.0166667" office:value-type="float" office:value="-8.00998398003192" calcext:value-type="float">
            <text:p>-8.00998398003192</text:p>
          </table:table-cell>
          <table:table-cell table:formula="of:=DEGREES(ATAN(ABS([.F248]-[.C248])/ABS([.E248]-[.B248])))" office:value-type="float" office:value="0.795971951487695" calcext:value-type="float">
            <text:p>0.795971951487695</text:p>
          </table:table-cell>
          <table:table-cell table:formula="of:=SQRT(POWER([.H248];2)+POWER([.I248];2)+POWER([.J248];2))" office:value-type="float" office:value="578.580017234707" calcext:value-type="float">
            <text:p>578.580017234707</text:p>
          </table:table-cell>
        </table:table-row>
        <table:table-row table:style-name="ro1">
          <table:table-cell office:value-type="float" office:value="110.975" calcext:value-type="float">
            <text:p>110.975</text:p>
          </table:table-cell>
          <table:table-cell office:value-type="float" office:value="276.09" calcext:value-type="float">
            <text:p>276.09</text:p>
          </table:table-cell>
          <table:table-cell office:value-type="float" office:value="40.8213" calcext:value-type="float">
            <text:p>40.8213</text:p>
          </table:table-cell>
          <table:table-cell office:value-type="float" office:value="110.221" calcext:value-type="float">
            <text:p>110.221</text:p>
          </table:table-cell>
          <table:table-cell office:value-type="float" office:value="264.13" calcext:value-type="float">
            <text:p>264.13</text:p>
          </table:table-cell>
          <table:table-cell office:value-type="float" office:value="41.0674" calcext:value-type="float">
            <text:p>41.0674</text:p>
          </table:table-cell>
          <table:table-cell/>
          <table:table-cell table:formula="of:=([.D249]-[.A249])/0.0166667" office:value-type="float" office:value="-45.2399095201804" calcext:value-type="float">
            <text:p>-45.2399095201804</text:p>
          </table:table-cell>
          <table:table-cell table:formula="of:=ABS([.E249]-[.B249])/0.0166667" office:value-type="float" office:value="717.598564802869" calcext:value-type="float">
            <text:p>717.598564802869</text:p>
          </table:table-cell>
          <table:table-cell table:formula="of:=([.F249]-[.C249])/0.0166667" office:value-type="float" office:value="14.765970468059" calcext:value-type="float">
            <text:p>14.765970468059</text:p>
          </table:table-cell>
          <table:table-cell table:formula="of:=DEGREES(ATAN(ABS([.F249]-[.C249])/ABS([.E249]-[.B249])))" office:value-type="float" office:value="1.17880449400993" calcext:value-type="float">
            <text:p>1.17880449400993</text:p>
          </table:table-cell>
          <table:table-cell table:formula="of:=SQRT(POWER([.H249];2)+POWER([.I249];2)+POWER([.J249];2))" office:value-type="float" office:value="719.174793429522" calcext:value-type="float">
            <text:p>719.174793429522</text:p>
          </table:table-cell>
        </table:table-row>
        <table:table-row table:style-name="ro1">
          <table:table-cell office:value-type="float" office:value="111.018" calcext:value-type="float">
            <text:p>111.018</text:p>
          </table:table-cell>
          <table:table-cell office:value-type="float" office:value="267.66" calcext:value-type="float">
            <text:p>267.66</text:p>
          </table:table-cell>
          <table:table-cell office:value-type="float" office:value="40.7194" calcext:value-type="float">
            <text:p>40.7194</text:p>
          </table:table-cell>
          <table:table-cell office:value-type="float" office:value="110.296" calcext:value-type="float">
            <text:p>110.296</text:p>
          </table:table-cell>
          <table:table-cell office:value-type="float" office:value="256.192" calcext:value-type="float">
            <text:p>256.192</text:p>
          </table:table-cell>
          <table:table-cell office:value-type="float" office:value="40.4707" calcext:value-type="float">
            <text:p>40.4707</text:p>
          </table:table-cell>
          <table:table-cell/>
          <table:table-cell table:formula="of:=([.D250]-[.A250])/0.0166667" office:value-type="float" office:value="-43.3199133601729" calcext:value-type="float">
            <text:p>-43.3199133601729</text:p>
          </table:table-cell>
          <table:table-cell table:formula="of:=ABS([.E250]-[.B250])/0.0166667" office:value-type="float" office:value="688.078623842753" calcext:value-type="float">
            <text:p>688.078623842753</text:p>
          </table:table-cell>
          <table:table-cell table:formula="of:=([.F250]-[.C250])/0.0166667" office:value-type="float" office:value="-14.9219701560597" calcext:value-type="float">
            <text:p>-14.9219701560597</text:p>
          </table:table-cell>
          <table:table-cell table:formula="of:=DEGREES(ATAN(ABS([.F250]-[.C250])/ABS([.E250]-[.B250])))" office:value-type="float" office:value="1.24234628081142" calcext:value-type="float">
            <text:p>1.24234628081142</text:p>
          </table:table-cell>
          <table:table-cell table:formula="of:=SQRT(POWER([.H250];2)+POWER([.I250];2)+POWER([.J250];2))" office:value-type="float" office:value="689.602401878219" calcext:value-type="float">
            <text:p>689.602401878219</text:p>
          </table:table-cell>
        </table:table-row>
        <table:table-row table:style-name="ro1">
          <table:table-cell office:value-type="float" office:value="86.7966" calcext:value-type="float">
            <text:p>86.7966</text:p>
          </table:table-cell>
          <table:table-cell office:value-type="float" office:value="274.416" calcext:value-type="float">
            <text:p>274.416</text:p>
          </table:table-cell>
          <table:table-cell office:value-type="float" office:value="41.2938" calcext:value-type="float">
            <text:p>41.2938</text:p>
          </table:table-cell>
          <table:table-cell office:value-type="float" office:value="85.6976" calcext:value-type="float">
            <text:p>85.6976</text:p>
          </table:table-cell>
          <table:table-cell office:value-type="float" office:value="263.293" calcext:value-type="float">
            <text:p>263.293</text:p>
          </table:table-cell>
          <table:table-cell office:value-type="float" office:value="41.8964" calcext:value-type="float">
            <text:p>41.8964</text:p>
          </table:table-cell>
          <table:table-cell/>
          <table:table-cell table:formula="of:=([.D251]-[.A251])/0.0166667" office:value-type="float" office:value="-65.939868120264" calcext:value-type="float">
            <text:p>-65.939868120264</text:p>
          </table:table-cell>
          <table:table-cell table:formula="of:=ABS([.E251]-[.B251])/0.0166667" office:value-type="float" office:value="667.378665242669" calcext:value-type="float">
            <text:p>667.378665242669</text:p>
          </table:table-cell>
          <table:table-cell table:formula="of:=([.F251]-[.C251])/0.0166667" office:value-type="float" office:value="36.1559276881448" calcext:value-type="float">
            <text:p>36.1559276881448</text:p>
          </table:table-cell>
          <table:table-cell table:formula="of:=DEGREES(ATAN(ABS([.F251]-[.C251])/ABS([.E251]-[.B251])))" office:value-type="float" office:value="3.10102645361931" calcext:value-type="float">
            <text:p>3.10102645361931</text:p>
          </table:table-cell>
          <table:table-cell table:formula="of:=SQRT(POWER([.H251];2)+POWER([.I251];2)+POWER([.J251];2))" office:value-type="float" office:value="671.60226334922" calcext:value-type="float">
            <text:p>671.60226334922</text:p>
          </table:table-cell>
        </table:table-row>
        <table:table-row table:style-name="ro1">
          <table:table-cell office:value-type="float" office:value="81.7019" calcext:value-type="float">
            <text:p>81.7019</text:p>
          </table:table-cell>
          <table:table-cell office:value-type="float" office:value="270.481" calcext:value-type="float">
            <text:p>270.481</text:p>
          </table:table-cell>
          <table:table-cell office:value-type="float" office:value="41.2383" calcext:value-type="float">
            <text:p>41.2383</text:p>
          </table:table-cell>
          <table:table-cell office:value-type="float" office:value="81.2397" calcext:value-type="float">
            <text:p>81.2397</text:p>
          </table:table-cell>
          <table:table-cell office:value-type="float" office:value="260.62" calcext:value-type="float">
            <text:p>260.62</text:p>
          </table:table-cell>
          <table:table-cell office:value-type="float" office:value="42.136" calcext:value-type="float">
            <text:p>42.136</text:p>
          </table:table-cell>
          <table:table-cell/>
          <table:table-cell table:formula="of:=([.D252]-[.A252])/0.0166667" office:value-type="float" office:value="-27.7319445361107" calcext:value-type="float">
            <text:p>-27.7319445361107</text:p>
          </table:table-cell>
          <table:table-cell table:formula="of:=ABS([.E252]-[.B252])/0.0166667" office:value-type="float" office:value="591.658816682366" calcext:value-type="float">
            <text:p>591.658816682366</text:p>
          </table:table-cell>
          <table:table-cell table:formula="of:=([.F252]-[.C252])/0.0166667" office:value-type="float" office:value="53.8618922762155" calcext:value-type="float">
            <text:p>53.8618922762155</text:p>
          </table:table-cell>
          <table:table-cell table:formula="of:=DEGREES(ATAN(ABS([.F252]-[.C252])/ABS([.E252]-[.B252])))" office:value-type="float" office:value="5.20160602673891" calcext:value-type="float">
            <text:p>5.20160602673891</text:p>
          </table:table-cell>
          <table:table-cell table:formula="of:=SQRT(POWER([.H252];2)+POWER([.I252];2)+POWER([.J252];2))" office:value-type="float" office:value="594.752317814152" calcext:value-type="float">
            <text:p>594.752317814152</text:p>
          </table:table-cell>
        </table:table-row>
        <table:table-row table:style-name="ro1">
          <table:table-cell office:value-type="float" office:value="79.9127" calcext:value-type="float">
            <text:p>79.9127</text:p>
          </table:table-cell>
          <table:table-cell office:value-type="float" office:value="254.689" calcext:value-type="float">
            <text:p>254.689</text:p>
          </table:table-cell>
          <table:table-cell office:value-type="float" office:value="41.9386" calcext:value-type="float">
            <text:p>41.9386</text:p>
          </table:table-cell>
          <table:table-cell office:value-type="float" office:value="79.0149" calcext:value-type="float">
            <text:p>79.0149</text:p>
          </table:table-cell>
          <table:table-cell office:value-type="float" office:value="244.417" calcext:value-type="float">
            <text:p>244.417</text:p>
          </table:table-cell>
          <table:table-cell office:value-type="float" office:value="41.811" calcext:value-type="float">
            <text:p>41.811</text:p>
          </table:table-cell>
          <table:table-cell/>
          <table:table-cell table:formula="of:=([.D253]-[.A253])/0.0166667" office:value-type="float" office:value="-53.8678922642157" calcext:value-type="float">
            <text:p>-53.8678922642157</text:p>
          </table:table-cell>
          <table:table-cell table:formula="of:=ABS([.E253]-[.B253])/0.0166667" office:value-type="float" office:value="616.318767362465" calcext:value-type="float">
            <text:p>616.318767362465</text:p>
          </table:table-cell>
          <table:table-cell table:formula="of:=([.F253]-[.C253])/0.0166667" office:value-type="float" office:value="-7.65598468803069" calcext:value-type="float">
            <text:p>-7.65598468803069</text:p>
          </table:table-cell>
          <table:table-cell table:formula="of:=DEGREES(ATAN(ABS([.F253]-[.C253])/ABS([.E253]-[.B253])))" office:value-type="float" office:value="0.71169835013618" calcext:value-type="float">
            <text:p>0.71169835013618</text:p>
          </table:table-cell>
          <table:table-cell table:formula="of:=SQRT(POWER([.H253];2)+POWER([.I253];2)+POWER([.J253];2))" office:value-type="float" office:value="618.715756160873" calcext:value-type="float">
            <text:p>618.715756160873</text:p>
          </table:table-cell>
        </table:table-row>
        <table:table-row table:style-name="ro1">
          <table:table-cell office:value-type="float" office:value="81.3191" calcext:value-type="float">
            <text:p>81.3191</text:p>
          </table:table-cell>
          <table:table-cell office:value-type="float" office:value="264.279" calcext:value-type="float">
            <text:p>264.279</text:p>
          </table:table-cell>
          <table:table-cell office:value-type="float" office:value="41.7725" calcext:value-type="float">
            <text:p>41.7725</text:p>
          </table:table-cell>
          <table:table-cell office:value-type="float" office:value="80.8263" calcext:value-type="float">
            <text:p>80.8263</text:p>
          </table:table-cell>
          <table:table-cell office:value-type="float" office:value="252.482" calcext:value-type="float">
            <text:p>252.482</text:p>
          </table:table-cell>
          <table:table-cell office:value-type="float" office:value="41.8272" calcext:value-type="float">
            <text:p>41.8272</text:p>
          </table:table-cell>
          <table:table-cell/>
          <table:table-cell table:formula="of:=([.D254]-[.A254])/0.0166667" office:value-type="float" office:value="-29.5679408641184" calcext:value-type="float">
            <text:p>-29.5679408641184</text:p>
          </table:table-cell>
          <table:table-cell table:formula="of:=ABS([.E254]-[.B254])/0.0166667" office:value-type="float" office:value="707.818584362831" calcext:value-type="float">
            <text:p>707.818584362831</text:p>
          </table:table-cell>
          <table:table-cell table:formula="of:=([.F254]-[.C254])/0.0166667" office:value-type="float" office:value="3.28199343601294" calcext:value-type="float">
            <text:p>3.28199343601294</text:p>
          </table:table-cell>
          <table:table-cell table:formula="of:=DEGREES(ATAN(ABS([.F254]-[.C254])/ABS([.E254]-[.B254])))" office:value-type="float" office:value="0.265665565746794" calcext:value-type="float">
            <text:p>0.265665565746794</text:p>
          </table:table-cell>
          <table:table-cell table:formula="of:=SQRT(POWER([.H254];2)+POWER([.I254];2)+POWER([.J254];2))" office:value-type="float" office:value="708.443493143427" calcext:value-type="float">
            <text:p>708.443493143427</text:p>
          </table:table-cell>
        </table:table-row>
        <table:table-row table:style-name="ro1">
          <table:table-cell office:value-type="float" office:value="69.7872" calcext:value-type="float">
            <text:p>69.7872</text:p>
          </table:table-cell>
          <table:table-cell office:value-type="float" office:value="268.055" calcext:value-type="float">
            <text:p>268.055</text:p>
          </table:table-cell>
          <table:table-cell office:value-type="float" office:value="41.5004" calcext:value-type="float">
            <text:p>41.5004</text:p>
          </table:table-cell>
          <table:table-cell office:value-type="float" office:value="68.8619" calcext:value-type="float">
            <text:p>68.8619</text:p>
          </table:table-cell>
          <table:table-cell office:value-type="float" office:value="255.826" calcext:value-type="float">
            <text:p>255.826</text:p>
          </table:table-cell>
          <table:table-cell office:value-type="float" office:value="41.3704" calcext:value-type="float">
            <text:p>41.3704</text:p>
          </table:table-cell>
          <table:table-cell/>
          <table:table-cell table:formula="of:=([.D255]-[.A255])/0.0166667" office:value-type="float" office:value="-55.5178889642217" calcext:value-type="float">
            <text:p>-55.5178889642217</text:p>
          </table:table-cell>
          <table:table-cell table:formula="of:=ABS([.E255]-[.B255])/0.0166667" office:value-type="float" office:value="733.738532522936" calcext:value-type="float">
            <text:p>733.738532522936</text:p>
          </table:table-cell>
          <table:table-cell table:formula="of:=([.F255]-[.C255])/0.0166667" office:value-type="float" office:value="-7.79998440003135" calcext:value-type="float">
            <text:p>-7.79998440003135</text:p>
          </table:table-cell>
          <table:table-cell table:formula="of:=DEGREES(ATAN(ABS([.F255]-[.C255])/ABS([.E255]-[.B255])))" office:value-type="float" office:value="0.60905804075176" calcext:value-type="float">
            <text:p>0.60905804075176</text:p>
          </table:table-cell>
          <table:table-cell table:formula="of:=SQRT(POWER([.H255];2)+POWER([.I255];2)+POWER([.J255];2))" office:value-type="float" office:value="735.877238308535" calcext:value-type="float">
            <text:p>735.877238308535</text:p>
          </table:table-cell>
        </table:table-row>
        <table:table-row table:style-name="ro1">
          <table:table-cell office:value-type="float" office:value="59.0201" calcext:value-type="float">
            <text:p>59.0201</text:p>
          </table:table-cell>
          <table:table-cell office:value-type="float" office:value="273.816" calcext:value-type="float">
            <text:p>273.816</text:p>
          </table:table-cell>
          <table:table-cell office:value-type="float" office:value="42.1457" calcext:value-type="float">
            <text:p>42.1457</text:p>
          </table:table-cell>
          <table:table-cell office:value-type="float" office:value="58.554" calcext:value-type="float">
            <text:p>58.554</text:p>
          </table:table-cell>
          <table:table-cell office:value-type="float" office:value="263.555" calcext:value-type="float">
            <text:p>263.555</text:p>
          </table:table-cell>
          <table:table-cell office:value-type="float" office:value="42.3495" calcext:value-type="float">
            <text:p>42.3495</text:p>
          </table:table-cell>
          <table:table-cell/>
          <table:table-cell table:formula="of:=([.D256]-[.A256])/0.0166667" office:value-type="float" office:value="-27.9659440681117" calcext:value-type="float">
            <text:p>-27.9659440681117</text:p>
          </table:table-cell>
          <table:table-cell table:formula="of:=ABS([.E256]-[.B256])/0.0166667" office:value-type="float" office:value="615.658768682461" calcext:value-type="float">
            <text:p>615.658768682461</text:p>
          </table:table-cell>
          <table:table-cell table:formula="of:=([.F256]-[.C256])/0.0166667" office:value-type="float" office:value="12.227975544049" calcext:value-type="float">
            <text:p>12.227975544049</text:p>
          </table:table-cell>
          <table:table-cell table:formula="of:=DEGREES(ATAN(ABS([.F256]-[.C256])/ABS([.E256]-[.B256])))" office:value-type="float" office:value="1.13783693422763" calcext:value-type="float">
            <text:p>1.13783693422763</text:p>
          </table:table-cell>
          <table:table-cell table:formula="of:=SQRT(POWER([.H256];2)+POWER([.I256];2)+POWER([.J256];2))" office:value-type="float" office:value="616.41490643002" calcext:value-type="float">
            <text:p>616.41490643002</text:p>
          </table:table-cell>
        </table:table-row>
        <table:table-row table:style-name="ro1">
          <table:table-cell office:value-type="float" office:value="53.9349" calcext:value-type="float">
            <text:p>53.9349</text:p>
          </table:table-cell>
          <table:table-cell office:value-type="float" office:value="269.008" calcext:value-type="float">
            <text:p>269.008</text:p>
          </table:table-cell>
          <table:table-cell office:value-type="float" office:value="41.7437" calcext:value-type="float">
            <text:p>41.7437</text:p>
          </table:table-cell>
          <table:table-cell office:value-type="float" office:value="54.1553" calcext:value-type="float">
            <text:p>54.1553</text:p>
          </table:table-cell>
          <table:table-cell office:value-type="float" office:value="256.545" calcext:value-type="float">
            <text:p>256.545</text:p>
          </table:table-cell>
          <table:table-cell office:value-type="float" office:value="41.8716" calcext:value-type="float">
            <text:p>41.8716</text:p>
          </table:table-cell>
          <table:table-cell/>
          <table:table-cell table:formula="of:=([.D257]-[.A257])/0.0166667" office:value-type="float" office:value="13.2239735520528" calcext:value-type="float">
            <text:p>13.2239735520528</text:p>
          </table:table-cell>
          <table:table-cell table:formula="of:=ABS([.E257]-[.B257])/0.0166667" office:value-type="float" office:value="747.778504442989" calcext:value-type="float">
            <text:p>747.778504442989</text:p>
          </table:table-cell>
          <table:table-cell table:formula="of:=([.F257]-[.C257])/0.0166667" office:value-type="float" office:value="7.67398465203093" calcext:value-type="float">
            <text:p>7.67398465203093</text:p>
          </table:table-cell>
          <table:table-cell table:formula="of:=DEGREES(ATAN(ABS([.F257]-[.C257])/ABS([.E257]-[.B257])))" office:value-type="float" office:value="0.587970228565424" calcext:value-type="float">
            <text:p>0.587970228565424</text:p>
          </table:table-cell>
          <table:table-cell table:formula="of:=SQRT(POWER([.H257];2)+POWER([.I257];2)+POWER([.J257];2))" office:value-type="float" office:value="747.934793430509" calcext:value-type="float">
            <text:p>747.934793430509</text:p>
          </table:table-cell>
        </table:table-row>
        <table:table-row table:style-name="ro1">
          <table:table-cell office:value-type="float" office:value="55.9674" calcext:value-type="float">
            <text:p>55.9674</text:p>
          </table:table-cell>
          <table:table-cell office:value-type="float" office:value="267.994" calcext:value-type="float">
            <text:p>267.994</text:p>
          </table:table-cell>
          <table:table-cell office:value-type="float" office:value="42.6251" calcext:value-type="float">
            <text:p>42.6251</text:p>
          </table:table-cell>
          <table:table-cell office:value-type="float" office:value="55.8148" calcext:value-type="float">
            <text:p>55.8148</text:p>
          </table:table-cell>
          <table:table-cell office:value-type="float" office:value="257.967" calcext:value-type="float">
            <text:p>257.967</text:p>
          </table:table-cell>
          <table:table-cell office:value-type="float" office:value="42.8167" calcext:value-type="float">
            <text:p>42.8167</text:p>
          </table:table-cell>
          <table:table-cell/>
          <table:table-cell table:formula="of:=([.D258]-[.A258])/0.0166667" office:value-type="float" office:value="-9.1559816880366" calcext:value-type="float">
            <text:p>-9.1559816880366</text:p>
          </table:table-cell>
          <table:table-cell table:formula="of:=ABS([.E258]-[.B258])/0.0166667" office:value-type="float" office:value="601.618796762409" calcext:value-type="float">
            <text:p>601.618796762409</text:p>
          </table:table-cell>
          <table:table-cell table:formula="of:=([.F258]-[.C258])/0.0166667" office:value-type="float" office:value="11.4959770080456" calcext:value-type="float">
            <text:p>11.4959770080456</text:p>
          </table:table-cell>
          <table:table-cell table:formula="of:=DEGREES(ATAN(ABS([.F258]-[.C258])/ABS([.E258]-[.B258])))" office:value-type="float" office:value="1.09469786836778" calcext:value-type="float">
            <text:p>1.09469786836778</text:p>
          </table:table-cell>
          <table:table-cell table:formula="of:=SQRT(POWER([.H258];2)+POWER([.I258];2)+POWER([.J258];2))" office:value-type="float" office:value="601.798276921669" calcext:value-type="float">
            <text:p>601.798276921669</text:p>
          </table:table-cell>
        </table:table-row>
        <table:table-row table:style-name="ro1">
          <table:table-cell office:value-type="float" office:value="50.8084" calcext:value-type="float">
            <text:p>50.8084</text:p>
          </table:table-cell>
          <table:table-cell office:value-type="float" office:value="278.676" calcext:value-type="float">
            <text:p>278.676</text:p>
          </table:table-cell>
          <table:table-cell office:value-type="float" office:value="42.1957" calcext:value-type="float">
            <text:p>42.1957</text:p>
          </table:table-cell>
          <table:table-cell office:value-type="float" office:value="50.9501" calcext:value-type="float">
            <text:p>50.9501</text:p>
          </table:table-cell>
          <table:table-cell office:value-type="float" office:value="269.523" calcext:value-type="float">
            <text:p>269.523</text:p>
          </table:table-cell>
          <table:table-cell office:value-type="float" office:value="42.1815" calcext:value-type="float">
            <text:p>42.1815</text:p>
          </table:table-cell>
          <table:table-cell/>
          <table:table-cell table:formula="of:=([.D259]-[.A259])/0.0166667" office:value-type="float" office:value="8.50198299603402" calcext:value-type="float">
            <text:p>8.50198299603402</text:p>
          </table:table-cell>
          <table:table-cell table:formula="of:=ABS([.E259]-[.B259])/0.0166667" office:value-type="float" office:value="549.178901642195" calcext:value-type="float">
            <text:p>549.178901642195</text:p>
          </table:table-cell>
          <table:table-cell table:formula="of:=([.F259]-[.C259])/0.0166667" office:value-type="float" office:value="-0.851998296003554" calcext:value-type="float">
            <text:p>-0.851998296003554</text:p>
          </table:table-cell>
          <table:table-cell table:formula="of:=DEGREES(ATAN(ABS([.F259]-[.C259])/ABS([.E259]-[.B259])))" office:value-type="float" office:value="0.0888888251226885" calcext:value-type="float">
            <text:p>0.088888825122689</text:p>
          </table:table-cell>
          <table:table-cell table:formula="of:=SQRT(POWER([.H259];2)+POWER([.I259];2)+POWER([.J259];2))" office:value-type="float" office:value="549.245369233905" calcext:value-type="float">
            <text:p>549.245369233905</text:p>
          </table:table-cell>
        </table:table-row>
        <table:table-row table:style-name="ro1">
          <table:table-cell office:value-type="float" office:value="56.7472" calcext:value-type="float">
            <text:p>56.7472</text:p>
          </table:table-cell>
          <table:table-cell office:value-type="float" office:value="266.856" calcext:value-type="float">
            <text:p>266.856</text:p>
          </table:table-cell>
          <table:table-cell office:value-type="float" office:value="42.8022" calcext:value-type="float">
            <text:p>42.8022</text:p>
          </table:table-cell>
          <table:table-cell office:value-type="float" office:value="56.0935" calcext:value-type="float">
            <text:p>56.0935</text:p>
          </table:table-cell>
          <table:table-cell office:value-type="float" office:value="256.82" calcext:value-type="float">
            <text:p>256.82</text:p>
          </table:table-cell>
          <table:table-cell office:value-type="float" office:value="42.7646" calcext:value-type="float">
            <text:p>42.7646</text:p>
          </table:table-cell>
          <table:table-cell/>
          <table:table-cell table:formula="of:=([.D260]-[.A260])/0.0166667" office:value-type="float" office:value="-39.2219215561569" calcext:value-type="float">
            <text:p>-39.2219215561569</text:p>
          </table:table-cell>
          <table:table-cell table:formula="of:=ABS([.E260]-[.B260])/0.0166667" office:value-type="float" office:value="602.158795682409" calcext:value-type="float">
            <text:p>602.158795682409</text:p>
          </table:table-cell>
          <table:table-cell table:formula="of:=([.F260]-[.C260])/0.0166667" office:value-type="float" office:value="-2.25599548800888" calcext:value-type="float">
            <text:p>-2.25599548800888</text:p>
          </table:table-cell>
          <table:table-cell table:formula="of:=DEGREES(ATAN(ABS([.F260]-[.C260])/ABS([.E260]-[.B260])))" office:value-type="float" office:value="0.21465835294634" calcext:value-type="float">
            <text:p>0.21465835294634</text:p>
          </table:table-cell>
          <table:table-cell table:formula="of:=SQRT(POWER([.H260];2)+POWER([.I260];2)+POWER([.J260];2))" office:value-type="float" office:value="603.439030776008" calcext:value-type="float">
            <text:p>603.439030776008</text:p>
          </table:table-cell>
        </table:table-row>
        <table:table-row table:style-name="ro1">
          <table:table-cell office:value-type="float" office:value="55.4893" calcext:value-type="float">
            <text:p>55.4893</text:p>
          </table:table-cell>
          <table:table-cell office:value-type="float" office:value="274.485" calcext:value-type="float">
            <text:p>274.485</text:p>
          </table:table-cell>
          <table:table-cell office:value-type="float" office:value="41.8245" calcext:value-type="float">
            <text:p>41.8245</text:p>
          </table:table-cell>
          <table:table-cell office:value-type="float" office:value="54.3092" calcext:value-type="float">
            <text:p>54.3092</text:p>
          </table:table-cell>
          <table:table-cell office:value-type="float" office:value="271.831" calcext:value-type="float">
            <text:p>271.831</text:p>
          </table:table-cell>
          <table:table-cell office:value-type="float" office:value="40.7818" calcext:value-type="float">
            <text:p>40.7818</text:p>
          </table:table-cell>
          <table:table-cell/>
          <table:table-cell table:formula="of:=([.D261]-[.A261])/0.0166667" office:value-type="float" office:value="-70.8058583882834" calcext:value-type="float">
            <text:p>-70.8058583882834</text:p>
          </table:table-cell>
          <table:table-cell table:formula="of:=ABS([.E261]-[.B261])/0.0166667" office:value-type="float" office:value="159.239681520637" calcext:value-type="float">
            <text:p>159.239681520637</text:p>
          </table:table-cell>
          <table:table-cell table:formula="of:=([.F261]-[.C261])/0.0166667" office:value-type="float" office:value="-62.5618748762505" calcext:value-type="float">
            <text:p>-62.5618748762505</text:p>
          </table:table-cell>
          <table:table-cell table:formula="of:=DEGREES(ATAN(ABS([.F261]-[.C261])/ABS([.E261]-[.B261])))" office:value-type="float" office:value="21.4488050078055" calcext:value-type="float">
            <text:p>21.4488050078055</text:p>
          </table:table-cell>
          <table:table-cell table:formula="of:=SQRT(POWER([.H261];2)+POWER([.I261];2)+POWER([.J261];2))" office:value-type="float" office:value="185.161372702103" calcext:value-type="float">
            <text:p>185.161372702103</text:p>
          </table:table-cell>
        </table:table-row>
        <table:table-row table:style-name="ro1">
          <table:table-cell office:value-type="float" office:value="54.5846" calcext:value-type="float">
            <text:p>54.5846</text:p>
          </table:table-cell>
          <table:table-cell office:value-type="float" office:value="271.691" calcext:value-type="float">
            <text:p>271.691</text:p>
          </table:table-cell>
          <table:table-cell office:value-type="float" office:value="41.7914" calcext:value-type="float">
            <text:p>41.7914</text:p>
          </table:table-cell>
          <table:table-cell office:value-type="float" office:value="53.6844" calcext:value-type="float">
            <text:p>53.6844</text:p>
          </table:table-cell>
          <table:table-cell office:value-type="float" office:value="262.589" calcext:value-type="float">
            <text:p>262.589</text:p>
          </table:table-cell>
          <table:table-cell office:value-type="float" office:value="41.8294" calcext:value-type="float">
            <text:p>41.8294</text:p>
          </table:table-cell>
          <table:table-cell/>
          <table:table-cell table:formula="of:=([.D262]-[.A262])/0.0166667" office:value-type="float" office:value="-54.0118919762164" calcext:value-type="float">
            <text:p>-54.0118919762164</text:p>
          </table:table-cell>
          <table:table-cell table:formula="of:=ABS([.E262]-[.B262])/0.0166667" office:value-type="float" office:value="546.118907762183" calcext:value-type="float">
            <text:p>546.118907762183</text:p>
          </table:table-cell>
          <table:table-cell table:formula="of:=([.F262]-[.C262])/0.0166667" office:value-type="float" office:value="2.27999544000892" calcext:value-type="float">
            <text:p>2.27999544000892</text:p>
          </table:table-cell>
          <table:table-cell table:formula="of:=DEGREES(ATAN(ABS([.F262]-[.C262])/ABS([.E262]-[.B262])))" office:value-type="float" office:value="0.239203139088041" calcext:value-type="float">
            <text:p>0.239203139088041</text:p>
          </table:table-cell>
          <table:table-cell table:formula="of:=SQRT(POWER([.H262];2)+POWER([.I262];2)+POWER([.J262];2))" office:value-type="float" office:value="548.78806862888" calcext:value-type="float">
            <text:p>548.78806862888</text:p>
          </table:table-cell>
        </table:table-row>
        <table:table-row table:style-name="ro1">
          <table:table-cell office:value-type="float" office:value="52.1841" calcext:value-type="float">
            <text:p>52.1841</text:p>
          </table:table-cell>
          <table:table-cell office:value-type="float" office:value="281.81" calcext:value-type="float">
            <text:p>281.81</text:p>
          </table:table-cell>
          <table:table-cell office:value-type="float" office:value="41.4293" calcext:value-type="float">
            <text:p>41.4293</text:p>
          </table:table-cell>
          <table:table-cell office:value-type="float" office:value="51.6787" calcext:value-type="float">
            <text:p>51.6787</text:p>
          </table:table-cell>
          <table:table-cell office:value-type="float" office:value="269.729" calcext:value-type="float">
            <text:p>269.729</text:p>
          </table:table-cell>
          <table:table-cell office:value-type="float" office:value="41.8944" calcext:value-type="float">
            <text:p>41.8944</text:p>
          </table:table-cell>
          <table:table-cell/>
          <table:table-cell table:formula="of:=([.D263]-[.A263])/0.0166667" office:value-type="float" office:value="-30.3239393521214" calcext:value-type="float">
            <text:p>-30.3239393521214</text:p>
          </table:table-cell>
          <table:table-cell table:formula="of:=ABS([.E263]-[.B263])/0.0166667" office:value-type="float" office:value="724.858550282901" calcext:value-type="float">
            <text:p>724.858550282901</text:p>
          </table:table-cell>
          <table:table-cell table:formula="of:=([.F263]-[.C263])/0.0166667" office:value-type="float" office:value="27.9059441881116" calcext:value-type="float">
            <text:p>27.9059441881116</text:p>
          </table:table-cell>
          <table:table-cell table:formula="of:=DEGREES(ATAN(ABS([.F263]-[.C263])/ABS([.E263]-[.B263])))" office:value-type="float" office:value="2.20471097836609" calcext:value-type="float">
            <text:p>2.20471097836609</text:p>
          </table:table-cell>
          <table:table-cell table:formula="of:=SQRT(POWER([.H263];2)+POWER([.I263];2)+POWER([.J263];2))" office:value-type="float" office:value="726.029063424523" calcext:value-type="float">
            <text:p>726.029063424523</text:p>
          </table:table-cell>
        </table:table-row>
        <table:table-row table:style-name="ro1">
          <table:table-cell office:value-type="float" office:value="50.2346" calcext:value-type="float">
            <text:p>50.2346</text:p>
          </table:table-cell>
          <table:table-cell office:value-type="float" office:value="298.046" calcext:value-type="float">
            <text:p>298.046</text:p>
          </table:table-cell>
          <table:table-cell office:value-type="float" office:value="41.7157" calcext:value-type="float">
            <text:p>41.7157</text:p>
          </table:table-cell>
          <table:table-cell office:value-type="float" office:value="50.465" calcext:value-type="float">
            <text:p>50.465</text:p>
          </table:table-cell>
          <table:table-cell office:value-type="float" office:value="286.731" calcext:value-type="float">
            <text:p>286.731</text:p>
          </table:table-cell>
          <table:table-cell office:value-type="float" office:value="42.1864" calcext:value-type="float">
            <text:p>42.1864</text:p>
          </table:table-cell>
          <table:table-cell/>
          <table:table-cell table:formula="of:=([.D264]-[.A264])/0.0166667" office:value-type="float" office:value="13.8239723520555" calcext:value-type="float">
            <text:p>13.8239723520555</text:p>
          </table:table-cell>
          <table:table-cell table:formula="of:=ABS([.E264]-[.B264])/0.0166667" office:value-type="float" office:value="678.898642202715" calcext:value-type="float">
            <text:p>678.898642202715</text:p>
          </table:table-cell>
          <table:table-cell table:formula="of:=([.F264]-[.C264])/0.0166667" office:value-type="float" office:value="28.241943516113" calcext:value-type="float">
            <text:p>28.241943516113</text:p>
          </table:table-cell>
          <table:table-cell table:formula="of:=DEGREES(ATAN(ABS([.F264]-[.C264])/ABS([.E264]-[.B264])))" office:value-type="float" office:value="2.38211070133595" calcext:value-type="float">
            <text:p>2.38211070133595</text:p>
          </table:table-cell>
          <table:table-cell table:formula="of:=SQRT(POWER([.H264];2)+POWER([.I264];2)+POWER([.J264];2))" office:value-type="float" office:value="679.626423831393" calcext:value-type="float">
            <text:p>679.626423831393</text:p>
          </table:table-cell>
        </table:table-row>
        <table:table-row table:style-name="ro1">
          <table:table-cell office:value-type="float" office:value="72.0755" calcext:value-type="float">
            <text:p>72.0755</text:p>
          </table:table-cell>
          <table:table-cell office:value-type="float" office:value="303.788" calcext:value-type="float">
            <text:p>303.788</text:p>
          </table:table-cell>
          <table:table-cell office:value-type="float" office:value="42.9838" calcext:value-type="float">
            <text:p>42.9838</text:p>
          </table:table-cell>
          <table:table-cell office:value-type="float" office:value="72.3218" calcext:value-type="float">
            <text:p>72.3218</text:p>
          </table:table-cell>
          <table:table-cell office:value-type="float" office:value="292.548" calcext:value-type="float">
            <text:p>292.548</text:p>
          </table:table-cell>
          <table:table-cell office:value-type="float" office:value="43.6321" calcext:value-type="float">
            <text:p>43.6321</text:p>
          </table:table-cell>
          <table:table-cell/>
          <table:table-cell table:formula="of:=([.D265]-[.A265])/0.0166667" office:value-type="float" office:value="14.7779704440586" calcext:value-type="float">
            <text:p>14.7779704440586</text:p>
          </table:table-cell>
          <table:table-cell table:formula="of:=ABS([.E265]-[.B265])/0.0166667" office:value-type="float" office:value="674.398651202698" calcext:value-type="float">
            <text:p>674.398651202698</text:p>
          </table:table-cell>
          <table:table-cell table:formula="of:=([.F265]-[.C265])/0.0166667" office:value-type="float" office:value="38.8979222041555" calcext:value-type="float">
            <text:p>38.8979222041555</text:p>
          </table:table-cell>
          <table:table-cell table:formula="of:=DEGREES(ATAN(ABS([.F265]-[.C265])/ABS([.E265]-[.B265])))" office:value-type="float" office:value="3.30104496483028" calcext:value-type="float">
            <text:p>3.30104496483028</text:p>
          </table:table-cell>
          <table:table-cell table:formula="of:=SQRT(POWER([.H265];2)+POWER([.I265];2)+POWER([.J265];2))" office:value-type="float" office:value="675.68112117053" calcext:value-type="float">
            <text:p>675.68112117053</text:p>
          </table:table-cell>
        </table:table-row>
        <table:table-row table:style-name="ro1">
          <table:table-cell office:value-type="float" office:value="89.7355" calcext:value-type="float">
            <text:p>89.7355</text:p>
          </table:table-cell>
          <table:table-cell office:value-type="float" office:value="300.23" calcext:value-type="float">
            <text:p>300.23</text:p>
          </table:table-cell>
          <table:table-cell office:value-type="float" office:value="42.8346" calcext:value-type="float">
            <text:p>42.8346</text:p>
          </table:table-cell>
          <table:table-cell office:value-type="float" office:value="89.8507" calcext:value-type="float">
            <text:p>89.8507</text:p>
          </table:table-cell>
          <table:table-cell office:value-type="float" office:value="289.403" calcext:value-type="float">
            <text:p>289.403</text:p>
          </table:table-cell>
          <table:table-cell office:value-type="float" office:value="43.1858" calcext:value-type="float">
            <text:p>43.1858</text:p>
          </table:table-cell>
          <table:table-cell/>
          <table:table-cell table:formula="of:=([.D266]-[.A266])/0.0166667" office:value-type="float" office:value="6.91198617602774" calcext:value-type="float">
            <text:p>6.91198617602774</text:p>
          </table:table-cell>
          <table:table-cell table:formula="of:=ABS([.E266]-[.B266])/0.0166667" office:value-type="float" office:value="649.618700762598" calcext:value-type="float">
            <text:p>649.618700762598</text:p>
          </table:table-cell>
          <table:table-cell table:formula="of:=([.F266]-[.C266])/0.0166667" office:value-type="float" office:value="21.0719578560842" calcext:value-type="float">
            <text:p>21.0719578560842</text:p>
          </table:table-cell>
          <table:table-cell table:formula="of:=DEGREES(ATAN(ABS([.F266]-[.C266])/ABS([.E266]-[.B266])))" office:value-type="float" office:value="1.85787612024119" calcext:value-type="float">
            <text:p>1.85787612024119</text:p>
          </table:table-cell>
          <table:table-cell table:formula="of:=SQRT(POWER([.H266];2)+POWER([.I266];2)+POWER([.J266];2))" office:value-type="float" office:value="649.997122563841" calcext:value-type="float">
            <text:p>649.997122563841</text:p>
          </table:table-cell>
        </table:table-row>
        <table:table-row table:style-name="ro1">
          <table:table-cell office:value-type="float" office:value="103.698" calcext:value-type="float">
            <text:p>103.698</text:p>
          </table:table-cell>
          <table:table-cell office:value-type="float" office:value="303.907" calcext:value-type="float">
            <text:p>303.907</text:p>
          </table:table-cell>
          <table:table-cell office:value-type="float" office:value="41.6393" calcext:value-type="float">
            <text:p>41.6393</text:p>
          </table:table-cell>
          <table:table-cell office:value-type="float" office:value="103.1" calcext:value-type="float">
            <text:p>103.1</text:p>
          </table:table-cell>
          <table:table-cell office:value-type="float" office:value="294.533" calcext:value-type="float">
            <text:p>294.533</text:p>
          </table:table-cell>
          <table:table-cell office:value-type="float" office:value="41.5151" calcext:value-type="float">
            <text:p>41.5151</text:p>
          </table:table-cell>
          <table:table-cell/>
          <table:table-cell table:formula="of:=([.D267]-[.A267])/0.0166667" office:value-type="float" office:value="-35.8799282401435" calcext:value-type="float">
            <text:p>-35.8799282401435</text:p>
          </table:table-cell>
          <table:table-cell table:formula="of:=ABS([.E267]-[.B267])/0.0166667" office:value-type="float" office:value="562.438875122248" calcext:value-type="float">
            <text:p>562.438875122248</text:p>
          </table:table-cell>
          <table:table-cell table:formula="of:=([.F267]-[.C267])/0.0166667" office:value-type="float" office:value="-7.45198509602992" calcext:value-type="float">
            <text:p>-7.45198509602992</text:p>
          </table:table-cell>
          <table:table-cell table:formula="of:=DEGREES(ATAN(ABS([.F267]-[.C267])/ABS([.E267]-[.B267])))" office:value-type="float" office:value="0.759091044811302" calcext:value-type="float">
            <text:p>0.759091044811302</text:p>
          </table:table-cell>
          <table:table-cell table:formula="of:=SQRT(POWER([.H267];2)+POWER([.I267];2)+POWER([.J267];2))" office:value-type="float" office:value="563.631430618599" calcext:value-type="float">
            <text:p>563.631430618599</text:p>
          </table:table-cell>
        </table:table-row>
        <table:table-row table:style-name="ro1">
          <table:table-cell office:value-type="float" office:value="98.9132" calcext:value-type="float">
            <text:p>98.9132</text:p>
          </table:table-cell>
          <table:table-cell office:value-type="float" office:value="304.092" calcext:value-type="float">
            <text:p>304.092</text:p>
          </table:table-cell>
          <table:table-cell office:value-type="float" office:value="42.4391" calcext:value-type="float">
            <text:p>42.4391</text:p>
          </table:table-cell>
          <table:table-cell office:value-type="float" office:value="97.8731" calcext:value-type="float">
            <text:p>97.8731</text:p>
          </table:table-cell>
          <table:table-cell office:value-type="float" office:value="294.623" calcext:value-type="float">
            <text:p>294.623</text:p>
          </table:table-cell>
          <table:table-cell office:value-type="float" office:value="42.577" calcext:value-type="float">
            <text:p>42.577</text:p>
          </table:table-cell>
          <table:table-cell/>
          <table:table-cell table:formula="of:=([.D268]-[.A268])/0.0166667" office:value-type="float" office:value="-62.4058751882502" calcext:value-type="float">
            <text:p>-62.4058751882502</text:p>
          </table:table-cell>
          <table:table-cell table:formula="of:=ABS([.E268]-[.B268])/0.0166667" office:value-type="float" office:value="568.138863722272" calcext:value-type="float">
            <text:p>568.138863722272</text:p>
          </table:table-cell>
          <table:table-cell table:formula="of:=([.F268]-[.C268])/0.0166667" office:value-type="float" office:value="8.27398345203278" calcext:value-type="float">
            <text:p>8.27398345203278</text:p>
          </table:table-cell>
          <table:table-cell table:formula="of:=DEGREES(ATAN(ABS([.F268]-[.C268])/ABS([.E268]-[.B268])))" office:value-type="float" office:value="0.834357322336314" calcext:value-type="float">
            <text:p>0.834357322336314</text:p>
          </table:table-cell>
          <table:table-cell table:formula="of:=SQRT(POWER([.H268];2)+POWER([.I268];2)+POWER([.J268];2))" office:value-type="float" office:value="571.615885478886" calcext:value-type="float">
            <text:p>571.615885478886</text:p>
          </table:table-cell>
        </table:table-row>
        <table:table-row table:style-name="ro1">
          <table:table-cell office:value-type="float" office:value="77.57" calcext:value-type="float">
            <text:p>77.57</text:p>
          </table:table-cell>
          <table:table-cell office:value-type="float" office:value="297.27" calcext:value-type="float">
            <text:p>297.27</text:p>
          </table:table-cell>
          <table:table-cell office:value-type="float" office:value="42.6101" calcext:value-type="float">
            <text:p>42.6101</text:p>
          </table:table-cell>
          <table:table-cell office:value-type="float" office:value="76.4354" calcext:value-type="float">
            <text:p>76.4354</text:p>
          </table:table-cell>
          <table:table-cell office:value-type="float" office:value="289.073" calcext:value-type="float">
            <text:p>289.073</text:p>
          </table:table-cell>
          <table:table-cell office:value-type="float" office:value="42.5904" calcext:value-type="float">
            <text:p>42.5904</text:p>
          </table:table-cell>
          <table:table-cell/>
          <table:table-cell table:formula="of:=([.D269]-[.A269])/0.0166667" office:value-type="float" office:value="-68.0758638482718" calcext:value-type="float">
            <text:p>-68.0758638482718</text:p>
          </table:table-cell>
          <table:table-cell table:formula="of:=ABS([.E269]-[.B269])/0.0166667" office:value-type="float" office:value="491.819016361967" calcext:value-type="float">
            <text:p>491.819016361967</text:p>
          </table:table-cell>
          <table:table-cell table:formula="of:=([.F269]-[.C269])/0.0166667" office:value-type="float" office:value="-1.18199763600474" calcext:value-type="float">
            <text:p>-1.18199763600474</text:p>
          </table:table-cell>
          <table:table-cell table:formula="of:=DEGREES(ATAN(ABS([.F269]-[.C269])/ABS([.E269]-[.B269])))" office:value-type="float" office:value="0.137699729567263" calcext:value-type="float">
            <text:p>0.137699729567263</text:p>
          </table:table-cell>
          <table:table-cell table:formula="of:=SQRT(POWER([.H269];2)+POWER([.I269];2)+POWER([.J269];2))" office:value-type="float" office:value="496.509481492905" calcext:value-type="float">
            <text:p>496.509481492905</text:p>
          </table:table-cell>
        </table:table-row>
        <table:table-row table:style-name="ro1">
          <table:table-cell office:value-type="float" office:value="62.7385" calcext:value-type="float">
            <text:p>62.7385</text:p>
          </table:table-cell>
          <table:table-cell office:value-type="float" office:value="305.767" calcext:value-type="float">
            <text:p>305.767</text:p>
          </table:table-cell>
          <table:table-cell office:value-type="float" office:value="42.5136" calcext:value-type="float">
            <text:p>42.5136</text:p>
          </table:table-cell>
          <table:table-cell office:value-type="float" office:value="62.941" calcext:value-type="float">
            <text:p>62.941</text:p>
          </table:table-cell>
          <table:table-cell office:value-type="float" office:value="294.306" calcext:value-type="float">
            <text:p>294.306</text:p>
          </table:table-cell>
          <table:table-cell office:value-type="float" office:value="43.1975" calcext:value-type="float">
            <text:p>43.1975</text:p>
          </table:table-cell>
          <table:table-cell/>
          <table:table-cell table:formula="of:=([.D270]-[.A270])/0.0166667" office:value-type="float" office:value="12.1499757000486" calcext:value-type="float">
            <text:p>12.1499757000486</text:p>
          </table:table-cell>
          <table:table-cell table:formula="of:=ABS([.E270]-[.B270])/0.0166667" office:value-type="float" office:value="687.658624682751" calcext:value-type="float">
            <text:p>687.658624682751</text:p>
          </table:table-cell>
          <table:table-cell table:formula="of:=([.F270]-[.C270])/0.0166667" office:value-type="float" office:value="41.0339179321642" calcext:value-type="float">
            <text:p>41.0339179321642</text:p>
          </table:table-cell>
          <table:table-cell table:formula="of:=DEGREES(ATAN(ABS([.F270]-[.C270])/ABS([.E270]-[.B270])))" office:value-type="float" office:value="3.41490044708988" calcext:value-type="float">
            <text:p>3.41490044708988</text:p>
          </table:table-cell>
          <table:table-cell table:formula="of:=SQRT(POWER([.H270];2)+POWER([.I270];2)+POWER([.J270];2))" office:value-type="float" office:value="688.988961037075" calcext:value-type="float">
            <text:p>688.988961037075</text:p>
          </table:table-cell>
        </table:table-row>
        <table:table-row table:style-name="ro1">
          <table:table-cell office:value-type="float" office:value="48.9752" calcext:value-type="float">
            <text:p>48.9752</text:p>
          </table:table-cell>
          <table:table-cell office:value-type="float" office:value="269.117" calcext:value-type="float">
            <text:p>269.117</text:p>
          </table:table-cell>
          <table:table-cell office:value-type="float" office:value="41.7761" calcext:value-type="float">
            <text:p>41.7761</text:p>
          </table:table-cell>
          <table:table-cell office:value-type="float" office:value="48.7893" calcext:value-type="float">
            <text:p>48.7893</text:p>
          </table:table-cell>
          <table:table-cell office:value-type="float" office:value="257.692" calcext:value-type="float">
            <text:p>257.692</text:p>
          </table:table-cell>
          <table:table-cell office:value-type="float" office:value="41.733" calcext:value-type="float">
            <text:p>41.733</text:p>
          </table:table-cell>
          <table:table-cell/>
          <table:table-cell table:formula="of:=([.D271]-[.A271])/0.0166667" office:value-type="float" office:value="-11.1539776920448" calcext:value-type="float">
            <text:p>-11.1539776920448</text:p>
          </table:table-cell>
          <table:table-cell table:formula="of:=ABS([.E271]-[.B271])/0.0166667" office:value-type="float" office:value="685.498629002743" calcext:value-type="float">
            <text:p>685.498629002743</text:p>
          </table:table-cell>
          <table:table-cell table:formula="of:=([.F271]-[.C271])/0.0166667" office:value-type="float" office:value="-2.5859948280105" calcext:value-type="float">
            <text:p>-2.5859948280105</text:p>
          </table:table-cell>
          <table:table-cell table:formula="of:=DEGREES(ATAN(ABS([.F271]-[.C271])/ABS([.E271]-[.B271])))" office:value-type="float" office:value="0.216143228244601" calcext:value-type="float">
            <text:p>0.216143228244601</text:p>
          </table:table-cell>
          <table:table-cell table:formula="of:=SQRT(POWER([.H271];2)+POWER([.I271];2)+POWER([.J271];2))" office:value-type="float" office:value="685.594245127718" calcext:value-type="float">
            <text:p>685.594245127718</text:p>
          </table:table-cell>
        </table:table-row>
        <table:table-row table:style-name="ro1">
          <table:table-cell office:value-type="float" office:value="49.2923" calcext:value-type="float">
            <text:p>49.2923</text:p>
          </table:table-cell>
          <table:table-cell office:value-type="float" office:value="278.42" calcext:value-type="float">
            <text:p>278.42</text:p>
          </table:table-cell>
          <table:table-cell office:value-type="float" office:value="41.7511" calcext:value-type="float">
            <text:p>41.7511</text:p>
          </table:table-cell>
          <table:table-cell office:value-type="float" office:value="49.5793" calcext:value-type="float">
            <text:p>49.5793</text:p>
          </table:table-cell>
          <table:table-cell office:value-type="float" office:value="266.719" calcext:value-type="float">
            <text:p>266.719</text:p>
          </table:table-cell>
          <table:table-cell office:value-type="float" office:value="41.6741" calcext:value-type="float">
            <text:p>41.6741</text:p>
          </table:table-cell>
          <table:table-cell/>
          <table:table-cell table:formula="of:=([.D272]-[.A272])/0.0166667" office:value-type="float" office:value="17.2199655600692" calcext:value-type="float">
            <text:p>17.2199655600692</text:p>
          </table:table-cell>
          <table:table-cell table:formula="of:=ABS([.E272]-[.B272])/0.0166667" office:value-type="float" office:value="702.05859588281" calcext:value-type="float">
            <text:p>702.05859588281</text:p>
          </table:table-cell>
          <table:table-cell table:formula="of:=([.F272]-[.C272])/0.0166667" office:value-type="float" office:value="-4.61999076001837" calcext:value-type="float">
            <text:p>-4.61999076001837</text:p>
          </table:table-cell>
          <table:table-cell table:formula="of:=DEGREES(ATAN(ABS([.F272]-[.C272])/ABS([.E272]-[.B272])))" office:value-type="float" office:value="0.377037119952442" calcext:value-type="float">
            <text:p>0.377037119952442</text:p>
          </table:table-cell>
          <table:table-cell table:formula="of:=SQRT(POWER([.H272];2)+POWER([.I272];2)+POWER([.J272];2))" office:value-type="float" office:value="702.28494472077" calcext:value-type="float">
            <text:p>702.28494472077</text:p>
          </table:table-cell>
        </table:table-row>
        <table:table-row table:style-name="ro1">
          <table:table-cell office:value-type="float" office:value="49.3693" calcext:value-type="float">
            <text:p>49.3693</text:p>
          </table:table-cell>
          <table:table-cell office:value-type="float" office:value="277.001" calcext:value-type="float">
            <text:p>277.001</text:p>
          </table:table-cell>
          <table:table-cell office:value-type="float" office:value="42.2282" calcext:value-type="float">
            <text:p>42.2282</text:p>
          </table:table-cell>
          <table:table-cell office:value-type="float" office:value="49.2862" calcext:value-type="float">
            <text:p>49.2862</text:p>
          </table:table-cell>
          <table:table-cell office:value-type="float" office:value="267.876" calcext:value-type="float">
            <text:p>267.876</text:p>
          </table:table-cell>
          <table:table-cell office:value-type="float" office:value="41.9766" calcext:value-type="float">
            <text:p>41.9766</text:p>
          </table:table-cell>
          <table:table-cell/>
          <table:table-cell table:formula="of:=([.D273]-[.A273])/0.0166667" office:value-type="float" office:value="-4.98599002802005" calcext:value-type="float">
            <text:p>-4.98599002802005</text:p>
          </table:table-cell>
          <table:table-cell table:formula="of:=ABS([.E273]-[.B273])/0.0166667" office:value-type="float" office:value="547.49890500219" calcext:value-type="float">
            <text:p>547.49890500219</text:p>
          </table:table-cell>
          <table:table-cell table:formula="of:=([.F273]-[.C273])/0.0166667" office:value-type="float" office:value="-15.0959698080606" calcext:value-type="float">
            <text:p>-15.0959698080606</text:p>
          </table:table-cell>
          <table:table-cell table:formula="of:=DEGREES(ATAN(ABS([.F273]-[.C273])/ABS([.E273]-[.B273])))" office:value-type="float" office:value="1.57939360445572" calcext:value-type="float">
            <text:p>1.57939360445572</text:p>
          </table:table-cell>
          <table:table-cell table:formula="of:=SQRT(POWER([.H273];2)+POWER([.I273];2)+POWER([.J273];2))" office:value-type="float" office:value="547.729677285796" calcext:value-type="float">
            <text:p>547.729677285796</text:p>
          </table:table-cell>
        </table:table-row>
        <table:table-row table:style-name="ro1">
          <table:table-cell office:value-type="float" office:value="48.9318" calcext:value-type="float">
            <text:p>48.9318</text:p>
          </table:table-cell>
          <table:table-cell office:value-type="float" office:value="280.943" calcext:value-type="float">
            <text:p>280.943</text:p>
          </table:table-cell>
          <table:table-cell office:value-type="float" office:value="42.1045" calcext:value-type="float">
            <text:p>42.1045</text:p>
          </table:table-cell>
          <table:table-cell office:value-type="float" office:value="48.8648" calcext:value-type="float">
            <text:p>48.8648</text:p>
          </table:table-cell>
          <table:table-cell office:value-type="float" office:value="271.629" calcext:value-type="float">
            <text:p>271.629</text:p>
          </table:table-cell>
          <table:table-cell office:value-type="float" office:value="42.1066" calcext:value-type="float">
            <text:p>42.1066</text:p>
          </table:table-cell>
          <table:table-cell/>
          <table:table-cell table:formula="of:=([.D274]-[.A274])/0.0166667" office:value-type="float" office:value="-4.01999196001609" calcext:value-type="float">
            <text:p>-4.01999196001609</text:p>
          </table:table-cell>
          <table:table-cell table:formula="of:=ABS([.E274]-[.B274])/0.0166667" office:value-type="float" office:value="558.838882322233" calcext:value-type="float">
            <text:p>558.838882322233</text:p>
          </table:table-cell>
          <table:table-cell table:formula="of:=([.F274]-[.C274])/0.0166667" office:value-type="float" office:value="0.125999748000424" calcext:value-type="float">
            <text:p>0.125999748000424</text:p>
          </table:table-cell>
          <table:table-cell table:formula="of:=DEGREES(ATAN(ABS([.F274]-[.C274])/ABS([.E274]-[.B274])))" office:value-type="float" office:value="0.0129183095274361" calcext:value-type="float">
            <text:p>0.012918309527436</text:p>
          </table:table-cell>
          <table:table-cell table:formula="of:=SQRT(POWER([.H274];2)+POWER([.I274];2)+POWER([.J274];2))" office:value-type="float" office:value="558.853355189407" calcext:value-type="float">
            <text:p>558.853355189407</text:p>
          </table:table-cell>
        </table:table-row>
        <table:table-row table:style-name="ro1">
          <table:table-cell office:value-type="float" office:value="48.9919" calcext:value-type="float">
            <text:p>48.9919</text:p>
          </table:table-cell>
          <table:table-cell office:value-type="float" office:value="274.271" calcext:value-type="float">
            <text:p>274.271</text:p>
          </table:table-cell>
          <table:table-cell office:value-type="float" office:value="42.1729" calcext:value-type="float">
            <text:p>42.1729</text:p>
          </table:table-cell>
          <table:table-cell office:value-type="float" office:value="48.9851" calcext:value-type="float">
            <text:p>48.9851</text:p>
          </table:table-cell>
          <table:table-cell office:value-type="float" office:value="263.929" calcext:value-type="float">
            <text:p>263.929</text:p>
          </table:table-cell>
          <table:table-cell office:value-type="float" office:value="42.1409" calcext:value-type="float">
            <text:p>42.1409</text:p>
          </table:table-cell>
          <table:table-cell/>
          <table:table-cell table:formula="of:=([.D275]-[.A275])/0.0166667" office:value-type="float" office:value="-0.407999184001534" calcext:value-type="float">
            <text:p>-0.407999184001534</text:p>
          </table:table-cell>
          <table:table-cell table:formula="of:=ABS([.E275]-[.B275])/0.0166667" office:value-type="float" office:value="620.518758962485" calcext:value-type="float">
            <text:p>620.518758962485</text:p>
          </table:table-cell>
          <table:table-cell table:formula="of:=([.F275]-[.C275])/0.0166667" office:value-type="float" office:value="-1.91999616000747" calcext:value-type="float">
            <text:p>-1.91999616000747</text:p>
          </table:table-cell>
          <table:table-cell table:formula="of:=DEGREES(ATAN(ABS([.F275]-[.C275])/ABS([.E275]-[.B275])))" office:value-type="float" office:value="0.177282836326472" calcext:value-type="float">
            <text:p>0.177282836326472</text:p>
          </table:table-cell>
          <table:table-cell table:formula="of:=SQRT(POWER([.H275];2)+POWER([.I275];2)+POWER([.J275];2))" office:value-type="float" office:value="620.521863493085" calcext:value-type="float">
            <text:p>620.521863493085</text:p>
          </table:table-cell>
        </table:table-row>
        <table:table-row table:style-name="ro1">
          <table:table-cell office:value-type="float" office:value="49.319" calcext:value-type="float">
            <text:p>49.319</text:p>
          </table:table-cell>
          <table:table-cell office:value-type="float" office:value="278.262" calcext:value-type="float">
            <text:p>278.262</text:p>
          </table:table-cell>
          <table:table-cell office:value-type="float" office:value="42.527" calcext:value-type="float">
            <text:p>42.527</text:p>
          </table:table-cell>
          <table:table-cell office:value-type="float" office:value="49.3126" calcext:value-type="float">
            <text:p>49.3126</text:p>
          </table:table-cell>
          <table:table-cell office:value-type="float" office:value="267.726" calcext:value-type="float">
            <text:p>267.726</text:p>
          </table:table-cell>
          <table:table-cell office:value-type="float" office:value="42.7357" calcext:value-type="float">
            <text:p>42.7357</text:p>
          </table:table-cell>
          <table:table-cell/>
          <table:table-cell table:formula="of:=([.D276]-[.A276])/0.0166667" office:value-type="float" office:value="-0.383999232001494" calcext:value-type="float">
            <text:p>-0.383999232001494</text:p>
          </table:table-cell>
          <table:table-cell table:formula="of:=ABS([.E276]-[.B276])/0.0166667" office:value-type="float" office:value="632.158735682529" calcext:value-type="float">
            <text:p>632.158735682529</text:p>
          </table:table-cell>
          <table:table-cell table:formula="of:=([.F276]-[.C276])/0.0166667" office:value-type="float" office:value="12.5219749560501" calcext:value-type="float">
            <text:p>12.5219749560501</text:p>
          </table:table-cell>
          <table:table-cell table:formula="of:=DEGREES(ATAN(ABS([.F276]-[.C276])/ABS([.E276]-[.B276])))" office:value-type="float" office:value="1.13478223451529" calcext:value-type="float">
            <text:p>1.13478223451529</text:p>
          </table:table-cell>
          <table:table-cell table:formula="of:=SQRT(POWER([.H276];2)+POWER([.I276];2)+POWER([.J276];2))" office:value-type="float" office:value="632.282859495608" calcext:value-type="float">
            <text:p>632.282859495608</text:p>
          </table:table-cell>
        </table:table-row>
        <table:table-row table:style-name="ro1">
          <table:table-cell office:value-type="float" office:value="48.5794" calcext:value-type="float">
            <text:p>48.5794</text:p>
          </table:table-cell>
          <table:table-cell office:value-type="float" office:value="287.948" calcext:value-type="float">
            <text:p>287.948</text:p>
          </table:table-cell>
          <table:table-cell office:value-type="float" office:value="40.9938" calcext:value-type="float">
            <text:p>40.9938</text:p>
          </table:table-cell>
          <table:table-cell office:value-type="float" office:value="48.9839" calcext:value-type="float">
            <text:p>48.9839</text:p>
          </table:table-cell>
          <table:table-cell office:value-type="float" office:value="269.07" calcext:value-type="float">
            <text:p>269.07</text:p>
          </table:table-cell>
          <table:table-cell office:value-type="float" office:value="42.0296" calcext:value-type="float">
            <text:p>42.0296</text:p>
          </table:table-cell>
          <table:table-cell/>
          <table:table-cell table:formula="of:=([.D277]-[.A277])/0.0166667" office:value-type="float" office:value="24.269951460097" calcext:value-type="float">
            <text:p>24.269951460097</text:p>
          </table:table-cell>
          <table:table-cell table:formula="of:=ABS([.E277]-[.B277])/0.0166667" office:value-type="float" office:value="1132.67773464453" calcext:value-type="float">
            <text:p>1132.67773464453</text:p>
          </table:table-cell>
          <table:table-cell table:formula="of:=([.F277]-[.C277])/0.0166667" office:value-type="float" office:value="62.1478757042487" calcext:value-type="float">
            <text:p>62.1478757042487</text:p>
          </table:table-cell>
          <table:table-cell table:formula="of:=DEGREES(ATAN(ABS([.F277]-[.C277])/ABS([.E277]-[.B277])))" office:value-type="float" office:value="3.14056154853365" calcext:value-type="float">
            <text:p>3.14056154853365</text:p>
          </table:table-cell>
          <table:table-cell table:formula="of:=SQRT(POWER([.H277];2)+POWER([.I277];2)+POWER([.J277];2))" office:value-type="float" office:value="1134.641017925" calcext:value-type="float">
            <text:p>1134.641017925</text:p>
          </table:table-cell>
        </table:table-row>
        <table:table-row table:style-name="ro1">
          <table:table-cell office:value-type="float" office:value="49.0171" calcext:value-type="float">
            <text:p>49.0171</text:p>
          </table:table-cell>
          <table:table-cell office:value-type="float" office:value="278.491" calcext:value-type="float">
            <text:p>278.491</text:p>
          </table:table-cell>
          <table:table-cell office:value-type="float" office:value="40.9907" calcext:value-type="float">
            <text:p>40.9907</text:p>
          </table:table-cell>
          <table:table-cell office:value-type="float" office:value="49.0088" calcext:value-type="float">
            <text:p>49.0088</text:p>
          </table:table-cell>
          <table:table-cell office:value-type="float" office:value="267.973" calcext:value-type="float">
            <text:p>267.973</text:p>
          </table:table-cell>
          <table:table-cell office:value-type="float" office:value="40.9816" calcext:value-type="float">
            <text:p>40.9816</text:p>
          </table:table-cell>
          <table:table-cell/>
          <table:table-cell table:formula="of:=([.D278]-[.A278])/0.0166667" office:value-type="float" office:value="-0.497999004001897" calcext:value-type="float">
            <text:p>-0.497999004001897</text:p>
          </table:table-cell>
          <table:table-cell table:formula="of:=ABS([.E278]-[.B278])/0.0166667" office:value-type="float" office:value="631.078737842523" calcext:value-type="float">
            <text:p>631.078737842523</text:p>
          </table:table-cell>
          <table:table-cell table:formula="of:=([.F278]-[.C278])/0.0166667" office:value-type="float" office:value="-0.545998908001977" calcext:value-type="float">
            <text:p>-0.545998908001977</text:p>
          </table:table-cell>
          <table:table-cell table:formula="of:=DEGREES(ATAN(ABS([.F278]-[.C278])/ABS([.E278]-[.B278])))" office:value-type="float" office:value="0.0495713503968745" calcext:value-type="float">
            <text:p>0.049571350396875</text:p>
          </table:table-cell>
          <table:table-cell table:formula="of:=SQRT(POWER([.H278];2)+POWER([.I278];2)+POWER([.J278];2))" office:value-type="float" office:value="631.079170528331" calcext:value-type="float">
            <text:p>631.079170528331</text:p>
          </table:table-cell>
        </table:table-row>
        <table:table-row table:style-name="ro1">
          <table:table-cell office:value-type="float" office:value="49.1389" calcext:value-type="float">
            <text:p>49.1389</text:p>
          </table:table-cell>
          <table:table-cell office:value-type="float" office:value="281.25" calcext:value-type="float">
            <text:p>281.25</text:p>
          </table:table-cell>
          <table:table-cell office:value-type="float" office:value="40.7936" calcext:value-type="float">
            <text:p>40.7936</text:p>
          </table:table-cell>
          <table:table-cell office:value-type="float" office:value="49.059" calcext:value-type="float">
            <text:p>49.059</text:p>
          </table:table-cell>
          <table:table-cell office:value-type="float" office:value="271.96" calcext:value-type="float">
            <text:p>271.96</text:p>
          </table:table-cell>
          <table:table-cell office:value-type="float" office:value="40.5658" calcext:value-type="float">
            <text:p>40.5658</text:p>
          </table:table-cell>
          <table:table-cell/>
          <table:table-cell table:formula="of:=([.D279]-[.A279])/0.0166667" office:value-type="float" office:value="-4.7939904120193" calcext:value-type="float">
            <text:p>-4.7939904120193</text:p>
          </table:table-cell>
          <table:table-cell table:formula="of:=ABS([.E279]-[.B279])/0.0166667" office:value-type="float" office:value="557.398885202231" calcext:value-type="float">
            <text:p>557.398885202231</text:p>
          </table:table-cell>
          <table:table-cell table:formula="of:=([.F279]-[.C279])/0.0166667" office:value-type="float" office:value="-13.6679726640544" calcext:value-type="float">
            <text:p>-13.6679726640544</text:p>
          </table:table-cell>
          <table:table-cell table:formula="of:=DEGREES(ATAN(ABS([.F279]-[.C279])/ABS([.E279]-[.B279])))" office:value-type="float" office:value="1.40466776710097" calcext:value-type="float">
            <text:p>1.40466776710097</text:p>
          </table:table-cell>
          <table:table-cell table:formula="of:=SQRT(POWER([.H279];2)+POWER([.I279];2)+POWER([.J279];2))" office:value-type="float" office:value="557.587045263343" calcext:value-type="float">
            <text:p>557.587045263343</text:p>
          </table:table-cell>
        </table:table-row>
        <table:table-row table:style-name="ro1">
          <table:table-cell office:value-type="float" office:value="48.8774" calcext:value-type="float">
            <text:p>48.8774</text:p>
          </table:table-cell>
          <table:table-cell office:value-type="float" office:value="286.755" calcext:value-type="float">
            <text:p>286.755</text:p>
          </table:table-cell>
          <table:table-cell office:value-type="float" office:value="40.4156" calcext:value-type="float">
            <text:p>40.4156</text:p>
          </table:table-cell>
          <table:table-cell office:value-type="float" office:value="49.1787" calcext:value-type="float">
            <text:p>49.1787</text:p>
          </table:table-cell>
          <table:table-cell office:value-type="float" office:value="274.658" calcext:value-type="float">
            <text:p>274.658</text:p>
          </table:table-cell>
          <table:table-cell office:value-type="float" office:value="40.3667" calcext:value-type="float">
            <text:p>40.3667</text:p>
          </table:table-cell>
          <table:table-cell/>
          <table:table-cell table:formula="of:=([.D280]-[.A280])/0.0166667" office:value-type="float" office:value="18.0779638440722" calcext:value-type="float">
            <text:p>18.0779638440722</text:p>
          </table:table-cell>
          <table:table-cell table:formula="of:=ABS([.E280]-[.B280])/0.0166667" office:value-type="float" office:value="725.818548362902" calcext:value-type="float">
            <text:p>725.818548362902</text:p>
          </table:table-cell>
          <table:table-cell table:formula="of:=([.F280]-[.C280])/0.0166667" office:value-type="float" office:value="-2.93399413201151" calcext:value-type="float">
            <text:p>-2.93399413201151</text:p>
          </table:table-cell>
          <table:table-cell table:formula="of:=DEGREES(ATAN(ABS([.F280]-[.C280])/ABS([.E280]-[.B280])))" office:value-type="float" office:value="0.231606874241922" calcext:value-type="float">
            <text:p>0.231606874241922</text:p>
          </table:table-cell>
          <table:table-cell table:formula="of:=SQRT(POWER([.H280];2)+POWER([.I280];2)+POWER([.J280];2))" office:value-type="float" office:value="726.04957561171" calcext:value-type="float">
            <text:p>726.04957561171</text:p>
          </table:table-cell>
        </table:table-row>
        <table:table-row table:style-name="ro1">
          <table:table-cell office:value-type="float" office:value="48.2951" calcext:value-type="float">
            <text:p>48.2951</text:p>
          </table:table-cell>
          <table:table-cell office:value-type="float" office:value="282.564" calcext:value-type="float">
            <text:p>282.564</text:p>
          </table:table-cell>
          <table:table-cell office:value-type="float" office:value="40.0835" calcext:value-type="float">
            <text:p>40.0835</text:p>
          </table:table-cell>
          <table:table-cell office:value-type="float" office:value="48.1094" calcext:value-type="float">
            <text:p>48.1094</text:p>
          </table:table-cell>
          <table:table-cell office:value-type="float" office:value="270.559" calcext:value-type="float">
            <text:p>270.559</text:p>
          </table:table-cell>
          <table:table-cell office:value-type="float" office:value="39.819" calcext:value-type="float">
            <text:p>39.819</text:p>
          </table:table-cell>
          <table:table-cell/>
          <table:table-cell table:formula="of:=([.D281]-[.A281])/0.0166667" office:value-type="float" office:value="-11.1419777160444" calcext:value-type="float">
            <text:p>-11.1419777160444</text:p>
          </table:table-cell>
          <table:table-cell table:formula="of:=ABS([.E281]-[.B281])/0.0166667" office:value-type="float" office:value="720.298559402881" calcext:value-type="float">
            <text:p>720.298559402881</text:p>
          </table:table-cell>
          <table:table-cell table:formula="of:=([.F281]-[.C281])/0.0166667" office:value-type="float" office:value="-15.8699682600634" calcext:value-type="float">
            <text:p>-15.8699682600634</text:p>
          </table:table-cell>
          <table:table-cell table:formula="of:=DEGREES(ATAN(ABS([.F281]-[.C281])/ABS([.E281]-[.B281])))" office:value-type="float" office:value="1.26216428199947" calcext:value-type="float">
            <text:p>1.26216428199947</text:p>
          </table:table-cell>
          <table:table-cell table:formula="of:=SQRT(POWER([.H281];2)+POWER([.I281];2)+POWER([.J281];2))" office:value-type="float" office:value="720.559514709136" calcext:value-type="float">
            <text:p>720.559514709136</text:p>
          </table:table-cell>
        </table:table-row>
        <table:table-row table:style-name="ro1">
          <table:table-cell office:value-type="float" office:value="48.3228" calcext:value-type="float">
            <text:p>48.3228</text:p>
          </table:table-cell>
          <table:table-cell office:value-type="float" office:value="282.405" calcext:value-type="float">
            <text:p>282.405</text:p>
          </table:table-cell>
          <table:table-cell office:value-type="float" office:value="40.8679" calcext:value-type="float">
            <text:p>40.8679</text:p>
          </table:table-cell>
          <table:table-cell office:value-type="float" office:value="48.3906" calcext:value-type="float">
            <text:p>48.3906</text:p>
          </table:table-cell>
          <table:table-cell office:value-type="float" office:value="270.439" calcext:value-type="float">
            <text:p>270.439</text:p>
          </table:table-cell>
          <table:table-cell office:value-type="float" office:value="40.8249" calcext:value-type="float">
            <text:p>40.8249</text:p>
          </table:table-cell>
          <table:table-cell/>
          <table:table-cell table:formula="of:=([.D282]-[.A282])/0.0166667" office:value-type="float" office:value="4.06799186401617" calcext:value-type="float">
            <text:p>4.06799186401617</text:p>
          </table:table-cell>
          <table:table-cell table:formula="of:=ABS([.E282]-[.B282])/0.0166667" office:value-type="float" office:value="717.958564082869" calcext:value-type="float">
            <text:p>717.958564082869</text:p>
          </table:table-cell>
          <table:table-cell table:formula="of:=([.F282]-[.C282])/0.0166667" office:value-type="float" office:value="-2.57999484001028" calcext:value-type="float">
            <text:p>-2.57999484001028</text:p>
          </table:table-cell>
          <table:table-cell table:formula="of:=DEGREES(ATAN(ABS([.F282]-[.C282])/ABS([.E282]-[.B282])))" office:value-type="float" office:value="0.205892354520449" calcext:value-type="float">
            <text:p>0.205892354520449</text:p>
          </table:table-cell>
          <table:table-cell table:formula="of:=SQRT(POWER([.H282];2)+POWER([.I282];2)+POWER([.J282];2))" office:value-type="float" office:value="717.974724256443" calcext:value-type="float">
            <text:p>717.974724256443</text:p>
          </table:table-cell>
        </table:table-row>
        <table:table-row table:style-name="ro1">
          <table:table-cell office:value-type="float" office:value="48.0618" calcext:value-type="float">
            <text:p>48.0618</text:p>
          </table:table-cell>
          <table:table-cell office:value-type="float" office:value="282.395" calcext:value-type="float">
            <text:p>282.395</text:p>
          </table:table-cell>
          <table:table-cell office:value-type="float" office:value="40.6194" calcext:value-type="float">
            <text:p>40.6194</text:p>
          </table:table-cell>
          <table:table-cell office:value-type="float" office:value="47.9627" calcext:value-type="float">
            <text:p>47.9627</text:p>
          </table:table-cell>
          <table:table-cell office:value-type="float" office:value="269.028" calcext:value-type="float">
            <text:p>269.028</text:p>
          </table:table-cell>
          <table:table-cell office:value-type="float" office:value="40.817" calcext:value-type="float">
            <text:p>40.817</text:p>
          </table:table-cell>
          <table:table-cell/>
          <table:table-cell table:formula="of:=([.D283]-[.A283])/0.0166667" office:value-type="float" office:value="-5.94598810802378" calcext:value-type="float">
            <text:p>-5.94598810802378</text:p>
          </table:table-cell>
          <table:table-cell table:formula="of:=ABS([.E283]-[.B283])/0.0166667" office:value-type="float" office:value="802.018395963206" calcext:value-type="float">
            <text:p>802.018395963206</text:p>
          </table:table-cell>
          <table:table-cell table:formula="of:=([.F283]-[.C283])/0.0166667" office:value-type="float" office:value="11.8559762880475" calcext:value-type="float">
            <text:p>11.8559762880475</text:p>
          </table:table-cell>
          <table:table-cell table:formula="of:=DEGREES(ATAN(ABS([.F283]-[.C283])/ABS([.E283]-[.B283])))" office:value-type="float" office:value="0.846923127336953" calcext:value-type="float">
            <text:p>0.846923127336953</text:p>
          </table:table-cell>
          <table:table-cell table:formula="of:=SQRT(POWER([.H283];2)+POWER([.I283];2)+POWER([.J283];2))" office:value-type="float" office:value="802.128061104782" calcext:value-type="float">
            <text:p>802.128061104782</text:p>
          </table:table-cell>
        </table:table-row>
        <table:table-row table:style-name="ro1">
          <table:table-cell office:value-type="float" office:value="50.0781" calcext:value-type="float">
            <text:p>50.0781</text:p>
          </table:table-cell>
          <table:table-cell office:value-type="float" office:value="282.894" calcext:value-type="float">
            <text:p>282.894</text:p>
          </table:table-cell>
          <table:table-cell office:value-type="float" office:value="40.5181" calcext:value-type="float">
            <text:p>40.5181</text:p>
          </table:table-cell>
          <table:table-cell office:value-type="float" office:value="49.7812" calcext:value-type="float">
            <text:p>49.7812</text:p>
          </table:table-cell>
          <table:table-cell office:value-type="float" office:value="272.245" calcext:value-type="float">
            <text:p>272.245</text:p>
          </table:table-cell>
          <table:table-cell office:value-type="float" office:value="40.0152" calcext:value-type="float">
            <text:p>40.0152</text:p>
          </table:table-cell>
          <table:table-cell/>
          <table:table-cell table:formula="of:=([.D284]-[.A284])/0.0166667" office:value-type="float" office:value="-17.8139643720713" calcext:value-type="float">
            <text:p>-17.8139643720713</text:p>
          </table:table-cell>
          <table:table-cell table:formula="of:=ABS([.E284]-[.B284])/0.0166667" office:value-type="float" office:value="638.938722122556" calcext:value-type="float">
            <text:p>638.938722122556</text:p>
          </table:table-cell>
          <table:table-cell table:formula="of:=([.F284]-[.C284])/0.0166667" office:value-type="float" office:value="-30.1739396521205" calcext:value-type="float">
            <text:p>-30.1739396521205</text:p>
          </table:table-cell>
          <table:table-cell table:formula="of:=DEGREES(ATAN(ABS([.F284]-[.C284])/ABS([.E284]-[.B284])))" office:value-type="float" office:value="2.70378962182519" calcext:value-type="float">
            <text:p>2.70378962182519</text:p>
          </table:table-cell>
          <table:table-cell table:formula="of:=SQRT(POWER([.H284];2)+POWER([.I284];2)+POWER([.J284];2))" office:value-type="float" office:value="639.898815898564" calcext:value-type="float">
            <text:p>639.898815898564</text:p>
          </table:table-cell>
        </table:table-row>
        <table:table-row table:style-name="ro1">
          <table:table-cell office:value-type="float" office:value="74.5018" calcext:value-type="float">
            <text:p>74.5018</text:p>
          </table:table-cell>
          <table:table-cell office:value-type="float" office:value="271.187" calcext:value-type="float">
            <text:p>271.187</text:p>
          </table:table-cell>
          <table:table-cell office:value-type="float" office:value="40.9408" calcext:value-type="float">
            <text:p>40.9408</text:p>
          </table:table-cell>
          <table:table-cell office:value-type="float" office:value="74.1831" calcext:value-type="float">
            <text:p>74.1831</text:p>
          </table:table-cell>
          <table:table-cell office:value-type="float" office:value="260.174" calcext:value-type="float">
            <text:p>260.174</text:p>
          </table:table-cell>
          <table:table-cell office:value-type="float" office:value="40.8251" calcext:value-type="float">
            <text:p>40.8251</text:p>
          </table:table-cell>
          <table:table-cell/>
          <table:table-cell table:formula="of:=([.D285]-[.A285])/0.0166667" office:value-type="float" office:value="-19.1219617560769" calcext:value-type="float">
            <text:p>-19.1219617560769</text:p>
          </table:table-cell>
          <table:table-cell table:formula="of:=ABS([.E285]-[.B285])/0.0166667" office:value-type="float" office:value="660.778678442645" calcext:value-type="float">
            <text:p>660.778678442645</text:p>
          </table:table-cell>
          <table:table-cell table:formula="of:=([.F285]-[.C285])/0.0166667" office:value-type="float" office:value="-6.941986116028" calcext:value-type="float">
            <text:p>-6.941986116028</text:p>
          </table:table-cell>
          <table:table-cell table:formula="of:=DEGREES(ATAN(ABS([.F285]-[.C285])/ABS([.E285]-[.B285])))" office:value-type="float" office:value="0.601913903383032" calcext:value-type="float">
            <text:p>0.601913903383032</text:p>
          </table:table-cell>
          <table:table-cell table:formula="of:=SQRT(POWER([.H285];2)+POWER([.I285];2)+POWER([.J285];2))" office:value-type="float" office:value="661.091750422772" calcext:value-type="float">
            <text:p>661.091750422772</text:p>
          </table:table-cell>
        </table:table-row>
        <table:table-row table:style-name="ro1">
          <table:table-cell office:value-type="float" office:value="76.0837" calcext:value-type="float">
            <text:p>76.0837</text:p>
          </table:table-cell>
          <table:table-cell office:value-type="float" office:value="280.537" calcext:value-type="float">
            <text:p>280.537</text:p>
          </table:table-cell>
          <table:table-cell office:value-type="float" office:value="39.3873" calcext:value-type="float">
            <text:p>39.3873</text:p>
          </table:table-cell>
          <table:table-cell office:value-type="float" office:value="75.4842" calcext:value-type="float">
            <text:p>75.4842</text:p>
          </table:table-cell>
          <table:table-cell office:value-type="float" office:value="270.403" calcext:value-type="float">
            <text:p>270.403</text:p>
          </table:table-cell>
          <table:table-cell office:value-type="float" office:value="39.0837" calcext:value-type="float">
            <text:p>39.0837</text:p>
          </table:table-cell>
          <table:table-cell/>
          <table:table-cell table:formula="of:=([.D286]-[.A286])/0.0166667" office:value-type="float" office:value="-35.9699280601434" calcext:value-type="float">
            <text:p>-35.9699280601434</text:p>
          </table:table-cell>
          <table:table-cell table:formula="of:=ABS([.E286]-[.B286])/0.0166667" office:value-type="float" office:value="608.03878392243" calcext:value-type="float">
            <text:p>608.03878392243</text:p>
          </table:table-cell>
          <table:table-cell table:formula="of:=([.F286]-[.C286])/0.0166667" office:value-type="float" office:value="-18.215963568073" calcext:value-type="float">
            <text:p>-18.215963568073</text:p>
          </table:table-cell>
          <table:table-cell table:formula="of:=DEGREES(ATAN(ABS([.F286]-[.C286])/ABS([.E286]-[.B286])))" office:value-type="float" office:value="1.71598553087219" calcext:value-type="float">
            <text:p>1.71598553087219</text:p>
          </table:table-cell>
          <table:table-cell table:formula="of:=SQRT(POWER([.H286];2)+POWER([.I286];2)+POWER([.J286];2))" office:value-type="float" office:value="609.37412137966" calcext:value-type="float">
            <text:p>609.37412137966</text:p>
          </table:table-cell>
        </table:table-row>
        <table:table-row table:style-name="ro1">
          <table:table-cell office:value-type="float" office:value="75.3319" calcext:value-type="float">
            <text:p>75.3319</text:p>
          </table:table-cell>
          <table:table-cell office:value-type="float" office:value="281.763" calcext:value-type="float">
            <text:p>281.763</text:p>
          </table:table-cell>
          <table:table-cell office:value-type="float" office:value="39.4454" calcext:value-type="float">
            <text:p>39.4454</text:p>
          </table:table-cell>
          <table:table-cell office:value-type="float" office:value="74.4881" calcext:value-type="float">
            <text:p>74.4881</text:p>
          </table:table-cell>
          <table:table-cell office:value-type="float" office:value="270.293" calcext:value-type="float">
            <text:p>270.293</text:p>
          </table:table-cell>
          <table:table-cell office:value-type="float" office:value="39.1115" calcext:value-type="float">
            <text:p>39.1115</text:p>
          </table:table-cell>
          <table:table-cell/>
          <table:table-cell table:formula="of:=([.D287]-[.A287])/0.0166667" office:value-type="float" office:value="-50.6278987442026" calcext:value-type="float">
            <text:p>-50.6278987442026</text:p>
          </table:table-cell>
          <table:table-cell table:formula="of:=ABS([.E287]-[.B287])/0.0166667" office:value-type="float" office:value="688.198623602751" calcext:value-type="float">
            <text:p>688.198623602751</text:p>
          </table:table-cell>
          <table:table-cell table:formula="of:=([.F287]-[.C287])/0.0166667" office:value-type="float" office:value="-20.0339599320801" calcext:value-type="float">
            <text:p>-20.0339599320801</text:p>
          </table:table-cell>
          <table:table-cell table:formula="of:=DEGREES(ATAN(ABS([.F287]-[.C287])/ABS([.E287]-[.B287])))" office:value-type="float" office:value="1.66745069052103" calcext:value-type="float">
            <text:p>1.66745069052103</text:p>
          </table:table-cell>
          <table:table-cell table:formula="of:=SQRT(POWER([.H287];2)+POWER([.I287];2)+POWER([.J287];2))" office:value-type="float" office:value="690.349106764494" calcext:value-type="float">
            <text:p>690.349106764494</text:p>
          </table:table-cell>
        </table:table-row>
        <table:table-row table:style-name="ro1">
          <table:table-cell office:value-type="float" office:value="74.9796" calcext:value-type="float">
            <text:p>74.9796</text:p>
          </table:table-cell>
          <table:table-cell office:value-type="float" office:value="268.82" calcext:value-type="float">
            <text:p>268.82</text:p>
          </table:table-cell>
          <table:table-cell office:value-type="float" office:value="40.588" calcext:value-type="float">
            <text:p>40.588</text:p>
          </table:table-cell>
          <table:table-cell office:value-type="float" office:value="74.1799" calcext:value-type="float">
            <text:p>74.1799</text:p>
          </table:table-cell>
          <table:table-cell office:value-type="float" office:value="260.356" calcext:value-type="float">
            <text:p>260.356</text:p>
          </table:table-cell>
          <table:table-cell office:value-type="float" office:value="39.8258" calcext:value-type="float">
            <text:p>39.8258</text:p>
          </table:table-cell>
          <table:table-cell/>
          <table:table-cell table:formula="of:=([.D288]-[.A288])/0.0166667" office:value-type="float" office:value="-47.981904036192" calcext:value-type="float">
            <text:p>-47.981904036192</text:p>
          </table:table-cell>
          <table:table-cell table:formula="of:=ABS([.E288]-[.B288])/0.0166667" office:value-type="float" office:value="507.838984322031" calcext:value-type="float">
            <text:p>507.838984322031</text:p>
          </table:table-cell>
          <table:table-cell table:formula="of:=([.F288]-[.C288])/0.0166667" office:value-type="float" office:value="-45.7319085361829" calcext:value-type="float">
            <text:p>-45.7319085361829</text:p>
          </table:table-cell>
          <table:table-cell table:formula="of:=DEGREES(ATAN(ABS([.F288]-[.C288])/ABS([.E288]-[.B288])))" office:value-type="float" office:value="5.14571912611345" calcext:value-type="float">
            <text:p>5.14571912611345</text:p>
          </table:table-cell>
          <table:table-cell table:formula="of:=SQRT(POWER([.H288];2)+POWER([.I288];2)+POWER([.J288];2))" office:value-type="float" office:value="512.146565516682" calcext:value-type="float">
            <text:p>512.146565516682</text:p>
          </table:table-cell>
        </table:table-row>
        <table:table-row table:style-name="ro1">
          <table:table-cell office:value-type="float" office:value="78.1174" calcext:value-type="float">
            <text:p>78.1174</text:p>
          </table:table-cell>
          <table:table-cell office:value-type="float" office:value="280.55" calcext:value-type="float">
            <text:p>280.55</text:p>
          </table:table-cell>
          <table:table-cell office:value-type="float" office:value="40.1232" calcext:value-type="float">
            <text:p>40.1232</text:p>
          </table:table-cell>
          <table:table-cell office:value-type="float" office:value="77.4765" calcext:value-type="float">
            <text:p>77.4765</text:p>
          </table:table-cell>
          <table:table-cell office:value-type="float" office:value="270.444" calcext:value-type="float">
            <text:p>270.444</text:p>
          </table:table-cell>
          <table:table-cell office:value-type="float" office:value="39.8007" calcext:value-type="float">
            <text:p>39.8007</text:p>
          </table:table-cell>
          <table:table-cell/>
          <table:table-cell table:formula="of:=([.D289]-[.A289])/0.0166667" office:value-type="float" office:value="-38.4539230921539" calcext:value-type="float">
            <text:p>-38.4539230921539</text:p>
          </table:table-cell>
          <table:table-cell table:formula="of:=ABS([.E289]-[.B289])/0.0166667" office:value-type="float" office:value="606.358787282425" calcext:value-type="float">
            <text:p>606.358787282425</text:p>
          </table:table-cell>
          <table:table-cell table:formula="of:=([.F289]-[.C289])/0.0166667" office:value-type="float" office:value="-19.3499613000773" calcext:value-type="float">
            <text:p>-19.3499613000773</text:p>
          </table:table-cell>
          <table:table-cell table:formula="of:=DEGREES(ATAN(ABS([.F289]-[.C289])/ABS([.E289]-[.B289])))" office:value-type="float" office:value="1.82778748750123" calcext:value-type="float">
            <text:p>1.82778748750123</text:p>
          </table:table-cell>
          <table:table-cell table:formula="of:=SQRT(POWER([.H289];2)+POWER([.I289];2)+POWER([.J289];2))" office:value-type="float" office:value="607.884943157918" calcext:value-type="float">
            <text:p>607.884943157918</text:p>
          </table:table-cell>
        </table:table-row>
        <table:table-row table:style-name="ro1">
          <table:table-cell office:value-type="float" office:value="96.7228" calcext:value-type="float">
            <text:p>96.7228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41.7134" calcext:value-type="float">
            <text:p>41.7134</text:p>
          </table:table-cell>
          <table:table-cell office:value-type="float" office:value="96.3908" calcext:value-type="float">
            <text:p>96.3908</text:p>
          </table:table-cell>
          <table:table-cell office:value-type="float" office:value="257.7" calcext:value-type="float">
            <text:p>257.7</text:p>
          </table:table-cell>
          <table:table-cell office:value-type="float" office:value="41.7686" calcext:value-type="float">
            <text:p>41.7686</text:p>
          </table:table-cell>
          <table:table-cell/>
          <table:table-cell table:formula="of:=([.D290]-[.A290])/0.0166667" office:value-type="float" office:value="-19.9199601600802" calcext:value-type="float">
            <text:p>-19.9199601600802</text:p>
          </table:table-cell>
          <table:table-cell table:formula="of:=ABS([.E290]-[.B290])/0.0166667" office:value-type="float" office:value="635.278729442542" calcext:value-type="float">
            <text:p>635.278729442542</text:p>
          </table:table-cell>
          <table:table-cell table:formula="of:=([.F290]-[.C290])/0.0166667" office:value-type="float" office:value="3.3119933760132" calcext:value-type="float">
            <text:p>3.3119933760132</text:p>
          </table:table-cell>
          <table:table-cell table:formula="of:=DEGREES(ATAN(ABS([.F290]-[.C290])/ABS([.E290]-[.B290])))" office:value-type="float" office:value="0.298705928903213" calcext:value-type="float">
            <text:p>0.298705928903213</text:p>
          </table:table-cell>
          <table:table-cell table:formula="of:=SQRT(POWER([.H290];2)+POWER([.I290];2)+POWER([.J290];2))" office:value-type="float" office:value="635.599589517672" calcext:value-type="float">
            <text:p>635.599589517672</text:p>
          </table:table-cell>
        </table:table-row>
        <table:table-row table:style-name="ro1">
          <table:table-cell office:value-type="float" office:value="101.479" calcext:value-type="float">
            <text:p>101.479</text:p>
          </table:table-cell>
          <table:table-cell office:value-type="float" office:value="276.868" calcext:value-type="float">
            <text:p>276.868</text:p>
          </table:table-cell>
          <table:table-cell office:value-type="float" office:value="40.771" calcext:value-type="float">
            <text:p>40.771</text:p>
          </table:table-cell>
          <table:table-cell office:value-type="float" office:value="101.052" calcext:value-type="float">
            <text:p>101.052</text:p>
          </table:table-cell>
          <table:table-cell office:value-type="float" office:value="266.057" calcext:value-type="float">
            <text:p>266.057</text:p>
          </table:table-cell>
          <table:table-cell office:value-type="float" office:value="40.3308" calcext:value-type="float">
            <text:p>40.3308</text:p>
          </table:table-cell>
          <table:table-cell/>
          <table:table-cell table:formula="of:=([.D291]-[.A291])/0.0166667" office:value-type="float" office:value="-25.619948760102" calcext:value-type="float">
            <text:p>-25.619948760102</text:p>
          </table:table-cell>
          <table:table-cell table:formula="of:=ABS([.E291]-[.B291])/0.0166667" office:value-type="float" office:value="648.658702682593" calcext:value-type="float">
            <text:p>648.658702682593</text:p>
          </table:table-cell>
          <table:table-cell table:formula="of:=([.F291]-[.C291])/0.0166667" office:value-type="float" office:value="-26.4119471761055" calcext:value-type="float">
            <text:p>-26.4119471761055</text:p>
          </table:table-cell>
          <table:table-cell table:formula="of:=DEGREES(ATAN(ABS([.F291]-[.C291])/ABS([.E291]-[.B291])))" office:value-type="float" office:value="2.33166935265432" calcext:value-type="float">
            <text:p>2.33166935265432</text:p>
          </table:table-cell>
          <table:table-cell table:formula="of:=SQRT(POWER([.H291];2)+POWER([.I291];2)+POWER([.J291];2))" office:value-type="float" office:value="649.701535548415" calcext:value-type="float">
            <text:p>649.701535548415</text:p>
          </table:table-cell>
        </table:table-row>
        <table:table-row table:style-name="ro1">
          <table:table-cell office:value-type="float" office:value="101.745" calcext:value-type="float">
            <text:p>101.745</text:p>
          </table:table-cell>
          <table:table-cell office:value-type="float" office:value="269.426" calcext:value-type="float">
            <text:p>269.426</text:p>
          </table:table-cell>
          <table:table-cell office:value-type="float" office:value="41.2396" calcext:value-type="float">
            <text:p>41.2396</text:p>
          </table:table-cell>
          <table:table-cell office:value-type="float" office:value="101.15" calcext:value-type="float">
            <text:p>101.15</text:p>
          </table:table-cell>
          <table:table-cell office:value-type="float" office:value="260.096" calcext:value-type="float">
            <text:p>260.096</text:p>
          </table:table-cell>
          <table:table-cell office:value-type="float" office:value="40.8448" calcext:value-type="float">
            <text:p>40.8448</text:p>
          </table:table-cell>
          <table:table-cell/>
          <table:table-cell table:formula="of:=([.D292]-[.A292])/0.0166667" office:value-type="float" office:value="-35.6999286001427" calcext:value-type="float">
            <text:p>-35.6999286001427</text:p>
          </table:table-cell>
          <table:table-cell table:formula="of:=ABS([.E292]-[.B292])/0.0166667" office:value-type="float" office:value="559.798880402238" calcext:value-type="float">
            <text:p>559.798880402238</text:p>
          </table:table-cell>
          <table:table-cell table:formula="of:=([.F292]-[.C292])/0.0166667" office:value-type="float" office:value="-23.687952624095" calcext:value-type="float">
            <text:p>-23.687952624095</text:p>
          </table:table-cell>
          <table:table-cell table:formula="of:=DEGREES(ATAN(ABS([.F292]-[.C292])/ABS([.E292]-[.B292])))" office:value-type="float" office:value="2.42303184636601" calcext:value-type="float">
            <text:p>2.42303184636601</text:p>
          </table:table-cell>
          <table:table-cell table:formula="of:=SQRT(POWER([.H292];2)+POWER([.I292];2)+POWER([.J292];2))" office:value-type="float" office:value="561.436007485427" calcext:value-type="float">
            <text:p>561.436007485427</text:p>
          </table:table-cell>
        </table:table-row>
        <table:table-row table:style-name="ro1">
          <table:table-cell office:value-type="float" office:value="102.119" calcext:value-type="float">
            <text:p>102.119</text:p>
          </table:table-cell>
          <table:table-cell office:value-type="float" office:value="279.182" calcext:value-type="float">
            <text:p>279.182</text:p>
          </table:table-cell>
          <table:table-cell office:value-type="float" office:value="41.3941" calcext:value-type="float">
            <text:p>41.3941</text:p>
          </table:table-cell>
          <table:table-cell office:value-type="float" office:value="101.984" calcext:value-type="float">
            <text:p>101.984</text:p>
          </table:table-cell>
          <table:table-cell office:value-type="float" office:value="265.713" calcext:value-type="float">
            <text:p>265.713</text:p>
          </table:table-cell>
          <table:table-cell office:value-type="float" office:value="41.8469" calcext:value-type="float">
            <text:p>41.8469</text:p>
          </table:table-cell>
          <table:table-cell/>
          <table:table-cell table:formula="of:=([.D293]-[.A293])/0.0166667" office:value-type="float" office:value="-8.09998380003271" calcext:value-type="float">
            <text:p>-8.09998380003271</text:p>
          </table:table-cell>
          <table:table-cell table:formula="of:=ABS([.E293]-[.B293])/0.0166667" office:value-type="float" office:value="808.138383723232" calcext:value-type="float">
            <text:p>808.138383723232</text:p>
          </table:table-cell>
          <table:table-cell table:formula="of:=([.F293]-[.C293])/0.0166667" office:value-type="float" office:value="27.1679456641084" calcext:value-type="float">
            <text:p>27.1679456641084</text:p>
          </table:table-cell>
          <table:table-cell table:formula="of:=DEGREES(ATAN(ABS([.F293]-[.C293])/ABS([.E293]-[.B293])))" office:value-type="float" office:value="1.92544079663495" calcext:value-type="float">
            <text:p>1.92544079663495</text:p>
          </table:table-cell>
          <table:table-cell table:formula="of:=SQRT(POWER([.H293];2)+POWER([.I293];2)+POWER([.J293];2))" office:value-type="float" office:value="808.635489114822" calcext:value-type="float">
            <text:p>808.635489114822</text:p>
          </table:table-cell>
        </table:table-row>
        <table:table-row table:style-name="ro1">
          <table:table-cell office:value-type="float" office:value="100.683" calcext:value-type="float">
            <text:p>100.683</text:p>
          </table:table-cell>
          <table:table-cell office:value-type="float" office:value="275.878" calcext:value-type="float">
            <text:p>275.878</text:p>
          </table:table-cell>
          <table:table-cell office:value-type="float" office:value="39.6901" calcext:value-type="float">
            <text:p>39.6901</text:p>
          </table:table-cell>
          <table:table-cell office:value-type="float" office:value="98.9241" calcext:value-type="float">
            <text:p>98.9241</text:p>
          </table:table-cell>
          <table:table-cell office:value-type="float" office:value="255.502" calcext:value-type="float">
            <text:p>255.502</text:p>
          </table:table-cell>
          <table:table-cell office:value-type="float" office:value="41.1589" calcext:value-type="float">
            <text:p>41.1589</text:p>
          </table:table-cell>
          <table:table-cell/>
          <table:table-cell table:formula="of:=([.D294]-[.A294])/0.0166667" office:value-type="float" office:value="-105.533788932423" calcext:value-type="float">
            <text:p>-105.533788932423</text:p>
          </table:table-cell>
          <table:table-cell table:formula="of:=ABS([.E294]-[.B294])/0.0166667" office:value-type="float" office:value="1222.55755488489" calcext:value-type="float">
            <text:p>1222.55755488489</text:p>
          </table:table-cell>
          <table:table-cell table:formula="of:=([.F294]-[.C294])/0.0166667" office:value-type="float" office:value="88.1278237443526" calcext:value-type="float">
            <text:p>88.1278237443526</text:p>
          </table:table-cell>
          <table:table-cell table:formula="of:=DEGREES(ATAN(ABS([.F294]-[.C294])/ABS([.E294]-[.B294])))" office:value-type="float" office:value="4.12302362146956" calcext:value-type="float">
            <text:p>4.12302362146956</text:p>
          </table:table-cell>
          <table:table-cell table:formula="of:=SQRT(POWER([.H294];2)+POWER([.I294];2)+POWER([.J294];2))" office:value-type="float" office:value="1230.26455241564" calcext:value-type="float">
            <text:p>1230.26455241564</text:p>
          </table:table-cell>
        </table:table-row>
        <table:table-row table:style-name="ro1">
          <table:table-cell office:value-type="float" office:value="104.53" calcext:value-type="float">
            <text:p>104.53</text:p>
          </table:table-cell>
          <table:table-cell office:value-type="float" office:value="269.679" calcext:value-type="float">
            <text:p>269.679</text:p>
          </table:table-cell>
          <table:table-cell office:value-type="float" office:value="39.2021" calcext:value-type="float">
            <text:p>39.2021</text:p>
          </table:table-cell>
          <table:table-cell office:value-type="float" office:value="104.028" calcext:value-type="float">
            <text:p>104.028</text:p>
          </table:table-cell>
          <table:table-cell office:value-type="float" office:value="255.689" calcext:value-type="float">
            <text:p>255.689</text:p>
          </table:table-cell>
          <table:table-cell office:value-type="float" office:value="39.1666" calcext:value-type="float">
            <text:p>39.1666</text:p>
          </table:table-cell>
          <table:table-cell/>
          <table:table-cell table:formula="of:=([.D295]-[.A295])/0.0166667" office:value-type="float" office:value="-30.1199397601202" calcext:value-type="float">
            <text:p>-30.1199397601202</text:p>
          </table:table-cell>
          <table:table-cell table:formula="of:=ABS([.E295]-[.B295])/0.0166667" office:value-type="float" office:value="839.398321203356" calcext:value-type="float">
            <text:p>839.398321203356</text:p>
          </table:table-cell>
          <table:table-cell table:formula="of:=([.F295]-[.C295])/0.0166667" office:value-type="float" office:value="-2.12999574000846" calcext:value-type="float">
            <text:p>-2.12999574000846</text:p>
          </table:table-cell>
          <table:table-cell table:formula="of:=DEGREES(ATAN(ABS([.F295]-[.C295])/ABS([.E295]-[.B295])))" office:value-type="float" office:value="0.145389264264488" calcext:value-type="float">
            <text:p>0.145389264264488</text:p>
          </table:table-cell>
          <table:table-cell table:formula="of:=SQRT(POWER([.H295];2)+POWER([.I295];2)+POWER([.J295];2))" office:value-type="float" office:value="839.941241571111" calcext:value-type="float">
            <text:p>839.941241571111</text:p>
          </table:table-cell>
        </table:table-row>
        <table:table-row table:style-name="ro1">
          <table:table-cell office:value-type="float" office:value="104.24" calcext:value-type="float">
            <text:p>104.24</text:p>
          </table:table-cell>
          <table:table-cell office:value-type="float" office:value="262.393" calcext:value-type="float">
            <text:p>262.393</text:p>
          </table:table-cell>
          <table:table-cell office:value-type="float" office:value="40.1895" calcext:value-type="float">
            <text:p>40.1895</text:p>
          </table:table-cell>
          <table:table-cell office:value-type="float" office:value="103.918" calcext:value-type="float">
            <text:p>103.918</text:p>
          </table:table-cell>
          <table:table-cell office:value-type="float" office:value="251.056" calcext:value-type="float">
            <text:p>251.056</text:p>
          </table:table-cell>
          <table:table-cell office:value-type="float" office:value="39.9743" calcext:value-type="float">
            <text:p>39.9743</text:p>
          </table:table-cell>
          <table:table-cell/>
          <table:table-cell table:formula="of:=([.D296]-[.A296])/0.0166667" office:value-type="float" office:value="-19.3199613600766" calcext:value-type="float">
            <text:p>-19.3199613600766</text:p>
          </table:table-cell>
          <table:table-cell table:formula="of:=ABS([.E296]-[.B296])/0.0166667" office:value-type="float" office:value="680.218639562719" calcext:value-type="float">
            <text:p>680.218639562719</text:p>
          </table:table-cell>
          <table:table-cell table:formula="of:=([.F296]-[.C296])/0.0166667" office:value-type="float" office:value="-12.9119741760518" calcext:value-type="float">
            <text:p>-12.9119741760518</text:p>
          </table:table-cell>
          <table:table-cell table:formula="of:=DEGREES(ATAN(ABS([.F296]-[.C296])/ABS([.E296]-[.B296])))" office:value-type="float" office:value="1.08746327514488" calcext:value-type="float">
            <text:p>1.08746327514488</text:p>
          </table:table-cell>
          <table:table-cell table:formula="of:=SQRT(POWER([.H296];2)+POWER([.I296];2)+POWER([.J296];2))" office:value-type="float" office:value="680.615440313128" calcext:value-type="float">
            <text:p>680.615440313128</text:p>
          </table:table-cell>
        </table:table-row>
        <table:table-row table:style-name="ro1">
          <table:table-cell office:value-type="float" office:value="101.83" calcext:value-type="float">
            <text:p>101.83</text:p>
          </table:table-cell>
          <table:table-cell office:value-type="float" office:value="262.649" calcext:value-type="float">
            <text:p>262.649</text:p>
          </table:table-cell>
          <table:table-cell office:value-type="float" office:value="39.4355" calcext:value-type="float">
            <text:p>39.4355</text:p>
          </table:table-cell>
          <table:table-cell office:value-type="float" office:value="100.533" calcext:value-type="float">
            <text:p>100.533</text:p>
          </table:table-cell>
          <table:table-cell office:value-type="float" office:value="250.137" calcext:value-type="float">
            <text:p>250.137</text:p>
          </table:table-cell>
          <table:table-cell office:value-type="float" office:value="39.4499" calcext:value-type="float">
            <text:p>39.4499</text:p>
          </table:table-cell>
          <table:table-cell/>
          <table:table-cell table:formula="of:=([.D297]-[.A297])/0.0166667" office:value-type="float" office:value="-77.8198443603111" calcext:value-type="float">
            <text:p>-77.8198443603111</text:p>
          </table:table-cell>
          <table:table-cell table:formula="of:=ABS([.E297]-[.B297])/0.0166667" office:value-type="float" office:value="750.718498563003" calcext:value-type="float">
            <text:p>750.718498563003</text:p>
          </table:table-cell>
          <table:table-cell table:formula="of:=([.F297]-[.C297])/0.0166667" office:value-type="float" office:value="0.863998272003574" calcext:value-type="float">
            <text:p>0.863998272003574</text:p>
          </table:table-cell>
          <table:table-cell table:formula="of:=DEGREES(ATAN(ABS([.F297]-[.C297])/ABS([.E297]-[.B297])))" office:value-type="float" office:value="0.0659414051077959" calcext:value-type="float">
            <text:p>0.065941405107796</text:p>
          </table:table-cell>
          <table:table-cell table:formula="of:=SQRT(POWER([.H297];2)+POWER([.I297];2)+POWER([.J297];2))" office:value-type="float" office:value="754.741637087796" calcext:value-type="float">
            <text:p>754.741637087796</text:p>
          </table:table-cell>
        </table:table-row>
        <table:table-row table:style-name="ro1">
          <table:table-cell office:value-type="float" office:value="103.188" calcext:value-type="float">
            <text:p>103.188</text:p>
          </table:table-cell>
          <table:table-cell office:value-type="float" office:value="268.405" calcext:value-type="float">
            <text:p>268.405</text:p>
          </table:table-cell>
          <table:table-cell office:value-type="float" office:value="39.9202" calcext:value-type="float">
            <text:p>39.9202</text:p>
          </table:table-cell>
          <table:table-cell office:value-type="float" office:value="102.241" calcext:value-type="float">
            <text:p>102.241</text:p>
          </table:table-cell>
          <table:table-cell office:value-type="float" office:value="257.938" calcext:value-type="float">
            <text:p>257.938</text:p>
          </table:table-cell>
          <table:table-cell office:value-type="float" office:value="39.7547" calcext:value-type="float">
            <text:p>39.7547</text:p>
          </table:table-cell>
          <table:table-cell/>
          <table:table-cell table:formula="of:=([.D298]-[.A298])/0.0166667" office:value-type="float" office:value="-56.8198863602274" calcext:value-type="float">
            <text:p>-56.8198863602274</text:p>
          </table:table-cell>
          <table:table-cell table:formula="of:=ABS([.E298]-[.B298])/0.0166667" office:value-type="float" office:value="628.018743962511" calcext:value-type="float">
            <text:p>628.018743962511</text:p>
          </table:table-cell>
          <table:table-cell table:formula="of:=([.F298]-[.C298])/0.0166667" office:value-type="float" office:value="-9.92998014003981" calcext:value-type="float">
            <text:p>-9.92998014003981</text:p>
          </table:table-cell>
          <table:table-cell table:formula="of:=DEGREES(ATAN(ABS([.F298]-[.C298])/ABS([.E298]-[.B298])))" office:value-type="float" office:value="0.90586236769299" calcext:value-type="float">
            <text:p>0.90586236769299</text:p>
          </table:table-cell>
          <table:table-cell table:formula="of:=SQRT(POWER([.H298];2)+POWER([.I298];2)+POWER([.J298];2))" office:value-type="float" office:value="630.662070176906" calcext:value-type="float">
            <text:p>630.662070176906</text:p>
          </table:table-cell>
        </table:table-row>
        <table:table-row table:style-name="ro1">
          <table:table-cell office:value-type="float" office:value="102.855" calcext:value-type="float">
            <text:p>102.855</text:p>
          </table:table-cell>
          <table:table-cell office:value-type="float" office:value="267.187" calcext:value-type="float">
            <text:p>267.187</text:p>
          </table:table-cell>
          <table:table-cell office:value-type="float" office:value="40.1269" calcext:value-type="float">
            <text:p>40.1269</text:p>
          </table:table-cell>
          <table:table-cell office:value-type="float" office:value="101.602" calcext:value-type="float">
            <text:p>101.602</text:p>
          </table:table-cell>
          <table:table-cell office:value-type="float" office:value="255.643" calcext:value-type="float">
            <text:p>255.643</text:p>
          </table:table-cell>
          <table:table-cell office:value-type="float" office:value="39.9145" calcext:value-type="float">
            <text:p>39.9145</text:p>
          </table:table-cell>
          <table:table-cell/>
          <table:table-cell table:formula="of:=([.D299]-[.A299])/0.0166667" office:value-type="float" office:value="-75.1798496403007" calcext:value-type="float">
            <text:p>-75.1798496403007</text:p>
          </table:table-cell>
          <table:table-cell table:formula="of:=ABS([.E299]-[.B299])/0.0166667" office:value-type="float" office:value="692.638614722771" calcext:value-type="float">
            <text:p>692.638614722771</text:p>
          </table:table-cell>
          <table:table-cell table:formula="of:=([.F299]-[.C299])/0.0166667" office:value-type="float" office:value="-12.7439745120511" calcext:value-type="float">
            <text:p>-12.7439745120511</text:p>
          </table:table-cell>
          <table:table-cell table:formula="of:=DEGREES(ATAN(ABS([.F299]-[.C299])/ABS([.E299]-[.B299])))" office:value-type="float" office:value="1.05407576134775" calcext:value-type="float">
            <text:p>1.05407576134775</text:p>
          </table:table-cell>
          <table:table-cell table:formula="of:=SQRT(POWER([.H299];2)+POWER([.I299];2)+POWER([.J299];2))" office:value-type="float" office:value="696.823269763131" calcext:value-type="float">
            <text:p>696.823269763131</text:p>
          </table:table-cell>
        </table:table-row>
        <table:table-row table:style-name="ro1">
          <table:table-cell office:value-type="float" office:value="101.342" calcext:value-type="float">
            <text:p>101.342</text:p>
          </table:table-cell>
          <table:table-cell office:value-type="float" office:value="262.668" calcext:value-type="float">
            <text:p>262.668</text:p>
          </table:table-cell>
          <table:table-cell office:value-type="float" office:value="39.4363" calcext:value-type="float">
            <text:p>39.4363</text:p>
          </table:table-cell>
          <table:table-cell office:value-type="float" office:value="99.7336" calcext:value-type="float">
            <text:p>99.7336</text:p>
          </table:table-cell>
          <table:table-cell office:value-type="float" office:value="252.46" calcext:value-type="float">
            <text:p>252.46</text:p>
          </table:table-cell>
          <table:table-cell office:value-type="float" office:value="39.0482" calcext:value-type="float">
            <text:p>39.0482</text:p>
          </table:table-cell>
          <table:table-cell/>
          <table:table-cell table:formula="of:=([.D300]-[.A300])/0.0166667" office:value-type="float" office:value="-96.5038069923862" calcext:value-type="float">
            <text:p>-96.5038069923862</text:p>
          </table:table-cell>
          <table:table-cell table:formula="of:=ABS([.E300]-[.B300])/0.0166667" office:value-type="float" office:value="612.47877504245" calcext:value-type="float">
            <text:p>612.47877504245</text:p>
          </table:table-cell>
          <table:table-cell table:formula="of:=([.F300]-[.C300])/0.0166667" office:value-type="float" office:value="-23.2859534280932" calcext:value-type="float">
            <text:p>-23.2859534280932</text:p>
          </table:table-cell>
          <table:table-cell table:formula="of:=DEGREES(ATAN(ABS([.F300]-[.C300])/ABS([.E300]-[.B300])))" office:value-type="float" office:value="2.17729107833831" calcext:value-type="float">
            <text:p>2.17729107833831</text:p>
          </table:table-cell>
          <table:table-cell table:formula="of:=SQRT(POWER([.H300];2)+POWER([.I300];2)+POWER([.J300];2))" office:value-type="float" office:value="620.471973797833" calcext:value-type="float">
            <text:p>620.471973797833</text:p>
          </table:table-cell>
        </table:table-row>
        <table:table-row table:style-name="ro1">
          <table:table-cell office:value-type="float" office:value="102.551" calcext:value-type="float">
            <text:p>102.551</text:p>
          </table:table-cell>
          <table:table-cell office:value-type="float" office:value="269.787" calcext:value-type="float">
            <text:p>269.787</text:p>
          </table:table-cell>
          <table:table-cell office:value-type="float" office:value="39.2" calcext:value-type="float">
            <text:p>39.2</text:p>
          </table:table-cell>
          <table:table-cell office:value-type="float" office:value="100.565" calcext:value-type="float">
            <text:p>100.565</text:p>
          </table:table-cell>
          <table:table-cell office:value-type="float" office:value="258.083" calcext:value-type="float">
            <text:p>258.083</text:p>
          </table:table-cell>
          <table:table-cell office:value-type="float" office:value="39.2609" calcext:value-type="float">
            <text:p>39.2609</text:p>
          </table:table-cell>
          <table:table-cell/>
          <table:table-cell table:formula="of:=([.D301]-[.A301])/0.0166667" office:value-type="float" office:value="-119.159761680477" calcext:value-type="float">
            <text:p>-119.159761680477</text:p>
          </table:table-cell>
          <table:table-cell table:formula="of:=ABS([.E301]-[.B301])/0.0166667" office:value-type="float" office:value="702.238595522806" calcext:value-type="float">
            <text:p>702.238595522806</text:p>
          </table:table-cell>
          <table:table-cell table:formula="of:=([.F301]-[.C301])/0.0166667" office:value-type="float" office:value="3.65399269201441" calcext:value-type="float">
            <text:p>3.65399269201441</text:p>
          </table:table-cell>
          <table:table-cell table:formula="of:=DEGREES(ATAN(ABS([.F301]-[.C301])/ABS([.E301]-[.B301])))" office:value-type="float" office:value="0.298127262644416" calcext:value-type="float">
            <text:p>0.298127262644416</text:p>
          </table:table-cell>
          <table:table-cell table:formula="of:=SQRT(POWER([.H301];2)+POWER([.I301];2)+POWER([.J301];2))" office:value-type="float" office:value="712.286069994482" calcext:value-type="float">
            <text:p>712.286069994482</text:p>
          </table:table-cell>
        </table:table-row>
        <table:table-row table:style-name="ro1">
          <table:table-cell office:value-type="float" office:value="101.728" calcext:value-type="float">
            <text:p>101.728</text:p>
          </table:table-cell>
          <table:table-cell office:value-type="float" office:value="264.932" calcext:value-type="float">
            <text:p>264.932</text:p>
          </table:table-cell>
          <table:table-cell office:value-type="float" office:value="39.7805" calcext:value-type="float">
            <text:p>39.7805</text:p>
          </table:table-cell>
          <table:table-cell office:value-type="float" office:value="100.02" calcext:value-type="float">
            <text:p>100.02</text:p>
          </table:table-cell>
          <table:table-cell office:value-type="float" office:value="253.438" calcext:value-type="float">
            <text:p>253.438</text:p>
          </table:table-cell>
          <table:table-cell office:value-type="float" office:value="39.8302" calcext:value-type="float">
            <text:p>39.8302</text:p>
          </table:table-cell>
          <table:table-cell/>
          <table:table-cell table:formula="of:=([.D302]-[.A302])/0.0166667" office:value-type="float" office:value="-102.47979504041" calcext:value-type="float">
            <text:p>-102.47979504041</text:p>
          </table:table-cell>
          <table:table-cell table:formula="of:=ABS([.E302]-[.B302])/0.0166667" office:value-type="float" office:value="689.63862072276" calcext:value-type="float">
            <text:p>689.63862072276</text:p>
          </table:table-cell>
          <table:table-cell table:formula="of:=([.F302]-[.C302])/0.0166667" office:value-type="float" office:value="2.98199403601159" calcext:value-type="float">
            <text:p>2.98199403601159</text:p>
          </table:table-cell>
          <table:table-cell table:formula="of:=DEGREES(ATAN(ABS([.F302]-[.C302])/ABS([.E302]-[.B302])))" office:value-type="float" office:value="0.247745127446304" calcext:value-type="float">
            <text:p>0.247745127446304</text:p>
          </table:table-cell>
          <table:table-cell table:formula="of:=SQRT(POWER([.H302];2)+POWER([.I302];2)+POWER([.J302];2))" office:value-type="float" office:value="697.217633076177" calcext:value-type="float">
            <text:p>697.217633076177</text:p>
          </table:table-cell>
        </table:table-row>
        <table:table-row table:style-name="ro1">
          <table:table-cell office:value-type="float" office:value="102.388" calcext:value-type="float">
            <text:p>102.388</text:p>
          </table:table-cell>
          <table:table-cell office:value-type="float" office:value="267.369" calcext:value-type="float">
            <text:p>267.369</text:p>
          </table:table-cell>
          <table:table-cell office:value-type="float" office:value="39.363" calcext:value-type="float">
            <text:p>39.363</text:p>
          </table:table-cell>
          <table:table-cell office:value-type="float" office:value="100.664" calcext:value-type="float">
            <text:p>100.664</text:p>
          </table:table-cell>
          <table:table-cell office:value-type="float" office:value="255.813" calcext:value-type="float">
            <text:p>255.813</text:p>
          </table:table-cell>
          <table:table-cell office:value-type="float" office:value="39.1723" calcext:value-type="float">
            <text:p>39.1723</text:p>
          </table:table-cell>
          <table:table-cell/>
          <table:table-cell table:formula="of:=([.D303]-[.A303])/0.0166667" office:value-type="float" office:value="-103.439793120414" calcext:value-type="float">
            <text:p>-103.439793120414</text:p>
          </table:table-cell>
          <table:table-cell table:formula="of:=ABS([.E303]-[.B303])/0.0166667" office:value-type="float" office:value="693.358613282776" calcext:value-type="float">
            <text:p>693.358613282776</text:p>
          </table:table-cell>
          <table:table-cell table:formula="of:=([.F303]-[.C303])/0.0166667" office:value-type="float" office:value="-11.4419771160457" calcext:value-type="float">
            <text:p>-11.4419771160457</text:p>
          </table:table-cell>
          <table:table-cell table:formula="of:=DEGREES(ATAN(ABS([.F303]-[.C303])/ABS([.E303]-[.B303])))" office:value-type="float" office:value="0.94542345816429" calcext:value-type="float">
            <text:p>0.94542345816429</text:p>
          </table:table-cell>
          <table:table-cell table:formula="of:=SQRT(POWER([.H303];2)+POWER([.I303];2)+POWER([.J303];2))" office:value-type="float" office:value="701.125435463963" calcext:value-type="float">
            <text:p>701.125435463963</text:p>
          </table:table-cell>
        </table:table-row>
        <table:table-row table:style-name="ro1">
          <table:table-cell office:value-type="float" office:value="99.9418" calcext:value-type="float">
            <text:p>99.9418</text:p>
          </table:table-cell>
          <table:table-cell office:value-type="float" office:value="263.831" calcext:value-type="float">
            <text:p>263.831</text:p>
          </table:table-cell>
          <table:table-cell office:value-type="float" office:value="39.7373" calcext:value-type="float">
            <text:p>39.7373</text:p>
          </table:table-cell>
          <table:table-cell office:value-type="float" office:value="98.0533" calcext:value-type="float">
            <text:p>98.0533</text:p>
          </table:table-cell>
          <table:table-cell office:value-type="float" office:value="252.432" calcext:value-type="float">
            <text:p>252.432</text:p>
          </table:table-cell>
          <table:table-cell office:value-type="float" office:value="39.3056" calcext:value-type="float">
            <text:p>39.3056</text:p>
          </table:table-cell>
          <table:table-cell/>
          <table:table-cell table:formula="of:=([.D304]-[.A304])/0.0166667" office:value-type="float" office:value="-113.309773380454" calcext:value-type="float">
            <text:p>-113.309773380454</text:p>
          </table:table-cell>
          <table:table-cell table:formula="of:=ABS([.E304]-[.B304])/0.0166667" office:value-type="float" office:value="683.938632122738" calcext:value-type="float">
            <text:p>683.938632122738</text:p>
          </table:table-cell>
          <table:table-cell table:formula="of:=([.F304]-[.C304])/0.0166667" office:value-type="float" office:value="-25.9019481961036" calcext:value-type="float">
            <text:p>-25.9019481961036</text:p>
          </table:table-cell>
          <table:table-cell table:formula="of:=DEGREES(ATAN(ABS([.F304]-[.C304])/ABS([.E304]-[.B304])))" office:value-type="float" office:value="2.16885453386054" calcext:value-type="float">
            <text:p>2.16885453386054</text:p>
          </table:table-cell>
          <table:table-cell table:formula="of:=SQRT(POWER([.H304];2)+POWER([.I304];2)+POWER([.J304];2))" office:value-type="float" office:value="693.744959025869" calcext:value-type="float">
            <text:p>693.744959025869</text:p>
          </table:table-cell>
        </table:table-row>
        <table:table-row table:style-name="ro1">
          <table:table-cell office:value-type="float" office:value="101.148" calcext:value-type="float">
            <text:p>101.148</text:p>
          </table:table-cell>
          <table:table-cell office:value-type="float" office:value="267.363" calcext:value-type="float">
            <text:p>267.363</text:p>
          </table:table-cell>
          <table:table-cell office:value-type="float" office:value="39.6199" calcext:value-type="float">
            <text:p>39.6199</text:p>
          </table:table-cell>
          <table:table-cell office:value-type="float" office:value="99.0328" calcext:value-type="float">
            <text:p>99.0328</text:p>
          </table:table-cell>
          <table:table-cell office:value-type="float" office:value="256.891" calcext:value-type="float">
            <text:p>256.891</text:p>
          </table:table-cell>
          <table:table-cell office:value-type="float" office:value="39.7205" calcext:value-type="float">
            <text:p>39.7205</text:p>
          </table:table-cell>
          <table:table-cell/>
          <table:table-cell table:formula="of:=([.D305]-[.A305])/0.0166667" office:value-type="float" office:value="-126.911746176508" calcext:value-type="float">
            <text:p>-126.911746176508</text:p>
          </table:table-cell>
          <table:table-cell table:formula="of:=ABS([.E305]-[.B305])/0.0166667" office:value-type="float" office:value="628.318743362512" calcext:value-type="float">
            <text:p>628.318743362512</text:p>
          </table:table-cell>
          <table:table-cell table:formula="of:=([.F305]-[.C305])/0.0166667" office:value-type="float" office:value="6.03598792802415" calcext:value-type="float">
            <text:p>6.03598792802415</text:p>
          </table:table-cell>
          <table:table-cell table:formula="of:=DEGREES(ATAN(ABS([.F305]-[.C305])/ABS([.E305]-[.B305])))" office:value-type="float" office:value="0.550398979916055" calcext:value-type="float">
            <text:p>0.550398979916055</text:p>
          </table:table-cell>
          <table:table-cell table:formula="of:=SQRT(POWER([.H305];2)+POWER([.I305];2)+POWER([.J305];2))" office:value-type="float" office:value="641.036245253327" calcext:value-type="float">
            <text:p>641.036245253327</text:p>
          </table:table-cell>
        </table:table-row>
        <table:table-row table:style-name="ro1">
          <table:table-cell office:value-type="float" office:value="102.699" calcext:value-type="float">
            <text:p>102.699</text:p>
          </table:table-cell>
          <table:table-cell office:value-type="float" office:value="272.127" calcext:value-type="float">
            <text:p>272.127</text:p>
          </table:table-cell>
          <table:table-cell office:value-type="float" office:value="39.5493" calcext:value-type="float">
            <text:p>39.5493</text:p>
          </table:table-cell>
          <table:table-cell office:value-type="float" office:value="101.025" calcext:value-type="float">
            <text:p>101.025</text:p>
          </table:table-cell>
          <table:table-cell office:value-type="float" office:value="261.52" calcext:value-type="float">
            <text:p>261.52</text:p>
          </table:table-cell>
          <table:table-cell office:value-type="float" office:value="39.392" calcext:value-type="float">
            <text:p>39.392</text:p>
          </table:table-cell>
          <table:table-cell/>
          <table:table-cell table:formula="of:=([.D306]-[.A306])/0.0166667" office:value-type="float" office:value="-100.439799120401" calcext:value-type="float">
            <text:p>-100.439799120401</text:p>
          </table:table-cell>
          <table:table-cell table:formula="of:=ABS([.E306]-[.B306])/0.0166667" office:value-type="float" office:value="636.418727162547" calcext:value-type="float">
            <text:p>636.418727162547</text:p>
          </table:table-cell>
          <table:table-cell table:formula="of:=([.F306]-[.C306])/0.0166667" office:value-type="float" office:value="-9.43798112403771" calcext:value-type="float">
            <text:p>-9.43798112403771</text:p>
          </table:table-cell>
          <table:table-cell table:formula="of:=DEGREES(ATAN(ABS([.F306]-[.C306])/ABS([.E306]-[.B306])))" office:value-type="float" office:value="0.849624352546887" calcext:value-type="float">
            <text:p>0.849624352546887</text:p>
          </table:table-cell>
          <table:table-cell table:formula="of:=SQRT(POWER([.H306];2)+POWER([.I306];2)+POWER([.J306];2))" office:value-type="float" office:value="644.364822921178" calcext:value-type="float">
            <text:p>644.364822921178</text:p>
          </table:table-cell>
        </table:table-row>
        <table:table-row table:style-name="ro1">
          <table:table-cell office:value-type="float" office:value="103.656" calcext:value-type="float">
            <text:p>103.656</text:p>
          </table:table-cell>
          <table:table-cell office:value-type="float" office:value="268.247" calcext:value-type="float">
            <text:p>268.247</text:p>
          </table:table-cell>
          <table:table-cell office:value-type="float" office:value="40.6807" calcext:value-type="float">
            <text:p>40.6807</text:p>
          </table:table-cell>
          <table:table-cell office:value-type="float" office:value="102.539" calcext:value-type="float">
            <text:p>102.539</text:p>
          </table:table-cell>
          <table:table-cell office:value-type="float" office:value="255.494" calcext:value-type="float">
            <text:p>255.494</text:p>
          </table:table-cell>
          <table:table-cell office:value-type="float" office:value="40.6516" calcext:value-type="float">
            <text:p>40.6516</text:p>
          </table:table-cell>
          <table:table-cell/>
          <table:table-cell table:formula="of:=([.D307]-[.A307])/0.0166667" office:value-type="float" office:value="-67.0198659602684" calcext:value-type="float">
            <text:p>-67.0198659602684</text:p>
          </table:table-cell>
          <table:table-cell table:formula="of:=ABS([.E307]-[.B307])/0.0166667" office:value-type="float" office:value="765.178469643062" calcext:value-type="float">
            <text:p>765.178469643062</text:p>
          </table:table-cell>
          <table:table-cell table:formula="of:=([.F307]-[.C307])/0.0166667" office:value-type="float" office:value="-1.74599650800697" calcext:value-type="float">
            <text:p>-1.74599650800697</text:p>
          </table:table-cell>
          <table:table-cell table:formula="of:=DEGREES(ATAN(ABS([.F307]-[.C307])/ABS([.E307]-[.B307])))" office:value-type="float" office:value="0.130738202001536" calcext:value-type="float">
            <text:p>0.130738202001536</text:p>
          </table:table-cell>
          <table:table-cell table:formula="of:=SQRT(POWER([.H307];2)+POWER([.I307];2)+POWER([.J307];2))" office:value-type="float" office:value="768.109888845623" calcext:value-type="float">
            <text:p>768.109888845623</text:p>
          </table:table-cell>
        </table:table-row>
        <table:table-row table:style-name="ro1">
          <table:table-cell office:value-type="float" office:value="120.024" calcext:value-type="float">
            <text:p>120.024</text:p>
          </table:table-cell>
          <table:table-cell office:value-type="float" office:value="255.058" calcext:value-type="float">
            <text:p>255.058</text:p>
          </table:table-cell>
          <table:table-cell office:value-type="float" office:value="41.069" calcext:value-type="float">
            <text:p>41.069</text:p>
          </table:table-cell>
          <table:table-cell office:value-type="float" office:value="119.351" calcext:value-type="float">
            <text:p>119.351</text:p>
          </table:table-cell>
          <table:table-cell office:value-type="float" office:value="244.257" calcext:value-type="float">
            <text:p>244.257</text:p>
          </table:table-cell>
          <table:table-cell office:value-type="float" office:value="40.8053" calcext:value-type="float">
            <text:p>40.8053</text:p>
          </table:table-cell>
          <table:table-cell/>
          <table:table-cell table:formula="of:=([.D308]-[.A308])/0.0166667" office:value-type="float" office:value="-40.3799192401616" calcext:value-type="float">
            <text:p>-40.3799192401616</text:p>
          </table:table-cell>
          <table:table-cell table:formula="of:=ABS([.E308]-[.B308])/0.0166667" office:value-type="float" office:value="648.058703882592" calcext:value-type="float">
            <text:p>648.058703882592</text:p>
          </table:table-cell>
          <table:table-cell table:formula="of:=([.F308]-[.C308])/0.0166667" office:value-type="float" office:value="-15.8219683560633" calcext:value-type="float">
            <text:p>-15.8219683560633</text:p>
          </table:table-cell>
          <table:table-cell table:formula="of:=DEGREES(ATAN(ABS([.F308]-[.C308])/ABS([.E308]-[.B308])))" office:value-type="float" office:value="1.39856459384548" calcext:value-type="float">
            <text:p>1.39856459384548</text:p>
          </table:table-cell>
          <table:table-cell table:formula="of:=SQRT(POWER([.H308];2)+POWER([.I308];2)+POWER([.J308];2))" office:value-type="float" office:value="649.508241855703" calcext:value-type="float">
            <text:p>649.508241855703</text:p>
          </table:table-cell>
        </table:table-row>
        <table:table-row table:style-name="ro1">
          <table:table-cell office:value-type="float" office:value="125.708" calcext:value-type="float">
            <text:p>125.708</text:p>
          </table:table-cell>
          <table:table-cell office:value-type="float" office:value="266.8" calcext:value-type="float">
            <text:p>266.8</text:p>
          </table:table-cell>
          <table:table-cell office:value-type="float" office:value="40.9968" calcext:value-type="float">
            <text:p>40.9968</text:p>
          </table:table-cell>
          <table:table-cell office:value-type="float" office:value="124.032" calcext:value-type="float">
            <text:p>124.032</text:p>
          </table:table-cell>
          <table:table-cell office:value-type="float" office:value="254.461" calcext:value-type="float">
            <text:p>254.461</text:p>
          </table:table-cell>
          <table:table-cell office:value-type="float" office:value="41.1409" calcext:value-type="float">
            <text:p>41.1409</text:p>
          </table:table-cell>
          <table:table-cell/>
          <table:table-cell table:formula="of:=([.D309]-[.A309])/0.0166667" office:value-type="float" office:value="-100.559798880402" calcext:value-type="float">
            <text:p>-100.559798880402</text:p>
          </table:table-cell>
          <table:table-cell table:formula="of:=ABS([.E309]-[.B309])/0.0166667" office:value-type="float" office:value="740.338519322961" calcext:value-type="float">
            <text:p>740.338519322961</text:p>
          </table:table-cell>
          <table:table-cell table:formula="of:=([.F309]-[.C309])/0.0166667" office:value-type="float" office:value="8.64598270803469" calcext:value-type="float">
            <text:p>8.64598270803469</text:p>
          </table:table-cell>
          <table:table-cell table:formula="of:=DEGREES(ATAN(ABS([.F309]-[.C309])/ABS([.E309]-[.B309])))" office:value-type="float" office:value="0.66909364706742" calcext:value-type="float">
            <text:p>0.66909364706742</text:p>
          </table:table-cell>
          <table:table-cell table:formula="of:=SQRT(POWER([.H309];2)+POWER([.I309];2)+POWER([.J309];2))" office:value-type="float" office:value="747.186823599807" calcext:value-type="float">
            <text:p>747.186823599807</text:p>
          </table:table-cell>
        </table:table-row>
        <table:table-row table:style-name="ro1">
          <table:table-cell office:value-type="float" office:value="124.685" calcext:value-type="float">
            <text:p>124.685</text:p>
          </table:table-cell>
          <table:table-cell office:value-type="float" office:value="260.043" calcext:value-type="float">
            <text:p>260.043</text:p>
          </table:table-cell>
          <table:table-cell office:value-type="float" office:value="40.9141" calcext:value-type="float">
            <text:p>40.9141</text:p>
          </table:table-cell>
          <table:table-cell office:value-type="float" office:value="123.07" calcext:value-type="float">
            <text:p>123.07</text:p>
          </table:table-cell>
          <table:table-cell office:value-type="float" office:value="248.071" calcext:value-type="float">
            <text:p>248.071</text:p>
          </table:table-cell>
          <table:table-cell office:value-type="float" office:value="40.8194" calcext:value-type="float">
            <text:p>40.8194</text:p>
          </table:table-cell>
          <table:table-cell/>
          <table:table-cell table:formula="of:=([.D310]-[.A310])/0.0166667" office:value-type="float" office:value="-96.8998062003881" calcext:value-type="float">
            <text:p>-96.8998062003881</text:p>
          </table:table-cell>
          <table:table-cell table:formula="of:=ABS([.E310]-[.B310])/0.0166667" office:value-type="float" office:value="718.318563362874" calcext:value-type="float">
            <text:p>718.318563362874</text:p>
          </table:table-cell>
          <table:table-cell table:formula="of:=([.F310]-[.C310])/0.0166667" office:value-type="float" office:value="-5.68198863602249" calcext:value-type="float">
            <text:p>-5.68198863602249</text:p>
          </table:table-cell>
          <table:table-cell table:formula="of:=DEGREES(ATAN(ABS([.F310]-[.C310])/ABS([.E310]-[.B310])))" office:value-type="float" office:value="0.45320724671177" calcext:value-type="float">
            <text:p>0.45320724671177</text:p>
          </table:table-cell>
          <table:table-cell table:formula="of:=SQRT(POWER([.H310];2)+POWER([.I310];2)+POWER([.J310];2))" office:value-type="float" office:value="724.847167276134" calcext:value-type="float">
            <text:p>724.847167276134</text:p>
          </table:table-cell>
        </table:table-row>
        <table:table-row table:style-name="ro1">
          <table:table-cell office:value-type="float" office:value="126.018" calcext:value-type="float">
            <text:p>126.018</text:p>
          </table:table-cell>
          <table:table-cell office:value-type="float" office:value="269.245" calcext:value-type="float">
            <text:p>269.245</text:p>
          </table:table-cell>
          <table:table-cell office:value-type="float" office:value="40.3441" calcext:value-type="float">
            <text:p>40.3441</text:p>
          </table:table-cell>
          <table:table-cell office:value-type="float" office:value="124.562" calcext:value-type="float">
            <text:p>124.562</text:p>
          </table:table-cell>
          <table:table-cell office:value-type="float" office:value="256.75" calcext:value-type="float">
            <text:p>256.75</text:p>
          </table:table-cell>
          <table:table-cell office:value-type="float" office:value="40.5084" calcext:value-type="float">
            <text:p>40.5084</text:p>
          </table:table-cell>
          <table:table-cell/>
          <table:table-cell table:formula="of:=([.D311]-[.A311])/0.0166667" office:value-type="float" office:value="-87.3598252803496" calcext:value-type="float">
            <text:p>-87.3598252803496</text:p>
          </table:table-cell>
          <table:table-cell table:formula="of:=ABS([.E311]-[.B311])/0.0166667" office:value-type="float" office:value="749.698500602999" calcext:value-type="float">
            <text:p>749.698500602999</text:p>
          </table:table-cell>
          <table:table-cell table:formula="of:=([.F311]-[.C311])/0.0166667" office:value-type="float" office:value="9.85798028403969" calcext:value-type="float">
            <text:p>9.85798028403969</text:p>
          </table:table-cell>
          <table:table-cell table:formula="of:=DEGREES(ATAN(ABS([.F311]-[.C311])/ABS([.E311]-[.B311])))" office:value-type="float" office:value="0.753353667711509" calcext:value-type="float">
            <text:p>0.753353667711509</text:p>
          </table:table-cell>
          <table:table-cell table:formula="of:=SQRT(POWER([.H311];2)+POWER([.I311];2)+POWER([.J311];2))" office:value-type="float" office:value="754.835585180428" calcext:value-type="float">
            <text:p>754.835585180428</text:p>
          </table:table-cell>
        </table:table-row>
        <table:table-row table:style-name="ro1">
          <table:table-cell office:value-type="float" office:value="127.194" calcext:value-type="float">
            <text:p>127.194</text:p>
          </table:table-cell>
          <table:table-cell office:value-type="float" office:value="268.916" calcext:value-type="float">
            <text:p>268.916</text:p>
          </table:table-cell>
          <table:table-cell office:value-type="float" office:value="40.8824" calcext:value-type="float">
            <text:p>40.8824</text:p>
          </table:table-cell>
          <table:table-cell office:value-type="float" office:value="125.777" calcext:value-type="float">
            <text:p>125.777</text:p>
          </table:table-cell>
          <table:table-cell office:value-type="float" office:value="258.836" calcext:value-type="float">
            <text:p>258.836</text:p>
          </table:table-cell>
          <table:table-cell office:value-type="float" office:value="40.3858" calcext:value-type="float">
            <text:p>40.3858</text:p>
          </table:table-cell>
          <table:table-cell/>
          <table:table-cell table:formula="of:=([.D312]-[.A312])/0.0166667" office:value-type="float" office:value="-85.0198299603402" calcext:value-type="float">
            <text:p>-85.0198299603402</text:p>
          </table:table-cell>
          <table:table-cell table:formula="of:=ABS([.E312]-[.B312])/0.0166667" office:value-type="float" office:value="604.798790402418" calcext:value-type="float">
            <text:p>604.798790402418</text:p>
          </table:table-cell>
          <table:table-cell table:formula="of:=([.F312]-[.C312])/0.0166667" office:value-type="float" office:value="-29.7959404081188" calcext:value-type="float">
            <text:p>-29.7959404081188</text:p>
          </table:table-cell>
          <table:table-cell table:formula="of:=DEGREES(ATAN(ABS([.F312]-[.C312])/ABS([.E312]-[.B312])))" office:value-type="float" office:value="2.82044621318402" calcext:value-type="float">
            <text:p>2.82044621318402</text:p>
          </table:table-cell>
          <table:table-cell table:formula="of:=SQRT(POWER([.H312];2)+POWER([.I312];2)+POWER([.J312];2))" office:value-type="float" office:value="611.471787103475" calcext:value-type="float">
            <text:p>611.471787103475</text:p>
          </table:table-cell>
        </table:table-row>
        <table:table-row table:style-name="ro1">
          <table:table-cell office:value-type="float" office:value="127.567" calcext:value-type="float">
            <text:p>127.567</text:p>
          </table:table-cell>
          <table:table-cell office:value-type="float" office:value="269.995" calcext:value-type="float">
            <text:p>269.995</text:p>
          </table:table-cell>
          <table:table-cell office:value-type="float" office:value="40.9485" calcext:value-type="float">
            <text:p>40.9485</text:p>
          </table:table-cell>
          <table:table-cell office:value-type="float" office:value="126.657" calcext:value-type="float">
            <text:p>126.657</text:p>
          </table:table-cell>
          <table:table-cell office:value-type="float" office:value="258.454" calcext:value-type="float">
            <text:p>258.454</text:p>
          </table:table-cell>
          <table:table-cell office:value-type="float" office:value="41.4077" calcext:value-type="float">
            <text:p>41.4077</text:p>
          </table:table-cell>
          <table:table-cell/>
          <table:table-cell table:formula="of:=([.D313]-[.A313])/0.0166667" office:value-type="float" office:value="-54.5998908002182" calcext:value-type="float">
            <text:p>-54.5998908002182</text:p>
          </table:table-cell>
          <table:table-cell table:formula="of:=ABS([.E313]-[.B313])/0.0166667" office:value-type="float" office:value="692.45861508277" calcext:value-type="float">
            <text:p>692.45861508277</text:p>
          </table:table-cell>
          <table:table-cell table:formula="of:=([.F313]-[.C313])/0.0166667" office:value-type="float" office:value="27.5519448961099" calcext:value-type="float">
            <text:p>27.5519448961099</text:p>
          </table:table-cell>
          <table:table-cell table:formula="of:=DEGREES(ATAN(ABS([.F313]-[.C313])/ABS([.E313]-[.B313])))" office:value-type="float" office:value="2.27851580877247" calcext:value-type="float">
            <text:p>2.27851580877247</text:p>
          </table:table-cell>
          <table:table-cell table:formula="of:=SQRT(POWER([.H313];2)+POWER([.I313];2)+POWER([.J313];2))" office:value-type="float" office:value="695.154077413994" calcext:value-type="float">
            <text:p>695.154077413994</text:p>
          </table:table-cell>
        </table:table-row>
        <table:table-row table:style-name="ro1">
          <table:table-cell office:value-type="float" office:value="127.366" calcext:value-type="float">
            <text:p>127.366</text:p>
          </table:table-cell>
          <table:table-cell office:value-type="float" office:value="267.917" calcext:value-type="float">
            <text:p>267.917</text:p>
          </table:table-cell>
          <table:table-cell office:value-type="float" office:value="39.8173" calcext:value-type="float">
            <text:p>39.8173</text:p>
          </table:table-cell>
          <table:table-cell office:value-type="float" office:value="126.495" calcext:value-type="float">
            <text:p>126.495</text:p>
          </table:table-cell>
          <table:table-cell office:value-type="float" office:value="256.557" calcext:value-type="float">
            <text:p>256.557</text:p>
          </table:table-cell>
          <table:table-cell office:value-type="float" office:value="39.8069" calcext:value-type="float">
            <text:p>39.8069</text:p>
          </table:table-cell>
          <table:table-cell/>
          <table:table-cell table:formula="of:=([.D314]-[.A314])/0.0166667" office:value-type="float" office:value="-52.2598954802088" calcext:value-type="float">
            <text:p>-52.2598954802088</text:p>
          </table:table-cell>
          <table:table-cell table:formula="of:=ABS([.E314]-[.B314])/0.0166667" office:value-type="float" office:value="681.598636802724" calcext:value-type="float">
            <text:p>681.598636802724</text:p>
          </table:table-cell>
          <table:table-cell table:formula="of:=([.F314]-[.C314])/0.0166667" office:value-type="float" office:value="-0.623998752002747" calcext:value-type="float">
            <text:p>-0.623998752002747</text:p>
          </table:table-cell>
          <table:table-cell table:formula="of:=DEGREES(ATAN(ABS([.F314]-[.C314])/ABS([.E314]-[.B314])))" office:value-type="float" office:value="0.0524538679985059" calcext:value-type="float">
            <text:p>0.052453867998506</text:p>
          </table:table-cell>
          <table:table-cell table:formula="of:=SQRT(POWER([.H314];2)+POWER([.I314];2)+POWER([.J314];2))" office:value-type="float" office:value="683.599435152909" calcext:value-type="float">
            <text:p>683.599435152909</text:p>
          </table:table-cell>
        </table:table-row>
        <table:table-row table:style-name="ro1">
          <table:table-cell office:value-type="float" office:value="127.697" calcext:value-type="float">
            <text:p>127.697</text:p>
          </table:table-cell>
          <table:table-cell office:value-type="float" office:value="266.631" calcext:value-type="float">
            <text:p>266.631</text:p>
          </table:table-cell>
          <table:table-cell office:value-type="float" office:value="40.0304" calcext:value-type="float">
            <text:p>40.0304</text:p>
          </table:table-cell>
          <table:table-cell office:value-type="float" office:value="126.982" calcext:value-type="float">
            <text:p>126.982</text:p>
          </table:table-cell>
          <table:table-cell office:value-type="float" office:value="256.517" calcext:value-type="float">
            <text:p>256.517</text:p>
          </table:table-cell>
          <table:table-cell office:value-type="float" office:value="39.5697" calcext:value-type="float">
            <text:p>39.5697</text:p>
          </table:table-cell>
          <table:table-cell/>
          <table:table-cell table:formula="of:=([.D315]-[.A315])/0.0166667" office:value-type="float" office:value="-42.8999142001718" calcext:value-type="float">
            <text:p>-42.8999142001718</text:p>
          </table:table-cell>
          <table:table-cell table:formula="of:=ABS([.E315]-[.B315])/0.0166667" office:value-type="float" office:value="606.838786322426" calcext:value-type="float">
            <text:p>606.838786322426</text:p>
          </table:table-cell>
          <table:table-cell table:formula="of:=([.F315]-[.C315])/0.0166667" office:value-type="float" office:value="-27.6419447161107" calcext:value-type="float">
            <text:p>-27.6419447161107</text:p>
          </table:table-cell>
          <table:table-cell table:formula="of:=DEGREES(ATAN(ABS([.F315]-[.C315])/ABS([.E315]-[.B315])))" office:value-type="float" office:value="2.60806131371057" calcext:value-type="float">
            <text:p>2.60806131371057</text:p>
          </table:table-cell>
          <table:table-cell table:formula="of:=SQRT(POWER([.H315];2)+POWER([.I315];2)+POWER([.J315];2))" office:value-type="float" office:value="608.980945786767" calcext:value-type="float">
            <text:p>608.980945786767</text:p>
          </table:table-cell>
        </table:table-row>
        <table:table-row table:style-name="ro1">
          <table:table-cell office:value-type="float" office:value="126.942" calcext:value-type="float">
            <text:p>126.942</text:p>
          </table:table-cell>
          <table:table-cell office:value-type="float" office:value="262.222" calcext:value-type="float">
            <text:p>262.222</text:p>
          </table:table-cell>
          <table:table-cell office:value-type="float" office:value="39.5595" calcext:value-type="float">
            <text:p>39.5595</text:p>
          </table:table-cell>
          <table:table-cell office:value-type="float" office:value="126.105" calcext:value-type="float">
            <text:p>126.105</text:p>
          </table:table-cell>
          <table:table-cell office:value-type="float" office:value="251.162" calcext:value-type="float">
            <text:p>251.162</text:p>
          </table:table-cell>
          <table:table-cell office:value-type="float" office:value="39.3115" calcext:value-type="float">
            <text:p>39.3115</text:p>
          </table:table-cell>
          <table:table-cell/>
          <table:table-cell table:formula="of:=([.D316]-[.A316])/0.0166667" office:value-type="float" office:value="-50.2198995602002" calcext:value-type="float">
            <text:p>-50.2198995602002</text:p>
          </table:table-cell>
          <table:table-cell table:formula="of:=ABS([.E316]-[.B316])/0.0166667" office:value-type="float" office:value="663.598672802653" calcext:value-type="float">
            <text:p>663.598672802653</text:p>
          </table:table-cell>
          <table:table-cell table:formula="of:=([.F316]-[.C316])/0.0166667" office:value-type="float" office:value="-14.8799702400594" calcext:value-type="float">
            <text:p>-14.8799702400594</text:p>
          </table:table-cell>
          <table:table-cell table:formula="of:=DEGREES(ATAN(ABS([.F316]-[.C316])/ABS([.E316]-[.B316])))" office:value-type="float" office:value="1.28453639798027" calcext:value-type="float">
            <text:p>1.28453639798027</text:p>
          </table:table-cell>
          <table:table-cell table:formula="of:=SQRT(POWER([.H316];2)+POWER([.I316];2)+POWER([.J316];2))" office:value-type="float" office:value="665.662564946853" calcext:value-type="float">
            <text:p>665.662564946853</text:p>
          </table:table-cell>
        </table:table-row>
        <table:table-row table:style-name="ro1">
          <table:table-cell office:value-type="float" office:value="124.376" calcext:value-type="float">
            <text:p>124.376</text:p>
          </table:table-cell>
          <table:table-cell office:value-type="float" office:value="263.602" calcext:value-type="float">
            <text:p>263.602</text:p>
          </table:table-cell>
          <table:table-cell office:value-type="float" office:value="40.5617" calcext:value-type="float">
            <text:p>40.5617</text:p>
          </table:table-cell>
          <table:table-cell office:value-type="float" office:value="122.642" calcext:value-type="float">
            <text:p>122.642</text:p>
          </table:table-cell>
          <table:table-cell office:value-type="float" office:value="252.553" calcext:value-type="float">
            <text:p>252.553</text:p>
          </table:table-cell>
          <table:table-cell office:value-type="float" office:value="40.5232" calcext:value-type="float">
            <text:p>40.5232</text:p>
          </table:table-cell>
          <table:table-cell/>
          <table:table-cell table:formula="of:=([.D317]-[.A317])/0.0166667" office:value-type="float" office:value="-104.039791920417" calcext:value-type="float">
            <text:p>-104.039791920417</text:p>
          </table:table-cell>
          <table:table-cell table:formula="of:=ABS([.E317]-[.B317])/0.0166667" office:value-type="float" office:value="662.93867412265" calcext:value-type="float">
            <text:p>662.93867412265</text:p>
          </table:table-cell>
          <table:table-cell table:formula="of:=([.F317]-[.C317])/0.0166667" office:value-type="float" office:value="-2.30999538000919" calcext:value-type="float">
            <text:p>-2.30999538000919</text:p>
          </table:table-cell>
          <table:table-cell table:formula="of:=DEGREES(ATAN(ABS([.F317]-[.C317])/ABS([.E317]-[.B317])))" office:value-type="float" office:value="0.199645088574453" calcext:value-type="float">
            <text:p>0.199645088574453</text:p>
          </table:table-cell>
          <table:table-cell table:formula="of:=SQRT(POWER([.H317];2)+POWER([.I317];2)+POWER([.J317];2))" office:value-type="float" office:value="671.056853052703" calcext:value-type="float">
            <text:p>671.056853052703</text:p>
          </table:table-cell>
        </table:table-row>
        <table:table-row table:style-name="ro1">
          <table:table-cell office:value-type="float" office:value="124.548" calcext:value-type="float">
            <text:p>124.548</text:p>
          </table:table-cell>
          <table:table-cell office:value-type="float" office:value="267.153" calcext:value-type="float">
            <text:p>267.153</text:p>
          </table:table-cell>
          <table:table-cell office:value-type="float" office:value="40.2111" calcext:value-type="float">
            <text:p>40.2111</text:p>
          </table:table-cell>
          <table:table-cell office:value-type="float" office:value="122.696" calcext:value-type="float">
            <text:p>122.696</text:p>
          </table:table-cell>
          <table:table-cell office:value-type="float" office:value="257.128" calcext:value-type="float">
            <text:p>257.128</text:p>
          </table:table-cell>
          <table:table-cell office:value-type="float" office:value="39.9767" calcext:value-type="float">
            <text:p>39.9767</text:p>
          </table:table-cell>
          <table:table-cell/>
          <table:table-cell table:formula="of:=([.D318]-[.A318])/0.0166667" office:value-type="float" office:value="-111.119777760445" calcext:value-type="float">
            <text:p>-111.119777760445</text:p>
          </table:table-cell>
          <table:table-cell table:formula="of:=ABS([.E318]-[.B318])/0.0166667" office:value-type="float" office:value="601.498797002408" calcext:value-type="float">
            <text:p>601.498797002408</text:p>
          </table:table-cell>
          <table:table-cell table:formula="of:=([.F318]-[.C318])/0.0166667" office:value-type="float" office:value="-14.0639718720563" calcext:value-type="float">
            <text:p>-14.0639718720563</text:p>
          </table:table-cell>
          <table:table-cell table:formula="of:=DEGREES(ATAN(ABS([.F318]-[.C318])/ABS([.E318]-[.B318])))" office:value-type="float" office:value="1.33941986210795" calcext:value-type="float">
            <text:p>1.33941986210795</text:p>
          </table:table-cell>
          <table:table-cell table:formula="of:=SQRT(POWER([.H318];2)+POWER([.I318];2)+POWER([.J318];2))" office:value-type="float" office:value="611.838379892675" calcext:value-type="float">
            <text:p>611.838379892675</text:p>
          </table:table-cell>
        </table:table-row>
        <table:table-row table:style-name="ro1">
          <table:table-cell office:value-type="float" office:value="120.694" calcext:value-type="float">
            <text:p>120.694</text:p>
          </table:table-cell>
          <table:table-cell office:value-type="float" office:value="272.63" calcext:value-type="float">
            <text:p>272.63</text:p>
          </table:table-cell>
          <table:table-cell office:value-type="float" office:value="39.8216" calcext:value-type="float">
            <text:p>39.8216</text:p>
          </table:table-cell>
          <table:table-cell office:value-type="float" office:value="119.391" calcext:value-type="float">
            <text:p>119.391</text:p>
          </table:table-cell>
          <table:table-cell office:value-type="float" office:value="262.292" calcext:value-type="float">
            <text:p>262.292</text:p>
          </table:table-cell>
          <table:table-cell office:value-type="float" office:value="39.3592" calcext:value-type="float">
            <text:p>39.3592</text:p>
          </table:table-cell>
          <table:table-cell/>
          <table:table-cell table:formula="of:=([.D319]-[.A319])/0.0166667" office:value-type="float" office:value="-78.1798436403126" calcext:value-type="float">
            <text:p>-78.1798436403126</text:p>
          </table:table-cell>
          <table:table-cell table:formula="of:=ABS([.E319]-[.B319])/0.0166667" office:value-type="float" office:value="620.278759442483" calcext:value-type="float">
            <text:p>620.278759442483</text:p>
          </table:table-cell>
          <table:table-cell table:formula="of:=([.F319]-[.C319])/0.0166667" office:value-type="float" office:value="-27.7439445121107" calcext:value-type="float">
            <text:p>-27.7439445121107</text:p>
          </table:table-cell>
          <table:table-cell table:formula="of:=DEGREES(ATAN(ABS([.F319]-[.C319])/ABS([.E319]-[.B319])))" office:value-type="float" office:value="2.56102939174859" calcext:value-type="float">
            <text:p>2.56102939174859</text:p>
          </table:table-cell>
          <table:table-cell table:formula="of:=SQRT(POWER([.H319];2)+POWER([.I319];2)+POWER([.J319];2))" office:value-type="float" office:value="625.801529100257" calcext:value-type="float">
            <text:p>625.801529100257</text:p>
          </table:table-cell>
        </table:table-row>
        <table:table-row table:style-name="ro1">
          <table:table-cell office:value-type="float" office:value="100.308" calcext:value-type="float">
            <text:p>100.308</text:p>
          </table:table-cell>
          <table:table-cell office:value-type="float" office:value="269.783" calcext:value-type="float">
            <text:p>269.783</text:p>
          </table:table-cell>
          <table:table-cell office:value-type="float" office:value="39.7131" calcext:value-type="float">
            <text:p>39.7131</text:p>
          </table:table-cell>
          <table:table-cell office:value-type="float" office:value="99.3494" calcext:value-type="float">
            <text:p>99.3494</text:p>
          </table:table-cell>
          <table:table-cell office:value-type="float" office:value="258.066" calcext:value-type="float">
            <text:p>258.066</text:p>
          </table:table-cell>
          <table:table-cell office:value-type="float" office:value="39.5152" calcext:value-type="float">
            <text:p>39.5152</text:p>
          </table:table-cell>
          <table:table-cell/>
          <table:table-cell table:formula="of:=([.D320]-[.A320])/0.0166667" office:value-type="float" office:value="-57.5158849682303" calcext:value-type="float">
            <text:p>-57.5158849682303</text:p>
          </table:table-cell>
          <table:table-cell table:formula="of:=ABS([.E320]-[.B320])/0.0166667" office:value-type="float" office:value="703.018593962815" calcext:value-type="float">
            <text:p>703.018593962815</text:p>
          </table:table-cell>
          <table:table-cell table:formula="of:=([.F320]-[.C320])/0.0166667" office:value-type="float" office:value="-11.8739762520473" calcext:value-type="float">
            <text:p>-11.8739762520473</text:p>
          </table:table-cell>
          <table:table-cell table:formula="of:=DEGREES(ATAN(ABS([.F320]-[.C320])/ABS([.E320]-[.B320])))" office:value-type="float" office:value="0.967633074492914" calcext:value-type="float">
            <text:p>0.967633074492914</text:p>
          </table:table-cell>
          <table:table-cell table:formula="of:=SQRT(POWER([.H320];2)+POWER([.I320];2)+POWER([.J320];2))" office:value-type="float" office:value="705.467371175426" calcext:value-type="float">
            <text:p>705.467371175426</text:p>
          </table:table-cell>
        </table:table-row>
        <table:table-row table:style-name="ro1">
          <table:table-cell office:value-type="float" office:value="94.3456" calcext:value-type="float">
            <text:p>94.3456</text:p>
          </table:table-cell>
          <table:table-cell office:value-type="float" office:value="269.806" calcext:value-type="float">
            <text:p>269.806</text:p>
          </table:table-cell>
          <table:table-cell office:value-type="float" office:value="40.2527" calcext:value-type="float">
            <text:p>40.2527</text:p>
          </table:table-cell>
          <table:table-cell office:value-type="float" office:value="94.5554" calcext:value-type="float">
            <text:p>94.5554</text:p>
          </table:table-cell>
          <table:table-cell office:value-type="float" office:value="259.16" calcext:value-type="float">
            <text:p>259.16</text:p>
          </table:table-cell>
          <table:table-cell office:value-type="float" office:value="40.0918" calcext:value-type="float">
            <text:p>40.0918</text:p>
          </table:table-cell>
          <table:table-cell/>
          <table:table-cell table:formula="of:=([.D321]-[.A321])/0.0166667" office:value-type="float" office:value="12.5879748240504" calcext:value-type="float">
            <text:p>12.5879748240504</text:p>
          </table:table-cell>
          <table:table-cell table:formula="of:=ABS([.E321]-[.B321])/0.0166667" office:value-type="float" office:value="638.758722482553" calcext:value-type="float">
            <text:p>638.758722482553</text:p>
          </table:table-cell>
          <table:table-cell table:formula="of:=([.F321]-[.C321])/0.0166667" office:value-type="float" office:value="-9.6539806920385" calcext:value-type="float">
            <text:p>-9.6539806920385</text:p>
          </table:table-cell>
          <table:table-cell table:formula="of:=DEGREES(ATAN(ABS([.F321]-[.C321])/ABS([.E321]-[.B321])))" office:value-type="float" office:value="0.865882874821087" calcext:value-type="float">
            <text:p>0.865882874821087</text:p>
          </table:table-cell>
          <table:table-cell table:formula="of:=SQRT(POWER([.H321];2)+POWER([.I321];2)+POWER([.J321];2))" office:value-type="float" office:value="638.955680779908" calcext:value-type="float">
            <text:p>638.955680779908</text:p>
          </table:table-cell>
        </table:table-row>
        <table:table-row table:style-name="ro1">
          <table:table-cell office:value-type="float" office:value="94.3984" calcext:value-type="float">
            <text:p>94.3984</text:p>
          </table:table-cell>
          <table:table-cell office:value-type="float" office:value="270.965" calcext:value-type="float">
            <text:p>270.965</text:p>
          </table:table-cell>
          <table:table-cell office:value-type="float" office:value="40.5541" calcext:value-type="float">
            <text:p>40.5541</text:p>
          </table:table-cell>
          <table:table-cell office:value-type="float" office:value="94.4271" calcext:value-type="float">
            <text:p>94.4271</text:p>
          </table:table-cell>
          <table:table-cell office:value-type="float" office:value="261.475" calcext:value-type="float">
            <text:p>261.475</text:p>
          </table:table-cell>
          <table:table-cell office:value-type="float" office:value="40.1832" calcext:value-type="float">
            <text:p>40.1832</text:p>
          </table:table-cell>
          <table:table-cell/>
          <table:table-cell table:formula="of:=([.D322]-[.A322])/0.0166667" office:value-type="float" office:value="1.72199655600692" calcext:value-type="float">
            <text:p>1.72199655600692</text:p>
          </table:table-cell>
          <table:table-cell table:formula="of:=ABS([.E322]-[.B322])/0.0166667" office:value-type="float" office:value="569.398861202275" calcext:value-type="float">
            <text:p>569.398861202275</text:p>
          </table:table-cell>
          <table:table-cell table:formula="of:=([.F322]-[.C322])/0.0166667" office:value-type="float" office:value="-22.2539554920889" calcext:value-type="float">
            <text:p>-22.2539554920889</text:p>
          </table:table-cell>
          <table:table-cell table:formula="of:=DEGREES(ATAN(ABS([.F322]-[.C322])/ABS([.E322]-[.B322])))" office:value-type="float" office:value="2.23816588236538" calcext:value-type="float">
            <text:p>2.23816588236538</text:p>
          </table:table-cell>
          <table:table-cell table:formula="of:=SQRT(POWER([.H322];2)+POWER([.I322];2)+POWER([.J322];2))" office:value-type="float" office:value="569.836175532609" calcext:value-type="float">
            <text:p>569.836175532609</text:p>
          </table:table-cell>
        </table:table-row>
        <table:table-row table:style-name="ro1">
          <table:table-cell office:value-type="float" office:value="89.3985" calcext:value-type="float">
            <text:p>89.3985</text:p>
          </table:table-cell>
          <table:table-cell office:value-type="float" office:value="263.783" calcext:value-type="float">
            <text:p>263.783</text:p>
          </table:table-cell>
          <table:table-cell office:value-type="float" office:value="40.0786" calcext:value-type="float">
            <text:p>40.0786</text:p>
          </table:table-cell>
          <table:table-cell office:value-type="float" office:value="89.4729" calcext:value-type="float">
            <text:p>89.4729</text:p>
          </table:table-cell>
          <table:table-cell office:value-type="float" office:value="253.335" calcext:value-type="float">
            <text:p>253.335</text:p>
          </table:table-cell>
          <table:table-cell office:value-type="float" office:value="39.9371" calcext:value-type="float">
            <text:p>39.9371</text:p>
          </table:table-cell>
          <table:table-cell/>
          <table:table-cell table:formula="of:=([.D323]-[.A323])/0.0166667" office:value-type="float" office:value="4.46399107201768" calcext:value-type="float">
            <text:p>4.46399107201768</text:p>
          </table:table-cell>
          <table:table-cell table:formula="of:=ABS([.E323]-[.B323])/0.0166667" office:value-type="float" office:value="626.878746242508" calcext:value-type="float">
            <text:p>626.878746242508</text:p>
          </table:table-cell>
          <table:table-cell table:formula="of:=([.F323]-[.C323])/0.0166667" office:value-type="float" office:value="-8.489983020034" calcext:value-type="float">
            <text:p>-8.489983020034</text:p>
          </table:table-cell>
          <table:table-cell table:formula="of:=DEGREES(ATAN(ABS([.F323]-[.C323])/ABS([.E323]-[.B323])))" office:value-type="float" office:value="0.775924308217014" calcext:value-type="float">
            <text:p>0.775924308217014</text:p>
          </table:table-cell>
          <table:table-cell table:formula="of:=SQRT(POWER([.H323];2)+POWER([.I323];2)+POWER([.J323];2))" office:value-type="float" office:value="626.952126975059" calcext:value-type="float">
            <text:p>626.952126975059</text:p>
          </table:table-cell>
        </table:table-row>
        <table:table-row table:style-name="ro1">
          <table:table-cell office:value-type="float" office:value="80.689" calcext:value-type="float">
            <text:p>80.689</text:p>
          </table:table-cell>
          <table:table-cell office:value-type="float" office:value="269.434" calcext:value-type="float">
            <text:p>269.434</text:p>
          </table:table-cell>
          <table:table-cell office:value-type="float" office:value="39.9407" calcext:value-type="float">
            <text:p>39.9407</text:p>
          </table:table-cell>
          <table:table-cell office:value-type="float" office:value="80.4688" calcext:value-type="float">
            <text:p>80.4688</text:p>
          </table:table-cell>
          <table:table-cell office:value-type="float" office:value="258.446" calcext:value-type="float">
            <text:p>258.446</text:p>
          </table:table-cell>
          <table:table-cell office:value-type="float" office:value="40.8188" calcext:value-type="float">
            <text:p>40.8188</text:p>
          </table:table-cell>
          <table:table-cell/>
          <table:table-cell table:formula="of:=([.D324]-[.A324])/0.0166667" office:value-type="float" office:value="-13.2119735760523" calcext:value-type="float">
            <text:p>-13.2119735760523</text:p>
          </table:table-cell>
          <table:table-cell table:formula="of:=ABS([.E324]-[.B324])/0.0166667" office:value-type="float" office:value="659.278681442637" calcext:value-type="float">
            <text:p>659.278681442637</text:p>
          </table:table-cell>
          <table:table-cell table:formula="of:=([.F324]-[.C324])/0.0166667" office:value-type="float" office:value="52.685894628211" calcext:value-type="float">
            <text:p>52.685894628211</text:p>
          </table:table-cell>
          <table:table-cell table:formula="of:=DEGREES(ATAN(ABS([.F324]-[.C324])/ABS([.E324]-[.B324])))" office:value-type="float" office:value="4.56905086518622" calcext:value-type="float">
            <text:p>4.56905086518622</text:p>
          </table:table-cell>
          <table:table-cell table:formula="of:=SQRT(POWER([.H324];2)+POWER([.I324];2)+POWER([.J324];2))" office:value-type="float" office:value="661.512463634127" calcext:value-type="float">
            <text:p>661.512463634127</text:p>
          </table:table-cell>
        </table:table-row>
        <table:table-row table:style-name="ro1">
          <table:table-cell office:value-type="float" office:value="76.6033" calcext:value-type="float">
            <text:p>76.6033</text:p>
          </table:table-cell>
          <table:table-cell office:value-type="float" office:value="259.499" calcext:value-type="float">
            <text:p>259.499</text:p>
          </table:table-cell>
          <table:table-cell office:value-type="float" office:value="39.4663" calcext:value-type="float">
            <text:p>39.4663</text:p>
          </table:table-cell>
          <table:table-cell office:value-type="float" office:value="76.734" calcext:value-type="float">
            <text:p>76.734</text:p>
          </table:table-cell>
          <table:table-cell office:value-type="float" office:value="250.131" calcext:value-type="float">
            <text:p>250.131</text:p>
          </table:table-cell>
          <table:table-cell office:value-type="float" office:value="39.895" calcext:value-type="float">
            <text:p>39.895</text:p>
          </table:table-cell>
          <table:table-cell/>
          <table:table-cell table:formula="of:=([.D325]-[.A325])/0.0166667" office:value-type="float" office:value="7.84198431603078" calcext:value-type="float">
            <text:p>7.84198431603078</text:p>
          </table:table-cell>
          <table:table-cell table:formula="of:=ABS([.E325]-[.B325])/0.0166667" office:value-type="float" office:value="562.07887584225" calcext:value-type="float">
            <text:p>562.07887584225</text:p>
          </table:table-cell>
          <table:table-cell table:formula="of:=([.F325]-[.C325])/0.0166667" office:value-type="float" office:value="25.7219485561033" calcext:value-type="float">
            <text:p>25.7219485561033</text:p>
          </table:table-cell>
          <table:table-cell table:formula="of:=DEGREES(ATAN(ABS([.F325]-[.C325])/ABS([.E325]-[.B325])))" office:value-type="float" office:value="2.62015115097437" calcext:value-type="float">
            <text:p>2.62015115097437</text:p>
          </table:table-cell>
          <table:table-cell table:formula="of:=SQRT(POWER([.H325];2)+POWER([.I325];2)+POWER([.J325];2))" office:value-type="float" office:value="562.721758974738" calcext:value-type="float">
            <text:p>562.721758974738</text:p>
          </table:table-cell>
        </table:table-row>
        <table:table-row table:style-name="ro1">
          <table:table-cell office:value-type="float" office:value="74.906" calcext:value-type="float">
            <text:p>74.906</text:p>
          </table:table-cell>
          <table:table-cell office:value-type="float" office:value="258.923" calcext:value-type="float">
            <text:p>258.923</text:p>
          </table:table-cell>
          <table:table-cell office:value-type="float" office:value="41.7528" calcext:value-type="float">
            <text:p>41.7528</text:p>
          </table:table-cell>
          <table:table-cell office:value-type="float" office:value="75.5344" calcext:value-type="float">
            <text:p>75.5344</text:p>
          </table:table-cell>
          <table:table-cell office:value-type="float" office:value="248.564" calcext:value-type="float">
            <text:p>248.564</text:p>
          </table:table-cell>
          <table:table-cell office:value-type="float" office:value="41.5974" calcext:value-type="float">
            <text:p>41.5974</text:p>
          </table:table-cell>
          <table:table-cell/>
          <table:table-cell table:formula="of:=([.D326]-[.A326])/0.0166667" office:value-type="float" office:value="37.7039245921508" calcext:value-type="float">
            <text:p>37.7039245921508</text:p>
          </table:table-cell>
          <table:table-cell table:formula="of:=ABS([.E326]-[.B326])/0.0166667" office:value-type="float" office:value="621.538756922487" calcext:value-type="float">
            <text:p>621.538756922487</text:p>
          </table:table-cell>
          <table:table-cell table:formula="of:=([.F326]-[.C326])/0.0166667" office:value-type="float" office:value="-9.32398135203731" calcext:value-type="float">
            <text:p>-9.32398135203731</text:p>
          </table:table-cell>
          <table:table-cell table:formula="of:=DEGREES(ATAN(ABS([.F326]-[.C326])/ABS([.E326]-[.B326])))" office:value-type="float" office:value="0.859455190197851" calcext:value-type="float">
            <text:p>0.859455190197851</text:p>
          </table:table-cell>
          <table:table-cell table:formula="of:=SQRT(POWER([.H326];2)+POWER([.I326];2)+POWER([.J326];2))" office:value-type="float" office:value="622.751113138029" calcext:value-type="float">
            <text:p>622.751113138029</text:p>
          </table:table-cell>
        </table:table-row>
        <table:table-row table:style-name="ro1">
          <table:table-cell office:value-type="float" office:value="74.9902" calcext:value-type="float">
            <text:p>74.9902</text:p>
          </table:table-cell>
          <table:table-cell office:value-type="float" office:value="270.027" calcext:value-type="float">
            <text:p>270.027</text:p>
          </table:table-cell>
          <table:table-cell office:value-type="float" office:value="40.8808" calcext:value-type="float">
            <text:p>40.8808</text:p>
          </table:table-cell>
          <table:table-cell office:value-type="float" office:value="75.3791" calcext:value-type="float">
            <text:p>75.3791</text:p>
          </table:table-cell>
          <table:table-cell office:value-type="float" office:value="257.93" calcext:value-type="float">
            <text:p>257.93</text:p>
          </table:table-cell>
          <table:table-cell office:value-type="float" office:value="40.9527" calcext:value-type="float">
            <text:p>40.9527</text:p>
          </table:table-cell>
          <table:table-cell/>
          <table:table-cell table:formula="of:=([.D327]-[.A327])/0.0166667" office:value-type="float" office:value="23.3339533320929" calcext:value-type="float">
            <text:p>23.3339533320929</text:p>
          </table:table-cell>
          <table:table-cell table:formula="of:=ABS([.E327]-[.B327])/0.0166667" office:value-type="float" office:value="725.818548362902" calcext:value-type="float">
            <text:p>725.818548362902</text:p>
          </table:table-cell>
          <table:table-cell table:formula="of:=([.F327]-[.C327])/0.0166667" office:value-type="float" office:value="4.31399137201722" calcext:value-type="float">
            <text:p>4.31399137201722</text:p>
          </table:table-cell>
          <table:table-cell table:formula="of:=DEGREES(ATAN(ABS([.F327]-[.C327])/ABS([.E327]-[.B327])))" office:value-type="float" office:value="0.340540467707776" calcext:value-type="float">
            <text:p>0.340540467707776</text:p>
          </table:table-cell>
          <table:table-cell table:formula="of:=SQRT(POWER([.H327];2)+POWER([.I327];2)+POWER([.J327];2))" office:value-type="float" office:value="726.206340544678" calcext:value-type="float">
            <text:p>726.206340544678</text:p>
          </table:table-cell>
        </table:table-row>
        <table:table-row table:style-name="ro1">
          <table:table-cell office:value-type="float" office:value="74.6813" calcext:value-type="float">
            <text:p>74.6813</text:p>
          </table:table-cell>
          <table:table-cell office:value-type="float" office:value="261.262" calcext:value-type="float">
            <text:p>261.262</text:p>
          </table:table-cell>
          <table:table-cell office:value-type="float" office:value="41.8475" calcext:value-type="float">
            <text:p>41.8475</text:p>
          </table:table-cell>
          <table:table-cell office:value-type="float" office:value="75.2875" calcext:value-type="float">
            <text:p>75.2875</text:p>
          </table:table-cell>
          <table:table-cell office:value-type="float" office:value="247.348" calcext:value-type="float">
            <text:p>247.348</text:p>
          </table:table-cell>
          <table:table-cell office:value-type="float" office:value="41.8085" calcext:value-type="float">
            <text:p>41.8085</text:p>
          </table:table-cell>
          <table:table-cell/>
          <table:table-cell table:formula="of:=([.D328]-[.A328])/0.0166667" office:value-type="float" office:value="36.3719272561456" calcext:value-type="float">
            <text:p>36.3719272561456</text:p>
          </table:table-cell>
          <table:table-cell table:formula="of:=ABS([.E328]-[.B328])/0.0166667" office:value-type="float" office:value="834.838330323339" calcext:value-type="float">
            <text:p>834.838330323339</text:p>
          </table:table-cell>
          <table:table-cell table:formula="of:=([.F328]-[.C328])/0.0166667" office:value-type="float" office:value="-2.33999532000902" calcext:value-type="float">
            <text:p>-2.33999532000902</text:p>
          </table:table-cell>
          <table:table-cell table:formula="of:=DEGREES(ATAN(ABS([.F328]-[.C328])/ABS([.E328]-[.B328])))" office:value-type="float" office:value="0.160595770390557" calcext:value-type="float">
            <text:p>0.160595770390557</text:p>
          </table:table-cell>
          <table:table-cell table:formula="of:=SQRT(POWER([.H328];2)+POWER([.I328];2)+POWER([.J328];2))" office:value-type="float" office:value="835.633550336201" calcext:value-type="float">
            <text:p>835.633550336201</text:p>
          </table:table-cell>
        </table:table-row>
        <table:table-row table:style-name="ro1">
          <table:table-cell office:value-type="float" office:value="72.7175" calcext:value-type="float">
            <text:p>72.7175</text:p>
          </table:table-cell>
          <table:table-cell office:value-type="float" office:value="257.605" calcext:value-type="float">
            <text:p>257.605</text:p>
          </table:table-cell>
          <table:table-cell office:value-type="float" office:value="41.0326" calcext:value-type="float">
            <text:p>41.0326</text:p>
          </table:table-cell>
          <table:table-cell office:value-type="float" office:value="72.4477" calcext:value-type="float">
            <text:p>72.4477</text:p>
          </table:table-cell>
          <table:table-cell office:value-type="float" office:value="247.146" calcext:value-type="float">
            <text:p>247.146</text:p>
          </table:table-cell>
          <table:table-cell office:value-type="float" office:value="40.9287" calcext:value-type="float">
            <text:p>40.9287</text:p>
          </table:table-cell>
          <table:table-cell/>
          <table:table-cell table:formula="of:=([.D329]-[.A329])/0.0166667" office:value-type="float" office:value="-16.187967624065" calcext:value-type="float">
            <text:p>-16.187967624065</text:p>
          </table:table-cell>
          <table:table-cell table:formula="of:=ABS([.E329]-[.B329])/0.0166667" office:value-type="float" office:value="627.538744922512" calcext:value-type="float">
            <text:p>627.538744922512</text:p>
          </table:table-cell>
          <table:table-cell table:formula="of:=([.F329]-[.C329])/0.0166667" office:value-type="float" office:value="-6.23398753202512" calcext:value-type="float">
            <text:p>-6.23398753202512</text:p>
          </table:table-cell>
          <table:table-cell table:formula="of:=DEGREES(ATAN(ABS([.F329]-[.C329])/ABS([.E329]-[.B329])))" office:value-type="float" office:value="0.569159162271952" calcext:value-type="float">
            <text:p>0.569159162271952</text:p>
          </table:table-cell>
          <table:table-cell table:formula="of:=SQRT(POWER([.H329];2)+POWER([.I329];2)+POWER([.J329];2))" office:value-type="float" office:value="627.778455567941" calcext:value-type="float">
            <text:p>627.778455567941</text:p>
          </table:table-cell>
        </table:table-row>
        <table:table-row table:style-name="ro1">
          <table:table-cell office:value-type="float" office:value="73.2283" calcext:value-type="float">
            <text:p>73.2283</text:p>
          </table:table-cell>
          <table:table-cell office:value-type="float" office:value="263.579" calcext:value-type="float">
            <text:p>263.579</text:p>
          </table:table-cell>
          <table:table-cell office:value-type="float" office:value="41.4757" calcext:value-type="float">
            <text:p>41.4757</text:p>
          </table:table-cell>
          <table:table-cell office:value-type="float" office:value="73.1812" calcext:value-type="float">
            <text:p>73.1812</text:p>
          </table:table-cell>
          <table:table-cell office:value-type="float" office:value="251.637" calcext:value-type="float">
            <text:p>251.637</text:p>
          </table:table-cell>
          <table:table-cell office:value-type="float" office:value="42.0404" calcext:value-type="float">
            <text:p>42.0404</text:p>
          </table:table-cell>
          <table:table-cell/>
          <table:table-cell table:formula="of:=([.D330]-[.A330])/0.0166667" office:value-type="float" office:value="-2.82599434801133" calcext:value-type="float">
            <text:p>-2.82599434801133</text:p>
          </table:table-cell>
          <table:table-cell table:formula="of:=ABS([.E330]-[.B330])/0.0166667" office:value-type="float" office:value="716.518566962867" calcext:value-type="float">
            <text:p>716.518566962867</text:p>
          </table:table-cell>
          <table:table-cell table:formula="of:=([.F330]-[.C330])/0.0166667" office:value-type="float" office:value="33.8819322361352" calcext:value-type="float">
            <text:p>33.8819322361352</text:p>
          </table:table-cell>
          <table:table-cell table:formula="of:=DEGREES(ATAN(ABS([.F330]-[.C330])/ABS([.E330]-[.B330])))" office:value-type="float" office:value="2.70732232901149" calcext:value-type="float">
            <text:p>2.70732232901149</text:p>
          </table:table-cell>
          <table:table-cell table:formula="of:=SQRT(POWER([.H330];2)+POWER([.I330];2)+POWER([.J330];2))" office:value-type="float" office:value="717.324771898078" calcext:value-type="float">
            <text:p>717.324771898078</text:p>
          </table:table-cell>
        </table:table-row>
        <table:table-row table:style-name="ro1">
          <table:table-cell office:value-type="float" office:value="72.98" calcext:value-type="float">
            <text:p>72.98</text:p>
          </table:table-cell>
          <table:table-cell office:value-type="float" office:value="262.3" calcext:value-type="float">
            <text:p>262.3</text:p>
          </table:table-cell>
          <table:table-cell office:value-type="float" office:value="41.6906" calcext:value-type="float">
            <text:p>41.6906</text:p>
          </table:table-cell>
          <table:table-cell office:value-type="float" office:value="72.9535" calcext:value-type="float">
            <text:p>72.9535</text:p>
          </table:table-cell>
          <table:table-cell office:value-type="float" office:value="256.481" calcext:value-type="float">
            <text:p>256.481</text:p>
          </table:table-cell>
          <table:table-cell office:value-type="float" office:value="40.741" calcext:value-type="float">
            <text:p>40.741</text:p>
          </table:table-cell>
          <table:table-cell/>
          <table:table-cell table:formula="of:=([.D331]-[.A331])/0.0166667" office:value-type="float" office:value="-1.58999682000628" calcext:value-type="float">
            <text:p>-1.58999682000628</text:p>
          </table:table-cell>
          <table:table-cell table:formula="of:=ABS([.E331]-[.B331])/0.0166667" office:value-type="float" office:value="349.139301721398" calcext:value-type="float">
            <text:p>349.139301721398</text:p>
          </table:table-cell>
          <table:table-cell table:formula="of:=([.F331]-[.C331])/0.0166667" office:value-type="float" office:value="-56.9758860482281" calcext:value-type="float">
            <text:p>-56.9758860482281</text:p>
          </table:table-cell>
          <table:table-cell table:formula="of:=DEGREES(ATAN(ABS([.F331]-[.C331])/ABS([.E331]-[.B331])))" office:value-type="float" office:value="9.26837399686911" calcext:value-type="float">
            <text:p>9.26837399686911</text:p>
          </table:table-cell>
          <table:table-cell table:formula="of:=SQRT(POWER([.H331];2)+POWER([.I331];2)+POWER([.J331];2))" office:value-type="float" office:value="353.761263689756" calcext:value-type="float">
            <text:p>353.761263689756</text:p>
          </table:table-cell>
        </table:table-row>
        <table:table-row table:style-name="ro1">
          <table:table-cell office:value-type="float" office:value="73.4928" calcext:value-type="float">
            <text:p>73.4928</text:p>
          </table:table-cell>
          <table:table-cell office:value-type="float" office:value="268.656" calcext:value-type="float">
            <text:p>268.656</text:p>
          </table:table-cell>
          <table:table-cell office:value-type="float" office:value="40.629" calcext:value-type="float">
            <text:p>40.629</text:p>
          </table:table-cell>
          <table:table-cell office:value-type="float" office:value="73.6829" calcext:value-type="float">
            <text:p>73.6829</text:p>
          </table:table-cell>
          <table:table-cell office:value-type="float" office:value="257.802" calcext:value-type="float">
            <text:p>257.802</text:p>
          </table:table-cell>
          <table:table-cell office:value-type="float" office:value="40.5086" calcext:value-type="float">
            <text:p>40.5086</text:p>
          </table:table-cell>
          <table:table-cell/>
          <table:table-cell table:formula="of:=([.D332]-[.A332])/0.0166667" office:value-type="float" office:value="11.4059771880457" calcext:value-type="float">
            <text:p>11.4059771880457</text:p>
          </table:table-cell>
          <table:table-cell table:formula="of:=ABS([.E332]-[.B332])/0.0166667" office:value-type="float" office:value="651.238697522604" calcext:value-type="float">
            <text:p>651.238697522604</text:p>
          </table:table-cell>
          <table:table-cell table:formula="of:=([.F332]-[.C332])/0.0166667" office:value-type="float" office:value="-7.22398555202869" calcext:value-type="float">
            <text:p>-7.22398555202869</text:p>
          </table:table-cell>
          <table:table-cell table:formula="of:=DEGREES(ATAN(ABS([.F332]-[.C332])/ABS([.E332]-[.B332])))" office:value-type="float" office:value="0.635537951888392" calcext:value-type="float">
            <text:p>0.635537951888392</text:p>
          </table:table-cell>
          <table:table-cell table:formula="of:=SQRT(POWER([.H332];2)+POWER([.I332];2)+POWER([.J332];2))" office:value-type="float" office:value="651.37863292697" calcext:value-type="float">
            <text:p>651.37863292697</text:p>
          </table:table-cell>
        </table:table-row>
        <table:table-row table:style-name="ro1">
          <table:table-cell office:value-type="float" office:value="73.2744" calcext:value-type="float">
            <text:p>73.2744</text:p>
          </table:table-cell>
          <table:table-cell office:value-type="float" office:value="276.277" calcext:value-type="float">
            <text:p>276.277</text:p>
          </table:table-cell>
          <table:table-cell office:value-type="float" office:value="40.1145" calcext:value-type="float">
            <text:p>40.1145</text:p>
          </table:table-cell>
          <table:table-cell office:value-type="float" office:value="73.4641" calcext:value-type="float">
            <text:p>73.4641</text:p>
          </table:table-cell>
          <table:table-cell office:value-type="float" office:value="262.526" calcext:value-type="float">
            <text:p>262.526</text:p>
          </table:table-cell>
          <table:table-cell office:value-type="float" office:value="40.6772" calcext:value-type="float">
            <text:p>40.6772</text:p>
          </table:table-cell>
          <table:table-cell/>
          <table:table-cell table:formula="of:=([.D333]-[.A333])/0.0166667" office:value-type="float" office:value="11.3819772360456" calcext:value-type="float">
            <text:p>11.3819772360456</text:p>
          </table:table-cell>
          <table:table-cell table:formula="of:=ABS([.E333]-[.B333])/0.0166667" office:value-type="float" office:value="825.058349883299" calcext:value-type="float">
            <text:p>825.058349883299</text:p>
          </table:table-cell>
          <table:table-cell table:formula="of:=([.F333]-[.C333])/0.0166667" office:value-type="float" office:value="33.761932476135" calcext:value-type="float">
            <text:p>33.761932476135</text:p>
          </table:table-cell>
          <table:table-cell table:formula="of:=DEGREES(ATAN(ABS([.F333]-[.C333])/ABS([.E333]-[.B333])))" office:value-type="float" office:value="2.34327377684202" calcext:value-type="float">
            <text:p>2.34327377684202</text:p>
          </table:table-cell>
          <table:table-cell table:formula="of:=SQRT(POWER([.H333];2)+POWER([.I333];2)+POWER([.J333];2))" office:value-type="float" office:value="825.827281096039" calcext:value-type="float">
            <text:p>825.827281096039</text:p>
          </table:table-cell>
        </table:table-row>
        <table:table-row table:style-name="ro1">
          <table:table-cell office:value-type="float" office:value="71.761" calcext:value-type="float">
            <text:p>71.761</text:p>
          </table:table-cell>
          <table:table-cell office:value-type="float" office:value="272.268" calcext:value-type="float">
            <text:p>272.268</text:p>
          </table:table-cell>
          <table:table-cell office:value-type="float" office:value="40.2927" calcext:value-type="float">
            <text:p>40.2927</text:p>
          </table:table-cell>
          <table:table-cell office:value-type="float" office:value="71.5042" calcext:value-type="float">
            <text:p>71.5042</text:p>
          </table:table-cell>
          <table:table-cell office:value-type="float" office:value="259.965" calcext:value-type="float">
            <text:p>259.965</text:p>
          </table:table-cell>
          <table:table-cell office:value-type="float" office:value="40.1598" calcext:value-type="float">
            <text:p>40.1598</text:p>
          </table:table-cell>
          <table:table-cell/>
          <table:table-cell table:formula="of:=([.D334]-[.A334])/0.0166667" office:value-type="float" office:value="-15.4079691840615" calcext:value-type="float">
            <text:p>-15.4079691840615</text:p>
          </table:table-cell>
          <table:table-cell table:formula="of:=ABS([.E334]-[.B334])/0.0166667" office:value-type="float" office:value="738.178523642953" calcext:value-type="float">
            <text:p>738.178523642953</text:p>
          </table:table-cell>
          <table:table-cell table:formula="of:=([.F334]-[.C334])/0.0166667" office:value-type="float" office:value="-7.97398405203228" calcext:value-type="float">
            <text:p>-7.97398405203228</text:p>
          </table:table-cell>
          <table:table-cell table:formula="of:=DEGREES(ATAN(ABS([.F334]-[.C334])/ABS([.E334]-[.B334])))" office:value-type="float" office:value="0.618898881493688" calcext:value-type="float">
            <text:p>0.618898881493688</text:p>
          </table:table-cell>
          <table:table-cell table:formula="of:=SQRT(POWER([.H334];2)+POWER([.I334];2)+POWER([.J334];2))" office:value-type="float" office:value="738.382368900916" calcext:value-type="float">
            <text:p>738.382368900916</text:p>
          </table:table-cell>
        </table:table-row>
        <table:table-row table:style-name="ro1">
          <table:table-cell office:value-type="float" office:value="73.2777" calcext:value-type="float">
            <text:p>73.2777</text:p>
          </table:table-cell>
          <table:table-cell office:value-type="float" office:value="276.119" calcext:value-type="float">
            <text:p>276.119</text:p>
          </table:table-cell>
          <table:table-cell office:value-type="float" office:value="40.8897" calcext:value-type="float">
            <text:p>40.8897</text:p>
          </table:table-cell>
          <table:table-cell office:value-type="float" office:value="72.9857" calcext:value-type="float">
            <text:p>72.9857</text:p>
          </table:table-cell>
          <table:table-cell office:value-type="float" office:value="264.838" calcext:value-type="float">
            <text:p>264.838</text:p>
          </table:table-cell>
          <table:table-cell office:value-type="float" office:value="41.0247" calcext:value-type="float">
            <text:p>41.0247</text:p>
          </table:table-cell>
          <table:table-cell/>
          <table:table-cell table:formula="of:=([.D335]-[.A335])/0.0166667" office:value-type="float" office:value="-17.5199649600702" calcext:value-type="float">
            <text:p>-17.5199649600702</text:p>
          </table:table-cell>
          <table:table-cell table:formula="of:=ABS([.E335]-[.B335])/0.0166667" office:value-type="float" office:value="676.858646282708" calcext:value-type="float">
            <text:p>676.858646282708</text:p>
          </table:table-cell>
          <table:table-cell table:formula="of:=([.F335]-[.C335])/0.0166667" office:value-type="float" office:value="8.09998380003271" calcext:value-type="float">
            <text:p>8.09998380003271</text:p>
          </table:table-cell>
          <table:table-cell table:formula="of:=DEGREES(ATAN(ABS([.F335]-[.C335])/ABS([.E335]-[.B335])))" office:value-type="float" office:value="0.685627251756006" calcext:value-type="float">
            <text:p>0.685627251756006</text:p>
          </table:table-cell>
          <table:table-cell table:formula="of:=SQRT(POWER([.H335];2)+POWER([.I335];2)+POWER([.J335];2))" office:value-type="float" office:value="677.133802108138" calcext:value-type="float">
            <text:p>677.133802108138</text:p>
          </table:table-cell>
        </table:table-row>
        <table:table-row table:style-name="ro1">
          <table:table-cell office:value-type="float" office:value="73.0275" calcext:value-type="float">
            <text:p>73.0275</text:p>
          </table:table-cell>
          <table:table-cell office:value-type="float" office:value="277.516" calcext:value-type="float">
            <text:p>277.516</text:p>
          </table:table-cell>
          <table:table-cell office:value-type="float" office:value="40.1635" calcext:value-type="float">
            <text:p>40.1635</text:p>
          </table:table-cell>
          <table:table-cell office:value-type="float" office:value="72.7391" calcext:value-type="float">
            <text:p>72.7391</text:p>
          </table:table-cell>
          <table:table-cell office:value-type="float" office:value="266.21" calcext:value-type="float">
            <text:p>266.21</text:p>
          </table:table-cell>
          <table:table-cell office:value-type="float" office:value="40.0632" calcext:value-type="float">
            <text:p>40.0632</text:p>
          </table:table-cell>
          <table:table-cell/>
          <table:table-cell table:formula="of:=([.D336]-[.A336])/0.0166667" office:value-type="float" office:value="-17.3039653920698" calcext:value-type="float">
            <text:p>-17.3039653920698</text:p>
          </table:table-cell>
          <table:table-cell table:formula="of:=ABS([.E336]-[.B336])/0.0166667" office:value-type="float" office:value="678.358643282716" calcext:value-type="float">
            <text:p>678.358643282716</text:p>
          </table:table-cell>
          <table:table-cell table:formula="of:=([.F336]-[.C336])/0.0166667" office:value-type="float" office:value="-6.0179879640239" calcext:value-type="float">
            <text:p>-6.0179879640239</text:p>
          </table:table-cell>
          <table:table-cell table:formula="of:=DEGREES(ATAN(ABS([.F336]-[.C336])/ABS([.E336]-[.B336])))" office:value-type="float" office:value="0.508280199208461" calcext:value-type="float">
            <text:p>0.508280199208461</text:p>
          </table:table-cell>
          <table:table-cell table:formula="of:=SQRT(POWER([.H336];2)+POWER([.I336];2)+POWER([.J336];2))" office:value-type="float" office:value="678.605991952467" calcext:value-type="float">
            <text:p>678.605991952467</text:p>
          </table:table-cell>
        </table:table-row>
        <table:table-row table:style-name="ro1">
          <table:table-cell office:value-type="float" office:value="74.3147" calcext:value-type="float">
            <text:p>74.3147</text:p>
          </table:table-cell>
          <table:table-cell office:value-type="float" office:value="281.497" calcext:value-type="float">
            <text:p>281.497</text:p>
          </table:table-cell>
          <table:table-cell office:value-type="float" office:value="40.2564" calcext:value-type="float">
            <text:p>40.2564</text:p>
          </table:table-cell>
          <table:table-cell office:value-type="float" office:value="74.4996" calcext:value-type="float">
            <text:p>74.4996</text:p>
          </table:table-cell>
          <table:table-cell office:value-type="float" office:value="271.338" calcext:value-type="float">
            <text:p>271.338</text:p>
          </table:table-cell>
          <table:table-cell office:value-type="float" office:value="40.1738" calcext:value-type="float">
            <text:p>40.1738</text:p>
          </table:table-cell>
          <table:table-cell/>
          <table:table-cell table:formula="of:=([.D337]-[.A337])/0.0166667" office:value-type="float" office:value="11.0939778120443" calcext:value-type="float">
            <text:p>11.0939778120443</text:p>
          </table:table-cell>
          <table:table-cell table:formula="of:=ABS([.E337]-[.B337])/0.0166667" office:value-type="float" office:value="609.538780922438" calcext:value-type="float">
            <text:p>609.538780922438</text:p>
          </table:table-cell>
          <table:table-cell table:formula="of:=([.F337]-[.C337])/0.0166667" office:value-type="float" office:value="-4.95599008801978" calcext:value-type="float">
            <text:p>-4.95599008801978</text:p>
          </table:table-cell>
          <table:table-cell table:formula="of:=DEGREES(ATAN(ABS([.F337]-[.C337])/ABS([.E337]-[.B337])))" office:value-type="float" office:value="0.46584576263942" calcext:value-type="float">
            <text:p>0.46584576263942</text:p>
          </table:table-cell>
          <table:table-cell table:formula="of:=SQRT(POWER([.H337];2)+POWER([.I337];2)+POWER([.J337];2))" office:value-type="float" office:value="609.659875364828" calcext:value-type="float">
            <text:p>609.659875364828</text:p>
          </table:table-cell>
        </table:table-row>
        <table:table-row table:style-name="ro1">
          <table:table-cell office:value-type="float" office:value="73.7946" calcext:value-type="float">
            <text:p>73.7946</text:p>
          </table:table-cell>
          <table:table-cell office:value-type="float" office:value="278.718" calcext:value-type="float">
            <text:p>278.718</text:p>
          </table:table-cell>
          <table:table-cell office:value-type="float" office:value="40.9634" calcext:value-type="float">
            <text:p>40.9634</text:p>
          </table:table-cell>
          <table:table-cell office:value-type="float" office:value="73.7424" calcext:value-type="float">
            <text:p>73.7424</text:p>
          </table:table-cell>
          <table:table-cell office:value-type="float" office:value="268.586" calcext:value-type="float">
            <text:p>268.586</text:p>
          </table:table-cell>
          <table:table-cell office:value-type="float" office:value="41.1302" calcext:value-type="float">
            <text:p>41.1302</text:p>
          </table:table-cell>
          <table:table-cell/>
          <table:table-cell table:formula="of:=([.D338]-[.A338])/0.0166667" office:value-type="float" office:value="-3.13199373601248" calcext:value-type="float">
            <text:p>-3.13199373601248</text:p>
          </table:table-cell>
          <table:table-cell table:formula="of:=ABS([.E338]-[.B338])/0.0166667" office:value-type="float" office:value="607.918784162432" calcext:value-type="float">
            <text:p>607.918784162432</text:p>
          </table:table-cell>
          <table:table-cell table:formula="of:=([.F338]-[.C338])/0.0166667" office:value-type="float" office:value="10.0079799840402" calcext:value-type="float">
            <text:p>10.0079799840402</text:p>
          </table:table-cell>
          <table:table-cell table:formula="of:=DEGREES(ATAN(ABS([.F338]-[.C338])/ABS([.E338]-[.B338])))" office:value-type="float" office:value="0.943157598576369" calcext:value-type="float">
            <text:p>0.943157598576369</text:p>
          </table:table-cell>
          <table:table-cell table:formula="of:=SQRT(POWER([.H338];2)+POWER([.I338];2)+POWER([.J338];2))" office:value-type="float" office:value="608.009224589276" calcext:value-type="float">
            <text:p>608.009224589276</text:p>
          </table:table-cell>
        </table:table-row>
        <table:table-row table:style-name="ro1">
          <table:table-cell office:value-type="float" office:value="72.8177" calcext:value-type="float">
            <text:p>72.8177</text:p>
          </table:table-cell>
          <table:table-cell office:value-type="float" office:value="289.059" calcext:value-type="float">
            <text:p>289.059</text:p>
          </table:table-cell>
          <table:table-cell office:value-type="float" office:value="41.3485" calcext:value-type="float">
            <text:p>41.3485</text:p>
          </table:table-cell>
          <table:table-cell office:value-type="float" office:value="72.5285" calcext:value-type="float">
            <text:p>72.5285</text:p>
          </table:table-cell>
          <table:table-cell office:value-type="float" office:value="275.822" calcext:value-type="float">
            <text:p>275.822</text:p>
          </table:table-cell>
          <table:table-cell office:value-type="float" office:value="41.942" calcext:value-type="float">
            <text:p>41.942</text:p>
          </table:table-cell>
          <table:table-cell/>
          <table:table-cell table:formula="of:=([.D339]-[.A339])/0.0166667" office:value-type="float" office:value="-17.3519652960699" calcext:value-type="float">
            <text:p>-17.3519652960699</text:p>
          </table:table-cell>
          <table:table-cell table:formula="of:=ABS([.E339]-[.B339])/0.0166667" office:value-type="float" office:value="794.218411563178" calcext:value-type="float">
            <text:p>794.218411563178</text:p>
          </table:table-cell>
          <table:table-cell table:formula="of:=([.F339]-[.C339])/0.0166667" office:value-type="float" office:value="35.6099287801424" calcext:value-type="float">
            <text:p>35.6099287801424</text:p>
          </table:table-cell>
          <table:table-cell table:formula="of:=DEGREES(ATAN(ABS([.F339]-[.C339])/ABS([.E339]-[.B339])))" office:value-type="float" office:value="2.56721959134587" calcext:value-type="float">
            <text:p>2.56721959134587</text:p>
          </table:table-cell>
          <table:table-cell table:formula="of:=SQRT(POWER([.H339];2)+POWER([.I339];2)+POWER([.J339];2))" office:value-type="float" office:value="795.205660815679" calcext:value-type="float">
            <text:p>795.205660815679</text:p>
          </table:table-cell>
        </table:table-row>
        <table:table-row table:style-name="ro1">
          <table:table-cell office:value-type="float" office:value="74.3475" calcext:value-type="float">
            <text:p>74.3475</text:p>
          </table:table-cell>
          <table:table-cell office:value-type="float" office:value="286.78" calcext:value-type="float">
            <text:p>286.78</text:p>
          </table:table-cell>
          <table:table-cell office:value-type="float" office:value="40.164" calcext:value-type="float">
            <text:p>40.164</text:p>
          </table:table-cell>
          <table:table-cell office:value-type="float" office:value="74.0357" calcext:value-type="float">
            <text:p>74.0357</text:p>
          </table:table-cell>
          <table:table-cell office:value-type="float" office:value="277.734" calcext:value-type="float">
            <text:p>277.734</text:p>
          </table:table-cell>
          <table:table-cell office:value-type="float" office:value="39.6167" calcext:value-type="float">
            <text:p>39.6167</text:p>
          </table:table-cell>
          <table:table-cell/>
          <table:table-cell table:formula="of:=([.D340]-[.A340])/0.0166667" office:value-type="float" office:value="-18.7079625840743" calcext:value-type="float">
            <text:p>-18.7079625840743</text:p>
          </table:table-cell>
          <table:table-cell table:formula="of:=ABS([.E340]-[.B340])/0.0166667" office:value-type="float" office:value="542.758914482171" calcext:value-type="float">
            <text:p>542.758914482171</text:p>
          </table:table-cell>
          <table:table-cell table:formula="of:=([.F340]-[.C340])/0.0166667" office:value-type="float" office:value="-32.8379343241313" calcext:value-type="float">
            <text:p>-32.8379343241313</text:p>
          </table:table-cell>
          <table:table-cell table:formula="of:=DEGREES(ATAN(ABS([.F340]-[.C340])/ABS([.E340]-[.B340])))" office:value-type="float" office:value="3.46228191646073" calcext:value-type="float">
            <text:p>3.46228191646073</text:p>
          </table:table-cell>
          <table:table-cell table:formula="of:=SQRT(POWER([.H340];2)+POWER([.I340];2)+POWER([.J340];2))" office:value-type="float" office:value="544.073117369887" calcext:value-type="float">
            <text:p>544.073117369887</text:p>
          </table:table-cell>
        </table:table-row>
        <table:table-row table:style-name="ro1">
          <table:table-cell office:value-type="float" office:value="73.3564" calcext:value-type="float">
            <text:p>73.3564</text:p>
          </table:table-cell>
          <table:table-cell office:value-type="float" office:value="294.545" calcext:value-type="float">
            <text:p>294.545</text:p>
          </table:table-cell>
          <table:table-cell office:value-type="float" office:value="41.2558" calcext:value-type="float">
            <text:p>41.2558</text:p>
          </table:table-cell>
          <table:table-cell office:value-type="float" office:value="73.0557" calcext:value-type="float">
            <text:p>73.0557</text:p>
          </table:table-cell>
          <table:table-cell office:value-type="float" office:value="283.812" calcext:value-type="float">
            <text:p>283.812</text:p>
          </table:table-cell>
          <table:table-cell office:value-type="float" office:value="41.1598" calcext:value-type="float">
            <text:p>41.1598</text:p>
          </table:table-cell>
          <table:table-cell/>
          <table:table-cell table:formula="of:=([.D341]-[.A341])/0.0166667" office:value-type="float" office:value="-18.0419639160717" calcext:value-type="float">
            <text:p>-18.0419639160717</text:p>
          </table:table-cell>
          <table:table-cell table:formula="of:=ABS([.E341]-[.B341])/0.0166667" office:value-type="float" office:value="643.978712042576" calcext:value-type="float">
            <text:p>643.978712042576</text:p>
          </table:table-cell>
          <table:table-cell table:formula="of:=([.F341]-[.C341])/0.0166667" office:value-type="float" office:value="-5.75998848002326" calcext:value-type="float">
            <text:p>-5.75998848002326</text:p>
          </table:table-cell>
          <table:table-cell table:formula="of:=DEGREES(ATAN(ABS([.F341]-[.C341])/ABS([.E341]-[.B341])))" office:value-type="float" office:value="0.51246139566283" calcext:value-type="float">
            <text:p>0.51246139566283</text:p>
          </table:table-cell>
          <table:table-cell table:formula="of:=SQRT(POWER([.H341];2)+POWER([.I341];2)+POWER([.J341];2))" office:value-type="float" office:value="644.257147025358" calcext:value-type="float">
            <text:p>644.257147025358</text:p>
          </table:table-cell>
        </table:table-row>
        <table:table-row table:style-name="ro1">
          <table:table-cell office:value-type="float" office:value="74.3613" calcext:value-type="float">
            <text:p>74.3613</text:p>
          </table:table-cell>
          <table:table-cell office:value-type="float" office:value="287.703" calcext:value-type="float">
            <text:p>287.703</text:p>
          </table:table-cell>
          <table:table-cell office:value-type="float" office:value="42.0574" calcext:value-type="float">
            <text:p>42.0574</text:p>
          </table:table-cell>
          <table:table-cell office:value-type="float" office:value="74.5474" calcext:value-type="float">
            <text:p>74.5474</text:p>
          </table:table-cell>
          <table:table-cell office:value-type="float" office:value="277.307" calcext:value-type="float">
            <text:p>277.307</text:p>
          </table:table-cell>
          <table:table-cell office:value-type="float" office:value="41.9345" calcext:value-type="float">
            <text:p>41.9345</text:p>
          </table:table-cell>
          <table:table-cell/>
          <table:table-cell table:formula="of:=([.D342]-[.A342])/0.0166667" office:value-type="float" office:value="11.1659776680444" calcext:value-type="float">
            <text:p>11.1659776680444</text:p>
          </table:table-cell>
          <table:table-cell table:formula="of:=ABS([.E342]-[.B342])/0.0166667" office:value-type="float" office:value="623.758752482493" calcext:value-type="float">
            <text:p>623.758752482493</text:p>
          </table:table-cell>
          <table:table-cell table:formula="of:=([.F342]-[.C342])/0.0166667" office:value-type="float" office:value="-7.37398525202958" calcext:value-type="float">
            <text:p>-7.37398525202958</text:p>
          </table:table-cell>
          <table:table-cell table:formula="of:=DEGREES(ATAN(ABS([.F342]-[.C342])/ABS([.E342]-[.B342])))" office:value-type="float" office:value="0.677310820643872" calcext:value-type="float">
            <text:p>0.677310820643872</text:p>
          </table:table-cell>
          <table:table-cell table:formula="of:=SQRT(POWER([.H342];2)+POWER([.I342];2)+POWER([.J342];2))" office:value-type="float" office:value="623.90226479337" calcext:value-type="float">
            <text:p>623.90226479337</text:p>
          </table:table-cell>
        </table:table-row>
        <table:table-row table:style-name="ro1">
          <table:table-cell office:value-type="float" office:value="73.9027" calcext:value-type="float">
            <text:p>73.9027</text:p>
          </table:table-cell>
          <table:table-cell office:value-type="float" office:value="298.586" calcext:value-type="float">
            <text:p>298.586</text:p>
          </table:table-cell>
          <table:table-cell office:value-type="float" office:value="41.9238" calcext:value-type="float">
            <text:p>41.9238</text:p>
          </table:table-cell>
          <table:table-cell office:value-type="float" office:value="73.8418" calcext:value-type="float">
            <text:p>73.8418</text:p>
          </table:table-cell>
          <table:table-cell office:value-type="float" office:value="287.945" calcext:value-type="float">
            <text:p>287.945</text:p>
          </table:table-cell>
          <table:table-cell office:value-type="float" office:value="40.7484" calcext:value-type="float">
            <text:p>40.7484</text:p>
          </table:table-cell>
          <table:table-cell/>
          <table:table-cell table:formula="of:=([.D343]-[.A343])/0.0166667" office:value-type="float" office:value="-3.65399269201399" calcext:value-type="float">
            <text:p>-3.65399269201399</text:p>
          </table:table-cell>
          <table:table-cell table:formula="of:=ABS([.E343]-[.B343])/0.0166667" office:value-type="float" office:value="638.458723082555" calcext:value-type="float">
            <text:p>638.458723082555</text:p>
          </table:table-cell>
          <table:table-cell table:formula="of:=([.F343]-[.C343])/0.0166667" office:value-type="float" office:value="-70.5238589522823" calcext:value-type="float">
            <text:p>-70.5238589522823</text:p>
          </table:table-cell>
          <table:table-cell table:formula="of:=DEGREES(ATAN(ABS([.F343]-[.C343])/ABS([.E343]-[.B343])))" office:value-type="float" office:value="6.30331229595857" calcext:value-type="float">
            <text:p>6.30331229595857</text:p>
          </table:table-cell>
          <table:table-cell table:formula="of:=SQRT(POWER([.H343];2)+POWER([.I343];2)+POWER([.J343];2))" office:value-type="float" office:value="642.35232343654" calcext:value-type="float">
            <text:p>642.35232343654</text:p>
          </table:table-cell>
        </table:table-row>
        <table:table-row table:style-name="ro1">
          <table:table-cell office:value-type="float" office:value="74.1212" calcext:value-type="float">
            <text:p>74.1212</text:p>
          </table:table-cell>
          <table:table-cell office:value-type="float" office:value="290.234" calcext:value-type="float">
            <text:p>290.234</text:p>
          </table:table-cell>
          <table:table-cell office:value-type="float" office:value="42.688" calcext:value-type="float">
            <text:p>42.688</text:p>
          </table:table-cell>
          <table:table-cell office:value-type="float" office:value="74.0611" calcext:value-type="float">
            <text:p>74.0611</text:p>
          </table:table-cell>
          <table:table-cell office:value-type="float" office:value="279.662" calcext:value-type="float">
            <text:p>279.662</text:p>
          </table:table-cell>
          <table:table-cell office:value-type="float" office:value="42.8158" calcext:value-type="float">
            <text:p>42.8158</text:p>
          </table:table-cell>
          <table:table-cell/>
          <table:table-cell table:formula="of:=([.D344]-[.A344])/0.0166667" office:value-type="float" office:value="-3.60599278801476" calcext:value-type="float">
            <text:p>-3.60599278801476</text:p>
          </table:table-cell>
          <table:table-cell table:formula="of:=ABS([.E344]-[.B344])/0.0166667" office:value-type="float" office:value="634.318731362538" calcext:value-type="float">
            <text:p>634.318731362538</text:p>
          </table:table-cell>
          <table:table-cell table:formula="of:=([.F344]-[.C344])/0.0166667" office:value-type="float" office:value="7.66798466403071" calcext:value-type="float">
            <text:p>7.66798466403071</text:p>
          </table:table-cell>
          <table:table-cell table:formula="of:=DEGREES(ATAN(ABS([.F344]-[.C344])/ABS([.E344]-[.B344])))" office:value-type="float" office:value="0.692588343958185" calcext:value-type="float">
            <text:p>0.692588343958185</text:p>
          </table:table-cell>
          <table:table-cell table:formula="of:=SQRT(POWER([.H344];2)+POWER([.I344];2)+POWER([.J344];2))" office:value-type="float" office:value="634.375325915324" calcext:value-type="float">
            <text:p>634.375325915324</text:p>
          </table:table-cell>
        </table:table-row>
        <table:table-row table:style-name="ro1">
          <table:table-cell office:value-type="float" office:value="73.8643" calcext:value-type="float">
            <text:p>73.8643</text:p>
          </table:table-cell>
          <table:table-cell office:value-type="float" office:value="291.906" calcext:value-type="float">
            <text:p>291.906</text:p>
          </table:table-cell>
          <table:table-cell office:value-type="float" office:value="41.1479" calcext:value-type="float">
            <text:p>41.1479</text:p>
          </table:table-cell>
          <table:table-cell office:value-type="float" office:value="73.5586" calcext:value-type="float">
            <text:p>73.5586</text:p>
          </table:table-cell>
          <table:table-cell office:value-type="float" office:value="282.689" calcext:value-type="float">
            <text:p>282.689</text:p>
          </table:table-cell>
          <table:table-cell office:value-type="float" office:value="40.576" calcext:value-type="float">
            <text:p>40.576</text:p>
          </table:table-cell>
          <table:table-cell/>
          <table:table-cell table:formula="of:=([.D345]-[.A345])/0.0166667" office:value-type="float" office:value="-18.3419633160735" calcext:value-type="float">
            <text:p>-18.3419633160735</text:p>
          </table:table-cell>
          <table:table-cell table:formula="of:=ABS([.E345]-[.B345])/0.0166667" office:value-type="float" office:value="553.018893962211" calcext:value-type="float">
            <text:p>553.018893962211</text:p>
          </table:table-cell>
          <table:table-cell table:formula="of:=([.F345]-[.C345])/0.0166667" office:value-type="float" office:value="-34.3139313721372" calcext:value-type="float">
            <text:p>-34.3139313721372</text:p>
          </table:table-cell>
          <table:table-cell table:formula="of:=DEGREES(ATAN(ABS([.F345]-[.C345])/ABS([.E345]-[.B345])))" office:value-type="float" office:value="3.5505589215126" calcext:value-type="float">
            <text:p>3.5505589215126</text:p>
          </table:table-cell>
          <table:table-cell table:formula="of:=SQRT(POWER([.H345];2)+POWER([.I345];2)+POWER([.J345];2))" office:value-type="float" office:value="554.38594010282" calcext:value-type="float">
            <text:p>554.38594010282</text:p>
          </table:table-cell>
        </table:table-row>
        <table:table-row table:style-name="ro1">
          <table:table-cell office:value-type="float" office:value="73.8465" calcext:value-type="float">
            <text:p>73.8465</text:p>
          </table:table-cell>
          <table:table-cell office:value-type="float" office:value="287.672" calcext:value-type="float">
            <text:p>287.672</text:p>
          </table:table-cell>
          <table:table-cell office:value-type="float" office:value="42.0669" calcext:value-type="float">
            <text:p>42.0669</text:p>
          </table:table-cell>
          <table:table-cell office:value-type="float" office:value="73.7916" calcext:value-type="float">
            <text:p>73.7916</text:p>
          </table:table-cell>
          <table:table-cell office:value-type="float" office:value="277.251" calcext:value-type="float">
            <text:p>277.251</text:p>
          </table:table-cell>
          <table:table-cell office:value-type="float" office:value="41.9504" calcext:value-type="float">
            <text:p>41.9504</text:p>
          </table:table-cell>
          <table:table-cell/>
          <table:table-cell table:formula="of:=([.D346]-[.A346])/0.0166667" office:value-type="float" office:value="-3.29399341201339" calcext:value-type="float">
            <text:p>-3.29399341201339</text:p>
          </table:table-cell>
          <table:table-cell table:formula="of:=ABS([.E346]-[.B346])/0.0166667" office:value-type="float" office:value="625.258749482504" calcext:value-type="float">
            <text:p>625.258749482504</text:p>
          </table:table-cell>
          <table:table-cell table:formula="of:=([.F346]-[.C346])/0.0166667" office:value-type="float" office:value="-6.98998602002766" calcext:value-type="float">
            <text:p>-6.98998602002766</text:p>
          </table:table-cell>
          <table:table-cell table:formula="of:=DEGREES(ATAN(ABS([.F346]-[.C346])/ABS([.E346]-[.B346])))" office:value-type="float" office:value="0.640502855785234" calcext:value-type="float">
            <text:p>0.640502855785234</text:p>
          </table:table-cell>
          <table:table-cell table:formula="of:=SQRT(POWER([.H346];2)+POWER([.I346];2)+POWER([.J346];2))" office:value-type="float" office:value="625.306496129365" calcext:value-type="float">
            <text:p>625.306496129365</text:p>
          </table:table-cell>
        </table:table-row>
        <table:table-row table:style-name="ro1">
          <table:table-cell office:value-type="float" office:value="73.34" calcext:value-type="float">
            <text:p>73.34</text:p>
          </table:table-cell>
          <table:table-cell office:value-type="float" office:value="290.459" calcext:value-type="float">
            <text:p>290.459</text:p>
          </table:table-cell>
          <table:table-cell office:value-type="float" office:value="41.3797" calcext:value-type="float">
            <text:p>41.3797</text:p>
          </table:table-cell>
          <table:table-cell office:value-type="float" office:value="73.5386" calcext:value-type="float">
            <text:p>73.5386</text:p>
          </table:table-cell>
          <table:table-cell office:value-type="float" office:value="277.283" calcext:value-type="float">
            <text:p>277.283</text:p>
          </table:table-cell>
          <table:table-cell office:value-type="float" office:value="41.6979" calcext:value-type="float">
            <text:p>41.6979</text:p>
          </table:table-cell>
          <table:table-cell/>
          <table:table-cell table:formula="of:=([.D347]-[.A347])/0.0166667" office:value-type="float" office:value="11.9159761680476" calcext:value-type="float">
            <text:p>11.9159761680476</text:p>
          </table:table-cell>
          <table:table-cell table:formula="of:=ABS([.E347]-[.B347])/0.0166667" office:value-type="float" office:value="790.558418883161" calcext:value-type="float">
            <text:p>790.558418883161</text:p>
          </table:table-cell>
          <table:table-cell table:formula="of:=([.F347]-[.C347])/0.0166667" office:value-type="float" office:value="19.0919618160762" calcext:value-type="float">
            <text:p>19.0919618160762</text:p>
          </table:table-cell>
          <table:table-cell table:formula="of:=DEGREES(ATAN(ABS([.F347]-[.C347])/ABS([.E347]-[.B347])))" office:value-type="float" office:value="1.38342243063801" calcext:value-type="float">
            <text:p>1.38342243063801</text:p>
          </table:table-cell>
          <table:table-cell table:formula="of:=SQRT(POWER([.H347];2)+POWER([.I347];2)+POWER([.J347];2))" office:value-type="float" office:value="790.878693075663" calcext:value-type="float">
            <text:p>790.878693075663</text:p>
          </table:table-cell>
        </table:table-row>
        <table:table-row table:style-name="ro1">
          <table:table-cell office:value-type="float" office:value="73.3505" calcext:value-type="float">
            <text:p>73.3505</text:p>
          </table:table-cell>
          <table:table-cell office:value-type="float" office:value="293.185" calcext:value-type="float">
            <text:p>293.185</text:p>
          </table:table-cell>
          <table:table-cell office:value-type="float" office:value="41.21" calcext:value-type="float">
            <text:p>41.21</text:p>
          </table:table-cell>
          <table:table-cell office:value-type="float" office:value="73.2833" calcext:value-type="float">
            <text:p>73.2833</text:p>
          </table:table-cell>
          <table:table-cell office:value-type="float" office:value="275.878" calcext:value-type="float">
            <text:p>275.878</text:p>
          </table:table-cell>
          <table:table-cell office:value-type="float" office:value="42.175" calcext:value-type="float">
            <text:p>42.175</text:p>
          </table:table-cell>
          <table:table-cell/>
          <table:table-cell table:formula="of:=([.D348]-[.A348])/0.0166667" office:value-type="float" office:value="-4.03199193601611" calcext:value-type="float">
            <text:p>-4.03199193601611</text:p>
          </table:table-cell>
          <table:table-cell table:formula="of:=ABS([.E348]-[.B348])/0.0166667" office:value-type="float" office:value="1038.41792316415" calcext:value-type="float">
            <text:p>1038.41792316415</text:p>
          </table:table-cell>
          <table:table-cell table:formula="of:=([.F348]-[.C348])/0.0166667" office:value-type="float" office:value="57.8998842002314" calcext:value-type="float">
            <text:p>57.8998842002314</text:p>
          </table:table-cell>
          <table:table-cell table:formula="of:=DEGREES(ATAN(ABS([.F348]-[.C348])/ABS([.E348]-[.B348])))" office:value-type="float" office:value="3.19138128153102" calcext:value-type="float">
            <text:p>3.19138128153102</text:p>
          </table:table-cell>
          <table:table-cell table:formula="of:=SQRT(POWER([.H348];2)+POWER([.I348];2)+POWER([.J348];2))" office:value-type="float" office:value="1040.03867077043" calcext:value-type="float">
            <text:p>1040.03867077043</text:p>
          </table:table-cell>
        </table:table-row>
        <table:table-row table:style-name="ro1">
          <table:table-cell office:value-type="float" office:value="73.0814" calcext:value-type="float">
            <text:p>73.0814</text:p>
          </table:table-cell>
          <table:table-cell office:value-type="float" office:value="291.998" calcext:value-type="float">
            <text:p>291.998</text:p>
          </table:table-cell>
          <table:table-cell office:value-type="float" office:value="40.3685" calcext:value-type="float">
            <text:p>40.3685</text:p>
          </table:table-cell>
          <table:table-cell office:value-type="float" office:value="73.0361" calcext:value-type="float">
            <text:p>73.0361</text:p>
          </table:table-cell>
          <table:table-cell office:value-type="float" office:value="280.138" calcext:value-type="float">
            <text:p>280.138</text:p>
          </table:table-cell>
          <table:table-cell office:value-type="float" office:value="39.9853" calcext:value-type="float">
            <text:p>39.9853</text:p>
          </table:table-cell>
          <table:table-cell/>
          <table:table-cell table:formula="of:=([.D349]-[.A349])/0.0166667" office:value-type="float" office:value="-2.71799456401072" calcext:value-type="float">
            <text:p>-2.71799456401072</text:p>
          </table:table-cell>
          <table:table-cell table:formula="of:=ABS([.E349]-[.B349])/0.0166667" office:value-type="float" office:value="711.598576802847" calcext:value-type="float">
            <text:p>711.598576802847</text:p>
          </table:table-cell>
          <table:table-cell table:formula="of:=([.F349]-[.C349])/0.0166667" office:value-type="float" office:value="-22.9919540160917" calcext:value-type="float">
            <text:p>-22.9919540160917</text:p>
          </table:table-cell>
          <table:table-cell table:formula="of:=DEGREES(ATAN(ABS([.F349]-[.C349])/ABS([.E349]-[.B349])))" office:value-type="float" office:value="1.85059926012801" calcext:value-type="float">
            <text:p>1.85059926012801</text:p>
          </table:table-cell>
          <table:table-cell table:formula="of:=SQRT(POWER([.H349];2)+POWER([.I349];2)+POWER([.J349];2))" office:value-type="float" office:value="711.97510627252" calcext:value-type="float">
            <text:p>711.97510627252</text:p>
          </table:table-cell>
        </table:table-row>
        <table:table-row table:style-name="ro1">
          <table:table-cell office:value-type="float" office:value="73.3345" calcext:value-type="float">
            <text:p>73.3345</text:p>
          </table:table-cell>
          <table:table-cell office:value-type="float" office:value="290.732" calcext:value-type="float">
            <text:p>290.732</text:p>
          </table:table-cell>
          <table:table-cell office:value-type="float" office:value="40.0527" calcext:value-type="float">
            <text:p>40.0527</text:p>
          </table:table-cell>
          <table:table-cell office:value-type="float" office:value="73.5324" calcext:value-type="float">
            <text:p>73.5324</text:p>
          </table:table-cell>
          <table:table-cell office:value-type="float" office:value="277.575" calcext:value-type="float">
            <text:p>277.575</text:p>
          </table:table-cell>
          <table:table-cell office:value-type="float" office:value="40.1491" calcext:value-type="float">
            <text:p>40.1491</text:p>
          </table:table-cell>
          <table:table-cell/>
          <table:table-cell table:formula="of:=([.D350]-[.A350])/0.0166667" office:value-type="float" office:value="11.8739762520469" calcext:value-type="float">
            <text:p>11.8739762520469</text:p>
          </table:table-cell>
          <table:table-cell table:formula="of:=ABS([.E350]-[.B350])/0.0166667" office:value-type="float" office:value="789.41842116316" calcext:value-type="float">
            <text:p>789.41842116316</text:p>
          </table:table-cell>
          <table:table-cell table:formula="of:=([.F350]-[.C350])/0.0166667" office:value-type="float" office:value="5.78398843202287" calcext:value-type="float">
            <text:p>5.78398843202287</text:p>
          </table:table-cell>
          <table:table-cell table:formula="of:=DEGREES(ATAN(ABS([.F350]-[.C350])/ABS([.E350]-[.B350])))" office:value-type="float" office:value="0.419792833581515" calcext:value-type="float">
            <text:p>0.419792833581515</text:p>
          </table:table-cell>
          <table:table-cell table:formula="of:=SQRT(POWER([.H350];2)+POWER([.I350];2)+POWER([.J350];2))" office:value-type="float" office:value="789.52890352789" calcext:value-type="float">
            <text:p>789.52890352789</text:p>
          </table:table-cell>
        </table:table-row>
        <table:table-row table:style-name="ro1">
          <table:table-cell office:value-type="float" office:value="73.5969" calcext:value-type="float">
            <text:p>73.5969</text:p>
          </table:table-cell>
          <table:table-cell office:value-type="float" office:value="290.579" calcext:value-type="float">
            <text:p>290.579</text:p>
          </table:table-cell>
          <table:table-cell office:value-type="float" office:value="40.8454" calcext:value-type="float">
            <text:p>40.8454</text:p>
          </table:table-cell>
          <table:table-cell office:value-type="float" office:value="73.7887" calcext:value-type="float">
            <text:p>73.7887</text:p>
          </table:table-cell>
          <table:table-cell office:value-type="float" office:value="277.384" calcext:value-type="float">
            <text:p>277.384</text:p>
          </table:table-cell>
          <table:table-cell office:value-type="float" office:value="41.1793" calcext:value-type="float">
            <text:p>41.1793</text:p>
          </table:table-cell>
          <table:table-cell/>
          <table:table-cell table:formula="of:=([.D351]-[.A351])/0.0166667" office:value-type="float" office:value="11.5079769840461" calcext:value-type="float">
            <text:p>11.5079769840461</text:p>
          </table:table-cell>
          <table:table-cell table:formula="of:=ABS([.E351]-[.B351])/0.0166667" office:value-type="float" office:value="791.698416603166" calcext:value-type="float">
            <text:p>791.698416603166</text:p>
          </table:table-cell>
          <table:table-cell table:formula="of:=([.F351]-[.C351])/0.0166667" office:value-type="float" office:value="20.0339599320801" calcext:value-type="float">
            <text:p>20.0339599320801</text:p>
          </table:table-cell>
          <table:table-cell table:formula="of:=DEGREES(ATAN(ABS([.F351]-[.C351])/ABS([.E351]-[.B351])))" office:value-type="float" office:value="1.44956262632231" calcext:value-type="float">
            <text:p>1.44956262632231</text:p>
          </table:table-cell>
          <table:table-cell table:formula="of:=SQRT(POWER([.H351];2)+POWER([.I351];2)+POWER([.J351];2))" office:value-type="float" office:value="792.035463812566" calcext:value-type="float">
            <text:p>792.035463812566</text:p>
          </table:table-cell>
        </table:table-row>
        <table:table-row table:style-name="ro1">
          <table:table-cell office:value-type="float" office:value="71.2626" calcext:value-type="float">
            <text:p>71.2626</text:p>
          </table:table-cell>
          <table:table-cell office:value-type="float" office:value="285.095" calcext:value-type="float">
            <text:p>285.095</text:p>
          </table:table-cell>
          <table:table-cell office:value-type="float" office:value="40.4635" calcext:value-type="float">
            <text:p>40.4635</text:p>
          </table:table-cell>
          <table:table-cell office:value-type="float" office:value="70.5118" calcext:value-type="float">
            <text:p>70.5118</text:p>
          </table:table-cell>
          <table:table-cell office:value-type="float" office:value="273.368" calcext:value-type="float">
            <text:p>273.368</text:p>
          </table:table-cell>
          <table:table-cell office:value-type="float" office:value="40.3707" calcext:value-type="float">
            <text:p>40.3707</text:p>
          </table:table-cell>
          <table:table-cell/>
          <table:table-cell table:formula="of:=([.D352]-[.A352])/0.0166667" office:value-type="float" office:value="-45.0479099041809" calcext:value-type="float">
            <text:p>-45.0479099041809</text:p>
          </table:table-cell>
          <table:table-cell table:formula="of:=ABS([.E352]-[.B352])/0.0166667" office:value-type="float" office:value="703.618592762816" calcext:value-type="float">
            <text:p>703.618592762816</text:p>
          </table:table-cell>
          <table:table-cell table:formula="of:=([.F352]-[.C352])/0.0166667" office:value-type="float" office:value="-5.56798886402251" calcext:value-type="float">
            <text:p>-5.56798886402251</text:p>
          </table:table-cell>
          <table:table-cell table:formula="of:=DEGREES(ATAN(ABS([.F352]-[.C352])/ABS([.E352]-[.B352])))" office:value-type="float" office:value="0.45339279919433" calcext:value-type="float">
            <text:p>0.45339279919433</text:p>
          </table:table-cell>
          <table:table-cell table:formula="of:=SQRT(POWER([.H352];2)+POWER([.I352];2)+POWER([.J352];2))" office:value-type="float" office:value="705.08115899395" calcext:value-type="float">
            <text:p>705.08115899395</text:p>
          </table:table-cell>
        </table:table-row>
        <table:table-row table:style-name="ro1">
          <table:table-cell office:value-type="float" office:value="72.8322" calcext:value-type="float">
            <text:p>72.8322</text:p>
          </table:table-cell>
          <table:table-cell office:value-type="float" office:value="293.017" calcext:value-type="float">
            <text:p>293.017</text:p>
          </table:table-cell>
          <table:table-cell office:value-type="float" office:value="41.7563" calcext:value-type="float">
            <text:p>41.7563</text:p>
          </table:table-cell>
          <table:table-cell office:value-type="float" office:value="72.292" calcext:value-type="float">
            <text:p>72.292</text:p>
          </table:table-cell>
          <table:table-cell office:value-type="float" office:value="282.205" calcext:value-type="float">
            <text:p>282.205</text:p>
          </table:table-cell>
          <table:table-cell office:value-type="float" office:value="42.1801" calcext:value-type="float">
            <text:p>42.1801</text:p>
          </table:table-cell>
          <table:table-cell/>
          <table:table-cell table:formula="of:=([.D353]-[.A353])/0.0166667" office:value-type="float" office:value="-32.4119351761296" calcext:value-type="float">
            <text:p>-32.4119351761296</text:p>
          </table:table-cell>
          <table:table-cell table:formula="of:=ABS([.E353]-[.B353])/0.0166667" office:value-type="float" office:value="648.718702562596" calcext:value-type="float">
            <text:p>648.718702562596</text:p>
          </table:table-cell>
          <table:table-cell table:formula="of:=([.F353]-[.C353])/0.0166667" office:value-type="float" office:value="25.4279491441017" calcext:value-type="float">
            <text:p>25.4279491441017</text:p>
          </table:table-cell>
          <table:table-cell table:formula="of:=DEGREES(ATAN(ABS([.F353]-[.C353])/ABS([.E353]-[.B353])))" office:value-type="float" office:value="2.24468433720884" calcext:value-type="float">
            <text:p>2.24468433720884</text:p>
          </table:table-cell>
          <table:table-cell table:formula="of:=SQRT(POWER([.H353];2)+POWER([.I353];2)+POWER([.J353];2))" office:value-type="float" office:value="650.025437343827" calcext:value-type="float">
            <text:p>650.025437343827</text:p>
          </table:table-cell>
        </table:table-row>
        <table:table-row table:style-name="ro1">
          <table:table-cell office:value-type="float" office:value="72.5704" calcext:value-type="float">
            <text:p>72.5704</text:p>
          </table:table-cell>
          <table:table-cell office:value-type="float" office:value="294.596" calcext:value-type="float">
            <text:p>294.596</text:p>
          </table:table-cell>
          <table:table-cell office:value-type="float" office:value="40.738" calcext:value-type="float">
            <text:p>40.738</text:p>
          </table:table-cell>
          <table:table-cell office:value-type="float" office:value="72.2834" calcext:value-type="float">
            <text:p>72.2834</text:p>
          </table:table-cell>
          <table:table-cell office:value-type="float" office:value="282.53" calcext:value-type="float">
            <text:p>282.53</text:p>
          </table:table-cell>
          <table:table-cell office:value-type="float" office:value="40.6134" calcext:value-type="float">
            <text:p>40.6134</text:p>
          </table:table-cell>
          <table:table-cell/>
          <table:table-cell table:formula="of:=([.D354]-[.A354])/0.0166667" office:value-type="float" office:value="-17.2199655600692" calcext:value-type="float">
            <text:p>-17.2199655600692</text:p>
          </table:table-cell>
          <table:table-cell table:formula="of:=ABS([.E354]-[.B354])/0.0166667" office:value-type="float" office:value="723.958552082898" calcext:value-type="float">
            <text:p>723.958552082898</text:p>
          </table:table-cell>
          <table:table-cell table:formula="of:=([.F354]-[.C354])/0.0166667" office:value-type="float" office:value="-7.47598504802996" calcext:value-type="float">
            <text:p>-7.47598504802996</text:p>
          </table:table-cell>
          <table:table-cell table:formula="of:=DEGREES(ATAN(ABS([.F354]-[.C354])/ABS([.E354]-[.B354])))" office:value-type="float" office:value="0.591645978802951" calcext:value-type="float">
            <text:p>0.591645978802951</text:p>
          </table:table-cell>
          <table:table-cell table:formula="of:=SQRT(POWER([.H354];2)+POWER([.I354];2)+POWER([.J354];2))" office:value-type="float" office:value="724.20190741277" calcext:value-type="float">
            <text:p>724.20190741277</text:p>
          </table:table-cell>
        </table:table-row>
        <table:table-row table:style-name="ro1">
          <table:table-cell office:value-type="float" office:value="71.7801" calcext:value-type="float">
            <text:p>71.7801</text:p>
          </table:table-cell>
          <table:table-cell office:value-type="float" office:value="286.355" calcext:value-type="float">
            <text:p>286.355</text:p>
          </table:table-cell>
          <table:table-cell office:value-type="float" office:value="41.0204" calcext:value-type="float">
            <text:p>41.0204</text:p>
          </table:table-cell>
          <table:table-cell office:value-type="float" office:value="71.0171" calcext:value-type="float">
            <text:p>71.0171</text:p>
          </table:table-cell>
          <table:table-cell office:value-type="float" office:value="274.537" calcext:value-type="float">
            <text:p>274.537</text:p>
          </table:table-cell>
          <table:table-cell office:value-type="float" office:value="41.1685" calcext:value-type="float">
            <text:p>41.1685</text:p>
          </table:table-cell>
          <table:table-cell/>
          <table:table-cell table:formula="of:=([.D355]-[.A355])/0.0166667" office:value-type="float" office:value="-45.7799084401834" calcext:value-type="float">
            <text:p>-45.7799084401834</text:p>
          </table:table-cell>
          <table:table-cell table:formula="of:=ABS([.E355]-[.B355])/0.0166667" office:value-type="float" office:value="709.078581842839" calcext:value-type="float">
            <text:p>709.078581842839</text:p>
          </table:table-cell>
          <table:table-cell table:formula="of:=([.F355]-[.C355])/0.0166667" office:value-type="float" office:value="8.88598222803551" calcext:value-type="float">
            <text:p>8.88598222803551</text:p>
          </table:table-cell>
          <table:table-cell table:formula="of:=DEGREES(ATAN(ABS([.F355]-[.C355])/ABS([.E355]-[.B355])))" office:value-type="float" office:value="0.717977727848181" calcext:value-type="float">
            <text:p>0.717977727848181</text:p>
          </table:table-cell>
          <table:table-cell table:formula="of:=SQRT(POWER([.H355];2)+POWER([.I355];2)+POWER([.J355];2))" office:value-type="float" office:value="710.610438936271" calcext:value-type="float">
            <text:p>710.610438936271</text:p>
          </table:table-cell>
        </table:table-row>
        <table:table-row table:style-name="ro1">
          <table:table-cell office:value-type="float" office:value="70.4942" calcext:value-type="float">
            <text:p>70.4942</text:p>
          </table:table-cell>
          <table:table-cell office:value-type="float" office:value="286.271" calcext:value-type="float">
            <text:p>286.271</text:p>
          </table:table-cell>
          <table:table-cell office:value-type="float" office:value="40.7913" calcext:value-type="float">
            <text:p>40.7913</text:p>
          </table:table-cell>
          <table:table-cell office:value-type="float" office:value="69.5098" calcext:value-type="float">
            <text:p>69.5098</text:p>
          </table:table-cell>
          <table:table-cell office:value-type="float" office:value="274.449" calcext:value-type="float">
            <text:p>274.449</text:p>
          </table:table-cell>
          <table:table-cell office:value-type="float" office:value="40.6995" calcext:value-type="float">
            <text:p>40.6995</text:p>
          </table:table-cell>
          <table:table-cell/>
          <table:table-cell table:formula="of:=([.D356]-[.A356])/0.0166667" office:value-type="float" office:value="-59.0638818722367" calcext:value-type="float">
            <text:p>-59.0638818722367</text:p>
          </table:table-cell>
          <table:table-cell table:formula="of:=ABS([.E356]-[.B356])/0.0166667" office:value-type="float" office:value="709.318581362837" calcext:value-type="float">
            <text:p>709.318581362837</text:p>
          </table:table-cell>
          <table:table-cell table:formula="of:=([.F356]-[.C356])/0.0166667" office:value-type="float" office:value="-5.50798898402199" calcext:value-type="float">
            <text:p>-5.50798898402199</text:p>
          </table:table-cell>
          <table:table-cell table:formula="of:=DEGREES(ATAN(ABS([.F356]-[.C356])/ABS([.E356]-[.B356])))" office:value-type="float" office:value="0.444903302780655" calcext:value-type="float">
            <text:p>0.444903302780655</text:p>
          </table:table-cell>
          <table:table-cell table:formula="of:=SQRT(POWER([.H356];2)+POWER([.I356];2)+POWER([.J356];2))" office:value-type="float" office:value="711.794724587822" calcext:value-type="float">
            <text:p>711.794724587822</text:p>
          </table:table-cell>
        </table:table-row>
        <table:table-row table:style-name="ro1">
          <table:table-cell office:value-type="float" office:value="70.4945" calcext:value-type="float">
            <text:p>70.4945</text:p>
          </table:table-cell>
          <table:table-cell office:value-type="float" office:value="287.533" calcext:value-type="float">
            <text:p>287.533</text:p>
          </table:table-cell>
          <table:table-cell office:value-type="float" office:value="41.1002" calcext:value-type="float">
            <text:p>41.1002</text:p>
          </table:table-cell>
          <table:table-cell office:value-type="float" office:value="69.2517" calcext:value-type="float">
            <text:p>69.2517</text:p>
          </table:table-cell>
          <table:table-cell office:value-type="float" office:value="276.906" calcext:value-type="float">
            <text:p>276.906</text:p>
          </table:table-cell>
          <table:table-cell office:value-type="float" office:value="41.0492" calcext:value-type="float">
            <text:p>41.0492</text:p>
          </table:table-cell>
          <table:table-cell/>
          <table:table-cell table:formula="of:=([.D357]-[.A357])/0.0166667" office:value-type="float" office:value="-74.5678508642984" calcext:value-type="float">
            <text:p>-74.5678508642984</text:p>
          </table:table-cell>
          <table:table-cell table:formula="of:=ABS([.E357]-[.B357])/0.0166667" office:value-type="float" office:value="637.618724762551" calcext:value-type="float">
            <text:p>637.618724762551</text:p>
          </table:table-cell>
          <table:table-cell table:formula="of:=([.F357]-[.C357])/0.0166667" office:value-type="float" office:value="-3.05999388001236" calcext:value-type="float">
            <text:p>-3.05999388001236</text:p>
          </table:table-cell>
          <table:table-cell table:formula="of:=DEGREES(ATAN(ABS([.F357]-[.C357])/ABS([.E357]-[.B357])))" office:value-type="float" office:value="0.274965872053505" calcext:value-type="float">
            <text:p>0.274965872053505</text:p>
          </table:table-cell>
          <table:table-cell table:formula="of:=SQRT(POWER([.H357];2)+POWER([.I357];2)+POWER([.J357];2))" office:value-type="float" office:value="641.97146830127" calcext:value-type="float">
            <text:p>641.97146830127</text:p>
          </table:table-cell>
        </table:table-row>
        <table:table-row table:style-name="ro1">
          <table:table-cell office:value-type="float" office:value="70.7499" calcext:value-type="float">
            <text:p>70.7499</text:p>
          </table:table-cell>
          <table:table-cell office:value-type="float" office:value="287.619" calcext:value-type="float">
            <text:p>287.619</text:p>
          </table:table-cell>
          <table:table-cell office:value-type="float" office:value="40.829" calcext:value-type="float">
            <text:p>40.829</text:p>
          </table:table-cell>
          <table:table-cell office:value-type="float" office:value="69.7529" calcext:value-type="float">
            <text:p>69.7529</text:p>
          </table:table-cell>
          <table:table-cell office:value-type="float" office:value="277.023" calcext:value-type="float">
            <text:p>277.023</text:p>
          </table:table-cell>
          <table:table-cell office:value-type="float" office:value="40.7753" calcext:value-type="float">
            <text:p>40.7753</text:p>
          </table:table-cell>
          <table:table-cell/>
          <table:table-cell table:formula="of:=([.D358]-[.A358])/0.0166667" office:value-type="float" office:value="-59.8198803602393" calcext:value-type="float">
            <text:p>-59.8198803602393</text:p>
          </table:table-cell>
          <table:table-cell table:formula="of:=ABS([.E358]-[.B358])/0.0166667" office:value-type="float" office:value="635.758728482543" calcext:value-type="float">
            <text:p>635.758728482543</text:p>
          </table:table-cell>
          <table:table-cell table:formula="of:=([.F358]-[.C358])/0.0166667" office:value-type="float" office:value="-3.22199355601284" calcext:value-type="float">
            <text:p>-3.22199355601284</text:p>
          </table:table-cell>
          <table:table-cell table:formula="of:=DEGREES(ATAN(ABS([.F358]-[.C358])/ABS([.E358]-[.B358])))" office:value-type="float" office:value="0.290369669570451" calcext:value-type="float">
            <text:p>0.290369669570451</text:p>
          </table:table-cell>
          <table:table-cell table:formula="of:=SQRT(POWER([.H358];2)+POWER([.I358];2)+POWER([.J358];2))" office:value-type="float" office:value="638.574944834613" calcext:value-type="float">
            <text:p>638.574944834613</text:p>
          </table:table-cell>
        </table:table-row>
        <table:table-row table:style-name="ro1">
          <table:table-cell office:value-type="float" office:value="70.741" calcext:value-type="float">
            <text:p>70.741</text:p>
          </table:table-cell>
          <table:table-cell office:value-type="float" office:value="295.776" calcext:value-type="float">
            <text:p>295.776</text:p>
          </table:table-cell>
          <table:table-cell office:value-type="float" office:value="40.8293" calcext:value-type="float">
            <text:p>40.8293</text:p>
          </table:table-cell>
          <table:table-cell office:value-type="float" office:value="69.472" calcext:value-type="float">
            <text:p>69.472</text:p>
          </table:table-cell>
          <table:table-cell office:value-type="float" office:value="284.826" calcext:value-type="float">
            <text:p>284.826</text:p>
          </table:table-cell>
          <table:table-cell office:value-type="float" office:value="40.7776" calcext:value-type="float">
            <text:p>40.7776</text:p>
          </table:table-cell>
          <table:table-cell/>
          <table:table-cell table:formula="of:=([.D359]-[.A359])/0.0166667" office:value-type="float" office:value="-76.1398477203049" calcext:value-type="float">
            <text:p>-76.1398477203049</text:p>
          </table:table-cell>
          <table:table-cell table:formula="of:=ABS([.E359]-[.B359])/0.0166667" office:value-type="float" office:value="656.998686002627" calcext:value-type="float">
            <text:p>656.998686002627</text:p>
          </table:table-cell>
          <table:table-cell table:formula="of:=([.F359]-[.C359])/0.0166667" office:value-type="float" office:value="-3.10199379601264" calcext:value-type="float">
            <text:p>-3.10199379601264</text:p>
          </table:table-cell>
          <table:table-cell table:formula="of:=DEGREES(ATAN(ABS([.F359]-[.C359])/ABS([.E359]-[.B359])))" office:value-type="float" office:value="0.270517789029026" calcext:value-type="float">
            <text:p>0.270517789029026</text:p>
          </table:table-cell>
          <table:table-cell table:formula="of:=SQRT(POWER([.H359];2)+POWER([.I359];2)+POWER([.J359];2))" office:value-type="float" office:value="661.403184287437" calcext:value-type="float">
            <text:p>661.403184287437</text:p>
          </table:table-cell>
        </table:table-row>
        <table:table-row table:style-name="ro1">
          <table:table-cell office:value-type="float" office:value="72.8208" calcext:value-type="float">
            <text:p>72.8208</text:p>
          </table:table-cell>
          <table:table-cell office:value-type="float" office:value="290.447" calcext:value-type="float">
            <text:p>290.447</text:p>
          </table:table-cell>
          <table:table-cell office:value-type="float" office:value="41.13" calcext:value-type="float">
            <text:p>41.13</text:p>
          </table:table-cell>
          <table:table-cell office:value-type="float" office:value="72.533" calcext:value-type="float">
            <text:p>72.533</text:p>
          </table:table-cell>
          <table:table-cell office:value-type="float" office:value="278.482" calcext:value-type="float">
            <text:p>278.482</text:p>
          </table:table-cell>
          <table:table-cell office:value-type="float" office:value="41.5145" calcext:value-type="float">
            <text:p>41.5145</text:p>
          </table:table-cell>
          <table:table-cell/>
          <table:table-cell table:formula="of:=([.D360]-[.A360])/0.0166667" office:value-type="float" office:value="-17.2679654640693" calcext:value-type="float">
            <text:p>-17.2679654640693</text:p>
          </table:table-cell>
          <table:table-cell table:formula="of:=ABS([.E360]-[.B360])/0.0166667" office:value-type="float" office:value="717.89856420287" calcext:value-type="float">
            <text:p>717.89856420287</text:p>
          </table:table-cell>
          <table:table-cell table:formula="of:=([.F360]-[.C360])/0.0166667" office:value-type="float" office:value="23.069953860092" calcext:value-type="float">
            <text:p>23.069953860092</text:p>
          </table:table-cell>
          <table:table-cell table:formula="of:=DEGREES(ATAN(ABS([.F360]-[.C360])/ABS([.E360]-[.B360])))" office:value-type="float" office:value="1.84058909318181" calcext:value-type="float">
            <text:p>1.84058909318181</text:p>
          </table:table-cell>
          <table:table-cell table:formula="of:=SQRT(POWER([.H360];2)+POWER([.I360];2)+POWER([.J360];2))" office:value-type="float" office:value="718.476689870254" calcext:value-type="float">
            <text:p>718.476689870254</text:p>
          </table:table-cell>
        </table:table-row>
        <table:table-row table:style-name="ro1">
          <table:table-cell office:value-type="float" office:value="74.6062" calcext:value-type="float">
            <text:p>74.6062</text:p>
          </table:table-cell>
          <table:table-cell office:value-type="float" office:value="286.689" calcext:value-type="float">
            <text:p>286.689</text:p>
          </table:table-cell>
          <table:table-cell office:value-type="float" office:value="40.6863" calcext:value-type="float">
            <text:p>40.6863</text:p>
          </table:table-cell>
          <table:table-cell office:value-type="float" office:value="74.787" calcext:value-type="float">
            <text:p>74.787</text:p>
          </table:table-cell>
          <table:table-cell office:value-type="float" office:value="276.328" calcext:value-type="float">
            <text:p>276.328</text:p>
          </table:table-cell>
          <table:table-cell office:value-type="float" office:value="40.5919" calcext:value-type="float">
            <text:p>40.5919</text:p>
          </table:table-cell>
          <table:table-cell/>
          <table:table-cell table:formula="of:=([.D361]-[.A361])/0.0166667" office:value-type="float" office:value="10.8479783040437" calcext:value-type="float">
            <text:p>10.8479783040437</text:p>
          </table:table-cell>
          <table:table-cell table:formula="of:=ABS([.E361]-[.B361])/0.0166667" office:value-type="float" office:value="621.658756682489" calcext:value-type="float">
            <text:p>621.658756682489</text:p>
          </table:table-cell>
          <table:table-cell table:formula="of:=([.F361]-[.C361])/0.0166667" office:value-type="float" office:value="-5.66398867202267" calcext:value-type="float">
            <text:p>-5.66398867202267</text:p>
          </table:table-cell>
          <table:table-cell table:formula="of:=DEGREES(ATAN(ABS([.F361]-[.C361])/ABS([.E361]-[.B361])))" office:value-type="float" office:value="0.522012540356925" calcext:value-type="float">
            <text:p>0.522012540356925</text:p>
          </table:table-cell>
          <table:table-cell table:formula="of:=SQRT(POWER([.H361];2)+POWER([.I361];2)+POWER([.J361];2))" office:value-type="float" office:value="621.779196468473" calcext:value-type="float">
            <text:p>621.779196468473</text:p>
          </table:table-cell>
        </table:table-row>
        <table:table-row table:style-name="ro1">
          <table:table-cell office:value-type="float" office:value="74.8276" calcext:value-type="float">
            <text:p>74.8276</text:p>
          </table:table-cell>
          <table:table-cell office:value-type="float" office:value="281.242" calcext:value-type="float">
            <text:p>281.242</text:p>
          </table:table-cell>
          <table:table-cell office:value-type="float" office:value="41.8053" calcext:value-type="float">
            <text:p>41.8053</text:p>
          </table:table-cell>
          <table:table-cell office:value-type="float" office:value="75.2299" calcext:value-type="float">
            <text:p>75.2299</text:p>
          </table:table-cell>
          <table:table-cell office:value-type="float" office:value="268.615" calcext:value-type="float">
            <text:p>268.615</text:p>
          </table:table-cell>
          <table:table-cell office:value-type="float" office:value="41.8488" calcext:value-type="float">
            <text:p>41.8488</text:p>
          </table:table-cell>
          <table:table-cell/>
          <table:table-cell table:formula="of:=([.D362]-[.A362])/0.0166667" office:value-type="float" office:value="24.1379517240964" calcext:value-type="float">
            <text:p>24.1379517240964</text:p>
          </table:table-cell>
          <table:table-cell table:formula="of:=ABS([.E362]-[.B362])/0.0166667" office:value-type="float" office:value="757.618484763031" calcext:value-type="float">
            <text:p>757.618484763031</text:p>
          </table:table-cell>
          <table:table-cell table:formula="of:=([.F362]-[.C362])/0.0166667" office:value-type="float" office:value="2.60999478001011" calcext:value-type="float">
            <text:p>2.60999478001011</text:p>
          </table:table-cell>
          <table:table-cell table:formula="of:=DEGREES(ATAN(ABS([.F362]-[.C362])/ABS([.E362]-[.B362])))" office:value-type="float" office:value="0.197383111512908" calcext:value-type="float">
            <text:p>0.197383111512908</text:p>
          </table:table-cell>
          <table:table-cell table:formula="of:=SQRT(POWER([.H362];2)+POWER([.I362];2)+POWER([.J362];2))" office:value-type="float" office:value="758.007401837751" calcext:value-type="float">
            <text:p>758.007401837751</text:p>
          </table:table-cell>
        </table:table-row>
        <table:table-row table:style-name="ro1">
          <table:table-cell office:value-type="float" office:value="75.3351" calcext:value-type="float">
            <text:p>75.3351</text:p>
          </table:table-cell>
          <table:table-cell office:value-type="float" office:value="281.399" calcext:value-type="float">
            <text:p>281.399</text:p>
          </table:table-cell>
          <table:table-cell office:value-type="float" office:value="41.2719" calcext:value-type="float">
            <text:p>41.2719</text:p>
          </table:table-cell>
          <table:table-cell office:value-type="float" office:value="75.7474" calcext:value-type="float">
            <text:p>75.7474</text:p>
          </table:table-cell>
          <table:table-cell office:value-type="float" office:value="271.335" calcext:value-type="float">
            <text:p>271.335</text:p>
          </table:table-cell>
          <table:table-cell office:value-type="float" office:value="40.9051" calcext:value-type="float">
            <text:p>40.9051</text:p>
          </table:table-cell>
          <table:table-cell/>
          <table:table-cell table:formula="of:=([.D363]-[.A363])/0.0166667" office:value-type="float" office:value="24.7379505240991" calcext:value-type="float">
            <text:p>24.7379505240991</text:p>
          </table:table-cell>
          <table:table-cell table:formula="of:=ABS([.E363]-[.B363])/0.0166667" office:value-type="float" office:value="603.838792322417" calcext:value-type="float">
            <text:p>603.838792322417</text:p>
          </table:table-cell>
          <table:table-cell table:formula="of:=([.F363]-[.C363])/0.0166667" office:value-type="float" office:value="-22.0079559840883" calcext:value-type="float">
            <text:p>-22.0079559840883</text:p>
          </table:table-cell>
          <table:table-cell table:formula="of:=DEGREES(ATAN(ABS([.F363]-[.C363])/ABS([.E363]-[.B363])))" office:value-type="float" office:value="2.0873205142509" calcext:value-type="float">
            <text:p>2.0873205142509</text:p>
          </table:table-cell>
          <table:table-cell table:formula="of:=SQRT(POWER([.H363];2)+POWER([.I363];2)+POWER([.J363];2))" office:value-type="float" office:value="604.74589989195" calcext:value-type="float">
            <text:p>604.74589989195</text:p>
          </table:table-cell>
        </table:table-row>
        <table:table-row table:style-name="ro1">
          <table:table-cell office:value-type="float" office:value="75.8811" calcext:value-type="float">
            <text:p>75.8811</text:p>
          </table:table-cell>
          <table:table-cell office:value-type="float" office:value="285.281" calcext:value-type="float">
            <text:p>285.281</text:p>
          </table:table-cell>
          <table:table-cell office:value-type="float" office:value="41.661" calcext:value-type="float">
            <text:p>41.661</text:p>
          </table:table-cell>
          <table:table-cell office:value-type="float" office:value="76.5365" calcext:value-type="float">
            <text:p>76.5365</text:p>
          </table:table-cell>
          <table:table-cell office:value-type="float" office:value="275.097" calcext:value-type="float">
            <text:p>275.097</text:p>
          </table:table-cell>
          <table:table-cell office:value-type="float" office:value="41.2751" calcext:value-type="float">
            <text:p>41.2751</text:p>
          </table:table-cell>
          <table:table-cell/>
          <table:table-cell table:formula="of:=([.D364]-[.A364])/0.0166667" office:value-type="float" office:value="39.3239213521573" calcext:value-type="float">
            <text:p>39.3239213521573</text:p>
          </table:table-cell>
          <table:table-cell table:formula="of:=ABS([.E364]-[.B364])/0.0166667" office:value-type="float" office:value="611.038777922446" calcext:value-type="float">
            <text:p>611.038777922446</text:p>
          </table:table-cell>
          <table:table-cell table:formula="of:=([.F364]-[.C364])/0.0166667" office:value-type="float" office:value="-23.1539536920926" calcext:value-type="float">
            <text:p>-23.1539536920926</text:p>
          </table:table-cell>
          <table:table-cell table:formula="of:=DEGREES(ATAN(ABS([.F364]-[.C364])/ABS([.E364]-[.B364])))" office:value-type="float" office:value="2.17005772837978" calcext:value-type="float">
            <text:p>2.17005772837978</text:p>
          </table:table-cell>
          <table:table-cell table:formula="of:=SQRT(POWER([.H364];2)+POWER([.I364];2)+POWER([.J364];2))" office:value-type="float" office:value="612.740454423439" calcext:value-type="float">
            <text:p>612.740454423439</text:p>
          </table:table-cell>
        </table:table-row>
        <table:table-row table:style-name="ro1">
          <table:table-cell office:value-type="float" office:value="75.9307" calcext:value-type="float">
            <text:p>75.9307</text:p>
          </table:table-cell>
          <table:table-cell office:value-type="float" office:value="290.733" calcext:value-type="float">
            <text:p>290.733</text:p>
          </table:table-cell>
          <table:table-cell office:value-type="float" office:value="41.0562" calcext:value-type="float">
            <text:p>41.0562</text:p>
          </table:table-cell>
          <table:table-cell office:value-type="float" office:value="76.8317" calcext:value-type="float">
            <text:p>76.8317</text:p>
          </table:table-cell>
          <table:table-cell office:value-type="float" office:value="279.017" calcext:value-type="float">
            <text:p>279.017</text:p>
          </table:table-cell>
          <table:table-cell office:value-type="float" office:value="40.887" calcext:value-type="float">
            <text:p>40.887</text:p>
          </table:table-cell>
          <table:table-cell/>
          <table:table-cell table:formula="of:=([.D365]-[.A365])/0.0166667" office:value-type="float" office:value="54.059891880216" calcext:value-type="float">
            <text:p>54.059891880216</text:p>
          </table:table-cell>
          <table:table-cell table:formula="of:=ABS([.E365]-[.B365])/0.0166667" office:value-type="float" office:value="702.958594082812" calcext:value-type="float">
            <text:p>702.958594082812</text:p>
          </table:table-cell>
          <table:table-cell table:formula="of:=([.F365]-[.C365])/0.0166667" office:value-type="float" office:value="-10.1519796960404" calcext:value-type="float">
            <text:p>-10.1519796960404</text:p>
          </table:table-cell>
          <table:table-cell table:formula="of:=DEGREES(ATAN(ABS([.F365]-[.C365])/ABS([.E365]-[.B365])))" office:value-type="float" office:value="0.827396039862916" calcext:value-type="float">
            <text:p>0.827396039862916</text:p>
          </table:table-cell>
          <table:table-cell table:formula="of:=SQRT(POWER([.H365];2)+POWER([.I365];2)+POWER([.J365];2))" office:value-type="float" office:value="705.10731069585" calcext:value-type="float">
            <text:p>705.10731069585</text:p>
          </table:table-cell>
        </table:table-row>
        <table:table-row table:style-name="ro1">
          <table:table-cell office:value-type="float" office:value="74.8294" calcext:value-type="float">
            <text:p>74.8294</text:p>
          </table:table-cell>
          <table:table-cell office:value-type="float" office:value="281.073" calcext:value-type="float">
            <text:p>281.073</text:p>
          </table:table-cell>
          <table:table-cell office:value-type="float" office:value="42.5867" calcext:value-type="float">
            <text:p>42.5867</text:p>
          </table:table-cell>
          <table:table-cell office:value-type="float" office:value="74.7552" calcext:value-type="float">
            <text:p>74.7552</text:p>
          </table:table-cell>
          <table:table-cell office:value-type="float" office:value="270.882" calcext:value-type="float">
            <text:p>270.882</text:p>
          </table:table-cell>
          <table:table-cell office:value-type="float" office:value="42.7153" calcext:value-type="float">
            <text:p>42.7153</text:p>
          </table:table-cell>
          <table:table-cell/>
          <table:table-cell table:formula="of:=([.D366]-[.A366])/0.0166667" office:value-type="float" office:value="-4.45199109601809" calcext:value-type="float">
            <text:p>-4.45199109601809</text:p>
          </table:table-cell>
          <table:table-cell table:formula="of:=ABS([.E366]-[.B366])/0.0166667" office:value-type="float" office:value="611.458777082444" calcext:value-type="float">
            <text:p>611.458777082444</text:p>
          </table:table-cell>
          <table:table-cell table:formula="of:=([.F366]-[.C366])/0.0166667" office:value-type="float" office:value="7.71598456803079" calcext:value-type="float">
            <text:p>7.71598456803079</text:p>
          </table:table-cell>
          <table:table-cell table:formula="of:=DEGREES(ATAN(ABS([.F366]-[.C366])/ABS([.E366]-[.B366])))" office:value-type="float" office:value="0.722975780606987" calcext:value-type="float">
            <text:p>0.722975780606987</text:p>
          </table:table-cell>
          <table:table-cell table:formula="of:=SQRT(POWER([.H366];2)+POWER([.I366];2)+POWER([.J366];2))" office:value-type="float" office:value="611.523664884468" calcext:value-type="float">
            <text:p>611.523664884468</text:p>
          </table:table-cell>
        </table:table-row>
        <table:table-row table:style-name="ro1">
          <table:table-cell office:value-type="float" office:value="71.7867" calcext:value-type="float">
            <text:p>71.7867</text:p>
          </table:table-cell>
          <table:table-cell office:value-type="float" office:value="294.521" calcext:value-type="float">
            <text:p>294.521</text:p>
          </table:table-cell>
          <table:table-cell office:value-type="float" office:value="40.7571" calcext:value-type="float">
            <text:p>40.7571</text:p>
          </table:table-cell>
          <table:table-cell office:value-type="float" office:value="71.0068" calcext:value-type="float">
            <text:p>71.0068</text:p>
          </table:table-cell>
          <table:table-cell office:value-type="float" office:value="283.754" calcext:value-type="float">
            <text:p>283.754</text:p>
          </table:table-cell>
          <table:table-cell office:value-type="float" office:value="40.4279" calcext:value-type="float">
            <text:p>40.4279</text:p>
          </table:table-cell>
          <table:table-cell/>
          <table:table-cell table:formula="of:=([.D367]-[.A367])/0.0166667" office:value-type="float" office:value="-46.793906412187" calcext:value-type="float">
            <text:p>-46.793906412187</text:p>
          </table:table-cell>
          <table:table-cell table:formula="of:=ABS([.E367]-[.B367])/0.0166667" office:value-type="float" office:value="646.018707962584" calcext:value-type="float">
            <text:p>646.018707962584</text:p>
          </table:table-cell>
          <table:table-cell table:formula="of:=([.F367]-[.C367])/0.0166667" office:value-type="float" office:value="-19.751960496079" calcext:value-type="float">
            <text:p>-19.751960496079</text:p>
          </table:table-cell>
          <table:table-cell table:formula="of:=DEGREES(ATAN(ABS([.F367]-[.C367])/ABS([.E367]-[.B367])))" office:value-type="float" office:value="1.751267430713" calcext:value-type="float">
            <text:p>1.751267430713</text:p>
          </table:table-cell>
          <table:table-cell table:formula="of:=SQRT(POWER([.H367];2)+POWER([.I367];2)+POWER([.J367];2))" office:value-type="float" office:value="648.012330637618" calcext:value-type="float">
            <text:p>648.012330637618</text:p>
          </table:table-cell>
        </table:table-row>
        <table:table-row table:style-name="ro1">
          <table:table-cell office:value-type="float" office:value="72.0316" calcext:value-type="float">
            <text:p>72.0316</text:p>
          </table:table-cell>
          <table:table-cell office:value-type="float" office:value="285.184" calcext:value-type="float">
            <text:p>285.184</text:p>
          </table:table-cell>
          <table:table-cell office:value-type="float" office:value="40.4421" calcext:value-type="float">
            <text:p>40.4421</text:p>
          </table:table-cell>
          <table:table-cell office:value-type="float" office:value="71.5116" calcext:value-type="float">
            <text:p>71.5116</text:p>
          </table:table-cell>
          <table:table-cell office:value-type="float" office:value="274.804" calcext:value-type="float">
            <text:p>274.804</text:p>
          </table:table-cell>
          <table:table-cell office:value-type="float" office:value="40.1241" calcext:value-type="float">
            <text:p>40.1241</text:p>
          </table:table-cell>
          <table:table-cell/>
          <table:table-cell table:formula="of:=([.D368]-[.A368])/0.0166667" office:value-type="float" office:value="-31.1999376001246" calcext:value-type="float">
            <text:p>-31.1999376001246</text:p>
          </table:table-cell>
          <table:table-cell table:formula="of:=ABS([.E368]-[.B368])/0.0166667" office:value-type="float" office:value="622.798754402494" calcext:value-type="float">
            <text:p>622.798754402494</text:p>
          </table:table-cell>
          <table:table-cell table:formula="of:=([.F368]-[.C368])/0.0166667" office:value-type="float" office:value="-19.0799618400766" calcext:value-type="float">
            <text:p>-19.0799618400766</text:p>
          </table:table-cell>
          <table:table-cell table:formula="of:=DEGREES(ATAN(ABS([.F368]-[.C368])/ABS([.E368]-[.B368])))" office:value-type="float" office:value="1.75475538728745" calcext:value-type="float">
            <text:p>1.75475538728745</text:p>
          </table:table-cell>
          <table:table-cell table:formula="of:=SQRT(POWER([.H368];2)+POWER([.I368];2)+POWER([.J368];2))" office:value-type="float" office:value="623.871596993619" calcext:value-type="float">
            <text:p>623.871596993619</text:p>
          </table:table-cell>
        </table:table-row>
        <table:table-row table:style-name="ro1">
          <table:table-cell office:value-type="float" office:value="74.0927" calcext:value-type="float">
            <text:p>74.0927</text:p>
          </table:table-cell>
          <table:table-cell office:value-type="float" office:value="286.585" calcext:value-type="float">
            <text:p>286.585</text:p>
          </table:table-cell>
          <table:table-cell office:value-type="float" office:value="40.9624" calcext:value-type="float">
            <text:p>40.9624</text:p>
          </table:table-cell>
          <table:table-cell office:value-type="float" office:value="74.0325" calcext:value-type="float">
            <text:p>74.0325</text:p>
          </table:table-cell>
          <table:table-cell office:value-type="float" office:value="276.199" calcext:value-type="float">
            <text:p>276.199</text:p>
          </table:table-cell>
          <table:table-cell office:value-type="float" office:value="40.8697" calcext:value-type="float">
            <text:p>40.8697</text:p>
          </table:table-cell>
          <table:table-cell/>
          <table:table-cell table:formula="of:=([.D369]-[.A369])/0.0166667" office:value-type="float" office:value="-3.61199277601413" calcext:value-type="float">
            <text:p>-3.61199277601413</text:p>
          </table:table-cell>
          <table:table-cell table:formula="of:=ABS([.E369]-[.B369])/0.0166667" office:value-type="float" office:value="623.158753682491" calcext:value-type="float">
            <text:p>623.158753682491</text:p>
          </table:table-cell>
          <table:table-cell table:formula="of:=([.F369]-[.C369])/0.0166667" office:value-type="float" office:value="-5.56198887602229" calcext:value-type="float">
            <text:p>-5.56198887602229</text:p>
          </table:table-cell>
          <table:table-cell table:formula="of:=DEGREES(ATAN(ABS([.F369]-[.C369])/ABS([.E369]-[.B369])))" office:value-type="float" office:value="0.511378560280178" calcext:value-type="float">
            <text:p>0.511378560280178</text:p>
          </table:table-cell>
          <table:table-cell table:formula="of:=SQRT(POWER([.H369];2)+POWER([.I369];2)+POWER([.J369];2))" office:value-type="float" office:value="623.194042416314" calcext:value-type="float">
            <text:p>623.194042416314</text:p>
          </table:table-cell>
        </table:table-row>
        <table:table-row table:style-name="ro1">
          <table:table-cell office:value-type="float" office:value="73.0838" calcext:value-type="float">
            <text:p>73.0838</text:p>
          </table:table-cell>
          <table:table-cell office:value-type="float" office:value="291.878" calcext:value-type="float">
            <text:p>291.878</text:p>
          </table:table-cell>
          <table:table-cell office:value-type="float" office:value="40.9022" calcext:value-type="float">
            <text:p>40.9022</text:p>
          </table:table-cell>
          <table:table-cell office:value-type="float" office:value="72.7891" calcext:value-type="float">
            <text:p>72.7891</text:p>
          </table:table-cell>
          <table:table-cell office:value-type="float" office:value="281.293" calcext:value-type="float">
            <text:p>281.293</text:p>
          </table:table-cell>
          <table:table-cell office:value-type="float" office:value="40.5561" calcext:value-type="float">
            <text:p>40.5561</text:p>
          </table:table-cell>
          <table:table-cell/>
          <table:table-cell table:formula="of:=([.D370]-[.A370])/0.0166667" office:value-type="float" office:value="-17.6819646360702" calcext:value-type="float">
            <text:p>-17.6819646360702</text:p>
          </table:table-cell>
          <table:table-cell table:formula="of:=ABS([.E370]-[.B370])/0.0166667" office:value-type="float" office:value="635.098729802539" calcext:value-type="float">
            <text:p>635.098729802539</text:p>
          </table:table-cell>
          <table:table-cell table:formula="of:=([.F370]-[.C370])/0.0166667" office:value-type="float" office:value="-20.7659584680831" calcext:value-type="float">
            <text:p>-20.7659584680831</text:p>
          </table:table-cell>
          <table:table-cell table:formula="of:=DEGREES(ATAN(ABS([.F370]-[.C370])/ABS([.E370]-[.B370])))" office:value-type="float" office:value="1.87274511027698" calcext:value-type="float">
            <text:p>1.87274511027698</text:p>
          </table:table-cell>
          <table:table-cell table:formula="of:=SQRT(POWER([.H370];2)+POWER([.I370];2)+POWER([.J370];2))" office:value-type="float" office:value="635.684098826837" calcext:value-type="float">
            <text:p>635.684098826837</text:p>
          </table:table-cell>
        </table:table-row>
        <table:table-row table:style-name="ro1">
          <table:table-cell office:value-type="float" office:value="60.7695" calcext:value-type="float">
            <text:p>60.7695</text:p>
          </table:table-cell>
          <table:table-cell office:value-type="float" office:value="297.174" calcext:value-type="float">
            <text:p>297.174</text:p>
          </table:table-cell>
          <table:table-cell office:value-type="float" office:value="41.4858" calcext:value-type="float">
            <text:p>41.4858</text:p>
          </table:table-cell>
          <table:table-cell office:value-type="float" office:value="60.2326" calcext:value-type="float">
            <text:p>60.2326</text:p>
          </table:table-cell>
          <table:table-cell office:value-type="float" office:value="286.057" calcext:value-type="float">
            <text:p>286.057</text:p>
          </table:table-cell>
          <table:table-cell office:value-type="float" office:value="41.4326" calcext:value-type="float">
            <text:p>41.4326</text:p>
          </table:table-cell>
          <table:table-cell/>
          <table:table-cell table:formula="of:=([.D371]-[.A371])/0.0166667" office:value-type="float" office:value="-32.213935572129" calcext:value-type="float">
            <text:p>-32.213935572129</text:p>
          </table:table-cell>
          <table:table-cell table:formula="of:=ABS([.E371]-[.B371])/0.0166667" office:value-type="float" office:value="667.018665962666" calcext:value-type="float">
            <text:p>667.018665962666</text:p>
          </table:table-cell>
          <table:table-cell table:formula="of:=([.F371]-[.C371])/0.0166667" office:value-type="float" office:value="-3.19199361601258" calcext:value-type="float">
            <text:p>-3.19199361601258</text:p>
          </table:table-cell>
          <table:table-cell table:formula="of:=DEGREES(ATAN(ABS([.F371]-[.C371])/ABS([.E371]-[.B371])))" office:value-type="float" office:value="0.274184780274168" calcext:value-type="float">
            <text:p>0.274184780274168</text:p>
          </table:table-cell>
          <table:table-cell table:formula="of:=SQRT(POWER([.H371];2)+POWER([.I371];2)+POWER([.J371];2))" office:value-type="float" office:value="667.803734049836" calcext:value-type="float">
            <text:p>667.803734049836</text:p>
          </table:table-cell>
        </table:table-row>
        <table:table-row table:style-name="ro1">
          <table:table-cell office:value-type="float" office:value="51.3067" calcext:value-type="float">
            <text:p>51.3067</text:p>
          </table:table-cell>
          <table:table-cell office:value-type="float" office:value="304.116" calcext:value-type="float">
            <text:p>304.116</text:p>
          </table:table-cell>
          <table:table-cell office:value-type="float" office:value="41.5594" calcext:value-type="float">
            <text:p>41.5594</text:p>
          </table:table-cell>
          <table:table-cell office:value-type="float" office:value="50.724" calcext:value-type="float">
            <text:p>50.724</text:p>
          </table:table-cell>
          <table:table-cell office:value-type="float" office:value="292.501" calcext:value-type="float">
            <text:p>292.501</text:p>
          </table:table-cell>
          <table:table-cell office:value-type="float" office:value="41.5363" calcext:value-type="float">
            <text:p>41.5363</text:p>
          </table:table-cell>
          <table:table-cell/>
          <table:table-cell table:formula="of:=([.D372]-[.A372])/0.0166667" office:value-type="float" office:value="-34.96193007614" calcext:value-type="float">
            <text:p>-34.96193007614</text:p>
          </table:table-cell>
          <table:table-cell table:formula="of:=ABS([.E372]-[.B372])/0.0166667" office:value-type="float" office:value="696.898606202788" calcext:value-type="float">
            <text:p>696.898606202788</text:p>
          </table:table-cell>
          <table:table-cell table:formula="of:=([.F372]-[.C372])/0.0166667" office:value-type="float" office:value="-1.38599722800551" calcext:value-type="float">
            <text:p>-1.38599722800551</text:p>
          </table:table-cell>
          <table:table-cell table:formula="of:=DEGREES(ATAN(ABS([.F372]-[.C372])/ABS([.E372]-[.B372])))" office:value-type="float" office:value="0.113950130154319" calcext:value-type="float">
            <text:p>0.113950130154319</text:p>
          </table:table-cell>
          <table:table-cell table:formula="of:=SQRT(POWER([.H372];2)+POWER([.I372];2)+POWER([.J372];2))" office:value-type="float" office:value="697.776414670454" calcext:value-type="float">
            <text:p>697.776414670454</text:p>
          </table:table-cell>
        </table:table-row>
        <table:table-row table:style-name="ro1">
          <table:table-cell office:value-type="float" office:value="38.9749" calcext:value-type="float">
            <text:p>38.9749</text:p>
          </table:table-cell>
          <table:table-cell office:value-type="float" office:value="292.63" calcext:value-type="float">
            <text:p>292.63</text:p>
          </table:table-cell>
          <table:table-cell office:value-type="float" office:value="40.6067" calcext:value-type="float">
            <text:p>40.6067</text:p>
          </table:table-cell>
          <table:table-cell office:value-type="float" office:value="38.9261" calcext:value-type="float">
            <text:p>38.9261</text:p>
          </table:table-cell>
          <table:table-cell office:value-type="float" office:value="281.414" calcext:value-type="float">
            <text:p>281.414</text:p>
          </table:table-cell>
          <table:table-cell office:value-type="float" office:value="40.1159" calcext:value-type="float">
            <text:p>40.1159</text:p>
          </table:table-cell>
          <table:table-cell/>
          <table:table-cell table:formula="of:=([.D373]-[.A373])/0.0166667" office:value-type="float" office:value="-2.92799414401171" calcext:value-type="float">
            <text:p>-2.92799414401171</text:p>
          </table:table-cell>
          <table:table-cell table:formula="of:=ABS([.E373]-[.B373])/0.0166667" office:value-type="float" office:value="672.958654082692" calcext:value-type="float">
            <text:p>672.958654082692</text:p>
          </table:table-cell>
          <table:table-cell table:formula="of:=([.F373]-[.C373])/0.0166667" office:value-type="float" office:value="-29.4479411041178" calcext:value-type="float">
            <text:p>-29.4479411041178</text:p>
          </table:table-cell>
          <table:table-cell table:formula="of:=DEGREES(ATAN(ABS([.F373]-[.C373])/ABS([.E373]-[.B373])))" office:value-type="float" office:value="2.5056027308207" calcext:value-type="float">
            <text:p>2.5056027308207</text:p>
          </table:table-cell>
          <table:table-cell table:formula="of:=SQRT(POWER([.H373];2)+POWER([.I373];2)+POWER([.J373];2))" office:value-type="float" office:value="673.609014555007" calcext:value-type="float">
            <text:p>673.609014555007</text:p>
          </table:table-cell>
        </table:table-row>
        <table:table-row table:style-name="ro1">
          <table:table-cell office:value-type="float" office:value="36.047" calcext:value-type="float">
            <text:p>36.047</text:p>
          </table:table-cell>
          <table:table-cell office:value-type="float" office:value="297.482" calcext:value-type="float">
            <text:p>297.482</text:p>
          </table:table-cell>
          <table:table-cell office:value-type="float" office:value="41.1702" calcext:value-type="float">
            <text:p>41.1702</text:p>
          </table:table-cell>
          <table:table-cell office:value-type="float" office:value="35.9801" calcext:value-type="float">
            <text:p>35.9801</text:p>
          </table:table-cell>
          <table:table-cell office:value-type="float" office:value="287.361" calcext:value-type="float">
            <text:p>287.361</text:p>
          </table:table-cell>
          <table:table-cell office:value-type="float" office:value="40.9636" calcext:value-type="float">
            <text:p>40.9636</text:p>
          </table:table-cell>
          <table:table-cell/>
          <table:table-cell table:formula="of:=([.D374]-[.A374])/0.0166667" office:value-type="float" office:value="-4.01399197201587" calcext:value-type="float">
            <text:p>-4.01399197201587</text:p>
          </table:table-cell>
          <table:table-cell table:formula="of:=ABS([.E374]-[.B374])/0.0166667" office:value-type="float" office:value="607.258785482431" calcext:value-type="float">
            <text:p>607.258785482431</text:p>
          </table:table-cell>
          <table:table-cell table:formula="of:=([.F374]-[.C374])/0.0166667" office:value-type="float" office:value="-12.3959752080497" calcext:value-type="float">
            <text:p>-12.3959752080497</text:p>
          </table:table-cell>
          <table:table-cell table:formula="of:=DEGREES(ATAN(ABS([.F374]-[.C374])/ABS([.E374]-[.B374])))" office:value-type="float" office:value="1.16941648977775" calcext:value-type="float">
            <text:p>1.16941648977775</text:p>
          </table:table-cell>
          <table:table-cell table:formula="of:=SQRT(POWER([.H374];2)+POWER([.I374];2)+POWER([.J374];2))" office:value-type="float" office:value="607.398555216019" calcext:value-type="float">
            <text:p>607.398555216019</text:p>
          </table:table-cell>
        </table:table-row>
        <table:table-row table:style-name="ro1">
          <table:table-cell office:value-type="float" office:value="36.8665" calcext:value-type="float">
            <text:p>36.8665</text:p>
          </table:table-cell>
          <table:table-cell office:value-type="float" office:value="300.754" calcext:value-type="float">
            <text:p>300.754</text:p>
          </table:table-cell>
          <table:table-cell office:value-type="float" office:value="40.9135" calcext:value-type="float">
            <text:p>40.9135</text:p>
          </table:table-cell>
          <table:table-cell office:value-type="float" office:value="37.1427" calcext:value-type="float">
            <text:p>37.1427</text:p>
          </table:table-cell>
          <table:table-cell office:value-type="float" office:value="289.155" calcext:value-type="float">
            <text:p>289.155</text:p>
          </table:table-cell>
          <table:table-cell office:value-type="float" office:value="40.921" calcext:value-type="float">
            <text:p>40.921</text:p>
          </table:table-cell>
          <table:table-cell/>
          <table:table-cell table:formula="of:=([.D375]-[.A375])/0.0166667" office:value-type="float" office:value="16.571966856066" calcext:value-type="float">
            <text:p>16.571966856066</text:p>
          </table:table-cell>
          <table:table-cell table:formula="of:=ABS([.E375]-[.B375])/0.0166667" office:value-type="float" office:value="695.938608122787" calcext:value-type="float">
            <text:p>695.938608122787</text:p>
          </table:table-cell>
          <table:table-cell table:formula="of:=([.F375]-[.C375])/0.0166667" office:value-type="float" office:value="0.449999100001817" calcext:value-type="float">
            <text:p>0.449999100001817</text:p>
          </table:table-cell>
          <table:table-cell table:formula="of:=DEGREES(ATAN(ABS([.F375]-[.C375])/ABS([.E375]-[.B375])))" office:value-type="float" office:value="0.0370478736494146" calcext:value-type="float">
            <text:p>0.037047873649415</text:p>
          </table:table-cell>
          <table:table-cell table:formula="of:=SQRT(POWER([.H375];2)+POWER([.I375];2)+POWER([.J375];2))" office:value-type="float" office:value="696.136034737859" calcext:value-type="float">
            <text:p>696.136034737859</text:p>
          </table:table-cell>
        </table:table-row>
        <table:table-row table:style-name="ro1">
          <table:table-cell office:value-type="float" office:value="36.4293" calcext:value-type="float">
            <text:p>36.4293</text:p>
          </table:table-cell>
          <table:table-cell office:value-type="float" office:value="296.017" calcext:value-type="float">
            <text:p>296.017</text:p>
          </table:table-cell>
          <table:table-cell office:value-type="float" office:value="41.6535" calcext:value-type="float">
            <text:p>41.6535</text:p>
          </table:table-cell>
          <table:table-cell office:value-type="float" office:value="36.7153" calcext:value-type="float">
            <text:p>36.7153</text:p>
          </table:table-cell>
          <table:table-cell office:value-type="float" office:value="284.606" calcext:value-type="float">
            <text:p>284.606</text:p>
          </table:table-cell>
          <table:table-cell office:value-type="float" office:value="41.6492" calcext:value-type="float">
            <text:p>41.6492</text:p>
          </table:table-cell>
          <table:table-cell/>
          <table:table-cell table:formula="of:=([.D376]-[.A376])/0.0166667" office:value-type="float" office:value="17.1599656800687" calcext:value-type="float">
            <text:p>17.1599656800687</text:p>
          </table:table-cell>
          <table:table-cell table:formula="of:=ABS([.E376]-[.B376])/0.0166667" office:value-type="float" office:value="684.658630682739" calcext:value-type="float">
            <text:p>684.658630682739</text:p>
          </table:table-cell>
          <table:table-cell table:formula="of:=([.F376]-[.C376])/0.0166667" office:value-type="float" office:value="-0.25799948400107" calcext:value-type="float">
            <text:p>-0.25799948400107</text:p>
          </table:table-cell>
          <table:table-cell table:formula="of:=DEGREES(ATAN(ABS([.F376]-[.C376])/ABS([.E376]-[.B376])))" office:value-type="float" office:value="0.0215907317715064" calcext:value-type="float">
            <text:p>0.021590731771506</text:p>
          </table:table-cell>
          <table:table-cell table:formula="of:=SQRT(POWER([.H376];2)+POWER([.I376];2)+POWER([.J376];2))" office:value-type="float" office:value="684.873690219034" calcext:value-type="float">
            <text:p>684.873690219034</text:p>
          </table:table-cell>
        </table:table-row>
        <table:table-row table:style-name="ro1">
          <table:table-cell office:value-type="float" office:value="34.593" calcext:value-type="float">
            <text:p>34.593</text:p>
          </table:table-cell>
          <table:table-cell office:value-type="float" office:value="292.523" calcext:value-type="float">
            <text:p>292.523</text:p>
          </table:table-cell>
          <table:table-cell office:value-type="float" office:value="41.7007" calcext:value-type="float">
            <text:p>41.7007</text:p>
          </table:table-cell>
          <table:table-cell office:value-type="float" office:value="34.4276" calcext:value-type="float">
            <text:p>34.4276</text:p>
          </table:table-cell>
          <table:table-cell office:value-type="float" office:value="281.059" calcext:value-type="float">
            <text:p>281.059</text:p>
          </table:table-cell>
          <table:table-cell office:value-type="float" office:value="41.7346" calcext:value-type="float">
            <text:p>41.7346</text:p>
          </table:table-cell>
          <table:table-cell/>
          <table:table-cell table:formula="of:=([.D377]-[.A377])/0.0166667" office:value-type="float" office:value="-9.92398015204001" calcext:value-type="float">
            <text:p>-9.92398015204001</text:p>
          </table:table-cell>
          <table:table-cell table:formula="of:=ABS([.E377]-[.B377])/0.0166667" office:value-type="float" office:value="687.838624322751" calcext:value-type="float">
            <text:p>687.838624322751</text:p>
          </table:table-cell>
          <table:table-cell table:formula="of:=([.F377]-[.C377])/0.0166667" office:value-type="float" office:value="2.0339959320083" calcext:value-type="float">
            <text:p>2.0339959320083</text:p>
          </table:table-cell>
          <table:table-cell table:formula="of:=DEGREES(ATAN(ABS([.F377]-[.C377])/ABS([.E377]-[.B377])))" office:value-type="float" office:value="0.169427884165003" calcext:value-type="float">
            <text:p>0.169427884165003</text:p>
          </table:table-cell>
          <table:table-cell table:formula="of:=SQRT(POWER([.H377];2)+POWER([.I377];2)+POWER([.J377];2))" office:value-type="float" office:value="687.913218096385" calcext:value-type="float">
            <text:p>687.913218096385</text:p>
          </table:table-cell>
        </table:table-row>
        <table:table-row table:style-name="ro1">
          <table:table-cell office:value-type="float" office:value="35.0339" calcext:value-type="float">
            <text:p>35.0339</text:p>
          </table:table-cell>
          <table:table-cell office:value-type="float" office:value="297.108" calcext:value-type="float">
            <text:p>297.108</text:p>
          </table:table-cell>
          <table:table-cell office:value-type="float" office:value="41.499" calcext:value-type="float">
            <text:p>41.499</text:p>
          </table:table-cell>
          <table:table-cell office:value-type="float" office:value="35.1173" calcext:value-type="float">
            <text:p>35.1173</text:p>
          </table:table-cell>
          <table:table-cell office:value-type="float" office:value="285.493" calcext:value-type="float">
            <text:p>285.493</text:p>
          </table:table-cell>
          <table:table-cell office:value-type="float" office:value="41.7791" calcext:value-type="float">
            <text:p>41.7791</text:p>
          </table:table-cell>
          <table:table-cell/>
          <table:table-cell table:formula="of:=([.D378]-[.A378])/0.0166667" office:value-type="float" office:value="5.00398999201986" calcext:value-type="float">
            <text:p>5.00398999201986</text:p>
          </table:table-cell>
          <table:table-cell table:formula="of:=ABS([.E378]-[.B378])/0.0166667" office:value-type="float" office:value="696.898606202788" calcext:value-type="float">
            <text:p>696.898606202788</text:p>
          </table:table-cell>
          <table:table-cell table:formula="of:=([.F378]-[.C378])/0.0166667" office:value-type="float" office:value="16.8059663880671" calcext:value-type="float">
            <text:p>16.8059663880671</text:p>
          </table:table-cell>
          <table:table-cell table:formula="of:=DEGREES(ATAN(ABS([.F378]-[.C378])/ABS([.E378]-[.B378])))" office:value-type="float" office:value="1.38144105987678" calcext:value-type="float">
            <text:p>1.38144105987678</text:p>
          </table:table-cell>
          <table:table-cell table:formula="of:=SQRT(POWER([.H378];2)+POWER([.I378];2)+POWER([.J378];2))" office:value-type="float" office:value="697.119177579749" calcext:value-type="float">
            <text:p>697.119177579749</text:p>
          </table:table-cell>
        </table:table-row>
        <table:table-row table:style-name="ro1">
          <table:table-cell office:value-type="float" office:value="34.6272" calcext:value-type="float">
            <text:p>34.6272</text:p>
          </table:table-cell>
          <table:table-cell office:value-type="float" office:value="291.392" calcext:value-type="float">
            <text:p>291.392</text:p>
          </table:table-cell>
          <table:table-cell office:value-type="float" office:value="40.3345" calcext:value-type="float">
            <text:p>40.3345</text:p>
          </table:table-cell>
          <table:table-cell office:value-type="float" office:value="34.4346" calcext:value-type="float">
            <text:p>34.4346</text:p>
          </table:table-cell>
          <table:table-cell office:value-type="float" office:value="280.061" calcext:value-type="float">
            <text:p>280.061</text:p>
          </table:table-cell>
          <table:table-cell office:value-type="float" office:value="39.8811" calcext:value-type="float">
            <text:p>39.8811</text:p>
          </table:table-cell>
          <table:table-cell/>
          <table:table-cell table:formula="of:=([.D379]-[.A379])/0.0166667" office:value-type="float" office:value="-11.5559768880461" calcext:value-type="float">
            <text:p>-11.5559768880461</text:p>
          </table:table-cell>
          <table:table-cell table:formula="of:=ABS([.E379]-[.B379])/0.0166667" office:value-type="float" office:value="679.858640282721" calcext:value-type="float">
            <text:p>679.858640282721</text:p>
          </table:table-cell>
          <table:table-cell table:formula="of:=([.F379]-[.C379])/0.0166667" office:value-type="float" office:value="-27.2039455921085" calcext:value-type="float">
            <text:p>-27.2039455921085</text:p>
          </table:table-cell>
          <table:table-cell table:formula="of:=DEGREES(ATAN(ABS([.F379]-[.C379])/ABS([.E379]-[.B379])))" office:value-type="float" office:value="2.2914177979356" calcext:value-type="float">
            <text:p>2.2914177979356</text:p>
          </table:table-cell>
          <table:table-cell table:formula="of:=SQRT(POWER([.H379];2)+POWER([.I379];2)+POWER([.J379];2))" office:value-type="float" office:value="680.500820002948" calcext:value-type="float">
            <text:p>680.500820002948</text:p>
          </table:table-cell>
        </table:table-row>
        <table:table-row table:style-name="ro1">
          <table:table-cell office:value-type="float" office:value="55.3001" calcext:value-type="float">
            <text:p>55.3001</text:p>
          </table:table-cell>
          <table:table-cell office:value-type="float" office:value="279.824" calcext:value-type="float">
            <text:p>279.824</text:p>
          </table:table-cell>
          <table:table-cell office:value-type="float" office:value="41.2136" calcext:value-type="float">
            <text:p>41.2136</text:p>
          </table:table-cell>
          <table:table-cell office:value-type="float" office:value="55.6552" calcext:value-type="float">
            <text:p>55.6552</text:p>
          </table:table-cell>
          <table:table-cell office:value-type="float" office:value="269.383" calcext:value-type="float">
            <text:p>269.383</text:p>
          </table:table-cell>
          <table:table-cell office:value-type="float" office:value="41.665" calcext:value-type="float">
            <text:p>41.665</text:p>
          </table:table-cell>
          <table:table-cell/>
          <table:table-cell table:formula="of:=([.D380]-[.A380])/0.0166667" office:value-type="float" office:value="21.3059573880852" calcext:value-type="float">
            <text:p>21.3059573880852</text:p>
          </table:table-cell>
          <table:table-cell table:formula="of:=ABS([.E380]-[.B380])/0.0166667" office:value-type="float" office:value="626.458747082508" calcext:value-type="float">
            <text:p>626.458747082508</text:p>
          </table:table-cell>
          <table:table-cell table:formula="of:=([.F380]-[.C380])/0.0166667" office:value-type="float" office:value="27.0839458321083" calcext:value-type="float">
            <text:p>27.0839458321083</text:p>
          </table:table-cell>
          <table:table-cell table:formula="of:=DEGREES(ATAN(ABS([.F380]-[.C380])/ABS([.E380]-[.B380])))" office:value-type="float" office:value="2.47555013652993" calcext:value-type="float">
            <text:p>2.47555013652993</text:p>
          </table:table-cell>
          <table:table-cell table:formula="of:=SQRT(POWER([.H380];2)+POWER([.I380];2)+POWER([.J380];2))" office:value-type="float" office:value="627.405806267558" calcext:value-type="float">
            <text:p>627.405806267558</text:p>
          </table:table-cell>
        </table:table-row>
        <table:table-row table:style-name="ro1">
          <table:table-cell office:value-type="float" office:value="58.7334" calcext:value-type="float">
            <text:p>58.7334</text:p>
          </table:table-cell>
          <table:table-cell office:value-type="float" office:value="284.47" calcext:value-type="float">
            <text:p>284.47</text:p>
          </table:table-cell>
          <table:table-cell office:value-type="float" office:value="41.4452" calcext:value-type="float">
            <text:p>41.4452</text:p>
          </table:table-cell>
          <table:table-cell office:value-type="float" office:value="58.6867" calcext:value-type="float">
            <text:p>58.6867</text:p>
          </table:table-cell>
          <table:table-cell office:value-type="float" office:value="275.494" calcext:value-type="float">
            <text:p>275.494</text:p>
          </table:table-cell>
          <table:table-cell office:value-type="float" office:value="39.8836" calcext:value-type="float">
            <text:p>39.8836</text:p>
          </table:table-cell>
          <table:table-cell/>
          <table:table-cell table:formula="of:=([.D381]-[.A381])/0.0166667" office:value-type="float" office:value="-2.80199439601129" calcext:value-type="float">
            <text:p>-2.80199439601129</text:p>
          </table:table-cell>
          <table:table-cell table:formula="of:=ABS([.E381]-[.B381])/0.0166667" office:value-type="float" office:value="538.558922882154" calcext:value-type="float">
            <text:p>538.558922882154</text:p>
          </table:table-cell>
          <table:table-cell table:formula="of:=([.F381]-[.C381])/0.0166667" office:value-type="float" office:value="-93.6958126083747" calcext:value-type="float">
            <text:p>-93.6958126083747</text:p>
          </table:table-cell>
          <table:table-cell table:formula="of:=DEGREES(ATAN(ABS([.F381]-[.C381])/ABS([.E381]-[.B381])))" office:value-type="float" office:value="9.86925501683187" calcext:value-type="float">
            <text:p>9.86925501683187</text:p>
          </table:table-cell>
          <table:table-cell table:formula="of:=SQRT(POWER([.H381];2)+POWER([.I381];2)+POWER([.J381];2))" office:value-type="float" office:value="546.655714219585" calcext:value-type="float">
            <text:p>546.655714219585</text:p>
          </table:table-cell>
        </table:table-row>
        <table:table-row table:style-name="ro1">
          <table:table-cell office:value-type="float" office:value="66.7661" calcext:value-type="float">
            <text:p>66.7661</text:p>
          </table:table-cell>
          <table:table-cell office:value-type="float" office:value="273.932" calcext:value-type="float">
            <text:p>273.932</text:p>
          </table:table-cell>
          <table:table-cell office:value-type="float" office:value="41.5557" calcext:value-type="float">
            <text:p>41.5557</text:p>
          </table:table-cell>
          <table:table-cell office:value-type="float" office:value="66.871" calcext:value-type="float">
            <text:p>66.871</text:p>
          </table:table-cell>
          <table:table-cell office:value-type="float" office:value="262.733" calcext:value-type="float">
            <text:p>262.733</text:p>
          </table:table-cell>
          <table:table-cell office:value-type="float" office:value="41.4335" calcext:value-type="float">
            <text:p>41.4335</text:p>
          </table:table-cell>
          <table:table-cell/>
          <table:table-cell table:formula="of:=([.D382]-[.A382])/0.0166667" office:value-type="float" office:value="6.29398741202522" calcext:value-type="float">
            <text:p>6.29398741202522</text:p>
          </table:table-cell>
          <table:table-cell table:formula="of:=ABS([.E382]-[.B382])/0.0166667" office:value-type="float" office:value="671.938656122688" calcext:value-type="float">
            <text:p>671.938656122688</text:p>
          </table:table-cell>
          <table:table-cell table:formula="of:=([.F382]-[.C382])/0.0166667" office:value-type="float" office:value="-7.33198533602929" calcext:value-type="float">
            <text:p>-7.33198533602929</text:p>
          </table:table-cell>
          <table:table-cell table:formula="of:=DEGREES(ATAN(ABS([.F382]-[.C382])/ABS([.E382]-[.B382])))" office:value-type="float" office:value="0.6251688897982" calcext:value-type="float">
            <text:p>0.6251688897982</text:p>
          </table:table-cell>
          <table:table-cell table:formula="of:=SQRT(POWER([.H382];2)+POWER([.I382];2)+POWER([.J382];2))" office:value-type="float" office:value="672.008132300849" calcext:value-type="float">
            <text:p>672.008132300849</text:p>
          </table:table-cell>
        </table:table-row>
        <table:table-row table:style-name="ro1">
          <table:table-cell office:value-type="float" office:value="69.5103" calcext:value-type="float">
            <text:p>69.5103</text:p>
          </table:table-cell>
          <table:table-cell office:value-type="float" office:value="276.802" calcext:value-type="float">
            <text:p>276.802</text:p>
          </table:table-cell>
          <table:table-cell office:value-type="float" office:value="41.8127" calcext:value-type="float">
            <text:p>41.8127</text:p>
          </table:table-cell>
          <table:table-cell office:value-type="float" office:value="68.5621" calcext:value-type="float">
            <text:p>68.5621</text:p>
          </table:table-cell>
          <table:table-cell office:value-type="float" office:value="266.609" calcext:value-type="float">
            <text:p>266.609</text:p>
          </table:table-cell>
          <table:table-cell office:value-type="float" office:value="41.75" calcext:value-type="float">
            <text:p>41.75</text:p>
          </table:table-cell>
          <table:table-cell/>
          <table:table-cell table:formula="of:=([.D383]-[.A383])/0.0166667" office:value-type="float" office:value="-56.8918862162276" calcext:value-type="float">
            <text:p>-56.8918862162276</text:p>
          </table:table-cell>
          <table:table-cell table:formula="of:=ABS([.E383]-[.B383])/0.0166667" office:value-type="float" office:value="611.578776842449" calcext:value-type="float">
            <text:p>611.578776842449</text:p>
          </table:table-cell>
          <table:table-cell table:formula="of:=([.F383]-[.C383])/0.0166667" office:value-type="float" office:value="-3.76199247601502" calcext:value-type="float">
            <text:p>-3.76199247601502</text:p>
          </table:table-cell>
          <table:table-cell table:formula="of:=DEGREES(ATAN(ABS([.F383]-[.C383])/ABS([.E383]-[.B383])))" office:value-type="float" office:value="0.352437954074798" calcext:value-type="float">
            <text:p>0.352437954074798</text:p>
          </table:table-cell>
          <table:table-cell table:formula="of:=SQRT(POWER([.H383];2)+POWER([.I383];2)+POWER([.J383];2))" office:value-type="float" office:value="614.23077063001" calcext:value-type="float">
            <text:p>614.23077063001</text:p>
          </table:table-cell>
        </table:table-row>
        <table:table-row table:style-name="ro1">
          <table:table-cell office:value-type="float" office:value="69.281" calcext:value-type="float">
            <text:p>69.281</text:p>
          </table:table-cell>
          <table:table-cell office:value-type="float" office:value="271.673" calcext:value-type="float">
            <text:p>271.673</text:p>
          </table:table-cell>
          <table:table-cell office:value-type="float" office:value="41.8987" calcext:value-type="float">
            <text:p>41.8987</text:p>
          </table:table-cell>
          <table:table-cell office:value-type="float" office:value="68.6045" calcext:value-type="float">
            <text:p>68.6045</text:p>
          </table:table-cell>
          <table:table-cell office:value-type="float" office:value="259.301" calcext:value-type="float">
            <text:p>259.301</text:p>
          </table:table-cell>
          <table:table-cell office:value-type="float" office:value="41.7484" calcext:value-type="float">
            <text:p>41.7484</text:p>
          </table:table-cell>
          <table:table-cell/>
          <table:table-cell table:formula="of:=([.D384]-[.A384])/0.0166667" office:value-type="float" office:value="-40.5899188201626" calcext:value-type="float">
            <text:p>-40.5899188201626</text:p>
          </table:table-cell>
          <table:table-cell table:formula="of:=ABS([.E384]-[.B384])/0.0166667" office:value-type="float" office:value="742.31851536297" calcext:value-type="float">
            <text:p>742.31851536297</text:p>
          </table:table-cell>
          <table:table-cell table:formula="of:=([.F384]-[.C384])/0.0166667" office:value-type="float" office:value="-9.01798196403616" calcext:value-type="float">
            <text:p>-9.01798196403616</text:p>
          </table:table-cell>
          <table:table-cell table:formula="of:=DEGREES(ATAN(ABS([.F384]-[.C384])/ABS([.E384]-[.B384])))" office:value-type="float" office:value="0.696017786681717" calcext:value-type="float">
            <text:p>0.696017786681717</text:p>
          </table:table-cell>
          <table:table-cell table:formula="of:=SQRT(POWER([.H384];2)+POWER([.I384];2)+POWER([.J384];2))" office:value-type="float" office:value="743.482107221966" calcext:value-type="float">
            <text:p>743.482107221966</text:p>
          </table:table-cell>
        </table:table-row>
        <table:table-row table:style-name="ro1">
          <table:table-cell office:value-type="float" office:value="68.051" calcext:value-type="float">
            <text:p>68.051</text:p>
          </table:table-cell>
          <table:table-cell office:value-type="float" office:value="267.96" calcext:value-type="float">
            <text:p>267.96</text:p>
          </table:table-cell>
          <table:table-cell office:value-type="float" office:value="40.7959" calcext:value-type="float">
            <text:p>40.7959</text:p>
          </table:table-cell>
          <table:table-cell office:value-type="float" office:value="67.411" calcext:value-type="float">
            <text:p>67.411</text:p>
          </table:table-cell>
          <table:table-cell office:value-type="float" office:value="255.731" calcext:value-type="float">
            <text:p>255.731</text:p>
          </table:table-cell>
          <table:table-cell office:value-type="float" office:value="40.6816" calcext:value-type="float">
            <text:p>40.6816</text:p>
          </table:table-cell>
          <table:table-cell/>
          <table:table-cell table:formula="of:=([.D385]-[.A385])/0.0166667" office:value-type="float" office:value="-38.3999232001536" calcext:value-type="float">
            <text:p>-38.3999232001536</text:p>
          </table:table-cell>
          <table:table-cell table:formula="of:=ABS([.E385]-[.B385])/0.0166667" office:value-type="float" office:value="733.738532522934" calcext:value-type="float">
            <text:p>733.738532522934</text:p>
          </table:table-cell>
          <table:table-cell table:formula="of:=([.F385]-[.C385])/0.0166667" office:value-type="float" office:value="-6.85798628402744" calcext:value-type="float">
            <text:p>-6.85798628402744</text:p>
          </table:table-cell>
          <table:table-cell table:formula="of:=DEGREES(ATAN(ABS([.F385]-[.C385])/ABS([.E385]-[.B385])))" office:value-type="float" office:value="0.535507147359022" calcext:value-type="float">
            <text:p>0.535507147359022</text:p>
          </table:table-cell>
          <table:table-cell table:formula="of:=SQRT(POWER([.H385];2)+POWER([.I385];2)+POWER([.J385];2))" office:value-type="float" office:value="734.774673070975" calcext:value-type="float">
            <text:p>734.774673070975</text:p>
          </table:table-cell>
        </table:table-row>
        <table:table-row table:style-name="ro1">
          <table:table-cell office:value-type="float" office:value="70.5094" calcext:value-type="float">
            <text:p>70.5094</text:p>
          </table:table-cell>
          <table:table-cell office:value-type="float" office:value="280.839" calcext:value-type="float">
            <text:p>280.839</text:p>
          </table:table-cell>
          <table:table-cell office:value-type="float" office:value="41.658" calcext:value-type="float">
            <text:p>41.658</text:p>
          </table:table-cell>
          <table:table-cell office:value-type="float" office:value="70.5286" calcext:value-type="float">
            <text:p>70.5286</text:p>
          </table:table-cell>
          <table:table-cell office:value-type="float" office:value="269.345" calcext:value-type="float">
            <text:p>269.345</text:p>
          </table:table-cell>
          <table:table-cell office:value-type="float" office:value="41.7732" calcext:value-type="float">
            <text:p>41.7732</text:p>
          </table:table-cell>
          <table:table-cell/>
          <table:table-cell table:formula="of:=([.D386]-[.A386])/0.0166667" office:value-type="float" office:value="1.15199769600448" calcext:value-type="float">
            <text:p>1.15199769600448</text:p>
          </table:table-cell>
          <table:table-cell table:formula="of:=ABS([.E386]-[.B386])/0.0166667" office:value-type="float" office:value="689.638620722757" calcext:value-type="float">
            <text:p>689.638620722757</text:p>
          </table:table-cell>
          <table:table-cell table:formula="of:=([.F386]-[.C386])/0.0166667" office:value-type="float" office:value="6.91198617602774" calcext:value-type="float">
            <text:p>6.91198617602774</text:p>
          </table:table-cell>
          <table:table-cell table:formula="of:=DEGREES(ATAN(ABS([.F386]-[.C386])/ABS([.E386]-[.B386])))" office:value-type="float" office:value="0.574234626843097" calcext:value-type="float">
            <text:p>0.574234626843097</text:p>
          </table:table-cell>
          <table:table-cell table:formula="of:=SQRT(POWER([.H386];2)+POWER([.I386];2)+POWER([.J386];2))" office:value-type="float" office:value="689.674220080739" calcext:value-type="float">
            <text:p>689.674220080739</text:p>
          </table:table-cell>
        </table:table-row>
        <table:table-row table:style-name="ro1">
          <table:table-cell office:value-type="float" office:value="70.2706" calcext:value-type="float">
            <text:p>70.2706</text:p>
          </table:table-cell>
          <table:table-cell office:value-type="float" office:value="270.731" calcext:value-type="float">
            <text:p>270.731</text:p>
          </table:table-cell>
          <table:table-cell office:value-type="float" office:value="40.8084" calcext:value-type="float">
            <text:p>40.8084</text:p>
          </table:table-cell>
          <table:table-cell office:value-type="float" office:value="69.5585" calcext:value-type="float">
            <text:p>69.5585</text:p>
          </table:table-cell>
          <table:table-cell office:value-type="float" office:value="260.852" calcext:value-type="float">
            <text:p>260.852</text:p>
          </table:table-cell>
          <table:table-cell office:value-type="float" office:value="40.5114" calcext:value-type="float">
            <text:p>40.5114</text:p>
          </table:table-cell>
          <table:table-cell/>
          <table:table-cell table:formula="of:=([.D387]-[.A387])/0.0166667" office:value-type="float" office:value="-42.7259145481713" calcext:value-type="float">
            <text:p>-42.7259145481713</text:p>
          </table:table-cell>
          <table:table-cell table:formula="of:=ABS([.E387]-[.B387])/0.0166667" office:value-type="float" office:value="592.738814522372" calcext:value-type="float">
            <text:p>592.738814522372</text:p>
          </table:table-cell>
          <table:table-cell table:formula="of:=([.F387]-[.C387])/0.0166667" office:value-type="float" office:value="-17.8199643600711" calcext:value-type="float">
            <text:p>-17.8199643600711</text:p>
          </table:table-cell>
          <table:table-cell table:formula="of:=DEGREES(ATAN(ABS([.F387]-[.C387])/ABS([.E387]-[.B387])))" office:value-type="float" office:value="1.72200855481019" calcext:value-type="float">
            <text:p>1.72200855481019</text:p>
          </table:table-cell>
          <table:table-cell table:formula="of:=SQRT(POWER([.H387];2)+POWER([.I387];2)+POWER([.J387];2))" office:value-type="float" office:value="594.543822728955" calcext:value-type="float">
            <text:p>594.543822728955</text:p>
          </table:table-cell>
        </table:table-row>
        <table:table-row table:style-name="ro1">
          <table:table-cell office:value-type="float" office:value="71.516" calcext:value-type="float">
            <text:p>71.516</text:p>
          </table:table-cell>
          <table:table-cell office:value-type="float" office:value="278.571" calcext:value-type="float">
            <text:p>278.571</text:p>
          </table:table-cell>
          <table:table-cell office:value-type="float" office:value="40.5066" calcext:value-type="float">
            <text:p>40.5066</text:p>
          </table:table-cell>
          <table:table-cell office:value-type="float" office:value="70.769" calcext:value-type="float">
            <text:p>70.769</text:p>
          </table:table-cell>
          <table:table-cell office:value-type="float" office:value="267.131" calcext:value-type="float">
            <text:p>267.131</text:p>
          </table:table-cell>
          <table:table-cell office:value-type="float" office:value="40.4175" calcext:value-type="float">
            <text:p>40.4175</text:p>
          </table:table-cell>
          <table:table-cell/>
          <table:table-cell table:formula="of:=([.D388]-[.A388])/0.0166667" office:value-type="float" office:value="-44.8199103601793" calcext:value-type="float">
            <text:p>-44.8199103601793</text:p>
          </table:table-cell>
          <table:table-cell table:formula="of:=ABS([.E388]-[.B388])/0.0166667" office:value-type="float" office:value="686.398627202749" calcext:value-type="float">
            <text:p>686.398627202749</text:p>
          </table:table-cell>
          <table:table-cell table:formula="of:=([.F388]-[.C388])/0.0166667" office:value-type="float" office:value="-5.3459893080215" calcext:value-type="float">
            <text:p>-5.3459893080215</text:p>
          </table:table-cell>
          <table:table-cell table:formula="of:=DEGREES(ATAN(ABS([.F388]-[.C388])/ABS([.E388]-[.B388])))" office:value-type="float" office:value="0.446236952268794" calcext:value-type="float">
            <text:p>0.446236952268794</text:p>
          </table:table-cell>
          <table:table-cell table:formula="of:=SQRT(POWER([.H388];2)+POWER([.I388];2)+POWER([.J388];2))" office:value-type="float" office:value="687.881152083842" calcext:value-type="float">
            <text:p>687.881152083842</text:p>
          </table:table-cell>
        </table:table-row>
        <table:table-row table:style-name="ro1">
          <table:table-cell office:value-type="float" office:value="73.0324" calcext:value-type="float">
            <text:p>73.0324</text:p>
          </table:table-cell>
          <table:table-cell office:value-type="float" office:value="278.794" calcext:value-type="float">
            <text:p>278.794</text:p>
          </table:table-cell>
          <table:table-cell office:value-type="float" office:value="40.205" calcext:value-type="float">
            <text:p>40.205</text:p>
          </table:table-cell>
          <table:table-cell office:value-type="float" office:value="71.7564" calcext:value-type="float">
            <text:p>71.7564</text:p>
          </table:table-cell>
          <table:table-cell office:value-type="float" office:value="268.542" calcext:value-type="float">
            <text:p>268.542</text:p>
          </table:table-cell>
          <table:table-cell office:value-type="float" office:value="40.1721" calcext:value-type="float">
            <text:p>40.1721</text:p>
          </table:table-cell>
          <table:table-cell/>
          <table:table-cell table:formula="of:=([.D389]-[.A389])/0.0166667" office:value-type="float" office:value="-76.559846880306" calcext:value-type="float">
            <text:p>-76.559846880306</text:p>
          </table:table-cell>
          <table:table-cell table:formula="of:=ABS([.E389]-[.B389])/0.0166667" office:value-type="float" office:value="615.118769762461" calcext:value-type="float">
            <text:p>615.118769762461</text:p>
          </table:table-cell>
          <table:table-cell table:formula="of:=([.F389]-[.C389])/0.0166667" office:value-type="float" office:value="-1.97399605200777" calcext:value-type="float">
            <text:p>-1.97399605200777</text:p>
          </table:table-cell>
          <table:table-cell table:formula="of:=DEGREES(ATAN(ABS([.F389]-[.C389])/ABS([.E389]-[.B389])))" office:value-type="float" office:value="0.183868969470656" calcext:value-type="float">
            <text:p>0.183868969470656</text:p>
          </table:table-cell>
          <table:table-cell table:formula="of:=SQRT(POWER([.H389];2)+POWER([.I389];2)+POWER([.J389];2))" office:value-type="float" office:value="619.868056709517" calcext:value-type="float">
            <text:p>619.868056709517</text:p>
          </table:table-cell>
        </table:table-row>
        <table:table-row table:style-name="ro1">
          <table:table-cell office:value-type="float" office:value="71.2626" calcext:value-type="float">
            <text:p>71.2626</text:p>
          </table:table-cell>
          <table:table-cell office:value-type="float" office:value="275.994" calcext:value-type="float">
            <text:p>275.994</text:p>
          </table:table-cell>
          <table:table-cell office:value-type="float" office:value="40.4295" calcext:value-type="float">
            <text:p>40.4295</text:p>
          </table:table-cell>
          <table:table-cell office:value-type="float" office:value="69.5438" calcext:value-type="float">
            <text:p>69.5438</text:p>
          </table:table-cell>
          <table:table-cell office:value-type="float" office:value="264.522" calcext:value-type="float">
            <text:p>264.522</text:p>
          </table:table-cell>
          <table:table-cell office:value-type="float" office:value="40.3775" calcext:value-type="float">
            <text:p>40.3775</text:p>
          </table:table-cell>
          <table:table-cell/>
          <table:table-cell table:formula="of:=([.D390]-[.A390])/0.0166667" office:value-type="float" office:value="-103.127793744413" calcext:value-type="float">
            <text:p>-103.127793744413</text:p>
          </table:table-cell>
          <table:table-cell table:formula="of:=ABS([.E390]-[.B390])/0.0166667" office:value-type="float" office:value="688.318623362756" calcext:value-type="float">
            <text:p>688.318623362756</text:p>
          </table:table-cell>
          <table:table-cell table:formula="of:=([.F390]-[.C390])/0.0166667" office:value-type="float" office:value="-3.11999376001246" calcext:value-type="float">
            <text:p>-3.11999376001246</text:p>
          </table:table-cell>
          <table:table-cell table:formula="of:=DEGREES(ATAN(ABS([.F390]-[.C390])/ABS([.E390]-[.B390])))" office:value-type="float" office:value="0.259707124310904" calcext:value-type="float">
            <text:p>0.259707124310904</text:p>
          </table:table-cell>
          <table:table-cell table:formula="of:=SQRT(POWER([.H390];2)+POWER([.I390];2)+POWER([.J390];2))" office:value-type="float" office:value="696.008335777418" calcext:value-type="float">
            <text:p>696.008335777418</text:p>
          </table:table-cell>
        </table:table-row>
        <table:table-row table:style-name="ro1">
          <table:table-cell office:value-type="float" office:value="69.0152" calcext:value-type="float">
            <text:p>69.0152</text:p>
          </table:table-cell>
          <table:table-cell office:value-type="float" office:value="271.964" calcext:value-type="float">
            <text:p>271.964</text:p>
          </table:table-cell>
          <table:table-cell office:value-type="float" office:value="40.1211" calcext:value-type="float">
            <text:p>40.1211</text:p>
          </table:table-cell>
          <table:table-cell office:value-type="float" office:value="68.3342" calcext:value-type="float">
            <text:p>68.3342</text:p>
          </table:table-cell>
          <table:table-cell office:value-type="float" office:value="260.801" calcext:value-type="float">
            <text:p>260.801</text:p>
          </table:table-cell>
          <table:table-cell office:value-type="float" office:value="39.8043" calcext:value-type="float">
            <text:p>39.8043</text:p>
          </table:table-cell>
          <table:table-cell/>
          <table:table-cell table:formula="of:=([.D391]-[.A391])/0.0166667" office:value-type="float" office:value="-40.8599182801633" calcext:value-type="float">
            <text:p>-40.8599182801633</text:p>
          </table:table-cell>
          <table:table-cell table:formula="of:=ABS([.E391]-[.B391])/0.0166667" office:value-type="float" office:value="669.77866044268" calcext:value-type="float">
            <text:p>669.77866044268</text:p>
          </table:table-cell>
          <table:table-cell table:formula="of:=([.F391]-[.C391])/0.0166667" office:value-type="float" office:value="-19.0079619840761" calcext:value-type="float">
            <text:p>-19.0079619840761</text:p>
          </table:table-cell>
          <table:table-cell table:formula="of:=DEGREES(ATAN(ABS([.F391]-[.C391])/ABS([.E391]-[.B391])))" office:value-type="float" office:value="1.6255874154353" calcext:value-type="float">
            <text:p>1.6255874154353</text:p>
          </table:table-cell>
          <table:table-cell table:formula="of:=SQRT(POWER([.H391];2)+POWER([.I391];2)+POWER([.J391];2))" office:value-type="float" office:value="671.292998269042" calcext:value-type="float">
            <text:p>671.292998269042</text:p>
          </table:table-cell>
        </table:table-row>
        <table:table-row table:style-name="ro1">
          <table:table-cell office:value-type="float" office:value="68.5177" calcext:value-type="float">
            <text:p>68.5177</text:p>
          </table:table-cell>
          <table:table-cell office:value-type="float" office:value="273.001" calcext:value-type="float">
            <text:p>273.001</text:p>
          </table:table-cell>
          <table:table-cell office:value-type="float" office:value="40.9465" calcext:value-type="float">
            <text:p>40.9465</text:p>
          </table:table-cell>
          <table:table-cell office:value-type="float" office:value="68.5813" calcext:value-type="float">
            <text:p>68.5813</text:p>
          </table:table-cell>
          <table:table-cell office:value-type="float" office:value="261.86" calcext:value-type="float">
            <text:p>261.86</text:p>
          </table:table-cell>
          <table:table-cell office:value-type="float" office:value="40.8352" calcext:value-type="float">
            <text:p>40.8352</text:p>
          </table:table-cell>
          <table:table-cell/>
          <table:table-cell table:formula="of:=([.D392]-[.A392])/0.0166667" office:value-type="float" office:value="3.8159923680149" calcext:value-type="float">
            <text:p>3.8159923680149</text:p>
          </table:table-cell>
          <table:table-cell table:formula="of:=ABS([.E392]-[.B392])/0.0166667" office:value-type="float" office:value="668.458663082672" calcext:value-type="float">
            <text:p>668.458663082672</text:p>
          </table:table-cell>
          <table:table-cell table:formula="of:=([.F392]-[.C392])/0.0166667" office:value-type="float" office:value="-6.67798664402671" calcext:value-type="float">
            <text:p>-6.67798664402671</text:p>
          </table:table-cell>
          <table:table-cell table:formula="of:=DEGREES(ATAN(ABS([.F392]-[.C392])/ABS([.E392]-[.B392])))" office:value-type="float" office:value="0.572373047725869" calcext:value-type="float">
            <text:p>0.572373047725869</text:p>
          </table:table-cell>
          <table:table-cell table:formula="of:=SQRT(POWER([.H392];2)+POWER([.I392];2)+POWER([.J392];2))" office:value-type="float" office:value="668.502910654578" calcext:value-type="float">
            <text:p>668.502910654578</text:p>
          </table:table-cell>
        </table:table-row>
        <table:table-row table:style-name="ro1">
          <table:table-cell office:value-type="float" office:value="66.2472" calcext:value-type="float">
            <text:p>66.2472</text:p>
          </table:table-cell>
          <table:table-cell office:value-type="float" office:value="275.203" calcext:value-type="float">
            <text:p>275.203</text:p>
          </table:table-cell>
          <table:table-cell office:value-type="float" office:value="41.1051" calcext:value-type="float">
            <text:p>41.1051</text:p>
          </table:table-cell>
          <table:table-cell office:value-type="float" office:value="66.3678" calcext:value-type="float">
            <text:p>66.3678</text:p>
          </table:table-cell>
          <table:table-cell office:value-type="float" office:value="263.896" calcext:value-type="float">
            <text:p>263.896</text:p>
          </table:table-cell>
          <table:table-cell office:value-type="float" office:value="41.2442" calcext:value-type="float">
            <text:p>41.2442</text:p>
          </table:table-cell>
          <table:table-cell/>
          <table:table-cell table:formula="of:=([.D393]-[.A393])/0.0166667" office:value-type="float" office:value="7.23598552802871" calcext:value-type="float">
            <text:p>7.23598552802871</text:p>
          </table:table-cell>
          <table:table-cell table:formula="of:=ABS([.E393]-[.B393])/0.0166667" office:value-type="float" office:value="678.418643162711" calcext:value-type="float">
            <text:p>678.418643162711</text:p>
          </table:table-cell>
          <table:table-cell table:formula="of:=([.F393]-[.C393])/0.0166667" office:value-type="float" office:value="8.34598330803333" calcext:value-type="float">
            <text:p>8.34598330803333</text:p>
          </table:table-cell>
          <table:table-cell table:formula="of:=DEGREES(ATAN(ABS([.F393]-[.C393])/ABS([.E393]-[.B393])))" office:value-type="float" office:value="0.704823641058241" calcext:value-type="float">
            <text:p>0.704823641058241</text:p>
          </table:table-cell>
          <table:table-cell table:formula="of:=SQRT(POWER([.H393];2)+POWER([.I393];2)+POWER([.J393];2))" office:value-type="float" office:value="678.508563184485" calcext:value-type="float">
            <text:p>678.508563184485</text:p>
          </table:table-cell>
        </table:table-row>
        <table:table-row table:style-name="ro1">
          <table:table-cell office:value-type="float" office:value="63.2233" calcext:value-type="float">
            <text:p>63.2233</text:p>
          </table:table-cell>
          <table:table-cell office:value-type="float" office:value="276.006" calcext:value-type="float">
            <text:p>276.006</text:p>
          </table:table-cell>
          <table:table-cell office:value-type="float" office:value="41.2529" calcext:value-type="float">
            <text:p>41.2529</text:p>
          </table:table-cell>
          <table:table-cell office:value-type="float" office:value="63.925" calcext:value-type="float">
            <text:p>63.925</text:p>
          </table:table-cell>
          <table:table-cell office:value-type="float" office:value="263.481" calcext:value-type="float">
            <text:p>263.481</text:p>
          </table:table-cell>
          <table:table-cell office:value-type="float" office:value="41.3369" calcext:value-type="float">
            <text:p>41.3369</text:p>
          </table:table-cell>
          <table:table-cell/>
          <table:table-cell table:formula="of:=([.D394]-[.A394])/0.0166667" office:value-type="float" office:value="42.1019157961681" calcext:value-type="float">
            <text:p>42.1019157961681</text:p>
          </table:table-cell>
          <table:table-cell table:formula="of:=ABS([.E394]-[.B394])/0.0166667" office:value-type="float" office:value="751.498497003005" calcext:value-type="float">
            <text:p>751.498497003005</text:p>
          </table:table-cell>
          <table:table-cell table:formula="of:=([.F394]-[.C394])/0.0166667" office:value-type="float" office:value="5.03998992002035" calcext:value-type="float">
            <text:p>5.03998992002035</text:p>
          </table:table-cell>
          <table:table-cell table:formula="of:=DEGREES(ATAN(ABS([.F394]-[.C394])/ABS([.E394]-[.B394])))" office:value-type="float" office:value="0.384253359135017" calcext:value-type="float">
            <text:p>0.384253359135017</text:p>
          </table:table-cell>
          <table:table-cell table:formula="of:=SQRT(POWER([.H394];2)+POWER([.I394];2)+POWER([.J394];2))" office:value-type="float" office:value="752.69380481699" calcext:value-type="float">
            <text:p>752.69380481699</text:p>
          </table:table-cell>
        </table:table-row>
        <table:table-row table:style-name="ro1">
          <table:table-cell office:value-type="float" office:value="60.8276" calcext:value-type="float">
            <text:p>60.8276</text:p>
          </table:table-cell>
          <table:table-cell office:value-type="float" office:value="282.175" calcext:value-type="float">
            <text:p>282.175</text:p>
          </table:table-cell>
          <table:table-cell office:value-type="float" office:value="41.2851" calcext:value-type="float">
            <text:p>41.2851</text:p>
          </table:table-cell>
          <table:table-cell office:value-type="float" office:value="62.0676" calcext:value-type="float">
            <text:p>62.0676</text:p>
          </table:table-cell>
          <table:table-cell office:value-type="float" office:value="270.705" calcext:value-type="float">
            <text:p>270.705</text:p>
          </table:table-cell>
          <table:table-cell office:value-type="float" office:value="41.1381" calcext:value-type="float">
            <text:p>41.1381</text:p>
          </table:table-cell>
          <table:table-cell/>
          <table:table-cell table:formula="of:=([.D395]-[.A395])/0.0166667" office:value-type="float" office:value="74.3998512002977" calcext:value-type="float">
            <text:p>74.3998512002977</text:p>
          </table:table-cell>
          <table:table-cell table:formula="of:=ABS([.E395]-[.B395])/0.0166667" office:value-type="float" office:value="688.198623602754" calcext:value-type="float">
            <text:p>688.198623602754</text:p>
          </table:table-cell>
          <table:table-cell table:formula="of:=([.F395]-[.C395])/0.0166667" office:value-type="float" office:value="-8.81998236003519" calcext:value-type="float">
            <text:p>-8.81998236003519</text:p>
          </table:table-cell>
          <table:table-cell table:formula="of:=DEGREES(ATAN(ABS([.F395]-[.C395])/ABS([.E395]-[.B395])))" office:value-type="float" office:value="0.734264908500257" calcext:value-type="float">
            <text:p>0.734264908500257</text:p>
          </table:table-cell>
          <table:table-cell table:formula="of:=SQRT(POWER([.H395];2)+POWER([.I395];2)+POWER([.J395];2))" office:value-type="float" office:value="692.264743776674" calcext:value-type="float">
            <text:p>692.264743776674</text:p>
          </table:table-cell>
        </table:table-row>
        <table:table-row table:style-name="ro1">
          <table:table-cell office:value-type="float" office:value="64.3975" calcext:value-type="float">
            <text:p>64.3975</text:p>
          </table:table-cell>
          <table:table-cell office:value-type="float" office:value="281.494" calcext:value-type="float">
            <text:p>281.494</text:p>
          </table:table-cell>
          <table:table-cell office:value-type="float" office:value="40.8552" calcext:value-type="float">
            <text:p>40.8552</text:p>
          </table:table-cell>
          <table:table-cell office:value-type="float" office:value="64.5645" calcext:value-type="float">
            <text:p>64.5645</text:p>
          </table:table-cell>
          <table:table-cell office:value-type="float" office:value="269.876" calcext:value-type="float">
            <text:p>269.876</text:p>
          </table:table-cell>
          <table:table-cell office:value-type="float" office:value="41.0039" calcext:value-type="float">
            <text:p>41.0039</text:p>
          </table:table-cell>
          <table:table-cell/>
          <table:table-cell table:formula="of:=([.D396]-[.A396])/0.0166667" office:value-type="float" office:value="10.0199799600402" calcext:value-type="float">
            <text:p>10.0199799600402</text:p>
          </table:table-cell>
          <table:table-cell table:formula="of:=ABS([.E396]-[.B396])/0.0166667" office:value-type="float" office:value="697.078605842792" calcext:value-type="float">
            <text:p>697.078605842792</text:p>
          </table:table-cell>
          <table:table-cell table:formula="of:=([.F396]-[.C396])/0.0166667" office:value-type="float" office:value="8.92198215603557" calcext:value-type="float">
            <text:p>8.92198215603557</text:p>
          </table:table-cell>
          <table:table-cell table:formula="of:=DEGREES(ATAN(ABS([.F396]-[.C396])/ABS([.E396]-[.B396])))" office:value-type="float" office:value="0.733294648409222" calcext:value-type="float">
            <text:p>0.733294648409222</text:p>
          </table:table-cell>
          <table:table-cell table:formula="of:=SQRT(POWER([.H396];2)+POWER([.I396];2)+POWER([.J396];2))" office:value-type="float" office:value="697.207705413331" calcext:value-type="float">
            <text:p>697.207705413331</text:p>
          </table:table-cell>
        </table:table-row>
        <table:table-row table:style-name="ro1">
          <table:table-cell office:value-type="float" office:value="79.7362" calcext:value-type="float">
            <text:p>79.7362</text:p>
          </table:table-cell>
          <table:table-cell office:value-type="float" office:value="271.667" calcext:value-type="float">
            <text:p>271.667</text:p>
          </table:table-cell>
          <table:table-cell office:value-type="float" office:value="40.814" calcext:value-type="float">
            <text:p>40.814</text:p>
          </table:table-cell>
          <table:table-cell office:value-type="float" office:value="79.2974" calcext:value-type="float">
            <text:p>79.2974</text:p>
          </table:table-cell>
          <table:table-cell office:value-type="float" office:value="260.716" calcext:value-type="float">
            <text:p>260.716</text:p>
          </table:table-cell>
          <table:table-cell office:value-type="float" office:value="40.6866" calcext:value-type="float">
            <text:p>40.6866</text:p>
          </table:table-cell>
          <table:table-cell/>
          <table:table-cell table:formula="of:=([.D397]-[.A397])/0.0166667" office:value-type="float" office:value="-26.3279473441053" calcext:value-type="float">
            <text:p>-26.3279473441053</text:p>
          </table:table-cell>
          <table:table-cell table:formula="of:=ABS([.E397]-[.B397])/0.0166667" office:value-type="float" office:value="657.058685882626" calcext:value-type="float">
            <text:p>657.058685882626</text:p>
          </table:table-cell>
          <table:table-cell table:formula="of:=([.F397]-[.C397])/0.0166667" office:value-type="float" office:value="-7.64398471203067" calcext:value-type="float">
            <text:p>-7.64398471203067</text:p>
          </table:table-cell>
          <table:table-cell table:formula="of:=DEGREES(ATAN(ABS([.F397]-[.C397])/ABS([.E397]-[.B397])))" office:value-type="float" office:value="0.666528447524452" calcext:value-type="float">
            <text:p>0.666528447524452</text:p>
          </table:table-cell>
          <table:table-cell table:formula="of:=SQRT(POWER([.H397];2)+POWER([.I397];2)+POWER([.J397];2))" office:value-type="float" office:value="657.630373391798" calcext:value-type="float">
            <text:p>657.630373391798</text:p>
          </table:table-cell>
        </table:table-row>
        <table:table-row table:style-name="ro1">
          <table:table-cell office:value-type="float" office:value="95.2894" calcext:value-type="float">
            <text:p>95.2894</text:p>
          </table:table-cell>
          <table:table-cell office:value-type="float" office:value="268.702" calcext:value-type="float">
            <text:p>268.702</text:p>
          </table:table-cell>
          <table:table-cell office:value-type="float" office:value="39.6896" calcext:value-type="float">
            <text:p>39.6896</text:p>
          </table:table-cell>
          <table:table-cell office:value-type="float" office:value="94.6935" calcext:value-type="float">
            <text:p>94.6935</text:p>
          </table:table-cell>
          <table:table-cell office:value-type="float" office:value="256.954" calcext:value-type="float">
            <text:p>256.954</text:p>
          </table:table-cell>
          <table:table-cell office:value-type="float" office:value="39.5051" calcext:value-type="float">
            <text:p>39.5051</text:p>
          </table:table-cell>
          <table:table-cell/>
          <table:table-cell table:formula="of:=([.D398]-[.A398])/0.0166667" office:value-type="float" office:value="-35.753928492143" calcext:value-type="float">
            <text:p>-35.753928492143</text:p>
          </table:table-cell>
          <table:table-cell table:formula="of:=ABS([.E398]-[.B398])/0.0166667" office:value-type="float" office:value="704.878590242819" calcext:value-type="float">
            <text:p>704.878590242819</text:p>
          </table:table-cell>
          <table:table-cell table:formula="of:=([.F398]-[.C398])/0.0166667" office:value-type="float" office:value="-11.0699778600443" calcext:value-type="float">
            <text:p>-11.0699778600443</text:p>
          </table:table-cell>
          <table:table-cell table:formula="of:=DEGREES(ATAN(ABS([.F398]-[.C398])/ABS([.E398]-[.B398])))" office:value-type="float" office:value="0.899744838528549" calcext:value-type="float">
            <text:p>0.899744838528549</text:p>
          </table:table-cell>
          <table:table-cell table:formula="of:=SQRT(POWER([.H398];2)+POWER([.I398];2)+POWER([.J398];2))" office:value-type="float" office:value="705.871599368573" calcext:value-type="float">
            <text:p>705.871599368573</text:p>
          </table:table-cell>
        </table:table-row>
        <table:table-row table:style-name="ro1">
          <table:table-cell office:value-type="float" office:value="95.6072" calcext:value-type="float">
            <text:p>95.6072</text:p>
          </table:table-cell>
          <table:table-cell office:value-type="float" office:value="274.864" calcext:value-type="float">
            <text:p>274.864</text:p>
          </table:table-cell>
          <table:table-cell office:value-type="float" office:value="39.4009" calcext:value-type="float">
            <text:p>39.4009</text:p>
          </table:table-cell>
          <table:table-cell office:value-type="float" office:value="95.2416" calcext:value-type="float">
            <text:p>95.2416</text:p>
          </table:table-cell>
          <table:table-cell office:value-type="float" office:value="262.834" calcext:value-type="float">
            <text:p>262.834</text:p>
          </table:table-cell>
          <table:table-cell office:value-type="float" office:value="39.215" calcext:value-type="float">
            <text:p>39.215</text:p>
          </table:table-cell>
          <table:table-cell/>
          <table:table-cell table:formula="of:=([.D399]-[.A399])/0.0166667" office:value-type="float" office:value="-21.9359561280878" calcext:value-type="float">
            <text:p>-21.9359561280878</text:p>
          </table:table-cell>
          <table:table-cell table:formula="of:=ABS([.E399]-[.B399])/0.0166667" office:value-type="float" office:value="721.798556402886" calcext:value-type="float">
            <text:p>721.798556402886</text:p>
          </table:table-cell>
          <table:table-cell table:formula="of:=([.F399]-[.C399])/0.0166667" office:value-type="float" office:value="-11.1539776920444" calcext:value-type="float">
            <text:p>-11.1539776920444</text:p>
          </table:table-cell>
          <table:table-cell table:formula="of:=DEGREES(ATAN(ABS([.F399]-[.C399])/ABS([.E399]-[.B399])))" office:value-type="float" office:value="0.885323167405467" calcext:value-type="float">
            <text:p>0.885323167405467</text:p>
          </table:table-cell>
          <table:table-cell table:formula="of:=SQRT(POWER([.H399];2)+POWER([.I399];2)+POWER([.J399];2))" office:value-type="float" office:value="722.217940385655" calcext:value-type="float">
            <text:p>722.217940385655</text:p>
          </table:table-cell>
        </table:table-row>
        <table:table-row table:style-name="ro1">
          <table:table-cell office:value-type="float" office:value="91.8815" calcext:value-type="float">
            <text:p>91.8815</text:p>
          </table:table-cell>
          <table:table-cell office:value-type="float" office:value="275.967" calcext:value-type="float">
            <text:p>275.967</text:p>
          </table:table-cell>
          <table:table-cell office:value-type="float" office:value="40.2491" calcext:value-type="float">
            <text:p>40.2491</text:p>
          </table:table-cell>
          <table:table-cell office:value-type="float" office:value="91.306" calcext:value-type="float">
            <text:p>91.306</text:p>
          </table:table-cell>
          <table:table-cell office:value-type="float" office:value="262.604" calcext:value-type="float">
            <text:p>262.604</text:p>
          </table:table-cell>
          <table:table-cell office:value-type="float" office:value="40.2615" calcext:value-type="float">
            <text:p>40.2615</text:p>
          </table:table-cell>
          <table:table-cell/>
          <table:table-cell table:formula="of:=([.D400]-[.A400])/0.0166667" office:value-type="float" office:value="-34.5299309401384" calcext:value-type="float">
            <text:p>-34.5299309401384</text:p>
          </table:table-cell>
          <table:table-cell table:formula="of:=ABS([.E400]-[.B400])/0.0166667" office:value-type="float" office:value="801.778396443207" calcext:value-type="float">
            <text:p>801.778396443207</text:p>
          </table:table-cell>
          <table:table-cell table:formula="of:=([.F400]-[.C400])/0.0166667" office:value-type="float" office:value="0.743998512002947" calcext:value-type="float">
            <text:p>0.743998512002947</text:p>
          </table:table-cell>
          <table:table-cell table:formula="of:=DEGREES(ATAN(ABS([.F400]-[.C400])/ABS([.E400]-[.B400])))" office:value-type="float" office:value="0.0531667636041998" calcext:value-type="float">
            <text:p>0.0531667636042</text:p>
          </table:table-cell>
          <table:table-cell table:formula="of:=SQRT(POWER([.H400];2)+POWER([.I400];2)+POWER([.J400];2))" office:value-type="float" office:value="802.521941548988" calcext:value-type="float">
            <text:p>802.521941548988</text:p>
          </table:table-cell>
        </table:table-row>
        <table:table-row table:style-name="ro1">
          <table:table-cell office:value-type="float" office:value="82.5821" calcext:value-type="float">
            <text:p>82.5821</text:p>
          </table:table-cell>
          <table:table-cell office:value-type="float" office:value="265.736" calcext:value-type="float">
            <text:p>265.736</text:p>
          </table:table-cell>
          <table:table-cell office:value-type="float" office:value="40.7873" calcext:value-type="float">
            <text:p>40.7873</text:p>
          </table:table-cell>
          <table:table-cell office:value-type="float" office:value="83.0169" calcext:value-type="float">
            <text:p>83.0169</text:p>
          </table:table-cell>
          <table:table-cell office:value-type="float" office:value="253.965" calcext:value-type="float">
            <text:p>253.965</text:p>
          </table:table-cell>
          <table:table-cell office:value-type="float" office:value="40.8403" calcext:value-type="float">
            <text:p>40.8403</text:p>
          </table:table-cell>
          <table:table-cell/>
          <table:table-cell table:formula="of:=([.D401]-[.A401])/0.0166667" office:value-type="float" office:value="26.0879478241049" calcext:value-type="float">
            <text:p>26.0879478241049</text:p>
          </table:table-cell>
          <table:table-cell table:formula="of:=ABS([.E401]-[.B401])/0.0166667" office:value-type="float" office:value="706.258587482824" calcext:value-type="float">
            <text:p>706.258587482824</text:p>
          </table:table-cell>
          <table:table-cell table:formula="of:=([.F401]-[.C401])/0.0166667" office:value-type="float" office:value="3.17999364001256" calcext:value-type="float">
            <text:p>3.17999364001256</text:p>
          </table:table-cell>
          <table:table-cell table:formula="of:=DEGREES(ATAN(ABS([.F401]-[.C401])/ABS([.E401]-[.B401])))" office:value-type="float" office:value="0.257977724345067" calcext:value-type="float">
            <text:p>0.257977724345067</text:p>
          </table:table-cell>
          <table:table-cell table:formula="of:=SQRT(POWER([.H401];2)+POWER([.I401];2)+POWER([.J401];2))" office:value-type="float" office:value="706.747398845201" calcext:value-type="float">
            <text:p>706.747398845201</text:p>
          </table:table-cell>
        </table:table-row>
        <table:table-row table:style-name="ro1">
          <table:table-cell office:value-type="float" office:value="82.0117" calcext:value-type="float">
            <text:p>82.0117</text:p>
          </table:table-cell>
          <table:table-cell office:value-type="float" office:value="273.133" calcext:value-type="float">
            <text:p>273.133</text:p>
          </table:table-cell>
          <table:table-cell office:value-type="float" office:value="40.5522" calcext:value-type="float">
            <text:p>40.5522</text:p>
          </table:table-cell>
          <table:table-cell office:value-type="float" office:value="82.47" calcext:value-type="float">
            <text:p>82.47</text:p>
          </table:table-cell>
          <table:table-cell office:value-type="float" office:value="261.044" calcext:value-type="float">
            <text:p>261.044</text:p>
          </table:table-cell>
          <table:table-cell office:value-type="float" office:value="40.3601" calcext:value-type="float">
            <text:p>40.3601</text:p>
          </table:table-cell>
          <table:table-cell/>
          <table:table-cell table:formula="of:=([.D402]-[.A402])/0.0166667" office:value-type="float" office:value="27.4979450041096" calcext:value-type="float">
            <text:p>27.4979450041096</text:p>
          </table:table-cell>
          <table:table-cell table:formula="of:=ABS([.E402]-[.B402])/0.0166667" office:value-type="float" office:value="725.338549322901" calcext:value-type="float">
            <text:p>725.338549322901</text:p>
          </table:table-cell>
          <table:table-cell table:formula="of:=([.F402]-[.C402])/0.0166667" office:value-type="float" office:value="-11.5259769480459" calcext:value-type="float">
            <text:p>-11.5259769480459</text:p>
          </table:table-cell>
          <table:table-cell table:formula="of:=DEGREES(ATAN(ABS([.F402]-[.C402])/ABS([.E402]-[.B402])))" office:value-type="float" office:value="0.910380757374136" calcext:value-type="float">
            <text:p>0.910380757374136</text:p>
          </table:table-cell>
          <table:table-cell table:formula="of:=SQRT(POWER([.H402];2)+POWER([.I402];2)+POWER([.J402];2))" office:value-type="float" office:value="725.951097704182" calcext:value-type="float">
            <text:p>725.951097704182</text:p>
          </table:table-cell>
        </table:table-row>
        <table:table-row table:style-name="ro1">
          <table:table-cell office:value-type="float" office:value="81.7598" calcext:value-type="float">
            <text:p>81.7598</text:p>
          </table:table-cell>
          <table:table-cell office:value-type="float" office:value="273.066" calcext:value-type="float">
            <text:p>273.066</text:p>
          </table:table-cell>
          <table:table-cell office:value-type="float" office:value="40.8137" calcext:value-type="float">
            <text:p>40.8137</text:p>
          </table:table-cell>
          <table:table-cell office:value-type="float" office:value="82.0075" calcext:value-type="float">
            <text:p>82.0075</text:p>
          </table:table-cell>
          <table:table-cell office:value-type="float" office:value="262.146" calcext:value-type="float">
            <text:p>262.146</text:p>
          </table:table-cell>
          <table:table-cell office:value-type="float" office:value="40.6634" calcext:value-type="float">
            <text:p>40.6634</text:p>
          </table:table-cell>
          <table:table-cell/>
          <table:table-cell table:formula="of:=([.D403]-[.A403])/0.0166667" office:value-type="float" office:value="14.8619702760591" calcext:value-type="float">
            <text:p>14.8619702760591</text:p>
          </table:table-cell>
          <table:table-cell table:formula="of:=ABS([.E403]-[.B403])/0.0166667" office:value-type="float" office:value="655.198689602618" calcext:value-type="float">
            <text:p>655.198689602618</text:p>
          </table:table-cell>
          <table:table-cell table:formula="of:=([.F403]-[.C403])/0.0166667" office:value-type="float" office:value="-9.01798196403573" calcext:value-type="float">
            <text:p>-9.01798196403573</text:p>
          </table:table-cell>
          <table:table-cell table:formula="of:=DEGREES(ATAN(ABS([.F403]-[.C403])/ABS([.E403]-[.B403])))" office:value-type="float" office:value="0.788554206074286" calcext:value-type="float">
            <text:p>0.788554206074286</text:p>
          </table:table-cell>
          <table:table-cell table:formula="of:=SQRT(POWER([.H403];2)+POWER([.I403];2)+POWER([.J403];2))" office:value-type="float" office:value="655.429267744566" calcext:value-type="float">
            <text:p>655.429267744566</text:p>
          </table:table-cell>
        </table:table-row>
        <table:table-row table:style-name="ro1">
          <table:table-cell office:value-type="float" office:value="83.0692" calcext:value-type="float">
            <text:p>83.0692</text:p>
          </table:table-cell>
          <table:table-cell office:value-type="float" office:value="265.641" calcext:value-type="float">
            <text:p>265.641</text:p>
          </table:table-cell>
          <table:table-cell office:value-type="float" office:value="41.5318" calcext:value-type="float">
            <text:p>41.5318</text:p>
          </table:table-cell>
          <table:table-cell office:value-type="float" office:value="82.862" calcext:value-type="float">
            <text:p>82.862</text:p>
          </table:table-cell>
          <table:table-cell office:value-type="float" office:value="257.38" calcext:value-type="float">
            <text:p>257.38</text:p>
          </table:table-cell>
          <table:table-cell office:value-type="float" office:value="41.2185" calcext:value-type="float">
            <text:p>41.2185</text:p>
          </table:table-cell>
          <table:table-cell/>
          <table:table-cell table:formula="of:=([.D404]-[.A404])/0.0166667" office:value-type="float" office:value="-12.4319751360497" calcext:value-type="float">
            <text:p>-12.4319751360497</text:p>
          </table:table-cell>
          <table:table-cell table:formula="of:=ABS([.E404]-[.B404])/0.0166667" office:value-type="float" office:value="495.659008681984" calcext:value-type="float">
            <text:p>495.659008681984</text:p>
          </table:table-cell>
          <table:table-cell table:formula="of:=([.F404]-[.C404])/0.0166667" office:value-type="float" office:value="-18.7979624040751" calcext:value-type="float">
            <text:p>-18.7979624040751</text:p>
          </table:table-cell>
          <table:table-cell table:formula="of:=DEGREES(ATAN(ABS([.F404]-[.C404])/ABS([.E404]-[.B404])))" office:value-type="float" office:value="2.17191245907483" calcext:value-type="float">
            <text:p>2.17191245907483</text:p>
          </table:table-cell>
          <table:table-cell table:formula="of:=SQRT(POWER([.H404];2)+POWER([.I404];2)+POWER([.J404];2))" office:value-type="float" office:value="496.171109884418" calcext:value-type="float">
            <text:p>496.171109884418</text:p>
          </table:table-cell>
        </table:table-row>
        <table:table-row table:style-name="ro1">
          <table:table-cell office:value-type="float" office:value="70.0374" calcext:value-type="float">
            <text:p>70.0374</text:p>
          </table:table-cell>
          <table:table-cell office:value-type="float" office:value="263.377" calcext:value-type="float">
            <text:p>263.377</text:p>
          </table:table-cell>
          <table:table-cell office:value-type="float" office:value="40.3222" calcext:value-type="float">
            <text:p>40.3222</text:p>
          </table:table-cell>
          <table:table-cell office:value-type="float" office:value="70.7836" calcext:value-type="float">
            <text:p>70.7836</text:p>
          </table:table-cell>
          <table:table-cell office:value-type="float" office:value="251.612" calcext:value-type="float">
            <text:p>251.612</text:p>
          </table:table-cell>
          <table:table-cell office:value-type="float" office:value="40.1667" calcext:value-type="float">
            <text:p>40.1667</text:p>
          </table:table-cell>
          <table:table-cell/>
          <table:table-cell table:formula="of:=([.D405]-[.A405])/0.0166667" office:value-type="float" office:value="44.7719104561792" calcext:value-type="float">
            <text:p>44.7719104561792</text:p>
          </table:table-cell>
          <table:table-cell table:formula="of:=ABS([.E405]-[.B405])/0.0166667" office:value-type="float" office:value="705.898588202825" calcext:value-type="float">
            <text:p>705.898588202825</text:p>
          </table:table-cell>
          <table:table-cell table:formula="of:=([.F405]-[.C405])/0.0166667" office:value-type="float" office:value="-9.32998134003753" calcext:value-type="float">
            <text:p>-9.32998134003753</text:p>
          </table:table-cell>
          <table:table-cell table:formula="of:=DEGREES(ATAN(ABS([.F405]-[.C405])/ABS([.E405]-[.B405])))" office:value-type="float" office:value="0.757243940351194" calcext:value-type="float">
            <text:p>0.757243940351194</text:p>
          </table:table-cell>
          <table:table-cell table:formula="of:=SQRT(POWER([.H405];2)+POWER([.I405];2)+POWER([.J405];2))" office:value-type="float" office:value="707.378533279349" calcext:value-type="float">
            <text:p>707.378533279349</text:p>
          </table:table-cell>
        </table:table-row>
        <table:table-row table:style-name="ro1">
          <table:table-cell office:value-type="float" office:value="69.5684" calcext:value-type="float">
            <text:p>69.5684</text:p>
          </table:table-cell>
          <table:table-cell office:value-type="float" office:value="257.323" calcext:value-type="float">
            <text:p>257.323</text:p>
          </table:table-cell>
          <table:table-cell office:value-type="float" office:value="40.1477" calcext:value-type="float">
            <text:p>40.1477</text:p>
          </table:table-cell>
          <table:table-cell office:value-type="float" office:value="69.8456" calcext:value-type="float">
            <text:p>69.8456</text:p>
          </table:table-cell>
          <table:table-cell office:value-type="float" office:value="245.761" calcext:value-type="float">
            <text:p>245.761</text:p>
          </table:table-cell>
          <table:table-cell office:value-type="float" office:value="40.0198" calcext:value-type="float">
            <text:p>40.0198</text:p>
          </table:table-cell>
          <table:table-cell/>
          <table:table-cell table:formula="of:=([.D406]-[.A406])/0.0166667" office:value-type="float" office:value="16.631966736067" calcext:value-type="float">
            <text:p>16.631966736067</text:p>
          </table:table-cell>
          <table:table-cell table:formula="of:=ABS([.E406]-[.B406])/0.0166667" office:value-type="float" office:value="693.718612562774" calcext:value-type="float">
            <text:p>693.718612562774</text:p>
          </table:table-cell>
          <table:table-cell table:formula="of:=([.F406]-[.C406])/0.0166667" office:value-type="float" office:value="-7.67398465203093" calcext:value-type="float">
            <text:p>-7.67398465203093</text:p>
          </table:table-cell>
          <table:table-cell table:formula="of:=DEGREES(ATAN(ABS([.F406]-[.C406])/ABS([.E406]-[.B406])))" office:value-type="float" office:value="0.633785790269915" calcext:value-type="float">
            <text:p>0.633785790269915</text:p>
          </table:table-cell>
          <table:table-cell table:formula="of:=SQRT(POWER([.H406];2)+POWER([.I406];2)+POWER([.J406];2))" office:value-type="float" office:value="693.960392078661" calcext:value-type="float">
            <text:p>693.960392078661</text:p>
          </table:table-cell>
        </table:table-row>
        <table:table-row table:style-name="ro1">
          <table:table-cell office:value-type="float" office:value="70.0453" calcext:value-type="float">
            <text:p>70.0453</text:p>
          </table:table-cell>
          <table:table-cell office:value-type="float" office:value="260.922" calcext:value-type="float">
            <text:p>260.922</text:p>
          </table:table-cell>
          <table:table-cell office:value-type="float" office:value="40.495" calcext:value-type="float">
            <text:p>40.495</text:p>
          </table:table-cell>
          <table:table-cell office:value-type="float" office:value="70.3145" calcext:value-type="float">
            <text:p>70.3145</text:p>
          </table:table-cell>
          <table:table-cell office:value-type="float" office:value="249.166" calcext:value-type="float">
            <text:p>249.166</text:p>
          </table:table-cell>
          <table:table-cell office:value-type="float" office:value="40.5969" calcext:value-type="float">
            <text:p>40.5969</text:p>
          </table:table-cell>
          <table:table-cell/>
          <table:table-cell table:formula="of:=([.D407]-[.A407])/0.0166667" office:value-type="float" office:value="16.1519676960645" calcext:value-type="float">
            <text:p>16.1519676960645</text:p>
          </table:table-cell>
          <table:table-cell table:formula="of:=ABS([.E407]-[.B407])/0.0166667" office:value-type="float" office:value="705.358589282823" calcext:value-type="float">
            <text:p>705.358589282823</text:p>
          </table:table-cell>
          <table:table-cell table:formula="of:=([.F407]-[.C407])/0.0166667" office:value-type="float" office:value="6.11398777202449" calcext:value-type="float">
            <text:p>6.11398777202449</text:p>
          </table:table-cell>
          <table:table-cell table:formula="of:=DEGREES(ATAN(ABS([.F407]-[.C407])/ABS([.E407]-[.B407])))" office:value-type="float" office:value="0.496622466795611" calcext:value-type="float">
            <text:p>0.496622466795611</text:p>
          </table:table-cell>
          <table:table-cell table:formula="of:=SQRT(POWER([.H407];2)+POWER([.I407];2)+POWER([.J407];2))" office:value-type="float" office:value="705.569986877266" calcext:value-type="float">
            <text:p>705.569986877266</text:p>
          </table:table-cell>
        </table:table-row>
        <table:table-row table:style-name="ro1">
          <table:table-cell office:value-type="float" office:value="69.0795" calcext:value-type="float">
            <text:p>69.0795</text:p>
          </table:table-cell>
          <table:table-cell office:value-type="float" office:value="259.539" calcext:value-type="float">
            <text:p>259.539</text:p>
          </table:table-cell>
          <table:table-cell office:value-type="float" office:value="40.7387" calcext:value-type="float">
            <text:p>40.7387</text:p>
          </table:table-cell>
          <table:table-cell office:value-type="float" office:value="69.1337" calcext:value-type="float">
            <text:p>69.1337</text:p>
          </table:table-cell>
          <table:table-cell office:value-type="float" office:value="247.835" calcext:value-type="float">
            <text:p>247.835</text:p>
          </table:table-cell>
          <table:table-cell office:value-type="float" office:value="40.604" calcext:value-type="float">
            <text:p>40.604</text:p>
          </table:table-cell>
          <table:table-cell/>
          <table:table-cell table:formula="of:=([.D408]-[.A408])/0.0166667" office:value-type="float" office:value="3.25199349601353" calcext:value-type="float">
            <text:p>3.25199349601353</text:p>
          </table:table-cell>
          <table:table-cell table:formula="of:=ABS([.E408]-[.B408])/0.0166667" office:value-type="float" office:value="702.238595522808" calcext:value-type="float">
            <text:p>702.238595522808</text:p>
          </table:table-cell>
          <table:table-cell table:formula="of:=([.F408]-[.C408])/0.0166667" office:value-type="float" office:value="-8.08198383603246" calcext:value-type="float">
            <text:p>-8.08198383603246</text:p>
          </table:table-cell>
          <table:table-cell table:formula="of:=DEGREES(ATAN(ABS([.F408]-[.C408])/ABS([.E408]-[.B408])))" office:value-type="float" office:value="0.659381474516896" calcext:value-type="float">
            <text:p>0.659381474516896</text:p>
          </table:table-cell>
          <table:table-cell table:formula="of:=SQRT(POWER([.H408];2)+POWER([.I408];2)+POWER([.J408];2))" office:value-type="float" office:value="702.292630579497" calcext:value-type="float">
            <text:p>702.292630579497</text:p>
          </table:table-cell>
        </table:table-row>
        <table:table-row table:style-name="ro1">
          <table:table-cell office:value-type="float" office:value="69.0587" calcext:value-type="float">
            <text:p>69.0587</text:p>
          </table:table-cell>
          <table:table-cell office:value-type="float" office:value="263.233" calcext:value-type="float">
            <text:p>263.233</text:p>
          </table:table-cell>
          <table:table-cell office:value-type="float" office:value="40.3559" calcext:value-type="float">
            <text:p>40.3559</text:p>
          </table:table-cell>
          <table:table-cell office:value-type="float" office:value="69.3567" calcext:value-type="float">
            <text:p>69.3567</text:p>
          </table:table-cell>
          <table:table-cell office:value-type="float" office:value="251.317" calcext:value-type="float">
            <text:p>251.317</text:p>
          </table:table-cell>
          <table:table-cell office:value-type="float" office:value="40.707" calcext:value-type="float">
            <text:p>40.707</text:p>
          </table:table-cell>
          <table:table-cell/>
          <table:table-cell table:formula="of:=([.D409]-[.A409])/0.0166667" office:value-type="float" office:value="17.8799642400716" calcext:value-type="float">
            <text:p>17.8799642400716</text:p>
          </table:table-cell>
          <table:table-cell table:formula="of:=ABS([.E409]-[.B409])/0.0166667" office:value-type="float" office:value="714.95857008286" calcext:value-type="float">
            <text:p>714.95857008286</text:p>
          </table:table-cell>
          <table:table-cell table:formula="of:=([.F409]-[.C409])/0.0166667" office:value-type="float" office:value="21.0659578680844" calcext:value-type="float">
            <text:p>21.0659578680844</text:p>
          </table:table-cell>
          <table:table-cell table:formula="of:=DEGREES(ATAN(ABS([.F409]-[.C409])/ABS([.E409]-[.B409])))" office:value-type="float" office:value="1.68770810210588" calcext:value-type="float">
            <text:p>1.68770810210588</text:p>
          </table:table-cell>
          <table:table-cell table:formula="of:=SQRT(POWER([.H409];2)+POWER([.I409];2)+POWER([.J409];2))" office:value-type="float" office:value="715.49229530237" calcext:value-type="float">
            <text:p>715.49229530237</text:p>
          </table:table-cell>
        </table:table-row>
        <table:table-row table:style-name="ro1">
          <table:table-cell office:value-type="float" office:value="69.0423" calcext:value-type="float">
            <text:p>69.0423</text:p>
          </table:table-cell>
          <table:table-cell office:value-type="float" office:value="266.899" calcext:value-type="float">
            <text:p>266.899</text:p>
          </table:table-cell>
          <table:table-cell office:value-type="float" office:value="40.4726" calcext:value-type="float">
            <text:p>40.4726</text:p>
          </table:table-cell>
          <table:table-cell office:value-type="float" office:value="69.3361" calcext:value-type="float">
            <text:p>69.3361</text:p>
          </table:table-cell>
          <table:table-cell office:value-type="float" office:value="256.015" calcext:value-type="float">
            <text:p>256.015</text:p>
          </table:table-cell>
          <table:table-cell office:value-type="float" office:value="40.6146" calcext:value-type="float">
            <text:p>40.6146</text:p>
          </table:table-cell>
          <table:table-cell/>
          <table:table-cell table:formula="of:=([.D410]-[.A410])/0.0166667" office:value-type="float" office:value="17.6279647440708" calcext:value-type="float">
            <text:p>17.6279647440708</text:p>
          </table:table-cell>
          <table:table-cell table:formula="of:=ABS([.E410]-[.B410])/0.0166667" office:value-type="float" office:value="653.038693922613" calcext:value-type="float">
            <text:p>653.038693922613</text:p>
          </table:table-cell>
          <table:table-cell table:formula="of:=([.F410]-[.C410])/0.0166667" office:value-type="float" office:value="8.51998296003426" calcext:value-type="float">
            <text:p>8.51998296003426</text:p>
          </table:table-cell>
          <table:table-cell table:formula="of:=DEGREES(ATAN(ABS([.F410]-[.C410])/ABS([.E410]-[.B410])))" office:value-type="float" office:value="0.747476949005158" calcext:value-type="float">
            <text:p>0.747476949005158</text:p>
          </table:table-cell>
          <table:table-cell table:formula="of:=SQRT(POWER([.H410];2)+POWER([.I410];2)+POWER([.J410];2))" office:value-type="float" office:value="653.33212917383" calcext:value-type="float">
            <text:p>653.33212917383</text:p>
          </table:table-cell>
        </table:table-row>
        <table:table-row table:style-name="ro1">
          <table:table-cell office:value-type="float" office:value="69.5392" calcext:value-type="float">
            <text:p>69.5392</text:p>
          </table:table-cell>
          <table:table-cell office:value-type="float" office:value="264.621" calcext:value-type="float">
            <text:p>264.621</text:p>
          </table:table-cell>
          <table:table-cell office:value-type="float" office:value="39.8723" calcext:value-type="float">
            <text:p>39.8723</text:p>
          </table:table-cell>
          <table:table-cell office:value-type="float" office:value="69.5675" calcext:value-type="float">
            <text:p>69.5675</text:p>
          </table:table-cell>
          <table:table-cell office:value-type="float" office:value="255.135" calcext:value-type="float">
            <text:p>255.135</text:p>
          </table:table-cell>
          <table:table-cell office:value-type="float" office:value="39.0849" calcext:value-type="float">
            <text:p>39.0849</text:p>
          </table:table-cell>
          <table:table-cell/>
          <table:table-cell table:formula="of:=([.D411]-[.A411])/0.0166667" office:value-type="float" office:value="1.69799660400688" calcext:value-type="float">
            <text:p>1.69799660400688</text:p>
          </table:table-cell>
          <table:table-cell table:formula="of:=ABS([.E411]-[.B411])/0.0166667" office:value-type="float" office:value="569.158861682276" calcext:value-type="float">
            <text:p>569.158861682276</text:p>
          </table:table-cell>
          <table:table-cell table:formula="of:=([.F411]-[.C411])/0.0166667" office:value-type="float" office:value="-47.2439055121893" calcext:value-type="float">
            <text:p>-47.2439055121893</text:p>
          </table:table-cell>
          <table:table-cell table:formula="of:=DEGREES(ATAN(ABS([.F411]-[.C411])/ABS([.E411]-[.B411])))" office:value-type="float" office:value="4.7450462093064" calcext:value-type="float">
            <text:p>4.7450462093064</text:p>
          </table:table-cell>
          <table:table-cell table:formula="of:=SQRT(POWER([.H411];2)+POWER([.I411];2)+POWER([.J411];2))" office:value-type="float" office:value="571.118796426782" calcext:value-type="float">
            <text:p>571.118796426782</text:p>
          </table:table-cell>
        </table:table-row>
        <table:table-row table:style-name="ro1">
          <table:table-cell office:value-type="float" office:value="68.5802" calcext:value-type="float">
            <text:p>68.5802</text:p>
          </table:table-cell>
          <table:table-cell office:value-type="float" office:value="260.798" calcext:value-type="float">
            <text:p>260.798</text:p>
          </table:table-cell>
          <table:table-cell office:value-type="float" office:value="40.0451" calcext:value-type="float">
            <text:p>40.0451</text:p>
          </table:table-cell>
          <table:table-cell office:value-type="float" office:value="68.6535" calcext:value-type="float">
            <text:p>68.6535</text:p>
          </table:table-cell>
          <table:table-cell office:value-type="float" office:value="247.873" calcext:value-type="float">
            <text:p>247.873</text:p>
          </table:table-cell>
          <table:table-cell office:value-type="float" office:value="39.8937" calcext:value-type="float">
            <text:p>39.8937</text:p>
          </table:table-cell>
          <table:table-cell/>
          <table:table-cell table:formula="of:=([.D412]-[.A412])/0.0166667" office:value-type="float" office:value="4.39799120401693" calcext:value-type="float">
            <text:p>4.39799120401693</text:p>
          </table:table-cell>
          <table:table-cell table:formula="of:=ABS([.E412]-[.B412])/0.0166667" office:value-type="float" office:value="775.498449003103" calcext:value-type="float">
            <text:p>775.498449003103</text:p>
          </table:table-cell>
          <table:table-cell table:formula="of:=([.F412]-[.C412])/0.0166667" office:value-type="float" office:value="-9.08398183203606" calcext:value-type="float">
            <text:p>-9.08398183203606</text:p>
          </table:table-cell>
          <table:table-cell table:formula="of:=DEGREES(ATAN(ABS([.F412]-[.C412])/ABS([.E412]-[.B412])))" office:value-type="float" office:value="0.671116773699002" calcext:value-type="float">
            <text:p>0.671116773699002</text:p>
          </table:table-cell>
          <table:table-cell table:formula="of:=SQRT(POWER([.H412];2)+POWER([.I412];2)+POWER([.J412];2))" office:value-type="float" office:value="775.564120791294" calcext:value-type="float">
            <text:p>775.564120791294</text:p>
          </table:table-cell>
        </table:table-row>
        <table:table-row table:style-name="ro1">
          <table:table-cell office:value-type="float" office:value="69.0776" calcext:value-type="float">
            <text:p>69.0776</text:p>
          </table:table-cell>
          <table:table-cell office:value-type="float" office:value="258.481" calcext:value-type="float">
            <text:p>258.481</text:p>
          </table:table-cell>
          <table:table-cell office:value-type="float" office:value="39.9534" calcext:value-type="float">
            <text:p>39.9534</text:p>
          </table:table-cell>
          <table:table-cell office:value-type="float" office:value="69.3589" calcext:value-type="float">
            <text:p>69.3589</text:p>
          </table:table-cell>
          <table:table-cell office:value-type="float" office:value="248.073" calcext:value-type="float">
            <text:p>248.073</text:p>
          </table:table-cell>
          <table:table-cell office:value-type="float" office:value="39.379" calcext:value-type="float">
            <text:p>39.379</text:p>
          </table:table-cell>
          <table:table-cell/>
          <table:table-cell table:formula="of:=([.D413]-[.A413])/0.0166667" office:value-type="float" office:value="16.8779662440676" calcext:value-type="float">
            <text:p>16.8779662440676</text:p>
          </table:table-cell>
          <table:table-cell table:formula="of:=ABS([.E413]-[.B413])/0.0166667" office:value-type="float" office:value="624.478751042497" calcext:value-type="float">
            <text:p>624.478751042497</text:p>
          </table:table-cell>
          <table:table-cell table:formula="of:=([.F413]-[.C413])/0.0166667" office:value-type="float" office:value="-34.4639310721381" calcext:value-type="float">
            <text:p>-34.4639310721381</text:p>
          </table:table-cell>
          <table:table-cell table:formula="of:=DEGREES(ATAN(ABS([.F413]-[.C413])/ABS([.E413]-[.B413])))" office:value-type="float" office:value="3.1588531987412" calcext:value-type="float">
            <text:p>3.1588531987412</text:p>
          </table:table-cell>
          <table:table-cell table:formula="of:=SQRT(POWER([.H413];2)+POWER([.I413];2)+POWER([.J413];2))" office:value-type="float" office:value="625.656726003228" calcext:value-type="float">
            <text:p>625.656726003228</text:p>
          </table:table-cell>
        </table:table-row>
        <table:table-row table:style-name="ro1">
          <table:table-cell office:value-type="float" office:value="69.3337" calcext:value-type="float">
            <text:p>69.3337</text:p>
          </table:table-cell>
          <table:table-cell office:value-type="float" office:value="257.17" calcext:value-type="float">
            <text:p>257.17</text:p>
          </table:table-cell>
          <table:table-cell office:value-type="float" office:value="40.8978" calcext:value-type="float">
            <text:p>40.8978</text:p>
          </table:table-cell>
          <table:table-cell office:value-type="float" office:value="69.8593" calcext:value-type="float">
            <text:p>69.8593</text:p>
          </table:table-cell>
          <table:table-cell office:value-type="float" office:value="244.46" calcext:value-type="float">
            <text:p>244.46</text:p>
          </table:table-cell>
          <table:table-cell office:value-type="float" office:value="41.1866" calcext:value-type="float">
            <text:p>41.1866</text:p>
          </table:table-cell>
          <table:table-cell/>
          <table:table-cell table:formula="of:=([.D414]-[.A414])/0.0166667" office:value-type="float" office:value="31.5359369281268" calcext:value-type="float">
            <text:p>31.5359369281268</text:p>
          </table:table-cell>
          <table:table-cell table:formula="of:=ABS([.E414]-[.B414])/0.0166667" office:value-type="float" office:value="762.598474803051" calcext:value-type="float">
            <text:p>762.598474803051</text:p>
          </table:table-cell>
          <table:table-cell table:formula="of:=([.F414]-[.C414])/0.0166667" office:value-type="float" office:value="17.3279653440694" calcext:value-type="float">
            <text:p>17.3279653440694</text:p>
          </table:table-cell>
          <table:table-cell table:formula="of:=DEGREES(ATAN(ABS([.F414]-[.C414])/ABS([.E414]-[.B414])))" office:value-type="float" office:value="1.30166595242679" calcext:value-type="float">
            <text:p>1.30166595242679</text:p>
          </table:table-cell>
          <table:table-cell table:formula="of:=SQRT(POWER([.H414];2)+POWER([.I414];2)+POWER([.J414];2))" office:value-type="float" office:value="763.446925118465" calcext:value-type="float">
            <text:p>763.446925118465</text:p>
          </table:table-cell>
        </table:table-row>
        <table:table-row table:style-name="ro1">
          <table:table-cell office:value-type="float" office:value="69.0794" calcext:value-type="float">
            <text:p>69.0794</text:p>
          </table:table-cell>
          <table:table-cell office:value-type="float" office:value="259.558" calcext:value-type="float">
            <text:p>259.558</text:p>
          </table:table-cell>
          <table:table-cell office:value-type="float" office:value="40.7355" calcext:value-type="float">
            <text:p>40.7355</text:p>
          </table:table-cell>
          <table:table-cell office:value-type="float" office:value="69.3634" calcext:value-type="float">
            <text:p>69.3634</text:p>
          </table:table-cell>
          <table:table-cell office:value-type="float" office:value="249.077" calcext:value-type="float">
            <text:p>249.077</text:p>
          </table:table-cell>
          <table:table-cell office:value-type="float" office:value="40.385" calcext:value-type="float">
            <text:p>40.385</text:p>
          </table:table-cell>
          <table:table-cell/>
          <table:table-cell table:formula="of:=([.D415]-[.A415])/0.0166667" office:value-type="float" office:value="17.0399659200677" calcext:value-type="float">
            <text:p>17.0399659200677</text:p>
          </table:table-cell>
          <table:table-cell table:formula="of:=ABS([.E415]-[.B415])/0.0166667" office:value-type="float" office:value="628.858742282515" calcext:value-type="float">
            <text:p>628.858742282515</text:p>
          </table:table-cell>
          <table:table-cell table:formula="of:=([.F415]-[.C415])/0.0166667" office:value-type="float" office:value="-21.0299579400843" calcext:value-type="float">
            <text:p>-21.0299579400843</text:p>
          </table:table-cell>
          <table:table-cell table:formula="of:=DEGREES(ATAN(ABS([.F415]-[.C415])/ABS([.E415]-[.B415])))" office:value-type="float" office:value="1.91534105171919" calcext:value-type="float">
            <text:p>1.91534105171919</text:p>
          </table:table-cell>
          <table:table-cell table:formula="of:=SQRT(POWER([.H415];2)+POWER([.I415];2)+POWER([.J415];2))" office:value-type="float" office:value="629.440972065424" calcext:value-type="float">
            <text:p>629.440972065424</text:p>
          </table:table-cell>
        </table:table-row>
        <table:table-row table:style-name="ro1">
          <table:table-cell office:value-type="float" office:value="69.303" calcext:value-type="float">
            <text:p>69.303</text:p>
          </table:table-cell>
          <table:table-cell office:value-type="float" office:value="265.538" calcext:value-type="float">
            <text:p>265.538</text:p>
          </table:table-cell>
          <table:table-cell office:value-type="float" office:value="41.4311" calcext:value-type="float">
            <text:p>41.4311</text:p>
          </table:table-cell>
          <table:table-cell office:value-type="float" office:value="69.5835" calcext:value-type="float">
            <text:p>69.5835</text:p>
          </table:table-cell>
          <table:table-cell office:value-type="float" office:value="255.945" calcext:value-type="float">
            <text:p>255.945</text:p>
          </table:table-cell>
          <table:table-cell office:value-type="float" office:value="41.3434" calcext:value-type="float">
            <text:p>41.3434</text:p>
          </table:table-cell>
          <table:table-cell/>
          <table:table-cell table:formula="of:=([.D416]-[.A416])/0.0166667" office:value-type="float" office:value="16.8299663400675" calcext:value-type="float">
            <text:p>16.8299663400675</text:p>
          </table:table-cell>
          <table:table-cell table:formula="of:=ABS([.E416]-[.B416])/0.0166667" office:value-type="float" office:value="575.578848842303" calcext:value-type="float">
            <text:p>575.578848842303</text:p>
          </table:table-cell>
          <table:table-cell table:formula="of:=([.F416]-[.C416])/0.0166667" office:value-type="float" office:value="-5.26198947602093" calcext:value-type="float">
            <text:p>-5.26198947602093</text:p>
          </table:table-cell>
          <table:table-cell table:formula="of:=DEGREES(ATAN(ABS([.F416]-[.C416])/ABS([.E416]-[.B416])))" office:value-type="float" office:value="0.523788166597356" calcext:value-type="float">
            <text:p>0.523788166597356</text:p>
          </table:table-cell>
          <table:table-cell table:formula="of:=SQRT(POWER([.H416];2)+POWER([.I416];2)+POWER([.J416];2))" office:value-type="float" office:value="575.848892970096" calcext:value-type="float">
            <text:p>575.848892970096</text:p>
          </table:table-cell>
        </table:table-row>
        <table:table-row table:style-name="ro1">
          <table:table-cell office:value-type="float" office:value="69.2769" calcext:value-type="float">
            <text:p>69.2769</text:p>
          </table:table-cell>
          <table:table-cell office:value-type="float" office:value="268.311" calcext:value-type="float">
            <text:p>268.311</text:p>
          </table:table-cell>
          <table:table-cell office:value-type="float" office:value="39.7416" calcext:value-type="float">
            <text:p>39.7416</text:p>
          </table:table-cell>
          <table:table-cell office:value-type="float" office:value="69.5702" calcext:value-type="float">
            <text:p>69.5702</text:p>
          </table:table-cell>
          <table:table-cell office:value-type="float" office:value="256.186" calcext:value-type="float">
            <text:p>256.186</text:p>
          </table:table-cell>
          <table:table-cell office:value-type="float" office:value="39.8627" calcext:value-type="float">
            <text:p>39.8627</text:p>
          </table:table-cell>
          <table:table-cell/>
          <table:table-cell table:formula="of:=([.D417]-[.A417])/0.0166667" office:value-type="float" office:value="17.5979648040705" calcext:value-type="float">
            <text:p>17.5979648040705</text:p>
          </table:table-cell>
          <table:table-cell table:formula="of:=ABS([.E417]-[.B417])/0.0166667" office:value-type="float" office:value="727.49854500291" calcext:value-type="float">
            <text:p>727.49854500291</text:p>
          </table:table-cell>
          <table:table-cell table:formula="of:=([.F417]-[.C417])/0.0166667" office:value-type="float" office:value="7.26598546802897" calcext:value-type="float">
            <text:p>7.26598546802897</text:p>
          </table:table-cell>
          <table:table-cell table:formula="of:=DEGREES(ATAN(ABS([.F417]-[.C417])/ABS([.E417]-[.B417])))" office:value-type="float" office:value="0.572229954702961" calcext:value-type="float">
            <text:p>0.572229954702961</text:p>
          </table:table-cell>
          <table:table-cell table:formula="of:=SQRT(POWER([.H417];2)+POWER([.I417];2)+POWER([.J417];2))" office:value-type="float" office:value="727.74763200674" calcext:value-type="float">
            <text:p>727.74763200674</text:p>
          </table:table-cell>
        </table:table-row>
        <table:table-row table:style-name="ro1">
          <table:table-cell office:value-type="float" office:value="69.0495" calcext:value-type="float">
            <text:p>69.0495</text:p>
          </table:table-cell>
          <table:table-cell office:value-type="float" office:value="262.304" calcext:value-type="float">
            <text:p>262.304</text:p>
          </table:table-cell>
          <table:table-cell office:value-type="float" office:value="38.8095" calcext:value-type="float">
            <text:p>38.8095</text:p>
          </table:table-cell>
          <table:table-cell office:value-type="float" office:value="68.8476" calcext:value-type="float">
            <text:p>68.8476</text:p>
          </table:table-cell>
          <table:table-cell office:value-type="float" office:value="252.854" calcext:value-type="float">
            <text:p>252.854</text:p>
          </table:table-cell>
          <table:table-cell office:value-type="float" office:value="38.0568" calcext:value-type="float">
            <text:p>38.0568</text:p>
          </table:table-cell>
          <table:table-cell/>
          <table:table-cell table:formula="of:=([.D418]-[.A418])/0.0166667" office:value-type="float" office:value="-12.1139757720481" calcext:value-type="float">
            <text:p>-12.1139757720481</text:p>
          </table:table-cell>
          <table:table-cell table:formula="of:=ABS([.E418]-[.B418])/0.0166667" office:value-type="float" office:value="566.998866002266" calcext:value-type="float">
            <text:p>566.998866002266</text:p>
          </table:table-cell>
          <table:table-cell table:formula="of:=([.F418]-[.C418])/0.0166667" office:value-type="float" office:value="-45.1619096761805" calcext:value-type="float">
            <text:p>-45.1619096761805</text:p>
          </table:table-cell>
          <table:table-cell table:formula="of:=DEGREES(ATAN(ABS([.F418]-[.C418])/ABS([.E418]-[.B418])))" office:value-type="float" office:value="4.5540398960281" calcext:value-type="float">
            <text:p>4.5540398960281</text:p>
          </table:table-cell>
          <table:table-cell table:formula="of:=SQRT(POWER([.H418];2)+POWER([.I418];2)+POWER([.J418];2))" office:value-type="float" office:value="568.923598159244" calcext:value-type="float">
            <text:p>568.923598159244</text:p>
          </table:table-cell>
        </table:table-row>
        <table:table-row table:style-name="ro1">
          <table:table-cell office:value-type="float" office:value="69.7844" calcext:value-type="float">
            <text:p>69.7844</text:p>
          </table:table-cell>
          <table:table-cell office:value-type="float" office:value="261.246" calcext:value-type="float">
            <text:p>261.246</text:p>
          </table:table-cell>
          <table:table-cell office:value-type="float" office:value="38.4991" calcext:value-type="float">
            <text:p>38.4991</text:p>
          </table:table-cell>
          <table:table-cell office:value-type="float" office:value="70.2905" calcext:value-type="float">
            <text:p>70.2905</text:p>
          </table:table-cell>
          <table:table-cell office:value-type="float" office:value="249.649" calcext:value-type="float">
            <text:p>249.649</text:p>
          </table:table-cell>
          <table:table-cell office:value-type="float" office:value="37.6643" calcext:value-type="float">
            <text:p>37.6643</text:p>
          </table:table-cell>
          <table:table-cell/>
          <table:table-cell table:formula="of:=([.D419]-[.A419])/0.0166667" office:value-type="float" office:value="30.3659392681208" calcext:value-type="float">
            <text:p>30.3659392681208</text:p>
          </table:table-cell>
          <table:table-cell table:formula="of:=ABS([.E419]-[.B419])/0.0166667" office:value-type="float" office:value="695.818608362782" calcext:value-type="float">
            <text:p>695.818608362782</text:p>
          </table:table-cell>
          <table:table-cell table:formula="of:=([.F419]-[.C419])/0.0166667" office:value-type="float" office:value="-50.0878998242004" calcext:value-type="float">
            <text:p>-50.0878998242004</text:p>
          </table:table-cell>
          <table:table-cell table:formula="of:=DEGREES(ATAN(ABS([.F419]-[.C419])/ABS([.E419]-[.B419])))" office:value-type="float" office:value="4.11728532653943" calcext:value-type="float">
            <text:p>4.11728532653943</text:p>
          </table:table-cell>
          <table:table-cell table:formula="of:=SQRT(POWER([.H419];2)+POWER([.I419];2)+POWER([.J419];2))" office:value-type="float" office:value="698.279617145133" calcext:value-type="float">
            <text:p>698.279617145133</text:p>
          </table:table-cell>
        </table:table-row>
        <table:table-row table:style-name="ro1">
          <table:table-cell office:value-type="float" office:value="69.0331" calcext:value-type="float">
            <text:p>69.0331</text:p>
          </table:table-cell>
          <table:table-cell office:value-type="float" office:value="265.952" calcext:value-type="float">
            <text:p>265.952</text:p>
          </table:table-cell>
          <table:table-cell office:value-type="float" office:value="38.9154" calcext:value-type="float">
            <text:p>38.9154</text:p>
          </table:table-cell>
          <table:table-cell office:value-type="float" office:value="69.0791" calcext:value-type="float">
            <text:p>69.0791</text:p>
          </table:table-cell>
          <table:table-cell office:value-type="float" office:value="255.19" calcext:value-type="float">
            <text:p>255.19</text:p>
          </table:table-cell>
          <table:table-cell office:value-type="float" office:value="38.3591" calcext:value-type="float">
            <text:p>38.3591</text:p>
          </table:table-cell>
          <table:table-cell/>
          <table:table-cell table:formula="of:=([.D420]-[.A420])/0.0166667" office:value-type="float" office:value="2.75999448001058" calcext:value-type="float">
            <text:p>2.75999448001058</text:p>
          </table:table-cell>
          <table:table-cell table:formula="of:=ABS([.E420]-[.B420])/0.0166667" office:value-type="float" office:value="645.718708562583" calcext:value-type="float">
            <text:p>645.718708562583</text:p>
          </table:table-cell>
          <table:table-cell table:formula="of:=([.F420]-[.C420])/0.0166667" office:value-type="float" office:value="-33.3779332441335" calcext:value-type="float">
            <text:p>-33.3779332441335</text:p>
          </table:table-cell>
          <table:table-cell table:formula="of:=DEGREES(ATAN(ABS([.F420]-[.C420])/ABS([.E420]-[.B420])))" office:value-type="float" office:value="2.95905027499903" calcext:value-type="float">
            <text:p>2.95905027499903</text:p>
          </table:table-cell>
          <table:table-cell table:formula="of:=SQRT(POWER([.H420];2)+POWER([.I420];2)+POWER([.J420];2))" office:value-type="float" office:value="646.586695335521" calcext:value-type="float">
            <text:p>646.586695335521</text:p>
          </table:table-cell>
        </table:table-row>
        <table:table-row table:style-name="ro1">
          <table:table-cell office:value-type="float" office:value="68.8015" calcext:value-type="float">
            <text:p>68.8015</text:p>
          </table:table-cell>
          <table:table-cell office:value-type="float" office:value="263.433" calcext:value-type="float">
            <text:p>263.433</text:p>
          </table:table-cell>
          <table:table-cell office:value-type="float" office:value="39.105" calcext:value-type="float">
            <text:p>39.105</text:p>
          </table:table-cell>
          <table:table-cell office:value-type="float" office:value="68.8442" calcext:value-type="float">
            <text:p>68.8442</text:p>
          </table:table-cell>
          <table:table-cell office:value-type="float" office:value="253.979" calcext:value-type="float">
            <text:p>253.979</text:p>
          </table:table-cell>
          <table:table-cell office:value-type="float" office:value="38.3357" calcext:value-type="float">
            <text:p>38.3357</text:p>
          </table:table-cell>
          <table:table-cell/>
          <table:table-cell table:formula="of:=([.D421]-[.A421])/0.0166667" office:value-type="float" office:value="2.56199487601003" calcext:value-type="float">
            <text:p>2.56199487601003</text:p>
          </table:table-cell>
          <table:table-cell table:formula="of:=ABS([.E421]-[.B421])/0.0166667" office:value-type="float" office:value="567.238865522268" calcext:value-type="float">
            <text:p>567.238865522268</text:p>
          </table:table-cell>
          <table:table-cell table:formula="of:=([.F421]-[.C421])/0.0166667" office:value-type="float" office:value="-46.1579076841843" calcext:value-type="float">
            <text:p>-46.1579076841843</text:p>
          </table:table-cell>
          <table:table-cell table:formula="of:=DEGREES(ATAN(ABS([.F421]-[.C421])/ABS([.E421]-[.B421])))" office:value-type="float" office:value="4.65207745956815" calcext:value-type="float">
            <text:p>4.65207745956815</text:p>
          </table:table-cell>
          <table:table-cell table:formula="of:=SQRT(POWER([.H421];2)+POWER([.I421];2)+POWER([.J421];2))" office:value-type="float" office:value="569.119536493447" calcext:value-type="float">
            <text:p>569.119536493447</text:p>
          </table:table-cell>
        </table:table-row>
        <table:table-row table:style-name="ro1">
          <table:table-cell office:value-type="float" office:value="69.771" calcext:value-type="float">
            <text:p>69.771</text:p>
          </table:table-cell>
          <table:table-cell office:value-type="float" office:value="267.248" calcext:value-type="float">
            <text:p>267.248</text:p>
          </table:table-cell>
          <table:table-cell office:value-type="float" office:value="39.1787" calcext:value-type="float">
            <text:p>39.1787</text:p>
          </table:table-cell>
          <table:table-cell office:value-type="float" office:value="69.8061" calcext:value-type="float">
            <text:p>69.8061</text:p>
          </table:table-cell>
          <table:table-cell office:value-type="float" office:value="255.215" calcext:value-type="float">
            <text:p>255.215</text:p>
          </table:table-cell>
          <table:table-cell office:value-type="float" office:value="38.8286" calcext:value-type="float">
            <text:p>38.8286</text:p>
          </table:table-cell>
          <table:table-cell/>
          <table:table-cell table:formula="of:=([.D422]-[.A422])/0.0166667" office:value-type="float" office:value="2.10599578800842" calcext:value-type="float">
            <text:p>2.10599578800842</text:p>
          </table:table-cell>
          <table:table-cell table:formula="of:=ABS([.E422]-[.B422])/0.0166667" office:value-type="float" office:value="721.978556042887" calcext:value-type="float">
            <text:p>721.978556042887</text:p>
          </table:table-cell>
          <table:table-cell table:formula="of:=([.F422]-[.C422])/0.0166667" office:value-type="float" office:value="-21.0059579880839" calcext:value-type="float">
            <text:p>-21.0059579880839</text:p>
          </table:table-cell>
          <table:table-cell table:formula="of:=DEGREES(ATAN(ABS([.F422]-[.C422])/ABS([.E422]-[.B422])))" office:value-type="float" office:value="1.66654991319095" calcext:value-type="float">
            <text:p>1.66654991319095</text:p>
          </table:table-cell>
          <table:table-cell table:formula="of:=SQRT(POWER([.H422];2)+POWER([.I422];2)+POWER([.J422];2))" office:value-type="float" office:value="722.287145721858" calcext:value-type="float">
            <text:p>722.287145721858</text:p>
          </table:table-cell>
        </table:table-row>
        <table:table-row table:style-name="ro1">
          <table:table-cell office:value-type="float" office:value="68.5524" calcext:value-type="float">
            <text:p>68.5524</text:p>
          </table:table-cell>
          <table:table-cell office:value-type="float" office:value="264.568" calcext:value-type="float">
            <text:p>264.568</text:p>
          </table:table-cell>
          <table:table-cell office:value-type="float" office:value="39.4018" calcext:value-type="float">
            <text:p>39.4018</text:p>
          </table:table-cell>
          <table:table-cell office:value-type="float" office:value="68.6117" calcext:value-type="float">
            <text:p>68.6117</text:p>
          </table:table-cell>
          <table:table-cell office:value-type="float" office:value="253.814" calcext:value-type="float">
            <text:p>253.814</text:p>
          </table:table-cell>
          <table:table-cell office:value-type="float" office:value="39.086" calcext:value-type="float">
            <text:p>39.086</text:p>
          </table:table-cell>
          <table:table-cell/>
          <table:table-cell table:formula="of:=([.D423]-[.A423])/0.0166667" office:value-type="float" office:value="3.55799288401383" calcext:value-type="float">
            <text:p>3.55799288401383</text:p>
          </table:table-cell>
          <table:table-cell table:formula="of:=ABS([.E423]-[.B423])/0.0166667" office:value-type="float" office:value="645.23870952258" calcext:value-type="float">
            <text:p>645.23870952258</text:p>
          </table:table-cell>
          <table:table-cell table:formula="of:=([.F423]-[.C423])/0.0166667" office:value-type="float" office:value="-18.947962104076" calcext:value-type="float">
            <text:p>-18.947962104076</text:p>
          </table:table-cell>
          <table:table-cell table:formula="of:=DEGREES(ATAN(ABS([.F423]-[.C423])/ABS([.E423]-[.B423])))" office:value-type="float" office:value="1.68205400129411" calcext:value-type="float">
            <text:p>1.68205400129411</text:p>
          </table:table-cell>
          <table:table-cell table:formula="of:=SQRT(POWER([.H423];2)+POWER([.I423];2)+POWER([.J423];2))" office:value-type="float" office:value="645.526666256031" calcext:value-type="float">
            <text:p>645.526666256031</text:p>
          </table:table-cell>
        </table:table-row>
        <table:table-row table:style-name="ro1">
          <table:table-cell office:value-type="float" office:value="58.8902" calcext:value-type="float">
            <text:p>58.8902</text:p>
          </table:table-cell>
          <table:table-cell office:value-type="float" office:value="258.048" calcext:value-type="float">
            <text:p>258.048</text:p>
          </table:table-cell>
          <table:table-cell office:value-type="float" office:value="39.1611" calcext:value-type="float">
            <text:p>39.1611</text:p>
          </table:table-cell>
          <table:table-cell office:value-type="float" office:value="58.929" calcext:value-type="float">
            <text:p>58.929</text:p>
          </table:table-cell>
          <table:table-cell office:value-type="float" office:value="247.419" calcext:value-type="float">
            <text:p>247.419</text:p>
          </table:table-cell>
          <table:table-cell office:value-type="float" office:value="38.6505" calcext:value-type="float">
            <text:p>38.6505</text:p>
          </table:table-cell>
          <table:table-cell/>
          <table:table-cell table:formula="of:=([.D424]-[.A424])/0.0166667" office:value-type="float" office:value="2.32799534400943" calcext:value-type="float">
            <text:p>2.32799534400943</text:p>
          </table:table-cell>
          <table:table-cell table:formula="of:=ABS([.E424]-[.B424])/0.0166667" office:value-type="float" office:value="637.73872452255" calcext:value-type="float">
            <text:p>637.73872452255</text:p>
          </table:table-cell>
          <table:table-cell table:formula="of:=([.F424]-[.C424])/0.0166667" office:value-type="float" office:value="-30.6359387281223" calcext:value-type="float">
            <text:p>-30.6359387281223</text:p>
          </table:table-cell>
          <table:table-cell table:formula="of:=DEGREES(ATAN(ABS([.F424]-[.C424])/ABS([.E424]-[.B424])))" office:value-type="float" office:value="2.75028245036118" calcext:value-type="float">
            <text:p>2.75028245036118</text:p>
          </table:table-cell>
          <table:table-cell table:formula="of:=SQRT(POWER([.H424];2)+POWER([.I424];2)+POWER([.J424];2))" office:value-type="float" office:value="638.478395139354" calcext:value-type="float">
            <text:p>638.478395139354</text:p>
          </table:table-cell>
        </table:table-row>
        <table:table-row table:style-name="ro1">
          <table:table-cell office:value-type="float" office:value="57.2115" calcext:value-type="float">
            <text:p>57.2115</text:p>
          </table:table-cell>
          <table:table-cell office:value-type="float" office:value="265.205" calcext:value-type="float">
            <text:p>265.205</text:p>
          </table:table-cell>
          <table:table-cell office:value-type="float" office:value="38.6677" calcext:value-type="float">
            <text:p>38.6677</text:p>
          </table:table-cell>
          <table:table-cell office:value-type="float" office:value="57.0504" calcext:value-type="float">
            <text:p>57.0504</text:p>
          </table:table-cell>
          <table:table-cell office:value-type="float" office:value="254.199" calcext:value-type="float">
            <text:p>254.199</text:p>
          </table:table-cell>
          <table:table-cell office:value-type="float" office:value="38.1714" calcext:value-type="float">
            <text:p>38.1714</text:p>
          </table:table-cell>
          <table:table-cell/>
          <table:table-cell table:formula="of:=([.D425]-[.A425])/0.0166667" office:value-type="float" office:value="-9.66598066803852" calcext:value-type="float">
            <text:p>-9.66598066803852</text:p>
          </table:table-cell>
          <table:table-cell table:formula="of:=ABS([.E425]-[.B425])/0.0166667" office:value-type="float" office:value="660.35867928264" calcext:value-type="float">
            <text:p>660.35867928264</text:p>
          </table:table-cell>
          <table:table-cell table:formula="of:=([.F425]-[.C425])/0.0166667" office:value-type="float" office:value="-29.7779404441194" calcext:value-type="float">
            <text:p>-29.7779404441194</text:p>
          </table:table-cell>
          <table:table-cell table:formula="of:=DEGREES(ATAN(ABS([.F425]-[.C425])/ABS([.E425]-[.B425])))" office:value-type="float" office:value="2.58192301526222" calcext:value-type="float">
            <text:p>2.58192301526222</text:p>
          </table:table-cell>
          <table:table-cell table:formula="of:=SQRT(POWER([.H425];2)+POWER([.I425];2)+POWER([.J425];2))" office:value-type="float" office:value="661.100402528452" calcext:value-type="float">
            <text:p>661.100402528452</text:p>
          </table:table-cell>
        </table:table-row>
        <table:table-row table:style-name="ro1">
          <table:table-cell office:value-type="float" office:value="48.9318" calcext:value-type="float">
            <text:p>48.9318</text:p>
          </table:table-cell>
          <table:table-cell office:value-type="float" office:value="263.249" calcext:value-type="float">
            <text:p>263.249</text:p>
          </table:table-cell>
          <table:table-cell office:value-type="float" office:value="38.8443" calcext:value-type="float">
            <text:p>38.8443</text:p>
          </table:table-cell>
          <table:table-cell office:value-type="float" office:value="49.0354" calcext:value-type="float">
            <text:p>49.0354</text:p>
          </table:table-cell>
          <table:table-cell office:value-type="float" office:value="250.954" calcext:value-type="float">
            <text:p>250.954</text:p>
          </table:table-cell>
          <table:table-cell office:value-type="float" office:value="38.5919" calcext:value-type="float">
            <text:p>38.5919</text:p>
          </table:table-cell>
          <table:table-cell/>
          <table:table-cell table:formula="of:=([.D426]-[.A426])/0.0166667" office:value-type="float" office:value="6.21598756802487" calcext:value-type="float">
            <text:p>6.21598756802487</text:p>
          </table:table-cell>
          <table:table-cell table:formula="of:=ABS([.E426]-[.B426])/0.0166667" office:value-type="float" office:value="737.698524602952" calcext:value-type="float">
            <text:p>737.698524602952</text:p>
          </table:table-cell>
          <table:table-cell table:formula="of:=([.F426]-[.C426])/0.0166667" office:value-type="float" office:value="-15.1439697120602" calcext:value-type="float">
            <text:p>-15.1439697120602</text:p>
          </table:table-cell>
          <table:table-cell table:formula="of:=DEGREES(ATAN(ABS([.F426]-[.C426])/ABS([.E426]-[.B426])))" office:value-type="float" office:value="1.17604097466423" calcext:value-type="float">
            <text:p>1.17604097466423</text:p>
          </table:table-cell>
          <table:table-cell table:formula="of:=SQRT(POWER([.H426];2)+POWER([.I426];2)+POWER([.J426];2))" office:value-type="float" office:value="737.88013357283" calcext:value-type="float">
            <text:p>737.88013357283</text:p>
          </table:table-cell>
        </table:table-row>
        <table:table-row table:style-name="ro1">
          <table:table-cell office:value-type="float" office:value="49.2318" calcext:value-type="float">
            <text:p>49.2318</text:p>
          </table:table-cell>
          <table:table-cell office:value-type="float" office:value="262.071" calcext:value-type="float">
            <text:p>262.071</text:p>
          </table:table-cell>
          <table:table-cell office:value-type="float" office:value="38.8015" calcext:value-type="float">
            <text:p>38.8015</text:p>
          </table:table-cell>
          <table:table-cell office:value-type="float" office:value="49.2622" calcext:value-type="float">
            <text:p>49.2622</text:p>
          </table:table-cell>
          <table:table-cell office:value-type="float" office:value="251.064" calcext:value-type="float">
            <text:p>251.064</text:p>
          </table:table-cell>
          <table:table-cell office:value-type="float" office:value="38.3315" calcext:value-type="float">
            <text:p>38.3315</text:p>
          </table:table-cell>
          <table:table-cell/>
          <table:table-cell table:formula="of:=([.D427]-[.A427])/0.0166667" office:value-type="float" office:value="1.82399635200731" calcext:value-type="float">
            <text:p>1.82399635200731</text:p>
          </table:table-cell>
          <table:table-cell table:formula="of:=ABS([.E427]-[.B427])/0.0166667" office:value-type="float" office:value="660.418679162644" calcext:value-type="float">
            <text:p>660.418679162644</text:p>
          </table:table-cell>
          <table:table-cell table:formula="of:=([.F427]-[.C427])/0.0166667" office:value-type="float" office:value="-28.1999436001127" calcext:value-type="float">
            <text:p>-28.1999436001127</text:p>
          </table:table-cell>
          <table:table-cell table:formula="of:=DEGREES(ATAN(ABS([.F427]-[.C427])/ABS([.E427]-[.B427])))" office:value-type="float" office:value="2.44505021415098" calcext:value-type="float">
            <text:p>2.44505021415098</text:p>
          </table:table-cell>
          <table:table-cell table:formula="of:=SQRT(POWER([.H427];2)+POWER([.I427];2)+POWER([.J427];2))" office:value-type="float" office:value="661.022991709572" calcext:value-type="float">
            <text:p>661.022991709572</text:p>
          </table:table-cell>
        </table:table-row>
        <table:table-row table:style-name="ro1">
          <table:table-cell office:value-type="float" office:value="50.6185" calcext:value-type="float">
            <text:p>50.6185</text:p>
          </table:table-cell>
          <table:table-cell office:value-type="float" office:value="258.616" calcext:value-type="float">
            <text:p>258.616</text:p>
          </table:table-cell>
          <table:table-cell office:value-type="float" office:value="39.1451" calcext:value-type="float">
            <text:p>39.1451</text:p>
          </table:table-cell>
          <table:table-cell office:value-type="float" office:value="50.0784" calcext:value-type="float">
            <text:p>50.0784</text:p>
          </table:table-cell>
          <table:table-cell office:value-type="float" office:value="248.896" calcext:value-type="float">
            <text:p>248.896</text:p>
          </table:table-cell>
          <table:table-cell office:value-type="float" office:value="38.2368" calcext:value-type="float">
            <text:p>38.2368</text:p>
          </table:table-cell>
          <table:table-cell/>
          <table:table-cell table:formula="of:=([.D428]-[.A428])/0.0166667" office:value-type="float" office:value="-32.4059351881293" calcext:value-type="float">
            <text:p>-32.4059351881293</text:p>
          </table:table-cell>
          <table:table-cell table:formula="of:=ABS([.E428]-[.B428])/0.0166667" office:value-type="float" office:value="583.198833602333" calcext:value-type="float">
            <text:p>583.198833602333</text:p>
          </table:table-cell>
          <table:table-cell table:formula="of:=([.F428]-[.C428])/0.0166667" office:value-type="float" office:value="-54.4978910042178" calcext:value-type="float">
            <text:p>-54.4978910042178</text:p>
          </table:table-cell>
          <table:table-cell table:formula="of:=DEGREES(ATAN(ABS([.F428]-[.C428])/ABS([.E428]-[.B428])))" office:value-type="float" office:value="5.33858690875273" calcext:value-type="float">
            <text:p>5.33858690875273</text:p>
          </table:table-cell>
          <table:table-cell table:formula="of:=SQRT(POWER([.H428];2)+POWER([.I428];2)+POWER([.J428];2))" office:value-type="float" office:value="586.635358868221" calcext:value-type="float">
            <text:p>586.635358868221</text:p>
          </table:table-cell>
        </table:table-row>
        <table:table-row table:style-name="ro1">
          <table:table-cell office:value-type="float" office:value="50.4558" calcext:value-type="float">
            <text:p>50.4558</text:p>
          </table:table-cell>
          <table:table-cell office:value-type="float" office:value="262.309" calcext:value-type="float">
            <text:p>262.309</text:p>
          </table:table-cell>
          <table:table-cell office:value-type="float" office:value="39.235" calcext:value-type="float">
            <text:p>39.235</text:p>
          </table:table-cell>
          <table:table-cell office:value-type="float" office:value="50.8141" calcext:value-type="float">
            <text:p>50.8141</text:p>
          </table:table-cell>
          <table:table-cell office:value-type="float" office:value="248.933" calcext:value-type="float">
            <text:p>248.933</text:p>
          </table:table-cell>
          <table:table-cell office:value-type="float" office:value="39.1717" calcext:value-type="float">
            <text:p>39.1717</text:p>
          </table:table-cell>
          <table:table-cell/>
          <table:table-cell table:formula="of:=([.D429]-[.A429])/0.0166667" office:value-type="float" office:value="21.497957004086" calcext:value-type="float">
            <text:p>21.497957004086</text:p>
          </table:table-cell>
          <table:table-cell table:formula="of:=ABS([.E429]-[.B429])/0.0166667" office:value-type="float" office:value="802.558394883212" calcext:value-type="float">
            <text:p>802.558394883212</text:p>
          </table:table-cell>
          <table:table-cell table:formula="of:=([.F429]-[.C429])/0.0166667" office:value-type="float" office:value="-3.79799240401508" calcext:value-type="float">
            <text:p>-3.79799240401508</text:p>
          </table:table-cell>
          <table:table-cell table:formula="of:=DEGREES(ATAN(ABS([.F429]-[.C429])/ABS([.E429]-[.B429])))" office:value-type="float" office:value="0.271142028190065" calcext:value-type="float">
            <text:p>0.271142028190065</text:p>
          </table:table-cell>
          <table:table-cell table:formula="of:=SQRT(POWER([.H429];2)+POWER([.I429];2)+POWER([.J429];2))" office:value-type="float" office:value="802.855257253241" calcext:value-type="float">
            <text:p>802.855257253241</text:p>
          </table:table-cell>
        </table:table-row>
        <table:table-row table:style-name="ro1">
          <table:table-cell office:value-type="float" office:value="49.3558" calcext:value-type="float">
            <text:p>49.3558</text:p>
          </table:table-cell>
          <table:table-cell office:value-type="float" office:value="259.556" calcext:value-type="float">
            <text:p>259.556</text:p>
          </table:table-cell>
          <table:table-cell office:value-type="float" office:value="38.9944" calcext:value-type="float">
            <text:p>38.9944</text:p>
          </table:table-cell>
          <table:table-cell office:value-type="float" office:value="48.9893" calcext:value-type="float">
            <text:p>48.9893</text:p>
          </table:table-cell>
          <table:table-cell office:value-type="float" office:value="247.278" calcext:value-type="float">
            <text:p>247.278</text:p>
          </table:table-cell>
          <table:table-cell office:value-type="float" office:value="39.0127" calcext:value-type="float">
            <text:p>39.0127</text:p>
          </table:table-cell>
          <table:table-cell/>
          <table:table-cell table:formula="of:=([.D430]-[.A430])/0.0166667" office:value-type="float" office:value="-21.9899560200881" calcext:value-type="float">
            <text:p>-21.9899560200881</text:p>
          </table:table-cell>
          <table:table-cell table:formula="of:=ABS([.E430]-[.B430])/0.0166667" office:value-type="float" office:value="736.678526642946" calcext:value-type="float">
            <text:p>736.678526642946</text:p>
          </table:table-cell>
          <table:table-cell table:formula="of:=([.F430]-[.C430])/0.0166667" office:value-type="float" office:value="1.0979978040046" calcext:value-type="float">
            <text:p>1.0979978040046</text:p>
          </table:table-cell>
          <table:table-cell table:formula="of:=DEGREES(ATAN(ABS([.F430]-[.C430])/ABS([.E430]-[.B430])))" office:value-type="float" office:value="0.0853976208393763" calcext:value-type="float">
            <text:p>0.085397620839376</text:p>
          </table:table-cell>
          <table:table-cell table:formula="of:=SQRT(POWER([.H430];2)+POWER([.I430];2)+POWER([.J430];2))" office:value-type="float" office:value="737.007473084069" calcext:value-type="float">
            <text:p>737.007473084069</text:p>
          </table:table-cell>
        </table:table-row>
        <table:table-row table:style-name="ro1">
          <table:table-cell office:value-type="float" office:value="47.2528" calcext:value-type="float">
            <text:p>47.2528</text:p>
          </table:table-cell>
          <table:table-cell office:value-type="float" office:value="257.789" calcext:value-type="float">
            <text:p>257.789</text:p>
          </table:table-cell>
          <table:table-cell office:value-type="float" office:value="38.8407" calcext:value-type="float">
            <text:p>38.8407</text:p>
          </table:table-cell>
          <table:table-cell office:value-type="float" office:value="46.4561" calcext:value-type="float">
            <text:p>46.4561</text:p>
          </table:table-cell>
          <table:table-cell office:value-type="float" office:value="245.507" calcext:value-type="float">
            <text:p>245.507</text:p>
          </table:table-cell>
          <table:table-cell office:value-type="float" office:value="38.1781" calcext:value-type="float">
            <text:p>38.1781</text:p>
          </table:table-cell>
          <table:table-cell/>
          <table:table-cell table:formula="of:=([.D431]-[.A431])/0.0166667" office:value-type="float" office:value="-47.8019043961913" calcext:value-type="float">
            <text:p>-47.8019043961913</text:p>
          </table:table-cell>
          <table:table-cell table:formula="of:=ABS([.E431]-[.B431])/0.0166667" office:value-type="float" office:value="736.918526162947" calcext:value-type="float">
            <text:p>736.918526162947</text:p>
          </table:table-cell>
          <table:table-cell table:formula="of:=([.F431]-[.C431])/0.0166667" office:value-type="float" office:value="-39.7559204881589" calcext:value-type="float">
            <text:p>-39.7559204881589</text:p>
          </table:table-cell>
          <table:table-cell table:formula="of:=DEGREES(ATAN(ABS([.F431]-[.C431])/ABS([.E431]-[.B431])))" office:value-type="float" office:value="3.08804888071361" calcext:value-type="float">
            <text:p>3.08804888071361</text:p>
          </table:table-cell>
          <table:table-cell table:formula="of:=SQRT(POWER([.H431];2)+POWER([.I431];2)+POWER([.J431];2))" office:value-type="float" office:value="739.536658645082" calcext:value-type="float">
            <text:p>739.536658645082</text:p>
          </table:table-cell>
        </table:table-row>
        <table:table-row table:style-name="ro1">
          <table:table-cell office:value-type="float" office:value="48.2064" calcext:value-type="float">
            <text:p>48.2064</text:p>
          </table:table-cell>
          <table:table-cell office:value-type="float" office:value="263.054" calcext:value-type="float">
            <text:p>263.054</text:p>
          </table:table-cell>
          <table:table-cell office:value-type="float" office:value="38.8856" calcext:value-type="float">
            <text:p>38.8856</text:p>
          </table:table-cell>
          <table:table-cell office:value-type="float" office:value="47.6159" calcext:value-type="float">
            <text:p>47.6159</text:p>
          </table:table-cell>
          <table:table-cell office:value-type="float" office:value="250.593" calcext:value-type="float">
            <text:p>250.593</text:p>
          </table:table-cell>
          <table:table-cell office:value-type="float" office:value="38.4329" calcext:value-type="float">
            <text:p>38.4329</text:p>
          </table:table-cell>
          <table:table-cell/>
          <table:table-cell table:formula="of:=([.D432]-[.A432])/0.0166667" office:value-type="float" office:value="-35.4299291401416" calcext:value-type="float">
            <text:p>-35.4299291401416</text:p>
          </table:table-cell>
          <table:table-cell table:formula="of:=ABS([.E432]-[.B432])/0.0166667" office:value-type="float" office:value="747.65850468299" calcext:value-type="float">
            <text:p>747.65850468299</text:p>
          </table:table-cell>
          <table:table-cell table:formula="of:=([.F432]-[.C432])/0.0166667" office:value-type="float" office:value="-27.1619456761087" calcext:value-type="float">
            <text:p>-27.1619456761087</text:p>
          </table:table-cell>
          <table:table-cell table:formula="of:=DEGREES(ATAN(ABS([.F432]-[.C432])/ABS([.E432]-[.B432])))" office:value-type="float" office:value="2.08060326819994" calcext:value-type="float">
            <text:p>2.08060326819994</text:p>
          </table:table-cell>
          <table:table-cell table:formula="of:=SQRT(POWER([.H432];2)+POWER([.I432];2)+POWER([.J432];2))" office:value-type="float" office:value="748.990180707726" calcext:value-type="float">
            <text:p>748.990180707726</text:p>
          </table:table-cell>
        </table:table-row>
        <table:table-row table:style-name="ro1">
          <table:table-cell office:value-type="float" office:value="48.217" calcext:value-type="float">
            <text:p>48.217</text:p>
          </table:table-cell>
          <table:table-cell office:value-type="float" office:value="258.01" calcext:value-type="float">
            <text:p>258.01</text:p>
          </table:table-cell>
          <table:table-cell office:value-type="float" office:value="39.0337" calcext:value-type="float">
            <text:p>39.0337</text:p>
          </table:table-cell>
          <table:table-cell office:value-type="float" office:value="48.2836" calcext:value-type="float">
            <text:p>48.2836</text:p>
          </table:table-cell>
          <table:table-cell office:value-type="float" office:value="243.337" calcext:value-type="float">
            <text:p>243.337</text:p>
          </table:table-cell>
          <table:table-cell office:value-type="float" office:value="40.4279" calcext:value-type="float">
            <text:p>40.4279</text:p>
          </table:table-cell>
          <table:table-cell/>
          <table:table-cell table:formula="of:=([.D433]-[.A433])/0.0166667" office:value-type="float" office:value="3.99599200801605" calcext:value-type="float">
            <text:p>3.99599200801605</text:p>
          </table:table-cell>
          <table:table-cell table:formula="of:=ABS([.E433]-[.B433])/0.0166667" office:value-type="float" office:value="880.378239243522" calcext:value-type="float">
            <text:p>880.378239243522</text:p>
          </table:table-cell>
          <table:table-cell table:formula="of:=([.F433]-[.C433])/0.0166667" office:value-type="float" office:value="83.6518326963345" calcext:value-type="float">
            <text:p>83.6518326963345</text:p>
          </table:table-cell>
          <table:table-cell table:formula="of:=DEGREES(ATAN(ABS([.F433]-[.C433])/ABS([.E433]-[.B433])))" office:value-type="float" office:value="5.42783802515896" calcext:value-type="float">
            <text:p>5.42783802515896</text:p>
          </table:table-cell>
          <table:table-cell table:formula="of:=SQRT(POWER([.H433];2)+POWER([.I433];2)+POWER([.J433];2))" office:value-type="float" office:value="884.352554810075" calcext:value-type="float">
            <text:p>884.352554810075</text:p>
          </table:table-cell>
        </table:table-row>
        <table:table-row table:style-name="ro1">
          <table:table-cell office:value-type="float" office:value="49.5711" calcext:value-type="float">
            <text:p>49.5711</text:p>
          </table:table-cell>
          <table:table-cell office:value-type="float" office:value="250.797" calcext:value-type="float">
            <text:p>250.797</text:p>
          </table:table-cell>
          <table:table-cell office:value-type="float" office:value="40.5171" calcext:value-type="float">
            <text:p>40.5171</text:p>
          </table:table-cell>
          <table:table-cell office:value-type="float" office:value="49.4293" calcext:value-type="float">
            <text:p>49.4293</text:p>
          </table:table-cell>
          <table:table-cell office:value-type="float" office:value="239.043" calcext:value-type="float">
            <text:p>239.043</text:p>
          </table:table-cell>
          <table:table-cell office:value-type="float" office:value="40.2517" calcext:value-type="float">
            <text:p>40.2517</text:p>
          </table:table-cell>
          <table:table-cell/>
          <table:table-cell table:formula="of:=([.D434]-[.A434])/0.0166667" office:value-type="float" office:value="-8.50798298403424" calcext:value-type="float">
            <text:p>-8.50798298403424</text:p>
          </table:table-cell>
          <table:table-cell table:formula="of:=ABS([.E434]-[.B434])/0.0166667" office:value-type="float" office:value="705.23858952282" calcext:value-type="float">
            <text:p>705.23858952282</text:p>
          </table:table-cell>
          <table:table-cell table:formula="of:=([.F434]-[.C434])/0.0166667" office:value-type="float" office:value="-15.9239681520637" calcext:value-type="float">
            <text:p>-15.9239681520637</text:p>
          </table:table-cell>
          <table:table-cell table:formula="of:=DEGREES(ATAN(ABS([.F434]-[.C434])/ABS([.E434]-[.B434])))" office:value-type="float" office:value="1.2934929754557" calcext:value-type="float">
            <text:p>1.2934929754557</text:p>
          </table:table-cell>
          <table:table-cell table:formula="of:=SQRT(POWER([.H434];2)+POWER([.I434];2)+POWER([.J434];2))" office:value-type="float" office:value="705.469649728677" calcext:value-type="float">
            <text:p>705.469649728677</text:p>
          </table:table-cell>
        </table:table-row>
        <table:table-row table:style-name="ro1">
          <table:table-cell office:value-type="float" office:value="49.7557" calcext:value-type="float">
            <text:p>49.7557</text:p>
          </table:table-cell>
          <table:table-cell office:value-type="float" office:value="262.003" calcext:value-type="float">
            <text:p>262.003</text:p>
          </table:table-cell>
          <table:table-cell office:value-type="float" office:value="40.0249" calcext:value-type="float">
            <text:p>40.0249</text:p>
          </table:table-cell>
          <table:table-cell office:value-type="float" office:value="49.6021" calcext:value-type="float">
            <text:p>49.6021</text:p>
          </table:table-cell>
          <table:table-cell office:value-type="float" office:value="249.734" calcext:value-type="float">
            <text:p>249.734</text:p>
          </table:table-cell>
          <table:table-cell office:value-type="float" office:value="39.7538" calcext:value-type="float">
            <text:p>39.7538</text:p>
          </table:table-cell>
          <table:table-cell/>
          <table:table-cell table:formula="of:=([.D435]-[.A435])/0.0166667" office:value-type="float" office:value="-9.2159815680367" calcext:value-type="float">
            <text:p>-9.2159815680367</text:p>
          </table:table-cell>
          <table:table-cell table:formula="of:=ABS([.E435]-[.B435])/0.0166667" office:value-type="float" office:value="736.138527722943" calcext:value-type="float">
            <text:p>736.138527722943</text:p>
          </table:table-cell>
          <table:table-cell table:formula="of:=([.F435]-[.C435])/0.0166667" office:value-type="float" office:value="-16.2659674680653" calcext:value-type="float">
            <text:p>-16.2659674680653</text:p>
          </table:table-cell>
          <table:table-cell table:formula="of:=DEGREES(ATAN(ABS([.F435]-[.C435])/ABS([.E435]-[.B435])))" office:value-type="float" office:value="1.26582106106096" calcext:value-type="float">
            <text:p>1.26582106106096</text:p>
          </table:table-cell>
          <table:table-cell table:formula="of:=SQRT(POWER([.H435];2)+POWER([.I435];2)+POWER([.J435];2))" office:value-type="float" office:value="736.375887717704" calcext:value-type="float">
            <text:p>736.375887717704</text:p>
          </table:table-cell>
        </table:table-row>
        <table:table-row table:style-name="ro1">
          <table:table-cell office:value-type="float" office:value="51.8043" calcext:value-type="float">
            <text:p>51.8043</text:p>
          </table:table-cell>
          <table:table-cell office:value-type="float" office:value="253.904" calcext:value-type="float">
            <text:p>253.904</text:p>
          </table:table-cell>
          <table:table-cell office:value-type="float" office:value="39.7143" calcext:value-type="float">
            <text:p>39.7143</text:p>
          </table:table-cell>
          <table:table-cell office:value-type="float" office:value="51.5434" calcext:value-type="float">
            <text:p>51.5434</text:p>
          </table:table-cell>
          <table:table-cell office:value-type="float" office:value="243.224" calcext:value-type="float">
            <text:p>243.224</text:p>
          </table:table-cell>
          <table:table-cell office:value-type="float" office:value="39.2444" calcext:value-type="float">
            <text:p>39.2444</text:p>
          </table:table-cell>
          <table:table-cell/>
          <table:table-cell table:formula="of:=([.D436]-[.A436])/0.0166667" office:value-type="float" office:value="-15.6539686920626" calcext:value-type="float">
            <text:p>-15.6539686920626</text:p>
          </table:table-cell>
          <table:table-cell table:formula="of:=ABS([.E436]-[.B436])/0.0166667" office:value-type="float" office:value="640.798718402564" calcext:value-type="float">
            <text:p>640.798718402564</text:p>
          </table:table-cell>
          <table:table-cell table:formula="of:=([.F436]-[.C436])/0.0166667" office:value-type="float" office:value="-28.1939436121129" calcext:value-type="float">
            <text:p>-28.1939436121129</text:p>
          </table:table-cell>
          <table:table-cell table:formula="of:=DEGREES(ATAN(ABS([.F436]-[.C436])/ABS([.E436]-[.B436])))" office:value-type="float" office:value="2.51928220305287" calcext:value-type="float">
            <text:p>2.51928220305287</text:p>
          </table:table-cell>
          <table:table-cell table:formula="of:=SQRT(POWER([.H436];2)+POWER([.I436];2)+POWER([.J436];2))" office:value-type="float" office:value="641.609649786054" calcext:value-type="float">
            <text:p>641.609649786054</text:p>
          </table:table-cell>
        </table:table-row>
        <table:table-row table:style-name="ro1">
          <table:table-cell office:value-type="float" office:value="72.9796" calcext:value-type="float">
            <text:p>72.9796</text:p>
          </table:table-cell>
          <table:table-cell office:value-type="float" office:value="266.485" calcext:value-type="float">
            <text:p>266.485</text:p>
          </table:table-cell>
          <table:table-cell office:value-type="float" office:value="38.7871" calcext:value-type="float">
            <text:p>38.7871</text:p>
          </table:table-cell>
          <table:table-cell office:value-type="float" office:value="73.4164" calcext:value-type="float">
            <text:p>73.4164</text:p>
          </table:table-cell>
          <table:table-cell office:value-type="float" office:value="254.557" calcext:value-type="float">
            <text:p>254.557</text:p>
          </table:table-cell>
          <table:table-cell office:value-type="float" office:value="38.6704" calcext:value-type="float">
            <text:p>38.6704</text:p>
          </table:table-cell>
          <table:table-cell/>
          <table:table-cell table:formula="of:=([.D437]-[.A437])/0.0166667" office:value-type="float" office:value="26.2079475841043" calcext:value-type="float">
            <text:p>26.2079475841043</text:p>
          </table:table-cell>
          <table:table-cell table:formula="of:=ABS([.E437]-[.B437])/0.0166667" office:value-type="float" office:value="715.678568642864" calcext:value-type="float">
            <text:p>715.678568642864</text:p>
          </table:table-cell>
          <table:table-cell table:formula="of:=([.F437]-[.C437])/0.0166667" office:value-type="float" office:value="-7.0019859960281" calcext:value-type="float">
            <text:p>-7.0019859960281</text:p>
          </table:table-cell>
          <table:table-cell table:formula="of:=DEGREES(ATAN(ABS([.F437]-[.C437])/ABS([.E437]-[.B437])))" office:value-type="float" office:value="0.560546959950345" calcext:value-type="float">
            <text:p>0.560546959950345</text:p>
          </table:table-cell>
          <table:table-cell table:formula="of:=SQRT(POWER([.H437];2)+POWER([.I437];2)+POWER([.J437];2))" office:value-type="float" office:value="716.192500616391" calcext:value-type="float">
            <text:p>716.192500616391</text:p>
          </table:table-cell>
        </table:table-row>
        <table:table-row table:style-name="ro1">
          <table:table-cell office:value-type="float" office:value="81.2116" calcext:value-type="float">
            <text:p>81.2116</text:p>
          </table:table-cell>
          <table:table-cell office:value-type="float" office:value="258.988" calcext:value-type="float">
            <text:p>258.988</text:p>
          </table:table-cell>
          <table:table-cell office:value-type="float" office:value="38.0602" calcext:value-type="float">
            <text:p>38.0602</text:p>
          </table:table-cell>
          <table:table-cell office:value-type="float" office:value="81.2036" calcext:value-type="float">
            <text:p>81.2036</text:p>
          </table:table-cell>
          <table:table-cell office:value-type="float" office:value="247.565" calcext:value-type="float">
            <text:p>247.565</text:p>
          </table:table-cell>
          <table:table-cell office:value-type="float" office:value="37.4667" calcext:value-type="float">
            <text:p>37.4667</text:p>
          </table:table-cell>
          <table:table-cell/>
          <table:table-cell table:formula="of:=([.D438]-[.A438])/0.0166667" office:value-type="float" office:value="-0.479999040002507" calcext:value-type="float">
            <text:p>-0.479999040002507</text:p>
          </table:table-cell>
          <table:table-cell table:formula="of:=ABS([.E438]-[.B438])/0.0166667" office:value-type="float" office:value="685.378629242742" calcext:value-type="float">
            <text:p>685.378629242742</text:p>
          </table:table-cell>
          <table:table-cell table:formula="of:=([.F438]-[.C438])/0.0166667" office:value-type="float" office:value="-35.6099287801424" calcext:value-type="float">
            <text:p>-35.6099287801424</text:p>
          </table:table-cell>
          <table:table-cell table:formula="of:=DEGREES(ATAN(ABS([.F438]-[.C438])/ABS([.E438]-[.B438])))" office:value-type="float" office:value="2.97421832187296" calcext:value-type="float">
            <text:p>2.97421832187296</text:p>
          </table:table-cell>
          <table:table-cell table:formula="of:=SQRT(POWER([.H438];2)+POWER([.I438];2)+POWER([.J438];2))" office:value-type="float" office:value="686.303258661552" calcext:value-type="float">
            <text:p>686.303258661552</text:p>
          </table:table-cell>
        </table:table-row>
        <table:table-row table:style-name="ro1">
          <table:table-cell office:value-type="float" office:value="90.4631" calcext:value-type="float">
            <text:p>90.4631</text:p>
          </table:table-cell>
          <table:table-cell office:value-type="float" office:value="259.461" calcext:value-type="float">
            <text:p>259.461</text:p>
          </table:table-cell>
          <table:table-cell office:value-type="float" office:value="38.1382" calcext:value-type="float">
            <text:p>38.1382</text:p>
          </table:table-cell>
          <table:table-cell office:value-type="float" office:value="90.846" calcext:value-type="float">
            <text:p>90.846</text:p>
          </table:table-cell>
          <table:table-cell office:value-type="float" office:value="245.884" calcext:value-type="float">
            <text:p>245.884</text:p>
          </table:table-cell>
          <table:table-cell office:value-type="float" office:value="37.9238" calcext:value-type="float">
            <text:p>37.9238</text:p>
          </table:table-cell>
          <table:table-cell/>
          <table:table-cell table:formula="of:=([.D439]-[.A439])/0.0166667" office:value-type="float" office:value="22.9739540520923" calcext:value-type="float">
            <text:p>22.9739540520923</text:p>
          </table:table-cell>
          <table:table-cell table:formula="of:=ABS([.E439]-[.B439])/0.0166667" office:value-type="float" office:value="814.61837076326" calcext:value-type="float">
            <text:p>814.61837076326</text:p>
          </table:table-cell>
          <table:table-cell table:formula="of:=([.F439]-[.C439])/0.0166667" office:value-type="float" office:value="-12.8639742720513" calcext:value-type="float">
            <text:p>-12.8639742720513</text:p>
          </table:table-cell>
          <table:table-cell table:formula="of:=DEGREES(ATAN(ABS([.F439]-[.C439])/ABS([.E439]-[.B439])))" office:value-type="float" office:value="0.904706060308298" calcext:value-type="float">
            <text:p>0.904706060308298</text:p>
          </table:table-cell>
          <table:table-cell table:formula="of:=SQRT(POWER([.H439];2)+POWER([.I439];2)+POWER([.J439];2))" office:value-type="float" office:value="815.043786789304" calcext:value-type="float">
            <text:p>815.043786789304</text:p>
          </table:table-cell>
        </table:table-row>
        <table:table-row table:style-name="ro1">
          <table:table-cell office:value-type="float" office:value="92.1059" calcext:value-type="float">
            <text:p>92.1059</text:p>
          </table:table-cell>
          <table:table-cell office:value-type="float" office:value="258.256" calcext:value-type="float">
            <text:p>258.256</text:p>
          </table:table-cell>
          <table:table-cell office:value-type="float" office:value="38.5771" calcext:value-type="float">
            <text:p>38.5771</text:p>
          </table:table-cell>
          <table:table-cell office:value-type="float" office:value="91.6049" calcext:value-type="float">
            <text:p>91.6049</text:p>
          </table:table-cell>
          <table:table-cell office:value-type="float" office:value="247.012" calcext:value-type="float">
            <text:p>247.012</text:p>
          </table:table-cell>
          <table:table-cell office:value-type="float" office:value="37.9493" calcext:value-type="float">
            <text:p>37.9493</text:p>
          </table:table-cell>
          <table:table-cell/>
          <table:table-cell table:formula="of:=([.D440]-[.A440])/0.0166667" office:value-type="float" office:value="-30.0599398801205" calcext:value-type="float">
            <text:p>-30.0599398801205</text:p>
          </table:table-cell>
          <table:table-cell table:formula="of:=ABS([.E440]-[.B440])/0.0166667" office:value-type="float" office:value="674.638650722697" calcext:value-type="float">
            <text:p>674.638650722697</text:p>
          </table:table-cell>
          <table:table-cell table:formula="of:=([.F440]-[.C440])/0.0166667" office:value-type="float" office:value="-37.6679246641507" calcext:value-type="float">
            <text:p>-37.6679246641507</text:p>
          </table:table-cell>
          <table:table-cell table:formula="of:=DEGREES(ATAN(ABS([.F440]-[.C440])/ABS([.E440]-[.B440])))" office:value-type="float" office:value="3.19574719731879" calcext:value-type="float">
            <text:p>3.19574719731879</text:p>
          </table:table-cell>
          <table:table-cell table:formula="of:=SQRT(POWER([.H440];2)+POWER([.I440];2)+POWER([.J440];2))" office:value-type="float" office:value="676.357731960714" calcext:value-type="float">
            <text:p>676.357731960714</text:p>
          </table:table-cell>
        </table:table-row>
        <table:table-row table:style-name="ro1">
          <table:table-cell office:value-type="float" office:value="90.9878" calcext:value-type="float">
            <text:p>90.9878</text:p>
          </table:table-cell>
          <table:table-cell office:value-type="float" office:value="254.787" calcext:value-type="float">
            <text:p>254.787</text:p>
          </table:table-cell>
          <table:table-cell office:value-type="float" office:value="38.4726" calcext:value-type="float">
            <text:p>38.4726</text:p>
          </table:table-cell>
          <table:table-cell office:value-type="float" office:value="90.5159" calcext:value-type="float">
            <text:p>90.5159</text:p>
          </table:table-cell>
          <table:table-cell office:value-type="float" office:value="243.685" calcext:value-type="float">
            <text:p>243.685</text:p>
          </table:table-cell>
          <table:table-cell office:value-type="float" office:value="37.8559" calcext:value-type="float">
            <text:p>37.8559</text:p>
          </table:table-cell>
          <table:table-cell/>
          <table:table-cell table:formula="of:=([.D441]-[.A441])/0.0166667" office:value-type="float" office:value="-28.3139433721127" calcext:value-type="float">
            <text:p>-28.3139433721127</text:p>
          </table:table-cell>
          <table:table-cell table:formula="of:=ABS([.E441]-[.B441])/0.0166667" office:value-type="float" office:value="666.118667762665" calcext:value-type="float">
            <text:p>666.118667762665</text:p>
          </table:table-cell>
          <table:table-cell table:formula="of:=([.F441]-[.C441])/0.0166667" office:value-type="float" office:value="-37.0019259961481" calcext:value-type="float">
            <text:p>-37.0019259961481</text:p>
          </table:table-cell>
          <table:table-cell table:formula="of:=DEGREES(ATAN(ABS([.F441]-[.C441])/ABS([.E441]-[.B441])))" office:value-type="float" office:value="3.17942995518042" calcext:value-type="float">
            <text:p>3.17942995518042</text:p>
          </table:table-cell>
          <table:table-cell table:formula="of:=SQRT(POWER([.H441];2)+POWER([.I441];2)+POWER([.J441];2))" office:value-type="float" office:value="667.74613548759" calcext:value-type="float">
            <text:p>667.74613548759</text:p>
          </table:table-cell>
        </table:table-row>
        <table:table-row table:style-name="ro1">
          <table:table-cell office:value-type="float" office:value="92.6077" calcext:value-type="float">
            <text:p>92.6077</text:p>
          </table:table-cell>
          <table:table-cell office:value-type="float" office:value="264.046" calcext:value-type="float">
            <text:p>264.046</text:p>
          </table:table-cell>
          <table:table-cell office:value-type="float" office:value="39.0297" calcext:value-type="float">
            <text:p>39.0297</text:p>
          </table:table-cell>
          <table:table-cell office:value-type="float" office:value="92.5695" calcext:value-type="float">
            <text:p>92.5695</text:p>
          </table:table-cell>
          <table:table-cell office:value-type="float" office:value="252.566" calcext:value-type="float">
            <text:p>252.566</text:p>
          </table:table-cell>
          <table:table-cell office:value-type="float" office:value="38.3729" calcext:value-type="float">
            <text:p>38.3729</text:p>
          </table:table-cell>
          <table:table-cell/>
          <table:table-cell table:formula="of:=([.D442]-[.A442])/0.0166667" office:value-type="float" office:value="-2.29199541600852" calcext:value-type="float">
            <text:p>-2.29199541600852</text:p>
          </table:table-cell>
          <table:table-cell table:formula="of:=ABS([.E442]-[.B442])/0.0166667" office:value-type="float" office:value="688.798622402755" calcext:value-type="float">
            <text:p>688.798622402755</text:p>
          </table:table-cell>
          <table:table-cell table:formula="of:=([.F442]-[.C442])/0.0166667" office:value-type="float" office:value="-39.4079211841575" calcext:value-type="float">
            <text:p>-39.4079211841575</text:p>
          </table:table-cell>
          <table:table-cell table:formula="of:=DEGREES(ATAN(ABS([.F442]-[.C442])/ABS([.E442]-[.B442])))" office:value-type="float" office:value="3.27446764955296" calcext:value-type="float">
            <text:p>3.27446764955296</text:p>
          </table:table-cell>
          <table:table-cell table:formula="of:=SQRT(POWER([.H442];2)+POWER([.I442];2)+POWER([.J442];2))" office:value-type="float" office:value="689.928822212101" calcext:value-type="float">
            <text:p>689.928822212101</text:p>
          </table:table-cell>
        </table:table-row>
        <table:table-row table:style-name="ro1">
          <table:table-cell office:value-type="float" office:value="104.711" calcext:value-type="float">
            <text:p>104.711</text:p>
          </table:table-cell>
          <table:table-cell office:value-type="float" office:value="265.054" calcext:value-type="float">
            <text:p>265.054</text:p>
          </table:table-cell>
          <table:table-cell office:value-type="float" office:value="38.5114" calcext:value-type="float">
            <text:p>38.5114</text:p>
          </table:table-cell>
          <table:table-cell office:value-type="float" office:value="104.312" calcext:value-type="float">
            <text:p>104.312</text:p>
          </table:table-cell>
          <table:table-cell office:value-type="float" office:value="252.552" calcext:value-type="float">
            <text:p>252.552</text:p>
          </table:table-cell>
          <table:table-cell office:value-type="float" office:value="37.7996" calcext:value-type="float">
            <text:p>37.7996</text:p>
          </table:table-cell>
          <table:table-cell/>
          <table:table-cell table:formula="of:=([.D443]-[.A443])/0.0166667" office:value-type="float" office:value="-23.9399521200958" calcext:value-type="float">
            <text:p>-23.9399521200958</text:p>
          </table:table-cell>
          <table:table-cell table:formula="of:=ABS([.E443]-[.B443])/0.0166667" office:value-type="float" office:value="750.118499762999" calcext:value-type="float">
            <text:p>750.118499762999</text:p>
          </table:table-cell>
          <table:table-cell table:formula="of:=([.F443]-[.C443])/0.0166667" office:value-type="float" office:value="-42.7079145841711" calcext:value-type="float">
            <text:p>-42.7079145841711</text:p>
          </table:table-cell>
          <table:table-cell table:formula="of:=DEGREES(ATAN(ABS([.F443]-[.C443])/ABS([.E443]-[.B443])))" office:value-type="float" office:value="3.25861094852835" calcext:value-type="float">
            <text:p>3.25861094852835</text:p>
          </table:table-cell>
          <table:table-cell table:formula="of:=SQRT(POWER([.H443];2)+POWER([.I443];2)+POWER([.J443];2))" office:value-type="float" office:value="751.714607389223" calcext:value-type="float">
            <text:p>751.714607389223</text:p>
          </table:table-cell>
        </table:table-row>
        <table:table-row table:style-name="ro1">
          <table:table-cell office:value-type="float" office:value="108.453" calcext:value-type="float">
            <text:p>108.453</text:p>
          </table:table-cell>
          <table:table-cell office:value-type="float" office:value="259.225" calcext:value-type="float">
            <text:p>259.225</text:p>
          </table:table-cell>
          <table:table-cell office:value-type="float" office:value="37.3031" calcext:value-type="float">
            <text:p>37.3031</text:p>
          </table:table-cell>
          <table:table-cell office:value-type="float" office:value="107.74" calcext:value-type="float">
            <text:p>107.74</text:p>
          </table:table-cell>
          <table:table-cell office:value-type="float" office:value="247.113" calcext:value-type="float">
            <text:p>247.113</text:p>
          </table:table-cell>
          <table:table-cell office:value-type="float" office:value="36.3767" calcext:value-type="float">
            <text:p>36.3767</text:p>
          </table:table-cell>
          <table:table-cell/>
          <table:table-cell table:formula="of:=([.D444]-[.A444])/0.0166667" office:value-type="float" office:value="-42.7799144401716" calcext:value-type="float">
            <text:p>-42.7799144401716</text:p>
          </table:table-cell>
          <table:table-cell table:formula="of:=ABS([.E444]-[.B444])/0.0166667" office:value-type="float" office:value="726.718546562908" calcext:value-type="float">
            <text:p>726.718546562908</text:p>
          </table:table-cell>
          <table:table-cell table:formula="of:=([.F444]-[.C444])/0.0166667" office:value-type="float" office:value="-55.5838888322224" calcext:value-type="float">
            <text:p>-55.5838888322224</text:p>
          </table:table-cell>
          <table:table-cell table:formula="of:=DEGREES(ATAN(ABS([.F444]-[.C444])/ABS([.E444]-[.B444])))" office:value-type="float" office:value="4.37381654549045" calcext:value-type="float">
            <text:p>4.37381654549045</text:p>
          </table:table-cell>
          <table:table-cell table:formula="of:=SQRT(POWER([.H444];2)+POWER([.I444];2)+POWER([.J444];2))" office:value-type="float" office:value="730.095566138932" calcext:value-type="float">
            <text:p>730.095566138932</text:p>
          </table:table-cell>
        </table:table-row>
        <table:table-row table:style-name="ro1">
          <table:table-cell office:value-type="float" office:value="115.935" calcext:value-type="float">
            <text:p>115.935</text:p>
          </table:table-cell>
          <table:table-cell office:value-type="float" office:value="261.698" calcext:value-type="float">
            <text:p>261.698</text:p>
          </table:table-cell>
          <table:table-cell office:value-type="float" office:value="38.7573" calcext:value-type="float">
            <text:p>38.7573</text:p>
          </table:table-cell>
          <table:table-cell office:value-type="float" office:value="115.604" calcext:value-type="float">
            <text:p>115.604</text:p>
          </table:table-cell>
          <table:table-cell office:value-type="float" office:value="250.583" calcext:value-type="float">
            <text:p>250.583</text:p>
          </table:table-cell>
          <table:table-cell office:value-type="float" office:value="38.0629" calcext:value-type="float">
            <text:p>38.0629</text:p>
          </table:table-cell>
          <table:table-cell/>
          <table:table-cell table:formula="of:=([.D445]-[.A445])/0.0166667" office:value-type="float" office:value="-19.8599602800796" calcext:value-type="float">
            <text:p>-19.8599602800796</text:p>
          </table:table-cell>
          <table:table-cell table:formula="of:=ABS([.E445]-[.B445])/0.0166667" office:value-type="float" office:value="666.898666202667" calcext:value-type="float">
            <text:p>666.898666202667</text:p>
          </table:table-cell>
          <table:table-cell table:formula="of:=([.F445]-[.C445])/0.0166667" office:value-type="float" office:value="-41.6639166721668" calcext:value-type="float">
            <text:p>-41.6639166721668</text:p>
          </table:table-cell>
          <table:table-cell table:formula="of:=DEGREES(ATAN(ABS([.F445]-[.C445])/ABS([.E445]-[.B445])))" office:value-type="float" office:value="3.57485812960319" calcext:value-type="float">
            <text:p>3.57485812960319</text:p>
          </table:table-cell>
          <table:table-cell table:formula="of:=SQRT(POWER([.H445];2)+POWER([.I445];2)+POWER([.J445];2))" office:value-type="float" office:value="668.493927390285" calcext:value-type="float">
            <text:p>668.493927390285</text:p>
          </table:table-cell>
        </table:table-row>
        <table:table-row table:style-name="ro1">
          <table:table-cell office:value-type="float" office:value="118.724" calcext:value-type="float">
            <text:p>118.724</text:p>
          </table:table-cell>
          <table:table-cell office:value-type="float" office:value="260.26" calcext:value-type="float">
            <text:p>260.26</text:p>
          </table:table-cell>
          <table:table-cell office:value-type="float" office:value="38.499" calcext:value-type="float">
            <text:p>38.499</text:p>
          </table:table-cell>
          <table:table-cell office:value-type="float" office:value="118.098" calcext:value-type="float">
            <text:p>118.098</text:p>
          </table:table-cell>
          <table:table-cell office:value-type="float" office:value="249.266" calcext:value-type="float">
            <text:p>249.266</text:p>
          </table:table-cell>
          <table:table-cell office:value-type="float" office:value="37.8044" calcext:value-type="float">
            <text:p>37.8044</text:p>
          </table:table-cell>
          <table:table-cell/>
          <table:table-cell table:formula="of:=([.D446]-[.A446])/0.0166667" office:value-type="float" office:value="-37.5599248801505" calcext:value-type="float">
            <text:p>-37.5599248801505</text:p>
          </table:table-cell>
          <table:table-cell table:formula="of:=ABS([.E446]-[.B446])/0.0166667" office:value-type="float" office:value="659.638680722639" calcext:value-type="float">
            <text:p>659.638680722639</text:p>
          </table:table-cell>
          <table:table-cell table:formula="of:=([.F446]-[.C446])/0.0166667" office:value-type="float" office:value="-41.6759166481668" calcext:value-type="float">
            <text:p>-41.6759166481668</text:p>
          </table:table-cell>
          <table:table-cell table:formula="of:=DEGREES(ATAN(ABS([.F446]-[.C446])/ABS([.E446]-[.B446])))" office:value-type="float" office:value="3.61513748092291" calcext:value-type="float">
            <text:p>3.61513748092291</text:p>
          </table:table-cell>
          <table:table-cell table:formula="of:=SQRT(POWER([.H446];2)+POWER([.I446];2)+POWER([.J446];2))" office:value-type="float" office:value="662.020255801113" calcext:value-type="float">
            <text:p>662.020255801113</text:p>
          </table:table-cell>
        </table:table-row>
        <table:table-row table:style-name="ro1">
          <table:table-cell office:value-type="float" office:value="118.947" calcext:value-type="float">
            <text:p>118.947</text:p>
          </table:table-cell>
          <table:table-cell office:value-type="float" office:value="255.577" calcext:value-type="float">
            <text:p>255.577</text:p>
          </table:table-cell>
          <table:table-cell office:value-type="float" office:value="39.0703" calcext:value-type="float">
            <text:p>39.0703</text:p>
          </table:table-cell>
          <table:table-cell office:value-type="float" office:value="118.419" calcext:value-type="float">
            <text:p>118.419</text:p>
          </table:table-cell>
          <table:table-cell office:value-type="float" office:value="243.639" calcext:value-type="float">
            <text:p>243.639</text:p>
          </table:table-cell>
          <table:table-cell office:value-type="float" office:value="38.8138" calcext:value-type="float">
            <text:p>38.8138</text:p>
          </table:table-cell>
          <table:table-cell/>
          <table:table-cell table:formula="of:=([.D447]-[.A447])/0.0166667" office:value-type="float" office:value="-31.6799366401271" calcext:value-type="float">
            <text:p>-31.6799366401271</text:p>
          </table:table-cell>
          <table:table-cell table:formula="of:=ABS([.E447]-[.B447])/0.0166667" office:value-type="float" office:value="716.278567442864" calcext:value-type="float">
            <text:p>716.278567442864</text:p>
          </table:table-cell>
          <table:table-cell table:formula="of:=([.F447]-[.C447])/0.0166667" office:value-type="float" office:value="-15.3899692200617" calcext:value-type="float">
            <text:p>-15.3899692200617</text:p>
          </table:table-cell>
          <table:table-cell table:formula="of:=DEGREES(ATAN(ABS([.F447]-[.C447])/ABS([.E447]-[.B447])))" office:value-type="float" office:value="1.23086836587495" calcext:value-type="float">
            <text:p>1.23086836587495</text:p>
          </table:table-cell>
          <table:table-cell table:formula="of:=SQRT(POWER([.H447];2)+POWER([.I447];2)+POWER([.J447];2))" office:value-type="float" office:value="717.143957456325" calcext:value-type="float">
            <text:p>717.143957456325</text:p>
          </table:table-cell>
        </table:table-row>
        <table:table-row table:style-name="ro1">
          <table:table-cell office:value-type="float" office:value="119.037" calcext:value-type="float">
            <text:p>119.037</text:p>
          </table:table-cell>
          <table:table-cell office:value-type="float" office:value="261.203" calcext:value-type="float">
            <text:p>261.203</text:p>
          </table:table-cell>
          <table:table-cell office:value-type="float" office:value="39.3052" calcext:value-type="float">
            <text:p>39.3052</text:p>
          </table:table-cell>
          <table:table-cell office:value-type="float" office:value="117.564" calcext:value-type="float">
            <text:p>117.564</text:p>
          </table:table-cell>
          <table:table-cell office:value-type="float" office:value="249.098" calcext:value-type="float">
            <text:p>249.098</text:p>
          </table:table-cell>
          <table:table-cell office:value-type="float" office:value="39.0252" calcext:value-type="float">
            <text:p>39.0252</text:p>
          </table:table-cell>
          <table:table-cell/>
          <table:table-cell table:formula="of:=([.D448]-[.A448])/0.0166667" office:value-type="float" office:value="-88.3798232403543" calcext:value-type="float">
            <text:p>-88.3798232403543</text:p>
          </table:table-cell>
          <table:table-cell table:formula="of:=ABS([.E448]-[.B448])/0.0166667" office:value-type="float" office:value="726.298547402903" calcext:value-type="float">
            <text:p>726.298547402903</text:p>
          </table:table-cell>
          <table:table-cell table:formula="of:=([.F448]-[.C448])/0.0166667" office:value-type="float" office:value="-16.7999664000673" calcext:value-type="float">
            <text:p>-16.7999664000673</text:p>
          </table:table-cell>
          <table:table-cell table:formula="of:=DEGREES(ATAN(ABS([.F448]-[.C448])/ABS([.E448]-[.B448])))" office:value-type="float" office:value="1.32506881430703" calcext:value-type="float">
            <text:p>1.32506881430703</text:p>
          </table:table-cell>
          <table:table-cell table:formula="of:=SQRT(POWER([.H448];2)+POWER([.I448];2)+POWER([.J448];2))" office:value-type="float" office:value="731.848899696246" calcext:value-type="float">
            <text:p>731.848899696246</text:p>
          </table:table-cell>
        </table:table-row>
        <table:table-row table:style-name="ro1">
          <table:table-cell office:value-type="float" office:value="118.921" calcext:value-type="float">
            <text:p>118.921</text:p>
          </table:table-cell>
          <table:table-cell office:value-type="float" office:value="255.487" calcext:value-type="float">
            <text:p>255.487</text:p>
          </table:table-cell>
          <table:table-cell office:value-type="float" office:value="39.5663" calcext:value-type="float">
            <text:p>39.5663</text:p>
          </table:table-cell>
          <table:table-cell office:value-type="float" office:value="117.6" calcext:value-type="float">
            <text:p>117.6</text:p>
          </table:table-cell>
          <table:table-cell office:value-type="float" office:value="244.798" calcext:value-type="float">
            <text:p>244.798</text:p>
          </table:table-cell>
          <table:table-cell office:value-type="float" office:value="38.8466" calcext:value-type="float">
            <text:p>38.8466</text:p>
          </table:table-cell>
          <table:table-cell/>
          <table:table-cell table:formula="of:=([.D449]-[.A449])/0.0166667" office:value-type="float" office:value="-79.2598414803178" calcext:value-type="float">
            <text:p>-79.2598414803178</text:p>
          </table:table-cell>
          <table:table-cell table:formula="of:=ABS([.E449]-[.B449])/0.0166667" office:value-type="float" office:value="641.338717322565" calcext:value-type="float">
            <text:p>641.338717322565</text:p>
          </table:table-cell>
          <table:table-cell table:formula="of:=([.F449]-[.C449])/0.0166667" office:value-type="float" office:value="-43.1819136361725" calcext:value-type="float">
            <text:p>-43.1819136361725</text:p>
          </table:table-cell>
          <table:table-cell table:formula="of:=DEGREES(ATAN(ABS([.F449]-[.C449])/ABS([.E449]-[.B449])))" office:value-type="float" office:value="3.85196258068166" calcext:value-type="float">
            <text:p>3.85196258068166</text:p>
          </table:table-cell>
          <table:table-cell table:formula="of:=SQRT(POWER([.H449];2)+POWER([.I449];2)+POWER([.J449];2))" office:value-type="float" office:value="647.658976988446" calcext:value-type="float">
            <text:p>647.658976988446</text:p>
          </table:table-cell>
        </table:table-row>
        <table:table-row table:style-name="ro1">
          <table:table-cell office:value-type="float" office:value="119.531" calcext:value-type="float">
            <text:p>119.531</text:p>
          </table:table-cell>
          <table:table-cell office:value-type="float" office:value="261.191" calcext:value-type="float">
            <text:p>261.191</text:p>
          </table:table-cell>
          <table:table-cell office:value-type="float" office:value="39.0607" calcext:value-type="float">
            <text:p>39.0607</text:p>
          </table:table-cell>
          <table:table-cell office:value-type="float" office:value="118.304" calcext:value-type="float">
            <text:p>118.304</text:p>
          </table:table-cell>
          <table:table-cell office:value-type="float" office:value="251.378" calcext:value-type="float">
            <text:p>251.378</text:p>
          </table:table-cell>
          <table:table-cell office:value-type="float" office:value="38.1393" calcext:value-type="float">
            <text:p>38.1393</text:p>
          </table:table-cell>
          <table:table-cell/>
          <table:table-cell table:formula="of:=([.D450]-[.A450])/0.0166667" office:value-type="float" office:value="-73.6198527602947" calcext:value-type="float">
            <text:p>-73.6198527602947</text:p>
          </table:table-cell>
          <table:table-cell table:formula="of:=ABS([.E450]-[.B450])/0.0166667" office:value-type="float" office:value="588.778822442354" calcext:value-type="float">
            <text:p>588.778822442354</text:p>
          </table:table-cell>
          <table:table-cell table:formula="of:=([.F450]-[.C450])/0.0166667" office:value-type="float" office:value="-55.283889432221" calcext:value-type="float">
            <text:p>-55.283889432221</text:p>
          </table:table-cell>
          <table:table-cell table:formula="of:=DEGREES(ATAN(ABS([.F450]-[.C450])/ABS([.E450]-[.B450])))" office:value-type="float" office:value="5.36410885189191" calcext:value-type="float">
            <text:p>5.36410885189191</text:p>
          </table:table-cell>
          <table:table-cell table:formula="of:=SQRT(POWER([.H450];2)+POWER([.I450];2)+POWER([.J450];2))" office:value-type="float" office:value="595.93346349052" calcext:value-type="float">
            <text:p>595.93346349052</text:p>
          </table:table-cell>
        </table:table-row>
        <table:table-row table:style-name="ro1">
          <table:table-cell office:value-type="float" office:value="120.499" calcext:value-type="float">
            <text:p>120.499</text:p>
          </table:table-cell>
          <table:table-cell office:value-type="float" office:value="263.391" calcext:value-type="float">
            <text:p>263.391</text:p>
          </table:table-cell>
          <table:table-cell office:value-type="float" office:value="38.9192" calcext:value-type="float">
            <text:p>38.9192</text:p>
          </table:table-cell>
          <table:table-cell office:value-type="float" office:value="119.333" calcext:value-type="float">
            <text:p>119.333</text:p>
          </table:table-cell>
          <table:table-cell office:value-type="float" office:value="252.26" calcext:value-type="float">
            <text:p>252.26</text:p>
          </table:table-cell>
          <table:table-cell office:value-type="float" office:value="38.6911" calcext:value-type="float">
            <text:p>38.6911</text:p>
          </table:table-cell>
          <table:table-cell/>
          <table:table-cell table:formula="of:=([.D451]-[.A451])/0.0166667" office:value-type="float" office:value="-69.9598600802797" calcext:value-type="float">
            <text:p>-69.9598600802797</text:p>
          </table:table-cell>
          <table:table-cell table:formula="of:=ABS([.E451]-[.B451])/0.0166667" office:value-type="float" office:value="667.858664282673" calcext:value-type="float">
            <text:p>667.858664282673</text:p>
          </table:table-cell>
          <table:table-cell table:formula="of:=([.F451]-[.C451])/0.0166667" office:value-type="float" office:value="-13.685972628055" calcext:value-type="float">
            <text:p>-13.685972628055</text:p>
          </table:table-cell>
          <table:table-cell table:formula="of:=DEGREES(ATAN(ABS([.F451]-[.C451])/ABS([.E451]-[.B451])))" office:value-type="float" office:value="1.17395906629411" calcext:value-type="float">
            <text:p>1.17395906629411</text:p>
          </table:table-cell>
          <table:table-cell table:formula="of:=SQRT(POWER([.H451];2)+POWER([.I451];2)+POWER([.J451];2))" office:value-type="float" office:value="671.652353026969" calcext:value-type="float">
            <text:p>671.652353026969</text:p>
          </table:table-cell>
        </table:table-row>
        <table:table-row table:style-name="ro1">
          <table:table-cell office:value-type="float" office:value="119.915" calcext:value-type="float">
            <text:p>119.915</text:p>
          </table:table-cell>
          <table:table-cell office:value-type="float" office:value="262.38" calcext:value-type="float">
            <text:p>262.38</text:p>
          </table:table-cell>
          <table:table-cell office:value-type="float" office:value="38.6097" calcext:value-type="float">
            <text:p>38.6097</text:p>
          </table:table-cell>
          <table:table-cell office:value-type="float" office:value="118.429" calcext:value-type="float">
            <text:p>118.429</text:p>
          </table:table-cell>
          <table:table-cell office:value-type="float" office:value="250.269" calcext:value-type="float">
            <text:p>250.269</text:p>
          </table:table-cell>
          <table:table-cell office:value-type="float" office:value="38.0978" calcext:value-type="float">
            <text:p>38.0978</text:p>
          </table:table-cell>
          <table:table-cell/>
          <table:table-cell table:formula="of:=([.D452]-[.A452])/0.0166667" office:value-type="float" office:value="-89.1598216803569" calcext:value-type="float">
            <text:p>-89.1598216803569</text:p>
          </table:table-cell>
          <table:table-cell table:formula="of:=ABS([.E452]-[.B452])/0.0166667" office:value-type="float" office:value="726.658546682906" calcext:value-type="float">
            <text:p>726.658546682906</text:p>
          </table:table-cell>
          <table:table-cell table:formula="of:=([.F452]-[.C452])/0.0166667" office:value-type="float" office:value="-30.7139385721227" calcext:value-type="float">
            <text:p>-30.7139385721227</text:p>
          </table:table-cell>
          <table:table-cell table:formula="of:=DEGREES(ATAN(ABS([.F452]-[.C452])/ABS([.E452]-[.B452])))" office:value-type="float" office:value="2.42030072647516" calcext:value-type="float">
            <text:p>2.42030072647516</text:p>
          </table:table-cell>
          <table:table-cell table:formula="of:=SQRT(POWER([.H452];2)+POWER([.I452];2)+POWER([.J452];2))" office:value-type="float" office:value="732.751979384565" calcext:value-type="float">
            <text:p>732.751979384565</text:p>
          </table:table-cell>
        </table:table-row>
        <table:table-row table:style-name="ro1">
          <table:table-cell office:value-type="float" office:value="120.285" calcext:value-type="float">
            <text:p>120.285</text:p>
          </table:table-cell>
          <table:table-cell office:value-type="float" office:value="261.93" calcext:value-type="float">
            <text:p>261.93</text:p>
          </table:table-cell>
          <table:table-cell office:value-type="float" office:value="40.6291" calcext:value-type="float">
            <text:p>40.6291</text:p>
          </table:table-cell>
          <table:table-cell office:value-type="float" office:value="118.671" calcext:value-type="float">
            <text:p>118.671</text:p>
          </table:table-cell>
          <table:table-cell office:value-type="float" office:value="250.977" calcext:value-type="float">
            <text:p>250.977</text:p>
          </table:table-cell>
          <table:table-cell office:value-type="float" office:value="40.1113" calcext:value-type="float">
            <text:p>40.1113</text:p>
          </table:table-cell>
          <table:table-cell/>
          <table:table-cell table:formula="of:=([.D453]-[.A453])/0.0166667" office:value-type="float" office:value="-96.8398063203868" calcext:value-type="float">
            <text:p>-96.8398063203868</text:p>
          </table:table-cell>
          <table:table-cell table:formula="of:=ABS([.E453]-[.B453])/0.0166667" office:value-type="float" office:value="657.178685642629" calcext:value-type="float">
            <text:p>657.178685642629</text:p>
          </table:table-cell>
          <table:table-cell table:formula="of:=([.F453]-[.C453])/0.0166667" office:value-type="float" office:value="-31.0679378641243" calcext:value-type="float">
            <text:p>-31.0679378641243</text:p>
          </table:table-cell>
          <table:table-cell table:formula="of:=DEGREES(ATAN(ABS([.F453]-[.C453])/ABS([.E453]-[.B453])))" office:value-type="float" office:value="2.70662674538545" calcext:value-type="float">
            <text:p>2.70662674538545</text:p>
          </table:table-cell>
          <table:table-cell table:formula="of:=SQRT(POWER([.H453];2)+POWER([.I453];2)+POWER([.J453];2))" office:value-type="float" office:value="665.001496024086" calcext:value-type="float">
            <text:p>665.001496024086</text:p>
          </table:table-cell>
        </table:table-row>
        <table:table-row table:style-name="ro1">
          <table:table-cell office:value-type="float" office:value="120.413" calcext:value-type="float">
            <text:p>120.413</text:p>
          </table:table-cell>
          <table:table-cell office:value-type="float" office:value="258.51" calcext:value-type="float">
            <text:p>258.51</text:p>
          </table:table-cell>
          <table:table-cell office:value-type="float" office:value="40.4802" calcext:value-type="float">
            <text:p>40.4802</text:p>
          </table:table-cell>
          <table:table-cell office:value-type="float" office:value="118.45" calcext:value-type="float">
            <text:p>118.45</text:p>
          </table:table-cell>
          <table:table-cell office:value-type="float" office:value="248.83" calcext:value-type="float">
            <text:p>248.83</text:p>
          </table:table-cell>
          <table:table-cell office:value-type="float" office:value="40.0128" calcext:value-type="float">
            <text:p>40.0128</text:p>
          </table:table-cell>
          <table:table-cell/>
          <table:table-cell table:formula="of:=([.D454]-[.A454])/0.0166667" office:value-type="float" office:value="-117.779764440471" calcext:value-type="float">
            <text:p>-117.779764440471</text:p>
          </table:table-cell>
          <table:table-cell table:formula="of:=ABS([.E454]-[.B454])/0.0166667" office:value-type="float" office:value="580.798838402322" calcext:value-type="float">
            <text:p>580.798838402322</text:p>
          </table:table-cell>
          <table:table-cell table:formula="of:=([.F454]-[.C454])/0.0166667" office:value-type="float" office:value="-28.0439439121125" calcext:value-type="float">
            <text:p>-28.0439439121125</text:p>
          </table:table-cell>
          <table:table-cell table:formula="of:=DEGREES(ATAN(ABS([.F454]-[.C454])/ABS([.E454]-[.B454])))" office:value-type="float" office:value="2.76438680446414" calcext:value-type="float">
            <text:p>2.76438680446414</text:p>
          </table:table-cell>
          <table:table-cell table:formula="of:=SQRT(POWER([.H454];2)+POWER([.I454];2)+POWER([.J454];2))" office:value-type="float" office:value="593.283934041101" calcext:value-type="float">
            <text:p>593.283934041101</text:p>
          </table:table-cell>
        </table:table-row>
        <table:table-row table:style-name="ro1">
          <table:table-cell office:value-type="float" office:value="120.441" calcext:value-type="float">
            <text:p>120.441</text:p>
          </table:table-cell>
          <table:table-cell office:value-type="float" office:value="258.607" calcext:value-type="float">
            <text:p>258.607</text:p>
          </table:table-cell>
          <table:table-cell office:value-type="float" office:value="39.981" calcext:value-type="float">
            <text:p>39.981</text:p>
          </table:table-cell>
          <table:table-cell office:value-type="float" office:value="119.586" calcext:value-type="float">
            <text:p>119.586</text:p>
          </table:table-cell>
          <table:table-cell office:value-type="float" office:value="254.528" calcext:value-type="float">
            <text:p>254.528</text:p>
          </table:table-cell>
          <table:table-cell office:value-type="float" office:value="38.289" calcext:value-type="float">
            <text:p>38.289</text:p>
          </table:table-cell>
          <table:table-cell/>
          <table:table-cell table:formula="of:=([.D455]-[.A455])/0.0166667" office:value-type="float" office:value="-51.2998974002054" calcext:value-type="float">
            <text:p>-51.2998974002054</text:p>
          </table:table-cell>
          <table:table-cell table:formula="of:=ABS([.E455]-[.B455])/0.0166667" office:value-type="float" office:value="244.739510520981" calcext:value-type="float">
            <text:p>244.739510520981</text:p>
          </table:table-cell>
          <table:table-cell table:formula="of:=([.F455]-[.C455])/0.0166667" office:value-type="float" office:value="-101.519796960406" calcext:value-type="float">
            <text:p>-101.519796960406</text:p>
          </table:table-cell>
          <table:table-cell table:formula="of:=DEGREES(ATAN(ABS([.F455]-[.C455])/ABS([.E455]-[.B455])))" office:value-type="float" office:value="22.5290429098448" calcext:value-type="float">
            <text:p>22.5290429098448</text:p>
          </table:table-cell>
          <table:table-cell table:formula="of:=SQRT(POWER([.H455];2)+POWER([.I455];2)+POWER([.J455];2))" office:value-type="float" office:value="269.880300611592" calcext:value-type="float">
            <text:p>269.880300611592</text:p>
          </table:table-cell>
        </table:table-row>
        <table:table-row table:style-name="ro1">
          <table:table-cell office:value-type="float" office:value="120.257" calcext:value-type="float">
            <text:p>120.257</text:p>
          </table:table-cell>
          <table:table-cell office:value-type="float" office:value="258.815" calcext:value-type="float">
            <text:p>258.815</text:p>
          </table:table-cell>
          <table:table-cell office:value-type="float" office:value="38.9804" calcext:value-type="float">
            <text:p>38.9804</text:p>
          </table:table-cell>
          <table:table-cell office:value-type="float" office:value="118.074" calcext:value-type="float">
            <text:p>118.074</text:p>
          </table:table-cell>
          <table:table-cell office:value-type="float" office:value="246.966" calcext:value-type="float">
            <text:p>246.966</text:p>
          </table:table-cell>
          <table:table-cell office:value-type="float" office:value="38.4545" calcext:value-type="float">
            <text:p>38.4545</text:p>
          </table:table-cell>
          <table:table-cell/>
          <table:table-cell table:formula="of:=([.D456]-[.A456])/0.0166667" office:value-type="float" office:value="-130.979738040524" calcext:value-type="float">
            <text:p>-130.979738040524</text:p>
          </table:table-cell>
          <table:table-cell table:formula="of:=ABS([.E456]-[.B456])/0.0166667" office:value-type="float" office:value="710.938578122843" calcext:value-type="float">
            <text:p>710.938578122843</text:p>
          </table:table-cell>
          <table:table-cell table:formula="of:=([.F456]-[.C456])/0.0166667" office:value-type="float" office:value="-31.5539368921262" calcext:value-type="float">
            <text:p>-31.5539368921262</text:p>
          </table:table-cell>
          <table:table-cell table:formula="of:=DEGREES(ATAN(ABS([.F456]-[.C456])/ABS([.E456]-[.B456])))" office:value-type="float" office:value="2.54131895326939" calcext:value-type="float">
            <text:p>2.54131895326939</text:p>
          </table:table-cell>
          <table:table-cell table:formula="of:=SQRT(POWER([.H456];2)+POWER([.I456];2)+POWER([.J456];2))" office:value-type="float" office:value="723.591738878967" calcext:value-type="float">
            <text:p>723.591738878967</text:p>
          </table:table-cell>
        </table:table-row>
        <table:table-row table:style-name="ro1">
          <table:table-cell office:value-type="float" office:value="121.583" calcext:value-type="float">
            <text:p>121.583</text:p>
          </table:table-cell>
          <table:table-cell office:value-type="float" office:value="264.385" calcext:value-type="float">
            <text:p>264.385</text:p>
          </table:table-cell>
          <table:table-cell office:value-type="float" office:value="38.9854" calcext:value-type="float">
            <text:p>38.9854</text:p>
          </table:table-cell>
          <table:table-cell office:value-type="float" office:value="119.837" calcext:value-type="float">
            <text:p>119.837</text:p>
          </table:table-cell>
          <table:table-cell office:value-type="float" office:value="254.54" calcext:value-type="float">
            <text:p>254.54</text:p>
          </table:table-cell>
          <table:table-cell office:value-type="float" office:value="38.045" calcext:value-type="float">
            <text:p>38.045</text:p>
          </table:table-cell>
          <table:table-cell/>
          <table:table-cell table:formula="of:=([.D457]-[.A457])/0.0166667" office:value-type="float" office:value="-104.759790480419" calcext:value-type="float">
            <text:p>-104.759790480419</text:p>
          </table:table-cell>
          <table:table-cell table:formula="of:=ABS([.E457]-[.B457])/0.0166667" office:value-type="float" office:value="590.698818602363" calcext:value-type="float">
            <text:p>590.698818602363</text:p>
          </table:table-cell>
          <table:table-cell table:formula="of:=([.F457]-[.C457])/0.0166667" office:value-type="float" office:value="-56.4238871522255" calcext:value-type="float">
            <text:p>-56.4238871522255</text:p>
          </table:table-cell>
          <table:table-cell table:formula="of:=DEGREES(ATAN(ABS([.F457]-[.C457])/ABS([.E457]-[.B457])))" office:value-type="float" office:value="5.45637066781918" calcext:value-type="float">
            <text:p>5.45637066781918</text:p>
          </table:table-cell>
          <table:table-cell table:formula="of:=SQRT(POWER([.H457];2)+POWER([.I457];2)+POWER([.J457];2))" office:value-type="float" office:value="602.56399082678" calcext:value-type="float">
            <text:p>602.56399082678</text:p>
          </table:table-cell>
        </table:table-row>
        <table:table-row table:style-name="ro1">
          <table:table-cell office:value-type="float" office:value="119.902" calcext:value-type="float">
            <text:p>119.902</text:p>
          </table:table-cell>
          <table:table-cell office:value-type="float" office:value="257.738" calcext:value-type="float">
            <text:p>257.738</text:p>
          </table:table-cell>
          <table:table-cell office:value-type="float" office:value="38.9282" calcext:value-type="float">
            <text:p>38.9282</text:p>
          </table:table-cell>
          <table:table-cell office:value-type="float" office:value="117.728" calcext:value-type="float">
            <text:p>117.728</text:p>
          </table:table-cell>
          <table:table-cell office:value-type="float" office:value="248.133" calcext:value-type="float">
            <text:p>248.133</text:p>
          </table:table-cell>
          <table:table-cell office:value-type="float" office:value="38.2478" calcext:value-type="float">
            <text:p>38.2478</text:p>
          </table:table-cell>
          <table:table-cell/>
          <table:table-cell table:formula="of:=([.D458]-[.A458])/0.0166667" office:value-type="float" office:value="-130.439739120522" calcext:value-type="float">
            <text:p>-130.439739120522</text:p>
          </table:table-cell>
          <table:table-cell table:formula="of:=ABS([.E458]-[.B458])/0.0166667" office:value-type="float" office:value="576.298847402305" calcext:value-type="float">
            <text:p>576.298847402305</text:p>
          </table:table-cell>
          <table:table-cell table:formula="of:=([.F458]-[.C458])/0.0166667" office:value-type="float" office:value="-40.8239183521632" calcext:value-type="float">
            <text:p>-40.8239183521632</text:p>
          </table:table-cell>
          <table:table-cell table:formula="of:=DEGREES(ATAN(ABS([.F458]-[.C458])/ABS([.E458]-[.B458])))" office:value-type="float" office:value="4.05195587797277" calcext:value-type="float">
            <text:p>4.05195587797277</text:p>
          </table:table-cell>
          <table:table-cell table:formula="of:=SQRT(POWER([.H458];2)+POWER([.I458];2)+POWER([.J458];2))" office:value-type="float" office:value="592.284964665387" calcext:value-type="float">
            <text:p>592.284964665387</text:p>
          </table:table-cell>
        </table:table-row>
        <table:table-row table:style-name="ro1">
          <table:table-cell office:value-type="float" office:value="121.238" calcext:value-type="float">
            <text:p>121.238</text:p>
          </table:table-cell>
          <table:table-cell office:value-type="float" office:value="261.044" calcext:value-type="float">
            <text:p>261.044</text:p>
          </table:table-cell>
          <table:table-cell office:value-type="float" office:value="38.5873" calcext:value-type="float">
            <text:p>38.5873</text:p>
          </table:table-cell>
          <table:table-cell office:value-type="float" office:value="119.135" calcext:value-type="float">
            <text:p>119.135</text:p>
          </table:table-cell>
          <table:table-cell office:value-type="float" office:value="250.187" calcext:value-type="float">
            <text:p>250.187</text:p>
          </table:table-cell>
          <table:table-cell office:value-type="float" office:value="38.1073" calcext:value-type="float">
            <text:p>38.1073</text:p>
          </table:table-cell>
          <table:table-cell/>
          <table:table-cell table:formula="of:=([.D459]-[.A459])/0.0166667" office:value-type="float" office:value="-126.179747640504" calcext:value-type="float">
            <text:p>-126.179747640504</text:p>
          </table:table-cell>
          <table:table-cell table:formula="of:=ABS([.E459]-[.B459])/0.0166667" office:value-type="float" office:value="651.418697162604" calcext:value-type="float">
            <text:p>651.418697162604</text:p>
          </table:table-cell>
          <table:table-cell table:formula="of:=([.F459]-[.C459])/0.0166667" office:value-type="float" office:value="-28.799942400115" calcext:value-type="float">
            <text:p>-28.799942400115</text:p>
          </table:table-cell>
          <table:table-cell table:formula="of:=DEGREES(ATAN(ABS([.F459]-[.C459])/ABS([.E459]-[.B459])))" office:value-type="float" office:value="2.53146140704068" calcext:value-type="float">
            <text:p>2.53146140704068</text:p>
          </table:table-cell>
          <table:table-cell table:formula="of:=SQRT(POWER([.H459];2)+POWER([.I459];2)+POWER([.J459];2))" office:value-type="float" office:value="664.15140172245" calcext:value-type="float">
            <text:p>664.15140172245</text:p>
          </table:table-cell>
        </table:table-row>
        <table:table-row table:style-name="ro1">
          <table:table-cell office:value-type="float" office:value="120.053" calcext:value-type="float">
            <text:p>120.053</text:p>
          </table:table-cell>
          <table:table-cell office:value-type="float" office:value="261.269" calcext:value-type="float">
            <text:p>261.269</text:p>
          </table:table-cell>
          <table:table-cell office:value-type="float" office:value="38.314" calcext:value-type="float">
            <text:p>38.314</text:p>
          </table:table-cell>
          <table:table-cell office:value-type="float" office:value="118.567" calcext:value-type="float">
            <text:p>118.567</text:p>
          </table:table-cell>
          <table:table-cell office:value-type="float" office:value="249.21" calcext:value-type="float">
            <text:p>249.21</text:p>
          </table:table-cell>
          <table:table-cell office:value-type="float" office:value="37.8109" calcext:value-type="float">
            <text:p>37.8109</text:p>
          </table:table-cell>
          <table:table-cell/>
          <table:table-cell table:formula="of:=([.D460]-[.A460])/0.0166667" office:value-type="float" office:value="-89.1598216803569" calcext:value-type="float">
            <text:p>-89.1598216803569</text:p>
          </table:table-cell>
          <table:table-cell table:formula="of:=ABS([.E460]-[.B460])/0.0166667" office:value-type="float" office:value="723.538552922894" calcext:value-type="float">
            <text:p>723.538552922894</text:p>
          </table:table-cell>
          <table:table-cell table:formula="of:=([.F460]-[.C460])/0.0166667" office:value-type="float" office:value="-30.1859396281209" calcext:value-type="float">
            <text:p>-30.1859396281209</text:p>
          </table:table-cell>
          <table:table-cell table:formula="of:=DEGREES(ATAN(ABS([.F460]-[.C460])/ABS([.E460]-[.B460])))" office:value-type="float" office:value="2.38898748286806" calcext:value-type="float">
            <text:p>2.38898748286806</text:p>
          </table:table-cell>
          <table:table-cell table:formula="of:=SQRT(POWER([.H460];2)+POWER([.I460];2)+POWER([.J460];2))" office:value-type="float" office:value="729.636006731481" calcext:value-type="float">
            <text:p>729.636006731481</text:p>
          </table:table-cell>
        </table:table-row>
        <table:table-row table:style-name="ro1">
          <table:table-cell office:value-type="float" office:value="117.991" calcext:value-type="float">
            <text:p>117.991</text:p>
          </table:table-cell>
          <table:table-cell office:value-type="float" office:value="260.301" calcext:value-type="float">
            <text:p>260.301</text:p>
          </table:table-cell>
          <table:table-cell office:value-type="float" office:value="38.7401" calcext:value-type="float">
            <text:p>38.7401</text:p>
          </table:table-cell>
          <table:table-cell office:value-type="float" office:value="116.663" calcext:value-type="float">
            <text:p>116.663</text:p>
          </table:table-cell>
          <table:table-cell office:value-type="float" office:value="249.337" calcext:value-type="float">
            <text:p>249.337</text:p>
          </table:table-cell>
          <table:table-cell office:value-type="float" office:value="38.2776" calcext:value-type="float">
            <text:p>38.2776</text:p>
          </table:table-cell>
          <table:table-cell/>
          <table:table-cell table:formula="of:=([.D461]-[.A461])/0.0166667" office:value-type="float" office:value="-79.6798406403189" calcext:value-type="float">
            <text:p>-79.6798406403189</text:p>
          </table:table-cell>
          <table:table-cell table:formula="of:=ABS([.E461]-[.B461])/0.0166667" office:value-type="float" office:value="657.838684322631" calcext:value-type="float">
            <text:p>657.838684322631</text:p>
          </table:table-cell>
          <table:table-cell table:formula="of:=([.F461]-[.C461])/0.0166667" office:value-type="float" office:value="-27.7499445001109" calcext:value-type="float">
            <text:p>-27.7499445001109</text:p>
          </table:table-cell>
          <table:table-cell table:formula="of:=DEGREES(ATAN(ABS([.F461]-[.C461])/ABS([.E461]-[.B461])))" office:value-type="float" office:value="2.41550499269464" calcext:value-type="float">
            <text:p>2.41550499269464</text:p>
          </table:table-cell>
          <table:table-cell table:formula="of:=SQRT(POWER([.H461];2)+POWER([.I461];2)+POWER([.J461];2))" office:value-type="float" office:value="663.227465516588" calcext:value-type="float">
            <text:p>663.227465516588</text:p>
          </table:table-cell>
        </table:table-row>
        <table:table-row table:style-name="ro1">
          <table:table-cell office:value-type="float" office:value="94.7587" calcext:value-type="float">
            <text:p>94.7587</text:p>
          </table:table-cell>
          <table:table-cell office:value-type="float" office:value="267.713" calcext:value-type="float">
            <text:p>267.713</text:p>
          </table:table-cell>
          <table:table-cell office:value-type="float" office:value="38.6296" calcext:value-type="float">
            <text:p>38.6296</text:p>
          </table:table-cell>
          <table:table-cell office:value-type="float" office:value="93.0326" calcext:value-type="float">
            <text:p>93.0326</text:p>
          </table:table-cell>
          <table:table-cell office:value-type="float" office:value="257.21" calcext:value-type="float">
            <text:p>257.21</text:p>
          </table:table-cell>
          <table:table-cell office:value-type="float" office:value="38.0278" calcext:value-type="float">
            <text:p>38.0278</text:p>
          </table:table-cell>
          <table:table-cell/>
          <table:table-cell table:formula="of:=([.D462]-[.A462])/0.0166667" office:value-type="float" office:value="-103.565792868414" calcext:value-type="float">
            <text:p>-103.565792868414</text:p>
          </table:table-cell>
          <table:table-cell table:formula="of:=ABS([.E462]-[.B462])/0.0166667" office:value-type="float" office:value="630.178739642523" calcext:value-type="float">
            <text:p>630.178739642523</text:p>
          </table:table-cell>
          <table:table-cell table:formula="of:=([.F462]-[.C462])/0.0166667" office:value-type="float" office:value="-36.1079277841447" calcext:value-type="float">
            <text:p>-36.1079277841447</text:p>
          </table:table-cell>
          <table:table-cell table:formula="of:=DEGREES(ATAN(ABS([.F462]-[.C462])/ABS([.E462]-[.B462])))" office:value-type="float" office:value="3.2793430838448" calcext:value-type="float">
            <text:p>3.2793430838448</text:p>
          </table:table-cell>
          <table:table-cell table:formula="of:=SQRT(POWER([.H462];2)+POWER([.I462];2)+POWER([.J462];2))" office:value-type="float" office:value="639.652170948217" calcext:value-type="float">
            <text:p>639.652170948217</text:p>
          </table:table-cell>
        </table:table-row>
        <table:table-row table:style-name="ro1">
          <table:table-cell office:value-type="float" office:value="82.6977" calcext:value-type="float">
            <text:p>82.6977</text:p>
          </table:table-cell>
          <table:table-cell office:value-type="float" office:value="260.185" calcext:value-type="float">
            <text:p>260.185</text:p>
          </table:table-cell>
          <table:table-cell office:value-type="float" office:value="38.5652" calcext:value-type="float">
            <text:p>38.5652</text:p>
          </table:table-cell>
          <table:table-cell office:value-type="float" office:value="81.1983" calcext:value-type="float">
            <text:p>81.1983</text:p>
          </table:table-cell>
          <table:table-cell office:value-type="float" office:value="247.406" calcext:value-type="float">
            <text:p>247.406</text:p>
          </table:table-cell>
          <table:table-cell office:value-type="float" office:value="38.4426" calcext:value-type="float">
            <text:p>38.4426</text:p>
          </table:table-cell>
          <table:table-cell/>
          <table:table-cell table:formula="of:=([.D463]-[.A463])/0.0166667" office:value-type="float" office:value="-89.9638200723595" calcext:value-type="float">
            <text:p>-89.9638200723595</text:p>
          </table:table-cell>
          <table:table-cell table:formula="of:=ABS([.E463]-[.B463])/0.0166667" office:value-type="float" office:value="766.738466523067" calcext:value-type="float">
            <text:p>766.738466523067</text:p>
          </table:table-cell>
          <table:table-cell table:formula="of:=([.F463]-[.C463])/0.0166667" office:value-type="float" office:value="-7.35598528802933" calcext:value-type="float">
            <text:p>-7.35598528802933</text:p>
          </table:table-cell>
          <table:table-cell table:formula="of:=DEGREES(ATAN(ABS([.F463]-[.C463])/ABS([.E463]-[.B463])))" office:value-type="float" office:value="0.549671106067624" calcext:value-type="float">
            <text:p>0.549671106067624</text:p>
          </table:table-cell>
          <table:table-cell table:formula="of:=SQRT(POWER([.H463];2)+POWER([.I463];2)+POWER([.J463];2))" office:value-type="float" office:value="772.0333383266" calcext:value-type="float">
            <text:p>772.0333383266</text:p>
          </table:table-cell>
        </table:table-row>
        <table:table-row table:style-name="ro1">
          <table:table-cell office:value-type="float" office:value="81.4409" calcext:value-type="float">
            <text:p>81.4409</text:p>
          </table:table-cell>
          <table:table-cell office:value-type="float" office:value="269.703" calcext:value-type="float">
            <text:p>269.703</text:p>
          </table:table-cell>
          <table:table-cell office:value-type="float" office:value="38.9008" calcext:value-type="float">
            <text:p>38.9008</text:p>
          </table:table-cell>
          <table:table-cell office:value-type="float" office:value="79.9947" calcext:value-type="float">
            <text:p>79.9947</text:p>
          </table:table-cell>
          <table:table-cell office:value-type="float" office:value="258.889" calcext:value-type="float">
            <text:p>258.889</text:p>
          </table:table-cell>
          <table:table-cell office:value-type="float" office:value="38.0886" calcext:value-type="float">
            <text:p>38.0886</text:p>
          </table:table-cell>
          <table:table-cell/>
          <table:table-cell table:formula="of:=([.D464]-[.A464])/0.0166667" office:value-type="float" office:value="-86.7718264563474" calcext:value-type="float">
            <text:p>-86.7718264563474</text:p>
          </table:table-cell>
          <table:table-cell table:formula="of:=ABS([.E464]-[.B464])/0.0166667" office:value-type="float" office:value="648.838702322593" calcext:value-type="float">
            <text:p>648.838702322593</text:p>
          </table:table-cell>
          <table:table-cell table:formula="of:=([.F464]-[.C464])/0.0166667" office:value-type="float" office:value="-48.7319025361948" calcext:value-type="float">
            <text:p>-48.7319025361948</text:p>
          </table:table-cell>
          <table:table-cell table:formula="of:=DEGREES(ATAN(ABS([.F464]-[.C464])/ABS([.E464]-[.B464])))" office:value-type="float" office:value="4.29521224019391" calcext:value-type="float">
            <text:p>4.29521224019391</text:p>
          </table:table-cell>
          <table:table-cell table:formula="of:=SQRT(POWER([.H464];2)+POWER([.I464];2)+POWER([.J464];2))" office:value-type="float" office:value="656.426545641654" calcext:value-type="float">
            <text:p>656.426545641654</text:p>
          </table:table-cell>
        </table:table-row>
        <table:table-row table:style-name="ro1">
          <table:table-cell office:value-type="float" office:value="81.0873" calcext:value-type="float">
            <text:p>81.0873</text:p>
          </table:table-cell>
          <table:table-cell office:value-type="float" office:value="264.721" calcext:value-type="float">
            <text:p>264.721</text:p>
          </table:table-cell>
          <table:table-cell office:value-type="float" office:value="39.2598" calcext:value-type="float">
            <text:p>39.2598</text:p>
          </table:table-cell>
          <table:table-cell office:value-type="float" office:value="79.6619" calcext:value-type="float">
            <text:p>79.6619</text:p>
          </table:table-cell>
          <table:table-cell office:value-type="float" office:value="254.026" calcext:value-type="float">
            <text:p>254.026</text:p>
          </table:table-cell>
          <table:table-cell office:value-type="float" office:value="38.9463" calcext:value-type="float">
            <text:p>38.9463</text:p>
          </table:table-cell>
          <table:table-cell/>
          <table:table-cell table:formula="of:=([.D465]-[.A465])/0.0166667" office:value-type="float" office:value="-85.5238289523419" calcext:value-type="float">
            <text:p>-85.5238289523419</text:p>
          </table:table-cell>
          <table:table-cell table:formula="of:=ABS([.E465]-[.B465])/0.0166667" office:value-type="float" office:value="641.698716602566" calcext:value-type="float">
            <text:p>641.698716602566</text:p>
          </table:table-cell>
          <table:table-cell table:formula="of:=([.F465]-[.C465])/0.0166667" office:value-type="float" office:value="-18.8099623800751" calcext:value-type="float">
            <text:p>-18.8099623800751</text:p>
          </table:table-cell>
          <table:table-cell table:formula="of:=DEGREES(ATAN(ABS([.F465]-[.C465])/ABS([.E465]-[.B465])))" office:value-type="float" office:value="1.67901682265116" calcext:value-type="float">
            <text:p>1.67901682265116</text:p>
          </table:table-cell>
          <table:table-cell table:formula="of:=SQRT(POWER([.H465];2)+POWER([.I465];2)+POWER([.J465];2))" office:value-type="float" office:value="647.646032098391" calcext:value-type="float">
            <text:p>647.646032098391</text:p>
          </table:table-cell>
        </table:table-row>
        <table:table-row table:style-name="ro1">
          <table:table-cell office:value-type="float" office:value="68.0693" calcext:value-type="float">
            <text:p>68.0693</text:p>
          </table:table-cell>
          <table:table-cell office:value-type="float" office:value="262.197" calcext:value-type="float">
            <text:p>262.197</text:p>
          </table:table-cell>
          <table:table-cell office:value-type="float" office:value="38.5935" calcext:value-type="float">
            <text:p>38.5935</text:p>
          </table:table-cell>
          <table:table-cell office:value-type="float" office:value="66.7327" calcext:value-type="float">
            <text:p>66.7327</text:p>
          </table:table-cell>
          <table:table-cell office:value-type="float" office:value="248.941" calcext:value-type="float">
            <text:p>248.941</text:p>
          </table:table-cell>
          <table:table-cell office:value-type="float" office:value="38.5385" calcext:value-type="float">
            <text:p>38.5385</text:p>
          </table:table-cell>
          <table:table-cell/>
          <table:table-cell table:formula="of:=([.D466]-[.A466])/0.0166667" office:value-type="float" office:value="-80.195839608321" calcext:value-type="float">
            <text:p>-80.195839608321</text:p>
          </table:table-cell>
          <table:table-cell table:formula="of:=ABS([.E466]-[.B466])/0.0166667" office:value-type="float" office:value="795.358409283181" calcext:value-type="float">
            <text:p>795.358409283181</text:p>
          </table:table-cell>
          <table:table-cell table:formula="of:=([.F466]-[.C466])/0.0166667" office:value-type="float" office:value="-3.29999340001318" calcext:value-type="float">
            <text:p>-3.29999340001318</text:p>
          </table:table-cell>
          <table:table-cell table:formula="of:=DEGREES(ATAN(ABS([.F466]-[.C466])/ABS([.E466]-[.B466])))" office:value-type="float" office:value="0.237722524943967" calcext:value-type="float">
            <text:p>0.237722524943967</text:p>
          </table:table-cell>
          <table:table-cell table:formula="of:=SQRT(POWER([.H466];2)+POWER([.I466];2)+POWER([.J466];2))" office:value-type="float" office:value="799.398062209558" calcext:value-type="float">
            <text:p>799.398062209558</text:p>
          </table:table-cell>
        </table:table-row>
        <table:table-row table:style-name="ro1">
          <table:table-cell office:value-type="float" office:value="57.7771" calcext:value-type="float">
            <text:p>57.7771</text:p>
          </table:table-cell>
          <table:table-cell office:value-type="float" office:value="262.792" calcext:value-type="float">
            <text:p>262.792</text:p>
          </table:table-cell>
          <table:table-cell office:value-type="float" office:value="38.8342" calcext:value-type="float">
            <text:p>38.8342</text:p>
          </table:table-cell>
          <table:table-cell office:value-type="float" office:value="57.8415" calcext:value-type="float">
            <text:p>57.8415</text:p>
          </table:table-cell>
          <table:table-cell office:value-type="float" office:value="251.952" calcext:value-type="float">
            <text:p>251.952</text:p>
          </table:table-cell>
          <table:table-cell office:value-type="float" office:value="38.3248" calcext:value-type="float">
            <text:p>38.3248</text:p>
          </table:table-cell>
          <table:table-cell/>
          <table:table-cell table:formula="of:=([.D467]-[.A467])/0.0166667" office:value-type="float" office:value="3.86399227201583" calcext:value-type="float">
            <text:p>3.86399227201583</text:p>
          </table:table-cell>
          <table:table-cell table:formula="of:=ABS([.E467]-[.B467])/0.0166667" office:value-type="float" office:value="650.3986992026" calcext:value-type="float">
            <text:p>650.3986992026</text:p>
          </table:table-cell>
          <table:table-cell table:formula="of:=([.F467]-[.C467])/0.0166667" office:value-type="float" office:value="-30.5639388721222" calcext:value-type="float">
            <text:p>-30.5639388721222</text:p>
          </table:table-cell>
          <table:table-cell table:formula="of:=DEGREES(ATAN(ABS([.F467]-[.C467])/ABS([.E467]-[.B467])))" office:value-type="float" office:value="2.69049947261971" calcext:value-type="float">
            <text:p>2.69049947261971</text:p>
          </table:table-cell>
          <table:table-cell table:formula="of:=SQRT(POWER([.H467];2)+POWER([.I467];2)+POWER([.J467];2))" office:value-type="float" office:value="651.127908110297" calcext:value-type="float">
            <text:p>651.127908110297</text:p>
          </table:table-cell>
        </table:table-row>
        <table:table-row table:style-name="ro1">
          <table:table-cell office:value-type="float" office:value="52.5952" calcext:value-type="float">
            <text:p>52.5952</text:p>
          </table:table-cell>
          <table:table-cell office:value-type="float" office:value="257.847" calcext:value-type="float">
            <text:p>257.847</text:p>
          </table:table-cell>
          <table:table-cell office:value-type="float" office:value="39.2589" calcext:value-type="float">
            <text:p>39.2589</text:p>
          </table:table-cell>
          <table:table-cell office:value-type="float" office:value="53.5349" calcext:value-type="float">
            <text:p>53.5349</text:p>
          </table:table-cell>
          <table:table-cell office:value-type="float" office:value="246.121" calcext:value-type="float">
            <text:p>246.121</text:p>
          </table:table-cell>
          <table:table-cell office:value-type="float" office:value="38.9377" calcext:value-type="float">
            <text:p>38.9377</text:p>
          </table:table-cell>
          <table:table-cell/>
          <table:table-cell table:formula="of:=([.D468]-[.A468])/0.0166667" office:value-type="float" office:value="56.3818872362256" calcext:value-type="float">
            <text:p>56.3818872362256</text:p>
          </table:table-cell>
          <table:table-cell table:formula="of:=ABS([.E468]-[.B468])/0.0166667" office:value-type="float" office:value="703.558592882813" calcext:value-type="float">
            <text:p>703.558592882813</text:p>
          </table:table-cell>
          <table:table-cell table:formula="of:=([.F468]-[.C468])/0.0166667" office:value-type="float" office:value="-19.2719614560769" calcext:value-type="float">
            <text:p>-19.2719614560769</text:p>
          </table:table-cell>
          <table:table-cell table:formula="of:=DEGREES(ATAN(ABS([.F468]-[.C468])/ABS([.E468]-[.B468])))" office:value-type="float" office:value="1.56906051390085" calcext:value-type="float">
            <text:p>1.56906051390085</text:p>
          </table:table-cell>
          <table:table-cell table:formula="of:=SQRT(POWER([.H468];2)+POWER([.I468];2)+POWER([.J468];2))" office:value-type="float" office:value="706.077204932949" calcext:value-type="float">
            <text:p>706.077204932949</text:p>
          </table:table-cell>
        </table:table-row>
        <table:table-row table:style-name="ro1">
          <table:table-cell office:value-type="float" office:value="50.1939" calcext:value-type="float">
            <text:p>50.1939</text:p>
          </table:table-cell>
          <table:table-cell office:value-type="float" office:value="257.277" calcext:value-type="float">
            <text:p>257.277</text:p>
          </table:table-cell>
          <table:table-cell office:value-type="float" office:value="39.1414" calcext:value-type="float">
            <text:p>39.1414</text:p>
          </table:table-cell>
          <table:table-cell office:value-type="float" office:value="51.1284" calcext:value-type="float">
            <text:p>51.1284</text:p>
          </table:table-cell>
          <table:table-cell office:value-type="float" office:value="246.774" calcext:value-type="float">
            <text:p>246.774</text:p>
          </table:table-cell>
          <table:table-cell office:value-type="float" office:value="38.3723" calcext:value-type="float">
            <text:p>38.3723</text:p>
          </table:table-cell>
          <table:table-cell/>
          <table:table-cell table:formula="of:=([.D469]-[.A469])/0.0166667" office:value-type="float" office:value="56.0698878602243" calcext:value-type="float">
            <text:p>56.0698878602243</text:p>
          </table:table-cell>
          <table:table-cell table:formula="of:=ABS([.E469]-[.B469])/0.0166667" office:value-type="float" office:value="630.17873964252" calcext:value-type="float">
            <text:p>630.17873964252</text:p>
          </table:table-cell>
          <table:table-cell table:formula="of:=([.F469]-[.C469])/0.0166667" office:value-type="float" office:value="-46.1459077081843" calcext:value-type="float">
            <text:p>-46.1459077081843</text:p>
          </table:table-cell>
          <table:table-cell table:formula="of:=DEGREES(ATAN(ABS([.F469]-[.C469])/ABS([.E469]-[.B469])))" office:value-type="float" office:value="4.18810561840366" calcext:value-type="float">
            <text:p>4.18810561840366</text:p>
          </table:table-cell>
          <table:table-cell table:formula="of:=SQRT(POWER([.H469];2)+POWER([.I469];2)+POWER([.J469];2))" office:value-type="float" office:value="634.348895340967" calcext:value-type="float">
            <text:p>634.348895340967</text:p>
          </table:table-cell>
        </table:table-row>
        <table:table-row table:style-name="ro1">
          <table:table-cell office:value-type="float" office:value="50.8131" calcext:value-type="float">
            <text:p>50.8131</text:p>
          </table:table-cell>
          <table:table-cell office:value-type="float" office:value="259.859" calcext:value-type="float">
            <text:p>259.859</text:p>
          </table:table-cell>
          <table:table-cell office:value-type="float" office:value="39.4116" calcext:value-type="float">
            <text:p>39.4116</text:p>
          </table:table-cell>
          <table:table-cell office:value-type="float" office:value="51.9804" calcext:value-type="float">
            <text:p>51.9804</text:p>
          </table:table-cell>
          <table:table-cell office:value-type="float" office:value="249.285" calcext:value-type="float">
            <text:p>249.285</text:p>
          </table:table-cell>
          <table:table-cell office:value-type="float" office:value="38.8598" calcext:value-type="float">
            <text:p>38.8598</text:p>
          </table:table-cell>
          <table:table-cell/>
          <table:table-cell table:formula="of:=([.D470]-[.A470])/0.0166667" office:value-type="float" office:value="70.0378599242804" calcext:value-type="float">
            <text:p>70.0378599242804</text:p>
          </table:table-cell>
          <table:table-cell table:formula="of:=ABS([.E470]-[.B470])/0.0166667" office:value-type="float" office:value="634.438731122537" calcext:value-type="float">
            <text:p>634.438731122537</text:p>
          </table:table-cell>
          <table:table-cell table:formula="of:=([.F470]-[.C470])/0.0166667" office:value-type="float" office:value="-33.1079337841324" calcext:value-type="float">
            <text:p>-33.1079337841324</text:p>
          </table:table-cell>
          <table:table-cell table:formula="of:=DEGREES(ATAN(ABS([.F470]-[.C470])/ABS([.E470]-[.B470])))" office:value-type="float" office:value="2.98724785935696" calcext:value-type="float">
            <text:p>2.98724785935696</text:p>
          </table:table-cell>
          <table:table-cell table:formula="of:=SQRT(POWER([.H470];2)+POWER([.I470];2)+POWER([.J470];2))" office:value-type="float" office:value="639.150952945079" calcext:value-type="float">
            <text:p>639.150952945079</text:p>
          </table:table-cell>
        </table:table-row>
        <table:table-row table:style-name="ro1">
          <table:table-cell office:value-type="float" office:value="51.1734" calcext:value-type="float">
            <text:p>51.1734</text:p>
          </table:table-cell>
          <table:table-cell office:value-type="float" office:value="262.535" calcext:value-type="float">
            <text:p>262.535</text:p>
          </table:table-cell>
          <table:table-cell office:value-type="float" office:value="38.9451" calcext:value-type="float">
            <text:p>38.9451</text:p>
          </table:table-cell>
          <table:table-cell office:value-type="float" office:value="52.1665" calcext:value-type="float">
            <text:p>52.1665</text:p>
          </table:table-cell>
          <table:table-cell office:value-type="float" office:value="250.528" calcext:value-type="float">
            <text:p>250.528</text:p>
          </table:table-cell>
          <table:table-cell office:value-type="float" office:value="38.874" calcext:value-type="float">
            <text:p>38.874</text:p>
          </table:table-cell>
          <table:table-cell/>
          <table:table-cell table:formula="of:=([.D471]-[.A471])/0.0166667" office:value-type="float" office:value="59.5858808282383" calcext:value-type="float">
            <text:p>59.5858808282383</text:p>
          </table:table-cell>
          <table:table-cell table:formula="of:=ABS([.E471]-[.B471])/0.0166667" office:value-type="float" office:value="720.418559162884" calcext:value-type="float">
            <text:p>720.418559162884</text:p>
          </table:table-cell>
          <table:table-cell table:formula="of:=([.F471]-[.C471])/0.0166667" office:value-type="float" office:value="-4.26599146801671" calcext:value-type="float">
            <text:p>-4.26599146801671</text:p>
          </table:table-cell>
          <table:table-cell table:formula="of:=DEGREES(ATAN(ABS([.F471]-[.C471])/ABS([.E471]-[.B471])))" office:value-type="float" office:value="0.33927561503039" calcext:value-type="float">
            <text:p>0.33927561503039</text:p>
          </table:table-cell>
          <table:table-cell table:formula="of:=SQRT(POWER([.H471];2)+POWER([.I471];2)+POWER([.J471];2))" office:value-type="float" office:value="722.89112338139" calcext:value-type="float">
            <text:p>722.89112338139</text:p>
          </table:table-cell>
        </table:table-row>
        <table:table-row table:style-name="ro1">
          <table:table-cell office:value-type="float" office:value="51.6291" calcext:value-type="float">
            <text:p>51.6291</text:p>
          </table:table-cell>
          <table:table-cell office:value-type="float" office:value="257.652" calcext:value-type="float">
            <text:p>257.652</text:p>
          </table:table-cell>
          <table:table-cell office:value-type="float" office:value="39.0614" calcext:value-type="float">
            <text:p>39.0614</text:p>
          </table:table-cell>
          <table:table-cell office:value-type="float" office:value="52.0634" calcext:value-type="float">
            <text:p>52.0634</text:p>
          </table:table-cell>
          <table:table-cell office:value-type="float" office:value="247.029" calcext:value-type="float">
            <text:p>247.029</text:p>
          </table:table-cell>
          <table:table-cell office:value-type="float" office:value="38.3167" calcext:value-type="float">
            <text:p>38.3167</text:p>
          </table:table-cell>
          <table:table-cell/>
          <table:table-cell table:formula="of:=([.D472]-[.A472])/0.0166667" office:value-type="float" office:value="26.0579478841043" calcext:value-type="float">
            <text:p>26.0579478841043</text:p>
          </table:table-cell>
          <table:table-cell table:formula="of:=ABS([.E472]-[.B472])/0.0166667" office:value-type="float" office:value="637.378725242549" calcext:value-type="float">
            <text:p>637.378725242549</text:p>
          </table:table-cell>
          <table:table-cell table:formula="of:=([.F472]-[.C472])/0.0166667" office:value-type="float" office:value="-44.6819106361788" calcext:value-type="float">
            <text:p>-44.6819106361788</text:p>
          </table:table-cell>
          <table:table-cell table:formula="of:=DEGREES(ATAN(ABS([.F472]-[.C472])/ABS([.E472]-[.B472])))" office:value-type="float" office:value="4.01002321188198" calcext:value-type="float">
            <text:p>4.01002321188198</text:p>
          </table:table-cell>
          <table:table-cell table:formula="of:=SQRT(POWER([.H472];2)+POWER([.I472];2)+POWER([.J472];2))" office:value-type="float" office:value="639.474103602208" calcext:value-type="float">
            <text:p>639.474103602208</text:p>
          </table:table-cell>
        </table:table-row>
        <table:table-row table:style-name="ro1">
          <table:table-cell office:value-type="float" office:value="51.9483" calcext:value-type="float">
            <text:p>51.9483</text:p>
          </table:table-cell>
          <table:table-cell office:value-type="float" office:value="256.358" calcext:value-type="float">
            <text:p>256.358</text:p>
          </table:table-cell>
          <table:table-cell office:value-type="float" office:value="40.0057" calcext:value-type="float">
            <text:p>40.0057</text:p>
          </table:table-cell>
          <table:table-cell office:value-type="float" office:value="52.6001" calcext:value-type="float">
            <text:p>52.6001</text:p>
          </table:table-cell>
          <table:table-cell office:value-type="float" office:value="245.896" calcext:value-type="float">
            <text:p>245.896</text:p>
          </table:table-cell>
          <table:table-cell office:value-type="float" office:value="38.9876" calcext:value-type="float">
            <text:p>38.9876</text:p>
          </table:table-cell>
          <table:table-cell/>
          <table:table-cell table:formula="of:=([.D473]-[.A473])/0.0166667" office:value-type="float" office:value="39.1079217841561" calcext:value-type="float">
            <text:p>39.1079217841561</text:p>
          </table:table-cell>
          <table:table-cell table:formula="of:=ABS([.E473]-[.B473])/0.0166667" office:value-type="float" office:value="627.718744562512" calcext:value-type="float">
            <text:p>627.718744562512</text:p>
          </table:table-cell>
          <table:table-cell table:formula="of:=([.F473]-[.C473])/0.0166667" office:value-type="float" office:value="-61.0858778282442" calcext:value-type="float">
            <text:p>-61.0858778282442</text:p>
          </table:table-cell>
          <table:table-cell table:formula="of:=DEGREES(ATAN(ABS([.F473]-[.C473])/ABS([.E473]-[.B473])))" office:value-type="float" office:value="5.55818528398877" calcext:value-type="float">
            <text:p>5.55818528398877</text:p>
          </table:table-cell>
          <table:table-cell table:formula="of:=SQRT(POWER([.H473];2)+POWER([.I473];2)+POWER([.J473];2))" office:value-type="float" office:value="631.895352326205" calcext:value-type="float">
            <text:p>631.895352326205</text:p>
          </table:table-cell>
        </table:table-row>
        <table:table-row table:style-name="ro1">
          <table:table-cell office:value-type="float" office:value="52.1872" calcext:value-type="float">
            <text:p>52.1872</text:p>
          </table:table-cell>
          <table:table-cell office:value-type="float" office:value="256.414" calcext:value-type="float">
            <text:p>256.414</text:p>
          </table:table-cell>
          <table:table-cell office:value-type="float" office:value="39.9936" calcext:value-type="float">
            <text:p>39.9936</text:p>
          </table:table-cell>
          <table:table-cell office:value-type="float" office:value="53.1271" calcext:value-type="float">
            <text:p>53.1271</text:p>
          </table:table-cell>
          <table:table-cell office:value-type="float" office:value="244.794" calcext:value-type="float">
            <text:p>244.794</text:p>
          </table:table-cell>
          <table:table-cell office:value-type="float" office:value="39.4154" calcext:value-type="float">
            <text:p>39.4154</text:p>
          </table:table-cell>
          <table:table-cell/>
          <table:table-cell table:formula="of:=([.D474]-[.A474])/0.0166667" office:value-type="float" office:value="56.3938872122257" calcext:value-type="float">
            <text:p>56.3938872122257</text:p>
          </table:table-cell>
          <table:table-cell table:formula="of:=ABS([.E474]-[.B474])/0.0166667" office:value-type="float" office:value="697.198605602787" calcext:value-type="float">
            <text:p>697.198605602787</text:p>
          </table:table-cell>
          <table:table-cell table:formula="of:=([.F474]-[.C474])/0.0166667" office:value-type="float" office:value="-34.6919306161389" calcext:value-type="float">
            <text:p>-34.6919306161389</text:p>
          </table:table-cell>
          <table:table-cell table:formula="of:=DEGREES(ATAN(ABS([.F474]-[.C474])/ABS([.E474]-[.B474])))" office:value-type="float" office:value="2.84863327838902" calcext:value-type="float">
            <text:p>2.84863327838902</text:p>
          </table:table-cell>
          <table:table-cell table:formula="of:=SQRT(POWER([.H474];2)+POWER([.I474];2)+POWER([.J474];2))" office:value-type="float" office:value="700.335416939092" calcext:value-type="float">
            <text:p>700.335416939092</text:p>
          </table:table-cell>
        </table:table-row>
        <table:table-row table:style-name="ro1">
          <table:table-cell office:value-type="float" office:value="51.8335" calcext:value-type="float">
            <text:p>51.8335</text:p>
          </table:table-cell>
          <table:table-cell office:value-type="float" office:value="258.844" calcext:value-type="float">
            <text:p>258.844</text:p>
          </table:table-cell>
          <table:table-cell office:value-type="float" office:value="39.5768" calcext:value-type="float">
            <text:p>39.5768</text:p>
          </table:table-cell>
          <table:table-cell office:value-type="float" office:value="52.5608" calcext:value-type="float">
            <text:p>52.5608</text:p>
          </table:table-cell>
          <table:table-cell office:value-type="float" office:value="247" calcext:value-type="float">
            <text:p>247</text:p>
          </table:table-cell>
          <table:table-cell office:value-type="float" office:value="39.262" calcext:value-type="float">
            <text:p>39.262</text:p>
          </table:table-cell>
          <table:table-cell/>
          <table:table-cell table:formula="of:=([.D475]-[.A475])/0.0166667" office:value-type="float" office:value="43.6379127241745" calcext:value-type="float">
            <text:p>43.6379127241745</text:p>
          </table:table-cell>
          <table:table-cell table:formula="of:=ABS([.E475]-[.B475])/0.0166667" office:value-type="float" office:value="710.638578722842" calcext:value-type="float">
            <text:p>710.638578722842</text:p>
          </table:table-cell>
          <table:table-cell table:formula="of:=([.F475]-[.C475])/0.0166667" office:value-type="float" office:value="-18.8879622240754" calcext:value-type="float">
            <text:p>-18.8879622240754</text:p>
          </table:table-cell>
          <table:table-cell table:formula="of:=DEGREES(ATAN(ABS([.F475]-[.C475])/ABS([.E475]-[.B475])))" office:value-type="float" office:value="1.52249796783188" calcext:value-type="float">
            <text:p>1.52249796783188</text:p>
          </table:table-cell>
          <table:table-cell table:formula="of:=SQRT(POWER([.H475];2)+POWER([.I475];2)+POWER([.J475];2))" office:value-type="float" office:value="712.227640655094" calcext:value-type="float">
            <text:p>712.227640655094</text:p>
          </table:table-cell>
        </table:table-row>
        <table:table-row table:style-name="ro1">
          <table:table-cell office:value-type="float" office:value="51.6654" calcext:value-type="float">
            <text:p>51.6654</text:p>
          </table:table-cell>
          <table:table-cell office:value-type="float" office:value="262.612" calcext:value-type="float">
            <text:p>262.612</text:p>
          </table:table-cell>
          <table:table-cell office:value-type="float" office:value="39.1705" calcext:value-type="float">
            <text:p>39.1705</text:p>
          </table:table-cell>
          <table:table-cell office:value-type="float" office:value="52.3539" calcext:value-type="float">
            <text:p>52.3539</text:p>
          </table:table-cell>
          <table:table-cell office:value-type="float" office:value="251.772" calcext:value-type="float">
            <text:p>251.772</text:p>
          </table:table-cell>
          <table:table-cell office:value-type="float" office:value="38.8893" calcext:value-type="float">
            <text:p>38.8893</text:p>
          </table:table-cell>
          <table:table-cell/>
          <table:table-cell table:formula="of:=([.D476]-[.A476])/0.0166667" office:value-type="float" office:value="41.3099173801655" calcext:value-type="float">
            <text:p>41.3099173801655</text:p>
          </table:table-cell>
          <table:table-cell table:formula="of:=ABS([.E476]-[.B476])/0.0166667" office:value-type="float" office:value="650.398699202604" calcext:value-type="float">
            <text:p>650.398699202604</text:p>
          </table:table-cell>
          <table:table-cell table:formula="of:=([.F476]-[.C476])/0.0166667" office:value-type="float" office:value="-16.8719662560674" calcext:value-type="float">
            <text:p>-16.8719662560674</text:p>
          </table:table-cell>
          <table:table-cell table:formula="of:=DEGREES(ATAN(ABS([.F476]-[.C476])/ABS([.E476]-[.B476])))" office:value-type="float" office:value="1.48597422993156" calcext:value-type="float">
            <text:p>1.48597422993156</text:p>
          </table:table-cell>
          <table:table-cell table:formula="of:=SQRT(POWER([.H476];2)+POWER([.I476];2)+POWER([.J476];2))" office:value-type="float" office:value="651.927634361162" calcext:value-type="float">
            <text:p>651.927634361162</text:p>
          </table:table-cell>
        </table:table-row>
        <table:table-row table:style-name="ro1">
          <table:table-cell office:value-type="float" office:value="52.6507" calcext:value-type="float">
            <text:p>52.6507</text:p>
          </table:table-cell>
          <table:table-cell office:value-type="float" office:value="256.599" calcext:value-type="float">
            <text:p>256.599</text:p>
          </table:table-cell>
          <table:table-cell office:value-type="float" office:value="39.4756" calcext:value-type="float">
            <text:p>39.4756</text:p>
          </table:table-cell>
          <table:table-cell office:value-type="float" office:value="53.5799" calcext:value-type="float">
            <text:p>53.5799</text:p>
          </table:table-cell>
          <table:table-cell office:value-type="float" office:value="244.963" calcext:value-type="float">
            <text:p>244.963</text:p>
          </table:table-cell>
          <table:table-cell office:value-type="float" office:value="38.9102" calcext:value-type="float">
            <text:p>38.9102</text:p>
          </table:table-cell>
          <table:table-cell/>
          <table:table-cell table:formula="of:=([.D477]-[.A477])/0.0166667" office:value-type="float" office:value="55.7518884962231" calcext:value-type="float">
            <text:p>55.7518884962231</text:p>
          </table:table-cell>
          <table:table-cell table:formula="of:=ABS([.E477]-[.B477])/0.0166667" office:value-type="float" office:value="698.158603682792" calcext:value-type="float">
            <text:p>698.158603682792</text:p>
          </table:table-cell>
          <table:table-cell table:formula="of:=([.F477]-[.C477])/0.0166667" office:value-type="float" office:value="-33.9239321521355" calcext:value-type="float">
            <text:p>-33.9239321521355</text:p>
          </table:table-cell>
          <table:table-cell table:formula="of:=DEGREES(ATAN(ABS([.F477]-[.C477])/ABS([.E477]-[.B477])))" office:value-type="float" office:value="2.78184723449854" calcext:value-type="float">
            <text:p>2.78184723449854</text:p>
          </table:table-cell>
          <table:table-cell table:formula="of:=SQRT(POWER([.H477];2)+POWER([.I477];2)+POWER([.J477];2))" office:value-type="float" office:value="701.202212018662" calcext:value-type="float">
            <text:p>701.202212018662</text:p>
          </table:table-cell>
        </table:table-row>
        <table:table-row table:style-name="ro1">
          <table:table-cell office:value-type="float" office:value="52.4306" calcext:value-type="float">
            <text:p>52.4306</text:p>
          </table:table-cell>
          <table:table-cell office:value-type="float" office:value="255.497" calcext:value-type="float">
            <text:p>255.497</text:p>
          </table:table-cell>
          <table:table-cell office:value-type="float" office:value="38.4681" calcext:value-type="float">
            <text:p>38.4681</text:p>
          </table:table-cell>
          <table:table-cell office:value-type="float" office:value="53.0783" calcext:value-type="float">
            <text:p>53.0783</text:p>
          </table:table-cell>
          <table:table-cell office:value-type="float" office:value="245.029" calcext:value-type="float">
            <text:p>245.029</text:p>
          </table:table-cell>
          <table:table-cell office:value-type="float" office:value="37.7258" calcext:value-type="float">
            <text:p>37.7258</text:p>
          </table:table-cell>
          <table:table-cell/>
          <table:table-cell table:formula="of:=([.D478]-[.A478])/0.0166667" office:value-type="float" office:value="38.8619222761555" calcext:value-type="float">
            <text:p>38.8619222761555</text:p>
          </table:table-cell>
          <table:table-cell table:formula="of:=ABS([.E478]-[.B478])/0.0166667" office:value-type="float" office:value="628.078743842513" calcext:value-type="float">
            <text:p>628.078743842513</text:p>
          </table:table-cell>
          <table:table-cell table:formula="of:=([.F478]-[.C478])/0.0166667" office:value-type="float" office:value="-44.5379109241782" calcext:value-type="float">
            <text:p>-44.5379109241782</text:p>
          </table:table-cell>
          <table:table-cell table:formula="of:=DEGREES(ATAN(ABS([.F478]-[.C478])/ABS([.E478]-[.B478])))" office:value-type="float" office:value="4.05613145906493" calcext:value-type="float">
            <text:p>4.05613145906493</text:p>
          </table:table-cell>
          <table:table-cell table:formula="of:=SQRT(POWER([.H478];2)+POWER([.I478];2)+POWER([.J478];2))" office:value-type="float" office:value="630.854010829192" calcext:value-type="float">
            <text:p>630.854010829192</text:p>
          </table:table-cell>
        </table:table-row>
        <table:table-row table:style-name="ro1">
          <table:table-cell office:value-type="float" office:value="51.8567" calcext:value-type="float">
            <text:p>51.8567</text:p>
          </table:table-cell>
          <table:table-cell office:value-type="float" office:value="263.914" calcext:value-type="float">
            <text:p>263.914</text:p>
          </table:table-cell>
          <table:table-cell office:value-type="float" office:value="39.1886" calcext:value-type="float">
            <text:p>39.1886</text:p>
          </table:table-cell>
          <table:table-cell office:value-type="float" office:value="52.5426" calcext:value-type="float">
            <text:p>52.5426</text:p>
          </table:table-cell>
          <table:table-cell office:value-type="float" office:value="253.016" calcext:value-type="float">
            <text:p>253.016</text:p>
          </table:table-cell>
          <table:table-cell office:value-type="float" office:value="38.9059" calcext:value-type="float">
            <text:p>38.9059</text:p>
          </table:table-cell>
          <table:table-cell/>
          <table:table-cell table:formula="of:=([.D479]-[.A479])/0.0166667" office:value-type="float" office:value="41.1539176921644" calcext:value-type="float">
            <text:p>41.1539176921644</text:p>
          </table:table-cell>
          <table:table-cell table:formula="of:=ABS([.E479]-[.B479])/0.0166667" office:value-type="float" office:value="653.878692242615" calcext:value-type="float">
            <text:p>653.878692242615</text:p>
          </table:table-cell>
          <table:table-cell table:formula="of:=([.F479]-[.C479])/0.0166667" office:value-type="float" office:value="-16.9619660760678" calcext:value-type="float">
            <text:p>-16.9619660760678</text:p>
          </table:table-cell>
          <table:table-cell table:formula="of:=DEGREES(ATAN(ABS([.F479]-[.C479])/ABS([.E479]-[.B479])))" office:value-type="float" office:value="1.48595018984236" calcext:value-type="float">
            <text:p>1.48595018984236</text:p>
          </table:table-cell>
          <table:table-cell table:formula="of:=SQRT(POWER([.H479];2)+POWER([.I479];2)+POWER([.J479];2))" office:value-type="float" office:value="655.39201811091" calcext:value-type="float">
            <text:p>655.39201811091</text:p>
          </table:table-cell>
        </table:table-row>
        <table:table-row table:style-name="ro1">
          <table:table-cell office:value-type="float" office:value="51.7978" calcext:value-type="float">
            <text:p>51.7978</text:p>
          </table:table-cell>
          <table:table-cell office:value-type="float" office:value="265.206" calcext:value-type="float">
            <text:p>265.206</text:p>
          </table:table-cell>
          <table:table-cell office:value-type="float" office:value="38.967" calcext:value-type="float">
            <text:p>38.967</text:p>
          </table:table-cell>
          <table:table-cell office:value-type="float" office:value="52.1275" calcext:value-type="float">
            <text:p>52.1275</text:p>
          </table:table-cell>
          <table:table-cell office:value-type="float" office:value="256.726" calcext:value-type="float">
            <text:p>256.726</text:p>
          </table:table-cell>
          <table:table-cell office:value-type="float" office:value="38.0124" calcext:value-type="float">
            <text:p>38.0124</text:p>
          </table:table-cell>
          <table:table-cell/>
          <table:table-cell table:formula="of:=([.D480]-[.A480])/0.0166667" office:value-type="float" office:value="19.7819604360789" calcext:value-type="float">
            <text:p>19.7819604360789</text:p>
          </table:table-cell>
          <table:table-cell table:formula="of:=ABS([.E480]-[.B480])/0.0166667" office:value-type="float" office:value="508.798982402036" calcext:value-type="float">
            <text:p>508.798982402036</text:p>
          </table:table-cell>
          <table:table-cell table:formula="of:=([.F480]-[.C480])/0.0166667" office:value-type="float" office:value="-57.2758854482291" calcext:value-type="float">
            <text:p>-57.2758854482291</text:p>
          </table:table-cell>
          <table:table-cell table:formula="of:=DEGREES(ATAN(ABS([.F480]-[.C480])/ABS([.E480]-[.B480])))" office:value-type="float" office:value="6.4227899789143" calcext:value-type="float">
            <text:p>6.4227899789143</text:p>
          </table:table-cell>
          <table:table-cell table:formula="of:=SQRT(POWER([.H480];2)+POWER([.I480];2)+POWER([.J480];2))" office:value-type="float" office:value="512.394630637286" calcext:value-type="float">
            <text:p>512.394630637286</text:p>
          </table:table-cell>
        </table:table-row>
        <table:table-row table:style-name="ro1">
          <table:table-cell office:value-type="float" office:value="50.2227" calcext:value-type="float">
            <text:p>50.2227</text:p>
          </table:table-cell>
          <table:table-cell office:value-type="float" office:value="262.197" calcext:value-type="float">
            <text:p>262.197</text:p>
          </table:table-cell>
          <table:table-cell office:value-type="float" office:value="39.5002" calcext:value-type="float">
            <text:p>39.5002</text:p>
          </table:table-cell>
          <table:table-cell office:value-type="float" office:value="50.0019" calcext:value-type="float">
            <text:p>50.0019</text:p>
          </table:table-cell>
          <table:table-cell office:value-type="float" office:value="251.101" calcext:value-type="float">
            <text:p>251.101</text:p>
          </table:table-cell>
          <table:table-cell office:value-type="float" office:value="39.2706" calcext:value-type="float">
            <text:p>39.2706</text:p>
          </table:table-cell>
          <table:table-cell/>
          <table:table-cell table:formula="of:=([.D481]-[.A481])/0.0166667" office:value-type="float" office:value="-13.2479735040532" calcext:value-type="float">
            <text:p>-13.2479735040532</text:p>
          </table:table-cell>
          <table:table-cell table:formula="of:=ABS([.E481]-[.B481])/0.0166667" office:value-type="float" office:value="665.758668482663" calcext:value-type="float">
            <text:p>665.758668482663</text:p>
          </table:table-cell>
          <table:table-cell table:formula="of:=([.F481]-[.C481])/0.0166667" office:value-type="float" office:value="-13.775972448055" calcext:value-type="float">
            <text:p>-13.775972448055</text:p>
          </table:table-cell>
          <table:table-cell table:formula="of:=DEGREES(ATAN(ABS([.F481]-[.C481])/ABS([.E481]-[.B481])))" office:value-type="float" office:value="1.1854032029819" calcext:value-type="float">
            <text:p>1.1854032029819</text:p>
          </table:table-cell>
          <table:table-cell table:formula="of:=SQRT(POWER([.H481];2)+POWER([.I481];2)+POWER([.J481];2))" office:value-type="float" office:value="666.032950295" calcext:value-type="float">
            <text:p>666.032950295</text:p>
          </table:table-cell>
        </table:table-row>
        <table:table-row table:style-name="ro1">
          <table:table-cell office:value-type="float" office:value="49.4643" calcext:value-type="float">
            <text:p>49.4643</text:p>
          </table:table-cell>
          <table:table-cell office:value-type="float" office:value="262.189" calcext:value-type="float">
            <text:p>262.189</text:p>
          </table:table-cell>
          <table:table-cell office:value-type="float" office:value="38.5348" calcext:value-type="float">
            <text:p>38.5348</text:p>
          </table:table-cell>
          <table:table-cell office:value-type="float" office:value="49.4728" calcext:value-type="float">
            <text:p>49.4728</text:p>
          </table:table-cell>
          <table:table-cell office:value-type="float" office:value="251.248" calcext:value-type="float">
            <text:p>251.248</text:p>
          </table:table-cell>
          <table:table-cell office:value-type="float" office:value="37.5802" calcext:value-type="float">
            <text:p>37.5802</text:p>
          </table:table-cell>
          <table:table-cell/>
          <table:table-cell table:formula="of:=([.D482]-[.A482])/0.0166667" office:value-type="float" office:value="0.509998980001917" calcext:value-type="float">
            <text:p>0.509998980001917</text:p>
          </table:table-cell>
          <table:table-cell table:formula="of:=ABS([.E482]-[.B482])/0.0166667" office:value-type="float" office:value="656.458687082628" calcext:value-type="float">
            <text:p>656.458687082628</text:p>
          </table:table-cell>
          <table:table-cell table:formula="of:=([.F482]-[.C482])/0.0166667" office:value-type="float" office:value="-57.2758854482291" calcext:value-type="float">
            <text:p>-57.2758854482291</text:p>
          </table:table-cell>
          <table:table-cell table:formula="of:=DEGREES(ATAN(ABS([.F482]-[.C482])/ABS([.E482]-[.B482])))" office:value-type="float" office:value="4.98641748504104" calcext:value-type="float">
            <text:p>4.98641748504104</text:p>
          </table:table-cell>
          <table:table-cell table:formula="of:=SQRT(POWER([.H482];2)+POWER([.I482];2)+POWER([.J482];2))" office:value-type="float" office:value="658.952801799253" calcext:value-type="float">
            <text:p>658.952801799253</text:p>
          </table:table-cell>
        </table:table-row>
        <table:table-row table:style-name="ro1">
          <table:table-cell office:value-type="float" office:value="49.242" calcext:value-type="float">
            <text:p>49.242</text:p>
          </table:table-cell>
          <table:table-cell office:value-type="float" office:value="267.143" calcext:value-type="float">
            <text:p>267.143</text:p>
          </table:table-cell>
          <table:table-cell office:value-type="float" office:value="38.9064" calcext:value-type="float">
            <text:p>38.9064</text:p>
          </table:table-cell>
          <table:table-cell office:value-type="float" office:value="48.958" calcext:value-type="float">
            <text:p>48.958</text:p>
          </table:table-cell>
          <table:table-cell office:value-type="float" office:value="257.156" calcext:value-type="float">
            <text:p>257.156</text:p>
          </table:table-cell>
          <table:table-cell office:value-type="float" office:value="37.9684" calcext:value-type="float">
            <text:p>37.9684</text:p>
          </table:table-cell>
          <table:table-cell/>
          <table:table-cell table:formula="of:=([.D483]-[.A483])/0.0166667" office:value-type="float" office:value="-17.0399659200681" calcext:value-type="float">
            <text:p>-17.0399659200681</text:p>
          </table:table-cell>
          <table:table-cell table:formula="of:=ABS([.E483]-[.B483])/0.0166667" office:value-type="float" office:value="599.218801562395" calcext:value-type="float">
            <text:p>599.218801562395</text:p>
          </table:table-cell>
          <table:table-cell table:formula="of:=([.F483]-[.C483])/0.0166667" office:value-type="float" office:value="-56.2798874402248" calcext:value-type="float">
            <text:p>-56.2798874402248</text:p>
          </table:table-cell>
          <table:table-cell table:formula="of:=DEGREES(ATAN(ABS([.F483]-[.C483])/ABS([.E483]-[.B483])))" office:value-type="float" office:value="5.36559950746926" calcext:value-type="float">
            <text:p>5.36559950746926</text:p>
          </table:table-cell>
          <table:table-cell table:formula="of:=SQRT(POWER([.H483];2)+POWER([.I483];2)+POWER([.J483];2))" office:value-type="float" office:value="602.097133621075" calcext:value-type="float">
            <text:p>602.097133621075</text:p>
          </table:table-cell>
        </table:table-row>
        <table:table-row table:style-name="ro1">
          <table:table-cell office:value-type="float" office:value="48.6603" calcext:value-type="float">
            <text:p>48.6603</text:p>
          </table:table-cell>
          <table:table-cell office:value-type="float" office:value="258.311" calcext:value-type="float">
            <text:p>258.311</text:p>
          </table:table-cell>
          <table:table-cell office:value-type="float" office:value="38.0087" calcext:value-type="float">
            <text:p>38.0087</text:p>
          </table:table-cell>
          <table:table-cell office:value-type="float" office:value="48.221" calcext:value-type="float">
            <text:p>48.221</text:p>
          </table:table-cell>
          <table:table-cell office:value-type="float" office:value="247.38" calcext:value-type="float">
            <text:p>247.38</text:p>
          </table:table-cell>
          <table:table-cell office:value-type="float" office:value="37.1078" calcext:value-type="float">
            <text:p>37.1078</text:p>
          </table:table-cell>
          <table:table-cell/>
          <table:table-cell table:formula="of:=([.D484]-[.A484])/0.0166667" office:value-type="float" office:value="-26.3579472841056" calcext:value-type="float">
            <text:p>-26.3579472841056</text:p>
          </table:table-cell>
          <table:table-cell table:formula="of:=ABS([.E484]-[.B484])/0.0166667" office:value-type="float" office:value="655.858688282622" calcext:value-type="float">
            <text:p>655.858688282622</text:p>
          </table:table-cell>
          <table:table-cell table:formula="of:=([.F484]-[.C484])/0.0166667" office:value-type="float" office:value="-54.0538918922162" calcext:value-type="float">
            <text:p>-54.0538918922162</text:p>
          </table:table-cell>
          <table:table-cell table:formula="of:=DEGREES(ATAN(ABS([.F484]-[.C484])/ABS([.E484]-[.B484])))" office:value-type="float" office:value="4.7114966193602" calcext:value-type="float">
            <text:p>4.7114966193602</text:p>
          </table:table-cell>
          <table:table-cell table:formula="of:=SQRT(POWER([.H484];2)+POWER([.I484];2)+POWER([.J484];2))" office:value-type="float" office:value="658.610039104726" calcext:value-type="float">
            <text:p>658.610039104726</text:p>
          </table:table-cell>
        </table:table-row>
        <table:table-row table:style-name="ro1">
          <table:table-cell office:value-type="float" office:value="51.379" calcext:value-type="float">
            <text:p>51.379</text:p>
          </table:table-cell>
          <table:table-cell office:value-type="float" office:value="263.752" calcext:value-type="float">
            <text:p>263.752</text:p>
          </table:table-cell>
          <table:table-cell office:value-type="float" office:value="39.4654" calcext:value-type="float">
            <text:p>39.4654</text:p>
          </table:table-cell>
          <table:table-cell office:value-type="float" office:value="51.6528" calcext:value-type="float">
            <text:p>51.6528</text:p>
          </table:table-cell>
          <table:table-cell office:value-type="float" office:value="251.543" calcext:value-type="float">
            <text:p>251.543</text:p>
          </table:table-cell>
          <table:table-cell office:value-type="float" office:value="39.1755" calcext:value-type="float">
            <text:p>39.1755</text:p>
          </table:table-cell>
          <table:table-cell/>
          <table:table-cell table:formula="of:=([.D485]-[.A485])/0.0166667" office:value-type="float" office:value="16.4279671440658" calcext:value-type="float">
            <text:p>16.4279671440658</text:p>
          </table:table-cell>
          <table:table-cell table:formula="of:=ABS([.E485]-[.B485])/0.0166667" office:value-type="float" office:value="732.53853492293" calcext:value-type="float">
            <text:p>732.53853492293</text:p>
          </table:table-cell>
          <table:table-cell table:formula="of:=([.F485]-[.C485])/0.0166667" office:value-type="float" office:value="-17.3939652120698" calcext:value-type="float">
            <text:p>-17.3939652120698</text:p>
          </table:table-cell>
          <table:table-cell table:formula="of:=DEGREES(ATAN(ABS([.F485]-[.C485])/ABS([.E485]-[.B485])))" office:value-type="float" office:value="1.36021999137837" calcext:value-type="float">
            <text:p>1.36021999137837</text:p>
          </table:table-cell>
          <table:table-cell table:formula="of:=SQRT(POWER([.H485];2)+POWER([.I485];2)+POWER([.J485];2))" office:value-type="float" office:value="732.929146150785" calcext:value-type="float">
            <text:p>732.929146150785</text:p>
          </table:table-cell>
        </table:table-row>
        <table:table-row table:style-name="ro1">
          <table:table-cell office:value-type="float" office:value="49.1905" calcext:value-type="float">
            <text:p>49.1905</text:p>
          </table:table-cell>
          <table:table-cell office:value-type="float" office:value="258.187" calcext:value-type="float">
            <text:p>258.187</text:p>
          </table:table-cell>
          <table:table-cell office:value-type="float" office:value="39.476" calcext:value-type="float">
            <text:p>39.476</text:p>
          </table:table-cell>
          <table:table-cell office:value-type="float" office:value="49.0546" calcext:value-type="float">
            <text:p>49.0546</text:p>
          </table:table-cell>
          <table:table-cell office:value-type="float" office:value="246.074" calcext:value-type="float">
            <text:p>246.074</text:p>
          </table:table-cell>
          <table:table-cell office:value-type="float" office:value="39.2276" calcext:value-type="float">
            <text:p>39.2276</text:p>
          </table:table-cell>
          <table:table-cell/>
          <table:table-cell table:formula="of:=([.D486]-[.A486])/0.0166667" office:value-type="float" office:value="-8.15398369203258" calcext:value-type="float">
            <text:p>-8.15398369203258</text:p>
          </table:table-cell>
          <table:table-cell table:formula="of:=ABS([.E486]-[.B486])/0.0166667" office:value-type="float" office:value="726.778546442907" calcext:value-type="float">
            <text:p>726.778546442907</text:p>
          </table:table-cell>
          <table:table-cell table:formula="of:=([.F486]-[.C486])/0.0166667" office:value-type="float" office:value="-14.9039701920594" calcext:value-type="float">
            <text:p>-14.9039701920594</text:p>
          </table:table-cell>
          <table:table-cell table:formula="of:=DEGREES(ATAN(ABS([.F486]-[.C486])/ABS([.E486]-[.B486])))" office:value-type="float" office:value="1.17479378264571" calcext:value-type="float">
            <text:p>1.17479378264571</text:p>
          </table:table-cell>
          <table:table-cell table:formula="of:=SQRT(POWER([.H486];2)+POWER([.I486];2)+POWER([.J486];2))" office:value-type="float" office:value="726.97707759406" calcext:value-type="float">
            <text:p>726.97707759406</text:p>
          </table:table-cell>
        </table:table-row>
        <table:table-row table:style-name="ro1">
          <table:table-cell office:value-type="float" office:value="48.9921" calcext:value-type="float">
            <text:p>48.9921</text:p>
          </table:table-cell>
          <table:table-cell office:value-type="float" office:value="256.993" calcext:value-type="float">
            <text:p>256.993</text:p>
          </table:table-cell>
          <table:table-cell office:value-type="float" office:value="38.9622" calcext:value-type="float">
            <text:p>38.9622</text:p>
          </table:table-cell>
          <table:table-cell office:value-type="float" office:value="48.3226" calcext:value-type="float">
            <text:p>48.3226</text:p>
          </table:table-cell>
          <table:table-cell office:value-type="float" office:value="246.028" calcext:value-type="float">
            <text:p>246.028</text:p>
          </table:table-cell>
          <table:table-cell office:value-type="float" office:value="38.3001" calcext:value-type="float">
            <text:p>38.3001</text:p>
          </table:table-cell>
          <table:table-cell/>
          <table:table-cell table:formula="of:=([.D487]-[.A487])/0.0166667" office:value-type="float" office:value="-40.1699196601606" calcext:value-type="float">
            <text:p>-40.1699196601606</text:p>
          </table:table-cell>
          <table:table-cell table:formula="of:=ABS([.E487]-[.B487])/0.0166667" office:value-type="float" office:value="657.898684202632" calcext:value-type="float">
            <text:p>657.898684202632</text:p>
          </table:table-cell>
          <table:table-cell table:formula="of:=([.F487]-[.C487])/0.0166667" office:value-type="float" office:value="-39.725920548159" calcext:value-type="float">
            <text:p>-39.725920548159</text:p>
          </table:table-cell>
          <table:table-cell table:formula="of:=DEGREES(ATAN(ABS([.F487]-[.C487])/ABS([.E487]-[.B487])))" office:value-type="float" office:value="3.45549753681462" calcext:value-type="float">
            <text:p>3.45549753681462</text:p>
          </table:table-cell>
          <table:table-cell table:formula="of:=SQRT(POWER([.H487];2)+POWER([.I487];2)+POWER([.J487];2))" office:value-type="float" office:value="660.319960234776" calcext:value-type="float">
            <text:p>660.319960234776</text:p>
          </table:table-cell>
        </table:table-row>
        <table:table-row table:style-name="ro1">
          <table:table-cell office:value-type="float" office:value="49.4156" calcext:value-type="float">
            <text:p>49.4156</text:p>
          </table:table-cell>
          <table:table-cell office:value-type="float" office:value="263.383" calcext:value-type="float">
            <text:p>263.383</text:p>
          </table:table-cell>
          <table:table-cell office:value-type="float" office:value="38.8163" calcext:value-type="float">
            <text:p>38.8163</text:p>
          </table:table-cell>
          <table:table-cell office:value-type="float" office:value="48.666" calcext:value-type="float">
            <text:p>48.666</text:p>
          </table:table-cell>
          <table:table-cell office:value-type="float" office:value="253.363" calcext:value-type="float">
            <text:p>253.363</text:p>
          </table:table-cell>
          <table:table-cell office:value-type="float" office:value="38.1654" calcext:value-type="float">
            <text:p>38.1654</text:p>
          </table:table-cell>
          <table:table-cell/>
          <table:table-cell table:formula="of:=([.D488]-[.A488])/0.0166667" office:value-type="float" office:value="-44.97591004818" calcext:value-type="float">
            <text:p>-44.97591004818</text:p>
          </table:table-cell>
          <table:table-cell table:formula="of:=ABS([.E488]-[.B488])/0.0166667" office:value-type="float" office:value="601.198797602404" calcext:value-type="float">
            <text:p>601.198797602404</text:p>
          </table:table-cell>
          <table:table-cell table:formula="of:=([.F488]-[.C488])/0.0166667" office:value-type="float" office:value="-39.0539218921562" calcext:value-type="float">
            <text:p>-39.0539218921562</text:p>
          </table:table-cell>
          <table:table-cell table:formula="of:=DEGREES(ATAN(ABS([.F488]-[.C488])/ABS([.E488]-[.B488])))" office:value-type="float" office:value="3.71671633360912" calcext:value-type="float">
            <text:p>3.71671633360912</text:p>
          </table:table-cell>
          <table:table-cell table:formula="of:=SQRT(POWER([.H488];2)+POWER([.I488];2)+POWER([.J488];2))" office:value-type="float" office:value="604.142396739706" calcext:value-type="float">
            <text:p>604.142396739706</text:p>
          </table:table-cell>
        </table:table-row>
        <table:table-row table:style-name="ro1">
          <table:table-cell office:value-type="float" office:value="47.5097" calcext:value-type="float">
            <text:p>47.5097</text:p>
          </table:table-cell>
          <table:table-cell office:value-type="float" office:value="257.768" calcext:value-type="float">
            <text:p>257.768</text:p>
          </table:table-cell>
          <table:table-cell office:value-type="float" office:value="39.3247" calcext:value-type="float">
            <text:p>39.3247</text:p>
          </table:table-cell>
          <table:table-cell office:value-type="float" office:value="46.6519" calcext:value-type="float">
            <text:p>46.6519</text:p>
          </table:table-cell>
          <table:table-cell office:value-type="float" office:value="246.637" calcext:value-type="float">
            <text:p>246.637</text:p>
          </table:table-cell>
          <table:table-cell office:value-type="float" office:value="38.9155" calcext:value-type="float">
            <text:p>38.9155</text:p>
          </table:table-cell>
          <table:table-cell/>
          <table:table-cell table:formula="of:=([.D489]-[.A489])/0.0166667" office:value-type="float" office:value="-51.4678970642061" calcext:value-type="float">
            <text:p>-51.4678970642061</text:p>
          </table:table-cell>
          <table:table-cell table:formula="of:=ABS([.E489]-[.B489])/0.0166667" office:value-type="float" office:value="667.85866428267" calcext:value-type="float">
            <text:p>667.85866428267</text:p>
          </table:table-cell>
          <table:table-cell table:formula="of:=([.F489]-[.C489])/0.0166667" office:value-type="float" office:value="-24.5519508960981" calcext:value-type="float">
            <text:p>-24.5519508960981</text:p>
          </table:table-cell>
          <table:table-cell table:formula="of:=DEGREES(ATAN(ABS([.F489]-[.C489])/ABS([.E489]-[.B489])))" office:value-type="float" office:value="2.10537055839222" calcext:value-type="float">
            <text:p>2.10537055839222</text:p>
          </table:table-cell>
          <table:table-cell table:formula="of:=SQRT(POWER([.H489];2)+POWER([.I489];2)+POWER([.J489];2))" office:value-type="float" office:value="670.288697635913" calcext:value-type="float">
            <text:p>670.288697635913</text:p>
          </table:table-cell>
        </table:table-row>
        <table:table-row table:style-name="ro1">
          <table:table-cell office:value-type="float" office:value="51.0823" calcext:value-type="float">
            <text:p>51.0823</text:p>
          </table:table-cell>
          <table:table-cell office:value-type="float" office:value="258.827" calcext:value-type="float">
            <text:p>258.827</text:p>
          </table:table-cell>
          <table:table-cell office:value-type="float" office:value="38.6196" calcext:value-type="float">
            <text:p>38.6196</text:p>
          </table:table-cell>
          <table:table-cell office:value-type="float" office:value="51.1131" calcext:value-type="float">
            <text:p>51.1131</text:p>
          </table:table-cell>
          <table:table-cell office:value-type="float" office:value="246.845" calcext:value-type="float">
            <text:p>246.845</text:p>
          </table:table-cell>
          <table:table-cell office:value-type="float" office:value="37.8866" calcext:value-type="float">
            <text:p>37.8866</text:p>
          </table:table-cell>
          <table:table-cell/>
          <table:table-cell table:formula="of:=([.D490]-[.A490])/0.0166667" office:value-type="float" office:value="1.84799630400777" calcext:value-type="float">
            <text:p>1.84799630400777</text:p>
          </table:table-cell>
          <table:table-cell table:formula="of:=ABS([.E490]-[.B490])/0.0166667" office:value-type="float" office:value="718.918562162876" calcext:value-type="float">
            <text:p>718.918562162876</text:p>
          </table:table-cell>
          <table:table-cell table:formula="of:=([.F490]-[.C490])/0.0166667" office:value-type="float" office:value="-43.9799120401757" calcext:value-type="float">
            <text:p>-43.9799120401757</text:p>
          </table:table-cell>
          <table:table-cell table:formula="of:=DEGREES(ATAN(ABS([.F490]-[.C490])/ABS([.E490]-[.B490])))" office:value-type="float" office:value="3.50071214763005" calcext:value-type="float">
            <text:p>3.50071214763005</text:p>
          </table:table-cell>
          <table:table-cell table:formula="of:=SQRT(POWER([.H490];2)+POWER([.I490];2)+POWER([.J490];2))" office:value-type="float" office:value="720.264914302882" calcext:value-type="float">
            <text:p>720.264914302882</text:p>
          </table:table-cell>
        </table:table-row>
        <table:table-row table:style-name="ro1">
          <table:table-cell office:value-type="float" office:value="48.4567" calcext:value-type="float">
            <text:p>48.4567</text:p>
          </table:table-cell>
          <table:table-cell office:value-type="float" office:value="263.08" calcext:value-type="float">
            <text:p>263.08</text:p>
          </table:table-cell>
          <table:table-cell office:value-type="float" office:value="39.1226" calcext:value-type="float">
            <text:p>39.1226</text:p>
          </table:table-cell>
          <table:table-cell office:value-type="float" office:value="48.0946" calcext:value-type="float">
            <text:p>48.0946</text:p>
          </table:table-cell>
          <table:table-cell office:value-type="float" office:value="250.688" calcext:value-type="float">
            <text:p>250.688</text:p>
          </table:table-cell>
          <table:table-cell office:value-type="float" office:value="38.649" calcext:value-type="float">
            <text:p>38.649</text:p>
          </table:table-cell>
          <table:table-cell/>
          <table:table-cell table:formula="of:=([.D491]-[.A491])/0.0166667" office:value-type="float" office:value="-21.7259565480868" calcext:value-type="float">
            <text:p>-21.7259565480868</text:p>
          </table:table-cell>
          <table:table-cell table:formula="of:=ABS([.E491]-[.B491])/0.0166667" office:value-type="float" office:value="743.518512962974" calcext:value-type="float">
            <text:p>743.518512962974</text:p>
          </table:table-cell>
          <table:table-cell table:formula="of:=([.F491]-[.C491])/0.0166667" office:value-type="float" office:value="-28.4159431681135" calcext:value-type="float">
            <text:p>-28.4159431681135</text:p>
          </table:table-cell>
          <table:table-cell table:formula="of:=DEGREES(ATAN(ABS([.F491]-[.C491])/ABS([.E491]-[.B491])))" office:value-type="float" office:value="2.18867666215311" calcext:value-type="float">
            <text:p>2.18867666215311</text:p>
          </table:table-cell>
          <table:table-cell table:formula="of:=SQRT(POWER([.H491];2)+POWER([.I491];2)+POWER([.J491];2))" office:value-type="float" office:value="744.378440131587" calcext:value-type="float">
            <text:p>744.378440131587</text:p>
          </table:table-cell>
        </table:table-row>
        <table:table-row table:style-name="ro1">
          <table:table-cell office:value-type="float" office:value="49.5095" calcext:value-type="float">
            <text:p>49.5095</text:p>
          </table:table-cell>
          <table:table-cell office:value-type="float" office:value="255.989" calcext:value-type="float">
            <text:p>255.989</text:p>
          </table:table-cell>
          <table:table-cell office:value-type="float" office:value="38.4108" calcext:value-type="float">
            <text:p>38.4108</text:p>
          </table:table-cell>
          <table:table-cell office:value-type="float" office:value="49.1823" calcext:value-type="float">
            <text:p>49.1823</text:p>
          </table:table-cell>
          <table:table-cell office:value-type="float" office:value="242.79" calcext:value-type="float">
            <text:p>242.79</text:p>
          </table:table-cell>
          <table:table-cell office:value-type="float" office:value="37.9409" calcext:value-type="float">
            <text:p>37.9409</text:p>
          </table:table-cell>
          <table:table-cell/>
          <table:table-cell table:formula="of:=([.D492]-[.A492])/0.0166667" office:value-type="float" office:value="-19.6319607360788" calcext:value-type="float">
            <text:p>-19.6319607360788</text:p>
          </table:table-cell>
          <table:table-cell table:formula="of:=ABS([.E492]-[.B492])/0.0166667" office:value-type="float" office:value="791.938416123169" calcext:value-type="float">
            <text:p>791.938416123169</text:p>
          </table:table-cell>
          <table:table-cell table:formula="of:=([.F492]-[.C492])/0.0166667" office:value-type="float" office:value="-28.1939436121129" calcext:value-type="float">
            <text:p>-28.1939436121129</text:p>
          </table:table-cell>
          <table:table-cell table:formula="of:=DEGREES(ATAN(ABS([.F492]-[.C492])/ABS([.E492]-[.B492])))" office:value-type="float" office:value="2.03893634729068" calcext:value-type="float">
            <text:p>2.03893634729068</text:p>
          </table:table-cell>
          <table:table-cell table:formula="of:=SQRT(POWER([.H492];2)+POWER([.I492];2)+POWER([.J492];2))" office:value-type="float" office:value="792.683270462055" calcext:value-type="float">
            <text:p>792.683270462055</text:p>
          </table:table-cell>
        </table:table-row>
        <table:table-row table:style-name="ro1">
          <table:table-cell office:value-type="float" office:value="68.5693" calcext:value-type="float">
            <text:p>68.5693</text:p>
          </table:table-cell>
          <table:table-cell office:value-type="float" office:value="263.189" calcext:value-type="float">
            <text:p>263.189</text:p>
          </table:table-cell>
          <table:table-cell office:value-type="float" office:value="40.3679" calcext:value-type="float">
            <text:p>40.3679</text:p>
          </table:table-cell>
          <table:table-cell office:value-type="float" office:value="68.6432" calcext:value-type="float">
            <text:p>68.6432</text:p>
          </table:table-cell>
          <table:table-cell office:value-type="float" office:value="250.155" calcext:value-type="float">
            <text:p>250.155</text:p>
          </table:table-cell>
          <table:table-cell office:value-type="float" office:value="40.2036" calcext:value-type="float">
            <text:p>40.2036</text:p>
          </table:table-cell>
          <table:table-cell/>
          <table:table-cell table:formula="of:=([.D493]-[.A493])/0.0166667" office:value-type="float" office:value="4.43399113201742" calcext:value-type="float">
            <text:p>4.43399113201742</text:p>
          </table:table-cell>
          <table:table-cell table:formula="of:=ABS([.E493]-[.B493])/0.0166667" office:value-type="float" office:value="782.038435923129" calcext:value-type="float">
            <text:p>782.038435923129</text:p>
          </table:table-cell>
          <table:table-cell table:formula="of:=([.F493]-[.C493])/0.0166667" office:value-type="float" office:value="-9.85798028403927" calcext:value-type="float">
            <text:p>-9.85798028403927</text:p>
          </table:table-cell>
          <table:table-cell table:formula="of:=DEGREES(ATAN(ABS([.F493]-[.C493])/ABS([.E493]-[.B493])))" office:value-type="float" office:value="0.722203315500097" calcext:value-type="float">
            <text:p>0.722203315500097</text:p>
          </table:table-cell>
          <table:table-cell table:formula="of:=SQRT(POWER([.H493];2)+POWER([.I493];2)+POWER([.J493];2))" office:value-type="float" office:value="782.113134599934" calcext:value-type="float">
            <text:p>782.113134599934</text:p>
          </table:table-cell>
        </table:table-row>
        <table:table-row table:style-name="ro1">
          <table:table-cell office:value-type="float" office:value="71.7413" calcext:value-type="float">
            <text:p>71.7413</text:p>
          </table:table-cell>
          <table:table-cell office:value-type="float" office:value="256.527" calcext:value-type="float">
            <text:p>256.527</text:p>
          </table:table-cell>
          <table:table-cell office:value-type="float" office:value="39.7834" calcext:value-type="float">
            <text:p>39.7834</text:p>
          </table:table-cell>
          <table:table-cell office:value-type="float" office:value="72.1965" calcext:value-type="float">
            <text:p>72.1965</text:p>
          </table:table-cell>
          <table:table-cell office:value-type="float" office:value="245.143" calcext:value-type="float">
            <text:p>245.143</text:p>
          </table:table-cell>
          <table:table-cell office:value-type="float" office:value="39.1671" calcext:value-type="float">
            <text:p>39.1671</text:p>
          </table:table-cell>
          <table:table-cell/>
          <table:table-cell table:formula="of:=([.D494]-[.A494])/0.0166667" office:value-type="float" office:value="27.3119453761095" calcext:value-type="float">
            <text:p>27.3119453761095</text:p>
          </table:table-cell>
          <table:table-cell table:formula="of:=ABS([.E494]-[.B494])/0.0166667" office:value-type="float" office:value="683.038633922731" calcext:value-type="float">
            <text:p>683.038633922731</text:p>
          </table:table-cell>
          <table:table-cell table:formula="of:=([.F494]-[.C494])/0.0166667" office:value-type="float" office:value="-36.9779260441481" calcext:value-type="float">
            <text:p>-36.9779260441481</text:p>
          </table:table-cell>
          <table:table-cell table:formula="of:=DEGREES(ATAN(ABS([.F494]-[.C494])/ABS([.E494]-[.B494])))" office:value-type="float" office:value="3.09881868527804" calcext:value-type="float">
            <text:p>3.09881868527804</text:p>
          </table:table-cell>
          <table:table-cell table:formula="of:=SQRT(POWER([.H494];2)+POWER([.I494];2)+POWER([.J494];2))" office:value-type="float" office:value="684.583877114985" calcext:value-type="float">
            <text:p>684.583877114985</text:p>
          </table:table-cell>
        </table:table-row>
        <table:table-row table:style-name="ro1">
          <table:table-cell office:value-type="float" office:value="71.01" calcext:value-type="float">
            <text:p>71.01</text:p>
          </table:table-cell>
          <table:table-cell office:value-type="float" office:value="262.489" calcext:value-type="float">
            <text:p>262.489</text:p>
          </table:table-cell>
          <table:table-cell office:value-type="float" office:value="39.2463" calcext:value-type="float">
            <text:p>39.2463</text:p>
          </table:table-cell>
          <table:table-cell office:value-type="float" office:value="71.0137" calcext:value-type="float">
            <text:p>71.0137</text:p>
          </table:table-cell>
          <table:table-cell office:value-type="float" office:value="250.706" calcext:value-type="float">
            <text:p>250.706</text:p>
          </table:table-cell>
          <table:table-cell office:value-type="float" office:value="38.896" calcext:value-type="float">
            <text:p>38.896</text:p>
          </table:table-cell>
          <table:table-cell/>
          <table:table-cell table:formula="of:=([.D495]-[.A495])/0.0166667" office:value-type="float" office:value="0.221999556000584" calcext:value-type="float">
            <text:p>0.221999556000584</text:p>
          </table:table-cell>
          <table:table-cell table:formula="of:=ABS([.E495]-[.B495])/0.0166667" office:value-type="float" office:value="706.978586042827" calcext:value-type="float">
            <text:p>706.978586042827</text:p>
          </table:table-cell>
          <table:table-cell table:formula="of:=([.F495]-[.C495])/0.0166667" office:value-type="float" office:value="-21.0179579640839" calcext:value-type="float">
            <text:p>-21.0179579640839</text:p>
          </table:table-cell>
          <table:table-cell table:formula="of:=DEGREES(ATAN(ABS([.F495]-[.C495])/ABS([.E495]-[.B495])))" office:value-type="float" office:value="1.70286019415903" calcext:value-type="float">
            <text:p>1.70286019415903</text:p>
          </table:table-cell>
          <table:table-cell table:formula="of:=SQRT(POWER([.H495];2)+POWER([.I495];2)+POWER([.J495];2))" office:value-type="float" office:value="707.290976164618" calcext:value-type="float">
            <text:p>707.290976164618</text:p>
          </table:table-cell>
        </table:table-row>
        <table:table-row table:style-name="ro1">
          <table:table-cell office:value-type="float" office:value="71.2532" calcext:value-type="float">
            <text:p>71.2532</text:p>
          </table:table-cell>
          <table:table-cell office:value-type="float" office:value="255.388" calcext:value-type="float">
            <text:p>255.388</text:p>
          </table:table-cell>
          <table:table-cell office:value-type="float" office:value="39.0248" calcext:value-type="float">
            <text:p>39.0248</text:p>
          </table:table-cell>
          <table:table-cell office:value-type="float" office:value="71.2493" calcext:value-type="float">
            <text:p>71.2493</text:p>
          </table:table-cell>
          <table:table-cell office:value-type="float" office:value="245.093" calcext:value-type="float">
            <text:p>245.093</text:p>
          </table:table-cell>
          <table:table-cell office:value-type="float" office:value="38.4791" calcext:value-type="float">
            <text:p>38.4791</text:p>
          </table:table-cell>
          <table:table-cell/>
          <table:table-cell table:formula="of:=([.D496]-[.A496])/0.0166667" office:value-type="float" office:value="-0.23399953200103" calcext:value-type="float">
            <text:p>-0.23399953200103</text:p>
          </table:table-cell>
          <table:table-cell table:formula="of:=ABS([.E496]-[.B496])/0.0166667" office:value-type="float" office:value="617.698764602472" calcext:value-type="float">
            <text:p>617.698764602472</text:p>
          </table:table-cell>
          <table:table-cell table:formula="of:=([.F496]-[.C496])/0.0166667" office:value-type="float" office:value="-32.7419345161308" calcext:value-type="float">
            <text:p>-32.7419345161308</text:p>
          </table:table-cell>
          <table:table-cell table:formula="of:=DEGREES(ATAN(ABS([.F496]-[.C496])/ABS([.E496]-[.B496])))" office:value-type="float" office:value="3.03419849299353" calcext:value-type="float">
            <text:p>3.03419849299353</text:p>
          </table:table-cell>
          <table:table-cell table:formula="of:=SQRT(POWER([.H496];2)+POWER([.I496];2)+POWER([.J496];2))" office:value-type="float" office:value="618.565964811401" calcext:value-type="float">
            <text:p>618.565964811401</text:p>
          </table:table-cell>
        </table:table-row>
        <table:table-row table:style-name="ro1">
          <table:table-cell office:value-type="float" office:value="71.2547" calcext:value-type="float">
            <text:p>71.2547</text:p>
          </table:table-cell>
          <table:table-cell office:value-type="float" office:value="262.527" calcext:value-type="float">
            <text:p>262.527</text:p>
          </table:table-cell>
          <table:table-cell office:value-type="float" office:value="39.2375" calcext:value-type="float">
            <text:p>39.2375</text:p>
          </table:table-cell>
          <table:table-cell office:value-type="float" office:value="71.2507" calcext:value-type="float">
            <text:p>71.2507</text:p>
          </table:table-cell>
          <table:table-cell office:value-type="float" office:value="251.937" calcext:value-type="float">
            <text:p>251.937</text:p>
          </table:table-cell>
          <table:table-cell office:value-type="float" office:value="38.6755" calcext:value-type="float">
            <text:p>38.6755</text:p>
          </table:table-cell>
          <table:table-cell/>
          <table:table-cell table:formula="of:=([.D497]-[.A497])/0.0166667" office:value-type="float" office:value="-0.239999520001253" calcext:value-type="float">
            <text:p>-0.239999520001253</text:p>
          </table:table-cell>
          <table:table-cell table:formula="of:=ABS([.E497]-[.B497])/0.0166667" office:value-type="float" office:value="635.39872920254" calcext:value-type="float">
            <text:p>635.39872920254</text:p>
          </table:table-cell>
          <table:table-cell table:formula="of:=([.F497]-[.C497])/0.0166667" office:value-type="float" office:value="-33.7199325601347" calcext:value-type="float">
            <text:p>-33.7199325601347</text:p>
          </table:table-cell>
          <table:table-cell table:formula="of:=DEGREES(ATAN(ABS([.F497]-[.C497])/ABS([.E497]-[.B497])))" office:value-type="float" office:value="3.03777624532414" calcext:value-type="float">
            <text:p>3.03777624532414</text:p>
          </table:table-cell>
          <table:table-cell table:formula="of:=SQRT(POWER([.H497];2)+POWER([.I497];2)+POWER([.J497];2))" office:value-type="float" office:value="636.292885803254" calcext:value-type="float">
            <text:p>636.292885803254</text:p>
          </table:table-cell>
        </table:table-row>
        <table:table-row table:style-name="ro1">
          <table:table-cell office:value-type="float" office:value="71.4985" calcext:value-type="float">
            <text:p>71.4985</text:p>
          </table:table-cell>
          <table:table-cell office:value-type="float" office:value="261.352" calcext:value-type="float">
            <text:p>261.352</text:p>
          </table:table-cell>
          <table:table-cell office:value-type="float" office:value="39.1941" calcext:value-type="float">
            <text:p>39.1941</text:p>
          </table:table-cell>
          <table:table-cell office:value-type="float" office:value="71.7278" calcext:value-type="float">
            <text:p>71.7278</text:p>
          </table:table-cell>
          <table:table-cell office:value-type="float" office:value="250.857" calcext:value-type="float">
            <text:p>250.857</text:p>
          </table:table-cell>
          <table:table-cell office:value-type="float" office:value="38.6245" calcext:value-type="float">
            <text:p>38.6245</text:p>
          </table:table-cell>
          <table:table-cell/>
          <table:table-cell table:formula="of:=([.D498]-[.A498])/0.0166667" office:value-type="float" office:value="13.7579724840547" calcext:value-type="float">
            <text:p>13.7579724840547</text:p>
          </table:table-cell>
          <table:table-cell table:formula="of:=ABS([.E498]-[.B498])/0.0166667" office:value-type="float" office:value="629.698740602517" calcext:value-type="float">
            <text:p>629.698740602517</text:p>
          </table:table-cell>
          <table:table-cell table:formula="of:=([.F498]-[.C498])/0.0166667" office:value-type="float" office:value="-34.1759316481368" calcext:value-type="float">
            <text:p>-34.1759316481368</text:p>
          </table:table-cell>
          <table:table-cell table:formula="of:=DEGREES(ATAN(ABS([.F498]-[.C498])/ABS([.E498]-[.B498])))" office:value-type="float" office:value="3.10659252468136" calcext:value-type="float">
            <text:p>3.10659252468136</text:p>
          </table:table-cell>
          <table:table-cell table:formula="of:=SQRT(POWER([.H498];2)+POWER([.I498];2)+POWER([.J498];2))" office:value-type="float" office:value="630.775538545437" calcext:value-type="float">
            <text:p>630.775538545437</text:p>
          </table:table-cell>
        </table:table-row>
        <table:table-row table:style-name="ro1">
          <table:table-cell office:value-type="float" office:value="71.0079" calcext:value-type="float">
            <text:p>71.0079</text:p>
          </table:table-cell>
          <table:table-cell office:value-type="float" office:value="257.798" calcext:value-type="float">
            <text:p>257.798</text:p>
          </table:table-cell>
          <table:table-cell office:value-type="float" office:value="38.6048" calcext:value-type="float">
            <text:p>38.6048</text:p>
          </table:table-cell>
          <table:table-cell office:value-type="float" office:value="71.2461" calcext:value-type="float">
            <text:p>71.2461</text:p>
          </table:table-cell>
          <table:table-cell office:value-type="float" office:value="246.299" calcext:value-type="float">
            <text:p>246.299</text:p>
          </table:table-cell>
          <table:table-cell office:value-type="float" office:value="38.0248" calcext:value-type="float">
            <text:p>38.0248</text:p>
          </table:table-cell>
          <table:table-cell/>
          <table:table-cell table:formula="of:=([.D499]-[.A499])/0.0166667" office:value-type="float" office:value="14.2919714160567" calcext:value-type="float">
            <text:p>14.2919714160567</text:p>
          </table:table-cell>
          <table:table-cell table:formula="of:=ABS([.E499]-[.B499])/0.0166667" office:value-type="float" office:value="689.93862012276" calcext:value-type="float">
            <text:p>689.93862012276</text:p>
          </table:table-cell>
          <table:table-cell table:formula="of:=([.F499]-[.C499])/0.0166667" office:value-type="float" office:value="-34.7999304001391" calcext:value-type="float">
            <text:p>-34.7999304001391</text:p>
          </table:table-cell>
          <table:table-cell table:formula="of:=DEGREES(ATAN(ABS([.F499]-[.C499])/ABS([.E499]-[.B499])))" office:value-type="float" office:value="2.88750443395636" calcext:value-type="float">
            <text:p>2.88750443395636</text:p>
          </table:table-cell>
          <table:table-cell table:formula="of:=SQRT(POWER([.H499];2)+POWER([.I499];2)+POWER([.J499];2))" office:value-type="float" office:value="690.963526634879" calcext:value-type="float">
            <text:p>690.963526634879</text:p>
          </table:table-cell>
        </table:table-row>
        <table:table-row table:style-name="ro1">
          <table:table-cell office:value-type="float" office:value="71.4943" calcext:value-type="float">
            <text:p>71.4943</text:p>
          </table:table-cell>
          <table:table-cell office:value-type="float" office:value="262.699" calcext:value-type="float">
            <text:p>262.699</text:p>
          </table:table-cell>
          <table:table-cell office:value-type="float" office:value="38.4741" calcext:value-type="float">
            <text:p>38.4741</text:p>
          </table:table-cell>
          <table:table-cell office:value-type="float" office:value="71.7213" calcext:value-type="float">
            <text:p>71.7213</text:p>
          </table:table-cell>
          <table:table-cell office:value-type="float" office:value="252.215" calcext:value-type="float">
            <text:p>252.215</text:p>
          </table:table-cell>
          <table:table-cell office:value-type="float" office:value="37.4262" calcext:value-type="float">
            <text:p>37.4262</text:p>
          </table:table-cell>
          <table:table-cell/>
          <table:table-cell table:formula="of:=([.D500]-[.A500])/0.0166667" office:value-type="float" office:value="13.6199727600547" calcext:value-type="float">
            <text:p>13.6199727600547</text:p>
          </table:table-cell>
          <table:table-cell table:formula="of:=ABS([.E500]-[.B500])/0.0166667" office:value-type="float" office:value="629.038741922517" calcext:value-type="float">
            <text:p>629.038741922517</text:p>
          </table:table-cell>
          <table:table-cell table:formula="of:=([.F500]-[.C500])/0.0166667" office:value-type="float" office:value="-62.8738742522514" calcext:value-type="float">
            <text:p>-62.8738742522514</text:p>
          </table:table-cell>
          <table:table-cell table:formula="of:=DEGREES(ATAN(ABS([.F500]-[.C500])/ABS([.E500]-[.B500])))" office:value-type="float" office:value="5.70788764520681" calcext:value-type="float">
            <text:p>5.70788764520681</text:p>
          </table:table-cell>
          <table:table-cell table:formula="of:=SQRT(POWER([.H500];2)+POWER([.I500];2)+POWER([.J500];2))" office:value-type="float" office:value="632.31982932764" calcext:value-type="float">
            <text:p>632.31982932764</text:p>
          </table:table-cell>
        </table:table-row>
        <table:table-row table:style-name="ro1">
          <table:table-cell office:value-type="float" office:value="71.25" calcext:value-type="float">
            <text:p>71.25</text:p>
          </table:table-cell>
          <table:table-cell office:value-type="float" office:value="256.655" calcext:value-type="float">
            <text:p>256.655</text:p>
          </table:table-cell>
          <table:table-cell office:value-type="float" office:value="38.5618" calcext:value-type="float">
            <text:p>38.5618</text:p>
          </table:table-cell>
          <table:table-cell office:value-type="float" office:value="71.2427" calcext:value-type="float">
            <text:p>71.2427</text:p>
          </table:table-cell>
          <table:table-cell office:value-type="float" office:value="246.378" calcext:value-type="float">
            <text:p>246.378</text:p>
          </table:table-cell>
          <table:table-cell office:value-type="float" office:value="37.5378" calcext:value-type="float">
            <text:p>37.5378</text:p>
          </table:table-cell>
          <table:table-cell/>
          <table:table-cell table:formula="of:=([.D501]-[.A501])/0.0166667" office:value-type="float" office:value="-0.437999124001797" calcext:value-type="float">
            <text:p>-0.437999124001797</text:p>
          </table:table-cell>
          <table:table-cell table:formula="of:=ABS([.E501]-[.B501])/0.0166667" office:value-type="float" office:value="616.618766762466" calcext:value-type="float">
            <text:p>616.618766762466</text:p>
          </table:table-cell>
          <table:table-cell table:formula="of:=([.F501]-[.C501])/0.0166667" office:value-type="float" office:value="-61.4398771202458" calcext:value-type="float">
            <text:p>-61.4398771202458</text:p>
          </table:table-cell>
          <table:table-cell table:formula="of:=DEGREES(ATAN(ABS([.F501]-[.C501])/ABS([.E501]-[.B501])))" office:value-type="float" office:value="5.69016860667719" calcext:value-type="float">
            <text:p>5.69016860667719</text:p>
          </table:table-cell>
          <table:table-cell table:formula="of:=SQRT(POWER([.H501];2)+POWER([.I501];2)+POWER([.J501];2))" office:value-type="float" office:value="619.67229554616" calcext:value-type="float">
            <text:p>619.67229554616</text:p>
          </table:table-cell>
        </table:table-row>
        <table:table-row table:style-name="ro1">
          <table:table-cell office:value-type="float" office:value="72.4697" calcext:value-type="float">
            <text:p>72.4697</text:p>
          </table:table-cell>
          <table:table-cell office:value-type="float" office:value="259.049" calcext:value-type="float">
            <text:p>259.049</text:p>
          </table:table-cell>
          <table:table-cell office:value-type="float" office:value="39.3404" calcext:value-type="float">
            <text:p>39.3404</text:p>
          </table:table-cell>
          <table:table-cell office:value-type="float" office:value="71.7264" calcext:value-type="float">
            <text:p>71.7264</text:p>
          </table:table-cell>
          <table:table-cell office:value-type="float" office:value="249.7" calcext:value-type="float">
            <text:p>249.7</text:p>
          </table:table-cell>
          <table:table-cell office:value-type="float" office:value="38.5929" calcext:value-type="float">
            <text:p>38.5929</text:p>
          </table:table-cell>
          <table:table-cell/>
          <table:table-cell table:formula="of:=([.D502]-[.A502])/0.0166667" office:value-type="float" office:value="-44.5979108041787" calcext:value-type="float">
            <text:p>-44.5979108041787</text:p>
          </table:table-cell>
          <table:table-cell table:formula="of:=ABS([.E502]-[.B502])/0.0166667" office:value-type="float" office:value="560.938878122243" calcext:value-type="float">
            <text:p>560.938878122243</text:p>
          </table:table-cell>
          <table:table-cell table:formula="of:=([.F502]-[.C502])/0.0166667" office:value-type="float" office:value="-44.8499103001795" calcext:value-type="float">
            <text:p>-44.8499103001795</text:p>
          </table:table-cell>
          <table:table-cell table:formula="of:=DEGREES(ATAN(ABS([.F502]-[.C502])/ABS([.E502]-[.B502])))" office:value-type="float" office:value="4.57136363008842" calcext:value-type="float">
            <text:p>4.57136363008842</text:p>
          </table:table-cell>
          <table:table-cell table:formula="of:=SQRT(POWER([.H502];2)+POWER([.I502];2)+POWER([.J502];2))" office:value-type="float" office:value="564.493501371869" calcext:value-type="float">
            <text:p>564.493501371869</text:p>
          </table:table-cell>
        </table:table-row>
        <table:table-row table:style-name="ro1">
          <table:table-cell office:value-type="float" office:value="71.4985" calcext:value-type="float">
            <text:p>71.4985</text:p>
          </table:table-cell>
          <table:table-cell office:value-type="float" office:value="263.811" calcext:value-type="float">
            <text:p>263.811</text:p>
          </table:table-cell>
          <table:table-cell office:value-type="float" office:value="39.0147" calcext:value-type="float">
            <text:p>39.0147</text:p>
          </table:table-cell>
          <table:table-cell office:value-type="float" office:value="70.7696" calcext:value-type="float">
            <text:p>70.7696</text:p>
          </table:table-cell>
          <table:table-cell office:value-type="float" office:value="253.068" calcext:value-type="float">
            <text:p>253.068</text:p>
          </table:table-cell>
          <table:table-cell office:value-type="float" office:value="38.4792" calcext:value-type="float">
            <text:p>38.4792</text:p>
          </table:table-cell>
          <table:table-cell/>
          <table:table-cell table:formula="of:=([.D503]-[.A503])/0.0166667" office:value-type="float" office:value="-43.7339125321755" calcext:value-type="float">
            <text:p>-43.7339125321755</text:p>
          </table:table-cell>
          <table:table-cell table:formula="of:=ABS([.E503]-[.B503])/0.0166667" office:value-type="float" office:value="644.578710842576" calcext:value-type="float">
            <text:p>644.578710842576</text:p>
          </table:table-cell>
          <table:table-cell table:formula="of:=([.F503]-[.C503])/0.0166667" office:value-type="float" office:value="-32.1299357401285" calcext:value-type="float">
            <text:p>-32.1299357401285</text:p>
          </table:table-cell>
          <table:table-cell table:formula="of:=DEGREES(ATAN(ABS([.F503]-[.C503])/ABS([.E503]-[.B503])))" office:value-type="float" office:value="2.85362713785485" calcext:value-type="float">
            <text:p>2.85362713785485</text:p>
          </table:table-cell>
          <table:table-cell table:formula="of:=SQRT(POWER([.H503];2)+POWER([.I503];2)+POWER([.J503];2))" office:value-type="float" office:value="646.859105483964" calcext:value-type="float">
            <text:p>646.859105483964</text:p>
          </table:table-cell>
        </table:table-row>
        <table:table-row table:style-name="ro1">
          <table:table-cell office:value-type="float" office:value="74.2392" calcext:value-type="float">
            <text:p>74.2392</text:p>
          </table:table-cell>
          <table:table-cell office:value-type="float" office:value="270.271" calcext:value-type="float">
            <text:p>270.271</text:p>
          </table:table-cell>
          <table:table-cell office:value-type="float" office:value="39.1175" calcext:value-type="float">
            <text:p>39.1175</text:p>
          </table:table-cell>
          <table:table-cell office:value-type="float" office:value="73.4346" calcext:value-type="float">
            <text:p>73.4346</text:p>
          </table:table-cell>
          <table:table-cell office:value-type="float" office:value="258.034" calcext:value-type="float">
            <text:p>258.034</text:p>
          </table:table-cell>
          <table:table-cell office:value-type="float" office:value="39.024" calcext:value-type="float">
            <text:p>39.024</text:p>
          </table:table-cell>
          <table:table-cell/>
          <table:table-cell table:formula="of:=([.D504]-[.A504])/0.0166667" office:value-type="float" office:value="-48.2759034481927" calcext:value-type="float">
            <text:p>-48.2759034481927</text:p>
          </table:table-cell>
          <table:table-cell table:formula="of:=ABS([.E504]-[.B504])/0.0166667" office:value-type="float" office:value="734.218531562938" calcext:value-type="float">
            <text:p>734.218531562938</text:p>
          </table:table-cell>
          <table:table-cell table:formula="of:=([.F504]-[.C504])/0.0166667" office:value-type="float" office:value="-5.60998878002237" calcext:value-type="float">
            <text:p>-5.60998878002237</text:p>
          </table:table-cell>
          <table:table-cell table:formula="of:=DEGREES(ATAN(ABS([.F504]-[.C504])/ABS([.E504]-[.B504])))" office:value-type="float" office:value="0.437774874206908" calcext:value-type="float">
            <text:p>0.437774874206908</text:p>
          </table:table-cell>
          <table:table-cell table:formula="of:=SQRT(POWER([.H504];2)+POWER([.I504];2)+POWER([.J504];2))" office:value-type="float" office:value="735.825310055511" calcext:value-type="float">
            <text:p>735.825310055511</text:p>
          </table:table-cell>
        </table:table-row>
        <table:table-row table:style-name="ro1">
          <table:table-cell office:value-type="float" office:value="75.8966" calcext:value-type="float">
            <text:p>75.8966</text:p>
          </table:table-cell>
          <table:table-cell office:value-type="float" office:value="261.942" calcext:value-type="float">
            <text:p>261.942</text:p>
          </table:table-cell>
          <table:table-cell office:value-type="float" office:value="38.8081" calcext:value-type="float">
            <text:p>38.8081</text:p>
          </table:table-cell>
          <table:table-cell office:value-type="float" office:value="75.0815" calcext:value-type="float">
            <text:p>75.0815</text:p>
          </table:table-cell>
          <table:table-cell office:value-type="float" office:value="252.541" calcext:value-type="float">
            <text:p>252.541</text:p>
          </table:table-cell>
          <table:table-cell office:value-type="float" office:value="38.0543" calcext:value-type="float">
            <text:p>38.0543</text:p>
          </table:table-cell>
          <table:table-cell/>
          <table:table-cell table:formula="of:=([.D505]-[.A505])/0.0166667" office:value-type="float" office:value="-48.9059021881957" calcext:value-type="float">
            <text:p>-48.9059021881957</text:p>
          </table:table-cell>
          <table:table-cell table:formula="of:=ABS([.E505]-[.B505])/0.0166667" office:value-type="float" office:value="564.058871882257" calcext:value-type="float">
            <text:p>564.058871882257</text:p>
          </table:table-cell>
          <table:table-cell table:formula="of:=([.F505]-[.C505])/0.0166667" office:value-type="float" office:value="-45.2279095441812" calcext:value-type="float">
            <text:p>-45.2279095441812</text:p>
          </table:table-cell>
          <table:table-cell table:formula="of:=DEGREES(ATAN(ABS([.F505]-[.C505])/ABS([.E505]-[.B505])))" office:value-type="float" office:value="4.58433723846757" calcext:value-type="float">
            <text:p>4.58433723846757</text:p>
          </table:table-cell>
          <table:table-cell table:formula="of:=SQRT(POWER([.H505];2)+POWER([.I505];2)+POWER([.J505];2))" office:value-type="float" office:value="567.978663348952" calcext:value-type="float">
            <text:p>567.978663348952</text:p>
          </table:table-cell>
        </table:table-row>
        <table:table-row table:style-name="ro1">
          <table:table-cell office:value-type="float" office:value="75.6513" calcext:value-type="float">
            <text:p>75.6513</text:p>
          </table:table-cell>
          <table:table-cell office:value-type="float" office:value="262.008" calcext:value-type="float">
            <text:p>262.008</text:p>
          </table:table-cell>
          <table:table-cell office:value-type="float" office:value="38.3116" calcext:value-type="float">
            <text:p>38.3116</text:p>
          </table:table-cell>
          <table:table-cell office:value-type="float" office:value="75.0608" calcext:value-type="float">
            <text:p>75.0608</text:p>
          </table:table-cell>
          <table:table-cell office:value-type="float" office:value="250.322" calcext:value-type="float">
            <text:p>250.322</text:p>
          </table:table-cell>
          <table:table-cell office:value-type="float" office:value="37.4981" calcext:value-type="float">
            <text:p>37.4981</text:p>
          </table:table-cell>
          <table:table-cell/>
          <table:table-cell table:formula="of:=([.D506]-[.A506])/0.0166667" office:value-type="float" office:value="-35.4299291401421" calcext:value-type="float">
            <text:p>-35.4299291401421</text:p>
          </table:table-cell>
          <table:table-cell table:formula="of:=ABS([.E506]-[.B506])/0.0166667" office:value-type="float" office:value="701.158597682803" calcext:value-type="float">
            <text:p>701.158597682803</text:p>
          </table:table-cell>
          <table:table-cell table:formula="of:=([.F506]-[.C506])/0.0166667" office:value-type="float" office:value="-48.8099023801951" calcext:value-type="float">
            <text:p>-48.8099023801951</text:p>
          </table:table-cell>
          <table:table-cell table:formula="of:=DEGREES(ATAN(ABS([.F506]-[.C506])/ABS([.E506]-[.B506])))" office:value-type="float" office:value="3.98211911088992" calcext:value-type="float">
            <text:p>3.98211911088992</text:p>
          </table:table-cell>
          <table:table-cell table:formula="of:=SQRT(POWER([.H506];2)+POWER([.I506];2)+POWER([.J506];2))" office:value-type="float" office:value="703.747870727688" calcext:value-type="float">
            <text:p>703.747870727688</text:p>
          </table:table-cell>
        </table:table-row>
        <table:table-row table:style-name="ro1">
          <table:table-cell office:value-type="float" office:value="69.0386" calcext:value-type="float">
            <text:p>69.0386</text:p>
          </table:table-cell>
          <table:table-cell office:value-type="float" office:value="264.734" calcext:value-type="float">
            <text:p>264.734</text:p>
          </table:table-cell>
          <table:table-cell office:value-type="float" office:value="38.8793" calcext:value-type="float">
            <text:p>38.8793</text:p>
          </table:table-cell>
          <table:table-cell office:value-type="float" office:value="68.6015" calcext:value-type="float">
            <text:p>68.6015</text:p>
          </table:table-cell>
          <table:table-cell office:value-type="float" office:value="253.984" calcext:value-type="float">
            <text:p>253.984</text:p>
          </table:table-cell>
          <table:table-cell office:value-type="float" office:value="38.0973" calcext:value-type="float">
            <text:p>38.0973</text:p>
          </table:table-cell>
          <table:table-cell/>
          <table:table-cell table:formula="of:=([.D507]-[.A507])/0.0166667" office:value-type="float" office:value="-26.225947548105" calcext:value-type="float">
            <text:p>-26.225947548105</text:p>
          </table:table-cell>
          <table:table-cell table:formula="of:=ABS([.E507]-[.B507])/0.0166667" office:value-type="float" office:value="644.998710002578" calcext:value-type="float">
            <text:p>644.998710002578</text:p>
          </table:table-cell>
          <table:table-cell table:formula="of:=([.F507]-[.C507])/0.0166667" office:value-type="float" office:value="-46.9199061601879" calcext:value-type="float">
            <text:p>-46.9199061601879</text:p>
          </table:table-cell>
          <table:table-cell table:formula="of:=DEGREES(ATAN(ABS([.F507]-[.C507])/ABS([.E507]-[.B507])))" office:value-type="float" office:value="4.16060625569491" calcext:value-type="float">
            <text:p>4.16060625569491</text:p>
          </table:table-cell>
          <table:table-cell table:formula="of:=SQRT(POWER([.H507];2)+POWER([.I507];2)+POWER([.J507];2))" office:value-type="float" office:value="647.234589483494" calcext:value-type="float">
            <text:p>647.234589483494</text:p>
          </table:table-cell>
        </table:table-row>
        <table:table-row table:style-name="ro1">
          <table:table-cell office:value-type="float" office:value="67.1013" calcext:value-type="float">
            <text:p>67.1013</text:p>
          </table:table-cell>
          <table:table-cell office:value-type="float" office:value="261.912" calcext:value-type="float">
            <text:p>261.912</text:p>
          </table:table-cell>
          <table:table-cell office:value-type="float" office:value="39.3825" calcext:value-type="float">
            <text:p>39.3825</text:p>
          </table:table-cell>
          <table:table-cell office:value-type="float" office:value="67.2062" calcext:value-type="float">
            <text:p>67.2062</text:p>
          </table:table-cell>
          <table:table-cell office:value-type="float" office:value="250.053" calcext:value-type="float">
            <text:p>250.053</text:p>
          </table:table-cell>
          <table:table-cell office:value-type="float" office:value="39.2856" calcext:value-type="float">
            <text:p>39.2856</text:p>
          </table:table-cell>
          <table:table-cell/>
          <table:table-cell table:formula="of:=([.D508]-[.A508])/0.0166667" office:value-type="float" office:value="6.29398741202522" calcext:value-type="float">
            <text:p>6.29398741202522</text:p>
          </table:table-cell>
          <table:table-cell table:formula="of:=ABS([.E508]-[.B508])/0.0166667" office:value-type="float" office:value="711.538576922845" calcext:value-type="float">
            <text:p>711.538576922845</text:p>
          </table:table-cell>
          <table:table-cell table:formula="of:=([.F508]-[.C508])/0.0166667" office:value-type="float" office:value="-5.81398837202314" calcext:value-type="float">
            <text:p>-5.81398837202314</text:p>
          </table:table-cell>
          <table:table-cell table:formula="of:=DEGREES(ATAN(ABS([.F508]-[.C508])/ABS([.E508]-[.B508])))" office:value-type="float" office:value="0.468153932046979" calcext:value-type="float">
            <text:p>0.468153932046979</text:p>
          </table:table-cell>
          <table:table-cell table:formula="of:=SQRT(POWER([.H508];2)+POWER([.I508];2)+POWER([.J508];2))" office:value-type="float" office:value="711.590165184792" calcext:value-type="float">
            <text:p>711.590165184792</text:p>
          </table:table-cell>
        </table:table-row>
        <table:table-row table:style-name="ro1">
          <table:table-cell office:value-type="float" office:value="67.1499" calcext:value-type="float">
            <text:p>67.1499</text:p>
          </table:table-cell>
          <table:table-cell office:value-type="float" office:value="255.974" calcext:value-type="float">
            <text:p>255.974</text:p>
          </table:table-cell>
          <table:table-cell office:value-type="float" office:value="38.9609" calcext:value-type="float">
            <text:p>38.9609</text:p>
          </table:table-cell>
          <table:table-cell office:value-type="float" office:value="66.295" calcext:value-type="float">
            <text:p>66.295</text:p>
          </table:table-cell>
          <table:table-cell office:value-type="float" office:value="245.431" calcext:value-type="float">
            <text:p>245.431</text:p>
          </table:table-cell>
          <table:table-cell office:value-type="float" office:value="38.4651" calcext:value-type="float">
            <text:p>38.4651</text:p>
          </table:table-cell>
          <table:table-cell/>
          <table:table-cell table:formula="of:=([.D509]-[.A509])/0.0166667" office:value-type="float" office:value="-51.2938974122052" calcext:value-type="float">
            <text:p>-51.2938974122052</text:p>
          </table:table-cell>
          <table:table-cell table:formula="of:=ABS([.E509]-[.B509])/0.0166667" office:value-type="float" office:value="632.578734842529" calcext:value-type="float">
            <text:p>632.578734842529</text:p>
          </table:table-cell>
          <table:table-cell table:formula="of:=([.F509]-[.C509])/0.0166667" office:value-type="float" office:value="-29.7479405041192" calcext:value-type="float">
            <text:p>-29.7479405041192</text:p>
          </table:table-cell>
          <table:table-cell table:formula="of:=DEGREES(ATAN(ABS([.F509]-[.C509])/ABS([.E509]-[.B509])))" office:value-type="float" office:value="2.69243426543304" calcext:value-type="float">
            <text:p>2.69243426543304</text:p>
          </table:table-cell>
          <table:table-cell table:formula="of:=SQRT(POWER([.H509];2)+POWER([.I509];2)+POWER([.J509];2))" office:value-type="float" office:value="635.351760563347" calcext:value-type="float">
            <text:p>635.351760563347</text:p>
          </table:table-cell>
        </table:table-row>
        <table:table-row table:style-name="ro1">
          <table:table-cell office:value-type="float" office:value="60.8561" calcext:value-type="float">
            <text:p>60.8561</text:p>
          </table:table-cell>
          <table:table-cell office:value-type="float" office:value="257.163" calcext:value-type="float">
            <text:p>257.163</text:p>
          </table:table-cell>
          <table:table-cell office:value-type="float" office:value="39.5367" calcext:value-type="float">
            <text:p>39.5367</text:p>
          </table:table-cell>
          <table:table-cell office:value-type="float" office:value="61.1104" calcext:value-type="float">
            <text:p>61.1104</text:p>
          </table:table-cell>
          <table:table-cell office:value-type="float" office:value="245.506" calcext:value-type="float">
            <text:p>245.506</text:p>
          </table:table-cell>
          <table:table-cell office:value-type="float" office:value="38.9729" calcext:value-type="float">
            <text:p>38.9729</text:p>
          </table:table-cell>
          <table:table-cell/>
          <table:table-cell table:formula="of:=([.D510]-[.A510])/0.0166667" office:value-type="float" office:value="15.2579694840611" calcext:value-type="float">
            <text:p>15.2579694840611</text:p>
          </table:table-cell>
          <table:table-cell table:formula="of:=ABS([.E510]-[.B510])/0.0166667" office:value-type="float" office:value="699.418601162798" calcext:value-type="float">
            <text:p>699.418601162798</text:p>
          </table:table-cell>
          <table:table-cell table:formula="of:=([.F510]-[.C510])/0.0166667" office:value-type="float" office:value="-33.8279323441353" calcext:value-type="float">
            <text:p>-33.8279323441353</text:p>
          </table:table-cell>
          <table:table-cell table:formula="of:=DEGREES(ATAN(ABS([.F510]-[.C510])/ABS([.E510]-[.B510])))" office:value-type="float" office:value="2.76899779048153" calcext:value-type="float">
            <text:p>2.76899779048153</text:p>
          </table:table-cell>
          <table:table-cell table:formula="of:=SQRT(POWER([.H510];2)+POWER([.I510];2)+POWER([.J510];2))" office:value-type="float" office:value="700.402394550434" calcext:value-type="float">
            <text:p>700.402394550434</text:p>
          </table:table-cell>
        </table:table-row>
        <table:table-row table:style-name="ro1">
          <table:table-cell office:value-type="float" office:value="51.8608" calcext:value-type="float">
            <text:p>51.8608</text:p>
          </table:table-cell>
          <table:table-cell office:value-type="float" office:value="257.755" calcext:value-type="float">
            <text:p>257.755</text:p>
          </table:table-cell>
          <table:table-cell office:value-type="float" office:value="38.7994" calcext:value-type="float">
            <text:p>38.7994</text:p>
          </table:table-cell>
          <table:table-cell office:value-type="float" office:value="52.2341" calcext:value-type="float">
            <text:p>52.2341</text:p>
          </table:table-cell>
          <table:table-cell office:value-type="float" office:value="248.335" calcext:value-type="float">
            <text:p>248.335</text:p>
          </table:table-cell>
          <table:table-cell office:value-type="float" office:value="37.8416" calcext:value-type="float">
            <text:p>37.8416</text:p>
          </table:table-cell>
          <table:table-cell/>
          <table:table-cell table:formula="of:=([.D511]-[.A511])/0.0166667" office:value-type="float" office:value="22.3979552040896" calcext:value-type="float">
            <text:p>22.3979552040896</text:p>
          </table:table-cell>
          <table:table-cell table:formula="of:=ABS([.E511]-[.B511])/0.0166667" office:value-type="float" office:value="565.19886960226" calcext:value-type="float">
            <text:p>565.19886960226</text:p>
          </table:table-cell>
          <table:table-cell table:formula="of:=([.F511]-[.C511])/0.0166667" office:value-type="float" office:value="-57.4678850642298" calcext:value-type="float">
            <text:p>-57.4678850642298</text:p>
          </table:table-cell>
          <table:table-cell table:formula="of:=DEGREES(ATAN(ABS([.F511]-[.C511])/ABS([.E511]-[.B511])))" office:value-type="float" office:value="5.80572695568204" calcext:value-type="float">
            <text:p>5.80572695568204</text:p>
          </table:table-cell>
          <table:table-cell table:formula="of:=SQRT(POWER([.H511];2)+POWER([.I511];2)+POWER([.J511];2))" office:value-type="float" office:value="568.554296800888" calcext:value-type="float">
            <text:p>568.554296800888</text:p>
          </table:table-cell>
        </table:table-row>
        <table:table-row table:style-name="ro1">
          <table:table-cell office:value-type="float" office:value="51.3663" calcext:value-type="float">
            <text:p>51.3663</text:p>
          </table:table-cell>
          <table:table-cell office:value-type="float" office:value="257.713" calcext:value-type="float">
            <text:p>257.713</text:p>
          </table:table-cell>
          <table:table-cell office:value-type="float" office:value="38.3287" calcext:value-type="float">
            <text:p>38.3287</text:p>
          </table:table-cell>
          <table:table-cell office:value-type="float" office:value="51.8565" calcext:value-type="float">
            <text:p>51.8565</text:p>
          </table:table-cell>
          <table:table-cell office:value-type="float" office:value="245.914" calcext:value-type="float">
            <text:p>245.914</text:p>
          </table:table-cell>
          <table:table-cell office:value-type="float" office:value="37.5761" calcext:value-type="float">
            <text:p>37.5761</text:p>
          </table:table-cell>
          <table:table-cell/>
          <table:table-cell table:formula="of:=([.D512]-[.A512])/0.0166667" office:value-type="float" office:value="29.4119411761173" calcext:value-type="float">
            <text:p>29.4119411761173</text:p>
          </table:table-cell>
          <table:table-cell table:formula="of:=ABS([.E512]-[.B512])/0.0166667" office:value-type="float" office:value="707.938584122834" calcext:value-type="float">
            <text:p>707.938584122834</text:p>
          </table:table-cell>
          <table:table-cell table:formula="of:=([.F512]-[.C512])/0.0166667" office:value-type="float" office:value="-45.1559096881807" calcext:value-type="float">
            <text:p>-45.1559096881807</text:p>
          </table:table-cell>
          <table:table-cell table:formula="of:=DEGREES(ATAN(ABS([.F512]-[.C512])/ABS([.E512]-[.B512])))" office:value-type="float" office:value="3.64967086261546" calcext:value-type="float">
            <text:p>3.64967086261546</text:p>
          </table:table-cell>
          <table:table-cell table:formula="of:=SQRT(POWER([.H512];2)+POWER([.I512];2)+POWER([.J512];2))" office:value-type="float" office:value="709.986730406532" calcext:value-type="float">
            <text:p>709.986730406532</text:p>
          </table:table-cell>
        </table:table-row>
        <table:table-row table:style-name="ro1">
          <table:table-cell office:value-type="float" office:value="48.8369" calcext:value-type="float">
            <text:p>48.8369</text:p>
          </table:table-cell>
          <table:table-cell office:value-type="float" office:value="270.81" calcext:value-type="float">
            <text:p>270.81</text:p>
          </table:table-cell>
          <table:table-cell office:value-type="float" office:value="39.5218" calcext:value-type="float">
            <text:p>39.5218</text:p>
          </table:table-cell>
          <table:table-cell office:value-type="float" office:value="49.1156" calcext:value-type="float">
            <text:p>49.1156</text:p>
          </table:table-cell>
          <table:table-cell office:value-type="float" office:value="259.496" calcext:value-type="float">
            <text:p>259.496</text:p>
          </table:table-cell>
          <table:table-cell office:value-type="float" office:value="39.0073" calcext:value-type="float">
            <text:p>39.0073</text:p>
          </table:table-cell>
          <table:table-cell/>
          <table:table-cell table:formula="of:=([.D513]-[.A513])/0.0166667" office:value-type="float" office:value="16.7219665560669" calcext:value-type="float">
            <text:p>16.7219665560669</text:p>
          </table:table-cell>
          <table:table-cell table:formula="of:=ABS([.E513]-[.B513])/0.0166667" office:value-type="float" office:value="678.838642322717" calcext:value-type="float">
            <text:p>678.838642322717</text:p>
          </table:table-cell>
          <table:table-cell table:formula="of:=([.F513]-[.C513])/0.0166667" office:value-type="float" office:value="-30.8699382601234" calcext:value-type="float">
            <text:p>-30.8699382601234</text:p>
          </table:table-cell>
          <table:table-cell table:formula="of:=DEGREES(ATAN(ABS([.F513]-[.C513])/ABS([.E513]-[.B513])))" office:value-type="float" office:value="2.60371077128379" calcext:value-type="float">
            <text:p>2.60371077128379</text:p>
          </table:table-cell>
          <table:table-cell table:formula="of:=SQRT(POWER([.H513];2)+POWER([.I513];2)+POWER([.J513];2))" office:value-type="float" office:value="679.745893377985" calcext:value-type="float">
            <text:p>679.745893377985</text:p>
          </table:table-cell>
        </table:table-row>
        <table:table-row table:style-name="ro1">
          <table:table-cell office:value-type="float" office:value="48.6562" calcext:value-type="float">
            <text:p>48.6562</text:p>
          </table:table-cell>
          <table:table-cell office:value-type="float" office:value="264.308" calcext:value-type="float">
            <text:p>264.308</text:p>
          </table:table-cell>
          <table:table-cell office:value-type="float" office:value="39.6424" calcext:value-type="float">
            <text:p>39.6424</text:p>
          </table:table-cell>
          <table:table-cell office:value-type="float" office:value="49.0297" calcext:value-type="float">
            <text:p>49.0297</text:p>
          </table:table-cell>
          <table:table-cell office:value-type="float" office:value="247.115" calcext:value-type="float">
            <text:p>247.115</text:p>
          </table:table-cell>
          <table:table-cell office:value-type="float" office:value="40.2214" calcext:value-type="float">
            <text:p>40.2214</text:p>
          </table:table-cell>
          <table:table-cell/>
          <table:table-cell table:formula="of:=([.D514]-[.A514])/0.0166667" office:value-type="float" office:value="22.4099551800896" calcext:value-type="float">
            <text:p>22.4099551800896</text:p>
          </table:table-cell>
          <table:table-cell table:formula="of:=ABS([.E514]-[.B514])/0.0166667" office:value-type="float" office:value="1031.57793684413" calcext:value-type="float">
            <text:p>1031.57793684413</text:p>
          </table:table-cell>
          <table:table-cell table:formula="of:=([.F514]-[.C514])/0.0166667" office:value-type="float" office:value="34.739930520139" calcext:value-type="float">
            <text:p>34.739930520139</text:p>
          </table:table-cell>
          <table:table-cell table:formula="of:=DEGREES(ATAN(ABS([.F514]-[.C514])/ABS([.E514]-[.B514])))" office:value-type="float" office:value="1.92879217236227" calcext:value-type="float">
            <text:p>1.92879217236227</text:p>
          </table:table-cell>
          <table:table-cell table:formula="of:=SQRT(POWER([.H514];2)+POWER([.I514];2)+POWER([.J514];2))" office:value-type="float" office:value="1032.40598053639" calcext:value-type="float">
            <text:p>1032.40598053639</text:p>
          </table:table-cell>
        </table:table-row>
        <table:table-row table:style-name="ro1">
          <table:table-cell office:value-type="float" office:value="49.8033" calcext:value-type="float">
            <text:p>49.8033</text:p>
          </table:table-cell>
          <table:table-cell office:value-type="float" office:value="254.851" calcext:value-type="float">
            <text:p>254.851</text:p>
          </table:table-cell>
          <table:table-cell office:value-type="float" office:value="38.3689" calcext:value-type="float">
            <text:p>38.3689</text:p>
          </table:table-cell>
          <table:table-cell office:value-type="float" office:value="50.3389" calcext:value-type="float">
            <text:p>50.3389</text:p>
          </table:table-cell>
          <table:table-cell office:value-type="float" office:value="243.123" calcext:value-type="float">
            <text:p>243.123</text:p>
          </table:table-cell>
          <table:table-cell office:value-type="float" office:value="37.868" calcext:value-type="float">
            <text:p>37.868</text:p>
          </table:table-cell>
          <table:table-cell/>
          <table:table-cell table:formula="of:=([.D515]-[.A515])/0.0166667" office:value-type="float" office:value="32.1359357281287" calcext:value-type="float">
            <text:p>32.1359357281287</text:p>
          </table:table-cell>
          <table:table-cell table:formula="of:=ABS([.E515]-[.B515])/0.0166667" office:value-type="float" office:value="703.678592642815" calcext:value-type="float">
            <text:p>703.678592642815</text:p>
          </table:table-cell>
          <table:table-cell table:formula="of:=([.F515]-[.C515])/0.0166667" office:value-type="float" office:value="-30.0539398921199" calcext:value-type="float">
            <text:p>-30.0539398921199</text:p>
          </table:table-cell>
          <table:table-cell table:formula="of:=DEGREES(ATAN(ABS([.F515]-[.C515])/ABS([.E515]-[.B515])))" office:value-type="float" office:value="2.44560236913598" calcext:value-type="float">
            <text:p>2.44560236913598</text:p>
          </table:table-cell>
          <table:table-cell table:formula="of:=SQRT(POWER([.H515];2)+POWER([.I515];2)+POWER([.J515];2))" office:value-type="float" office:value="705.052848665924" calcext:value-type="float">
            <text:p>705.052848665924</text:p>
          </table:table-cell>
        </table:table-row>
        <table:table-row table:style-name="ro1">
          <table:table-cell office:value-type="float" office:value="50.7785" calcext:value-type="float">
            <text:p>50.7785</text:p>
          </table:table-cell>
          <table:table-cell office:value-type="float" office:value="266.171" calcext:value-type="float">
            <text:p>266.171</text:p>
          </table:table-cell>
          <table:table-cell office:value-type="float" office:value="39.3027" calcext:value-type="float">
            <text:p>39.3027</text:p>
          </table:table-cell>
          <table:table-cell office:value-type="float" office:value="51.0245" calcext:value-type="float">
            <text:p>51.0245</text:p>
          </table:table-cell>
          <table:table-cell office:value-type="float" office:value="255.003" calcext:value-type="float">
            <text:p>255.003</text:p>
          </table:table-cell>
          <table:table-cell office:value-type="float" office:value="39.2902" calcext:value-type="float">
            <text:p>39.2902</text:p>
          </table:table-cell>
          <table:table-cell/>
          <table:table-cell table:formula="of:=([.D516]-[.A516])/0.0166667" office:value-type="float" office:value="14.7599704800592" calcext:value-type="float">
            <text:p>14.7599704800592</text:p>
          </table:table-cell>
          <table:table-cell table:formula="of:=ABS([.E516]-[.B516])/0.0166667" office:value-type="float" office:value="670.078659842681" calcext:value-type="float">
            <text:p>670.078659842681</text:p>
          </table:table-cell>
          <table:table-cell table:formula="of:=([.F516]-[.C516])/0.0166667" office:value-type="float" office:value="-0.749998500003171" calcext:value-type="float">
            <text:p>-0.749998500003171</text:p>
          </table:table-cell>
          <table:table-cell table:formula="of:=DEGREES(ATAN(ABS([.F516]-[.C516])/ABS([.E516]-[.B516])))" office:value-type="float" office:value="0.0641293825965773" calcext:value-type="float">
            <text:p>0.064129382596577</text:p>
          </table:table-cell>
          <table:table-cell table:formula="of:=SQRT(POWER([.H516];2)+POWER([.I516];2)+POWER([.J516];2))" office:value-type="float" office:value="670.241620315305" calcext:value-type="float">
            <text:p>670.241620315305</text:p>
          </table:table-cell>
        </table:table-row>
        <table:table-row table:style-name="ro1">
          <table:table-cell office:value-type="float" office:value="53.1118" calcext:value-type="float">
            <text:p>53.1118</text:p>
          </table:table-cell>
          <table:table-cell office:value-type="float" office:value="263.02" calcext:value-type="float">
            <text:p>263.02</text:p>
          </table:table-cell>
          <table:table-cell office:value-type="float" office:value="38.8415" calcext:value-type="float">
            <text:p>38.8415</text:p>
          </table:table-cell>
          <table:table-cell office:value-type="float" office:value="52.5126" calcext:value-type="float">
            <text:p>52.5126</text:p>
          </table:table-cell>
          <table:table-cell office:value-type="float" office:value="253.183" calcext:value-type="float">
            <text:p>253.183</text:p>
          </table:table-cell>
          <table:table-cell office:value-type="float" office:value="37.9187" calcext:value-type="float">
            <text:p>37.9187</text:p>
          </table:table-cell>
          <table:table-cell/>
          <table:table-cell table:formula="of:=([.D517]-[.A517])/0.0166667" office:value-type="float" office:value="-35.951928096144" calcext:value-type="float">
            <text:p>-35.951928096144</text:p>
          </table:table-cell>
          <table:table-cell table:formula="of:=ABS([.E517]-[.B517])/0.0166667" office:value-type="float" office:value="590.21881956236" calcext:value-type="float">
            <text:p>590.21881956236</text:p>
          </table:table-cell>
          <table:table-cell table:formula="of:=([.F517]-[.C517])/0.0166667" office:value-type="float" office:value="-55.3678892642216" calcext:value-type="float">
            <text:p>-55.3678892642216</text:p>
          </table:table-cell>
          <table:table-cell table:formula="of:=DEGREES(ATAN(ABS([.F517]-[.C517])/ABS([.E517]-[.B517])))" office:value-type="float" office:value="5.35918102913566" calcext:value-type="float">
            <text:p>5.35918102913566</text:p>
          </table:table-cell>
          <table:table-cell table:formula="of:=SQRT(POWER([.H517];2)+POWER([.I517];2)+POWER([.J517];2))" office:value-type="float" office:value="593.899317444457" calcext:value-type="float">
            <text:p>593.899317444457</text:p>
          </table:table-cell>
        </table:table-row>
        <table:table-row table:style-name="ro1">
          <table:table-cell office:value-type="float" office:value="52.3177" calcext:value-type="float">
            <text:p>52.3177</text:p>
          </table:table-cell>
          <table:table-cell office:value-type="float" office:value="258" calcext:value-type="float">
            <text:p>258</text:p>
          </table:table-cell>
          <table:table-cell office:value-type="float" office:value="38.0264" calcext:value-type="float">
            <text:p>38.0264</text:p>
          </table:table-cell>
          <table:table-cell office:value-type="float" office:value="52.379" calcext:value-type="float">
            <text:p>52.379</text:p>
          </table:table-cell>
          <table:table-cell office:value-type="float" office:value="244.845" calcext:value-type="float">
            <text:p>244.845</text:p>
          </table:table-cell>
          <table:table-cell office:value-type="float" office:value="37.7666" calcext:value-type="float">
            <text:p>37.7666</text:p>
          </table:table-cell>
          <table:table-cell/>
          <table:table-cell table:formula="of:=([.D518]-[.A518])/0.0166667" office:value-type="float" office:value="3.67799264401445" calcext:value-type="float">
            <text:p>3.67799264401445</text:p>
          </table:table-cell>
          <table:table-cell table:formula="of:=ABS([.E518]-[.B518])/0.0166667" office:value-type="float" office:value="789.298421403157" calcext:value-type="float">
            <text:p>789.298421403157</text:p>
          </table:table-cell>
          <table:table-cell table:formula="of:=([.F518]-[.C518])/0.0166667" office:value-type="float" office:value="-15.5879688240627" calcext:value-type="float">
            <text:p>-15.5879688240627</text:p>
          </table:table-cell>
          <table:table-cell table:formula="of:=DEGREES(ATAN(ABS([.F518]-[.C518])/ABS([.E518]-[.B518])))" office:value-type="float" office:value="1.13139556975221" calcext:value-type="float">
            <text:p>1.13139556975221</text:p>
          </table:table-cell>
          <table:table-cell table:formula="of:=SQRT(POWER([.H518];2)+POWER([.I518];2)+POWER([.J518];2))" office:value-type="float" office:value="789.460898608326" calcext:value-type="float">
            <text:p>789.460898608326</text:p>
          </table:table-cell>
        </table:table-row>
        <table:table-row table:style-name="ro1">
          <table:table-cell office:value-type="float" office:value="51.9073" calcext:value-type="float">
            <text:p>51.9073</text:p>
          </table:table-cell>
          <table:table-cell office:value-type="float" office:value="262.678" calcext:value-type="float">
            <text:p>262.678</text:p>
          </table:table-cell>
          <table:table-cell office:value-type="float" office:value="39.1567" calcext:value-type="float">
            <text:p>39.1567</text:p>
          </table:table-cell>
          <table:table-cell office:value-type="float" office:value="51.1572" calcext:value-type="float">
            <text:p>51.1572</text:p>
          </table:table-cell>
          <table:table-cell office:value-type="float" office:value="251.537" calcext:value-type="float">
            <text:p>251.537</text:p>
          </table:table-cell>
          <table:table-cell office:value-type="float" office:value="38.466" calcext:value-type="float">
            <text:p>38.466</text:p>
          </table:table-cell>
          <table:table-cell/>
          <table:table-cell table:formula="of:=([.D519]-[.A519])/0.0166667" office:value-type="float" office:value="-45.0059099881798" calcext:value-type="float">
            <text:p>-45.0059099881798</text:p>
          </table:table-cell>
          <table:table-cell table:formula="of:=ABS([.E519]-[.B519])/0.0166667" office:value-type="float" office:value="668.458663082673" calcext:value-type="float">
            <text:p>668.458663082673</text:p>
          </table:table-cell>
          <table:table-cell table:formula="of:=([.F519]-[.C519])/0.0166667" office:value-type="float" office:value="-41.4419171161658" calcext:value-type="float">
            <text:p>-41.4419171161658</text:p>
          </table:table-cell>
          <table:table-cell table:formula="of:=DEGREES(ATAN(ABS([.F519]-[.C519])/ABS([.E519]-[.B519])))" office:value-type="float" office:value="3.5475818997163" calcext:value-type="float">
            <text:p>3.5475818997163</text:p>
          </table:table-cell>
          <table:table-cell table:formula="of:=SQRT(POWER([.H519];2)+POWER([.I519];2)+POWER([.J519];2))" office:value-type="float" office:value="671.252522288298" calcext:value-type="float">
            <text:p>671.252522288298</text:p>
          </table:table-cell>
        </table:table-row>
        <table:table-row table:style-name="ro1">
          <table:table-cell office:value-type="float" office:value="60.3472" calcext:value-type="float">
            <text:p>60.3472</text:p>
          </table:table-cell>
          <table:table-cell office:value-type="float" office:value="258.261" calcext:value-type="float">
            <text:p>258.261</text:p>
          </table:table-cell>
          <table:table-cell office:value-type="float" office:value="39.5927" calcext:value-type="float">
            <text:p>39.5927</text:p>
          </table:table-cell>
          <table:table-cell office:value-type="float" office:value="59.4105" calcext:value-type="float">
            <text:p>59.4105</text:p>
          </table:table-cell>
          <table:table-cell office:value-type="float" office:value="247.446" calcext:value-type="float">
            <text:p>247.446</text:p>
          </table:table-cell>
          <table:table-cell office:value-type="float" office:value="39.1139" calcext:value-type="float">
            <text:p>39.1139</text:p>
          </table:table-cell>
          <table:table-cell/>
          <table:table-cell table:formula="of:=([.D520]-[.A520])/0.0166667" office:value-type="float" office:value="-56.2018875962249" calcext:value-type="float">
            <text:p>-56.2018875962249</text:p>
          </table:table-cell>
          <table:table-cell table:formula="of:=ABS([.E520]-[.B520])/0.0166667" office:value-type="float" office:value="648.898702202597" calcext:value-type="float">
            <text:p>648.898702202597</text:p>
          </table:table-cell>
          <table:table-cell table:formula="of:=([.F520]-[.C520])/0.0166667" office:value-type="float" office:value="-28.7279425441149" calcext:value-type="float">
            <text:p>-28.7279425441149</text:p>
          </table:table-cell>
          <table:table-cell table:formula="of:=DEGREES(ATAN(ABS([.F520]-[.C520])/ABS([.E520]-[.B520])))" office:value-type="float" office:value="2.5349345609546" calcext:value-type="float">
            <text:p>2.5349345609546</text:p>
          </table:table-cell>
          <table:table-cell table:formula="of:=SQRT(POWER([.H520];2)+POWER([.I520];2)+POWER([.J520];2))" office:value-type="float" office:value="651.961250821252" calcext:value-type="float">
            <text:p>651.961250821252</text:p>
          </table:table-cell>
        </table:table-row>
        <table:table-row table:style-name="ro1">
          <table:table-cell office:value-type="float" office:value="86.2826" calcext:value-type="float">
            <text:p>86.2826</text:p>
          </table:table-cell>
          <table:table-cell office:value-type="float" office:value="258.082" calcext:value-type="float">
            <text:p>258.082</text:p>
          </table:table-cell>
          <table:table-cell office:value-type="float" office:value="38.4161" calcext:value-type="float">
            <text:p>38.4161</text:p>
          </table:table-cell>
          <table:table-cell office:value-type="float" office:value="86.8691" calcext:value-type="float">
            <text:p>86.8691</text:p>
          </table:table-cell>
          <table:table-cell office:value-type="float" office:value="246.86" calcext:value-type="float">
            <text:p>246.86</text:p>
          </table:table-cell>
          <table:table-cell office:value-type="float" office:value="37.5447" calcext:value-type="float">
            <text:p>37.5447</text:p>
          </table:table-cell>
          <table:table-cell/>
          <table:table-cell table:formula="of:=([.D521]-[.A521])/0.0166667" office:value-type="float" office:value="35.1899296201408" calcext:value-type="float">
            <text:p>35.1899296201408</text:p>
          </table:table-cell>
          <table:table-cell table:formula="of:=ABS([.E521]-[.B521])/0.0166667" office:value-type="float" office:value="673.318653362692" calcext:value-type="float">
            <text:p>673.318653362692</text:p>
          </table:table-cell>
          <table:table-cell table:formula="of:=([.F521]-[.C521])/0.0166667" office:value-type="float" office:value="-52.2838954322092" calcext:value-type="float">
            <text:p>-52.2838954322092</text:p>
          </table:table-cell>
          <table:table-cell table:formula="of:=DEGREES(ATAN(ABS([.F521]-[.C521])/ABS([.E521]-[.B521])))" office:value-type="float" office:value="4.44016705111558" calcext:value-type="float">
            <text:p>4.44016705111558</text:p>
          </table:table-cell>
          <table:table-cell table:formula="of:=SQRT(POWER([.H521];2)+POWER([.I521];2)+POWER([.J521];2))" office:value-type="float" office:value="676.261743583345" calcext:value-type="float">
            <text:p>676.261743583345</text:p>
          </table:table-cell>
        </table:table-row>
        <table:table-row table:style-name="ro1">
          <table:table-cell office:value-type="float" office:value="95.9881" calcext:value-type="float">
            <text:p>95.9881</text:p>
          </table:table-cell>
          <table:table-cell office:value-type="float" office:value="262.932" calcext:value-type="float">
            <text:p>262.932</text:p>
          </table:table-cell>
          <table:table-cell office:value-type="float" office:value="38.7041" calcext:value-type="float">
            <text:p>38.7041</text:p>
          </table:table-cell>
          <table:table-cell office:value-type="float" office:value="95.3929" calcext:value-type="float">
            <text:p>95.3929</text:p>
          </table:table-cell>
          <table:table-cell office:value-type="float" office:value="251.538" calcext:value-type="float">
            <text:p>251.538</text:p>
          </table:table-cell>
          <table:table-cell office:value-type="float" office:value="38.0542" calcext:value-type="float">
            <text:p>38.0542</text:p>
          </table:table-cell>
          <table:table-cell/>
          <table:table-cell table:formula="of:=([.D522]-[.A522])/0.0166667" office:value-type="float" office:value="-35.7119285761432" calcext:value-type="float">
            <text:p>-35.7119285761432</text:p>
          </table:table-cell>
          <table:table-cell table:formula="of:=ABS([.E522]-[.B522])/0.0166667" office:value-type="float" office:value="683.638632722735" calcext:value-type="float">
            <text:p>683.638632722735</text:p>
          </table:table-cell>
          <table:table-cell table:formula="of:=([.F522]-[.C522])/0.0166667" office:value-type="float" office:value="-38.9939220121557" calcext:value-type="float">
            <text:p>-38.9939220121557</text:p>
          </table:table-cell>
          <table:table-cell table:formula="of:=DEGREES(ATAN(ABS([.F522]-[.C522])/ABS([.E522]-[.B522])))" office:value-type="float" office:value="3.26454482030697" calcext:value-type="float">
            <text:p>3.26454482030697</text:p>
          </table:table-cell>
          <table:table-cell table:formula="of:=SQRT(POWER([.H522];2)+POWER([.I522];2)+POWER([.J522];2))" office:value-type="float" office:value="685.680426982955" calcext:value-type="float">
            <text:p>685.680426982955</text:p>
          </table:table-cell>
        </table:table-row>
        <table:table-row table:style-name="ro1">
          <table:table-cell office:value-type="float" office:value="95.8718" calcext:value-type="float">
            <text:p>95.8718</text:p>
          </table:table-cell>
          <table:table-cell office:value-type="float" office:value="265.334" calcext:value-type="float">
            <text:p>265.334</text:p>
          </table:table-cell>
          <table:table-cell office:value-type="float" office:value="38.5361" calcext:value-type="float">
            <text:p>38.5361</text:p>
          </table:table-cell>
          <table:table-cell office:value-type="float" office:value="95.1006" calcext:value-type="float">
            <text:p>95.1006</text:p>
          </table:table-cell>
          <table:table-cell office:value-type="float" office:value="255.007" calcext:value-type="float">
            <text:p>255.007</text:p>
          </table:table-cell>
          <table:table-cell office:value-type="float" office:value="37.6777" calcext:value-type="float">
            <text:p>37.6777</text:p>
          </table:table-cell>
          <table:table-cell/>
          <table:table-cell table:formula="of:=([.D523]-[.A523])/0.0166667" office:value-type="float" office:value="-46.2719074561847" calcext:value-type="float">
            <text:p>-46.2719074561847</text:p>
          </table:table-cell>
          <table:table-cell table:formula="of:=ABS([.E523]-[.B523])/0.0166667" office:value-type="float" office:value="619.618760762478" calcext:value-type="float">
            <text:p>619.618760762478</text:p>
          </table:table-cell>
          <table:table-cell table:formula="of:=([.F523]-[.C523])/0.0166667" office:value-type="float" office:value="-51.5038969922058" calcext:value-type="float">
            <text:p>-51.5038969922058</text:p>
          </table:table-cell>
          <table:table-cell table:formula="of:=DEGREES(ATAN(ABS([.F523]-[.C523])/ABS([.E523]-[.B523])))" office:value-type="float" office:value="4.75161155345373" calcext:value-type="float">
            <text:p>4.75161155345373</text:p>
          </table:table-cell>
          <table:table-cell table:formula="of:=SQRT(POWER([.H523];2)+POWER([.I523];2)+POWER([.J523];2))" office:value-type="float" office:value="623.475059255659" calcext:value-type="float">
            <text:p>623.475059255659</text:p>
          </table:table-cell>
        </table:table-row>
        <table:table-row table:style-name="ro1">
          <table:table-cell office:value-type="float" office:value="96.4775" calcext:value-type="float">
            <text:p>96.4775</text:p>
          </table:table-cell>
          <table:table-cell office:value-type="float" office:value="262.928" calcext:value-type="float">
            <text:p>262.928</text:p>
          </table:table-cell>
          <table:table-cell office:value-type="float" office:value="38.7006" calcext:value-type="float">
            <text:p>38.7006</text:p>
          </table:table-cell>
          <table:table-cell office:value-type="float" office:value="95.8713" calcext:value-type="float">
            <text:p>95.8713</text:p>
          </table:table-cell>
          <table:table-cell office:value-type="float" office:value="251.545" calcext:value-type="float">
            <text:p>251.545</text:p>
          </table:table-cell>
          <table:table-cell office:value-type="float" office:value="38.0488" calcext:value-type="float">
            <text:p>38.0488</text:p>
          </table:table-cell>
          <table:table-cell/>
          <table:table-cell table:formula="of:=([.D524]-[.A524])/0.0166667" office:value-type="float" office:value="-36.3719272561456" calcext:value-type="float">
            <text:p>-36.3719272561456</text:p>
          </table:table-cell>
          <table:table-cell table:formula="of:=ABS([.E524]-[.B524])/0.0166667" office:value-type="float" office:value="682.978634042733" calcext:value-type="float">
            <text:p>682.978634042733</text:p>
          </table:table-cell>
          <table:table-cell table:formula="of:=([.F524]-[.C524])/0.0166667" office:value-type="float" office:value="-39.1079217841565" calcext:value-type="float">
            <text:p>-39.1079217841565</text:p>
          </table:table-cell>
          <table:table-cell table:formula="of:=DEGREES(ATAN(ABS([.F524]-[.C524])/ABS([.E524]-[.B524])))" office:value-type="float" office:value="3.27722508526791" calcext:value-type="float">
            <text:p>3.27722508526791</text:p>
          </table:table-cell>
          <table:table-cell table:formula="of:=SQRT(POWER([.H524];2)+POWER([.I524];2)+POWER([.J524];2))" office:value-type="float" office:value="685.063618357798" calcext:value-type="float">
            <text:p>685.063618357798</text:p>
          </table:table-cell>
        </table:table-row>
        <table:table-row table:style-name="ro1">
          <table:table-cell office:value-type="float" office:value="96.9131" calcext:value-type="float">
            <text:p>96.9131</text:p>
          </table:table-cell>
          <table:table-cell office:value-type="float" office:value="266.455" calcext:value-type="float">
            <text:p>266.455</text:p>
          </table:table-cell>
          <table:table-cell office:value-type="float" office:value="38.8262" calcext:value-type="float">
            <text:p>38.8262</text:p>
          </table:table-cell>
          <table:table-cell office:value-type="float" office:value="95.8778" calcext:value-type="float">
            <text:p>95.8778</text:p>
          </table:table-cell>
          <table:table-cell office:value-type="float" office:value="256.101" calcext:value-type="float">
            <text:p>256.101</text:p>
          </table:table-cell>
          <table:table-cell office:value-type="float" office:value="37.9583" calcext:value-type="float">
            <text:p>37.9583</text:p>
          </table:table-cell>
          <table:table-cell/>
          <table:table-cell table:formula="of:=([.D525]-[.A525])/0.0166667" office:value-type="float" office:value="-62.1178757642489" calcext:value-type="float">
            <text:p>-62.1178757642489</text:p>
          </table:table-cell>
          <table:table-cell table:formula="of:=ABS([.E525]-[.B525])/0.0166667" office:value-type="float" office:value="621.238757522484" calcext:value-type="float">
            <text:p>621.238757522484</text:p>
          </table:table-cell>
          <table:table-cell table:formula="of:=([.F525]-[.C525])/0.0166667" office:value-type="float" office:value="-52.0738958522082" calcext:value-type="float">
            <text:p>-52.0738958522082</text:p>
          </table:table-cell>
          <table:table-cell table:formula="of:=DEGREES(ATAN(ABS([.F525]-[.C525])/ABS([.E525]-[.B525])))" office:value-type="float" office:value="4.79148453979798" calcext:value-type="float">
            <text:p>4.79148453979798</text:p>
          </table:table-cell>
          <table:table-cell table:formula="of:=SQRT(POWER([.H525];2)+POWER([.I525];2)+POWER([.J525];2))" office:value-type="float" office:value="626.504521106408" calcext:value-type="float">
            <text:p>626.504521106408</text:p>
          </table:table-cell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67.805" calcext:value-type="float">
            <text:p>267.805</text:p>
          </table:table-cell>
          <table:table-cell office:value-type="float" office:value="39.4565" calcext:value-type="float">
            <text:p>39.4565</text:p>
          </table:table-cell>
          <table:table-cell office:value-type="float" office:value="112.036" calcext:value-type="float">
            <text:p>112.036</text:p>
          </table:table-cell>
          <table:table-cell office:value-type="float" office:value="256.333" calcext:value-type="float">
            <text:p>256.333</text:p>
          </table:table-cell>
          <table:table-cell office:value-type="float" office:value="38.9911" calcext:value-type="float">
            <text:p>38.9911</text:p>
          </table:table-cell>
          <table:table-cell/>
          <table:table-cell table:formula="of:=([.D526]-[.A526])/0.0166667" office:value-type="float" office:value="-15.8399683200631" calcext:value-type="float">
            <text:p>-15.8399683200631</text:p>
          </table:table-cell>
          <table:table-cell table:formula="of:=ABS([.E526]-[.B526])/0.0166667" office:value-type="float" office:value="688.318623362752" calcext:value-type="float">
            <text:p>688.318623362752</text:p>
          </table:table-cell>
          <table:table-cell table:formula="of:=([.F526]-[.C526])/0.0166667" office:value-type="float" office:value="-27.9239441521114" calcext:value-type="float">
            <text:p>-27.9239441521114</text:p>
          </table:table-cell>
          <table:table-cell table:formula="of:=DEGREES(ATAN(ABS([.F526]-[.C526])/ABS([.E526]-[.B526])))" office:value-type="float" office:value="2.32312078378009" calcext:value-type="float">
            <text:p>2.32312078378009</text:p>
          </table:table-cell>
          <table:table-cell table:formula="of:=SQRT(POWER([.H526];2)+POWER([.I526];2)+POWER([.J526];2))" office:value-type="float" office:value="689.066889729426" calcext:value-type="float">
            <text:p>689.066889729426</text:p>
          </table:table-cell>
        </table:table-row>
        <table:table-row table:style-name="ro1">
          <table:table-cell office:value-type="float" office:value="112.765" calcext:value-type="float">
            <text:p>112.765</text:p>
          </table:table-cell>
          <table:table-cell office:value-type="float" office:value="264.408" calcext:value-type="float">
            <text:p>264.408</text:p>
          </table:table-cell>
          <table:table-cell office:value-type="float" office:value="38.5588" calcext:value-type="float">
            <text:p>38.5588</text:p>
          </table:table-cell>
          <table:table-cell office:value-type="float" office:value="112.515" calcext:value-type="float">
            <text:p>112.515</text:p>
          </table:table-cell>
          <table:table-cell office:value-type="float" office:value="253.18" calcext:value-type="float">
            <text:p>253.18</text:p>
          </table:table-cell>
          <table:table-cell office:value-type="float" office:value="37.6227" calcext:value-type="float">
            <text:p>37.6227</text:p>
          </table:table-cell>
          <table:table-cell/>
          <table:table-cell table:formula="of:=([.D527]-[.A527])/0.0166667" office:value-type="float" office:value="-14.99997000006" calcext:value-type="float">
            <text:p>-14.99997000006</text:p>
          </table:table-cell>
          <table:table-cell table:formula="of:=ABS([.E527]-[.B527])/0.0166667" office:value-type="float" office:value="673.678652642695" calcext:value-type="float">
            <text:p>673.678652642695</text:p>
          </table:table-cell>
          <table:table-cell table:formula="of:=([.F527]-[.C527])/0.0166667" office:value-type="float" office:value="-56.1658876682244" calcext:value-type="float">
            <text:p>-56.1658876682244</text:p>
          </table:table-cell>
          <table:table-cell table:formula="of:=DEGREES(ATAN(ABS([.F527]-[.C527])/ABS([.E527]-[.B527])))" office:value-type="float" office:value="4.76583770636476" calcext:value-type="float">
            <text:p>4.76583770636476</text:p>
          </table:table-cell>
          <table:table-cell table:formula="of:=SQRT(POWER([.H527];2)+POWER([.I527];2)+POWER([.J527];2))" office:value-type="float" office:value="676.182322353993" calcext:value-type="float">
            <text:p>676.182322353993</text:p>
          </table:table-cell>
        </table:table-row>
        <table:table-row table:style-name="ro1">
          <table:table-cell office:value-type="float" office:value="127.231" calcext:value-type="float">
            <text:p>127.231</text:p>
          </table:table-cell>
          <table:table-cell office:value-type="float" office:value="262.339" calcext:value-type="float">
            <text:p>262.339</text:p>
          </table:table-cell>
          <table:table-cell office:value-type="float" office:value="38.807" calcext:value-type="float">
            <text:p>38.807</text:p>
          </table:table-cell>
          <table:table-cell office:value-type="float" office:value="126.275" calcext:value-type="float">
            <text:p>126.275</text:p>
          </table:table-cell>
          <table:table-cell office:value-type="float" office:value="250.244" calcext:value-type="float">
            <text:p>250.244</text:p>
          </table:table-cell>
          <table:table-cell office:value-type="float" office:value="38.283" calcext:value-type="float">
            <text:p>38.283</text:p>
          </table:table-cell>
          <table:table-cell/>
          <table:table-cell table:formula="of:=([.D528]-[.A528])/0.0166667" office:value-type="float" office:value="-57.3598852802288" calcext:value-type="float">
            <text:p>-57.3598852802288</text:p>
          </table:table-cell>
          <table:table-cell table:formula="of:=ABS([.E528]-[.B528])/0.0166667" office:value-type="float" office:value="725.698548602903" calcext:value-type="float">
            <text:p>725.698548602903</text:p>
          </table:table-cell>
          <table:table-cell table:formula="of:=([.F528]-[.C528])/0.0166667" office:value-type="float" office:value="-31.4399371201258" calcext:value-type="float">
            <text:p>-31.4399371201258</text:p>
          </table:table-cell>
          <table:table-cell table:formula="of:=DEGREES(ATAN(ABS([.F528]-[.C528])/ABS([.E528]-[.B528])))" office:value-type="float" office:value="2.48071316978623" calcext:value-type="float">
            <text:p>2.48071316978623</text:p>
          </table:table-cell>
          <table:table-cell table:formula="of:=SQRT(POWER([.H528];2)+POWER([.I528];2)+POWER([.J528];2))" office:value-type="float" office:value="728.640521471211" calcext:value-type="float">
            <text:p>728.640521471211</text:p>
          </table:table-cell>
        </table:table-row>
        <table:table-row table:style-name="ro1">
          <table:table-cell office:value-type="float" office:value="127.436" calcext:value-type="float">
            <text:p>127.436</text:p>
          </table:table-cell>
          <table:table-cell office:value-type="float" office:value="262.193" calcext:value-type="float">
            <text:p>262.193</text:p>
          </table:table-cell>
          <table:table-cell office:value-type="float" office:value="39.3176" calcext:value-type="float">
            <text:p>39.3176</text:p>
          </table:table-cell>
          <table:table-cell office:value-type="float" office:value="126.748" calcext:value-type="float">
            <text:p>126.748</text:p>
          </table:table-cell>
          <table:table-cell office:value-type="float" office:value="252.298" calcext:value-type="float">
            <text:p>252.298</text:p>
          </table:table-cell>
          <table:table-cell office:value-type="float" office:value="38.6305" calcext:value-type="float">
            <text:p>38.6305</text:p>
          </table:table-cell>
          <table:table-cell/>
          <table:table-cell table:formula="of:=([.D529]-[.A529])/0.0166667" office:value-type="float" office:value="-41.2799174401653" calcext:value-type="float">
            <text:p>-41.2799174401653</text:p>
          </table:table-cell>
          <table:table-cell table:formula="of:=ABS([.E529]-[.B529])/0.0166667" office:value-type="float" office:value="593.698812602374" calcext:value-type="float">
            <text:p>593.698812602374</text:p>
          </table:table-cell>
          <table:table-cell table:formula="of:=([.F529]-[.C529])/0.0166667" office:value-type="float" office:value="-41.225917548165" calcext:value-type="float">
            <text:p>-41.225917548165</text:p>
          </table:table-cell>
          <table:table-cell table:formula="of:=DEGREES(ATAN(ABS([.F529]-[.C529])/ABS([.E529]-[.B529])))" office:value-type="float" office:value="3.97219180412056" calcext:value-type="float">
            <text:p>3.97219180412056</text:p>
          </table:table-cell>
          <table:table-cell table:formula="of:=SQRT(POWER([.H529];2)+POWER([.I529];2)+POWER([.J529];2))" office:value-type="float" office:value="596.558369270789" calcext:value-type="float">
            <text:p>596.558369270789</text:p>
          </table:table-cell>
        </table:table-row>
        <table:table-row table:style-name="ro1">
          <table:table-cell office:value-type="float" office:value="126.242" calcext:value-type="float">
            <text:p>126.242</text:p>
          </table:table-cell>
          <table:table-cell office:value-type="float" office:value="255.844" calcext:value-type="float">
            <text:p>255.844</text:p>
          </table:table-cell>
          <table:table-cell office:value-type="float" office:value="38.0083" calcext:value-type="float">
            <text:p>38.0083</text:p>
          </table:table-cell>
          <table:table-cell office:value-type="float" office:value="125.244" calcext:value-type="float">
            <text:p>125.244</text:p>
          </table:table-cell>
          <table:table-cell office:value-type="float" office:value="245.219" calcext:value-type="float">
            <text:p>245.219</text:p>
          </table:table-cell>
          <table:table-cell office:value-type="float" office:value="37.066" calcext:value-type="float">
            <text:p>37.066</text:p>
          </table:table-cell>
          <table:table-cell/>
          <table:table-cell table:formula="of:=([.D530]-[.A530])/0.0166667" office:value-type="float" office:value="-59.8798802402398" calcext:value-type="float">
            <text:p>-59.8798802402398</text:p>
          </table:table-cell>
          <table:table-cell table:formula="of:=ABS([.E530]-[.B530])/0.0166667" office:value-type="float" office:value="637.49872500255" calcext:value-type="float">
            <text:p>637.49872500255</text:p>
          </table:table-cell>
          <table:table-cell table:formula="of:=([.F530]-[.C530])/0.0166667" office:value-type="float" office:value="-56.5378869242259" calcext:value-type="float">
            <text:p>-56.5378869242259</text:p>
          </table:table-cell>
          <table:table-cell table:formula="of:=DEGREES(ATAN(ABS([.F530]-[.C530])/ABS([.E530]-[.B530])))" office:value-type="float" office:value="5.06813429870357" calcext:value-type="float">
            <text:p>5.06813429870357</text:p>
          </table:table-cell>
          <table:table-cell table:formula="of:=SQRT(POWER([.H530];2)+POWER([.I530];2)+POWER([.J530];2))" office:value-type="float" office:value="642.796046266091" calcext:value-type="float">
            <text:p>642.796046266091</text:p>
          </table:table-cell>
        </table:table-row>
        <table:table-row table:style-name="ro1">
          <table:table-cell office:value-type="float" office:value="127.057" calcext:value-type="float">
            <text:p>127.057</text:p>
          </table:table-cell>
          <table:table-cell office:value-type="float" office:value="258.914" calcext:value-type="float">
            <text:p>258.914</text:p>
          </table:table-cell>
          <table:table-cell office:value-type="float" office:value="38.9139" calcext:value-type="float">
            <text:p>38.9139</text:p>
          </table:table-cell>
          <table:table-cell office:value-type="float" office:value="126.126" calcext:value-type="float">
            <text:p>126.126</text:p>
          </table:table-cell>
          <table:table-cell office:value-type="float" office:value="247.027" calcext:value-type="float">
            <text:p>247.027</text:p>
          </table:table-cell>
          <table:table-cell office:value-type="float" office:value="38.1485" calcext:value-type="float">
            <text:p>38.1485</text:p>
          </table:table-cell>
          <table:table-cell/>
          <table:table-cell table:formula="of:=([.D531]-[.A531])/0.0166667" office:value-type="float" office:value="-55.8598882802233" calcext:value-type="float">
            <text:p>-55.8598882802233</text:p>
          </table:table-cell>
          <table:table-cell table:formula="of:=ABS([.E531]-[.B531])/0.0166667" office:value-type="float" office:value="713.218573562853" calcext:value-type="float">
            <text:p>713.218573562853</text:p>
          </table:table-cell>
          <table:table-cell table:formula="of:=([.F531]-[.C531])/0.0166667" office:value-type="float" office:value="-45.9239081521837" calcext:value-type="float">
            <text:p>-45.9239081521837</text:p>
          </table:table-cell>
          <table:table-cell table:formula="of:=DEGREES(ATAN(ABS([.F531]-[.C531])/ABS([.E531]-[.B531])))" office:value-type="float" office:value="3.6841703574872" calcext:value-type="float">
            <text:p>3.6841703574872</text:p>
          </table:table-cell>
          <table:table-cell table:formula="of:=SQRT(POWER([.H531];2)+POWER([.I531];2)+POWER([.J531];2))" office:value-type="float" office:value="716.875209596259" calcext:value-type="float">
            <text:p>716.875209596259</text:p>
          </table:table-cell>
        </table:table-row>
        <table:table-row table:style-name="ro1">
          <table:table-cell office:value-type="float" office:value="127.355" calcext:value-type="float">
            <text:p>127.355</text:p>
          </table:table-cell>
          <table:table-cell office:value-type="float" office:value="251.917" calcext:value-type="float">
            <text:p>251.917</text:p>
          </table:table-cell>
          <table:table-cell office:value-type="float" office:value="40.123" calcext:value-type="float">
            <text:p>40.123</text:p>
          </table:table-cell>
          <table:table-cell office:value-type="float" office:value="126.857" calcext:value-type="float">
            <text:p>126.857</text:p>
          </table:table-cell>
          <table:table-cell office:value-type="float" office:value="240.242" calcext:value-type="float">
            <text:p>240.242</text:p>
          </table:table-cell>
          <table:table-cell office:value-type="float" office:value="39.8285" calcext:value-type="float">
            <text:p>39.8285</text:p>
          </table:table-cell>
          <table:table-cell/>
          <table:table-cell table:formula="of:=([.D532]-[.A532])/0.0166667" office:value-type="float" office:value="-29.8799402401198" calcext:value-type="float">
            <text:p>-29.8799402401198</text:p>
          </table:table-cell>
          <table:table-cell table:formula="of:=ABS([.E532]-[.B532])/0.0166667" office:value-type="float" office:value="700.498599002803" calcext:value-type="float">
            <text:p>700.498599002803</text:p>
          </table:table-cell>
          <table:table-cell table:formula="of:=([.F532]-[.C532])/0.0166667" office:value-type="float" office:value="-17.6699646600706" calcext:value-type="float">
            <text:p>-17.6699646600706</text:p>
          </table:table-cell>
          <table:table-cell table:formula="of:=DEGREES(ATAN(ABS([.F532]-[.C532])/ABS([.E532]-[.B532])))" office:value-type="float" office:value="1.44497041390119" calcext:value-type="float">
            <text:p>1.44497041390119</text:p>
          </table:table-cell>
          <table:table-cell table:formula="of:=SQRT(POWER([.H532];2)+POWER([.I532];2)+POWER([.J532];2))" office:value-type="float" office:value="701.358200696856" calcext:value-type="float">
            <text:p>701.358200696856</text:p>
          </table:table-cell>
        </table:table-row>
        <table:table-row table:style-name="ro1">
          <table:table-cell office:value-type="float" office:value="128.022" calcext:value-type="float">
            <text:p>128.022</text:p>
          </table:table-cell>
          <table:table-cell office:value-type="float" office:value="266.854" calcext:value-type="float">
            <text:p>266.854</text:p>
          </table:table-cell>
          <table:table-cell office:value-type="float" office:value="38.7628" calcext:value-type="float">
            <text:p>38.7628</text:p>
          </table:table-cell>
          <table:table-cell office:value-type="float" office:value="127.169" calcext:value-type="float">
            <text:p>127.169</text:p>
          </table:table-cell>
          <table:table-cell office:value-type="float" office:value="255.635" calcext:value-type="float">
            <text:p>255.635</text:p>
          </table:table-cell>
          <table:table-cell office:value-type="float" office:value="38.279" calcext:value-type="float">
            <text:p>38.279</text:p>
          </table:table-cell>
          <table:table-cell/>
          <table:table-cell table:formula="of:=([.D533]-[.A533])/0.0166667" office:value-type="float" office:value="-51.1798976402044" calcext:value-type="float">
            <text:p>-51.1798976402044</text:p>
          </table:table-cell>
          <table:table-cell table:formula="of:=ABS([.E533]-[.B533])/0.0166667" office:value-type="float" office:value="673.138653722692" calcext:value-type="float">
            <text:p>673.138653722692</text:p>
          </table:table-cell>
          <table:table-cell table:formula="of:=([.F533]-[.C533])/0.0166667" office:value-type="float" office:value="-29.0279419441158" calcext:value-type="float">
            <text:p>-29.0279419441158</text:p>
          </table:table-cell>
          <table:table-cell table:formula="of:=DEGREES(ATAN(ABS([.F533]-[.C533])/ABS([.E533]-[.B533])))" office:value-type="float" office:value="2.46925168053707" calcext:value-type="float">
            <text:p>2.46925168053707</text:p>
          </table:table-cell>
          <table:table-cell table:formula="of:=SQRT(POWER([.H533];2)+POWER([.I533];2)+POWER([.J533];2))" office:value-type="float" office:value="675.70529853744" calcext:value-type="float">
            <text:p>675.70529853744</text:p>
          </table:table-cell>
        </table:table-row>
        <table:table-row table:style-name="ro1">
          <table:table-cell office:value-type="float" office:value="127.613" calcext:value-type="float">
            <text:p>127.613</text:p>
          </table:table-cell>
          <table:table-cell office:value-type="float" office:value="265.655" calcext:value-type="float">
            <text:p>265.655</text:p>
          </table:table-cell>
          <table:table-cell office:value-type="float" office:value="39.215" calcext:value-type="float">
            <text:p>39.215</text:p>
          </table:table-cell>
          <table:table-cell office:value-type="float" office:value="126.74" calcext:value-type="float">
            <text:p>126.74</text:p>
          </table:table-cell>
          <table:table-cell office:value-type="float" office:value="254.4" calcext:value-type="float">
            <text:p>254.4</text:p>
          </table:table-cell>
          <table:table-cell office:value-type="float" office:value="39.2186" calcext:value-type="float">
            <text:p>39.2186</text:p>
          </table:table-cell>
          <table:table-cell/>
          <table:table-cell table:formula="of:=([.D534]-[.A534])/0.0166667" office:value-type="float" office:value="-52.3798952402098" calcext:value-type="float">
            <text:p>-52.3798952402098</text:p>
          </table:table-cell>
          <table:table-cell table:formula="of:=ABS([.E534]-[.B534])/0.0166667" office:value-type="float" office:value="675.298649402699" calcext:value-type="float">
            <text:p>675.298649402699</text:p>
          </table:table-cell>
          <table:table-cell table:formula="of:=([.F534]-[.C534])/0.0166667" office:value-type="float" office:value="0.215999568000787" calcext:value-type="float">
            <text:p>0.215999568000787</text:p>
          </table:table-cell>
          <table:table-cell table:formula="of:=DEGREES(ATAN(ABS([.F534]-[.C534])/ABS([.E534]-[.B534])))" office:value-type="float" office:value="0.0183265037061548" calcext:value-type="float">
            <text:p>0.018326503706155</text:p>
          </table:table-cell>
          <table:table-cell table:formula="of:=SQRT(POWER([.H534];2)+POWER([.I534];2)+POWER([.J534];2))" office:value-type="float" office:value="677.327074585313" calcext:value-type="float">
            <text:p>677.327074585313</text:p>
          </table:table-cell>
        </table:table-row>
        <table:table-row table:style-name="ro1">
          <table:table-cell office:value-type="float" office:value="130.542" calcext:value-type="float">
            <text:p>130.542</text:p>
          </table:table-cell>
          <table:table-cell office:value-type="float" office:value="265.248" calcext:value-type="float">
            <text:p>265.248</text:p>
          </table:table-cell>
          <table:table-cell office:value-type="float" office:value="38.5285" calcext:value-type="float">
            <text:p>38.5285</text:p>
          </table:table-cell>
          <table:table-cell office:value-type="float" office:value="129.67" calcext:value-type="float">
            <text:p>129.67</text:p>
          </table:table-cell>
          <table:table-cell office:value-type="float" office:value="254.221" calcext:value-type="float">
            <text:p>254.221</text:p>
          </table:table-cell>
          <table:table-cell office:value-type="float" office:value="37.5504" calcext:value-type="float">
            <text:p>37.5504</text:p>
          </table:table-cell>
          <table:table-cell/>
          <table:table-cell table:formula="of:=([.D535]-[.A535])/0.0166667" office:value-type="float" office:value="-52.3198953602101" calcext:value-type="float">
            <text:p>-52.3198953602101</text:p>
          </table:table-cell>
          <table:table-cell table:formula="of:=ABS([.E535]-[.B535])/0.0166667" office:value-type="float" office:value="661.618676762646" calcext:value-type="float">
            <text:p>661.618676762646</text:p>
          </table:table-cell>
          <table:table-cell table:formula="of:=([.F535]-[.C535])/0.0166667" office:value-type="float" office:value="-58.6858826282346" calcext:value-type="float">
            <text:p>-58.6858826282346</text:p>
          </table:table-cell>
          <table:table-cell table:formula="of:=DEGREES(ATAN(ABS([.F535]-[.C535])/ABS([.E535]-[.B535])))" office:value-type="float" office:value="5.06889627868137" calcext:value-type="float">
            <text:p>5.06889627868137</text:p>
          </table:table-cell>
          <table:table-cell table:formula="of:=SQRT(POWER([.H535];2)+POWER([.I535];2)+POWER([.J535];2))" office:value-type="float" office:value="666.273725815083" calcext:value-type="float">
            <text:p>666.273725815083</text:p>
          </table:table-cell>
        </table:table-row>
        <table:table-row table:style-name="ro1">
          <table:table-cell office:value-type="float" office:value="131.602" calcext:value-type="float">
            <text:p>131.602</text:p>
          </table:table-cell>
          <table:table-cell office:value-type="float" office:value="256.809" calcext:value-type="float">
            <text:p>256.809</text:p>
          </table:table-cell>
          <table:table-cell office:value-type="float" office:value="39.4869" calcext:value-type="float">
            <text:p>39.4869</text:p>
          </table:table-cell>
          <table:table-cell office:value-type="float" office:value="130.673" calcext:value-type="float">
            <text:p>130.673</text:p>
          </table:table-cell>
          <table:table-cell office:value-type="float" office:value="246.049" calcext:value-type="float">
            <text:p>246.049</text:p>
          </table:table-cell>
          <table:table-cell office:value-type="float" office:value="39.235" calcext:value-type="float">
            <text:p>39.235</text:p>
          </table:table-cell>
          <table:table-cell/>
          <table:table-cell table:formula="of:=([.D536]-[.A536])/0.0166667" office:value-type="float" office:value="-55.7398885202231" calcext:value-type="float">
            <text:p>-55.7398885202231</text:p>
          </table:table-cell>
          <table:table-cell table:formula="of:=ABS([.E536]-[.B536])/0.0166667" office:value-type="float" office:value="645.598708802584" calcext:value-type="float">
            <text:p>645.598708802584</text:p>
          </table:table-cell>
          <table:table-cell table:formula="of:=([.F536]-[.C536])/0.0166667" office:value-type="float" office:value="-15.1139697720604" calcext:value-type="float">
            <text:p>-15.1139697720604</text:p>
          </table:table-cell>
          <table:table-cell table:formula="of:=DEGREES(ATAN(ABS([.F536]-[.C536])/ABS([.E536]-[.B536])))" office:value-type="float" office:value="1.34109396118053" calcext:value-type="float">
            <text:p>1.34109396118053</text:p>
          </table:table-cell>
          <table:table-cell table:formula="of:=SQRT(POWER([.H536];2)+POWER([.I536];2)+POWER([.J536];2))" office:value-type="float" office:value="648.176719777933" calcext:value-type="float">
            <text:p>648.176719777933</text:p>
          </table:table-cell>
        </table:table-row>
        <table:table-row table:style-name="ro1">
          <table:table-cell office:value-type="float" office:value="132.014" calcext:value-type="float">
            <text:p>132.014</text:p>
          </table:table-cell>
          <table:table-cell office:value-type="float" office:value="257.947" calcext:value-type="float">
            <text:p>257.947</text:p>
          </table:table-cell>
          <table:table-cell office:value-type="float" office:value="39.0463" calcext:value-type="float">
            <text:p>39.0463</text:p>
          </table:table-cell>
          <table:table-cell office:value-type="float" office:value="131.166" calcext:value-type="float">
            <text:p>131.166</text:p>
          </table:table-cell>
          <table:table-cell office:value-type="float" office:value="246.051" calcext:value-type="float">
            <text:p>246.051</text:p>
          </table:table-cell>
          <table:table-cell office:value-type="float" office:value="38.7602" calcext:value-type="float">
            <text:p>38.7602</text:p>
          </table:table-cell>
          <table:table-cell/>
          <table:table-cell table:formula="of:=([.D537]-[.A537])/0.0166667" office:value-type="float" office:value="-50.8798982402043" calcext:value-type="float">
            <text:p>-50.8798982402043</text:p>
          </table:table-cell>
          <table:table-cell table:formula="of:=ABS([.E537]-[.B537])/0.0166667" office:value-type="float" office:value="713.758572482856" calcext:value-type="float">
            <text:p>713.758572482856</text:p>
          </table:table-cell>
          <table:table-cell table:formula="of:=([.F537]-[.C537])/0.0166667" office:value-type="float" office:value="-17.1659656680689" calcext:value-type="float">
            <text:p>-17.1659656680689</text:p>
          </table:table-cell>
          <table:table-cell table:formula="of:=DEGREES(ATAN(ABS([.F537]-[.C537])/ABS([.E537]-[.B537])))" office:value-type="float" office:value="1.37770369326774" calcext:value-type="float">
            <text:p>1.37770369326774</text:p>
          </table:table-cell>
          <table:table-cell table:formula="of:=SQRT(POWER([.H537];2)+POWER([.I537];2)+POWER([.J537];2))" office:value-type="float" office:value="715.775617225828" calcext:value-type="float">
            <text:p>715.775617225828</text:p>
          </table:table-cell>
        </table:table-row>
        <table:table-row table:style-name="ro1">
          <table:table-cell office:value-type="float" office:value="130.759" calcext:value-type="float">
            <text:p>130.759</text:p>
          </table:table-cell>
          <table:table-cell office:value-type="float" office:value="259.388" calcext:value-type="float">
            <text:p>259.388</text:p>
          </table:table-cell>
          <table:table-cell office:value-type="float" office:value="38.8056" calcext:value-type="float">
            <text:p>38.8056</text:p>
          </table:table-cell>
          <table:table-cell office:value-type="float" office:value="129.59" calcext:value-type="float">
            <text:p>129.59</text:p>
          </table:table-cell>
          <table:table-cell office:value-type="float" office:value="246.436" calcext:value-type="float">
            <text:p>246.436</text:p>
          </table:table-cell>
          <table:table-cell office:value-type="float" office:value="38.2304" calcext:value-type="float">
            <text:p>38.2304</text:p>
          </table:table-cell>
          <table:table-cell/>
          <table:table-cell table:formula="of:=([.D538]-[.A538])/0.0166667" office:value-type="float" office:value="-70.1398597202795" calcext:value-type="float">
            <text:p>-70.1398597202795</text:p>
          </table:table-cell>
          <table:table-cell table:formula="of:=ABS([.E538]-[.B538])/0.0166667" office:value-type="float" office:value="777.118445763107" calcext:value-type="float">
            <text:p>777.118445763107</text:p>
          </table:table-cell>
          <table:table-cell table:formula="of:=([.F538]-[.C538])/0.0166667" office:value-type="float" office:value="-34.5119309761378" calcext:value-type="float">
            <text:p>-34.5119309761378</text:p>
          </table:table-cell>
          <table:table-cell table:formula="of:=DEGREES(ATAN(ABS([.F538]-[.C538])/ABS([.E538]-[.B538])))" office:value-type="float" office:value="2.54284216332833" calcext:value-type="float">
            <text:p>2.54284216332833</text:p>
          </table:table-cell>
          <table:table-cell table:formula="of:=SQRT(POWER([.H538];2)+POWER([.I538];2)+POWER([.J538];2))" office:value-type="float" office:value="781.04017313231" calcext:value-type="float">
            <text:p>781.04017313231</text:p>
          </table:table-cell>
        </table:table-row>
        <table:table-row table:style-name="ro1">
          <table:table-cell office:value-type="float" office:value="131.891" calcext:value-type="float">
            <text:p>131.891</text:p>
          </table:table-cell>
          <table:table-cell office:value-type="float" office:value="262.553" calcext:value-type="float">
            <text:p>262.553</text:p>
          </table:table-cell>
          <table:table-cell office:value-type="float" office:value="38.9811" calcext:value-type="float">
            <text:p>38.9811</text:p>
          </table:table-cell>
          <table:table-cell office:value-type="float" office:value="131.211" calcext:value-type="float">
            <text:p>131.211</text:p>
          </table:table-cell>
          <table:table-cell office:value-type="float" office:value="251.575" calcext:value-type="float">
            <text:p>251.575</text:p>
          </table:table-cell>
          <table:table-cell office:value-type="float" office:value="38.2497" calcext:value-type="float">
            <text:p>38.2497</text:p>
          </table:table-cell>
          <table:table-cell/>
          <table:table-cell table:formula="of:=([.D539]-[.A539])/0.0166667" office:value-type="float" office:value="-40.7999184001619" calcext:value-type="float">
            <text:p>-40.7999184001619</text:p>
          </table:table-cell>
          <table:table-cell table:formula="of:=ABS([.E539]-[.B539])/0.0166667" office:value-type="float" office:value="658.678682642635" calcext:value-type="float">
            <text:p>658.678682642635</text:p>
          </table:table-cell>
          <table:table-cell table:formula="of:=([.F539]-[.C539])/0.0166667" office:value-type="float" office:value="-43.8839122321756" calcext:value-type="float">
            <text:p>-43.8839122321756</text:p>
          </table:table-cell>
          <table:table-cell table:formula="of:=DEGREES(ATAN(ABS([.F539]-[.C539])/ABS([.E539]-[.B539])))" office:value-type="float" office:value="3.81165000320457" calcext:value-type="float">
            <text:p>3.81165000320457</text:p>
          </table:table-cell>
          <table:table-cell table:formula="of:=SQRT(POWER([.H539];2)+POWER([.I539];2)+POWER([.J539];2))" office:value-type="float" office:value="661.398547066819" calcext:value-type="float">
            <text:p>661.398547066819</text:p>
          </table:table-cell>
        </table:table-row>
        <table:table-row table:style-name="ro1">
          <table:table-cell office:value-type="float" office:value="132.339" calcext:value-type="float">
            <text:p>132.339</text:p>
          </table:table-cell>
          <table:table-cell office:value-type="float" office:value="265.964" calcext:value-type="float">
            <text:p>265.964</text:p>
          </table:table-cell>
          <table:table-cell office:value-type="float" office:value="38.884" calcext:value-type="float">
            <text:p>38.884</text:p>
          </table:table-cell>
          <table:table-cell office:value-type="float" office:value="131.803" calcext:value-type="float">
            <text:p>131.803</text:p>
          </table:table-cell>
          <table:table-cell office:value-type="float" office:value="255.966" calcext:value-type="float">
            <text:p>255.966</text:p>
          </table:table-cell>
          <table:table-cell office:value-type="float" office:value="37.9476" calcext:value-type="float">
            <text:p>37.9476</text:p>
          </table:table-cell>
          <table:table-cell/>
          <table:table-cell table:formula="of:=([.D540]-[.A540])/0.0166667" office:value-type="float" office:value="-32.1599356801287" calcext:value-type="float">
            <text:p>-32.1599356801287</text:p>
          </table:table-cell>
          <table:table-cell table:formula="of:=ABS([.E540]-[.B540])/0.0166667" office:value-type="float" office:value="599.878800242399" calcext:value-type="float">
            <text:p>599.878800242399</text:p>
          </table:table-cell>
          <table:table-cell table:formula="of:=([.F540]-[.C540])/0.0166667" office:value-type="float" office:value="-56.1838876322247" calcext:value-type="float">
            <text:p>-56.1838876322247</text:p>
          </table:table-cell>
          <table:table-cell table:formula="of:=DEGREES(ATAN(ABS([.F540]-[.C540])/ABS([.E540]-[.B540])))" office:value-type="float" office:value="5.35064127325237" calcext:value-type="float">
            <text:p>5.35064127325237</text:p>
          </table:table-cell>
          <table:table-cell table:formula="of:=SQRT(POWER([.H540];2)+POWER([.I540];2)+POWER([.J540];2))" office:value-type="float" office:value="603.361803292751" calcext:value-type="float">
            <text:p>603.361803292751</text:p>
          </table:table-cell>
        </table:table-row>
        <table:table-row table:style-name="ro1">
          <table:table-cell office:value-type="float" office:value="130.961" calcext:value-type="float">
            <text:p>130.961</text:p>
          </table:table-cell>
          <table:table-cell office:value-type="float" office:value="255.025" calcext:value-type="float">
            <text:p>255.025</text:p>
          </table:table-cell>
          <table:table-cell office:value-type="float" office:value="37.8791" calcext:value-type="float">
            <text:p>37.8791</text:p>
          </table:table-cell>
          <table:table-cell office:value-type="float" office:value="130.08" calcext:value-type="float">
            <text:p>130.08</text:p>
          </table:table-cell>
          <table:table-cell office:value-type="float" office:value="244.412" calcext:value-type="float">
            <text:p>244.412</text:p>
          </table:table-cell>
          <table:table-cell office:value-type="float" office:value="37.1797" calcext:value-type="float">
            <text:p>37.1797</text:p>
          </table:table-cell>
          <table:table-cell/>
          <table:table-cell table:formula="of:=([.D541]-[.A541])/0.0166667" office:value-type="float" office:value="-52.8598942802115" calcext:value-type="float">
            <text:p>-52.8598942802115</text:p>
          </table:table-cell>
          <table:table-cell table:formula="of:=ABS([.E541]-[.B541])/0.0166667" office:value-type="float" office:value="636.778726442547" calcext:value-type="float">
            <text:p>636.778726442547</text:p>
          </table:table-cell>
          <table:table-cell table:formula="of:=([.F541]-[.C541])/0.0166667" office:value-type="float" office:value="-41.9639160721681" calcext:value-type="float">
            <text:p>-41.9639160721681</text:p>
          </table:table-cell>
          <table:table-cell table:formula="of:=DEGREES(ATAN(ABS([.F541]-[.C541])/ABS([.E541]-[.B541])))" office:value-type="float" office:value="3.77035795775115" calcext:value-type="float">
            <text:p>3.77035795775115</text:p>
          </table:table-cell>
          <table:table-cell table:formula="of:=SQRT(POWER([.H541];2)+POWER([.I541];2)+POWER([.J541];2))" office:value-type="float" office:value="640.345442027363" calcext:value-type="float">
            <text:p>640.345442027363</text:p>
          </table:table-cell>
        </table:table-row>
        <table:table-row table:style-name="ro1">
          <table:table-cell office:value-type="float" office:value="131.039" calcext:value-type="float">
            <text:p>131.039</text:p>
          </table:table-cell>
          <table:table-cell office:value-type="float" office:value="253.858" calcext:value-type="float">
            <text:p>253.858</text:p>
          </table:table-cell>
          <table:table-cell office:value-type="float" office:value="38.0853" calcext:value-type="float">
            <text:p>38.0853</text:p>
          </table:table-cell>
          <table:table-cell office:value-type="float" office:value="130.026" calcext:value-type="float">
            <text:p>130.026</text:p>
          </table:table-cell>
          <table:table-cell office:value-type="float" office:value="242.267" calcext:value-type="float">
            <text:p>242.267</text:p>
          </table:table-cell>
          <table:table-cell office:value-type="float" office:value="37.3388" calcext:value-type="float">
            <text:p>37.3388</text:p>
          </table:table-cell>
          <table:table-cell/>
          <table:table-cell table:formula="of:=([.D542]-[.A542])/0.0166667" office:value-type="float" office:value="-60.7798784402417" calcext:value-type="float">
            <text:p>-60.7798784402417</text:p>
          </table:table-cell>
          <table:table-cell table:formula="of:=ABS([.E542]-[.B542])/0.0166667" office:value-type="float" office:value="695.458609082782" calcext:value-type="float">
            <text:p>695.458609082782</text:p>
          </table:table-cell>
          <table:table-cell table:formula="of:=([.F542]-[.C542])/0.0166667" office:value-type="float" office:value="-44.789910420179" calcext:value-type="float">
            <text:p>-44.789910420179</text:p>
          </table:table-cell>
          <table:table-cell table:formula="of:=DEGREES(ATAN(ABS([.F542]-[.C542])/ABS([.E542]-[.B542])))" office:value-type="float" office:value="3.68495475301649" calcext:value-type="float">
            <text:p>3.68495475301649</text:p>
          </table:table-cell>
          <table:table-cell table:formula="of:=SQRT(POWER([.H542];2)+POWER([.I542];2)+POWER([.J542];2))" office:value-type="float" office:value="699.544856779046" calcext:value-type="float">
            <text:p>699.544856779046</text:p>
          </table:table-cell>
        </table:table-row>
        <table:table-row table:style-name="ro1">
          <table:table-cell office:value-type="float" office:value="131.731" calcext:value-type="float">
            <text:p>131.731</text:p>
          </table:table-cell>
          <table:table-cell office:value-type="float" office:value="261.392" calcext:value-type="float">
            <text:p>261.392</text:p>
          </table:table-cell>
          <table:table-cell office:value-type="float" office:value="39.1812" calcext:value-type="float">
            <text:p>39.1812</text:p>
          </table:table-cell>
          <table:table-cell office:value-type="float" office:value="130.343" calcext:value-type="float">
            <text:p>130.343</text:p>
          </table:table-cell>
          <table:table-cell office:value-type="float" office:value="250.559" calcext:value-type="float">
            <text:p>250.559</text:p>
          </table:table-cell>
          <table:table-cell office:value-type="float" office:value="38.6742" calcext:value-type="float">
            <text:p>38.6742</text:p>
          </table:table-cell>
          <table:table-cell/>
          <table:table-cell table:formula="of:=([.D543]-[.A543])/0.0166667" office:value-type="float" office:value="-83.2798334403334" calcext:value-type="float">
            <text:p>-83.2798334403334</text:p>
          </table:table-cell>
          <table:table-cell table:formula="of:=ABS([.E543]-[.B543])/0.0166667" office:value-type="float" office:value="649.9787000426" calcext:value-type="float">
            <text:p>649.9787000426</text:p>
          </table:table-cell>
          <table:table-cell table:formula="of:=([.F543]-[.C543])/0.0166667" office:value-type="float" office:value="-30.4199391601216" calcext:value-type="float">
            <text:p>-30.4199391601216</text:p>
          </table:table-cell>
          <table:table-cell table:formula="of:=DEGREES(ATAN(ABS([.F543]-[.C543])/ABS([.E543]-[.B543])))" office:value-type="float" office:value="2.67956971046192" calcext:value-type="float">
            <text:p>2.67956971046192</text:p>
          </table:table-cell>
          <table:table-cell table:formula="of:=SQRT(POWER([.H543];2)+POWER([.I543];2)+POWER([.J543];2))" office:value-type="float" office:value="655.997876418379" calcext:value-type="float">
            <text:p>655.997876418379</text:p>
          </table:table-cell>
        </table:table-row>
        <table:table-row table:style-name="ro1">
          <table:table-cell office:value-type="float" office:value="132.263" calcext:value-type="float">
            <text:p>132.263</text:p>
          </table:table-cell>
          <table:table-cell office:value-type="float" office:value="267.201" calcext:value-type="float">
            <text:p>267.201</text:p>
          </table:table-cell>
          <table:table-cell office:value-type="float" office:value="38.6739" calcext:value-type="float">
            <text:p>38.6739</text:p>
          </table:table-cell>
          <table:table-cell office:value-type="float" office:value="130.537" calcext:value-type="float">
            <text:p>130.537</text:p>
          </table:table-cell>
          <table:table-cell office:value-type="float" office:value="253.854" calcext:value-type="float">
            <text:p>253.854</text:p>
          </table:table-cell>
          <table:table-cell office:value-type="float" office:value="38.5687" calcext:value-type="float">
            <text:p>38.5687</text:p>
          </table:table-cell>
          <table:table-cell/>
          <table:table-cell table:formula="of:=([.D544]-[.A544])/0.0166667" office:value-type="float" office:value="-103.559792880414" calcext:value-type="float">
            <text:p>-103.559792880414</text:p>
          </table:table-cell>
          <table:table-cell table:formula="of:=ABS([.E544]-[.B544])/0.0166667" office:value-type="float" office:value="800.818398363204" calcext:value-type="float">
            <text:p>800.818398363204</text:p>
          </table:table-cell>
          <table:table-cell table:formula="of:=([.F544]-[.C544])/0.0166667" office:value-type="float" office:value="-6.31198737602546" calcext:value-type="float">
            <text:p>-6.31198737602546</text:p>
          </table:table-cell>
          <table:table-cell table:formula="of:=DEGREES(ATAN(ABS([.F544]-[.C544])/ABS([.E544]-[.B544])))" office:value-type="float" office:value="0.451591458025244" calcext:value-type="float">
            <text:p>0.451591458025244</text:p>
          </table:table-cell>
          <table:table-cell table:formula="of:=SQRT(POWER([.H544];2)+POWER([.I544];2)+POWER([.J544];2))" office:value-type="float" office:value="807.511349172924" calcext:value-type="float">
            <text:p>807.511349172924</text:p>
          </table:table-cell>
        </table:table-row>
        <table:table-row table:style-name="ro1">
          <table:table-cell office:value-type="float" office:value="131.783" calcext:value-type="float">
            <text:p>131.783</text:p>
          </table:table-cell>
          <table:table-cell office:value-type="float" office:value="267.301" calcext:value-type="float">
            <text:p>267.301</text:p>
          </table:table-cell>
          <table:table-cell office:value-type="float" office:value="38.6601" calcext:value-type="float">
            <text:p>38.6601</text:p>
          </table:table-cell>
          <table:table-cell office:value-type="float" office:value="129.972" calcext:value-type="float">
            <text:p>129.972</text:p>
          </table:table-cell>
          <table:table-cell office:value-type="float" office:value="255.069" calcext:value-type="float">
            <text:p>255.069</text:p>
          </table:table-cell>
          <table:table-cell office:value-type="float" office:value="38.5992" calcext:value-type="float">
            <text:p>38.5992</text:p>
          </table:table-cell>
          <table:table-cell/>
          <table:table-cell table:formula="of:=([.D545]-[.A545])/0.0166667" office:value-type="float" office:value="-108.659782680433" calcext:value-type="float">
            <text:p>-108.659782680433</text:p>
          </table:table-cell>
          <table:table-cell table:formula="of:=ABS([.E545]-[.B545])/0.0166667" office:value-type="float" office:value="733.918532162936" calcext:value-type="float">
            <text:p>733.918532162936</text:p>
          </table:table-cell>
          <table:table-cell table:formula="of:=([.F545]-[.C545])/0.0166667" office:value-type="float" office:value="-3.65399269201441" calcext:value-type="float">
            <text:p>-3.65399269201441</text:p>
          </table:table-cell>
          <table:table-cell table:formula="of:=DEGREES(ATAN(ABS([.F545]-[.C545])/ABS([.E545]-[.B545])))" office:value-type="float" office:value="0.285258677392735" calcext:value-type="float">
            <text:p>0.285258677392735</text:p>
          </table:table-cell>
          <table:table-cell table:formula="of:=SQRT(POWER([.H545];2)+POWER([.I545];2)+POWER([.J545];2))" office:value-type="float" office:value="741.927699905422" calcext:value-type="float">
            <text:p>741.927699905422</text:p>
          </table:table-cell>
        </table:table-row>
        <table:table-row table:style-name="ro1">
          <table:table-cell office:value-type="float" office:value="132.008" calcext:value-type="float">
            <text:p>132.008</text:p>
          </table:table-cell>
          <table:table-cell office:value-type="float" office:value="290.025" calcext:value-type="float">
            <text:p>290.025</text:p>
          </table:table-cell>
          <table:table-cell office:value-type="float" office:value="41.2248" calcext:value-type="float">
            <text:p>41.2248</text:p>
          </table:table-cell>
          <table:table-cell office:value-type="float" office:value="129.605" calcext:value-type="float">
            <text:p>129.605</text:p>
          </table:table-cell>
          <table:table-cell office:value-type="float" office:value="272.896" calcext:value-type="float">
            <text:p>272.896</text:p>
          </table:table-cell>
          <table:table-cell office:value-type="float" office:value="42.1919" calcext:value-type="float">
            <text:p>42.1919</text:p>
          </table:table-cell>
          <table:table-cell/>
          <table:table-cell table:formula="of:=([.D546]-[.A546])/0.0166667" office:value-type="float" office:value="-144.179711640578" calcext:value-type="float">
            <text:p>-144.179711640578</text:p>
          </table:table-cell>
          <table:table-cell table:formula="of:=ABS([.E546]-[.B546])/0.0166667" office:value-type="float" office:value="1027.73794452411" calcext:value-type="float">
            <text:p>1027.73794452411</text:p>
          </table:table-cell>
          <table:table-cell table:formula="of:=([.F546]-[.C546])/0.0166667" office:value-type="float" office:value="58.0258839482318" calcext:value-type="float">
            <text:p>58.0258839482318</text:p>
          </table:table-cell>
          <table:table-cell table:formula="of:=DEGREES(ATAN(ABS([.F546]-[.C546])/ABS([.E546]-[.B546])))" office:value-type="float" office:value="3.23147778220219" calcext:value-type="float">
            <text:p>3.23147778220219</text:p>
          </table:table-cell>
          <table:table-cell table:formula="of:=SQRT(POWER([.H546];2)+POWER([.I546];2)+POWER([.J546];2))" office:value-type="float" office:value="1039.42295292695" calcext:value-type="float">
            <text:p>1039.42295292695</text:p>
          </table:table-cell>
        </table:table-row>
        <table:table-row table:style-name="ro1">
          <table:table-cell office:value-type="float" office:value="130.619" calcext:value-type="float">
            <text:p>130.619</text:p>
          </table:table-cell>
          <table:table-cell office:value-type="float" office:value="287.486" calcext:value-type="float">
            <text:p>287.486</text:p>
          </table:table-cell>
          <table:table-cell office:value-type="float" office:value="42.3954" calcext:value-type="float">
            <text:p>42.3954</text:p>
          </table:table-cell>
          <table:table-cell office:value-type="float" office:value="128.668" calcext:value-type="float">
            <text:p>128.668</text:p>
          </table:table-cell>
          <table:table-cell office:value-type="float" office:value="273.927" calcext:value-type="float">
            <text:p>273.927</text:p>
          </table:table-cell>
          <table:table-cell office:value-type="float" office:value="43.7665" calcext:value-type="float">
            <text:p>43.7665</text:p>
          </table:table-cell>
          <table:table-cell/>
          <table:table-cell table:formula="of:=([.D547]-[.A547])/0.0166667" office:value-type="float" office:value="-117.059765880468" calcext:value-type="float">
            <text:p>-117.059765880468</text:p>
          </table:table-cell>
          <table:table-cell table:formula="of:=ABS([.E547]-[.B547])/0.0166667" office:value-type="float" office:value="813.538372923252" calcext:value-type="float">
            <text:p>813.538372923252</text:p>
          </table:table-cell>
          <table:table-cell table:formula="of:=([.F547]-[.C547])/0.0166667" office:value-type="float" office:value="82.265835468329" calcext:value-type="float">
            <text:p>82.265835468329</text:p>
          </table:table-cell>
          <table:table-cell table:formula="of:=DEGREES(ATAN(ABS([.F547]-[.C547])/ABS([.E547]-[.B547])))" office:value-type="float" office:value="5.77418020645926" calcext:value-type="float">
            <text:p>5.77418020645926</text:p>
          </table:table-cell>
          <table:table-cell table:formula="of:=SQRT(POWER([.H547];2)+POWER([.I547];2)+POWER([.J547];2))" office:value-type="float" office:value="826.023813634876" calcext:value-type="float">
            <text:p>826.023813634876</text:p>
          </table:table-cell>
        </table:table-row>
        <table:table-row table:style-name="ro1">
          <table:table-cell office:value-type="float" office:value="131.467" calcext:value-type="float">
            <text:p>131.467</text:p>
          </table:table-cell>
          <table:table-cell office:value-type="float" office:value="290.758" calcext:value-type="float">
            <text:p>290.758</text:p>
          </table:table-cell>
          <table:table-cell office:value-type="float" office:value="43.9298" calcext:value-type="float">
            <text:p>43.9298</text:p>
          </table:table-cell>
          <table:table-cell office:value-type="float" office:value="129.716" calcext:value-type="float">
            <text:p>129.716</text:p>
          </table:table-cell>
          <table:table-cell office:value-type="float" office:value="280.832" calcext:value-type="float">
            <text:p>280.832</text:p>
          </table:table-cell>
          <table:table-cell office:value-type="float" office:value="44.6843" calcext:value-type="float">
            <text:p>44.6843</text:p>
          </table:table-cell>
          <table:table-cell/>
          <table:table-cell table:formula="of:=([.D548]-[.A548])/0.0166667" office:value-type="float" office:value="-105.059789880421" calcext:value-type="float">
            <text:p>-105.059789880421</text:p>
          </table:table-cell>
          <table:table-cell table:formula="of:=ABS([.E548]-[.B548])/0.0166667" office:value-type="float" office:value="595.558808882382" calcext:value-type="float">
            <text:p>595.558808882382</text:p>
          </table:table-cell>
          <table:table-cell table:formula="of:=([.F548]-[.C548])/0.0166667" office:value-type="float" office:value="45.2699094601811" calcext:value-type="float">
            <text:p>45.2699094601811</text:p>
          </table:table-cell>
          <table:table-cell table:formula="of:=DEGREES(ATAN(ABS([.F548]-[.C548])/ABS([.E548]-[.B548])))" office:value-type="float" office:value="4.34683600774016" calcext:value-type="float">
            <text:p>4.34683600774016</text:p>
          </table:table-cell>
          <table:table-cell table:formula="of:=SQRT(POWER([.H548];2)+POWER([.I548];2)+POWER([.J548];2))" office:value-type="float" office:value="606.446385915237" calcext:value-type="float">
            <text:p>606.446385915237</text:p>
          </table:table-cell>
        </table:table-row>
        <table:table-row table:style-name="ro1">
          <table:table-cell office:value-type="float" office:value="131.414" calcext:value-type="float">
            <text:p>131.414</text:p>
          </table:table-cell>
          <table:table-cell office:value-type="float" office:value="289.841" calcext:value-type="float">
            <text:p>289.841</text:p>
          </table:table-cell>
          <table:table-cell office:value-type="float" office:value="42.5367" calcext:value-type="float">
            <text:p>42.5367</text:p>
          </table:table-cell>
          <table:table-cell office:value-type="float" office:value="129.452" calcext:value-type="float">
            <text:p>129.452</text:p>
          </table:table-cell>
          <table:table-cell office:value-type="float" office:value="276.227" calcext:value-type="float">
            <text:p>276.227</text:p>
          </table:table-cell>
          <table:table-cell office:value-type="float" office:value="43.6496" calcext:value-type="float">
            <text:p>43.6496</text:p>
          </table:table-cell>
          <table:table-cell/>
          <table:table-cell table:formula="of:=([.D549]-[.A549])/0.0166667" office:value-type="float" office:value="-117.71976456047" calcext:value-type="float">
            <text:p>-117.71976456047</text:p>
          </table:table-cell>
          <table:table-cell table:formula="of:=ABS([.E549]-[.B549])/0.0166667" office:value-type="float" office:value="816.838366323269" calcext:value-type="float">
            <text:p>816.838366323269</text:p>
          </table:table-cell>
          <table:table-cell table:formula="of:=([.F549]-[.C549])/0.0166667" office:value-type="float" office:value="66.7738664522669" calcext:value-type="float">
            <text:p>66.7738664522669</text:p>
          </table:table-cell>
          <table:table-cell table:formula="of:=DEGREES(ATAN(ABS([.F549]-[.C549])/ABS([.E549]-[.B549])))" office:value-type="float" office:value="4.6733512451102" calcext:value-type="float">
            <text:p>4.6733512451102</text:p>
          </table:table-cell>
          <table:table-cell table:formula="of:=SQRT(POWER([.H549];2)+POWER([.I549];2)+POWER([.J549];2))" office:value-type="float" office:value="827.974401118069" calcext:value-type="float">
            <text:p>827.974401118069</text:p>
          </table:table-cell>
        </table:table-row>
        <table:table-row table:style-name="ro1">
          <table:table-cell office:value-type="float" office:value="130.998" calcext:value-type="float">
            <text:p>130.998</text:p>
          </table:table-cell>
          <table:table-cell office:value-type="float" office:value="284.633" calcext:value-type="float">
            <text:p>284.633</text:p>
          </table:table-cell>
          <table:table-cell office:value-type="float" office:value="43.3399" calcext:value-type="float">
            <text:p>43.3399</text:p>
          </table:table-cell>
          <table:table-cell office:value-type="float" office:value="129.414" calcext:value-type="float">
            <text:p>129.414</text:p>
          </table:table-cell>
          <table:table-cell office:value-type="float" office:value="273.829" calcext:value-type="float">
            <text:p>273.829</text:p>
          </table:table-cell>
          <table:table-cell office:value-type="float" office:value="43.5293" calcext:value-type="float">
            <text:p>43.5293</text:p>
          </table:table-cell>
          <table:table-cell/>
          <table:table-cell table:formula="of:=([.D550]-[.A550])/0.0166667" office:value-type="float" office:value="-95.0398099203803" calcext:value-type="float">
            <text:p>-95.0398099203803</text:p>
          </table:table-cell>
          <table:table-cell table:formula="of:=ABS([.E550]-[.B550])/0.0166667" office:value-type="float" office:value="648.238703522592" calcext:value-type="float">
            <text:p>648.238703522592</text:p>
          </table:table-cell>
          <table:table-cell table:formula="of:=([.F550]-[.C550])/0.0166667" office:value-type="float" office:value="11.3639772720454" calcext:value-type="float">
            <text:p>11.3639772720454</text:p>
          </table:table-cell>
          <table:table-cell table:formula="of:=DEGREES(ATAN(ABS([.F550]-[.C550])/ABS([.E550]-[.B550])))" office:value-type="float" office:value="1.00432332323906" calcext:value-type="float">
            <text:p>1.00432332323906</text:p>
          </table:table-cell>
          <table:table-cell table:formula="of:=SQRT(POWER([.H550];2)+POWER([.I550];2)+POWER([.J550];2))" office:value-type="float" office:value="655.26721434373" calcext:value-type="float">
            <text:p>655.26721434373</text:p>
          </table:table-cell>
        </table:table-row>
        <table:table-row table:style-name="ro1">
          <table:table-cell office:value-type="float" office:value="130.832" calcext:value-type="float">
            <text:p>130.832</text:p>
          </table:table-cell>
          <table:table-cell office:value-type="float" office:value="287.312" calcext:value-type="float">
            <text:p>287.312</text:p>
          </table:table-cell>
          <table:table-cell office:value-type="float" office:value="42.9294" calcext:value-type="float">
            <text:p>42.9294</text:p>
          </table:table-cell>
          <table:table-cell office:value-type="float" office:value="129.242" calcext:value-type="float">
            <text:p>129.242</text:p>
          </table:table-cell>
          <table:table-cell office:value-type="float" office:value="276.385" calcext:value-type="float">
            <text:p>276.385</text:p>
          </table:table-cell>
          <table:table-cell office:value-type="float" office:value="43.1292" calcext:value-type="float">
            <text:p>43.1292</text:p>
          </table:table-cell>
          <table:table-cell/>
          <table:table-cell table:formula="of:=([.D551]-[.A551])/0.0166667" office:value-type="float" office:value="-95.3998092003818" calcext:value-type="float">
            <text:p>-95.3998092003818</text:p>
          </table:table-cell>
          <table:table-cell table:formula="of:=ABS([.E551]-[.B551])/0.0166667" office:value-type="float" office:value="655.618688762624" calcext:value-type="float">
            <text:p>655.618688762624</text:p>
          </table:table-cell>
          <table:table-cell table:formula="of:=([.F551]-[.C551])/0.0166667" office:value-type="float" office:value="11.9879760240477" calcext:value-type="float">
            <text:p>11.9879760240477</text:p>
          </table:table-cell>
          <table:table-cell table:formula="of:=DEGREES(ATAN(ABS([.F551]-[.C551])/ABS([.E551]-[.B551])))" office:value-type="float" office:value="1.04753557177248" calcext:value-type="float">
            <text:p>1.04753557177248</text:p>
          </table:table-cell>
          <table:table-cell table:formula="of:=SQRT(POWER([.H551];2)+POWER([.I551];2)+POWER([.J551];2))" office:value-type="float" office:value="662.631647462936" calcext:value-type="float">
            <text:p>662.631647462936</text:p>
          </table:table-cell>
        </table:table-row>
        <table:table-row table:style-name="ro1">
          <table:table-cell office:value-type="float" office:value="131.493" calcext:value-type="float">
            <text:p>131.493</text:p>
          </table:table-cell>
          <table:table-cell office:value-type="float" office:value="284.516" calcext:value-type="float">
            <text:p>284.516</text:p>
          </table:table-cell>
          <table:table-cell office:value-type="float" office:value="43.3545" calcext:value-type="float">
            <text:p>43.3545</text:p>
          </table:table-cell>
          <table:table-cell office:value-type="float" office:value="129.983" calcext:value-type="float">
            <text:p>129.983</text:p>
          </table:table-cell>
          <table:table-cell office:value-type="float" office:value="272.457" calcext:value-type="float">
            <text:p>272.457</text:p>
          </table:table-cell>
          <table:table-cell office:value-type="float" office:value="43.7407" calcext:value-type="float">
            <text:p>43.7407</text:p>
          </table:table-cell>
          <table:table-cell/>
          <table:table-cell table:formula="of:=([.D552]-[.A552])/0.0166667" office:value-type="float" office:value="-90.5998188003619" calcext:value-type="float">
            <text:p>-90.5998188003619</text:p>
          </table:table-cell>
          <table:table-cell table:formula="of:=ABS([.E552]-[.B552])/0.0166667" office:value-type="float" office:value="723.538552922896" calcext:value-type="float">
            <text:p>723.538552922896</text:p>
          </table:table-cell>
          <table:table-cell table:formula="of:=([.F552]-[.C552])/0.0166667" office:value-type="float" office:value="23.1719536560924" calcext:value-type="float">
            <text:p>23.1719536560924</text:p>
          </table:table-cell>
          <table:table-cell table:formula="of:=DEGREES(ATAN(ABS([.F552]-[.C552])/ABS([.E552]-[.B552])))" office:value-type="float" office:value="1.83432039008214" calcext:value-type="float">
            <text:p>1.83432039008214</text:p>
          </table:table-cell>
          <table:table-cell table:formula="of:=SQRT(POWER([.H552];2)+POWER([.I552];2)+POWER([.J552];2))" office:value-type="float" office:value="729.556923186023" calcext:value-type="float">
            <text:p>729.556923186023</text:p>
          </table:table-cell>
        </table:table-row>
        <table:table-row table:style-name="ro1">
          <table:table-cell office:value-type="float" office:value="130.63" calcext:value-type="float">
            <text:p>130.63</text:p>
          </table:table-cell>
          <table:table-cell office:value-type="float" office:value="285.903" calcext:value-type="float">
            <text:p>285.903</text:p>
          </table:table-cell>
          <table:table-cell office:value-type="float" office:value="43.6539" calcext:value-type="float">
            <text:p>43.6539</text:p>
          </table:table-cell>
          <table:table-cell office:value-type="float" office:value="128.617" calcext:value-type="float">
            <text:p>128.617</text:p>
          </table:table-cell>
          <table:table-cell office:value-type="float" office:value="273.763" calcext:value-type="float">
            <text:p>273.763</text:p>
          </table:table-cell>
          <table:table-cell office:value-type="float" office:value="44.5335" calcext:value-type="float">
            <text:p>44.5335</text:p>
          </table:table-cell>
          <table:table-cell/>
          <table:table-cell table:formula="of:=([.D553]-[.A553])/0.0166667" office:value-type="float" office:value="-120.779758440483" calcext:value-type="float">
            <text:p>-120.779758440483</text:p>
          </table:table-cell>
          <table:table-cell table:formula="of:=ABS([.E553]-[.B553])/0.0166667" office:value-type="float" office:value="728.398543202916" calcext:value-type="float">
            <text:p>728.398543202916</text:p>
          </table:table-cell>
          <table:table-cell table:formula="of:=([.F553]-[.C553])/0.0166667" office:value-type="float" office:value="52.7758944482109" calcext:value-type="float">
            <text:p>52.7758944482109</text:p>
          </table:table-cell>
          <table:table-cell table:formula="of:=DEGREES(ATAN(ABS([.F553]-[.C553])/ABS([.E553]-[.B553])))" office:value-type="float" office:value="4.14410661767062" calcext:value-type="float">
            <text:p>4.14410661767062</text:p>
          </table:table-cell>
          <table:table-cell table:formula="of:=SQRT(POWER([.H553];2)+POWER([.I553];2)+POWER([.J553];2))" office:value-type="float" office:value="740.227993812637" calcext:value-type="float">
            <text:p>740.227993812637</text:p>
          </table:table-cell>
        </table:table-row>
        <table:table-row table:style-name="ro1">
          <table:table-cell office:value-type="float" office:value="131.31" calcext:value-type="float">
            <text:p>131.31</text:p>
          </table:table-cell>
          <table:table-cell office:value-type="float" office:value="287.13" calcext:value-type="float">
            <text:p>287.13</text:p>
          </table:table-cell>
          <table:table-cell office:value-type="float" office:value="43.208" calcext:value-type="float">
            <text:p>43.208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274.937" calcext:value-type="float">
            <text:p>274.937</text:p>
          </table:table-cell>
          <table:table-cell office:value-type="float" office:value="43.8501" calcext:value-type="float">
            <text:p>43.8501</text:p>
          </table:table-cell>
          <table:table-cell/>
          <table:table-cell table:formula="of:=([.D554]-[.A554])/0.0166667" office:value-type="float" office:value="-106.439787120426" calcext:value-type="float">
            <text:p>-106.439787120426</text:p>
          </table:table-cell>
          <table:table-cell table:formula="of:=ABS([.E554]-[.B554])/0.0166667" office:value-type="float" office:value="731.578536842925" calcext:value-type="float">
            <text:p>731.578536842925</text:p>
          </table:table-cell>
          <table:table-cell table:formula="of:=([.F554]-[.C554])/0.0166667" office:value-type="float" office:value="38.5259229481541" calcext:value-type="float">
            <text:p>38.5259229481541</text:p>
          </table:table-cell>
          <table:table-cell table:formula="of:=DEGREES(ATAN(ABS([.F554]-[.C554])/ABS([.E554]-[.B554])))" office:value-type="float" office:value="3.01448929235489" calcext:value-type="float">
            <text:p>3.01448929235489</text:p>
          </table:table-cell>
          <table:table-cell table:formula="of:=SQRT(POWER([.H554];2)+POWER([.I554];2)+POWER([.J554];2))" office:value-type="float" office:value="740.284290384771" calcext:value-type="float">
            <text:p>740.284290384771</text:p>
          </table:table-cell>
        </table:table-row>
        <table:table-row table:style-name="ro1">
          <table:table-cell office:value-type="float" office:value="130.782" calcext:value-type="float">
            <text:p>130.782</text:p>
          </table:table-cell>
          <table:table-cell office:value-type="float" office:value="289.52" calcext:value-type="float">
            <text:p>289.52</text:p>
          </table:table-cell>
          <table:table-cell office:value-type="float" office:value="44.3755" calcext:value-type="float">
            <text:p>44.3755</text:p>
          </table:table-cell>
          <table:table-cell office:value-type="float" office:value="128.979" calcext:value-type="float">
            <text:p>128.979</text:p>
          </table:table-cell>
          <table:table-cell office:value-type="float" office:value="281.001" calcext:value-type="float">
            <text:p>281.001</text:p>
          </table:table-cell>
          <table:table-cell office:value-type="float" office:value="44.6637" calcext:value-type="float">
            <text:p>44.6637</text:p>
          </table:table-cell>
          <table:table-cell/>
          <table:table-cell table:formula="of:=([.D555]-[.A555])/0.0166667" office:value-type="float" office:value="-108.179783640433" calcext:value-type="float">
            <text:p>-108.179783640433</text:p>
          </table:table-cell>
          <table:table-cell table:formula="of:=ABS([.E555]-[.B555])/0.0166667" office:value-type="float" office:value="511.138977722045" calcext:value-type="float">
            <text:p>511.138977722045</text:p>
          </table:table-cell>
          <table:table-cell table:formula="of:=([.F555]-[.C555])/0.0166667" office:value-type="float" office:value="17.2919654160689" calcext:value-type="float">
            <text:p>17.2919654160689</text:p>
          </table:table-cell>
          <table:table-cell table:formula="of:=DEGREES(ATAN(ABS([.F555]-[.C555])/ABS([.E555]-[.B555])))" office:value-type="float" office:value="1.93759226177869" calcext:value-type="float">
            <text:p>1.93759226177869</text:p>
          </table:table-cell>
          <table:table-cell table:formula="of:=SQRT(POWER([.H555];2)+POWER([.I555];2)+POWER([.J555];2))" office:value-type="float" office:value="522.74748416724" calcext:value-type="float">
            <text:p>522.74748416724</text:p>
          </table:table-cell>
        </table:table-row>
        <table:table-row table:style-name="ro1">
          <table:table-cell office:value-type="float" office:value="130.94" calcext:value-type="float">
            <text:p>130.94</text:p>
          </table:table-cell>
          <table:table-cell office:value-type="float" office:value="292.452" calcext:value-type="float">
            <text:p>292.452</text:p>
          </table:table-cell>
          <table:table-cell office:value-type="float" office:value="42.9093" calcext:value-type="float">
            <text:p>42.9093</text:p>
          </table:table-cell>
          <table:table-cell office:value-type="float" office:value="128.682" calcext:value-type="float">
            <text:p>128.682</text:p>
          </table:table-cell>
          <table:table-cell office:value-type="float" office:value="280.157" calcext:value-type="float">
            <text:p>280.157</text:p>
          </table:table-cell>
          <table:table-cell office:value-type="float" office:value="43.2931" calcext:value-type="float">
            <text:p>43.2931</text:p>
          </table:table-cell>
          <table:table-cell/>
          <table:table-cell table:formula="of:=([.D556]-[.A556])/0.0166667" office:value-type="float" office:value="-135.479729040543" calcext:value-type="float">
            <text:p>-135.479729040543</text:p>
          </table:table-cell>
          <table:table-cell table:formula="of:=ABS([.E556]-[.B556])/0.0166667" office:value-type="float" office:value="737.698524602952" calcext:value-type="float">
            <text:p>737.698524602952</text:p>
          </table:table-cell>
          <table:table-cell table:formula="of:=([.F556]-[.C556])/0.0166667" office:value-type="float" office:value="23.0279539440922" calcext:value-type="float">
            <text:p>23.0279539440922</text:p>
          </table:table-cell>
          <table:table-cell table:formula="of:=DEGREES(ATAN(ABS([.F556]-[.C556])/ABS([.E556]-[.B556])))" office:value-type="float" office:value="1.78796109822362" calcext:value-type="float">
            <text:p>1.78796109822362</text:p>
          </table:table-cell>
          <table:table-cell table:formula="of:=SQRT(POWER([.H556];2)+POWER([.I556];2)+POWER([.J556];2))" office:value-type="float" office:value="750.389336841297" calcext:value-type="float">
            <text:p>750.389336841297</text:p>
          </table:table-cell>
        </table:table-row>
        <table:table-row table:style-name="ro1">
          <table:table-cell office:value-type="float" office:value="129.761" calcext:value-type="float">
            <text:p>129.761</text:p>
          </table:table-cell>
          <table:table-cell office:value-type="float" office:value="287.29" calcext:value-type="float">
            <text:p>287.29</text:p>
          </table:table-cell>
          <table:table-cell office:value-type="float" office:value="43.9561" calcext:value-type="float">
            <text:p>43.9561</text:p>
          </table:table-cell>
          <table:table-cell office:value-type="float" office:value="127.844" calcext:value-type="float">
            <text:p>127.844</text:p>
          </table:table-cell>
          <table:table-cell office:value-type="float" office:value="277.646" calcext:value-type="float">
            <text:p>277.646</text:p>
          </table:table-cell>
          <table:table-cell office:value-type="float" office:value="44.187" calcext:value-type="float">
            <text:p>44.187</text:p>
          </table:table-cell>
          <table:table-cell/>
          <table:table-cell table:formula="of:=([.D557]-[.A557])/0.0166667" office:value-type="float" office:value="-115.01976996046" calcext:value-type="float">
            <text:p>-115.01976996046</text:p>
          </table:table-cell>
          <table:table-cell table:formula="of:=ABS([.E557]-[.B557])/0.0166667" office:value-type="float" office:value="578.638842722315" calcext:value-type="float">
            <text:p>578.638842722315</text:p>
          </table:table-cell>
          <table:table-cell table:formula="of:=([.F557]-[.C557])/0.0166667" office:value-type="float" office:value="13.8539722920553" calcext:value-type="float">
            <text:p>13.8539722920553</text:p>
          </table:table-cell>
          <table:table-cell table:formula="of:=DEGREES(ATAN(ABS([.F557]-[.C557])/ABS([.E557]-[.B557])))" office:value-type="float" office:value="1.37153343686888" calcext:value-type="float">
            <text:p>1.37153343686888</text:p>
          </table:table-cell>
          <table:table-cell table:formula="of:=SQRT(POWER([.H557];2)+POWER([.I557];2)+POWER([.J557];2))" office:value-type="float" office:value="590.12235200596" calcext:value-type="float">
            <text:p>590.12235200596</text:p>
          </table:table-cell>
        </table:table-row>
        <table:table-row table:style-name="ro1">
          <table:table-cell office:value-type="float" office:value="129.461" calcext:value-type="float">
            <text:p>129.461</text:p>
          </table:table-cell>
          <table:table-cell office:value-type="float" office:value="288.829" calcext:value-type="float">
            <text:p>288.829</text:p>
          </table:table-cell>
          <table:table-cell office:value-type="float" office:value="43.2157" calcext:value-type="float">
            <text:p>43.2157</text:p>
          </table:table-cell>
          <table:table-cell office:value-type="float" office:value="127.313" calcext:value-type="float">
            <text:p>127.313</text:p>
          </table:table-cell>
          <table:table-cell office:value-type="float" office:value="279.216" calcext:value-type="float">
            <text:p>279.216</text:p>
          </table:table-cell>
          <table:table-cell office:value-type="float" office:value="43.199" calcext:value-type="float">
            <text:p>43.199</text:p>
          </table:table-cell>
          <table:table-cell/>
          <table:table-cell table:formula="of:=([.D558]-[.A558])/0.0166667" office:value-type="float" office:value="-128.879742240516" calcext:value-type="float">
            <text:p>-128.879742240516</text:p>
          </table:table-cell>
          <table:table-cell table:formula="of:=ABS([.E558]-[.B558])/0.0166667" office:value-type="float" office:value="576.778846442307" calcext:value-type="float">
            <text:p>576.778846442307</text:p>
          </table:table-cell>
          <table:table-cell table:formula="of:=([.F558]-[.C558])/0.0166667" office:value-type="float" office:value="-1.00199799600402" calcext:value-type="float">
            <text:p>-1.00199799600402</text:p>
          </table:table-cell>
          <table:table-cell table:formula="of:=DEGREES(ATAN(ABS([.F558]-[.C558])/ABS([.E558]-[.B558])))" office:value-type="float" office:value="0.0995358946529628" calcext:value-type="float">
            <text:p>0.099535894652963</text:p>
          </table:table-cell>
          <table:table-cell table:formula="of:=SQRT(POWER([.H558];2)+POWER([.I558];2)+POWER([.J558];2))" office:value-type="float" office:value="591.003239976977" calcext:value-type="float">
            <text:p>591.003239976977</text:p>
          </table:table-cell>
        </table:table-row>
        <table:table-row table:style-name="ro1">
          <table:table-cell office:value-type="float" office:value="130.546" calcext:value-type="float">
            <text:p>130.546</text:p>
          </table:table-cell>
          <table:table-cell office:value-type="float" office:value="293.691" calcext:value-type="float">
            <text:p>293.691</text:p>
          </table:table-cell>
          <table:table-cell office:value-type="float" office:value="43.4953" calcext:value-type="float">
            <text:p>43.4953</text:p>
          </table:table-cell>
          <table:table-cell office:value-type="float" office:value="128.432" calcext:value-type="float">
            <text:p>128.432</text:p>
          </table:table-cell>
          <table:table-cell office:value-type="float" office:value="282.534" calcext:value-type="float">
            <text:p>282.534</text:p>
          </table:table-cell>
          <table:table-cell office:value-type="float" office:value="43.932" calcext:value-type="float">
            <text:p>43.932</text:p>
          </table:table-cell>
          <table:table-cell/>
          <table:table-cell table:formula="of:=([.D559]-[.A559])/0.0166667" office:value-type="float" office:value="-126.839746320508" calcext:value-type="float">
            <text:p>-126.839746320508</text:p>
          </table:table-cell>
          <table:table-cell table:formula="of:=ABS([.E559]-[.B559])/0.0166667" office:value-type="float" office:value="669.418661162677" calcext:value-type="float">
            <text:p>669.418661162677</text:p>
          </table:table-cell>
          <table:table-cell table:formula="of:=([.F559]-[.C559])/0.0166667" office:value-type="float" office:value="26.2019475961049" calcext:value-type="float">
            <text:p>26.2019475961049</text:p>
          </table:table-cell>
          <table:table-cell table:formula="of:=DEGREES(ATAN(ABS([.F559]-[.C559])/ABS([.E559]-[.B559])))" office:value-type="float" office:value="2.24148972359878" calcext:value-type="float">
            <text:p>2.24148972359878</text:p>
          </table:table-cell>
          <table:table-cell table:formula="of:=SQRT(POWER([.H559];2)+POWER([.I559];2)+POWER([.J559];2))" office:value-type="float" office:value="681.832976041281" calcext:value-type="float">
            <text:p>681.832976041281</text:p>
          </table:table-cell>
        </table:table-row>
        <table:table-row table:style-name="ro1">
          <table:table-cell office:value-type="float" office:value="130.166" calcext:value-type="float">
            <text:p>130.166</text:p>
          </table:table-cell>
          <table:table-cell office:value-type="float" office:value="292.564" calcext:value-type="float">
            <text:p>292.564</text:p>
          </table:table-cell>
          <table:table-cell office:value-type="float" office:value="43.1545" calcext:value-type="float">
            <text:p>43.1545</text:p>
          </table:table-cell>
          <table:table-cell office:value-type="float" office:value="127.662" calcext:value-type="float">
            <text:p>127.662</text:p>
          </table:table-cell>
          <table:table-cell office:value-type="float" office:value="280.245" calcext:value-type="float">
            <text:p>280.245</text:p>
          </table:table-cell>
          <table:table-cell office:value-type="float" office:value="43.7876" calcext:value-type="float">
            <text:p>43.7876</text:p>
          </table:table-cell>
          <table:table-cell/>
          <table:table-cell table:formula="of:=([.D560]-[.A560])/0.0166667" office:value-type="float" office:value="-150.2396995206" calcext:value-type="float">
            <text:p>-150.2396995206</text:p>
          </table:table-cell>
          <table:table-cell table:formula="of:=ABS([.E560]-[.B560])/0.0166667" office:value-type="float" office:value="739.138521722958" calcext:value-type="float">
            <text:p>739.138521722958</text:p>
          </table:table-cell>
          <table:table-cell table:formula="of:=([.F560]-[.C560])/0.0166667" office:value-type="float" office:value="37.9859240281519" calcext:value-type="float">
            <text:p>37.9859240281519</text:p>
          </table:table-cell>
          <table:table-cell table:formula="of:=DEGREES(ATAN(ABS([.F560]-[.C560])/ABS([.E560]-[.B560])))" office:value-type="float" office:value="2.94196553988387" calcext:value-type="float">
            <text:p>2.94196553988387</text:p>
          </table:table-cell>
          <table:table-cell table:formula="of:=SQRT(POWER([.H560];2)+POWER([.I560];2)+POWER([.J560];2))" office:value-type="float" office:value="755.209012149029" calcext:value-type="float">
            <text:p>755.209012149029</text:p>
          </table:table-cell>
        </table:table-row>
        <table:table-row table:style-name="ro1">
          <table:table-cell office:value-type="float" office:value="128.554" calcext:value-type="float">
            <text:p>128.554</text:p>
          </table:table-cell>
          <table:table-cell office:value-type="float" office:value="285.323" calcext:value-type="float">
            <text:p>285.323</text:p>
          </table:table-cell>
          <table:table-cell office:value-type="float" office:value="42.7449" calcext:value-type="float">
            <text:p>42.7449</text:p>
          </table:table-cell>
          <table:table-cell office:value-type="float" office:value="126.435" calcext:value-type="float">
            <text:p>126.435</text:p>
          </table:table-cell>
          <table:table-cell office:value-type="float" office:value="275.823" calcext:value-type="float">
            <text:p>275.823</text:p>
          </table:table-cell>
          <table:table-cell office:value-type="float" office:value="42.7405" calcext:value-type="float">
            <text:p>42.7405</text:p>
          </table:table-cell>
          <table:table-cell/>
          <table:table-cell table:formula="of:=([.D561]-[.A561])/0.0166667" office:value-type="float" office:value="-127.139745720509" calcext:value-type="float">
            <text:p>-127.139745720509</text:p>
          </table:table-cell>
          <table:table-cell table:formula="of:=ABS([.E561]-[.B561])/0.0166667" office:value-type="float" office:value="569.99886000228" calcext:value-type="float">
            <text:p>569.99886000228</text:p>
          </table:table-cell>
          <table:table-cell table:formula="of:=([.F561]-[.C561])/0.0166667" office:value-type="float" office:value="-0.263999472001293" calcext:value-type="float">
            <text:p>-0.263999472001293</text:p>
          </table:table-cell>
          <table:table-cell table:formula="of:=DEGREES(ATAN(ABS([.F561]-[.C561])/ABS([.E561]-[.B561])))" office:value-type="float" office:value="0.0265369907190799" calcext:value-type="float">
            <text:p>0.02653699071908</text:p>
          </table:table-cell>
          <table:table-cell table:formula="of:=SQRT(POWER([.H561];2)+POWER([.I561];2)+POWER([.J561];2))" office:value-type="float" office:value="584.006237159755" calcext:value-type="float">
            <text:p>584.006237159755</text:p>
          </table:table-cell>
        </table:table-row>
        <table:table-row table:style-name="ro1">
          <table:table-cell office:value-type="float" office:value="129.105" calcext:value-type="float">
            <text:p>129.105</text:p>
          </table:table-cell>
          <table:table-cell office:value-type="float" office:value="287.78" calcext:value-type="float">
            <text:p>287.78</text:p>
          </table:table-cell>
          <table:table-cell office:value-type="float" office:value="42.6153" calcext:value-type="float">
            <text:p>42.6153</text:p>
          </table:table-cell>
          <table:table-cell office:value-type="float" office:value="126.814" calcext:value-type="float">
            <text:p>126.814</text:p>
          </table:table-cell>
          <table:table-cell office:value-type="float" office:value="276.954" calcext:value-type="float">
            <text:p>276.954</text:p>
          </table:table-cell>
          <table:table-cell office:value-type="float" office:value="42.8081" calcext:value-type="float">
            <text:p>42.8081</text:p>
          </table:table-cell>
          <table:table-cell/>
          <table:table-cell table:formula="of:=([.D562]-[.A562])/0.0166667" office:value-type="float" office:value="-137.45972508055" calcext:value-type="float">
            <text:p>-137.45972508055</text:p>
          </table:table-cell>
          <table:table-cell table:formula="of:=ABS([.E562]-[.B562])/0.0166667" office:value-type="float" office:value="649.558700882596" calcext:value-type="float">
            <text:p>649.558700882596</text:p>
          </table:table-cell>
          <table:table-cell table:formula="of:=([.F562]-[.C562])/0.0166667" office:value-type="float" office:value="11.5679768640466" calcext:value-type="float">
            <text:p>11.5679768640466</text:p>
          </table:table-cell>
          <table:table-cell table:formula="of:=DEGREES(ATAN(ABS([.F562]-[.C562])/ABS([.E562]-[.B562])))" office:value-type="float" office:value="1.02027144504353" calcext:value-type="float">
            <text:p>1.02027144504353</text:p>
          </table:table-cell>
          <table:table-cell table:formula="of:=SQRT(POWER([.H562];2)+POWER([.I562];2)+POWER([.J562];2))" office:value-type="float" office:value="664.044802705535" calcext:value-type="float">
            <text:p>664.044802705535</text:p>
          </table:table-cell>
        </table:table-row>
        <table:table-row table:style-name="ro1">
          <table:table-cell office:value-type="float" office:value="126.631" calcext:value-type="float">
            <text:p>126.631</text:p>
          </table:table-cell>
          <table:table-cell office:value-type="float" office:value="293.368" calcext:value-type="float">
            <text:p>293.368</text:p>
          </table:table-cell>
          <table:table-cell office:value-type="float" office:value="43.058" calcext:value-type="float">
            <text:p>43.058</text:p>
          </table:table-cell>
          <table:table-cell office:value-type="float" office:value="124.351" calcext:value-type="float">
            <text:p>124.351</text:p>
          </table:table-cell>
          <table:table-cell office:value-type="float" office:value="282.199" calcext:value-type="float">
            <text:p>282.199</text:p>
          </table:table-cell>
          <table:table-cell office:value-type="float" office:value="43.5102" calcext:value-type="float">
            <text:p>43.5102</text:p>
          </table:table-cell>
          <table:table-cell/>
          <table:table-cell table:formula="of:=([.D563]-[.A563])/0.0166667" office:value-type="float" office:value="-136.799726400547" calcext:value-type="float">
            <text:p>-136.799726400547</text:p>
          </table:table-cell>
          <table:table-cell table:formula="of:=ABS([.E563]-[.B563])/0.0166667" office:value-type="float" office:value="670.13865972268" calcext:value-type="float">
            <text:p>670.13865972268</text:p>
          </table:table-cell>
          <table:table-cell table:formula="of:=([.F563]-[.C563])/0.0166667" office:value-type="float" office:value="27.1319457361084" calcext:value-type="float">
            <text:p>27.1319457361084</text:p>
          </table:table-cell>
          <table:table-cell table:formula="of:=DEGREES(ATAN(ABS([.F563]-[.C563])/ABS([.E563]-[.B563])))" office:value-type="float" office:value="2.31847153939116" calcext:value-type="float">
            <text:p>2.31847153939116</text:p>
          </table:table-cell>
          <table:table-cell table:formula="of:=SQRT(POWER([.H563];2)+POWER([.I563];2)+POWER([.J563];2))" office:value-type="float" office:value="684.496991138457" calcext:value-type="float">
            <text:p>684.496991138457</text:p>
          </table:table-cell>
        </table:table-row>
        <table:table-row table:style-name="ro1">
          <table:table-cell office:value-type="float" office:value="91.2697" calcext:value-type="float">
            <text:p>91.2697</text:p>
          </table:table-cell>
          <table:table-cell office:value-type="float" office:value="292.326" calcext:value-type="float">
            <text:p>292.326</text:p>
          </table:table-cell>
          <table:table-cell office:value-type="float" office:value="41.9555" calcext:value-type="float">
            <text:p>41.9555</text:p>
          </table:table-cell>
          <table:table-cell office:value-type="float" office:value="89.8299" calcext:value-type="float">
            <text:p>89.8299</text:p>
          </table:table-cell>
          <table:table-cell office:value-type="float" office:value="281.878" calcext:value-type="float">
            <text:p>281.878</text:p>
          </table:table-cell>
          <table:table-cell office:value-type="float" office:value="42.0742" calcext:value-type="float">
            <text:p>42.0742</text:p>
          </table:table-cell>
          <table:table-cell/>
          <table:table-cell table:formula="of:=([.D564]-[.A564])/0.0166667" office:value-type="float" office:value="-86.3878272243459" calcext:value-type="float">
            <text:p>-86.3878272243459</text:p>
          </table:table-cell>
          <table:table-cell table:formula="of:=ABS([.E564]-[.B564])/0.0166667" office:value-type="float" office:value="626.87874624251" calcext:value-type="float">
            <text:p>626.87874624251</text:p>
          </table:table-cell>
          <table:table-cell table:formula="of:=([.F564]-[.C564])/0.0166667" office:value-type="float" office:value="7.1219857560283" calcext:value-type="float">
            <text:p>7.1219857560283</text:p>
          </table:table-cell>
          <table:table-cell table:formula="of:=DEGREES(ATAN(ABS([.F564]-[.C564])/ABS([.E564]-[.B564])))" office:value-type="float" office:value="0.650910838646644" calcext:value-type="float">
            <text:p>0.650910838646644</text:p>
          </table:table-cell>
          <table:table-cell table:formula="of:=SQRT(POWER([.H564];2)+POWER([.I564];2)+POWER([.J564];2))" office:value-type="float" office:value="632.843220603834" calcext:value-type="float">
            <text:p>632.843220603834</text:p>
          </table:table-cell>
        </table:table-row>
        <table:table-row table:style-name="ro1">
          <table:table-cell office:value-type="float" office:value="88.7443" calcext:value-type="float">
            <text:p>88.7443</text:p>
          </table:table-cell>
          <table:table-cell office:value-type="float" office:value="287.052" calcext:value-type="float">
            <text:p>287.052</text:p>
          </table:table-cell>
          <table:table-cell office:value-type="float" office:value="42.0301" calcext:value-type="float">
            <text:p>42.0301</text:p>
          </table:table-cell>
          <table:table-cell office:value-type="float" office:value="87.5804" calcext:value-type="float">
            <text:p>87.5804</text:p>
          </table:table-cell>
          <table:table-cell office:value-type="float" office:value="275.536" calcext:value-type="float">
            <text:p>275.536</text:p>
          </table:table-cell>
          <table:table-cell office:value-type="float" office:value="42.101" calcext:value-type="float">
            <text:p>42.101</text:p>
          </table:table-cell>
          <table:table-cell/>
          <table:table-cell table:formula="of:=([.D565]-[.A565])/0.0166667" office:value-type="float" office:value="-69.8338603322792" calcext:value-type="float">
            <text:p>-69.8338603322792</text:p>
          </table:table-cell>
          <table:table-cell table:formula="of:=ABS([.E565]-[.B565])/0.0166667" office:value-type="float" office:value="690.958618082765" calcext:value-type="float">
            <text:p>690.958618082765</text:p>
          </table:table-cell>
          <table:table-cell table:formula="of:=([.F565]-[.C565])/0.0166667" office:value-type="float" office:value="4.25399149201712" calcext:value-type="float">
            <text:p>4.25399149201712</text:p>
          </table:table-cell>
          <table:table-cell table:formula="of:=DEGREES(ATAN(ABS([.F565]-[.C565])/ABS([.E565]-[.B565])))" office:value-type="float" office:value="0.352745696658697" calcext:value-type="float">
            <text:p>0.352745696658697</text:p>
          </table:table-cell>
          <table:table-cell table:formula="of:=SQRT(POWER([.H565];2)+POWER([.I565];2)+POWER([.J565];2))" office:value-type="float" office:value="694.491667621266" calcext:value-type="float">
            <text:p>694.491667621266</text:p>
          </table:table-cell>
        </table:table-row>
        <table:table-row table:style-name="ro1">
          <table:table-cell office:value-type="float" office:value="89.8723" calcext:value-type="float">
            <text:p>89.8723</text:p>
          </table:table-cell>
          <table:table-cell office:value-type="float" office:value="296.492" calcext:value-type="float">
            <text:p>296.492</text:p>
          </table:table-cell>
          <table:table-cell office:value-type="float" office:value="41.3235" calcext:value-type="float">
            <text:p>41.3235</text:p>
          </table:table-cell>
          <table:table-cell office:value-type="float" office:value="88.7517" calcext:value-type="float">
            <text:p>88.7517</text:p>
          </table:table-cell>
          <table:table-cell office:value-type="float" office:value="287.148" calcext:value-type="float">
            <text:p>287.148</text:p>
          </table:table-cell>
          <table:table-cell office:value-type="float" office:value="41.5058" calcext:value-type="float">
            <text:p>41.5058</text:p>
          </table:table-cell>
          <table:table-cell/>
          <table:table-cell table:formula="of:=([.D566]-[.A566])/0.0166667" office:value-type="float" office:value="-67.2358655282687" calcext:value-type="float">
            <text:p>-67.2358655282687</text:p>
          </table:table-cell>
          <table:table-cell table:formula="of:=ABS([.E566]-[.B566])/0.0166667" office:value-type="float" office:value="560.638878722242" calcext:value-type="float">
            <text:p>560.638878722242</text:p>
          </table:table-cell>
          <table:table-cell table:formula="of:=([.F566]-[.C566])/0.0166667" office:value-type="float" office:value="10.9379781240436" calcext:value-type="float">
            <text:p>10.9379781240436</text:p>
          </table:table-cell>
          <table:table-cell table:formula="of:=DEGREES(ATAN(ABS([.F566]-[.C566])/ABS([.E566]-[.B566])))" office:value-type="float" office:value="1.11769003255417" calcext:value-type="float">
            <text:p>1.11769003255417</text:p>
          </table:table-cell>
          <table:table-cell table:formula="of:=SQRT(POWER([.H566];2)+POWER([.I566];2)+POWER([.J566];2))" office:value-type="float" office:value="564.762120997602" calcext:value-type="float">
            <text:p>564.762120997602</text:p>
          </table:table-cell>
        </table:table-row>
        <table:table-row table:style-name="ro1">
          <table:table-cell office:value-type="float" office:value="82.1549" calcext:value-type="float">
            <text:p>82.1549</text:p>
          </table:table-cell>
          <table:table-cell office:value-type="float" office:value="291.033" calcext:value-type="float">
            <text:p>291.033</text:p>
          </table:table-cell>
          <table:table-cell office:value-type="float" office:value="41.2093" calcext:value-type="float">
            <text:p>41.2093</text:p>
          </table:table-cell>
          <table:table-cell office:value-type="float" office:value="81.135" calcext:value-type="float">
            <text:p>81.135</text:p>
          </table:table-cell>
          <table:table-cell office:value-type="float" office:value="279.198" calcext:value-type="float">
            <text:p>279.198</text:p>
          </table:table-cell>
          <table:table-cell office:value-type="float" office:value="41.3208" calcext:value-type="float">
            <text:p>41.3208</text:p>
          </table:table-cell>
          <table:table-cell/>
          <table:table-cell table:formula="of:=([.D567]-[.A567])/0.0166667" office:value-type="float" office:value="-61.1938776122443" calcext:value-type="float">
            <text:p>-61.1938776122443</text:p>
          </table:table-cell>
          <table:table-cell table:formula="of:=ABS([.E567]-[.B567])/0.0166667" office:value-type="float" office:value="710.098579802843" calcext:value-type="float">
            <text:p>710.098579802843</text:p>
          </table:table-cell>
          <table:table-cell table:formula="of:=([.F567]-[.C567])/0.0166667" office:value-type="float" office:value="6.68998662002673" calcext:value-type="float">
            <text:p>6.68998662002673</text:p>
          </table:table-cell>
          <table:table-cell table:formula="of:=DEGREES(ATAN(ABS([.F567]-[.C567])/ABS([.E567]-[.B567])))" office:value-type="float" office:value="0.539779502639635" calcext:value-type="float">
            <text:p>0.539779502639635</text:p>
          </table:table-cell>
          <table:table-cell table:formula="of:=SQRT(POWER([.H567];2)+POWER([.I567];2)+POWER([.J567];2))" office:value-type="float" office:value="712.761839337806" calcext:value-type="float">
            <text:p>712.761839337806</text:p>
          </table:table-cell>
        </table:table-row>
        <table:table-row table:style-name="ro1">
          <table:table-cell office:value-type="float" office:value="64.2244" calcext:value-type="float">
            <text:p>64.2244</text:p>
          </table:table-cell>
          <table:table-cell office:value-type="float" office:value="294.734" calcext:value-type="float">
            <text:p>294.734</text:p>
          </table:table-cell>
          <table:table-cell office:value-type="float" office:value="42.088" calcext:value-type="float">
            <text:p>42.088</text:p>
          </table:table-cell>
          <table:table-cell office:value-type="float" office:value="63.9192" calcext:value-type="float">
            <text:p>63.9192</text:p>
          </table:table-cell>
          <table:table-cell office:value-type="float" office:value="281.044" calcext:value-type="float">
            <text:p>281.044</text:p>
          </table:table-cell>
          <table:table-cell office:value-type="float" office:value="42.6941" calcext:value-type="float">
            <text:p>42.6941</text:p>
          </table:table-cell>
          <table:table-cell/>
          <table:table-cell table:formula="of:=([.D568]-[.A568])/0.0166667" office:value-type="float" office:value="-18.3119633760732" calcext:value-type="float">
            <text:p>-18.3119633760732</text:p>
          </table:table-cell>
          <table:table-cell table:formula="of:=ABS([.E568]-[.B568])/0.0166667" office:value-type="float" office:value="821.398357203286" calcext:value-type="float">
            <text:p>821.398357203286</text:p>
          </table:table-cell>
          <table:table-cell table:formula="of:=([.F568]-[.C568])/0.0166667" office:value-type="float" office:value="36.3659272681453" calcext:value-type="float">
            <text:p>36.3659272681453</text:p>
          </table:table-cell>
          <table:table-cell table:formula="of:=DEGREES(ATAN(ABS([.F568]-[.C568])/ABS([.E568]-[.B568])))" office:value-type="float" office:value="2.53501161317393" calcext:value-type="float">
            <text:p>2.53501161317393</text:p>
          </table:table-cell>
          <table:table-cell table:formula="of:=SQRT(POWER([.H568];2)+POWER([.I568];2)+POWER([.J568];2))" office:value-type="float" office:value="822.406876117299" calcext:value-type="float">
            <text:p>822.406876117299</text:p>
          </table:table-cell>
        </table:table-row>
        <table:table-row table:style-name="ro1">
          <table:table-cell office:value-type="float" office:value="64.2138" calcext:value-type="float">
            <text:p>64.2138</text:p>
          </table:table-cell>
          <table:table-cell office:value-type="float" office:value="295.989" calcext:value-type="float">
            <text:p>295.989</text:p>
          </table:table-cell>
          <table:table-cell office:value-type="float" office:value="42.671" calcext:value-type="float">
            <text:p>42.671</text:p>
          </table:table-cell>
          <table:table-cell office:value-type="float" office:value="63.3294" calcext:value-type="float">
            <text:p>63.3294</text:p>
          </table:table-cell>
          <table:table-cell office:value-type="float" office:value="286.241" calcext:value-type="float">
            <text:p>286.241</text:p>
          </table:table-cell>
          <table:table-cell office:value-type="float" office:value="42.8978" calcext:value-type="float">
            <text:p>42.8978</text:p>
          </table:table-cell>
          <table:table-cell/>
          <table:table-cell table:formula="of:=([.D569]-[.A569])/0.0166667" office:value-type="float" office:value="-53.0638938722126" calcext:value-type="float">
            <text:p>-53.0638938722126</text:p>
          </table:table-cell>
          <table:table-cell table:formula="of:=ABS([.E569]-[.B569])/0.0166667" office:value-type="float" office:value="584.878830242339" calcext:value-type="float">
            <text:p>584.878830242339</text:p>
          </table:table-cell>
          <table:table-cell table:formula="of:=([.F569]-[.C569])/0.0166667" office:value-type="float" office:value="13.6079727840543" calcext:value-type="float">
            <text:p>13.6079727840543</text:p>
          </table:table-cell>
          <table:table-cell table:formula="of:=DEGREES(ATAN(ABS([.F569]-[.C569])/ABS([.E569]-[.B569])))" office:value-type="float" office:value="1.33282096726994" calcext:value-type="float">
            <text:p>1.33282096726994</text:p>
          </table:table-cell>
          <table:table-cell table:formula="of:=SQRT(POWER([.H569];2)+POWER([.I569];2)+POWER([.J569];2))" office:value-type="float" office:value="587.438677499039" calcext:value-type="float">
            <text:p>587.438677499039</text:p>
          </table:table-cell>
        </table:table-row>
        <table:table-row table:style-name="ro1">
          <table:table-cell office:value-type="float" office:value="64.2222" calcext:value-type="float">
            <text:p>64.2222</text:p>
          </table:table-cell>
          <table:table-cell office:value-type="float" office:value="295.862" calcext:value-type="float">
            <text:p>295.862</text:p>
          </table:table-cell>
          <table:table-cell office:value-type="float" office:value="43.2073" calcext:value-type="float">
            <text:p>43.2073</text:p>
          </table:table-cell>
          <table:table-cell office:value-type="float" office:value="63.6227" calcext:value-type="float">
            <text:p>63.6227</text:p>
          </table:table-cell>
          <table:table-cell office:value-type="float" office:value="284.726" calcext:value-type="float">
            <text:p>284.726</text:p>
          </table:table-cell>
          <table:table-cell office:value-type="float" office:value="43.8884" calcext:value-type="float">
            <text:p>43.8884</text:p>
          </table:table-cell>
          <table:table-cell/>
          <table:table-cell table:formula="of:=([.D570]-[.A570])/0.0166667" office:value-type="float" office:value="-35.9699280601438" calcext:value-type="float">
            <text:p>-35.9699280601438</text:p>
          </table:table-cell>
          <table:table-cell table:formula="of:=ABS([.E570]-[.B570])/0.0166667" office:value-type="float" office:value="668.158663682674" calcext:value-type="float">
            <text:p>668.158663682674</text:p>
          </table:table-cell>
          <table:table-cell table:formula="of:=([.F570]-[.C570])/0.0166667" office:value-type="float" office:value="40.8659182681635" calcext:value-type="float">
            <text:p>40.8659182681635</text:p>
          </table:table-cell>
          <table:table-cell table:formula="of:=DEGREES(ATAN(ABS([.F570]-[.C570])/ABS([.E570]-[.B570])))" office:value-type="float" office:value="3.49996443638889" calcext:value-type="float">
            <text:p>3.49996443638889</text:p>
          </table:table-cell>
          <table:table-cell table:formula="of:=SQRT(POWER([.H570];2)+POWER([.I570];2)+POWER([.J570];2))" office:value-type="float" office:value="670.372925210117" calcext:value-type="float">
            <text:p>670.372925210117</text:p>
          </table:table-cell>
        </table:table-row>
        <table:table-row table:style-name="ro1">
          <table:table-cell office:value-type="float" office:value="63.8728" calcext:value-type="float">
            <text:p>63.8728</text:p>
          </table:table-cell>
          <table:table-cell office:value-type="float" office:value="301.534" calcext:value-type="float">
            <text:p>301.534</text:p>
          </table:table-cell>
          <table:table-cell office:value-type="float" office:value="42.8751" calcext:value-type="float">
            <text:p>42.8751</text:p>
          </table:table-cell>
          <table:table-cell office:value-type="float" office:value="63.2958" calcext:value-type="float">
            <text:p>63.2958</text:p>
          </table:table-cell>
          <table:table-cell office:value-type="float" office:value="288.802" calcext:value-type="float">
            <text:p>288.802</text:p>
          </table:table-cell>
          <table:table-cell office:value-type="float" office:value="43.5206" calcext:value-type="float">
            <text:p>43.5206</text:p>
          </table:table-cell>
          <table:table-cell/>
          <table:table-cell table:formula="of:=([.D571]-[.A571])/0.0166667" office:value-type="float" office:value="-34.6199307601384" calcext:value-type="float">
            <text:p>-34.6199307601384</text:p>
          </table:table-cell>
          <table:table-cell table:formula="of:=ABS([.E571]-[.B571])/0.0166667" office:value-type="float" office:value="763.918472163054" calcext:value-type="float">
            <text:p>763.918472163054</text:p>
          </table:table-cell>
          <table:table-cell table:formula="of:=([.F571]-[.C571])/0.0166667" office:value-type="float" office:value="38.7299225401548" calcext:value-type="float">
            <text:p>38.7299225401548</text:p>
          </table:table-cell>
          <table:table-cell table:formula="of:=DEGREES(ATAN(ABS([.F571]-[.C571])/ABS([.E571]-[.B571])))" office:value-type="float" office:value="2.90235519232828" calcext:value-type="float">
            <text:p>2.90235519232828</text:p>
          </table:table-cell>
          <table:table-cell table:formula="of:=SQRT(POWER([.H571];2)+POWER([.I571];2)+POWER([.J571];2))" office:value-type="float" office:value="765.682687944384" calcext:value-type="float">
            <text:p>765.682687944384</text:p>
          </table:table-cell>
        </table:table-row>
        <table:table-row table:style-name="ro1">
          <table:table-cell office:value-type="float" office:value="61.8102" calcext:value-type="float">
            <text:p>61.8102</text:p>
          </table:table-cell>
          <table:table-cell office:value-type="float" office:value="298.485" calcext:value-type="float">
            <text:p>298.485</text:p>
          </table:table-cell>
          <table:table-cell office:value-type="float" office:value="42.5738" calcext:value-type="float">
            <text:p>42.5738</text:p>
          </table:table-cell>
          <table:table-cell office:value-type="float" office:value="61.5766" calcext:value-type="float">
            <text:p>61.5766</text:p>
          </table:table-cell>
          <table:table-cell office:value-type="float" office:value="284.51" calcext:value-type="float">
            <text:p>284.51</text:p>
          </table:table-cell>
          <table:table-cell office:value-type="float" office:value="43.4361" calcext:value-type="float">
            <text:p>43.4361</text:p>
          </table:table-cell>
          <table:table-cell/>
          <table:table-cell table:formula="of:=([.D572]-[.A572])/0.0166667" office:value-type="float" office:value="-14.0159719680562" calcext:value-type="float">
            <text:p>-14.0159719680562</text:p>
          </table:table-cell>
          <table:table-cell table:formula="of:=ABS([.E572]-[.B572])/0.0166667" office:value-type="float" office:value="838.498323003355" calcext:value-type="float">
            <text:p>838.498323003355</text:p>
          </table:table-cell>
          <table:table-cell table:formula="of:=([.F572]-[.C572])/0.0166667" office:value-type="float" office:value="51.7378965242072" calcext:value-type="float">
            <text:p>51.7378965242072</text:p>
          </table:table-cell>
          <table:table-cell table:formula="of:=DEGREES(ATAN(ABS([.F572]-[.C572])/ABS([.E572]-[.B572])))" office:value-type="float" office:value="3.53084742345058" calcext:value-type="float">
            <text:p>3.53084742345058</text:p>
          </table:table-cell>
          <table:table-cell table:formula="of:=SQRT(POWER([.H572];2)+POWER([.I572];2)+POWER([.J572];2))" office:value-type="float" office:value="840.209911323592" calcext:value-type="float">
            <text:p>840.209911323592</text:p>
          </table:table-cell>
        </table:table-row>
        <table:table-row table:style-name="ro1">
          <table:table-cell office:value-type="float" office:value="42.4947" calcext:value-type="float">
            <text:p>42.4947</text:p>
          </table:table-cell>
          <table:table-cell office:value-type="float" office:value="291.609" calcext:value-type="float">
            <text:p>291.609</text:p>
          </table:table-cell>
          <table:table-cell office:value-type="float" office:value="43.0436" calcext:value-type="float">
            <text:p>43.0436</text:p>
          </table:table-cell>
          <table:table-cell office:value-type="float" office:value="41.8302" calcext:value-type="float">
            <text:p>41.8302</text:p>
          </table:table-cell>
          <table:table-cell office:value-type="float" office:value="281.521" calcext:value-type="float">
            <text:p>281.521</text:p>
          </table:table-cell>
          <table:table-cell office:value-type="float" office:value="43.5954" calcext:value-type="float">
            <text:p>43.5954</text:p>
          </table:table-cell>
          <table:table-cell/>
          <table:table-cell table:formula="of:=([.D573]-[.A573])/0.0166667" office:value-type="float" office:value="-39.8699202601597" calcext:value-type="float">
            <text:p>-39.8699202601597</text:p>
          </table:table-cell>
          <table:table-cell table:formula="of:=ABS([.E573]-[.B573])/0.0166667" office:value-type="float" office:value="605.278789442419" calcext:value-type="float">
            <text:p>605.278789442419</text:p>
          </table:table-cell>
          <table:table-cell table:formula="of:=([.F573]-[.C573])/0.0166667" office:value-type="float" office:value="33.1079337841324" calcext:value-type="float">
            <text:p>33.1079337841324</text:p>
          </table:table-cell>
          <table:table-cell table:formula="of:=DEGREES(ATAN(ABS([.F573]-[.C573])/ABS([.E573]-[.B573])))" office:value-type="float" office:value="3.13088191131141" calcext:value-type="float">
            <text:p>3.13088191131141</text:p>
          </table:table-cell>
          <table:table-cell table:formula="of:=SQRT(POWER([.H573];2)+POWER([.I573];2)+POWER([.J573];2))" office:value-type="float" office:value="607.493340514846" calcext:value-type="float">
            <text:p>607.493340514846</text:p>
          </table:table-cell>
        </table:table-row>
        <table:table-row table:style-name="ro1">
          <table:table-cell office:value-type="float" office:value="42.1482" calcext:value-type="float">
            <text:p>42.1482</text:p>
          </table:table-cell>
          <table:table-cell office:value-type="float" office:value="301.812" calcext:value-type="float">
            <text:p>301.812</text:p>
          </table:table-cell>
          <table:table-cell office:value-type="float" office:value="42.5278" calcext:value-type="float">
            <text:p>42.5278</text:p>
          </table:table-cell>
          <table:table-cell office:value-type="float" office:value="42.3196" calcext:value-type="float">
            <text:p>42.3196</text:p>
          </table:table-cell>
          <table:table-cell office:value-type="float" office:value="290.16" calcext:value-type="float">
            <text:p>290.16</text:p>
          </table:table-cell>
          <table:table-cell office:value-type="float" office:value="43.0122" calcext:value-type="float">
            <text:p>43.0122</text:p>
          </table:table-cell>
          <table:table-cell/>
          <table:table-cell table:formula="of:=([.D574]-[.A574])/0.0166667" office:value-type="float" office:value="10.283979432041" calcext:value-type="float">
            <text:p>10.283979432041</text:p>
          </table:table-cell>
          <table:table-cell table:formula="of:=ABS([.E574]-[.B574])/0.0166667" office:value-type="float" office:value="699.118601762796" calcext:value-type="float">
            <text:p>699.118601762796</text:p>
          </table:table-cell>
          <table:table-cell table:formula="of:=([.F574]-[.C574])/0.0166667" office:value-type="float" office:value="29.0639418721163" calcext:value-type="float">
            <text:p>29.0639418721163</text:p>
          </table:table-cell>
          <table:table-cell table:formula="of:=DEGREES(ATAN(ABS([.F574]-[.C574])/ABS([.E574]-[.B574])))" office:value-type="float" office:value="2.38054441015686" calcext:value-type="float">
            <text:p>2.38054441015686</text:p>
          </table:table-cell>
          <table:table-cell table:formula="of:=SQRT(POWER([.H574];2)+POWER([.I574];2)+POWER([.J574];2))" office:value-type="float" office:value="699.798036779806" calcext:value-type="float">
            <text:p>699.798036779806</text:p>
          </table:table-cell>
        </table:table-row>
        <table:table-row table:style-name="ro1">
          <table:table-cell office:value-type="float" office:value="41.3671" calcext:value-type="float">
            <text:p>41.3671</text:p>
          </table:table-cell>
          <table:table-cell office:value-type="float" office:value="301.602" calcext:value-type="float">
            <text:p>301.602</text:p>
          </table:table-cell>
          <table:table-cell office:value-type="float" office:value="42.5677" calcext:value-type="float">
            <text:p>42.5677</text:p>
          </table:table-cell>
          <table:table-cell office:value-type="float" office:value="41.5461" calcext:value-type="float">
            <text:p>41.5461</text:p>
          </table:table-cell>
          <table:table-cell office:value-type="float" office:value="290.003" calcext:value-type="float">
            <text:p>290.003</text:p>
          </table:table-cell>
          <table:table-cell office:value-type="float" office:value="42.7889" calcext:value-type="float">
            <text:p>42.7889</text:p>
          </table:table-cell>
          <table:table-cell/>
          <table:table-cell table:formula="of:=([.D575]-[.A575])/0.0166667" office:value-type="float" office:value="10.7399785200431" calcext:value-type="float">
            <text:p>10.7399785200431</text:p>
          </table:table-cell>
          <table:table-cell table:formula="of:=ABS([.E575]-[.B575])/0.0166667" office:value-type="float" office:value="695.938608122783" calcext:value-type="float">
            <text:p>695.938608122783</text:p>
          </table:table-cell>
          <table:table-cell table:formula="of:=([.F575]-[.C575])/0.0166667" office:value-type="float" office:value="13.2719734560529" calcext:value-type="float">
            <text:p>13.2719734560529</text:p>
          </table:table-cell>
          <table:table-cell table:formula="of:=DEGREES(ATAN(ABS([.F575]-[.C575])/ABS([.E575]-[.B575])))" office:value-type="float" office:value="1.09253300485589" calcext:value-type="float">
            <text:p>1.09253300485589</text:p>
          </table:table-cell>
          <table:table-cell table:formula="of:=SQRT(POWER([.H575];2)+POWER([.I575];2)+POWER([.J575];2))" office:value-type="float" office:value="696.148000567341" calcext:value-type="float">
            <text:p>696.148000567341</text:p>
          </table:table-cell>
        </table:table-row>
        <table:table-row table:style-name="ro1">
          <table:table-cell office:value-type="float" office:value="41.995" calcext:value-type="float">
            <text:p>41.995</text:p>
          </table:table-cell>
          <table:table-cell office:value-type="float" office:value="295.759" calcext:value-type="float">
            <text:p>295.759</text:p>
          </table:table-cell>
          <table:table-cell office:value-type="float" office:value="43.1872" calcext:value-type="float">
            <text:p>43.1872</text:p>
          </table:table-cell>
          <table:table-cell office:value-type="float" office:value="42.4208" calcext:value-type="float">
            <text:p>42.4208</text:p>
          </table:table-cell>
          <table:table-cell office:value-type="float" office:value="284.429" calcext:value-type="float">
            <text:p>284.429</text:p>
          </table:table-cell>
          <table:table-cell office:value-type="float" office:value="43.6418" calcext:value-type="float">
            <text:p>43.6418</text:p>
          </table:table-cell>
          <table:table-cell/>
          <table:table-cell table:formula="of:=([.D576]-[.A576])/0.0166667" office:value-type="float" office:value="25.5479489041023" calcext:value-type="float">
            <text:p>25.5479489041023</text:p>
          </table:table-cell>
          <table:table-cell table:formula="of:=ABS([.E576]-[.B576])/0.0166667" office:value-type="float" office:value="679.798640402722" calcext:value-type="float">
            <text:p>679.798640402722</text:p>
          </table:table-cell>
          <table:table-cell table:formula="of:=([.F576]-[.C576])/0.0166667" office:value-type="float" office:value="27.2759454481095" calcext:value-type="float">
            <text:p>27.2759454481095</text:p>
          </table:table-cell>
          <table:table-cell table:formula="of:=DEGREES(ATAN(ABS([.F576]-[.C576])/ABS([.E576]-[.B576])))" office:value-type="float" office:value="2.29767849437597" calcext:value-type="float">
            <text:p>2.29767849437597</text:p>
          </table:table-cell>
          <table:table-cell table:formula="of:=SQRT(POWER([.H576];2)+POWER([.I576];2)+POWER([.J576];2))" office:value-type="float" office:value="680.825136423945" calcext:value-type="float">
            <text:p>680.825136423945</text:p>
          </table:table-cell>
        </table:table-row>
        <table:table-row table:style-name="ro1">
          <table:table-cell office:value-type="float" office:value="42.1587" calcext:value-type="float">
            <text:p>42.1587</text:p>
          </table:table-cell>
          <table:table-cell office:value-type="float" office:value="297.314" calcext:value-type="float">
            <text:p>297.314</text:p>
          </table:table-cell>
          <table:table-cell office:value-type="float" office:value="42.9493" calcext:value-type="float">
            <text:p>42.9493</text:p>
          </table:table-cell>
          <table:table-cell office:value-type="float" office:value="42.5705" calcext:value-type="float">
            <text:p>42.5705</text:p>
          </table:table-cell>
          <table:table-cell office:value-type="float" office:value="285.973" calcext:value-type="float">
            <text:p>285.973</text:p>
          </table:table-cell>
          <table:table-cell office:value-type="float" office:value="43.1479" calcext:value-type="float">
            <text:p>43.1479</text:p>
          </table:table-cell>
          <table:table-cell/>
          <table:table-cell table:formula="of:=([.D577]-[.A577])/0.0166667" office:value-type="float" office:value="24.7079505840988" calcext:value-type="float">
            <text:p>24.7079505840988</text:p>
          </table:table-cell>
          <table:table-cell table:formula="of:=ABS([.E577]-[.B577])/0.0166667" office:value-type="float" office:value="680.458639082722" calcext:value-type="float">
            <text:p>680.458639082722</text:p>
          </table:table-cell>
          <table:table-cell table:formula="of:=([.F577]-[.C577])/0.0166667" office:value-type="float" office:value="11.9159761680476" calcext:value-type="float">
            <text:p>11.9159761680476</text:p>
          </table:table-cell>
          <table:table-cell table:formula="of:=DEGREES(ATAN(ABS([.F577]-[.C577])/ABS([.E577]-[.B577])))" office:value-type="float" office:value="1.00324300091996" calcext:value-type="float">
            <text:p>1.00324300091996</text:p>
          </table:table-cell>
          <table:table-cell table:formula="of:=SQRT(POWER([.H577];2)+POWER([.I577];2)+POWER([.J577];2))" office:value-type="float" office:value="681.011330898697" calcext:value-type="float">
            <text:p>681.011330898697</text:p>
          </table:table-cell>
        </table:table-row>
        <table:table-row table:style-name="ro1">
          <table:table-cell office:value-type="float" office:value="40.2162" calcext:value-type="float">
            <text:p>40.2162</text:p>
          </table:table-cell>
          <table:table-cell office:value-type="float" office:value="299.505" calcext:value-type="float">
            <text:p>299.505</text:p>
          </table:table-cell>
          <table:table-cell office:value-type="float" office:value="43.9377" calcext:value-type="float">
            <text:p>43.9377</text:p>
          </table:table-cell>
          <table:table-cell office:value-type="float" office:value="40.3382" calcext:value-type="float">
            <text:p>40.3382</text:p>
          </table:table-cell>
          <table:table-cell office:value-type="float" office:value="289.351" calcext:value-type="float">
            <text:p>289.351</text:p>
          </table:table-cell>
          <table:table-cell office:value-type="float" office:value="44.1779" calcext:value-type="float">
            <text:p>44.1779</text:p>
          </table:table-cell>
          <table:table-cell/>
          <table:table-cell table:formula="of:=([.D578]-[.A578])/0.0166667" office:value-type="float" office:value="7.31998536002927" calcext:value-type="float">
            <text:p>7.31998536002927</text:p>
          </table:table-cell>
          <table:table-cell table:formula="of:=ABS([.E578]-[.B578])/0.0166667" office:value-type="float" office:value="609.238781522437" calcext:value-type="float">
            <text:p>609.238781522437</text:p>
          </table:table-cell>
          <table:table-cell table:formula="of:=([.F578]-[.C578])/0.0166667" office:value-type="float" office:value="14.4119711760577" calcext:value-type="float">
            <text:p>14.4119711760577</text:p>
          </table:table-cell>
          <table:table-cell table:formula="of:=DEGREES(ATAN(ABS([.F578]-[.C578])/ABS([.E578]-[.B578])))" office:value-type="float" office:value="1.35511916301182" calcext:value-type="float">
            <text:p>1.35511916301182</text:p>
          </table:table-cell>
          <table:table-cell table:formula="of:=SQRT(POWER([.H578];2)+POWER([.I578];2)+POWER([.J578];2))" office:value-type="float" office:value="609.453181146669" calcext:value-type="float">
            <text:p>609.453181146669</text:p>
          </table:table-cell>
        </table:table-row>
        <table:table-row table:style-name="ro1">
          <table:table-cell office:value-type="float" office:value="39.7274" calcext:value-type="float">
            <text:p>39.7274</text:p>
          </table:table-cell>
          <table:table-cell office:value-type="float" office:value="298.216" calcext:value-type="float">
            <text:p>298.216</text:p>
          </table:table-cell>
          <table:table-cell office:value-type="float" office:value="42.5778" calcext:value-type="float">
            <text:p>42.5778</text:p>
          </table:table-cell>
          <table:table-cell office:value-type="float" office:value="40.2961" calcext:value-type="float">
            <text:p>40.2961</text:p>
          </table:table-cell>
          <table:table-cell office:value-type="float" office:value="285.37" calcext:value-type="float">
            <text:p>285.37</text:p>
          </table:table-cell>
          <table:table-cell office:value-type="float" office:value="43.0119" calcext:value-type="float">
            <text:p>43.0119</text:p>
          </table:table-cell>
          <table:table-cell/>
          <table:table-cell table:formula="of:=([.D579]-[.A579])/0.0166667" office:value-type="float" office:value="34.1219317561365" calcext:value-type="float">
            <text:p>34.1219317561365</text:p>
          </table:table-cell>
          <table:table-cell table:formula="of:=ABS([.E579]-[.B579])/0.0166667" office:value-type="float" office:value="770.758458483083" calcext:value-type="float">
            <text:p>770.758458483083</text:p>
          </table:table-cell>
          <table:table-cell table:formula="of:=([.F579]-[.C579])/0.0166667" office:value-type="float" office:value="26.0459479081038" calcext:value-type="float">
            <text:p>26.0459479081038</text:p>
          </table:table-cell>
          <table:table-cell table:formula="of:=DEGREES(ATAN(ABS([.F579]-[.C579])/ABS([.E579]-[.B579])))" office:value-type="float" office:value="1.93543802562329" calcext:value-type="float">
            <text:p>1.93543802562329</text:p>
          </table:table-cell>
          <table:table-cell table:formula="of:=SQRT(POWER([.H579];2)+POWER([.I579];2)+POWER([.J579];2))" office:value-type="float" office:value="771.95291239325" calcext:value-type="float">
            <text:p>771.95291239325</text:p>
          </table:table-cell>
        </table:table-row>
        <table:table-row table:style-name="ro1">
          <table:table-cell office:value-type="float" office:value="40.0862" calcext:value-type="float">
            <text:p>40.0862</text:p>
          </table:table-cell>
          <table:table-cell office:value-type="float" office:value="296.795" calcext:value-type="float">
            <text:p>296.795</text:p>
          </table:table-cell>
          <table:table-cell office:value-type="float" office:value="42.7907" calcext:value-type="float">
            <text:p>42.7907</text:p>
          </table:table-cell>
          <table:table-cell office:value-type="float" office:value="40.4499" calcext:value-type="float">
            <text:p>40.4499</text:p>
          </table:table-cell>
          <table:table-cell office:value-type="float" office:value="286.873" calcext:value-type="float">
            <text:p>286.873</text:p>
          </table:table-cell>
          <table:table-cell office:value-type="float" office:value="42.7762" calcext:value-type="float">
            <text:p>42.7762</text:p>
          </table:table-cell>
          <table:table-cell/>
          <table:table-cell table:formula="of:=([.D580]-[.A580])/0.0166667" office:value-type="float" office:value="21.8219563560874" calcext:value-type="float">
            <text:p>21.8219563560874</text:p>
          </table:table-cell>
          <table:table-cell table:formula="of:=ABS([.E580]-[.B580])/0.0166667" office:value-type="float" office:value="595.318809362383" calcext:value-type="float">
            <text:p>595.318809362383</text:p>
          </table:table-cell>
          <table:table-cell table:formula="of:=([.F580]-[.C580])/0.0166667" office:value-type="float" office:value="-0.869998260003371" calcext:value-type="float">
            <text:p>-0.869998260003371</text:p>
          </table:table-cell>
          <table:table-cell table:formula="of:=DEGREES(ATAN(ABS([.F580]-[.C580])/ABS([.E580]-[.B580])))" office:value-type="float" office:value="0.0837319302061538" calcext:value-type="float">
            <text:p>0.083731930206154</text:p>
          </table:table-cell>
          <table:table-cell table:formula="of:=SQRT(POWER([.H580];2)+POWER([.I580];2)+POWER([.J580];2))" office:value-type="float" office:value="595.71926228453" calcext:value-type="float">
            <text:p>595.71926228453</text:p>
          </table:table-cell>
        </table:table-row>
        <table:table-row table:style-name="ro1">
          <table:table-cell office:value-type="float" office:value="39.8534" calcext:value-type="float">
            <text:p>39.8534</text:p>
          </table:table-cell>
          <table:table-cell office:value-type="float" office:value="296.604" calcext:value-type="float">
            <text:p>296.604</text:p>
          </table:table-cell>
          <table:table-cell office:value-type="float" office:value="43.3399" calcext:value-type="float">
            <text:p>43.3399</text:p>
          </table:table-cell>
          <table:table-cell office:value-type="float" office:value="40.8213" calcext:value-type="float">
            <text:p>40.8213</text:p>
          </table:table-cell>
          <table:table-cell office:value-type="float" office:value="285.416" calcext:value-type="float">
            <text:p>285.416</text:p>
          </table:table-cell>
          <table:table-cell office:value-type="float" office:value="43.5059" calcext:value-type="float">
            <text:p>43.5059</text:p>
          </table:table-cell>
          <table:table-cell/>
          <table:table-cell table:formula="of:=([.D581]-[.A581])/0.0166667" office:value-type="float" office:value="58.0738838522323" calcext:value-type="float">
            <text:p>58.0738838522323</text:p>
          </table:table-cell>
          <table:table-cell table:formula="of:=ABS([.E581]-[.B581])/0.0166667" office:value-type="float" office:value="671.278657442684" calcext:value-type="float">
            <text:p>671.278657442684</text:p>
          </table:table-cell>
          <table:table-cell table:formula="of:=([.F581]-[.C581])/0.0166667" office:value-type="float" office:value="9.95998008003965" calcext:value-type="float">
            <text:p>9.95998008003965</text:p>
          </table:table-cell>
          <table:table-cell table:formula="of:=DEGREES(ATAN(ABS([.F581]-[.C581])/ABS([.E581]-[.B581])))" office:value-type="float" office:value="0.850053767170947" calcext:value-type="float">
            <text:p>0.850053767170947</text:p>
          </table:table-cell>
          <table:table-cell table:formula="of:=SQRT(POWER([.H581];2)+POWER([.I581];2)+POWER([.J581];2))" office:value-type="float" office:value="673.85963903986" calcext:value-type="float">
            <text:p>673.85963903986</text:p>
          </table:table-cell>
        </table:table-row>
        <table:table-row table:style-name="ro1">
          <table:table-cell office:value-type="float" office:value="38.5494" calcext:value-type="float">
            <text:p>38.5494</text:p>
          </table:table-cell>
          <table:table-cell office:value-type="float" office:value="300.62" calcext:value-type="float">
            <text:p>300.62</text:p>
          </table:table-cell>
          <table:table-cell office:value-type="float" office:value="43.5283" calcext:value-type="float">
            <text:p>43.5283</text:p>
          </table:table-cell>
          <table:table-cell office:value-type="float" office:value="39.3145" calcext:value-type="float">
            <text:p>39.3145</text:p>
          </table:table-cell>
          <table:table-cell office:value-type="float" office:value="289.115" calcext:value-type="float">
            <text:p>289.115</text:p>
          </table:table-cell>
          <table:table-cell office:value-type="float" office:value="43.9697" calcext:value-type="float">
            <text:p>43.9697</text:p>
          </table:table-cell>
          <table:table-cell/>
          <table:table-cell table:formula="of:=([.D582]-[.A582])/0.0166667" office:value-type="float" office:value="45.9059081881839" calcext:value-type="float">
            <text:p>45.9059081881839</text:p>
          </table:table-cell>
          <table:table-cell table:formula="of:=ABS([.E582]-[.B582])/0.0166667" office:value-type="float" office:value="690.298619402761" calcext:value-type="float">
            <text:p>690.298619402761</text:p>
          </table:table-cell>
          <table:table-cell table:formula="of:=([.F582]-[.C582])/0.0166667" office:value-type="float" office:value="26.483947032106" calcext:value-type="float">
            <text:p>26.483947032106</text:p>
          </table:table-cell>
          <table:table-cell table:formula="of:=DEGREES(ATAN(ABS([.F582]-[.C582])/ABS([.E582]-[.B582])))" office:value-type="float" office:value="2.19712814931103" calcext:value-type="float">
            <text:p>2.19712814931103</text:p>
          </table:table-cell>
          <table:table-cell table:formula="of:=SQRT(POWER([.H582];2)+POWER([.I582];2)+POWER([.J582];2))" office:value-type="float" office:value="692.330077207642" calcext:value-type="float">
            <text:p>692.330077207642</text:p>
          </table:table-cell>
        </table:table-row>
        <table:table-row table:style-name="ro1">
          <table:table-cell office:value-type="float" office:value="38.4301" calcext:value-type="float">
            <text:p>38.4301</text:p>
          </table:table-cell>
          <table:table-cell office:value-type="float" office:value="302.199" calcext:value-type="float">
            <text:p>302.199</text:p>
          </table:table-cell>
          <table:table-cell office:value-type="float" office:value="43.0316" calcext:value-type="float">
            <text:p>43.0316</text:p>
          </table:table-cell>
          <table:table-cell office:value-type="float" office:value="39.29" calcext:value-type="float">
            <text:p>39.29</text:p>
          </table:table-cell>
          <table:table-cell office:value-type="float" office:value="289.226" calcext:value-type="float">
            <text:p>289.226</text:p>
          </table:table-cell>
          <table:table-cell office:value-type="float" office:value="43.4431" calcext:value-type="float">
            <text:p>43.4431</text:p>
          </table:table-cell>
          <table:table-cell/>
          <table:table-cell table:formula="of:=([.D583]-[.A583])/0.0166667" office:value-type="float" office:value="51.5938968122062" calcext:value-type="float">
            <text:p>51.5938968122062</text:p>
          </table:table-cell>
          <table:table-cell table:formula="of:=ABS([.E583]-[.B583])/0.0166667" office:value-type="float" office:value="778.378443243114" calcext:value-type="float">
            <text:p>778.378443243114</text:p>
          </table:table-cell>
          <table:table-cell table:formula="of:=([.F583]-[.C583])/0.0166667" office:value-type="float" office:value="24.689950620099" calcext:value-type="float">
            <text:p>24.689950620099</text:p>
          </table:table-cell>
          <table:table-cell table:formula="of:=DEGREES(ATAN(ABS([.F583]-[.C583])/ABS([.E583]-[.B583])))" office:value-type="float" office:value="1.81679724860599" calcext:value-type="float">
            <text:p>1.81679724860599</text:p>
          </table:table-cell>
          <table:table-cell table:formula="of:=SQRT(POWER([.H583];2)+POWER([.I583];2)+POWER([.J583];2))" office:value-type="float" office:value="780.477113537268" calcext:value-type="float">
            <text:p>780.477113537268</text:p>
          </table:table-cell>
        </table:table-row>
        <table:table-row table:style-name="ro1">
          <table:table-cell office:value-type="float" office:value="38.0317" calcext:value-type="float">
            <text:p>38.0317</text:p>
          </table:table-cell>
          <table:table-cell office:value-type="float" office:value="296.198" calcext:value-type="float">
            <text:p>296.198</text:p>
          </table:table-cell>
          <table:table-cell office:value-type="float" office:value="42.9034" calcext:value-type="float">
            <text:p>42.9034</text:p>
          </table:table-cell>
          <table:table-cell office:value-type="float" office:value="38.4503" calcext:value-type="float">
            <text:p>38.4503</text:p>
          </table:table-cell>
          <table:table-cell office:value-type="float" office:value="286.217" calcext:value-type="float">
            <text:p>286.217</text:p>
          </table:table-cell>
          <table:table-cell office:value-type="float" office:value="43.1532" calcext:value-type="float">
            <text:p>43.1532</text:p>
          </table:table-cell>
          <table:table-cell/>
          <table:table-cell table:formula="of:=([.D584]-[.A584])/0.0166667" office:value-type="float" office:value="25.1159497681003" calcext:value-type="float">
            <text:p>25.1159497681003</text:p>
          </table:table-cell>
          <table:table-cell table:formula="of:=ABS([.E584]-[.B584])/0.0166667" office:value-type="float" office:value="598.858802282395" calcext:value-type="float">
            <text:p>598.858802282395</text:p>
          </table:table-cell>
          <table:table-cell table:formula="of:=([.F584]-[.C584])/0.0166667" office:value-type="float" office:value="14.98797002406" calcext:value-type="float">
            <text:p>14.98797002406</text:p>
          </table:table-cell>
          <table:table-cell table:formula="of:=DEGREES(ATAN(ABS([.F584]-[.C584])/ABS([.E584]-[.B584])))" office:value-type="float" office:value="1.43367383038862" calcext:value-type="float">
            <text:p>1.43367383038862</text:p>
          </table:table-cell>
          <table:table-cell table:formula="of:=SQRT(POWER([.H584];2)+POWER([.I584];2)+POWER([.J584];2))" office:value-type="float" office:value="599.572610489589" calcext:value-type="float">
            <text:p>599.572610489589</text:p>
          </table:table-cell>
        </table:table-row>
        <table:table-row table:style-name="ro1">
          <table:table-cell office:value-type="float" office:value="36.8489" calcext:value-type="float">
            <text:p>36.8489</text:p>
          </table:table-cell>
          <table:table-cell office:value-type="float" office:value="301.839" calcext:value-type="float">
            <text:p>301.839</text:p>
          </table:table-cell>
          <table:table-cell office:value-type="float" office:value="42.5793" calcext:value-type="float">
            <text:p>42.5793</text:p>
          </table:table-cell>
          <table:table-cell office:value-type="float" office:value="38.0454" calcext:value-type="float">
            <text:p>38.0454</text:p>
          </table:table-cell>
          <table:table-cell office:value-type="float" office:value="291.917" calcext:value-type="float">
            <text:p>291.917</text:p>
          </table:table-cell>
          <table:table-cell office:value-type="float" office:value="42.5296" calcext:value-type="float">
            <text:p>42.5296</text:p>
          </table:table-cell>
          <table:table-cell/>
          <table:table-cell table:formula="of:=([.D585]-[.A585])/0.0166667" office:value-type="float" office:value="71.7898564202872" calcext:value-type="float">
            <text:p>71.7898564202872</text:p>
          </table:table-cell>
          <table:table-cell table:formula="of:=ABS([.E585]-[.B585])/0.0166667" office:value-type="float" office:value="595.318809362383" calcext:value-type="float">
            <text:p>595.318809362383</text:p>
          </table:table-cell>
          <table:table-cell table:formula="of:=([.F585]-[.C585])/0.0166667" office:value-type="float" office:value="-2.98199403601201" calcext:value-type="float">
            <text:p>-2.98199403601201</text:p>
          </table:table-cell>
          <table:table-cell table:formula="of:=DEGREES(ATAN(ABS([.F585]-[.C585])/ABS([.E585]-[.B585])))" office:value-type="float" office:value="0.286996213059776" calcext:value-type="float">
            <text:p>0.286996213059776</text:p>
          </table:table-cell>
          <table:table-cell table:formula="of:=SQRT(POWER([.H585];2)+POWER([.I585];2)+POWER([.J585];2))" office:value-type="float" office:value="599.639191976243" calcext:value-type="float">
            <text:p>599.639191976243</text:p>
          </table:table-cell>
        </table:table-row>
        <table:table-row table:style-name="ro1">
          <table:table-cell office:value-type="float" office:value="36.9602" calcext:value-type="float">
            <text:p>36.9602</text:p>
          </table:table-cell>
          <table:table-cell office:value-type="float" office:value="300.326" calcext:value-type="float">
            <text:p>300.326</text:p>
          </table:table-cell>
          <table:table-cell office:value-type="float" office:value="42.8072" calcext:value-type="float">
            <text:p>42.8072</text:p>
          </table:table-cell>
          <table:table-cell office:value-type="float" office:value="38.9298" calcext:value-type="float">
            <text:p>38.9298</text:p>
          </table:table-cell>
          <table:table-cell office:value-type="float" office:value="283.352" calcext:value-type="float">
            <text:p>283.352</text:p>
          </table:table-cell>
          <table:table-cell office:value-type="float" office:value="44.097" calcext:value-type="float">
            <text:p>44.097</text:p>
          </table:table-cell>
          <table:table-cell/>
          <table:table-cell table:formula="of:=([.D586]-[.A586])/0.0166667" office:value-type="float" office:value="118.175763648473" calcext:value-type="float">
            <text:p>118.175763648473</text:p>
          </table:table-cell>
          <table:table-cell table:formula="of:=ABS([.E586]-[.B586])/0.0166667" office:value-type="float" office:value="1018.43796312408" calcext:value-type="float">
            <text:p>1018.43796312408</text:p>
          </table:table-cell>
          <table:table-cell table:formula="of:=([.F586]-[.C586])/0.0166667" office:value-type="float" office:value="77.3878452243095" calcext:value-type="float">
            <text:p>77.3878452243095</text:p>
          </table:table-cell>
          <table:table-cell table:formula="of:=DEGREES(ATAN(ABS([.F586]-[.C586])/ABS([.E586]-[.B586])))" office:value-type="float" office:value="4.34537258351723" calcext:value-type="float">
            <text:p>4.34537258351723</text:p>
          </table:table-cell>
          <table:table-cell table:formula="of:=SQRT(POWER([.H586];2)+POWER([.I586];2)+POWER([.J586];2))" office:value-type="float" office:value="1028.18785950559" calcext:value-type="float">
            <text:p>1028.18785950559</text:p>
          </table:table-cell>
        </table:table-row>
        <table:table-row table:style-name="ro1">
          <table:table-cell office:value-type="float" office:value="36.6157" calcext:value-type="float">
            <text:p>36.6157</text:p>
          </table:table-cell>
          <table:table-cell office:value-type="float" office:value="301.653" calcext:value-type="float">
            <text:p>301.653</text:p>
          </table:table-cell>
          <table:table-cell office:value-type="float" office:value="43.1329" calcext:value-type="float">
            <text:p>43.1329</text:p>
          </table:table-cell>
          <table:table-cell office:value-type="float" office:value="37.9346" calcext:value-type="float">
            <text:p>37.9346</text:p>
          </table:table-cell>
          <table:table-cell office:value-type="float" office:value="290.236" calcext:value-type="float">
            <text:p>290.236</text:p>
          </table:table-cell>
          <table:table-cell office:value-type="float" office:value="43.558" calcext:value-type="float">
            <text:p>43.558</text:p>
          </table:table-cell>
          <table:table-cell/>
          <table:table-cell table:formula="of:=([.D587]-[.A587])/0.0166667" office:value-type="float" office:value="79.1338417323169" calcext:value-type="float">
            <text:p>79.1338417323169</text:p>
          </table:table-cell>
          <table:table-cell table:formula="of:=ABS([.E587]-[.B587])/0.0166667" office:value-type="float" office:value="685.018629962742" calcext:value-type="float">
            <text:p>685.018629962742</text:p>
          </table:table-cell>
          <table:table-cell table:formula="of:=([.F587]-[.C587])/0.0166667" office:value-type="float" office:value="25.5059489881021" calcext:value-type="float">
            <text:p>25.5059489881021</text:p>
          </table:table-cell>
          <table:table-cell table:formula="of:=DEGREES(ATAN(ABS([.F587]-[.C587])/ABS([.E587]-[.B587])))" office:value-type="float" office:value="2.13236310515605" calcext:value-type="float">
            <text:p>2.13236310515605</text:p>
          </table:table-cell>
          <table:table-cell table:formula="of:=SQRT(POWER([.H587];2)+POWER([.I587];2)+POWER([.J587];2))" office:value-type="float" office:value="690.045825824004" calcext:value-type="float">
            <text:p>690.045825824004</text:p>
          </table:table-cell>
        </table:table-row>
        <table:table-row table:style-name="ro1">
          <table:table-cell office:value-type="float" office:value="36.0413" calcext:value-type="float">
            <text:p>36.0413</text:p>
          </table:table-cell>
          <table:table-cell office:value-type="float" office:value="306.048" calcext:value-type="float">
            <text:p>306.048</text:p>
          </table:table-cell>
          <table:table-cell office:value-type="float" office:value="43.0058" calcext:value-type="float">
            <text:p>43.0058</text:p>
          </table:table-cell>
          <table:table-cell office:value-type="float" office:value="37.0334" calcext:value-type="float">
            <text:p>37.0334</text:p>
          </table:table-cell>
          <table:table-cell office:value-type="float" office:value="295.773" calcext:value-type="float">
            <text:p>295.773</text:p>
          </table:table-cell>
          <table:table-cell office:value-type="float" office:value="43.4955" calcext:value-type="float">
            <text:p>43.4955</text:p>
          </table:table-cell>
          <table:table-cell/>
          <table:table-cell table:formula="of:=([.D588]-[.A588])/0.0166667" office:value-type="float" office:value="59.5258809482382" calcext:value-type="float">
            <text:p>59.5258809482382</text:p>
          </table:table-cell>
          <table:table-cell table:formula="of:=ABS([.E588]-[.B588])/0.0166667" office:value-type="float" office:value="616.498767002465" calcext:value-type="float">
            <text:p>616.498767002465</text:p>
          </table:table-cell>
          <table:table-cell table:formula="of:=([.F588]-[.C588])/0.0166667" office:value-type="float" office:value="29.3819412361175" calcext:value-type="float">
            <text:p>29.3819412361175</text:p>
          </table:table-cell>
          <table:table-cell table:formula="of:=DEGREES(ATAN(ABS([.F588]-[.C588])/ABS([.E588]-[.B588])))" office:value-type="float" office:value="2.72861591598322" calcext:value-type="float">
            <text:p>2.72861591598322</text:p>
          </table:table-cell>
          <table:table-cell table:formula="of:=SQRT(POWER([.H588];2)+POWER([.I588];2)+POWER([.J588];2))" office:value-type="float" office:value="620.062382901129" calcext:value-type="float">
            <text:p>620.062382901129</text:p>
          </table:table-cell>
        </table:table-row>
        <table:table-row table:style-name="ro1">
          <table:table-cell office:value-type="float" office:value="38.5238" calcext:value-type="float">
            <text:p>38.5238</text:p>
          </table:table-cell>
          <table:table-cell office:value-type="float" office:value="300.741" calcext:value-type="float">
            <text:p>300.741</text:p>
          </table:table-cell>
          <table:table-cell office:value-type="float" office:value="42.9888" calcext:value-type="float">
            <text:p>42.9888</text:p>
          </table:table-cell>
          <table:table-cell office:value-type="float" office:value="39.5425" calcext:value-type="float">
            <text:p>39.5425</text:p>
          </table:table-cell>
          <table:table-cell office:value-type="float" office:value="289.306" calcext:value-type="float">
            <text:p>289.306</text:p>
          </table:table-cell>
          <table:table-cell office:value-type="float" office:value="43.4281" calcext:value-type="float">
            <text:p>43.4281</text:p>
          </table:table-cell>
          <table:table-cell/>
          <table:table-cell table:formula="of:=([.D589]-[.A589])/0.0166667" office:value-type="float" office:value="61.1218777562442" calcext:value-type="float">
            <text:p>61.1218777562442</text:p>
          </table:table-cell>
          <table:table-cell table:formula="of:=ABS([.E589]-[.B589])/0.0166667" office:value-type="float" office:value="686.098627802745" calcext:value-type="float">
            <text:p>686.098627802745</text:p>
          </table:table-cell>
          <table:table-cell table:formula="of:=([.F589]-[.C589])/0.0166667" office:value-type="float" office:value="26.3579472841056" calcext:value-type="float">
            <text:p>26.3579472841056</text:p>
          </table:table-cell>
          <table:table-cell table:formula="of:=DEGREES(ATAN(ABS([.F589]-[.C589])/ABS([.E589]-[.B589])))" office:value-type="float" office:value="2.20005809101141" calcext:value-type="float">
            <text:p>2.20005809101141</text:p>
          </table:table-cell>
          <table:table-cell table:formula="of:=SQRT(POWER([.H589];2)+POWER([.I589];2)+POWER([.J589];2))" office:value-type="float" office:value="689.319920209978" calcext:value-type="float">
            <text:p>689.319920209978</text:p>
          </table:table-cell>
        </table:table-row>
        <table:table-row table:style-name="ro1">
          <table:table-cell office:value-type="float" office:value="41.9946" calcext:value-type="float">
            <text:p>41.9946</text:p>
          </table:table-cell>
          <table:table-cell office:value-type="float" office:value="295.765" calcext:value-type="float">
            <text:p>295.765</text:p>
          </table:table-cell>
          <table:table-cell office:value-type="float" office:value="43.1863" calcext:value-type="float">
            <text:p>43.1863</text:p>
          </table:table-cell>
          <table:table-cell office:value-type="float" office:value="41.5751" calcext:value-type="float">
            <text:p>41.5751</text:p>
          </table:table-cell>
          <table:table-cell office:value-type="float" office:value="285.634" calcext:value-type="float">
            <text:p>285.634</text:p>
          </table:table-cell>
          <table:table-cell office:value-type="float" office:value="43.4643" calcext:value-type="float">
            <text:p>43.4643</text:p>
          </table:table-cell>
          <table:table-cell/>
          <table:table-cell table:formula="of:=([.D590]-[.A590])/0.0166667" office:value-type="float" office:value="-25.1699496601006" calcext:value-type="float">
            <text:p>-25.1699496601006</text:p>
          </table:table-cell>
          <table:table-cell table:formula="of:=ABS([.E590]-[.B590])/0.0166667" office:value-type="float" office:value="607.85878428243" calcext:value-type="float">
            <text:p>607.85878428243</text:p>
          </table:table-cell>
          <table:table-cell table:formula="of:=([.F590]-[.C590])/0.0166667" office:value-type="float" office:value="16.6799666400666" calcext:value-type="float">
            <text:p>16.6799666400666</text:p>
          </table:table-cell>
          <table:table-cell table:formula="of:=DEGREES(ATAN(ABS([.F590]-[.C590])/ABS([.E590]-[.B590])))" office:value-type="float" office:value="1.57183206170803" calcext:value-type="float">
            <text:p>1.57183206170803</text:p>
          </table:table-cell>
          <table:table-cell table:formula="of:=SQRT(POWER([.H590];2)+POWER([.I590];2)+POWER([.J590];2))" office:value-type="float" office:value="608.608288870862" calcext:value-type="float">
            <text:p>608.608288870862</text:p>
          </table:table-cell>
        </table:table-row>
        <table:table-row table:style-name="ro1">
          <table:table-cell office:value-type="float" office:value="39.9785" calcext:value-type="float">
            <text:p>39.9785</text:p>
          </table:table-cell>
          <table:table-cell office:value-type="float" office:value="302.697" calcext:value-type="float">
            <text:p>302.697</text:p>
          </table:table-cell>
          <table:table-cell office:value-type="float" office:value="42.6786" calcext:value-type="float">
            <text:p>42.6786</text:p>
          </table:table-cell>
          <table:table-cell office:value-type="float" office:value="40.2037" calcext:value-type="float">
            <text:p>40.2037</text:p>
          </table:table-cell>
          <table:table-cell office:value-type="float" office:value="290.969" calcext:value-type="float">
            <text:p>290.969</text:p>
          </table:table-cell>
          <table:table-cell office:value-type="float" office:value="43.1658" calcext:value-type="float">
            <text:p>43.1658</text:p>
          </table:table-cell>
          <table:table-cell/>
          <table:table-cell table:formula="of:=([.D591]-[.A591])/0.0166667" office:value-type="float" office:value="13.5119729760541" calcext:value-type="float">
            <text:p>13.5119729760541</text:p>
          </table:table-cell>
          <table:table-cell table:formula="of:=ABS([.E591]-[.B591])/0.0166667" office:value-type="float" office:value="703.678592642815" calcext:value-type="float">
            <text:p>703.678592642815</text:p>
          </table:table-cell>
          <table:table-cell table:formula="of:=([.F591]-[.C591])/0.0166667" office:value-type="float" office:value="29.2319415361166" calcext:value-type="float">
            <text:p>29.2319415361166</text:p>
          </table:table-cell>
          <table:table-cell table:formula="of:=DEGREES(ATAN(ABS([.F591]-[.C591])/ABS([.E591]-[.B591])))" office:value-type="float" office:value="2.37879118193275" calcext:value-type="float">
            <text:p>2.37879118193275</text:p>
          </table:table-cell>
          <table:table-cell table:formula="of:=SQRT(POWER([.H591];2)+POWER([.I591];2)+POWER([.J591];2))" office:value-type="float" office:value="704.415106001745" calcext:value-type="float">
            <text:p>704.415106001745</text:p>
          </table:table-cell>
        </table:table-row>
        <table:table-row table:style-name="ro1">
          <table:table-cell office:value-type="float" office:value="32.5555" calcext:value-type="float">
            <text:p>32.5555</text:p>
          </table:table-cell>
          <table:table-cell office:value-type="float" office:value="299.074" calcext:value-type="float">
            <text:p>299.074</text:p>
          </table:table-cell>
          <table:table-cell office:value-type="float" office:value="42.5233" calcext:value-type="float">
            <text:p>42.5233</text:p>
          </table:table-cell>
          <table:table-cell office:value-type="float" office:value="32.9362" calcext:value-type="float">
            <text:p>32.9362</text:p>
          </table:table-cell>
          <table:table-cell office:value-type="float" office:value="287.484" calcext:value-type="float">
            <text:p>287.484</text:p>
          </table:table-cell>
          <table:table-cell office:value-type="float" office:value="42.5064" calcext:value-type="float">
            <text:p>42.5064</text:p>
          </table:table-cell>
          <table:table-cell/>
          <table:table-cell table:formula="of:=([.D592]-[.A592])/0.0166667" office:value-type="float" office:value="22.8419543160912" calcext:value-type="float">
            <text:p>22.8419543160912</text:p>
          </table:table-cell>
          <table:table-cell table:formula="of:=ABS([.E592]-[.B592])/0.0166667" office:value-type="float" office:value="695.398609202784" calcext:value-type="float">
            <text:p>695.398609202784</text:p>
          </table:table-cell>
          <table:table-cell table:formula="of:=([.F592]-[.C592])/0.0166667" office:value-type="float" office:value="-1.01399797200404" calcext:value-type="float">
            <text:p>-1.01399797200404</text:p>
          </table:table-cell>
          <table:table-cell table:formula="of:=DEGREES(ATAN(ABS([.F592]-[.C592])/ABS([.E592]-[.B592])))" office:value-type="float" office:value="0.083545986842327" calcext:value-type="float">
            <text:p>0.083545986842327</text:p>
          </table:table-cell>
          <table:table-cell table:formula="of:=SQRT(POWER([.H592];2)+POWER([.I592];2)+POWER([.J592];2))" office:value-type="float" office:value="695.774395008922" calcext:value-type="float">
            <text:p>695.774395008922</text:p>
          </table:table-cell>
        </table:table-row>
        <table:table-row table:style-name="ro1">
          <table:table-cell office:value-type="float" office:value="32.8703" calcext:value-type="float">
            <text:p>32.8703</text:p>
          </table:table-cell>
          <table:table-cell office:value-type="float" office:value="298.922" calcext:value-type="float">
            <text:p>298.922</text:p>
          </table:table-cell>
          <table:table-cell office:value-type="float" office:value="43.5833" calcext:value-type="float">
            <text:p>43.5833</text:p>
          </table:table-cell>
          <table:table-cell office:value-type="float" office:value="32.8993" calcext:value-type="float">
            <text:p>32.8993</text:p>
          </table:table-cell>
          <table:table-cell office:value-type="float" office:value="288.612" calcext:value-type="float">
            <text:p>288.612</text:p>
          </table:table-cell>
          <table:table-cell office:value-type="float" office:value="43.8603" calcext:value-type="float">
            <text:p>43.8603</text:p>
          </table:table-cell>
          <table:table-cell/>
          <table:table-cell table:formula="of:=([.D593]-[.A593])/0.0166667" office:value-type="float" office:value="1.73999652000674" calcext:value-type="float">
            <text:p>1.73999652000674</text:p>
          </table:table-cell>
          <table:table-cell table:formula="of:=ABS([.E593]-[.B593])/0.0166667" office:value-type="float" office:value="618.598762802475" calcext:value-type="float">
            <text:p>618.598762802475</text:p>
          </table:table-cell>
          <table:table-cell table:formula="of:=([.F593]-[.C593])/0.0166667" office:value-type="float" office:value="16.6199667600665" calcext:value-type="float">
            <text:p>16.6199667600665</text:p>
          </table:table-cell>
          <table:table-cell table:formula="of:=DEGREES(ATAN(ABS([.F593]-[.C593])/ABS([.E593]-[.B593])))" office:value-type="float" office:value="1.53900230935985" calcext:value-type="float">
            <text:p>1.53900230935985</text:p>
          </table:table-cell>
          <table:table-cell table:formula="of:=SQRT(POWER([.H593];2)+POWER([.I593];2)+POWER([.J593];2))" office:value-type="float" office:value="618.824434087527" calcext:value-type="float">
            <text:p>618.824434087527</text:p>
          </table:table-cell>
        </table:table-row>
        <table:table-row table:style-name="ro1">
          <table:table-cell office:value-type="float" office:value="33.5177" calcext:value-type="float">
            <text:p>33.5177</text:p>
          </table:table-cell>
          <table:table-cell office:value-type="float" office:value="300.683" calcext:value-type="float">
            <text:p>300.683</text:p>
          </table:table-cell>
          <table:table-cell office:value-type="float" office:value="43.3116" calcext:value-type="float">
            <text:p>43.3116</text:p>
          </table:table-cell>
          <table:table-cell office:value-type="float" office:value="33.5453" calcext:value-type="float">
            <text:p>33.5453</text:p>
          </table:table-cell>
          <table:table-cell office:value-type="float" office:value="290.268" calcext:value-type="float">
            <text:p>290.268</text:p>
          </table:table-cell>
          <table:table-cell office:value-type="float" office:value="43.8554" calcext:value-type="float">
            <text:p>43.8554</text:p>
          </table:table-cell>
          <table:table-cell/>
          <table:table-cell table:formula="of:=([.D594]-[.A594])/0.0166667" office:value-type="float" office:value="1.6559966880066" calcext:value-type="float">
            <text:p>1.6559966880066</text:p>
          </table:table-cell>
          <table:table-cell table:formula="of:=ABS([.E594]-[.B594])/0.0166667" office:value-type="float" office:value="624.898750202501" calcext:value-type="float">
            <text:p>624.898750202501</text:p>
          </table:table-cell>
          <table:table-cell table:formula="of:=([.F594]-[.C594])/0.0166667" office:value-type="float" office:value="32.6279347441308" calcext:value-type="float">
            <text:p>32.6279347441308</text:p>
          </table:table-cell>
          <table:table-cell table:formula="of:=DEGREES(ATAN(ABS([.F594]-[.C594])/ABS([.E594]-[.B594])))" office:value-type="float" office:value="2.98887922943526" calcext:value-type="float">
            <text:p>2.98887922943526</text:p>
          </table:table-cell>
          <table:table-cell table:formula="of:=SQRT(POWER([.H594];2)+POWER([.I594];2)+POWER([.J594];2))" office:value-type="float" office:value="625.752165362091" calcext:value-type="float">
            <text:p>625.752165362091</text:p>
          </table:table-cell>
        </table:table-row>
        <table:table-row table:style-name="ro1">
          <table:table-cell office:value-type="float" office:value="27.6014" calcext:value-type="float">
            <text:p>27.6014</text:p>
          </table:table-cell>
          <table:table-cell office:value-type="float" office:value="301.807" calcext:value-type="float">
            <text:p>301.807</text:p>
          </table:table-cell>
          <table:table-cell office:value-type="float" office:value="43.2069" calcext:value-type="float">
            <text:p>43.2069</text:p>
          </table:table-cell>
          <table:table-cell office:value-type="float" office:value="27.9021" calcext:value-type="float">
            <text:p>27.9021</text:p>
          </table:table-cell>
          <table:table-cell office:value-type="float" office:value="289.786" calcext:value-type="float">
            <text:p>289.786</text:p>
          </table:table-cell>
          <table:table-cell office:value-type="float" office:value="43.9902" calcext:value-type="float">
            <text:p>43.9902</text:p>
          </table:table-cell>
          <table:table-cell/>
          <table:table-cell table:formula="of:=([.D595]-[.A595])/0.0166667" office:value-type="float" office:value="18.0419639160721" calcext:value-type="float">
            <text:p>18.0419639160721</text:p>
          </table:table-cell>
          <table:table-cell table:formula="of:=ABS([.E595]-[.B595])/0.0166667" office:value-type="float" office:value="721.258557482886" calcext:value-type="float">
            <text:p>721.258557482886</text:p>
          </table:table-cell>
          <table:table-cell table:formula="of:=([.F595]-[.C595])/0.0166667" office:value-type="float" office:value="46.9979060041882" calcext:value-type="float">
            <text:p>46.9979060041882</text:p>
          </table:table-cell>
          <table:table-cell table:formula="of:=DEGREES(ATAN(ABS([.F595]-[.C595])/ABS([.E595]-[.B595])))" office:value-type="float" office:value="3.72817787952256" calcext:value-type="float">
            <text:p>3.72817787952256</text:p>
          </table:table-cell>
          <table:table-cell table:formula="of:=SQRT(POWER([.H595];2)+POWER([.I595];2)+POWER([.J595];2))" office:value-type="float" office:value="723.013293358442" calcext:value-type="float">
            <text:p>723.013293358442</text:p>
          </table:table-cell>
        </table:table-row>
        <table:table-row table:style-name="ro1">
          <table:table-cell office:value-type="float" office:value="21.3652" calcext:value-type="float">
            <text:p>21.3652</text:p>
          </table:table-cell>
          <table:table-cell office:value-type="float" office:value="308.831" calcext:value-type="float">
            <text:p>308.831</text:p>
          </table:table-cell>
          <table:table-cell office:value-type="float" office:value="43.5451" calcext:value-type="float">
            <text:p>43.5451</text:p>
          </table:table-cell>
          <table:table-cell office:value-type="float" office:value="21.6553" calcext:value-type="float">
            <text:p>21.6553</text:p>
          </table:table-cell>
          <table:table-cell office:value-type="float" office:value="297.955" calcext:value-type="float">
            <text:p>297.955</text:p>
          </table:table-cell>
          <table:table-cell office:value-type="float" office:value="43.8516" calcext:value-type="float">
            <text:p>43.8516</text:p>
          </table:table-cell>
          <table:table-cell/>
          <table:table-cell table:formula="of:=([.D596]-[.A596])/0.0166667" office:value-type="float" office:value="17.4059651880696" calcext:value-type="float">
            <text:p>17.4059651880696</text:p>
          </table:table-cell>
          <table:table-cell table:formula="of:=ABS([.E596]-[.B596])/0.0166667" office:value-type="float" office:value="652.558694882612" calcext:value-type="float">
            <text:p>652.558694882612</text:p>
          </table:table-cell>
          <table:table-cell table:formula="of:=([.F596]-[.C596])/0.0166667" office:value-type="float" office:value="18.3899632200735" calcext:value-type="float">
            <text:p>18.3899632200735</text:p>
          </table:table-cell>
          <table:table-cell table:formula="of:=DEGREES(ATAN(ABS([.F596]-[.C596])/ABS([.E596]-[.B596])))" office:value-type="float" office:value="1.61424325944226" calcext:value-type="float">
            <text:p>1.61424325944226</text:p>
          </table:table-cell>
          <table:table-cell table:formula="of:=SQRT(POWER([.H596];2)+POWER([.I596];2)+POWER([.J596];2))" office:value-type="float" office:value="653.049775008201" calcext:value-type="float">
            <text:p>653.049775008201</text:p>
          </table:table-cell>
        </table:table-row>
        <table:table-row table:style-name="ro1">
          <table:table-cell office:value-type="float" office:value="22.2029" calcext:value-type="float">
            <text:p>22.2029</text:p>
          </table:table-cell>
          <table:table-cell office:value-type="float" office:value="302.901" calcext:value-type="float">
            <text:p>302.901</text:p>
          </table:table-cell>
          <table:table-cell office:value-type="float" office:value="43.3641" calcext:value-type="float">
            <text:p>43.3641</text:p>
          </table:table-cell>
          <table:table-cell office:value-type="float" office:value="22.7214" calcext:value-type="float">
            <text:p>22.7214</text:p>
          </table:table-cell>
          <table:table-cell office:value-type="float" office:value="292.37" calcext:value-type="float">
            <text:p>292.37</text:p>
          </table:table-cell>
          <table:table-cell office:value-type="float" office:value="43.6536" calcext:value-type="float">
            <text:p>43.6536</text:p>
          </table:table-cell>
          <table:table-cell/>
          <table:table-cell table:formula="of:=([.D597]-[.A597])/0.0166667" office:value-type="float" office:value="31.1099377801244" calcext:value-type="float">
            <text:p>31.1099377801244</text:p>
          </table:table-cell>
          <table:table-cell table:formula="of:=ABS([.E597]-[.B597])/0.0166667" office:value-type="float" office:value="631.858736282528" calcext:value-type="float">
            <text:p>631.858736282528</text:p>
          </table:table-cell>
          <table:table-cell table:formula="of:=([.F597]-[.C597])/0.0166667" office:value-type="float" office:value="17.3699652600693" calcext:value-type="float">
            <text:p>17.3699652600693</text:p>
          </table:table-cell>
          <table:table-cell table:formula="of:=DEGREES(ATAN(ABS([.F597]-[.C597])/ABS([.E597]-[.B597])))" office:value-type="float" office:value="1.57467967746278" calcext:value-type="float">
            <text:p>1.57467967746278</text:p>
          </table:table-cell>
          <table:table-cell table:formula="of:=SQRT(POWER([.H597];2)+POWER([.I597];2)+POWER([.J597];2))" office:value-type="float" office:value="632.862549483197" calcext:value-type="float">
            <text:p>632.862549483197</text:p>
          </table:table-cell>
        </table:table-row>
        <table:table-row table:style-name="ro1">
          <table:table-cell office:value-type="float" office:value="22.505" calcext:value-type="float">
            <text:p>22.505</text:p>
          </table:table-cell>
          <table:table-cell office:value-type="float" office:value="307.839" calcext:value-type="float">
            <text:p>307.839</text:p>
          </table:table-cell>
          <table:table-cell office:value-type="float" office:value="42.8857" calcext:value-type="float">
            <text:p>42.8857</text:p>
          </table:table-cell>
          <table:table-cell office:value-type="float" office:value="23.1596" calcext:value-type="float">
            <text:p>23.1596</text:p>
          </table:table-cell>
          <table:table-cell office:value-type="float" office:value="295.66" calcext:value-type="float">
            <text:p>295.66</text:p>
          </table:table-cell>
          <table:table-cell office:value-type="float" office:value="43.1469" calcext:value-type="float">
            <text:p>43.1469</text:p>
          </table:table-cell>
          <table:table-cell/>
          <table:table-cell table:formula="of:=([.D598]-[.A598])/0.0166667" office:value-type="float" office:value="39.2759214481572" calcext:value-type="float">
            <text:p>39.2759214481572</text:p>
          </table:table-cell>
          <table:table-cell table:formula="of:=ABS([.E598]-[.B598])/0.0166667" office:value-type="float" office:value="730.738538522921" calcext:value-type="float">
            <text:p>730.738538522921</text:p>
          </table:table-cell>
          <table:table-cell table:formula="of:=([.F598]-[.C598])/0.0166667" office:value-type="float" office:value="15.6719686560628" calcext:value-type="float">
            <text:p>15.6719686560628</text:p>
          </table:table-cell>
          <table:table-cell table:formula="of:=DEGREES(ATAN(ABS([.F598]-[.C598])/ABS([.E598]-[.B598])))" office:value-type="float" office:value="1.22862005840214" calcext:value-type="float">
            <text:p>1.22862005840214</text:p>
          </table:table-cell>
          <table:table-cell table:formula="of:=SQRT(POWER([.H598];2)+POWER([.I598];2)+POWER([.J598];2))" office:value-type="float" office:value="731.961078398144" calcext:value-type="float">
            <text:p>731.961078398144</text:p>
          </table:table-cell>
        </table:table-row>
        <table:table-row table:style-name="ro1">
          <table:table-cell office:value-type="float" office:value="19.7748" calcext:value-type="float">
            <text:p>19.7748</text:p>
          </table:table-cell>
          <table:table-cell office:value-type="float" office:value="311.372" calcext:value-type="float">
            <text:p>311.372</text:p>
          </table:table-cell>
          <table:table-cell office:value-type="float" office:value="43.7199" calcext:value-type="float">
            <text:p>43.7199</text:p>
          </table:table-cell>
          <table:table-cell office:value-type="float" office:value="19.3443" calcext:value-type="float">
            <text:p>19.3443</text:p>
          </table:table-cell>
          <table:table-cell office:value-type="float" office:value="300.07" calcext:value-type="float">
            <text:p>300.07</text:p>
          </table:table-cell>
          <table:table-cell office:value-type="float" office:value="44.0804" calcext:value-type="float">
            <text:p>44.0804</text:p>
          </table:table-cell>
          <table:table-cell/>
          <table:table-cell table:formula="of:=([.D599]-[.A599])/0.0166667" office:value-type="float" office:value="-25.8299483401032" calcext:value-type="float">
            <text:p>-25.8299483401032</text:p>
          </table:table-cell>
          <table:table-cell table:formula="of:=ABS([.E599]-[.B599])/0.0166667" office:value-type="float" office:value="678.118643762714" calcext:value-type="float">
            <text:p>678.118643762714</text:p>
          </table:table-cell>
          <table:table-cell table:formula="of:=([.F599]-[.C599])/0.0166667" office:value-type="float" office:value="21.6299567400862" calcext:value-type="float">
            <text:p>21.6299567400862</text:p>
          </table:table-cell>
          <table:table-cell table:formula="of:=DEGREES(ATAN(ABS([.F599]-[.C599])/ABS([.E599]-[.B599])))" office:value-type="float" office:value="1.82694459500367" calcext:value-type="float">
            <text:p>1.82694459500367</text:p>
          </table:table-cell>
          <table:table-cell table:formula="of:=SQRT(POWER([.H599];2)+POWER([.I599];2)+POWER([.J599];2))" office:value-type="float" office:value="678.955032589356" calcext:value-type="float">
            <text:p>678.955032589356</text:p>
          </table:table-cell>
        </table:table-row>
        <table:table-row table:style-name="ro1">
          <table:table-cell office:value-type="float" office:value="42.9331" calcext:value-type="float">
            <text:p>42.9331</text:p>
          </table:table-cell>
          <table:table-cell office:value-type="float" office:value="297.521" calcext:value-type="float">
            <text:p>297.521</text:p>
          </table:table-cell>
          <table:table-cell office:value-type="float" office:value="42.9097" calcext:value-type="float">
            <text:p>42.9097</text:p>
          </table:table-cell>
          <table:table-cell office:value-type="float" office:value="44.094" calcext:value-type="float">
            <text:p>44.094</text:p>
          </table:table-cell>
          <table:table-cell office:value-type="float" office:value="286.34" calcext:value-type="float">
            <text:p>286.34</text:p>
          </table:table-cell>
          <table:table-cell office:value-type="float" office:value="43.3287" calcext:value-type="float">
            <text:p>43.3287</text:p>
          </table:table-cell>
          <table:table-cell/>
          <table:table-cell table:formula="of:=([.D600]-[.A600])/0.0166667" office:value-type="float" office:value="69.6538606922785" calcext:value-type="float">
            <text:p>69.6538606922785</text:p>
          </table:table-cell>
          <table:table-cell table:formula="of:=ABS([.E600]-[.B600])/0.0166667" office:value-type="float" office:value="670.858658282686" calcext:value-type="float">
            <text:p>670.858658282686</text:p>
          </table:table-cell>
          <table:table-cell table:formula="of:=([.F600]-[.C600])/0.0166667" office:value-type="float" office:value="25.1399497201004" calcext:value-type="float">
            <text:p>25.1399497201004</text:p>
          </table:table-cell>
          <table:table-cell table:formula="of:=DEGREES(ATAN(ABS([.F600]-[.C600])/ABS([.E600]-[.B600])))" office:value-type="float" office:value="2.14611423426663" calcext:value-type="float">
            <text:p>2.14611423426663</text:p>
          </table:table-cell>
          <table:table-cell table:formula="of:=SQRT(POWER([.H600];2)+POWER([.I600];2)+POWER([.J600];2))" office:value-type="float" office:value="674.933342467324" calcext:value-type="float">
            <text:p>674.933342467324</text:p>
          </table:table-cell>
        </table:table-row>
        <table:table-row table:style-name="ro1">
          <table:table-cell office:value-type="float" office:value="47.1259" calcext:value-type="float">
            <text:p>47.1259</text:p>
          </table:table-cell>
          <table:table-cell office:value-type="float" office:value="308.836" calcext:value-type="float">
            <text:p>308.836</text:p>
          </table:table-cell>
          <table:table-cell office:value-type="float" office:value="43.0044" calcext:value-type="float">
            <text:p>43.0044</text:p>
          </table:table-cell>
          <table:table-cell office:value-type="float" office:value="46.8483" calcext:value-type="float">
            <text:p>46.8483</text:p>
          </table:table-cell>
          <table:table-cell office:value-type="float" office:value="298.329" calcext:value-type="float">
            <text:p>298.329</text:p>
          </table:table-cell>
          <table:table-cell office:value-type="float" office:value="43.5255" calcext:value-type="float">
            <text:p>43.5255</text:p>
          </table:table-cell>
          <table:table-cell/>
          <table:table-cell table:formula="of:=([.D601]-[.A601])/0.0166667" office:value-type="float" office:value="-16.6559666880666" calcext:value-type="float">
            <text:p>-16.6559666880666</text:p>
          </table:table-cell>
          <table:table-cell table:formula="of:=ABS([.E601]-[.B601])/0.0166667" office:value-type="float" office:value="630.418739162522" calcext:value-type="float">
            <text:p>630.418739162522</text:p>
          </table:table-cell>
          <table:table-cell table:formula="of:=([.F601]-[.C601])/0.0166667" office:value-type="float" office:value="31.2659374681253" calcext:value-type="float">
            <text:p>31.2659374681253</text:p>
          </table:table-cell>
          <table:table-cell table:formula="of:=DEGREES(ATAN(ABS([.F601]-[.C601])/ABS([.E601]-[.B601])))" office:value-type="float" office:value="2.83928685734641" calcext:value-type="float">
            <text:p>2.83928685734641</text:p>
          </table:table-cell>
          <table:table-cell table:formula="of:=SQRT(POWER([.H601];2)+POWER([.I601];2)+POWER([.J601];2))" office:value-type="float" office:value="631.413308981794" calcext:value-type="float">
            <text:p>631.413308981794</text:p>
          </table:table-cell>
        </table:table-row>
        <table:table-row table:style-name="ro1">
          <table:table-cell office:value-type="float" office:value="47.0603" calcext:value-type="float">
            <text:p>47.0603</text:p>
          </table:table-cell>
          <table:table-cell office:value-type="float" office:value="299.688" calcext:value-type="float">
            <text:p>299.688</text:p>
          </table:table-cell>
          <table:table-cell office:value-type="float" office:value="44.0995" calcext:value-type="float">
            <text:p>44.0995</text:p>
          </table:table-cell>
          <table:table-cell office:value-type="float" office:value="47.3003" calcext:value-type="float">
            <text:p>47.3003</text:p>
          </table:table-cell>
          <table:table-cell office:value-type="float" office:value="289.652" calcext:value-type="float">
            <text:p>289.652</text:p>
          </table:table-cell>
          <table:table-cell office:value-type="float" office:value="44.5697" calcext:value-type="float">
            <text:p>44.5697</text:p>
          </table:table-cell>
          <table:table-cell/>
          <table:table-cell table:formula="of:=([.D602]-[.A602])/0.0166667" office:value-type="float" office:value="14.3999712000577" calcext:value-type="float">
            <text:p>14.3999712000577</text:p>
          </table:table-cell>
          <table:table-cell table:formula="of:=ABS([.E602]-[.B602])/0.0166667" office:value-type="float" office:value="602.158795682409" calcext:value-type="float">
            <text:p>602.158795682409</text:p>
          </table:table-cell>
          <table:table-cell table:formula="of:=([.F602]-[.C602])/0.0166667" office:value-type="float" office:value="28.2119435761127" calcext:value-type="float">
            <text:p>28.2119435761127</text:p>
          </table:table-cell>
          <table:table-cell table:formula="of:=DEGREES(ATAN(ABS([.F602]-[.C602])/ABS([.E602]-[.B602])))" office:value-type="float" office:value="2.68242223715148" calcext:value-type="float">
            <text:p>2.68242223715148</text:p>
          </table:table-cell>
          <table:table-cell table:formula="of:=SQRT(POWER([.H602];2)+POWER([.I602];2)+POWER([.J602];2))" office:value-type="float" office:value="602.991283642304" calcext:value-type="float">
            <text:p>602.991283642304</text:p>
          </table:table-cell>
        </table:table-row>
        <table:table-row table:style-name="ro1">
          <table:table-cell office:value-type="float" office:value="47.7509" calcext:value-type="float">
            <text:p>47.7509</text:p>
          </table:table-cell>
          <table:table-cell office:value-type="float" office:value="306.277" calcext:value-type="float">
            <text:p>306.277</text:p>
          </table:table-cell>
          <table:table-cell office:value-type="float" office:value="41.7943" calcext:value-type="float">
            <text:p>41.7943</text:p>
          </table:table-cell>
          <table:table-cell office:value-type="float" office:value="48.2825" calcext:value-type="float">
            <text:p>48.2825</text:p>
          </table:table-cell>
          <table:table-cell office:value-type="float" office:value="294.761" calcext:value-type="float">
            <text:p>294.761</text:p>
          </table:table-cell>
          <table:table-cell office:value-type="float" office:value="41.725" calcext:value-type="float">
            <text:p>41.725</text:p>
          </table:table-cell>
          <table:table-cell/>
          <table:table-cell table:formula="of:=([.D603]-[.A603])/0.0166667" office:value-type="float" office:value="31.8959362081274" calcext:value-type="float">
            <text:p>31.8959362081274</text:p>
          </table:table-cell>
          <table:table-cell table:formula="of:=ABS([.E603]-[.B603])/0.0166667" office:value-type="float" office:value="690.958618082762" calcext:value-type="float">
            <text:p>690.958618082762</text:p>
          </table:table-cell>
          <table:table-cell table:formula="of:=([.F603]-[.C603])/0.0166667" office:value-type="float" office:value="-4.15799168401653" calcext:value-type="float">
            <text:p>-4.15799168401653</text:p>
          </table:table-cell>
          <table:table-cell table:formula="of:=DEGREES(ATAN(ABS([.F603]-[.C603])/ABS([.E603]-[.B603])))" office:value-type="float" office:value="0.344785480406735" calcext:value-type="float">
            <text:p>0.344785480406735</text:p>
          </table:table-cell>
          <table:table-cell table:formula="of:=SQRT(POWER([.H603];2)+POWER([.I603];2)+POWER([.J603];2))" office:value-type="float" office:value="691.706911592097" calcext:value-type="float">
            <text:p>691.706911592097</text:p>
          </table:table-cell>
        </table:table-row>
        <table:table-row table:style-name="ro1">
          <table:table-cell office:value-type="float" office:value="44.3224" calcext:value-type="float">
            <text:p>44.3224</text:p>
          </table:table-cell>
          <table:table-cell office:value-type="float" office:value="306.488" calcext:value-type="float">
            <text:p>306.488</text:p>
          </table:table-cell>
          <table:table-cell office:value-type="float" office:value="43.9077" calcext:value-type="float">
            <text:p>43.9077</text:p>
          </table:table-cell>
          <table:table-cell office:value-type="float" office:value="45.3048" calcext:value-type="float">
            <text:p>45.3048</text:p>
          </table:table-cell>
          <table:table-cell office:value-type="float" office:value="293.365" calcext:value-type="float">
            <text:p>293.365</text:p>
          </table:table-cell>
          <table:table-cell office:value-type="float" office:value="44.8006" calcext:value-type="float">
            <text:p>44.8006</text:p>
          </table:table-cell>
          <table:table-cell/>
          <table:table-cell table:formula="of:=([.D604]-[.A604])/0.0166667" office:value-type="float" office:value="58.9438821122357" calcext:value-type="float">
            <text:p>58.9438821122357</text:p>
          </table:table-cell>
          <table:table-cell table:formula="of:=ABS([.E604]-[.B604])/0.0166667" office:value-type="float" office:value="787.378425243149" calcext:value-type="float">
            <text:p>787.378425243149</text:p>
          </table:table-cell>
          <table:table-cell table:formula="of:=([.F604]-[.C604])/0.0166667" office:value-type="float" office:value="53.5738928522146" calcext:value-type="float">
            <text:p>53.5738928522146</text:p>
          </table:table-cell>
          <table:table-cell table:formula="of:=DEGREES(ATAN(ABS([.F604]-[.C604])/ABS([.E604]-[.B604])))" office:value-type="float" office:value="3.89245383341293" calcext:value-type="float">
            <text:p>3.89245383341293</text:p>
          </table:table-cell>
          <table:table-cell table:formula="of:=SQRT(POWER([.H604];2)+POWER([.I604];2)+POWER([.J604];2))" office:value-type="float" office:value="791.397073391217" calcext:value-type="float">
            <text:p>791.397073391217</text:p>
          </table:table-cell>
        </table:table-row>
        <table:table-row table:style-name="ro1">
          <table:table-cell office:value-type="float" office:value="26.0217" calcext:value-type="float">
            <text:p>26.0217</text:p>
          </table:table-cell>
          <table:table-cell office:value-type="float" office:value="298.405" calcext:value-type="float">
            <text:p>298.405</text:p>
          </table:table-cell>
          <table:table-cell office:value-type="float" office:value="42.4365" calcext:value-type="float">
            <text:p>42.4365</text:p>
          </table:table-cell>
          <table:table-cell office:value-type="float" office:value="26.8114" calcext:value-type="float">
            <text:p>26.8114</text:p>
          </table:table-cell>
          <table:table-cell office:value-type="float" office:value="286.83" calcext:value-type="float">
            <text:p>286.83</text:p>
          </table:table-cell>
          <table:table-cell office:value-type="float" office:value="42.4213" calcext:value-type="float">
            <text:p>42.4213</text:p>
          </table:table-cell>
          <table:table-cell/>
          <table:table-cell table:formula="of:=([.D605]-[.A605])/0.0166667" office:value-type="float" office:value="47.3819052361895" calcext:value-type="float">
            <text:p>47.3819052361895</text:p>
          </table:table-cell>
          <table:table-cell table:formula="of:=ABS([.E605]-[.B605])/0.0166667" office:value-type="float" office:value="694.498611002777" calcext:value-type="float">
            <text:p>694.498611002777</text:p>
          </table:table-cell>
          <table:table-cell table:formula="of:=([.F605]-[.C605])/0.0166667" office:value-type="float" office:value="-0.911998176003654" calcext:value-type="float">
            <text:p>-0.911998176003654</text:p>
          </table:table-cell>
          <table:table-cell table:formula="of:=DEGREES(ATAN(ABS([.F605]-[.C605])/ABS([.E605]-[.B605])))" office:value-type="float" office:value="0.0752393389201025" calcext:value-type="float">
            <text:p>0.075239338920103</text:p>
          </table:table-cell>
          <table:table-cell table:formula="of:=SQRT(POWER([.H605];2)+POWER([.I605];2)+POWER([.J605];2))" office:value-type="float" office:value="696.113638258346" calcext:value-type="float">
            <text:p>696.113638258346</text:p>
          </table:table-cell>
        </table:table-row>
        <table:table-row table:style-name="ro1">
          <table:table-cell office:value-type="float" office:value="22.9232" calcext:value-type="float">
            <text:p>22.9232</text:p>
          </table:table-cell>
          <table:table-cell office:value-type="float" office:value="306.366" calcext:value-type="float">
            <text:p>306.366</text:p>
          </table:table-cell>
          <table:table-cell office:value-type="float" office:value="43.1008" calcext:value-type="float">
            <text:p>43.1008</text:p>
          </table:table-cell>
          <table:table-cell office:value-type="float" office:value="24.0668" calcext:value-type="float">
            <text:p>24.0668</text:p>
          </table:table-cell>
          <table:table-cell office:value-type="float" office:value="294.461" calcext:value-type="float">
            <text:p>294.461</text:p>
          </table:table-cell>
          <table:table-cell office:value-type="float" office:value="43.3196" calcext:value-type="float">
            <text:p>43.3196</text:p>
          </table:table-cell>
          <table:table-cell/>
          <table:table-cell table:formula="of:=([.D606]-[.A606])/0.0166667" office:value-type="float" office:value="68.6158627682744" calcext:value-type="float">
            <text:p>68.6158627682744</text:p>
          </table:table-cell>
          <table:table-cell table:formula="of:=ABS([.E606]-[.B606])/0.0166667" office:value-type="float" office:value="714.298571402856" calcext:value-type="float">
            <text:p>714.298571402856</text:p>
          </table:table-cell>
          <table:table-cell table:formula="of:=([.F606]-[.C606])/0.0166667" office:value-type="float" office:value="13.1279737440526" calcext:value-type="float">
            <text:p>13.1279737440526</text:p>
          </table:table-cell>
          <table:table-cell table:formula="of:=DEGREES(ATAN(ABS([.F606]-[.C606])/ABS([.E606]-[.B606])))" office:value-type="float" office:value="1.05291098963497" calcext:value-type="float">
            <text:p>1.05291098963497</text:p>
          </table:table-cell>
          <table:table-cell table:formula="of:=SQRT(POWER([.H606];2)+POWER([.I606];2)+POWER([.J606];2))" office:value-type="float" office:value="717.706715466854" calcext:value-type="float">
            <text:p>717.706715466854</text:p>
          </table:table-cell>
        </table:table-row>
        <table:table-row table:style-name="ro1">
          <table:table-cell office:value-type="float" office:value="23.1431" calcext:value-type="float">
            <text:p>23.1431</text:p>
          </table:table-cell>
          <table:table-cell office:value-type="float" office:value="301.609" calcext:value-type="float">
            <text:p>301.609</text:p>
          </table:table-cell>
          <table:table-cell office:value-type="float" office:value="43.8082" calcext:value-type="float">
            <text:p>43.8082</text:p>
          </table:table-cell>
          <table:table-cell office:value-type="float" office:value="23.8725" calcext:value-type="float">
            <text:p>23.8725</text:p>
          </table:table-cell>
          <table:table-cell office:value-type="float" office:value="291.285" calcext:value-type="float">
            <text:p>291.285</text:p>
          </table:table-cell>
          <table:table-cell office:value-type="float" office:value="43.8062" calcext:value-type="float">
            <text:p>43.8062</text:p>
          </table:table-cell>
          <table:table-cell/>
          <table:table-cell table:formula="of:=([.D607]-[.A607])/0.0166667" office:value-type="float" office:value="43.763912472175" calcext:value-type="float">
            <text:p>43.763912472175</text:p>
          </table:table-cell>
          <table:table-cell table:formula="of:=ABS([.E607]-[.B607])/0.0166667" office:value-type="float" office:value="619.438761122475" calcext:value-type="float">
            <text:p>619.438761122475</text:p>
          </table:table-cell>
          <table:table-cell table:formula="of:=([.F607]-[.C607])/0.0166667" office:value-type="float" office:value="-0.119999760000627" calcext:value-type="float">
            <text:p>-0.119999760000627</text:p>
          </table:table-cell>
          <table:table-cell table:formula="of:=DEGREES(ATAN(ABS([.F607]-[.C607])/ABS([.E607]-[.B607])))" office:value-type="float" office:value="0.0110995309562973" calcext:value-type="float">
            <text:p>0.011099530956297</text:p>
          </table:table-cell>
          <table:table-cell table:formula="of:=SQRT(POWER([.H607];2)+POWER([.I607];2)+POWER([.J607];2))" office:value-type="float" office:value="620.982828438727" calcext:value-type="float">
            <text:p>620.982828438727</text:p>
          </table:table-cell>
        </table:table-row>
        <table:table-row table:style-name="ro1">
          <table:table-cell office:value-type="float" office:value="22.0908" calcext:value-type="float">
            <text:p>22.0908</text:p>
          </table:table-cell>
          <table:table-cell office:value-type="float" office:value="301.323" calcext:value-type="float">
            <text:p>301.323</text:p>
          </table:table-cell>
          <table:table-cell office:value-type="float" office:value="43.3406" calcext:value-type="float">
            <text:p>43.3406</text:p>
          </table:table-cell>
          <table:table-cell office:value-type="float" office:value="23.2619" calcext:value-type="float">
            <text:p>23.2619</text:p>
          </table:table-cell>
          <table:table-cell office:value-type="float" office:value="289.581" calcext:value-type="float">
            <text:p>289.581</text:p>
          </table:table-cell>
          <table:table-cell office:value-type="float" office:value="43.8178" calcext:value-type="float">
            <text:p>43.8178</text:p>
          </table:table-cell>
          <table:table-cell/>
          <table:table-cell table:formula="of:=([.D608]-[.A608])/0.0166667" office:value-type="float" office:value="70.265859468281" calcext:value-type="float">
            <text:p>70.265859468281</text:p>
          </table:table-cell>
          <table:table-cell table:formula="of:=ABS([.E608]-[.B608])/0.0166667" office:value-type="float" office:value="704.518590962816" calcext:value-type="float">
            <text:p>704.518590962816</text:p>
          </table:table-cell>
          <table:table-cell table:formula="of:=([.F608]-[.C608])/0.0166667" office:value-type="float" office:value="28.6319427361143" calcext:value-type="float">
            <text:p>28.6319427361143</text:p>
          </table:table-cell>
          <table:table-cell table:formula="of:=DEGREES(ATAN(ABS([.F608]-[.C608])/ABS([.E608]-[.B608])))" office:value-type="float" office:value="2.32724476582246" calcext:value-type="float">
            <text:p>2.32724476582246</text:p>
          </table:table-cell>
          <table:table-cell table:formula="of:=SQRT(POWER([.H608];2)+POWER([.I608];2)+POWER([.J608];2))" office:value-type="float" office:value="708.592636261408" calcext:value-type="float">
            <text:p>708.592636261408</text:p>
          </table:table-cell>
        </table:table-row>
        <table:table-row table:style-name="ro1">
          <table:table-cell office:value-type="float" office:value="22.6566" calcext:value-type="float">
            <text:p>22.6566</text:p>
          </table:table-cell>
          <table:table-cell office:value-type="float" office:value="295.467" calcext:value-type="float">
            <text:p>295.467</text:p>
          </table:table-cell>
          <table:table-cell office:value-type="float" office:value="43.182" calcext:value-type="float">
            <text:p>43.182</text:p>
          </table:table-cell>
          <table:table-cell office:value-type="float" office:value="23.8818" calcext:value-type="float">
            <text:p>23.8818</text:p>
          </table:table-cell>
          <table:table-cell office:value-type="float" office:value="285.559" calcext:value-type="float">
            <text:p>285.559</text:p>
          </table:table-cell>
          <table:table-cell office:value-type="float" office:value="43.1603" calcext:value-type="float">
            <text:p>43.1603</text:p>
          </table:table-cell>
          <table:table-cell/>
          <table:table-cell table:formula="of:=([.D609]-[.A609])/0.0166667" office:value-type="float" office:value="73.5118529762939" calcext:value-type="float">
            <text:p>73.5118529762939</text:p>
          </table:table-cell>
          <table:table-cell table:formula="of:=ABS([.E609]-[.B609])/0.0166667" office:value-type="float" office:value="594.478811042375" calcext:value-type="float">
            <text:p>594.478811042375</text:p>
          </table:table-cell>
          <table:table-cell table:formula="of:=([.F609]-[.C609])/0.0166667" office:value-type="float" office:value="-1.30199739600537" calcext:value-type="float">
            <text:p>-1.30199739600537</text:p>
          </table:table-cell>
          <table:table-cell table:formula="of:=DEGREES(ATAN(ABS([.F609]-[.C609])/ABS([.E609]-[.B609])))" office:value-type="float" office:value="0.125486115005597" calcext:value-type="float">
            <text:p>0.125486115005597</text:p>
          </table:table-cell>
          <table:table-cell table:formula="of:=SQRT(POWER([.H609];2)+POWER([.I609];2)+POWER([.J609];2))" office:value-type="float" office:value="599.008133921054" calcext:value-type="float">
            <text:p>599.008133921054</text:p>
          </table:table-cell>
        </table:table-row>
        <table:table-row table:style-name="ro1">
          <table:table-cell office:value-type="float" office:value="20.8635" calcext:value-type="float">
            <text:p>20.8635</text:p>
          </table:table-cell>
          <table:table-cell office:value-type="float" office:value="297.764" calcext:value-type="float">
            <text:p>297.764</text:p>
          </table:table-cell>
          <table:table-cell office:value-type="float" office:value="43.3707" calcext:value-type="float">
            <text:p>43.3707</text:p>
          </table:table-cell>
          <table:table-cell office:value-type="float" office:value="22.3049" calcext:value-type="float">
            <text:p>22.3049</text:p>
          </table:table-cell>
          <table:table-cell office:value-type="float" office:value="286.252" calcext:value-type="float">
            <text:p>286.252</text:p>
          </table:table-cell>
          <table:table-cell office:value-type="float" office:value="43.8311" calcext:value-type="float">
            <text:p>43.8311</text:p>
          </table:table-cell>
          <table:table-cell/>
          <table:table-cell table:formula="of:=([.D610]-[.A610])/0.0166667" office:value-type="float" office:value="86.483827032346" calcext:value-type="float">
            <text:p>86.483827032346</text:p>
          </table:table-cell>
          <table:table-cell table:formula="of:=ABS([.E610]-[.B610])/0.0166667" office:value-type="float" office:value="690.718618562763" calcext:value-type="float">
            <text:p>690.718618562763</text:p>
          </table:table-cell>
          <table:table-cell table:formula="of:=([.F610]-[.C610])/0.0166667" office:value-type="float" office:value="27.6239447521105" calcext:value-type="float">
            <text:p>27.6239447521105</text:p>
          </table:table-cell>
          <table:table-cell table:formula="of:=DEGREES(ATAN(ABS([.F610]-[.C610])/ABS([.E610]-[.B610])))" office:value-type="float" office:value="2.29021251471231" calcext:value-type="float">
            <text:p>2.29021251471231</text:p>
          </table:table-cell>
          <table:table-cell table:formula="of:=SQRT(POWER([.H610];2)+POWER([.I610];2)+POWER([.J610];2))" office:value-type="float" office:value="696.659705086407" calcext:value-type="float">
            <text:p>696.659705086407</text:p>
          </table:table-cell>
        </table:table-row>
        <table:table-row table:style-name="ro1">
          <table:table-cell office:value-type="float" office:value="19.0455" calcext:value-type="float">
            <text:p>19.0455</text:p>
          </table:table-cell>
          <table:table-cell office:value-type="float" office:value="304.946" calcext:value-type="float">
            <text:p>304.946</text:p>
          </table:table-cell>
          <table:table-cell office:value-type="float" office:value="42.8301" calcext:value-type="float">
            <text:p>42.8301</text:p>
          </table:table-cell>
          <table:table-cell office:value-type="float" office:value="20.817" calcext:value-type="float">
            <text:p>20.817</text:p>
          </table:table-cell>
          <table:table-cell office:value-type="float" office:value="293.155" calcext:value-type="float">
            <text:p>293.155</text:p>
          </table:table-cell>
          <table:table-cell office:value-type="float" office:value="43.5551" calcext:value-type="float">
            <text:p>43.5551</text:p>
          </table:table-cell>
          <table:table-cell/>
          <table:table-cell table:formula="of:=([.D611]-[.A611])/0.0166667" office:value-type="float" office:value="106.289787420425" calcext:value-type="float">
            <text:p>106.289787420425</text:p>
          </table:table-cell>
          <table:table-cell table:formula="of:=ABS([.E611]-[.B611])/0.0166667" office:value-type="float" office:value="707.458585082833" calcext:value-type="float">
            <text:p>707.458585082833</text:p>
          </table:table-cell>
          <table:table-cell table:formula="of:=([.F611]-[.C611])/0.0166667" office:value-type="float" office:value="43.4999130001741" calcext:value-type="float">
            <text:p>43.4999130001741</text:p>
          </table:table-cell>
          <table:table-cell table:formula="of:=DEGREES(ATAN(ABS([.F611]-[.C611])/ABS([.E611]-[.B611])))" office:value-type="float" office:value="3.51854879895469" calcext:value-type="float">
            <text:p>3.51854879895469</text:p>
          </table:table-cell>
          <table:table-cell table:formula="of:=SQRT(POWER([.H611];2)+POWER([.I611];2)+POWER([.J611];2))" office:value-type="float" office:value="716.719897134373" calcext:value-type="float">
            <text:p>716.719897134373</text:p>
          </table:table-cell>
        </table:table-row>
        <table:table-row table:style-name="ro1">
          <table:table-cell office:value-type="float" office:value="18.8909" calcext:value-type="float">
            <text:p>18.8909</text:p>
          </table:table-cell>
          <table:table-cell office:value-type="float" office:value="306.462" calcext:value-type="float">
            <text:p>306.462</text:p>
          </table:table-cell>
          <table:table-cell office:value-type="float" office:value="42.8679" calcext:value-type="float">
            <text:p>42.8679</text:p>
          </table:table-cell>
          <table:table-cell office:value-type="float" office:value="20.6533" calcext:value-type="float">
            <text:p>20.6533</text:p>
          </table:table-cell>
          <table:table-cell office:value-type="float" office:value="294.653" calcext:value-type="float">
            <text:p>294.653</text:p>
          </table:table-cell>
          <table:table-cell office:value-type="float" office:value="43.3284" calcext:value-type="float">
            <text:p>43.3284</text:p>
          </table:table-cell>
          <table:table-cell/>
          <table:table-cell table:formula="of:=([.D612]-[.A612])/0.0166667" office:value-type="float" office:value="105.743788512423" calcext:value-type="float">
            <text:p>105.743788512423</text:p>
          </table:table-cell>
          <table:table-cell table:formula="of:=ABS([.E612]-[.B612])/0.0166667" office:value-type="float" office:value="708.538582922832" calcext:value-type="float">
            <text:p>708.538582922832</text:p>
          </table:table-cell>
          <table:table-cell table:formula="of:=([.F612]-[.C612])/0.0166667" office:value-type="float" office:value="27.6299447401107" calcext:value-type="float">
            <text:p>27.6299447401107</text:p>
          </table:table-cell>
          <table:table-cell table:formula="of:=DEGREES(ATAN(ABS([.F612]-[.C612])/ABS([.E612]-[.B612])))" office:value-type="float" office:value="2.23315645451313" calcext:value-type="float">
            <text:p>2.23315645451313</text:p>
          </table:table-cell>
          <table:table-cell table:formula="of:=SQRT(POWER([.H612];2)+POWER([.I612];2)+POWER([.J612];2))" office:value-type="float" office:value="716.918465479581" calcext:value-type="float">
            <text:p>716.918465479581</text:p>
          </table:table-cell>
        </table:table-row>
        <table:table-row table:style-name="ro1">
          <table:table-cell office:value-type="float" office:value="19.6793" calcext:value-type="float">
            <text:p>19.6793</text:p>
          </table:table-cell>
          <table:table-cell office:value-type="float" office:value="301.825" calcext:value-type="float">
            <text:p>301.825</text:p>
          </table:table-cell>
          <table:table-cell office:value-type="float" office:value="43.8146" calcext:value-type="float">
            <text:p>43.8146</text:p>
          </table:table-cell>
          <table:table-cell office:value-type="float" office:value="21.2641" calcext:value-type="float">
            <text:p>21.2641</text:p>
          </table:table-cell>
          <table:table-cell office:value-type="float" office:value="291.659" calcext:value-type="float">
            <text:p>291.659</text:p>
          </table:table-cell>
          <table:table-cell office:value-type="float" office:value="44.2905" calcext:value-type="float">
            <text:p>44.2905</text:p>
          </table:table-cell>
          <table:table-cell/>
          <table:table-cell table:formula="of:=([.D613]-[.A613])/0.0166667" office:value-type="float" office:value="95.0878098243802" calcext:value-type="float">
            <text:p>95.0878098243802</text:p>
          </table:table-cell>
          <table:table-cell table:formula="of:=ABS([.E613]-[.B613])/0.0166667" office:value-type="float" office:value="609.95878008244" calcext:value-type="float">
            <text:p>609.95878008244</text:p>
          </table:table-cell>
          <table:table-cell table:formula="of:=([.F613]-[.C613])/0.0166667" office:value-type="float" office:value="28.5539428921144" calcext:value-type="float">
            <text:p>28.5539428921144</text:p>
          </table:table-cell>
          <table:table-cell table:formula="of:=DEGREES(ATAN(ABS([.F613]-[.C613])/ABS([.E613]-[.B613])))" office:value-type="float" office:value="2.68022521168209" calcext:value-type="float">
            <text:p>2.68022521168209</text:p>
          </table:table-cell>
          <table:table-cell table:formula="of:=SQRT(POWER([.H613];2)+POWER([.I613];2)+POWER([.J613];2))" office:value-type="float" office:value="617.986029479261" calcext:value-type="float">
            <text:p>617.986029479261</text:p>
          </table:table-cell>
        </table:table-row>
        <table:table-row table:style-name="ro1">
          <table:table-cell office:value-type="float" office:value="22.0726" calcext:value-type="float">
            <text:p>22.0726</text:p>
          </table:table-cell>
          <table:table-cell office:value-type="float" office:value="301.382" calcext:value-type="float">
            <text:p>301.382</text:p>
          </table:table-cell>
          <table:table-cell office:value-type="float" office:value="43.0706" calcext:value-type="float">
            <text:p>43.0706</text:p>
          </table:table-cell>
          <table:table-cell office:value-type="float" office:value="23.0309" calcext:value-type="float">
            <text:p>23.0309</text:p>
          </table:table-cell>
          <table:table-cell office:value-type="float" office:value="294.16" calcext:value-type="float">
            <text:p>294.16</text:p>
          </table:table-cell>
          <table:table-cell office:value-type="float" office:value="42.8617" calcext:value-type="float">
            <text:p>42.8617</text:p>
          </table:table-cell>
          <table:table-cell/>
          <table:table-cell table:formula="of:=([.D614]-[.A614])/0.0166667" office:value-type="float" office:value="57.4978850042299" calcext:value-type="float">
            <text:p>57.4978850042299</text:p>
          </table:table-cell>
          <table:table-cell table:formula="of:=ABS([.E614]-[.B614])/0.0166667" office:value-type="float" office:value="433.319133361732" calcext:value-type="float">
            <text:p>433.319133361732</text:p>
          </table:table-cell>
          <table:table-cell table:formula="of:=([.F614]-[.C614])/0.0166667" office:value-type="float" office:value="-12.5339749320501" calcext:value-type="float">
            <text:p>-12.5339749320501</text:p>
          </table:table-cell>
          <table:table-cell table:formula="of:=DEGREES(ATAN(ABS([.F614]-[.C614])/ABS([.E614]-[.B614])))" office:value-type="float" office:value="1.65684739638732" calcext:value-type="float">
            <text:p>1.65684739638732</text:p>
          </table:table-cell>
          <table:table-cell table:formula="of:=SQRT(POWER([.H614];2)+POWER([.I614];2)+POWER([.J614];2))" office:value-type="float" office:value="437.296899880298" calcext:value-type="float">
            <text:p>437.296899880298</text:p>
          </table:table-cell>
        </table:table-row>
        <table:table-row table:style-name="ro1">
          <table:table-cell office:value-type="float" office:value="30.3412" calcext:value-type="float">
            <text:p>30.3412</text:p>
          </table:table-cell>
          <table:table-cell office:value-type="float" office:value="304.153" calcext:value-type="float">
            <text:p>304.153</text:p>
          </table:table-cell>
          <table:table-cell office:value-type="float" office:value="43.612" calcext:value-type="float">
            <text:p>43.612</text:p>
          </table:table-cell>
          <table:table-cell office:value-type="float" office:value="30.0409" calcext:value-type="float">
            <text:p>30.0409</text:p>
          </table:table-cell>
          <table:table-cell office:value-type="float" office:value="295.001" calcext:value-type="float">
            <text:p>295.001</text:p>
          </table:table-cell>
          <table:table-cell office:value-type="float" office:value="43.6876" calcext:value-type="float">
            <text:p>43.6876</text:p>
          </table:table-cell>
          <table:table-cell/>
          <table:table-cell table:formula="of:=([.D615]-[.A615])/0.0166667" office:value-type="float" office:value="-18.0179639640721" calcext:value-type="float">
            <text:p>-18.0179639640721</text:p>
          </table:table-cell>
          <table:table-cell table:formula="of:=ABS([.E615]-[.B615])/0.0166667" office:value-type="float" office:value="549.118901762199" calcext:value-type="float">
            <text:p>549.118901762199</text:p>
          </table:table-cell>
          <table:table-cell table:formula="of:=([.F615]-[.C615])/0.0166667" office:value-type="float" office:value="4.53599092801823" calcext:value-type="float">
            <text:p>4.53599092801823</text:p>
          </table:table-cell>
          <table:table-cell table:formula="of:=DEGREES(ATAN(ABS([.F615]-[.C615])/ABS([.E615]-[.B615])))" office:value-type="float" office:value="0.473280420987467" calcext:value-type="float">
            <text:p>0.473280420987467</text:p>
          </table:table-cell>
          <table:table-cell table:formula="of:=SQRT(POWER([.H615];2)+POWER([.I615];2)+POWER([.J615];2))" office:value-type="float" office:value="549.433153815488" calcext:value-type="float">
            <text:p>549.433153815488</text:p>
          </table:table-cell>
        </table:table-row>
        <table:table-row table:style-name="ro1">
          <table:table-cell office:value-type="float" office:value="54.5011" calcext:value-type="float">
            <text:p>54.5011</text:p>
          </table:table-cell>
          <table:table-cell office:value-type="float" office:value="297.153" calcext:value-type="float">
            <text:p>297.153</text:p>
          </table:table-cell>
          <table:table-cell office:value-type="float" office:value="43.107" calcext:value-type="float">
            <text:p>43.107</text:p>
          </table:table-cell>
          <table:table-cell office:value-type="float" office:value="54.3237" calcext:value-type="float">
            <text:p>54.3237</text:p>
          </table:table-cell>
          <table:table-cell office:value-type="float" office:value="287.295" calcext:value-type="float">
            <text:p>287.295</text:p>
          </table:table-cell>
          <table:table-cell office:value-type="float" office:value="43.3311" calcext:value-type="float">
            <text:p>43.3311</text:p>
          </table:table-cell>
          <table:table-cell/>
          <table:table-cell table:formula="of:=([.D616]-[.A616])/0.0166667" office:value-type="float" office:value="-10.6439787120425" calcext:value-type="float">
            <text:p>-10.6439787120425</text:p>
          </table:table-cell>
          <table:table-cell table:formula="of:=ABS([.E616]-[.B616])/0.0166667" office:value-type="float" office:value="591.478817042366" calcext:value-type="float">
            <text:p>591.478817042366</text:p>
          </table:table-cell>
          <table:table-cell table:formula="of:=([.F616]-[.C616])/0.0166667" office:value-type="float" office:value="13.4459731080538" calcext:value-type="float">
            <text:p>13.4459731080538</text:p>
          </table:table-cell>
          <table:table-cell table:formula="of:=DEGREES(ATAN(ABS([.F616]-[.C616])/ABS([.E616]-[.B616])))" office:value-type="float" office:value="1.30226953304845" calcext:value-type="float">
            <text:p>1.30226953304845</text:p>
          </table:table-cell>
          <table:table-cell table:formula="of:=SQRT(POWER([.H616];2)+POWER([.I616];2)+POWER([.J616];2))" office:value-type="float" office:value="591.727369221233" calcext:value-type="float">
            <text:p>591.727369221233</text:p>
          </table:table-cell>
        </table:table-row>
        <table:table-row table:style-name="ro1">
          <table:table-cell office:value-type="float" office:value="72.6172" calcext:value-type="float">
            <text:p>72.6172</text:p>
          </table:table-cell>
          <table:table-cell office:value-type="float" office:value="308.147" calcext:value-type="float">
            <text:p>308.147</text:p>
          </table:table-cell>
          <table:table-cell office:value-type="float" office:value="42.8579" calcext:value-type="float">
            <text:p>42.8579</text:p>
          </table:table-cell>
          <table:table-cell office:value-type="float" office:value="72.8586" calcext:value-type="float">
            <text:p>72.8586</text:p>
          </table:table-cell>
          <table:table-cell office:value-type="float" office:value="299.666" calcext:value-type="float">
            <text:p>299.666</text:p>
          </table:table-cell>
          <table:table-cell office:value-type="float" office:value="42.8105" calcext:value-type="float">
            <text:p>42.8105</text:p>
          </table:table-cell>
          <table:table-cell/>
          <table:table-cell table:formula="of:=([.D617]-[.A617])/0.0166667" office:value-type="float" office:value="14.4839710320579" calcext:value-type="float">
            <text:p>14.4839710320579</text:p>
          </table:table-cell>
          <table:table-cell table:formula="of:=ABS([.E617]-[.B617])/0.0166667" office:value-type="float" office:value="508.858982282035" calcext:value-type="float">
            <text:p>508.858982282035</text:p>
          </table:table-cell>
          <table:table-cell table:formula="of:=([.F617]-[.C617])/0.0166667" office:value-type="float" office:value="-2.84399431201157" calcext:value-type="float">
            <text:p>-2.84399431201157</text:p>
          </table:table-cell>
          <table:table-cell table:formula="of:=DEGREES(ATAN(ABS([.F617]-[.C617])/ABS([.E617]-[.B617])))" office:value-type="float" office:value="0.320220689997391" calcext:value-type="float">
            <text:p>0.320220689997391</text:p>
          </table:table-cell>
          <table:table-cell table:formula="of:=SQRT(POWER([.H617];2)+POWER([.I617];2)+POWER([.J617];2))" office:value-type="float" office:value="509.073017915518" calcext:value-type="float">
            <text:p>509.073017915518</text:p>
          </table:table-cell>
        </table:table-row>
        <table:table-row table:style-name="ro1">
          <table:table-cell office:value-type="float" office:value="71.0048" calcext:value-type="float">
            <text:p>71.0048</text:p>
          </table:table-cell>
          <table:table-cell office:value-type="float" office:value="306.776" calcext:value-type="float">
            <text:p>306.776</text:p>
          </table:table-cell>
          <table:table-cell office:value-type="float" office:value="42.02" calcext:value-type="float">
            <text:p>42.02</text:p>
          </table:table-cell>
          <table:table-cell office:value-type="float" office:value="70.7509" calcext:value-type="float">
            <text:p>70.7509</text:p>
          </table:table-cell>
          <table:table-cell office:value-type="float" office:value="295.464" calcext:value-type="float">
            <text:p>295.464</text:p>
          </table:table-cell>
          <table:table-cell office:value-type="float" office:value="42.1721" calcext:value-type="float">
            <text:p>42.1721</text:p>
          </table:table-cell>
          <table:table-cell/>
          <table:table-cell table:formula="of:=([.D618]-[.A618])/0.0166667" office:value-type="float" office:value="-15.233969532061" calcext:value-type="float">
            <text:p>-15.233969532061</text:p>
          </table:table-cell>
          <table:table-cell table:formula="of:=ABS([.E618]-[.B618])/0.0166667" office:value-type="float" office:value="678.718642562716" calcext:value-type="float">
            <text:p>678.718642562716</text:p>
          </table:table-cell>
          <table:table-cell table:formula="of:=([.F618]-[.C618])/0.0166667" office:value-type="float" office:value="9.12598174803634" calcext:value-type="float">
            <text:p>9.12598174803634</text:p>
          </table:table-cell>
          <table:table-cell table:formula="of:=DEGREES(ATAN(ABS([.F618]-[.C618])/ABS([.E618]-[.B618])))" office:value-type="float" office:value="0.770346794415216" calcext:value-type="float">
            <text:p>0.770346794415216</text:p>
          </table:table-cell>
          <table:table-cell table:formula="of:=SQRT(POWER([.H618];2)+POWER([.I618];2)+POWER([.J618];2))" office:value-type="float" office:value="678.950921004416" calcext:value-type="float">
            <text:p>678.950921004416</text:p>
          </table:table-cell>
        </table:table-row>
        <table:table-row table:style-name="ro1">
          <table:table-cell office:value-type="float" office:value="71.8104" calcext:value-type="float">
            <text:p>71.8104</text:p>
          </table:table-cell>
          <table:table-cell office:value-type="float" office:value="309.707" calcext:value-type="float">
            <text:p>309.707</text:p>
          </table:table-cell>
          <table:table-cell office:value-type="float" office:value="42.1036" calcext:value-type="float">
            <text:p>42.1036</text:p>
          </table:table-cell>
          <table:table-cell office:value-type="float" office:value="72.0618" calcext:value-type="float">
            <text:p>72.0618</text:p>
          </table:table-cell>
          <table:table-cell office:value-type="float" office:value="296.893" calcext:value-type="float">
            <text:p>296.893</text:p>
          </table:table-cell>
          <table:table-cell office:value-type="float" office:value="42.459" calcext:value-type="float">
            <text:p>42.459</text:p>
          </table:table-cell>
          <table:table-cell/>
          <table:table-cell table:formula="of:=([.D619]-[.A619])/0.0166667" office:value-type="float" office:value="15.0839698320606" calcext:value-type="float">
            <text:p>15.0839698320606</text:p>
          </table:table-cell>
          <table:table-cell table:formula="of:=ABS([.E619]-[.B619])/0.0166667" office:value-type="float" office:value="768.838462323077" calcext:value-type="float">
            <text:p>768.838462323077</text:p>
          </table:table-cell>
          <table:table-cell table:formula="of:=([.F619]-[.C619])/0.0166667" office:value-type="float" office:value="21.3239573520855" calcext:value-type="float">
            <text:p>21.3239573520855</text:p>
          </table:table-cell>
          <table:table-cell table:formula="of:=DEGREES(ATAN(ABS([.F619]-[.C619])/ABS([.E619]-[.B619])))" office:value-type="float" office:value="1.58870774782828" calcext:value-type="float">
            <text:p>1.58870774782828</text:p>
          </table:table-cell>
          <table:table-cell table:formula="of:=SQRT(POWER([.H619];2)+POWER([.I619];2)+POWER([.J619];2))" office:value-type="float" office:value="769.282014901142" calcext:value-type="float">
            <text:p>769.282014901142</text:p>
          </table:table-cell>
        </table:table-row>
        <table:table-row table:style-name="ro1">
          <table:table-cell office:value-type="float" office:value="72.0764" calcext:value-type="float">
            <text:p>72.0764</text:p>
          </table:table-cell>
          <table:table-cell office:value-type="float" office:value="305.263" calcext:value-type="float">
            <text:p>305.263</text:p>
          </table:table-cell>
          <table:table-cell office:value-type="float" office:value="42.7638" calcext:value-type="float">
            <text:p>42.7638</text:p>
          </table:table-cell>
          <table:table-cell office:value-type="float" office:value="72.3204" calcext:value-type="float">
            <text:p>72.3204</text:p>
          </table:table-cell>
          <table:table-cell office:value-type="float" office:value="292.619" calcext:value-type="float">
            <text:p>292.619</text:p>
          </table:table-cell>
          <table:table-cell office:value-type="float" office:value="43.3647" calcext:value-type="float">
            <text:p>43.3647</text:p>
          </table:table-cell>
          <table:table-cell/>
          <table:table-cell table:formula="of:=([.D620]-[.A620])/0.0166667" office:value-type="float" office:value="14.6399707200585" calcext:value-type="float">
            <text:p>14.6399707200585</text:p>
          </table:table-cell>
          <table:table-cell table:formula="of:=ABS([.E620]-[.B620])/0.0166667" office:value-type="float" office:value="758.638482723032" calcext:value-type="float">
            <text:p>758.638482723032</text:p>
          </table:table-cell>
          <table:table-cell table:formula="of:=([.F620]-[.C620])/0.0166667" office:value-type="float" office:value="36.053927892144" calcext:value-type="float">
            <text:p>36.053927892144</text:p>
          </table:table-cell>
          <table:table-cell table:formula="of:=DEGREES(ATAN(ABS([.F620]-[.C620])/ABS([.E620]-[.B620])))" office:value-type="float" office:value="2.72090704988781" calcext:value-type="float">
            <text:p>2.72090704988781</text:p>
          </table:table-cell>
          <table:table-cell table:formula="of:=SQRT(POWER([.H620];2)+POWER([.I620];2)+POWER([.J620];2))" office:value-type="float" office:value="759.635808744848" calcext:value-type="float">
            <text:p>759.635808744848</text:p>
          </table:table-cell>
        </table:table-row>
        <table:table-row table:style-name="ro1">
          <table:table-cell office:value-type="float" office:value="71.5458" calcext:value-type="float">
            <text:p>71.5458</text:p>
          </table:table-cell>
          <table:table-cell office:value-type="float" office:value="300.816" calcext:value-type="float">
            <text:p>300.816</text:p>
          </table:table-cell>
          <table:table-cell office:value-type="float" office:value="43.4318" calcext:value-type="float">
            <text:p>43.4318</text:p>
          </table:table-cell>
          <table:table-cell office:value-type="float" office:value="71.2835" calcext:value-type="float">
            <text:p>71.2835</text:p>
          </table:table-cell>
          <table:table-cell office:value-type="float" office:value="291.102" calcext:value-type="float">
            <text:p>291.102</text:p>
          </table:table-cell>
          <table:table-cell office:value-type="float" office:value="43.6049" calcext:value-type="float">
            <text:p>43.6049</text:p>
          </table:table-cell>
          <table:table-cell/>
          <table:table-cell table:formula="of:=([.D621]-[.A621])/0.0166667" office:value-type="float" office:value="-15.7379685240627" calcext:value-type="float">
            <text:p>-15.7379685240627</text:p>
          </table:table-cell>
          <table:table-cell table:formula="of:=ABS([.E621]-[.B621])/0.0166667" office:value-type="float" office:value="582.838834322331" calcext:value-type="float">
            <text:p>582.838834322331</text:p>
          </table:table-cell>
          <table:table-cell table:formula="of:=([.F621]-[.C621])/0.0166667" office:value-type="float" office:value="10.3859792280414" calcext:value-type="float">
            <text:p>10.3859792280414</text:p>
          </table:table-cell>
          <table:table-cell table:formula="of:=DEGREES(ATAN(ABS([.F621]-[.C621])/ABS([.E621]-[.B621])))" office:value-type="float" office:value="1.02088221724281" calcext:value-type="float">
            <text:p>1.02088221724281</text:p>
          </table:table-cell>
          <table:table-cell table:formula="of:=SQRT(POWER([.H621];2)+POWER([.I621];2)+POWER([.J621];2))" office:value-type="float" office:value="583.143772162581" calcext:value-type="float">
            <text:p>583.143772162581</text:p>
          </table:table-cell>
        </table:table-row>
        <table:table-row table:style-name="ro1">
          <table:table-cell office:value-type="float" office:value="72.6106" calcext:value-type="float">
            <text:p>72.6106</text:p>
          </table:table-cell>
          <table:table-cell office:value-type="float" office:value="306.857" calcext:value-type="float">
            <text:p>306.857</text:p>
          </table:table-cell>
          <table:table-cell office:value-type="float" office:value="42.2571" calcext:value-type="float">
            <text:p>42.2571</text:p>
          </table:table-cell>
          <table:table-cell office:value-type="float" office:value="72.8417" calcext:value-type="float">
            <text:p>72.8417</text:p>
          </table:table-cell>
          <table:table-cell office:value-type="float" office:value="294.14" calcext:value-type="float">
            <text:p>294.14</text:p>
          </table:table-cell>
          <table:table-cell office:value-type="float" office:value="42.8714" calcext:value-type="float">
            <text:p>42.8714</text:p>
          </table:table-cell>
          <table:table-cell/>
          <table:table-cell table:formula="of:=([.D622]-[.A622])/0.0166667" office:value-type="float" office:value="13.8659722680553" calcext:value-type="float">
            <text:p>13.8659722680553</text:p>
          </table:table-cell>
          <table:table-cell table:formula="of:=ABS([.E622]-[.B622])/0.0166667" office:value-type="float" office:value="763.018473963055" calcext:value-type="float">
            <text:p>763.018473963055</text:p>
          </table:table-cell>
          <table:table-cell table:formula="of:=([.F622]-[.C622])/0.0166667" office:value-type="float" office:value="36.8579262841474" calcext:value-type="float">
            <text:p>36.8579262841474</text:p>
          </table:table-cell>
          <table:table-cell table:formula="of:=DEGREES(ATAN(ABS([.F622]-[.C622])/ABS([.E622]-[.B622])))" office:value-type="float" office:value="2.7655468579794" calcext:value-type="float">
            <text:p>2.7655468579794</text:p>
          </table:table-cell>
          <table:table-cell table:formula="of:=SQRT(POWER([.H622];2)+POWER([.I622];2)+POWER([.J622];2))" office:value-type="float" office:value="764.034006786226" calcext:value-type="float">
            <text:p>764.034006786226</text:p>
          </table:table-cell>
        </table:table-row>
        <table:table-row table:style-name="ro1">
          <table:table-cell office:value-type="float" office:value="71.8099" calcext:value-type="float">
            <text:p>71.8099</text:p>
          </table:table-cell>
          <table:table-cell office:value-type="float" office:value="303.765" calcext:value-type="float">
            <text:p>303.765</text:p>
          </table:table-cell>
          <table:table-cell office:value-type="float" office:value="42.9896" calcext:value-type="float">
            <text:p>42.9896</text:p>
          </table:table-cell>
          <table:table-cell office:value-type="float" office:value="72.3157" calcext:value-type="float">
            <text:p>72.3157</text:p>
          </table:table-cell>
          <table:table-cell office:value-type="float" office:value="289.873" calcext:value-type="float">
            <text:p>289.873</text:p>
          </table:table-cell>
          <table:table-cell office:value-type="float" office:value="43.5265" calcext:value-type="float">
            <text:p>43.5265</text:p>
          </table:table-cell>
          <table:table-cell/>
          <table:table-cell table:formula="of:=([.D623]-[.A623])/0.0166667" office:value-type="float" office:value="30.3479393041219" calcext:value-type="float">
            <text:p>30.3479393041219</text:p>
          </table:table-cell>
          <table:table-cell table:formula="of:=ABS([.E623]-[.B623])/0.0166667" office:value-type="float" office:value="833.518332963334" calcext:value-type="float">
            <text:p>833.518332963334</text:p>
          </table:table-cell>
          <table:table-cell table:formula="of:=([.F623]-[.C623])/0.0166667" office:value-type="float" office:value="32.2139355721286" calcext:value-type="float">
            <text:p>32.2139355721286</text:p>
          </table:table-cell>
          <table:table-cell table:formula="of:=DEGREES(ATAN(ABS([.F623]-[.C623])/ABS([.E623]-[.B623])))" office:value-type="float" office:value="2.21327393440793" calcext:value-type="float">
            <text:p>2.21327393440793</text:p>
          </table:table-cell>
          <table:table-cell table:formula="of:=SQRT(POWER([.H623];2)+POWER([.I623];2)+POWER([.J623];2))" office:value-type="float" office:value="834.69248615944" calcext:value-type="float">
            <text:p>834.69248615944</text:p>
          </table:table-cell>
        </table:table-row>
        <table:table-row table:style-name="ro1">
          <table:table-cell office:value-type="float" office:value="71.8132" calcext:value-type="float">
            <text:p>71.8132</text:p>
          </table:table-cell>
          <table:table-cell office:value-type="float" office:value="303.634" calcext:value-type="float">
            <text:p>303.634</text:p>
          </table:table-cell>
          <table:table-cell office:value-type="float" office:value="43.5333" calcext:value-type="float">
            <text:p>43.5333</text:p>
          </table:table-cell>
          <table:table-cell office:value-type="float" office:value="71.806" calcext:value-type="float">
            <text:p>71.806</text:p>
          </table:table-cell>
          <table:table-cell office:value-type="float" office:value="293.8" calcext:value-type="float">
            <text:p>293.8</text:p>
          </table:table-cell>
          <table:table-cell office:value-type="float" office:value="43.9617" calcext:value-type="float">
            <text:p>43.9617</text:p>
          </table:table-cell>
          <table:table-cell/>
          <table:table-cell table:formula="of:=([.D624]-[.A624])/0.0166667" office:value-type="float" office:value="-0.431999136001574" calcext:value-type="float">
            <text:p>-0.431999136001574</text:p>
          </table:table-cell>
          <table:table-cell table:formula="of:=ABS([.E624]-[.B624])/0.0166667" office:value-type="float" office:value="590.03881992236" calcext:value-type="float">
            <text:p>590.03881992236</text:p>
          </table:table-cell>
          <table:table-cell table:formula="of:=([.F624]-[.C624])/0.0166667" office:value-type="float" office:value="25.703948592103" calcext:value-type="float">
            <text:p>25.703948592103</text:p>
          </table:table-cell>
          <table:table-cell table:formula="of:=DEGREES(ATAN(ABS([.F624]-[.C624])/ABS([.E624]-[.B624])))" office:value-type="float" office:value="2.49440741660321" calcext:value-type="float">
            <text:p>2.49440741660321</text:p>
          </table:table-cell>
          <table:table-cell table:formula="of:=SQRT(POWER([.H624];2)+POWER([.I624];2)+POWER([.J624];2))" office:value-type="float" office:value="590.598585006645" calcext:value-type="float">
            <text:p>590.598585006645</text:p>
          </table:table-cell>
        </table:table-row>
        <table:table-row table:style-name="ro1">
          <table:table-cell office:value-type="float" office:value="71.5451" calcext:value-type="float">
            <text:p>71.5451</text:p>
          </table:table-cell>
          <table:table-cell office:value-type="float" office:value="302.286" calcext:value-type="float">
            <text:p>302.286</text:p>
          </table:table-cell>
          <table:table-cell office:value-type="float" office:value="43.2126" calcext:value-type="float">
            <text:p>43.2126</text:p>
          </table:table-cell>
          <table:table-cell office:value-type="float" office:value="71.5413" calcext:value-type="float">
            <text:p>71.5413</text:p>
          </table:table-cell>
          <table:table-cell office:value-type="float" office:value="289.802" calcext:value-type="float">
            <text:p>289.802</text:p>
          </table:table-cell>
          <table:table-cell office:value-type="float" office:value="43.5447" calcext:value-type="float">
            <text:p>43.5447</text:p>
          </table:table-cell>
          <table:table-cell/>
          <table:table-cell table:formula="of:=([.D625]-[.A625])/0.0166667" office:value-type="float" office:value="-0.227999544000807" calcext:value-type="float">
            <text:p>-0.227999544000807</text:p>
          </table:table-cell>
          <table:table-cell table:formula="of:=ABS([.E625]-[.B625])/0.0166667" office:value-type="float" office:value="749.038501922995" calcext:value-type="float">
            <text:p>749.038501922995</text:p>
          </table:table-cell>
          <table:table-cell table:formula="of:=([.F625]-[.C625])/0.0166667" office:value-type="float" office:value="19.9259601480795" calcext:value-type="float">
            <text:p>19.9259601480795</text:p>
          </table:table-cell>
          <table:table-cell table:formula="of:=DEGREES(ATAN(ABS([.F625]-[.C625])/ABS([.E625]-[.B625])))" office:value-type="float" office:value="1.52382584018359" calcext:value-type="float">
            <text:p>1.52382584018359</text:p>
          </table:table-cell>
          <table:table-cell table:formula="of:=SQRT(POWER([.H625];2)+POWER([.I625];2)+POWER([.J625];2))" office:value-type="float" office:value="749.303525438563" calcext:value-type="float">
            <text:p>749.303525438563</text:p>
          </table:table-cell>
        </table:table-row>
        <table:table-row table:style-name="ro1">
          <table:table-cell office:value-type="float" office:value="71.8169" calcext:value-type="float">
            <text:p>71.8169</text:p>
          </table:table-cell>
          <table:table-cell office:value-type="float" office:value="309.453" calcext:value-type="float">
            <text:p>309.453</text:p>
          </table:table-cell>
          <table:table-cell office:value-type="float" office:value="43.2022" calcext:value-type="float">
            <text:p>43.2022</text:p>
          </table:table-cell>
          <table:table-cell office:value-type="float" office:value="71.8094" calcext:value-type="float">
            <text:p>71.8094</text:p>
          </table:table-cell>
          <table:table-cell office:value-type="float" office:value="296.521" calcext:value-type="float">
            <text:p>296.521</text:p>
          </table:table-cell>
          <table:table-cell office:value-type="float" office:value="44.0698" calcext:value-type="float">
            <text:p>44.0698</text:p>
          </table:table-cell>
          <table:table-cell/>
          <table:table-cell table:formula="of:=([.D626]-[.A626])/0.0166667" office:value-type="float" office:value="-0.449999100002243" calcext:value-type="float">
            <text:p>-0.449999100002243</text:p>
          </table:table-cell>
          <table:table-cell table:formula="of:=ABS([.E626]-[.B626])/0.0166667" office:value-type="float" office:value="775.918448163101" calcext:value-type="float">
            <text:p>775.918448163101</text:p>
          </table:table-cell>
          <table:table-cell table:formula="of:=([.F626]-[.C626])/0.0166667" office:value-type="float" office:value="52.0558958882084" calcext:value-type="float">
            <text:p>52.0558958882084</text:p>
          </table:table-cell>
          <table:table-cell table:formula="of:=DEGREES(ATAN(ABS([.F626]-[.C626])/ABS([.E626]-[.B626])))" office:value-type="float" office:value="3.83818728752412" calcext:value-type="float">
            <text:p>3.83818728752412</text:p>
          </table:table-cell>
          <table:table-cell table:formula="of:=SQRT(POWER([.H626];2)+POWER([.I626];2)+POWER([.J626];2))" office:value-type="float" office:value="777.662817033031" calcext:value-type="float">
            <text:p>777.662817033031</text:p>
          </table:table-cell>
        </table:table-row>
        <table:table-row table:style-name="ro1">
          <table:table-cell office:value-type="float" office:value="71.5474" calcext:value-type="float">
            <text:p>71.5474</text:p>
          </table:table-cell>
          <table:table-cell office:value-type="float" office:value="307.999" calcext:value-type="float">
            <text:p>307.999</text:p>
          </table:table-cell>
          <table:table-cell office:value-type="float" office:value="43.1541" calcext:value-type="float">
            <text:p>43.1541</text:p>
          </table:table-cell>
          <table:table-cell office:value-type="float" office:value="71.5445" calcext:value-type="float">
            <text:p>71.5445</text:p>
          </table:table-cell>
          <table:table-cell office:value-type="float" office:value="296.614" calcext:value-type="float">
            <text:p>296.614</text:p>
          </table:table-cell>
          <table:table-cell office:value-type="float" office:value="43.5415" calcext:value-type="float">
            <text:p>43.5415</text:p>
          </table:table-cell>
          <table:table-cell/>
          <table:table-cell table:formula="of:=([.D627]-[.A627])/0.0166667" office:value-type="float" office:value="-0.173999652000504" calcext:value-type="float">
            <text:p>-0.173999652000504</text:p>
          </table:table-cell>
          <table:table-cell table:formula="of:=ABS([.E627]-[.B627])/0.0166667" office:value-type="float" office:value="683.098633802735" calcext:value-type="float">
            <text:p>683.098633802735</text:p>
          </table:table-cell>
          <table:table-cell table:formula="of:=([.F627]-[.C627])/0.0166667" office:value-type="float" office:value="23.2439535120929" calcext:value-type="float">
            <text:p>23.2439535120929</text:p>
          </table:table-cell>
          <table:table-cell table:formula="of:=DEGREES(ATAN(ABS([.F627]-[.C627])/ABS([.E627]-[.B627])))" office:value-type="float" office:value="1.94886466561594" calcext:value-type="float">
            <text:p>1.94886466561594</text:p>
          </table:table-cell>
          <table:table-cell table:formula="of:=SQRT(POWER([.H627];2)+POWER([.I627];2)+POWER([.J627];2))" office:value-type="float" office:value="683.494005207006" calcext:value-type="float">
            <text:p>683.494005207006</text:p>
          </table:table-cell>
        </table:table-row>
        <table:table-row table:style-name="ro1">
          <table:table-cell office:value-type="float" office:value="71.2758" calcext:value-type="float">
            <text:p>71.2758</text:p>
          </table:table-cell>
          <table:table-cell office:value-type="float" office:value="306.685" calcext:value-type="float">
            <text:p>306.685</text:p>
          </table:table-cell>
          <table:table-cell office:value-type="float" office:value="42.5592" calcext:value-type="float">
            <text:p>42.5592</text:p>
          </table:table-cell>
          <table:table-cell office:value-type="float" office:value="71.2787" calcext:value-type="float">
            <text:p>71.2787</text:p>
          </table:table-cell>
          <table:table-cell office:value-type="float" office:value="293.99" calcext:value-type="float">
            <text:p>293.99</text:p>
          </table:table-cell>
          <table:table-cell office:value-type="float" office:value="42.9087" calcext:value-type="float">
            <text:p>42.9087</text:p>
          </table:table-cell>
          <table:table-cell/>
          <table:table-cell table:formula="of:=([.D628]-[.A628])/0.0166667" office:value-type="float" office:value="0.173999652000504" calcext:value-type="float">
            <text:p>0.173999652000504</text:p>
          </table:table-cell>
          <table:table-cell table:formula="of:=ABS([.E628]-[.B628])/0.0166667" office:value-type="float" office:value="761.698476603046" calcext:value-type="float">
            <text:p>761.698476603046</text:p>
          </table:table-cell>
          <table:table-cell table:formula="of:=([.F628]-[.C628])/0.0166667" office:value-type="float" office:value="20.9699580600842" calcext:value-type="float">
            <text:p>20.9699580600842</text:p>
          </table:table-cell>
          <table:table-cell table:formula="of:=DEGREES(ATAN(ABS([.F628]-[.C628])/ABS([.E628]-[.B628])))" office:value-type="float" office:value="1.57698448915571" calcext:value-type="float">
            <text:p>1.57698448915571</text:p>
          </table:table-cell>
          <table:table-cell table:formula="of:=SQRT(POWER([.H628];2)+POWER([.I628];2)+POWER([.J628];2))" office:value-type="float" office:value="761.987098759764" calcext:value-type="float">
            <text:p>761.987098759764</text:p>
          </table:table-cell>
        </table:table-row>
        <table:table-row table:style-name="ro1">
          <table:table-cell office:value-type="float" office:value="72.3408" calcext:value-type="float">
            <text:p>72.3408</text:p>
          </table:table-cell>
          <table:table-cell office:value-type="float" office:value="302.279" calcext:value-type="float">
            <text:p>302.279</text:p>
          </table:table-cell>
          <table:table-cell office:value-type="float" office:value="43.4676" calcext:value-type="float">
            <text:p>43.4676</text:p>
          </table:table-cell>
          <table:table-cell office:value-type="float" office:value="72.3249" calcext:value-type="float">
            <text:p>72.3249</text:p>
          </table:table-cell>
          <table:table-cell office:value-type="float" office:value="293.904" calcext:value-type="float">
            <text:p>293.904</text:p>
          </table:table-cell>
          <table:table-cell office:value-type="float" office:value="43.6841" calcext:value-type="float">
            <text:p>43.6841</text:p>
          </table:table-cell>
          <table:table-cell/>
          <table:table-cell table:formula="of:=([.D629]-[.A629])/0.0166667" office:value-type="float" office:value="-0.953998092003937" calcext:value-type="float">
            <text:p>-0.953998092003937</text:p>
          </table:table-cell>
          <table:table-cell table:formula="of:=ABS([.E629]-[.B629])/0.0166667" office:value-type="float" office:value="502.49899500201" calcext:value-type="float">
            <text:p>502.49899500201</text:p>
          </table:table-cell>
          <table:table-cell table:formula="of:=([.F629]-[.C629])/0.0166667" office:value-type="float" office:value="12.9899740200522" calcext:value-type="float">
            <text:p>12.9899740200522</text:p>
          </table:table-cell>
          <table:table-cell table:formula="of:=DEGREES(ATAN(ABS([.F629]-[.C629])/ABS([.E629]-[.B629])))" office:value-type="float" office:value="1.48080886157396" calcext:value-type="float">
            <text:p>1.48080886157396</text:p>
          </table:table-cell>
          <table:table-cell table:formula="of:=SQRT(POWER([.H629];2)+POWER([.I629];2)+POWER([.J629];2))" office:value-type="float" office:value="502.667772505291" calcext:value-type="float">
            <text:p>502.667772505291</text:p>
          </table:table-cell>
        </table:table-row>
        <table:table-row table:style-name="ro1">
          <table:table-cell office:value-type="float" office:value="71.5448" calcext:value-type="float">
            <text:p>71.5448</text:p>
          </table:table-cell>
          <table:table-cell office:value-type="float" office:value="299.435" calcext:value-type="float">
            <text:p>299.435</text:p>
          </table:table-cell>
          <table:table-cell office:value-type="float" office:value="43.3778" calcext:value-type="float">
            <text:p>43.3778</text:p>
          </table:table-cell>
          <table:table-cell office:value-type="float" office:value="71.541" calcext:value-type="float">
            <text:p>71.541</text:p>
          </table:table-cell>
          <table:table-cell office:value-type="float" office:value="287.083" calcext:value-type="float">
            <text:p>287.083</text:p>
          </table:table-cell>
          <table:table-cell office:value-type="float" office:value="43.7053" calcext:value-type="float">
            <text:p>43.7053</text:p>
          </table:table-cell>
          <table:table-cell/>
          <table:table-cell table:formula="of:=([.D630]-[.A630])/0.0166667" office:value-type="float" office:value="-0.227999544000807" calcext:value-type="float">
            <text:p>-0.227999544000807</text:p>
          </table:table-cell>
          <table:table-cell table:formula="of:=ABS([.E630]-[.B630])/0.0166667" office:value-type="float" office:value="741.118517762963" calcext:value-type="float">
            <text:p>741.118517762963</text:p>
          </table:table-cell>
          <table:table-cell table:formula="of:=([.F630]-[.C630])/0.0166667" office:value-type="float" office:value="19.6499607000786" calcext:value-type="float">
            <text:p>19.6499607000786</text:p>
          </table:table-cell>
          <table:table-cell table:formula="of:=DEGREES(ATAN(ABS([.F630]-[.C630])/ABS([.E630]-[.B630])))" office:value-type="float" office:value="1.51878016524647" calcext:value-type="float">
            <text:p>1.51878016524647</text:p>
          </table:table-cell>
          <table:table-cell table:formula="of:=SQRT(POWER([.H630];2)+POWER([.I630];2)+POWER([.J630];2))" office:value-type="float" office:value="741.37900584686" calcext:value-type="float">
            <text:p>741.37900584686</text:p>
          </table:table-cell>
        </table:table-row>
        <table:table-row table:style-name="ro1">
          <table:table-cell office:value-type="float" office:value="71.0119" calcext:value-type="float">
            <text:p>71.0119</text:p>
          </table:table-cell>
          <table:table-cell office:value-type="float" office:value="302.361" calcext:value-type="float">
            <text:p>302.361</text:p>
          </table:table-cell>
          <table:table-cell office:value-type="float" office:value="42.6832" calcext:value-type="float">
            <text:p>42.6832</text:p>
          </table:table-cell>
          <table:table-cell office:value-type="float" office:value="71.0214" calcext:value-type="float">
            <text:p>71.0214</text:p>
          </table:table-cell>
          <table:table-cell office:value-type="float" office:value="289.853" calcext:value-type="float">
            <text:p>289.853</text:p>
          </table:table-cell>
          <table:table-cell office:value-type="float" office:value="43.0309" calcext:value-type="float">
            <text:p>43.0309</text:p>
          </table:table-cell>
          <table:table-cell/>
          <table:table-cell table:formula="of:=([.D631]-[.A631])/0.0166667" office:value-type="float" office:value="0.569998860002444" calcext:value-type="float">
            <text:p>0.569998860002444</text:p>
          </table:table-cell>
          <table:table-cell table:formula="of:=ABS([.E631]-[.B631])/0.0166667" office:value-type="float" office:value="750.478499043001" calcext:value-type="float">
            <text:p>750.478499043001</text:p>
          </table:table-cell>
          <table:table-cell table:formula="of:=([.F631]-[.C631])/0.0166667" office:value-type="float" office:value="20.8619582760836" calcext:value-type="float">
            <text:p>20.8619582760836</text:p>
          </table:table-cell>
          <table:table-cell table:formula="of:=DEGREES(ATAN(ABS([.F631]-[.C631])/ABS([.E631]-[.B631])))" office:value-type="float" office:value="1.59230999913992" calcext:value-type="float">
            <text:p>1.59230999913992</text:p>
          </table:table-cell>
          <table:table-cell table:formula="of:=SQRT(POWER([.H631];2)+POWER([.I631];2)+POWER([.J631];2))" office:value-type="float" office:value="750.768621965282" calcext:value-type="float">
            <text:p>750.768621965282</text:p>
          </table:table-cell>
        </table:table-row>
        <table:table-row table:style-name="ro1">
          <table:table-cell office:value-type="float" office:value="70.7474" calcext:value-type="float">
            <text:p>70.7474</text:p>
          </table:table-cell>
          <table:table-cell office:value-type="float" office:value="306.438" calcext:value-type="float">
            <text:p>306.438</text:p>
          </table:table-cell>
          <table:table-cell office:value-type="float" office:value="43.3918" calcext:value-type="float">
            <text:p>43.3918</text:p>
          </table:table-cell>
          <table:table-cell office:value-type="float" office:value="70.7657" calcext:value-type="float">
            <text:p>70.7657</text:p>
          </table:table-cell>
          <table:table-cell office:value-type="float" office:value="293.691" calcext:value-type="float">
            <text:p>293.691</text:p>
          </table:table-cell>
          <table:table-cell office:value-type="float" office:value="43.9879" calcext:value-type="float">
            <text:p>43.9879</text:p>
          </table:table-cell>
          <table:table-cell/>
          <table:table-cell table:formula="of:=([.D632]-[.A632])/0.0166667" office:value-type="float" office:value="1.09799780400418" calcext:value-type="float">
            <text:p>1.09799780400418</text:p>
          </table:table-cell>
          <table:table-cell table:formula="of:=ABS([.E632]-[.B632])/0.0166667" office:value-type="float" office:value="764.81847036306" calcext:value-type="float">
            <text:p>764.81847036306</text:p>
          </table:table-cell>
          <table:table-cell table:formula="of:=([.F632]-[.C632])/0.0166667" office:value-type="float" office:value="35.7659284681431" calcext:value-type="float">
            <text:p>35.7659284681431</text:p>
          </table:table-cell>
          <table:table-cell table:formula="of:=DEGREES(ATAN(ABS([.F632]-[.C632])/ABS([.E632]-[.B632])))" office:value-type="float" office:value="2.67742606321862" calcext:value-type="float">
            <text:p>2.67742606321862</text:p>
          </table:table-cell>
          <table:table-cell table:formula="of:=SQRT(POWER([.H632];2)+POWER([.I632];2)+POWER([.J632];2))" office:value-type="float" office:value="765.655078900974" calcext:value-type="float">
            <text:p>765.655078900974</text:p>
          </table:table-cell>
        </table:table-row>
        <table:table-row table:style-name="ro1">
          <table:table-cell office:value-type="float" office:value="71.8095" calcext:value-type="float">
            <text:p>71.8095</text:p>
          </table:table-cell>
          <table:table-cell office:value-type="float" office:value="297.948" calcext:value-type="float">
            <text:p>297.948</text:p>
          </table:table-cell>
          <table:table-cell office:value-type="float" office:value="43.857" calcext:value-type="float">
            <text:p>43.857</text:p>
          </table:table-cell>
          <table:table-cell office:value-type="float" office:value="71.8009" calcext:value-type="float">
            <text:p>71.8009</text:p>
          </table:table-cell>
          <table:table-cell office:value-type="float" office:value="288.376" calcext:value-type="float">
            <text:p>288.376</text:p>
          </table:table-cell>
          <table:table-cell office:value-type="float" office:value="44.014" calcext:value-type="float">
            <text:p>44.014</text:p>
          </table:table-cell>
          <table:table-cell/>
          <table:table-cell table:formula="of:=([.D633]-[.A633])/0.0166667" office:value-type="float" office:value="-0.51599896800214" calcext:value-type="float">
            <text:p>-0.51599896800214</text:p>
          </table:table-cell>
          <table:table-cell table:formula="of:=ABS([.E633]-[.B633])/0.0166667" office:value-type="float" office:value="574.318851362297" calcext:value-type="float">
            <text:p>574.318851362297</text:p>
          </table:table-cell>
          <table:table-cell table:formula="of:=([.F633]-[.C633])/0.0166667" office:value-type="float" office:value="9.4199811600379" calcext:value-type="float">
            <text:p>9.4199811600379</text:p>
          </table:table-cell>
          <table:table-cell table:formula="of:=DEGREES(ATAN(ABS([.F633]-[.C633])/ABS([.E633]-[.B633])))" office:value-type="float" office:value="0.939681450637687" calcext:value-type="float">
            <text:p>0.939681450637687</text:p>
          </table:table-cell>
          <table:table-cell table:formula="of:=SQRT(POWER([.H633];2)+POWER([.I633];2)+POWER([.J633];2))" office:value-type="float" office:value="574.396331229665" calcext:value-type="float">
            <text:p>574.396331229665</text:p>
          </table:table-cell>
        </table:table-row>
        <table:table-row table:style-name="ro1">
          <table:table-cell office:value-type="float" office:value="72.8758" calcext:value-type="float">
            <text:p>72.8758</text:p>
          </table:table-cell>
          <table:table-cell office:value-type="float" office:value="305.334" calcext:value-type="float">
            <text:p>305.334</text:p>
          </table:table-cell>
          <table:table-cell office:value-type="float" office:value="42.7458" calcext:value-type="float">
            <text:p>42.7458</text:p>
          </table:table-cell>
          <table:table-cell office:value-type="float" office:value="73.3629" calcext:value-type="float">
            <text:p>73.3629</text:p>
          </table:table-cell>
          <table:table-cell office:value-type="float" office:value="294.18" calcext:value-type="float">
            <text:p>294.18</text:p>
          </table:table-cell>
          <table:table-cell office:value-type="float" office:value="42.8604" calcext:value-type="float">
            <text:p>42.8604</text:p>
          </table:table-cell>
          <table:table-cell/>
          <table:table-cell table:formula="of:=([.D634]-[.A634])/0.0166667" office:value-type="float" office:value="29.2259415481168" calcext:value-type="float">
            <text:p>29.2259415481168</text:p>
          </table:table-cell>
          <table:table-cell table:formula="of:=ABS([.E634]-[.B634])/0.0166667" office:value-type="float" office:value="669.238661522677" calcext:value-type="float">
            <text:p>669.238661522677</text:p>
          </table:table-cell>
          <table:table-cell table:formula="of:=([.F634]-[.C634])/0.0166667" office:value-type="float" office:value="6.87598624802725" calcext:value-type="float">
            <text:p>6.87598624802725</text:p>
          </table:table-cell>
          <table:table-cell table:formula="of:=DEGREES(ATAN(ABS([.F634]-[.C634])/ABS([.E634]-[.B634])))" office:value-type="float" office:value="0.588655666418113" calcext:value-type="float">
            <text:p>0.588655666418113</text:p>
          </table:table-cell>
          <table:table-cell table:formula="of:=SQRT(POWER([.H634];2)+POWER([.I634];2)+POWER([.J634];2))" office:value-type="float" office:value="669.911800853606" calcext:value-type="float">
            <text:p>669.911800853606</text:p>
          </table:table-cell>
        </table:table-row>
        <table:table-row table:style-name="ro1">
          <table:table-cell office:value-type="float" office:value="73.6579" calcext:value-type="float">
            <text:p>73.6579</text:p>
          </table:table-cell>
          <table:table-cell office:value-type="float" office:value="301.007" calcext:value-type="float">
            <text:p>301.007</text:p>
          </table:table-cell>
          <table:table-cell office:value-type="float" office:value="43.3837" calcext:value-type="float">
            <text:p>43.3837</text:p>
          </table:table-cell>
          <table:table-cell office:value-type="float" office:value="74.1166" calcext:value-type="float">
            <text:p>74.1166</text:p>
          </table:table-cell>
          <table:table-cell office:value-type="float" office:value="288.655" calcext:value-type="float">
            <text:p>288.655</text:p>
          </table:table-cell>
          <table:table-cell office:value-type="float" office:value="43.6956" calcext:value-type="float">
            <text:p>43.6956</text:p>
          </table:table-cell>
          <table:table-cell/>
          <table:table-cell table:formula="of:=([.D635]-[.A635])/0.0166667" office:value-type="float" office:value="27.5219449561105" calcext:value-type="float">
            <text:p>27.5219449561105</text:p>
          </table:table-cell>
          <table:table-cell table:formula="of:=ABS([.E635]-[.B635])/0.0166667" office:value-type="float" office:value="741.118517762966" calcext:value-type="float">
            <text:p>741.118517762966</text:p>
          </table:table-cell>
          <table:table-cell table:formula="of:=([.F635]-[.C635])/0.0166667" office:value-type="float" office:value="18.7139625720749" calcext:value-type="float">
            <text:p>18.7139625720749</text:p>
          </table:table-cell>
          <table:table-cell table:formula="of:=DEGREES(ATAN(ABS([.F635]-[.C635])/ABS([.E635]-[.B635])))" office:value-type="float" office:value="1.44646671998986" calcext:value-type="float">
            <text:p>1.44646671998986</text:p>
          </table:table-cell>
          <table:table-cell table:formula="of:=SQRT(POWER([.H635];2)+POWER([.I635];2)+POWER([.J635];2))" office:value-type="float" office:value="741.865437407953" calcext:value-type="float">
            <text:p>741.865437407953</text:p>
          </table:table-cell>
        </table:table-row>
        <table:table-row table:style-name="ro1">
          <table:table-cell office:value-type="float" office:value="73.403" calcext:value-type="float">
            <text:p>73.403</text:p>
          </table:table-cell>
          <table:table-cell office:value-type="float" office:value="302.178" calcext:value-type="float">
            <text:p>302.178</text:p>
          </table:table-cell>
          <table:table-cell office:value-type="float" office:value="44.2563" calcext:value-type="float">
            <text:p>44.2563</text:p>
          </table:table-cell>
          <table:table-cell office:value-type="float" office:value="74.1355" calcext:value-type="float">
            <text:p>74.1355</text:p>
          </table:table-cell>
          <table:table-cell office:value-type="float" office:value="291.079" calcext:value-type="float">
            <text:p>291.079</text:p>
          </table:table-cell>
          <table:table-cell office:value-type="float" office:value="44.8597" calcext:value-type="float">
            <text:p>44.8597</text:p>
          </table:table-cell>
          <table:table-cell/>
          <table:table-cell table:formula="of:=([.D636]-[.A636])/0.0166667" office:value-type="float" office:value="43.9499121001751" calcext:value-type="float">
            <text:p>43.9499121001751</text:p>
          </table:table-cell>
          <table:table-cell table:formula="of:=ABS([.E636]-[.B636])/0.0166667" office:value-type="float" office:value="665.938668122663" calcext:value-type="float">
            <text:p>665.938668122663</text:p>
          </table:table-cell>
          <table:table-cell table:formula="of:=([.F636]-[.C636])/0.0166667" office:value-type="float" office:value="36.2039275921444" calcext:value-type="float">
            <text:p>36.2039275921444</text:p>
          </table:table-cell>
          <table:table-cell table:formula="of:=DEGREES(ATAN(ABS([.F636]-[.C636])/ABS([.E636]-[.B636])))" office:value-type="float" office:value="3.11183649372043" calcext:value-type="float">
            <text:p>3.11183649372043</text:p>
          </table:table-cell>
          <table:table-cell table:formula="of:=SQRT(POWER([.H636];2)+POWER([.I636];2)+POWER([.J636];2))" office:value-type="float" office:value="668.368632453451" calcext:value-type="float">
            <text:p>668.368632453451</text:p>
          </table:table-cell>
        </table:table-row>
        <table:table-row table:style-name="ro1">
          <table:table-cell office:value-type="float" office:value="72.3446" calcext:value-type="float">
            <text:p>72.3446</text:p>
          </table:table-cell>
          <table:table-cell office:value-type="float" office:value="306.756" calcext:value-type="float">
            <text:p>306.756</text:p>
          </table:table-cell>
          <table:table-cell office:value-type="float" office:value="42.5386" calcext:value-type="float">
            <text:p>42.5386</text:p>
          </table:table-cell>
          <table:table-cell office:value-type="float" office:value="72.5836" calcext:value-type="float">
            <text:p>72.5836</text:p>
          </table:table-cell>
          <table:table-cell office:value-type="float" office:value="295.513" calcext:value-type="float">
            <text:p>295.513</text:p>
          </table:table-cell>
          <table:table-cell office:value-type="float" office:value="42.6645" calcext:value-type="float">
            <text:p>42.6645</text:p>
          </table:table-cell>
          <table:table-cell/>
          <table:table-cell table:formula="of:=([.D637]-[.A637])/0.0166667" office:value-type="float" office:value="14.3399713200576" calcext:value-type="float">
            <text:p>14.3399713200576</text:p>
          </table:table-cell>
          <table:table-cell table:formula="of:=ABS([.E637]-[.B637])/0.0166667" office:value-type="float" office:value="674.578650842698" calcext:value-type="float">
            <text:p>674.578650842698</text:p>
          </table:table-cell>
          <table:table-cell table:formula="of:=([.F637]-[.C637])/0.0166667" office:value-type="float" office:value="7.55398489202988" calcext:value-type="float">
            <text:p>7.55398489202988</text:p>
          </table:table-cell>
          <table:table-cell table:formula="of:=DEGREES(ATAN(ABS([.F637]-[.C637])/ABS([.E637]-[.B637])))" office:value-type="float" office:value="0.641575837832743" calcext:value-type="float">
            <text:p>0.641575837832743</text:p>
          </table:table-cell>
          <table:table-cell table:formula="of:=SQRT(POWER([.H637];2)+POWER([.I637];2)+POWER([.J637];2))" office:value-type="float" office:value="674.773335008108" calcext:value-type="float">
            <text:p>674.773335008108</text:p>
          </table:table-cell>
        </table:table-row>
        <table:table-row table:style-name="ro1">
          <table:table-cell office:value-type="float" office:value="73.416" calcext:value-type="float">
            <text:p>73.416</text:p>
          </table:table-cell>
          <table:table-cell office:value-type="float" office:value="306.718" calcext:value-type="float">
            <text:p>306.718</text:p>
          </table:table-cell>
          <table:table-cell office:value-type="float" office:value="43.062" calcext:value-type="float">
            <text:p>43.062</text:p>
          </table:table-cell>
          <table:table-cell office:value-type="float" office:value="73.9007" calcext:value-type="float">
            <text:p>73.9007</text:p>
          </table:table-cell>
          <table:table-cell office:value-type="float" office:value="296.822" calcext:value-type="float">
            <text:p>296.822</text:p>
          </table:table-cell>
          <table:table-cell office:value-type="float" office:value="43.4883" calcext:value-type="float">
            <text:p>43.4883</text:p>
          </table:table-cell>
          <table:table-cell/>
          <table:table-cell table:formula="of:=([.D638]-[.A638])/0.0166667" office:value-type="float" office:value="29.0819418361165" calcext:value-type="float">
            <text:p>29.0819418361165</text:p>
          </table:table-cell>
          <table:table-cell table:formula="of:=ABS([.E638]-[.B638])/0.0166667" office:value-type="float" office:value="593.758812482376" calcext:value-type="float">
            <text:p>593.758812482376</text:p>
          </table:table-cell>
          <table:table-cell table:formula="of:=([.F638]-[.C638])/0.0166667" office:value-type="float" office:value="25.5779488441026" calcext:value-type="float">
            <text:p>25.5779488441026</text:p>
          </table:table-cell>
          <table:table-cell table:formula="of:=DEGREES(ATAN(ABS([.F638]-[.C638])/ABS([.E638]-[.B638])))" office:value-type="float" office:value="2.46666318463969" calcext:value-type="float">
            <text:p>2.46666318463969</text:p>
          </table:table-cell>
          <table:table-cell table:formula="of:=SQRT(POWER([.H638];2)+POWER([.I638];2)+POWER([.J638];2))" office:value-type="float" office:value="595.02060317985" calcext:value-type="float">
            <text:p>595.02060317985</text:p>
          </table:table-cell>
        </table:table-row>
        <table:table-row table:style-name="ro1">
          <table:table-cell office:value-type="float" office:value="72.3425" calcext:value-type="float">
            <text:p>72.3425</text:p>
          </table:table-cell>
          <table:table-cell office:value-type="float" office:value="303.739" calcext:value-type="float">
            <text:p>303.739</text:p>
          </table:table-cell>
          <table:table-cell office:value-type="float" office:value="43.2508" calcext:value-type="float">
            <text:p>43.2508</text:p>
          </table:table-cell>
          <table:table-cell office:value-type="float" office:value="71.8029" calcext:value-type="float">
            <text:p>71.8029</text:p>
          </table:table-cell>
          <table:table-cell office:value-type="float" office:value="295.323" calcext:value-type="float">
            <text:p>295.323</text:p>
          </table:table-cell>
          <table:table-cell office:value-type="float" office:value="43.2171" calcext:value-type="float">
            <text:p>43.2171</text:p>
          </table:table-cell>
          <table:table-cell/>
          <table:table-cell table:formula="of:=([.D639]-[.A639])/0.0166667" office:value-type="float" office:value="-32.3759352481299" calcext:value-type="float">
            <text:p>-32.3759352481299</text:p>
          </table:table-cell>
          <table:table-cell table:formula="of:=ABS([.E639]-[.B639])/0.0166667" office:value-type="float" office:value="504.95899008202" calcext:value-type="float">
            <text:p>504.95899008202</text:p>
          </table:table-cell>
          <table:table-cell table:formula="of:=([.F639]-[.C639])/0.0166667" office:value-type="float" office:value="-2.02199595600785" calcext:value-type="float">
            <text:p>-2.02199595600785</text:p>
          </table:table-cell>
          <table:table-cell table:formula="of:=DEGREES(ATAN(ABS([.F639]-[.C639])/ABS([.E639]-[.B639])))" office:value-type="float" office:value="0.229426978337881" calcext:value-type="float">
            <text:p>0.229426978337881</text:p>
          </table:table-cell>
          <table:table-cell table:formula="of:=SQRT(POWER([.H639];2)+POWER([.I639];2)+POWER([.J639];2))" office:value-type="float" office:value="505.999872841378" calcext:value-type="float">
            <text:p>505.999872841378</text:p>
          </table:table-cell>
        </table:table-row>
        <table:table-row table:style-name="ro1">
          <table:table-cell office:value-type="float" office:value="72.6068" calcext:value-type="float">
            <text:p>72.6068</text:p>
          </table:table-cell>
          <table:table-cell office:value-type="float" office:value="303.838" calcext:value-type="float">
            <text:p>303.838</text:p>
          </table:table-cell>
          <table:table-cell office:value-type="float" office:value="42.9713" calcext:value-type="float">
            <text:p>42.9713</text:p>
          </table:table-cell>
          <table:table-cell office:value-type="float" office:value="72.0608" calcext:value-type="float">
            <text:p>72.0608</text:p>
          </table:table-cell>
          <table:table-cell office:value-type="float" office:value="292.595" calcext:value-type="float">
            <text:p>292.595</text:p>
          </table:table-cell>
          <table:table-cell office:value-type="float" office:value="43.3709" calcext:value-type="float">
            <text:p>43.3709</text:p>
          </table:table-cell>
          <table:table-cell/>
          <table:table-cell table:formula="of:=([.D640]-[.A640])/0.0166667" office:value-type="float" office:value="-32.7599344801314" calcext:value-type="float">
            <text:p>-32.7599344801314</text:p>
          </table:table-cell>
          <table:table-cell table:formula="of:=ABS([.E640]-[.B640])/0.0166667" office:value-type="float" office:value="674.578650842698" calcext:value-type="float">
            <text:p>674.578650842698</text:p>
          </table:table-cell>
          <table:table-cell table:formula="of:=([.F640]-[.C640])/0.0166667" office:value-type="float" office:value="23.9759520480959" calcext:value-type="float">
            <text:p>23.9759520480959</text:p>
          </table:table-cell>
          <table:table-cell table:formula="of:=DEGREES(ATAN(ABS([.F640]-[.C640])/ABS([.E640]-[.B640])))" office:value-type="float" office:value="2.03555634500625" calcext:value-type="float">
            <text:p>2.03555634500625</text:p>
          </table:table-cell>
          <table:table-cell table:formula="of:=SQRT(POWER([.H640];2)+POWER([.I640];2)+POWER([.J640];2))" office:value-type="float" office:value="675.799094225873" calcext:value-type="float">
            <text:p>675.799094225873</text:p>
          </table:table-cell>
        </table:table-row>
        <table:table-row table:style-name="ro1">
          <table:table-cell office:value-type="float" office:value="92.8342" calcext:value-type="float">
            <text:p>92.8342</text:p>
          </table:table-cell>
          <table:table-cell office:value-type="float" office:value="311.299" calcext:value-type="float">
            <text:p>311.299</text:p>
          </table:table-cell>
          <table:table-cell office:value-type="float" office:value="43.009" calcext:value-type="float">
            <text:p>43.009</text:p>
          </table:table-cell>
          <table:table-cell office:value-type="float" office:value="92.2974" calcext:value-type="float">
            <text:p>92.2974</text:p>
          </table:table-cell>
          <table:table-cell office:value-type="float" office:value="298.646" calcext:value-type="float">
            <text:p>298.646</text:p>
          </table:table-cell>
          <table:table-cell office:value-type="float" office:value="43.5697" calcext:value-type="float">
            <text:p>43.5697</text:p>
          </table:table-cell>
          <table:table-cell/>
          <table:table-cell table:formula="of:=([.D641]-[.A641])/0.0166667" office:value-type="float" office:value="-32.2079355841288" calcext:value-type="float">
            <text:p>-32.2079355841288</text:p>
          </table:table-cell>
          <table:table-cell table:formula="of:=ABS([.E641]-[.B641])/0.0166667" office:value-type="float" office:value="759.178481643035" calcext:value-type="float">
            <text:p>759.178481643035</text:p>
          </table:table-cell>
          <table:table-cell table:formula="of:=([.F641]-[.C641])/0.0166667" office:value-type="float" office:value="33.6419327161344" calcext:value-type="float">
            <text:p>33.6419327161344</text:p>
          </table:table-cell>
          <table:table-cell table:formula="of:=DEGREES(ATAN(ABS([.F641]-[.C641])/ABS([.E641]-[.B641])))" office:value-type="float" office:value="2.53732236813108" calcext:value-type="float">
            <text:p>2.53732236813108</text:p>
          </table:table-cell>
          <table:table-cell table:formula="of:=SQRT(POWER([.H641];2)+POWER([.I641];2)+POWER([.J641];2))" office:value-type="float" office:value="760.605743957598" calcext:value-type="float">
            <text:p>760.605743957598</text:p>
          </table:table-cell>
        </table:table-row>
        <table:table-row table:style-name="ro1">
          <table:table-cell office:value-type="float" office:value="94.0488" calcext:value-type="float">
            <text:p>94.0488</text:p>
          </table:table-cell>
          <table:table-cell office:value-type="float" office:value="308.377" calcext:value-type="float">
            <text:p>308.377</text:p>
          </table:table-cell>
          <table:table-cell office:value-type="float" office:value="43.1621" calcext:value-type="float">
            <text:p>43.1621</text:p>
          </table:table-cell>
          <table:table-cell office:value-type="float" office:value="93.5555" calcext:value-type="float">
            <text:p>93.5555</text:p>
          </table:table-cell>
          <table:table-cell office:value-type="float" office:value="297.333" calcext:value-type="float">
            <text:p>297.333</text:p>
          </table:table-cell>
          <table:table-cell office:value-type="float" office:value="43.237" calcext:value-type="float">
            <text:p>43.237</text:p>
          </table:table-cell>
          <table:table-cell/>
          <table:table-cell table:formula="of:=([.D642]-[.A642])/0.0166667" office:value-type="float" office:value="-29.5979408041187" calcext:value-type="float">
            <text:p>-29.5979408041187</text:p>
          </table:table-cell>
          <table:table-cell table:formula="of:=ABS([.E642]-[.B642])/0.0166667" office:value-type="float" office:value="662.63867472265" calcext:value-type="float">
            <text:p>662.63867472265</text:p>
          </table:table-cell>
          <table:table-cell table:formula="of:=([.F642]-[.C642])/0.0166667" office:value-type="float" office:value="4.49399101201795" calcext:value-type="float">
            <text:p>4.49399101201795</text:p>
          </table:table-cell>
          <table:table-cell table:formula="of:=DEGREES(ATAN(ABS([.F642]-[.C642])/ABS([.E642]-[.B642])))" office:value-type="float" office:value="0.388571902587132" calcext:value-type="float">
            <text:p>0.388571902587132</text:p>
          </table:table-cell>
          <table:table-cell table:formula="of:=SQRT(POWER([.H642];2)+POWER([.I642];2)+POWER([.J642];2))" office:value-type="float" office:value="663.314591497315" calcext:value-type="float">
            <text:p>663.314591497315</text:p>
          </table:table-cell>
        </table:table-row>
        <table:table-row table:style-name="ro1">
          <table:table-cell office:value-type="float" office:value="93.583" calcext:value-type="float">
            <text:p>93.583</text:p>
          </table:table-cell>
          <table:table-cell office:value-type="float" office:value="304.043" calcext:value-type="float">
            <text:p>304.043</text:p>
          </table:table-cell>
          <table:table-cell office:value-type="float" office:value="43.8029" calcext:value-type="float">
            <text:p>43.8029</text:p>
          </table:table-cell>
          <table:table-cell office:value-type="float" office:value="92.6407" calcext:value-type="float">
            <text:p>92.6407</text:p>
          </table:table-cell>
          <table:table-cell office:value-type="float" office:value="294.507" calcext:value-type="float">
            <text:p>294.507</text:p>
          </table:table-cell>
          <table:table-cell office:value-type="float" office:value="43.9268" calcext:value-type="float">
            <text:p>43.9268</text:p>
          </table:table-cell>
          <table:table-cell/>
          <table:table-cell table:formula="of:=([.D643]-[.A643])/0.0166667" office:value-type="float" office:value="-56.5378869242263" calcext:value-type="float">
            <text:p>-56.5378869242263</text:p>
          </table:table-cell>
          <table:table-cell table:formula="of:=ABS([.E643]-[.B643])/0.0166667" office:value-type="float" office:value="572.158855682289" calcext:value-type="float">
            <text:p>572.158855682289</text:p>
          </table:table-cell>
          <table:table-cell table:formula="of:=([.F643]-[.C643])/0.0166667" office:value-type="float" office:value="7.43398513202968" calcext:value-type="float">
            <text:p>7.43398513202968</text:p>
          </table:table-cell>
          <table:table-cell table:formula="of:=DEGREES(ATAN(ABS([.F643]-[.C643])/ABS([.E643]-[.B643])))" office:value-type="float" office:value="0.744394678416145" calcext:value-type="float">
            <text:p>0.744394678416145</text:p>
          </table:table-cell>
          <table:table-cell table:formula="of:=SQRT(POWER([.H643];2)+POWER([.I643];2)+POWER([.J643];2))" office:value-type="float" office:value="574.993524249157" calcext:value-type="float">
            <text:p>574.993524249157</text:p>
          </table:table-cell>
        </table:table-row>
        <table:table-row table:style-name="ro1">
          <table:table-cell office:value-type="float" office:value="93.8424" calcext:value-type="float">
            <text:p>93.8424</text:p>
          </table:table-cell>
          <table:table-cell office:value-type="float" office:value="309.784" calcext:value-type="float">
            <text:p>309.784</text:p>
          </table:table-cell>
          <table:table-cell office:value-type="float" office:value="43.2222" calcext:value-type="float">
            <text:p>43.2222</text:p>
          </table:table-cell>
          <table:table-cell office:value-type="float" office:value="92.822" calcext:value-type="float">
            <text:p>92.822</text:p>
          </table:table-cell>
          <table:table-cell office:value-type="float" office:value="298.632" calcext:value-type="float">
            <text:p>298.632</text:p>
          </table:table-cell>
          <table:table-cell office:value-type="float" office:value="43.5674" calcext:value-type="float">
            <text:p>43.5674</text:p>
          </table:table-cell>
          <table:table-cell/>
          <table:table-cell table:formula="of:=([.D644]-[.A644])/0.0166667" office:value-type="float" office:value="-61.2238775522446" calcext:value-type="float">
            <text:p>-61.2238775522446</text:p>
          </table:table-cell>
          <table:table-cell table:formula="of:=ABS([.E644]-[.B644])/0.0166667" office:value-type="float" office:value="669.118661762676" calcext:value-type="float">
            <text:p>669.118661762676</text:p>
          </table:table-cell>
          <table:table-cell table:formula="of:=([.F644]-[.C644])/0.0166667" office:value-type="float" office:value="20.7119585760827" calcext:value-type="float">
            <text:p>20.7119585760827</text:p>
          </table:table-cell>
          <table:table-cell table:formula="of:=DEGREES(ATAN(ABS([.F644]-[.C644])/ABS([.E644]-[.B644])))" office:value-type="float" office:value="1.77297253906889" calcext:value-type="float">
            <text:p>1.77297253906889</text:p>
          </table:table-cell>
          <table:table-cell table:formula="of:=SQRT(POWER([.H644];2)+POWER([.I644];2)+POWER([.J644];2))" office:value-type="float" office:value="672.232944692287" calcext:value-type="float">
            <text:p>672.232944692287</text:p>
          </table:table-cell>
        </table:table-row>
        <table:table-row table:style-name="ro1">
          <table:table-cell office:value-type="float" office:value="93.5235" calcext:value-type="float">
            <text:p>93.5235</text:p>
          </table:table-cell>
          <table:table-cell office:value-type="float" office:value="302.678" calcext:value-type="float">
            <text:p>302.678</text:p>
          </table:table-cell>
          <table:table-cell office:value-type="float" office:value="43.7427" calcext:value-type="float">
            <text:p>43.7427</text:p>
          </table:table-cell>
          <table:table-cell office:value-type="float" office:value="92.5233" calcext:value-type="float">
            <text:p>92.5233</text:p>
          </table:table-cell>
          <table:table-cell office:value-type="float" office:value="291.814" calcext:value-type="float">
            <text:p>291.814</text:p>
          </table:table-cell>
          <table:table-cell office:value-type="float" office:value="44.075" calcext:value-type="float">
            <text:p>44.075</text:p>
          </table:table-cell>
          <table:table-cell/>
          <table:table-cell table:formula="of:=([.D645]-[.A645])/0.0166667" office:value-type="float" office:value="-60.0118799762396" calcext:value-type="float">
            <text:p>-60.0118799762396</text:p>
          </table:table-cell>
          <table:table-cell table:formula="of:=ABS([.E645]-[.B645])/0.0166667" office:value-type="float" office:value="651.838696322606" calcext:value-type="float">
            <text:p>651.838696322606</text:p>
          </table:table-cell>
          <table:table-cell table:formula="of:=([.F645]-[.C645])/0.0166667" office:value-type="float" office:value="19.93796012408" calcext:value-type="float">
            <text:p>19.93796012408</text:p>
          </table:table-cell>
          <table:table-cell table:formula="of:=DEGREES(ATAN(ABS([.F645]-[.C645])/ABS([.E645]-[.B645])))" office:value-type="float" office:value="1.75197470879781" calcext:value-type="float">
            <text:p>1.75197470879781</text:p>
          </table:table-cell>
          <table:table-cell table:formula="of:=SQRT(POWER([.H645];2)+POWER([.I645];2)+POWER([.J645];2))" office:value-type="float" office:value="654.898949469112" calcext:value-type="float">
            <text:p>654.898949469112</text:p>
          </table:table-cell>
        </table:table-row>
        <table:table-row table:style-name="ro1">
          <table:table-cell office:value-type="float" office:value="99.1783" calcext:value-type="float">
            <text:p>99.1783</text:p>
          </table:table-cell>
          <table:table-cell office:value-type="float" office:value="309.322" calcext:value-type="float">
            <text:p>309.322</text:p>
          </table:table-cell>
          <table:table-cell office:value-type="float" office:value="43.7744" calcext:value-type="float">
            <text:p>43.7744</text:p>
          </table:table-cell>
          <table:table-cell office:value-type="float" office:value="98.911" calcext:value-type="float">
            <text:p>98.911</text:p>
          </table:table-cell>
          <table:table-cell office:value-type="float" office:value="299.636" calcext:value-type="float">
            <text:p>299.636</text:p>
          </table:table-cell>
          <table:table-cell office:value-type="float" office:value="43.8862" calcext:value-type="float">
            <text:p>43.8862</text:p>
          </table:table-cell>
          <table:table-cell/>
          <table:table-cell table:formula="of:=([.D646]-[.A646])/0.0166667" office:value-type="float" office:value="-16.0379679240637" calcext:value-type="float">
            <text:p>-16.0379679240637</text:p>
          </table:table-cell>
          <table:table-cell table:formula="of:=ABS([.E646]-[.B646])/0.0166667" office:value-type="float" office:value="581.158837682323" calcext:value-type="float">
            <text:p>581.158837682323</text:p>
          </table:table-cell>
          <table:table-cell table:formula="of:=([.F646]-[.C646])/0.0166667" office:value-type="float" office:value="6.70798658402697" calcext:value-type="float">
            <text:p>6.70798658402697</text:p>
          </table:table-cell>
          <table:table-cell table:formula="of:=DEGREES(ATAN(ABS([.F646]-[.C646])/ABS([.E646]-[.B646])))" office:value-type="float" office:value="0.661303293556915" calcext:value-type="float">
            <text:p>0.661303293556915</text:p>
          </table:table-cell>
          <table:table-cell table:formula="of:=SQRT(POWER([.H646];2)+POWER([.I646];2)+POWER([.J646];2))" office:value-type="float" office:value="581.418788925344" calcext:value-type="float">
            <text:p>581.418788925344</text:p>
          </table:table-cell>
        </table:table-row>
        <table:table-row table:style-name="ro1">
          <table:table-cell office:value-type="float" office:value="100.036" calcext:value-type="float">
            <text:p>100.036</text:p>
          </table:table-cell>
          <table:table-cell office:value-type="float" office:value="315.024" calcext:value-type="float">
            <text:p>315.024</text:p>
          </table:table-cell>
          <table:table-cell office:value-type="float" office:value="43.4741" calcext:value-type="float">
            <text:p>43.4741</text:p>
          </table:table-cell>
          <table:table-cell office:value-type="float" office:value="99.7505" calcext:value-type="float">
            <text:p>99.7505</text:p>
          </table:table-cell>
          <table:table-cell office:value-type="float" office:value="305.136" calcext:value-type="float">
            <text:p>305.136</text:p>
          </table:table-cell>
          <table:table-cell office:value-type="float" office:value="43.5904" calcext:value-type="float">
            <text:p>43.5904</text:p>
          </table:table-cell>
          <table:table-cell/>
          <table:table-cell table:formula="of:=([.D647]-[.A647])/0.0166667" office:value-type="float" office:value="-17.1299657400685" calcext:value-type="float">
            <text:p>-17.1299657400685</text:p>
          </table:table-cell>
          <table:table-cell table:formula="of:=ABS([.E647]-[.B647])/0.0166667" office:value-type="float" office:value="593.278813442372" calcext:value-type="float">
            <text:p>593.278813442372</text:p>
          </table:table-cell>
          <table:table-cell table:formula="of:=([.F647]-[.C647])/0.0166667" office:value-type="float" office:value="6.97798604402806" calcext:value-type="float">
            <text:p>6.97798604402806</text:p>
          </table:table-cell>
          <table:table-cell table:formula="of:=DEGREES(ATAN(ABS([.F647]-[.C647])/ABS([.E647]-[.B647])))" office:value-type="float" office:value="0.673866495796477" calcext:value-type="float">
            <text:p>0.673866495796477</text:p>
          </table:table-cell>
          <table:table-cell table:formula="of:=SQRT(POWER([.H647];2)+POWER([.I647];2)+POWER([.J647];2))" office:value-type="float" office:value="593.567080029777" calcext:value-type="float">
            <text:p>593.567080029777</text:p>
          </table:table-cell>
        </table:table-row>
        <table:table-row table:style-name="ro1">
          <table:table-cell office:value-type="float" office:value="100.036" calcext:value-type="float">
            <text:p>100.036</text:p>
          </table:table-cell>
          <table:table-cell office:value-type="float" office:value="315.024" calcext:value-type="float">
            <text:p>315.024</text:p>
          </table:table-cell>
          <table:table-cell office:value-type="float" office:value="43.4741" calcext:value-type="float">
            <text:p>43.4741</text:p>
          </table:table-cell>
          <table:table-cell office:value-type="float" office:value="99.2128" calcext:value-type="float">
            <text:p>99.2128</text:p>
          </table:table-cell>
          <table:table-cell office:value-type="float" office:value="305.107" calcext:value-type="float">
            <text:p>305.107</text:p>
          </table:table-cell>
          <table:table-cell office:value-type="float" office:value="43.8618" calcext:value-type="float">
            <text:p>43.8618</text:p>
          </table:table-cell>
          <table:table-cell/>
          <table:table-cell table:formula="of:=([.D648]-[.A648])/0.0166667" office:value-type="float" office:value="-49.3919012161976" calcext:value-type="float">
            <text:p>-49.3919012161976</text:p>
          </table:table-cell>
          <table:table-cell table:formula="of:=ABS([.E648]-[.B648])/0.0166667" office:value-type="float" office:value="595.018809962378" calcext:value-type="float">
            <text:p>595.018809962378</text:p>
          </table:table-cell>
          <table:table-cell table:formula="of:=([.F648]-[.C648])/0.0166667" office:value-type="float" office:value="23.2619534760932" calcext:value-type="float">
            <text:p>23.2619534760932</text:p>
          </table:table-cell>
          <table:table-cell table:formula="of:=DEGREES(ATAN(ABS([.F648]-[.C648])/ABS([.E648]-[.B648])))" office:value-type="float" office:value="2.2388088299097" calcext:value-type="float">
            <text:p>2.2388088299097</text:p>
          </table:table-cell>
          <table:table-cell table:formula="of:=SQRT(POWER([.H648];2)+POWER([.I648];2)+POWER([.J648];2))" office:value-type="float" office:value="597.518252938201" calcext:value-type="float">
            <text:p>597.518252938201</text:p>
          </table:table-cell>
        </table:table-row>
        <table:table-row table:style-name="ro1">
          <table:table-cell office:value-type="float" office:value="99.1153" calcext:value-type="float">
            <text:p>99.1153</text:p>
          </table:table-cell>
          <table:table-cell office:value-type="float" office:value="318.038" calcext:value-type="float">
            <text:p>318.038</text:p>
          </table:table-cell>
          <table:table-cell office:value-type="float" office:value="43.3163" calcext:value-type="float">
            <text:p>43.3163</text:p>
          </table:table-cell>
          <table:table-cell office:value-type="float" office:value="97.9665" calcext:value-type="float">
            <text:p>97.9665</text:p>
          </table:table-cell>
          <table:table-cell office:value-type="float" office:value="306.631" calcext:value-type="float">
            <text:p>306.631</text:p>
          </table:table-cell>
          <table:table-cell office:value-type="float" office:value="43.649" calcext:value-type="float">
            <text:p>43.649</text:p>
          </table:table-cell>
          <table:table-cell/>
          <table:table-cell table:formula="of:=([.D649]-[.A649])/0.0166667" office:value-type="float" office:value="-68.9278621442762" calcext:value-type="float">
            <text:p>-68.9278621442762</text:p>
          </table:table-cell>
          <table:table-cell table:formula="of:=ABS([.E649]-[.B649])/0.0166667" office:value-type="float" office:value="684.41863116274" calcext:value-type="float">
            <text:p>684.41863116274</text:p>
          </table:table-cell>
          <table:table-cell table:formula="of:=([.F649]-[.C649])/0.0166667" office:value-type="float" office:value="19.96196007608" calcext:value-type="float">
            <text:p>19.96196007608</text:p>
          </table:table-cell>
          <table:table-cell table:formula="of:=DEGREES(ATAN(ABS([.F649]-[.C649])/ABS([.E649]-[.B649])))" office:value-type="float" office:value="1.67063236059946" calcext:value-type="float">
            <text:p>1.67063236059946</text:p>
          </table:table-cell>
          <table:table-cell table:formula="of:=SQRT(POWER([.H649];2)+POWER([.I649];2)+POWER([.J649];2))" office:value-type="float" office:value="688.170322458429" calcext:value-type="float">
            <text:p>688.170322458429</text:p>
          </table:table-cell>
        </table:table-row>
        <table:table-row table:style-name="ro1">
          <table:table-cell office:value-type="float" office:value="75.5436" calcext:value-type="float">
            <text:p>75.5436</text:p>
          </table:table-cell>
          <table:table-cell office:value-type="float" office:value="305.126" calcext:value-type="float">
            <text:p>305.126</text:p>
          </table:table-cell>
          <table:table-cell office:value-type="float" office:value="44.3284" calcext:value-type="float">
            <text:p>44.3284</text:p>
          </table:table-cell>
          <table:table-cell office:value-type="float" office:value="73.6361" calcext:value-type="float">
            <text:p>73.6361</text:p>
          </table:table-cell>
          <table:table-cell office:value-type="float" office:value="295.199" calcext:value-type="float">
            <text:p>295.199</text:p>
          </table:table-cell>
          <table:table-cell office:value-type="float" office:value="44.5076" calcext:value-type="float">
            <text:p>44.5076</text:p>
          </table:table-cell>
          <table:table-cell/>
          <table:table-cell table:formula="of:=([.D650]-[.A650])/0.0166667" office:value-type="float" office:value="-114.449771100458" calcext:value-type="float">
            <text:p>-114.449771100458</text:p>
          </table:table-cell>
          <table:table-cell table:formula="of:=ABS([.E650]-[.B650])/0.0166667" office:value-type="float" office:value="595.61880876238" calcext:value-type="float">
            <text:p>595.61880876238</text:p>
          </table:table-cell>
          <table:table-cell table:formula="of:=([.F650]-[.C650])/0.0166667" office:value-type="float" office:value="10.7519784960427" calcext:value-type="float">
            <text:p>10.7519784960427</text:p>
          </table:table-cell>
          <table:table-cell table:formula="of:=DEGREES(ATAN(ABS([.F650]-[.C650])/ABS([.E650]-[.B650])))" office:value-type="float" office:value="1.03417836591838" calcext:value-type="float">
            <text:p>1.03417836591838</text:p>
          </table:table-cell>
          <table:table-cell table:formula="of:=SQRT(POWER([.H650];2)+POWER([.I650];2)+POWER([.J650];2))" office:value-type="float" office:value="606.610353108191" calcext:value-type="float">
            <text:p>606.610353108191</text:p>
          </table:table-cell>
        </table:table-row>
        <table:table-row table:style-name="ro1">
          <table:table-cell office:value-type="float" office:value="68.5949" calcext:value-type="float">
            <text:p>68.5949</text:p>
          </table:table-cell>
          <table:table-cell office:value-type="float" office:value="310.469" calcext:value-type="float">
            <text:p>310.469</text:p>
          </table:table-cell>
          <table:table-cell office:value-type="float" office:value="43.8793" calcext:value-type="float">
            <text:p>43.8793</text:p>
          </table:table-cell>
          <table:table-cell office:value-type="float" office:value="68.3891" calcext:value-type="float">
            <text:p>68.3891</text:p>
          </table:table-cell>
          <table:table-cell office:value-type="float" office:value="300.315" calcext:value-type="float">
            <text:p>300.315</text:p>
          </table:table-cell>
          <table:table-cell office:value-type="float" office:value="44.3169" calcext:value-type="float">
            <text:p>44.3169</text:p>
          </table:table-cell>
          <table:table-cell/>
          <table:table-cell table:formula="of:=([.D651]-[.A651])/0.0166667" office:value-type="float" office:value="-12.3479753040492" calcext:value-type="float">
            <text:p>-12.3479753040492</text:p>
          </table:table-cell>
          <table:table-cell table:formula="of:=ABS([.E651]-[.B651])/0.0166667" office:value-type="float" office:value="609.238781522437" calcext:value-type="float">
            <text:p>609.238781522437</text:p>
          </table:table-cell>
          <table:table-cell table:formula="of:=([.F651]-[.C651])/0.0166667" office:value-type="float" office:value="26.2559474881048" calcext:value-type="float">
            <text:p>26.2559474881048</text:p>
          </table:table-cell>
          <table:table-cell table:formula="of:=DEGREES(ATAN(ABS([.F651]-[.C651])/ABS([.E651]-[.B651])))" office:value-type="float" office:value="2.46771006354065" calcext:value-type="float">
            <text:p>2.46771006354065</text:p>
          </table:table-cell>
          <table:table-cell table:formula="of:=SQRT(POWER([.H651];2)+POWER([.I651];2)+POWER([.J651];2))" office:value-type="float" office:value="609.929291134268" calcext:value-type="float">
            <text:p>609.929291134268</text:p>
          </table:table-cell>
        </table:table-row>
        <table:table-row table:style-name="ro1">
          <table:table-cell office:value-type="float" office:value="68.5894" calcext:value-type="float">
            <text:p>68.5894</text:p>
          </table:table-cell>
          <table:table-cell office:value-type="float" office:value="310.605" calcext:value-type="float">
            <text:p>310.605</text:p>
          </table:table-cell>
          <table:table-cell office:value-type="float" office:value="43.3287" calcext:value-type="float">
            <text:p>43.3287</text:p>
          </table:table-cell>
          <table:table-cell office:value-type="float" office:value="68.654" calcext:value-type="float">
            <text:p>68.654</text:p>
          </table:table-cell>
          <table:table-cell office:value-type="float" office:value="299.074" calcext:value-type="float">
            <text:p>299.074</text:p>
          </table:table-cell>
          <table:table-cell office:value-type="float" office:value="43.7188" calcext:value-type="float">
            <text:p>43.7188</text:p>
          </table:table-cell>
          <table:table-cell/>
          <table:table-cell table:formula="of:=([.D652]-[.A652])/0.0166667" office:value-type="float" office:value="3.87599224801542" calcext:value-type="float">
            <text:p>3.87599224801542</text:p>
          </table:table-cell>
          <table:table-cell table:formula="of:=ABS([.E652]-[.B652])/0.0166667" office:value-type="float" office:value="691.858616282768" calcext:value-type="float">
            <text:p>691.858616282768</text:p>
          </table:table-cell>
          <table:table-cell table:formula="of:=([.F652]-[.C652])/0.0166667" office:value-type="float" office:value="23.4059531880939" calcext:value-type="float">
            <text:p>23.4059531880939</text:p>
          </table:table-cell>
          <table:table-cell table:formula="of:=DEGREES(ATAN(ABS([.F652]-[.C652])/ABS([.E652]-[.B652])))" office:value-type="float" office:value="1.93760839979121" calcext:value-type="float">
            <text:p>1.93760839979121</text:p>
          </table:table-cell>
          <table:table-cell table:formula="of:=SQRT(POWER([.H652];2)+POWER([.I652];2)+POWER([.J652];2))" office:value-type="float" office:value="692.26527204913" calcext:value-type="float">
            <text:p>692.26527204913</text:p>
          </table:table-cell>
        </table:table-row>
        <table:table-row table:style-name="ro1">
          <table:table-cell office:value-type="float" office:value="68.8829" calcext:value-type="float">
            <text:p>68.8829</text:p>
          </table:table-cell>
          <table:table-cell office:value-type="float" office:value="306.182" calcext:value-type="float">
            <text:p>306.182</text:p>
          </table:table-cell>
          <table:table-cell office:value-type="float" office:value="43.7103" calcext:value-type="float">
            <text:p>43.7103</text:p>
          </table:table-cell>
          <table:table-cell office:value-type="float" office:value="68.4016" calcext:value-type="float">
            <text:p>68.4016</text:p>
          </table:table-cell>
          <table:table-cell office:value-type="float" office:value="297.6" calcext:value-type="float">
            <text:p>297.6</text:p>
          </table:table-cell>
          <table:table-cell office:value-type="float" office:value="43.9409" calcext:value-type="float">
            <text:p>43.9409</text:p>
          </table:table-cell>
          <table:table-cell/>
          <table:table-cell table:formula="of:=([.D653]-[.A653])/0.0166667" office:value-type="float" office:value="-28.8779422441158" calcext:value-type="float">
            <text:p>-28.8779422441158</text:p>
          </table:table-cell>
          <table:table-cell table:formula="of:=ABS([.E653]-[.B653])/0.0166667" office:value-type="float" office:value="514.918970162059" calcext:value-type="float">
            <text:p>514.918970162059</text:p>
          </table:table-cell>
          <table:table-cell table:formula="of:=([.F653]-[.C653])/0.0166667" office:value-type="float" office:value="13.8359723280555" calcext:value-type="float">
            <text:p>13.8359723280555</text:p>
          </table:table-cell>
          <table:table-cell table:formula="of:=DEGREES(ATAN(ABS([.F653]-[.C653])/ABS([.E653]-[.B653])))" office:value-type="float" office:value="1.53917831676741" calcext:value-type="float">
            <text:p>1.53917831676741</text:p>
          </table:table-cell>
          <table:table-cell table:formula="of:=SQRT(POWER([.H653];2)+POWER([.I653];2)+POWER([.J653];2))" office:value-type="float" office:value="515.913670599329" calcext:value-type="float">
            <text:p>515.913670599329</text:p>
          </table:table-cell>
        </table:table-row>
        <table:table-row table:style-name="ro1">
          <table:table-cell office:value-type="float" office:value="62.1862" calcext:value-type="float">
            <text:p>62.1862</text:p>
          </table:table-cell>
          <table:table-cell office:value-type="float" office:value="307.07" calcext:value-type="float">
            <text:p>307.07</text:p>
          </table:table-cell>
          <table:table-cell office:value-type="float" office:value="42.8522" calcext:value-type="float">
            <text:p>42.8522</text:p>
          </table:table-cell>
          <table:table-cell office:value-type="float" office:value="62.6297" calcext:value-type="float">
            <text:p>62.6297</text:p>
          </table:table-cell>
          <table:table-cell office:value-type="float" office:value="297.093" calcext:value-type="float">
            <text:p>297.093</text:p>
          </table:table-cell>
          <table:table-cell office:value-type="float" office:value="43.0363" calcext:value-type="float">
            <text:p>43.0363</text:p>
          </table:table-cell>
          <table:table-cell/>
          <table:table-cell table:formula="of:=([.D654]-[.A654])/0.0166667" office:value-type="float" office:value="26.6099467801065" calcext:value-type="float">
            <text:p>26.6099467801065</text:p>
          </table:table-cell>
          <table:table-cell table:formula="of:=ABS([.E654]-[.B654])/0.0166667" office:value-type="float" office:value="598.618802762393" calcext:value-type="float">
            <text:p>598.618802762393</text:p>
          </table:table-cell>
          <table:table-cell table:formula="of:=([.F654]-[.C654])/0.0166667" office:value-type="float" office:value="11.0459779080438" calcext:value-type="float">
            <text:p>11.0459779080438</text:p>
          </table:table-cell>
          <table:table-cell table:formula="of:=DEGREES(ATAN(ABS([.F654]-[.C654])/ABS([.E654]-[.B654])))" office:value-type="float" office:value="1.05712699846205" calcext:value-type="float">
            <text:p>1.05712699846205</text:p>
          </table:table-cell>
          <table:table-cell table:formula="of:=SQRT(POWER([.H654];2)+POWER([.I654];2)+POWER([.J654];2))" office:value-type="float" office:value="599.311750190388" calcext:value-type="float">
            <text:p>599.311750190388</text:p>
          </table:table-cell>
        </table:table-row>
        <table:table-row table:style-name="ro1">
          <table:table-cell office:value-type="float" office:value="46.0457" calcext:value-type="float">
            <text:p>46.0457</text:p>
          </table:table-cell>
          <table:table-cell office:value-type="float" office:value="309.743" calcext:value-type="float">
            <text:p>309.743</text:p>
          </table:table-cell>
          <table:table-cell office:value-type="float" office:value="44.4714" calcext:value-type="float">
            <text:p>44.4714</text:p>
          </table:table-cell>
          <table:table-cell office:value-type="float" office:value="45.8728" calcext:value-type="float">
            <text:p>45.8728</text:p>
          </table:table-cell>
          <table:table-cell office:value-type="float" office:value="297.718" calcext:value-type="float">
            <text:p>297.718</text:p>
          </table:table-cell>
          <table:table-cell office:value-type="float" office:value="45.1804" calcext:value-type="float">
            <text:p>45.1804</text:p>
          </table:table-cell>
          <table:table-cell/>
          <table:table-cell table:formula="of:=([.D655]-[.A655])/0.0166667" office:value-type="float" office:value="-10.3739792520414" calcext:value-type="float">
            <text:p>-10.3739792520414</text:p>
          </table:table-cell>
          <table:table-cell table:formula="of:=ABS([.E655]-[.B655])/0.0166667" office:value-type="float" office:value="721.498557002885" calcext:value-type="float">
            <text:p>721.498557002885</text:p>
          </table:table-cell>
          <table:table-cell table:formula="of:=([.F655]-[.C655])/0.0166667" office:value-type="float" office:value="42.5399149201699" calcext:value-type="float">
            <text:p>42.5399149201699</text:p>
          </table:table-cell>
          <table:table-cell table:formula="of:=DEGREES(ATAN(ABS([.F655]-[.C655])/ABS([.E655]-[.B655])))" office:value-type="float" office:value="3.37428131635131" calcext:value-type="float">
            <text:p>3.37428131635131</text:p>
          </table:table-cell>
          <table:table-cell table:formula="of:=SQRT(POWER([.H655];2)+POWER([.I655];2)+POWER([.J655];2))" office:value-type="float" office:value="722.826003657991" calcext:value-type="float">
            <text:p>722.826003657991</text:p>
          </table:table-cell>
        </table:table-row>
        <table:table-row table:style-name="ro1">
          <table:table-cell office:value-type="float" office:value="43.6446" calcext:value-type="float">
            <text:p>43.6446</text:p>
          </table:table-cell>
          <table:table-cell office:value-type="float" office:value="313.987" calcext:value-type="float">
            <text:p>313.987</text:p>
          </table:table-cell>
          <table:table-cell office:value-type="float" office:value="43.6147" calcext:value-type="float">
            <text:p>43.6147</text:p>
          </table:table-cell>
          <table:table-cell office:value-type="float" office:value="44.128" calcext:value-type="float">
            <text:p>44.128</text:p>
          </table:table-cell>
          <table:table-cell office:value-type="float" office:value="300.416" calcext:value-type="float">
            <text:p>300.416</text:p>
          </table:table-cell>
          <table:table-cell office:value-type="float" office:value="44.2818" calcext:value-type="float">
            <text:p>44.2818</text:p>
          </table:table-cell>
          <table:table-cell/>
          <table:table-cell table:formula="of:=([.D656]-[.A656])/0.0166667" office:value-type="float" office:value="29.0039419921162" calcext:value-type="float">
            <text:p>29.0039419921162</text:p>
          </table:table-cell>
          <table:table-cell table:formula="of:=ABS([.E656]-[.B656])/0.0166667" office:value-type="float" office:value="814.258371483259" calcext:value-type="float">
            <text:p>814.258371483259</text:p>
          </table:table-cell>
          <table:table-cell table:formula="of:=([.F656]-[.C656])/0.0166667" office:value-type="float" office:value="40.02591994816" calcext:value-type="float">
            <text:p>40.02591994816</text:p>
          </table:table-cell>
          <table:table-cell table:formula="of:=DEGREES(ATAN(ABS([.F656]-[.C656])/ABS([.E656]-[.B656])))" office:value-type="float" office:value="2.81418268851101" calcext:value-type="float">
            <text:p>2.81418268851101</text:p>
          </table:table-cell>
          <table:table-cell table:formula="of:=SQRT(POWER([.H656];2)+POWER([.I656];2)+POWER([.J656];2))" office:value-type="float" office:value="815.757315903049" calcext:value-type="float">
            <text:p>815.757315903049</text:p>
          </table:table-cell>
        </table:table-row>
        <table:table-row table:style-name="ro1">
          <table:table-cell office:value-type="float" office:value="43.2382" calcext:value-type="float">
            <text:p>43.2382</text:p>
          </table:table-cell>
          <table:table-cell office:value-type="float" office:value="311.039" calcext:value-type="float">
            <text:p>311.039</text:p>
          </table:table-cell>
          <table:table-cell office:value-type="float" office:value="42.7182" calcext:value-type="float">
            <text:p>42.7182</text:p>
          </table:table-cell>
          <table:table-cell office:value-type="float" office:value="43.3835" calcext:value-type="float">
            <text:p>43.3835</text:p>
          </table:table-cell>
          <table:table-cell office:value-type="float" office:value="299.012" calcext:value-type="float">
            <text:p>299.012</text:p>
          </table:table-cell>
          <table:table-cell office:value-type="float" office:value="43.1987" calcext:value-type="float">
            <text:p>43.1987</text:p>
          </table:table-cell>
          <table:table-cell/>
          <table:table-cell table:formula="of:=([.D657]-[.A657])/0.0166667" office:value-type="float" office:value="8.7179825640348" calcext:value-type="float">
            <text:p>8.7179825640348</text:p>
          </table:table-cell>
          <table:table-cell table:formula="of:=ABS([.E657]-[.B657])/0.0166667" office:value-type="float" office:value="721.618556762886" calcext:value-type="float">
            <text:p>721.618556762886</text:p>
          </table:table-cell>
          <table:table-cell table:formula="of:=([.F657]-[.C657])/0.0166667" office:value-type="float" office:value="28.8299423401153" calcext:value-type="float">
            <text:p>28.8299423401153</text:p>
          </table:table-cell>
          <table:table-cell table:formula="of:=DEGREES(ATAN(ABS([.F657]-[.C657])/ABS([.E657]-[.B657])))" office:value-type="float" office:value="2.28785137211019" calcext:value-type="float">
            <text:p>2.28785137211019</text:p>
          </table:table-cell>
          <table:table-cell table:formula="of:=SQRT(POWER([.H657];2)+POWER([.I657];2)+POWER([.J657];2))" office:value-type="float" office:value="722.246848563475" calcext:value-type="float">
            <text:p>722.246848563475</text:p>
          </table:table-cell>
        </table:table-row>
        <table:table-row table:style-name="ro1">
          <table:table-cell office:value-type="float" office:value="44.3922" calcext:value-type="float">
            <text:p>44.3922</text:p>
          </table:table-cell>
          <table:table-cell office:value-type="float" office:value="314.499" calcext:value-type="float">
            <text:p>314.499</text:p>
          </table:table-cell>
          <table:table-cell office:value-type="float" office:value="42.1942" calcext:value-type="float">
            <text:p>42.1942</text:p>
          </table:table-cell>
          <table:table-cell office:value-type="float" office:value="44.0609" calcext:value-type="float">
            <text:p>44.0609</text:p>
          </table:table-cell>
          <table:table-cell office:value-type="float" office:value="305.371" calcext:value-type="float">
            <text:p>305.371</text:p>
          </table:table-cell>
          <table:table-cell office:value-type="float" office:value="41.9693" calcext:value-type="float">
            <text:p>41.9693</text:p>
          </table:table-cell>
          <table:table-cell/>
          <table:table-cell table:formula="of:=([.D658]-[.A658])/0.0166667" office:value-type="float" office:value="-19.8779602440799" calcext:value-type="float">
            <text:p>-19.8779602440799</text:p>
          </table:table-cell>
          <table:table-cell table:formula="of:=ABS([.E658]-[.B658])/0.0166667" office:value-type="float" office:value="547.678904642193" calcext:value-type="float">
            <text:p>547.678904642193</text:p>
          </table:table-cell>
          <table:table-cell table:formula="of:=([.F658]-[.C658])/0.0166667" office:value-type="float" office:value="-13.4939730120543" calcext:value-type="float">
            <text:p>-13.4939730120543</text:p>
          </table:table-cell>
          <table:table-cell table:formula="of:=DEGREES(ATAN(ABS([.F658]-[.C658])/ABS([.E658]-[.B658])))" office:value-type="float" office:value="1.41139508072342" calcext:value-type="float">
            <text:p>1.41139508072342</text:p>
          </table:table-cell>
          <table:table-cell table:formula="of:=SQRT(POWER([.H658];2)+POWER([.I658];2)+POWER([.J658];2))" office:value-type="float" office:value="548.205621278356" calcext:value-type="float">
            <text:p>548.205621278356</text:p>
          </table:table-cell>
        </table:table-row>
        <table:table-row table:style-name="ro1">
          <table:table-cell office:value-type="float" office:value="43.8071" calcext:value-type="float">
            <text:p>43.8071</text:p>
          </table:table-cell>
          <table:table-cell office:value-type="float" office:value="320.556" calcext:value-type="float">
            <text:p>320.556</text:p>
          </table:table-cell>
          <table:table-cell office:value-type="float" office:value="42.3878" calcext:value-type="float">
            <text:p>42.3878</text:p>
          </table:table-cell>
          <table:table-cell office:value-type="float" office:value="43.5952" calcext:value-type="float">
            <text:p>43.5952</text:p>
          </table:table-cell>
          <table:table-cell office:value-type="float" office:value="309.543" calcext:value-type="float">
            <text:p>309.543</text:p>
          </table:table-cell>
          <table:table-cell office:value-type="float" office:value="42.936" calcext:value-type="float">
            <text:p>42.936</text:p>
          </table:table-cell>
          <table:table-cell/>
          <table:table-cell table:formula="of:=([.D659]-[.A659])/0.0166667" office:value-type="float" office:value="-12.7139745720509" calcext:value-type="float">
            <text:p>-12.7139745720509</text:p>
          </table:table-cell>
          <table:table-cell table:formula="of:=ABS([.E659]-[.B659])/0.0166667" office:value-type="float" office:value="660.778678442642" calcext:value-type="float">
            <text:p>660.778678442642</text:p>
          </table:table-cell>
          <table:table-cell table:formula="of:=([.F659]-[.C659])/0.0166667" office:value-type="float" office:value="32.8919342161317" calcext:value-type="float">
            <text:p>32.8919342161317</text:p>
          </table:table-cell>
          <table:table-cell table:formula="of:=DEGREES(ATAN(ABS([.F659]-[.C659])/ABS([.E659]-[.B659])))" office:value-type="float" office:value="2.8496906025151" calcext:value-type="float">
            <text:p>2.8496906025151</text:p>
          </table:table-cell>
          <table:table-cell table:formula="of:=SQRT(POWER([.H659];2)+POWER([.I659];2)+POWER([.J659];2))" office:value-type="float" office:value="661.718963284491" calcext:value-type="float">
            <text:p>661.718963284491</text:p>
          </table:table-cell>
        </table:table-row>
        <table:table-row table:style-name="ro1">
          <table:table-cell office:value-type="float" office:value="44.7311" calcext:value-type="float">
            <text:p>44.7311</text:p>
          </table:table-cell>
          <table:table-cell office:value-type="float" office:value="308.334" calcext:value-type="float">
            <text:p>308.334</text:p>
          </table:table-cell>
          <table:table-cell office:value-type="float" office:value="42.8387" calcext:value-type="float">
            <text:p>42.8387</text:p>
          </table:table-cell>
          <table:table-cell office:value-type="float" office:value="44.5056" calcext:value-type="float">
            <text:p>44.5056</text:p>
          </table:table-cell>
          <table:table-cell office:value-type="float" office:value="297.818" calcext:value-type="float">
            <text:p>297.818</text:p>
          </table:table-cell>
          <table:table-cell office:value-type="float" office:value="43.3672" calcext:value-type="float">
            <text:p>43.3672</text:p>
          </table:table-cell>
          <table:table-cell/>
          <table:table-cell table:formula="of:=([.D660]-[.A660])/0.0166667" office:value-type="float" office:value="-13.5299729400539" calcext:value-type="float">
            <text:p>-13.5299729400539</text:p>
          </table:table-cell>
          <table:table-cell table:formula="of:=ABS([.E660]-[.B660])/0.0166667" office:value-type="float" office:value="630.958738082525" calcext:value-type="float">
            <text:p>630.958738082525</text:p>
          </table:table-cell>
          <table:table-cell table:formula="of:=([.F660]-[.C660])/0.0166667" office:value-type="float" office:value="31.7099365801265" calcext:value-type="float">
            <text:p>31.7099365801265</text:p>
          </table:table-cell>
          <table:table-cell table:formula="of:=DEGREES(ATAN(ABS([.F660]-[.C660])/ABS([.E660]-[.B660])))" office:value-type="float" office:value="2.87707913664966" calcext:value-type="float">
            <text:p>2.87707913664966</text:p>
          </table:table-cell>
          <table:table-cell table:formula="of:=SQRT(POWER([.H660];2)+POWER([.I660];2)+POWER([.J660];2))" office:value-type="float" office:value="631.899920405412" calcext:value-type="float">
            <text:p>631.899920405412</text:p>
          </table:table-cell>
        </table:table-row>
        <table:table-row table:style-name="ro1">
          <table:table-cell office:value-type="float" office:value="43.9039" calcext:value-type="float">
            <text:p>43.9039</text:p>
          </table:table-cell>
          <table:table-cell office:value-type="float" office:value="309.367" calcext:value-type="float">
            <text:p>309.367</text:p>
          </table:table-cell>
          <table:table-cell office:value-type="float" office:value="44.0187" calcext:value-type="float">
            <text:p>44.0187</text:p>
          </table:table-cell>
          <table:table-cell office:value-type="float" office:value="43.6751" calcext:value-type="float">
            <text:p>43.6751</text:p>
          </table:table-cell>
          <table:table-cell office:value-type="float" office:value="298.912" calcext:value-type="float">
            <text:p>298.912</text:p>
          </table:table-cell>
          <table:table-cell office:value-type="float" office:value="43.9902" calcext:value-type="float">
            <text:p>43.9902</text:p>
          </table:table-cell>
          <table:table-cell/>
          <table:table-cell table:formula="of:=([.D661]-[.A661])/0.0166667" office:value-type="float" office:value="-13.7279725440549" calcext:value-type="float">
            <text:p>-13.7279725440549</text:p>
          </table:table-cell>
          <table:table-cell table:formula="of:=ABS([.E661]-[.B661])/0.0166667" office:value-type="float" office:value="627.298745402512" calcext:value-type="float">
            <text:p>627.298745402512</text:p>
          </table:table-cell>
          <table:table-cell table:formula="of:=([.F661]-[.C661])/0.0166667" office:value-type="float" office:value="-1.7099965800069" calcext:value-type="float">
            <text:p>-1.7099965800069</text:p>
          </table:table-cell>
          <table:table-cell table:formula="of:=DEGREES(ATAN(ABS([.F661]-[.C661])/ABS([.E661]-[.B661])))" office:value-type="float" office:value="0.156186099610361" calcext:value-type="float">
            <text:p>0.156186099610361</text:p>
          </table:table-cell>
          <table:table-cell table:formula="of:=SQRT(POWER([.H661];2)+POWER([.I661];2)+POWER([.J661];2))" office:value-type="float" office:value="627.451270858574" calcext:value-type="float">
            <text:p>627.451270858574</text:p>
          </table:table-cell>
        </table:table-row>
        <table:table-row table:style-name="ro1">
          <table:table-cell office:value-type="float" office:value="43.3864" calcext:value-type="float">
            <text:p>43.3864</text:p>
          </table:table-cell>
          <table:table-cell office:value-type="float" office:value="309.164" calcext:value-type="float">
            <text:p>309.164</text:p>
          </table:table-cell>
          <table:table-cell office:value-type="float" office:value="44.3181" calcext:value-type="float">
            <text:p>44.3181</text:p>
          </table:table-cell>
          <table:table-cell office:value-type="float" office:value="42.9323" calcext:value-type="float">
            <text:p>42.9323</text:p>
          </table:table-cell>
          <table:table-cell office:value-type="float" office:value="298.529" calcext:value-type="float">
            <text:p>298.529</text:p>
          </table:table-cell>
          <table:table-cell office:value-type="float" office:value="44.8326" calcext:value-type="float">
            <text:p>44.8326</text:p>
          </table:table-cell>
          <table:table-cell/>
          <table:table-cell table:formula="of:=([.D662]-[.A662])/0.0166667" office:value-type="float" office:value="-27.2459455081092" calcext:value-type="float">
            <text:p>-27.2459455081092</text:p>
          </table:table-cell>
          <table:table-cell table:formula="of:=ABS([.E662]-[.B662])/0.0166667" office:value-type="float" office:value="638.098723802552" calcext:value-type="float">
            <text:p>638.098723802552</text:p>
          </table:table-cell>
          <table:table-cell table:formula="of:=([.F662]-[.C662])/0.0166667" office:value-type="float" office:value="30.8699382601234" calcext:value-type="float">
            <text:p>30.8699382601234</text:p>
          </table:table-cell>
          <table:table-cell table:formula="of:=DEGREES(ATAN(ABS([.F662]-[.C662])/ABS([.E662]-[.B662])))" office:value-type="float" office:value="2.76969564641333" calcext:value-type="float">
            <text:p>2.76969564641333</text:p>
          </table:table-cell>
          <table:table-cell table:formula="of:=SQRT(POWER([.H662];2)+POWER([.I662];2)+POWER([.J662];2))" office:value-type="float" office:value="639.425739201403" calcext:value-type="float">
            <text:p>639.425739201403</text:p>
          </table:table-cell>
        </table:table-row>
        <table:table-row table:style-name="ro1">
          <table:table-cell office:value-type="float" office:value="43.496" calcext:value-type="float">
            <text:p>43.496</text:p>
          </table:table-cell>
          <table:table-cell office:value-type="float" office:value="316.951" calcext:value-type="float">
            <text:p>316.951</text:p>
          </table:table-cell>
          <table:table-cell office:value-type="float" office:value="43.9913" calcext:value-type="float">
            <text:p>43.9913</text:p>
          </table:table-cell>
          <table:table-cell office:value-type="float" office:value="43.0304" calcext:value-type="float">
            <text:p>43.0304</text:p>
          </table:table-cell>
          <table:table-cell office:value-type="float" office:value="306.025" calcext:value-type="float">
            <text:p>306.025</text:p>
          </table:table-cell>
          <table:table-cell office:value-type="float" office:value="44.5151" calcext:value-type="float">
            <text:p>44.5151</text:p>
          </table:table-cell>
          <table:table-cell/>
          <table:table-cell table:formula="of:=([.D663]-[.A663])/0.0166667" office:value-type="float" office:value="-27.9359441281119" calcext:value-type="float">
            <text:p>-27.9359441281119</text:p>
          </table:table-cell>
          <table:table-cell table:formula="of:=ABS([.E663]-[.B663])/0.0166667" office:value-type="float" office:value="655.558688882625" calcext:value-type="float">
            <text:p>655.558688882625</text:p>
          </table:table-cell>
          <table:table-cell table:formula="of:=([.F663]-[.C663])/0.0166667" office:value-type="float" office:value="31.4279371441254" calcext:value-type="float">
            <text:p>31.4279371441254</text:p>
          </table:table-cell>
          <table:table-cell table:formula="of:=DEGREES(ATAN(ABS([.F663]-[.C663])/ABS([.E663]-[.B663])))" office:value-type="float" office:value="2.74469787941428" calcext:value-type="float">
            <text:p>2.74469787941428</text:p>
          </table:table-cell>
          <table:table-cell table:formula="of:=SQRT(POWER([.H663];2)+POWER([.I663];2)+POWER([.J663];2))" office:value-type="float" office:value="656.905873605169" calcext:value-type="float">
            <text:p>656.905873605169</text:p>
          </table:table-cell>
        </table:table-row>
        <table:table-row table:style-name="ro1">
          <table:table-cell office:value-type="float" office:value="43.1218" calcext:value-type="float">
            <text:p>43.1218</text:p>
          </table:table-cell>
          <table:table-cell office:value-type="float" office:value="313.788" calcext:value-type="float">
            <text:p>313.788</text:p>
          </table:table-cell>
          <table:table-cell office:value-type="float" office:value="43.9159" calcext:value-type="float">
            <text:p>43.9159</text:p>
          </table:table-cell>
          <table:table-cell office:value-type="float" office:value="42.9292" calcext:value-type="float">
            <text:p>42.9292</text:p>
          </table:table-cell>
          <table:table-cell office:value-type="float" office:value="303.041" calcext:value-type="float">
            <text:p>303.041</text:p>
          </table:table-cell>
          <table:table-cell office:value-type="float" office:value="44.4287" calcext:value-type="float">
            <text:p>44.4287</text:p>
          </table:table-cell>
          <table:table-cell/>
          <table:table-cell table:formula="of:=([.D664]-[.A664])/0.0166667" office:value-type="float" office:value="-11.5559768880461" calcext:value-type="float">
            <text:p>-11.5559768880461</text:p>
          </table:table-cell>
          <table:table-cell table:formula="of:=ABS([.E664]-[.B664])/0.0166667" office:value-type="float" office:value="644.81871036258" calcext:value-type="float">
            <text:p>644.81871036258</text:p>
          </table:table-cell>
          <table:table-cell table:formula="of:=([.F664]-[.C664])/0.0166667" office:value-type="float" office:value="30.767938464123" calcext:value-type="float">
            <text:p>30.767938464123</text:p>
          </table:table-cell>
          <table:table-cell table:formula="of:=DEGREES(ATAN(ABS([.F664]-[.C664])/ABS([.E664]-[.B664])))" office:value-type="float" office:value="2.73183287318961" calcext:value-type="float">
            <text:p>2.73183287318961</text:p>
          </table:table-cell>
          <table:table-cell table:formula="of:=SQRT(POWER([.H664];2)+POWER([.I664];2)+POWER([.J664];2))" office:value-type="float" office:value="645.65577196586" calcext:value-type="float">
            <text:p>645.65577196586</text:p>
          </table:table-cell>
        </table:table-row>
        <table:table-row table:style-name="ro1">
          <table:table-cell office:value-type="float" office:value="43.8146" calcext:value-type="float">
            <text:p>43.8146</text:p>
          </table:table-cell>
          <table:table-cell office:value-type="float" office:value="310.913" calcext:value-type="float">
            <text:p>310.913</text:p>
          </table:table-cell>
          <table:table-cell office:value-type="float" office:value="43.794" calcext:value-type="float">
            <text:p>43.794</text:p>
          </table:table-cell>
          <table:table-cell office:value-type="float" office:value="43.3484" calcext:value-type="float">
            <text:p>43.3484</text:p>
          </table:table-cell>
          <table:table-cell office:value-type="float" office:value="300.222" calcext:value-type="float">
            <text:p>300.222</text:p>
          </table:table-cell>
          <table:table-cell office:value-type="float" office:value="44.3185" calcext:value-type="float">
            <text:p>44.3185</text:p>
          </table:table-cell>
          <table:table-cell/>
          <table:table-cell table:formula="of:=([.D665]-[.A665])/0.0166667" office:value-type="float" office:value="-27.9719440561119" calcext:value-type="float">
            <text:p>-27.9719440561119</text:p>
          </table:table-cell>
          <table:table-cell table:formula="of:=ABS([.E665]-[.B665])/0.0166667" office:value-type="float" office:value="641.458717082568" calcext:value-type="float">
            <text:p>641.458717082568</text:p>
          </table:table-cell>
          <table:table-cell table:formula="of:=([.F665]-[.C665])/0.0166667" office:value-type="float" office:value="31.4699370601261" calcext:value-type="float">
            <text:p>31.4699370601261</text:p>
          </table:table-cell>
          <table:table-cell table:formula="of:=DEGREES(ATAN(ABS([.F665]-[.C665])/ABS([.E665]-[.B665])))" office:value-type="float" office:value="2.80867654025127" calcext:value-type="float">
            <text:p>2.80867654025127</text:p>
          </table:table-cell>
          <table:table-cell table:formula="of:=SQRT(POWER([.H665];2)+POWER([.I665];2)+POWER([.J665];2))" office:value-type="float" office:value="642.839071863293" calcext:value-type="float">
            <text:p>642.839071863293</text:p>
          </table:table-cell>
        </table:table-row>
        <table:table-row table:style-name="ro1">
          <table:table-cell office:value-type="float" office:value="43.6328" calcext:value-type="float">
            <text:p>43.6328</text:p>
          </table:table-cell>
          <table:table-cell office:value-type="float" office:value="314.061" calcext:value-type="float">
            <text:p>314.061</text:p>
          </table:table-cell>
          <table:table-cell office:value-type="float" office:value="43.3369" calcext:value-type="float">
            <text:p>43.3369</text:p>
          </table:table-cell>
          <table:table-cell office:value-type="float" office:value="43.7572" calcext:value-type="float">
            <text:p>43.7572</text:p>
          </table:table-cell>
          <table:table-cell office:value-type="float" office:value="301.979" calcext:value-type="float">
            <text:p>301.979</text:p>
          </table:table-cell>
          <table:table-cell office:value-type="float" office:value="43.5318" calcext:value-type="float">
            <text:p>43.5318</text:p>
          </table:table-cell>
          <table:table-cell/>
          <table:table-cell table:formula="of:=([.D666]-[.A666])/0.0166667" office:value-type="float" office:value="7.46398507202951" calcext:value-type="float">
            <text:p>7.46398507202951</text:p>
          </table:table-cell>
          <table:table-cell table:formula="of:=ABS([.E666]-[.B666])/0.0166667" office:value-type="float" office:value="724.918550162899" calcext:value-type="float">
            <text:p>724.918550162899</text:p>
          </table:table-cell>
          <table:table-cell table:formula="of:=([.F666]-[.C666])/0.0166667" office:value-type="float" office:value="11.6939766120466" calcext:value-type="float">
            <text:p>11.6939766120466</text:p>
          </table:table-cell>
          <table:table-cell table:formula="of:=DEGREES(ATAN(ABS([.F666]-[.C666])/ABS([.E666]-[.B666])))" office:value-type="float" office:value="0.924182994981919" calcext:value-type="float">
            <text:p>0.924182994981919</text:p>
          </table:table-cell>
          <table:table-cell table:formula="of:=SQRT(POWER([.H666];2)+POWER([.I666];2)+POWER([.J666];2))" office:value-type="float" office:value="725.051284070609" calcext:value-type="float">
            <text:p>725.051284070609</text:p>
          </table:table-cell>
        </table:table-row>
        <table:table-row table:style-name="ro1">
          <table:table-cell office:value-type="float" office:value="43.5812" calcext:value-type="float">
            <text:p>43.5812</text:p>
          </table:table-cell>
          <table:table-cell office:value-type="float" office:value="320.229" calcext:value-type="float">
            <text:p>320.229</text:p>
          </table:table-cell>
          <table:table-cell office:value-type="float" office:value="43.5196" calcext:value-type="float">
            <text:p>43.5196</text:p>
          </table:table-cell>
          <table:table-cell office:value-type="float" office:value="43.2604" calcext:value-type="float">
            <text:p>43.2604</text:p>
          </table:table-cell>
          <table:table-cell office:value-type="float" office:value="310.92" calcext:value-type="float">
            <text:p>310.92</text:p>
          </table:table-cell>
          <table:table-cell office:value-type="float" office:value="43.2674" calcext:value-type="float">
            <text:p>43.2674</text:p>
          </table:table-cell>
          <table:table-cell/>
          <table:table-cell table:formula="of:=([.D667]-[.A667])/0.0166667" office:value-type="float" office:value="-19.2479615040773" calcext:value-type="float">
            <text:p>-19.2479615040773</text:p>
          </table:table-cell>
          <table:table-cell table:formula="of:=ABS([.E667]-[.B667])/0.0166667" office:value-type="float" office:value="558.538882922232" calcext:value-type="float">
            <text:p>558.538882922232</text:p>
          </table:table-cell>
          <table:table-cell table:formula="of:=([.F667]-[.C667])/0.0166667" office:value-type="float" office:value="-15.1319697360602" calcext:value-type="float">
            <text:p>-15.1319697360602</text:p>
          </table:table-cell>
          <table:table-cell table:formula="of:=DEGREES(ATAN(ABS([.F667]-[.C667])/ABS([.E667]-[.B667])))" office:value-type="float" office:value="1.55188117030565" calcext:value-type="float">
            <text:p>1.55188117030565</text:p>
          </table:table-cell>
          <table:table-cell table:formula="of:=SQRT(POWER([.H667];2)+POWER([.I667];2)+POWER([.J667];2))" office:value-type="float" office:value="559.075258141666" calcext:value-type="float">
            <text:p>559.075258141666</text:p>
          </table:table-cell>
        </table:table-row>
        <table:table-row table:style-name="ro1">
          <table:table-cell office:value-type="float" office:value="43.3777" calcext:value-type="float">
            <text:p>43.3777</text:p>
          </table:table-cell>
          <table:table-cell office:value-type="float" office:value="313.915" calcext:value-type="float">
            <text:p>313.915</text:p>
          </table:table-cell>
          <table:table-cell office:value-type="float" office:value="43.6279" calcext:value-type="float">
            <text:p>43.6279</text:p>
          </table:table-cell>
          <table:table-cell office:value-type="float" office:value="43.4514" calcext:value-type="float">
            <text:p>43.4514</text:p>
          </table:table-cell>
          <table:table-cell office:value-type="float" office:value="303.175" calcext:value-type="float">
            <text:p>303.175</text:p>
          </table:table-cell>
          <table:table-cell office:value-type="float" office:value="44.4036" calcext:value-type="float">
            <text:p>44.4036</text:p>
          </table:table-cell>
          <table:table-cell/>
          <table:table-cell table:formula="of:=([.D668]-[.A668])/0.0166667" office:value-type="float" office:value="4.42199115601783" calcext:value-type="float">
            <text:p>4.42199115601783</text:p>
          </table:table-cell>
          <table:table-cell table:formula="of:=ABS([.E668]-[.B668])/0.0166667" office:value-type="float" office:value="644.398711202578" calcext:value-type="float">
            <text:p>644.398711202578</text:p>
          </table:table-cell>
          <table:table-cell table:formula="of:=([.F668]-[.C668])/0.0166667" office:value-type="float" office:value="46.5419069161862" calcext:value-type="float">
            <text:p>46.5419069161862</text:p>
          </table:table-cell>
          <table:table-cell table:formula="of:=DEGREES(ATAN(ABS([.F668]-[.C668])/ABS([.E668]-[.B668])))" office:value-type="float" office:value="4.13103313724896" calcext:value-type="float">
            <text:p>4.13103313724896</text:p>
          </table:table-cell>
          <table:table-cell table:formula="of:=SQRT(POWER([.H668];2)+POWER([.I668];2)+POWER([.J668];2))" office:value-type="float" office:value="646.092409880137" calcext:value-type="float">
            <text:p>646.092409880137</text:p>
          </table:table-cell>
        </table:table-row>
        <table:table-row table:style-name="ro1">
          <table:table-cell office:value-type="float" office:value="43.696" calcext:value-type="float">
            <text:p>43.696</text:p>
          </table:table-cell>
          <table:table-cell office:value-type="float" office:value="318.481" calcext:value-type="float">
            <text:p>318.481</text:p>
          </table:table-cell>
          <table:table-cell office:value-type="float" office:value="44.3078" calcext:value-type="float">
            <text:p>44.3078</text:p>
          </table:table-cell>
          <table:table-cell office:value-type="float" office:value="44.1807" calcext:value-type="float">
            <text:p>44.1807</text:p>
          </table:table-cell>
          <table:table-cell office:value-type="float" office:value="304.701" calcext:value-type="float">
            <text:p>304.701</text:p>
          </table:table-cell>
          <table:table-cell office:value-type="float" office:value="44.9583" calcext:value-type="float">
            <text:p>44.9583</text:p>
          </table:table-cell>
          <table:table-cell/>
          <table:table-cell table:formula="of:=([.D669]-[.A669])/0.0166667" office:value-type="float" office:value="29.0819418361165" calcext:value-type="float">
            <text:p>29.0819418361165</text:p>
          </table:table-cell>
          <table:table-cell table:formula="of:=ABS([.E669]-[.B669])/0.0166667" office:value-type="float" office:value="826.798346403306" calcext:value-type="float">
            <text:p>826.798346403306</text:p>
          </table:table-cell>
          <table:table-cell table:formula="of:=([.F669]-[.C669])/0.0166667" office:value-type="float" office:value="39.0299219401562" calcext:value-type="float">
            <text:p>39.0299219401562</text:p>
          </table:table-cell>
          <table:table-cell table:formula="of:=DEGREES(ATAN(ABS([.F669]-[.C669])/ABS([.E669]-[.B669])))" office:value-type="float" office:value="2.70270366548957" calcext:value-type="float">
            <text:p>2.70270366548957</text:p>
          </table:table-cell>
          <table:table-cell table:formula="of:=SQRT(POWER([.H669];2)+POWER([.I669];2)+POWER([.J669];2))" office:value-type="float" office:value="828.229798886067" calcext:value-type="float">
            <text:p>828.229798886067</text:p>
          </table:table-cell>
        </table:table-row>
        <table:table-row table:style-name="ro1">
          <table:table-cell office:value-type="float" office:value="43.311" calcext:value-type="float">
            <text:p>43.311</text:p>
          </table:table-cell>
          <table:table-cell office:value-type="float" office:value="320.158" calcext:value-type="float">
            <text:p>320.158</text:p>
          </table:table-cell>
          <table:table-cell office:value-type="float" office:value="43.5326" calcext:value-type="float">
            <text:p>43.5326</text:p>
          </table:table-cell>
          <table:table-cell office:value-type="float" office:value="43.4655" calcext:value-type="float">
            <text:p>43.4655</text:p>
          </table:table-cell>
          <table:table-cell office:value-type="float" office:value="307.692" calcext:value-type="float">
            <text:p>307.692</text:p>
          </table:table-cell>
          <table:table-cell office:value-type="float" office:value="44.2675" calcext:value-type="float">
            <text:p>44.2675</text:p>
          </table:table-cell>
          <table:table-cell/>
          <table:table-cell table:formula="of:=([.D670]-[.A670])/0.0166667" office:value-type="float" office:value="9.26998146003701" calcext:value-type="float">
            <text:p>9.26998146003701</text:p>
          </table:table-cell>
          <table:table-cell table:formula="of:=ABS([.E670]-[.B670])/0.0166667" office:value-type="float" office:value="747.958504082992" calcext:value-type="float">
            <text:p>747.958504082992</text:p>
          </table:table-cell>
          <table:table-cell table:formula="of:=([.F670]-[.C670])/0.0166667" office:value-type="float" office:value="44.0939118121761" calcext:value-type="float">
            <text:p>44.0939118121761</text:p>
          </table:table-cell>
          <table:table-cell table:formula="of:=DEGREES(ATAN(ABS([.F670]-[.C670])/ABS([.E670]-[.B670])))" office:value-type="float" office:value="3.37381605501178" calcext:value-type="float">
            <text:p>3.37381605501178</text:p>
          </table:table-cell>
          <table:table-cell table:formula="of:=SQRT(POWER([.H670];2)+POWER([.I670];2)+POWER([.J670];2))" office:value-type="float" office:value="749.314439634815" calcext:value-type="float">
            <text:p>749.314439634815</text:p>
          </table:table-cell>
        </table:table-row>
        <table:table-row table:style-name="ro1">
          <table:table-cell office:value-type="float" office:value="42.8529" calcext:value-type="float">
            <text:p>42.8529</text:p>
          </table:table-cell>
          <table:table-cell office:value-type="float" office:value="318.489" calcext:value-type="float">
            <text:p>318.489</text:p>
          </table:table-cell>
          <table:table-cell office:value-type="float" office:value="43.5077" calcext:value-type="float">
            <text:p>43.5077</text:p>
          </table:table-cell>
          <table:table-cell office:value-type="float" office:value="42.8227" calcext:value-type="float">
            <text:p>42.8227</text:p>
          </table:table-cell>
          <table:table-cell office:value-type="float" office:value="309.233" calcext:value-type="float">
            <text:p>309.233</text:p>
          </table:table-cell>
          <table:table-cell office:value-type="float" office:value="43.5199" calcext:value-type="float">
            <text:p>43.5199</text:p>
          </table:table-cell>
          <table:table-cell/>
          <table:table-cell table:formula="of:=([.D671]-[.A671])/0.0166667" office:value-type="float" office:value="-1.81199637600729" calcext:value-type="float">
            <text:p>-1.81199637600729</text:p>
          </table:table-cell>
          <table:table-cell table:formula="of:=ABS([.E671]-[.B671])/0.0166667" office:value-type="float" office:value="555.35888928222" calcext:value-type="float">
            <text:p>555.35888928222</text:p>
          </table:table-cell>
          <table:table-cell table:formula="of:=([.F671]-[.C671])/0.0166667" office:value-type="float" office:value="0.731998536002927" calcext:value-type="float">
            <text:p>0.731998536002927</text:p>
          </table:table-cell>
          <table:table-cell table:formula="of:=DEGREES(ATAN(ABS([.F671]-[.C671])/ABS([.E671]-[.B671])))" office:value-type="float" office:value="0.0755194582180125" calcext:value-type="float">
            <text:p>0.075519458218013</text:p>
          </table:table-cell>
          <table:table-cell table:formula="of:=SQRT(POWER([.H671];2)+POWER([.I671];2)+POWER([.J671];2))" office:value-type="float" office:value="555.362327726237" calcext:value-type="float">
            <text:p>555.362327726237</text:p>
          </table:table-cell>
        </table:table-row>
        <table:table-row table:style-name="ro1">
          <table:table-cell office:value-type="float" office:value="42.2179" calcext:value-type="float">
            <text:p>42.2179</text:p>
          </table:table-cell>
          <table:table-cell office:value-type="float" office:value="319.96" calcext:value-type="float">
            <text:p>319.96</text:p>
          </table:table-cell>
          <table:table-cell office:value-type="float" office:value="43.3022" calcext:value-type="float">
            <text:p>43.3022</text:p>
          </table:table-cell>
          <table:table-cell office:value-type="float" office:value="42.2106" calcext:value-type="float">
            <text:p>42.2106</text:p>
          </table:table-cell>
          <table:table-cell office:value-type="float" office:value="310.587" calcext:value-type="float">
            <text:p>310.587</text:p>
          </table:table-cell>
          <table:table-cell office:value-type="float" office:value="43.5928" calcext:value-type="float">
            <text:p>43.5928</text:p>
          </table:table-cell>
          <table:table-cell/>
          <table:table-cell table:formula="of:=([.D672]-[.A672])/0.0166667" office:value-type="float" office:value="-0.437999124001797" calcext:value-type="float">
            <text:p>-0.437999124001797</text:p>
          </table:table-cell>
          <table:table-cell table:formula="of:=ABS([.E672]-[.B672])/0.0166667" office:value-type="float" office:value="562.378875242249" calcext:value-type="float">
            <text:p>562.378875242249</text:p>
          </table:table-cell>
          <table:table-cell table:formula="of:=([.F672]-[.C672])/0.0166667" office:value-type="float" office:value="17.4359651280696" calcext:value-type="float">
            <text:p>17.4359651280696</text:p>
          </table:table-cell>
          <table:table-cell table:formula="of:=DEGREES(ATAN(ABS([.F672]-[.C672])/ABS([.E672]-[.B672])))" office:value-type="float" office:value="1.77582648497751" calcext:value-type="float">
            <text:p>1.77582648497751</text:p>
          </table:table-cell>
          <table:table-cell table:formula="of:=SQRT(POWER([.H672];2)+POWER([.I672];2)+POWER([.J672];2))" office:value-type="float" office:value="562.649272675187" calcext:value-type="float">
            <text:p>562.649272675187</text:p>
          </table:table-cell>
        </table:table-row>
        <table:table-row table:style-name="ro1">
          <table:table-cell office:value-type="float" office:value="41.8744" calcext:value-type="float">
            <text:p>41.8744</text:p>
          </table:table-cell>
          <table:table-cell office:value-type="float" office:value="326.217" calcext:value-type="float">
            <text:p>326.217</text:p>
          </table:table-cell>
          <table:table-cell office:value-type="float" office:value="43.497" calcext:value-type="float">
            <text:p>43.497</text:p>
          </table:table-cell>
          <table:table-cell office:value-type="float" office:value="42.4098" calcext:value-type="float">
            <text:p>42.4098</text:p>
          </table:table-cell>
          <table:table-cell office:value-type="float" office:value="316.758" calcext:value-type="float">
            <text:p>316.758</text:p>
          </table:table-cell>
          <table:table-cell office:value-type="float" office:value="43.7619" calcext:value-type="float">
            <text:p>43.7619</text:p>
          </table:table-cell>
          <table:table-cell/>
          <table:table-cell table:formula="of:=([.D673]-[.A673])/0.0166667" office:value-type="float" office:value="32.1239357521282" calcext:value-type="float">
            <text:p>32.1239357521282</text:p>
          </table:table-cell>
          <table:table-cell table:formula="of:=ABS([.E673]-[.B673])/0.0166667" office:value-type="float" office:value="567.53886492227" calcext:value-type="float">
            <text:p>567.53886492227</text:p>
          </table:table-cell>
          <table:table-cell table:formula="of:=([.F673]-[.C673])/0.0166667" office:value-type="float" office:value="15.8939682120634" calcext:value-type="float">
            <text:p>15.8939682120634</text:p>
          </table:table-cell>
          <table:table-cell table:formula="of:=DEGREES(ATAN(ABS([.F673]-[.C673])/ABS([.E673]-[.B673])))" office:value-type="float" office:value="1.60415329262238" calcext:value-type="float">
            <text:p>1.60415329262238</text:p>
          </table:table-cell>
          <table:table-cell table:formula="of:=SQRT(POWER([.H673];2)+POWER([.I673];2)+POWER([.J673];2))" office:value-type="float" office:value="568.669437081853" calcext:value-type="float">
            <text:p>568.669437081853</text:p>
          </table:table-cell>
        </table:table-row>
        <table:table-row table:style-name="ro1">
          <table:table-cell office:value-type="float" office:value="41.7005" calcext:value-type="float">
            <text:p>41.7005</text:p>
          </table:table-cell>
          <table:table-cell office:value-type="float" office:value="324.504" calcext:value-type="float">
            <text:p>324.504</text:p>
          </table:table-cell>
          <table:table-cell office:value-type="float" office:value="43.7421" calcext:value-type="float">
            <text:p>43.7421</text:p>
          </table:table-cell>
          <table:table-cell office:value-type="float" office:value="42.3327" calcext:value-type="float">
            <text:p>42.3327</text:p>
          </table:table-cell>
          <table:table-cell office:value-type="float" office:value="313.529" calcext:value-type="float">
            <text:p>313.529</text:p>
          </table:table-cell>
          <table:table-cell office:value-type="float" office:value="44.2284" calcext:value-type="float">
            <text:p>44.2284</text:p>
          </table:table-cell>
          <table:table-cell/>
          <table:table-cell table:formula="of:=([.D674]-[.A674])/0.0166667" office:value-type="float" office:value="37.931924136152" calcext:value-type="float">
            <text:p>37.931924136152</text:p>
          </table:table-cell>
          <table:table-cell table:formula="of:=ABS([.E674]-[.B674])/0.0166667" office:value-type="float" office:value="658.498683002635" calcext:value-type="float">
            <text:p>658.498683002635</text:p>
          </table:table-cell>
          <table:table-cell table:formula="of:=([.F674]-[.C674])/0.0166667" office:value-type="float" office:value="29.1779416441167" calcext:value-type="float">
            <text:p>29.1779416441167</text:p>
          </table:table-cell>
          <table:table-cell table:formula="of:=DEGREES(ATAN(ABS([.F674]-[.C674])/ABS([.E674]-[.B674])))" office:value-type="float" office:value="2.5371046974974" calcext:value-type="float">
            <text:p>2.5371046974974</text:p>
          </table:table-cell>
          <table:table-cell table:formula="of:=SQRT(POWER([.H674];2)+POWER([.I674];2)+POWER([.J674];2))" office:value-type="float" office:value="660.235335818573" calcext:value-type="float">
            <text:p>660.235335818573</text:p>
          </table:table-cell>
        </table:table-row>
        <table:table-row table:style-name="ro1">
          <table:table-cell office:value-type="float" office:value="41.6763" calcext:value-type="float">
            <text:p>41.6763</text:p>
          </table:table-cell>
          <table:table-cell office:value-type="float" office:value="324.643" calcext:value-type="float">
            <text:p>324.643</text:p>
          </table:table-cell>
          <table:table-cell office:value-type="float" office:value="43.1778" calcext:value-type="float">
            <text:p>43.1778</text:p>
          </table:table-cell>
          <table:table-cell office:value-type="float" office:value="42.6702" calcext:value-type="float">
            <text:p>42.6702</text:p>
          </table:table-cell>
          <table:table-cell office:value-type="float" office:value="312.158" calcext:value-type="float">
            <text:p>312.158</text:p>
          </table:table-cell>
          <table:table-cell office:value-type="float" office:value="43.8905" calcext:value-type="float">
            <text:p>43.8905</text:p>
          </table:table-cell>
          <table:table-cell/>
          <table:table-cell table:formula="of:=([.D675]-[.A675])/0.0166667" office:value-type="float" office:value="59.6338807322388" calcext:value-type="float">
            <text:p>59.6338807322388</text:p>
          </table:table-cell>
          <table:table-cell table:formula="of:=ABS([.E675]-[.B675])/0.0166667" office:value-type="float" office:value="749.098501802994" calcext:value-type="float">
            <text:p>749.098501802994</text:p>
          </table:table-cell>
          <table:table-cell table:formula="of:=([.F675]-[.C675])/0.0166667" office:value-type="float" office:value="42.7619144761714" calcext:value-type="float">
            <text:p>42.7619144761714</text:p>
          </table:table-cell>
          <table:table-cell table:formula="of:=DEGREES(ATAN(ABS([.F675]-[.C675])/ABS([.E675]-[.B675])))" office:value-type="float" office:value="3.26715525657122" calcext:value-type="float">
            <text:p>3.26715525657122</text:p>
          </table:table-cell>
          <table:table-cell table:formula="of:=SQRT(POWER([.H675];2)+POWER([.I675];2)+POWER([.J675];2))" office:value-type="float" office:value="752.684094733205" calcext:value-type="float">
            <text:p>752.684094733205</text:p>
          </table:table-cell>
        </table:table-row>
        <table:table-row table:style-name="ro1">
          <table:table-cell office:value-type="float" office:value="41.8859" calcext:value-type="float">
            <text:p>41.8859</text:p>
          </table:table-cell>
          <table:table-cell office:value-type="float" office:value="321.306" calcext:value-type="float">
            <text:p>321.306</text:p>
          </table:table-cell>
          <table:table-cell office:value-type="float" office:value="43.9238" calcext:value-type="float">
            <text:p>43.9238</text:p>
          </table:table-cell>
          <table:table-cell office:value-type="float" office:value="42.9612" calcext:value-type="float">
            <text:p>42.9612</text:p>
          </table:table-cell>
          <table:table-cell office:value-type="float" office:value="307.431" calcext:value-type="float">
            <text:p>307.431</text:p>
          </table:table-cell>
          <table:table-cell office:value-type="float" office:value="44.8379" calcext:value-type="float">
            <text:p>44.8379</text:p>
          </table:table-cell>
          <table:table-cell/>
          <table:table-cell table:formula="of:=([.D676]-[.A676])/0.0166667" office:value-type="float" office:value="64.517870964258" calcext:value-type="float">
            <text:p>64.517870964258</text:p>
          </table:table-cell>
          <table:table-cell table:formula="of:=ABS([.E676]-[.B676])/0.0166667" office:value-type="float" office:value="832.49833500333" calcext:value-type="float">
            <text:p>832.49833500333</text:p>
          </table:table-cell>
          <table:table-cell table:formula="of:=([.F676]-[.C676])/0.0166667" office:value-type="float" office:value="54.8458903082192" calcext:value-type="float">
            <text:p>54.8458903082192</text:p>
          </table:table-cell>
          <table:table-cell table:formula="of:=DEGREES(ATAN(ABS([.F676]-[.C676])/ABS([.E676]-[.B676])))" office:value-type="float" office:value="3.76926093086224" calcext:value-type="float">
            <text:p>3.76926093086224</text:p>
          </table:table-cell>
          <table:table-cell table:formula="of:=SQRT(POWER([.H676];2)+POWER([.I676];2)+POWER([.J676];2))" office:value-type="float" office:value="836.793944254366" calcext:value-type="float">
            <text:p>836.793944254366</text:p>
          </table:table-cell>
        </table:table-row>
        <table:table-row table:style-name="ro1">
          <table:table-cell office:value-type="float" office:value="41.9234" calcext:value-type="float">
            <text:p>41.9234</text:p>
          </table:table-cell>
          <table:table-cell office:value-type="float" office:value="315.287" calcext:value-type="float">
            <text:p>315.287</text:p>
          </table:table-cell>
          <table:table-cell office:value-type="float" office:value="42.9077" calcext:value-type="float">
            <text:p>42.9077</text:p>
          </table:table-cell>
          <table:table-cell office:value-type="float" office:value="42.5301" calcext:value-type="float">
            <text:p>42.5301</text:p>
          </table:table-cell>
          <table:table-cell office:value-type="float" office:value="304.729" calcext:value-type="float">
            <text:p>304.729</text:p>
          </table:table-cell>
          <table:table-cell office:value-type="float" office:value="43.1344" calcext:value-type="float">
            <text:p>43.1344</text:p>
          </table:table-cell>
          <table:table-cell/>
          <table:table-cell table:formula="of:=([.D677]-[.A677])/0.0166667" office:value-type="float" office:value="36.4019271961454" calcext:value-type="float">
            <text:p>36.4019271961454</text:p>
          </table:table-cell>
          <table:table-cell table:formula="of:=ABS([.E677]-[.B677])/0.0166667" office:value-type="float" office:value="633.478733042533" calcext:value-type="float">
            <text:p>633.478733042533</text:p>
          </table:table-cell>
          <table:table-cell table:formula="of:=([.F677]-[.C677])/0.0166667" office:value-type="float" office:value="13.6019727960545" calcext:value-type="float">
            <text:p>13.6019727960545</text:p>
          </table:table-cell>
          <table:table-cell table:formula="of:=DEGREES(ATAN(ABS([.F677]-[.C677])/ABS([.E677]-[.B677])))" office:value-type="float" office:value="1.23005849783551" calcext:value-type="float">
            <text:p>1.23005849783551</text:p>
          </table:table-cell>
          <table:table-cell table:formula="of:=SQRT(POWER([.H677];2)+POWER([.I677];2)+POWER([.J677];2))" office:value-type="float" office:value="634.669535415646" calcext:value-type="float">
            <text:p>634.669535415646</text:p>
          </table:table-cell>
        </table:table-row>
        <table:table-row table:style-name="ro1">
          <table:table-cell office:value-type="float" office:value="41.7635" calcext:value-type="float">
            <text:p>41.7635</text:p>
          </table:table-cell>
          <table:table-cell office:value-type="float" office:value="323.07" calcext:value-type="float">
            <text:p>323.07</text:p>
          </table:table-cell>
          <table:table-cell office:value-type="float" office:value="43.1303" calcext:value-type="float">
            <text:p>43.1303</text:p>
          </table:table-cell>
          <table:table-cell office:value-type="float" office:value="42.996" calcext:value-type="float">
            <text:p>42.996</text:p>
          </table:table-cell>
          <table:table-cell office:value-type="float" office:value="310.835" calcext:value-type="float">
            <text:p>310.835</text:p>
          </table:table-cell>
          <table:table-cell office:value-type="float" office:value="43.2827" calcext:value-type="float">
            <text:p>43.2827</text:p>
          </table:table-cell>
          <table:table-cell/>
          <table:table-cell table:formula="of:=([.D678]-[.A678])/0.0166667" office:value-type="float" office:value="73.9498521002959" calcext:value-type="float">
            <text:p>73.9498521002959</text:p>
          </table:table-cell>
          <table:table-cell table:formula="of:=ABS([.E678]-[.B678])/0.0166667" office:value-type="float" office:value="734.098531802937" calcext:value-type="float">
            <text:p>734.098531802937</text:p>
          </table:table-cell>
          <table:table-cell table:formula="of:=([.F678]-[.C678])/0.0166667" office:value-type="float" office:value="9.14398171203658" calcext:value-type="float">
            <text:p>9.14398171203658</text:p>
          </table:table-cell>
          <table:table-cell table:formula="of:=DEGREES(ATAN(ABS([.F678]-[.C678])/ABS([.E678]-[.B678])))" office:value-type="float" office:value="0.713643256694245" calcext:value-type="float">
            <text:p>0.713643256694245</text:p>
          </table:table-cell>
          <table:table-cell table:formula="of:=SQRT(POWER([.H678];2)+POWER([.I678];2)+POWER([.J678];2))" office:value-type="float" office:value="737.870481468417" calcext:value-type="float">
            <text:p>737.870481468417</text:p>
          </table:table-cell>
        </table:table-row>
        <table:table-row table:style-name="ro1">
          <table:table-cell office:value-type="float" office:value="42.556" calcext:value-type="float">
            <text:p>42.556</text:p>
          </table:table-cell>
          <table:table-cell office:value-type="float" office:value="323.405" calcext:value-type="float">
            <text:p>323.405</text:p>
          </table:table-cell>
          <table:table-cell office:value-type="float" office:value="42.5297" calcext:value-type="float">
            <text:p>42.5297</text:p>
          </table:table-cell>
          <table:table-cell office:value-type="float" office:value="43.7812" calcext:value-type="float">
            <text:p>43.7812</text:p>
          </table:table-cell>
          <table:table-cell office:value-type="float" office:value="311.105" calcext:value-type="float">
            <text:p>311.105</text:p>
          </table:table-cell>
          <table:table-cell office:value-type="float" office:value="42.969" calcext:value-type="float">
            <text:p>42.969</text:p>
          </table:table-cell>
          <table:table-cell/>
          <table:table-cell table:formula="of:=([.D679]-[.A679])/0.0166667" office:value-type="float" office:value="73.5118529762941" calcext:value-type="float">
            <text:p>73.5118529762941</text:p>
          </table:table-cell>
          <table:table-cell table:formula="of:=ABS([.E679]-[.B679])/0.0166667" office:value-type="float" office:value="737.998524002949" calcext:value-type="float">
            <text:p>737.998524002949</text:p>
          </table:table-cell>
          <table:table-cell table:formula="of:=([.F679]-[.C679])/0.0166667" office:value-type="float" office:value="26.3579472841056" calcext:value-type="float">
            <text:p>26.3579472841056</text:p>
          </table:table-cell>
          <table:table-cell table:formula="of:=DEGREES(ATAN(ABS([.F679]-[.C679])/ABS([.E679]-[.B679])))" office:value-type="float" office:value="2.04547494973381" calcext:value-type="float">
            <text:p>2.04547494973381</text:p>
          </table:table-cell>
          <table:table-cell table:formula="of:=SQRT(POWER([.H679];2)+POWER([.I679];2)+POWER([.J679];2))" office:value-type="float" office:value="742.118963066954" calcext:value-type="float">
            <text:p>742.118963066954</text:p>
          </table:table-cell>
        </table:table-row>
        <table:table-row table:style-name="ro1">
          <table:table-cell office:value-type="float" office:value="42.6461" calcext:value-type="float">
            <text:p>42.6461</text:p>
          </table:table-cell>
          <table:table-cell office:value-type="float" office:value="313.327" calcext:value-type="float">
            <text:p>313.327</text:p>
          </table:table-cell>
          <table:table-cell office:value-type="float" office:value="45.3196" calcext:value-type="float">
            <text:p>45.3196</text:p>
          </table:table-cell>
          <table:table-cell office:value-type="float" office:value="42.7253" calcext:value-type="float">
            <text:p>42.7253</text:p>
          </table:table-cell>
          <table:table-cell office:value-type="float" office:value="302.664" calcext:value-type="float">
            <text:p>302.664</text:p>
          </table:table-cell>
          <table:table-cell office:value-type="float" office:value="45.7911" calcext:value-type="float">
            <text:p>45.7911</text:p>
          </table:table-cell>
          <table:table-cell/>
          <table:table-cell table:formula="of:=([.D680]-[.A680])/0.0166667" office:value-type="float" office:value="4.75199049601902" calcext:value-type="float">
            <text:p>4.75199049601902</text:p>
          </table:table-cell>
          <table:table-cell table:formula="of:=ABS([.E680]-[.B680])/0.0166667" office:value-type="float" office:value="639.77872044256" calcext:value-type="float">
            <text:p>639.77872044256</text:p>
          </table:table-cell>
          <table:table-cell table:formula="of:=([.F680]-[.C680])/0.0166667" office:value-type="float" office:value="28.2899434201131" calcext:value-type="float">
            <text:p>28.2899434201131</text:p>
          </table:table-cell>
          <table:table-cell table:formula="of:=DEGREES(ATAN(ABS([.F680]-[.C680])/ABS([.E680]-[.B680])))" office:value-type="float" office:value="2.53187410436031" calcext:value-type="float">
            <text:p>2.53187410436031</text:p>
          </table:table-cell>
          <table:table-cell table:formula="of:=SQRT(POWER([.H680];2)+POWER([.I680];2)+POWER([.J680];2))" office:value-type="float" office:value="640.421512320992" calcext:value-type="float">
            <text:p>640.421512320992</text:p>
          </table:table-cell>
        </table:table-row>
        <table:table-row table:style-name="ro1">
          <table:table-cell office:value-type="float" office:value="42.1047" calcext:value-type="float">
            <text:p>42.1047</text:p>
          </table:table-cell>
          <table:table-cell office:value-type="float" office:value="317.944" calcext:value-type="float">
            <text:p>317.944</text:p>
          </table:table-cell>
          <table:table-cell office:value-type="float" office:value="44.9382" calcext:value-type="float">
            <text:p>44.9382</text:p>
          </table:table-cell>
          <table:table-cell office:value-type="float" office:value="42.2068" calcext:value-type="float">
            <text:p>42.2068</text:p>
          </table:table-cell>
          <table:table-cell office:value-type="float" office:value="307.037" calcext:value-type="float">
            <text:p>307.037</text:p>
          </table:table-cell>
          <table:table-cell office:value-type="float" office:value="45.6919" calcext:value-type="float">
            <text:p>45.6919</text:p>
          </table:table-cell>
          <table:table-cell/>
          <table:table-cell table:formula="of:=([.D681]-[.A681])/0.0166667" office:value-type="float" office:value="6.12598774802451" calcext:value-type="float">
            <text:p>6.12598774802451</text:p>
          </table:table-cell>
          <table:table-cell table:formula="of:=ABS([.E681]-[.B681])/0.0166667" office:value-type="float" office:value="654.41869116262" calcext:value-type="float">
            <text:p>654.41869116262</text:p>
          </table:table-cell>
          <table:table-cell table:formula="of:=([.F681]-[.C681])/0.0166667" office:value-type="float" office:value="45.2219095561806" calcext:value-type="float">
            <text:p>45.2219095561806</text:p>
          </table:table-cell>
          <table:table-cell table:formula="of:=DEGREES(ATAN(ABS([.F681]-[.C681])/ABS([.E681]-[.B681])))" office:value-type="float" office:value="3.95299247841629" calcext:value-type="float">
            <text:p>3.95299247841629</text:p>
          </table:table-cell>
          <table:table-cell table:formula="of:=SQRT(POWER([.H681];2)+POWER([.I681];2)+POWER([.J681];2))" office:value-type="float" office:value="656.007905571871" calcext:value-type="float">
            <text:p>656.007905571871</text:p>
          </table:table-cell>
        </table:table-row>
        <table:table-row table:style-name="ro1">
          <table:table-cell office:value-type="float" office:value="41.4837" calcext:value-type="float">
            <text:p>41.4837</text:p>
          </table:table-cell>
          <table:table-cell office:value-type="float" office:value="314.635" calcext:value-type="float">
            <text:p>314.635</text:p>
          </table:table-cell>
          <table:table-cell office:value-type="float" office:value="45.1459" calcext:value-type="float">
            <text:p>45.1459</text:p>
          </table:table-cell>
          <table:table-cell office:value-type="float" office:value="41.3275" calcext:value-type="float">
            <text:p>41.3275</text:p>
          </table:table-cell>
          <table:table-cell office:value-type="float" office:value="303.834" calcext:value-type="float">
            <text:p>303.834</text:p>
          </table:table-cell>
          <table:table-cell office:value-type="float" office:value="45.6369" calcext:value-type="float">
            <text:p>45.6369</text:p>
          </table:table-cell>
          <table:table-cell/>
          <table:table-cell table:formula="of:=([.D682]-[.A682])/0.0166667" office:value-type="float" office:value="-9.37198125603739" calcext:value-type="float">
            <text:p>-9.37198125603739</text:p>
          </table:table-cell>
          <table:table-cell table:formula="of:=ABS([.E682]-[.B682])/0.0166667" office:value-type="float" office:value="648.058703882592" calcext:value-type="float">
            <text:p>648.058703882592</text:p>
          </table:table-cell>
          <table:table-cell table:formula="of:=([.F682]-[.C682])/0.0166667" office:value-type="float" office:value="29.4599410801178" calcext:value-type="float">
            <text:p>29.4599410801178</text:p>
          </table:table-cell>
          <table:table-cell table:formula="of:=DEGREES(ATAN(ABS([.F682]-[.C682])/ABS([.E682]-[.B682])))" office:value-type="float" office:value="2.60280282682319" calcext:value-type="float">
            <text:p>2.60280282682319</text:p>
          </table:table-cell>
          <table:table-cell table:formula="of:=SQRT(POWER([.H682];2)+POWER([.I682];2)+POWER([.J682];2))" office:value-type="float" office:value="648.795657999568" calcext:value-type="float">
            <text:p>648.795657999568</text:p>
          </table:table-cell>
        </table:table-row>
        <table:table-row table:style-name="ro1">
          <table:table-cell office:value-type="float" office:value="42.3013" calcext:value-type="float">
            <text:p>42.3013</text:p>
          </table:table-cell>
          <table:table-cell office:value-type="float" office:value="319.475" calcext:value-type="float">
            <text:p>319.475</text:p>
          </table:table-cell>
          <table:table-cell office:value-type="float" office:value="45.2581" calcext:value-type="float">
            <text:p>45.2581</text:p>
          </table:table-cell>
          <table:table-cell office:value-type="float" office:value="42.3167" calcext:value-type="float">
            <text:p>42.3167</text:p>
          </table:table-cell>
          <table:table-cell office:value-type="float" office:value="309.991" calcext:value-type="float">
            <text:p>309.991</text:p>
          </table:table-cell>
          <table:table-cell office:value-type="float" office:value="46.061" calcext:value-type="float">
            <text:p>46.061</text:p>
          </table:table-cell>
          <table:table-cell/>
          <table:table-cell table:formula="of:=([.D683]-[.A683])/0.0166667" office:value-type="float" office:value="0.923998152003674" calcext:value-type="float">
            <text:p>0.923998152003674</text:p>
          </table:table-cell>
          <table:table-cell table:formula="of:=ABS([.E683]-[.B683])/0.0166667" office:value-type="float" office:value="569.038861922278" calcext:value-type="float">
            <text:p>569.038861922278</text:p>
          </table:table-cell>
          <table:table-cell table:formula="of:=([.F683]-[.C683])/0.0166667" office:value-type="float" office:value="48.1739036521928" calcext:value-type="float">
            <text:p>48.1739036521928</text:p>
          </table:table-cell>
          <table:table-cell table:formula="of:=DEGREES(ATAN(ABS([.F683]-[.C683])/ABS([.E683]-[.B683])))" office:value-type="float" office:value="4.83902892321944" calcext:value-type="float">
            <text:p>4.83902892321944</text:p>
          </table:table-cell>
          <table:table-cell table:formula="of:=SQRT(POWER([.H683];2)+POWER([.I683];2)+POWER([.J683];2))" office:value-type="float" office:value="571.075130909653" calcext:value-type="float">
            <text:p>571.075130909653</text:p>
          </table:table-cell>
        </table:table-row>
        <table:table-row table:style-name="ro1">
          <table:table-cell office:value-type="float" office:value="42.1085" calcext:value-type="float">
            <text:p>42.1085</text:p>
          </table:table-cell>
          <table:table-cell office:value-type="float" office:value="322.698" calcext:value-type="float">
            <text:p>322.698</text:p>
          </table:table-cell>
          <table:table-cell office:value-type="float" office:value="44.8076" calcext:value-type="float">
            <text:p>44.8076</text:p>
          </table:table-cell>
          <table:table-cell office:value-type="float" office:value="42.4874" calcext:value-type="float">
            <text:p>42.4874</text:p>
          </table:table-cell>
          <table:table-cell office:value-type="float" office:value="311.608" calcext:value-type="float">
            <text:p>311.608</text:p>
          </table:table-cell>
          <table:table-cell office:value-type="float" office:value="45.8305" calcext:value-type="float">
            <text:p>45.8305</text:p>
          </table:table-cell>
          <table:table-cell/>
          <table:table-cell table:formula="of:=([.D684]-[.A684])/0.0166667" office:value-type="float" office:value="22.733954532091" calcext:value-type="float">
            <text:p>22.733954532091</text:p>
          </table:table-cell>
          <table:table-cell table:formula="of:=ABS([.E684]-[.B684])/0.0166667" office:value-type="float" office:value="665.39866920266" calcext:value-type="float">
            <text:p>665.39866920266</text:p>
          </table:table-cell>
          <table:table-cell table:formula="of:=([.F684]-[.C684])/0.0166667" office:value-type="float" office:value="61.3738772522455" calcext:value-type="float">
            <text:p>61.3738772522455</text:p>
          </table:table-cell>
          <table:table-cell table:formula="of:=DEGREES(ATAN(ABS([.F684]-[.C684])/ABS([.E684]-[.B684])))" office:value-type="float" office:value="5.26983710758356" calcext:value-type="float">
            <text:p>5.26983710758356</text:p>
          </table:table-cell>
          <table:table-cell table:formula="of:=SQRT(POWER([.H684];2)+POWER([.I684];2)+POWER([.J684];2))" office:value-type="float" office:value="668.609732560267" calcext:value-type="float">
            <text:p>668.609732560267</text:p>
          </table:table-cell>
        </table:table-row>
        <table:table-row table:style-name="ro1">
          <table:table-cell office:value-type="float" office:value="42.1198" calcext:value-type="float">
            <text:p>42.1198</text:p>
          </table:table-cell>
          <table:table-cell office:value-type="float" office:value="322.64" calcext:value-type="float">
            <text:p>322.64</text:p>
          </table:table-cell>
          <table:table-cell office:value-type="float" office:value="45.0865" calcext:value-type="float">
            <text:p>45.0865</text:p>
          </table:table-cell>
          <table:table-cell office:value-type="float" office:value="42.1381" calcext:value-type="float">
            <text:p>42.1381</text:p>
          </table:table-cell>
          <table:table-cell office:value-type="float" office:value="313.047" calcext:value-type="float">
            <text:p>313.047</text:p>
          </table:table-cell>
          <table:table-cell office:value-type="float" office:value="45.8964" calcext:value-type="float">
            <text:p>45.8964</text:p>
          </table:table-cell>
          <table:table-cell/>
          <table:table-cell table:formula="of:=([.D685]-[.A685])/0.0166667" office:value-type="float" office:value="1.0979978040046" calcext:value-type="float">
            <text:p>1.0979978040046</text:p>
          </table:table-cell>
          <table:table-cell table:formula="of:=ABS([.E685]-[.B685])/0.0166667" office:value-type="float" office:value="575.5788488423" calcext:value-type="float">
            <text:p>575.5788488423</text:p>
          </table:table-cell>
          <table:table-cell table:formula="of:=([.F685]-[.C685])/0.0166667" office:value-type="float" office:value="48.5939028121943" calcext:value-type="float">
            <text:p>48.5939028121943</text:p>
          </table:table-cell>
          <table:table-cell table:formula="of:=DEGREES(ATAN(ABS([.F685]-[.C685])/ABS([.E685]-[.B685])))" office:value-type="float" office:value="4.82581766894526" calcext:value-type="float">
            <text:p>4.82581766894526</text:p>
          </table:table-cell>
          <table:table-cell table:formula="of:=SQRT(POWER([.H685];2)+POWER([.I685];2)+POWER([.J685];2))" office:value-type="float" office:value="577.627548013706" calcext:value-type="float">
            <text:p>577.627548013706</text:p>
          </table:table-cell>
        </table:table-row>
        <table:table-row table:style-name="ro1">
          <table:table-cell office:value-type="float" office:value="41.3742" calcext:value-type="float">
            <text:p>41.3742</text:p>
          </table:table-cell>
          <table:table-cell office:value-type="float" office:value="316.27" calcext:value-type="float">
            <text:p>316.27</text:p>
          </table:table-cell>
          <table:table-cell office:value-type="float" office:value="44.6471" calcext:value-type="float">
            <text:p>44.6471</text:p>
          </table:table-cell>
          <table:table-cell office:value-type="float" office:value="41.5774" calcext:value-type="float">
            <text:p>41.5774</text:p>
          </table:table-cell>
          <table:table-cell office:value-type="float" office:value="303.953" calcext:value-type="float">
            <text:p>303.953</text:p>
          </table:table-cell>
          <table:table-cell office:value-type="float" office:value="45.3556" calcext:value-type="float">
            <text:p>45.3556</text:p>
          </table:table-cell>
          <table:table-cell/>
          <table:table-cell table:formula="of:=([.D686]-[.A686])/0.0166667" office:value-type="float" office:value="12.1919756160485" calcext:value-type="float">
            <text:p>12.1919756160485</text:p>
          </table:table-cell>
          <table:table-cell table:formula="of:=ABS([.E686]-[.B686])/0.0166667" office:value-type="float" office:value="739.018521962957" calcext:value-type="float">
            <text:p>739.018521962957</text:p>
          </table:table-cell>
          <table:table-cell table:formula="of:=([.F686]-[.C686])/0.0166667" office:value-type="float" office:value="42.5099149801701" calcext:value-type="float">
            <text:p>42.5099149801701</text:p>
          </table:table-cell>
          <table:table-cell table:formula="of:=DEGREES(ATAN(ABS([.F686]-[.C686])/ABS([.E686]-[.B686])))" office:value-type="float" office:value="3.29214711299601" calcext:value-type="float">
            <text:p>3.29214711299601</text:p>
          </table:table-cell>
          <table:table-cell table:formula="of:=SQRT(POWER([.H686];2)+POWER([.I686];2)+POWER([.J686];2))" office:value-type="float" office:value="740.340538499248" calcext:value-type="float">
            <text:p>740.340538499248</text:p>
          </table:table-cell>
        </table:table-row>
        <table:table-row table:style-name="ro1">
          <table:table-cell office:value-type="float" office:value="41.6644" calcext:value-type="float">
            <text:p>41.6644</text:p>
          </table:table-cell>
          <table:table-cell office:value-type="float" office:value="320.949" calcext:value-type="float">
            <text:p>320.949</text:p>
          </table:table-cell>
          <table:table-cell office:value-type="float" office:value="45.0578" calcext:value-type="float">
            <text:p>45.0578</text:p>
          </table:table-cell>
          <table:table-cell office:value-type="float" office:value="41.4271" calcext:value-type="float">
            <text:p>41.4271</text:p>
          </table:table-cell>
          <table:table-cell office:value-type="float" office:value="311.338" calcext:value-type="float">
            <text:p>311.338</text:p>
          </table:table-cell>
          <table:table-cell office:value-type="float" office:value="45.8798" calcext:value-type="float">
            <text:p>45.8798</text:p>
          </table:table-cell>
          <table:table-cell/>
          <table:table-cell table:formula="of:=([.D687]-[.A687])/0.0166667" office:value-type="float" office:value="-14.2379715240568" calcext:value-type="float">
            <text:p>-14.2379715240568</text:p>
          </table:table-cell>
          <table:table-cell table:formula="of:=ABS([.E687]-[.B687])/0.0166667" office:value-type="float" office:value="576.658846682306" calcext:value-type="float">
            <text:p>576.658846682306</text:p>
          </table:table-cell>
          <table:table-cell table:formula="of:=([.F687]-[.C687])/0.0166667" office:value-type="float" office:value="49.3199013601974" calcext:value-type="float">
            <text:p>49.3199013601974</text:p>
          </table:table-cell>
          <table:table-cell table:formula="of:=DEGREES(ATAN(ABS([.F687]-[.C687])/ABS([.E687]-[.B687])))" office:value-type="float" office:value="4.88843988357925" calcext:value-type="float">
            <text:p>4.88843988357925</text:p>
          </table:table-cell>
          <table:table-cell table:formula="of:=SQRT(POWER([.H687];2)+POWER([.I687];2)+POWER([.J687];2))" office:value-type="float" office:value="578.93920057314" calcext:value-type="float">
            <text:p>578.93920057314</text:p>
          </table:table-cell>
        </table:table-row>
        <table:table-row table:style-name="ro1">
          <table:table-cell office:value-type="float" office:value="41.3777" calcext:value-type="float">
            <text:p>41.3777</text:p>
          </table:table-cell>
          <table:table-cell office:value-type="float" office:value="325.784" calcext:value-type="float">
            <text:p>325.784</text:p>
          </table:table-cell>
          <table:table-cell office:value-type="float" office:value="44.6545" calcext:value-type="float">
            <text:p>44.6545</text:p>
          </table:table-cell>
          <table:table-cell office:value-type="float" office:value="41.6064" calcext:value-type="float">
            <text:p>41.6064</text:p>
          </table:table-cell>
          <table:table-cell office:value-type="float" office:value="312.912" calcext:value-type="float">
            <text:p>312.912</text:p>
          </table:table-cell>
          <table:table-cell office:value-type="float" office:value="45.9209" calcext:value-type="float">
            <text:p>45.9209</text:p>
          </table:table-cell>
          <table:table-cell/>
          <table:table-cell table:formula="of:=([.D688]-[.A688])/0.0166667" office:value-type="float" office:value="13.7219725560551" calcext:value-type="float">
            <text:p>13.7219725560551</text:p>
          </table:table-cell>
          <table:table-cell table:formula="of:=ABS([.E688]-[.B688])/0.0166667" office:value-type="float" office:value="772.31845536309" calcext:value-type="float">
            <text:p>772.31845536309</text:p>
          </table:table-cell>
          <table:table-cell table:formula="of:=([.F688]-[.C688])/0.0166667" office:value-type="float" office:value="75.9838480323042" calcext:value-type="float">
            <text:p>75.9838480323042</text:p>
          </table:table-cell>
          <table:table-cell table:formula="of:=DEGREES(ATAN(ABS([.F688]-[.C688])/ABS([.E688]-[.B688])))" office:value-type="float" office:value="5.61891037709557" calcext:value-type="float">
            <text:p>5.61891037709557</text:p>
          </table:table-cell>
          <table:table-cell table:formula="of:=SQRT(POWER([.H688];2)+POWER([.I688];2)+POWER([.J688];2))" office:value-type="float" office:value="776.168560421675" calcext:value-type="float">
            <text:p>776.168560421675</text:p>
          </table:table-cell>
        </table:table-row>
        <table:table-row table:style-name="ro1">
          <table:table-cell office:value-type="float" office:value="42.6582" calcext:value-type="float">
            <text:p>42.6582</text:p>
          </table:table-cell>
          <table:table-cell office:value-type="float" office:value="313.254" calcext:value-type="float">
            <text:p>313.254</text:p>
          </table:table-cell>
          <table:table-cell office:value-type="float" office:value="45.5959" calcext:value-type="float">
            <text:p>45.5959</text:p>
          </table:table-cell>
          <table:table-cell office:value-type="float" office:value="42.7481" calcext:value-type="float">
            <text:p>42.7481</text:p>
          </table:table-cell>
          <table:table-cell office:value-type="float" office:value="302.54" calcext:value-type="float">
            <text:p>302.54</text:p>
          </table:table-cell>
          <table:table-cell office:value-type="float" office:value="46.3298" calcext:value-type="float">
            <text:p>46.3298</text:p>
          </table:table-cell>
          <table:table-cell/>
          <table:table-cell table:formula="of:=([.D689]-[.A689])/0.0166667" office:value-type="float" office:value="5.39398921202158" calcext:value-type="float">
            <text:p>5.39398921202158</text:p>
          </table:table-cell>
          <table:table-cell table:formula="of:=ABS([.E689]-[.B689])/0.0166667" office:value-type="float" office:value="642.838714322571" calcext:value-type="float">
            <text:p>642.838714322571</text:p>
          </table:table-cell>
          <table:table-cell table:formula="of:=([.F689]-[.C689])/0.0166667" office:value-type="float" office:value="44.033911932176" calcext:value-type="float">
            <text:p>44.033911932176</text:p>
          </table:table-cell>
          <table:table-cell table:formula="of:=DEGREES(ATAN(ABS([.F689]-[.C689])/ABS([.E689]-[.B689])))" office:value-type="float" office:value="3.91859156332501" calcext:value-type="float">
            <text:p>3.91859156332501</text:p>
          </table:table-cell>
          <table:table-cell table:formula="of:=SQRT(POWER([.H689];2)+POWER([.I689];2)+POWER([.J689];2))" office:value-type="float" office:value="644.367669232067" calcext:value-type="float">
            <text:p>644.367669232067</text:p>
          </table:table-cell>
        </table:table-row>
        <table:table-row table:style-name="ro1">
          <table:table-cell office:value-type="float" office:value="42.6349" calcext:value-type="float">
            <text:p>42.6349</text:p>
          </table:table-cell>
          <table:table-cell office:value-type="float" office:value="313.388" calcext:value-type="float">
            <text:p>313.388</text:p>
          </table:table-cell>
          <table:table-cell office:value-type="float" office:value="45.0449" calcext:value-type="float">
            <text:p>45.0449</text:p>
          </table:table-cell>
          <table:table-cell office:value-type="float" office:value="42.6214" calcext:value-type="float">
            <text:p>42.6214</text:p>
          </table:table-cell>
          <table:table-cell office:value-type="float" office:value="304.24" calcext:value-type="float">
            <text:p>304.24</text:p>
          </table:table-cell>
          <table:table-cell office:value-type="float" office:value="45.3033" calcext:value-type="float">
            <text:p>45.3033</text:p>
          </table:table-cell>
          <table:table-cell/>
          <table:table-cell table:formula="of:=([.D690]-[.A690])/0.0166667" office:value-type="float" office:value="-0.809998380003271" calcext:value-type="float">
            <text:p>-0.809998380003271</text:p>
          </table:table-cell>
          <table:table-cell table:formula="of:=ABS([.E690]-[.B690])/0.0166667" office:value-type="float" office:value="548.878902242194" calcext:value-type="float">
            <text:p>548.878902242194</text:p>
          </table:table-cell>
          <table:table-cell table:formula="of:=([.F690]-[.C690])/0.0166667" office:value-type="float" office:value="15.5039689920621" calcext:value-type="float">
            <text:p>15.5039689920621</text:p>
          </table:table-cell>
          <table:table-cell table:formula="of:=DEGREES(ATAN(ABS([.F690]-[.C690])/ABS([.E690]-[.B690])))" office:value-type="float" office:value="1.61798138997156" calcext:value-type="float">
            <text:p>1.61798138997156</text:p>
          </table:table-cell>
          <table:table-cell table:formula="of:=SQRT(POWER([.H690];2)+POWER([.I690];2)+POWER([.J690];2))" office:value-type="float" office:value="549.098423307223" calcext:value-type="float">
            <text:p>549.098423307223</text:p>
          </table:table-cell>
        </table:table-row>
        <table:table-row table:style-name="ro1">
          <table:table-cell office:value-type="float" office:value="42.0927" calcext:value-type="float">
            <text:p>42.0927</text:p>
          </table:table-cell>
          <table:table-cell office:value-type="float" office:value="318.013" calcext:value-type="float">
            <text:p>318.013</text:p>
          </table:table-cell>
          <table:table-cell office:value-type="float" office:value="44.6599" calcext:value-type="float">
            <text:p>44.6599</text:p>
          </table:table-cell>
          <table:table-cell office:value-type="float" office:value="42.54" calcext:value-type="float">
            <text:p>42.54</text:p>
          </table:table-cell>
          <table:table-cell office:value-type="float" office:value="305.7" calcext:value-type="float">
            <text:p>305.7</text:p>
          </table:table-cell>
          <table:table-cell office:value-type="float" office:value="45.3552" calcext:value-type="float">
            <text:p>45.3552</text:p>
          </table:table-cell>
          <table:table-cell/>
          <table:table-cell table:formula="of:=([.D691]-[.A691])/0.0166667" office:value-type="float" office:value="26.8379463241073" calcext:value-type="float">
            <text:p>26.8379463241073</text:p>
          </table:table-cell>
          <table:table-cell table:formula="of:=ABS([.E691]-[.B691])/0.0166667" office:value-type="float" office:value="738.778522442954" calcext:value-type="float">
            <text:p>738.778522442954</text:p>
          </table:table-cell>
          <table:table-cell table:formula="of:=([.F691]-[.C691])/0.0166667" office:value-type="float" office:value="41.7179165641671" calcext:value-type="float">
            <text:p>41.7179165641671</text:p>
          </table:table-cell>
          <table:table-cell table:formula="of:=DEGREES(ATAN(ABS([.F691]-[.C691])/ABS([.E691]-[.B691])))" office:value-type="float" office:value="3.23198996820561" calcext:value-type="float">
            <text:p>3.23198996820561</text:p>
          </table:table-cell>
          <table:table-cell table:formula="of:=SQRT(POWER([.H691];2)+POWER([.I691];2)+POWER([.J691];2))" office:value-type="float" office:value="740.442006607098" calcext:value-type="float">
            <text:p>740.442006607098</text:p>
          </table:table-cell>
        </table:table-row>
        <table:table-row table:style-name="ro1">
          <table:table-cell office:value-type="float" office:value="43.4499" calcext:value-type="float">
            <text:p>43.4499</text:p>
          </table:table-cell>
          <table:table-cell office:value-type="float" office:value="318.271" calcext:value-type="float">
            <text:p>318.271</text:p>
          </table:table-cell>
          <table:table-cell office:value-type="float" office:value="44.878" calcext:value-type="float">
            <text:p>44.878</text:p>
          </table:table-cell>
          <table:table-cell office:value-type="float" office:value="43.5331" calcext:value-type="float">
            <text:p>43.5331</text:p>
          </table:table-cell>
          <table:table-cell office:value-type="float" office:value="307.307" calcext:value-type="float">
            <text:p>307.307</text:p>
          </table:table-cell>
          <table:table-cell office:value-type="float" office:value="45.9025" calcext:value-type="float">
            <text:p>45.9025</text:p>
          </table:table-cell>
          <table:table-cell/>
          <table:table-cell table:formula="of:=([.D692]-[.A692])/0.0166667" office:value-type="float" office:value="4.99199001601984" calcext:value-type="float">
            <text:p>4.99199001601984</text:p>
          </table:table-cell>
          <table:table-cell table:formula="of:=ABS([.E692]-[.B692])/0.0166667" office:value-type="float" office:value="657.838684322631" calcext:value-type="float">
            <text:p>657.838684322631</text:p>
          </table:table-cell>
          <table:table-cell table:formula="of:=([.F692]-[.C692])/0.0166667" office:value-type="float" office:value="61.4698770602461" calcext:value-type="float">
            <text:p>61.4698770602461</text:p>
          </table:table-cell>
          <table:table-cell table:formula="of:=DEGREES(ATAN(ABS([.F692]-[.C692])/ABS([.E692]-[.B692])))" office:value-type="float" office:value="5.33834109798228" calcext:value-type="float">
            <text:p>5.33834109798228</text:p>
          </table:table-cell>
          <table:table-cell table:formula="of:=SQRT(POWER([.H692];2)+POWER([.I692];2)+POWER([.J692];2))" office:value-type="float" office:value="660.723240352156" calcext:value-type="float">
            <text:p>660.723240352156</text:p>
          </table:table-cell>
        </table:table-row>
        <table:table-row table:style-name="ro1">
          <table:table-cell office:value-type="float" office:value="70.4691" calcext:value-type="float">
            <text:p>70.4691</text:p>
          </table:table-cell>
          <table:table-cell office:value-type="float" office:value="319.292" calcext:value-type="float">
            <text:p>319.292</text:p>
          </table:table-cell>
          <table:table-cell office:value-type="float" office:value="44.7371" calcext:value-type="float">
            <text:p>44.7371</text:p>
          </table:table-cell>
          <table:table-cell office:value-type="float" office:value="69.6885" calcext:value-type="float">
            <text:p>69.6885</text:p>
          </table:table-cell>
          <table:table-cell office:value-type="float" office:value="308.713" calcext:value-type="float">
            <text:p>308.713</text:p>
          </table:table-cell>
          <table:table-cell office:value-type="float" office:value="45.4441" calcext:value-type="float">
            <text:p>45.4441</text:p>
          </table:table-cell>
          <table:table-cell/>
          <table:table-cell table:formula="of:=([.D693]-[.A693])/0.0166667" office:value-type="float" office:value="-46.8359063281869" calcext:value-type="float">
            <text:p>-46.8359063281869</text:p>
          </table:table-cell>
          <table:table-cell table:formula="of:=ABS([.E693]-[.B693])/0.0166667" office:value-type="float" office:value="634.738730522536" calcext:value-type="float">
            <text:p>634.738730522536</text:p>
          </table:table-cell>
          <table:table-cell table:formula="of:=([.F693]-[.C693])/0.0166667" office:value-type="float" office:value="42.4199151601697" calcext:value-type="float">
            <text:p>42.4199151601697</text:p>
          </table:table-cell>
          <table:table-cell table:formula="of:=DEGREES(ATAN(ABS([.F693]-[.C693])/ABS([.E693]-[.B693])))" office:value-type="float" office:value="3.82342091347959" calcext:value-type="float">
            <text:p>3.82342091347959</text:p>
          </table:table-cell>
          <table:table-cell table:formula="of:=SQRT(POWER([.H693];2)+POWER([.I693];2)+POWER([.J693];2))" office:value-type="float" office:value="637.876404446143" calcext:value-type="float">
            <text:p>637.876404446143</text:p>
          </table:table-cell>
        </table:table-row>
        <table:table-row table:style-name="ro1">
          <table:table-cell office:value-type="float" office:value="71.8342" calcext:value-type="float">
            <text:p>71.8342</text:p>
          </table:table-cell>
          <table:table-cell office:value-type="float" office:value="317.904" calcext:value-type="float">
            <text:p>317.904</text:p>
          </table:table-cell>
          <table:table-cell office:value-type="float" office:value="44.6514" calcext:value-type="float">
            <text:p>44.6514</text:p>
          </table:table-cell>
          <table:table-cell office:value-type="float" office:value="72.0941" calcext:value-type="float">
            <text:p>72.0941</text:p>
          </table:table-cell>
          <table:table-cell office:value-type="float" office:value="306.022" calcext:value-type="float">
            <text:p>306.022</text:p>
          </table:table-cell>
          <table:table-cell office:value-type="float" office:value="45.5429" calcext:value-type="float">
            <text:p>45.5429</text:p>
          </table:table-cell>
          <table:table-cell/>
          <table:table-cell table:formula="of:=([.D694]-[.A694])/0.0166667" office:value-type="float" office:value="15.5939688120625" calcext:value-type="float">
            <text:p>15.5939688120625</text:p>
          </table:table-cell>
          <table:table-cell table:formula="of:=ABS([.E694]-[.B694])/0.0166667" office:value-type="float" office:value="712.918574162852" calcext:value-type="float">
            <text:p>712.918574162852</text:p>
          </table:table-cell>
          <table:table-cell table:formula="of:=([.F694]-[.C694])/0.0166667" office:value-type="float" office:value="53.489893020214" calcext:value-type="float">
            <text:p>53.489893020214</text:p>
          </table:table-cell>
          <table:table-cell table:formula="of:=DEGREES(ATAN(ABS([.F694]-[.C694])/ABS([.E694]-[.B694])))" office:value-type="float" office:value="4.29083160763626" calcext:value-type="float">
            <text:p>4.29083160763626</text:p>
          </table:table-cell>
          <table:table-cell table:formula="of:=SQRT(POWER([.H694];2)+POWER([.I694];2)+POWER([.J694];2))" office:value-type="float" office:value="715.09246528335" calcext:value-type="float">
            <text:p>715.09246528335</text:p>
          </table:table-cell>
        </table:table-row>
        <table:table-row table:style-name="ro1">
          <table:table-cell office:value-type="float" office:value="72.914" calcext:value-type="float">
            <text:p>72.914</text:p>
          </table:table-cell>
          <table:table-cell office:value-type="float" office:value="315.118" calcext:value-type="float">
            <text:p>315.118</text:p>
          </table:table-cell>
          <table:table-cell office:value-type="float" office:value="44.2338" calcext:value-type="float">
            <text:p>44.2338</text:p>
          </table:table-cell>
          <table:table-cell office:value-type="float" office:value="73.1558" calcext:value-type="float">
            <text:p>73.1558</text:p>
          </table:table-cell>
          <table:table-cell office:value-type="float" office:value="306.31" calcext:value-type="float">
            <text:p>306.31</text:p>
          </table:table-cell>
          <table:table-cell office:value-type="float" office:value="44.7037" calcext:value-type="float">
            <text:p>44.7037</text:p>
          </table:table-cell>
          <table:table-cell/>
          <table:table-cell table:formula="of:=([.D695]-[.A695])/0.0166667" office:value-type="float" office:value="14.5079709840579" calcext:value-type="float">
            <text:p>14.5079709840579</text:p>
          </table:table-cell>
          <table:table-cell table:formula="of:=ABS([.E695]-[.B695])/0.0166667" office:value-type="float" office:value="528.478943042114" calcext:value-type="float">
            <text:p>528.478943042114</text:p>
          </table:table-cell>
          <table:table-cell table:formula="of:=([.F695]-[.C695])/0.0166667" office:value-type="float" office:value="28.1939436121125" calcext:value-type="float">
            <text:p>28.1939436121125</text:p>
          </table:table-cell>
          <table:table-cell table:formula="of:=DEGREES(ATAN(ABS([.F695]-[.C695])/ABS([.E695]-[.B695])))" office:value-type="float" office:value="3.05379062680798" calcext:value-type="float">
            <text:p>3.05379062680798</text:p>
          </table:table-cell>
          <table:table-cell table:formula="of:=SQRT(POWER([.H695];2)+POWER([.I695];2)+POWER([.J695];2))" office:value-type="float" office:value="529.429289818184" calcext:value-type="float">
            <text:p>529.429289818184</text:p>
          </table:table-cell>
        </table:table-row>
        <table:table-row table:style-name="ro1">
          <table:table-cell office:value-type="float" office:value="71.8338" calcext:value-type="float">
            <text:p>71.8338</text:p>
          </table:table-cell>
          <table:table-cell office:value-type="float" office:value="314.823" calcext:value-type="float">
            <text:p>314.823</text:p>
          </table:table-cell>
          <table:table-cell office:value-type="float" office:value="45.0872" calcext:value-type="float">
            <text:p>45.0872</text:p>
          </table:table-cell>
          <table:table-cell office:value-type="float" office:value="71.8292" calcext:value-type="float">
            <text:p>71.8292</text:p>
          </table:table-cell>
          <table:table-cell office:value-type="float" office:value="302.998" calcext:value-type="float">
            <text:p>302.998</text:p>
          </table:table-cell>
          <table:table-cell office:value-type="float" office:value="46.2387" calcext:value-type="float">
            <text:p>46.2387</text:p>
          </table:table-cell>
          <table:table-cell/>
          <table:table-cell table:formula="of:=([.D696]-[.A696])/0.0166667" office:value-type="float" office:value="-0.275999448000887" calcext:value-type="float">
            <text:p>-0.275999448000887</text:p>
          </table:table-cell>
          <table:table-cell table:formula="of:=ABS([.E696]-[.B696])/0.0166667" office:value-type="float" office:value="709.498581002837" calcext:value-type="float">
            <text:p>709.498581002837</text:p>
          </table:table-cell>
          <table:table-cell table:formula="of:=([.F696]-[.C696])/0.0166667" office:value-type="float" office:value="69.0898618202763" calcext:value-type="float">
            <text:p>69.0898618202763</text:p>
          </table:table-cell>
          <table:table-cell table:formula="of:=DEGREES(ATAN(ABS([.F696]-[.C696])/ABS([.E696]-[.B696])))" office:value-type="float" office:value="5.56183745402347" calcext:value-type="float">
            <text:p>5.56183745402347</text:p>
          </table:table-cell>
          <table:table-cell table:formula="of:=SQRT(POWER([.H696];2)+POWER([.I696];2)+POWER([.J696];2))" office:value-type="float" office:value="712.854628677601" calcext:value-type="float">
            <text:p>712.854628677601</text:p>
          </table:table-cell>
        </table:table-row>
        <table:table-row table:style-name="ro1">
          <table:table-cell office:value-type="float" office:value="72.1088" calcext:value-type="float">
            <text:p>72.1088</text:p>
          </table:table-cell>
          <table:table-cell office:value-type="float" office:value="316.248" calcext:value-type="float">
            <text:p>316.248</text:p>
          </table:table-cell>
          <table:table-cell office:value-type="float" office:value="45.4181" calcext:value-type="float">
            <text:p>45.4181</text:p>
          </table:table-cell>
          <table:table-cell office:value-type="float" office:value="72.0981" calcext:value-type="float">
            <text:p>72.0981</text:p>
          </table:table-cell>
          <table:table-cell office:value-type="float" office:value="307.372" calcext:value-type="float">
            <text:p>307.372</text:p>
          </table:table-cell>
          <table:table-cell office:value-type="float" office:value="45.8757" calcext:value-type="float">
            <text:p>45.8757</text:p>
          </table:table-cell>
          <table:table-cell/>
          <table:table-cell table:formula="of:=([.D697]-[.A697])/0.0166667" office:value-type="float" office:value="-0.641998716002564" calcext:value-type="float">
            <text:p>-0.641998716002564</text:p>
          </table:table-cell>
          <table:table-cell table:formula="of:=ABS([.E697]-[.B697])/0.0166667" office:value-type="float" office:value="532.558934882129" calcext:value-type="float">
            <text:p>532.558934882129</text:p>
          </table:table-cell>
          <table:table-cell table:formula="of:=([.F697]-[.C697])/0.0166667" office:value-type="float" office:value="27.4559450881098" calcext:value-type="float">
            <text:p>27.4559450881098</text:p>
          </table:table-cell>
          <table:table-cell table:formula="of:=DEGREES(ATAN(ABS([.F697]-[.C697])/ABS([.E697]-[.B697])))" office:value-type="float" office:value="2.95125698312595" calcext:value-type="float">
            <text:p>2.95125698312595</text:p>
          </table:table-cell>
          <table:table-cell table:formula="of:=SQRT(POWER([.H697];2)+POWER([.I697];2)+POWER([.J697];2))" office:value-type="float" office:value="533.26659393386" calcext:value-type="float">
            <text:p>533.26659393386</text:p>
          </table:table-cell>
        </table:table-row>
        <table:table-row table:style-name="ro1">
          <table:table-cell office:value-type="float" office:value="72.3872" calcext:value-type="float">
            <text:p>72.3872</text:p>
          </table:table-cell>
          <table:table-cell office:value-type="float" office:value="324.221" calcext:value-type="float">
            <text:p>324.221</text:p>
          </table:table-cell>
          <table:table-cell office:value-type="float" office:value="43.7528" calcext:value-type="float">
            <text:p>43.7528</text:p>
          </table:table-cell>
          <table:table-cell office:value-type="float" office:value="72.9069" calcext:value-type="float">
            <text:p>72.9069</text:p>
          </table:table-cell>
          <table:table-cell office:value-type="float" office:value="312.071" calcext:value-type="float">
            <text:p>312.071</text:p>
          </table:table-cell>
          <table:table-cell office:value-type="float" office:value="44.6698" calcext:value-type="float">
            <text:p>44.6698</text:p>
          </table:table-cell>
          <table:table-cell/>
          <table:table-cell table:formula="of:=([.D698]-[.A698])/0.0166667" office:value-type="float" office:value="31.1819376361239" calcext:value-type="float">
            <text:p>31.1819376361239</text:p>
          </table:table-cell>
          <table:table-cell table:formula="of:=ABS([.E698]-[.B698])/0.0166667" office:value-type="float" office:value="728.998542002915" calcext:value-type="float">
            <text:p>728.998542002915</text:p>
          </table:table-cell>
          <table:table-cell table:formula="of:=([.F698]-[.C698])/0.0166667" office:value-type="float" office:value="55.0198899602202" calcext:value-type="float">
            <text:p>55.0198899602202</text:p>
          </table:table-cell>
          <table:table-cell table:formula="of:=DEGREES(ATAN(ABS([.F698]-[.C698])/ABS([.E698]-[.B698])))" office:value-type="float" office:value="4.316115991433" calcext:value-type="float">
            <text:p>4.316115991433</text:p>
          </table:table-cell>
          <table:table-cell table:formula="of:=SQRT(POWER([.H698];2)+POWER([.I698];2)+POWER([.J698];2))" office:value-type="float" office:value="731.736548061085" calcext:value-type="float">
            <text:p>731.736548061085</text:p>
          </table:table-cell>
        </table:table-row>
        <table:table-row table:style-name="ro1">
          <table:table-cell office:value-type="float" office:value="71.8305" calcext:value-type="float">
            <text:p>71.8305</text:p>
          </table:table-cell>
          <table:table-cell office:value-type="float" office:value="314.977" calcext:value-type="float">
            <text:p>314.977</text:p>
          </table:table-cell>
          <table:table-cell office:value-type="float" office:value="44.5313" calcext:value-type="float">
            <text:p>44.5313</text:p>
          </table:table-cell>
          <table:table-cell office:value-type="float" office:value="71.5566" calcext:value-type="float">
            <text:p>71.5566</text:p>
          </table:table-cell>
          <table:table-cell office:value-type="float" office:value="306.176" calcext:value-type="float">
            <text:p>306.176</text:p>
          </table:table-cell>
          <table:table-cell office:value-type="float" office:value="44.738" calcext:value-type="float">
            <text:p>44.738</text:p>
          </table:table-cell>
          <table:table-cell/>
          <table:table-cell table:formula="of:=([.D699]-[.A699])/0.0166667" office:value-type="float" office:value="-16.4339671320656" calcext:value-type="float">
            <text:p>-16.4339671320656</text:p>
          </table:table-cell>
          <table:table-cell table:formula="of:=ABS([.E699]-[.B699])/0.0166667" office:value-type="float" office:value="528.058943882112" calcext:value-type="float">
            <text:p>528.058943882112</text:p>
          </table:table-cell>
          <table:table-cell table:formula="of:=([.F699]-[.C699])/0.0166667" office:value-type="float" office:value="12.4019751960495" calcext:value-type="float">
            <text:p>12.4019751960495</text:p>
          </table:table-cell>
          <table:table-cell table:formula="of:=DEGREES(ATAN(ABS([.F699]-[.C699])/ABS([.E699]-[.B699])))" office:value-type="float" office:value="1.34539948218458" calcext:value-type="float">
            <text:p>1.34539948218458</text:p>
          </table:table-cell>
          <table:table-cell table:formula="of:=SQRT(POWER([.H699];2)+POWER([.I699];2)+POWER([.J699];2))" office:value-type="float" office:value="528.460152214292" calcext:value-type="float">
            <text:p>528.460152214292</text:p>
          </table:table-cell>
        </table:table-row>
        <table:table-row table:style-name="ro1">
          <table:table-cell office:value-type="float" office:value="73.4472" calcext:value-type="float">
            <text:p>73.4472</text:p>
          </table:table-cell>
          <table:table-cell office:value-type="float" office:value="312.045" calcext:value-type="float">
            <text:p>312.045</text:p>
          </table:table-cell>
          <table:table-cell office:value-type="float" office:value="44.9341" calcext:value-type="float">
            <text:p>44.9341</text:p>
          </table:table-cell>
          <table:table-cell office:value-type="float" office:value="73.6714" calcext:value-type="float">
            <text:p>73.6714</text:p>
          </table:table-cell>
          <table:table-cell office:value-type="float" office:value="301.935" calcext:value-type="float">
            <text:p>301.935</text:p>
          </table:table-cell>
          <table:table-cell office:value-type="float" office:value="45.3322" calcext:value-type="float">
            <text:p>45.3322</text:p>
          </table:table-cell>
          <table:table-cell/>
          <table:table-cell table:formula="of:=([.D700]-[.A700])/0.0166667" office:value-type="float" office:value="13.4519730960544" calcext:value-type="float">
            <text:p>13.4519730960544</text:p>
          </table:table-cell>
          <table:table-cell table:formula="of:=ABS([.E700]-[.B700])/0.0166667" office:value-type="float" office:value="606.598786802427" calcext:value-type="float">
            <text:p>606.598786802427</text:p>
          </table:table-cell>
          <table:table-cell table:formula="of:=([.F700]-[.C700])/0.0166667" office:value-type="float" office:value="23.8859522280955" calcext:value-type="float">
            <text:p>23.8859522280955</text:p>
          </table:table-cell>
          <table:table-cell table:formula="of:=DEGREES(ATAN(ABS([.F700]-[.C700])/ABS([.E700]-[.B700])))" office:value-type="float" office:value="2.25496259314578" calcext:value-type="float">
            <text:p>2.25496259314578</text:p>
          </table:table-cell>
          <table:table-cell table:formula="of:=SQRT(POWER([.H700];2)+POWER([.I700];2)+POWER([.J700];2))" office:value-type="float" office:value="607.217903593262" calcext:value-type="float">
            <text:p>607.217903593262</text:p>
          </table:table-cell>
        </table:table-row>
        <table:table-row table:style-name="ro1">
          <table:table-cell office:value-type="float" office:value="76.1432" calcext:value-type="float">
            <text:p>76.1432</text:p>
          </table:table-cell>
          <table:table-cell office:value-type="float" office:value="312.41" calcext:value-type="float">
            <text:p>312.41</text:p>
          </table:table-cell>
          <table:table-cell office:value-type="float" office:value="44.0596" calcext:value-type="float">
            <text:p>44.0596</text:p>
          </table:table-cell>
          <table:table-cell office:value-type="float" office:value="76.0494" calcext:value-type="float">
            <text:p>76.0494</text:p>
          </table:table-cell>
          <table:table-cell office:value-type="float" office:value="302.3" calcext:value-type="float">
            <text:p>302.3</text:p>
          </table:table-cell>
          <table:table-cell office:value-type="float" office:value="44.475" calcext:value-type="float">
            <text:p>44.475</text:p>
          </table:table-cell>
          <table:table-cell/>
          <table:table-cell table:formula="of:=([.D701]-[.A701])/0.0166667" office:value-type="float" office:value="-5.62798874402176" calcext:value-type="float">
            <text:p>-5.62798874402176</text:p>
          </table:table-cell>
          <table:table-cell table:formula="of:=ABS([.E701]-[.B701])/0.0166667" office:value-type="float" office:value="606.598786802427" calcext:value-type="float">
            <text:p>606.598786802427</text:p>
          </table:table-cell>
          <table:table-cell table:formula="of:=([.F701]-[.C701])/0.0166667" office:value-type="float" office:value="24.9239501520996" calcext:value-type="float">
            <text:p>24.9239501520996</text:p>
          </table:table-cell>
          <table:table-cell table:formula="of:=DEGREES(ATAN(ABS([.F701]-[.C701])/ABS([.E701]-[.B701])))" office:value-type="float" office:value="2.35284735140571" calcext:value-type="float">
            <text:p>2.35284735140571</text:p>
          </table:table-cell>
          <table:table-cell table:formula="of:=SQRT(POWER([.H701];2)+POWER([.I701];2)+POWER([.J701];2))" office:value-type="float" office:value="607.136694409639" calcext:value-type="float">
            <text:p>607.136694409639</text:p>
          </table:table-cell>
        </table:table-row>
        <table:table-row table:style-name="ro1">
          <table:table-cell office:value-type="float" office:value="77.8653" calcext:value-type="float">
            <text:p>77.8653</text:p>
          </table:table-cell>
          <table:table-cell office:value-type="float" office:value="299.59" calcext:value-type="float">
            <text:p>299.59</text:p>
          </table:table-cell>
          <table:table-cell office:value-type="float" office:value="44.5956" calcext:value-type="float">
            <text:p>44.5956</text:p>
          </table:table-cell>
          <table:table-cell office:value-type="float" office:value="77.9804" calcext:value-type="float">
            <text:p>77.9804</text:p>
          </table:table-cell>
          <table:table-cell office:value-type="float" office:value="288.719" calcext:value-type="float">
            <text:p>288.719</text:p>
          </table:table-cell>
          <table:table-cell office:value-type="float" office:value="44.6681" calcext:value-type="float">
            <text:p>44.6681</text:p>
          </table:table-cell>
          <table:table-cell/>
          <table:table-cell table:formula="of:=([.D702]-[.A702])/0.0166667" office:value-type="float" office:value="6.90598618802752" calcext:value-type="float">
            <text:p>6.90598618802752</text:p>
          </table:table-cell>
          <table:table-cell table:formula="of:=ABS([.E702]-[.B702])/0.0166667" office:value-type="float" office:value="652.258695482608" calcext:value-type="float">
            <text:p>652.258695482608</text:p>
          </table:table-cell>
          <table:table-cell table:formula="of:=([.F702]-[.C702])/0.0166667" office:value-type="float" office:value="4.34999130001771" calcext:value-type="float">
            <text:p>4.34999130001771</text:p>
          </table:table-cell>
          <table:table-cell table:formula="of:=DEGREES(ATAN(ABS([.F702]-[.C702])/ABS([.E702]-[.B702])))" office:value-type="float" office:value="0.382106745574017" calcext:value-type="float">
            <text:p>0.382106745574017</text:p>
          </table:table-cell>
          <table:table-cell table:formula="of:=SQRT(POWER([.H702];2)+POWER([.I702];2)+POWER([.J702];2))" office:value-type="float" office:value="652.309758398733" calcext:value-type="float">
            <text:p>652.309758398733</text:p>
          </table:table-cell>
        </table:table-row>
        <table:table-row table:style-name="ro1">
          <table:table-cell office:value-type="float" office:value="79.6104" calcext:value-type="float">
            <text:p>79.6104</text:p>
          </table:table-cell>
          <table:table-cell office:value-type="float" office:value="309.899" calcext:value-type="float">
            <text:p>309.899</text:p>
          </table:table-cell>
          <table:table-cell office:value-type="float" office:value="43.0651" calcext:value-type="float">
            <text:p>43.0651</text:p>
          </table:table-cell>
          <table:table-cell office:value-type="float" office:value="79.0723" calcext:value-type="float">
            <text:p>79.0723</text:p>
          </table:table-cell>
          <table:table-cell office:value-type="float" office:value="292.71" calcext:value-type="float">
            <text:p>292.71</text:p>
          </table:table-cell>
          <table:table-cell office:value-type="float" office:value="45.0836" calcext:value-type="float">
            <text:p>45.0836</text:p>
          </table:table-cell>
          <table:table-cell/>
          <table:table-cell table:formula="of:=([.D703]-[.A703])/0.0166667" office:value-type="float" office:value="-32.2859354281291" calcext:value-type="float">
            <text:p>-32.2859354281291</text:p>
          </table:table-cell>
          <table:table-cell table:formula="of:=ABS([.E703]-[.B703])/0.0166667" office:value-type="float" office:value="1031.33793732413" calcext:value-type="float">
            <text:p>1031.33793732413</text:p>
          </table:table-cell>
          <table:table-cell table:formula="of:=([.F703]-[.C703])/0.0166667" office:value-type="float" office:value="121.109757780484" calcext:value-type="float">
            <text:p>121.109757780484</text:p>
          </table:table-cell>
          <table:table-cell table:formula="of:=DEGREES(ATAN(ABS([.F703]-[.C703])/ABS([.E703]-[.B703])))" office:value-type="float" office:value="6.69755568727299" calcext:value-type="float">
            <text:p>6.69755568727299</text:p>
          </table:table-cell>
          <table:table-cell table:formula="of:=SQRT(POWER([.H703];2)+POWER([.I703];2)+POWER([.J703];2))" office:value-type="float" office:value="1038.92631886005" calcext:value-type="float">
            <text:p>1038.92631886005</text:p>
          </table:table-cell>
        </table:table-row>
        <table:table-row table:style-name="ro1">
          <table:table-cell office:value-type="float" office:value="80.1251" calcext:value-type="float">
            <text:p>80.1251</text:p>
          </table:table-cell>
          <table:table-cell office:value-type="float" office:value="308.572" calcext:value-type="float">
            <text:p>308.572</text:p>
          </table:table-cell>
          <table:table-cell office:value-type="float" office:value="42.7262" calcext:value-type="float">
            <text:p>42.7262</text:p>
          </table:table-cell>
          <table:table-cell office:value-type="float" office:value="79.9038" calcext:value-type="float">
            <text:p>79.9038</text:p>
          </table:table-cell>
          <table:table-cell office:value-type="float" office:value="295.786" calcext:value-type="float">
            <text:p>295.786</text:p>
          </table:table-cell>
          <table:table-cell office:value-type="float" office:value="43.5892" calcext:value-type="float">
            <text:p>43.5892</text:p>
          </table:table-cell>
          <table:table-cell/>
          <table:table-cell table:formula="of:=([.D704]-[.A704])/0.0166667" office:value-type="float" office:value="-13.2779734440531" calcext:value-type="float">
            <text:p>-13.2779734440531</text:p>
          </table:table-cell>
          <table:table-cell table:formula="of:=ABS([.E704]-[.B704])/0.0166667" office:value-type="float" office:value="767.158465683069" calcext:value-type="float">
            <text:p>767.158465683069</text:p>
          </table:table-cell>
          <table:table-cell table:formula="of:=([.F704]-[.C704])/0.0166667" office:value-type="float" office:value="51.7798964402071" calcext:value-type="float">
            <text:p>51.7798964402071</text:p>
          </table:table-cell>
          <table:table-cell table:formula="of:=DEGREES(ATAN(ABS([.F704]-[.C704])/ABS([.E704]-[.B704])))" office:value-type="float" office:value="3.86136206508431" calcext:value-type="float">
            <text:p>3.86136206508431</text:p>
          </table:table-cell>
          <table:table-cell table:formula="of:=SQRT(POWER([.H704];2)+POWER([.I704];2)+POWER([.J704];2))" office:value-type="float" office:value="769.018578269303" calcext:value-type="float">
            <text:p>769.018578269303</text:p>
          </table:table-cell>
        </table:table-row>
        <table:table-row table:style-name="ro1">
          <table:table-cell office:value-type="float" office:value="78.4741" calcext:value-type="float">
            <text:p>78.4741</text:p>
          </table:table-cell>
          <table:table-cell office:value-type="float" office:value="305.546" calcext:value-type="float">
            <text:p>305.546</text:p>
          </table:table-cell>
          <table:table-cell office:value-type="float" office:value="43.189" calcext:value-type="float">
            <text:p>43.189</text:p>
          </table:table-cell>
          <table:table-cell office:value-type="float" office:value="77.2898" calcext:value-type="float">
            <text:p>77.2898</text:p>
          </table:table-cell>
          <table:table-cell office:value-type="float" office:value="295.579" calcext:value-type="float">
            <text:p>295.579</text:p>
          </table:table-cell>
          <table:table-cell office:value-type="float" office:value="43.9019" calcext:value-type="float">
            <text:p>43.9019</text:p>
          </table:table-cell>
          <table:table-cell/>
          <table:table-cell table:formula="of:=([.D705]-[.A705])/0.0166667" office:value-type="float" office:value="-71.0578578842847" calcext:value-type="float">
            <text:p>-71.0578578842847</text:p>
          </table:table-cell>
          <table:table-cell table:formula="of:=ABS([.E705]-[.B705])/0.0166667" office:value-type="float" office:value="598.018803962391" calcext:value-type="float">
            <text:p>598.018803962391</text:p>
          </table:table-cell>
          <table:table-cell table:formula="of:=([.F705]-[.C705])/0.0166667" office:value-type="float" office:value="42.773914452171" calcext:value-type="float">
            <text:p>42.773914452171</text:p>
          </table:table-cell>
          <table:table-cell table:formula="of:=DEGREES(ATAN(ABS([.F705]-[.C705])/ABS([.E705]-[.B705])))" office:value-type="float" office:value="4.09117269868153" calcext:value-type="float">
            <text:p>4.09117269868153</text:p>
          </table:table-cell>
          <table:table-cell table:formula="of:=SQRT(POWER([.H705];2)+POWER([.I705];2)+POWER([.J705];2))" office:value-type="float" office:value="603.742757155126" calcext:value-type="float">
            <text:p>603.742757155126</text:p>
          </table:table-cell>
        </table:table-row>
        <table:table-row table:style-name="ro1">
          <table:table-cell office:value-type="float" office:value="78.2479" calcext:value-type="float">
            <text:p>78.2479</text:p>
          </table:table-cell>
          <table:table-cell office:value-type="float" office:value="308.56" calcext:value-type="float">
            <text:p>308.56</text:p>
          </table:table-cell>
          <table:table-cell office:value-type="float" office:value="42.4802" calcext:value-type="float">
            <text:p>42.4802</text:p>
          </table:table-cell>
          <table:table-cell office:value-type="float" office:value="76.5494" calcext:value-type="float">
            <text:p>76.5494</text:p>
          </table:table-cell>
          <table:table-cell office:value-type="float" office:value="299.877" calcext:value-type="float">
            <text:p>299.877</text:p>
          </table:table-cell>
          <table:table-cell office:value-type="float" office:value="43.0051" calcext:value-type="float">
            <text:p>43.0051</text:p>
          </table:table-cell>
          <table:table-cell/>
          <table:table-cell table:formula="of:=([.D706]-[.A706])/0.0166667" office:value-type="float" office:value="-101.909796180407" calcext:value-type="float">
            <text:p>-101.909796180407</text:p>
          </table:table-cell>
          <table:table-cell table:formula="of:=ABS([.E706]-[.B706])/0.0166667" office:value-type="float" office:value="520.978958042084" calcext:value-type="float">
            <text:p>520.978958042084</text:p>
          </table:table-cell>
          <table:table-cell table:formula="of:=([.F706]-[.C706])/0.0166667" office:value-type="float" office:value="31.4939370121257" calcext:value-type="float">
            <text:p>31.4939370121257</text:p>
          </table:table-cell>
          <table:table-cell table:formula="of:=DEGREES(ATAN(ABS([.F706]-[.C706])/ABS([.E706]-[.B706])))" office:value-type="float" office:value="3.45940345272316" calcext:value-type="float">
            <text:p>3.45940345272316</text:p>
          </table:table-cell>
          <table:table-cell table:formula="of:=SQRT(POWER([.H706];2)+POWER([.I706];2)+POWER([.J706];2))" office:value-type="float" office:value="531.786187624943" calcext:value-type="float">
            <text:p>531.786187624943</text:p>
          </table:table-cell>
        </table:table-row>
        <table:table-row table:style-name="ro1">
          <table:table-cell office:value-type="float" office:value="78.7217" calcext:value-type="float">
            <text:p>78.7217</text:p>
          </table:table-cell>
          <table:table-cell office:value-type="float" office:value="304.292" calcext:value-type="float">
            <text:p>304.292</text:p>
          </table:table-cell>
          <table:table-cell office:value-type="float" office:value="42.5849" calcext:value-type="float">
            <text:p>42.5849</text:p>
          </table:table-cell>
          <table:table-cell office:value-type="float" office:value="78.2783" calcext:value-type="float">
            <text:p>78.2783</text:p>
          </table:table-cell>
          <table:table-cell office:value-type="float" office:value="291.676" calcext:value-type="float">
            <text:p>291.676</text:p>
          </table:table-cell>
          <table:table-cell office:value-type="float" office:value="43.4533" calcext:value-type="float">
            <text:p>43.4533</text:p>
          </table:table-cell>
          <table:table-cell/>
          <table:table-cell table:formula="of:=([.D707]-[.A707])/0.0166667" office:value-type="float" office:value="-26.6039467921062" calcext:value-type="float">
            <text:p>-26.6039467921062</text:p>
          </table:table-cell>
          <table:table-cell table:formula="of:=ABS([.E707]-[.B707])/0.0166667" office:value-type="float" office:value="756.958486083027" calcext:value-type="float">
            <text:p>756.958486083027</text:p>
          </table:table-cell>
          <table:table-cell table:formula="of:=([.F707]-[.C707])/0.0166667" office:value-type="float" office:value="52.1038957922085" calcext:value-type="float">
            <text:p>52.1038957922085</text:p>
          </table:table-cell>
          <table:table-cell table:formula="of:=DEGREES(ATAN(ABS([.F707]-[.C707])/ABS([.E707]-[.B707])))" office:value-type="float" office:value="3.93764240510572" calcext:value-type="float">
            <text:p>3.93764240510572</text:p>
          </table:table-cell>
          <table:table-cell table:formula="of:=SQRT(POWER([.H707];2)+POWER([.I707];2)+POWER([.J707];2))" office:value-type="float" office:value="759.215868903404" calcext:value-type="float">
            <text:p>759.215868903404</text:p>
          </table:table-cell>
        </table:table-row>
        <table:table-row table:style-name="ro1">
          <table:table-cell office:value-type="float" office:value="79.2749" calcext:value-type="float">
            <text:p>79.2749</text:p>
          </table:table-cell>
          <table:table-cell office:value-type="float" office:value="305.649" calcext:value-type="float">
            <text:p>305.649</text:p>
          </table:table-cell>
          <table:table-cell office:value-type="float" office:value="42.9035" calcext:value-type="float">
            <text:p>42.9035</text:p>
          </table:table-cell>
          <table:table-cell office:value-type="float" office:value="79.0984" calcext:value-type="float">
            <text:p>79.0984</text:p>
          </table:table-cell>
          <table:table-cell office:value-type="float" office:value="294.404" calcext:value-type="float">
            <text:p>294.404</text:p>
          </table:table-cell>
          <table:table-cell office:value-type="float" office:value="43.5466" calcext:value-type="float">
            <text:p>43.5466</text:p>
          </table:table-cell>
          <table:table-cell/>
          <table:table-cell table:formula="of:=([.D708]-[.A708])/0.0166667" office:value-type="float" office:value="-10.5899788200426" calcext:value-type="float">
            <text:p>-10.5899788200426</text:p>
          </table:table-cell>
          <table:table-cell table:formula="of:=ABS([.E708]-[.B708])/0.0166667" office:value-type="float" office:value="674.698650602699" calcext:value-type="float">
            <text:p>674.698650602699</text:p>
          </table:table-cell>
          <table:table-cell table:formula="of:=([.F708]-[.C708])/0.0166667" office:value-type="float" office:value="38.5859228281542" calcext:value-type="float">
            <text:p>38.5859228281542</text:p>
          </table:table-cell>
          <table:table-cell table:formula="of:=DEGREES(ATAN(ABS([.F708]-[.C708])/ABS([.E708]-[.B708])))" office:value-type="float" office:value="3.27317233968286" calcext:value-type="float">
            <text:p>3.27317233968286</text:p>
          </table:table-cell>
          <table:table-cell table:formula="of:=SQRT(POWER([.H708];2)+POWER([.I708];2)+POWER([.J708];2))" office:value-type="float" office:value="675.884080458337" calcext:value-type="float">
            <text:p>675.884080458337</text:p>
          </table:table-cell>
        </table:table-row>
        <table:table-row table:style-name="ro1">
          <table:table-cell office:value-type="float" office:value="82.0535" calcext:value-type="float">
            <text:p>82.0535</text:p>
          </table:table-cell>
          <table:table-cell office:value-type="float" office:value="298.599" calcext:value-type="float">
            <text:p>298.599</text:p>
          </table:table-cell>
          <table:table-cell office:value-type="float" office:value="43.6664" calcext:value-type="float">
            <text:p>43.6664</text:p>
          </table:table-cell>
          <table:table-cell office:value-type="float" office:value="81.3022" calcext:value-type="float">
            <text:p>81.3022</text:p>
          </table:table-cell>
          <table:table-cell office:value-type="float" office:value="287.609" calcext:value-type="float">
            <text:p>287.609</text:p>
          </table:table-cell>
          <table:table-cell office:value-type="float" office:value="44.5513" calcext:value-type="float">
            <text:p>44.5513</text:p>
          </table:table-cell>
          <table:table-cell/>
          <table:table-cell table:formula="of:=([.D709]-[.A709])/0.0166667" office:value-type="float" office:value="-45.0779098441804" calcext:value-type="float">
            <text:p>-45.0779098441804</text:p>
          </table:table-cell>
          <table:table-cell table:formula="of:=ABS([.E709]-[.B709])/0.0166667" office:value-type="float" office:value="659.398681202638" calcext:value-type="float">
            <text:p>659.398681202638</text:p>
          </table:table-cell>
          <table:table-cell table:formula="of:=([.F709]-[.C709])/0.0166667" office:value-type="float" office:value="53.0938938122121" calcext:value-type="float">
            <text:p>53.0938938122121</text:p>
          </table:table-cell>
          <table:table-cell table:formula="of:=DEGREES(ATAN(ABS([.F709]-[.C709])/ABS([.E709]-[.B709])))" office:value-type="float" office:value="4.60344770921063" calcext:value-type="float">
            <text:p>4.60344770921063</text:p>
          </table:table-cell>
          <table:table-cell table:formula="of:=SQRT(POWER([.H709];2)+POWER([.I709];2)+POWER([.J709];2))" office:value-type="float" office:value="663.06681434667" calcext:value-type="float">
            <text:p>663.06681434667</text:p>
          </table:table-cell>
        </table:table-row>
        <table:table-row table:style-name="ro1">
          <table:table-cell office:value-type="float" office:value="102.242" calcext:value-type="float">
            <text:p>102.242</text:p>
          </table:table-cell>
          <table:table-cell office:value-type="float" office:value="298.12" calcext:value-type="float">
            <text:p>298.12</text:p>
          </table:table-cell>
          <table:table-cell office:value-type="float" office:value="43.5648" calcext:value-type="float">
            <text:p>43.5648</text:p>
          </table:table-cell>
          <table:table-cell office:value-type="float" office:value="101.828" calcext:value-type="float">
            <text:p>101.828</text:p>
          </table:table-cell>
          <table:table-cell office:value-type="float" office:value="287.462" calcext:value-type="float">
            <text:p>287.462</text:p>
          </table:table-cell>
          <table:table-cell office:value-type="float" office:value="44.1436" calcext:value-type="float">
            <text:p>44.1436</text:p>
          </table:table-cell>
          <table:table-cell/>
          <table:table-cell table:formula="of:=([.D710]-[.A710])/0.0166667" office:value-type="float" office:value="-24.8399503200994" calcext:value-type="float">
            <text:p>-24.8399503200994</text:p>
          </table:table-cell>
          <table:table-cell table:formula="of:=ABS([.E710]-[.B710])/0.0166667" office:value-type="float" office:value="639.478721042559" calcext:value-type="float">
            <text:p>639.478721042559</text:p>
          </table:table-cell>
          <table:table-cell table:formula="of:=([.F710]-[.C710])/0.0166667" office:value-type="float" office:value="34.727930544139" calcext:value-type="float">
            <text:p>34.727930544139</text:p>
          </table:table-cell>
          <table:table-cell table:formula="of:=DEGREES(ATAN(ABS([.F710]-[.C710])/ABS([.E710]-[.B710])))" office:value-type="float" office:value="3.10848690234323" calcext:value-type="float">
            <text:p>3.10848690234323</text:p>
          </table:table-cell>
          <table:table-cell table:formula="of:=SQRT(POWER([.H710];2)+POWER([.I710];2)+POWER([.J710];2))" office:value-type="float" office:value="640.902556523229" calcext:value-type="float">
            <text:p>640.902556523229</text:p>
          </table:table-cell>
        </table:table-row>
        <table:table-row table:style-name="ro1">
          <table:table-cell office:value-type="float" office:value="103.901" calcext:value-type="float">
            <text:p>103.901</text:p>
          </table:table-cell>
          <table:table-cell office:value-type="float" office:value="299.387" calcext:value-type="float">
            <text:p>299.387</text:p>
          </table:table-cell>
          <table:table-cell office:value-type="float" office:value="43.3623" calcext:value-type="float">
            <text:p>43.3623</text:p>
          </table:table-cell>
          <table:table-cell office:value-type="float" office:value="103.269" calcext:value-type="float">
            <text:p>103.269</text:p>
          </table:table-cell>
          <table:table-cell office:value-type="float" office:value="286.035" calcext:value-type="float">
            <text:p>286.035</text:p>
          </table:table-cell>
          <table:table-cell office:value-type="float" office:value="44.3479" calcext:value-type="float">
            <text:p>44.3479</text:p>
          </table:table-cell>
          <table:table-cell/>
          <table:table-cell table:formula="of:=([.D711]-[.A711])/0.0166667" office:value-type="float" office:value="-37.9199241601511" calcext:value-type="float">
            <text:p>-37.9199241601511</text:p>
          </table:table-cell>
          <table:table-cell table:formula="of:=ABS([.E711]-[.B711])/0.0166667" office:value-type="float" office:value="801.118397763203" calcext:value-type="float">
            <text:p>801.118397763203</text:p>
          </table:table-cell>
          <table:table-cell table:formula="of:=([.F711]-[.C711])/0.0166667" office:value-type="float" office:value="59.1358817282369" calcext:value-type="float">
            <text:p>59.1358817282369</text:p>
          </table:table-cell>
          <table:table-cell table:formula="of:=DEGREES(ATAN(ABS([.F711]-[.C711])/ABS([.E711]-[.B711])))" office:value-type="float" office:value="4.22172607628102" calcext:value-type="float">
            <text:p>4.22172607628102</text:p>
          </table:table-cell>
          <table:table-cell table:formula="of:=SQRT(POWER([.H711];2)+POWER([.I711];2)+POWER([.J711];2))" office:value-type="float" office:value="804.192551812543" calcext:value-type="float">
            <text:p>804.192551812543</text:p>
          </table:table-cell>
        </table:table-row>
        <table:table-row table:style-name="ro1">
          <table:table-cell office:value-type="float" office:value="103.807" calcext:value-type="float">
            <text:p>103.807</text:p>
          </table:table-cell>
          <table:table-cell office:value-type="float" office:value="297.996" calcext:value-type="float">
            <text:p>297.996</text:p>
          </table:table-cell>
          <table:table-cell office:value-type="float" office:value="43.5705" calcext:value-type="float">
            <text:p>43.5705</text:p>
          </table:table-cell>
          <table:table-cell office:value-type="float" office:value="103.369" calcext:value-type="float">
            <text:p>103.369</text:p>
          </table:table-cell>
          <table:table-cell office:value-type="float" office:value="287.42" calcext:value-type="float">
            <text:p>287.42</text:p>
          </table:table-cell>
          <table:table-cell office:value-type="float" office:value="43.8836" calcext:value-type="float">
            <text:p>43.8836</text:p>
          </table:table-cell>
          <table:table-cell/>
          <table:table-cell table:formula="of:=([.D712]-[.A712])/0.0166667" office:value-type="float" office:value="-26.2799474401053" calcext:value-type="float">
            <text:p>-26.2799474401053</text:p>
          </table:table-cell>
          <table:table-cell table:formula="of:=ABS([.E712]-[.B712])/0.0166667" office:value-type="float" office:value="634.558730882536" calcext:value-type="float">
            <text:p>634.558730882536</text:p>
          </table:table-cell>
          <table:table-cell table:formula="of:=([.F712]-[.C712])/0.0166667" office:value-type="float" office:value="18.7859624280751" calcext:value-type="float">
            <text:p>18.7859624280751</text:p>
          </table:table-cell>
          <table:table-cell table:formula="of:=DEGREES(ATAN(ABS([.F712]-[.C712])/ABS([.E712]-[.B712])))" office:value-type="float" office:value="1.69573282884267" calcext:value-type="float">
            <text:p>1.69573282884267</text:p>
          </table:table-cell>
          <table:table-cell table:formula="of:=SQRT(POWER([.H712];2)+POWER([.I712];2)+POWER([.J712];2))" office:value-type="float" office:value="635.380461582711" calcext:value-type="float">
            <text:p>635.380461582711</text:p>
          </table:table-cell>
        </table:table-row>
        <table:table-row table:style-name="ro1">
          <table:table-cell office:value-type="float" office:value="103.341" calcext:value-type="float">
            <text:p>103.341</text:p>
          </table:table-cell>
          <table:table-cell office:value-type="float" office:value="291.147" calcext:value-type="float">
            <text:p>291.147</text:p>
          </table:table-cell>
          <table:table-cell office:value-type="float" office:value="44.5959" calcext:value-type="float">
            <text:p>44.5959</text:p>
          </table:table-cell>
          <table:table-cell office:value-type="float" office:value="102.813" calcext:value-type="float">
            <text:p>102.813</text:p>
          </table:table-cell>
          <table:table-cell office:value-type="float" office:value="279.454" calcext:value-type="float">
            <text:p>279.454</text:p>
          </table:table-cell>
          <table:table-cell office:value-type="float" office:value="45.597" calcext:value-type="float">
            <text:p>45.597</text:p>
          </table:table-cell>
          <table:table-cell/>
          <table:table-cell table:formula="of:=([.D713]-[.A713])/0.0166667" office:value-type="float" office:value="-31.6799366401262" calcext:value-type="float">
            <text:p>-31.6799366401262</text:p>
          </table:table-cell>
          <table:table-cell table:formula="of:=ABS([.E713]-[.B713])/0.0166667" office:value-type="float" office:value="701.578596842805" calcext:value-type="float">
            <text:p>701.578596842805</text:p>
          </table:table-cell>
          <table:table-cell table:formula="of:=([.F713]-[.C713])/0.0166667" office:value-type="float" office:value="60.0658798682403" calcext:value-type="float">
            <text:p>60.0658798682403</text:p>
          </table:table-cell>
          <table:table-cell table:formula="of:=DEGREES(ATAN(ABS([.F713]-[.C713])/ABS([.E713]-[.B713])))" office:value-type="float" office:value="4.89346375192097" calcext:value-type="float">
            <text:p>4.89346375192097</text:p>
          </table:table-cell>
          <table:table-cell table:formula="of:=SQRT(POWER([.H713];2)+POWER([.I713];2)+POWER([.J713];2))" office:value-type="float" office:value="704.857472016711" calcext:value-type="float">
            <text:p>704.857472016711</text:p>
          </table:table-cell>
        </table:table-row>
        <table:table-row table:style-name="ro1">
          <table:table-cell office:value-type="float" office:value="110.676" calcext:value-type="float">
            <text:p>110.676</text:p>
          </table:table-cell>
          <table:table-cell office:value-type="float" office:value="305.412" calcext:value-type="float">
            <text:p>305.412</text:p>
          </table:table-cell>
          <table:table-cell office:value-type="float" office:value="43.4615" calcext:value-type="float">
            <text:p>43.4615</text:p>
          </table:table-cell>
          <table:table-cell office:value-type="float" office:value="109.967" calcext:value-type="float">
            <text:p>109.967</text:p>
          </table:table-cell>
          <table:table-cell office:value-type="float" office:value="293.191" calcext:value-type="float">
            <text:p>293.191</text:p>
          </table:table-cell>
          <table:table-cell office:value-type="float" office:value="44.2379" calcext:value-type="float">
            <text:p>44.2379</text:p>
          </table:table-cell>
          <table:table-cell/>
          <table:table-cell table:formula="of:=([.D714]-[.A714])/0.0166667" office:value-type="float" office:value="-42.5399149201704" calcext:value-type="float">
            <text:p>-42.5399149201704</text:p>
          </table:table-cell>
          <table:table-cell table:formula="of:=ABS([.E714]-[.B714])/0.0166667" office:value-type="float" office:value="733.258533482933" calcext:value-type="float">
            <text:p>733.258533482933</text:p>
          </table:table-cell>
          <table:table-cell table:formula="of:=([.F714]-[.C714])/0.0166667" office:value-type="float" office:value="46.5839068321865" calcext:value-type="float">
            <text:p>46.5839068321865</text:p>
          </table:table-cell>
          <table:table-cell table:formula="of:=DEGREES(ATAN(ABS([.F714]-[.C714])/ABS([.E714]-[.B714])))" office:value-type="float" office:value="3.63511500192429" calcext:value-type="float">
            <text:p>3.63511500192429</text:p>
          </table:table-cell>
          <table:table-cell table:formula="of:=SQRT(POWER([.H714];2)+POWER([.I714];2)+POWER([.J714];2))" office:value-type="float" office:value="735.967242248395" calcext:value-type="float">
            <text:p>735.967242248395</text:p>
          </table:table-cell>
        </table:table-row>
        <table:table-row table:style-name="ro1">
          <table:table-cell office:value-type="float" office:value="109.358" calcext:value-type="float">
            <text:p>109.358</text:p>
          </table:table-cell>
          <table:table-cell office:value-type="float" office:value="301.727" calcext:value-type="float">
            <text:p>301.727</text:p>
          </table:table-cell>
          <table:table-cell office:value-type="float" office:value="42.4469" calcext:value-type="float">
            <text:p>42.4469</text:p>
          </table:table-cell>
          <table:table-cell office:value-type="float" office:value="108.182" calcext:value-type="float">
            <text:p>108.182</text:p>
          </table:table-cell>
          <table:table-cell office:value-type="float" office:value="283.202" calcext:value-type="float">
            <text:p>283.202</text:p>
          </table:table-cell>
          <table:table-cell office:value-type="float" office:value="43.7307" calcext:value-type="float">
            <text:p>43.7307</text:p>
          </table:table-cell>
          <table:table-cell/>
          <table:table-cell table:formula="of:=([.D715]-[.A715])/0.0166667" office:value-type="float" office:value="-70.5598588802824" calcext:value-type="float">
            <text:p>-70.5598588802824</text:p>
          </table:table-cell>
          <table:table-cell table:formula="of:=ABS([.E715]-[.B715])/0.0166667" office:value-type="float" office:value="1111.49777700444" calcext:value-type="float">
            <text:p>1111.49777700444</text:p>
          </table:table-cell>
          <table:table-cell table:formula="of:=([.F715]-[.C715])/0.0166667" office:value-type="float" office:value="77.0278459443081" calcext:value-type="float">
            <text:p>77.0278459443081</text:p>
          </table:table-cell>
          <table:table-cell table:formula="of:=DEGREES(ATAN(ABS([.F715]-[.C715])/ABS([.E715]-[.B715])))" office:value-type="float" office:value="3.96431338840343" calcext:value-type="float">
            <text:p>3.96431338840343</text:p>
          </table:table-cell>
          <table:table-cell table:formula="of:=SQRT(POWER([.H715];2)+POWER([.I715];2)+POWER([.J715];2))" office:value-type="float" office:value="1116.39566956427" calcext:value-type="float">
            <text:p>1116.39566956427</text:p>
          </table:table-cell>
        </table:table-row>
        <table:table-row table:style-name="ro1">
          <table:table-cell office:value-type="float" office:value="105.698" calcext:value-type="float">
            <text:p>105.698</text:p>
          </table:table-cell>
          <table:table-cell office:value-type="float" office:value="299.004" calcext:value-type="float">
            <text:p>299.004</text:p>
          </table:table-cell>
          <table:table-cell office:value-type="float" office:value="44.1836" calcext:value-type="float">
            <text:p>44.1836</text:p>
          </table:table-cell>
          <table:table-cell office:value-type="float" office:value="105.712" calcext:value-type="float">
            <text:p>105.712</text:p>
          </table:table-cell>
          <table:table-cell office:value-type="float" office:value="288.251" calcext:value-type="float">
            <text:p>288.251</text:p>
          </table:table-cell>
          <table:table-cell office:value-type="float" office:value="45.0087" calcext:value-type="float">
            <text:p>45.0087</text:p>
          </table:table-cell>
          <table:table-cell/>
          <table:table-cell table:formula="of:=([.D716]-[.A716])/0.0166667" office:value-type="float" office:value="0.83999832000396" calcext:value-type="float">
            <text:p>0.83999832000396</text:p>
          </table:table-cell>
          <table:table-cell table:formula="of:=ABS([.E716]-[.B716])/0.0166667" office:value-type="float" office:value="645.178709642583" calcext:value-type="float">
            <text:p>645.178709642583</text:p>
          </table:table-cell>
          <table:table-cell table:formula="of:=([.F716]-[.C716])/0.0166667" office:value-type="float" office:value="49.505900988198" calcext:value-type="float">
            <text:p>49.505900988198</text:p>
          </table:table-cell>
          <table:table-cell table:formula="of:=DEGREES(ATAN(ABS([.F716]-[.C716])/ABS([.E716]-[.B716])))" office:value-type="float" office:value="4.38782595318151" calcext:value-type="float">
            <text:p>4.38782595318151</text:p>
          </table:table-cell>
          <table:table-cell table:formula="of:=SQRT(POWER([.H716];2)+POWER([.I716];2)+POWER([.J716];2))" office:value-type="float" office:value="647.075812564416" calcext:value-type="float">
            <text:p>647.075812564416</text:p>
          </table:table-cell>
        </table:table-row>
        <table:table-row table:style-name="ro1">
          <table:table-cell office:value-type="float" office:value="103.175" calcext:value-type="float">
            <text:p>103.175</text:p>
          </table:table-cell>
          <table:table-cell office:value-type="float" office:value="292.515" calcext:value-type="float">
            <text:p>292.515</text:p>
          </table:table-cell>
          <table:table-cell office:value-type="float" office:value="44.3931" calcext:value-type="float">
            <text:p>44.3931</text:p>
          </table:table-cell>
          <table:table-cell office:value-type="float" office:value="101.989" calcext:value-type="float">
            <text:p>101.989</text:p>
          </table:table-cell>
          <table:table-cell office:value-type="float" office:value="282.16" calcext:value-type="float">
            <text:p>282.16</text:p>
          </table:table-cell>
          <table:table-cell office:value-type="float" office:value="44.9447" calcext:value-type="float">
            <text:p>44.9447</text:p>
          </table:table-cell>
          <table:table-cell/>
          <table:table-cell table:formula="of:=([.D717]-[.A717])/0.0166667" office:value-type="float" office:value="-71.1598576802842" calcext:value-type="float">
            <text:p>-71.1598576802842</text:p>
          </table:table-cell>
          <table:table-cell table:formula="of:=ABS([.E717]-[.B717])/0.0166667" office:value-type="float" office:value="621.298757402483" calcext:value-type="float">
            <text:p>621.298757402483</text:p>
          </table:table-cell>
          <table:table-cell table:formula="of:=([.F717]-[.C717])/0.0166667" office:value-type="float" office:value="33.0959338081324" calcext:value-type="float">
            <text:p>33.0959338081324</text:p>
          </table:table-cell>
          <table:table-cell table:formula="of:=DEGREES(ATAN(ABS([.F717]-[.C717])/ABS([.E717]-[.B717])))" office:value-type="float" office:value="3.04920419754468" calcext:value-type="float">
            <text:p>3.04920419754468</text:p>
          </table:table-cell>
          <table:table-cell table:formula="of:=SQRT(POWER([.H717];2)+POWER([.I717];2)+POWER([.J717];2))" office:value-type="float" office:value="626.235748045079" calcext:value-type="float">
            <text:p>626.235748045079</text:p>
          </table:table-cell>
        </table:table-row>
        <table:table-row table:style-name="ro1">
          <table:table-cell office:value-type="float" office:value="99.9114" calcext:value-type="float">
            <text:p>99.9114</text:p>
          </table:table-cell>
          <table:table-cell office:value-type="float" office:value="294.195" calcext:value-type="float">
            <text:p>294.195</text:p>
          </table:table-cell>
          <table:table-cell office:value-type="float" office:value="43.9123" calcext:value-type="float">
            <text:p>43.9123</text:p>
          </table:table-cell>
          <table:table-cell office:value-type="float" office:value="98.9712" calcext:value-type="float">
            <text:p>98.9712</text:p>
          </table:table-cell>
          <table:table-cell office:value-type="float" office:value="282.452" calcext:value-type="float">
            <text:p>282.452</text:p>
          </table:table-cell>
          <table:table-cell office:value-type="float" office:value="44.4232" calcext:value-type="float">
            <text:p>44.4232</text:p>
          </table:table-cell>
          <table:table-cell/>
          <table:table-cell table:formula="of:=([.D718]-[.A718])/0.0166667" office:value-type="float" office:value="-56.4118871762259" calcext:value-type="float">
            <text:p>-56.4118871762259</text:p>
          </table:table-cell>
          <table:table-cell table:formula="of:=ABS([.E718]-[.B718])/0.0166667" office:value-type="float" office:value="704.578590842818" calcext:value-type="float">
            <text:p>704.578590842818</text:p>
          </table:table-cell>
          <table:table-cell table:formula="of:=([.F718]-[.C718])/0.0166667" office:value-type="float" office:value="30.6539386921226" calcext:value-type="float">
            <text:p>30.6539386921226</text:p>
          </table:table-cell>
          <table:table-cell table:formula="of:=DEGREES(ATAN(ABS([.F718]-[.C718])/ABS([.E718]-[.B718])))" office:value-type="float" office:value="2.49118329031094" calcext:value-type="float">
            <text:p>2.49118329031094</text:p>
          </table:table-cell>
          <table:table-cell table:formula="of:=SQRT(POWER([.H718];2)+POWER([.I718];2)+POWER([.J718];2))" office:value-type="float" office:value="707.497671830922" calcext:value-type="float">
            <text:p>707.497671830922</text:p>
          </table:table-cell>
        </table:table-row>
        <table:table-row table:style-name="ro1">
          <table:table-cell office:value-type="float" office:value="83.3607" calcext:value-type="float">
            <text:p>83.3607</text:p>
          </table:table-cell>
          <table:table-cell office:value-type="float" office:value="298.452" calcext:value-type="float">
            <text:p>298.452</text:p>
          </table:table-cell>
          <table:table-cell office:value-type="float" office:value="44.4543" calcext:value-type="float">
            <text:p>44.4543</text:p>
          </table:table-cell>
          <table:table-cell office:value-type="float" office:value="83.0944" calcext:value-type="float">
            <text:p>83.0944</text:p>
          </table:table-cell>
          <table:table-cell office:value-type="float" office:value="287.516" calcext:value-type="float">
            <text:p>287.516</text:p>
          </table:table-cell>
          <table:table-cell office:value-type="float" office:value="45.3099" calcext:value-type="float">
            <text:p>45.3099</text:p>
          </table:table-cell>
          <table:table-cell/>
          <table:table-cell table:formula="of:=([.D719]-[.A719])/0.0166667" office:value-type="float" office:value="-15.977968044064" calcext:value-type="float">
            <text:p>-15.977968044064</text:p>
          </table:table-cell>
          <table:table-cell table:formula="of:=ABS([.E719]-[.B719])/0.0166667" office:value-type="float" office:value="656.158687682623" calcext:value-type="float">
            <text:p>656.158687682623</text:p>
          </table:table-cell>
          <table:table-cell table:formula="of:=([.F719]-[.C719])/0.0166667" office:value-type="float" office:value="51.3358973282051" calcext:value-type="float">
            <text:p>51.3358973282051</text:p>
          </table:table-cell>
          <table:table-cell table:formula="of:=DEGREES(ATAN(ABS([.F719]-[.C719])/ABS([.E719]-[.B719])))" office:value-type="float" office:value="4.47353807859683" calcext:value-type="float">
            <text:p>4.47353807859683</text:p>
          </table:table-cell>
          <table:table-cell table:formula="of:=SQRT(POWER([.H719];2)+POWER([.I719];2)+POWER([.J719];2))" office:value-type="float" office:value="658.357724370795" calcext:value-type="float">
            <text:p>658.357724370795</text:p>
          </table:table-cell>
        </table:table-row>
        <table:table-row table:style-name="ro1">
          <table:table-cell office:value-type="float" office:value="83.7285" calcext:value-type="float">
            <text:p>83.7285</text:p>
          </table:table-cell>
          <table:table-cell office:value-type="float" office:value="302.684" calcext:value-type="float">
            <text:p>302.684</text:p>
          </table:table-cell>
          <table:table-cell office:value-type="float" office:value="44.0882" calcext:value-type="float">
            <text:p>44.0882</text:p>
          </table:table-cell>
          <table:table-cell office:value-type="float" office:value="83.4496" calcext:value-type="float">
            <text:p>83.4496</text:p>
          </table:table-cell>
          <table:table-cell office:value-type="float" office:value="291.512" calcext:value-type="float">
            <text:p>291.512</text:p>
          </table:table-cell>
          <table:table-cell office:value-type="float" office:value="45.2217" calcext:value-type="float">
            <text:p>45.2217</text:p>
          </table:table-cell>
          <table:table-cell/>
          <table:table-cell table:formula="of:=([.D720]-[.A720])/0.0166667" office:value-type="float" office:value="-16.7339665320665" calcext:value-type="float">
            <text:p>-16.7339665320665</text:p>
          </table:table-cell>
          <table:table-cell table:formula="of:=ABS([.E720]-[.B720])/0.0166667" office:value-type="float" office:value="670.318659362683" calcext:value-type="float">
            <text:p>670.318659362683</text:p>
          </table:table-cell>
          <table:table-cell table:formula="of:=([.F720]-[.C720])/0.0166667" office:value-type="float" office:value="68.0098639802719" calcext:value-type="float">
            <text:p>68.0098639802719</text:p>
          </table:table-cell>
          <table:table-cell table:formula="of:=DEGREES(ATAN(ABS([.F720]-[.C720])/ABS([.E720]-[.B720])))" office:value-type="float" office:value="5.79334826309443" calcext:value-type="float">
            <text:p>5.79334826309443</text:p>
          </table:table-cell>
          <table:table-cell table:formula="of:=SQRT(POWER([.H720];2)+POWER([.I720];2)+POWER([.J720];2))" office:value-type="float" office:value="673.96770866585" calcext:value-type="float">
            <text:p>673.96770866585</text:p>
          </table:table-cell>
        </table:table-row>
        <table:table-row table:style-name="ro1">
          <table:table-cell office:value-type="float" office:value="83.2687" calcext:value-type="float">
            <text:p>83.2687</text:p>
          </table:table-cell>
          <table:table-cell office:value-type="float" office:value="305.58" calcext:value-type="float">
            <text:p>305.58</text:p>
          </table:table-cell>
          <table:table-cell office:value-type="float" office:value="43.6668" calcext:value-type="float">
            <text:p>43.6668</text:p>
          </table:table-cell>
          <table:table-cell office:value-type="float" office:value="83.2636" calcext:value-type="float">
            <text:p>83.2636</text:p>
          </table:table-cell>
          <table:table-cell office:value-type="float" office:value="294.405" calcext:value-type="float">
            <text:p>294.405</text:p>
          </table:table-cell>
          <table:table-cell office:value-type="float" office:value="44.2809" calcext:value-type="float">
            <text:p>44.2809</text:p>
          </table:table-cell>
          <table:table-cell/>
          <table:table-cell table:formula="of:=([.D721]-[.A721])/0.0166667" office:value-type="float" office:value="-0.30599938800115" calcext:value-type="float">
            <text:p>-0.30599938800115</text:p>
          </table:table-cell>
          <table:table-cell table:formula="of:=ABS([.E721]-[.B721])/0.0166667" office:value-type="float" office:value="670.498659002683" calcext:value-type="float">
            <text:p>670.498659002683</text:p>
          </table:table-cell>
          <table:table-cell table:formula="of:=([.F721]-[.C721])/0.0166667" office:value-type="float" office:value="36.8459263081474" calcext:value-type="float">
            <text:p>36.8459263081474</text:p>
          </table:table-cell>
          <table:table-cell table:formula="of:=DEGREES(ATAN(ABS([.F721]-[.C721])/ABS([.E721]-[.B721])))" office:value-type="float" office:value="3.14541246260149" calcext:value-type="float">
            <text:p>3.14541246260149</text:p>
          </table:table-cell>
          <table:table-cell table:formula="of:=SQRT(POWER([.H721];2)+POWER([.I721];2)+POWER([.J721];2))" office:value-type="float" office:value="671.510363021694" calcext:value-type="float">
            <text:p>671.510363021694</text:p>
          </table:table-cell>
        </table:table-row>
        <table:table-row table:style-name="ro1">
          <table:table-cell office:value-type="float" office:value="80.2675" calcext:value-type="float">
            <text:p>80.2675</text:p>
          </table:table-cell>
          <table:table-cell office:value-type="float" office:value="301.518" calcext:value-type="float">
            <text:p>301.518</text:p>
          </table:table-cell>
          <table:table-cell office:value-type="float" office:value="42.7248" calcext:value-type="float">
            <text:p>42.7248</text:p>
          </table:table-cell>
          <table:table-cell office:value-type="float" office:value="80.7422" calcext:value-type="float">
            <text:p>80.7422</text:p>
          </table:table-cell>
          <table:table-cell office:value-type="float" office:value="285.154" calcext:value-type="float">
            <text:p>285.154</text:p>
          </table:table-cell>
          <table:table-cell office:value-type="float" office:value="43.6632" calcext:value-type="float">
            <text:p>43.6632</text:p>
          </table:table-cell>
          <table:table-cell/>
          <table:table-cell table:formula="of:=([.D722]-[.A722])/0.0166667" office:value-type="float" office:value="28.4819430361138" calcext:value-type="float">
            <text:p>28.4819430361138</text:p>
          </table:table-cell>
          <table:table-cell table:formula="of:=ABS([.E722]-[.B722])/0.0166667" office:value-type="float" office:value="981.838036323926" calcext:value-type="float">
            <text:p>981.838036323926</text:p>
          </table:table-cell>
          <table:table-cell table:formula="of:=([.F722]-[.C722])/0.0166667" office:value-type="float" office:value="56.3038873922253" calcext:value-type="float">
            <text:p>56.3038873922253</text:p>
          </table:table-cell>
          <table:table-cell table:formula="of:=DEGREES(ATAN(ABS([.F722]-[.C722])/ABS([.E722]-[.B722])))" office:value-type="float" office:value="3.28205443208696" calcext:value-type="float">
            <text:p>3.28205443208696</text:p>
          </table:table-cell>
          <table:table-cell table:formula="of:=SQRT(POWER([.H722];2)+POWER([.I722];2)+POWER([.J722];2))" office:value-type="float" office:value="983.863444989706" calcext:value-type="float">
            <text:p>983.863444989706</text:p>
          </table:table-cell>
        </table:table-row>
        <table:table-row table:style-name="ro1">
          <table:table-cell office:value-type="float" office:value="77.6567" calcext:value-type="float">
            <text:p>77.6567</text:p>
          </table:table-cell>
          <table:table-cell office:value-type="float" office:value="304.101" calcext:value-type="float">
            <text:p>304.101</text:p>
          </table:table-cell>
          <table:table-cell office:value-type="float" office:value="43.1481" calcext:value-type="float">
            <text:p>43.1481</text:p>
          </table:table-cell>
          <table:table-cell office:value-type="float" office:value="77.517" calcext:value-type="float">
            <text:p>77.517</text:p>
          </table:table-cell>
          <table:table-cell office:value-type="float" office:value="292.902" calcext:value-type="float">
            <text:p>292.902</text:p>
          </table:table-cell>
          <table:table-cell office:value-type="float" office:value="43.7874" calcext:value-type="float">
            <text:p>43.7874</text:p>
          </table:table-cell>
          <table:table-cell/>
          <table:table-cell table:formula="of:=([.D723]-[.A723])/0.0166667" office:value-type="float" office:value="-8.38198323603382" calcext:value-type="float">
            <text:p>-8.38198323603382</text:p>
          </table:table-cell>
          <table:table-cell table:formula="of:=ABS([.E723]-[.B723])/0.0166667" office:value-type="float" office:value="671.938656122688" calcext:value-type="float">
            <text:p>671.938656122688</text:p>
          </table:table-cell>
          <table:table-cell table:formula="of:=([.F723]-[.C723])/0.0166667" office:value-type="float" office:value="38.3579232841533" calcext:value-type="float">
            <text:p>38.3579232841533</text:p>
          </table:table-cell>
          <table:table-cell table:formula="of:=DEGREES(ATAN(ABS([.F723]-[.C723])/ABS([.E723]-[.B723])))" office:value-type="float" office:value="3.26720966248805" calcext:value-type="float">
            <text:p>3.26720966248805</text:p>
          </table:table-cell>
          <table:table-cell table:formula="of:=SQRT(POWER([.H723];2)+POWER([.I723];2)+POWER([.J723];2))" office:value-type="float" office:value="673.084798159643" calcext:value-type="float">
            <text:p>673.084798159643</text:p>
          </table:table-cell>
        </table:table-row>
        <table:table-row table:style-name="ro1">
          <table:table-cell office:value-type="float" office:value="63.3542" calcext:value-type="float">
            <text:p>63.3542</text:p>
          </table:table-cell>
          <table:table-cell office:value-type="float" office:value="301.33" calcext:value-type="float">
            <text:p>301.33</text:p>
          </table:table-cell>
          <table:table-cell office:value-type="float" office:value="43.4329" calcext:value-type="float">
            <text:p>43.4329</text:p>
          </table:table-cell>
          <table:table-cell office:value-type="float" office:value="63.0217" calcext:value-type="float">
            <text:p>63.0217</text:p>
          </table:table-cell>
          <table:table-cell office:value-type="float" office:value="290.035" calcext:value-type="float">
            <text:p>290.035</text:p>
          </table:table-cell>
          <table:table-cell office:value-type="float" office:value="43.8453" calcext:value-type="float">
            <text:p>43.8453</text:p>
          </table:table-cell>
          <table:table-cell/>
          <table:table-cell table:formula="of:=([.D724]-[.A724])/0.0166667" office:value-type="float" office:value="-19.9499601000796" calcext:value-type="float">
            <text:p>-19.9499601000796</text:p>
          </table:table-cell>
          <table:table-cell table:formula="of:=ABS([.E724]-[.B724])/0.0166667" office:value-type="float" office:value="677.698644602708" calcext:value-type="float">
            <text:p>677.698644602708</text:p>
          </table:table-cell>
          <table:table-cell table:formula="of:=([.F724]-[.C724])/0.0166667" office:value-type="float" office:value="24.7439505120993" calcext:value-type="float">
            <text:p>24.7439505120993</text:p>
          </table:table-cell>
          <table:table-cell table:formula="of:=DEGREES(ATAN(ABS([.F724]-[.C724])/ABS([.E724]-[.B724])))" office:value-type="float" office:value="2.09103921811458" calcext:value-type="float">
            <text:p>2.09103921811458</text:p>
          </table:table-cell>
          <table:table-cell table:formula="of:=SQRT(POWER([.H724];2)+POWER([.I724];2)+POWER([.J724];2))" office:value-type="float" office:value="678.44359890214" calcext:value-type="float">
            <text:p>678.44359890214</text:p>
          </table:table-cell>
        </table:table-row>
        <table:table-row table:style-name="ro1">
          <table:table-cell office:value-type="float" office:value="59.7228" calcext:value-type="float">
            <text:p>59.7228</text:p>
          </table:table-cell>
          <table:table-cell office:value-type="float" office:value="321.714" calcext:value-type="float">
            <text:p>321.714</text:p>
          </table:table-cell>
          <table:table-cell office:value-type="float" office:value="42.8734" calcext:value-type="float">
            <text:p>42.8734</text:p>
          </table:table-cell>
          <table:table-cell office:value-type="float" office:value="59.179" calcext:value-type="float">
            <text:p>59.179</text:p>
          </table:table-cell>
          <table:table-cell office:value-type="float" office:value="310.729" calcext:value-type="float">
            <text:p>310.729</text:p>
          </table:table-cell>
          <table:table-cell office:value-type="float" office:value="44.1973" calcext:value-type="float">
            <text:p>44.1973</text:p>
          </table:table-cell>
          <table:table-cell/>
          <table:table-cell table:formula="of:=([.D725]-[.A725])/0.0166667" office:value-type="float" office:value="-32.6279347441304" calcext:value-type="float">
            <text:p>-32.6279347441304</text:p>
          </table:table-cell>
          <table:table-cell table:formula="of:=ABS([.E725]-[.B725])/0.0166667" office:value-type="float" office:value="659.098681802637" calcext:value-type="float">
            <text:p>659.098681802637</text:p>
          </table:table-cell>
          <table:table-cell table:formula="of:=([.F725]-[.C725])/0.0166667" office:value-type="float" office:value="79.4338411323179" calcext:value-type="float">
            <text:p>79.4338411323179</text:p>
          </table:table-cell>
          <table:table-cell table:formula="of:=DEGREES(ATAN(ABS([.F725]-[.C725])/ABS([.E725]-[.B725])))" office:value-type="float" office:value="6.87207974636925" calcext:value-type="float">
            <text:p>6.87207974636925</text:p>
          </table:table-cell>
          <table:table-cell table:formula="of:=SQRT(POWER([.H725];2)+POWER([.I725];2)+POWER([.J725];2))" office:value-type="float" office:value="664.669383676332" calcext:value-type="float">
            <text:p>664.669383676332</text:p>
          </table:table-cell>
        </table:table-row>
        <table:table-row table:style-name="ro1">
          <table:table-cell office:value-type="float" office:value="58.3503" calcext:value-type="float">
            <text:p>58.3503</text:p>
          </table:table-cell>
          <table:table-cell office:value-type="float" office:value="310.867" calcext:value-type="float">
            <text:p>310.867</text:p>
          </table:table-cell>
          <table:table-cell office:value-type="float" office:value="43.1232" calcext:value-type="float">
            <text:p>43.1232</text:p>
          </table:table-cell>
          <table:table-cell office:value-type="float" office:value="58.1351" calcext:value-type="float">
            <text:p>58.1351</text:p>
          </table:table-cell>
          <table:table-cell office:value-type="float" office:value="299.037" calcext:value-type="float">
            <text:p>299.037</text:p>
          </table:table-cell>
          <table:table-cell office:value-type="float" office:value="43.8256" calcext:value-type="float">
            <text:p>43.8256</text:p>
          </table:table-cell>
          <table:table-cell/>
          <table:table-cell table:formula="of:=([.D726]-[.A726])/0.0166667" office:value-type="float" office:value="-12.9119741760514" calcext:value-type="float">
            <text:p>-12.9119741760514</text:p>
          </table:table-cell>
          <table:table-cell table:formula="of:=ABS([.E726]-[.B726])/0.0166667" office:value-type="float" office:value="709.798580402842" calcext:value-type="float">
            <text:p>709.798580402842</text:p>
          </table:table-cell>
          <table:table-cell table:formula="of:=([.F726]-[.C726])/0.0166667" office:value-type="float" office:value="42.1439157121688" calcext:value-type="float">
            <text:p>42.1439157121688</text:p>
          </table:table-cell>
          <table:table-cell table:formula="of:=DEGREES(ATAN(ABS([.F726]-[.C726])/ABS([.E726]-[.B726])))" office:value-type="float" office:value="3.39791746059485" calcext:value-type="float">
            <text:p>3.39791746059485</text:p>
          </table:table-cell>
          <table:table-cell table:formula="of:=SQRT(POWER([.H726];2)+POWER([.I726];2)+POWER([.J726];2))" office:value-type="float" office:value="711.16584103187" calcext:value-type="float">
            <text:p>711.16584103187</text:p>
          </table:table-cell>
        </table:table-row>
        <table:table-row table:style-name="ro1">
          <table:table-cell office:value-type="float" office:value="57.2847" calcext:value-type="float">
            <text:p>57.2847</text:p>
          </table:table-cell>
          <table:table-cell office:value-type="float" office:value="310.627" calcext:value-type="float">
            <text:p>310.627</text:p>
          </table:table-cell>
          <table:table-cell office:value-type="float" office:value="43.4345" calcext:value-type="float">
            <text:p>43.4345</text:p>
          </table:table-cell>
          <table:table-cell office:value-type="float" office:value="56.8406" calcext:value-type="float">
            <text:p>56.8406</text:p>
          </table:table-cell>
          <table:table-cell office:value-type="float" office:value="298.685" calcext:value-type="float">
            <text:p>298.685</text:p>
          </table:table-cell>
          <table:table-cell office:value-type="float" office:value="44.4095" calcext:value-type="float">
            <text:p>44.4095</text:p>
          </table:table-cell>
          <table:table-cell/>
          <table:table-cell table:formula="of:=([.D727]-[.A727])/0.0166667" office:value-type="float" office:value="-26.6459467081065" calcext:value-type="float">
            <text:p>-26.6459467081065</text:p>
          </table:table-cell>
          <table:table-cell table:formula="of:=ABS([.E727]-[.B727])/0.0166667" office:value-type="float" office:value="716.518566962867" calcext:value-type="float">
            <text:p>716.518566962867</text:p>
          </table:table-cell>
          <table:table-cell table:formula="of:=([.F727]-[.C727])/0.0166667" office:value-type="float" office:value="58.4998830002341" calcext:value-type="float">
            <text:p>58.4998830002341</text:p>
          </table:table-cell>
          <table:table-cell table:formula="of:=DEGREES(ATAN(ABS([.F727]-[.C727])/ABS([.E727]-[.B727])))" office:value-type="float" office:value="4.66753923895387" calcext:value-type="float">
            <text:p>4.66753923895387</text:p>
          </table:table-cell>
          <table:table-cell table:formula="of:=SQRT(POWER([.H727];2)+POWER([.I727];2)+POWER([.J727];2))" office:value-type="float" office:value="719.396343881127" calcext:value-type="float">
            <text:p>719.396343881127</text:p>
          </table:table-cell>
        </table:table-row>
        <table:table-row table:style-name="ro1">
          <table:table-cell office:value-type="float" office:value="69.1381" calcext:value-type="float">
            <text:p>69.1381</text:p>
          </table:table-cell>
          <table:table-cell office:value-type="float" office:value="309.08" calcext:value-type="float">
            <text:p>309.08</text:p>
          </table:table-cell>
          <table:table-cell office:value-type="float" office:value="43.8115" calcext:value-type="float">
            <text:p>43.8115</text:p>
          </table:table-cell>
          <table:table-cell office:value-type="float" office:value="69.1926" calcext:value-type="float">
            <text:p>69.1926</text:p>
          </table:table-cell>
          <table:table-cell office:value-type="float" office:value="297.557" calcext:value-type="float">
            <text:p>297.557</text:p>
          </table:table-cell>
          <table:table-cell office:value-type="float" office:value="44.4574" calcext:value-type="float">
            <text:p>44.4574</text:p>
          </table:table-cell>
          <table:table-cell/>
          <table:table-cell table:formula="of:=([.D728]-[.A728])/0.0166667" office:value-type="float" office:value="3.26999346001335" calcext:value-type="float">
            <text:p>3.26999346001335</text:p>
          </table:table-cell>
          <table:table-cell table:formula="of:=ABS([.E728]-[.B728])/0.0166667" office:value-type="float" office:value="691.378617242764" calcext:value-type="float">
            <text:p>691.378617242764</text:p>
          </table:table-cell>
          <table:table-cell table:formula="of:=([.F728]-[.C728])/0.0166667" office:value-type="float" office:value="38.7539224921549" calcext:value-type="float">
            <text:p>38.7539224921549</text:p>
          </table:table-cell>
          <table:table-cell table:formula="of:=DEGREES(ATAN(ABS([.F728]-[.C728])/ABS([.E728]-[.B728])))" office:value-type="float" office:value="3.20824945468481" calcext:value-type="float">
            <text:p>3.20824945468481</text:p>
          </table:table-cell>
          <table:table-cell table:formula="of:=SQRT(POWER([.H728];2)+POWER([.I728];2)+POWER([.J728];2))" office:value-type="float" office:value="692.471625228263" calcext:value-type="float">
            <text:p>692.471625228263</text:p>
          </table:table-cell>
        </table:table-row>
        <table:table-row table:style-name="ro1">
          <table:table-cell office:value-type="float" office:value="74.1893" calcext:value-type="float">
            <text:p>74.1893</text:p>
          </table:table-cell>
          <table:table-cell office:value-type="float" office:value="300.792" calcext:value-type="float">
            <text:p>300.792</text:p>
          </table:table-cell>
          <table:table-cell office:value-type="float" office:value="44.4527" calcext:value-type="float">
            <text:p>44.4527</text:p>
          </table:table-cell>
          <table:table-cell office:value-type="float" office:value="73.8769" calcext:value-type="float">
            <text:p>73.8769</text:p>
          </table:table-cell>
          <table:table-cell office:value-type="float" office:value="291.062" calcext:value-type="float">
            <text:p>291.062</text:p>
          </table:table-cell>
          <table:table-cell office:value-type="float" office:value="44.8646" calcext:value-type="float">
            <text:p>44.8646</text:p>
          </table:table-cell>
          <table:table-cell/>
          <table:table-cell table:formula="of:=([.D729]-[.A729])/0.0166667" office:value-type="float" office:value="-18.7439625120748" calcext:value-type="float">
            <text:p>-18.7439625120748</text:p>
          </table:table-cell>
          <table:table-cell table:formula="of:=ABS([.E729]-[.B729])/0.0166667" office:value-type="float" office:value="583.798832402333" calcext:value-type="float">
            <text:p>583.798832402333</text:p>
          </table:table-cell>
          <table:table-cell table:formula="of:=([.F729]-[.C729])/0.0166667" office:value-type="float" office:value="24.713950572099" calcext:value-type="float">
            <text:p>24.713950572099</text:p>
          </table:table-cell>
          <table:table-cell table:formula="of:=DEGREES(ATAN(ABS([.F729]-[.C729])/ABS([.E729]-[.B729])))" office:value-type="float" office:value="2.42405436069207" calcext:value-type="float">
            <text:p>2.42405436069207</text:p>
          </table:table-cell>
          <table:table-cell table:formula="of:=SQRT(POWER([.H729];2)+POWER([.I729];2)+POWER([.J729];2))" office:value-type="float" office:value="584.622264541697" calcext:value-type="float">
            <text:p>584.622264541697</text:p>
          </table:table-cell>
        </table:table-row>
        <table:table-row table:style-name="ro1">
          <table:table-cell office:value-type="float" office:value="74.4599" calcext:value-type="float">
            <text:p>74.4599</text:p>
          </table:table-cell>
          <table:table-cell office:value-type="float" office:value="302.393" calcext:value-type="float">
            <text:p>302.393</text:p>
          </table:table-cell>
          <table:table-cell office:value-type="float" office:value="43.6925" calcext:value-type="float">
            <text:p>43.6925</text:p>
          </table:table-cell>
          <table:table-cell office:value-type="float" office:value="74.392" calcext:value-type="float">
            <text:p>74.392</text:p>
          </table:table-cell>
          <table:table-cell office:value-type="float" office:value="291.284" calcext:value-type="float">
            <text:p>291.284</text:p>
          </table:table-cell>
          <table:table-cell office:value-type="float" office:value="44.06" calcext:value-type="float">
            <text:p>44.06</text:p>
          </table:table-cell>
          <table:table-cell/>
          <table:table-cell table:formula="of:=([.D730]-[.A730])/0.0166667" office:value-type="float" office:value="-4.07399185201682" calcext:value-type="float">
            <text:p>-4.07399185201682</text:p>
          </table:table-cell>
          <table:table-cell table:formula="of:=ABS([.E730]-[.B730])/0.0166667" office:value-type="float" office:value="666.538666922665" calcext:value-type="float">
            <text:p>666.538666922665</text:p>
          </table:table-cell>
          <table:table-cell table:formula="of:=([.F730]-[.C730])/0.0166667" office:value-type="float" office:value="22.0499559000882" calcext:value-type="float">
            <text:p>22.0499559000882</text:p>
          </table:table-cell>
          <table:table-cell table:formula="of:=DEGREES(ATAN(ABS([.F730]-[.C730])/ABS([.E730]-[.B730])))" office:value-type="float" office:value="1.894727060017" calcext:value-type="float">
            <text:p>1.894727060017</text:p>
          </table:table-cell>
          <table:table-cell table:formula="of:=SQRT(POWER([.H730];2)+POWER([.I730];2)+POWER([.J730];2))" office:value-type="float" office:value="666.915731159379" calcext:value-type="float">
            <text:p>666.915731159379</text:p>
          </table:table-cell>
        </table:table-row>
        <table:table-row table:style-name="ro1">
          <table:table-cell office:value-type="float" office:value="76.6231" calcext:value-type="float">
            <text:p>76.6231</text:p>
          </table:table-cell>
          <table:table-cell office:value-type="float" office:value="306.67" calcext:value-type="float">
            <text:p>306.67</text:p>
          </table:table-cell>
          <table:table-cell office:value-type="float" office:value="44.0934" calcext:value-type="float">
            <text:p>44.0934</text:p>
          </table:table-cell>
          <table:table-cell office:value-type="float" office:value="76.2454" calcext:value-type="float">
            <text:p>76.2454</text:p>
          </table:table-cell>
          <table:table-cell office:value-type="float" office:value="295.275" calcext:value-type="float">
            <text:p>295.275</text:p>
          </table:table-cell>
          <table:table-cell office:value-type="float" office:value="44.987" calcext:value-type="float">
            <text:p>44.987</text:p>
          </table:table-cell>
          <table:table-cell/>
          <table:table-cell table:formula="of:=([.D731]-[.A731])/0.0166667" office:value-type="float" office:value="-22.6619546760901" calcext:value-type="float">
            <text:p>-22.6619546760901</text:p>
          </table:table-cell>
          <table:table-cell table:formula="of:=ABS([.E731]-[.B731])/0.0166667" office:value-type="float" office:value="683.698632602737" calcext:value-type="float">
            <text:p>683.698632602737</text:p>
          </table:table-cell>
          <table:table-cell table:formula="of:=([.F731]-[.C731])/0.0166667" office:value-type="float" office:value="53.6158927682144" calcext:value-type="float">
            <text:p>53.6158927682144</text:p>
          </table:table-cell>
          <table:table-cell table:formula="of:=DEGREES(ATAN(ABS([.F731]-[.C731])/ABS([.E731]-[.B731])))" office:value-type="float" office:value="4.48397888311632" calcext:value-type="float">
            <text:p>4.48397888311632</text:p>
          </table:table-cell>
          <table:table-cell table:formula="of:=SQRT(POWER([.H731];2)+POWER([.I731];2)+POWER([.J731];2))" office:value-type="float" office:value="686.172025347818" calcext:value-type="float">
            <text:p>686.172025347818</text:p>
          </table:table-cell>
        </table:table-row>
        <table:table-row table:style-name="ro1">
          <table:table-cell office:value-type="float" office:value="76.6229" calcext:value-type="float">
            <text:p>76.6229</text:p>
          </table:table-cell>
          <table:table-cell office:value-type="float" office:value="306.597" calcext:value-type="float">
            <text:p>306.597</text:p>
          </table:table-cell>
          <table:table-cell office:value-type="float" office:value="44.3673" calcext:value-type="float">
            <text:p>44.3673</text:p>
          </table:table-cell>
          <table:table-cell office:value-type="float" office:value="76.232" calcext:value-type="float">
            <text:p>76.232</text:p>
          </table:table-cell>
          <table:table-cell office:value-type="float" office:value="293.799" calcext:value-type="float">
            <text:p>293.799</text:p>
          </table:table-cell>
          <table:table-cell office:value-type="float" office:value="45.4613" calcext:value-type="float">
            <text:p>45.4613</text:p>
          </table:table-cell>
          <table:table-cell/>
          <table:table-cell table:formula="of:=([.D732]-[.A732])/0.0166667" office:value-type="float" office:value="-23.4539530920939" calcext:value-type="float">
            <text:p>-23.4539530920939</text:p>
          </table:table-cell>
          <table:table-cell table:formula="of:=ABS([.E732]-[.B732])/0.0166667" office:value-type="float" office:value="767.878464243072" calcext:value-type="float">
            <text:p>767.878464243072</text:p>
          </table:table-cell>
          <table:table-cell table:formula="of:=([.F732]-[.C732])/0.0166667" office:value-type="float" office:value="65.6398687202626" calcext:value-type="float">
            <text:p>65.6398687202626</text:p>
          </table:table-cell>
          <table:table-cell table:formula="of:=DEGREES(ATAN(ABS([.F732]-[.C732])/ABS([.E732]-[.B732])))" office:value-type="float" office:value="4.88588633124706" calcext:value-type="float">
            <text:p>4.88588633124706</text:p>
          </table:table-cell>
          <table:table-cell table:formula="of:=SQRT(POWER([.H732];2)+POWER([.I732];2)+POWER([.J732];2))" office:value-type="float" office:value="771.035677598357" calcext:value-type="float">
            <text:p>771.035677598357</text:p>
          </table:table-cell>
        </table:table-row>
        <table:table-row table:style-name="ro1">
          <table:table-cell office:value-type="float" office:value="76.5935" calcext:value-type="float">
            <text:p>76.5935</text:p>
          </table:table-cell>
          <table:table-cell office:value-type="float" office:value="303.993" calcext:value-type="float">
            <text:p>303.993</text:p>
          </table:table-cell>
          <table:table-cell office:value-type="float" office:value="43.436" calcext:value-type="float">
            <text:p>43.436</text:p>
          </table:table-cell>
          <table:table-cell office:value-type="float" office:value="76.4637" calcext:value-type="float">
            <text:p>76.4637</text:p>
          </table:table-cell>
          <table:table-cell office:value-type="float" office:value="291.386" calcext:value-type="float">
            <text:p>291.386</text:p>
          </table:table-cell>
          <table:table-cell office:value-type="float" office:value="44.2813" calcext:value-type="float">
            <text:p>44.2813</text:p>
          </table:table-cell>
          <table:table-cell/>
          <table:table-cell table:formula="of:=([.D733]-[.A733])/0.0166667" office:value-type="float" office:value="-7.78798442403133" calcext:value-type="float">
            <text:p>-7.78798442403133</text:p>
          </table:table-cell>
          <table:table-cell table:formula="of:=ABS([.E733]-[.B733])/0.0166667" office:value-type="float" office:value="756.418487163024" calcext:value-type="float">
            <text:p>756.418487163024</text:p>
          </table:table-cell>
          <table:table-cell table:formula="of:=([.F733]-[.C733])/0.0166667" office:value-type="float" office:value="50.717898564203" calcext:value-type="float">
            <text:p>50.717898564203</text:p>
          </table:table-cell>
          <table:table-cell table:formula="of:=DEGREES(ATAN(ABS([.F733]-[.C733])/ABS([.E733]-[.B733])))" office:value-type="float" office:value="3.83594341682477" calcext:value-type="float">
            <text:p>3.83594341682477</text:p>
          </table:table-cell>
          <table:table-cell table:formula="of:=SQRT(POWER([.H733];2)+POWER([.I733];2)+POWER([.J733];2))" office:value-type="float" office:value="758.156900422436" calcext:value-type="float">
            <text:p>758.156900422436</text:p>
          </table:table-cell>
        </table:table-row>
        <table:table-row table:style-name="ro1">
          <table:table-cell office:value-type="float" office:value="77.338" calcext:value-type="float">
            <text:p>77.338</text:p>
          </table:table-cell>
          <table:table-cell office:value-type="float" office:value="299.364" calcext:value-type="float">
            <text:p>299.364</text:p>
          </table:table-cell>
          <table:table-cell office:value-type="float" office:value="45.4115" calcext:value-type="float">
            <text:p>45.4115</text:p>
          </table:table-cell>
          <table:table-cell office:value-type="float" office:value="77.2066" calcext:value-type="float">
            <text:p>77.2066</text:p>
          </table:table-cell>
          <table:table-cell office:value-type="float" office:value="288.317" calcext:value-type="float">
            <text:p>288.317</text:p>
          </table:table-cell>
          <table:table-cell office:value-type="float" office:value="46.2577" calcext:value-type="float">
            <text:p>46.2577</text:p>
          </table:table-cell>
          <table:table-cell/>
          <table:table-cell table:formula="of:=([.D734]-[.A734])/0.0166667" office:value-type="float" office:value="-7.88398423203149" calcext:value-type="float">
            <text:p>-7.88398423203149</text:p>
          </table:table-cell>
          <table:table-cell table:formula="of:=ABS([.E734]-[.B734])/0.0166667" office:value-type="float" office:value="662.818674362649" calcext:value-type="float">
            <text:p>662.818674362649</text:p>
          </table:table-cell>
          <table:table-cell table:formula="of:=([.F734]-[.C734])/0.0166667" office:value-type="float" office:value="50.7718984562033" calcext:value-type="float">
            <text:p>50.7718984562033</text:p>
          </table:table-cell>
          <table:table-cell table:formula="of:=DEGREES(ATAN(ABS([.F734]-[.C734])/ABS([.E734]-[.B734])))" office:value-type="float" office:value="4.38030181347614" calcext:value-type="float">
            <text:p>4.38030181347614</text:p>
          </table:table-cell>
          <table:table-cell table:formula="of:=SQRT(POWER([.H734];2)+POWER([.I734];2)+POWER([.J734];2))" office:value-type="float" office:value="664.807143436409" calcext:value-type="float">
            <text:p>664.807143436409</text:p>
          </table:table-cell>
        </table:table-row>
        <table:table-row table:style-name="ro1">
          <table:table-cell office:value-type="float" office:value="77.0919" calcext:value-type="float">
            <text:p>77.0919</text:p>
          </table:table-cell>
          <table:table-cell office:value-type="float" office:value="300.985" calcext:value-type="float">
            <text:p>300.985</text:p>
          </table:table-cell>
          <table:table-cell office:value-type="float" office:value="44.3976" calcext:value-type="float">
            <text:p>44.3976</text:p>
          </table:table-cell>
          <table:table-cell office:value-type="float" office:value="76.9813" calcext:value-type="float">
            <text:p>76.9813</text:p>
          </table:table-cell>
          <table:table-cell office:value-type="float" office:value="291.304" calcext:value-type="float">
            <text:p>291.304</text:p>
          </table:table-cell>
          <table:table-cell office:value-type="float" office:value="44.8001" calcext:value-type="float">
            <text:p>44.8001</text:p>
          </table:table-cell>
          <table:table-cell/>
          <table:table-cell table:formula="of:=([.D735]-[.A735])/0.0166667" office:value-type="float" office:value="-6.635986728026" calcext:value-type="float">
            <text:p>-6.635986728026</text:p>
          </table:table-cell>
          <table:table-cell table:formula="of:=ABS([.E735]-[.B735])/0.0166667" office:value-type="float" office:value="580.858838282326" calcext:value-type="float">
            <text:p>580.858838282326</text:p>
          </table:table-cell>
          <table:table-cell table:formula="of:=([.F735]-[.C735])/0.0166667" office:value-type="float" office:value="24.1499517000968" calcext:value-type="float">
            <text:p>24.1499517000968</text:p>
          </table:table-cell>
          <table:table-cell table:formula="of:=DEGREES(ATAN(ABS([.F735]-[.C735])/ABS([.E735]-[.B735])))" office:value-type="float" office:value="2.38077440864796" calcext:value-type="float">
            <text:p>2.38077440864796</text:p>
          </table:table-cell>
          <table:table-cell table:formula="of:=SQRT(POWER([.H735];2)+POWER([.I735];2)+POWER([.J735];2))" office:value-type="float" office:value="581.398526397913" calcext:value-type="float">
            <text:p>581.398526397913</text:p>
          </table:table-cell>
        </table:table-row>
        <table:table-row table:style-name="ro1">
          <table:table-cell office:value-type="float" office:value="78.2625" calcext:value-type="float">
            <text:p>78.2625</text:p>
          </table:table-cell>
          <table:table-cell office:value-type="float" office:value="309.446" calcext:value-type="float">
            <text:p>309.446</text:p>
          </table:table-cell>
          <table:table-cell office:value-type="float" office:value="44.7319" calcext:value-type="float">
            <text:p>44.7319</text:p>
          </table:table-cell>
          <table:table-cell office:value-type="float" office:value="78.146" calcext:value-type="float">
            <text:p>78.146</text:p>
          </table:table-cell>
          <table:table-cell office:value-type="float" office:value="300.845" calcext:value-type="float">
            <text:p>300.845</text:p>
          </table:table-cell>
          <table:table-cell office:value-type="float" office:value="45.189" calcext:value-type="float">
            <text:p>45.189</text:p>
          </table:table-cell>
          <table:table-cell/>
          <table:table-cell table:formula="of:=([.D736]-[.A736])/0.0166667" office:value-type="float" office:value="-6.98998602002808" calcext:value-type="float">
            <text:p>-6.98998602002808</text:p>
          </table:table-cell>
          <table:table-cell table:formula="of:=ABS([.E736]-[.B736])/0.0166667" office:value-type="float" office:value="516.058967882064" calcext:value-type="float">
            <text:p>516.058967882064</text:p>
          </table:table-cell>
          <table:table-cell table:formula="of:=([.F736]-[.C736])/0.0166667" office:value-type="float" office:value="27.4259451481095" calcext:value-type="float">
            <text:p>27.4259451481095</text:p>
          </table:table-cell>
          <table:table-cell table:formula="of:=DEGREES(ATAN(ABS([.F736]-[.C736])/ABS([.E736]-[.B736])))" office:value-type="float" office:value="3.04212134530561" calcext:value-type="float">
            <text:p>3.04212134530561</text:p>
          </table:table-cell>
          <table:table-cell table:formula="of:=SQRT(POWER([.H736];2)+POWER([.I736];2)+POWER([.J736];2))" office:value-type="float" office:value="516.834500302881" calcext:value-type="float">
            <text:p>516.834500302881</text:p>
          </table:table-cell>
        </table:table-row>
        <table:table-row table:style-name="ro1">
          <table:table-cell office:value-type="float" office:value="79.1089" calcext:value-type="float">
            <text:p>79.1089</text:p>
          </table:table-cell>
          <table:table-cell office:value-type="float" office:value="312.195" calcext:value-type="float">
            <text:p>312.195</text:p>
          </table:table-cell>
          <table:table-cell office:value-type="float" office:value="45.3921" calcext:value-type="float">
            <text:p>45.3921</text:p>
          </table:table-cell>
          <table:table-cell office:value-type="float" office:value="78.9774" calcext:value-type="float">
            <text:p>78.9774</text:p>
          </table:table-cell>
          <table:table-cell office:value-type="float" office:value="303.519" calcext:value-type="float">
            <text:p>303.519</text:p>
          </table:table-cell>
          <table:table-cell office:value-type="float" office:value="45.8379" calcext:value-type="float">
            <text:p>45.8379</text:p>
          </table:table-cell>
          <table:table-cell/>
          <table:table-cell table:formula="of:=([.D737]-[.A737])/0.0166667" office:value-type="float" office:value="-7.88998422003172" calcext:value-type="float">
            <text:p>-7.88998422003172</text:p>
          </table:table-cell>
          <table:table-cell table:formula="of:=ABS([.E737]-[.B737])/0.0166667" office:value-type="float" office:value="520.558958882082" calcext:value-type="float">
            <text:p>520.558958882082</text:p>
          </table:table-cell>
          <table:table-cell table:formula="of:=([.F737]-[.C737])/0.0166667" office:value-type="float" office:value="26.7479465041069" calcext:value-type="float">
            <text:p>26.7479465041069</text:p>
          </table:table-cell>
          <table:table-cell table:formula="of:=DEGREES(ATAN(ABS([.F737]-[.C737])/ABS([.E737]-[.B737])))" office:value-type="float" office:value="2.94144937363566" calcext:value-type="float">
            <text:p>2.94144937363566</text:p>
          </table:table-cell>
          <table:table-cell table:formula="of:=SQRT(POWER([.H737];2)+POWER([.I737];2)+POWER([.J737];2))" office:value-type="float" office:value="521.305413520304" calcext:value-type="float">
            <text:p>521.305413520304</text:p>
          </table:table-cell>
        </table:table-row>
        <table:table-row table:style-name="ro1">
          <table:table-cell office:value-type="float" office:value="76.7604" calcext:value-type="float">
            <text:p>76.7604</text:p>
          </table:table-cell>
          <table:table-cell office:value-type="float" office:value="319.891" calcext:value-type="float">
            <text:p>319.891</text:p>
          </table:table-cell>
          <table:table-cell office:value-type="float" office:value="43.7855" calcext:value-type="float">
            <text:p>43.7855</text:p>
          </table:table-cell>
          <table:table-cell office:value-type="float" office:value="76.6379" calcext:value-type="float">
            <text:p>76.6379</text:p>
          </table:table-cell>
          <table:table-cell office:value-type="float" office:value="308.011" calcext:value-type="float">
            <text:p>308.011</text:p>
          </table:table-cell>
          <table:table-cell office:value-type="float" office:value="44.4255" calcext:value-type="float">
            <text:p>44.4255</text:p>
          </table:table-cell>
          <table:table-cell/>
          <table:table-cell table:formula="of:=([.D738]-[.A738])/0.0166667" office:value-type="float" office:value="-7.34998530002954" calcext:value-type="float">
            <text:p>-7.34998530002954</text:p>
          </table:table-cell>
          <table:table-cell table:formula="of:=ABS([.E738]-[.B738])/0.0166667" office:value-type="float" office:value="712.798574402851" calcext:value-type="float">
            <text:p>712.798574402851</text:p>
          </table:table-cell>
          <table:table-cell table:formula="of:=([.F738]-[.C738])/0.0166667" office:value-type="float" office:value="38.3999232001536" calcext:value-type="float">
            <text:p>38.3999232001536</text:p>
          </table:table-cell>
          <table:table-cell table:formula="of:=DEGREES(ATAN(ABS([.F738]-[.C738])/ABS([.E738]-[.B738])))" office:value-type="float" office:value="3.08366049447031" calcext:value-type="float">
            <text:p>3.08366049447031</text:p>
          </table:table-cell>
          <table:table-cell table:formula="of:=SQRT(POWER([.H738];2)+POWER([.I738];2)+POWER([.J738];2))" office:value-type="float" office:value="713.870005012415" calcext:value-type="float">
            <text:p>713.870005012415</text:p>
          </table:table-cell>
        </table:table-row>
        <table:table-row table:style-name="ro1">
          <table:table-cell office:value-type="float" office:value="59.3531" calcext:value-type="float">
            <text:p>59.3531</text:p>
          </table:table-cell>
          <table:table-cell office:value-type="float" office:value="315.122" calcext:value-type="float">
            <text:p>315.122</text:p>
          </table:table-cell>
          <table:table-cell office:value-type="float" office:value="44.6295" calcext:value-type="float">
            <text:p>44.6295</text:p>
          </table:table-cell>
          <table:table-cell office:value-type="float" office:value="58.2784" calcext:value-type="float">
            <text:p>58.2784</text:p>
          </table:table-cell>
          <table:table-cell office:value-type="float" office:value="304.511" calcext:value-type="float">
            <text:p>304.511</text:p>
          </table:table-cell>
          <table:table-cell office:value-type="float" office:value="45.106" calcext:value-type="float">
            <text:p>45.106</text:p>
          </table:table-cell>
          <table:table-cell/>
          <table:table-cell table:formula="of:=([.D739]-[.A739])/0.0166667" office:value-type="float" office:value="-64.4818710362579" calcext:value-type="float">
            <text:p>-64.4818710362579</text:p>
          </table:table-cell>
          <table:table-cell table:formula="of:=ABS([.E739]-[.B739])/0.0166667" office:value-type="float" office:value="636.658726682546" calcext:value-type="float">
            <text:p>636.658726682546</text:p>
          </table:table-cell>
          <table:table-cell table:formula="of:=([.F739]-[.C739])/0.0166667" office:value-type="float" office:value="28.5899428201144" calcext:value-type="float">
            <text:p>28.5899428201144</text:p>
          </table:table-cell>
          <table:table-cell table:formula="of:=DEGREES(ATAN(ABS([.F739]-[.C739])/ABS([.E739]-[.B739])))" office:value-type="float" office:value="2.57121000485111" calcext:value-type="float">
            <text:p>2.57121000485111</text:p>
          </table:table-cell>
          <table:table-cell table:formula="of:=SQRT(POWER([.H739];2)+POWER([.I739];2)+POWER([.J739];2))" office:value-type="float" office:value="640.554159133976" calcext:value-type="float">
            <text:p>640.554159133976</text:p>
          </table:table-cell>
        </table:table-row>
        <table:table-row table:style-name="ro1">
          <table:table-cell office:value-type="float" office:value="49.5925" calcext:value-type="float">
            <text:p>49.5925</text:p>
          </table:table-cell>
          <table:table-cell office:value-type="float" office:value="314.98" calcext:value-type="float">
            <text:p>314.98</text:p>
          </table:table-cell>
          <table:table-cell office:value-type="float" office:value="44.7467" calcext:value-type="float">
            <text:p>44.7467</text:p>
          </table:table-cell>
          <table:table-cell office:value-type="float" office:value="49.2567" calcext:value-type="float">
            <text:p>49.2567</text:p>
          </table:table-cell>
          <table:table-cell office:value-type="float" office:value="304.301" calcext:value-type="float">
            <text:p>304.301</text:p>
          </table:table-cell>
          <table:table-cell office:value-type="float" office:value="45.2263" calcext:value-type="float">
            <text:p>45.2263</text:p>
          </table:table-cell>
          <table:table-cell/>
          <table:table-cell table:formula="of:=([.D740]-[.A740])/0.0166667" office:value-type="float" office:value="-20.1479597040805" calcext:value-type="float">
            <text:p>-20.1479597040805</text:p>
          </table:table-cell>
          <table:table-cell table:formula="of:=ABS([.E740]-[.B740])/0.0166667" office:value-type="float" office:value="640.738718522565" calcext:value-type="float">
            <text:p>640.738718522565</text:p>
          </table:table-cell>
          <table:table-cell table:formula="of:=([.F740]-[.C740])/0.0166667" office:value-type="float" office:value="28.7759424481154" calcext:value-type="float">
            <text:p>28.7759424481154</text:p>
          </table:table-cell>
          <table:table-cell table:formula="of:=DEGREES(ATAN(ABS([.F740]-[.C740])/ABS([.E740]-[.B740])))" office:value-type="float" office:value="2.57145832622863" calcext:value-type="float">
            <text:p>2.57145832622863</text:p>
          </table:table-cell>
          <table:table-cell table:formula="of:=SQRT(POWER([.H740];2)+POWER([.I740];2)+POWER([.J740];2))" office:value-type="float" office:value="641.700943242219" calcext:value-type="float">
            <text:p>641.700943242219</text:p>
          </table:table-cell>
        </table:table-row>
        <table:table-row table:style-name="ro1">
          <table:table-cell office:value-type="float" office:value="53.9673" calcext:value-type="float">
            <text:p>53.9673</text:p>
          </table:table-cell>
          <table:table-cell office:value-type="float" office:value="321.992" calcext:value-type="float">
            <text:p>321.992</text:p>
          </table:table-cell>
          <table:table-cell office:value-type="float" office:value="44.5158" calcext:value-type="float">
            <text:p>44.5158</text:p>
          </table:table-cell>
          <table:table-cell office:value-type="float" office:value="53.8053" calcext:value-type="float">
            <text:p>53.8053</text:p>
          </table:table-cell>
          <table:table-cell office:value-type="float" office:value="311.096" calcext:value-type="float">
            <text:p>311.096</text:p>
          </table:table-cell>
          <table:table-cell office:value-type="float" office:value="45.2581" calcext:value-type="float">
            <text:p>45.2581</text:p>
          </table:table-cell>
          <table:table-cell/>
          <table:table-cell table:formula="of:=([.D741]-[.A741])/0.0166667" office:value-type="float" office:value="-9.71998056003882" calcext:value-type="float">
            <text:p>-9.71998056003882</text:p>
          </table:table-cell>
          <table:table-cell table:formula="of:=ABS([.E741]-[.B741])/0.0166667" office:value-type="float" office:value="653.758692482616" calcext:value-type="float">
            <text:p>653.758692482616</text:p>
          </table:table-cell>
          <table:table-cell table:formula="of:=([.F741]-[.C741])/0.0166667" office:value-type="float" office:value="44.5379109241782" calcext:value-type="float">
            <text:p>44.5379109241782</text:p>
          </table:table-cell>
          <table:table-cell table:formula="of:=DEGREES(ATAN(ABS([.F741]-[.C741])/ABS([.E741]-[.B741])))" office:value-type="float" office:value="3.89730569292664" calcext:value-type="float">
            <text:p>3.89730569292664</text:p>
          </table:table-cell>
          <table:table-cell table:formula="of:=SQRT(POWER([.H741];2)+POWER([.I741];2)+POWER([.J741];2))" office:value-type="float" office:value="655.346115825948" calcext:value-type="float">
            <text:p>655.346115825948</text:p>
          </table:table-cell>
        </table:table-row>
        <table:table-row table:style-name="ro1">
          <table:table-cell office:value-type="float" office:value="79.4738" calcext:value-type="float">
            <text:p>79.4738</text:p>
          </table:table-cell>
          <table:table-cell office:value-type="float" office:value="318.289" calcext:value-type="float">
            <text:p>318.289</text:p>
          </table:table-cell>
          <table:table-cell office:value-type="float" office:value="44.5268" calcext:value-type="float">
            <text:p>44.5268</text:p>
          </table:table-cell>
          <table:table-cell office:value-type="float" office:value="79.3337" calcext:value-type="float">
            <text:p>79.3337</text:p>
          </table:table-cell>
          <table:table-cell office:value-type="float" office:value="309.351" calcext:value-type="float">
            <text:p>309.351</text:p>
          </table:table-cell>
          <table:table-cell office:value-type="float" office:value="45.2643" calcext:value-type="float">
            <text:p>45.2643</text:p>
          </table:table-cell>
          <table:table-cell/>
          <table:table-cell table:formula="of:=([.D742]-[.A742])/0.0166667" office:value-type="float" office:value="-8.40598318803386" calcext:value-type="float">
            <text:p>-8.40598318803386</text:p>
          </table:table-cell>
          <table:table-cell table:formula="of:=ABS([.E742]-[.B742])/0.0166667" office:value-type="float" office:value="536.278927442144" calcext:value-type="float">
            <text:p>536.278927442144</text:p>
          </table:table-cell>
          <table:table-cell table:formula="of:=([.F742]-[.C742])/0.0166667" office:value-type="float" office:value="44.2499115001768" calcext:value-type="float">
            <text:p>44.2499115001768</text:p>
          </table:table-cell>
          <table:table-cell table:formula="of:=DEGREES(ATAN(ABS([.F742]-[.C742])/ABS([.E742]-[.B742])))" office:value-type="float" office:value="4.71695344114469" calcext:value-type="float">
            <text:p>4.71695344114469</text:p>
          </table:table-cell>
          <table:table-cell table:formula="of:=SQRT(POWER([.H742];2)+POWER([.I742];2)+POWER([.J742];2))" office:value-type="float" office:value="538.167077439365" calcext:value-type="float">
            <text:p>538.167077439365</text:p>
          </table:table-cell>
        </table:table-row>
        <table:table-row table:style-name="ro1">
          <table:table-cell office:value-type="float" office:value="100.253" calcext:value-type="float">
            <text:p>100.253</text:p>
          </table:table-cell>
          <table:table-cell office:value-type="float" office:value="319.136" calcext:value-type="float">
            <text:p>319.136</text:p>
          </table:table-cell>
          <table:table-cell office:value-type="float" office:value="44.2269" calcext:value-type="float">
            <text:p>44.2269</text:p>
          </table:table-cell>
          <table:table-cell office:value-type="float" office:value="100.383" calcext:value-type="float">
            <text:p>100.383</text:p>
          </table:table-cell>
          <table:table-cell office:value-type="float" office:value="307.41" calcext:value-type="float">
            <text:p>307.41</text:p>
          </table:table-cell>
          <table:table-cell office:value-type="float" office:value="45.3588" calcext:value-type="float">
            <text:p>45.3588</text:p>
          </table:table-cell>
          <table:table-cell/>
          <table:table-cell table:formula="of:=([.D743]-[.A743])/0.0166667" office:value-type="float" office:value="7.79998440003093" calcext:value-type="float">
            <text:p>7.79998440003093</text:p>
          </table:table-cell>
          <table:table-cell table:formula="of:=ABS([.E743]-[.B743])/0.0166667" office:value-type="float" office:value="703.558592882814" calcext:value-type="float">
            <text:p>703.558592882814</text:p>
          </table:table-cell>
          <table:table-cell table:formula="of:=([.F743]-[.C743])/0.0166667" office:value-type="float" office:value="67.9138641722718" calcext:value-type="float">
            <text:p>67.9138641722718</text:p>
          </table:table-cell>
          <table:table-cell table:formula="of:=DEGREES(ATAN(ABS([.F743]-[.C743])/ABS([.E743]-[.B743])))" office:value-type="float" office:value="5.51362619635354" calcext:value-type="float">
            <text:p>5.51362619635354</text:p>
          </table:table-cell>
          <table:table-cell table:formula="of:=SQRT(POWER([.H743];2)+POWER([.I743];2)+POWER([.J743];2))" office:value-type="float" office:value="706.871859902978" calcext:value-type="float">
            <text:p>706.871859902978</text:p>
          </table:table-cell>
        </table:table-row>
        <table:table-row table:style-name="ro1">
          <table:table-cell office:value-type="float" office:value="100.412" calcext:value-type="float">
            <text:p>100.412</text:p>
          </table:table-cell>
          <table:table-cell office:value-type="float" office:value="322.026" calcext:value-type="float">
            <text:p>322.026</text:p>
          </table:table-cell>
          <table:table-cell office:value-type="float" office:value="44.3582" calcext:value-type="float">
            <text:p>44.3582</text:p>
          </table:table-cell>
          <table:table-cell office:value-type="float" office:value="100.358" calcext:value-type="float">
            <text:p>100.358</text:p>
          </table:table-cell>
          <table:table-cell office:value-type="float" office:value="311.648" calcext:value-type="float">
            <text:p>311.648</text:p>
          </table:table-cell>
          <table:table-cell office:value-type="float" office:value="45.2854" calcext:value-type="float">
            <text:p>45.2854</text:p>
          </table:table-cell>
          <table:table-cell/>
          <table:table-cell table:formula="of:=([.D744]-[.A744])/0.0166667" office:value-type="float" office:value="-3.23999352001308" calcext:value-type="float">
            <text:p>-3.23999352001308</text:p>
          </table:table-cell>
          <table:table-cell table:formula="of:=ABS([.E744]-[.B744])/0.0166667" office:value-type="float" office:value="622.67875464249" calcext:value-type="float">
            <text:p>622.67875464249</text:p>
          </table:table-cell>
          <table:table-cell table:formula="of:=([.F744]-[.C744])/0.0166667" office:value-type="float" office:value="55.6318887362229" calcext:value-type="float">
            <text:p>55.6318887362229</text:p>
          </table:table-cell>
          <table:table-cell table:formula="of:=DEGREES(ATAN(ABS([.F744]-[.C744])/ABS([.E744]-[.B744])))" office:value-type="float" office:value="5.10541244745727" calcext:value-type="float">
            <text:p>5.10541244745727</text:p>
          </table:table-cell>
          <table:table-cell table:formula="of:=SQRT(POWER([.H744];2)+POWER([.I744];2)+POWER([.J744];2))" office:value-type="float" office:value="625.167366459168" calcext:value-type="float">
            <text:p>625.167366459168</text:p>
          </table:table-cell>
        </table:table-row>
        <table:table-row table:style-name="ro1">
          <table:table-cell office:value-type="float" office:value="102.285" calcext:value-type="float">
            <text:p>102.285</text:p>
          </table:table-cell>
          <table:table-cell office:value-type="float" office:value="320.766" calcext:value-type="float">
            <text:p>320.766</text:p>
          </table:table-cell>
          <table:table-cell office:value-type="float" office:value="42.8981" calcext:value-type="float">
            <text:p>42.8981</text:p>
          </table:table-cell>
          <table:table-cell office:value-type="float" office:value="101.587" calcext:value-type="float">
            <text:p>101.587</text:p>
          </table:table-cell>
          <table:table-cell office:value-type="float" office:value="309.181" calcext:value-type="float">
            <text:p>309.181</text:p>
          </table:table-cell>
          <table:table-cell office:value-type="float" office:value="43.5103" calcext:value-type="float">
            <text:p>43.5103</text:p>
          </table:table-cell>
          <table:table-cell/>
          <table:table-cell table:formula="of:=([.D745]-[.A745])/0.0166667" office:value-type="float" office:value="-41.8799162401671" calcext:value-type="float">
            <text:p>-41.8799162401671</text:p>
          </table:table-cell>
          <table:table-cell table:formula="of:=ABS([.E745]-[.B745])/0.0166667" office:value-type="float" office:value="695.098609802783" calcext:value-type="float">
            <text:p>695.098609802783</text:p>
          </table:table-cell>
          <table:table-cell table:formula="of:=([.F745]-[.C745])/0.0166667" office:value-type="float" office:value="36.731926536147" calcext:value-type="float">
            <text:p>36.731926536147</text:p>
          </table:table-cell>
          <table:table-cell table:formula="of:=DEGREES(ATAN(ABS([.F745]-[.C745])/ABS([.E745]-[.B745])))" office:value-type="float" office:value="3.02493572352844" calcext:value-type="float">
            <text:p>3.02493572352844</text:p>
          </table:table-cell>
          <table:table-cell table:formula="of:=SQRT(POWER([.H745];2)+POWER([.I745];2)+POWER([.J745];2))" office:value-type="float" office:value="697.327210971364" calcext:value-type="float">
            <text:p>697.327210971364</text:p>
          </table:table-cell>
        </table:table-row>
        <table:table-row table:style-name="ro1">
          <table:table-cell office:value-type="float" office:value="104.171" calcext:value-type="float">
            <text:p>104.171</text:p>
          </table:table-cell>
          <table:table-cell office:value-type="float" office:value="320.401" calcext:value-type="float">
            <text:p>320.401</text:p>
          </table:table-cell>
          <table:table-cell office:value-type="float" office:value="43.4756" calcext:value-type="float">
            <text:p>43.4756</text:p>
          </table:table-cell>
          <table:table-cell office:value-type="float" office:value="103.424" calcext:value-type="float">
            <text:p>103.424</text:p>
          </table:table-cell>
          <table:table-cell office:value-type="float" office:value="308.798" calcext:value-type="float">
            <text:p>308.798</text:p>
          </table:table-cell>
          <table:table-cell office:value-type="float" office:value="44.3441" calcext:value-type="float">
            <text:p>44.3441</text:p>
          </table:table-cell>
          <table:table-cell/>
          <table:table-cell table:formula="of:=([.D746]-[.A746])/0.0166667" office:value-type="float" office:value="-44.8199103601793" calcext:value-type="float">
            <text:p>-44.8199103601793</text:p>
          </table:table-cell>
          <table:table-cell table:formula="of:=ABS([.E746]-[.B746])/0.0166667" office:value-type="float" office:value="696.178607642785" calcext:value-type="float">
            <text:p>696.178607642785</text:p>
          </table:table-cell>
          <table:table-cell table:formula="of:=([.F746]-[.C746])/0.0166667" office:value-type="float" office:value="52.1098957802083" calcext:value-type="float">
            <text:p>52.1098957802083</text:p>
          </table:table-cell>
          <table:table-cell table:formula="of:=DEGREES(ATAN(ABS([.F746]-[.C746])/ABS([.E746]-[.B746])))" office:value-type="float" office:value="4.28068280651499" calcext:value-type="float">
            <text:p>4.28068280651499</text:p>
          </table:table-cell>
          <table:table-cell table:formula="of:=SQRT(POWER([.H746];2)+POWER([.I746];2)+POWER([.J746];2))" office:value-type="float" office:value="699.563377645204" calcext:value-type="float">
            <text:p>699.563377645204</text:p>
          </table:table-cell>
        </table:table-row>
        <table:table-row table:style-name="ro1">
          <table:table-cell office:value-type="float" office:value="111.21" calcext:value-type="float">
            <text:p>111.21</text:p>
          </table:table-cell>
          <table:table-cell office:value-type="float" office:value="312.298" calcext:value-type="float">
            <text:p>312.298</text:p>
          </table:table-cell>
          <table:table-cell office:value-type="float" office:value="43.5107" calcext:value-type="float">
            <text:p>43.5107</text:p>
          </table:table-cell>
          <table:table-cell office:value-type="float" office:value="110.333" calcext:value-type="float">
            <text:p>110.333</text:p>
          </table:table-cell>
          <table:table-cell office:value-type="float" office:value="301.191" calcext:value-type="float">
            <text:p>301.191</text:p>
          </table:table-cell>
          <table:table-cell office:value-type="float" office:value="44.0845" calcext:value-type="float">
            <text:p>44.0845</text:p>
          </table:table-cell>
          <table:table-cell/>
          <table:table-cell table:formula="of:=([.D747]-[.A747])/0.0166667" office:value-type="float" office:value="-52.6198947602102" calcext:value-type="float">
            <text:p>-52.6198947602102</text:p>
          </table:table-cell>
          <table:table-cell table:formula="of:=ABS([.E747]-[.B747])/0.0166667" office:value-type="float" office:value="666.418667162667" calcext:value-type="float">
            <text:p>666.418667162667</text:p>
          </table:table-cell>
          <table:table-cell table:formula="of:=([.F747]-[.C747])/0.0166667" office:value-type="float" office:value="34.4279311441376" calcext:value-type="float">
            <text:p>34.4279311441376</text:p>
          </table:table-cell>
          <table:table-cell table:formula="of:=DEGREES(ATAN(ABS([.F747]-[.C747])/ABS([.E747]-[.B747])))" office:value-type="float" office:value="2.95733478725514" calcext:value-type="float">
            <text:p>2.95733478725514</text:p>
          </table:table-cell>
          <table:table-cell table:formula="of:=SQRT(POWER([.H747];2)+POWER([.I747];2)+POWER([.J747];2))" office:value-type="float" office:value="669.378798372272" calcext:value-type="float">
            <text:p>669.378798372272</text:p>
          </table:table-cell>
        </table:table-row>
        <table:table-row table:style-name="ro1">
          <table:table-cell office:value-type="float" office:value="116.39" calcext:value-type="float">
            <text:p>116.39</text:p>
          </table:table-cell>
          <table:table-cell office:value-type="float" office:value="309.997" calcext:value-type="float">
            <text:p>309.997</text:p>
          </table:table-cell>
          <table:table-cell office:value-type="float" office:value="43.8035" calcext:value-type="float">
            <text:p>43.8035</text:p>
          </table:table-cell>
          <table:table-cell office:value-type="float" office:value="114.865" calcext:value-type="float">
            <text:p>114.865</text:p>
          </table:table-cell>
          <table:table-cell office:value-type="float" office:value="299.002" calcext:value-type="float">
            <text:p>299.002</text:p>
          </table:table-cell>
          <table:table-cell office:value-type="float" office:value="44.8893" calcext:value-type="float">
            <text:p>44.8893</text:p>
          </table:table-cell>
          <table:table-cell/>
          <table:table-cell table:formula="of:=([.D748]-[.A748])/0.0166667" office:value-type="float" office:value="-91.4998170003664" calcext:value-type="float">
            <text:p>-91.4998170003664</text:p>
          </table:table-cell>
          <table:table-cell table:formula="of:=ABS([.E748]-[.B748])/0.0166667" office:value-type="float" office:value="659.698680602639" calcext:value-type="float">
            <text:p>659.698680602639</text:p>
          </table:table-cell>
          <table:table-cell table:formula="of:=([.F748]-[.C748])/0.0166667" office:value-type="float" office:value="65.1478697042605" calcext:value-type="float">
            <text:p>65.1478697042605</text:p>
          </table:table-cell>
          <table:table-cell table:formula="of:=DEGREES(ATAN(ABS([.F748]-[.C748])/ABS([.E748]-[.B748])))" office:value-type="float" office:value="5.6398995611031" calcext:value-type="float">
            <text:p>5.6398995611031</text:p>
          </table:table-cell>
          <table:table-cell table:formula="of:=SQRT(POWER([.H748];2)+POWER([.I748];2)+POWER([.J748];2))" office:value-type="float" office:value="669.19265583759" calcext:value-type="float">
            <text:p>669.19265583759</text:p>
          </table:table-cell>
        </table:table-row>
        <table:table-row table:style-name="ro1">
          <table:table-cell office:value-type="float" office:value="113.966" calcext:value-type="float">
            <text:p>113.966</text:p>
          </table:table-cell>
          <table:table-cell office:value-type="float" office:value="303.507" calcext:value-type="float">
            <text:p>303.507</text:p>
          </table:table-cell>
          <table:table-cell office:value-type="float" office:value="43.7156" calcext:value-type="float">
            <text:p>43.7156</text:p>
          </table:table-cell>
          <table:table-cell office:value-type="float" office:value="113.277" calcext:value-type="float">
            <text:p>113.277</text:p>
          </table:table-cell>
          <table:table-cell office:value-type="float" office:value="292.642" calcext:value-type="float">
            <text:p>292.642</text:p>
          </table:table-cell>
          <table:table-cell office:value-type="float" office:value="44.8062" calcext:value-type="float">
            <text:p>44.8062</text:p>
          </table:table-cell>
          <table:table-cell/>
          <table:table-cell table:formula="of:=([.D749]-[.A749])/0.0166667" office:value-type="float" office:value="-41.3399173201649" calcext:value-type="float">
            <text:p>-41.3399173201649</text:p>
          </table:table-cell>
          <table:table-cell table:formula="of:=ABS([.E749]-[.B749])/0.0166667" office:value-type="float" office:value="651.898696202608" calcext:value-type="float">
            <text:p>651.898696202608</text:p>
          </table:table-cell>
          <table:table-cell table:formula="of:=([.F749]-[.C749])/0.0166667" office:value-type="float" office:value="65.4358691282615" calcext:value-type="float">
            <text:p>65.4358691282615</text:p>
          </table:table-cell>
          <table:table-cell table:formula="of:=DEGREES(ATAN(ABS([.F749]-[.C749])/ABS([.E749]-[.B749])))" office:value-type="float" office:value="5.73199931580315" calcext:value-type="float">
            <text:p>5.73199931580315</text:p>
          </table:table-cell>
          <table:table-cell table:formula="of:=SQRT(POWER([.H749];2)+POWER([.I749];2)+POWER([.J749];2))" office:value-type="float" office:value="656.477533388058" calcext:value-type="float">
            <text:p>656.477533388058</text:p>
          </table:table-cell>
        </table:table-row>
        <table:table-row table:style-name="ro1">
          <table:table-cell office:value-type="float" office:value="97.0757" calcext:value-type="float">
            <text:p>97.0757</text:p>
          </table:table-cell>
          <table:table-cell office:value-type="float" office:value="299.745" calcext:value-type="float">
            <text:p>299.745</text:p>
          </table:table-cell>
          <table:table-cell office:value-type="float" office:value="43.8853" calcext:value-type="float">
            <text:p>43.8853</text:p>
          </table:table-cell>
          <table:table-cell office:value-type="float" office:value="95.2293" calcext:value-type="float">
            <text:p>95.2293</text:p>
          </table:table-cell>
          <table:table-cell office:value-type="float" office:value="289.018" calcext:value-type="float">
            <text:p>289.018</text:p>
          </table:table-cell>
          <table:table-cell office:value-type="float" office:value="44.472" calcext:value-type="float">
            <text:p>44.472</text:p>
          </table:table-cell>
          <table:table-cell/>
          <table:table-cell table:formula="of:=([.D750]-[.A750])/0.0166667" office:value-type="float" office:value="-110.783778432443" calcext:value-type="float">
            <text:p>-110.783778432443</text:p>
          </table:table-cell>
          <table:table-cell table:formula="of:=ABS([.E750]-[.B750])/0.0166667" office:value-type="float" office:value="643.618712762576" calcext:value-type="float">
            <text:p>643.618712762576</text:p>
          </table:table-cell>
          <table:table-cell table:formula="of:=([.F750]-[.C750])/0.0166667" office:value-type="float" office:value="35.2019295961408" calcext:value-type="float">
            <text:p>35.2019295961408</text:p>
          </table:table-cell>
          <table:table-cell table:formula="of:=DEGREES(ATAN(ABS([.F750]-[.C750])/ABS([.E750]-[.B750])))" office:value-type="float" office:value="3.13060265845642" calcext:value-type="float">
            <text:p>3.13060265845642</text:p>
          </table:table-cell>
          <table:table-cell table:formula="of:=SQRT(POWER([.H750];2)+POWER([.I750];2)+POWER([.J750];2))" office:value-type="float" office:value="654.031550331646" calcext:value-type="float">
            <text:p>654.031550331646</text:p>
          </table:table-cell>
        </table:table-row>
        <table:table-row table:style-name="ro1">
          <table:table-cell office:value-type="float" office:value="79.1403" calcext:value-type="float">
            <text:p>79.1403</text:p>
          </table:table-cell>
          <table:table-cell office:value-type="float" office:value="297.062" calcext:value-type="float">
            <text:p>297.062</text:p>
          </table:table-cell>
          <table:table-cell office:value-type="float" office:value="43.9218" calcext:value-type="float">
            <text:p>43.9218</text:p>
          </table:table-cell>
          <table:table-cell office:value-type="float" office:value="79.4592" calcext:value-type="float">
            <text:p>79.4592</text:p>
          </table:table-cell>
          <table:table-cell office:value-type="float" office:value="284.853" calcext:value-type="float">
            <text:p>284.853</text:p>
          </table:table-cell>
          <table:table-cell office:value-type="float" office:value="44.7311" calcext:value-type="float">
            <text:p>44.7311</text:p>
          </table:table-cell>
          <table:table-cell/>
          <table:table-cell table:formula="of:=([.D751]-[.A751])/0.0166667" office:value-type="float" office:value="19.1339617320765" calcext:value-type="float">
            <text:p>19.1339617320765</text:p>
          </table:table-cell>
          <table:table-cell table:formula="of:=ABS([.E751]-[.B751])/0.0166667" office:value-type="float" office:value="732.53853492293" calcext:value-type="float">
            <text:p>732.53853492293</text:p>
          </table:table-cell>
          <table:table-cell table:formula="of:=([.F751]-[.C751])/0.0166667" office:value-type="float" office:value="48.5579028841943" calcext:value-type="float">
            <text:p>48.5579028841943</text:p>
          </table:table-cell>
          <table:table-cell table:formula="of:=DEGREES(ATAN(ABS([.F751]-[.C751])/ABS([.E751]-[.B751])))" office:value-type="float" office:value="3.79242666967383" calcext:value-type="float">
            <text:p>3.79242666967383</text:p>
          </table:table-cell>
          <table:table-cell table:formula="of:=SQRT(POWER([.H751];2)+POWER([.I751];2)+POWER([.J751];2))" office:value-type="float" office:value="734.39545448696" calcext:value-type="float">
            <text:p>734.39545448696</text:p>
          </table:table-cell>
        </table:table-row>
        <table:table-row table:style-name="ro1">
          <table:table-cell office:value-type="float" office:value="72.3497" calcext:value-type="float">
            <text:p>72.3497</text:p>
          </table:table-cell>
          <table:table-cell office:value-type="float" office:value="303.419" calcext:value-type="float">
            <text:p>303.419</text:p>
          </table:table-cell>
          <table:table-cell office:value-type="float" office:value="44.6069" calcext:value-type="float">
            <text:p>44.6069</text:p>
          </table:table-cell>
          <table:table-cell office:value-type="float" office:value="71.5543" calcext:value-type="float">
            <text:p>71.5543</text:p>
          </table:table-cell>
          <table:table-cell office:value-type="float" office:value="293.462" calcext:value-type="float">
            <text:p>293.462</text:p>
          </table:table-cell>
          <table:table-cell office:value-type="float" office:value="45.2977" calcext:value-type="float">
            <text:p>45.2977</text:p>
          </table:table-cell>
          <table:table-cell/>
          <table:table-cell table:formula="of:=([.D752]-[.A752])/0.0166667" office:value-type="float" office:value="-47.7239045521909" calcext:value-type="float">
            <text:p>-47.7239045521909</text:p>
          </table:table-cell>
          <table:table-cell table:formula="of:=ABS([.E752]-[.B752])/0.0166667" office:value-type="float" office:value="597.418805162389" calcext:value-type="float">
            <text:p>597.418805162389</text:p>
          </table:table-cell>
          <table:table-cell table:formula="of:=([.F752]-[.C752])/0.0166667" office:value-type="float" office:value="41.4479171041655" calcext:value-type="float">
            <text:p>41.4479171041655</text:p>
          </table:table-cell>
          <table:table-cell table:formula="of:=DEGREES(ATAN(ABS([.F752]-[.C752])/ABS([.E752]-[.B752])))" office:value-type="float" office:value="3.9687258431811" calcext:value-type="float">
            <text:p>3.9687258431811</text:p>
          </table:table-cell>
          <table:table-cell table:formula="of:=SQRT(POWER([.H752];2)+POWER([.I752];2)+POWER([.J752];2))" office:value-type="float" office:value="600.753468287647" calcext:value-type="float">
            <text:p>600.753468287647</text:p>
          </table:table-cell>
        </table:table-row>
        <table:table-row table:style-name="ro1">
          <table:table-cell office:value-type="float" office:value="68.6021" calcext:value-type="float">
            <text:p>68.6021</text:p>
          </table:table-cell>
          <table:table-cell office:value-type="float" office:value="309.021" calcext:value-type="float">
            <text:p>309.021</text:p>
          </table:table-cell>
          <table:table-cell office:value-type="float" office:value="43.8251" calcext:value-type="float">
            <text:p>43.8251</text:p>
          </table:table-cell>
          <table:table-cell office:value-type="float" office:value="68.3995" calcext:value-type="float">
            <text:p>68.3995</text:p>
          </table:table-cell>
          <table:table-cell office:value-type="float" office:value="298.857" calcext:value-type="float">
            <text:p>298.857</text:p>
          </table:table-cell>
          <table:table-cell office:value-type="float" office:value="44.5317" calcext:value-type="float">
            <text:p>44.5317</text:p>
          </table:table-cell>
          <table:table-cell/>
          <table:table-cell table:formula="of:=([.D753]-[.A753])/0.0166667" office:value-type="float" office:value="-12.1559756880489" calcext:value-type="float">
            <text:p>-12.1559756880489</text:p>
          </table:table-cell>
          <table:table-cell table:formula="of:=ABS([.E753]-[.B753])/0.0166667" office:value-type="float" office:value="609.838780322439" calcext:value-type="float">
            <text:p>609.838780322439</text:p>
          </table:table-cell>
          <table:table-cell table:formula="of:=([.F753]-[.C753])/0.0166667" office:value-type="float" office:value="42.3959152081697" calcext:value-type="float">
            <text:p>42.3959152081697</text:p>
          </table:table-cell>
          <table:table-cell table:formula="of:=DEGREES(ATAN(ABS([.F753]-[.C753])/ABS([.E753]-[.B753])))" office:value-type="float" office:value="3.97679697526824" calcext:value-type="float">
            <text:p>3.97679697526824</text:p>
          </table:table-cell>
          <table:table-cell table:formula="of:=SQRT(POWER([.H753];2)+POWER([.I753];2)+POWER([.J753];2))" office:value-type="float" office:value="611.431532844378" calcext:value-type="float">
            <text:p>611.431532844378</text:p>
          </table:table-cell>
        </table:table-row>
        <table:table-row table:style-name="ro1">
          <table:table-cell office:value-type="float" office:value="67.5598" calcext:value-type="float">
            <text:p>67.5598</text:p>
          </table:table-cell>
          <table:table-cell office:value-type="float" office:value="305.851" calcext:value-type="float">
            <text:p>305.851</text:p>
          </table:table-cell>
          <table:table-cell office:value-type="float" office:value="44.56" calcext:value-type="float">
            <text:p>44.56</text:p>
          </table:table-cell>
          <table:table-cell office:value-type="float" office:value="67.1445" calcext:value-type="float">
            <text:p>67.1445</text:p>
          </table:table-cell>
          <table:table-cell office:value-type="float" office:value="292.975" calcext:value-type="float">
            <text:p>292.975</text:p>
          </table:table-cell>
          <table:table-cell office:value-type="float" office:value="45.411" calcext:value-type="float">
            <text:p>45.411</text:p>
          </table:table-cell>
          <table:table-cell/>
          <table:table-cell table:formula="of:=([.D754]-[.A754])/0.0166667" office:value-type="float" office:value="-24.9179501640998" calcext:value-type="float">
            <text:p>-24.9179501640998</text:p>
          </table:table-cell>
          <table:table-cell table:formula="of:=ABS([.E754]-[.B754])/0.0166667" office:value-type="float" office:value="772.558454883089" calcext:value-type="float">
            <text:p>772.558454883089</text:p>
          </table:table-cell>
          <table:table-cell table:formula="of:=([.F754]-[.C754])/0.0166667" office:value-type="float" office:value="51.0598978802042" calcext:value-type="float">
            <text:p>51.0598978802042</text:p>
          </table:table-cell>
          <table:table-cell table:formula="of:=DEGREES(ATAN(ABS([.F754]-[.C754])/ABS([.E754]-[.B754])))" office:value-type="float" office:value="3.78129068022199" calcext:value-type="float">
            <text:p>3.78129068022199</text:p>
          </table:table-cell>
          <table:table-cell table:formula="of:=SQRT(POWER([.H754];2)+POWER([.I754];2)+POWER([.J754];2))" office:value-type="float" office:value="774.644811267243" calcext:value-type="float">
            <text:p>774.644811267243</text:p>
          </table:table-cell>
        </table:table-row>
        <table:table-row table:style-name="ro1">
          <table:table-cell office:value-type="float" office:value="67.8444" calcext:value-type="float">
            <text:p>67.8444</text:p>
          </table:table-cell>
          <table:table-cell office:value-type="float" office:value="303.05" calcext:value-type="float">
            <text:p>303.05</text:p>
          </table:table-cell>
          <table:table-cell office:value-type="float" office:value="44.4416" calcext:value-type="float">
            <text:p>44.4416</text:p>
          </table:table-cell>
          <table:table-cell office:value-type="float" office:value="67.6692" calcext:value-type="float">
            <text:p>67.6692</text:p>
          </table:table-cell>
          <table:table-cell office:value-type="float" office:value="291.751" calcext:value-type="float">
            <text:p>291.751</text:p>
          </table:table-cell>
          <table:table-cell office:value-type="float" office:value="45.0756" calcext:value-type="float">
            <text:p>45.0756</text:p>
          </table:table-cell>
          <table:table-cell/>
          <table:table-cell table:formula="of:=([.D755]-[.A755])/0.0166667" office:value-type="float" office:value="-10.5119789760414" calcext:value-type="float">
            <text:p>-10.5119789760414</text:p>
          </table:table-cell>
          <table:table-cell table:formula="of:=ABS([.E755]-[.B755])/0.0166667" office:value-type="float" office:value="677.938644122714" calcext:value-type="float">
            <text:p>677.938644122714</text:p>
          </table:table-cell>
          <table:table-cell table:formula="of:=([.F755]-[.C755])/0.0166667" office:value-type="float" office:value="38.0399239201522" calcext:value-type="float">
            <text:p>38.0399239201522</text:p>
          </table:table-cell>
          <table:table-cell table:formula="of:=DEGREES(ATAN(ABS([.F755]-[.C755])/ABS([.E755]-[.B755])))" office:value-type="float" office:value="3.2115649956725" calcext:value-type="float">
            <text:p>3.2115649956725</text:p>
          </table:table-cell>
          <table:table-cell table:formula="of:=SQRT(POWER([.H755];2)+POWER([.I755];2)+POWER([.J755];2))" office:value-type="float" office:value="679.086402977403" calcext:value-type="float">
            <text:p>679.086402977403</text:p>
          </table:table-cell>
        </table:table-row>
        <table:table-row table:style-name="ro1">
          <table:table-cell office:value-type="float" office:value="65.4086" calcext:value-type="float">
            <text:p>65.4086</text:p>
          </table:table-cell>
          <table:table-cell office:value-type="float" office:value="307.155" calcext:value-type="float">
            <text:p>307.155</text:p>
          </table:table-cell>
          <table:table-cell office:value-type="float" office:value="44.1275" calcext:value-type="float">
            <text:p>44.1275</text:p>
          </table:table-cell>
          <table:table-cell office:value-type="float" office:value="65.0357" calcext:value-type="float">
            <text:p>65.0357</text:p>
          </table:table-cell>
          <table:table-cell office:value-type="float" office:value="295.502" calcext:value-type="float">
            <text:p>295.502</text:p>
          </table:table-cell>
          <table:table-cell office:value-type="float" office:value="45.3159" calcext:value-type="float">
            <text:p>45.3159</text:p>
          </table:table-cell>
          <table:table-cell/>
          <table:table-cell table:formula="of:=([.D756]-[.A756])/0.0166667" office:value-type="float" office:value="-22.3739552520896" calcext:value-type="float">
            <text:p>-22.3739552520896</text:p>
          </table:table-cell>
          <table:table-cell table:formula="of:=ABS([.E756]-[.B756])/0.0166667" office:value-type="float" office:value="699.178601642795" calcext:value-type="float">
            <text:p>699.178601642795</text:p>
          </table:table-cell>
          <table:table-cell table:formula="of:=([.F756]-[.C756])/0.0166667" office:value-type="float" office:value="71.3038573922853" calcext:value-type="float">
            <text:p>71.3038573922853</text:p>
          </table:table-cell>
          <table:table-cell table:formula="of:=DEGREES(ATAN(ABS([.F756]-[.C756])/ABS([.E756]-[.B756])))" office:value-type="float" office:value="5.82302507744544" calcext:value-type="float">
            <text:p>5.82302507744544</text:p>
          </table:table-cell>
          <table:table-cell table:formula="of:=SQRT(POWER([.H756];2)+POWER([.I756];2)+POWER([.J756];2))" office:value-type="float" office:value="703.161113079937" calcext:value-type="float">
            <text:p>703.161113079937</text:p>
          </table:table-cell>
        </table:table-row>
        <table:table-row table:style-name="ro1">
          <table:table-cell office:value-type="float" office:value="65.6788" calcext:value-type="float">
            <text:p>65.6788</text:p>
          </table:table-cell>
          <table:table-cell office:value-type="float" office:value="307.139" calcext:value-type="float">
            <text:p>307.139</text:p>
          </table:table-cell>
          <table:table-cell office:value-type="float" office:value="44.3907" calcext:value-type="float">
            <text:p>44.3907</text:p>
          </table:table-cell>
          <table:table-cell office:value-type="float" office:value="65.2724" calcext:value-type="float">
            <text:p>65.2724</text:p>
          </table:table-cell>
          <table:table-cell office:value-type="float" office:value="297.028" calcext:value-type="float">
            <text:p>297.028</text:p>
          </table:table-cell>
          <table:table-cell office:value-type="float" office:value="44.8312" calcext:value-type="float">
            <text:p>44.8312</text:p>
          </table:table-cell>
          <table:table-cell/>
          <table:table-cell table:formula="of:=([.D757]-[.A757])/0.0166667" office:value-type="float" office:value="-24.383951232097" calcext:value-type="float">
            <text:p>-24.383951232097</text:p>
          </table:table-cell>
          <table:table-cell table:formula="of:=ABS([.E757]-[.B757])/0.0166667" office:value-type="float" office:value="606.658786682426" calcext:value-type="float">
            <text:p>606.658786682426</text:p>
          </table:table-cell>
          <table:table-cell table:formula="of:=([.F757]-[.C757])/0.0166667" office:value-type="float" office:value="26.4299471401057" calcext:value-type="float">
            <text:p>26.4299471401057</text:p>
          </table:table-cell>
          <table:table-cell table:formula="of:=DEGREES(ATAN(ABS([.F757]-[.C757])/ABS([.E757]-[.B757])))" office:value-type="float" office:value="2.4945941075987" calcext:value-type="float">
            <text:p>2.4945941075987</text:p>
          </table:table-cell>
          <table:table-cell table:formula="of:=SQRT(POWER([.H757];2)+POWER([.I757];2)+POWER([.J757];2))" office:value-type="float" office:value="607.72362356791" calcext:value-type="float">
            <text:p>607.723623567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11T16:57:54.957731919</dc:date>
    <meta:editing-duration>PT2M11S</meta:editing-duration>
    <meta:editing-cycles>3</meta:editing-cycles>
    <meta:document-statistic meta:table-count="1" meta:cell-count="8327" meta:object-count="0"/>
  </office:meta>
</office:document-meta>
</file>